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null-year="1970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kip URI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String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Integer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DateTime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</table:table-row>
        <table:table-row table:style-name="ro1">
          <table:table-cell office:value-type="float" office:value="2464688" calcext:value-type="float">
            <text:p>2464688</text:p>
          </table:table-cell>
          <table:table-cell office:value-type="float" office:value="2822540" calcext:value-type="float">
            <text:p>2822540</text:p>
          </table:table-cell>
          <table:table-cell table:formula="of:=([.A2]-[.B2])*100/[.A2]" office:value-type="float" office:value="-14.51916023448" calcext:value-type="float">
            <text:p>-14.5191602345</text:p>
          </table:table-cell>
          <table:table-cell table:formula="of:=IF([.A2]&gt;[.B2]; 1; 0)" office:value-type="float" office:value="0" calcext:value-type="float">
            <text:p>0</text:p>
          </table:table-cell>
          <table:table-cell office:value-type="float" office:value="521678" calcext:value-type="float">
            <text:p>521678</text:p>
          </table:table-cell>
          <table:table-cell office:value-type="float" office:value="519280" calcext:value-type="float">
            <text:p>519280</text:p>
          </table:table-cell>
          <table:table-cell table:formula="of:=([.E2]-[.F2])*100/[.E2]" office:value-type="float" office:value="0.459670524729814" calcext:value-type="float">
            <text:p>0.4596705247</text:p>
          </table:table-cell>
          <table:table-cell table:formula="of:=IF([.E2]&gt;[.F2]; 1; 0)" office:value-type="float" office:value="1" calcext:value-type="float">
            <text:p>1</text:p>
          </table:table-cell>
          <table:table-cell office:value-type="float" office:value="52421" calcext:value-type="float">
            <text:p>52421</text:p>
          </table:table-cell>
          <table:table-cell office:value-type="float" office:value="45498" calcext:value-type="float">
            <text:p>45498</text:p>
          </table:table-cell>
          <table:table-cell table:formula="of:=([.I2]-[.J2])*100/[.I2]" office:value-type="float" office:value="13.2065393639953" calcext:value-type="float">
            <text:p>13.206539364</text:p>
          </table:table-cell>
          <table:table-cell table:formula="of:=IF([.I2]&gt;[.J2]; 1; 0)" office:value-type="float" office:value="1" calcext:value-type="float">
            <text:p>1</text:p>
          </table:table-cell>
          <table:table-cell office:value-type="float" office:value="186946" calcext:value-type="float">
            <text:p>186946</text:p>
          </table:table-cell>
          <table:table-cell office:value-type="float" office:value="172663" calcext:value-type="float">
            <text:p>172663</text:p>
          </table:table-cell>
          <table:table-cell table:formula="of:=([.M2]-[.N2])*100/[.M2]" office:value-type="float" office:value="7.64017416794154" calcext:value-type="float">
            <text:p>7.6401741679</text:p>
          </table:table-cell>
          <table:table-cell table:formula="of:=IF([.M2]&gt;[.N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734" calcext:value-type="float">
            <text:p>2734</text:p>
          </table:table-cell>
          <table:table-cell table:formula="of:=([.A3]-[.B3])*100/[.A3]" office:value-type="float" office:value="4.57242582897033" calcext:value-type="float">
            <text:p>4.572425829</text:p>
          </table:table-cell>
          <table:table-cell table:formula="of:=IF([.A3]&gt;[.B3]; 1; 0)"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744" calcext:value-type="float">
            <text:p>744</text:p>
          </table:table-cell>
          <table:table-cell table:formula="of:=([.E3]-[.F3])*100/[.E3]" office:value-type="float" office:value="16.0270880361174" calcext:value-type="float">
            <text:p>16.0270880361</text:p>
          </table:table-cell>
          <table:table-cell table:formula="of:=IF([.E3]&gt;[.F3]; 1; 0)" office:value-type="float" office:value="1" calcext:value-type="float">
            <text:p>1</text:p>
          </table:table-cell>
          <table:table-cell office:value-type="float" office:value="1588" calcext:value-type="float">
            <text:p>1588</text:p>
          </table:table-cell>
          <table:table-cell office:value-type="float" office:value="266" calcext:value-type="float">
            <text:p>266</text:p>
          </table:table-cell>
          <table:table-cell table:formula="of:=([.I3]-[.J3])*100/[.I3]" office:value-type="float" office:value="83.2493702770781" calcext:value-type="float">
            <text:p>83.2493702771</text:p>
          </table:table-cell>
          <table:table-cell table:formula="of:=IF([.I3]&gt;[.J3]; 1; 0)" office:value-type="float" office:value="1" calcext:value-type="float">
            <text:p>1</text:p>
          </table:table-cell>
          <table:table-cell office:value-type="float" office:value="21502" calcext:value-type="float">
            <text:p>21502</text:p>
          </table:table-cell>
          <table:table-cell office:value-type="float" office:value="447" calcext:value-type="float">
            <text:p>447</text:p>
          </table:table-cell>
          <table:table-cell table:formula="of:=([.M3]-[.N3])*100/[.M3]" office:value-type="float" office:value="97.9211236164078" calcext:value-type="float">
            <text:p>97.9211236164</text:p>
          </table:table-cell>
          <table:table-cell table:formula="of:=IF([.M3]&gt;[.N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0171" calcext:value-type="float">
            <text:p>2460171</text:p>
          </table:table-cell>
          <table:table-cell office:value-type="float" office:value="2911654" calcext:value-type="float">
            <text:p>2911654</text:p>
          </table:table-cell>
          <table:table-cell table:formula="of:=([.A4]-[.B4])*100/[.A4]" office:value-type="float" office:value="-18.3516918132927" calcext:value-type="float">
            <text:p>-18.3516918133</text:p>
          </table:table-cell>
          <table:table-cell table:formula="of:=IF([.A4]&gt;[.B4]; 1; 0)" office:value-type="float" office:value="0" calcext:value-type="float">
            <text:p>0</text:p>
          </table:table-cell>
          <table:table-cell office:value-type="float" office:value="539031" calcext:value-type="float">
            <text:p>539031</text:p>
          </table:table-cell>
          <table:table-cell office:value-type="float" office:value="515736" calcext:value-type="float">
            <text:p>515736</text:p>
          </table:table-cell>
          <table:table-cell table:formula="of:=([.E4]-[.F4])*100/[.E4]" office:value-type="float" office:value="4.32164383866605" calcext:value-type="float">
            <text:p>4.3216438387</text:p>
          </table:table-cell>
          <table:table-cell table:formula="of:=IF([.E4]&gt;[.F4]; 1; 0)" office:value-type="float" office:value="1" calcext:value-type="float">
            <text:p>1</text:p>
          </table:table-cell>
          <table:table-cell office:value-type="float" office:value="49173" calcext:value-type="float">
            <text:p>49173</text:p>
          </table:table-cell>
          <table:table-cell office:value-type="float" office:value="42763" calcext:value-type="float">
            <text:p>42763</text:p>
          </table:table-cell>
          <table:table-cell table:formula="of:=([.I4]-[.J4])*100/[.I4]" office:value-type="float" office:value="13.0356089724036" calcext:value-type="float">
            <text:p>13.0356089724</text:p>
          </table:table-cell>
          <table:table-cell table:formula="of:=IF([.I4]&gt;[.J4]; 1; 0)" office:value-type="float" office:value="1" calcext:value-type="float">
            <text:p>1</text:p>
          </table:table-cell>
          <table:table-cell office:value-type="float" office:value="185844" calcext:value-type="float">
            <text:p>185844</text:p>
          </table:table-cell>
          <table:table-cell office:value-type="float" office:value="167915" calcext:value-type="float">
            <text:p>167915</text:p>
          </table:table-cell>
          <table:table-cell table:formula="of:=([.M4]-[.N4])*100/[.M4]" office:value-type="float" office:value="9.64733862809668" calcext:value-type="float">
            <text:p>9.6473386281</text:p>
          </table:table-cell>
          <table:table-cell table:formula="of:=IF([.M4]&gt;[.N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57" calcext:value-type="float">
            <text:p>31157</text:p>
          </table:table-cell>
          <table:table-cell office:value-type="float" office:value="28713" calcext:value-type="float">
            <text:p>28713</text:p>
          </table:table-cell>
          <table:table-cell table:formula="of:=([.A5]-[.B5])*100/[.A5]" office:value-type="float" office:value="7.84414417305902" calcext:value-type="float">
            <text:p>7.8441441731</text:p>
          </table:table-cell>
          <table:table-cell table:formula="of:=IF([.A5]&gt;[.B5]; 1; 0)" office:value-type="float" office:value="1" calcext:value-type="float">
            <text:p>1</text:p>
          </table:table-cell>
          <table:table-cell office:value-type="float" office:value="4168" calcext:value-type="float">
            <text:p>4168</text:p>
          </table:table-cell>
          <table:table-cell office:value-type="float" office:value="5662" calcext:value-type="float">
            <text:p>5662</text:p>
          </table:table-cell>
          <table:table-cell table:formula="of:=([.E5]-[.F5])*100/[.E5]" office:value-type="float" office:value="-35.8445297504798" calcext:value-type="float">
            <text:p>-35.8445297505</text:p>
          </table:table-cell>
          <table:table-cell table:formula="of:=IF([.E5]&gt;[.F5]; 1; 0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table:formula="of:=([.I5]-[.J5])*100/[.I5]" office:value-type="float" office:value="2.29007633587786" calcext:value-type="float">
            <text:p>2.2900763359</text:p>
          </table:table-cell>
          <table:table-cell table:formula="of:=IF([.I5]&gt;[.J5]; 1; 0)"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office:value-type="float" office:value="1432" calcext:value-type="float">
            <text:p>1432</text:p>
          </table:table-cell>
          <table:table-cell table:formula="of:=([.M5]-[.N5])*100/[.M5]" office:value-type="float" office:value="60.6917375789185" calcext:value-type="float">
            <text:p>60.6917375789</text:p>
          </table:table-cell>
          <table:table-cell table:formula="of:=IF([.M5]&gt;[.N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6329" calcext:value-type="float">
            <text:p>2946329</text:p>
          </table:table-cell>
          <table:table-cell office:value-type="float" office:value="2760507" calcext:value-type="float">
            <text:p>2760507</text:p>
          </table:table-cell>
          <table:table-cell table:formula="of:=([.A6]-[.B6])*100/[.A6]" office:value-type="float" office:value="6.30689919557524" calcext:value-type="float">
            <text:p>6.3068991956</text:p>
          </table:table-cell>
          <table:table-cell table:formula="of:=IF([.A6]&gt;[.B6]; 1; 0)" office:value-type="float" office:value="1" calcext:value-type="float">
            <text:p>1</text:p>
          </table:table-cell>
          <table:table-cell office:value-type="float" office:value="529678" calcext:value-type="float">
            <text:p>529678</text:p>
          </table:table-cell>
          <table:table-cell office:value-type="float" office:value="515538" calcext:value-type="float">
            <text:p>515538</text:p>
          </table:table-cell>
          <table:table-cell table:formula="of:=([.E6]-[.F6])*100/[.E6]" office:value-type="float" office:value="2.66954640366411" calcext:value-type="float">
            <text:p>2.6695464037</text:p>
          </table:table-cell>
          <table:table-cell table:formula="of:=IF([.E6]&gt;[.F6]; 1; 0)" office:value-type="float" office:value="1" calcext:value-type="float">
            <text:p>1</text:p>
          </table:table-cell>
          <table:table-cell office:value-type="float" office:value="49192" calcext:value-type="float">
            <text:p>49192</text:p>
          </table:table-cell>
          <table:table-cell office:value-type="float" office:value="42821" calcext:value-type="float">
            <text:p>42821</text:p>
          </table:table-cell>
          <table:table-cell table:formula="of:=([.I6]-[.J6])*100/[.I6]" office:value-type="float" office:value="12.9512928931534" calcext:value-type="float">
            <text:p>12.9512928932</text:p>
          </table:table-cell>
          <table:table-cell table:formula="of:=IF([.I6]&gt;[.J6]; 1; 0)" office:value-type="float" office:value="1" calcext:value-type="float">
            <text:p>1</text:p>
          </table:table-cell>
          <table:table-cell office:value-type="float" office:value="183200" calcext:value-type="float">
            <text:p>183200</text:p>
          </table:table-cell>
          <table:table-cell office:value-type="float" office:value="137712" calcext:value-type="float">
            <text:p>137712</text:p>
          </table:table-cell>
          <table:table-cell table:formula="of:=([.M6]-[.N6])*100/[.M6]" office:value-type="float" office:value="24.8296943231441" calcext:value-type="float">
            <text:p>24.8296943231</text:p>
          </table:table-cell>
          <table:table-cell table:formula="of:=IF([.M6]&gt;[.N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95" calcext:value-type="float">
            <text:p>48395</text:p>
          </table:table-cell>
          <table:table-cell office:value-type="float" office:value="56527" calcext:value-type="float">
            <text:p>56527</text:p>
          </table:table-cell>
          <table:table-cell table:formula="of:=([.A7]-[.B7])*100/[.A7]" office:value-type="float" office:value="-16.8033887798326" calcext:value-type="float">
            <text:p>-16.8033887798</text:p>
          </table:table-cell>
          <table:table-cell table:formula="of:=IF([.A7]&gt;[.B7]; 1; 0)" office:value-type="float" office:value="0" calcext:value-type="float">
            <text:p>0</text:p>
          </table:table-cell>
          <table:table-cell office:value-type="float" office:value="7573" calcext:value-type="float">
            <text:p>7573</text:p>
          </table:table-cell>
          <table:table-cell office:value-type="float" office:value="7127" calcext:value-type="float">
            <text:p>7127</text:p>
          </table:table-cell>
          <table:table-cell table:formula="of:=([.E7]-[.F7])*100/[.E7]" office:value-type="float" office:value="5.88934372111449" calcext:value-type="float">
            <text:p>5.8893437211</text:p>
          </table:table-cell>
          <table:table-cell table:formula="of:=IF([.E7]&gt;[.F7]; 1; 0)"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table:formula="of:=([.I7]-[.J7])*100/[.I7]" office:value-type="float" office:value="1.30841121495327" calcext:value-type="float">
            <text:p>1.308411215</text:p>
          </table:table-cell>
          <table:table-cell table:formula="of:=IF([.I7]&gt;[.J7]; 1; 0)" office:value-type="float" office:value="1" calcext:value-type="float">
            <text:p>1</text:p>
          </table:table-cell>
          <table:table-cell office:value-type="float" office:value="2694" calcext:value-type="float">
            <text:p>2694</text:p>
          </table:table-cell>
          <table:table-cell office:value-type="float" office:value="4541" calcext:value-type="float">
            <text:p>4541</text:p>
          </table:table-cell>
          <table:table-cell table:formula="of:=([.M7]-[.N7])*100/[.M7]" office:value-type="float" office:value="-68.5597624350408" calcext:value-type="float">
            <text:p>-68.559762435</text:p>
          </table:table-cell>
          <table:table-cell table:formula="of:=IF([.M7]&gt;[.N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312" calcext:value-type="float">
            <text:p>2859312</text:p>
          </table:table-cell>
          <table:table-cell office:value-type="float" office:value="2651932" calcext:value-type="float">
            <text:p>2651932</text:p>
          </table:table-cell>
          <table:table-cell table:formula="of:=([.A8]-[.B8])*100/[.A8]" office:value-type="float" office:value="7.25279367903887" calcext:value-type="float">
            <text:p>7.252793679</text:p>
          </table:table-cell>
          <table:table-cell table:formula="of:=IF([.A8]&gt;[.B8]; 1; 0)" office:value-type="float" office:value="1" calcext:value-type="float">
            <text:p>1</text:p>
          </table:table-cell>
          <table:table-cell office:value-type="float" office:value="538600" calcext:value-type="float">
            <text:p>538600</text:p>
          </table:table-cell>
          <table:table-cell office:value-type="float" office:value="514472" calcext:value-type="float">
            <text:p>514472</text:p>
          </table:table-cell>
          <table:table-cell table:formula="of:=([.E8]-[.F8])*100/[.E8]" office:value-type="float" office:value="4.4797623468251" calcext:value-type="float">
            <text:p>4.4797623468</text:p>
          </table:table-cell>
          <table:table-cell table:formula="of:=IF([.E8]&gt;[.F8]; 1; 0)" office:value-type="float" office:value="1" calcext:value-type="float">
            <text:p>1</text:p>
          </table:table-cell>
          <table:table-cell office:value-type="float" office:value="47221" calcext:value-type="float">
            <text:p>47221</text:p>
          </table:table-cell>
          <table:table-cell office:value-type="float" office:value="42364" calcext:value-type="float">
            <text:p>42364</text:p>
          </table:table-cell>
          <table:table-cell table:formula="of:=([.I8]-[.J8])*100/[.I8]" office:value-type="float" office:value="10.2856779822537" calcext:value-type="float">
            <text:p>10.2856779823</text:p>
          </table:table-cell>
          <table:table-cell table:formula="of:=IF([.I8]&gt;[.J8]; 1; 0)" office:value-type="float" office:value="1" calcext:value-type="float">
            <text:p>1</text:p>
          </table:table-cell>
          <table:table-cell office:value-type="float" office:value="174481" calcext:value-type="float">
            <text:p>174481</text:p>
          </table:table-cell>
          <table:table-cell office:value-type="float" office:value="169111" calcext:value-type="float">
            <text:p>169111</text:p>
          </table:table-cell>
          <table:table-cell table:formula="of:=([.M8]-[.N8])*100/[.M8]" office:value-type="float" office:value="3.07769900447613" calcext:value-type="float">
            <text:p>3.0776990045</text:p>
          </table:table-cell>
          <table:table-cell table:formula="of:=IF([.M8]&gt;[.N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39" calcext:value-type="float">
            <text:p>87839</text:p>
          </table:table-cell>
          <table:table-cell office:value-type="float" office:value="85376" calcext:value-type="float">
            <text:p>85376</text:p>
          </table:table-cell>
          <table:table-cell table:formula="of:=([.A9]-[.B9])*100/[.A9]" office:value-type="float" office:value="2.80399367023759" calcext:value-type="float">
            <text:p>2.8039936702</text:p>
          </table:table-cell>
          <table:table-cell table:formula="of:=IF([.A9]&gt;[.B9]; 1; 0)" office:value-type="float" office:value="1" calcext:value-type="float">
            <text:p>1</text:p>
          </table:table-cell>
          <table:table-cell office:value-type="float" office:value="12929" calcext:value-type="float">
            <text:p>12929</text:p>
          </table:table-cell>
          <table:table-cell office:value-type="float" office:value="12508" calcext:value-type="float">
            <text:p>12508</text:p>
          </table:table-cell>
          <table:table-cell table:formula="of:=([.E9]-[.F9])*100/[.E9]" office:value-type="float" office:value="3.25624564931549" calcext:value-type="float">
            <text:p>3.2562456493</text:p>
          </table:table-cell>
          <table:table-cell table:formula="of:=IF([.E9]&gt;[.F9]; 1; 0)" office:value-type="float" office:value="1" calcext:value-type="float">
            <text:p>1</text:p>
          </table:table-cell>
          <table:table-cell office:value-type="float" office:value="2713" calcext:value-type="float">
            <text:p>2713</text:p>
          </table:table-cell>
          <table:table-cell office:value-type="float" office:value="683" calcext:value-type="float">
            <text:p>683</text:p>
          </table:table-cell>
          <table:table-cell table:formula="of:=([.I9]-[.J9])*100/[.I9]" office:value-type="float" office:value="74.8249170659786" calcext:value-type="float">
            <text:p>74.824917066</text:p>
          </table:table-cell>
          <table:table-cell table:formula="of:=IF([.I9]&gt;[.J9]; 1; 0)" office:value-type="float" office:value="1" calcext:value-type="float">
            <text:p>1</text:p>
          </table:table-cell>
          <table:table-cell office:value-type="float" office:value="3754" calcext:value-type="float">
            <text:p>3754</text:p>
          </table:table-cell>
          <table:table-cell office:value-type="float" office:value="5614" calcext:value-type="float">
            <text:p>5614</text:p>
          </table:table-cell>
          <table:table-cell table:formula="of:=([.M9]-[.N9])*100/[.M9]" office:value-type="float" office:value="-49.5471497069792" calcext:value-type="float">
            <text:p>-49.547149707</text:p>
          </table:table-cell>
          <table:table-cell table:formula="of:=IF([.M9]&gt;[.N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122" calcext:value-type="float">
            <text:p>2594122</text:p>
          </table:table-cell>
          <table:table-cell office:value-type="float" office:value="2494771" calcext:value-type="float">
            <text:p>2494771</text:p>
          </table:table-cell>
          <table:table-cell table:formula="of:=([.A10]-[.B10])*100/[.A10]" office:value-type="float" office:value="3.82985071635027" calcext:value-type="float">
            <text:p>3.8298507164</text:p>
          </table:table-cell>
          <table:table-cell table:formula="of:=IF([.A10]&gt;[.B10]; 1; 0)" office:value-type="float" office:value="1" calcext:value-type="float">
            <text:p>1</text:p>
          </table:table-cell>
          <table:table-cell office:value-type="float" office:value="480902" calcext:value-type="float">
            <text:p>480902</text:p>
          </table:table-cell>
          <table:table-cell office:value-type="float" office:value="430625" calcext:value-type="float">
            <text:p>430625</text:p>
          </table:table-cell>
          <table:table-cell table:formula="of:=([.E10]-[.F10])*100/[.E10]" office:value-type="float" office:value="10.4547288220885" calcext:value-type="float">
            <text:p>10.4547288221</text:p>
          </table:table-cell>
          <table:table-cell table:formula="of:=IF([.E10]&gt;[.F10]; 1; 0)" office:value-type="float" office:value="1" calcext:value-type="float">
            <text:p>1</text:p>
          </table:table-cell>
          <table:table-cell office:value-type="float" office:value="47205" calcext:value-type="float">
            <text:p>47205</text:p>
          </table:table-cell>
          <table:table-cell office:value-type="float" office:value="42145" calcext:value-type="float">
            <text:p>42145</text:p>
          </table:table-cell>
          <table:table-cell table:formula="of:=([.I10]-[.J10])*100/[.I10]" office:value-type="float" office:value="10.7192034742082" calcext:value-type="float">
            <text:p>10.7192034742</text:p>
          </table:table-cell>
          <table:table-cell table:formula="of:=IF([.I10]&gt;[.J10]; 1; 0)" office:value-type="float" office:value="1" calcext:value-type="float">
            <text:p>1</text:p>
          </table:table-cell>
          <table:table-cell office:value-type="float" office:value="183870" calcext:value-type="float">
            <text:p>183870</text:p>
          </table:table-cell>
          <table:table-cell office:value-type="float" office:value="168850" calcext:value-type="float">
            <text:p>168850</text:p>
          </table:table-cell>
          <table:table-cell table:formula="of:=([.M10]-[.N10])*100/[.M10]" office:value-type="float" office:value="8.16881492358732" calcext:value-type="float">
            <text:p>8.1688149236</text:p>
          </table:table-cell>
          <table:table-cell table:formula="of:=IF([.M10]&gt;[.N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18" calcext:value-type="float">
            <text:p>117018</text:p>
          </table:table-cell>
          <table:table-cell office:value-type="float" office:value="114763" calcext:value-type="float">
            <text:p>114763</text:p>
          </table:table-cell>
          <table:table-cell table:formula="of:=([.A11]-[.B11])*100/[.A11]" office:value-type="float" office:value="1.92705395751081" calcext:value-type="float">
            <text:p>1.9270539575</text:p>
          </table:table-cell>
          <table:table-cell table:formula="of:=IF([.A11]&gt;[.B11]; 1; 0)" office:value-type="float" office:value="1" calcext:value-type="float">
            <text:p>1</text:p>
          </table:table-cell>
          <table:table-cell office:value-type="float" office:value="16319" calcext:value-type="float">
            <text:p>16319</text:p>
          </table:table-cell>
          <table:table-cell office:value-type="float" office:value="17886" calcext:value-type="float">
            <text:p>17886</text:p>
          </table:table-cell>
          <table:table-cell table:formula="of:=([.E11]-[.F11])*100/[.E11]" office:value-type="float" office:value="-9.60230406274894" calcext:value-type="float">
            <text:p>-9.6023040627</text:p>
          </table:table-cell>
          <table:table-cell table:formula="of:=IF([.E11]&gt;[.F11]; 1; 0)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table:formula="of:=([.I11]-[.J11])*100/[.I11]" office:value-type="float" office:value="-0.363636363636364" calcext:value-type="float">
            <text:p>-0.3636363636</text:p>
          </table:table-cell>
          <table:table-cell table:formula="of:=IF([.I11]&gt;[.J11]; 1; 0)" office:value-type="float" office:value="0" calcext:value-type="float">
            <text:p>0</text:p>
          </table:table-cell>
          <table:table-cell office:value-type="float" office:value="4808" calcext:value-type="float">
            <text:p>4808</text:p>
          </table:table-cell>
          <table:table-cell office:value-type="float" office:value="6680" calcext:value-type="float">
            <text:p>6680</text:p>
          </table:table-cell>
          <table:table-cell table:formula="of:=([.M11]-[.N11])*100/[.M11]" office:value-type="float" office:value="-38.9351081530782" calcext:value-type="float">
            <text:p>-38.9351081531</text:p>
          </table:table-cell>
          <table:table-cell table:formula="of:=IF([.M11]&gt;[.N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563" calcext:value-type="float">
            <text:p>2733563</text:p>
          </table:table-cell>
          <table:table-cell office:value-type="float" office:value="2547263" calcext:value-type="float">
            <text:p>2547263</text:p>
          </table:table-cell>
          <table:table-cell table:formula="of:=([.A12]-[.B12])*100/[.A12]" office:value-type="float" office:value="6.81528100870549" calcext:value-type="float">
            <text:p>6.8152810087</text:p>
          </table:table-cell>
          <table:table-cell table:formula="of:=IF([.A12]&gt;[.B12]; 1; 0)" office:value-type="float" office:value="1" calcext:value-type="float">
            <text:p>1</text:p>
          </table:table-cell>
          <table:table-cell office:value-type="float" office:value="538807" calcext:value-type="float">
            <text:p>538807</text:p>
          </table:table-cell>
          <table:table-cell office:value-type="float" office:value="513292" calcext:value-type="float">
            <text:p>513292</text:p>
          </table:table-cell>
          <table:table-cell table:formula="of:=([.E12]-[.F12])*100/[.E12]" office:value-type="float" office:value="4.73546186296763" calcext:value-type="float">
            <text:p>4.735461863</text:p>
          </table:table-cell>
          <table:table-cell table:formula="of:=IF([.E12]&gt;[.F12]; 1; 0)" office:value-type="float" office:value="1" calcext:value-type="float">
            <text:p>1</text:p>
          </table:table-cell>
          <table:table-cell office:value-type="float" office:value="49296" calcext:value-type="float">
            <text:p>49296</text:p>
          </table:table-cell>
          <table:table-cell office:value-type="float" office:value="42151" calcext:value-type="float">
            <text:p>42151</text:p>
          </table:table-cell>
          <table:table-cell table:formula="of:=([.I12]-[.J12])*100/[.I12]" office:value-type="float" office:value="14.494076598507" calcext:value-type="float">
            <text:p>14.4940765985</text:p>
          </table:table-cell>
          <table:table-cell table:formula="of:=IF([.I12]&gt;[.J12]; 1; 0)" office:value-type="float" office:value="1" calcext:value-type="float">
            <text:p>1</text:p>
          </table:table-cell>
          <table:table-cell office:value-type="float" office:value="184042" calcext:value-type="float">
            <text:p>184042</text:p>
          </table:table-cell>
          <table:table-cell office:value-type="float" office:value="159339" calcext:value-type="float">
            <text:p>159339</text:p>
          </table:table-cell>
          <table:table-cell table:formula="of:=([.M12]-[.N12])*100/[.M12]" office:value-type="float" office:value="13.4224796513839" calcext:value-type="float">
            <text:p>13.4224796514</text:p>
          </table:table-cell>
          <table:table-cell table:formula="of:=IF([.M12]&gt;[.N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391" calcext:value-type="float">
            <text:p>145391</text:p>
          </table:table-cell>
          <table:table-cell office:value-type="float" office:value="141861" calcext:value-type="float">
            <text:p>141861</text:p>
          </table:table-cell>
          <table:table-cell table:formula="of:=([.A13]-[.B13])*100/[.A13]" office:value-type="float" office:value="2.42793570441086" calcext:value-type="float">
            <text:p>2.4279357044</text:p>
          </table:table-cell>
          <table:table-cell table:formula="of:=IF([.A13]&gt;[.B13]; 1; 0)" office:value-type="float" office:value="1" calcext:value-type="float">
            <text:p>1</text:p>
          </table:table-cell>
          <table:table-cell office:value-type="float" office:value="21634" calcext:value-type="float">
            <text:p>21634</text:p>
          </table:table-cell>
          <table:table-cell office:value-type="float" office:value="21188" calcext:value-type="float">
            <text:p>21188</text:p>
          </table:table-cell>
          <table:table-cell table:formula="of:=([.E13]-[.F13])*100/[.E13]" office:value-type="float" office:value="2.06156975131737" calcext:value-type="float">
            <text:p>2.0615697513</text:p>
          </table:table-cell>
          <table:table-cell table:formula="of:=IF([.E13]&gt;[.F13]; 1; 0)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969" calcext:value-type="float">
            <text:p>969</text:p>
          </table:table-cell>
          <table:table-cell table:formula="of:=([.I13]-[.J13])*100/[.I13]" office:value-type="float" office:value="-1.04275286757039" calcext:value-type="float">
            <text:p>-1.0427528676</text:p>
          </table:table-cell>
          <table:table-cell table:formula="of:=IF([.I13]&gt;[.J13]; 1; 0)" office:value-type="float" office:value="0" calcext:value-type="float">
            <text:p>0</text:p>
          </table:table-cell>
          <table:table-cell office:value-type="float" office:value="7928" calcext:value-type="float">
            <text:p>7928</text:p>
          </table:table-cell>
          <table:table-cell office:value-type="float" office:value="5699" calcext:value-type="float">
            <text:p>5699</text:p>
          </table:table-cell>
          <table:table-cell table:formula="of:=([.M13]-[.N13])*100/[.M13]" office:value-type="float" office:value="28.1155398587286" calcext:value-type="float">
            <text:p>28.1155398587</text:p>
          </table:table-cell>
          <table:table-cell table:formula="of:=IF([.M13]&gt;[.N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3127" calcext:value-type="float">
            <text:p>2703127</text:p>
          </table:table-cell>
          <table:table-cell office:value-type="float" office:value="2553250" calcext:value-type="float">
            <text:p>2553250</text:p>
          </table:table-cell>
          <table:table-cell table:formula="of:=([.A14]-[.B14])*100/[.A14]" office:value-type="float" office:value="5.5445785566124" calcext:value-type="float">
            <text:p>5.5445785566</text:p>
          </table:table-cell>
          <table:table-cell table:formula="of:=IF([.A14]&gt;[.B14]; 1; 0)" office:value-type="float" office:value="1" calcext:value-type="float">
            <text:p>1</text:p>
          </table:table-cell>
          <table:table-cell office:value-type="float" office:value="537759" calcext:value-type="float">
            <text:p>537759</text:p>
          </table:table-cell>
          <table:table-cell office:value-type="float" office:value="519381" calcext:value-type="float">
            <text:p>519381</text:p>
          </table:table-cell>
          <table:table-cell table:formula="of:=([.E14]-[.F14])*100/[.E14]" office:value-type="float" office:value="3.4175160248364" calcext:value-type="float">
            <text:p>3.4175160248</text:p>
          </table:table-cell>
          <table:table-cell table:formula="of:=IF([.E14]&gt;[.F14]; 1; 0)" office:value-type="float" office:value="1" calcext:value-type="float">
            <text:p>1</text:p>
          </table:table-cell>
          <table:table-cell office:value-type="float" office:value="39115" calcext:value-type="float">
            <text:p>39115</text:p>
          </table:table-cell>
          <table:table-cell office:value-type="float" office:value="41727" calcext:value-type="float">
            <text:p>41727</text:p>
          </table:table-cell>
          <table:table-cell table:formula="of:=([.I14]-[.J14])*100/[.I14]" office:value-type="float" office:value="-6.67774511057139" calcext:value-type="float">
            <text:p>-6.6777451106</text:p>
          </table:table-cell>
          <table:table-cell table:formula="of:=IF([.I14]&gt;[.J14]; 1; 0)" office:value-type="float" office:value="0" calcext:value-type="float">
            <text:p>0</text:p>
          </table:table-cell>
          <table:table-cell office:value-type="float" office:value="183982" calcext:value-type="float">
            <text:p>183982</text:p>
          </table:table-cell>
          <table:table-cell office:value-type="float" office:value="168549" calcext:value-type="float">
            <text:p>168549</text:p>
          </table:table-cell>
          <table:table-cell table:formula="of:=([.M14]-[.N14])*100/[.M14]" office:value-type="float" office:value="8.3883205965801" calcext:value-type="float">
            <text:p>8.3883205966</text:p>
          </table:table-cell>
          <table:table-cell table:formula="of:=IF([.M14]&gt;[.N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100" calcext:value-type="float">
            <text:p>175100</text:p>
          </table:table-cell>
          <table:table-cell office:value-type="float" office:value="171211" calcext:value-type="float">
            <text:p>171211</text:p>
          </table:table-cell>
          <table:table-cell table:formula="of:=([.A15]-[.B15])*100/[.A15]" office:value-type="float" office:value="2.22101656196459" calcext:value-type="float">
            <text:p>2.221016562</text:p>
          </table:table-cell>
          <table:table-cell table:formula="of:=IF([.A15]&gt;[.B15]; 1; 0)" office:value-type="float" office:value="1" calcext:value-type="float">
            <text:p>1</text:p>
          </table:table-cell>
          <table:table-cell office:value-type="float" office:value="24995" calcext:value-type="float">
            <text:p>24995</text:p>
          </table:table-cell>
          <table:table-cell office:value-type="float" office:value="26598" calcext:value-type="float">
            <text:p>26598</text:p>
          </table:table-cell>
          <table:table-cell table:formula="of:=([.E15]-[.F15])*100/[.E15]" office:value-type="float" office:value="-6.41328265653131" calcext:value-type="float">
            <text:p>-6.4132826565</text:p>
          </table:table-cell>
          <table:table-cell table:formula="of:=IF([.E15]&gt;[.F15]; 1; 0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113" calcext:value-type="float">
            <text:p>1113</text:p>
          </table:table-cell>
          <table:table-cell table:formula="of:=([.I15]-[.J15])*100/[.I15]" office:value-type="float" office:value="-3.82462686567164" calcext:value-type="float">
            <text:p>-3.8246268657</text:p>
          </table:table-cell>
          <table:table-cell table:formula="of:=IF([.I15]&gt;[.J15]; 1; 0)" office:value-type="float" office:value="0" calcext:value-type="float">
            <text:p>0</text:p>
          </table:table-cell>
          <table:table-cell office:value-type="float" office:value="8991" calcext:value-type="float">
            <text:p>8991</text:p>
          </table:table-cell>
          <table:table-cell office:value-type="float" office:value="8805" calcext:value-type="float">
            <text:p>8805</text:p>
          </table:table-cell>
          <table:table-cell table:formula="of:=([.M15]-[.N15])*100/[.M15]" office:value-type="float" office:value="2.06873540206874" calcext:value-type="float">
            <text:p>2.0687354021</text:p>
          </table:table-cell>
          <table:table-cell table:formula="of:=IF([.M15]&gt;[.N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7691" calcext:value-type="float">
            <text:p>2747691</text:p>
          </table:table-cell>
          <table:table-cell office:value-type="float" office:value="2414428" calcext:value-type="float">
            <text:p>2414428</text:p>
          </table:table-cell>
          <table:table-cell table:formula="of:=([.A16]-[.B16])*100/[.A16]" office:value-type="float" office:value="12.1288383591896" calcext:value-type="float">
            <text:p>12.1288383592</text:p>
          </table:table-cell>
          <table:table-cell table:formula="of:=IF([.A16]&gt;[.B16]; 1; 0)" office:value-type="float" office:value="1" calcext:value-type="float">
            <text:p>1</text:p>
          </table:table-cell>
          <table:table-cell office:value-type="float" office:value="538261" calcext:value-type="float">
            <text:p>538261</text:p>
          </table:table-cell>
          <table:table-cell office:value-type="float" office:value="511060" calcext:value-type="float">
            <text:p>511060</text:p>
          </table:table-cell>
          <table:table-cell table:formula="of:=([.E16]-[.F16])*100/[.E16]" office:value-type="float" office:value="5.05349635214143" calcext:value-type="float">
            <text:p>5.0534963521</text:p>
          </table:table-cell>
          <table:table-cell table:formula="of:=IF([.E16]&gt;[.F16]; 1; 0)" office:value-type="float" office:value="1" calcext:value-type="float">
            <text:p>1</text:p>
          </table:table-cell>
          <table:table-cell office:value-type="float" office:value="49167" calcext:value-type="float">
            <text:p>49167</text:p>
          </table:table-cell>
          <table:table-cell office:value-type="float" office:value="42042" calcext:value-type="float">
            <text:p>42042</text:p>
          </table:table-cell>
          <table:table-cell table:formula="of:=([.I16]-[.J16])*100/[.I16]" office:value-type="float" office:value="14.4914271767649" calcext:value-type="float">
            <text:p>14.4914271768</text:p>
          </table:table-cell>
          <table:table-cell table:formula="of:=IF([.I16]&gt;[.J16]; 1; 0)" office:value-type="float" office:value="1" calcext:value-type="float">
            <text:p>1</text:p>
          </table:table-cell>
          <table:table-cell office:value-type="float" office:value="183804" calcext:value-type="float">
            <text:p>183804</text:p>
          </table:table-cell>
          <table:table-cell office:value-type="float" office:value="168071" calcext:value-type="float">
            <text:p>168071</text:p>
          </table:table-cell>
          <table:table-cell table:formula="of:=([.M16]-[.N16])*100/[.M16]" office:value-type="float" office:value="8.55966137842484" calcext:value-type="float">
            <text:p>8.5596613784</text:p>
          </table:table-cell>
          <table:table-cell table:formula="of:=IF([.M16]&gt;[.N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770" calcext:value-type="float">
            <text:p>175770</text:p>
          </table:table-cell>
          <table:table-cell office:value-type="float" office:value="186400" calcext:value-type="float">
            <text:p>186400</text:p>
          </table:table-cell>
          <table:table-cell table:formula="of:=([.A17]-[.B17])*100/[.A17]" office:value-type="float" office:value="-6.04767594014906" calcext:value-type="float">
            <text:p>-6.0476759401</text:p>
          </table:table-cell>
          <table:table-cell table:formula="of:=IF([.A17]&gt;[.B17]; 1; 0)" office:value-type="float" office:value="0" calcext:value-type="float">
            <text:p>0</text:p>
          </table:table-cell>
          <table:table-cell office:value-type="float" office:value="30328" calcext:value-type="float">
            <text:p>30328</text:p>
          </table:table-cell>
          <table:table-cell office:value-type="float" office:value="29892" calcext:value-type="float">
            <text:p>29892</text:p>
          </table:table-cell>
          <table:table-cell table:formula="of:=([.E17]-[.F17])*100/[.E17]" office:value-type="float" office:value="1.43761540490636" calcext:value-type="float">
            <text:p>1.4376154049</text:p>
          </table:table-cell>
          <table:table-cell table:formula="of:=IF([.E17]&gt;[.F17]; 1; 0)"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float" office:value="1244" calcext:value-type="float">
            <text:p>1244</text:p>
          </table:table-cell>
          <table:table-cell table:formula="of:=([.I17]-[.J17])*100/[.I17]" office:value-type="float" office:value="-2.8099173553719" calcext:value-type="float">
            <text:p>-2.8099173554</text:p>
          </table:table-cell>
          <table:table-cell table:formula="of:=IF([.I17]&gt;[.J17]; 1; 0)" office:value-type="float" office:value="0" calcext:value-type="float">
            <text:p>0</text:p>
          </table:table-cell>
          <table:table-cell office:value-type="float" office:value="10054" calcext:value-type="float">
            <text:p>10054</text:p>
          </table:table-cell>
          <table:table-cell office:value-type="float" office:value="7828" calcext:value-type="float">
            <text:p>7828</text:p>
          </table:table-cell>
          <table:table-cell table:formula="of:=([.M17]-[.N17])*100/[.M17]" office:value-type="float" office:value="22.1404416152775" calcext:value-type="float">
            <text:p>22.1404416153</text:p>
          </table:table-cell>
          <table:table-cell table:formula="of:=IF([.M17]&gt;[.N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7836" calcext:value-type="float">
            <text:p>2537836</text:p>
          </table:table-cell>
          <table:table-cell office:value-type="float" office:value="2641851" calcext:value-type="float">
            <text:p>2641851</text:p>
          </table:table-cell>
          <table:table-cell table:formula="of:=([.A18]-[.B18])*100/[.A18]" office:value-type="float" office:value="-4.09857059321406" calcext:value-type="float">
            <text:p>-4.0985705932</text:p>
          </table:table-cell>
          <table:table-cell table:formula="of:=IF([.A18]&gt;[.B18]; 1; 0)" office:value-type="float" office:value="0" calcext:value-type="float">
            <text:p>0</text:p>
          </table:table-cell>
          <table:table-cell office:value-type="float" office:value="526518" calcext:value-type="float">
            <text:p>526518</text:p>
          </table:table-cell>
          <table:table-cell office:value-type="float" office:value="414492" calcext:value-type="float">
            <text:p>414492</text:p>
          </table:table-cell>
          <table:table-cell table:formula="of:=([.E18]-[.F18])*100/[.E18]" office:value-type="float" office:value="21.2767654667077" calcext:value-type="float">
            <text:p>21.2767654667</text:p>
          </table:table-cell>
          <table:table-cell table:formula="of:=IF([.E18]&gt;[.F18]; 1; 0)" office:value-type="float" office:value="1" calcext:value-type="float">
            <text:p>1</text:p>
          </table:table-cell>
          <table:table-cell office:value-type="float" office:value="49260" calcext:value-type="float">
            <text:p>49260</text:p>
          </table:table-cell>
          <table:table-cell office:value-type="float" office:value="33269" calcext:value-type="float">
            <text:p>33269</text:p>
          </table:table-cell>
          <table:table-cell table:formula="of:=([.I18]-[.J18])*100/[.I18]" office:value-type="float" office:value="32.4624441737718" calcext:value-type="float">
            <text:p>32.4624441738</text:p>
          </table:table-cell>
          <table:table-cell table:formula="of:=IF([.I18]&gt;[.J18]; 1; 0)" office:value-type="float" office:value="1" calcext:value-type="float">
            <text:p>1</text:p>
          </table:table-cell>
          <table:table-cell office:value-type="float" office:value="184478" calcext:value-type="float">
            <text:p>184478</text:p>
          </table:table-cell>
          <table:table-cell office:value-type="float" office:value="165864" calcext:value-type="float">
            <text:p>165864</text:p>
          </table:table-cell>
          <table:table-cell table:formula="of:=([.M18]-[.N18])*100/[.M18]" office:value-type="float" office:value="10.0900920434957" calcext:value-type="float">
            <text:p>10.0900920435</text:p>
          </table:table-cell>
          <table:table-cell table:formula="of:=IF([.M18]&gt;[.N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31" calcext:value-type="float">
            <text:p>243031</text:p>
          </table:table-cell>
          <table:table-cell office:value-type="float" office:value="228204" calcext:value-type="float">
            <text:p>228204</text:p>
          </table:table-cell>
          <table:table-cell table:formula="of:=([.A19]-[.B19])*100/[.A19]" office:value-type="float" office:value="6.10086779052878" calcext:value-type="float">
            <text:p>6.1008677905</text:p>
          </table:table-cell>
          <table:table-cell table:formula="of:=IF([.A19]&gt;[.B19]; 1; 0)" office:value-type="float" office:value="1" calcext:value-type="float">
            <text:p>1</text:p>
          </table:table-cell>
          <table:table-cell office:value-type="float" office:value="33698" calcext:value-type="float">
            <text:p>33698</text:p>
          </table:table-cell>
          <table:table-cell office:value-type="float" office:value="33241" calcext:value-type="float">
            <text:p>33241</text:p>
          </table:table-cell>
          <table:table-cell table:formula="of:=([.E19]-[.F19])*100/[.E19]" office:value-type="float" office:value="1.35616357053831" calcext:value-type="float">
            <text:p>1.3561635705</text:p>
          </table:table-cell>
          <table:table-cell table:formula="of:=IF([.E19]&gt;[.F19]; 1; 0)"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1387" calcext:value-type="float">
            <text:p>1387</text:p>
          </table:table-cell>
          <table:table-cell table:formula="of:=([.I19]-[.J19])*100/[.I19]" office:value-type="float" office:value="-3.89513108614232" calcext:value-type="float">
            <text:p>-3.8951310861</text:p>
          </table:table-cell>
          <table:table-cell table:formula="of:=IF([.I19]&gt;[.J19]; 1; 0)" office:value-type="float" office:value="0" calcext:value-type="float">
            <text:p>0</text:p>
          </table:table-cell>
          <table:table-cell office:value-type="float" office:value="11147" calcext:value-type="float">
            <text:p>11147</text:p>
          </table:table-cell>
          <table:table-cell office:value-type="float" office:value="10930" calcext:value-type="float">
            <text:p>10930</text:p>
          </table:table-cell>
          <table:table-cell table:formula="of:=([.M19]-[.N19])*100/[.M19]" office:value-type="float" office:value="1.94671211985288" calcext:value-type="float">
            <text:p>1.9467121199</text:p>
          </table:table-cell>
          <table:table-cell table:formula="of:=IF([.M19]&gt;[.N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391" calcext:value-type="float">
            <text:p>2495391</text:p>
          </table:table-cell>
          <table:table-cell office:value-type="float" office:value="2484440" calcext:value-type="float">
            <text:p>2484440</text:p>
          </table:table-cell>
          <table:table-cell table:formula="of:=([.A20]-[.B20])*100/[.A20]" office:value-type="float" office:value="0.438849062130945" calcext:value-type="float">
            <text:p>0.4388490621</text:p>
          </table:table-cell>
          <table:table-cell table:formula="of:=IF([.A20]&gt;[.B20]; 1; 0)" office:value-type="float" office:value="1" calcext:value-type="float">
            <text:p>1</text:p>
          </table:table-cell>
          <table:table-cell office:value-type="float" office:value="538775" calcext:value-type="float">
            <text:p>538775</text:p>
          </table:table-cell>
          <table:table-cell office:value-type="float" office:value="479846" calcext:value-type="float">
            <text:p>479846</text:p>
          </table:table-cell>
          <table:table-cell table:formula="of:=([.E20]-[.F20])*100/[.E20]" office:value-type="float" office:value="10.9375899030207" calcext:value-type="float">
            <text:p>10.937589903</text:p>
          </table:table-cell>
          <table:table-cell table:formula="of:=IF([.E20]&gt;[.F20]; 1; 0)" office:value-type="float" office:value="1" calcext:value-type="float">
            <text:p>1</text:p>
          </table:table-cell>
          <table:table-cell office:value-type="float" office:value="39063" calcext:value-type="float">
            <text:p>39063</text:p>
          </table:table-cell>
          <table:table-cell office:value-type="float" office:value="32897" calcext:value-type="float">
            <text:p>32897</text:p>
          </table:table-cell>
          <table:table-cell table:formula="of:=([.I20]-[.J20])*100/[.I20]" office:value-type="float" office:value="15.7847579550982" calcext:value-type="float">
            <text:p>15.7847579551</text:p>
          </table:table-cell>
          <table:table-cell table:formula="of:=IF([.I20]&gt;[.J20]; 1; 0)" office:value-type="float" office:value="1" calcext:value-type="float">
            <text:p>1</text:p>
          </table:table-cell>
          <table:table-cell office:value-type="float" office:value="186349" calcext:value-type="float">
            <text:p>186349</text:p>
          </table:table-cell>
          <table:table-cell office:value-type="float" office:value="167522" calcext:value-type="float">
            <text:p>167522</text:p>
          </table:table-cell>
          <table:table-cell table:formula="of:=([.M20]-[.N20])*100/[.M20]" office:value-type="float" office:value="10.1030861448143" calcext:value-type="float">
            <text:p>10.1030861448</text:p>
          </table:table-cell>
          <table:table-cell table:formula="of:=IF([.M20]&gt;[.N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984" calcext:value-type="float">
            <text:p>256984</text:p>
          </table:table-cell>
          <table:table-cell office:value-type="float" office:value="254237" calcext:value-type="float">
            <text:p>254237</text:p>
          </table:table-cell>
          <table:table-cell table:formula="of:=([.A21]-[.B21])*100/[.A21]" office:value-type="float" office:value="1.06893814400897" calcext:value-type="float">
            <text:p>1.068938144</text:p>
          </table:table-cell>
          <table:table-cell table:formula="of:=IF([.A21]&gt;[.B21]; 1; 0)" office:value-type="float" office:value="1" calcext:value-type="float">
            <text:p>1</text:p>
          </table:table-cell>
          <table:table-cell office:value-type="float" office:value="30954" calcext:value-type="float">
            <text:p>30954</text:p>
          </table:table-cell>
          <table:table-cell office:value-type="float" office:value="38652" calcext:value-type="float">
            <text:p>38652</text:p>
          </table:table-cell>
          <table:table-cell table:formula="of:=([.E21]-[.F21])*100/[.E21]" office:value-type="float" office:value="-24.8691606900562" calcext:value-type="float">
            <text:p>-24.8691606901</text:p>
          </table:table-cell>
          <table:table-cell table:formula="of:=IF([.E21]&gt;[.F21]; 1; 0)"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1531" calcext:value-type="float">
            <text:p>1531</text:p>
          </table:table-cell>
          <table:table-cell table:formula="of:=([.I21]-[.J21])*100/[.I21]" office:value-type="float" office:value="-4.64798359535202" calcext:value-type="float">
            <text:p>-4.6479835954</text:p>
          </table:table-cell>
          <table:table-cell table:formula="of:=IF([.I21]&gt;[.J21]; 1; 0)" office:value-type="float" office:value="0" calcext:value-type="float">
            <text:p>0</text:p>
          </table:table-cell>
          <table:table-cell office:value-type="float" office:value="12224" calcext:value-type="float">
            <text:p>12224</text:p>
          </table:table-cell>
          <table:table-cell office:value-type="float" office:value="11998" calcext:value-type="float">
            <text:p>11998</text:p>
          </table:table-cell>
          <table:table-cell table:formula="of:=([.M21]-[.N21])*100/[.M21]" office:value-type="float" office:value="1.8488219895288" calcext:value-type="float">
            <text:p>1.8488219895</text:p>
          </table:table-cell>
          <table:table-cell table:formula="of:=IF([.M21]&gt;[.N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6485" calcext:value-type="float">
            <text:p>2986485</text:p>
          </table:table-cell>
          <table:table-cell office:value-type="float" office:value="2457359" calcext:value-type="float">
            <text:p>2457359</text:p>
          </table:table-cell>
          <table:table-cell table:formula="of:=([.A22]-[.B22])*100/[.A22]" office:value-type="float" office:value="17.7173499950611" calcext:value-type="float">
            <text:p>17.7173499951</text:p>
          </table:table-cell>
          <table:table-cell table:formula="of:=IF([.A22]&gt;[.B22]; 1; 0)" office:value-type="float" office:value="1" calcext:value-type="float">
            <text:p>1</text:p>
          </table:table-cell>
          <table:table-cell office:value-type="float" office:value="540879" calcext:value-type="float">
            <text:p>540879</text:p>
          </table:table-cell>
          <table:table-cell office:value-type="float" office:value="507449" calcext:value-type="float">
            <text:p>507449</text:p>
          </table:table-cell>
          <table:table-cell table:formula="of:=([.E22]-[.F22])*100/[.E22]" office:value-type="float" office:value="6.18067996723851" calcext:value-type="float">
            <text:p>6.1806799672</text:p>
          </table:table-cell>
          <table:table-cell table:formula="of:=IF([.E22]&gt;[.F22]; 1; 0)" office:value-type="float" office:value="1" calcext:value-type="float">
            <text:p>1</text:p>
          </table:table-cell>
          <table:table-cell office:value-type="float" office:value="39110" calcext:value-type="float">
            <text:p>39110</text:p>
          </table:table-cell>
          <table:table-cell office:value-type="float" office:value="32692" calcext:value-type="float">
            <text:p>32692</text:p>
          </table:table-cell>
          <table:table-cell table:formula="of:=([.I22]-[.J22])*100/[.I22]" office:value-type="float" office:value="16.4101252876502" calcext:value-type="float">
            <text:p>16.4101252877</text:p>
          </table:table-cell>
          <table:table-cell table:formula="of:=IF([.I22]&gt;[.J22]; 1; 0)" office:value-type="float" office:value="1" calcext:value-type="float">
            <text:p>1</text:p>
          </table:table-cell>
          <table:table-cell office:value-type="float" office:value="184037" calcext:value-type="float">
            <text:p>184037</text:p>
          </table:table-cell>
          <table:table-cell office:value-type="float" office:value="167327" calcext:value-type="float">
            <text:p>167327</text:p>
          </table:table-cell>
          <table:table-cell table:formula="of:=([.M22]-[.N22])*100/[.M22]" office:value-type="float" office:value="9.07969593070959" calcext:value-type="float">
            <text:p>9.0796959307</text:p>
          </table:table-cell>
          <table:table-cell table:formula="of:=IF([.M22]&gt;[.N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564" calcext:value-type="float">
            <text:p>285564</text:p>
          </table:table-cell>
          <table:table-cell office:value-type="float" office:value="239044" calcext:value-type="float">
            <text:p>239044</text:p>
          </table:table-cell>
          <table:table-cell table:formula="of:=([.A23]-[.B23])*100/[.A23]" office:value-type="float" office:value="16.2905688392094" calcext:value-type="float">
            <text:p>16.2905688392</text:p>
          </table:table-cell>
          <table:table-cell table:formula="of:=IF([.A23]&gt;[.B23]; 1; 0)" office:value-type="float" office:value="1" calcext:value-type="float">
            <text:p>1</text:p>
          </table:table-cell>
          <table:table-cell office:value-type="float" office:value="42401" calcext:value-type="float">
            <text:p>42401</text:p>
          </table:table-cell>
          <table:table-cell office:value-type="float" office:value="39963" calcext:value-type="float">
            <text:p>39963</text:p>
          </table:table-cell>
          <table:table-cell table:formula="of:=([.E23]-[.F23])*100/[.E23]" office:value-type="float" office:value="5.7498643899908" calcext:value-type="float">
            <text:p>5.74986439</text:p>
          </table:table-cell>
          <table:table-cell table:formula="of:=IF([.E23]&gt;[.F23]; 1; 0)" office:value-type="float" office:value="1" calcext:value-type="float">
            <text:p>1</text:p>
          </table:table-cell>
          <table:table-cell office:value-type="float" office:value="1587" calcext:value-type="float">
            <text:p>1587</text:p>
          </table:table-cell>
          <table:table-cell office:value-type="float" office:value="3697" calcext:value-type="float">
            <text:p>3697</text:p>
          </table:table-cell>
          <table:table-cell table:formula="of:=([.I23]-[.J23])*100/[.I23]" office:value-type="float" office:value="-132.955261499685" calcext:value-type="float">
            <text:p>-132.9552614997</text:p>
          </table:table-cell>
          <table:table-cell table:formula="of:=IF([.I23]&gt;[.J23]; 1; 0)" office:value-type="float" office:value="0" calcext:value-type="float">
            <text:p>0</text:p>
          </table:table-cell>
          <table:table-cell office:value-type="float" office:value="13357" calcext:value-type="float">
            <text:p>13357</text:p>
          </table:table-cell>
          <table:table-cell office:value-type="float" office:value="15142" calcext:value-type="float">
            <text:p>15142</text:p>
          </table:table-cell>
          <table:table-cell table:formula="of:=([.M23]-[.N23])*100/[.M23]" office:value-type="float" office:value="-13.3637792917571" calcext:value-type="float">
            <text:p>-13.3637792918</text:p>
          </table:table-cell>
          <table:table-cell table:formula="of:=IF([.M23]&gt;[.N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428" calcext:value-type="float">
            <text:p>2496428</text:p>
          </table:table-cell>
          <table:table-cell office:value-type="float" office:value="2402830" calcext:value-type="float">
            <text:p>2402830</text:p>
          </table:table-cell>
          <table:table-cell table:formula="of:=([.A24]-[.B24])*100/[.A24]" office:value-type="float" office:value="3.74927696693035" calcext:value-type="float">
            <text:p>3.7492769669</text:p>
          </table:table-cell>
          <table:table-cell table:formula="of:=IF([.A24]&gt;[.B24]; 1; 0)" office:value-type="float" office:value="1" calcext:value-type="float">
            <text:p>1</text:p>
          </table:table-cell>
          <table:table-cell office:value-type="float" office:value="538146" calcext:value-type="float">
            <text:p>538146</text:p>
          </table:table-cell>
          <table:table-cell office:value-type="float" office:value="410440" calcext:value-type="float">
            <text:p>410440</text:p>
          </table:table-cell>
          <table:table-cell table:formula="of:=([.E24]-[.F24])*100/[.E24]" office:value-type="float" office:value="23.7307347820108" calcext:value-type="float">
            <text:p>23.730734782</text:p>
          </table:table-cell>
          <table:table-cell table:formula="of:=IF([.E24]&gt;[.F24]; 1; 0)" office:value-type="float" office:value="1" calcext:value-type="float">
            <text:p>1</text:p>
          </table:table-cell>
          <table:table-cell office:value-type="float" office:value="39032" calcext:value-type="float">
            <text:p>39032</text:p>
          </table:table-cell>
          <table:table-cell office:value-type="float" office:value="40626" calcext:value-type="float">
            <text:p>40626</text:p>
          </table:table-cell>
          <table:table-cell table:formula="of:=([.I24]-[.J24])*100/[.I24]" office:value-type="float" office:value="-4.08382865341259" calcext:value-type="float">
            <text:p>-4.0838286534</text:p>
          </table:table-cell>
          <table:table-cell table:formula="of:=IF([.I24]&gt;[.J24]; 1; 0)" office:value-type="float" office:value="0" calcext:value-type="float">
            <text:p>0</text:p>
          </table:table-cell>
          <table:table-cell office:value-type="float" office:value="183886" calcext:value-type="float">
            <text:p>183886</text:p>
          </table:table-cell>
          <table:table-cell office:value-type="float" office:value="134963" calcext:value-type="float">
            <text:p>134963</text:p>
          </table:table-cell>
          <table:table-cell table:formula="of:=([.M24]-[.N24])*100/[.M24]" office:value-type="float" office:value="26.6050705328301" calcext:value-type="float">
            <text:p>26.6050705328</text:p>
          </table:table-cell>
          <table:table-cell table:formula="of:=IF([.M24]&gt;[.N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746" calcext:value-type="float">
            <text:p>315746</text:p>
          </table:table-cell>
          <table:table-cell office:value-type="float" office:value="311658" calcext:value-type="float">
            <text:p>311658</text:p>
          </table:table-cell>
          <table:table-cell table:formula="of:=([.A25]-[.B25])*100/[.A25]" office:value-type="float" office:value="1.29471157195974" calcext:value-type="float">
            <text:p>1.294711572</text:p>
          </table:table-cell>
          <table:table-cell table:formula="of:=IF([.A25]&gt;[.B25]; 1; 0)" office:value-type="float" office:value="1" calcext:value-type="float">
            <text:p>1</text:p>
          </table:table-cell>
          <table:table-cell office:value-type="float" office:value="46219" calcext:value-type="float">
            <text:p>46219</text:p>
          </table:table-cell>
          <table:table-cell office:value-type="float" office:value="45640" calcext:value-type="float">
            <text:p>45640</text:p>
          </table:table-cell>
          <table:table-cell table:formula="of:=([.E25]-[.F25])*100/[.E25]" office:value-type="float" office:value="1.2527315606136" calcext:value-type="float">
            <text:p>1.2527315606</text:p>
          </table:table-cell>
          <table:table-cell table:formula="of:=IF([.E25]&gt;[.F25]; 1; 0)"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3840" calcext:value-type="float">
            <text:p>3840</text:p>
          </table:table-cell>
          <table:table-cell table:formula="of:=([.I25]-[.J25])*100/[.I25]" office:value-type="float" office:value="-121.837088388215" calcext:value-type="float">
            <text:p>-121.8370883882</text:p>
          </table:table-cell>
          <table:table-cell table:formula="of:=IF([.I25]&gt;[.J25]; 1; 0)" office:value-type="float" office:value="0" calcext:value-type="float">
            <text:p>0</text:p>
          </table:table-cell>
          <table:table-cell office:value-type="float" office:value="14465" calcext:value-type="float">
            <text:p>14465</text:p>
          </table:table-cell>
          <table:table-cell office:value-type="float" office:value="14266" calcext:value-type="float">
            <text:p>14266</text:p>
          </table:table-cell>
          <table:table-cell table:formula="of:=([.M25]-[.N25])*100/[.M25]" office:value-type="float" office:value="1.37573453162807" calcext:value-type="float">
            <text:p>1.3757345316</text:p>
          </table:table-cell>
          <table:table-cell table:formula="of:=IF([.M25]&gt;[.N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9319" calcext:value-type="float">
            <text:p>2869319</text:p>
          </table:table-cell>
          <table:table-cell office:value-type="float" office:value="2708133" calcext:value-type="float">
            <text:p>2708133</text:p>
          </table:table-cell>
          <table:table-cell table:formula="of:=([.A26]-[.B26])*100/[.A26]" office:value-type="float" office:value="5.61756988330681" calcext:value-type="float">
            <text:p>5.6175698833</text:p>
          </table:table-cell>
          <table:table-cell table:formula="of:=IF([.A26]&gt;[.B26]; 1; 0)" office:value-type="float" office:value="1" calcext:value-type="float">
            <text:p>1</text:p>
          </table:table-cell>
          <table:table-cell office:value-type="float" office:value="539420" calcext:value-type="float">
            <text:p>539420</text:p>
          </table:table-cell>
          <table:table-cell office:value-type="float" office:value="506064" calcext:value-type="float">
            <text:p>506064</text:p>
          </table:table-cell>
          <table:table-cell table:formula="of:=([.E26]-[.F26])*100/[.E26]" office:value-type="float" office:value="6.18367876608209" calcext:value-type="float">
            <text:p>6.1836787661</text:p>
          </table:table-cell>
          <table:table-cell table:formula="of:=IF([.E26]&gt;[.F26]; 1; 0)" office:value-type="float" office:value="1" calcext:value-type="float">
            <text:p>1</text:p>
          </table:table-cell>
          <table:table-cell office:value-type="float" office:value="47211" calcext:value-type="float">
            <text:p>47211</text:p>
          </table:table-cell>
          <table:table-cell office:value-type="float" office:value="40426" calcext:value-type="float">
            <text:p>40426</text:p>
          </table:table-cell>
          <table:table-cell table:formula="of:=([.I26]-[.J26])*100/[.I26]" office:value-type="float" office:value="14.3716506746309" calcext:value-type="float">
            <text:p>14.3716506746</text:p>
          </table:table-cell>
          <table:table-cell table:formula="of:=IF([.I26]&gt;[.J26]; 1; 0)" office:value-type="float" office:value="1" calcext:value-type="float">
            <text:p>1</text:p>
          </table:table-cell>
          <table:table-cell office:value-type="float" office:value="185624" calcext:value-type="float">
            <text:p>185624</text:p>
          </table:table-cell>
          <table:table-cell office:value-type="float" office:value="164627" calcext:value-type="float">
            <text:p>164627</text:p>
          </table:table-cell>
          <table:table-cell table:formula="of:=([.M26]-[.N26])*100/[.M26]" office:value-type="float" office:value="11.3115760892988" calcext:value-type="float">
            <text:p>11.3115760893</text:p>
          </table:table-cell>
          <table:table-cell table:formula="of:=IF([.M26]&gt;[.N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145" calcext:value-type="float">
            <text:p>346145</text:p>
          </table:table-cell>
          <table:table-cell office:value-type="float" office:value="342539" calcext:value-type="float">
            <text:p>342539</text:p>
          </table:table-cell>
          <table:table-cell table:formula="of:=([.A27]-[.B27])*100/[.A27]" office:value-type="float" office:value="1.04175995608777" calcext:value-type="float">
            <text:p>1.0417599561</text:p>
          </table:table-cell>
          <table:table-cell table:formula="of:=IF([.A27]&gt;[.B27]; 1; 0)" office:value-type="float" office:value="1" calcext:value-type="float">
            <text:p>1</text:p>
          </table:table-cell>
          <table:table-cell office:value-type="float" office:value="49552" calcext:value-type="float">
            <text:p>49552</text:p>
          </table:table-cell>
          <table:table-cell office:value-type="float" office:value="51396" calcext:value-type="float">
            <text:p>51396</text:p>
          </table:table-cell>
          <table:table-cell table:formula="of:=([.E27]-[.F27])*100/[.E27]" office:value-type="float" office:value="-3.72134323538909" calcext:value-type="float">
            <text:p>-3.7213432354</text:p>
          </table:table-cell>
          <table:table-cell table:formula="of:=IF([.E27]&gt;[.F27]; 1; 0)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954" calcext:value-type="float">
            <text:p>1954</text:p>
          </table:table-cell>
          <table:table-cell table:formula="of:=([.I27]-[.J27])*100/[.I27]" office:value-type="float" office:value="-5.50755939524838" calcext:value-type="float">
            <text:p>-5.5075593952</text:p>
          </table:table-cell>
          <table:table-cell table:formula="of:=IF([.I27]&gt;[.J27]; 1; 0)" office:value-type="float" office:value="0" calcext:value-type="float">
            <text:p>0</text:p>
          </table:table-cell>
          <table:table-cell office:value-type="float" office:value="17547" calcext:value-type="float">
            <text:p>17547</text:p>
          </table:table-cell>
          <table:table-cell office:value-type="float" office:value="15323" calcext:value-type="float">
            <text:p>15323</text:p>
          </table:table-cell>
          <table:table-cell table:formula="of:=([.M27]-[.N27])*100/[.M27]" office:value-type="float" office:value="12.6745312589047" calcext:value-type="float">
            <text:p>12.6745312589</text:p>
          </table:table-cell>
          <table:table-cell table:formula="of:=IF([.M27]&gt;[.N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150" calcext:value-type="float">
            <text:p>2655150</text:p>
          </table:table-cell>
          <table:table-cell office:value-type="float" office:value="2434192" calcext:value-type="float">
            <text:p>2434192</text:p>
          </table:table-cell>
          <table:table-cell table:formula="of:=([.A28]-[.B28])*100/[.A28]" office:value-type="float" office:value="8.32186505470501" calcext:value-type="float">
            <text:p>8.3218650547</text:p>
          </table:table-cell>
          <table:table-cell table:formula="of:=IF([.A28]&gt;[.B28]; 1; 0)" office:value-type="float" office:value="1" calcext:value-type="float">
            <text:p>1</text:p>
          </table:table-cell>
          <table:table-cell office:value-type="float" office:value="537587" calcext:value-type="float">
            <text:p>537587</text:p>
          </table:table-cell>
          <table:table-cell office:value-type="float" office:value="504476" calcext:value-type="float">
            <text:p>504476</text:p>
          </table:table-cell>
          <table:table-cell table:formula="of:=([.E28]-[.F28])*100/[.E28]" office:value-type="float" office:value="6.15918911729636" calcext:value-type="float">
            <text:p>6.1591891173</text:p>
          </table:table-cell>
          <table:table-cell table:formula="of:=IF([.E28]&gt;[.F28]; 1; 0)" office:value-type="float" office:value="1" calcext:value-type="float">
            <text:p>1</text:p>
          </table:table-cell>
          <table:table-cell office:value-type="float" office:value="49235" calcext:value-type="float">
            <text:p>49235</text:p>
          </table:table-cell>
          <table:table-cell office:value-type="float" office:value="40215" calcext:value-type="float">
            <text:p>40215</text:p>
          </table:table-cell>
          <table:table-cell table:formula="of:=([.I28]-[.J28])*100/[.I28]" office:value-type="float" office:value="18.3203005991673" calcext:value-type="float">
            <text:p>18.3203005992</text:p>
          </table:table-cell>
          <table:table-cell table:formula="of:=IF([.I28]&gt;[.J28]; 1; 0)" office:value-type="float" office:value="1" calcext:value-type="float">
            <text:p>1</text:p>
          </table:table-cell>
          <table:table-cell office:value-type="float" office:value="183358" calcext:value-type="float">
            <text:p>183358</text:p>
          </table:table-cell>
          <table:table-cell office:value-type="float" office:value="166784" calcext:value-type="float">
            <text:p>166784</text:p>
          </table:table-cell>
          <table:table-cell table:formula="of:=([.M28]-[.N28])*100/[.M28]" office:value-type="float" office:value="9.03914746015991" calcext:value-type="float">
            <text:p>9.0391474602</text:p>
          </table:table-cell>
          <table:table-cell table:formula="of:=IF([.M28]&gt;[.N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579" calcext:value-type="float">
            <text:p>373579</text:p>
          </table:table-cell>
          <table:table-cell office:value-type="float" office:value="320204" calcext:value-type="float">
            <text:p>320204</text:p>
          </table:table-cell>
          <table:table-cell table:formula="of:=([.A29]-[.B29])*100/[.A29]" office:value-type="float" office:value="14.2874733322805" calcext:value-type="float">
            <text:p>14.2874733323</text:p>
          </table:table-cell>
          <table:table-cell table:formula="of:=IF([.A29]&gt;[.B29]; 1; 0)" office:value-type="float" office:value="1" calcext:value-type="float">
            <text:p>1</text:p>
          </table:table-cell>
          <table:table-cell office:value-type="float" office:value="55036" calcext:value-type="float">
            <text:p>55036</text:p>
          </table:table-cell>
          <table:table-cell office:value-type="float" office:value="54775" calcext:value-type="float">
            <text:p>54775</text:p>
          </table:table-cell>
          <table:table-cell table:formula="of:=([.E29]-[.F29])*100/[.E29]" office:value-type="float" office:value="0.47423504615161" calcext:value-type="float">
            <text:p>0.4742350462</text:p>
          </table:table-cell>
          <table:table-cell table:formula="of:=IF([.E29]&gt;[.F29]; 1; 0)"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2090" calcext:value-type="float">
            <text:p>2090</text:p>
          </table:table-cell>
          <table:table-cell table:formula="of:=([.I29]-[.J29])*100/[.I29]" office:value-type="float" office:value="-5.55555555555556" calcext:value-type="float">
            <text:p>-5.5555555556</text:p>
          </table:table-cell>
          <table:table-cell table:formula="of:=IF([.I29]&gt;[.J29]; 1; 0)" office:value-type="float" office:value="0" calcext:value-type="float">
            <text:p>0</text:p>
          </table:table-cell>
          <table:table-cell office:value-type="float" office:value="18626" calcext:value-type="float">
            <text:p>18626</text:p>
          </table:table-cell>
          <table:table-cell office:value-type="float" office:value="16369" calcext:value-type="float">
            <text:p>16369</text:p>
          </table:table-cell>
          <table:table-cell table:formula="of:=([.M29]-[.N29])*100/[.M29]" office:value-type="float" office:value="12.1174702029421" calcext:value-type="float">
            <text:p>12.1174702029</text:p>
          </table:table-cell>
          <table:table-cell table:formula="of:=IF([.M29]&gt;[.N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2516" calcext:value-type="float">
            <text:p>2652516</text:p>
          </table:table-cell>
          <table:table-cell office:value-type="float" office:value="2582761" calcext:value-type="float">
            <text:p>2582761</text:p>
          </table:table-cell>
          <table:table-cell table:formula="of:=([.A30]-[.B30])*100/[.A30]" office:value-type="float" office:value="2.62976736049848" calcext:value-type="float">
            <text:p>2.6297673605</text:p>
          </table:table-cell>
          <table:table-cell table:formula="of:=IF([.A30]&gt;[.B30]; 1; 0)" office:value-type="float" office:value="1" calcext:value-type="float">
            <text:p>1</text:p>
          </table:table-cell>
          <table:table-cell office:value-type="float" office:value="541773" calcext:value-type="float">
            <text:p>541773</text:p>
          </table:table-cell>
          <table:table-cell office:value-type="float" office:value="507033" calcext:value-type="float">
            <text:p>507033</text:p>
          </table:table-cell>
          <table:table-cell table:formula="of:=([.E30]-[.F30])*100/[.E30]" office:value-type="float" office:value="6.41227968171171" calcext:value-type="float">
            <text:p>6.4122796817</text:p>
          </table:table-cell>
          <table:table-cell table:formula="of:=IF([.E30]&gt;[.F30]; 1; 0)" office:value-type="float" office:value="1" calcext:value-type="float">
            <text:p>1</text:p>
          </table:table-cell>
          <table:table-cell office:value-type="float" office:value="49230" calcext:value-type="float">
            <text:p>49230</text:p>
          </table:table-cell>
          <table:table-cell office:value-type="float" office:value="39980" calcext:value-type="float">
            <text:p>39980</text:p>
          </table:table-cell>
          <table:table-cell table:formula="of:=([.I30]-[.J30])*100/[.I30]" office:value-type="float" office:value="18.7893560836888" calcext:value-type="float">
            <text:p>18.7893560837</text:p>
          </table:table-cell>
          <table:table-cell table:formula="of:=IF([.I30]&gt;[.J30]; 1; 0)" office:value-type="float" office:value="1" calcext:value-type="float">
            <text:p>1</text:p>
          </table:table-cell>
          <table:table-cell office:value-type="float" office:value="186172" calcext:value-type="float">
            <text:p>186172</text:p>
          </table:table-cell>
          <table:table-cell office:value-type="float" office:value="165271" calcext:value-type="float">
            <text:p>165271</text:p>
          </table:table-cell>
          <table:table-cell table:formula="of:=([.M30]-[.N30])*100/[.M30]" office:value-type="float" office:value="11.2267150806781" calcext:value-type="float">
            <text:p>11.2267150807</text:p>
          </table:table-cell>
          <table:table-cell table:formula="of:=IF([.M30]&gt;[.N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513" calcext:value-type="float">
            <text:p>331513</text:p>
          </table:table-cell>
          <table:table-cell office:value-type="float" office:value="327457" calcext:value-type="float">
            <text:p>327457</text:p>
          </table:table-cell>
          <table:table-cell table:formula="of:=([.A31]-[.B31])*100/[.A31]" office:value-type="float" office:value="1.2234814321007" calcext:value-type="float">
            <text:p>1.2234814321</text:p>
          </table:table-cell>
          <table:table-cell table:formula="of:=IF([.A31]&gt;[.B31]; 1; 0)" office:value-type="float" office:value="1" calcext:value-type="float">
            <text:p>1</text:p>
          </table:table-cell>
          <table:table-cell office:value-type="float" office:value="58709" calcext:value-type="float">
            <text:p>58709</text:p>
          </table:table-cell>
          <table:table-cell office:value-type="float" office:value="58504" calcext:value-type="float">
            <text:p>58504</text:p>
          </table:table-cell>
          <table:table-cell table:formula="of:=([.E31]-[.F31])*100/[.E31]" office:value-type="float" office:value="0.34917985317413" calcext:value-type="float">
            <text:p>0.3491798532</text:p>
          </table:table-cell>
          <table:table-cell table:formula="of:=IF([.E31]&gt;[.F31]; 1; 0)" office:value-type="float" office:value="1" calcext:value-type="float">
            <text:p>1</text:p>
          </table:table-cell>
          <table:table-cell office:value-type="float" office:value="2106" calcext:value-type="float">
            <text:p>2106</text:p>
          </table:table-cell>
          <table:table-cell office:value-type="float" office:value="2231" calcext:value-type="float">
            <text:p>2231</text:p>
          </table:table-cell>
          <table:table-cell table:formula="of:=([.I31]-[.J31])*100/[.I31]" office:value-type="float" office:value="-5.93542260208927" calcext:value-type="float">
            <text:p>-5.9354226021</text:p>
          </table:table-cell>
          <table:table-cell table:formula="of:=IF([.I31]&gt;[.J31]; 1; 0)" office:value-type="float" office:value="0" calcext:value-type="float">
            <text:p>0</text:p>
          </table:table-cell>
          <table:table-cell office:value-type="float" office:value="19726" calcext:value-type="float">
            <text:p>19726</text:p>
          </table:table-cell>
          <table:table-cell office:value-type="float" office:value="19560" calcext:value-type="float">
            <text:p>19560</text:p>
          </table:table-cell>
          <table:table-cell table:formula="of:=([.M31]-[.N31])*100/[.M31]" office:value-type="float" office:value="0.841528946567981" calcext:value-type="float">
            <text:p>0.8415289466</text:p>
          </table:table-cell>
          <table:table-cell table:formula="of:=IF([.M31]&gt;[.N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2073" calcext:value-type="float">
            <text:p>2942073</text:p>
          </table:table-cell>
          <table:table-cell office:value-type="float" office:value="2678294" calcext:value-type="float">
            <text:p>2678294</text:p>
          </table:table-cell>
          <table:table-cell table:formula="of:=([.A32]-[.B32])*100/[.A32]" office:value-type="float" office:value="8.96575305915251" calcext:value-type="float">
            <text:p>8.9657530592</text:p>
          </table:table-cell>
          <table:table-cell table:formula="of:=IF([.A32]&gt;[.B32]; 1; 0)" office:value-type="float" office:value="1" calcext:value-type="float">
            <text:p>1</text:p>
          </table:table-cell>
          <table:table-cell office:value-type="float" office:value="539031" calcext:value-type="float">
            <text:p>539031</text:p>
          </table:table-cell>
          <table:table-cell office:value-type="float" office:value="505710" calcext:value-type="float">
            <text:p>505710</text:p>
          </table:table-cell>
          <table:table-cell table:formula="of:=([.E32]-[.F32])*100/[.E32]" office:value-type="float" office:value="6.18164817978929" calcext:value-type="float">
            <text:p>6.1816481798</text:p>
          </table:table-cell>
          <table:table-cell table:formula="of:=IF([.E32]&gt;[.F32]; 1; 0)" office:value-type="float" office:value="1" calcext:value-type="float">
            <text:p>1</text:p>
          </table:table-cell>
          <table:table-cell office:value-type="float" office:value="49139" calcext:value-type="float">
            <text:p>49139</text:p>
          </table:table-cell>
          <table:table-cell office:value-type="float" office:value="37871" calcext:value-type="float">
            <text:p>37871</text:p>
          </table:table-cell>
          <table:table-cell table:formula="of:=([.I32]-[.J32])*100/[.I32]" office:value-type="float" office:value="22.9308695740654" calcext:value-type="float">
            <text:p>22.9308695741</text:p>
          </table:table-cell>
          <table:table-cell table:formula="of:=IF([.I32]&gt;[.J32]; 1; 0)" office:value-type="float" office:value="1" calcext:value-type="float">
            <text:p>1</text:p>
          </table:table-cell>
          <table:table-cell office:value-type="float" office:value="183368" calcext:value-type="float">
            <text:p>183368</text:p>
          </table:table-cell>
          <table:table-cell office:value-type="float" office:value="164061" calcext:value-type="float">
            <text:p>164061</text:p>
          </table:table-cell>
          <table:table-cell table:formula="of:=([.M32]-[.N32])*100/[.M32]" office:value-type="float" office:value="10.5290999520091" calcext:value-type="float">
            <text:p>10.529099952</text:p>
          </table:table-cell>
          <table:table-cell table:formula="of:=IF([.M32]&gt;[.N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661" calcext:value-type="float">
            <text:p>430661</text:p>
          </table:table-cell>
          <table:table-cell office:value-type="float" office:value="432265" calcext:value-type="float">
            <text:p>432265</text:p>
          </table:table-cell>
          <table:table-cell table:formula="of:=([.A33]-[.B33])*100/[.A33]" office:value-type="float" office:value="-0.372450721100819" calcext:value-type="float">
            <text:p>-0.3724507211</text:p>
          </table:table-cell>
          <table:table-cell table:formula="of:=IF([.A33]&gt;[.B33]; 1; 0)" office:value-type="float" office:value="0" calcext:value-type="float">
            <text:p>0</text:p>
          </table:table-cell>
          <table:table-cell office:value-type="float" office:value="64166" calcext:value-type="float">
            <text:p>64166</text:p>
          </table:table-cell>
          <table:table-cell office:value-type="float" office:value="63734" calcext:value-type="float">
            <text:p>63734</text:p>
          </table:table-cell>
          <table:table-cell table:formula="of:=([.E33]-[.F33])*100/[.E33]" office:value-type="float" office:value="0.673253748090889" calcext:value-type="float">
            <text:p>0.6732537481</text:p>
          </table:table-cell>
          <table:table-cell table:formula="of:=IF([.E33]&gt;[.F33]; 1; 0)" office:value-type="float" office:value="1" calcext:value-type="float">
            <text:p>1</text:p>
          </table:table-cell>
          <table:table-cell office:value-type="float" office:value="4382" calcext:value-type="float">
            <text:p>4382</text:p>
          </table:table-cell>
          <table:table-cell office:value-type="float" office:value="2371" calcext:value-type="float">
            <text:p>2371</text:p>
          </table:table-cell>
          <table:table-cell table:formula="of:=([.I33]-[.J33])*100/[.I33]" office:value-type="float" office:value="45.8922866271109" calcext:value-type="float">
            <text:p>45.8922866271</text:p>
          </table:table-cell>
          <table:table-cell table:formula="of:=IF([.I33]&gt;[.J33]; 1; 0)" office:value-type="float" office:value="1" calcext:value-type="float">
            <text:p>1</text:p>
          </table:table-cell>
          <table:table-cell office:value-type="float" office:value="20807" calcext:value-type="float">
            <text:p>20807</text:p>
          </table:table-cell>
          <table:table-cell office:value-type="float" office:value="20607" calcext:value-type="float">
            <text:p>20607</text:p>
          </table:table-cell>
          <table:table-cell table:formula="of:=([.M33]-[.N33])*100/[.M33]" office:value-type="float" office:value="0.961214975729322" calcext:value-type="float">
            <text:p>0.9612149757</text:p>
          </table:table-cell>
          <table:table-cell table:formula="of:=IF([.M33]&gt;[.N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2085" calcext:value-type="float">
            <text:p>2532085</text:p>
          </table:table-cell>
          <table:table-cell office:value-type="float" office:value="2920318" calcext:value-type="float">
            <text:p>2920318</text:p>
          </table:table-cell>
          <table:table-cell table:formula="of:=([.A34]-[.B34])*100/[.A34]" office:value-type="float" office:value="-15.3325421539956" calcext:value-type="float">
            <text:p>-15.332542154</text:p>
          </table:table-cell>
          <table:table-cell table:formula="of:=IF([.A34]&gt;[.B34]; 1; 0)" office:value-type="float" office:value="0" calcext:value-type="float">
            <text:p>0</text:p>
          </table:table-cell>
          <table:table-cell office:value-type="float" office:value="450901" calcext:value-type="float">
            <text:p>450901</text:p>
          </table:table-cell>
          <table:table-cell office:value-type="float" office:value="503290" calcext:value-type="float">
            <text:p>503290</text:p>
          </table:table-cell>
          <table:table-cell table:formula="of:=([.E34]-[.F34])*100/[.E34]" office:value-type="float" office:value="-11.6187367071708" calcext:value-type="float">
            <text:p>-11.6187367072</text:p>
          </table:table-cell>
          <table:table-cell table:formula="of:=IF([.E34]&gt;[.F34]; 1; 0)" office:value-type="float" office:value="0" calcext:value-type="float">
            <text:p>0</text:p>
          </table:table-cell>
          <table:table-cell office:value-type="float" office:value="47185" calcext:value-type="float">
            <text:p>47185</text:p>
          </table:table-cell>
          <table:table-cell office:value-type="float" office:value="37585" calcext:value-type="float">
            <text:p>37585</text:p>
          </table:table-cell>
          <table:table-cell table:formula="of:=([.I34]-[.J34])*100/[.I34]" office:value-type="float" office:value="20.3454487654975" calcext:value-type="float">
            <text:p>20.3454487655</text:p>
          </table:table-cell>
          <table:table-cell table:formula="of:=IF([.I34]&gt;[.J34]; 1; 0)" office:value-type="float" office:value="1" calcext:value-type="float">
            <text:p>1</text:p>
          </table:table-cell>
          <table:table-cell office:value-type="float" office:value="185729" calcext:value-type="float">
            <text:p>185729</text:p>
          </table:table-cell>
          <table:table-cell office:value-type="float" office:value="163936" calcext:value-type="float">
            <text:p>163936</text:p>
          </table:table-cell>
          <table:table-cell table:formula="of:=([.M34]-[.N34])*100/[.M34]" office:value-type="float" office:value="11.733762632653" calcext:value-type="float">
            <text:p>11.7337626327</text:p>
          </table:table-cell>
          <table:table-cell table:formula="of:=IF([.M34]&gt;[.N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181" calcext:value-type="float">
            <text:p>461181</text:p>
          </table:table-cell>
          <table:table-cell office:value-type="float" office:value="458705" calcext:value-type="float">
            <text:p>458705</text:p>
          </table:table-cell>
          <table:table-cell table:formula="of:=([.A35]-[.B35])*100/[.A35]" office:value-type="float" office:value="0.536882482149091" calcext:value-type="float">
            <text:p>0.5368824821</text:p>
          </table:table-cell>
          <table:table-cell table:formula="of:=IF([.A35]&gt;[.B35]; 1; 0)" office:value-type="float" office:value="1" calcext:value-type="float">
            <text:p>1</text:p>
          </table:table-cell>
          <table:table-cell office:value-type="float" office:value="69968" calcext:value-type="float">
            <text:p>69968</text:p>
          </table:table-cell>
          <table:table-cell office:value-type="float" office:value="67477" calcext:value-type="float">
            <text:p>67477</text:p>
          </table:table-cell>
          <table:table-cell table:formula="of:=([.E35]-[.F35])*100/[.E35]" office:value-type="float" office:value="3.56019894809056" calcext:value-type="float">
            <text:p>3.5601989481</text:p>
          </table:table-cell>
          <table:table-cell table:formula="of:=IF([.E35]&gt;[.F35]; 1; 0)"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float" office:value="4530" calcext:value-type="float">
            <text:p>4530</text:p>
          </table:table-cell>
          <table:table-cell table:formula="of:=([.I35]-[.J35])*100/[.I35]" office:value-type="float" office:value="-90.897597977244" calcext:value-type="float">
            <text:p>-90.8975979772</text:p>
          </table:table-cell>
          <table:table-cell table:formula="of:=IF([.I35]&gt;[.J35]; 1; 0)" office:value-type="float" office:value="0" calcext:value-type="float">
            <text:p>0</text:p>
          </table:table-cell>
          <table:table-cell office:value-type="float" office:value="21912" calcext:value-type="float">
            <text:p>21912</text:p>
          </table:table-cell>
          <table:table-cell office:value-type="float" office:value="21639" calcext:value-type="float">
            <text:p>21639</text:p>
          </table:table-cell>
          <table:table-cell table:formula="of:=([.M35]-[.N35])*100/[.M35]" office:value-type="float" office:value="1.24589266155531" calcext:value-type="float">
            <text:p>1.2458926616</text:p>
          </table:table-cell>
          <table:table-cell table:formula="of:=IF([.M35]&gt;[.N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961" calcext:value-type="float">
            <text:p>2870961</text:p>
          </table:table-cell>
          <table:table-cell office:value-type="float" office:value="2919531" calcext:value-type="float">
            <text:p>2919531</text:p>
          </table:table-cell>
          <table:table-cell table:formula="of:=([.A36]-[.B36])*100/[.A36]" office:value-type="float" office:value="-1.69176801774737" calcext:value-type="float">
            <text:p>-1.6917680177</text:p>
          </table:table-cell>
          <table:table-cell table:formula="of:=IF([.A36]&gt;[.B36]; 1; 0)" office:value-type="float" office:value="0" calcext:value-type="float">
            <text:p>0</text:p>
          </table:table-cell>
          <table:table-cell office:value-type="float" office:value="538004" calcext:value-type="float">
            <text:p>538004</text:p>
          </table:table-cell>
          <table:table-cell office:value-type="float" office:value="502276" calcext:value-type="float">
            <text:p>502276</text:p>
          </table:table-cell>
          <table:table-cell table:formula="of:=([.E36]-[.F36])*100/[.E36]" office:value-type="float" office:value="6.6408428190125" calcext:value-type="float">
            <text:p>6.640842819</text:p>
          </table:table-cell>
          <table:table-cell table:formula="of:=IF([.E36]&gt;[.F36]; 1; 0)" office:value-type="float" office:value="1" calcext:value-type="float">
            <text:p>1</text:p>
          </table:table-cell>
          <table:table-cell office:value-type="float" office:value="47258" calcext:value-type="float">
            <text:p>47258</text:p>
          </table:table-cell>
          <table:table-cell office:value-type="float" office:value="31378" calcext:value-type="float">
            <text:p>31378</text:p>
          </table:table-cell>
          <table:table-cell table:formula="of:=([.I36]-[.J36])*100/[.I36]" office:value-type="float" office:value="33.6027762495239" calcext:value-type="float">
            <text:p>33.6027762495</text:p>
          </table:table-cell>
          <table:table-cell table:formula="of:=IF([.I36]&gt;[.J36]; 1; 0)" office:value-type="float" office:value="1" calcext:value-type="float">
            <text:p>1</text:p>
          </table:table-cell>
          <table:table-cell office:value-type="float" office:value="183982" calcext:value-type="float">
            <text:p>183982</text:p>
          </table:table-cell>
          <table:table-cell office:value-type="float" office:value="165208" calcext:value-type="float">
            <text:p>165208</text:p>
          </table:table-cell>
          <table:table-cell table:formula="of:=([.M36]-[.N36])*100/[.M36]" office:value-type="float" office:value="10.2042591123045" calcext:value-type="float">
            <text:p>10.2042591123</text:p>
          </table:table-cell>
          <table:table-cell table:formula="of:=IF([.M36]&gt;[.N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972" calcext:value-type="float">
            <text:p>491972</text:p>
          </table:table-cell>
          <table:table-cell office:value-type="float" office:value="485613" calcext:value-type="float">
            <text:p>485613</text:p>
          </table:table-cell>
          <table:table-cell table:formula="of:=([.A37]-[.B37])*100/[.A37]" office:value-type="float" office:value="1.29255323473694" calcext:value-type="float">
            <text:p>1.2925532347</text:p>
          </table:table-cell>
          <table:table-cell table:formula="of:=IF([.A37]&gt;[.B37]; 1; 0)" office:value-type="float" office:value="1" calcext:value-type="float">
            <text:p>1</text:p>
          </table:table-cell>
          <table:table-cell office:value-type="float" office:value="71078" calcext:value-type="float">
            <text:p>71078</text:p>
          </table:table-cell>
          <table:table-cell office:value-type="float" office:value="71177" calcext:value-type="float">
            <text:p>71177</text:p>
          </table:table-cell>
          <table:table-cell table:formula="of:=([.E37]-[.F37])*100/[.E37]" office:value-type="float" office:value="-0.139283603928079" calcext:value-type="float">
            <text:p>-0.1392836039</text:p>
          </table:table-cell>
          <table:table-cell table:formula="of:=IF([.E37]&gt;[.F37]; 1; 0)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648" calcext:value-type="float">
            <text:p>2648</text:p>
          </table:table-cell>
          <table:table-cell table:formula="of:=([.I37]-[.J37])*100/[.I37]" office:value-type="float" office:value="-5.92" calcext:value-type="float">
            <text:p>-5.92</text:p>
          </table:table-cell>
          <table:table-cell table:formula="of:=IF([.I37]&gt;[.J37]; 1; 0)" office:value-type="float" office:value="0" calcext:value-type="float">
            <text:p>0</text:p>
          </table:table-cell>
          <table:table-cell office:value-type="float" office:value="22916" calcext:value-type="float">
            <text:p>22916</text:p>
          </table:table-cell>
          <table:table-cell office:value-type="float" office:value="18630" calcext:value-type="float">
            <text:p>18630</text:p>
          </table:table-cell>
          <table:table-cell table:formula="of:=([.M37]-[.N37])*100/[.M37]" office:value-type="float" office:value="18.7030895444231" calcext:value-type="float">
            <text:p>18.7030895444</text:p>
          </table:table-cell>
          <table:table-cell table:formula="of:=IF([.M37]&gt;[.N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9375" calcext:value-type="float">
            <text:p>2929375</text:p>
          </table:table-cell>
          <table:table-cell office:value-type="float" office:value="2931644" calcext:value-type="float">
            <text:p>2931644</text:p>
          </table:table-cell>
          <table:table-cell table:formula="of:=([.A38]-[.B38])*100/[.A38]" office:value-type="float" office:value="-0.0774567953915084" calcext:value-type="float">
            <text:p>-0.0774567954</text:p>
          </table:table-cell>
          <table:table-cell table:formula="of:=IF([.A38]&gt;[.B38]; 1; 0)" office:value-type="float" office:value="0" calcext:value-type="float">
            <text:p>0</text:p>
          </table:table-cell>
          <table:table-cell office:value-type="float" office:value="462155" calcext:value-type="float">
            <text:p>462155</text:p>
          </table:table-cell>
          <table:table-cell office:value-type="float" office:value="406469" calcext:value-type="float">
            <text:p>406469</text:p>
          </table:table-cell>
          <table:table-cell table:formula="of:=([.E38]-[.F38])*100/[.E38]" office:value-type="float" office:value="12.0492042712943" calcext:value-type="float">
            <text:p>12.0492042713</text:p>
          </table:table-cell>
          <table:table-cell table:formula="of:=IF([.E38]&gt;[.F38]; 1; 0)" office:value-type="float" office:value="1" calcext:value-type="float">
            <text:p>1</text:p>
          </table:table-cell>
          <table:table-cell office:value-type="float" office:value="38964" calcext:value-type="float">
            <text:p>38964</text:p>
          </table:table-cell>
          <table:table-cell office:value-type="float" office:value="37198" calcext:value-type="float">
            <text:p>37198</text:p>
          </table:table-cell>
          <table:table-cell table:formula="of:=([.I38]-[.J38])*100/[.I38]" office:value-type="float" office:value="4.53238887177908" calcext:value-type="float">
            <text:p>4.5323888718</text:p>
          </table:table-cell>
          <table:table-cell table:formula="of:=IF([.I38]&gt;[.J38]; 1; 0)" office:value-type="float" office:value="1" calcext:value-type="float">
            <text:p>1</text:p>
          </table:table-cell>
          <table:table-cell office:value-type="float" office:value="157692" calcext:value-type="float">
            <text:p>157692</text:p>
          </table:table-cell>
          <table:table-cell office:value-type="float" office:value="132909" calcext:value-type="float">
            <text:p>132909</text:p>
          </table:table-cell>
          <table:table-cell table:formula="of:=([.M38]-[.N38])*100/[.M38]" office:value-type="float" office:value="15.7160794460087" calcext:value-type="float">
            <text:p>15.716079446</text:p>
          </table:table-cell>
          <table:table-cell table:formula="of:=IF([.M38]&gt;[.N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546" calcext:value-type="float">
            <text:p>518546</text:p>
          </table:table-cell>
          <table:table-cell office:value-type="float" office:value="493216" calcext:value-type="float">
            <text:p>493216</text:p>
          </table:table-cell>
          <table:table-cell table:formula="of:=([.A39]-[.B39])*100/[.A39]" office:value-type="float" office:value="4.88481253350715" calcext:value-type="float">
            <text:p>4.8848125335</text:p>
          </table:table-cell>
          <table:table-cell table:formula="of:=IF([.A39]&gt;[.B39]; 1; 0)" office:value-type="float" office:value="1" calcext:value-type="float">
            <text:p>1</text:p>
          </table:table-cell>
          <table:table-cell office:value-type="float" office:value="62666" calcext:value-type="float">
            <text:p>62666</text:p>
          </table:table-cell>
          <table:table-cell office:value-type="float" office:value="62264" calcext:value-type="float">
            <text:p>62264</text:p>
          </table:table-cell>
          <table:table-cell table:formula="of:=([.E39]-[.F39])*100/[.E39]" office:value-type="float" office:value="0.64149618612964" calcext:value-type="float">
            <text:p>0.6414961861</text:p>
          </table:table-cell>
          <table:table-cell table:formula="of:=IF([.E39]&gt;[.F39]; 1; 0)" office:value-type="float" office:value="1" calcext:value-type="float">
            <text:p>1</text:p>
          </table:table-cell>
          <table:table-cell office:value-type="float" office:value="2633" calcext:value-type="float">
            <text:p>2633</text:p>
          </table:table-cell>
          <table:table-cell office:value-type="float" office:value="4828" calcext:value-type="float">
            <text:p>4828</text:p>
          </table:table-cell>
          <table:table-cell table:formula="of:=([.I39]-[.J39])*100/[.I39]" office:value-type="float" office:value="-83.364982909229" calcext:value-type="float">
            <text:p>-83.3649829092</text:p>
          </table:table-cell>
          <table:table-cell table:formula="of:=IF([.I39]&gt;[.J39]; 1; 0)" office:value-type="float" office:value="0" calcext:value-type="float">
            <text:p>0</text:p>
          </table:table-cell>
          <table:table-cell office:value-type="float" office:value="24076" calcext:value-type="float">
            <text:p>24076</text:p>
          </table:table-cell>
          <table:table-cell office:value-type="float" office:value="25832" calcext:value-type="float">
            <text:p>25832</text:p>
          </table:table-cell>
          <table:table-cell table:formula="of:=([.M39]-[.N39])*100/[.M39]" office:value-type="float" office:value="-7.293570360525" calcext:value-type="float">
            <text:p>-7.2935703605</text:p>
          </table:table-cell>
          <table:table-cell table:formula="of:=IF([.M39]&gt;[.N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070" calcext:value-type="float">
            <text:p>2512070</text:p>
          </table:table-cell>
          <table:table-cell office:value-type="float" office:value="2599986" calcext:value-type="float">
            <text:p>2599986</text:p>
          </table:table-cell>
          <table:table-cell table:formula="of:=([.A40]-[.B40])*100/[.A40]" office:value-type="float" office:value="-3.49974323963902" calcext:value-type="float">
            <text:p>-3.4997432396</text:p>
          </table:table-cell>
          <table:table-cell table:formula="of:=IF([.A40]&gt;[.B40]; 1; 0)" office:value-type="float" office:value="0" calcext:value-type="float">
            <text:p>0</text:p>
          </table:table-cell>
          <table:table-cell office:value-type="float" office:value="437338" calcext:value-type="float">
            <text:p>437338</text:p>
          </table:table-cell>
          <table:table-cell office:value-type="float" office:value="501034" calcext:value-type="float">
            <text:p>501034</text:p>
          </table:table-cell>
          <table:table-cell table:formula="of:=([.E40]-[.F40])*100/[.E40]" office:value-type="float" office:value="-14.5644787326965" calcext:value-type="float">
            <text:p>-14.5644787327</text:p>
          </table:table-cell>
          <table:table-cell table:formula="of:=IF([.E40]&gt;[.F40]; 1; 0)" office:value-type="float" office:value="0" calcext:value-type="float">
            <text:p>0</text:p>
          </table:table-cell>
          <table:table-cell office:value-type="float" office:value="47131" calcext:value-type="float">
            <text:p>47131</text:p>
          </table:table-cell>
          <table:table-cell office:value-type="float" office:value="38964" calcext:value-type="float">
            <text:p>38964</text:p>
          </table:table-cell>
          <table:table-cell table:formula="of:=([.I40]-[.J40])*100/[.I40]" office:value-type="float" office:value="17.3282977233668" calcext:value-type="float">
            <text:p>17.3282977234</text:p>
          </table:table-cell>
          <table:table-cell table:formula="of:=IF([.I40]&gt;[.J40]; 1; 0)" office:value-type="float" office:value="1" calcext:value-type="float">
            <text:p>1</text:p>
          </table:table-cell>
          <table:table-cell office:value-type="float" office:value="184421" calcext:value-type="float">
            <text:p>184421</text:p>
          </table:table-cell>
          <table:table-cell office:value-type="float" office:value="163042" calcext:value-type="float">
            <text:p>163042</text:p>
          </table:table-cell>
          <table:table-cell table:formula="of:=([.M40]-[.N40])*100/[.M40]" office:value-type="float" office:value="11.5924976005986" calcext:value-type="float">
            <text:p>11.5924976006</text:p>
          </table:table-cell>
          <table:table-cell table:formula="of:=IF([.M40]&gt;[.N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785" calcext:value-type="float">
            <text:p>548785</text:p>
          </table:table-cell>
          <table:table-cell office:value-type="float" office:value="545981" calcext:value-type="float">
            <text:p>545981</text:p>
          </table:table-cell>
          <table:table-cell table:formula="of:=([.A41]-[.B41])*100/[.A41]" office:value-type="float" office:value="0.510946909992073" calcext:value-type="float">
            <text:p>0.51094691</text:p>
          </table:table-cell>
          <table:table-cell table:formula="of:=IF([.A41]&gt;[.B41]; 1; 0)" office:value-type="float" office:value="1" calcext:value-type="float">
            <text:p>1</text:p>
          </table:table-cell>
          <table:table-cell office:value-type="float" office:value="80652" calcext:value-type="float">
            <text:p>80652</text:p>
          </table:table-cell>
          <table:table-cell office:value-type="float" office:value="81138" calcext:value-type="float">
            <text:p>81138</text:p>
          </table:table-cell>
          <table:table-cell table:formula="of:=([.E41]-[.F41])*100/[.E41]" office:value-type="float" office:value="-0.602588900461241" calcext:value-type="float">
            <text:p>-0.6025889005</text:p>
          </table:table-cell>
          <table:table-cell table:formula="of:=IF([.E41]&gt;[.F41]; 1; 0)"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4947" calcext:value-type="float">
            <text:p>4947</text:p>
          </table:table-cell>
          <table:table-cell table:formula="of:=([.I41]-[.J41])*100/[.I41]" office:value-type="float" office:value="-78.9797395079595" calcext:value-type="float">
            <text:p>-78.979739508</text:p>
          </table:table-cell>
          <table:table-cell table:formula="of:=IF([.I41]&gt;[.J41]; 1; 0)" office:value-type="float" office:value="0" calcext:value-type="float">
            <text:p>0</text:p>
          </table:table-cell>
          <table:table-cell office:value-type="float" office:value="27170" calcext:value-type="float">
            <text:p>27170</text:p>
          </table:table-cell>
          <table:table-cell office:value-type="float" office:value="24875" calcext:value-type="float">
            <text:p>24875</text:p>
          </table:table-cell>
          <table:table-cell table:formula="of:=([.M41]-[.N41])*100/[.M41]" office:value-type="float" office:value="8.44681634155318" calcext:value-type="float">
            <text:p>8.4468163416</text:p>
          </table:table-cell>
          <table:table-cell table:formula="of:=IF([.M41]&gt;[.N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1521" calcext:value-type="float">
            <text:p>2941521</text:p>
          </table:table-cell>
          <table:table-cell office:value-type="float" office:value="2553042" calcext:value-type="float">
            <text:p>2553042</text:p>
          </table:table-cell>
          <table:table-cell table:formula="of:=([.A42]-[.B42])*100/[.A42]" office:value-type="float" office:value="13.2067389625979" calcext:value-type="float">
            <text:p>13.2067389626</text:p>
          </table:table-cell>
          <table:table-cell table:formula="of:=IF([.A42]&gt;[.B42]; 1; 0)" office:value-type="float" office:value="1" calcext:value-type="float">
            <text:p>1</text:p>
          </table:table-cell>
          <table:table-cell office:value-type="float" office:value="541547" calcext:value-type="float">
            <text:p>541547</text:p>
          </table:table-cell>
          <table:table-cell office:value-type="float" office:value="500400" calcext:value-type="float">
            <text:p>500400</text:p>
          </table:table-cell>
          <table:table-cell table:formula="of:=([.E42]-[.F42])*100/[.E42]" office:value-type="float" office:value="7.5980478148711" calcext:value-type="float">
            <text:p>7.5980478149</text:p>
          </table:table-cell>
          <table:table-cell table:formula="of:=IF([.E42]&gt;[.F42]; 1; 0)" office:value-type="float" office:value="1" calcext:value-type="float">
            <text:p>1</text:p>
          </table:table-cell>
          <table:table-cell office:value-type="float" office:value="47178" calcext:value-type="float">
            <text:p>47178</text:p>
          </table:table-cell>
          <table:table-cell office:value-type="float" office:value="39004" calcext:value-type="float">
            <text:p>39004</text:p>
          </table:table-cell>
          <table:table-cell table:formula="of:=([.I42]-[.J42])*100/[.I42]" office:value-type="float" office:value="17.3258722285811" calcext:value-type="float">
            <text:p>17.3258722286</text:p>
          </table:table-cell>
          <table:table-cell table:formula="of:=IF([.I42]&gt;[.J42]; 1; 0)" office:value-type="float" office:value="1" calcext:value-type="float">
            <text:p>1</text:p>
          </table:table-cell>
          <table:table-cell office:value-type="float" office:value="184492" calcext:value-type="float">
            <text:p>184492</text:p>
          </table:table-cell>
          <table:table-cell office:value-type="float" office:value="132299" calcext:value-type="float">
            <text:p>132299</text:p>
          </table:table-cell>
          <table:table-cell table:formula="of:=([.M42]-[.N42])*100/[.M42]" office:value-type="float" office:value="28.2901155605663" calcext:value-type="float">
            <text:p>28.2901155606</text:p>
          </table:table-cell>
          <table:table-cell table:formula="of:=IF([.M42]&gt;[.N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596" calcext:value-type="float">
            <text:p>573596</text:p>
          </table:table-cell>
          <table:table-cell office:value-type="float" office:value="510234" calcext:value-type="float">
            <text:p>510234</text:p>
          </table:table-cell>
          <table:table-cell table:formula="of:=([.A43]-[.B43])*100/[.A43]" office:value-type="float" office:value="11.0464508120698" calcext:value-type="float">
            <text:p>11.0464508121</text:p>
          </table:table-cell>
          <table:table-cell table:formula="of:=IF([.A43]&gt;[.B43]; 1; 0)" office:value-type="float" office:value="1" calcext:value-type="float">
            <text:p>1</text:p>
          </table:table-cell>
          <table:table-cell office:value-type="float" office:value="85829" calcext:value-type="float">
            <text:p>85829</text:p>
          </table:table-cell>
          <table:table-cell office:value-type="float" office:value="88581" calcext:value-type="float">
            <text:p>88581</text:p>
          </table:table-cell>
          <table:table-cell table:formula="of:=([.E43]-[.F43])*100/[.E43]" office:value-type="float" office:value="-3.20637546749933" calcext:value-type="float">
            <text:p>-3.2063754675</text:p>
          </table:table-cell>
          <table:table-cell table:formula="of:=IF([.E43]&gt;[.F43]; 1; 0)"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5100" calcext:value-type="float">
            <text:p>5100</text:p>
          </table:table-cell>
          <table:table-cell table:formula="of:=([.I43]-[.J43])*100/[.I43]" office:value-type="float" office:value="-76.6539660547281" calcext:value-type="float">
            <text:p>-76.6539660547</text:p>
          </table:table-cell>
          <table:table-cell table:formula="of:=IF([.I43]&gt;[.J43]; 1; 0)" office:value-type="float" office:value="0" calcext:value-type="float">
            <text:p>0</text:p>
          </table:table-cell>
          <table:table-cell office:value-type="float" office:value="26294" calcext:value-type="float">
            <text:p>26294</text:p>
          </table:table-cell>
          <table:table-cell office:value-type="float" office:value="27977" calcext:value-type="float">
            <text:p>27977</text:p>
          </table:table-cell>
          <table:table-cell table:formula="of:=([.M43]-[.N43])*100/[.M43]" office:value-type="float" office:value="-6.40069977941736" calcext:value-type="float">
            <text:p>-6.4006997794</text:p>
          </table:table-cell>
          <table:table-cell table:formula="of:=IF([.M43]&gt;[.N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702" calcext:value-type="float">
            <text:p>2625702</text:p>
          </table:table-cell>
          <table:table-cell office:value-type="float" office:value="2414765" calcext:value-type="float">
            <text:p>2414765</text:p>
          </table:table-cell>
          <table:table-cell table:formula="of:=([.A44]-[.B44])*100/[.A44]" office:value-type="float" office:value="8.03354683814081" calcext:value-type="float">
            <text:p>8.0335468381</text:p>
          </table:table-cell>
          <table:table-cell table:formula="of:=IF([.A44]&gt;[.B44]; 1; 0)" office:value-type="float" office:value="1" calcext:value-type="float">
            <text:p>1</text:p>
          </table:table-cell>
          <table:table-cell office:value-type="float" office:value="540140" calcext:value-type="float">
            <text:p>540140</text:p>
          </table:table-cell>
          <table:table-cell office:value-type="float" office:value="497851" calcext:value-type="float">
            <text:p>497851</text:p>
          </table:table-cell>
          <table:table-cell table:formula="of:=([.E44]-[.F44])*100/[.E44]" office:value-type="float" office:value="7.82926648646647" calcext:value-type="float">
            <text:p>7.8292664865</text:p>
          </table:table-cell>
          <table:table-cell table:formula="of:=IF([.E44]&gt;[.F44]; 1; 0)" office:value-type="float" office:value="1" calcext:value-type="float">
            <text:p>1</text:p>
          </table:table-cell>
          <table:table-cell office:value-type="float" office:value="47153" calcext:value-type="float">
            <text:p>47153</text:p>
          </table:table-cell>
          <table:table-cell office:value-type="float" office:value="38580" calcext:value-type="float">
            <text:p>38580</text:p>
          </table:table-cell>
          <table:table-cell table:formula="of:=([.I44]-[.J44])*100/[.I44]" office:value-type="float" office:value="18.1812397938625" calcext:value-type="float">
            <text:p>18.1812397939</text:p>
          </table:table-cell>
          <table:table-cell table:formula="of:=IF([.I44]&gt;[.J44]; 1; 0)" office:value-type="float" office:value="1" calcext:value-type="float">
            <text:p>1</text:p>
          </table:table-cell>
          <table:table-cell office:value-type="float" office:value="183640" calcext:value-type="float">
            <text:p>183640</text:p>
          </table:table-cell>
          <table:table-cell office:value-type="float" office:value="162370" calcext:value-type="float">
            <text:p>162370</text:p>
          </table:table-cell>
          <table:table-cell table:formula="of:=([.M44]-[.N44])*100/[.M44]" office:value-type="float" office:value="11.5824439120017" calcext:value-type="float">
            <text:p>11.582443912</text:p>
          </table:table-cell>
          <table:table-cell table:formula="of:=IF([.M44]&gt;[.N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339" calcext:value-type="float">
            <text:p>607339</text:p>
          </table:table-cell>
          <table:table-cell office:value-type="float" office:value="602215" calcext:value-type="float">
            <text:p>602215</text:p>
          </table:table-cell>
          <table:table-cell table:formula="of:=([.A45]-[.B45])*100/[.A45]" office:value-type="float" office:value="0.843680382784573" calcext:value-type="float">
            <text:p>0.8436803828</text:p>
          </table:table-cell>
          <table:table-cell table:formula="of:=IF([.A45]&gt;[.B45]; 1; 0)" office:value-type="float" office:value="1" calcext:value-type="float">
            <text:p>1</text:p>
          </table:table-cell>
          <table:table-cell office:value-type="float" office:value="89761" calcext:value-type="float">
            <text:p>89761</text:p>
          </table:table-cell>
          <table:table-cell office:value-type="float" office:value="91586" calcext:value-type="float">
            <text:p>91586</text:p>
          </table:table-cell>
          <table:table-cell table:formula="of:=([.E45]-[.F45])*100/[.E45]" office:value-type="float" office:value="-2.03317699223494" calcext:value-type="float">
            <text:p>-2.0331769922</text:p>
          </table:table-cell>
          <table:table-cell table:formula="of:=IF([.E45]&gt;[.F45]; 1; 0)"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202" calcext:value-type="float">
            <text:p>3202</text:p>
          </table:table-cell>
          <table:table-cell table:formula="of:=([.I45]-[.J45])*100/[.I45]" office:value-type="float" office:value="-6.09675281643472" calcext:value-type="float">
            <text:p>-6.0967528164</text:p>
          </table:table-cell>
          <table:table-cell table:formula="of:=IF([.I45]&gt;[.J45]; 1; 0)" office:value-type="float" office:value="0" calcext:value-type="float">
            <text:p>0</text:p>
          </table:table-cell>
          <table:table-cell office:value-type="float" office:value="23267" calcext:value-type="float">
            <text:p>23267</text:p>
          </table:table-cell>
          <table:table-cell office:value-type="float" office:value="29165" calcext:value-type="float">
            <text:p>29165</text:p>
          </table:table-cell>
          <table:table-cell table:formula="of:=([.M45]-[.N45])*100/[.M45]" office:value-type="float" office:value="-25.3492070314179" calcext:value-type="float">
            <text:p>-25.3492070314</text:p>
          </table:table-cell>
          <table:table-cell table:formula="of:=IF([.M45]&gt;[.N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786" calcext:value-type="float">
            <text:p>2720786</text:p>
          </table:table-cell>
          <table:table-cell office:value-type="float" office:value="2921201" calcext:value-type="float">
            <text:p>2921201</text:p>
          </table:table-cell>
          <table:table-cell table:formula="of:=([.A46]-[.B46])*100/[.A46]" office:value-type="float" office:value="-7.3660699518448" calcext:value-type="float">
            <text:p>-7.3660699518</text:p>
          </table:table-cell>
          <table:table-cell table:formula="of:=IF([.A46]&gt;[.B46]; 1; 0)" office:value-type="float" office:value="0" calcext:value-type="float">
            <text:p>0</text:p>
          </table:table-cell>
          <table:table-cell office:value-type="float" office:value="538516" calcext:value-type="float">
            <text:p>538516</text:p>
          </table:table-cell>
          <table:table-cell office:value-type="float" office:value="498450" calcext:value-type="float">
            <text:p>498450</text:p>
          </table:table-cell>
          <table:table-cell table:formula="of:=([.E46]-[.F46])*100/[.E46]" office:value-type="float" office:value="7.44007606087841" calcext:value-type="float">
            <text:p>7.4400760609</text:p>
          </table:table-cell>
          <table:table-cell table:formula="of:=IF([.E46]&gt;[.F46]; 1; 0)" office:value-type="float" office:value="1" calcext:value-type="float">
            <text:p>1</text:p>
          </table:table-cell>
          <table:table-cell office:value-type="float" office:value="49144" calcext:value-type="float">
            <text:p>49144</text:p>
          </table:table-cell>
          <table:table-cell office:value-type="float" office:value="36388" calcext:value-type="float">
            <text:p>36388</text:p>
          </table:table-cell>
          <table:table-cell table:formula="of:=([.I46]-[.J46])*100/[.I46]" office:value-type="float" office:value="25.9563731076021" calcext:value-type="float">
            <text:p>25.9563731076</text:p>
          </table:table-cell>
          <table:table-cell table:formula="of:=IF([.I46]&gt;[.J46]; 1; 0)" office:value-type="float" office:value="1" calcext:value-type="float">
            <text:p>1</text:p>
          </table:table-cell>
          <table:table-cell office:value-type="float" office:value="183563" calcext:value-type="float">
            <text:p>183563</text:p>
          </table:table-cell>
          <table:table-cell office:value-type="float" office:value="161777" calcext:value-type="float">
            <text:p>161777</text:p>
          </table:table-cell>
          <table:table-cell table:formula="of:=([.M46]-[.N46])*100/[.M46]" office:value-type="float" office:value="11.8684048528298" calcext:value-type="float">
            <text:p>11.8684048528</text:p>
          </table:table-cell>
          <table:table-cell table:formula="of:=IF([.M46]&gt;[.N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866" calcext:value-type="float">
            <text:p>631866</text:p>
          </table:table-cell>
          <table:table-cell office:value-type="float" office:value="595029" calcext:value-type="float">
            <text:p>595029</text:p>
          </table:table-cell>
          <table:table-cell table:formula="of:=([.A47]-[.B47])*100/[.A47]" office:value-type="float" office:value="5.8298753216663" calcext:value-type="float">
            <text:p>5.8298753217</text:p>
          </table:table-cell>
          <table:table-cell table:formula="of:=IF([.A47]&gt;[.B47]; 1; 0)" office:value-type="float" office:value="1" calcext:value-type="float">
            <text:p>1</text:p>
          </table:table-cell>
          <table:table-cell office:value-type="float" office:value="95464" calcext:value-type="float">
            <text:p>95464</text:p>
          </table:table-cell>
          <table:table-cell office:value-type="float" office:value="94577" calcext:value-type="float">
            <text:p>94577</text:p>
          </table:table-cell>
          <table:table-cell table:formula="of:=([.E47]-[.F47])*100/[.E47]" office:value-type="float" office:value="0.929146065532557" calcext:value-type="float">
            <text:p>0.9291460655</text:p>
          </table:table-cell>
          <table:table-cell table:formula="of:=IF([.E47]&gt;[.F47]; 1; 0)" office:value-type="float" office:value="1" calcext:value-type="float">
            <text:p>1</text:p>
          </table:table-cell>
          <table:table-cell office:value-type="float" office:value="3144" calcext:value-type="float">
            <text:p>3144</text:p>
          </table:table-cell>
          <table:table-cell office:value-type="float" office:value="3349" calcext:value-type="float">
            <text:p>3349</text:p>
          </table:table-cell>
          <table:table-cell table:formula="of:=([.I47]-[.J47])*100/[.I47]" office:value-type="float" office:value="-6.52035623409669" calcext:value-type="float">
            <text:p>-6.5203562341</text:p>
          </table:table-cell>
          <table:table-cell table:formula="of:=IF([.I47]&gt;[.J47]; 1; 0)" office:value-type="float" office:value="0" calcext:value-type="float">
            <text:p>0</text:p>
          </table:table-cell>
          <table:table-cell office:value-type="float" office:value="30405" calcext:value-type="float">
            <text:p>30405</text:p>
          </table:table-cell>
          <table:table-cell office:value-type="float" office:value="30221" calcext:value-type="float">
            <text:p>30221</text:p>
          </table:table-cell>
          <table:table-cell table:formula="of:=([.M47]-[.N47])*100/[.M47]" office:value-type="float" office:value="0.605163624403881" calcext:value-type="float">
            <text:p>0.6051636244</text:p>
          </table:table-cell>
          <table:table-cell table:formula="of:=IF([.M47]&gt;[.N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9778" calcext:value-type="float">
            <text:p>2659778</text:p>
          </table:table-cell>
          <table:table-cell office:value-type="float" office:value="2816432" calcext:value-type="float">
            <text:p>2816432</text:p>
          </table:table-cell>
          <table:table-cell table:formula="of:=([.A48]-[.B48])*100/[.A48]" office:value-type="float" office:value="-5.88973967000253" calcext:value-type="float">
            <text:p>-5.88973967</text:p>
          </table:table-cell>
          <table:table-cell table:formula="of:=IF([.A48]&gt;[.B48]; 1; 0)" office:value-type="float" office:value="0" calcext:value-type="float">
            <text:p>0</text:p>
          </table:table-cell>
          <table:table-cell office:value-type="float" office:value="480860" calcext:value-type="float">
            <text:p>480860</text:p>
          </table:table-cell>
          <table:table-cell office:value-type="float" office:value="490915" calcext:value-type="float">
            <text:p>490915</text:p>
          </table:table-cell>
          <table:table-cell table:formula="of:=([.E48]-[.F48])*100/[.E48]" office:value-type="float" office:value="-2.09104521066423" calcext:value-type="float">
            <text:p>-2.0910452107</text:p>
          </table:table-cell>
          <table:table-cell table:formula="of:=IF([.E48]&gt;[.F48]; 1; 0)" office:value-type="float" office:value="0" calcext:value-type="float">
            <text:p>0</text:p>
          </table:table-cell>
          <table:table-cell office:value-type="float" office:value="49190" calcext:value-type="float">
            <text:p>49190</text:p>
          </table:table-cell>
          <table:table-cell office:value-type="float" office:value="36147" calcext:value-type="float">
            <text:p>36147</text:p>
          </table:table-cell>
          <table:table-cell table:formula="of:=([.I48]-[.J48])*100/[.I48]" office:value-type="float" office:value="26.5155519414515" calcext:value-type="float">
            <text:p>26.5155519415</text:p>
          </table:table-cell>
          <table:table-cell table:formula="of:=IF([.I48]&gt;[.J48]; 1; 0)" office:value-type="float" office:value="1" calcext:value-type="float">
            <text:p>1</text:p>
          </table:table-cell>
          <table:table-cell office:value-type="float" office:value="183492" calcext:value-type="float">
            <text:p>183492</text:p>
          </table:table-cell>
          <table:table-cell office:value-type="float" office:value="131357" calcext:value-type="float">
            <text:p>131357</text:p>
          </table:table-cell>
          <table:table-cell table:formula="of:=([.M48]-[.N48])*100/[.M48]" office:value-type="float" office:value="28.4126828417588" calcext:value-type="float">
            <text:p>28.4126828418</text:p>
          </table:table-cell>
          <table:table-cell table:formula="of:=IF([.M48]&gt;[.N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742" calcext:value-type="float">
            <text:p>557742</text:p>
          </table:table-cell>
          <table:table-cell office:value-type="float" office:value="659967" calcext:value-type="float">
            <text:p>659967</text:p>
          </table:table-cell>
          <table:table-cell table:formula="of:=([.A49]-[.B49])*100/[.A49]" office:value-type="float" office:value="-18.3283668793098" calcext:value-type="float">
            <text:p>-18.3283668793</text:p>
          </table:table-cell>
          <table:table-cell table:formula="of:=IF([.A49]&gt;[.B49]; 1; 0)" office:value-type="float" office:value="0" calcext:value-type="float">
            <text:p>0</text:p>
          </table:table-cell>
          <table:table-cell office:value-type="float" office:value="98553" calcext:value-type="float">
            <text:p>98553</text:p>
          </table:table-cell>
          <table:table-cell office:value-type="float" office:value="98227" calcext:value-type="float">
            <text:p>98227</text:p>
          </table:table-cell>
          <table:table-cell table:formula="of:=([.E49]-[.F49])*100/[.E49]" office:value-type="float" office:value="0.330786480370968" calcext:value-type="float">
            <text:p>0.3307864804</text:p>
          </table:table-cell>
          <table:table-cell table:formula="of:=IF([.E49]&gt;[.F49]; 1; 0)" office:value-type="float" office:value="1" calcext:value-type="float">
            <text:p>1</text:p>
          </table:table-cell>
          <table:table-cell office:value-type="float" office:value="5293" calcext:value-type="float">
            <text:p>5293</text:p>
          </table:table-cell>
          <table:table-cell office:value-type="float" office:value="3486" calcext:value-type="float">
            <text:p>3486</text:p>
          </table:table-cell>
          <table:table-cell table:formula="of:=([.I49]-[.J49])*100/[.I49]" office:value-type="float" office:value="34.139429435103" calcext:value-type="float">
            <text:p>34.1394294351</text:p>
          </table:table-cell>
          <table:table-cell table:formula="of:=IF([.I49]&gt;[.J49]; 1; 0)" office:value-type="float" office:value="1" calcext:value-type="float">
            <text:p>1</text:p>
          </table:table-cell>
          <table:table-cell office:value-type="float" office:value="31534" calcext:value-type="float">
            <text:p>31534</text:p>
          </table:table-cell>
          <table:table-cell office:value-type="float" office:value="31296" calcext:value-type="float">
            <text:p>31296</text:p>
          </table:table-cell>
          <table:table-cell table:formula="of:=([.M49]-[.N49])*100/[.M49]" office:value-type="float" office:value="0.754740914568402" calcext:value-type="float">
            <text:p>0.7547409146</text:p>
          </table:table-cell>
          <table:table-cell table:formula="of:=IF([.M49]&gt;[.N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4092" calcext:value-type="float">
            <text:p>2684092</text:p>
          </table:table-cell>
          <table:table-cell office:value-type="float" office:value="2396389" calcext:value-type="float">
            <text:p>2396389</text:p>
          </table:table-cell>
          <table:table-cell table:formula="of:=([.A50]-[.B50])*100/[.A50]" office:value-type="float" office:value="10.7188203683033" calcext:value-type="float">
            <text:p>10.7188203683</text:p>
          </table:table-cell>
          <table:table-cell table:formula="of:=IF([.A50]&gt;[.B50]; 1; 0)" office:value-type="float" office:value="1" calcext:value-type="float">
            <text:p>1</text:p>
          </table:table-cell>
          <table:table-cell office:value-type="float" office:value="464274" calcext:value-type="float">
            <text:p>464274</text:p>
          </table:table-cell>
          <table:table-cell office:value-type="float" office:value="495415" calcext:value-type="float">
            <text:p>495415</text:p>
          </table:table-cell>
          <table:table-cell table:formula="of:=([.E50]-[.F50])*100/[.E50]" office:value-type="float" office:value="-6.7074615421066" calcext:value-type="float">
            <text:p>-6.7074615421</text:p>
          </table:table-cell>
          <table:table-cell table:formula="of:=IF([.E50]&gt;[.F50]; 1; 0)" office:value-type="float" office:value="0" calcext:value-type="float">
            <text:p>0</text:p>
          </table:table-cell>
          <table:table-cell office:value-type="float" office:value="49144" calcext:value-type="float">
            <text:p>49144</text:p>
          </table:table-cell>
          <table:table-cell office:value-type="float" office:value="35935" calcext:value-type="float">
            <text:p>35935</text:p>
          </table:table-cell>
          <table:table-cell table:formula="of:=([.I50]-[.J50])*100/[.I50]" office:value-type="float" office:value="26.8781539964187" calcext:value-type="float">
            <text:p>26.8781539964</text:p>
          </table:table-cell>
          <table:table-cell table:formula="of:=IF([.I50]&gt;[.J50]; 1; 0)" office:value-type="float" office:value="1" calcext:value-type="float">
            <text:p>1</text:p>
          </table:table-cell>
          <table:table-cell office:value-type="float" office:value="183518" calcext:value-type="float">
            <text:p>183518</text:p>
          </table:table-cell>
          <table:table-cell office:value-type="float" office:value="161368" calcext:value-type="float">
            <text:p>161368</text:p>
          </table:table-cell>
          <table:table-cell table:formula="of:=([.M50]-[.N50])*100/[.M50]" office:value-type="float" office:value="12.0696607417256" calcext:value-type="float">
            <text:p>12.0696607417</text:p>
          </table:table-cell>
          <table:table-cell table:formula="of:=IF([.M50]&gt;[.N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719" calcext:value-type="float">
            <text:p>689719</text:p>
          </table:table-cell>
          <table:table-cell office:value-type="float" office:value="686392" calcext:value-type="float">
            <text:p>686392</text:p>
          </table:table-cell>
          <table:table-cell table:formula="of:=([.A51]-[.B51])*100/[.A51]" office:value-type="float" office:value="0.482370356623494" calcext:value-type="float">
            <text:p>0.4823703566</text:p>
          </table:table-cell>
          <table:table-cell table:formula="of:=IF([.A51]&gt;[.B51]; 1; 0)" office:value-type="float" office:value="1" calcext:value-type="float">
            <text:p>1</text:p>
          </table:table-cell>
          <table:table-cell office:value-type="float" office:value="104017" calcext:value-type="float">
            <text:p>104017</text:p>
          </table:table-cell>
          <table:table-cell office:value-type="float" office:value="101648" calcext:value-type="float">
            <text:p>101648</text:p>
          </table:table-cell>
          <table:table-cell table:formula="of:=([.E51]-[.F51])*100/[.E51]" office:value-type="float" office:value="2.27751232971533" calcext:value-type="float">
            <text:p>2.2775123297</text:p>
          </table:table-cell>
          <table:table-cell table:formula="of:=IF([.E51]&gt;[.F51]; 1; 0)" office:value-type="float" office:value="1" calcext:value-type="float">
            <text:p>1</text:p>
          </table:table-cell>
          <table:table-cell office:value-type="float" office:value="5416" calcext:value-type="float">
            <text:p>5416</text:p>
          </table:table-cell>
          <table:table-cell office:value-type="float" office:value="3635" calcext:value-type="float">
            <text:p>3635</text:p>
          </table:table-cell>
          <table:table-cell table:formula="of:=([.I51]-[.J51])*100/[.I51]" office:value-type="float" office:value="32.884047267356" calcext:value-type="float">
            <text:p>32.8840472674</text:p>
          </table:table-cell>
          <table:table-cell table:formula="of:=IF([.I51]&gt;[.J51]; 1; 0)" office:value-type="float" office:value="1" calcext:value-type="float">
            <text:p>1</text:p>
          </table:table-cell>
          <table:table-cell office:value-type="float" office:value="32590" calcext:value-type="float">
            <text:p>32590</text:p>
          </table:table-cell>
          <table:table-cell office:value-type="float" office:value="32349" calcext:value-type="float">
            <text:p>32349</text:p>
          </table:table-cell>
          <table:table-cell table:formula="of:=([.M51]-[.N51])*100/[.M51]" office:value-type="float" office:value="0.739490641301013" calcext:value-type="float">
            <text:p>0.7394906413</text:p>
          </table:table-cell>
          <table:table-cell table:formula="of:=IF([.M51]&gt;[.N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4932" calcext:value-type="float">
            <text:p>2944932</text:p>
          </table:table-cell>
          <table:table-cell office:value-type="float" office:value="2482193" calcext:value-type="float">
            <text:p>2482193</text:p>
          </table:table-cell>
          <table:table-cell table:formula="of:=([.A52]-[.B52])*100/[.A52]" office:value-type="float" office:value="15.713062305004" calcext:value-type="float">
            <text:p>15.713062305</text:p>
          </table:table-cell>
          <table:table-cell table:formula="of:=IF([.A52]&gt;[.B52]; 1; 0)" office:value-type="float" office:value="1" calcext:value-type="float">
            <text:p>1</text:p>
          </table:table-cell>
          <table:table-cell office:value-type="float" office:value="538999" calcext:value-type="float">
            <text:p>538999</text:p>
          </table:table-cell>
          <table:table-cell office:value-type="float" office:value="497481" calcext:value-type="float">
            <text:p>497481</text:p>
          </table:table-cell>
          <table:table-cell table:formula="of:=([.E52]-[.F52])*100/[.E52]" office:value-type="float" office:value="7.7027972222583" calcext:value-type="float">
            <text:p>7.7027972223</text:p>
          </table:table-cell>
          <table:table-cell table:formula="of:=IF([.E52]&gt;[.F52]; 1; 0)" office:value-type="float" office:value="1" calcext:value-type="float">
            <text:p>1</text:p>
          </table:table-cell>
          <table:table-cell office:value-type="float" office:value="49185" calcext:value-type="float">
            <text:p>49185</text:p>
          </table:table-cell>
          <table:table-cell office:value-type="float" office:value="35733" calcext:value-type="float">
            <text:p>35733</text:p>
          </table:table-cell>
          <table:table-cell table:formula="of:=([.I52]-[.J52])*100/[.I52]" office:value-type="float" office:value="27.349801768832" calcext:value-type="float">
            <text:p>27.3498017688</text:p>
          </table:table-cell>
          <table:table-cell table:formula="of:=IF([.I52]&gt;[.J52]; 1; 0)" office:value-type="float" office:value="1" calcext:value-type="float">
            <text:p>1</text:p>
          </table:table-cell>
          <table:table-cell office:value-type="float" office:value="183779" calcext:value-type="float">
            <text:p>183779</text:p>
          </table:table-cell>
          <table:table-cell office:value-type="float" office:value="161613" calcext:value-type="float">
            <text:p>161613</text:p>
          </table:table-cell>
          <table:table-cell table:formula="of:=([.M52]-[.N52])*100/[.M52]" office:value-type="float" office:value="12.0612257113163" calcext:value-type="float">
            <text:p>12.0612257113</text:p>
          </table:table-cell>
          <table:table-cell table:formula="of:=IF([.M52]&gt;[.N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301" calcext:value-type="float">
            <text:p>658301</text:p>
          </table:table-cell>
          <table:table-cell office:value-type="float" office:value="718041" calcext:value-type="float">
            <text:p>718041</text:p>
          </table:table-cell>
          <table:table-cell table:formula="of:=([.A53]-[.B53])*100/[.A53]" office:value-type="float" office:value="-9.07487608252152" calcext:value-type="float">
            <text:p>-9.0748760825</text:p>
          </table:table-cell>
          <table:table-cell table:formula="of:=IF([.A53]&gt;[.B53]; 1; 0)" office:value-type="float" office:value="0" calcext:value-type="float">
            <text:p>0</text:p>
          </table:table-cell>
          <table:table-cell office:value-type="float" office:value="107563" calcext:value-type="float">
            <text:p>107563</text:p>
          </table:table-cell>
          <table:table-cell office:value-type="float" office:value="107199" calcext:value-type="float">
            <text:p>107199</text:p>
          </table:table-cell>
          <table:table-cell table:formula="of:=([.E53]-[.F53])*100/[.E53]" office:value-type="float" office:value="0.338406329313983" calcext:value-type="float">
            <text:p>0.3384063293</text:p>
          </table:table-cell>
          <table:table-cell table:formula="of:=IF([.E53]&gt;[.F53]; 1; 0)" office:value-type="float" office:value="1" calcext:value-type="float">
            <text:p>1</text:p>
          </table:table-cell>
          <table:table-cell office:value-type="float" office:value="5558" calcext:value-type="float">
            <text:p>5558</text:p>
          </table:table-cell>
          <table:table-cell office:value-type="float" office:value="3768" calcext:value-type="float">
            <text:p>3768</text:p>
          </table:table-cell>
          <table:table-cell table:formula="of:=([.I53]-[.J53])*100/[.I53]" office:value-type="float" office:value="32.2058294350486" calcext:value-type="float">
            <text:p>32.205829435</text:p>
          </table:table-cell>
          <table:table-cell table:formula="of:=IF([.I53]&gt;[.J53]; 1; 0)" office:value-type="float" office:value="1" calcext:value-type="float">
            <text:p>1</text:p>
          </table:table-cell>
          <table:table-cell office:value-type="float" office:value="34258" calcext:value-type="float">
            <text:p>34258</text:p>
          </table:table-cell>
          <table:table-cell office:value-type="float" office:value="33343" calcext:value-type="float">
            <text:p>33343</text:p>
          </table:table-cell>
          <table:table-cell table:formula="of:=([.M53]-[.N53])*100/[.M53]" office:value-type="float" office:value="2.67090898476268" calcext:value-type="float">
            <text:p>2.6709089848</text:p>
          </table:table-cell>
          <table:table-cell table:formula="of:=IF([.M53]&gt;[.N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5022" calcext:value-type="float">
            <text:p>2535022</text:p>
          </table:table-cell>
          <table:table-cell office:value-type="float" office:value="2918879" calcext:value-type="float">
            <text:p>2918879</text:p>
          </table:table-cell>
          <table:table-cell table:formula="of:=([.A54]-[.B54])*100/[.A54]" office:value-type="float" office:value="-15.1421565572212" calcext:value-type="float">
            <text:p>-15.1421565572</text:p>
          </table:table-cell>
          <table:table-cell table:formula="of:=IF([.A54]&gt;[.B54]; 1; 0)" office:value-type="float" office:value="0" calcext:value-type="float">
            <text:p>0</text:p>
          </table:table-cell>
          <table:table-cell office:value-type="float" office:value="539866" calcext:value-type="float">
            <text:p>539866</text:p>
          </table:table-cell>
          <table:table-cell office:value-type="float" office:value="496919" calcext:value-type="float">
            <text:p>496919</text:p>
          </table:table-cell>
          <table:table-cell table:formula="of:=([.E54]-[.F54])*100/[.E54]" office:value-type="float" office:value="7.95512219698962" calcext:value-type="float">
            <text:p>7.955122197</text:p>
          </table:table-cell>
          <table:table-cell table:formula="of:=IF([.E54]&gt;[.F54]; 1; 0)" office:value-type="float" office:value="1" calcext:value-type="float">
            <text:p>1</text:p>
          </table:table-cell>
          <table:table-cell office:value-type="float" office:value="49168" calcext:value-type="float">
            <text:p>49168</text:p>
          </table:table-cell>
          <table:table-cell office:value-type="float" office:value="35639" calcext:value-type="float">
            <text:p>35639</text:p>
          </table:table-cell>
          <table:table-cell table:formula="of:=([.I54]-[.J54])*100/[.I54]" office:value-type="float" office:value="27.5158639765701" calcext:value-type="float">
            <text:p>27.5158639766</text:p>
          </table:table-cell>
          <table:table-cell table:formula="of:=IF([.I54]&gt;[.J54]; 1; 0)" office:value-type="float" office:value="1" calcext:value-type="float">
            <text:p>1</text:p>
          </table:table-cell>
          <table:table-cell office:value-type="float" office:value="183619" calcext:value-type="float">
            <text:p>183619</text:p>
          </table:table-cell>
          <table:table-cell office:value-type="float" office:value="160928" calcext:value-type="float">
            <text:p>160928</text:p>
          </table:table-cell>
          <table:table-cell table:formula="of:=([.M54]-[.N54])*100/[.M54]" office:value-type="float" office:value="12.3576536197234" calcext:value-type="float">
            <text:p>12.3576536197</text:p>
          </table:table-cell>
          <table:table-cell table:formula="of:=IF([.M54]&gt;[.N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193" calcext:value-type="float">
            <text:p>744193</text:p>
          </table:table-cell>
          <table:table-cell office:value-type="float" office:value="744228" calcext:value-type="float">
            <text:p>744228</text:p>
          </table:table-cell>
          <table:table-cell table:formula="of:=([.A55]-[.B55])*100/[.A55]" office:value-type="float" office:value="-0.00470308105558639" calcext:value-type="float">
            <text:p>-0.0047030811</text:p>
          </table:table-cell>
          <table:table-cell table:formula="of:=IF([.A55]&gt;[.B55]; 1; 0)" office:value-type="float" office:value="0" calcext:value-type="float">
            <text:p>0</text:p>
          </table:table-cell>
          <table:table-cell office:value-type="float" office:value="113048" calcext:value-type="float">
            <text:p>113048</text:p>
          </table:table-cell>
          <table:table-cell office:value-type="float" office:value="106373" calcext:value-type="float">
            <text:p>106373</text:p>
          </table:table-cell>
          <table:table-cell table:formula="of:=([.E55]-[.F55])*100/[.E55]" office:value-type="float" office:value="5.90457150944731" calcext:value-type="float">
            <text:p>5.9045715094</text:p>
          </table:table-cell>
          <table:table-cell table:formula="of:=IF([.E55]&gt;[.F55]; 1; 0)" office:value-type="float" office:value="1" calcext:value-type="float">
            <text:p>1</text:p>
          </table:table-cell>
          <table:table-cell office:value-type="float" office:value="3662" calcext:value-type="float">
            <text:p>3662</text:p>
          </table:table-cell>
          <table:table-cell office:value-type="float" office:value="3902" calcext:value-type="float">
            <text:p>3902</text:p>
          </table:table-cell>
          <table:table-cell table:formula="of:=([.I55]-[.J55])*100/[.I55]" office:value-type="float" office:value="-6.55379574003277" calcext:value-type="float">
            <text:p>-6.55379574</text:p>
          </table:table-cell>
          <table:table-cell table:formula="of:=IF([.I55]&gt;[.J55]; 1; 0)" office:value-type="float" office:value="0" calcext:value-type="float">
            <text:p>0</text:p>
          </table:table-cell>
          <table:table-cell office:value-type="float" office:value="36802" calcext:value-type="float">
            <text:p>36802</text:p>
          </table:table-cell>
          <table:table-cell office:value-type="float" office:value="34637" calcext:value-type="float">
            <text:p>34637</text:p>
          </table:table-cell>
          <table:table-cell table:formula="of:=([.M55]-[.N55])*100/[.M55]" office:value-type="float" office:value="5.88283245475789" calcext:value-type="float">
            <text:p>5.8828324548</text:p>
          </table:table-cell>
          <table:table-cell table:formula="of:=IF([.M55]&gt;[.N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255" calcext:value-type="float">
            <text:p>2866255</text:p>
          </table:table-cell>
          <table:table-cell office:value-type="float" office:value="2465030" calcext:value-type="float">
            <text:p>2465030</text:p>
          </table:table-cell>
          <table:table-cell table:formula="of:=([.A56]-[.B56])*100/[.A56]" office:value-type="float" office:value="13.9982311413325" calcext:value-type="float">
            <text:p>13.9982311413</text:p>
          </table:table-cell>
          <table:table-cell table:formula="of:=IF([.A56]&gt;[.B56]; 1; 0)" office:value-type="float" office:value="1" calcext:value-type="float">
            <text:p>1</text:p>
          </table:table-cell>
          <table:table-cell office:value-type="float" office:value="470479" calcext:value-type="float">
            <text:p>470479</text:p>
          </table:table-cell>
          <table:table-cell office:value-type="float" office:value="494018" calcext:value-type="float">
            <text:p>494018</text:p>
          </table:table-cell>
          <table:table-cell table:formula="of:=([.E56]-[.F56])*100/[.E56]" office:value-type="float" office:value="-5.00319886753713" calcext:value-type="float">
            <text:p>-5.0031988675</text:p>
          </table:table-cell>
          <table:table-cell table:formula="of:=IF([.E56]&gt;[.F56]; 1; 0)" office:value-type="float" office:value="0" calcext:value-type="float">
            <text:p>0</text:p>
          </table:table-cell>
          <table:table-cell office:value-type="float" office:value="49339" calcext:value-type="float">
            <text:p>49339</text:p>
          </table:table-cell>
          <table:table-cell office:value-type="float" office:value="35331" calcext:value-type="float">
            <text:p>35331</text:p>
          </table:table-cell>
          <table:table-cell table:formula="of:=([.I56]-[.J56])*100/[.I56]" office:value-type="float" office:value="28.3913334279171" calcext:value-type="float">
            <text:p>28.3913334279</text:p>
          </table:table-cell>
          <table:table-cell table:formula="of:=IF([.I56]&gt;[.J56]; 1; 0)" office:value-type="float" office:value="1" calcext:value-type="float">
            <text:p>1</text:p>
          </table:table-cell>
          <table:table-cell office:value-type="float" office:value="183769" calcext:value-type="float">
            <text:p>183769</text:p>
          </table:table-cell>
          <table:table-cell office:value-type="float" office:value="160815" calcext:value-type="float">
            <text:p>160815</text:p>
          </table:table-cell>
          <table:table-cell table:formula="of:=([.M56]-[.N56])*100/[.M56]" office:value-type="float" office:value="12.4906812356818" calcext:value-type="float">
            <text:p>12.4906812357</text:p>
          </table:table-cell>
          <table:table-cell table:formula="of:=IF([.M56]&gt;[.N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675" calcext:value-type="float">
            <text:p>788675</text:p>
          </table:table-cell>
          <table:table-cell office:value-type="float" office:value="771190" calcext:value-type="float">
            <text:p>771190</text:p>
          </table:table-cell>
          <table:table-cell table:formula="of:=([.A57]-[.B57])*100/[.A57]" office:value-type="float" office:value="2.2170095413193" calcext:value-type="float">
            <text:p>2.2170095413</text:p>
          </table:table-cell>
          <table:table-cell table:formula="of:=IF([.A57]&gt;[.B57]; 1; 0)" office:value-type="float" office:value="1" calcext:value-type="float">
            <text:p>1</text:p>
          </table:table-cell>
          <table:table-cell office:value-type="float" office:value="116719" calcext:value-type="float">
            <text:p>116719</text:p>
          </table:table-cell>
          <table:table-cell office:value-type="float" office:value="116140" calcext:value-type="float">
            <text:p>116140</text:p>
          </table:table-cell>
          <table:table-cell table:formula="of:=([.E57]-[.F57])*100/[.E57]" office:value-type="float" office:value="0.496063194509891" calcext:value-type="float">
            <text:p>0.4960631945</text:p>
          </table:table-cell>
          <table:table-cell table:formula="of:=IF([.E57]&gt;[.F57]; 1; 0)" office:value-type="float" office:value="1" calcext:value-type="float">
            <text:p>1</text:p>
          </table:table-cell>
          <table:table-cell office:value-type="float" office:value="3796" calcext:value-type="float">
            <text:p>3796</text:p>
          </table:table-cell>
          <table:table-cell office:value-type="float" office:value="6073" calcext:value-type="float">
            <text:p>6073</text:p>
          </table:table-cell>
          <table:table-cell table:formula="of:=([.I57]-[.J57])*100/[.I57]" office:value-type="float" office:value="-59.9841938883035" calcext:value-type="float">
            <text:p>-59.9841938883</text:p>
          </table:table-cell>
          <table:table-cell table:formula="of:=IF([.I57]&gt;[.J57]; 1; 0)" office:value-type="float" office:value="0" calcext:value-type="float">
            <text:p>0</text:p>
          </table:table-cell>
          <table:table-cell office:value-type="float" office:value="37906" calcext:value-type="float">
            <text:p>37906</text:p>
          </table:table-cell>
          <table:table-cell office:value-type="float" office:value="35529" calcext:value-type="float">
            <text:p>35529</text:p>
          </table:table-cell>
          <table:table-cell table:formula="of:=([.M57]-[.N57])*100/[.M57]" office:value-type="float" office:value="6.27077507518599" calcext:value-type="float">
            <text:p>6.2707750752</text:p>
          </table:table-cell>
          <table:table-cell table:formula="of:=IF([.M57]&gt;[.N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1937" calcext:value-type="float">
            <text:p>2941937</text:p>
          </table:table-cell>
          <table:table-cell office:value-type="float" office:value="2916908" calcext:value-type="float">
            <text:p>2916908</text:p>
          </table:table-cell>
          <table:table-cell table:formula="of:=([.A58]-[.B58])*100/[.A58]" office:value-type="float" office:value="0.850766008925412" calcext:value-type="float">
            <text:p>0.8507660089</text:p>
          </table:table-cell>
          <table:table-cell table:formula="of:=IF([.A58]&gt;[.B58]; 1; 0)" office:value-type="float" office:value="1" calcext:value-type="float">
            <text:p>1</text:p>
          </table:table-cell>
          <table:table-cell office:value-type="float" office:value="469756" calcext:value-type="float">
            <text:p>469756</text:p>
          </table:table-cell>
          <table:table-cell office:value-type="float" office:value="493512" calcext:value-type="float">
            <text:p>493512</text:p>
          </table:table-cell>
          <table:table-cell table:formula="of:=([.E58]-[.F58])*100/[.E58]" office:value-type="float" office:value="-5.05709346980134" calcext:value-type="float">
            <text:p>-5.0570934698</text:p>
          </table:table-cell>
          <table:table-cell table:formula="of:=IF([.E58]&gt;[.F58]; 1; 0)" office:value-type="float" office:value="0" calcext:value-type="float">
            <text:p>0</text:p>
          </table:table-cell>
          <table:table-cell office:value-type="float" office:value="47153" calcext:value-type="float">
            <text:p>47153</text:p>
          </table:table-cell>
          <table:table-cell office:value-type="float" office:value="37274" calcext:value-type="float">
            <text:p>37274</text:p>
          </table:table-cell>
          <table:table-cell table:formula="of:=([.I58]-[.J58])*100/[.I58]" office:value-type="float" office:value="20.9509469174814" calcext:value-type="float">
            <text:p>20.9509469175</text:p>
          </table:table-cell>
          <table:table-cell table:formula="of:=IF([.I58]&gt;[.J58]; 1; 0)" office:value-type="float" office:value="1" calcext:value-type="float">
            <text:p>1</text:p>
          </table:table-cell>
          <table:table-cell office:value-type="float" office:value="186882" calcext:value-type="float">
            <text:p>186882</text:p>
          </table:table-cell>
          <table:table-cell office:value-type="float" office:value="160698" calcext:value-type="float">
            <text:p>160698</text:p>
          </table:table-cell>
          <table:table-cell table:formula="of:=([.M58]-[.N58])*100/[.M58]" office:value-type="float" office:value="14.0109801907086" calcext:value-type="float">
            <text:p>14.0109801907</text:p>
          </table:table-cell>
          <table:table-cell table:formula="of:=IF([.M58]&gt;[.N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525" calcext:value-type="float">
            <text:p>728525</text:p>
          </table:table-cell>
          <table:table-cell office:value-type="float" office:value="804840" calcext:value-type="float">
            <text:p>804840</text:p>
          </table:table-cell>
          <table:table-cell table:formula="of:=([.A59]-[.B59])*100/[.A59]" office:value-type="float" office:value="-10.4752753851961" calcext:value-type="float">
            <text:p>-10.4752753852</text:p>
          </table:table-cell>
          <table:table-cell table:formula="of:=IF([.A59]&gt;[.B59]; 1; 0)" office:value-type="float" office:value="0" calcext:value-type="float">
            <text:p>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19812" calcext:value-type="float">
            <text:p>119812</text:p>
          </table:table-cell>
          <table:table-cell table:formula="of:=([.E59]-[.F59])*100/[.E59]" office:value-type="float" office:value="2.07277601595449" calcext:value-type="float">
            <text:p>2.072776016</text:p>
          </table:table-cell>
          <table:table-cell table:formula="of:=IF([.E59]&gt;[.F59]; 1; 0)" office:value-type="float" office:value="1" calcext:value-type="float">
            <text:p>1</text:p>
          </table:table-cell>
          <table:table-cell office:value-type="float" office:value="3934" calcext:value-type="float">
            <text:p>3934</text:p>
          </table:table-cell>
          <table:table-cell office:value-type="float" office:value="4193" calcext:value-type="float">
            <text:p>4193</text:p>
          </table:table-cell>
          <table:table-cell table:formula="of:=([.I59]-[.J59])*100/[.I59]" office:value-type="float" office:value="-6.58362989323843" calcext:value-type="float">
            <text:p>-6.5836298932</text:p>
          </table:table-cell>
          <table:table-cell table:formula="of:=IF([.I59]&gt;[.J59]; 1; 0)" office:value-type="float" office:value="0" calcext:value-type="float">
            <text:p>0</text:p>
          </table:table-cell>
          <table:table-cell office:value-type="float" office:value="37077" calcext:value-type="float">
            <text:p>37077</text:p>
          </table:table-cell>
          <table:table-cell office:value-type="float" office:value="38757" calcext:value-type="float">
            <text:p>38757</text:p>
          </table:table-cell>
          <table:table-cell table:formula="of:=([.M59]-[.N59])*100/[.M59]" office:value-type="float" office:value="-4.53111093130512" calcext:value-type="float">
            <text:p>-4.5311109313</text:p>
          </table:table-cell>
          <table:table-cell table:formula="of:=IF([.M59]&gt;[.N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061" calcext:value-type="float">
            <text:p>2836061</text:p>
          </table:table-cell>
          <table:table-cell office:value-type="float" office:value="2910202" calcext:value-type="float">
            <text:p>2910202</text:p>
          </table:table-cell>
          <table:table-cell table:formula="of:=([.A60]-[.B60])*100/[.A60]" office:value-type="float" office:value="-2.61422444721746" calcext:value-type="float">
            <text:p>-2.6142244472</text:p>
          </table:table-cell>
          <table:table-cell table:formula="of:=IF([.A60]&gt;[.B60]; 1; 0)" office:value-type="float" office:value="0" calcext:value-type="float">
            <text:p>0</text:p>
          </table:table-cell>
          <table:table-cell office:value-type="float" office:value="539210" calcext:value-type="float">
            <text:p>539210</text:p>
          </table:table-cell>
          <table:table-cell office:value-type="float" office:value="492050" calcext:value-type="float">
            <text:p>492050</text:p>
          </table:table-cell>
          <table:table-cell table:formula="of:=([.E60]-[.F60])*100/[.E60]" office:value-type="float" office:value="8.74612859553792" calcext:value-type="float">
            <text:p>8.7461285955</text:p>
          </table:table-cell>
          <table:table-cell table:formula="of:=IF([.E60]&gt;[.F60]; 1; 0)" office:value-type="float" office:value="1" calcext:value-type="float">
            <text:p>1</text:p>
          </table:table-cell>
          <table:table-cell office:value-type="float" office:value="39330" calcext:value-type="float">
            <text:p>39330</text:p>
          </table:table-cell>
          <table:table-cell office:value-type="float" office:value="28883" calcext:value-type="float">
            <text:p>28883</text:p>
          </table:table-cell>
          <table:table-cell table:formula="of:=([.I60]-[.J60])*100/[.I60]" office:value-type="float" office:value="26.5624205441139" calcext:value-type="float">
            <text:p>26.5624205441</text:p>
          </table:table-cell>
          <table:table-cell table:formula="of:=IF([.I60]&gt;[.J60]; 1; 0)" office:value-type="float" office:value="1" calcext:value-type="float">
            <text:p>1</text:p>
          </table:table-cell>
          <table:table-cell office:value-type="float" office:value="185057" calcext:value-type="float">
            <text:p>185057</text:p>
          </table:table-cell>
          <table:table-cell office:value-type="float" office:value="160811" calcext:value-type="float">
            <text:p>160811</text:p>
          </table:table-cell>
          <table:table-cell table:formula="of:=([.M60]-[.N60])*100/[.M60]" office:value-type="float" office:value="13.1019091415078" calcext:value-type="float">
            <text:p>13.1019091415</text:p>
          </table:table-cell>
          <table:table-cell table:formula="of:=IF([.M60]&gt;[.N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365" calcext:value-type="float">
            <text:p>842365</text:p>
          </table:table-cell>
          <table:table-cell office:value-type="float" office:value="683531" calcext:value-type="float">
            <text:p>683531</text:p>
          </table:table-cell>
          <table:table-cell table:formula="of:=([.A61]-[.B61])*100/[.A61]" office:value-type="float" office:value="18.8557216883418" calcext:value-type="float">
            <text:p>18.8557216883</text:p>
          </table:table-cell>
          <table:table-cell table:formula="of:=IF([.A61]&gt;[.B61]; 1; 0)" office:value-type="float" office:value="1" calcext:value-type="float">
            <text:p>1</text:p>
          </table:table-cell>
          <table:table-cell office:value-type="float" office:value="126206" calcext:value-type="float">
            <text:p>126206</text:p>
          </table:table-cell>
          <table:table-cell office:value-type="float" office:value="125258" calcext:value-type="float">
            <text:p>125258</text:p>
          </table:table-cell>
          <table:table-cell table:formula="of:=([.E61]-[.F61])*100/[.E61]" office:value-type="float" office:value="0.751152877042296" calcext:value-type="float">
            <text:p>0.751152877</text:p>
          </table:table-cell>
          <table:table-cell table:formula="of:=IF([.E61]&gt;[.F61]; 1; 0)" office:value-type="float" office:value="1" calcext:value-type="float">
            <text:p>1</text:p>
          </table:table-cell>
          <table:table-cell office:value-type="float" office:value="6081" calcext:value-type="float">
            <text:p>6081</text:p>
          </table:table-cell>
          <table:table-cell office:value-type="float" office:value="4349" calcext:value-type="float">
            <text:p>4349</text:p>
          </table:table-cell>
          <table:table-cell table:formula="of:=([.I61]-[.J61])*100/[.I61]" office:value-type="float" office:value="28.4821575398783" calcext:value-type="float">
            <text:p>28.4821575399</text:p>
          </table:table-cell>
          <table:table-cell table:formula="of:=IF([.I61]&gt;[.J61]; 1; 0)" office:value-type="float" office:value="1" calcext:value-type="float">
            <text:p>1</text:p>
          </table:table-cell>
          <table:table-cell office:value-type="float" office:value="40222" calcext:value-type="float">
            <text:p>40222</text:p>
          </table:table-cell>
          <table:table-cell office:value-type="float" office:value="39852" calcext:value-type="float">
            <text:p>39852</text:p>
          </table:table-cell>
          <table:table-cell table:formula="of:=([.M61]-[.N61])*100/[.M61]" office:value-type="float" office:value="0.919894585052956" calcext:value-type="float">
            <text:p>0.9198945851</text:p>
          </table:table-cell>
          <table:table-cell table:formula="of:=IF([.M61]&gt;[.N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8663" calcext:value-type="float">
            <text:p>2698663</text:p>
          </table:table-cell>
          <table:table-cell office:value-type="float" office:value="2608797" calcext:value-type="float">
            <text:p>2608797</text:p>
          </table:table-cell>
          <table:table-cell table:formula="of:=([.A62]-[.B62])*100/[.A62]" office:value-type="float" office:value="3.3300193466172" calcext:value-type="float">
            <text:p>3.3300193466</text:p>
          </table:table-cell>
          <table:table-cell table:formula="of:=IF([.A62]&gt;[.B62]; 1; 0)" office:value-type="float" office:value="1" calcext:value-type="float">
            <text:p>1</text:p>
          </table:table-cell>
          <table:table-cell office:value-type="float" office:value="537586" calcext:value-type="float">
            <text:p>537586</text:p>
          </table:table-cell>
          <table:table-cell office:value-type="float" office:value="495911" calcext:value-type="float">
            <text:p>495911</text:p>
          </table:table-cell>
          <table:table-cell table:formula="of:=([.E62]-[.F62])*100/[.E62]" office:value-type="float" office:value="7.75224801241104" calcext:value-type="float">
            <text:p>7.7522480124</text:p>
          </table:table-cell>
          <table:table-cell table:formula="of:=IF([.E62]&gt;[.F62]; 1; 0)" office:value-type="float" office:value="1" calcext:value-type="float">
            <text:p>1</text:p>
          </table:table-cell>
          <table:table-cell office:value-type="float" office:value="49164" calcext:value-type="float">
            <text:p>49164</text:p>
          </table:table-cell>
          <table:table-cell office:value-type="float" office:value="34716" calcext:value-type="float">
            <text:p>34716</text:p>
          </table:table-cell>
          <table:table-cell table:formula="of:=([.I62]-[.J62])*100/[.I62]" office:value-type="float" office:value="29.387356602392" calcext:value-type="float">
            <text:p>29.3873566024</text:p>
          </table:table-cell>
          <table:table-cell table:formula="of:=IF([.I62]&gt;[.J62]; 1; 0)" office:value-type="float" office:value="1" calcext:value-type="float">
            <text:p>1</text:p>
          </table:table-cell>
          <table:table-cell office:value-type="float" office:value="166473" calcext:value-type="float">
            <text:p>166473</text:p>
          </table:table-cell>
          <table:table-cell office:value-type="float" office:value="129639" calcext:value-type="float">
            <text:p>129639</text:p>
          </table:table-cell>
          <table:table-cell table:formula="of:=([.M62]-[.N62])*100/[.M62]" office:value-type="float" office:value="22.126110540448" calcext:value-type="float">
            <text:p>22.1261105404</text:p>
          </table:table-cell>
          <table:table-cell table:formula="of:=IF([.M62]&gt;[.N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504" calcext:value-type="float">
            <text:p>799504</text:p>
          </table:table-cell>
          <table:table-cell office:value-type="float" office:value="698818" calcext:value-type="float">
            <text:p>698818</text:p>
          </table:table-cell>
          <table:table-cell table:formula="of:=([.A63]-[.B63])*100/[.A63]" office:value-type="float" office:value="12.5935580059637" calcext:value-type="float">
            <text:p>12.593558006</text:p>
          </table:table-cell>
          <table:table-cell table:formula="of:=IF([.A63]&gt;[.B63]; 1; 0)" office:value-type="float" office:value="1" calcext:value-type="float">
            <text:p>1</text:p>
          </table:table-cell>
          <table:table-cell office:value-type="float" office:value="129511" calcext:value-type="float">
            <text:p>129511</text:p>
          </table:table-cell>
          <table:table-cell office:value-type="float" office:value="129217" calcext:value-type="float">
            <text:p>129217</text:p>
          </table:table-cell>
          <table:table-cell table:formula="of:=([.E63]-[.F63])*100/[.E63]" office:value-type="float" office:value="0.22700774451591" calcext:value-type="float">
            <text:p>0.2270077445</text:p>
          </table:table-cell>
          <table:table-cell table:formula="of:=IF([.E63]&gt;[.F63]; 1; 0)" office:value-type="float" office:value="1" calcext:value-type="float">
            <text:p>1</text:p>
          </table:table-cell>
          <table:table-cell office:value-type="float" office:value="6202" calcext:value-type="float">
            <text:p>6202</text:p>
          </table:table-cell>
          <table:table-cell office:value-type="float" office:value="4481" calcext:value-type="float">
            <text:p>4481</text:p>
          </table:table-cell>
          <table:table-cell table:formula="of:=([.I63]-[.J63])*100/[.I63]" office:value-type="float" office:value="27.7491131892938" calcext:value-type="float">
            <text:p>27.7491131893</text:p>
          </table:table-cell>
          <table:table-cell table:formula="of:=IF([.I63]&gt;[.J63]; 1; 0)" office:value-type="float" office:value="1" calcext:value-type="float">
            <text:p>1</text:p>
          </table:table-cell>
          <table:table-cell office:value-type="float" office:value="33232" calcext:value-type="float">
            <text:p>33232</text:p>
          </table:table-cell>
          <table:table-cell office:value-type="float" office:value="32703" calcext:value-type="float">
            <text:p>32703</text:p>
          </table:table-cell>
          <table:table-cell table:formula="of:=([.M63]-[.N63])*100/[.M63]" office:value-type="float" office:value="1.59183919114107" calcext:value-type="float">
            <text:p>1.5918391911</text:p>
          </table:table-cell>
          <table:table-cell table:formula="of:=IF([.M63]&gt;[.N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6364" calcext:value-type="float">
            <text:p>2956364</text:p>
          </table:table-cell>
          <table:table-cell office:value-type="float" office:value="2533157" calcext:value-type="float">
            <text:p>2533157</text:p>
          </table:table-cell>
          <table:table-cell table:formula="of:=([.A64]-[.B64])*100/[.A64]" office:value-type="float" office:value="14.3151181654221" calcext:value-type="float">
            <text:p>14.3151181654</text:p>
          </table:table-cell>
          <table:table-cell table:formula="of:=IF([.A64]&gt;[.B64]; 1; 0)" office:value-type="float" office:value="1" calcext:value-type="float">
            <text:p>1</text:p>
          </table:table-cell>
          <table:table-cell office:value-type="float" office:value="537682" calcext:value-type="float">
            <text:p>537682</text:p>
          </table:table-cell>
          <table:table-cell office:value-type="float" office:value="490890" calcext:value-type="float">
            <text:p>490890</text:p>
          </table:table-cell>
          <table:table-cell table:formula="of:=([.E64]-[.F64])*100/[.E64]" office:value-type="float" office:value="8.70254165101305" calcext:value-type="float">
            <text:p>8.702541651</text:p>
          </table:table-cell>
          <table:table-cell table:formula="of:=IF([.E64]&gt;[.F64]; 1; 0)" office:value-type="float" office:value="1" calcext:value-type="float">
            <text:p>1</text:p>
          </table:table-cell>
          <table:table-cell office:value-type="float" office:value="50006" calcext:value-type="float">
            <text:p>50006</text:p>
          </table:table-cell>
          <table:table-cell office:value-type="float" office:value="34630" calcext:value-type="float">
            <text:p>34630</text:p>
          </table:table-cell>
          <table:table-cell table:formula="of:=([.I64]-[.J64])*100/[.I64]" office:value-type="float" office:value="30.7483102027757" calcext:value-type="float">
            <text:p>30.7483102028</text:p>
          </table:table-cell>
          <table:table-cell table:formula="of:=IF([.I64]&gt;[.J64]; 1; 0)" office:value-type="float" office:value="1" calcext:value-type="float">
            <text:p>1</text:p>
          </table:table-cell>
          <table:table-cell office:value-type="float" office:value="151126" calcext:value-type="float">
            <text:p>151126</text:p>
          </table:table-cell>
          <table:table-cell office:value-type="float" office:value="129533" calcext:value-type="float">
            <text:p>129533</text:p>
          </table:table-cell>
          <table:table-cell table:formula="of:=([.M64]-[.N64])*100/[.M64]" office:value-type="float" office:value="14.2880774982465" calcext:value-type="float">
            <text:p>14.2880774982</text:p>
          </table:table-cell>
          <table:table-cell table:formula="of:=IF([.M64]&gt;[.N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307" calcext:value-type="float">
            <text:p>922307</text:p>
          </table:table-cell>
          <table:table-cell office:value-type="float" office:value="808059" calcext:value-type="float">
            <text:p>808059</text:p>
          </table:table-cell>
          <table:table-cell table:formula="of:=([.A65]-[.B65])*100/[.A65]" office:value-type="float" office:value="12.3871986225845" calcext:value-type="float">
            <text:p>12.3871986226</text:p>
          </table:table-cell>
          <table:table-cell table:formula="of:=IF([.A65]&gt;[.B65]; 1; 0)" office:value-type="float" office:value="1" calcext:value-type="float">
            <text:p>1</text:p>
          </table:table-cell>
          <table:table-cell office:value-type="float" office:value="135049" calcext:value-type="float">
            <text:p>135049</text:p>
          </table:table-cell>
          <table:table-cell office:value-type="float" office:value="132324" calcext:value-type="float">
            <text:p>132324</text:p>
          </table:table-cell>
          <table:table-cell table:formula="of:=([.E65]-[.F65])*100/[.E65]" office:value-type="float" office:value="2.01778613688365" calcext:value-type="float">
            <text:p>2.0177861369</text:p>
          </table:table-cell>
          <table:table-cell table:formula="of:=IF([.E65]&gt;[.F65]; 1; 0)" office:value-type="float" office:value="1" calcext:value-type="float">
            <text:p>1</text:p>
          </table:table-cell>
          <table:table-cell office:value-type="float" office:value="6339" calcext:value-type="float">
            <text:p>6339</text:p>
          </table:table-cell>
          <table:table-cell office:value-type="float" office:value="4631" calcext:value-type="float">
            <text:p>4631</text:p>
          </table:table-cell>
          <table:table-cell table:formula="of:=([.I65]-[.J65])*100/[.I65]" office:value-type="float" office:value="26.9443129831204" calcext:value-type="float">
            <text:p>26.9443129831</text:p>
          </table:table-cell>
          <table:table-cell table:formula="of:=IF([.I65]&gt;[.J65]; 1; 0)" office:value-type="float" office:value="1" calcext:value-type="float">
            <text:p>1</text:p>
          </table:table-cell>
          <table:table-cell office:value-type="float" office:value="34355" calcext:value-type="float">
            <text:p>34355</text:p>
          </table:table-cell>
          <table:table-cell office:value-type="float" office:value="33850" calcext:value-type="float">
            <text:p>33850</text:p>
          </table:table-cell>
          <table:table-cell table:formula="of:=([.M65]-[.N65])*100/[.M65]" office:value-type="float" office:value="1.46994615048756" calcext:value-type="float">
            <text:p>1.4699461505</text:p>
          </table:table-cell>
          <table:table-cell table:formula="of:=IF([.M65]&gt;[.N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0968" calcext:value-type="float">
            <text:p>2810968</text:p>
          </table:table-cell>
          <table:table-cell office:value-type="float" office:value="2649458" calcext:value-type="float">
            <text:p>2649458</text:p>
          </table:table-cell>
          <table:table-cell table:formula="of:=([.A66]-[.B66])*100/[.A66]" office:value-type="float" office:value="5.74570752850975" calcext:value-type="float">
            <text:p>5.7457075285</text:p>
          </table:table-cell>
          <table:table-cell table:formula="of:=IF([.A66]&gt;[.B66]; 1; 0)" office:value-type="float" office:value="1" calcext:value-type="float">
            <text:p>1</text:p>
          </table:table-cell>
          <table:table-cell office:value-type="float" office:value="541490" calcext:value-type="float">
            <text:p>541490</text:p>
          </table:table-cell>
          <table:table-cell office:value-type="float" office:value="488915" calcext:value-type="float">
            <text:p>488915</text:p>
          </table:table-cell>
          <table:table-cell table:formula="of:=([.E66]-[.F66])*100/[.E66]" office:value-type="float" office:value="9.70932057840403" calcext:value-type="float">
            <text:p>9.7093205784</text:p>
          </table:table-cell>
          <table:table-cell table:formula="of:=IF([.E66]&gt;[.F66]; 1; 0)" office:value-type="float" office:value="1" calcext:value-type="float">
            <text:p>1</text:p>
          </table:table-cell>
          <table:table-cell office:value-type="float" office:value="49185" calcext:value-type="float">
            <text:p>49185</text:p>
          </table:table-cell>
          <table:table-cell office:value-type="float" office:value="34323" calcext:value-type="float">
            <text:p>34323</text:p>
          </table:table-cell>
          <table:table-cell table:formula="of:=([.I66]-[.J66])*100/[.I66]" office:value-type="float" office:value="30.2165294297042" calcext:value-type="float">
            <text:p>30.2165294297</text:p>
          </table:table-cell>
          <table:table-cell table:formula="of:=IF([.I66]&gt;[.J66]; 1; 0)" office:value-type="float" office:value="1" calcext:value-type="float">
            <text:p>1</text:p>
          </table:table-cell>
          <table:table-cell office:value-type="float" office:value="150377" calcext:value-type="float">
            <text:p>150377</text:p>
          </table:table-cell>
          <table:table-cell office:value-type="float" office:value="129213" calcext:value-type="float">
            <text:p>129213</text:p>
          </table:table-cell>
          <table:table-cell table:formula="of:=([.M66]-[.N66])*100/[.M66]" office:value-type="float" office:value="14.0739607785765" calcext:value-type="float">
            <text:p>14.0739607786</text:p>
          </table:table-cell>
          <table:table-cell table:formula="of:=IF([.M66]&gt;[.N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812" calcext:value-type="float">
            <text:p>798812</text:p>
          </table:table-cell>
          <table:table-cell office:value-type="float" office:value="918468" calcext:value-type="float">
            <text:p>918468</text:p>
          </table:table-cell>
          <table:table-cell table:formula="of:=([.A67]-[.B67])*100/[.A67]" office:value-type="float" office:value="-14.9792441776037" calcext:value-type="float">
            <text:p>-14.9792441776</text:p>
          </table:table-cell>
          <table:table-cell table:formula="of:=IF([.A67]&gt;[.B67]; 1; 0)" office:value-type="float" office:value="0" calcext:value-type="float">
            <text:p>0</text:p>
          </table:table-cell>
          <table:table-cell office:value-type="float" office:value="136406" calcext:value-type="float">
            <text:p>136406</text:p>
          </table:table-cell>
          <table:table-cell office:value-type="float" office:value="136068" calcext:value-type="float">
            <text:p>136068</text:p>
          </table:table-cell>
          <table:table-cell table:formula="of:=([.E67]-[.F67])*100/[.E67]" office:value-type="float" office:value="0.247789686670674" calcext:value-type="float">
            <text:p>0.2477896867</text:p>
          </table:table-cell>
          <table:table-cell table:formula="of:=IF([.E67]&gt;[.F67]; 1; 0)" office:value-type="float" office:value="1" calcext:value-type="float">
            <text:p>1</text:p>
          </table:table-cell>
          <table:table-cell office:value-type="float" office:value="6473" calcext:value-type="float">
            <text:p>6473</text:p>
          </table:table-cell>
          <table:table-cell office:value-type="float" office:value="4758" calcext:value-type="float">
            <text:p>4758</text:p>
          </table:table-cell>
          <table:table-cell table:formula="of:=([.I67]-[.J67])*100/[.I67]" office:value-type="float" office:value="26.4946701683918" calcext:value-type="float">
            <text:p>26.4946701684</text:p>
          </table:table-cell>
          <table:table-cell table:formula="of:=IF([.I67]&gt;[.J67]; 1; 0)" office:value-type="float" office:value="1" calcext:value-type="float">
            <text:p>1</text:p>
          </table:table-cell>
          <table:table-cell office:value-type="float" office:value="35491" calcext:value-type="float">
            <text:p>35491</text:p>
          </table:table-cell>
          <table:table-cell office:value-type="float" office:value="34998" calcext:value-type="float">
            <text:p>34998</text:p>
          </table:table-cell>
          <table:table-cell table:formula="of:=([.M67]-[.N67])*100/[.M67]" office:value-type="float" office:value="1.38908455664816" calcext:value-type="float">
            <text:p>1.3890845566</text:p>
          </table:table-cell>
          <table:table-cell table:formula="of:=IF([.M67]&gt;[.N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2687" calcext:value-type="float">
            <text:p>2492687</text:p>
          </table:table-cell>
          <table:table-cell office:value-type="float" office:value="2504521" calcext:value-type="float">
            <text:p>2504521</text:p>
          </table:table-cell>
          <table:table-cell table:formula="of:=([.A68]-[.B68])*100/[.A68]" office:value-type="float" office:value="-0.474748734999621" calcext:value-type="float">
            <text:p>-0.474748735</text:p>
          </table:table-cell>
          <table:table-cell table:formula="of:=IF([.A68]&gt;[.B68]; 1; 0)" office:value-type="float" office:value="0" calcext:value-type="float">
            <text:p>0</text:p>
          </table:table-cell>
          <table:table-cell office:value-type="float" office:value="538253" calcext:value-type="float">
            <text:p>538253</text:p>
          </table:table-cell>
          <table:table-cell office:value-type="float" office:value="472103" calcext:value-type="float">
            <text:p>472103</text:p>
          </table:table-cell>
          <table:table-cell table:formula="of:=([.E68]-[.F68])*100/[.E68]" office:value-type="float" office:value="12.2897596483438" calcext:value-type="float">
            <text:p>12.2897596483</text:p>
          </table:table-cell>
          <table:table-cell table:formula="of:=IF([.E68]&gt;[.F68]; 1; 0)" office:value-type="float" office:value="1" calcext:value-type="float">
            <text:p>1</text:p>
          </table:table-cell>
          <table:table-cell office:value-type="float" office:value="49149" calcext:value-type="float">
            <text:p>49149</text:p>
          </table:table-cell>
          <table:table-cell office:value-type="float" office:value="34106" calcext:value-type="float">
            <text:p>34106</text:p>
          </table:table-cell>
          <table:table-cell table:formula="of:=([.I68]-[.J68])*100/[.I68]" office:value-type="float" office:value="30.60692994771" calcext:value-type="float">
            <text:p>30.6069299477</text:p>
          </table:table-cell>
          <table:table-cell table:formula="of:=IF([.I68]&gt;[.J68]; 1; 0)" office:value-type="float" office:value="1" calcext:value-type="float">
            <text:p>1</text:p>
          </table:table-cell>
          <table:table-cell office:value-type="float" office:value="150516" calcext:value-type="float">
            <text:p>150516</text:p>
          </table:table-cell>
          <table:table-cell office:value-type="float" office:value="129113" calcext:value-type="float">
            <text:p>129113</text:p>
          </table:table-cell>
          <table:table-cell table:formula="of:=([.M68]-[.N68])*100/[.M68]" office:value-type="float" office:value="14.2197507241755" calcext:value-type="float">
            <text:p>14.2197507242</text:p>
          </table:table-cell>
          <table:table-cell table:formula="of:=IF([.M68]&gt;[.N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066" calcext:value-type="float">
            <text:p>969066</text:p>
          </table:table-cell>
          <table:table-cell office:value-type="float" office:value="954042" calcext:value-type="float">
            <text:p>954042</text:p>
          </table:table-cell>
          <table:table-cell table:formula="of:=([.A69]-[.B69])*100/[.A69]" office:value-type="float" office:value="1.55035879909108" calcext:value-type="float">
            <text:p>1.5503587991</text:p>
          </table:table-cell>
          <table:table-cell table:formula="of:=IF([.A69]&gt;[.B69]; 1; 0)" office:value-type="float" office:value="1" calcext:value-type="float">
            <text:p>1</text:p>
          </table:table-cell>
          <table:table-cell office:value-type="float" office:value="148860" calcext:value-type="float">
            <text:p>148860</text:p>
          </table:table-cell>
          <table:table-cell office:value-type="float" office:value="144692" calcext:value-type="float">
            <text:p>144692</text:p>
          </table:table-cell>
          <table:table-cell table:formula="of:=([.E69]-[.F69])*100/[.E69]" office:value-type="float" office:value="2.79994625822921" calcext:value-type="float">
            <text:p>2.7999462582</text:p>
          </table:table-cell>
          <table:table-cell table:formula="of:=IF([.E69]&gt;[.F69]; 1; 0)" office:value-type="float" office:value="1" calcext:value-type="float">
            <text:p>1</text:p>
          </table:table-cell>
          <table:table-cell office:value-type="float" office:value="6592" calcext:value-type="float">
            <text:p>6592</text:p>
          </table:table-cell>
          <table:table-cell office:value-type="float" office:value="4903" calcext:value-type="float">
            <text:p>4903</text:p>
          </table:table-cell>
          <table:table-cell table:formula="of:=([.I69]-[.J69])*100/[.I69]" office:value-type="float" office:value="25.6219660194175" calcext:value-type="float">
            <text:p>25.6219660194</text:p>
          </table:table-cell>
          <table:table-cell table:formula="of:=IF([.I69]&gt;[.J69]; 1; 0)" office:value-type="float" office:value="1" calcext:value-type="float">
            <text:p>1</text:p>
          </table:table-cell>
          <table:table-cell office:value-type="float" office:value="36487" calcext:value-type="float">
            <text:p>36487</text:p>
          </table:table-cell>
          <table:table-cell office:value-type="float" office:value="36075" calcext:value-type="float">
            <text:p>36075</text:p>
          </table:table-cell>
          <table:table-cell table:formula="of:=([.M69]-[.N69])*100/[.M69]" office:value-type="float" office:value="1.12916929317291" calcext:value-type="float">
            <text:p>1.1291692932</text:p>
          </table:table-cell>
          <table:table-cell table:formula="of:=IF([.M69]&gt;[.N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146" calcext:value-type="float">
            <text:p>2708146</text:p>
          </table:table-cell>
          <table:table-cell office:value-type="float" office:value="2579381" calcext:value-type="float">
            <text:p>2579381</text:p>
          </table:table-cell>
          <table:table-cell table:formula="of:=([.A70]-[.B70])*100/[.A70]" office:value-type="float" office:value="4.75472888093921" calcext:value-type="float">
            <text:p>4.7547288809</text:p>
          </table:table-cell>
          <table:table-cell table:formula="of:=IF([.A70]&gt;[.B70]; 1; 0)" office:value-type="float" office:value="1" calcext:value-type="float">
            <text:p>1</text:p>
          </table:table-cell>
          <table:table-cell office:value-type="float" office:value="539784" calcext:value-type="float">
            <text:p>539784</text:p>
          </table:table-cell>
          <table:table-cell office:value-type="float" office:value="488865" calcext:value-type="float">
            <text:p>488865</text:p>
          </table:table-cell>
          <table:table-cell table:formula="of:=([.E70]-[.F70])*100/[.E70]" office:value-type="float" office:value="9.43321773153706" calcext:value-type="float">
            <text:p>9.4332177315</text:p>
          </table:table-cell>
          <table:table-cell table:formula="of:=IF([.E70]&gt;[.F70]; 1; 0)" office:value-type="float" office:value="1" calcext:value-type="float">
            <text:p>1</text:p>
          </table:table-cell>
          <table:table-cell office:value-type="float" office:value="49187" calcext:value-type="float">
            <text:p>49187</text:p>
          </table:table-cell>
          <table:table-cell office:value-type="float" office:value="33859" calcext:value-type="float">
            <text:p>33859</text:p>
          </table:table-cell>
          <table:table-cell table:formula="of:=([.I70]-[.J70])*100/[.I70]" office:value-type="float" office:value="31.1627055929412" calcext:value-type="float">
            <text:p>31.1627055929</text:p>
          </table:table-cell>
          <table:table-cell table:formula="of:=IF([.I70]&gt;[.J70]; 1; 0)" office:value-type="float" office:value="1" calcext:value-type="float">
            <text:p>1</text:p>
          </table:table-cell>
          <table:table-cell office:value-type="float" office:value="151069" calcext:value-type="float">
            <text:p>151069</text:p>
          </table:table-cell>
          <table:table-cell office:value-type="float" office:value="128972" calcext:value-type="float">
            <text:p>128972</text:p>
          </table:table-cell>
          <table:table-cell table:formula="of:=([.M70]-[.N70])*100/[.M70]" office:value-type="float" office:value="14.6270909319582" calcext:value-type="float">
            <text:p>14.627090932</text:p>
          </table:table-cell>
          <table:table-cell table:formula="of:=IF([.M70]&gt;[.N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872" calcext:value-type="float">
            <text:p>976872</text:p>
          </table:table-cell>
          <table:table-cell office:value-type="float" office:value="943544" calcext:value-type="float">
            <text:p>943544</text:p>
          </table:table-cell>
          <table:table-cell table:formula="of:=([.A71]-[.B71])*100/[.A71]" office:value-type="float" office:value="3.41170593486148" calcext:value-type="float">
            <text:p>3.4117059349</text:p>
          </table:table-cell>
          <table:table-cell table:formula="of:=IF([.A71]&gt;[.B71]; 1; 0)" office:value-type="float" office:value="1" calcext:value-type="float">
            <text:p>1</text:p>
          </table:table-cell>
          <table:table-cell office:value-type="float" office:value="147237" calcext:value-type="float">
            <text:p>147237</text:p>
          </table:table-cell>
          <table:table-cell office:value-type="float" office:value="144887" calcext:value-type="float">
            <text:p>144887</text:p>
          </table:table-cell>
          <table:table-cell table:formula="of:=([.E71]-[.F71])*100/[.E71]" office:value-type="float" office:value="1.59606620618459" calcext:value-type="float">
            <text:p>1.5960662062</text:p>
          </table:table-cell>
          <table:table-cell table:formula="of:=IF([.E71]&gt;[.F71]; 1; 0)" office:value-type="float" office:value="1" calcext:value-type="float">
            <text:p>1</text:p>
          </table:table-cell>
          <table:table-cell office:value-type="float" office:value="6734" calcext:value-type="float">
            <text:p>6734</text:p>
          </table:table-cell>
          <table:table-cell office:value-type="float" office:value="5032" calcext:value-type="float">
            <text:p>5032</text:p>
          </table:table-cell>
          <table:table-cell table:formula="of:=([.I71]-[.J71])*100/[.I71]" office:value-type="float" office:value="25.2747252747253" calcext:value-type="float">
            <text:p>25.2747252747</text:p>
          </table:table-cell>
          <table:table-cell table:formula="of:=IF([.I71]&gt;[.J71]; 1; 0)" office:value-type="float" office:value="1" calcext:value-type="float">
            <text:p>1</text:p>
          </table:table-cell>
          <table:table-cell office:value-type="float" office:value="37508" calcext:value-type="float">
            <text:p>37508</text:p>
          </table:table-cell>
          <table:table-cell office:value-type="float" office:value="37014" calcext:value-type="float">
            <text:p>37014</text:p>
          </table:table-cell>
          <table:table-cell table:formula="of:=([.M71]-[.N71])*100/[.M71]" office:value-type="float" office:value="1.31705236216274" calcext:value-type="float">
            <text:p>1.3170523622</text:p>
          </table:table-cell>
          <table:table-cell table:formula="of:=IF([.M71]&gt;[.N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3638" calcext:value-type="float">
            <text:p>2643638</text:p>
          </table:table-cell>
          <table:table-cell office:value-type="float" office:value="2926080" calcext:value-type="float">
            <text:p>2926080</text:p>
          </table:table-cell>
          <table:table-cell table:formula="of:=([.A72]-[.B72])*100/[.A72]" office:value-type="float" office:value="-10.6838379536079" calcext:value-type="float">
            <text:p>-10.6838379536</text:p>
          </table:table-cell>
          <table:table-cell table:formula="of:=IF([.A72]&gt;[.B72]; 1; 0)" office:value-type="float" office:value="0" calcext:value-type="float">
            <text:p>0</text:p>
          </table:table-cell>
          <table:table-cell office:value-type="float" office:value="514549" calcext:value-type="float">
            <text:p>514549</text:p>
          </table:table-cell>
          <table:table-cell office:value-type="float" office:value="395328" calcext:value-type="float">
            <text:p>395328</text:p>
          </table:table-cell>
          <table:table-cell table:formula="of:=([.E72]-[.F72])*100/[.E72]" office:value-type="float" office:value="23.1699993586617" calcext:value-type="float">
            <text:p>23.1699993587</text:p>
          </table:table-cell>
          <table:table-cell table:formula="of:=IF([.E72]&gt;[.F72]; 1; 0)" office:value-type="float" office:value="1" calcext:value-type="float">
            <text:p>1</text:p>
          </table:table-cell>
          <table:table-cell office:value-type="float" office:value="49272" calcext:value-type="float">
            <text:p>49272</text:p>
          </table:table-cell>
          <table:table-cell office:value-type="float" office:value="33723" calcext:value-type="float">
            <text:p>33723</text:p>
          </table:table-cell>
          <table:table-cell table:formula="of:=([.I72]-[.J72])*100/[.I72]" office:value-type="float" office:value="31.5574768631271" calcext:value-type="float">
            <text:p>31.5574768631</text:p>
          </table:table-cell>
          <table:table-cell table:formula="of:=IF([.I72]&gt;[.J72]; 1; 0)" office:value-type="float" office:value="1" calcext:value-type="float">
            <text:p>1</text:p>
          </table:table-cell>
          <table:table-cell office:value-type="float" office:value="149160" calcext:value-type="float">
            <text:p>149160</text:p>
          </table:table-cell>
          <table:table-cell office:value-type="float" office:value="128655" calcext:value-type="float">
            <text:p>128655</text:p>
          </table:table-cell>
          <table:table-cell table:formula="of:=([.M72]-[.N72])*100/[.M72]" office:value-type="float" office:value="13.7469831053902" calcext:value-type="float">
            <text:p>13.7469831054</text:p>
          </table:table-cell>
          <table:table-cell table:formula="of:=IF([.M72]&gt;[.N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742" calcext:value-type="float">
            <text:p>881742</text:p>
          </table:table-cell>
          <table:table-cell office:value-type="float" office:value="1005896" calcext:value-type="float">
            <text:p>1005896</text:p>
          </table:table-cell>
          <table:table-cell table:formula="of:=([.A73]-[.B73])*100/[.A73]" office:value-type="float" office:value="-14.0805360298137" calcext:value-type="float">
            <text:p>-14.0805360298</text:p>
          </table:table-cell>
          <table:table-cell table:formula="of:=IF([.A73]&gt;[.B73]; 1; 0)" office:value-type="float" office:value="0" calcext:value-type="float">
            <text:p>0</text:p>
          </table:table-cell>
          <table:table-cell office:value-type="float" office:value="153424" calcext:value-type="float">
            <text:p>153424</text:p>
          </table:table-cell>
          <table:table-cell office:value-type="float" office:value="151088" calcext:value-type="float">
            <text:p>151088</text:p>
          </table:table-cell>
          <table:table-cell table:formula="of:=([.E73]-[.F73])*100/[.E73]" office:value-type="float" office:value="1.52257795390552" calcext:value-type="float">
            <text:p>1.5225779539</text:p>
          </table:table-cell>
          <table:table-cell table:formula="of:=IF([.E73]&gt;[.F73]; 1; 0)" office:value-type="float" office:value="1" calcext:value-type="float">
            <text:p>1</text:p>
          </table:table-cell>
          <table:table-cell office:value-type="float" office:value="6847" calcext:value-type="float">
            <text:p>6847</text:p>
          </table:table-cell>
          <table:table-cell office:value-type="float" office:value="5175" calcext:value-type="float">
            <text:p>5175</text:p>
          </table:table-cell>
          <table:table-cell table:formula="of:=([.I73]-[.J73])*100/[.I73]" office:value-type="float" office:value="24.4194537753761" calcext:value-type="float">
            <text:p>24.4194537754</text:p>
          </table:table-cell>
          <table:table-cell table:formula="of:=IF([.I73]&gt;[.J73]; 1; 0)" office:value-type="float" office:value="1" calcext:value-type="float">
            <text:p>1</text:p>
          </table:table-cell>
          <table:table-cell office:value-type="float" office:value="38605" calcext:value-type="float">
            <text:p>38605</text:p>
          </table:table-cell>
          <table:table-cell office:value-type="float" office:value="38199" calcext:value-type="float">
            <text:p>38199</text:p>
          </table:table-cell>
          <table:table-cell table:formula="of:=([.M73]-[.N73])*100/[.M73]" office:value-type="float" office:value="1.05167724388033" calcext:value-type="float">
            <text:p>1.0516772439</text:p>
          </table:table-cell>
          <table:table-cell table:formula="of:=IF([.M73]&gt;[.N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1289" calcext:value-type="float">
            <text:p>2971289</text:p>
          </table:table-cell>
          <table:table-cell office:value-type="float" office:value="2641562" calcext:value-type="float">
            <text:p>2641562</text:p>
          </table:table-cell>
          <table:table-cell table:formula="of:=([.A74]-[.B74])*100/[.A74]" office:value-type="float" office:value="11.0971029745003" calcext:value-type="float">
            <text:p>11.0971029745</text:p>
          </table:table-cell>
          <table:table-cell table:formula="of:=IF([.A74]&gt;[.B74]; 1; 0)" office:value-type="float" office:value="1" calcext:value-type="float">
            <text:p>1</text:p>
          </table:table-cell>
          <table:table-cell office:value-type="float" office:value="538053" calcext:value-type="float">
            <text:p>538053</text:p>
          </table:table-cell>
          <table:table-cell office:value-type="float" office:value="487848" calcext:value-type="float">
            <text:p>487848</text:p>
          </table:table-cell>
          <table:table-cell table:formula="of:=([.E74]-[.F74])*100/[.E74]" office:value-type="float" office:value="9.33086517499205" calcext:value-type="float">
            <text:p>9.330865175</text:p>
          </table:table-cell>
          <table:table-cell table:formula="of:=IF([.E74]&gt;[.F74]; 1; 0)" office:value-type="float" office:value="1" calcext:value-type="float">
            <text:p>1</text:p>
          </table:table-cell>
          <table:table-cell office:value-type="float" office:value="49202" calcext:value-type="float">
            <text:p>49202</text:p>
          </table:table-cell>
          <table:table-cell office:value-type="float" office:value="33497" calcext:value-type="float">
            <text:p>33497</text:p>
          </table:table-cell>
          <table:table-cell table:formula="of:=([.I74]-[.J74])*100/[.I74]" office:value-type="float" office:value="31.9194341693427" calcext:value-type="float">
            <text:p>31.9194341693</text:p>
          </table:table-cell>
          <table:table-cell table:formula="of:=IF([.I74]&gt;[.J74]; 1; 0)" office:value-type="float" office:value="1" calcext:value-type="float">
            <text:p>1</text:p>
          </table:table-cell>
          <table:table-cell office:value-type="float" office:value="151216" calcext:value-type="float">
            <text:p>151216</text:p>
          </table:table-cell>
          <table:table-cell office:value-type="float" office:value="128142" calcext:value-type="float">
            <text:p>128142</text:p>
          </table:table-cell>
          <table:table-cell table:formula="of:=([.M74]-[.N74])*100/[.M74]" office:value-type="float" office:value="15.2589673050471" calcext:value-type="float">
            <text:p>15.258967305</text:p>
          </table:table-cell>
          <table:table-cell table:formula="of:=IF([.M74]&gt;[.N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679" calcext:value-type="float">
            <text:p>885679</text:p>
          </table:table-cell>
          <table:table-cell office:value-type="float" office:value="1032890" calcext:value-type="float">
            <text:p>1032890</text:p>
          </table:table-cell>
          <table:table-cell table:formula="of:=([.A75]-[.B75])*100/[.A75]" office:value-type="float" office:value="-16.6212589437031" calcext:value-type="float">
            <text:p>-16.6212589437</text:p>
          </table:table-cell>
          <table:table-cell table:formula="of:=IF([.A75]&gt;[.B75]; 1; 0)" office:value-type="float" office:value="0" calcext:value-type="float">
            <text:p>0</text:p>
          </table:table-cell>
          <table:table-cell office:value-type="float" office:value="154071" calcext:value-type="float">
            <text:p>154071</text:p>
          </table:table-cell>
          <table:table-cell office:value-type="float" office:value="157212" calcext:value-type="float">
            <text:p>157212</text:p>
          </table:table-cell>
          <table:table-cell table:formula="of:=([.E75]-[.F75])*100/[.E75]" office:value-type="float" office:value="-2.03867048308897" calcext:value-type="float">
            <text:p>-2.0386704831</text:p>
          </table:table-cell>
          <table:table-cell table:formula="of:=IF([.E75]&gt;[.F75]; 1; 0)" office:value-type="float" office:value="0" calcext:value-type="float">
            <text:p>0</text:p>
          </table:table-cell>
          <table:table-cell office:value-type="float" office:value="4955" calcext:value-type="float">
            <text:p>4955</text:p>
          </table:table-cell>
          <table:table-cell office:value-type="float" office:value="5312" calcext:value-type="float">
            <text:p>5312</text:p>
          </table:table-cell>
          <table:table-cell table:formula="of:=([.I75]-[.J75])*100/[.I75]" office:value-type="float" office:value="-7.20484359233098" calcext:value-type="float">
            <text:p>-7.2048435923</text:p>
          </table:table-cell>
          <table:table-cell table:formula="of:=IF([.I75]&gt;[.J75]; 1; 0)" office:value-type="float" office:value="0" calcext:value-type="float">
            <text:p>0</text:p>
          </table:table-cell>
          <table:table-cell office:value-type="float" office:value="39800" calcext:value-type="float">
            <text:p>39800</text:p>
          </table:table-cell>
          <table:table-cell office:value-type="float" office:value="40988" calcext:value-type="float">
            <text:p>40988</text:p>
          </table:table-cell>
          <table:table-cell table:formula="of:=([.M75]-[.N75])*100/[.M75]" office:value-type="float" office:value="-2.98492462311558" calcext:value-type="float">
            <text:p>-2.9849246231</text:p>
          </table:table-cell>
          <table:table-cell table:formula="of:=IF([.M75]&gt;[.N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320" calcext:value-type="float">
            <text:p>2958320</text:p>
          </table:table-cell>
          <table:table-cell office:value-type="float" office:value="2716619" calcext:value-type="float">
            <text:p>2716619</text:p>
          </table:table-cell>
          <table:table-cell table:formula="of:=([.A76]-[.B76])*100/[.A76]" office:value-type="float" office:value="8.17021147137565" calcext:value-type="float">
            <text:p>8.1702114714</text:p>
          </table:table-cell>
          <table:table-cell table:formula="of:=IF([.A76]&gt;[.B76]; 1; 0)" office:value-type="float" office:value="1" calcext:value-type="float">
            <text:p>1</text:p>
          </table:table-cell>
          <table:table-cell office:value-type="float" office:value="541769" calcext:value-type="float">
            <text:p>541769</text:p>
          </table:table-cell>
          <table:table-cell office:value-type="float" office:value="484907" calcext:value-type="float">
            <text:p>484907</text:p>
          </table:table-cell>
          <table:table-cell table:formula="of:=([.E76]-[.F76])*100/[.E76]" office:value-type="float" office:value="10.4956171357165" calcext:value-type="float">
            <text:p>10.4956171357</text:p>
          </table:table-cell>
          <table:table-cell table:formula="of:=IF([.E76]&gt;[.F76]; 1; 0)" office:value-type="float" office:value="1" calcext:value-type="float">
            <text:p>1</text:p>
          </table:table-cell>
          <table:table-cell office:value-type="float" office:value="49207" calcext:value-type="float">
            <text:p>49207</text:p>
          </table:table-cell>
          <table:table-cell office:value-type="float" office:value="33282" calcext:value-type="float">
            <text:p>33282</text:p>
          </table:table-cell>
          <table:table-cell table:formula="of:=([.I76]-[.J76])*100/[.I76]" office:value-type="float" office:value="32.3632816469202" calcext:value-type="float">
            <text:p>32.3632816469</text:p>
          </table:table-cell>
          <table:table-cell table:formula="of:=IF([.I76]&gt;[.J76]; 1; 0)" office:value-type="float" office:value="1" calcext:value-type="float">
            <text:p>1</text:p>
          </table:table-cell>
          <table:table-cell office:value-type="float" office:value="149762" calcext:value-type="float">
            <text:p>149762</text:p>
          </table:table-cell>
          <table:table-cell office:value-type="float" office:value="128123" calcext:value-type="float">
            <text:p>128123</text:p>
          </table:table-cell>
          <table:table-cell table:formula="of:=([.M76]-[.N76])*100/[.M76]" office:value-type="float" office:value="14.4489256286641" calcext:value-type="float">
            <text:p>14.4489256287</text:p>
          </table:table-cell>
          <table:table-cell table:formula="of:=IF([.M76]&gt;[.N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021" calcext:value-type="float">
            <text:p>926021</text:p>
          </table:table-cell>
          <table:table-cell office:value-type="float" office:value="886734" calcext:value-type="float">
            <text:p>886734</text:p>
          </table:table-cell>
          <table:table-cell table:formula="of:=([.A77]-[.B77])*100/[.A77]" office:value-type="float" office:value="4.24256037390081" calcext:value-type="float">
            <text:p>4.2425603739</text:p>
          </table:table-cell>
          <table:table-cell table:formula="of:=IF([.A77]&gt;[.B77]; 1; 0)" office:value-type="float" office:value="1" calcext:value-type="float">
            <text:p>1</text:p>
          </table:table-cell>
          <table:table-cell office:value-type="float" office:value="159637" calcext:value-type="float">
            <text:p>159637</text:p>
          </table:table-cell>
          <table:table-cell office:value-type="float" office:value="159761" calcext:value-type="float">
            <text:p>159761</text:p>
          </table:table-cell>
          <table:table-cell table:formula="of:=([.E77]-[.F77])*100/[.E77]" office:value-type="float" office:value="-0.0776762279421437" calcext:value-type="float">
            <text:p>-0.0776762279</text:p>
          </table:table-cell>
          <table:table-cell table:formula="of:=IF([.E77]&gt;[.F77]; 1; 0)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5459" calcext:value-type="float">
            <text:p>5459</text:p>
          </table:table-cell>
          <table:table-cell table:formula="of:=([.I77]-[.J77])*100/[.I77]" office:value-type="float" office:value="-7.31275801061529" calcext:value-type="float">
            <text:p>-7.3127580106</text:p>
          </table:table-cell>
          <table:table-cell table:formula="of:=IF([.I77]&gt;[.J77]; 1; 0)" office:value-type="float" office:value="0" calcext:value-type="float">
            <text:p>0</text:p>
          </table:table-cell>
          <table:table-cell office:value-type="float" office:value="40899" calcext:value-type="float">
            <text:p>40899</text:p>
          </table:table-cell>
          <table:table-cell office:value-type="float" office:value="40716" calcext:value-type="float">
            <text:p>40716</text:p>
          </table:table-cell>
          <table:table-cell table:formula="of:=([.M77]-[.N77])*100/[.M77]" office:value-type="float" office:value="0.447443702780019" calcext:value-type="float">
            <text:p>0.4474437028</text:p>
          </table:table-cell>
          <table:table-cell table:formula="of:=IF([.M77]&gt;[.N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5602" calcext:value-type="float">
            <text:p>2835602</text:p>
          </table:table-cell>
          <table:table-cell office:value-type="float" office:value="2707445" calcext:value-type="float">
            <text:p>2707445</text:p>
          </table:table-cell>
          <table:table-cell table:formula="of:=([.A78]-[.B78])*100/[.A78]" office:value-type="float" office:value="4.51956938949824" calcext:value-type="float">
            <text:p>4.5195693895</text:p>
          </table:table-cell>
          <table:table-cell table:formula="of:=IF([.A78]&gt;[.B78]; 1; 0)" office:value-type="float" office:value="1" calcext:value-type="float">
            <text:p>1</text:p>
          </table:table-cell>
          <table:table-cell office:value-type="float" office:value="483975" calcext:value-type="float">
            <text:p>483975</text:p>
          </table:table-cell>
          <table:table-cell office:value-type="float" office:value="444750" calcext:value-type="float">
            <text:p>444750</text:p>
          </table:table-cell>
          <table:table-cell table:formula="of:=([.E78]-[.F78])*100/[.E78]" office:value-type="float" office:value="8.10475747714241" calcext:value-type="float">
            <text:p>8.1047574771</text:p>
          </table:table-cell>
          <table:table-cell table:formula="of:=IF([.E78]&gt;[.F78]; 1; 0)" office:value-type="float" office:value="1" calcext:value-type="float">
            <text:p>1</text:p>
          </table:table-cell>
          <table:table-cell office:value-type="float" office:value="49163" calcext:value-type="float">
            <text:p>49163</text:p>
          </table:table-cell>
          <table:table-cell office:value-type="float" office:value="33123" calcext:value-type="float">
            <text:p>33123</text:p>
          </table:table-cell>
          <table:table-cell table:formula="of:=([.I78]-[.J78])*100/[.I78]" office:value-type="float" office:value="32.6261619510608" calcext:value-type="float">
            <text:p>32.6261619511</text:p>
          </table:table-cell>
          <table:table-cell table:formula="of:=IF([.I78]&gt;[.J78]; 1; 0)" office:value-type="float" office:value="1" calcext:value-type="float">
            <text:p>1</text:p>
          </table:table-cell>
          <table:table-cell office:value-type="float" office:value="149617" calcext:value-type="float">
            <text:p>149617</text:p>
          </table:table-cell>
          <table:table-cell office:value-type="float" office:value="127577" calcext:value-type="float">
            <text:p>127577</text:p>
          </table:table-cell>
          <table:table-cell table:formula="of:=([.M78]-[.N78])*100/[.M78]" office:value-type="float" office:value="14.7309463496795" calcext:value-type="float">
            <text:p>14.7309463497</text:p>
          </table:table-cell>
          <table:table-cell table:formula="of:=IF([.M78]&gt;[.N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829" calcext:value-type="float">
            <text:p>936829</text:p>
          </table:table-cell>
          <table:table-cell office:value-type="float" office:value="1094317" calcext:value-type="float">
            <text:p>1094317</text:p>
          </table:table-cell>
          <table:table-cell table:formula="of:=([.A79]-[.B79])*100/[.A79]" office:value-type="float" office:value="-16.8107520155759" calcext:value-type="float">
            <text:p>-16.8107520156</text:p>
          </table:table-cell>
          <table:table-cell table:formula="of:=IF([.A79]&gt;[.B79]; 1; 0)" office:value-type="float" office:value="0" calcext:value-type="float">
            <text:p>0</text:p>
          </table:table-cell>
          <table:table-cell office:value-type="float" office:value="132944" calcext:value-type="float">
            <text:p>132944</text:p>
          </table:table-cell>
          <table:table-cell office:value-type="float" office:value="133145" calcext:value-type="float">
            <text:p>133145</text:p>
          </table:table-cell>
          <table:table-cell table:formula="of:=([.E79]-[.F79])*100/[.E79]" office:value-type="float" office:value="-0.151191479119028" calcext:value-type="float">
            <text:p>-0.1511914791</text:p>
          </table:table-cell>
          <table:table-cell table:formula="of:=IF([.E79]&gt;[.F79]; 1; 0)" office:value-type="float" office:value="0" calcext:value-type="float">
            <text:p>0</text:p>
          </table:table-cell>
          <table:table-cell office:value-type="float" office:value="5242" calcext:value-type="float">
            <text:p>5242</text:p>
          </table:table-cell>
          <table:table-cell office:value-type="float" office:value="7633" calcext:value-type="float">
            <text:p>7633</text:p>
          </table:table-cell>
          <table:table-cell table:formula="of:=([.I79]-[.J79])*100/[.I79]" office:value-type="float" office:value="-45.6123616940099" calcext:value-type="float">
            <text:p>-45.612361694</text:p>
          </table:table-cell>
          <table:table-cell table:formula="of:=IF([.I79]&gt;[.J79]; 1; 0)" office:value-type="float" office:value="0" calcext:value-type="float">
            <text:p>0</text:p>
          </table:table-cell>
          <table:table-cell office:value-type="float" office:value="41891" calcext:value-type="float">
            <text:p>41891</text:p>
          </table:table-cell>
          <table:table-cell office:value-type="float" office:value="49540" calcext:value-type="float">
            <text:p>49540</text:p>
          </table:table-cell>
          <table:table-cell table:formula="of:=([.M79]-[.N79])*100/[.M79]" office:value-type="float" office:value="-18.2592919720226" calcext:value-type="float">
            <text:p>-18.259291972</text:p>
          </table:table-cell>
          <table:table-cell table:formula="of:=IF([.M79]&gt;[.N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784" calcext:value-type="float">
            <text:p>2648784</text:p>
          </table:table-cell>
          <table:table-cell office:value-type="float" office:value="2610160" calcext:value-type="float">
            <text:p>2610160</text:p>
          </table:table-cell>
          <table:table-cell table:formula="of:=([.A80]-[.B80])*100/[.A80]" office:value-type="float" office:value="1.45817854532495" calcext:value-type="float">
            <text:p>1.4581785453</text:p>
          </table:table-cell>
          <table:table-cell table:formula="of:=IF([.A80]&gt;[.B80]; 1; 0)" office:value-type="float" office:value="1" calcext:value-type="float">
            <text:p>1</text:p>
          </table:table-cell>
          <table:table-cell office:value-type="float" office:value="436636" calcext:value-type="float">
            <text:p>436636</text:p>
          </table:table-cell>
          <table:table-cell office:value-type="float" office:value="483651" calcext:value-type="float">
            <text:p>483651</text:p>
          </table:table-cell>
          <table:table-cell table:formula="of:=([.E80]-[.F80])*100/[.E80]" office:value-type="float" office:value="-10.7675500874871" calcext:value-type="float">
            <text:p>-10.7675500875</text:p>
          </table:table-cell>
          <table:table-cell table:formula="of:=IF([.E80]&gt;[.F80]; 1; 0)" office:value-type="float" office:value="0" calcext:value-type="float">
            <text:p>0</text:p>
          </table:table-cell>
          <table:table-cell office:value-type="float" office:value="49144" calcext:value-type="float">
            <text:p>49144</text:p>
          </table:table-cell>
          <table:table-cell office:value-type="float" office:value="32918" calcext:value-type="float">
            <text:p>32918</text:p>
          </table:table-cell>
          <table:table-cell table:formula="of:=([.I80]-[.J80])*100/[.I80]" office:value-type="float" office:value="33.0172554126648" calcext:value-type="float">
            <text:p>33.0172554127</text:p>
          </table:table-cell>
          <table:table-cell table:formula="of:=IF([.I80]&gt;[.J80]; 1; 0)" office:value-type="float" office:value="1" calcext:value-type="float">
            <text:p>1</text:p>
          </table:table-cell>
          <table:table-cell office:value-type="float" office:value="149546" calcext:value-type="float">
            <text:p>149546</text:p>
          </table:table-cell>
          <table:table-cell office:value-type="float" office:value="157211" calcext:value-type="float">
            <text:p>157211</text:p>
          </table:table-cell>
          <table:table-cell table:formula="of:=([.M80]-[.N80])*100/[.M80]" office:value-type="float" office:value="-5.12551322001257" calcext:value-type="float">
            <text:p>-5.12551322</text:p>
          </table:table-cell>
          <table:table-cell table:formula="of:=IF([.M80]&gt;[.N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892" calcext:value-type="float">
            <text:p>992892</text:p>
          </table:table-cell>
          <table:table-cell office:value-type="float" office:value="1121541" calcext:value-type="float">
            <text:p>1121541</text:p>
          </table:table-cell>
          <table:table-cell table:formula="of:=([.A81]-[.B81])*100/[.A81]" office:value-type="float" office:value="-12.9569983442308" calcext:value-type="float">
            <text:p>-12.9569983442</text:p>
          </table:table-cell>
          <table:table-cell table:formula="of:=IF([.A81]&gt;[.B81]; 1; 0)" office:value-type="float" office:value="0" calcext:value-type="float">
            <text:p>0</text:p>
          </table:table-cell>
          <table:table-cell office:value-type="float" office:value="167124" calcext:value-type="float">
            <text:p>167124</text:p>
          </table:table-cell>
          <table:table-cell office:value-type="float" office:value="166502" calcext:value-type="float">
            <text:p>166502</text:p>
          </table:table-cell>
          <table:table-cell table:formula="of:=([.E81]-[.F81])*100/[.E81]" office:value-type="float" office:value="0.372178741533233" calcext:value-type="float">
            <text:p>0.3721787415</text:p>
          </table:table-cell>
          <table:table-cell table:formula="of:=IF([.E81]&gt;[.F81]; 1; 0)" office:value-type="float" office:value="1" calcext:value-type="float">
            <text:p>1</text:p>
          </table:table-cell>
          <table:table-cell office:value-type="float" office:value="5346" calcext:value-type="float">
            <text:p>5346</text:p>
          </table:table-cell>
          <table:table-cell office:value-type="float" office:value="7771" calcext:value-type="float">
            <text:p>7771</text:p>
          </table:table-cell>
          <table:table-cell table:formula="of:=([.I81]-[.J81])*100/[.I81]" office:value-type="float" office:value="-45.3610175832398" calcext:value-type="float">
            <text:p>-45.3610175832</text:p>
          </table:table-cell>
          <table:table-cell table:formula="of:=IF([.I81]&gt;[.J81]; 1; 0)" office:value-type="float" office:value="0" calcext:value-type="float">
            <text:p>0</text:p>
          </table:table-cell>
          <table:table-cell office:value-type="float" office:value="53020" calcext:value-type="float">
            <text:p>53020</text:p>
          </table:table-cell>
          <table:table-cell office:value-type="float" office:value="52505" calcext:value-type="float">
            <text:p>52505</text:p>
          </table:table-cell>
          <table:table-cell table:formula="of:=([.M81]-[.N81])*100/[.M81]" office:value-type="float" office:value="0.971331572991324" calcext:value-type="float">
            <text:p>0.971331573</text:p>
          </table:table-cell>
          <table:table-cell table:formula="of:=IF([.M81]&gt;[.N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2692" calcext:value-type="float">
            <text:p>2672692</text:p>
          </table:table-cell>
          <table:table-cell office:value-type="float" office:value="2450500" calcext:value-type="float">
            <text:p>2450500</text:p>
          </table:table-cell>
          <table:table-cell table:formula="of:=([.A82]-[.B82])*100/[.A82]" office:value-type="float" office:value="8.31341583691649" calcext:value-type="float">
            <text:p>8.3134158369</text:p>
          </table:table-cell>
          <table:table-cell table:formula="of:=IF([.A82]&gt;[.B82]; 1; 0)" office:value-type="float" office:value="1" calcext:value-type="float">
            <text:p>1</text:p>
          </table:table-cell>
          <table:table-cell office:value-type="float" office:value="439789" calcext:value-type="float">
            <text:p>439789</text:p>
          </table:table-cell>
          <table:table-cell office:value-type="float" office:value="394328" calcext:value-type="float">
            <text:p>394328</text:p>
          </table:table-cell>
          <table:table-cell table:formula="of:=([.E82]-[.F82])*100/[.E82]" office:value-type="float" office:value="10.3370025171162" calcext:value-type="float">
            <text:p>10.3370025171</text:p>
          </table:table-cell>
          <table:table-cell table:formula="of:=IF([.E82]&gt;[.F82]; 1; 0)" office:value-type="float" office:value="1" calcext:value-type="float">
            <text:p>1</text:p>
          </table:table-cell>
          <table:table-cell office:value-type="float" office:value="49329" calcext:value-type="float">
            <text:p>49329</text:p>
          </table:table-cell>
          <table:table-cell office:value-type="float" office:value="32697" calcext:value-type="float">
            <text:p>32697</text:p>
          </table:table-cell>
          <table:table-cell table:formula="of:=([.I82]-[.J82])*100/[.I82]" office:value-type="float" office:value="33.7164750957854" calcext:value-type="float">
            <text:p>33.7164750958</text:p>
          </table:table-cell>
          <table:table-cell table:formula="of:=IF([.I82]&gt;[.J82]; 1; 0)" office:value-type="float" office:value="1" calcext:value-type="float">
            <text:p>1</text:p>
          </table:table-cell>
          <table:table-cell office:value-type="float" office:value="183633" calcext:value-type="float">
            <text:p>183633</text:p>
          </table:table-cell>
          <table:table-cell office:value-type="float" office:value="154785" calcext:value-type="float">
            <text:p>154785</text:p>
          </table:table-cell>
          <table:table-cell table:formula="of:=([.M82]-[.N82])*100/[.M82]" office:value-type="float" office:value="15.7095946806946" calcext:value-type="float">
            <text:p>15.7095946807</text:p>
          </table:table-cell>
          <table:table-cell table:formula="of:=IF([.M82]&gt;[.N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385" calcext:value-type="float">
            <text:p>1149385</text:p>
          </table:table-cell>
          <table:table-cell office:value-type="float" office:value="1034888" calcext:value-type="float">
            <text:p>1034888</text:p>
          </table:table-cell>
          <table:table-cell table:formula="of:=([.A83]-[.B83])*100/[.A83]" office:value-type="float" office:value="9.96158815366479" calcext:value-type="float">
            <text:p>9.9615881537</text:p>
          </table:table-cell>
          <table:table-cell table:formula="of:=IF([.A83]&gt;[.B83]; 1; 0)" office:value-type="float" office:value="1" calcext:value-type="float">
            <text:p>1</text:p>
          </table:table-cell>
          <table:table-cell office:value-type="float" office:value="172563" calcext:value-type="float">
            <text:p>172563</text:p>
          </table:table-cell>
          <table:table-cell office:value-type="float" office:value="172812" calcext:value-type="float">
            <text:p>172812</text:p>
          </table:table-cell>
          <table:table-cell table:formula="of:=([.E83]-[.F83])*100/[.E83]" office:value-type="float" office:value="-0.144295126997097" calcext:value-type="float">
            <text:p>-0.144295127</text:p>
          </table:table-cell>
          <table:table-cell table:formula="of:=IF([.E83]&gt;[.F83]; 1; 0)"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float" office:value="5900" calcext:value-type="float">
            <text:p>5900</text:p>
          </table:table-cell>
          <table:table-cell table:formula="of:=([.I83]-[.J83])*100/[.I83]" office:value-type="float" office:value="-7.82163742690059" calcext:value-type="float">
            <text:p>-7.8216374269</text:p>
          </table:table-cell>
          <table:table-cell table:formula="of:=IF([.I83]&gt;[.J83]; 1; 0)" office:value-type="float" office:value="0" calcext:value-type="float">
            <text:p>0</text:p>
          </table:table-cell>
          <table:table-cell office:value-type="float" office:value="54187" calcext:value-type="float">
            <text:p>54187</text:p>
          </table:table-cell>
          <table:table-cell office:value-type="float" office:value="43562" calcext:value-type="float">
            <text:p>43562</text:p>
          </table:table-cell>
          <table:table-cell table:formula="of:=([.M83]-[.N83])*100/[.M83]" office:value-type="float" office:value="19.6080240648126" calcext:value-type="float">
            <text:p>19.6080240648</text:p>
          </table:table-cell>
          <table:table-cell table:formula="of:=IF([.M83]&gt;[.N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7688" calcext:value-type="float">
            <text:p>2807688</text:p>
          </table:table-cell>
          <table:table-cell office:value-type="float" office:value="2580528" calcext:value-type="float">
            <text:p>2580528</text:p>
          </table:table-cell>
          <table:table-cell table:formula="of:=([.A84]-[.B84])*100/[.A84]" office:value-type="float" office:value="8.09064255002693" calcext:value-type="float">
            <text:p>8.09064255</text:p>
          </table:table-cell>
          <table:table-cell table:formula="of:=IF([.A84]&gt;[.B84]; 1; 0)" office:value-type="float" office:value="1" calcext:value-type="float">
            <text:p>1</text:p>
          </table:table-cell>
          <table:table-cell office:value-type="float" office:value="538960" calcext:value-type="float">
            <text:p>538960</text:p>
          </table:table-cell>
          <table:table-cell office:value-type="float" office:value="482085" calcext:value-type="float">
            <text:p>482085</text:p>
          </table:table-cell>
          <table:table-cell table:formula="of:=([.E84]-[.F84])*100/[.E84]" office:value-type="float" office:value="10.5527311859878" calcext:value-type="float">
            <text:p>10.552731186</text:p>
          </table:table-cell>
          <table:table-cell table:formula="of:=IF([.E84]&gt;[.F84]; 1; 0)" office:value-type="float" office:value="1" calcext:value-type="float">
            <text:p>1</text:p>
          </table:table-cell>
          <table:table-cell office:value-type="float" office:value="39090" calcext:value-type="float">
            <text:p>39090</text:p>
          </table:table-cell>
          <table:table-cell office:value-type="float" office:value="32450" calcext:value-type="float">
            <text:p>32450</text:p>
          </table:table-cell>
          <table:table-cell table:formula="of:=([.I84]-[.J84])*100/[.I84]" office:value-type="float" office:value="16.9864415451522" calcext:value-type="float">
            <text:p>16.9864415452</text:p>
          </table:table-cell>
          <table:table-cell table:formula="of:=IF([.I84]&gt;[.J84]; 1; 0)" office:value-type="float" office:value="1" calcext:value-type="float">
            <text:p>1</text:p>
          </table:table-cell>
          <table:table-cell office:value-type="float" office:value="184033" calcext:value-type="float">
            <text:p>184033</text:p>
          </table:table-cell>
          <table:table-cell office:value-type="float" office:value="157147" calcext:value-type="float">
            <text:p>157147</text:p>
          </table:table-cell>
          <table:table-cell table:formula="of:=([.M84]-[.N84])*100/[.M84]" office:value-type="float" office:value="14.6093363690208" calcext:value-type="float">
            <text:p>14.609336369</text:p>
          </table:table-cell>
          <table:table-cell table:formula="of:=IF([.M84]&gt;[.N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313" calcext:value-type="float">
            <text:p>981313</text:p>
          </table:table-cell>
          <table:table-cell office:value-type="float" office:value="972206" calcext:value-type="float">
            <text:p>972206</text:p>
          </table:table-cell>
          <table:table-cell table:formula="of:=([.A85]-[.B85])*100/[.A85]" office:value-type="float" office:value="0.928042326963976" calcext:value-type="float">
            <text:p>0.928042327</text:p>
          </table:table-cell>
          <table:table-cell table:formula="of:=IF([.A85]&gt;[.B85]; 1; 0)" office:value-type="float" office:value="1" calcext:value-type="float">
            <text:p>1</text:p>
          </table:table-cell>
          <table:table-cell office:value-type="float" office:value="175569" calcext:value-type="float">
            <text:p>175569</text:p>
          </table:table-cell>
          <table:table-cell office:value-type="float" office:value="177444" calcext:value-type="float">
            <text:p>177444</text:p>
          </table:table-cell>
          <table:table-cell table:formula="of:=([.E85]-[.F85])*100/[.E85]" office:value-type="float" office:value="-1.06795618816534" calcext:value-type="float">
            <text:p>-1.0679561882</text:p>
          </table:table-cell>
          <table:table-cell table:formula="of:=IF([.E85]&gt;[.F85]; 1; 0)"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8027" calcext:value-type="float">
            <text:p>8027</text:p>
          </table:table-cell>
          <table:table-cell table:formula="of:=([.I85]-[.J85])*100/[.I85]" office:value-type="float" office:value="-43.1858722797003" calcext:value-type="float">
            <text:p>-43.1858722797</text:p>
          </table:table-cell>
          <table:table-cell table:formula="of:=IF([.I85]&gt;[.J85]; 1; 0)" office:value-type="float" office:value="0" calcext:value-type="float">
            <text:p>0</text:p>
          </table:table-cell>
          <table:table-cell office:value-type="float" office:value="55390" calcext:value-type="float">
            <text:p>55390</text:p>
          </table:table-cell>
          <table:table-cell office:value-type="float" office:value="44493" calcext:value-type="float">
            <text:p>44493</text:p>
          </table:table-cell>
          <table:table-cell table:formula="of:=([.M85]-[.N85])*100/[.M85]" office:value-type="float" office:value="19.6732262141181" calcext:value-type="float">
            <text:p>19.6732262141</text:p>
          </table:table-cell>
          <table:table-cell table:formula="of:=IF([.M85]&gt;[.N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6198" calcext:value-type="float">
            <text:p>2886198</text:p>
          </table:table-cell>
          <table:table-cell office:value-type="float" office:value="2873662" calcext:value-type="float">
            <text:p>2873662</text:p>
          </table:table-cell>
          <table:table-cell table:formula="of:=([.A86]-[.B86])*100/[.A86]" office:value-type="float" office:value="0.434343035370408" calcext:value-type="float">
            <text:p>0.4343430354</text:p>
          </table:table-cell>
          <table:table-cell table:formula="of:=IF([.A86]&gt;[.B86]; 1; 0)" office:value-type="float" office:value="1" calcext:value-type="float">
            <text:p>1</text:p>
          </table:table-cell>
          <table:table-cell office:value-type="float" office:value="468874" calcext:value-type="float">
            <text:p>468874</text:p>
          </table:table-cell>
          <table:table-cell office:value-type="float" office:value="481957" calcext:value-type="float">
            <text:p>481957</text:p>
          </table:table-cell>
          <table:table-cell table:formula="of:=([.E86]-[.F86])*100/[.E86]" office:value-type="float" office:value="-2.79030187214476" calcext:value-type="float">
            <text:p>-2.7903018721</text:p>
          </table:table-cell>
          <table:table-cell table:formula="of:=IF([.E86]&gt;[.F86]; 1; 0)" office:value-type="float" office:value="0" calcext:value-type="float">
            <text:p>0</text:p>
          </table:table-cell>
          <table:table-cell office:value-type="float" office:value="49183" calcext:value-type="float">
            <text:p>49183</text:p>
          </table:table-cell>
          <table:table-cell office:value-type="float" office:value="32279" calcext:value-type="float">
            <text:p>32279</text:p>
          </table:table-cell>
          <table:table-cell table:formula="of:=([.I86]-[.J86])*100/[.I86]" office:value-type="float" office:value="34.369599251774" calcext:value-type="float">
            <text:p>34.3695992518</text:p>
          </table:table-cell>
          <table:table-cell table:formula="of:=IF([.I86]&gt;[.J86]; 1; 0)" office:value-type="float" office:value="1" calcext:value-type="float">
            <text:p>1</text:p>
          </table:table-cell>
          <table:table-cell office:value-type="float" office:value="152337" calcext:value-type="float">
            <text:p>152337</text:p>
          </table:table-cell>
          <table:table-cell office:value-type="float" office:value="126050" calcext:value-type="float">
            <text:p>126050</text:p>
          </table:table-cell>
          <table:table-cell table:formula="of:=([.M86]-[.N86])*100/[.M86]" office:value-type="float" office:value="17.2558209758627" calcext:value-type="float">
            <text:p>17.2558209759</text:p>
          </table:table-cell>
          <table:table-cell table:formula="of:=IF([.M86]&gt;[.N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520" calcext:value-type="float">
            <text:p>1222520</text:p>
          </table:table-cell>
          <table:table-cell office:value-type="float" office:value="1241708" calcext:value-type="float">
            <text:p>1241708</text:p>
          </table:table-cell>
          <table:table-cell table:formula="of:=([.A87]-[.B87])*100/[.A87]" office:value-type="float" office:value="-1.56954487452148" calcext:value-type="float">
            <text:p>-1.5695448745</text:p>
          </table:table-cell>
          <table:table-cell table:formula="of:=IF([.A87]&gt;[.B87]; 1; 0)" office:value-type="float" office:value="0" calcext:value-type="float">
            <text:p>0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1862" calcext:value-type="float">
            <text:p>181862</text:p>
          </table:table-cell>
          <table:table-cell table:formula="of:=([.E87]-[.F87])*100/[.E87]" office:value-type="float" office:value="-0.280668089306491" calcext:value-type="float">
            <text:p>-0.2806680893</text:p>
          </table:table-cell>
          <table:table-cell table:formula="of:=IF([.E87]&gt;[.F87]; 1; 0)" office:value-type="float" office:value="0" calcext:value-type="float">
            <text:p>0</text:p>
          </table:table-cell>
          <table:table-cell office:value-type="float" office:value="5772" calcext:value-type="float">
            <text:p>5772</text:p>
          </table:table-cell>
          <table:table-cell office:value-type="float" office:value="8176" calcext:value-type="float">
            <text:p>8176</text:p>
          </table:table-cell>
          <table:table-cell table:formula="of:=([.I87]-[.J87])*100/[.I87]" office:value-type="float" office:value="-41.6493416493417" calcext:value-type="float">
            <text:p>-41.6493416493</text:p>
          </table:table-cell>
          <table:table-cell table:formula="of:=IF([.I87]&gt;[.J87]; 1; 0)" office:value-type="float" office:value="0" calcext:value-type="float">
            <text:p>0</text:p>
          </table:table-cell>
          <table:table-cell office:value-type="float" office:value="46289" calcext:value-type="float">
            <text:p>46289</text:p>
          </table:table-cell>
          <table:table-cell office:value-type="float" office:value="45640" calcext:value-type="float">
            <text:p>45640</text:p>
          </table:table-cell>
          <table:table-cell table:formula="of:=([.M87]-[.N87])*100/[.M87]" office:value-type="float" office:value="1.40206096480805" calcext:value-type="float">
            <text:p>1.4020609648</text:p>
          </table:table-cell>
          <table:table-cell table:formula="of:=IF([.M87]&gt;[.N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8431" calcext:value-type="float">
            <text:p>2768431</text:p>
          </table:table-cell>
          <table:table-cell office:value-type="float" office:value="2812150" calcext:value-type="float">
            <text:p>2812150</text:p>
          </table:table-cell>
          <table:table-cell table:formula="of:=([.A88]-[.B88])*100/[.A88]" office:value-type="float" office:value="-1.57919774774954" calcext:value-type="float">
            <text:p>-1.5791977477</text:p>
          </table:table-cell>
          <table:table-cell table:formula="of:=IF([.A88]&gt;[.B88]; 1; 0)" office:value-type="float" office:value="0" calcext:value-type="float">
            <text:p>0</text:p>
          </table:table-cell>
          <table:table-cell office:value-type="float" office:value="538107" calcext:value-type="float">
            <text:p>538107</text:p>
          </table:table-cell>
          <table:table-cell office:value-type="float" office:value="447834" calcext:value-type="float">
            <text:p>447834</text:p>
          </table:table-cell>
          <table:table-cell table:formula="of:=([.E88]-[.F88])*100/[.E88]" office:value-type="float" office:value="16.7760315327621" calcext:value-type="float">
            <text:p>16.7760315328</text:p>
          </table:table-cell>
          <table:table-cell table:formula="of:=IF([.E88]&gt;[.F88]; 1; 0)" office:value-type="float" office:value="1" calcext:value-type="float">
            <text:p>1</text:p>
          </table:table-cell>
          <table:table-cell office:value-type="float" office:value="49212" calcext:value-type="float">
            <text:p>49212</text:p>
          </table:table-cell>
          <table:table-cell office:value-type="float" office:value="34309" calcext:value-type="float">
            <text:p>34309</text:p>
          </table:table-cell>
          <table:table-cell table:formula="of:=([.I88]-[.J88])*100/[.I88]" office:value-type="float" office:value="30.2832642444932" calcext:value-type="float">
            <text:p>30.2832642445</text:p>
          </table:table-cell>
          <table:table-cell table:formula="of:=IF([.I88]&gt;[.J88]; 1; 0)" office:value-type="float" office:value="1" calcext:value-type="float">
            <text:p>1</text:p>
          </table:table-cell>
          <table:table-cell office:value-type="float" office:value="149729" calcext:value-type="float">
            <text:p>149729</text:p>
          </table:table-cell>
          <table:table-cell office:value-type="float" office:value="125658" calcext:value-type="float">
            <text:p>125658</text:p>
          </table:table-cell>
          <table:table-cell table:formula="of:=([.M88]-[.N88])*100/[.M88]" office:value-type="float" office:value="16.0763779895678" calcext:value-type="float">
            <text:p>16.0763779896</text:p>
          </table:table-cell>
          <table:table-cell table:formula="of:=IF([.M88]&gt;[.N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960" calcext:value-type="float">
            <text:p>1236960</text:p>
          </table:table-cell>
          <table:table-cell office:value-type="float" office:value="1138014" calcext:value-type="float">
            <text:p>1138014</text:p>
          </table:table-cell>
          <table:table-cell table:formula="of:=([.A89]-[.B89])*100/[.A89]" office:value-type="float" office:value="7.99912689173458" calcext:value-type="float">
            <text:p>7.9991268917</text:p>
          </table:table-cell>
          <table:table-cell table:formula="of:=IF([.A89]&gt;[.B89]; 1; 0)" office:value-type="float" office:value="1" calcext:value-type="float">
            <text:p>1</text:p>
          </table:table-cell>
          <table:table-cell office:value-type="float" office:value="187098" calcext:value-type="float">
            <text:p>187098</text:p>
          </table:table-cell>
          <table:table-cell office:value-type="float" office:value="184680" calcext:value-type="float">
            <text:p>184680</text:p>
          </table:table-cell>
          <table:table-cell table:formula="of:=([.E89]-[.F89])*100/[.E89]" office:value-type="float" office:value="1.29237084308758" calcext:value-type="float">
            <text:p>1.2923708431</text:p>
          </table:table-cell>
          <table:table-cell table:formula="of:=IF([.E89]&gt;[.F89]; 1; 0)" office:value-type="float" office:value="1" calcext:value-type="float">
            <text:p>1</text:p>
          </table:table-cell>
          <table:table-cell office:value-type="float" office:value="7889" calcext:value-type="float">
            <text:p>7889</text:p>
          </table:table-cell>
          <table:table-cell office:value-type="float" office:value="6286" calcext:value-type="float">
            <text:p>6286</text:p>
          </table:table-cell>
          <table:table-cell table:formula="of:=([.I89]-[.J89])*100/[.I89]" office:value-type="float" office:value="20.3194321206744" calcext:value-type="float">
            <text:p>20.3194321207</text:p>
          </table:table-cell>
          <table:table-cell table:formula="of:=IF([.I89]&gt;[.J89]; 1; 0)" office:value-type="float" office:value="1" calcext:value-type="float">
            <text:p>1</text:p>
          </table:table-cell>
          <table:table-cell office:value-type="float" office:value="59578" calcext:value-type="float">
            <text:p>59578</text:p>
          </table:table-cell>
          <table:table-cell office:value-type="float" office:value="46806" calcext:value-type="float">
            <text:p>46806</text:p>
          </table:table-cell>
          <table:table-cell table:formula="of:=([.M89]-[.N89])*100/[.M89]" office:value-type="float" office:value="21.4374433515727" calcext:value-type="float">
            <text:p>21.4374433516</text:p>
          </table:table-cell>
          <table:table-cell table:formula="of:=IF([.M89]&gt;[.N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0732" calcext:value-type="float">
            <text:p>2950732</text:p>
          </table:table-cell>
          <table:table-cell office:value-type="float" office:value="2499320" calcext:value-type="float">
            <text:p>2499320</text:p>
          </table:table-cell>
          <table:table-cell table:formula="of:=([.A90]-[.B90])*100/[.A90]" office:value-type="float" office:value="15.2983056407698" calcext:value-type="float">
            <text:p>15.2983056408</text:p>
          </table:table-cell>
          <table:table-cell table:formula="of:=IF([.A90]&gt;[.B90]; 1; 0)" office:value-type="float" office:value="1" calcext:value-type="float">
            <text:p>1</text:p>
          </table:table-cell>
          <table:table-cell office:value-type="float" office:value="538473" calcext:value-type="float">
            <text:p>538473</text:p>
          </table:table-cell>
          <table:table-cell office:value-type="float" office:value="444922" calcext:value-type="float">
            <text:p>444922</text:p>
          </table:table-cell>
          <table:table-cell table:formula="of:=([.E90]-[.F90])*100/[.E90]" office:value-type="float" office:value="17.3733873378981" calcext:value-type="float">
            <text:p>17.3733873379</text:p>
          </table:table-cell>
          <table:table-cell table:formula="of:=IF([.E90]&gt;[.F90]; 1; 0)" office:value-type="float" office:value="1" calcext:value-type="float">
            <text:p>1</text:p>
          </table:table-cell>
          <table:table-cell office:value-type="float" office:value="49171" calcext:value-type="float">
            <text:p>49171</text:p>
          </table:table-cell>
          <table:table-cell office:value-type="float" office:value="31875" calcext:value-type="float">
            <text:p>31875</text:p>
          </table:table-cell>
          <table:table-cell table:formula="of:=([.I90]-[.J90])*100/[.I90]" office:value-type="float" office:value="35.1752048971955" calcext:value-type="float">
            <text:p>35.1752048972</text:p>
          </table:table-cell>
          <table:table-cell table:formula="of:=IF([.I90]&gt;[.J90]; 1; 0)" office:value-type="float" office:value="1" calcext:value-type="float">
            <text:p>1</text:p>
          </table:table-cell>
          <table:table-cell office:value-type="float" office:value="183959" calcext:value-type="float">
            <text:p>183959</text:p>
          </table:table-cell>
          <table:table-cell office:value-type="float" office:value="153886" calcext:value-type="float">
            <text:p>153886</text:p>
          </table:table-cell>
          <table:table-cell table:formula="of:=([.M90]-[.N90])*100/[.M90]" office:value-type="float" office:value="16.3476644252252" calcext:value-type="float">
            <text:p>16.3476644252</text:p>
          </table:table-cell>
          <table:table-cell table:formula="of:=IF([.M90]&gt;[.N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225" calcext:value-type="float">
            <text:p>1119225</text:p>
          </table:table-cell>
          <table:table-cell office:value-type="float" office:value="1119148" calcext:value-type="float">
            <text:p>1119148</text:p>
          </table:table-cell>
          <table:table-cell table:formula="of:=([.A91]-[.B91])*100/[.A91]" office:value-type="float" office:value="0.00687976054859389" calcext:value-type="float">
            <text:p>0.0068797605</text:p>
          </table:table-cell>
          <table:table-cell table:formula="of:=IF([.A91]&gt;[.B91]; 1; 0)" office:value-type="float" office:value="1" calcext:value-type="float">
            <text:p>1</text:p>
          </table:table-cell>
          <table:table-cell office:value-type="float" office:value="188465" calcext:value-type="float">
            <text:p>188465</text:p>
          </table:table-cell>
          <table:table-cell office:value-type="float" office:value="188263" calcext:value-type="float">
            <text:p>188263</text:p>
          </table:table-cell>
          <table:table-cell table:formula="of:=([.E91]-[.F91])*100/[.E91]" office:value-type="float" office:value="0.10718170482583" calcext:value-type="float">
            <text:p>0.1071817048</text:p>
          </table:table-cell>
          <table:table-cell table:formula="of:=IF([.E91]&gt;[.F91]; 1; 0)" office:value-type="float" office:value="1" calcext:value-type="float">
            <text:p>1</text:p>
          </table:table-cell>
          <table:table-cell office:value-type="float" office:value="8009" calcext:value-type="float">
            <text:p>8009</text:p>
          </table:table-cell>
          <table:table-cell office:value-type="float" office:value="6422" calcext:value-type="float">
            <text:p>6422</text:p>
          </table:table-cell>
          <table:table-cell table:formula="of:=([.I91]-[.J91])*100/[.I91]" office:value-type="float" office:value="19.8152078911225" calcext:value-type="float">
            <text:p>19.8152078911</text:p>
          </table:table-cell>
          <table:table-cell table:formula="of:=IF([.I91]&gt;[.J91]; 1; 0)" office:value-type="float" office:value="1" calcext:value-type="float">
            <text:p>1</text:p>
          </table:table-cell>
          <table:table-cell office:value-type="float" office:value="60580" calcext:value-type="float">
            <text:p>60580</text:p>
          </table:table-cell>
          <table:table-cell office:value-type="float" office:value="60060" calcext:value-type="float">
            <text:p>60060</text:p>
          </table:table-cell>
          <table:table-cell table:formula="of:=([.M91]-[.N91])*100/[.M91]" office:value-type="float" office:value="0.858369098712446" calcext:value-type="float">
            <text:p>0.8583690987</text:p>
          </table:table-cell>
          <table:table-cell table:formula="of:=IF([.M91]&gt;[.N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016" calcext:value-type="float">
            <text:p>2550016</text:p>
          </table:table-cell>
          <table:table-cell office:value-type="float" office:value="2799695" calcext:value-type="float">
            <text:p>2799695</text:p>
          </table:table-cell>
          <table:table-cell table:formula="of:=([.A92]-[.B92])*100/[.A92]" office:value-type="float" office:value="-9.79127189790182" calcext:value-type="float">
            <text:p>-9.7912718979</text:p>
          </table:table-cell>
          <table:table-cell table:formula="of:=IF([.A92]&gt;[.B92]; 1; 0)" office:value-type="float" office:value="0" calcext:value-type="float">
            <text:p>0</text:p>
          </table:table-cell>
          <table:table-cell office:value-type="float" office:value="480284" calcext:value-type="float">
            <text:p>480284</text:p>
          </table:table-cell>
          <table:table-cell office:value-type="float" office:value="478786" calcext:value-type="float">
            <text:p>478786</text:p>
          </table:table-cell>
          <table:table-cell table:formula="of:=([.E92]-[.F92])*100/[.E92]" office:value-type="float" office:value="0.311898793214015" calcext:value-type="float">
            <text:p>0.3118987932</text:p>
          </table:table-cell>
          <table:table-cell table:formula="of:=IF([.E92]&gt;[.F92]; 1; 0)" office:value-type="float" office:value="1" calcext:value-type="float">
            <text:p>1</text:p>
          </table:table-cell>
          <table:table-cell office:value-type="float" office:value="49223" calcext:value-type="float">
            <text:p>49223</text:p>
          </table:table-cell>
          <table:table-cell office:value-type="float" office:value="31632" calcext:value-type="float">
            <text:p>31632</text:p>
          </table:table-cell>
          <table:table-cell table:formula="of:=([.I92]-[.J92])*100/[.I92]" office:value-type="float" office:value="35.7373585518965" calcext:value-type="float">
            <text:p>35.7373585519</text:p>
          </table:table-cell>
          <table:table-cell table:formula="of:=IF([.I92]&gt;[.J92]; 1; 0)" office:value-type="float" office:value="1" calcext:value-type="float">
            <text:p>1</text:p>
          </table:table-cell>
          <table:table-cell office:value-type="float" office:value="178789" calcext:value-type="float">
            <text:p>178789</text:p>
          </table:table-cell>
          <table:table-cell office:value-type="float" office:value="129074" calcext:value-type="float">
            <text:p>129074</text:p>
          </table:table-cell>
          <table:table-cell table:formula="of:=([.M92]-[.N92])*100/[.M92]" office:value-type="float" office:value="27.8065205353797" calcext:value-type="float">
            <text:p>27.8065205354</text:p>
          </table:table-cell>
          <table:table-cell table:formula="of:=IF([.M92]&gt;[.N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148" calcext:value-type="float">
            <text:p>1083148</text:p>
          </table:table-cell>
          <table:table-cell office:value-type="float" office:value="1072983" calcext:value-type="float">
            <text:p>1072983</text:p>
          </table:table-cell>
          <table:table-cell table:formula="of:=([.A93]-[.B93])*100/[.A93]" office:value-type="float" office:value="0.938468242567036" calcext:value-type="float">
            <text:p>0.9384682426</text:p>
          </table:table-cell>
          <table:table-cell table:formula="of:=IF([.A93]&gt;[.B93]; 1; 0)" office:value-type="float" office:value="1" calcext:value-type="float">
            <text:p>1</text:p>
          </table:table-cell>
          <table:table-cell office:value-type="float" office:value="193746" calcext:value-type="float">
            <text:p>193746</text:p>
          </table:table-cell>
          <table:table-cell office:value-type="float" office:value="194037" calcext:value-type="float">
            <text:p>194037</text:p>
          </table:table-cell>
          <table:table-cell table:formula="of:=([.E93]-[.F93])*100/[.E93]" office:value-type="float" office:value="-0.150196649221145" calcext:value-type="float">
            <text:p>-0.1501966492</text:p>
          </table:table-cell>
          <table:table-cell table:formula="of:=IF([.E93]&gt;[.F93]; 1; 0)"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8588" calcext:value-type="float">
            <text:p>8588</text:p>
          </table:table-cell>
          <table:table-cell table:formula="of:=([.I93]-[.J93])*100/[.I93]" office:value-type="float" office:value="-5.5036855036855" calcext:value-type="float">
            <text:p>-5.5036855037</text:p>
          </table:table-cell>
          <table:table-cell table:formula="of:=IF([.I93]&gt;[.J93]; 1; 0)" office:value-type="float" office:value="0" calcext:value-type="float">
            <text:p>0</text:p>
          </table:table-cell>
          <table:table-cell office:value-type="float" office:value="49758" calcext:value-type="float">
            <text:p>49758</text:p>
          </table:table-cell>
          <table:table-cell office:value-type="float" office:value="53295" calcext:value-type="float">
            <text:p>53295</text:p>
          </table:table-cell>
          <table:table-cell table:formula="of:=([.M93]-[.N93])*100/[.M93]" office:value-type="float" office:value="-7.10840467864464" calcext:value-type="float">
            <text:p>-7.1084046786</text:p>
          </table:table-cell>
          <table:table-cell table:formula="of:=IF([.M93]&gt;[.N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560" calcext:value-type="float">
            <text:p>2810560</text:p>
          </table:table-cell>
          <table:table-cell office:value-type="float" office:value="2467008" calcext:value-type="float">
            <text:p>2467008</text:p>
          </table:table-cell>
          <table:table-cell table:formula="of:=([.A94]-[.B94])*100/[.A94]" office:value-type="float" office:value="12.2236137993852" calcext:value-type="float">
            <text:p>12.2236137994</text:p>
          </table:table-cell>
          <table:table-cell table:formula="of:=IF([.A94]&gt;[.B94]; 1; 0)" office:value-type="float" office:value="1" calcext:value-type="float">
            <text:p>1</text:p>
          </table:table-cell>
          <table:table-cell office:value-type="float" office:value="539042" calcext:value-type="float">
            <text:p>539042</text:p>
          </table:table-cell>
          <table:table-cell office:value-type="float" office:value="481800" calcext:value-type="float">
            <text:p>481800</text:p>
          </table:table-cell>
          <table:table-cell table:formula="of:=([.E94]-[.F94])*100/[.E94]" office:value-type="float" office:value="10.6192096348708" calcext:value-type="float">
            <text:p>10.6192096349</text:p>
          </table:table-cell>
          <table:table-cell table:formula="of:=IF([.E94]&gt;[.F94]; 1; 0)" office:value-type="float" office:value="1" calcext:value-type="float">
            <text:p>1</text:p>
          </table:table-cell>
          <table:table-cell office:value-type="float" office:value="47155" calcext:value-type="float">
            <text:p>47155</text:p>
          </table:table-cell>
          <table:table-cell office:value-type="float" office:value="31456" calcext:value-type="float">
            <text:p>31456</text:p>
          </table:table-cell>
          <table:table-cell table:formula="of:=([.I94]-[.J94])*100/[.I94]" office:value-type="float" office:value="33.2923337928109" calcext:value-type="float">
            <text:p>33.2923337928</text:p>
          </table:table-cell>
          <table:table-cell table:formula="of:=IF([.I94]&gt;[.J94]; 1; 0)" office:value-type="float" office:value="1" calcext:value-type="float">
            <text:p>1</text:p>
          </table:table-cell>
          <table:table-cell office:value-type="float" office:value="153950" calcext:value-type="float">
            <text:p>153950</text:p>
          </table:table-cell>
          <table:table-cell office:value-type="float" office:value="125270" calcext:value-type="float">
            <text:p>125270</text:p>
          </table:table-cell>
          <table:table-cell table:formula="of:=([.M94]-[.N94])*100/[.M94]" office:value-type="float" office:value="18.6294251380318" calcext:value-type="float">
            <text:p>18.629425138</text:p>
          </table:table-cell>
          <table:table-cell table:formula="of:=IF([.M94]&gt;[.N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135" calcext:value-type="float">
            <text:p>1188135</text:p>
          </table:table-cell>
          <table:table-cell office:value-type="float" office:value="1217601" calcext:value-type="float">
            <text:p>1217601</text:p>
          </table:table-cell>
          <table:table-cell table:formula="of:=([.A95]-[.B95])*100/[.A95]" office:value-type="float" office:value="-2.48002120971102" calcext:value-type="float">
            <text:p>-2.4800212097</text:p>
          </table:table-cell>
          <table:table-cell table:formula="of:=IF([.A95]&gt;[.B95]; 1; 0)" office:value-type="float" office:value="0" calcext:value-type="float">
            <text:p>0</text:p>
          </table:table-cell>
          <table:table-cell office:value-type="float" office:value="176198" calcext:value-type="float">
            <text:p>176198</text:p>
          </table:table-cell>
          <table:table-cell office:value-type="float" office:value="198621" calcext:value-type="float">
            <text:p>198621</text:p>
          </table:table-cell>
          <table:table-cell table:formula="of:=([.E95]-[.F95])*100/[.E95]" office:value-type="float" office:value="-12.7260241319425" calcext:value-type="float">
            <text:p>-12.7260241319</text:p>
          </table:table-cell>
          <table:table-cell table:formula="of:=IF([.E95]&gt;[.F95]; 1; 0)" office:value-type="float" office:value="0" calcext:value-type="float">
            <text:p>0</text:p>
          </table:table-cell>
          <table:table-cell office:value-type="float" office:value="8270" calcext:value-type="float">
            <text:p>8270</text:p>
          </table:table-cell>
          <table:table-cell office:value-type="float" office:value="8743" calcext:value-type="float">
            <text:p>8743</text:p>
          </table:table-cell>
          <table:table-cell table:formula="of:=([.I95]-[.J95])*100/[.I95]" office:value-type="float" office:value="-5.71946795646917" calcext:value-type="float">
            <text:p>-5.7194679565</text:p>
          </table:table-cell>
          <table:table-cell table:formula="of:=IF([.I95]&gt;[.J95]; 1; 0)" office:value-type="float" office:value="0" calcext:value-type="float">
            <text:p>0</text:p>
          </table:table-cell>
          <table:table-cell office:value-type="float" office:value="51128" calcext:value-type="float">
            <text:p>51128</text:p>
          </table:table-cell>
          <table:table-cell office:value-type="float" office:value="50257" calcext:value-type="float">
            <text:p>50257</text:p>
          </table:table-cell>
          <table:table-cell table:formula="of:=([.M95]-[.N95])*100/[.M95]" office:value-type="float" office:value="1.70356751682053" calcext:value-type="float">
            <text:p>1.7035675168</text:p>
          </table:table-cell>
          <table:table-cell table:formula="of:=IF([.M95]&gt;[.N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9451" calcext:value-type="float">
            <text:p>2419451</text:p>
          </table:table-cell>
          <table:table-cell office:value-type="float" office:value="2944958" calcext:value-type="float">
            <text:p>2944958</text:p>
          </table:table-cell>
          <table:table-cell table:formula="of:=([.A96]-[.B96])*100/[.A96]" office:value-type="float" office:value="-21.7200926987155" calcext:value-type="float">
            <text:p>-21.7200926987</text:p>
          </table:table-cell>
          <table:table-cell table:formula="of:=IF([.A96]&gt;[.B96]; 1; 0)" office:value-type="float" office:value="0" calcext:value-type="float">
            <text:p>0</text:p>
          </table:table-cell>
          <table:table-cell office:value-type="float" office:value="540402" calcext:value-type="float">
            <text:p>540402</text:p>
          </table:table-cell>
          <table:table-cell office:value-type="float" office:value="475945" calcext:value-type="float">
            <text:p>475945</text:p>
          </table:table-cell>
          <table:table-cell table:formula="of:=([.E96]-[.F96])*100/[.E96]" office:value-type="float" office:value="11.927602044404" calcext:value-type="float">
            <text:p>11.9276020444</text:p>
          </table:table-cell>
          <table:table-cell table:formula="of:=IF([.E96]&gt;[.F96]; 1; 0)" office:value-type="float" office:value="1" calcext:value-type="float">
            <text:p>1</text:p>
          </table:table-cell>
          <table:table-cell office:value-type="float" office:value="47627" calcext:value-type="float">
            <text:p>47627</text:p>
          </table:table-cell>
          <table:table-cell office:value-type="float" office:value="31225" calcext:value-type="float">
            <text:p>31225</text:p>
          </table:table-cell>
          <table:table-cell table:formula="of:=([.I96]-[.J96])*100/[.I96]" office:value-type="float" office:value="34.4384487790539" calcext:value-type="float">
            <text:p>34.4384487791</text:p>
          </table:table-cell>
          <table:table-cell table:formula="of:=IF([.I96]&gt;[.J96]; 1; 0)" office:value-type="float" office:value="1" calcext:value-type="float">
            <text:p>1</text:p>
          </table:table-cell>
          <table:table-cell office:value-type="float" office:value="148990" calcext:value-type="float">
            <text:p>148990</text:p>
          </table:table-cell>
          <table:table-cell office:value-type="float" office:value="144903" calcext:value-type="float">
            <text:p>144903</text:p>
          </table:table-cell>
          <table:table-cell table:formula="of:=([.M96]-[.N96])*100/[.M96]" office:value-type="float" office:value="2.74313712329687" calcext:value-type="float">
            <text:p>2.7431371233</text:p>
          </table:table-cell>
          <table:table-cell table:formula="of:=IF([.M96]&gt;[.N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154" calcext:value-type="float">
            <text:p>1364154</text:p>
          </table:table-cell>
          <table:table-cell office:value-type="float" office:value="1371700" calcext:value-type="float">
            <text:p>1371700</text:p>
          </table:table-cell>
          <table:table-cell table:formula="of:=([.A97]-[.B97])*100/[.A97]" office:value-type="float" office:value="-0.553163352524715" calcext:value-type="float">
            <text:p>-0.5531633525</text:p>
          </table:table-cell>
          <table:table-cell table:formula="of:=IF([.A97]&gt;[.B97]; 1; 0)" office:value-type="float" office:value="0" calcext:value-type="float">
            <text:p>0</text:p>
          </table:table-cell>
          <table:table-cell office:value-type="float" office:value="200952" calcext:value-type="float">
            <text:p>200952</text:p>
          </table:table-cell>
          <table:table-cell office:value-type="float" office:value="193297" calcext:value-type="float">
            <text:p>193297</text:p>
          </table:table-cell>
          <table:table-cell table:formula="of:=([.E97]-[.F97])*100/[.E97]" office:value-type="float" office:value="3.80936741112305" calcext:value-type="float">
            <text:p>3.8093674111</text:p>
          </table:table-cell>
          <table:table-cell table:formula="of:=IF([.E97]&gt;[.F97]; 1; 0)" office:value-type="float" office:value="1" calcext:value-type="float">
            <text:p>1</text:p>
          </table:table-cell>
          <table:table-cell office:value-type="float" office:value="8430" calcext:value-type="float">
            <text:p>8430</text:p>
          </table:table-cell>
          <table:table-cell office:value-type="float" office:value="6851" calcext:value-type="float">
            <text:p>6851</text:p>
          </table:table-cell>
          <table:table-cell table:formula="of:=([.I97]-[.J97])*100/[.I97]" office:value-type="float" office:value="18.7307236061684" calcext:value-type="float">
            <text:p>18.7307236062</text:p>
          </table:table-cell>
          <table:table-cell table:formula="of:=IF([.I97]&gt;[.J97]; 1; 0)" office:value-type="float" office:value="1" calcext:value-type="float">
            <text:p>1</text:p>
          </table:table-cell>
          <table:table-cell office:value-type="float" office:value="63943" calcext:value-type="float">
            <text:p>63943</text:p>
          </table:table-cell>
          <table:table-cell office:value-type="float" office:value="63309" calcext:value-type="float">
            <text:p>63309</text:p>
          </table:table-cell>
          <table:table-cell table:formula="of:=([.M97]-[.N97])*100/[.M97]" office:value-type="float" office:value="0.991508061867601" calcext:value-type="float">
            <text:p>0.9915080619</text:p>
          </table:table-cell>
          <table:table-cell table:formula="of:=IF([.M97]&gt;[.N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7750" calcext:value-type="float">
            <text:p>2867750</text:p>
          </table:table-cell>
          <table:table-cell office:value-type="float" office:value="2389058" calcext:value-type="float">
            <text:p>2389058</text:p>
          </table:table-cell>
          <table:table-cell table:formula="of:=([.A98]-[.B98])*100/[.A98]" office:value-type="float" office:value="16.6922500217941" calcext:value-type="float">
            <text:p>16.6922500218</text:p>
          </table:table-cell>
          <table:table-cell table:formula="of:=IF([.A98]&gt;[.B98]; 1; 0)" office:value-type="float" office:value="1" calcext:value-type="float">
            <text:p>1</text:p>
          </table:table-cell>
          <table:table-cell office:value-type="float" office:value="463065" calcext:value-type="float">
            <text:p>463065</text:p>
          </table:table-cell>
          <table:table-cell office:value-type="float" office:value="386791" calcext:value-type="float">
            <text:p>386791</text:p>
          </table:table-cell>
          <table:table-cell table:formula="of:=([.E98]-[.F98])*100/[.E98]" office:value-type="float" office:value="16.4715536695712" calcext:value-type="float">
            <text:p>16.4715536696</text:p>
          </table:table-cell>
          <table:table-cell table:formula="of:=IF([.E98]&gt;[.F98]; 1; 0)" office:value-type="float" office:value="1" calcext:value-type="float">
            <text:p>1</text:p>
          </table:table-cell>
          <table:table-cell office:value-type="float" office:value="49125" calcext:value-type="float">
            <text:p>49125</text:p>
          </table:table-cell>
          <table:table-cell office:value-type="float" office:value="31011" calcext:value-type="float">
            <text:p>31011</text:p>
          </table:table-cell>
          <table:table-cell table:formula="of:=([.I98]-[.J98])*100/[.I98]" office:value-type="float" office:value="36.8732824427481" calcext:value-type="float">
            <text:p>36.8732824427</text:p>
          </table:table-cell>
          <table:table-cell table:formula="of:=IF([.I98]&gt;[.J98]; 1; 0)" office:value-type="float" office:value="1" calcext:value-type="float">
            <text:p>1</text:p>
          </table:table-cell>
          <table:table-cell office:value-type="float" office:value="184142" calcext:value-type="float">
            <text:p>184142</text:p>
          </table:table-cell>
          <table:table-cell office:value-type="float" office:value="152701" calcext:value-type="float">
            <text:p>152701</text:p>
          </table:table-cell>
          <table:table-cell table:formula="of:=([.M98]-[.N98])*100/[.M98]" office:value-type="float" office:value="17.074323076756" calcext:value-type="float">
            <text:p>17.0743230768</text:p>
          </table:table-cell>
          <table:table-cell table:formula="of:=IF([.M98]&gt;[.N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251" calcext:value-type="float">
            <text:p>1150251</text:p>
          </table:table-cell>
          <table:table-cell office:value-type="float" office:value="1394229" calcext:value-type="float">
            <text:p>1394229</text:p>
          </table:table-cell>
          <table:table-cell table:formula="of:=([.A99]-[.B99])*100/[.A99]" office:value-type="float" office:value="-21.2108487625744" calcext:value-type="float">
            <text:p>-21.2108487626</text:p>
          </table:table-cell>
          <table:table-cell table:formula="of:=IF([.A99]&gt;[.B99]; 1; 0)" office:value-type="float" office:value="0" calcext:value-type="float">
            <text:p>0</text:p>
          </table:table-cell>
          <table:table-cell office:value-type="float" office:value="168339" calcext:value-type="float">
            <text:p>168339</text:p>
          </table:table-cell>
          <table:table-cell office:value-type="float" office:value="206908" calcext:value-type="float">
            <text:p>206908</text:p>
          </table:table-cell>
          <table:table-cell table:formula="of:=([.E99]-[.F99])*100/[.E99]" office:value-type="float" office:value="-22.9115059493047" calcext:value-type="float">
            <text:p>-22.9115059493</text:p>
          </table:table-cell>
          <table:table-cell table:formula="of:=IF([.E99]&gt;[.F99]; 1; 0)" office:value-type="float" office:value="0" calcext:value-type="float">
            <text:p>0</text:p>
          </table:table-cell>
          <table:table-cell office:value-type="float" office:value="8522" calcext:value-type="float">
            <text:p>8522</text:p>
          </table:table-cell>
          <table:table-cell office:value-type="float" office:value="6991" calcext:value-type="float">
            <text:p>6991</text:p>
          </table:table-cell>
          <table:table-cell table:formula="of:=([.I99]-[.J99])*100/[.I99]" office:value-type="float" office:value="17.9652663693969" calcext:value-type="float">
            <text:p>17.9652663694</text:p>
          </table:table-cell>
          <table:table-cell table:formula="of:=IF([.I99]&gt;[.J99]; 1; 0)" office:value-type="float" office:value="1" calcext:value-type="float">
            <text:p>1</text:p>
          </table:table-cell>
          <table:table-cell office:value-type="float" office:value="64937" calcext:value-type="float">
            <text:p>64937</text:p>
          </table:table-cell>
          <table:table-cell office:value-type="float" office:value="64566" calcext:value-type="float">
            <text:p>64566</text:p>
          </table:table-cell>
          <table:table-cell table:formula="of:=([.M99]-[.N99])*100/[.M99]" office:value-type="float" office:value="0.571322974575358" calcext:value-type="float">
            <text:p>0.5713229746</text:p>
          </table:table-cell>
          <table:table-cell table:formula="of:=IF([.M99]&gt;[.N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7583" calcext:value-type="float">
            <text:p>2757583</text:p>
          </table:table-cell>
          <table:table-cell office:value-type="float" office:value="2541333" calcext:value-type="float">
            <text:p>2541333</text:p>
          </table:table-cell>
          <table:table-cell table:formula="of:=([.A100]-[.B100])*100/[.A100]" office:value-type="float" office:value="7.8420123709785" calcext:value-type="float">
            <text:p>7.842012371</text:p>
          </table:table-cell>
          <table:table-cell table:formula="of:=IF([.A100]&gt;[.B100]; 1; 0)" office:value-type="float" office:value="1" calcext:value-type="float">
            <text:p>1</text:p>
          </table:table-cell>
          <table:table-cell office:value-type="float" office:value="541299" calcext:value-type="float">
            <text:p>541299</text:p>
          </table:table-cell>
          <table:table-cell office:value-type="float" office:value="475069" calcext:value-type="float">
            <text:p>475069</text:p>
          </table:table-cell>
          <table:table-cell table:formula="of:=([.E100]-[.F100])*100/[.E100]" office:value-type="float" office:value="12.2353819238535" calcext:value-type="float">
            <text:p>12.2353819239</text:p>
          </table:table-cell>
          <table:table-cell table:formula="of:=IF([.E100]&gt;[.F100]; 1; 0)" office:value-type="float" office:value="1" calcext:value-type="float">
            <text:p>1</text:p>
          </table:table-cell>
          <table:table-cell office:value-type="float" office:value="39100" calcext:value-type="float">
            <text:p>39100</text:p>
          </table:table-cell>
          <table:table-cell office:value-type="float" office:value="24721" calcext:value-type="float">
            <text:p>24721</text:p>
          </table:table-cell>
          <table:table-cell table:formula="of:=([.I100]-[.J100])*100/[.I100]" office:value-type="float" office:value="36.7749360613811" calcext:value-type="float">
            <text:p>36.7749360614</text:p>
          </table:table-cell>
          <table:table-cell table:formula="of:=IF([.I100]&gt;[.J100]; 1; 0)" office:value-type="float" office:value="1" calcext:value-type="float">
            <text:p>1</text:p>
          </table:table-cell>
          <table:table-cell office:value-type="float" office:value="185973" calcext:value-type="float">
            <text:p>185973</text:p>
          </table:table-cell>
          <table:table-cell office:value-type="float" office:value="152530" calcext:value-type="float">
            <text:p>152530</text:p>
          </table:table-cell>
          <table:table-cell table:formula="of:=([.M100]-[.N100])*100/[.M100]" office:value-type="float" office:value="17.9827179214187" calcext:value-type="float">
            <text:p>17.9827179214</text:p>
          </table:table-cell>
          <table:table-cell table:formula="of:=IF([.M100]&gt;[.N1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996" calcext:value-type="float">
            <text:p>1241996</text:p>
          </table:table-cell>
          <table:table-cell office:value-type="float" office:value="1326551" calcext:value-type="float">
            <text:p>1326551</text:p>
          </table:table-cell>
          <table:table-cell table:formula="of:=([.A101]-[.B101])*100/[.A101]" office:value-type="float" office:value="-6.80799294039594" calcext:value-type="float">
            <text:p>-6.8079929404</text:p>
          </table:table-cell>
          <table:table-cell table:formula="of:=IF([.A101]&gt;[.B101]; 1; 0)" office:value-type="float" office:value="0" calcext:value-type="float">
            <text:p>0</text:p>
          </table:table-cell>
          <table:table-cell office:value-type="float" office:value="211901" calcext:value-type="float">
            <text:p>211901</text:p>
          </table:table-cell>
          <table:table-cell office:value-type="float" office:value="213753" calcext:value-type="float">
            <text:p>213753</text:p>
          </table:table-cell>
          <table:table-cell table:formula="of:=([.E101]-[.F101])*100/[.E101]" office:value-type="float" office:value="-0.873993043921454" calcext:value-type="float">
            <text:p>-0.8739930439</text:p>
          </table:table-cell>
          <table:table-cell table:formula="of:=IF([.E101]&gt;[.F101]; 1; 0)" office:value-type="float" office:value="0" calcext:value-type="float">
            <text:p>0</text:p>
          </table:table-cell>
          <table:table-cell office:value-type="float" office:value="6660" calcext:value-type="float">
            <text:p>6660</text:p>
          </table:table-cell>
          <table:table-cell office:value-type="float" office:value="7123" calcext:value-type="float">
            <text:p>7123</text:p>
          </table:table-cell>
          <table:table-cell table:formula="of:=([.I101]-[.J101])*100/[.I101]" office:value-type="float" office:value="-6.95195195195195" calcext:value-type="float">
            <text:p>-6.951951952</text:p>
          </table:table-cell>
          <table:table-cell table:formula="of:=IF([.I101]&gt;[.J101]; 1; 0)" office:value-type="float" office:value="0" calcext:value-type="float">
            <text:p>0</text:p>
          </table:table-cell>
          <table:table-cell office:value-type="float" office:value="66013" calcext:value-type="float">
            <text:p>66013</text:p>
          </table:table-cell>
          <table:table-cell office:value-type="float" office:value="65414" calcext:value-type="float">
            <text:p>65414</text:p>
          </table:table-cell>
          <table:table-cell table:formula="of:=([.M101]-[.N101])*100/[.M101]" office:value-type="float" office:value="0.907397027858149" calcext:value-type="float">
            <text:p>0.9073970279</text:p>
          </table:table-cell>
          <table:table-cell table:formula="of:=IF([.M101]&gt;[.N1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8454" calcext:value-type="float">
            <text:p>2978454</text:p>
          </table:table-cell>
          <table:table-cell office:value-type="float" office:value="2389049" calcext:value-type="float">
            <text:p>2389049</text:p>
          </table:table-cell>
          <table:table-cell table:formula="of:=([.A102]-[.B102])*100/[.A102]" office:value-type="float" office:value="19.7889576270105" calcext:value-type="float">
            <text:p>19.788957627</text:p>
          </table:table-cell>
          <table:table-cell table:formula="of:=IF([.A102]&gt;[.B102]; 1; 0)" office:value-type="float" office:value="1" calcext:value-type="float">
            <text:p>1</text:p>
          </table:table-cell>
          <table:table-cell office:value-type="float" office:value="541288" calcext:value-type="float">
            <text:p>541288</text:p>
          </table:table-cell>
          <table:table-cell office:value-type="float" office:value="473707" calcext:value-type="float">
            <text:p>473707</text:p>
          </table:table-cell>
          <table:table-cell table:formula="of:=([.E102]-[.F102])*100/[.E102]" office:value-type="float" office:value="12.4852204371795" calcext:value-type="float">
            <text:p>12.4852204372</text:p>
          </table:table-cell>
          <table:table-cell table:formula="of:=IF([.E102]&gt;[.F102]; 1; 0)" office:value-type="float" office:value="1" calcext:value-type="float">
            <text:p>1</text:p>
          </table:table-cell>
          <table:table-cell office:value-type="float" office:value="39298" calcext:value-type="float">
            <text:p>39298</text:p>
          </table:table-cell>
          <table:table-cell office:value-type="float" office:value="30622" calcext:value-type="float">
            <text:p>30622</text:p>
          </table:table-cell>
          <table:table-cell table:formula="of:=([.I102]-[.J102])*100/[.I102]" office:value-type="float" office:value="22.0774594126928" calcext:value-type="float">
            <text:p>22.0774594127</text:p>
          </table:table-cell>
          <table:table-cell table:formula="of:=IF([.I102]&gt;[.J102]; 1; 0)" office:value-type="float" office:value="1" calcext:value-type="float">
            <text:p>1</text:p>
          </table:table-cell>
          <table:table-cell office:value-type="float" office:value="185404" calcext:value-type="float">
            <text:p>185404</text:p>
          </table:table-cell>
          <table:table-cell office:value-type="float" office:value="152195" calcext:value-type="float">
            <text:p>152195</text:p>
          </table:table-cell>
          <table:table-cell table:formula="of:=([.M102]-[.N102])*100/[.M102]" office:value-type="float" office:value="17.9116955405493" calcext:value-type="float">
            <text:p>17.9116955405</text:p>
          </table:table-cell>
          <table:table-cell table:formula="of:=IF([.M102]&gt;[.N1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480" calcext:value-type="float">
            <text:p>1442480</text:p>
          </table:table-cell>
          <table:table-cell office:value-type="float" office:value="1433750" calcext:value-type="float">
            <text:p>1433750</text:p>
          </table:table-cell>
          <table:table-cell table:formula="of:=([.A103]-[.B103])*100/[.A103]" office:value-type="float" office:value="0.605207697853696" calcext:value-type="float">
            <text:p>0.6052076979</text:p>
          </table:table-cell>
          <table:table-cell table:formula="of:=IF([.A103]&gt;[.B103]; 1; 0)" office:value-type="float" office:value="1" calcext:value-type="float">
            <text:p>1</text:p>
          </table:table-cell>
          <table:table-cell office:value-type="float" office:value="215825" calcext:value-type="float">
            <text:p>215825</text:p>
          </table:table-cell>
          <table:table-cell office:value-type="float" office:value="215475" calcext:value-type="float">
            <text:p>215475</text:p>
          </table:table-cell>
          <table:table-cell table:formula="of:=([.E103]-[.F103])*100/[.E103]" office:value-type="float" office:value="0.162168423491254" calcext:value-type="float">
            <text:p>0.1621684235</text:p>
          </table:table-cell>
          <table:table-cell table:formula="of:=IF([.E103]&gt;[.F103]; 1; 0)" office:value-type="float" office:value="1" calcext:value-type="float">
            <text:p>1</text:p>
          </table:table-cell>
          <table:table-cell office:value-type="float" office:value="6772" calcext:value-type="float">
            <text:p>6772</text:p>
          </table:table-cell>
          <table:table-cell office:value-type="float" office:value="9303" calcext:value-type="float">
            <text:p>9303</text:p>
          </table:table-cell>
          <table:table-cell table:formula="of:=([.I103]-[.J103])*100/[.I103]" office:value-type="float" office:value="-37.3744831659776" calcext:value-type="float">
            <text:p>-37.374483166</text:p>
          </table:table-cell>
          <table:table-cell table:formula="of:=IF([.I103]&gt;[.J103]; 1; 0)" office:value-type="float" office:value="0" calcext:value-type="float">
            <text:p>0</text:p>
          </table:table-cell>
          <table:table-cell office:value-type="float" office:value="67240" calcext:value-type="float">
            <text:p>67240</text:p>
          </table:table-cell>
          <table:table-cell office:value-type="float" office:value="66489" calcext:value-type="float">
            <text:p>66489</text:p>
          </table:table-cell>
          <table:table-cell table:formula="of:=([.M103]-[.N103])*100/[.M103]" office:value-type="float" office:value="1.11689470553242" calcext:value-type="float">
            <text:p>1.1168947055</text:p>
          </table:table-cell>
          <table:table-cell table:formula="of:=IF([.M103]&gt;[.N1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4139" calcext:value-type="float">
            <text:p>2734139</text:p>
          </table:table-cell>
          <table:table-cell office:value-type="float" office:value="2636133" calcext:value-type="float">
            <text:p>2636133</text:p>
          </table:table-cell>
          <table:table-cell table:formula="of:=([.A104]-[.B104])*100/[.A104]" office:value-type="float" office:value="3.58452880413176" calcext:value-type="float">
            <text:p>3.5845288041</text:p>
          </table:table-cell>
          <table:table-cell table:formula="of:=IF([.A104]&gt;[.B104]; 1; 0)" office:value-type="float" office:value="1" calcext:value-type="float">
            <text:p>1</text:p>
          </table:table-cell>
          <table:table-cell office:value-type="float" office:value="539736" calcext:value-type="float">
            <text:p>539736</text:p>
          </table:table-cell>
          <table:table-cell office:value-type="float" office:value="408640" calcext:value-type="float">
            <text:p>408640</text:p>
          </table:table-cell>
          <table:table-cell table:formula="of:=([.E104]-[.F104])*100/[.E104]" office:value-type="float" office:value="24.2889116160493" calcext:value-type="float">
            <text:p>24.288911616</text:p>
          </table:table-cell>
          <table:table-cell table:formula="of:=IF([.E104]&gt;[.F104]; 1; 0)" office:value-type="float" office:value="1" calcext:value-type="float">
            <text:p>1</text:p>
          </table:table-cell>
          <table:table-cell office:value-type="float" office:value="49173" calcext:value-type="float">
            <text:p>49173</text:p>
          </table:table-cell>
          <table:table-cell office:value-type="float" office:value="30867" calcext:value-type="float">
            <text:p>30867</text:p>
          </table:table-cell>
          <table:table-cell table:formula="of:=([.I104]-[.J104])*100/[.I104]" office:value-type="float" office:value="37.2277469342932" calcext:value-type="float">
            <text:p>37.2277469343</text:p>
          </table:table-cell>
          <table:table-cell table:formula="of:=IF([.I104]&gt;[.J104]; 1; 0)" office:value-type="float" office:value="1" calcext:value-type="float">
            <text:p>1</text:p>
          </table:table-cell>
          <table:table-cell office:value-type="float" office:value="187290" calcext:value-type="float">
            <text:p>187290</text:p>
          </table:table-cell>
          <table:table-cell office:value-type="float" office:value="152254" calcext:value-type="float">
            <text:p>152254</text:p>
          </table:table-cell>
          <table:table-cell table:formula="of:=([.M104]-[.N104])*100/[.M104]" office:value-type="float" office:value="18.7068183031662" calcext:value-type="float">
            <text:p>18.7068183032</text:p>
          </table:table-cell>
          <table:table-cell table:formula="of:=IF([.M104]&gt;[.N1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7331" calcext:value-type="float">
            <text:p>1427331</text:p>
          </table:table-cell>
          <table:table-cell office:value-type="float" office:value="1464225" calcext:value-type="float">
            <text:p>1464225</text:p>
          </table:table-cell>
          <table:table-cell table:formula="of:=([.A105]-[.B105])*100/[.A105]" office:value-type="float" office:value="-2.58482440302915" calcext:value-type="float">
            <text:p>-2.584824403</text:p>
          </table:table-cell>
          <table:table-cell table:formula="of:=IF([.A105]&gt;[.B105]; 1; 0)" office:value-type="float" office:value="0" calcext:value-type="float">
            <text:p>0</text:p>
          </table:table-cell>
          <table:table-cell office:value-type="float" office:value="178345" calcext:value-type="float">
            <text:p>178345</text:p>
          </table:table-cell>
          <table:table-cell office:value-type="float" office:value="178895" calcext:value-type="float">
            <text:p>178895</text:p>
          </table:table-cell>
          <table:table-cell table:formula="of:=([.E105]-[.F105])*100/[.E105]" office:value-type="float" office:value="-0.308391039838515" calcext:value-type="float">
            <text:p>-0.3083910398</text:p>
          </table:table-cell>
          <table:table-cell table:formula="of:=IF([.E105]&gt;[.F105]; 1; 0)" office:value-type="float" office:value="0" calcext:value-type="float">
            <text:p>0</text:p>
          </table:table-cell>
          <table:table-cell office:value-type="float" office:value="6910" calcext:value-type="float">
            <text:p>6910</text:p>
          </table:table-cell>
          <table:table-cell office:value-type="float" office:value="7561" calcext:value-type="float">
            <text:p>7561</text:p>
          </table:table-cell>
          <table:table-cell table:formula="of:=([.I105]-[.J105])*100/[.I105]" office:value-type="float" office:value="-9.42112879884226" calcext:value-type="float">
            <text:p>-9.4211287988</text:p>
          </table:table-cell>
          <table:table-cell table:formula="of:=IF([.I105]&gt;[.J105]; 1; 0)" office:value-type="float" office:value="0" calcext:value-type="float">
            <text:p>0</text:p>
          </table:table-cell>
          <table:table-cell office:value-type="float" office:value="68265" calcext:value-type="float">
            <text:p>68265</text:p>
          </table:table-cell>
          <table:table-cell office:value-type="float" office:value="69666" calcext:value-type="float">
            <text:p>69666</text:p>
          </table:table-cell>
          <table:table-cell table:formula="of:=([.M105]-[.N105])*100/[.M105]" office:value-type="float" office:value="-2.05229619863766" calcext:value-type="float">
            <text:p>-2.0522961986</text:p>
          </table:table-cell>
          <table:table-cell table:formula="of:=IF([.M105]&gt;[.N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545" calcext:value-type="float">
            <text:p>2592545</text:p>
          </table:table-cell>
          <table:table-cell office:value-type="float" office:value="2894542" calcext:value-type="float">
            <text:p>2894542</text:p>
          </table:table-cell>
          <table:table-cell table:formula="of:=([.A106]-[.B106])*100/[.A106]" office:value-type="float" office:value="-11.6486695505768" calcext:value-type="float">
            <text:p>-11.6486695506</text:p>
          </table:table-cell>
          <table:table-cell table:formula="of:=IF([.A106]&gt;[.B106]; 1; 0)" office:value-type="float" office:value="0" calcext:value-type="float">
            <text:p>0</text:p>
          </table:table-cell>
          <table:table-cell office:value-type="float" office:value="437836" calcext:value-type="float">
            <text:p>437836</text:p>
          </table:table-cell>
          <table:table-cell office:value-type="float" office:value="386067" calcext:value-type="float">
            <text:p>386067</text:p>
          </table:table-cell>
          <table:table-cell table:formula="of:=([.E106]-[.F106])*100/[.E106]" office:value-type="float" office:value="11.8238335815237" calcext:value-type="float">
            <text:p>11.8238335815</text:p>
          </table:table-cell>
          <table:table-cell table:formula="of:=IF([.E106]&gt;[.F106]; 1; 0)" office:value-type="float" office:value="1" calcext:value-type="float">
            <text:p>1</text:p>
          </table:table-cell>
          <table:table-cell office:value-type="float" office:value="49308" calcext:value-type="float">
            <text:p>49308</text:p>
          </table:table-cell>
          <table:table-cell office:value-type="float" office:value="30199" calcext:value-type="float">
            <text:p>30199</text:p>
          </table:table-cell>
          <table:table-cell table:formula="of:=([.I106]-[.J106])*100/[.I106]" office:value-type="float" office:value="38.7543603472053" calcext:value-type="float">
            <text:p>38.7543603472</text:p>
          </table:table-cell>
          <table:table-cell table:formula="of:=IF([.I106]&gt;[.J106]; 1; 0)" office:value-type="float" office:value="1" calcext:value-type="float">
            <text:p>1</text:p>
          </table:table-cell>
          <table:table-cell office:value-type="float" office:value="168375" calcext:value-type="float">
            <text:p>168375</text:p>
          </table:table-cell>
          <table:table-cell office:value-type="float" office:value="151685" calcext:value-type="float">
            <text:p>151685</text:p>
          </table:table-cell>
          <table:table-cell table:formula="of:=([.M106]-[.N106])*100/[.M106]" office:value-type="float" office:value="9.91239792130661" calcext:value-type="float">
            <text:p>9.9123979213</text:p>
          </table:table-cell>
          <table:table-cell table:formula="of:=IF([.M106]&gt;[.N1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681" calcext:value-type="float">
            <text:p>1340681</text:p>
          </table:table-cell>
          <table:table-cell office:value-type="float" office:value="1488168" calcext:value-type="float">
            <text:p>1488168</text:p>
          </table:table-cell>
          <table:table-cell table:formula="of:=([.A107]-[.B107])*100/[.A107]" office:value-type="float" office:value="-11.000901780513" calcext:value-type="float">
            <text:p>-11.0009017805</text:p>
          </table:table-cell>
          <table:table-cell table:formula="of:=IF([.A107]&gt;[.B107]; 1; 0)" office:value-type="float" office:value="0" calcext:value-type="float">
            <text:p>0</text:p>
          </table:table-cell>
          <table:table-cell office:value-type="float" office:value="224478" calcext:value-type="float">
            <text:p>224478</text:p>
          </table:table-cell>
          <table:table-cell office:value-type="float" office:value="224427" calcext:value-type="float">
            <text:p>224427</text:p>
          </table:table-cell>
          <table:table-cell table:formula="of:=([.E107]-[.F107])*100/[.E107]" office:value-type="float" office:value="0.0227193756181007" calcext:value-type="float">
            <text:p>0.0227193756</text:p>
          </table:table-cell>
          <table:table-cell table:formula="of:=IF([.E107]&gt;[.F107]; 1; 0)" office:value-type="float" office:value="1" calcext:value-type="float">
            <text:p>1</text:p>
          </table:table-cell>
          <table:table-cell office:value-type="float" office:value="7042" calcext:value-type="float">
            <text:p>7042</text:p>
          </table:table-cell>
          <table:table-cell office:value-type="float" office:value="9591" calcext:value-type="float">
            <text:p>9591</text:p>
          </table:table-cell>
          <table:table-cell table:formula="of:=([.I107]-[.J107])*100/[.I107]" office:value-type="float" office:value="-36.1971030957114" calcext:value-type="float">
            <text:p>-36.1971030957</text:p>
          </table:table-cell>
          <table:table-cell table:formula="of:=IF([.I107]&gt;[.J107]; 1; 0)" office:value-type="float" office:value="0" calcext:value-type="float">
            <text:p>0</text:p>
          </table:table-cell>
          <table:table-cell office:value-type="float" office:value="69359" calcext:value-type="float">
            <text:p>69359</text:p>
          </table:table-cell>
          <table:table-cell office:value-type="float" office:value="56657" calcext:value-type="float">
            <text:p>56657</text:p>
          </table:table-cell>
          <table:table-cell table:formula="of:=([.M107]-[.N107])*100/[.M107]" office:value-type="float" office:value="18.3134128231376" calcext:value-type="float">
            <text:p>18.3134128231</text:p>
          </table:table-cell>
          <table:table-cell table:formula="of:=IF([.M107]&gt;[.N1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649" calcext:value-type="float">
            <text:p>2550649</text:p>
          </table:table-cell>
          <table:table-cell office:value-type="float" office:value="2468340" calcext:value-type="float">
            <text:p>2468340</text:p>
          </table:table-cell>
          <table:table-cell table:formula="of:=([.A108]-[.B108])*100/[.A108]" office:value-type="float" office:value="3.22698262285403" calcext:value-type="float">
            <text:p>3.2269826229</text:p>
          </table:table-cell>
          <table:table-cell table:formula="of:=IF([.A108]&gt;[.B108]; 1; 0)" office:value-type="float" office:value="1" calcext:value-type="float">
            <text:p>1</text:p>
          </table:table-cell>
          <table:table-cell office:value-type="float" office:value="540748" calcext:value-type="float">
            <text:p>540748</text:p>
          </table:table-cell>
          <table:table-cell office:value-type="float" office:value="472033" calcext:value-type="float">
            <text:p>472033</text:p>
          </table:table-cell>
          <table:table-cell table:formula="of:=([.E108]-[.F108])*100/[.E108]" office:value-type="float" office:value="12.7073979006857" calcext:value-type="float">
            <text:p>12.7073979007</text:p>
          </table:table-cell>
          <table:table-cell table:formula="of:=IF([.E108]&gt;[.F108]; 1; 0)" office:value-type="float" office:value="1" calcext:value-type="float">
            <text:p>1</text:p>
          </table:table-cell>
          <table:table-cell office:value-type="float" office:value="49157" calcext:value-type="float">
            <text:p>49157</text:p>
          </table:table-cell>
          <table:table-cell office:value-type="float" office:value="30166" calcext:value-type="float">
            <text:p>30166</text:p>
          </table:table-cell>
          <table:table-cell table:formula="of:=([.I108]-[.J108])*100/[.I108]" office:value-type="float" office:value="38.633358423012" calcext:value-type="float">
            <text:p>38.633358423</text:p>
          </table:table-cell>
          <table:table-cell table:formula="of:=IF([.I108]&gt;[.J108]; 1; 0)" office:value-type="float" office:value="1" calcext:value-type="float">
            <text:p>1</text:p>
          </table:table-cell>
          <table:table-cell office:value-type="float" office:value="183701" calcext:value-type="float">
            <text:p>183701</text:p>
          </table:table-cell>
          <table:table-cell office:value-type="float" office:value="151370" calcext:value-type="float">
            <text:p>151370</text:p>
          </table:table-cell>
          <table:table-cell table:formula="of:=([.M108]-[.N108])*100/[.M108]" office:value-type="float" office:value="17.5997953195682" calcext:value-type="float">
            <text:p>17.5997953196</text:p>
          </table:table-cell>
          <table:table-cell table:formula="of:=IF([.M108]&gt;[.N1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4666" calcext:value-type="float">
            <text:p>1434666</text:p>
          </table:table-cell>
          <table:table-cell office:value-type="float" office:value="1324225" calcext:value-type="float">
            <text:p>1324225</text:p>
          </table:table-cell>
          <table:table-cell table:formula="of:=([.A109]-[.B109])*100/[.A109]" office:value-type="float" office:value="7.69802867008767" calcext:value-type="float">
            <text:p>7.6980286701</text:p>
          </table:table-cell>
          <table:table-cell table:formula="of:=IF([.A109]&gt;[.B109]; 1; 0)" office:value-type="float" office:value="1" calcext:value-type="float">
            <text:p>1</text:p>
          </table:table-cell>
          <table:table-cell office:value-type="float" office:value="227812" calcext:value-type="float">
            <text:p>227812</text:p>
          </table:table-cell>
          <table:table-cell office:value-type="float" office:value="230407" calcext:value-type="float">
            <text:p>230407</text:p>
          </table:table-cell>
          <table:table-cell table:formula="of:=([.E109]-[.F109])*100/[.E109]" office:value-type="float" office:value="-1.13909715028181" calcext:value-type="float">
            <text:p>-1.1390971503</text:p>
          </table:table-cell>
          <table:table-cell table:formula="of:=IF([.E109]&gt;[.F109]; 1; 0)" office:value-type="float" office:value="0" calcext:value-type="float">
            <text:p>0</text:p>
          </table:table-cell>
          <table:table-cell office:value-type="float" office:value="7796" calcext:value-type="float">
            <text:p>7796</text:p>
          </table:table-cell>
          <table:table-cell office:value-type="float" office:value="7726" calcext:value-type="float">
            <text:p>7726</text:p>
          </table:table-cell>
          <table:table-cell table:formula="of:=([.I109]-[.J109])*100/[.I109]" office:value-type="float" office:value="0.897896357106208" calcext:value-type="float">
            <text:p>0.8978963571</text:p>
          </table:table-cell>
          <table:table-cell table:formula="of:=IF([.I109]&gt;[.J109]; 1; 0)" office:value-type="float" office:value="1" calcext:value-type="float">
            <text:p>1</text:p>
          </table:table-cell>
          <table:table-cell office:value-type="float" office:value="72604" calcext:value-type="float">
            <text:p>72604</text:p>
          </table:table-cell>
          <table:table-cell office:value-type="float" office:value="69951" calcext:value-type="float">
            <text:p>69951</text:p>
          </table:table-cell>
          <table:table-cell table:formula="of:=([.M109]-[.N109])*100/[.M109]" office:value-type="float" office:value="3.65406864635557" calcext:value-type="float">
            <text:p>3.6540686464</text:p>
          </table:table-cell>
          <table:table-cell table:formula="of:=IF([.M109]&gt;[.N1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4216" calcext:value-type="float">
            <text:p>2634216</text:p>
          </table:table-cell>
          <table:table-cell office:value-type="float" office:value="2665914" calcext:value-type="float">
            <text:p>2665914</text:p>
          </table:table-cell>
          <table:table-cell table:formula="of:=([.A110]-[.B110])*100/[.A110]" office:value-type="float" office:value="-1.20331817891927" calcext:value-type="float">
            <text:p>-1.2033181789</text:p>
          </table:table-cell>
          <table:table-cell table:formula="of:=IF([.A110]&gt;[.B110]; 1; 0)" office:value-type="float" office:value="0" calcext:value-type="float">
            <text:p>0</text:p>
          </table:table-cell>
          <table:table-cell office:value-type="float" office:value="537382" calcext:value-type="float">
            <text:p>537382</text:p>
          </table:table-cell>
          <table:table-cell office:value-type="float" office:value="473113" calcext:value-type="float">
            <text:p>473113</text:p>
          </table:table-cell>
          <table:table-cell table:formula="of:=([.E110]-[.F110])*100/[.E110]" office:value-type="float" office:value="11.9596488159261" calcext:value-type="float">
            <text:p>11.9596488159</text:p>
          </table:table-cell>
          <table:table-cell table:formula="of:=IF([.E110]&gt;[.F110]; 1; 0)" office:value-type="float" office:value="1" calcext:value-type="float">
            <text:p>1</text:p>
          </table:table-cell>
          <table:table-cell office:value-type="float" office:value="49212" calcext:value-type="float">
            <text:p>49212</text:p>
          </table:table-cell>
          <table:table-cell office:value-type="float" office:value="29790" calcext:value-type="float">
            <text:p>29790</text:p>
          </table:table-cell>
          <table:table-cell table:formula="of:=([.I110]-[.J110])*100/[.I110]" office:value-type="float" office:value="39.4659839063643" calcext:value-type="float">
            <text:p>39.4659839064</text:p>
          </table:table-cell>
          <table:table-cell table:formula="of:=IF([.I110]&gt;[.J110]; 1; 0)" office:value-type="float" office:value="1" calcext:value-type="float">
            <text:p>1</text:p>
          </table:table-cell>
          <table:table-cell office:value-type="float" office:value="183720" calcext:value-type="float">
            <text:p>183720</text:p>
          </table:table-cell>
          <table:table-cell office:value-type="float" office:value="152802" calcext:value-type="float">
            <text:p>152802</text:p>
          </table:table-cell>
          <table:table-cell table:formula="of:=([.M110]-[.N110])*100/[.M110]" office:value-type="float" office:value="16.828870019595" calcext:value-type="float">
            <text:p>16.8288700196</text:p>
          </table:table-cell>
          <table:table-cell table:formula="of:=IF([.M110]&gt;[.N1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1168" calcext:value-type="float">
            <text:p>1471168</text:p>
          </table:table-cell>
          <table:table-cell office:value-type="float" office:value="1297186" calcext:value-type="float">
            <text:p>1297186</text:p>
          </table:table-cell>
          <table:table-cell table:formula="of:=([.A111]-[.B111])*100/[.A111]" office:value-type="float" office:value="11.8261136729456" calcext:value-type="float">
            <text:p>11.8261136729</text:p>
          </table:table-cell>
          <table:table-cell table:formula="of:=IF([.A111]&gt;[.B111]; 1; 0)" office:value-type="float" office:value="1" calcext:value-type="float">
            <text:p>1</text:p>
          </table:table-cell>
          <table:table-cell office:value-type="float" office:value="233674" calcext:value-type="float">
            <text:p>233674</text:p>
          </table:table-cell>
          <table:table-cell office:value-type="float" office:value="234336" calcext:value-type="float">
            <text:p>234336</text:p>
          </table:table-cell>
          <table:table-cell table:formula="of:=([.E111]-[.F111])*100/[.E111]" office:value-type="float" office:value="-0.283300666740844" calcext:value-type="float">
            <text:p>-0.2833006667</text:p>
          </table:table-cell>
          <table:table-cell table:formula="of:=IF([.E111]&gt;[.F111]; 1; 0)"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840" calcext:value-type="float">
            <text:p>9840</text:p>
          </table:table-cell>
          <table:table-cell table:formula="of:=([.I111]-[.J111])*100/[.I111]" office:value-type="float" office:value="-5.4323368691739" calcext:value-type="float">
            <text:p>-5.4323368692</text:p>
          </table:table-cell>
          <table:table-cell table:formula="of:=IF([.I111]&gt;[.J111]; 1; 0)" office:value-type="float" office:value="0" calcext:value-type="float">
            <text:p>0</text:p>
          </table:table-cell>
          <table:table-cell office:value-type="float" office:value="71570" calcext:value-type="float">
            <text:p>71570</text:p>
          </table:table-cell>
          <table:table-cell office:value-type="float" office:value="72871" calcext:value-type="float">
            <text:p>72871</text:p>
          </table:table-cell>
          <table:table-cell table:formula="of:=([.M111]-[.N111])*100/[.M111]" office:value-type="float" office:value="-1.81780075450608" calcext:value-type="float">
            <text:p>-1.8178007545</text:p>
          </table:table-cell>
          <table:table-cell table:formula="of:=IF([.M111]&gt;[.N1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624" calcext:value-type="float">
            <text:p>2716624</text:p>
          </table:table-cell>
          <table:table-cell office:value-type="float" office:value="2883897" calcext:value-type="float">
            <text:p>2883897</text:p>
          </table:table-cell>
          <table:table-cell table:formula="of:=([.A112]-[.B112])*100/[.A112]" office:value-type="float" office:value="-6.15738504850138" calcext:value-type="float">
            <text:p>-6.1573850485</text:p>
          </table:table-cell>
          <table:table-cell table:formula="of:=IF([.A112]&gt;[.B112]; 1; 0)" office:value-type="float" office:value="0" calcext:value-type="float">
            <text:p>0</text:p>
          </table:table-cell>
          <table:table-cell office:value-type="float" office:value="540023" calcext:value-type="float">
            <text:p>540023</text:p>
          </table:table-cell>
          <table:table-cell office:value-type="float" office:value="471938" calcext:value-type="float">
            <text:p>471938</text:p>
          </table:table-cell>
          <table:table-cell table:formula="of:=([.E112]-[.F112])*100/[.E112]" office:value-type="float" office:value="12.6077963346006" calcext:value-type="float">
            <text:p>12.6077963346</text:p>
          </table:table-cell>
          <table:table-cell table:formula="of:=IF([.E112]&gt;[.F112]; 1; 0)" office:value-type="float" office:value="1" calcext:value-type="float">
            <text:p>1</text:p>
          </table:table-cell>
          <table:table-cell office:value-type="float" office:value="47129" calcext:value-type="float">
            <text:p>47129</text:p>
          </table:table-cell>
          <table:table-cell office:value-type="float" office:value="29564" calcext:value-type="float">
            <text:p>29564</text:p>
          </table:table-cell>
          <table:table-cell table:formula="of:=([.I112]-[.J112])*100/[.I112]" office:value-type="float" office:value="37.2700460438371" calcext:value-type="float">
            <text:p>37.2700460438</text:p>
          </table:table-cell>
          <table:table-cell table:formula="of:=IF([.I112]&gt;[.J112]; 1; 0)" office:value-type="float" office:value="1" calcext:value-type="float">
            <text:p>1</text:p>
          </table:table-cell>
          <table:table-cell office:value-type="float" office:value="183565" calcext:value-type="float">
            <text:p>183565</text:p>
          </table:table-cell>
          <table:table-cell office:value-type="float" office:value="150790" calcext:value-type="float">
            <text:p>150790</text:p>
          </table:table-cell>
          <table:table-cell table:formula="of:=([.M112]-[.N112])*100/[.M112]" office:value-type="float" office:value="17.854710865361" calcext:value-type="float">
            <text:p>17.8547108654</text:p>
          </table:table-cell>
          <table:table-cell table:formula="of:=IF([.M112]&gt;[.N1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152" calcext:value-type="float">
            <text:p>1457152</text:p>
          </table:table-cell>
          <table:table-cell office:value-type="float" office:value="1285665" calcext:value-type="float">
            <text:p>1285665</text:p>
          </table:table-cell>
          <table:table-cell table:formula="of:=([.A113]-[.B113])*100/[.A113]" office:value-type="float" office:value="11.7686418438159" calcext:value-type="float">
            <text:p>11.7686418438</text:p>
          </table:table-cell>
          <table:table-cell table:formula="of:=IF([.A113]&gt;[.B113]; 1; 0)" office:value-type="float" office:value="1" calcext:value-type="float">
            <text:p>1</text:p>
          </table:table-cell>
          <table:table-cell office:value-type="float" office:value="203235" calcext:value-type="float">
            <text:p>203235</text:p>
          </table:table-cell>
          <table:table-cell office:value-type="float" office:value="243362" calcext:value-type="float">
            <text:p>243362</text:p>
          </table:table-cell>
          <table:table-cell table:formula="of:=([.E113]-[.F113])*100/[.E113]" office:value-type="float" office:value="-19.7441385588112" calcext:value-type="float">
            <text:p>-19.7441385588</text:p>
          </table:table-cell>
          <table:table-cell table:formula="of:=IF([.E113]&gt;[.F113]; 1; 0)" office:value-type="float" office:value="0" calcext:value-type="float">
            <text:p>0</text:p>
          </table:table-cell>
          <table:table-cell office:value-type="float" office:value="9446" calcext:value-type="float">
            <text:p>9446</text:p>
          </table:table-cell>
          <table:table-cell office:value-type="float" office:value="9990" calcext:value-type="float">
            <text:p>9990</text:p>
          </table:table-cell>
          <table:table-cell table:formula="of:=([.I113]-[.J113])*100/[.I113]" office:value-type="float" office:value="-5.75905145034935" calcext:value-type="float">
            <text:p>-5.7590514503</text:p>
          </table:table-cell>
          <table:table-cell table:formula="of:=IF([.I113]&gt;[.J113]; 1; 0)" office:value-type="float" office:value="0" calcext:value-type="float">
            <text:p>0</text:p>
          </table:table-cell>
          <table:table-cell office:value-type="float" office:value="72662" calcext:value-type="float">
            <text:p>72662</text:p>
          </table:table-cell>
          <table:table-cell office:value-type="float" office:value="72127" calcext:value-type="float">
            <text:p>72127</text:p>
          </table:table-cell>
          <table:table-cell table:formula="of:=([.M113]-[.N113])*100/[.M113]" office:value-type="float" office:value="0.736285816520327" calcext:value-type="float">
            <text:p>0.7362858165</text:p>
          </table:table-cell>
          <table:table-cell table:formula="of:=IF([.M113]&gt;[.N1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5143" calcext:value-type="float">
            <text:p>2855143</text:p>
          </table:table-cell>
          <table:table-cell office:value-type="float" office:value="2484546" calcext:value-type="float">
            <text:p>2484546</text:p>
          </table:table-cell>
          <table:table-cell table:formula="of:=([.A114]-[.B114])*100/[.A114]" office:value-type="float" office:value="12.9799803372371" calcext:value-type="float">
            <text:p>12.9799803372</text:p>
          </table:table-cell>
          <table:table-cell table:formula="of:=IF([.A114]&gt;[.B114]; 1; 0)" office:value-type="float" office:value="1" calcext:value-type="float">
            <text:p>1</text:p>
          </table:table-cell>
          <table:table-cell office:value-type="float" office:value="472344" calcext:value-type="float">
            <text:p>472344</text:p>
          </table:table-cell>
          <table:table-cell office:value-type="float" office:value="468815" calcext:value-type="float">
            <text:p>468815</text:p>
          </table:table-cell>
          <table:table-cell table:formula="of:=([.E114]-[.F114])*100/[.E114]" office:value-type="float" office:value="0.747124976711888" calcext:value-type="float">
            <text:p>0.7471249767</text:p>
          </table:table-cell>
          <table:table-cell table:formula="of:=IF([.E114]&gt;[.F114]; 1; 0)" office:value-type="float" office:value="1" calcext:value-type="float">
            <text:p>1</text:p>
          </table:table-cell>
          <table:table-cell office:value-type="float" office:value="47138" calcext:value-type="float">
            <text:p>47138</text:p>
          </table:table-cell>
          <table:table-cell office:value-type="float" office:value="29414" calcext:value-type="float">
            <text:p>29414</text:p>
          </table:table-cell>
          <table:table-cell table:formula="of:=([.I114]-[.J114])*100/[.I114]" office:value-type="float" office:value="37.6002376002376" calcext:value-type="float">
            <text:p>37.6002376002</text:p>
          </table:table-cell>
          <table:table-cell table:formula="of:=IF([.I114]&gt;[.J114]; 1; 0)" office:value-type="float" office:value="1" calcext:value-type="float">
            <text:p>1</text:p>
          </table:table-cell>
          <table:table-cell office:value-type="float" office:value="186255" calcext:value-type="float">
            <text:p>186255</text:p>
          </table:table-cell>
          <table:table-cell office:value-type="float" office:value="150140" calcext:value-type="float">
            <text:p>150140</text:p>
          </table:table-cell>
          <table:table-cell table:formula="of:=([.M114]-[.N114])*100/[.M114]" office:value-type="float" office:value="19.3900834876916" calcext:value-type="float">
            <text:p>19.3900834877</text:p>
          </table:table-cell>
          <table:table-cell table:formula="of:=IF([.M114]&gt;[.N1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647" calcext:value-type="float">
            <text:p>1529647</text:p>
          </table:table-cell>
          <table:table-cell office:value-type="float" office:value="1533119" calcext:value-type="float">
            <text:p>1533119</text:p>
          </table:table-cell>
          <table:table-cell table:formula="of:=([.A115]-[.B115])*100/[.A115]" office:value-type="float" office:value="-0.226980473272592" calcext:value-type="float">
            <text:p>-0.2269804733</text:p>
          </table:table-cell>
          <table:table-cell table:formula="of:=IF([.A115]&gt;[.B115]; 1; 0)" office:value-type="float" office:value="0" calcext:value-type="float">
            <text:p>0</text:p>
          </table:table-cell>
          <table:table-cell office:value-type="float" office:value="240514" calcext:value-type="float">
            <text:p>240514</text:p>
          </table:table-cell>
          <table:table-cell office:value-type="float" office:value="242841" calcext:value-type="float">
            <text:p>242841</text:p>
          </table:table-cell>
          <table:table-cell table:formula="of:=([.E115]-[.F115])*100/[.E115]" office:value-type="float" office:value="-0.967511246746551" calcext:value-type="float">
            <text:p>-0.9675112467</text:p>
          </table:table-cell>
          <table:table-cell table:formula="of:=IF([.E115]&gt;[.F115]; 1; 0)" office:value-type="float" office:value="0" calcext:value-type="float">
            <text:p>0</text:p>
          </table:table-cell>
          <table:table-cell office:value-type="float" office:value="9573" calcext:value-type="float">
            <text:p>9573</text:p>
          </table:table-cell>
          <table:table-cell office:value-type="float" office:value="10118" calcext:value-type="float">
            <text:p>10118</text:p>
          </table:table-cell>
          <table:table-cell table:formula="of:=([.I115]-[.J115])*100/[.I115]" office:value-type="float" office:value="-5.69309516348062" calcext:value-type="float">
            <text:p>-5.6930951635</text:p>
          </table:table-cell>
          <table:table-cell table:formula="of:=IF([.I115]&gt;[.J115]; 1; 0)" office:value-type="float" office:value="0" calcext:value-type="float">
            <text:p>0</text:p>
          </table:table-cell>
          <table:table-cell office:value-type="float" office:value="75798" calcext:value-type="float">
            <text:p>75798</text:p>
          </table:table-cell>
          <table:table-cell office:value-type="float" office:value="75075" calcext:value-type="float">
            <text:p>75075</text:p>
          </table:table-cell>
          <table:table-cell table:formula="of:=([.M115]-[.N115])*100/[.M115]" office:value-type="float" office:value="0.95385102509301" calcext:value-type="float">
            <text:p>0.9538510251</text:p>
          </table:table-cell>
          <table:table-cell table:formula="of:=IF([.M115]&gt;[.N1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4644" calcext:value-type="float">
            <text:p>2914644</text:p>
          </table:table-cell>
          <table:table-cell office:value-type="float" office:value="2529743" calcext:value-type="float">
            <text:p>2529743</text:p>
          </table:table-cell>
          <table:table-cell table:formula="of:=([.A116]-[.B116])*100/[.A116]" office:value-type="float" office:value="13.2057637227737" calcext:value-type="float">
            <text:p>13.2057637228</text:p>
          </table:table-cell>
          <table:table-cell table:formula="of:=IF([.A116]&gt;[.B116]; 1; 0)" office:value-type="float" office:value="1" calcext:value-type="float">
            <text:p>1</text:p>
          </table:table-cell>
          <table:table-cell office:value-type="float" office:value="540212" calcext:value-type="float">
            <text:p>540212</text:p>
          </table:table-cell>
          <table:table-cell office:value-type="float" office:value="406523" calcext:value-type="float">
            <text:p>406523</text:p>
          </table:table-cell>
          <table:table-cell table:formula="of:=([.E116]-[.F116])*100/[.E116]" office:value-type="float" office:value="24.7475065344716" calcext:value-type="float">
            <text:p>24.7475065345</text:p>
          </table:table-cell>
          <table:table-cell table:formula="of:=IF([.E116]&gt;[.F116]; 1; 0)" office:value-type="float" office:value="1" calcext:value-type="float">
            <text:p>1</text:p>
          </table:table-cell>
          <table:table-cell office:value-type="float" office:value="47134" calcext:value-type="float">
            <text:p>47134</text:p>
          </table:table-cell>
          <table:table-cell office:value-type="float" office:value="29246" calcext:value-type="float">
            <text:p>29246</text:p>
          </table:table-cell>
          <table:table-cell table:formula="of:=([.I116]-[.J116])*100/[.I116]" office:value-type="float" office:value="37.9513726821403" calcext:value-type="float">
            <text:p>37.9513726821</text:p>
          </table:table-cell>
          <table:table-cell table:formula="of:=IF([.I116]&gt;[.J116]; 1; 0)" office:value-type="float" office:value="1" calcext:value-type="float">
            <text:p>1</text:p>
          </table:table-cell>
          <table:table-cell office:value-type="float" office:value="183997" calcext:value-type="float">
            <text:p>183997</text:p>
          </table:table-cell>
          <table:table-cell office:value-type="float" office:value="150218" calcext:value-type="float">
            <text:p>150218</text:p>
          </table:table-cell>
          <table:table-cell table:formula="of:=([.M116]-[.N116])*100/[.M116]" office:value-type="float" office:value="18.3584514964918" calcext:value-type="float">
            <text:p>18.3584514965</text:p>
          </table:table-cell>
          <table:table-cell table:formula="of:=IF([.M116]&gt;[.N1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761" calcext:value-type="float">
            <text:p>1362761</text:p>
          </table:table-cell>
          <table:table-cell office:value-type="float" office:value="1348521" calcext:value-type="float">
            <text:p>1348521</text:p>
          </table:table-cell>
          <table:table-cell table:formula="of:=([.A117]-[.B117])*100/[.A117]" office:value-type="float" office:value="1.04493744684504" calcext:value-type="float">
            <text:p>1.0449374468</text:p>
          </table:table-cell>
          <table:table-cell table:formula="of:=IF([.A117]&gt;[.B117]; 1; 0)" office:value-type="float" office:value="1" calcext:value-type="float">
            <text:p>1</text:p>
          </table:table-cell>
          <table:table-cell office:value-type="float" office:value="199381" calcext:value-type="float">
            <text:p>199381</text:p>
          </table:table-cell>
          <table:table-cell office:value-type="float" office:value="199990" calcext:value-type="float">
            <text:p>199990</text:p>
          </table:table-cell>
          <table:table-cell table:formula="of:=([.E117]-[.F117])*100/[.E117]" office:value-type="float" office:value="-0.305445353368676" calcext:value-type="float">
            <text:p>-0.3054453534</text:p>
          </table:table-cell>
          <table:table-cell table:formula="of:=IF([.E117]&gt;[.F117]; 1; 0)" office:value-type="float" office:value="0" calcext:value-type="float">
            <text:p>0</text:p>
          </table:table-cell>
          <table:table-cell office:value-type="float" office:value="9721" calcext:value-type="float">
            <text:p>9721</text:p>
          </table:table-cell>
          <table:table-cell office:value-type="float" office:value="10281" calcext:value-type="float">
            <text:p>10281</text:p>
          </table:table-cell>
          <table:table-cell table:formula="of:=([.I117]-[.J117])*100/[.I117]" office:value-type="float" office:value="-5.76072420532867" calcext:value-type="float">
            <text:p>-5.7607242053</text:p>
          </table:table-cell>
          <table:table-cell table:formula="of:=IF([.I117]&gt;[.J117]; 1; 0)" office:value-type="float" office:value="0" calcext:value-type="float">
            <text:p>0</text:p>
          </table:table-cell>
          <table:table-cell office:value-type="float" office:value="78848" calcext:value-type="float">
            <text:p>78848</text:p>
          </table:table-cell>
          <table:table-cell office:value-type="float" office:value="76259" calcext:value-type="float">
            <text:p>76259</text:p>
          </table:table-cell>
          <table:table-cell table:formula="of:=([.M117]-[.N117])*100/[.M117]" office:value-type="float" office:value="3.28353287337662" calcext:value-type="float">
            <text:p>3.2835328734</text:p>
          </table:table-cell>
          <table:table-cell table:formula="of:=IF([.M117]&gt;[.N1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436" calcext:value-type="float">
            <text:p>2650436</text:p>
          </table:table-cell>
          <table:table-cell office:value-type="float" office:value="2604233" calcext:value-type="float">
            <text:p>2604233</text:p>
          </table:table-cell>
          <table:table-cell table:formula="of:=([.A118]-[.B118])*100/[.A118]" office:value-type="float" office:value="1.74322262450404" calcext:value-type="float">
            <text:p>1.7432226245</text:p>
          </table:table-cell>
          <table:table-cell table:formula="of:=IF([.A118]&gt;[.B118]; 1; 0)" office:value-type="float" office:value="1" calcext:value-type="float">
            <text:p>1</text:p>
          </table:table-cell>
          <table:table-cell office:value-type="float" office:value="436350" calcext:value-type="float">
            <text:p>436350</text:p>
          </table:table-cell>
          <table:table-cell office:value-type="float" office:value="469230" calcext:value-type="float">
            <text:p>469230</text:p>
          </table:table-cell>
          <table:table-cell table:formula="of:=([.E118]-[.F118])*100/[.E118]" office:value-type="float" office:value="-7.53523547610863" calcext:value-type="float">
            <text:p>-7.5352354761</text:p>
          </table:table-cell>
          <table:table-cell table:formula="of:=IF([.E118]&gt;[.F118]; 1; 0)" office:value-type="float" office:value="0" calcext:value-type="float">
            <text:p>0</text:p>
          </table:table-cell>
          <table:table-cell office:value-type="float" office:value="47135" calcext:value-type="float">
            <text:p>47135</text:p>
          </table:table-cell>
          <table:table-cell office:value-type="float" office:value="29052" calcext:value-type="float">
            <text:p>29052</text:p>
          </table:table-cell>
          <table:table-cell table:formula="of:=([.I118]-[.J118])*100/[.I118]" office:value-type="float" office:value="38.364272833351" calcext:value-type="float">
            <text:p>38.3642728334</text:p>
          </table:table-cell>
          <table:table-cell table:formula="of:=IF([.I118]&gt;[.J118]; 1; 0)" office:value-type="float" office:value="1" calcext:value-type="float">
            <text:p>1</text:p>
          </table:table-cell>
          <table:table-cell office:value-type="float" office:value="183846" calcext:value-type="float">
            <text:p>183846</text:p>
          </table:table-cell>
          <table:table-cell office:value-type="float" office:value="149841" calcext:value-type="float">
            <text:p>149841</text:p>
          </table:table-cell>
          <table:table-cell table:formula="of:=([.M118]-[.N118])*100/[.M118]" office:value-type="float" office:value="18.4964589928527" calcext:value-type="float">
            <text:p>18.4964589929</text:p>
          </table:table-cell>
          <table:table-cell table:formula="of:=IF([.M118]&gt;[.N1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924" calcext:value-type="float">
            <text:p>1523924</text:p>
          </table:table-cell>
          <table:table-cell office:value-type="float" office:value="1588956" calcext:value-type="float">
            <text:p>1588956</text:p>
          </table:table-cell>
          <table:table-cell table:formula="of:=([.A119]-[.B119])*100/[.A119]" office:value-type="float" office:value="-4.26740441124361" calcext:value-type="float">
            <text:p>-4.2674044112</text:p>
          </table:table-cell>
          <table:table-cell table:formula="of:=IF([.A119]&gt;[.B119]; 1; 0)" office:value-type="float" office:value="0" calcext:value-type="float">
            <text:p>0</text:p>
          </table:table-cell>
          <table:table-cell office:value-type="float" office:value="249412" calcext:value-type="float">
            <text:p>249412</text:p>
          </table:table-cell>
          <table:table-cell office:value-type="float" office:value="252031" calcext:value-type="float">
            <text:p>252031</text:p>
          </table:table-cell>
          <table:table-cell table:formula="of:=([.E119]-[.F119])*100/[.E119]" office:value-type="float" office:value="-1.05006976408513" calcext:value-type="float">
            <text:p>-1.0500697641</text:p>
          </table:table-cell>
          <table:table-cell table:formula="of:=IF([.E119]&gt;[.F119]; 1; 0)" office:value-type="float" office:value="0" calcext:value-type="float">
            <text:p>0</text:p>
          </table:table-cell>
          <table:table-cell office:value-type="float" office:value="9836" calcext:value-type="float">
            <text:p>9836</text:p>
          </table:table-cell>
          <table:table-cell office:value-type="float" office:value="10412" calcext:value-type="float">
            <text:p>10412</text:p>
          </table:table-cell>
          <table:table-cell table:formula="of:=([.I119]-[.J119])*100/[.I119]" office:value-type="float" office:value="-5.85603904026027" calcext:value-type="float">
            <text:p>-5.8560390403</text:p>
          </table:table-cell>
          <table:table-cell table:formula="of:=IF([.I119]&gt;[.J119]; 1; 0)" office:value-type="float" office:value="0" calcext:value-type="float">
            <text:p>0</text:p>
          </table:table-cell>
          <table:table-cell office:value-type="float" office:value="77946" calcext:value-type="float">
            <text:p>77946</text:p>
          </table:table-cell>
          <table:table-cell office:value-type="float" office:value="79209" calcext:value-type="float">
            <text:p>79209</text:p>
          </table:table-cell>
          <table:table-cell table:formula="of:=([.M119]-[.N119])*100/[.M119]" office:value-type="float" office:value="-1.62035255176661" calcext:value-type="float">
            <text:p>-1.6203525518</text:p>
          </table:table-cell>
          <table:table-cell table:formula="of:=IF([.M119]&gt;[.N1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016" calcext:value-type="float">
            <text:p>2462016</text:p>
          </table:table-cell>
          <table:table-cell office:value-type="float" office:value="2849172" calcext:value-type="float">
            <text:p>2849172</text:p>
          </table:table-cell>
          <table:table-cell table:formula="of:=([.A120]-[.B120])*100/[.A120]" office:value-type="float" office:value="-15.7251618186072" calcext:value-type="float">
            <text:p>-15.7251618186</text:p>
          </table:table-cell>
          <table:table-cell table:formula="of:=IF([.A120]&gt;[.B120]; 1; 0)" office:value-type="float" office:value="0" calcext:value-type="float">
            <text:p>0</text:p>
          </table:table-cell>
          <table:table-cell office:value-type="float" office:value="440140" calcext:value-type="float">
            <text:p>440140</text:p>
          </table:table-cell>
          <table:table-cell office:value-type="float" office:value="468292" calcext:value-type="float">
            <text:p>468292</text:p>
          </table:table-cell>
          <table:table-cell table:formula="of:=([.E120]-[.F120])*100/[.E120]" office:value-type="float" office:value="-6.39614668060163" calcext:value-type="float">
            <text:p>-6.3961466806</text:p>
          </table:table-cell>
          <table:table-cell table:formula="of:=IF([.E120]&gt;[.F120]; 1; 0)" office:value-type="float" office:value="0" calcext:value-type="float">
            <text:p>0</text:p>
          </table:table-cell>
          <table:table-cell office:value-type="float" office:value="49178" calcext:value-type="float">
            <text:p>49178</text:p>
          </table:table-cell>
          <table:table-cell office:value-type="float" office:value="26702" calcext:value-type="float">
            <text:p>26702</text:p>
          </table:table-cell>
          <table:table-cell table:formula="of:=([.I120]-[.J120])*100/[.I120]" office:value-type="float" office:value="45.7033632925292" calcext:value-type="float">
            <text:p>45.7033632925</text:p>
          </table:table-cell>
          <table:table-cell table:formula="of:=IF([.I120]&gt;[.J120]; 1; 0)" office:value-type="float" office:value="1" calcext:value-type="float">
            <text:p>1</text:p>
          </table:table-cell>
          <table:table-cell office:value-type="float" office:value="183395" calcext:value-type="float">
            <text:p>183395</text:p>
          </table:table-cell>
          <table:table-cell office:value-type="float" office:value="149911" calcext:value-type="float">
            <text:p>149911</text:p>
          </table:table-cell>
          <table:table-cell table:formula="of:=([.M120]-[.N120])*100/[.M120]" office:value-type="float" office:value="18.2578587202486" calcext:value-type="float">
            <text:p>18.2578587202</text:p>
          </table:table-cell>
          <table:table-cell table:formula="of:=IF([.M120]&gt;[.N1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900" calcext:value-type="float">
            <text:p>1617900</text:p>
          </table:table-cell>
          <table:table-cell office:value-type="float" office:value="1386603" calcext:value-type="float">
            <text:p>1386603</text:p>
          </table:table-cell>
          <table:table-cell table:formula="of:=([.A121]-[.B121])*100/[.A121]" office:value-type="float" office:value="14.2961246059707" calcext:value-type="float">
            <text:p>14.296124606</text:p>
          </table:table-cell>
          <table:table-cell table:formula="of:=IF([.A121]&gt;[.B121]; 1; 0)" office:value-type="float" office:value="1" calcext:value-type="float">
            <text:p>1</text:p>
          </table:table-cell>
          <table:table-cell office:value-type="float" office:value="254938" calcext:value-type="float">
            <text:p>254938</text:p>
          </table:table-cell>
          <table:table-cell office:value-type="float" office:value="244677" calcext:value-type="float">
            <text:p>244677</text:p>
          </table:table-cell>
          <table:table-cell table:formula="of:=([.E121]-[.F121])*100/[.E121]" office:value-type="float" office:value="4.02490017180648" calcext:value-type="float">
            <text:p>4.0249001718</text:p>
          </table:table-cell>
          <table:table-cell table:formula="of:=IF([.E121]&gt;[.F121]; 1; 0)" office:value-type="float" office:value="1" calcext:value-type="float">
            <text:p>1</text:p>
          </table:table-cell>
          <table:table-cell office:value-type="float" office:value="9965" calcext:value-type="float">
            <text:p>9965</text:p>
          </table:table-cell>
          <table:table-cell office:value-type="float" office:value="10541" calcext:value-type="float">
            <text:p>10541</text:p>
          </table:table-cell>
          <table:table-cell table:formula="of:=([.I121]-[.J121])*100/[.I121]" office:value-type="float" office:value="-5.7802308078274" calcext:value-type="float">
            <text:p>-5.7802308078</text:p>
          </table:table-cell>
          <table:table-cell table:formula="of:=IF([.I121]&gt;[.J121]; 1; 0)" office:value-type="float" office:value="0" calcext:value-type="float">
            <text:p>0</text:p>
          </table:table-cell>
          <table:table-cell office:value-type="float" office:value="78982" calcext:value-type="float">
            <text:p>78982</text:p>
          </table:table-cell>
          <table:table-cell office:value-type="float" office:value="80261" calcext:value-type="float">
            <text:p>80261</text:p>
          </table:table-cell>
          <table:table-cell table:formula="of:=([.M121]-[.N121])*100/[.M121]" office:value-type="float" office:value="-1.61935630903244" calcext:value-type="float">
            <text:p>-1.619356309</text:p>
          </table:table-cell>
          <table:table-cell table:formula="of:=IF([.M121]&gt;[.N1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127" calcext:value-type="float">
            <text:p>2522127</text:p>
          </table:table-cell>
          <table:table-cell office:value-type="float" office:value="2368340" calcext:value-type="float">
            <text:p>2368340</text:p>
          </table:table-cell>
          <table:table-cell table:formula="of:=([.A122]-[.B122])*100/[.A122]" office:value-type="float" office:value="6.09751213955522" calcext:value-type="float">
            <text:p>6.0975121396</text:p>
          </table:table-cell>
          <table:table-cell table:formula="of:=IF([.A122]&gt;[.B122]; 1; 0)" office:value-type="float" office:value="1" calcext:value-type="float">
            <text:p>1</text:p>
          </table:table-cell>
          <table:table-cell office:value-type="float" office:value="537548" calcext:value-type="float">
            <text:p>537548</text:p>
          </table:table-cell>
          <table:table-cell office:value-type="float" office:value="468195" calcext:value-type="float">
            <text:p>468195</text:p>
          </table:table-cell>
          <table:table-cell table:formula="of:=([.E122]-[.F122])*100/[.E122]" office:value-type="float" office:value="12.9017315662973" calcext:value-type="float">
            <text:p>12.9017315663</text:p>
          </table:table-cell>
          <table:table-cell table:formula="of:=IF([.E122]&gt;[.F122]; 1; 0)" office:value-type="float" office:value="1" calcext:value-type="float">
            <text:p>1</text:p>
          </table:table-cell>
          <table:table-cell office:value-type="float" office:value="49167" calcext:value-type="float">
            <text:p>49167</text:p>
          </table:table-cell>
          <table:table-cell office:value-type="float" office:value="26793" calcext:value-type="float">
            <text:p>26793</text:p>
          </table:table-cell>
          <table:table-cell table:formula="of:=([.I122]-[.J122])*100/[.I122]" office:value-type="float" office:value="45.5061321618159" calcext:value-type="float">
            <text:p>45.5061321618</text:p>
          </table:table-cell>
          <table:table-cell table:formula="of:=IF([.I122]&gt;[.J122]; 1; 0)" office:value-type="float" office:value="1" calcext:value-type="float">
            <text:p>1</text:p>
          </table:table-cell>
          <table:table-cell office:value-type="float" office:value="184156" calcext:value-type="float">
            <text:p>184156</text:p>
          </table:table-cell>
          <table:table-cell office:value-type="float" office:value="149464" calcext:value-type="float">
            <text:p>149464</text:p>
          </table:table-cell>
          <table:table-cell table:formula="of:=([.M122]-[.N122])*100/[.M122]" office:value-type="float" office:value="18.8383761593432" calcext:value-type="float">
            <text:p>18.8383761593</text:p>
          </table:table-cell>
          <table:table-cell table:formula="of:=IF([.M122]&gt;[.N1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472" calcext:value-type="float">
            <text:p>1744472</text:p>
          </table:table-cell>
          <table:table-cell office:value-type="float" office:value="1690123" calcext:value-type="float">
            <text:p>1690123</text:p>
          </table:table-cell>
          <table:table-cell table:formula="of:=([.A123]-[.B123])*100/[.A123]" office:value-type="float" office:value="3.11549855772979" calcext:value-type="float">
            <text:p>3.1154985577</text:p>
          </table:table-cell>
          <table:table-cell table:formula="of:=IF([.A123]&gt;[.B123]; 1; 0)" office:value-type="float" office:value="1" calcext:value-type="float">
            <text:p>1</text:p>
          </table:table-cell>
          <table:table-cell office:value-type="float" office:value="258835" calcext:value-type="float">
            <text:p>258835</text:p>
          </table:table-cell>
          <table:table-cell office:value-type="float" office:value="258939" calcext:value-type="float">
            <text:p>258939</text:p>
          </table:table-cell>
          <table:table-cell table:formula="of:=([.E123]-[.F123])*100/[.E123]" office:value-type="float" office:value="-0.0401800374756119" calcext:value-type="float">
            <text:p>-0.0401800375</text:p>
          </table:table-cell>
          <table:table-cell table:formula="of:=IF([.E123]&gt;[.F123]; 1; 0)" office:value-type="float" office:value="0" calcext:value-type="float">
            <text:p>0</text:p>
          </table:table-cell>
          <table:table-cell office:value-type="float" office:value="10104" calcext:value-type="float">
            <text:p>10104</text:p>
          </table:table-cell>
          <table:table-cell office:value-type="float" office:value="10691" calcext:value-type="float">
            <text:p>10691</text:p>
          </table:table-cell>
          <table:table-cell table:formula="of:=([.I123]-[.J123])*100/[.I123]" office:value-type="float" office:value="-5.80958036421219" calcext:value-type="float">
            <text:p>-5.8095803642</text:p>
          </table:table-cell>
          <table:table-cell table:formula="of:=IF([.I123]&gt;[.J123]; 1; 0)" office:value-type="float" office:value="0" calcext:value-type="float">
            <text:p>0</text:p>
          </table:table-cell>
          <table:table-cell office:value-type="float" office:value="82194" calcext:value-type="float">
            <text:p>82194</text:p>
          </table:table-cell>
          <table:table-cell office:value-type="float" office:value="79462" calcext:value-type="float">
            <text:p>79462</text:p>
          </table:table-cell>
          <table:table-cell table:formula="of:=([.M123]-[.N123])*100/[.M123]" office:value-type="float" office:value="3.32384358955642" calcext:value-type="float">
            <text:p>3.3238435896</text:p>
          </table:table-cell>
          <table:table-cell table:formula="of:=IF([.M123]&gt;[.N1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7543" calcext:value-type="float">
            <text:p>2707543</text:p>
          </table:table-cell>
          <table:table-cell office:value-type="float" office:value="2870888" calcext:value-type="float">
            <text:p>2870888</text:p>
          </table:table-cell>
          <table:table-cell table:formula="of:=([.A124]-[.B124])*100/[.A124]" office:value-type="float" office:value="-6.0329605106918" calcext:value-type="float">
            <text:p>-6.0329605107</text:p>
          </table:table-cell>
          <table:table-cell table:formula="of:=IF([.A124]&gt;[.B124]; 1; 0)" office:value-type="float" office:value="0" calcext:value-type="float">
            <text:p>0</text:p>
          </table:table-cell>
          <table:table-cell office:value-type="float" office:value="538235" calcext:value-type="float">
            <text:p>538235</text:p>
          </table:table-cell>
          <table:table-cell office:value-type="float" office:value="466462" calcext:value-type="float">
            <text:p>466462</text:p>
          </table:table-cell>
          <table:table-cell table:formula="of:=([.E124]-[.F124])*100/[.E124]" office:value-type="float" office:value="13.3348816037604" calcext:value-type="float">
            <text:p>13.3348816038</text:p>
          </table:table-cell>
          <table:table-cell table:formula="of:=IF([.E124]&gt;[.F124]; 1; 0)" office:value-type="float" office:value="1" calcext:value-type="float">
            <text:p>1</text:p>
          </table:table-cell>
          <table:table-cell office:value-type="float" office:value="49203" calcext:value-type="float">
            <text:p>49203</text:p>
          </table:table-cell>
          <table:table-cell office:value-type="float" office:value="26321" calcext:value-type="float">
            <text:p>26321</text:p>
          </table:table-cell>
          <table:table-cell table:formula="of:=([.I124]-[.J124])*100/[.I124]" office:value-type="float" office:value="46.5052943926183" calcext:value-type="float">
            <text:p>46.5052943926</text:p>
          </table:table-cell>
          <table:table-cell table:formula="of:=IF([.I124]&gt;[.J124]; 1; 0)" office:value-type="float" office:value="1" calcext:value-type="float">
            <text:p>1</text:p>
          </table:table-cell>
          <table:table-cell office:value-type="float" office:value="152456" calcext:value-type="float">
            <text:p>152456</text:p>
          </table:table-cell>
          <table:table-cell office:value-type="float" office:value="147305" calcext:value-type="float">
            <text:p>147305</text:p>
          </table:table-cell>
          <table:table-cell table:formula="of:=([.M124]-[.N124])*100/[.M124]" office:value-type="float" office:value="3.37867975022302" calcext:value-type="float">
            <text:p>3.3786797502</text:p>
          </table:table-cell>
          <table:table-cell table:formula="of:=IF([.M124]&gt;[.N1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897" calcext:value-type="float">
            <text:p>1879897</text:p>
          </table:table-cell>
          <table:table-cell office:value-type="float" office:value="1730881" calcext:value-type="float">
            <text:p>1730881</text:p>
          </table:table-cell>
          <table:table-cell table:formula="of:=([.A125]-[.B125])*100/[.A125]" office:value-type="float" office:value="7.92681726711623" calcext:value-type="float">
            <text:p>7.9268172671</text:p>
          </table:table-cell>
          <table:table-cell table:formula="of:=IF([.A125]&gt;[.B125]; 1; 0)" office:value-type="float" office:value="1" calcext:value-type="float">
            <text:p>1</text:p>
          </table:table-cell>
          <table:table-cell office:value-type="float" office:value="261870" calcext:value-type="float">
            <text:p>261870</text:p>
          </table:table-cell>
          <table:table-cell office:value-type="float" office:value="263909" calcext:value-type="float">
            <text:p>263909</text:p>
          </table:table-cell>
          <table:table-cell table:formula="of:=([.E125]-[.F125])*100/[.E125]" office:value-type="float" office:value="-0.778630618245694" calcext:value-type="float">
            <text:p>-0.7786306182</text:p>
          </table:table-cell>
          <table:table-cell table:formula="of:=IF([.E125]&gt;[.F125]; 1; 0)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10827" calcext:value-type="float">
            <text:p>10827</text:p>
          </table:table-cell>
          <table:table-cell table:formula="of:=([.I125]-[.J125])*100/[.I125]" office:value-type="float" office:value="-5.97044142116081" calcext:value-type="float">
            <text:p>-5.9704414212</text:p>
          </table:table-cell>
          <table:table-cell table:formula="of:=IF([.I125]&gt;[.J125]; 1; 0)" office:value-type="float" office:value="0" calcext:value-type="float">
            <text:p>0</text:p>
          </table:table-cell>
          <table:table-cell office:value-type="float" office:value="83466" calcext:value-type="float">
            <text:p>83466</text:p>
          </table:table-cell>
          <table:table-cell office:value-type="float" office:value="82553" calcext:value-type="float">
            <text:p>82553</text:p>
          </table:table-cell>
          <table:table-cell table:formula="of:=([.M125]-[.N125])*100/[.M125]" office:value-type="float" office:value="1.09385857714519" calcext:value-type="float">
            <text:p>1.0938585771</text:p>
          </table:table-cell>
          <table:table-cell table:formula="of:=IF([.M125]&gt;[.N1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2291" calcext:value-type="float">
            <text:p>2892291</text:p>
          </table:table-cell>
          <table:table-cell office:value-type="float" office:value="2365685" calcext:value-type="float">
            <text:p>2365685</text:p>
          </table:table-cell>
          <table:table-cell table:formula="of:=([.A126]-[.B126])*100/[.A126]" office:value-type="float" office:value="18.207227419371" calcext:value-type="float">
            <text:p>18.2072274194</text:p>
          </table:table-cell>
          <table:table-cell table:formula="of:=IF([.A126]&gt;[.B126]; 1; 0)" office:value-type="float" office:value="1" calcext:value-type="float">
            <text:p>1</text:p>
          </table:table-cell>
          <table:table-cell office:value-type="float" office:value="538779" calcext:value-type="float">
            <text:p>538779</text:p>
          </table:table-cell>
          <table:table-cell office:value-type="float" office:value="465635" calcext:value-type="float">
            <text:p>465635</text:p>
          </table:table-cell>
          <table:table-cell table:formula="of:=([.E126]-[.F126])*100/[.E126]" office:value-type="float" office:value="13.575881762281" calcext:value-type="float">
            <text:p>13.5758817623</text:p>
          </table:table-cell>
          <table:table-cell table:formula="of:=IF([.E126]&gt;[.F126]; 1; 0)" office:value-type="float" office:value="1" calcext:value-type="float">
            <text:p>1</text:p>
          </table:table-cell>
          <table:table-cell office:value-type="float" office:value="49238" calcext:value-type="float">
            <text:p>49238</text:p>
          </table:table-cell>
          <table:table-cell office:value-type="float" office:value="26181" calcext:value-type="float">
            <text:p>26181</text:p>
          </table:table-cell>
          <table:table-cell table:formula="of:=([.I126]-[.J126])*100/[.I126]" office:value-type="float" office:value="46.8276534384012" calcext:value-type="float">
            <text:p>46.8276534384</text:p>
          </table:table-cell>
          <table:table-cell table:formula="of:=IF([.I126]&gt;[.J126]; 1; 0)" office:value-type="float" office:value="1" calcext:value-type="float">
            <text:p>1</text:p>
          </table:table-cell>
          <table:table-cell office:value-type="float" office:value="183673" calcext:value-type="float">
            <text:p>183673</text:p>
          </table:table-cell>
          <table:table-cell office:value-type="float" office:value="148727" calcext:value-type="float">
            <text:p>148727</text:p>
          </table:table-cell>
          <table:table-cell table:formula="of:=([.M126]-[.N126])*100/[.M126]" office:value-type="float" office:value="19.0262041780773" calcext:value-type="float">
            <text:p>19.0262041781</text:p>
          </table:table-cell>
          <table:table-cell table:formula="of:=IF([.M126]&gt;[.N1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418" calcext:value-type="float">
            <text:p>1545418</text:p>
          </table:table-cell>
          <table:table-cell office:value-type="float" office:value="1512993" calcext:value-type="float">
            <text:p>1512993</text:p>
          </table:table-cell>
          <table:table-cell table:formula="of:=([.A127]-[.B127])*100/[.A127]" office:value-type="float" office:value="2.09813785008328" calcext:value-type="float">
            <text:p>2.0981378501</text:p>
          </table:table-cell>
          <table:table-cell table:formula="of:=IF([.A127]&gt;[.B127]; 1; 0)" office:value-type="float" office:value="1" calcext:value-type="float">
            <text:p>1</text:p>
          </table:table-cell>
          <table:table-cell office:value-type="float" office:value="217330" calcext:value-type="float">
            <text:p>217330</text:p>
          </table:table-cell>
          <table:table-cell office:value-type="float" office:value="265431" calcext:value-type="float">
            <text:p>265431</text:p>
          </table:table-cell>
          <table:table-cell table:formula="of:=([.E127]-[.F127])*100/[.E127]" office:value-type="float" office:value="-22.1327014218009" calcext:value-type="float">
            <text:p>-22.1327014218</text:p>
          </table:table-cell>
          <table:table-cell table:formula="of:=IF([.E127]&gt;[.F127]; 1; 0)" office:value-type="float" office:value="0" calcext:value-type="float">
            <text:p>0</text:p>
          </table:table-cell>
          <table:table-cell office:value-type="float" office:value="10375" calcext:value-type="float">
            <text:p>10375</text:p>
          </table:table-cell>
          <table:table-cell office:value-type="float" office:value="10985" calcext:value-type="float">
            <text:p>10985</text:p>
          </table:table-cell>
          <table:table-cell table:formula="of:=([.I127]-[.J127])*100/[.I127]" office:value-type="float" office:value="-5.87951807228916" calcext:value-type="float">
            <text:p>-5.8795180723</text:p>
          </table:table-cell>
          <table:table-cell table:formula="of:=IF([.I127]&gt;[.J127]; 1; 0)" office:value-type="float" office:value="0" calcext:value-type="float">
            <text:p>0</text:p>
          </table:table-cell>
          <table:table-cell office:value-type="float" office:value="84406" calcext:value-type="float">
            <text:p>84406</text:p>
          </table:table-cell>
          <table:table-cell office:value-type="float" office:value="83613" calcext:value-type="float">
            <text:p>83613</text:p>
          </table:table-cell>
          <table:table-cell table:formula="of:=([.M127]-[.N127])*100/[.M127]" office:value-type="float" office:value="0.939506670141933" calcext:value-type="float">
            <text:p>0.9395066701</text:p>
          </table:table-cell>
          <table:table-cell table:formula="of:=IF([.M127]&gt;[.N1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3591" calcext:value-type="float">
            <text:p>2813591</text:p>
          </table:table-cell>
          <table:table-cell office:value-type="float" office:value="2541713" calcext:value-type="float">
            <text:p>2541713</text:p>
          </table:table-cell>
          <table:table-cell table:formula="of:=([.A128]-[.B128])*100/[.A128]" office:value-type="float" office:value="9.66302493859271" calcext:value-type="float">
            <text:p>9.6630249386</text:p>
          </table:table-cell>
          <table:table-cell table:formula="of:=IF([.A128]&gt;[.B128]; 1; 0)" office:value-type="float" office:value="1" calcext:value-type="float">
            <text:p>1</text:p>
          </table:table-cell>
          <table:table-cell office:value-type="float" office:value="543666" calcext:value-type="float">
            <text:p>543666</text:p>
          </table:table-cell>
          <table:table-cell office:value-type="float" office:value="464504" calcext:value-type="float">
            <text:p>464504</text:p>
          </table:table-cell>
          <table:table-cell table:formula="of:=([.E128]-[.F128])*100/[.E128]" office:value-type="float" office:value="14.5607781248046" calcext:value-type="float">
            <text:p>14.5607781248</text:p>
          </table:table-cell>
          <table:table-cell table:formula="of:=IF([.E128]&gt;[.F128]; 1; 0)" office:value-type="float" office:value="1" calcext:value-type="float">
            <text:p>1</text:p>
          </table:table-cell>
          <table:table-cell office:value-type="float" office:value="47161" calcext:value-type="float">
            <text:p>47161</text:p>
          </table:table-cell>
          <table:table-cell office:value-type="float" office:value="28070" calcext:value-type="float">
            <text:p>28070</text:p>
          </table:table-cell>
          <table:table-cell table:formula="of:=([.I128]-[.J128])*100/[.I128]" office:value-type="float" office:value="40.4804817539917" calcext:value-type="float">
            <text:p>40.480481754</text:p>
          </table:table-cell>
          <table:table-cell table:formula="of:=IF([.I128]&gt;[.J128]; 1; 0)" office:value-type="float" office:value="1" calcext:value-type="float">
            <text:p>1</text:p>
          </table:table-cell>
          <table:table-cell office:value-type="float" office:value="148283" calcext:value-type="float">
            <text:p>148283</text:p>
          </table:table-cell>
          <table:table-cell office:value-type="float" office:value="146367" calcext:value-type="float">
            <text:p>146367</text:p>
          </table:table-cell>
          <table:table-cell table:formula="of:=([.M128]-[.N128])*100/[.M128]" office:value-type="float" office:value="1.29212384427075" calcext:value-type="float">
            <text:p>1.2921238443</text:p>
          </table:table-cell>
          <table:table-cell table:formula="of:=IF([.M128]&gt;[.N1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1061" calcext:value-type="float">
            <text:p>1571061</text:p>
          </table:table-cell>
          <table:table-cell office:value-type="float" office:value="1595825" calcext:value-type="float">
            <text:p>1595825</text:p>
          </table:table-cell>
          <table:table-cell table:formula="of:=([.A129]-[.B129])*100/[.A129]" office:value-type="float" office:value="-1.57625961054345" calcext:value-type="float">
            <text:p>-1.5762596105</text:p>
          </table:table-cell>
          <table:table-cell table:formula="of:=IF([.A129]&gt;[.B129]; 1; 0)" office:value-type="float" office:value="0" calcext:value-type="float">
            <text:p>0</text:p>
          </table:table-cell>
          <table:table-cell office:value-type="float" office:value="274149" calcext:value-type="float">
            <text:p>274149</text:p>
          </table:table-cell>
          <table:table-cell office:value-type="float" office:value="271346" calcext:value-type="float">
            <text:p>271346</text:p>
          </table:table-cell>
          <table:table-cell table:formula="of:=([.E129]-[.F129])*100/[.E129]" office:value-type="float" office:value="1.02243670412805" calcext:value-type="float">
            <text:p>1.0224367041</text:p>
          </table:table-cell>
          <table:table-cell table:formula="of:=IF([.E129]&gt;[.F129]; 1; 0)" office:value-type="float" office:value="1" calcext:value-type="float">
            <text:p>1</text:p>
          </table:table-cell>
          <table:table-cell office:value-type="float" office:value="10483" calcext:value-type="float">
            <text:p>10483</text:p>
          </table:table-cell>
          <table:table-cell office:value-type="float" office:value="11102" calcext:value-type="float">
            <text:p>11102</text:p>
          </table:table-cell>
          <table:table-cell table:formula="of:=([.I129]-[.J129])*100/[.I129]" office:value-type="float" office:value="-5.90479824477726" calcext:value-type="float">
            <text:p>-5.9047982448</text:p>
          </table:table-cell>
          <table:table-cell table:formula="of:=IF([.I129]&gt;[.J129]; 1; 0)" office:value-type="float" office:value="0" calcext:value-type="float">
            <text:p>0</text:p>
          </table:table-cell>
          <table:table-cell office:value-type="float" office:value="85527" calcext:value-type="float">
            <text:p>85527</text:p>
          </table:table-cell>
          <table:table-cell office:value-type="float" office:value="84920" calcext:value-type="float">
            <text:p>84920</text:p>
          </table:table-cell>
          <table:table-cell table:formula="of:=([.M129]-[.N129])*100/[.M129]" office:value-type="float" office:value="0.709717399183883" calcext:value-type="float">
            <text:p>0.7097173992</text:p>
          </table:table-cell>
          <table:table-cell table:formula="of:=IF([.M129]&gt;[.N1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2662" calcext:value-type="float">
            <text:p>2512662</text:p>
          </table:table-cell>
          <table:table-cell office:value-type="float" office:value="2561725" calcext:value-type="float">
            <text:p>2561725</text:p>
          </table:table-cell>
          <table:table-cell table:formula="of:=([.A130]-[.B130])*100/[.A130]" office:value-type="float" office:value="-1.95263031796557" calcext:value-type="float">
            <text:p>-1.952630318</text:p>
          </table:table-cell>
          <table:table-cell table:formula="of:=IF([.A130]&gt;[.B130]; 1; 0)" office:value-type="float" office:value="0" calcext:value-type="float">
            <text:p>0</text:p>
          </table:table-cell>
          <table:table-cell office:value-type="float" office:value="543270" calcext:value-type="float">
            <text:p>543270</text:p>
          </table:table-cell>
          <table:table-cell office:value-type="float" office:value="462273" calcext:value-type="float">
            <text:p>462273</text:p>
          </table:table-cell>
          <table:table-cell table:formula="of:=([.E130]-[.F130])*100/[.E130]" office:value-type="float" office:value="14.9091611905682" calcext:value-type="float">
            <text:p>14.9091611906</text:p>
          </table:table-cell>
          <table:table-cell table:formula="of:=IF([.E130]&gt;[.F130]; 1; 0)" office:value-type="float" office:value="1" calcext:value-type="float">
            <text:p>1</text:p>
          </table:table-cell>
          <table:table-cell office:value-type="float" office:value="47107" calcext:value-type="float">
            <text:p>47107</text:p>
          </table:table-cell>
          <table:table-cell office:value-type="float" office:value="27764" calcext:value-type="float">
            <text:p>27764</text:p>
          </table:table-cell>
          <table:table-cell table:formula="of:=([.I130]-[.J130])*100/[.I130]" office:value-type="float" office:value="41.0618379434054" calcext:value-type="float">
            <text:p>41.0618379434</text:p>
          </table:table-cell>
          <table:table-cell table:formula="of:=IF([.I130]&gt;[.J130]; 1; 0)" office:value-type="float" office:value="1" calcext:value-type="float">
            <text:p>1</text:p>
          </table:table-cell>
          <table:table-cell office:value-type="float" office:value="184065" calcext:value-type="float">
            <text:p>184065</text:p>
          </table:table-cell>
          <table:table-cell office:value-type="float" office:value="148307" calcext:value-type="float">
            <text:p>148307</text:p>
          </table:table-cell>
          <table:table-cell table:formula="of:=([.M130]-[.N130])*100/[.M130]" office:value-type="float" office:value="19.4268329122864" calcext:value-type="float">
            <text:p>19.4268329123</text:p>
          </table:table-cell>
          <table:table-cell table:formula="of:=IF([.M130]&gt;[.N1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263" calcext:value-type="float">
            <text:p>1813263</text:p>
          </table:table-cell>
          <table:table-cell office:value-type="float" office:value="1895853" calcext:value-type="float">
            <text:p>1895853</text:p>
          </table:table-cell>
          <table:table-cell table:formula="of:=([.A131]-[.B131])*100/[.A131]" office:value-type="float" office:value="-4.55477225311496" calcext:value-type="float">
            <text:p>-4.5547722531</text:p>
          </table:table-cell>
          <table:table-cell table:formula="of:=IF([.A131]&gt;[.B131]; 1; 0)" office:value-type="float" office:value="0" calcext:value-type="float">
            <text:p>0</text:p>
          </table:table-cell>
          <table:table-cell office:value-type="float" office:value="278848" calcext:value-type="float">
            <text:p>278848</text:p>
          </table:table-cell>
          <table:table-cell office:value-type="float" office:value="275253" calcext:value-type="float">
            <text:p>275253</text:p>
          </table:table-cell>
          <table:table-cell table:formula="of:=([.E131]-[.F131])*100/[.E131]" office:value-type="float" office:value="1.28923284369979" calcext:value-type="float">
            <text:p>1.2892328437</text:p>
          </table:table-cell>
          <table:table-cell table:formula="of:=IF([.E131]&gt;[.F131]; 1; 0)" office:value-type="float" office:value="1" calcext:value-type="float">
            <text:p>1</text:p>
          </table:table-cell>
          <table:table-cell office:value-type="float" office:value="10604" calcext:value-type="float">
            <text:p>10604</text:p>
          </table:table-cell>
          <table:table-cell office:value-type="float" office:value="9220" calcext:value-type="float">
            <text:p>9220</text:p>
          </table:table-cell>
          <table:table-cell table:formula="of:=([.I131]-[.J131])*100/[.I131]" office:value-type="float" office:value="13.0516786118446" calcext:value-type="float">
            <text:p>13.0516786118</text:p>
          </table:table-cell>
          <table:table-cell table:formula="of:=IF([.I131]&gt;[.J131]; 1; 0)" office:value-type="float" office:value="1" calcext:value-type="float">
            <text:p>1</text:p>
          </table:table-cell>
          <table:table-cell office:value-type="float" office:value="87093" calcext:value-type="float">
            <text:p>87093</text:p>
          </table:table-cell>
          <table:table-cell office:value-type="float" office:value="85984" calcext:value-type="float">
            <text:p>85984</text:p>
          </table:table-cell>
          <table:table-cell table:formula="of:=([.M131]-[.N131])*100/[.M131]" office:value-type="float" office:value="1.27335147486021" calcext:value-type="float">
            <text:p>1.2733514749</text:p>
          </table:table-cell>
          <table:table-cell table:formula="of:=IF([.M131]&gt;[.N1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2811" calcext:value-type="float">
            <text:p>2832811</text:p>
          </table:table-cell>
          <table:table-cell office:value-type="float" office:value="2367509" calcext:value-type="float">
            <text:p>2367509</text:p>
          </table:table-cell>
          <table:table-cell table:formula="of:=([.A132]-[.B132])*100/[.A132]" office:value-type="float" office:value="16.4254516097262" calcext:value-type="float">
            <text:p>16.4254516097</text:p>
          </table:table-cell>
          <table:table-cell table:formula="of:=IF([.A132]&gt;[.B132]; 1; 0)" office:value-type="float" office:value="1" calcext:value-type="float">
            <text:p>1</text:p>
          </table:table-cell>
          <table:table-cell office:value-type="float" office:value="540259" calcext:value-type="float">
            <text:p>540259</text:p>
          </table:table-cell>
          <table:table-cell office:value-type="float" office:value="462021" calcext:value-type="float">
            <text:p>462021</text:p>
          </table:table-cell>
          <table:table-cell table:formula="of:=([.E132]-[.F132])*100/[.E132]" office:value-type="float" office:value="14.4815727271549" calcext:value-type="float">
            <text:p>14.4815727272</text:p>
          </table:table-cell>
          <table:table-cell table:formula="of:=IF([.E132]&gt;[.F132]; 1; 0)" office:value-type="float" office:value="1" calcext:value-type="float">
            <text:p>1</text:p>
          </table:table-cell>
          <table:table-cell office:value-type="float" office:value="47195" calcext:value-type="float">
            <text:p>47195</text:p>
          </table:table-cell>
          <table:table-cell office:value-type="float" office:value="27507" calcext:value-type="float">
            <text:p>27507</text:p>
          </table:table-cell>
          <table:table-cell table:formula="of:=([.I132]-[.J132])*100/[.I132]" office:value-type="float" office:value="41.7162835046085" calcext:value-type="float">
            <text:p>41.7162835046</text:p>
          </table:table-cell>
          <table:table-cell table:formula="of:=IF([.I132]&gt;[.J132]; 1; 0)" office:value-type="float" office:value="1" calcext:value-type="float">
            <text:p>1</text:p>
          </table:table-cell>
          <table:table-cell office:value-type="float" office:value="183831" calcext:value-type="float">
            <text:p>183831</text:p>
          </table:table-cell>
          <table:table-cell office:value-type="float" office:value="148709" calcext:value-type="float">
            <text:p>148709</text:p>
          </table:table-cell>
          <table:table-cell table:formula="of:=([.M132]-[.N132])*100/[.M132]" office:value-type="float" office:value="19.1055915487595" calcext:value-type="float">
            <text:p>19.1055915488</text:p>
          </table:table-cell>
          <table:table-cell table:formula="of:=IF([.M132]&gt;[.N1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081" calcext:value-type="float">
            <text:p>1567081</text:p>
          </table:table-cell>
          <table:table-cell office:value-type="float" office:value="1583897" calcext:value-type="float">
            <text:p>1583897</text:p>
          </table:table-cell>
          <table:table-cell table:formula="of:=([.A133]-[.B133])*100/[.A133]" office:value-type="float" office:value="-1.07307790726835" calcext:value-type="float">
            <text:p>-1.0730779073</text:p>
          </table:table-cell>
          <table:table-cell table:formula="of:=IF([.A133]&gt;[.B133]; 1; 0)" office:value-type="float" office:value="0" calcext:value-type="float">
            <text:p>0</text:p>
          </table:table-cell>
          <table:table-cell office:value-type="float" office:value="280562" calcext:value-type="float">
            <text:p>280562</text:p>
          </table:table-cell>
          <table:table-cell office:value-type="float" office:value="280030" calcext:value-type="float">
            <text:p>280030</text:p>
          </table:table-cell>
          <table:table-cell table:formula="of:=([.E133]-[.F133])*100/[.E133]" office:value-type="float" office:value="0.189619406762142" calcext:value-type="float">
            <text:p>0.1896194068</text:p>
          </table:table-cell>
          <table:table-cell table:formula="of:=IF([.E133]&gt;[.F133]; 1; 0)" office:value-type="float" office:value="1" calcext:value-type="float">
            <text:p>1</text:p>
          </table:table-cell>
          <table:table-cell office:value-type="float" office:value="10939" calcext:value-type="float">
            <text:p>10939</text:p>
          </table:table-cell>
          <table:table-cell office:value-type="float" office:value="11397" calcext:value-type="float">
            <text:p>11397</text:p>
          </table:table-cell>
          <table:table-cell table:formula="of:=([.I133]-[.J133])*100/[.I133]" office:value-type="float" office:value="-4.18685437425725" calcext:value-type="float">
            <text:p>-4.1868543743</text:p>
          </table:table-cell>
          <table:table-cell table:formula="of:=IF([.I133]&gt;[.J133]; 1; 0)" office:value-type="float" office:value="0" calcext:value-type="float">
            <text:p>0</text:p>
          </table:table-cell>
          <table:table-cell office:value-type="float" office:value="87696" calcext:value-type="float">
            <text:p>87696</text:p>
          </table:table-cell>
          <table:table-cell office:value-type="float" office:value="88975" calcext:value-type="float">
            <text:p>88975</text:p>
          </table:table-cell>
          <table:table-cell table:formula="of:=([.M133]-[.N133])*100/[.M133]" office:value-type="float" office:value="-1.45844736361978" calcext:value-type="float">
            <text:p>-1.4584473636</text:p>
          </table:table-cell>
          <table:table-cell table:formula="of:=IF([.M133]&gt;[.N1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255" calcext:value-type="float">
            <text:p>2676255</text:p>
          </table:table-cell>
          <table:table-cell office:value-type="float" office:value="2526964" calcext:value-type="float">
            <text:p>2526964</text:p>
          </table:table-cell>
          <table:table-cell table:formula="of:=([.A134]-[.B134])*100/[.A134]" office:value-type="float" office:value="5.57835482792185" calcext:value-type="float">
            <text:p>5.5783548279</text:p>
          </table:table-cell>
          <table:table-cell table:formula="of:=IF([.A134]&gt;[.B134]; 1; 0)" office:value-type="float" office:value="1" calcext:value-type="float">
            <text:p>1</text:p>
          </table:table-cell>
          <table:table-cell office:value-type="float" office:value="487454" calcext:value-type="float">
            <text:p>487454</text:p>
          </table:table-cell>
          <table:table-cell office:value-type="float" office:value="459732" calcext:value-type="float">
            <text:p>459732</text:p>
          </table:table-cell>
          <table:table-cell table:formula="of:=([.E134]-[.F134])*100/[.E134]" office:value-type="float" office:value="5.68710073155621" calcext:value-type="float">
            <text:p>5.6871007316</text:p>
          </table:table-cell>
          <table:table-cell table:formula="of:=IF([.E134]&gt;[.F134]; 1; 0)" office:value-type="float" office:value="1" calcext:value-type="float">
            <text:p>1</text:p>
          </table:table-cell>
          <table:table-cell office:value-type="float" office:value="39076" calcext:value-type="float">
            <text:p>39076</text:p>
          </table:table-cell>
          <table:table-cell office:value-type="float" office:value="21213" calcext:value-type="float">
            <text:p>21213</text:p>
          </table:table-cell>
          <table:table-cell table:formula="of:=([.I134]-[.J134])*100/[.I134]" office:value-type="float" office:value="45.713481420821" calcext:value-type="float">
            <text:p>45.7134814208</text:p>
          </table:table-cell>
          <table:table-cell table:formula="of:=IF([.I134]&gt;[.J134]; 1; 0)" office:value-type="float" office:value="1" calcext:value-type="float">
            <text:p>1</text:p>
          </table:table-cell>
          <table:table-cell office:value-type="float" office:value="184141" calcext:value-type="float">
            <text:p>184141</text:p>
          </table:table-cell>
          <table:table-cell office:value-type="float" office:value="147542" calcext:value-type="float">
            <text:p>147542</text:p>
          </table:table-cell>
          <table:table-cell table:formula="of:=([.M134]-[.N134])*100/[.M134]" office:value-type="float" office:value="19.8755301643849" calcext:value-type="float">
            <text:p>19.8755301644</text:p>
          </table:table-cell>
          <table:table-cell table:formula="of:=IF([.M134]&gt;[.N1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440" calcext:value-type="float">
            <text:p>1778440</text:p>
          </table:table-cell>
          <table:table-cell office:value-type="float" office:value="1915624" calcext:value-type="float">
            <text:p>1915624</text:p>
          </table:table-cell>
          <table:table-cell table:formula="of:=([.A135]-[.B135])*100/[.A135]" office:value-type="float" office:value="-7.71372663682778" calcext:value-type="float">
            <text:p>-7.7137266368</text:p>
          </table:table-cell>
          <table:table-cell table:formula="of:=IF([.A135]&gt;[.B135]; 1; 0)" office:value-type="float" office:value="0" calcext:value-type="float">
            <text:p>0</text:p>
          </table:table-cell>
          <table:table-cell office:value-type="float" office:value="230825" calcext:value-type="float">
            <text:p>230825</text:p>
          </table:table-cell>
          <table:table-cell office:value-type="float" office:value="232451" calcext:value-type="float">
            <text:p>232451</text:p>
          </table:table-cell>
          <table:table-cell table:formula="of:=([.E135]-[.F135])*100/[.E135]" office:value-type="float" office:value="-0.704429762807322" calcext:value-type="float">
            <text:p>-0.7044297628</text:p>
          </table:table-cell>
          <table:table-cell table:formula="of:=IF([.E135]&gt;[.F135]; 1; 0)" office:value-type="float" office:value="0" calcext:value-type="float">
            <text:p>0</text:p>
          </table:table-cell>
          <table:table-cell office:value-type="float" office:value="10907" calcext:value-type="float">
            <text:p>10907</text:p>
          </table:table-cell>
          <table:table-cell office:value-type="float" office:value="11529" calcext:value-type="float">
            <text:p>11529</text:p>
          </table:table-cell>
          <table:table-cell table:formula="of:=([.I135]-[.J135])*100/[.I135]" office:value-type="float" office:value="-5.70275969560833" calcext:value-type="float">
            <text:p>-5.7027596956</text:p>
          </table:table-cell>
          <table:table-cell table:formula="of:=IF([.I135]&gt;[.J135]; 1; 0)" office:value-type="float" office:value="0" calcext:value-type="float">
            <text:p>0</text:p>
          </table:table-cell>
          <table:table-cell office:value-type="float" office:value="88775" calcext:value-type="float">
            <text:p>88775</text:p>
          </table:table-cell>
          <table:table-cell office:value-type="float" office:value="88074" calcext:value-type="float">
            <text:p>88074</text:p>
          </table:table-cell>
          <table:table-cell table:formula="of:=([.M135]-[.N135])*100/[.M135]" office:value-type="float" office:value="0.789636722050127" calcext:value-type="float">
            <text:p>0.7896367221</text:p>
          </table:table-cell>
          <table:table-cell table:formula="of:=IF([.M135]&gt;[.N1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0689" calcext:value-type="float">
            <text:p>2530689</text:p>
          </table:table-cell>
          <table:table-cell office:value-type="float" office:value="2654104" calcext:value-type="float">
            <text:p>2654104</text:p>
          </table:table-cell>
          <table:table-cell table:formula="of:=([.A136]-[.B136])*100/[.A136]" office:value-type="float" office:value="-4.87673514999275" calcext:value-type="float">
            <text:p>-4.87673515</text:p>
          </table:table-cell>
          <table:table-cell table:formula="of:=IF([.A136]&gt;[.B136]; 1; 0)" office:value-type="float" office:value="0" calcext:value-type="float">
            <text:p>0</text:p>
          </table:table-cell>
          <table:table-cell office:value-type="float" office:value="539255" calcext:value-type="float">
            <text:p>539255</text:p>
          </table:table-cell>
          <table:table-cell office:value-type="float" office:value="416420" calcext:value-type="float">
            <text:p>416420</text:p>
          </table:table-cell>
          <table:table-cell table:formula="of:=([.E136]-[.F136])*100/[.E136]" office:value-type="float" office:value="22.7786483203679" calcext:value-type="float">
            <text:p>22.7786483204</text:p>
          </table:table-cell>
          <table:table-cell table:formula="of:=IF([.E136]&gt;[.F136]; 1; 0)" office:value-type="float" office:value="1" calcext:value-type="float">
            <text:p>1</text:p>
          </table:table-cell>
          <table:table-cell office:value-type="float" office:value="47152" calcext:value-type="float">
            <text:p>47152</text:p>
          </table:table-cell>
          <table:table-cell office:value-type="float" office:value="27124" calcext:value-type="float">
            <text:p>27124</text:p>
          </table:table-cell>
          <table:table-cell table:formula="of:=([.I136]-[.J136])*100/[.I136]" office:value-type="float" office:value="42.4753987105531" calcext:value-type="float">
            <text:p>42.4753987106</text:p>
          </table:table-cell>
          <table:table-cell table:formula="of:=IF([.I136]&gt;[.J136]; 1; 0)" office:value-type="float" office:value="1" calcext:value-type="float">
            <text:p>1</text:p>
          </table:table-cell>
          <table:table-cell office:value-type="float" office:value="183820" calcext:value-type="float">
            <text:p>183820</text:p>
          </table:table-cell>
          <table:table-cell office:value-type="float" office:value="145469" calcext:value-type="float">
            <text:p>145469</text:p>
          </table:table-cell>
          <table:table-cell table:formula="of:=([.M136]-[.N136])*100/[.M136]" office:value-type="float" office:value="20.8633445762159" calcext:value-type="float">
            <text:p>20.8633445762</text:p>
          </table:table-cell>
          <table:table-cell table:formula="of:=IF([.M136]&gt;[.N1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3169" calcext:value-type="float">
            <text:p>1853169</text:p>
          </table:table-cell>
          <table:table-cell office:value-type="float" office:value="1611393" calcext:value-type="float">
            <text:p>1611393</text:p>
          </table:table-cell>
          <table:table-cell table:formula="of:=([.A137]-[.B137])*100/[.A137]" office:value-type="float" office:value="13.0466244578881" calcext:value-type="float">
            <text:p>13.0466244579</text:p>
          </table:table-cell>
          <table:table-cell table:formula="of:=IF([.A137]&gt;[.B137]; 1; 0)" office:value-type="float" office:value="1" calcext:value-type="float">
            <text:p>1</text:p>
          </table:table-cell>
          <table:table-cell office:value-type="float" office:value="235283" calcext:value-type="float">
            <text:p>235283</text:p>
          </table:table-cell>
          <table:table-cell office:value-type="float" office:value="289876" calcext:value-type="float">
            <text:p>289876</text:p>
          </table:table-cell>
          <table:table-cell table:formula="of:=([.E137]-[.F137])*100/[.E137]" office:value-type="float" office:value="-23.2031213474837" calcext:value-type="float">
            <text:p>-23.2031213475</text:p>
          </table:table-cell>
          <table:table-cell table:formula="of:=IF([.E137]&gt;[.F137]; 1; 0)" office:value-type="float" office:value="0" calcext:value-type="float">
            <text:p>0</text:p>
          </table:table-cell>
          <table:table-cell office:value-type="float" office:value="11012" calcext:value-type="float">
            <text:p>11012</text:p>
          </table:table-cell>
          <table:table-cell office:value-type="float" office:value="11662" calcext:value-type="float">
            <text:p>11662</text:p>
          </table:table-cell>
          <table:table-cell table:formula="of:=([.I137]-[.J137])*100/[.I137]" office:value-type="float" office:value="-5.90265165274246" calcext:value-type="float">
            <text:p>-5.9026516527</text:p>
          </table:table-cell>
          <table:table-cell table:formula="of:=IF([.I137]&gt;[.J137]; 1; 0)" office:value-type="float" office:value="0" calcext:value-type="float">
            <text:p>0</text:p>
          </table:table-cell>
          <table:table-cell office:value-type="float" office:value="91762" calcext:value-type="float">
            <text:p>91762</text:p>
          </table:table-cell>
          <table:table-cell office:value-type="float" office:value="89209" calcext:value-type="float">
            <text:p>89209</text:p>
          </table:table-cell>
          <table:table-cell table:formula="of:=([.M137]-[.N137])*100/[.M137]" office:value-type="float" office:value="2.78219742377019" calcext:value-type="float">
            <text:p>2.7821974238</text:p>
          </table:table-cell>
          <table:table-cell table:formula="of:=IF([.M137]&gt;[.N1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8409" calcext:value-type="float">
            <text:p>2508409</text:p>
          </table:table-cell>
          <table:table-cell office:value-type="float" office:value="2746036" calcext:value-type="float">
            <text:p>2746036</text:p>
          </table:table-cell>
          <table:table-cell table:formula="of:=([.A138]-[.B138])*100/[.A138]" office:value-type="float" office:value="-9.47321589102894" calcext:value-type="float">
            <text:p>-9.473215891</text:p>
          </table:table-cell>
          <table:table-cell table:formula="of:=IF([.A138]&gt;[.B138]; 1; 0)" office:value-type="float" office:value="0" calcext:value-type="float">
            <text:p>0</text:p>
          </table:table-cell>
          <table:table-cell office:value-type="float" office:value="538282" calcext:value-type="float">
            <text:p>538282</text:p>
          </table:table-cell>
          <table:table-cell office:value-type="float" office:value="460067" calcext:value-type="float">
            <text:p>460067</text:p>
          </table:table-cell>
          <table:table-cell table:formula="of:=([.E138]-[.F138])*100/[.E138]" office:value-type="float" office:value="14.5304877369111" calcext:value-type="float">
            <text:p>14.5304877369</text:p>
          </table:table-cell>
          <table:table-cell table:formula="of:=IF([.E138]&gt;[.F138]; 1; 0)" office:value-type="float" office:value="1" calcext:value-type="float">
            <text:p>1</text:p>
          </table:table-cell>
          <table:table-cell office:value-type="float" office:value="47146" calcext:value-type="float">
            <text:p>47146</text:p>
          </table:table-cell>
          <table:table-cell office:value-type="float" office:value="24876" calcext:value-type="float">
            <text:p>24876</text:p>
          </table:table-cell>
          <table:table-cell table:formula="of:=([.I138]-[.J138])*100/[.I138]" office:value-type="float" office:value="47.2362448564035" calcext:value-type="float">
            <text:p>47.2362448564</text:p>
          </table:table-cell>
          <table:table-cell table:formula="of:=IF([.I138]&gt;[.J138]; 1; 0)" office:value-type="float" office:value="1" calcext:value-type="float">
            <text:p>1</text:p>
          </table:table-cell>
          <table:table-cell office:value-type="float" office:value="183549" calcext:value-type="float">
            <text:p>183549</text:p>
          </table:table-cell>
          <table:table-cell office:value-type="float" office:value="146974" calcext:value-type="float">
            <text:p>146974</text:p>
          </table:table-cell>
          <table:table-cell table:formula="of:=([.M138]-[.N138])*100/[.M138]" office:value-type="float" office:value="19.9265591204529" calcext:value-type="float">
            <text:p>19.9265591205</text:p>
          </table:table-cell>
          <table:table-cell table:formula="of:=IF([.M138]&gt;[.N1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754" calcext:value-type="float">
            <text:p>1963754</text:p>
          </table:table-cell>
          <table:table-cell office:value-type="float" office:value="1830889" calcext:value-type="float">
            <text:p>1830889</text:p>
          </table:table-cell>
          <table:table-cell table:formula="of:=([.A139]-[.B139])*100/[.A139]" office:value-type="float" office:value="6.76586782254804" calcext:value-type="float">
            <text:p>6.7658678225</text:p>
          </table:table-cell>
          <table:table-cell table:formula="of:=IF([.A139]&gt;[.B139]; 1; 0)" office:value-type="float" office:value="1" calcext:value-type="float">
            <text:p>1</text:p>
          </table:table-cell>
          <table:table-cell office:value-type="float" office:value="292357" calcext:value-type="float">
            <text:p>292357</text:p>
          </table:table-cell>
          <table:table-cell office:value-type="float" office:value="296649" calcext:value-type="float">
            <text:p>296649</text:p>
          </table:table-cell>
          <table:table-cell table:formula="of:=([.E139]-[.F139])*100/[.E139]" office:value-type="float" office:value="-1.46806814955688" calcext:value-type="float">
            <text:p>-1.4680681496</text:p>
          </table:table-cell>
          <table:table-cell table:formula="of:=IF([.E139]&gt;[.F139]; 1; 0)" office:value-type="float" office:value="0" calcext:value-type="float">
            <text:p>0</text:p>
          </table:table-cell>
          <table:table-cell office:value-type="float" office:value="11142" calcext:value-type="float">
            <text:p>11142</text:p>
          </table:table-cell>
          <table:table-cell office:value-type="float" office:value="11829" calcext:value-type="float">
            <text:p>11829</text:p>
          </table:table-cell>
          <table:table-cell table:formula="of:=([.I139]-[.J139])*100/[.I139]" office:value-type="float" office:value="-6.16585891222402" calcext:value-type="float">
            <text:p>-6.1658589122</text:p>
          </table:table-cell>
          <table:table-cell table:formula="of:=IF([.I139]&gt;[.J139]; 1; 0)" office:value-type="float" office:value="0" calcext:value-type="float">
            <text:p>0</text:p>
          </table:table-cell>
          <table:table-cell office:value-type="float" office:value="92997" calcext:value-type="float">
            <text:p>92997</text:p>
          </table:table-cell>
          <table:table-cell office:value-type="float" office:value="90483" calcext:value-type="float">
            <text:p>90483</text:p>
          </table:table-cell>
          <table:table-cell table:formula="of:=([.M139]-[.N139])*100/[.M139]" office:value-type="float" office:value="2.7033130100971" calcext:value-type="float">
            <text:p>2.7033130101</text:p>
          </table:table-cell>
          <table:table-cell table:formula="of:=IF([.M139]&gt;[.N1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9810" calcext:value-type="float">
            <text:p>2399810</text:p>
          </table:table-cell>
          <table:table-cell office:value-type="float" office:value="2549992" calcext:value-type="float">
            <text:p>2549992</text:p>
          </table:table-cell>
          <table:table-cell table:formula="of:=([.A140]-[.B140])*100/[.A140]" office:value-type="float" office:value="-6.25807876456886" calcext:value-type="float">
            <text:p>-6.2580787646</text:p>
          </table:table-cell>
          <table:table-cell table:formula="of:=IF([.A140]&gt;[.B140]; 1; 0)" office:value-type="float" office:value="0" calcext:value-type="float">
            <text:p>0</text:p>
          </table:table-cell>
          <table:table-cell office:value-type="float" office:value="538623" calcext:value-type="float">
            <text:p>538623</text:p>
          </table:table-cell>
          <table:table-cell office:value-type="float" office:value="459011" calcext:value-type="float">
            <text:p>459011</text:p>
          </table:table-cell>
          <table:table-cell table:formula="of:=([.E140]-[.F140])*100/[.E140]" office:value-type="float" office:value="14.7806536297187" calcext:value-type="float">
            <text:p>14.7806536297</text:p>
          </table:table-cell>
          <table:table-cell table:formula="of:=IF([.E140]&gt;[.F140]; 1; 0)" office:value-type="float" office:value="1" calcext:value-type="float">
            <text:p>1</text:p>
          </table:table-cell>
          <table:table-cell office:value-type="float" office:value="49195" calcext:value-type="float">
            <text:p>49195</text:p>
          </table:table-cell>
          <table:table-cell office:value-type="float" office:value="24685" calcext:value-type="float">
            <text:p>24685</text:p>
          </table:table-cell>
          <table:table-cell table:formula="of:=([.I140]-[.J140])*100/[.I140]" office:value-type="float" office:value="49.8221363959752" calcext:value-type="float">
            <text:p>49.822136396</text:p>
          </table:table-cell>
          <table:table-cell table:formula="of:=IF([.I140]&gt;[.J140]; 1; 0)" office:value-type="float" office:value="1" calcext:value-type="float">
            <text:p>1</text:p>
          </table:table-cell>
          <table:table-cell office:value-type="float" office:value="183610" calcext:value-type="float">
            <text:p>183610</text:p>
          </table:table-cell>
          <table:table-cell office:value-type="float" office:value="145752" calcext:value-type="float">
            <text:p>145752</text:p>
          </table:table-cell>
          <table:table-cell table:formula="of:=([.M140]-[.N140])*100/[.M140]" office:value-type="float" office:value="20.6187026850389" calcext:value-type="float">
            <text:p>20.618702685</text:p>
          </table:table-cell>
          <table:table-cell table:formula="of:=IF([.M140]&gt;[.N1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526" calcext:value-type="float">
            <text:p>1633526</text:p>
          </table:table-cell>
          <table:table-cell office:value-type="float" office:value="1615832" calcext:value-type="float">
            <text:p>1615832</text:p>
          </table:table-cell>
          <table:table-cell table:formula="of:=([.A141]-[.B141])*100/[.A141]" office:value-type="float" office:value="1.08317835161485" calcext:value-type="float">
            <text:p>1.0831783516</text:p>
          </table:table-cell>
          <table:table-cell table:formula="of:=IF([.A141]&gt;[.B141]; 1; 0)" office:value-type="float" office:value="1" calcext:value-type="float">
            <text:p>1</text:p>
          </table:table-cell>
          <table:table-cell office:value-type="float" office:value="298433" calcext:value-type="float">
            <text:p>298433</text:p>
          </table:table-cell>
          <table:table-cell office:value-type="float" office:value="288441" calcext:value-type="float">
            <text:p>288441</text:p>
          </table:table-cell>
          <table:table-cell table:formula="of:=([.E141]-[.F141])*100/[.E141]" office:value-type="float" office:value="3.34815519731397" calcext:value-type="float">
            <text:p>3.3481551973</text:p>
          </table:table-cell>
          <table:table-cell table:formula="of:=IF([.E141]&gt;[.F141]; 1; 0)" office:value-type="float" office:value="1" calcext:value-type="float">
            <text:p>1</text:p>
          </table:table-cell>
          <table:table-cell office:value-type="float" office:value="11269" calcext:value-type="float">
            <text:p>11269</text:p>
          </table:table-cell>
          <table:table-cell office:value-type="float" office:value="11957" calcext:value-type="float">
            <text:p>11957</text:p>
          </table:table-cell>
          <table:table-cell table:formula="of:=([.I141]-[.J141])*100/[.I141]" office:value-type="float" office:value="-6.1052444759961" calcext:value-type="float">
            <text:p>-6.105244476</text:p>
          </table:table-cell>
          <table:table-cell table:formula="of:=IF([.I141]&gt;[.J141]; 1; 0)" office:value-type="float" office:value="0" calcext:value-type="float">
            <text:p>0</text:p>
          </table:table-cell>
          <table:table-cell office:value-type="float" office:value="94120" calcext:value-type="float">
            <text:p>94120</text:p>
          </table:table-cell>
          <table:table-cell office:value-type="float" office:value="93280" calcext:value-type="float">
            <text:p>93280</text:p>
          </table:table-cell>
          <table:table-cell table:formula="of:=([.M141]-[.N141])*100/[.M141]" office:value-type="float" office:value="0.892477688057799" calcext:value-type="float">
            <text:p>0.8924776881</text:p>
          </table:table-cell>
          <table:table-cell table:formula="of:=IF([.M141]&gt;[.N1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4044" calcext:value-type="float">
            <text:p>2994044</text:p>
          </table:table-cell>
          <table:table-cell office:value-type="float" office:value="2898709" calcext:value-type="float">
            <text:p>2898709</text:p>
          </table:table-cell>
          <table:table-cell table:formula="of:=([.A142]-[.B142])*100/[.A142]" office:value-type="float" office:value="3.18415494227874" calcext:value-type="float">
            <text:p>3.1841549423</text:p>
          </table:table-cell>
          <table:table-cell table:formula="of:=IF([.A142]&gt;[.B142]; 1; 0)" office:value-type="float" office:value="1" calcext:value-type="float">
            <text:p>1</text:p>
          </table:table-cell>
          <table:table-cell office:value-type="float" office:value="508460" calcext:value-type="float">
            <text:p>508460</text:p>
          </table:table-cell>
          <table:table-cell office:value-type="float" office:value="372262" calcext:value-type="float">
            <text:p>372262</text:p>
          </table:table-cell>
          <table:table-cell table:formula="of:=([.E142]-[.F142])*100/[.E142]" office:value-type="float" office:value="26.7863745427369" calcext:value-type="float">
            <text:p>26.7863745427</text:p>
          </table:table-cell>
          <table:table-cell table:formula="of:=IF([.E142]&gt;[.F142]; 1; 0)" office:value-type="float" office:value="1" calcext:value-type="float">
            <text:p>1</text:p>
          </table:table-cell>
          <table:table-cell office:value-type="float" office:value="49148" calcext:value-type="float">
            <text:p>49148</text:p>
          </table:table-cell>
          <table:table-cell office:value-type="float" office:value="24468" calcext:value-type="float">
            <text:p>24468</text:p>
          </table:table-cell>
          <table:table-cell table:formula="of:=([.I142]-[.J142])*100/[.I142]" office:value-type="float" office:value="50.2156751037682" calcext:value-type="float">
            <text:p>50.2156751038</text:p>
          </table:table-cell>
          <table:table-cell table:formula="of:=IF([.I142]&gt;[.J142]; 1; 0)" office:value-type="float" office:value="1" calcext:value-type="float">
            <text:p>1</text:p>
          </table:table-cell>
          <table:table-cell office:value-type="float" office:value="183194" calcext:value-type="float">
            <text:p>183194</text:p>
          </table:table-cell>
          <table:table-cell office:value-type="float" office:value="144141" calcext:value-type="float">
            <text:p>144141</text:p>
          </table:table-cell>
          <table:table-cell table:formula="of:=([.M142]-[.N142])*100/[.M142]" office:value-type="float" office:value="21.3178379204559" calcext:value-type="float">
            <text:p>21.3178379205</text:p>
          </table:table-cell>
          <table:table-cell table:formula="of:=IF([.M142]&gt;[.N1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893" calcext:value-type="float">
            <text:p>1827893</text:p>
          </table:table-cell>
          <table:table-cell office:value-type="float" office:value="1975478" calcext:value-type="float">
            <text:p>1975478</text:p>
          </table:table-cell>
          <table:table-cell table:formula="of:=([.A143]-[.B143])*100/[.A143]" office:value-type="float" office:value="-8.07405028631326" calcext:value-type="float">
            <text:p>-8.0740502863</text:p>
          </table:table-cell>
          <table:table-cell table:formula="of:=IF([.A143]&gt;[.B143]; 1; 0)" office:value-type="float" office:value="0" calcext:value-type="float">
            <text:p>0</text:p>
          </table:table-cell>
          <table:table-cell office:value-type="float" office:value="302799" calcext:value-type="float">
            <text:p>302799</text:p>
          </table:table-cell>
          <table:table-cell office:value-type="float" office:value="302357" calcext:value-type="float">
            <text:p>302357</text:p>
          </table:table-cell>
          <table:table-cell table:formula="of:=([.E143]-[.F143])*100/[.E143]" office:value-type="float" office:value="0.145971419984874" calcext:value-type="float">
            <text:p>0.14597142</text:p>
          </table:table-cell>
          <table:table-cell table:formula="of:=IF([.E143]&gt;[.F143]; 1; 0)" office:value-type="float" office:value="1" calcext:value-type="float">
            <text:p>1</text:p>
          </table:table-cell>
          <table:table-cell office:value-type="float" office:value="11376" calcext:value-type="float">
            <text:p>11376</text:p>
          </table:table-cell>
          <table:table-cell office:value-type="float" office:value="14111" calcext:value-type="float">
            <text:p>14111</text:p>
          </table:table-cell>
          <table:table-cell table:formula="of:=([.I143]-[.J143])*100/[.I143]" office:value-type="float" office:value="-24.0418424753868" calcext:value-type="float">
            <text:p>-24.0418424754</text:p>
          </table:table-cell>
          <table:table-cell table:formula="of:=IF([.I143]&gt;[.J143]; 1; 0)" office:value-type="float" office:value="0" calcext:value-type="float">
            <text:p>0</text:p>
          </table:table-cell>
          <table:table-cell office:value-type="float" office:value="95314" calcext:value-type="float">
            <text:p>95314</text:p>
          </table:table-cell>
          <table:table-cell office:value-type="float" office:value="94385" calcext:value-type="float">
            <text:p>94385</text:p>
          </table:table-cell>
          <table:table-cell table:formula="of:=([.M143]-[.N143])*100/[.M143]" office:value-type="float" office:value="0.974673185471179" calcext:value-type="float">
            <text:p>0.9746731855</text:p>
          </table:table-cell>
          <table:table-cell table:formula="of:=IF([.M143]&gt;[.N1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803" calcext:value-type="float">
            <text:p>2771803</text:p>
          </table:table-cell>
          <table:table-cell office:value-type="float" office:value="2394671" calcext:value-type="float">
            <text:p>2394671</text:p>
          </table:table-cell>
          <table:table-cell table:formula="of:=([.A144]-[.B144])*100/[.A144]" office:value-type="float" office:value="13.6060174550644" calcext:value-type="float">
            <text:p>13.6060174551</text:p>
          </table:table-cell>
          <table:table-cell table:formula="of:=IF([.A144]&gt;[.B144]; 1; 0)" office:value-type="float" office:value="1" calcext:value-type="float">
            <text:p>1</text:p>
          </table:table-cell>
          <table:table-cell office:value-type="float" office:value="436979" calcext:value-type="float">
            <text:p>436979</text:p>
          </table:table-cell>
          <table:table-cell office:value-type="float" office:value="370074" calcext:value-type="float">
            <text:p>370074</text:p>
          </table:table-cell>
          <table:table-cell table:formula="of:=([.E144]-[.F144])*100/[.E144]" office:value-type="float" office:value="15.3108044093652" calcext:value-type="float">
            <text:p>15.3108044094</text:p>
          </table:table-cell>
          <table:table-cell table:formula="of:=IF([.E144]&gt;[.F144]; 1; 0)" office:value-type="float" office:value="1" calcext:value-type="float">
            <text:p>1</text:p>
          </table:table-cell>
          <table:table-cell office:value-type="float" office:value="47308" calcext:value-type="float">
            <text:p>47308</text:p>
          </table:table-cell>
          <table:table-cell office:value-type="float" office:value="26375" calcext:value-type="float">
            <text:p>26375</text:p>
          </table:table-cell>
          <table:table-cell table:formula="of:=([.I144]-[.J144])*100/[.I144]" office:value-type="float" office:value="44.248330092162" calcext:value-type="float">
            <text:p>44.2483300922</text:p>
          </table:table-cell>
          <table:table-cell table:formula="of:=IF([.I144]&gt;[.J144]; 1; 0)" office:value-type="float" office:value="1" calcext:value-type="float">
            <text:p>1</text:p>
          </table:table-cell>
          <table:table-cell office:value-type="float" office:value="149656" calcext:value-type="float">
            <text:p>149656</text:p>
          </table:table-cell>
          <table:table-cell office:value-type="float" office:value="146053" calcext:value-type="float">
            <text:p>146053</text:p>
          </table:table-cell>
          <table:table-cell table:formula="of:=([.M144]-[.N144])*100/[.M144]" office:value-type="float" office:value="2.40752124873042" calcext:value-type="float">
            <text:p>2.4075212487</text:p>
          </table:table-cell>
          <table:table-cell table:formula="of:=IF([.M144]&gt;[.N1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7402" calcext:value-type="float">
            <text:p>1857402</text:p>
          </table:table-cell>
          <table:table-cell office:value-type="float" office:value="1905207" calcext:value-type="float">
            <text:p>1905207</text:p>
          </table:table-cell>
          <table:table-cell table:formula="of:=([.A145]-[.B145])*100/[.A145]" office:value-type="float" office:value="-2.57375624662835" calcext:value-type="float">
            <text:p>-2.5737562466</text:p>
          </table:table-cell>
          <table:table-cell table:formula="of:=IF([.A145]&gt;[.B145]; 1; 0)" office:value-type="float" office:value="0" calcext:value-type="float">
            <text:p>0</text:p>
          </table:table-cell>
          <table:table-cell office:value-type="float" office:value="248986" calcext:value-type="float">
            <text:p>248986</text:p>
          </table:table-cell>
          <table:table-cell office:value-type="float" office:value="309473" calcext:value-type="float">
            <text:p>309473</text:p>
          </table:table-cell>
          <table:table-cell table:formula="of:=([.E145]-[.F145])*100/[.E145]" office:value-type="float" office:value="-24.2933337617376" calcext:value-type="float">
            <text:p>-24.2933337617</text:p>
          </table:table-cell>
          <table:table-cell table:formula="of:=IF([.E145]&gt;[.F145]; 1; 0)" office:value-type="float" office:value="0" calcext:value-type="float">
            <text:p>0</text:p>
          </table:table-cell>
          <table:table-cell office:value-type="float" office:value="11559" calcext:value-type="float">
            <text:p>11559</text:p>
          </table:table-cell>
          <table:table-cell office:value-type="float" office:value="12240" calcext:value-type="float">
            <text:p>12240</text:p>
          </table:table-cell>
          <table:table-cell table:formula="of:=([.I145]-[.J145])*100/[.I145]" office:value-type="float" office:value="-5.89151310667013" calcext:value-type="float">
            <text:p>-5.8915131067</text:p>
          </table:table-cell>
          <table:table-cell table:formula="of:=IF([.I145]&gt;[.J145]; 1; 0)" office:value-type="float" office:value="0" calcext:value-type="float">
            <text:p>0</text:p>
          </table:table-cell>
          <table:table-cell office:value-type="float" office:value="96282" calcext:value-type="float">
            <text:p>96282</text:p>
          </table:table-cell>
          <table:table-cell office:value-type="float" office:value="95530" calcext:value-type="float">
            <text:p>95530</text:p>
          </table:table-cell>
          <table:table-cell table:formula="of:=([.M145]-[.N145])*100/[.M145]" office:value-type="float" office:value="0.781039031179244" calcext:value-type="float">
            <text:p>0.7810390312</text:p>
          </table:table-cell>
          <table:table-cell table:formula="of:=IF([.M145]&gt;[.N1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9027" calcext:value-type="float">
            <text:p>2849027</text:p>
          </table:table-cell>
          <table:table-cell office:value-type="float" office:value="2365969" calcext:value-type="float">
            <text:p>2365969</text:p>
          </table:table-cell>
          <table:table-cell table:formula="of:=([.A146]-[.B146])*100/[.A146]" office:value-type="float" office:value="16.9551920708368" calcext:value-type="float">
            <text:p>16.9551920708</text:p>
          </table:table-cell>
          <table:table-cell table:formula="of:=IF([.A146]&gt;[.B146]; 1; 0)" office:value-type="float" office:value="1" calcext:value-type="float">
            <text:p>1</text:p>
          </table:table-cell>
          <table:table-cell office:value-type="float" office:value="539875" calcext:value-type="float">
            <text:p>539875</text:p>
          </table:table-cell>
          <table:table-cell office:value-type="float" office:value="455459" calcext:value-type="float">
            <text:p>455459</text:p>
          </table:table-cell>
          <table:table-cell table:formula="of:=([.E146]-[.F146])*100/[.E146]" office:value-type="float" office:value="15.6362120861311" calcext:value-type="float">
            <text:p>15.6362120861</text:p>
          </table:table-cell>
          <table:table-cell table:formula="of:=IF([.E146]&gt;[.F146]; 1; 0)" office:value-type="float" office:value="1" calcext:value-type="float">
            <text:p>1</text:p>
          </table:table-cell>
          <table:table-cell office:value-type="float" office:value="47304" calcext:value-type="float">
            <text:p>47304</text:p>
          </table:table-cell>
          <table:table-cell office:value-type="float" office:value="26080" calcext:value-type="float">
            <text:p>26080</text:p>
          </table:table-cell>
          <table:table-cell table:formula="of:=([.I146]-[.J146])*100/[.I146]" office:value-type="float" office:value="44.8672416708946" calcext:value-type="float">
            <text:p>44.8672416709</text:p>
          </table:table-cell>
          <table:table-cell table:formula="of:=IF([.I146]&gt;[.J146]; 1; 0)" office:value-type="float" office:value="1" calcext:value-type="float">
            <text:p>1</text:p>
          </table:table-cell>
          <table:table-cell office:value-type="float" office:value="183449" calcext:value-type="float">
            <text:p>183449</text:p>
          </table:table-cell>
          <table:table-cell office:value-type="float" office:value="143529" calcext:value-type="float">
            <text:p>143529</text:p>
          </table:table-cell>
          <table:table-cell table:formula="of:=([.M146]-[.N146])*100/[.M146]" office:value-type="float" office:value="21.7608163576798" calcext:value-type="float">
            <text:p>21.7608163577</text:p>
          </table:table-cell>
          <table:table-cell table:formula="of:=IF([.M146]&gt;[.N1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660" calcext:value-type="float">
            <text:p>2109660</text:p>
          </table:table-cell>
          <table:table-cell office:value-type="float" office:value="2130362" calcext:value-type="float">
            <text:p>2130362</text:p>
          </table:table-cell>
          <table:table-cell table:formula="of:=([.A147]-[.B147])*100/[.A147]" office:value-type="float" office:value="-0.981295564214139" calcext:value-type="float">
            <text:p>-0.9812955642</text:p>
          </table:table-cell>
          <table:table-cell table:formula="of:=IF([.A147]&gt;[.B147]; 1; 0)" office:value-type="float" office:value="0" calcext:value-type="float">
            <text:p>0</text:p>
          </table:table-cell>
          <table:table-cell office:value-type="float" office:value="312880" calcext:value-type="float">
            <text:p>312880</text:p>
          </table:table-cell>
          <table:table-cell office:value-type="float" office:value="311491" calcext:value-type="float">
            <text:p>311491</text:p>
          </table:table-cell>
          <table:table-cell table:formula="of:=([.E147]-[.F147])*100/[.E147]" office:value-type="float" office:value="0.443940168754794" calcext:value-type="float">
            <text:p>0.4439401688</text:p>
          </table:table-cell>
          <table:table-cell table:formula="of:=IF([.E147]&gt;[.F147]; 1; 0)" office:value-type="float" office:value="1" calcext:value-type="float">
            <text:p>1</text:p>
          </table:table-cell>
          <table:table-cell office:value-type="float" office:value="11644" calcext:value-type="float">
            <text:p>11644</text:p>
          </table:table-cell>
          <table:table-cell office:value-type="float" office:value="12368" calcext:value-type="float">
            <text:p>12368</text:p>
          </table:table-cell>
          <table:table-cell table:formula="of:=([.I147]-[.J147])*100/[.I147]" office:value-type="float" office:value="-6.21779457231192" calcext:value-type="float">
            <text:p>-6.2177945723</text:p>
          </table:table-cell>
          <table:table-cell table:formula="of:=IF([.I147]&gt;[.J147]; 1; 0)" office:value-type="float" office:value="0" calcext:value-type="float">
            <text:p>0</text:p>
          </table:table-cell>
          <table:table-cell office:value-type="float" office:value="99771" calcext:value-type="float">
            <text:p>99771</text:p>
          </table:table-cell>
          <table:table-cell office:value-type="float" office:value="96625" calcext:value-type="float">
            <text:p>96625</text:p>
          </table:table-cell>
          <table:table-cell table:formula="of:=([.M147]-[.N147])*100/[.M147]" office:value-type="float" office:value="3.15322087580559" calcext:value-type="float">
            <text:p>3.1532208758</text:p>
          </table:table-cell>
          <table:table-cell table:formula="of:=IF([.M147]&gt;[.N1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2618" calcext:value-type="float">
            <text:p>2742618</text:p>
          </table:table-cell>
          <table:table-cell office:value-type="float" office:value="2356966" calcext:value-type="float">
            <text:p>2356966</text:p>
          </table:table-cell>
          <table:table-cell table:formula="of:=([.A148]-[.B148])*100/[.A148]" office:value-type="float" office:value="14.0614551497875" calcext:value-type="float">
            <text:p>14.0614551498</text:p>
          </table:table-cell>
          <table:table-cell table:formula="of:=IF([.A148]&gt;[.B148]; 1; 0)" office:value-type="float" office:value="1" calcext:value-type="float">
            <text:p>1</text:p>
          </table:table-cell>
          <table:table-cell office:value-type="float" office:value="478077" calcext:value-type="float">
            <text:p>478077</text:p>
          </table:table-cell>
          <table:table-cell office:value-type="float" office:value="421383" calcext:value-type="float">
            <text:p>421383</text:p>
          </table:table-cell>
          <table:table-cell table:formula="of:=([.E148]-[.F148])*100/[.E148]" office:value-type="float" office:value="11.8587591538602" calcext:value-type="float">
            <text:p>11.8587591539</text:p>
          </table:table-cell>
          <table:table-cell table:formula="of:=IF([.E148]&gt;[.F148]; 1; 0)" office:value-type="float" office:value="1" calcext:value-type="float">
            <text:p>1</text:p>
          </table:table-cell>
          <table:table-cell office:value-type="float" office:value="49241" calcext:value-type="float">
            <text:p>49241</text:p>
          </table:table-cell>
          <table:table-cell office:value-type="float" office:value="24077" calcext:value-type="float">
            <text:p>24077</text:p>
          </table:table-cell>
          <table:table-cell table:formula="of:=([.I148]-[.J148])*100/[.I148]" office:value-type="float" office:value="51.1037550009139" calcext:value-type="float">
            <text:p>51.1037550009</text:p>
          </table:table-cell>
          <table:table-cell table:formula="of:=IF([.I148]&gt;[.J148]; 1; 0)" office:value-type="float" office:value="1" calcext:value-type="float">
            <text:p>1</text:p>
          </table:table-cell>
          <table:table-cell office:value-type="float" office:value="184116" calcext:value-type="float">
            <text:p>184116</text:p>
          </table:table-cell>
          <table:table-cell office:value-type="float" office:value="143409" calcext:value-type="float">
            <text:p>143409</text:p>
          </table:table-cell>
          <table:table-cell table:formula="of:=([.M148]-[.N148])*100/[.M148]" office:value-type="float" office:value="22.1094310108844" calcext:value-type="float">
            <text:p>22.1094310109</text:p>
          </table:table-cell>
          <table:table-cell table:formula="of:=IF([.M148]&gt;[.N1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4822" calcext:value-type="float">
            <text:p>1714822</text:p>
          </table:table-cell>
          <table:table-cell office:value-type="float" office:value="1749777" calcext:value-type="float">
            <text:p>1749777</text:p>
          </table:table-cell>
          <table:table-cell table:formula="of:=([.A149]-[.B149])*100/[.A149]" office:value-type="float" office:value="-2.03840398595306" calcext:value-type="float">
            <text:p>-2.038403986</text:p>
          </table:table-cell>
          <table:table-cell table:formula="of:=IF([.A149]&gt;[.B149]; 1; 0)" office:value-type="float" office:value="0" calcext:value-type="float">
            <text:p>0</text:p>
          </table:table-cell>
          <table:table-cell office:value-type="float" office:value="268237" calcext:value-type="float">
            <text:p>268237</text:p>
          </table:table-cell>
          <table:table-cell office:value-type="float" office:value="314946" calcext:value-type="float">
            <text:p>314946</text:p>
          </table:table-cell>
          <table:table-cell table:formula="of:=([.E149]-[.F149])*100/[.E149]" office:value-type="float" office:value="-17.413332239773" calcext:value-type="float">
            <text:p>-17.4133322398</text:p>
          </table:table-cell>
          <table:table-cell table:formula="of:=IF([.E149]&gt;[.F149]; 1; 0)" office:value-type="float" office:value="0" calcext:value-type="float">
            <text:p>0</text:p>
          </table:table-cell>
          <table:table-cell office:value-type="float" office:value="9752" calcext:value-type="float">
            <text:p>9752</text:p>
          </table:table-cell>
          <table:table-cell office:value-type="float" office:value="10488" calcext:value-type="float">
            <text:p>10488</text:p>
          </table:table-cell>
          <table:table-cell table:formula="of:=([.I149]-[.J149])*100/[.I149]" office:value-type="float" office:value="-7.54716981132076" calcext:value-type="float">
            <text:p>-7.5471698113</text:p>
          </table:table-cell>
          <table:table-cell table:formula="of:=IF([.I149]&gt;[.J149]; 1; 0)" office:value-type="float" office:value="0" calcext:value-type="float">
            <text:p>0</text:p>
          </table:table-cell>
          <table:table-cell office:value-type="float" office:value="99503" calcext:value-type="float">
            <text:p>99503</text:p>
          </table:table-cell>
          <table:table-cell office:value-type="float" office:value="97497" calcext:value-type="float">
            <text:p>97497</text:p>
          </table:table-cell>
          <table:table-cell table:formula="of:=([.M149]-[.N149])*100/[.M149]" office:value-type="float" office:value="2.01601961749897" calcext:value-type="float">
            <text:p>2.0160196175</text:p>
          </table:table-cell>
          <table:table-cell table:formula="of:=IF([.M149]&gt;[.N1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7331" calcext:value-type="float">
            <text:p>2537331</text:p>
          </table:table-cell>
          <table:table-cell office:value-type="float" office:value="2910368" calcext:value-type="float">
            <text:p>2910368</text:p>
          </table:table-cell>
          <table:table-cell table:formula="of:=([.A150]-[.B150])*100/[.A150]" office:value-type="float" office:value="-14.7019446812418" calcext:value-type="float">
            <text:p>-14.7019446812</text:p>
          </table:table-cell>
          <table:table-cell table:formula="of:=IF([.A150]&gt;[.B150]; 1; 0)" office:value-type="float" office:value="0" calcext:value-type="float">
            <text:p>0</text:p>
          </table:table-cell>
          <table:table-cell office:value-type="float" office:value="436182" calcext:value-type="float">
            <text:p>436182</text:p>
          </table:table-cell>
          <table:table-cell office:value-type="float" office:value="457797" calcext:value-type="float">
            <text:p>457797</text:p>
          </table:table-cell>
          <table:table-cell table:formula="of:=([.E150]-[.F150])*100/[.E150]" office:value-type="float" office:value="-4.95550022696948" calcext:value-type="float">
            <text:p>-4.955500227</text:p>
          </table:table-cell>
          <table:table-cell table:formula="of:=IF([.E150]&gt;[.F150]; 1; 0)" office:value-type="float" office:value="0" calcext:value-type="float">
            <text:p>0</text:p>
          </table:table-cell>
          <table:table-cell office:value-type="float" office:value="39163" calcext:value-type="float">
            <text:p>39163</text:p>
          </table:table-cell>
          <table:table-cell office:value-type="float" office:value="23680" calcext:value-type="float">
            <text:p>23680</text:p>
          </table:table-cell>
          <table:table-cell table:formula="of:=([.I150]-[.J150])*100/[.I150]" office:value-type="float" office:value="39.5347649567193" calcext:value-type="float">
            <text:p>39.5347649567</text:p>
          </table:table-cell>
          <table:table-cell table:formula="of:=IF([.I150]&gt;[.J150]; 1; 0)" office:value-type="float" office:value="1" calcext:value-type="float">
            <text:p>1</text:p>
          </table:table-cell>
          <table:table-cell office:value-type="float" office:value="183877" calcext:value-type="float">
            <text:p>183877</text:p>
          </table:table-cell>
          <table:table-cell office:value-type="float" office:value="145777" calcext:value-type="float">
            <text:p>145777</text:p>
          </table:table-cell>
          <table:table-cell table:formula="of:=([.M150]-[.N150])*100/[.M150]" office:value-type="float" office:value="20.7203728579431" calcext:value-type="float">
            <text:p>20.7203728579</text:p>
          </table:table-cell>
          <table:table-cell table:formula="of:=IF([.M150]&gt;[.N1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5794" calcext:value-type="float">
            <text:p>2305794</text:p>
          </table:table-cell>
          <table:table-cell office:value-type="float" office:value="1838498" calcext:value-type="float">
            <text:p>1838498</text:p>
          </table:table-cell>
          <table:table-cell table:formula="of:=([.A151]-[.B151])*100/[.A151]" office:value-type="float" office:value="20.2661642800701" calcext:value-type="float">
            <text:p>20.2661642801</text:p>
          </table:table-cell>
          <table:table-cell table:formula="of:=IF([.A151]&gt;[.B151]; 1; 0)" office:value-type="float" office:value="1" calcext:value-type="float">
            <text:p>1</text:p>
          </table:table-cell>
          <table:table-cell office:value-type="float" office:value="318695" calcext:value-type="float">
            <text:p>318695</text:p>
          </table:table-cell>
          <table:table-cell office:value-type="float" office:value="320238" calcext:value-type="float">
            <text:p>320238</text:p>
          </table:table-cell>
          <table:table-cell table:formula="of:=([.E151]-[.F151])*100/[.E151]" office:value-type="float" office:value="-0.48416197304633" calcext:value-type="float">
            <text:p>-0.484161973</text:p>
          </table:table-cell>
          <table:table-cell table:formula="of:=IF([.E151]&gt;[.F151]; 1; 0)" office:value-type="float" office:value="0" calcext:value-type="float">
            <text:p>0</text:p>
          </table:table-cell>
          <table:table-cell office:value-type="float" office:value="11924" calcext:value-type="float">
            <text:p>11924</text:p>
          </table:table-cell>
          <table:table-cell office:value-type="float" office:value="12662" calcext:value-type="float">
            <text:p>12662</text:p>
          </table:table-cell>
          <table:table-cell table:formula="of:=([.I151]-[.J151])*100/[.I151]" office:value-type="float" office:value="-6.18919825561892" calcext:value-type="float">
            <text:p>-6.1891982556</text:p>
          </table:table-cell>
          <table:table-cell table:formula="of:=IF([.I151]&gt;[.J151]; 1; 0)" office:value-type="float" office:value="0" calcext:value-type="float">
            <text:p>0</text:p>
          </table:table-cell>
          <table:table-cell office:value-type="float" office:value="99644" calcext:value-type="float">
            <text:p>99644</text:p>
          </table:table-cell>
          <table:table-cell office:value-type="float" office:value="100830" calcext:value-type="float">
            <text:p>100830</text:p>
          </table:table-cell>
          <table:table-cell table:formula="of:=([.M151]-[.N151])*100/[.M151]" office:value-type="float" office:value="-1.19023724459074" calcext:value-type="float">
            <text:p>-1.1902372446</text:p>
          </table:table-cell>
          <table:table-cell table:formula="of:=IF([.M151]&gt;[.N1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696" calcext:value-type="float">
            <text:p>2450696</text:p>
          </table:table-cell>
          <table:table-cell office:value-type="float" office:value="2475742" calcext:value-type="float">
            <text:p>2475742</text:p>
          </table:table-cell>
          <table:table-cell table:formula="of:=([.A152]-[.B152])*100/[.A152]" office:value-type="float" office:value="-1.02199538416842" calcext:value-type="float">
            <text:p>-1.0219953842</text:p>
          </table:table-cell>
          <table:table-cell table:formula="of:=IF([.A152]&gt;[.B152]; 1; 0)" office:value-type="float" office:value="0" calcext:value-type="float">
            <text:p>0</text:p>
          </table:table-cell>
          <table:table-cell office:value-type="float" office:value="493319" calcext:value-type="float">
            <text:p>493319</text:p>
          </table:table-cell>
          <table:table-cell office:value-type="float" office:value="455569" calcext:value-type="float">
            <text:p>455569</text:p>
          </table:table-cell>
          <table:table-cell table:formula="of:=([.E152]-[.F152])*100/[.E152]" office:value-type="float" office:value="7.65224935589345" calcext:value-type="float">
            <text:p>7.6522493559</text:p>
          </table:table-cell>
          <table:table-cell table:formula="of:=IF([.E152]&gt;[.F152]; 1; 0)" office:value-type="float" office:value="1" calcext:value-type="float">
            <text:p>1</text:p>
          </table:table-cell>
          <table:table-cell office:value-type="float" office:value="49167" calcext:value-type="float">
            <text:p>49167</text:p>
          </table:table-cell>
          <table:table-cell office:value-type="float" office:value="23428" calcext:value-type="float">
            <text:p>23428</text:p>
          </table:table-cell>
          <table:table-cell table:formula="of:=([.I152]-[.J152])*100/[.I152]" office:value-type="float" office:value="52.350153558281" calcext:value-type="float">
            <text:p>52.3501535583</text:p>
          </table:table-cell>
          <table:table-cell table:formula="of:=IF([.I152]&gt;[.J152]; 1; 0)" office:value-type="float" office:value="1" calcext:value-type="float">
            <text:p>1</text:p>
          </table:table-cell>
          <table:table-cell office:value-type="float" office:value="184032" calcext:value-type="float">
            <text:p>184032</text:p>
          </table:table-cell>
          <table:table-cell office:value-type="float" office:value="142709" calcext:value-type="float">
            <text:p>142709</text:p>
          </table:table-cell>
          <table:table-cell table:formula="of:=([.M152]-[.N152])*100/[.M152]" office:value-type="float" office:value="22.454247087463" calcext:value-type="float">
            <text:p>22.4542470875</text:p>
          </table:table-cell>
          <table:table-cell table:formula="of:=IF([.M152]&gt;[.N1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9897" calcext:value-type="float">
            <text:p>2159897</text:p>
          </table:table-cell>
          <table:table-cell office:value-type="float" office:value="2016802" calcext:value-type="float">
            <text:p>2016802</text:p>
          </table:table-cell>
          <table:table-cell table:formula="of:=([.A153]-[.B153])*100/[.A153]" office:value-type="float" office:value="6.62508443689676" calcext:value-type="float">
            <text:p>6.6250844369</text:p>
          </table:table-cell>
          <table:table-cell table:formula="of:=IF([.A153]&gt;[.B153]; 1; 0)" office:value-type="float" office:value="1" calcext:value-type="float">
            <text:p>1</text:p>
          </table:table-cell>
          <table:table-cell office:value-type="float" office:value="322760" calcext:value-type="float">
            <text:p>322760</text:p>
          </table:table-cell>
          <table:table-cell office:value-type="float" office:value="326864" calcext:value-type="float">
            <text:p>326864</text:p>
          </table:table-cell>
          <table:table-cell table:formula="of:=([.E153]-[.F153])*100/[.E153]" office:value-type="float" office:value="-1.27153302763663" calcext:value-type="float">
            <text:p>-1.2715330276</text:p>
          </table:table-cell>
          <table:table-cell table:formula="of:=IF([.E153]&gt;[.F153]; 1; 0)" office:value-type="float" office:value="0" calcext:value-type="float">
            <text:p>0</text:p>
          </table:table-cell>
          <table:table-cell office:value-type="float" office:value="12057" calcext:value-type="float">
            <text:p>12057</text:p>
          </table:table-cell>
          <table:table-cell office:value-type="float" office:value="16012" calcext:value-type="float">
            <text:p>16012</text:p>
          </table:table-cell>
          <table:table-cell table:formula="of:=([.I153]-[.J153])*100/[.I153]" office:value-type="float" office:value="-32.8025213568881" calcext:value-type="float">
            <text:p>-32.8025213569</text:p>
          </table:table-cell>
          <table:table-cell table:formula="of:=IF([.I153]&gt;[.J153]; 1; 0)" office:value-type="float" office:value="0" calcext:value-type="float">
            <text:p>0</text:p>
          </table:table-cell>
          <table:table-cell office:value-type="float" office:value="102688" calcext:value-type="float">
            <text:p>102688</text:p>
          </table:table-cell>
          <table:table-cell office:value-type="float" office:value="99617" calcext:value-type="float">
            <text:p>99617</text:p>
          </table:table-cell>
          <table:table-cell table:formula="of:=([.M153]-[.N153])*100/[.M153]" office:value-type="float" office:value="2.99061234029293" calcext:value-type="float">
            <text:p>2.9906123403</text:p>
          </table:table-cell>
          <table:table-cell table:formula="of:=IF([.M153]&gt;[.N1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485" calcext:value-type="float">
            <text:p>2655485</text:p>
          </table:table-cell>
          <table:table-cell office:value-type="float" office:value="2578439" calcext:value-type="float">
            <text:p>2578439</text:p>
          </table:table-cell>
          <table:table-cell table:formula="of:=([.A154]-[.B154])*100/[.A154]" office:value-type="float" office:value="2.90139089469532" calcext:value-type="float">
            <text:p>2.9013908947</text:p>
          </table:table-cell>
          <table:table-cell table:formula="of:=IF([.A154]&gt;[.B154]; 1; 0)" office:value-type="float" office:value="1" calcext:value-type="float">
            <text:p>1</text:p>
          </table:table-cell>
          <table:table-cell office:value-type="float" office:value="539658" calcext:value-type="float">
            <text:p>539658</text:p>
          </table:table-cell>
          <table:table-cell office:value-type="float" office:value="366980" calcext:value-type="float">
            <text:p>366980</text:p>
          </table:table-cell>
          <table:table-cell table:formula="of:=([.E154]-[.F154])*100/[.E154]" office:value-type="float" office:value="31.9976726000541" calcext:value-type="float">
            <text:p>31.9976726001</text:p>
          </table:table-cell>
          <table:table-cell table:formula="of:=IF([.E154]&gt;[.F154]; 1; 0)" office:value-type="float" office:value="1" calcext:value-type="float">
            <text:p>1</text:p>
          </table:table-cell>
          <table:table-cell office:value-type="float" office:value="47360" calcext:value-type="float">
            <text:p>47360</text:p>
          </table:table-cell>
          <table:table-cell office:value-type="float" office:value="25267" calcext:value-type="float">
            <text:p>25267</text:p>
          </table:table-cell>
          <table:table-cell table:formula="of:=([.I154]-[.J154])*100/[.I154]" office:value-type="float" office:value="46.649070945946" calcext:value-type="float">
            <text:p>46.6490709459</text:p>
          </table:table-cell>
          <table:table-cell table:formula="of:=IF([.I154]&gt;[.J154]; 1; 0)" office:value-type="float" office:value="1" calcext:value-type="float">
            <text:p>1</text:p>
          </table:table-cell>
          <table:table-cell office:value-type="float" office:value="183502" calcext:value-type="float">
            <text:p>183502</text:p>
          </table:table-cell>
          <table:table-cell office:value-type="float" office:value="144543" calcext:value-type="float">
            <text:p>144543</text:p>
          </table:table-cell>
          <table:table-cell table:formula="of:=([.M154]-[.N154])*100/[.M154]" office:value-type="float" office:value="21.2308312715938" calcext:value-type="float">
            <text:p>21.2308312716</text:p>
          </table:table-cell>
          <table:table-cell table:formula="of:=IF([.M154]&gt;[.N1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506" calcext:value-type="float">
            <text:p>1826506</text:p>
          </table:table-cell>
          <table:table-cell office:value-type="float" office:value="2096901" calcext:value-type="float">
            <text:p>2096901</text:p>
          </table:table-cell>
          <table:table-cell table:formula="of:=([.A155]-[.B155])*100/[.A155]" office:value-type="float" office:value="-14.8039480844848" calcext:value-type="float">
            <text:p>-14.8039480845</text:p>
          </table:table-cell>
          <table:table-cell table:formula="of:=IF([.A155]&gt;[.B155]; 1; 0)" office:value-type="float" office:value="0" calcext:value-type="float">
            <text:p>0</text:p>
          </table:table-cell>
          <table:table-cell office:value-type="float" office:value="266266" calcext:value-type="float">
            <text:p>266266</text:p>
          </table:table-cell>
          <table:table-cell office:value-type="float" office:value="265930" calcext:value-type="float">
            <text:p>265930</text:p>
          </table:table-cell>
          <table:table-cell table:formula="of:=([.E155]-[.F155])*100/[.E155]" office:value-type="float" office:value="0.12618959987381" calcext:value-type="float">
            <text:p>0.1261895999</text:p>
          </table:table-cell>
          <table:table-cell table:formula="of:=IF([.E155]&gt;[.F155]; 1; 0)" office:value-type="float" office:value="1" calcext:value-type="float">
            <text:p>1</text:p>
          </table:table-cell>
          <table:table-cell office:value-type="float" office:value="12167" calcext:value-type="float">
            <text:p>12167</text:p>
          </table:table-cell>
          <table:table-cell office:value-type="float" office:value="12925" calcext:value-type="float">
            <text:p>12925</text:p>
          </table:table-cell>
          <table:table-cell table:formula="of:=([.I155]-[.J155])*100/[.I155]" office:value-type="float" office:value="-6.22996630229309" calcext:value-type="float">
            <text:p>-6.2299663023</text:p>
          </table:table-cell>
          <table:table-cell table:formula="of:=IF([.I155]&gt;[.J155]; 1; 0)" office:value-type="float" office:value="0" calcext:value-type="float">
            <text:p>0</text:p>
          </table:table-cell>
          <table:table-cell office:value-type="float" office:value="101881" calcext:value-type="float">
            <text:p>101881</text:p>
          </table:table-cell>
          <table:table-cell office:value-type="float" office:value="103024" calcext:value-type="float">
            <text:p>103024</text:p>
          </table:table-cell>
          <table:table-cell table:formula="of:=([.M155]-[.N155])*100/[.M155]" office:value-type="float" office:value="-1.12189711526192" calcext:value-type="float">
            <text:p>-1.1218971153</text:p>
          </table:table-cell>
          <table:table-cell table:formula="of:=IF([.M155]&gt;[.N1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568" calcext:value-type="float">
            <text:p>2658568</text:p>
          </table:table-cell>
          <table:table-cell office:value-type="float" office:value="2876847" calcext:value-type="float">
            <text:p>2876847</text:p>
          </table:table-cell>
          <table:table-cell table:formula="of:=([.A156]-[.B156])*100/[.A156]" office:value-type="float" office:value="-8.21039747713807" calcext:value-type="float">
            <text:p>-8.2103974771</text:p>
          </table:table-cell>
          <table:table-cell table:formula="of:=IF([.A156]&gt;[.B156]; 1; 0)" office:value-type="float" office:value="0" calcext:value-type="float">
            <text:p>0</text:p>
          </table:table-cell>
          <table:table-cell office:value-type="float" office:value="472804" calcext:value-type="float">
            <text:p>472804</text:p>
          </table:table-cell>
          <table:table-cell office:value-type="float" office:value="454534" calcext:value-type="float">
            <text:p>454534</text:p>
          </table:table-cell>
          <table:table-cell table:formula="of:=([.E156]-[.F156])*100/[.E156]" office:value-type="float" office:value="3.86418050608709" calcext:value-type="float">
            <text:p>3.8641805061</text:p>
          </table:table-cell>
          <table:table-cell table:formula="of:=IF([.E156]&gt;[.F156]; 1; 0)" office:value-type="float" office:value="1" calcext:value-type="float">
            <text:p>1</text:p>
          </table:table-cell>
          <table:table-cell office:value-type="float" office:value="49142" calcext:value-type="float">
            <text:p>49142</text:p>
          </table:table-cell>
          <table:table-cell office:value-type="float" office:value="23045" calcext:value-type="float">
            <text:p>23045</text:p>
          </table:table-cell>
          <table:table-cell table:formula="of:=([.I156]-[.J156])*100/[.I156]" office:value-type="float" office:value="53.1052867201172" calcext:value-type="float">
            <text:p>53.1052867201</text:p>
          </table:table-cell>
          <table:table-cell table:formula="of:=IF([.I156]&gt;[.J156]; 1; 0)" office:value-type="float" office:value="1" calcext:value-type="float">
            <text:p>1</text:p>
          </table:table-cell>
          <table:table-cell office:value-type="float" office:value="184530" calcext:value-type="float">
            <text:p>184530</text:p>
          </table:table-cell>
          <table:table-cell office:value-type="float" office:value="143957" calcext:value-type="float">
            <text:p>143957</text:p>
          </table:table-cell>
          <table:table-cell table:formula="of:=([.M156]-[.N156])*100/[.M156]" office:value-type="float" office:value="21.9872107516393" calcext:value-type="float">
            <text:p>21.9872107516</text:p>
          </table:table-cell>
          <table:table-cell table:formula="of:=IF([.M156]&gt;[.N1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6897" calcext:value-type="float">
            <text:p>2146897</text:p>
          </table:table-cell>
          <table:table-cell office:value-type="float" office:value="1916392" calcext:value-type="float">
            <text:p>1916392</text:p>
          </table:table-cell>
          <table:table-cell table:formula="of:=([.A157]-[.B157])*100/[.A157]" office:value-type="float" office:value="10.7366585355515" calcext:value-type="float">
            <text:p>10.7366585356</text:p>
          </table:table-cell>
          <table:table-cell table:formula="of:=IF([.A157]&gt;[.B157]; 1; 0)" office:value-type="float" office:value="1" calcext:value-type="float">
            <text:p>1</text:p>
          </table:table-cell>
          <table:table-cell office:value-type="float" office:value="330617" calcext:value-type="float">
            <text:p>330617</text:p>
          </table:table-cell>
          <table:table-cell office:value-type="float" office:value="332305" calcext:value-type="float">
            <text:p>332305</text:p>
          </table:table-cell>
          <table:table-cell table:formula="of:=([.E157]-[.F157])*100/[.E157]" office:value-type="float" office:value="-0.510560557987036" calcext:value-type="float">
            <text:p>-0.510560558</text:p>
          </table:table-cell>
          <table:table-cell table:formula="of:=IF([.E157]&gt;[.F157]; 1; 0)" office:value-type="float" office:value="0" calcext:value-type="float">
            <text:p>0</text:p>
          </table:table-cell>
          <table:table-cell office:value-type="float" office:value="12286" calcext:value-type="float">
            <text:p>12286</text:p>
          </table:table-cell>
          <table:table-cell office:value-type="float" office:value="13103" calcext:value-type="float">
            <text:p>13103</text:p>
          </table:table-cell>
          <table:table-cell table:formula="of:=([.I157]-[.J157])*100/[.I157]" office:value-type="float" office:value="-6.64984535243366" calcext:value-type="float">
            <text:p>-6.6498453524</text:p>
          </table:table-cell>
          <table:table-cell table:formula="of:=IF([.I157]&gt;[.J157]; 1; 0)" office:value-type="float" office:value="0" calcext:value-type="float">
            <text:p>0</text:p>
          </table:table-cell>
          <table:table-cell office:value-type="float" office:value="103329" calcext:value-type="float">
            <text:p>103329</text:p>
          </table:table-cell>
          <table:table-cell office:value-type="float" office:value="101977" calcext:value-type="float">
            <text:p>101977</text:p>
          </table:table-cell>
          <table:table-cell table:formula="of:=([.M157]-[.N157])*100/[.M157]" office:value-type="float" office:value="1.30844196692119" calcext:value-type="float">
            <text:p>1.3084419669</text:p>
          </table:table-cell>
          <table:table-cell table:formula="of:=IF([.M157]&gt;[.N1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0661" calcext:value-type="float">
            <text:p>2830661</text:p>
          </table:table-cell>
          <table:table-cell office:value-type="float" office:value="2881545" calcext:value-type="float">
            <text:p>2881545</text:p>
          </table:table-cell>
          <table:table-cell table:formula="of:=([.A158]-[.B158])*100/[.A158]" office:value-type="float" office:value="-1.7976013376381" calcext:value-type="float">
            <text:p>-1.7976013376</text:p>
          </table:table-cell>
          <table:table-cell table:formula="of:=IF([.A158]&gt;[.B158]; 1; 0)" office:value-type="float" office:value="0" calcext:value-type="float">
            <text:p>0</text:p>
          </table:table-cell>
          <table:table-cell office:value-type="float" office:value="538283" calcext:value-type="float">
            <text:p>538283</text:p>
          </table:table-cell>
          <table:table-cell office:value-type="float" office:value="456805" calcext:value-type="float">
            <text:p>456805</text:p>
          </table:table-cell>
          <table:table-cell table:formula="of:=([.E158]-[.F158])*100/[.E158]" office:value-type="float" office:value="15.1366474512478" calcext:value-type="float">
            <text:p>15.1366474512</text:p>
          </table:table-cell>
          <table:table-cell table:formula="of:=IF([.E158]&gt;[.F158]; 1; 0)" office:value-type="float" office:value="1" calcext:value-type="float">
            <text:p>1</text:p>
          </table:table-cell>
          <table:table-cell office:value-type="float" office:value="49179" calcext:value-type="float">
            <text:p>49179</text:p>
          </table:table-cell>
          <table:table-cell office:value-type="float" office:value="22854" calcext:value-type="float">
            <text:p>22854</text:p>
          </table:table-cell>
          <table:table-cell table:formula="of:=([.I158]-[.J158])*100/[.I158]" office:value-type="float" office:value="53.5289452815226" calcext:value-type="float">
            <text:p>53.5289452815</text:p>
          </table:table-cell>
          <table:table-cell table:formula="of:=IF([.I158]&gt;[.J158]; 1; 0)" office:value-type="float" office:value="1" calcext:value-type="float">
            <text:p>1</text:p>
          </table:table-cell>
          <table:table-cell office:value-type="float" office:value="183884" calcext:value-type="float">
            <text:p>183884</text:p>
          </table:table-cell>
          <table:table-cell office:value-type="float" office:value="144083" calcext:value-type="float">
            <text:p>144083</text:p>
          </table:table-cell>
          <table:table-cell table:formula="of:=([.M158]-[.N158])*100/[.M158]" office:value-type="float" office:value="21.6446237845598" calcext:value-type="float">
            <text:p>21.6446237846</text:p>
          </table:table-cell>
          <table:table-cell table:formula="of:=IF([.M158]&gt;[.N1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459" calcext:value-type="float">
            <text:p>1933459</text:p>
          </table:table-cell>
          <table:table-cell office:value-type="float" office:value="1880255" calcext:value-type="float">
            <text:p>1880255</text:p>
          </table:table-cell>
          <table:table-cell table:formula="of:=([.A159]-[.B159])*100/[.A159]" office:value-type="float" office:value="2.75175217059167" calcext:value-type="float">
            <text:p>2.7517521706</text:p>
          </table:table-cell>
          <table:table-cell table:formula="of:=IF([.A159]&gt;[.B159]; 1; 0)" office:value-type="float" office:value="1" calcext:value-type="float">
            <text:p>1</text:p>
          </table:table-cell>
          <table:table-cell office:value-type="float" office:value="292472" calcext:value-type="float">
            <text:p>292472</text:p>
          </table:table-cell>
          <table:table-cell office:value-type="float" office:value="272870" calcext:value-type="float">
            <text:p>272870</text:p>
          </table:table-cell>
          <table:table-cell table:formula="of:=([.E159]-[.F159])*100/[.E159]" office:value-type="float" office:value="6.7021800377472" calcext:value-type="float">
            <text:p>6.7021800377</text:p>
          </table:table-cell>
          <table:table-cell table:formula="of:=IF([.E159]&gt;[.F159]; 1; 0)" office:value-type="float" office:value="1" calcext:value-type="float">
            <text:p>1</text:p>
          </table:table-cell>
          <table:table-cell office:value-type="float" office:value="12425" calcext:value-type="float">
            <text:p>12425</text:p>
          </table:table-cell>
          <table:table-cell office:value-type="float" office:value="15234" calcext:value-type="float">
            <text:p>15234</text:p>
          </table:table-cell>
          <table:table-cell table:formula="of:=([.I159]-[.J159])*100/[.I159]" office:value-type="float" office:value="-22.6076458752515" calcext:value-type="float">
            <text:p>-22.6076458753</text:p>
          </table:table-cell>
          <table:table-cell table:formula="of:=IF([.I159]&gt;[.J159]; 1; 0)" office:value-type="float" office:value="0" calcext:value-type="float">
            <text:p>0</text:p>
          </table:table-cell>
          <table:table-cell office:value-type="float" office:value="104066" calcext:value-type="float">
            <text:p>104066</text:p>
          </table:table-cell>
          <table:table-cell office:value-type="float" office:value="104990" calcext:value-type="float">
            <text:p>104990</text:p>
          </table:table-cell>
          <table:table-cell table:formula="of:=([.M159]-[.N159])*100/[.M159]" office:value-type="float" office:value="-0.887898064689716" calcext:value-type="float">
            <text:p>-0.8878980647</text:p>
          </table:table-cell>
          <table:table-cell table:formula="of:=IF([.M159]&gt;[.N1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627" calcext:value-type="float">
            <text:p>2956627</text:p>
          </table:table-cell>
          <table:table-cell office:value-type="float" office:value="2586993" calcext:value-type="float">
            <text:p>2586993</text:p>
          </table:table-cell>
          <table:table-cell table:formula="of:=([.A160]-[.B160])*100/[.A160]" office:value-type="float" office:value="12.5018813668413" calcext:value-type="float">
            <text:p>12.5018813668</text:p>
          </table:table-cell>
          <table:table-cell table:formula="of:=IF([.A160]&gt;[.B160]; 1; 0)" office:value-type="float" office:value="1" calcext:value-type="float">
            <text:p>1</text:p>
          </table:table-cell>
          <table:table-cell office:value-type="float" office:value="538244" calcext:value-type="float">
            <text:p>538244</text:p>
          </table:table-cell>
          <table:table-cell office:value-type="float" office:value="450646" calcext:value-type="float">
            <text:p>450646</text:p>
          </table:table-cell>
          <table:table-cell table:formula="of:=([.E160]-[.F160])*100/[.E160]" office:value-type="float" office:value="16.2747750091037" calcext:value-type="float">
            <text:p>16.2747750091</text:p>
          </table:table-cell>
          <table:table-cell table:formula="of:=IF([.E160]&gt;[.F160]; 1; 0)" office:value-type="float" office:value="1" calcext:value-type="float">
            <text:p>1</text:p>
          </table:table-cell>
          <table:table-cell office:value-type="float" office:value="47190" calcext:value-type="float">
            <text:p>47190</text:p>
          </table:table-cell>
          <table:table-cell office:value-type="float" office:value="18622" calcext:value-type="float">
            <text:p>18622</text:p>
          </table:table-cell>
          <table:table-cell table:formula="of:=([.I160]-[.J160])*100/[.I160]" office:value-type="float" office:value="60.5382496291587" calcext:value-type="float">
            <text:p>60.5382496292</text:p>
          </table:table-cell>
          <table:table-cell table:formula="of:=IF([.I160]&gt;[.J160]; 1; 0)" office:value-type="float" office:value="1" calcext:value-type="float">
            <text:p>1</text:p>
          </table:table-cell>
          <table:table-cell office:value-type="float" office:value="184124" calcext:value-type="float">
            <text:p>184124</text:p>
          </table:table-cell>
          <table:table-cell office:value-type="float" office:value="141779" calcext:value-type="float">
            <text:p>141779</text:p>
          </table:table-cell>
          <table:table-cell table:formula="of:=([.M160]-[.N160])*100/[.M160]" office:value-type="float" office:value="22.9980882448785" calcext:value-type="float">
            <text:p>22.9980882449</text:p>
          </table:table-cell>
          <table:table-cell table:formula="of:=IF([.M160]&gt;[.N1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8741" calcext:value-type="float">
            <text:p>2278741</text:p>
          </table:table-cell>
          <table:table-cell office:value-type="float" office:value="2082504" calcext:value-type="float">
            <text:p>2082504</text:p>
          </table:table-cell>
          <table:table-cell table:formula="of:=([.A161]-[.B161])*100/[.A161]" office:value-type="float" office:value="8.6116412527795" calcext:value-type="float">
            <text:p>8.6116412528</text:p>
          </table:table-cell>
          <table:table-cell table:formula="of:=IF([.A161]&gt;[.B161]; 1; 0)" office:value-type="float" office:value="1" calcext:value-type="float">
            <text:p>1</text:p>
          </table:table-cell>
          <table:table-cell office:value-type="float" office:value="340901" calcext:value-type="float">
            <text:p>340901</text:p>
          </table:table-cell>
          <table:table-cell office:value-type="float" office:value="331411" calcext:value-type="float">
            <text:p>331411</text:p>
          </table:table-cell>
          <table:table-cell table:formula="of:=([.E161]-[.F161])*100/[.E161]" office:value-type="float" office:value="2.78379940217248" calcext:value-type="float">
            <text:p>2.7837994022</text:p>
          </table:table-cell>
          <table:table-cell table:formula="of:=IF([.E161]&gt;[.F161]; 1; 0)" office:value-type="float" office:value="1" calcext:value-type="float">
            <text:p>1</text:p>
          </table:table-cell>
          <table:table-cell office:value-type="float" office:value="10546" calcext:value-type="float">
            <text:p>10546</text:p>
          </table:table-cell>
          <table:table-cell office:value-type="float" office:value="11370" calcext:value-type="float">
            <text:p>11370</text:p>
          </table:table-cell>
          <table:table-cell table:formula="of:=([.I161]-[.J161])*100/[.I161]" office:value-type="float" office:value="-7.81338896263986" calcext:value-type="float">
            <text:p>-7.8133889626</text:p>
          </table:table-cell>
          <table:table-cell table:formula="of:=IF([.I161]&gt;[.J161]; 1; 0)" office:value-type="float" office:value="0" calcext:value-type="float">
            <text:p>0</text:p>
          </table:table-cell>
          <table:table-cell office:value-type="float" office:value="106986" calcext:value-type="float">
            <text:p>106986</text:p>
          </table:table-cell>
          <table:table-cell office:value-type="float" office:value="105958" calcext:value-type="float">
            <text:p>105958</text:p>
          </table:table-cell>
          <table:table-cell table:formula="of:=([.M161]-[.N161])*100/[.M161]" office:value-type="float" office:value="0.96087338530275" calcext:value-type="float">
            <text:p>0.9608733853</text:p>
          </table:table-cell>
          <table:table-cell table:formula="of:=IF([.M161]&gt;[.N1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8957" calcext:value-type="float">
            <text:p>2408957</text:p>
          </table:table-cell>
          <table:table-cell office:value-type="float" office:value="2411599" calcext:value-type="float">
            <text:p>2411599</text:p>
          </table:table-cell>
          <table:table-cell table:formula="of:=([.A162]-[.B162])*100/[.A162]" office:value-type="float" office:value="-0.109674020748399" calcext:value-type="float">
            <text:p>-0.1096740207</text:p>
          </table:table-cell>
          <table:table-cell table:formula="of:=IF([.A162]&gt;[.B162]; 1; 0)" office:value-type="float" office:value="0" calcext:value-type="float">
            <text:p>0</text:p>
          </table:table-cell>
          <table:table-cell office:value-type="float" office:value="539016" calcext:value-type="float">
            <text:p>539016</text:p>
          </table:table-cell>
          <table:table-cell office:value-type="float" office:value="450020" calcext:value-type="float">
            <text:p>450020</text:p>
          </table:table-cell>
          <table:table-cell table:formula="of:=([.E162]-[.F162])*100/[.E162]" office:value-type="float" office:value="16.5108271368568" calcext:value-type="float">
            <text:p>16.5108271369</text:p>
          </table:table-cell>
          <table:table-cell table:formula="of:=IF([.E162]&gt;[.F162]; 1; 0)" office:value-type="float" office:value="1" calcext:value-type="float">
            <text:p>1</text:p>
          </table:table-cell>
          <table:table-cell office:value-type="float" office:value="39126" calcext:value-type="float">
            <text:p>39126</text:p>
          </table:table-cell>
          <table:table-cell office:value-type="float" office:value="18341" calcext:value-type="float">
            <text:p>18341</text:p>
          </table:table-cell>
          <table:table-cell table:formula="of:=([.I162]-[.J162])*100/[.I162]" office:value-type="float" office:value="53.1232428564126" calcext:value-type="float">
            <text:p>53.1232428564</text:p>
          </table:table-cell>
          <table:table-cell table:formula="of:=IF([.I162]&gt;[.J162]; 1; 0)" office:value-type="float" office:value="1" calcext:value-type="float">
            <text:p>1</text:p>
          </table:table-cell>
          <table:table-cell office:value-type="float" office:value="183580" calcext:value-type="float">
            <text:p>183580</text:p>
          </table:table-cell>
          <table:table-cell office:value-type="float" office:value="141495" calcext:value-type="float">
            <text:p>141495</text:p>
          </table:table-cell>
          <table:table-cell table:formula="of:=([.M162]-[.N162])*100/[.M162]" office:value-type="float" office:value="22.9246105240222" calcext:value-type="float">
            <text:p>22.924610524</text:p>
          </table:table-cell>
          <table:table-cell table:formula="of:=IF([.M162]&gt;[.N1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046" calcext:value-type="float">
            <text:p>2310046</text:p>
          </table:table-cell>
          <table:table-cell office:value-type="float" office:value="2094223" calcext:value-type="float">
            <text:p>2094223</text:p>
          </table:table-cell>
          <table:table-cell table:formula="of:=([.A163]-[.B163])*100/[.A163]" office:value-type="float" office:value="9.34280096586821" calcext:value-type="float">
            <text:p>9.3428009659</text:p>
          </table:table-cell>
          <table:table-cell table:formula="of:=IF([.A163]&gt;[.B163]; 1; 0)" office:value-type="float" office:value="1" calcext:value-type="float">
            <text:p>1</text:p>
          </table:table-cell>
          <table:table-cell office:value-type="float" office:value="347568" calcext:value-type="float">
            <text:p>347568</text:p>
          </table:table-cell>
          <table:table-cell office:value-type="float" office:value="344919" calcext:value-type="float">
            <text:p>344919</text:p>
          </table:table-cell>
          <table:table-cell table:formula="of:=([.E163]-[.F163])*100/[.E163]" office:value-type="float" office:value="0.762153017539014" calcext:value-type="float">
            <text:p>0.7621530175</text:p>
          </table:table-cell>
          <table:table-cell table:formula="of:=IF([.E163]&gt;[.F163]; 1; 0)" office:value-type="float" office:value="1" calcext:value-type="float">
            <text:p>1</text:p>
          </table:table-cell>
          <table:table-cell office:value-type="float" office:value="10698" calcext:value-type="float">
            <text:p>10698</text:p>
          </table:table-cell>
          <table:table-cell office:value-type="float" office:value="11508" calcext:value-type="float">
            <text:p>11508</text:p>
          </table:table-cell>
          <table:table-cell table:formula="of:=([.I163]-[.J163])*100/[.I163]" office:value-type="float" office:value="-7.57150869321368" calcext:value-type="float">
            <text:p>-7.5715086932</text:p>
          </table:table-cell>
          <table:table-cell table:formula="of:=IF([.I163]&gt;[.J163]; 1; 0)" office:value-type="float" office:value="0" calcext:value-type="float">
            <text:p>0</text:p>
          </table:table-cell>
          <table:table-cell office:value-type="float" office:value="108335" calcext:value-type="float">
            <text:p>108335</text:p>
          </table:table-cell>
          <table:table-cell office:value-type="float" office:value="107301" calcext:value-type="float">
            <text:p>107301</text:p>
          </table:table-cell>
          <table:table-cell table:formula="of:=([.M163]-[.N163])*100/[.M163]" office:value-type="float" office:value="0.954446854663774" calcext:value-type="float">
            <text:p>0.9544468547</text:p>
          </table:table-cell>
          <table:table-cell table:formula="of:=IF([.M163]&gt;[.N1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6590" calcext:value-type="float">
            <text:p>2466590</text:p>
          </table:table-cell>
          <table:table-cell office:value-type="float" office:value="2887019" calcext:value-type="float">
            <text:p>2887019</text:p>
          </table:table-cell>
          <table:table-cell table:formula="of:=([.A164]-[.B164])*100/[.A164]" office:value-type="float" office:value="-17.0449486943513" calcext:value-type="float">
            <text:p>-17.0449486944</text:p>
          </table:table-cell>
          <table:table-cell table:formula="of:=IF([.A164]&gt;[.B164]; 1; 0)" office:value-type="float" office:value="0" calcext:value-type="float">
            <text:p>0</text:p>
          </table:table-cell>
          <table:table-cell office:value-type="float" office:value="544908" calcext:value-type="float">
            <text:p>544908</text:p>
          </table:table-cell>
          <table:table-cell office:value-type="float" office:value="450083" calcext:value-type="float">
            <text:p>450083</text:p>
          </table:table-cell>
          <table:table-cell table:formula="of:=([.E164]-[.F164])*100/[.E164]" office:value-type="float" office:value="17.4020201575312" calcext:value-type="float">
            <text:p>17.4020201575</text:p>
          </table:table-cell>
          <table:table-cell table:formula="of:=IF([.E164]&gt;[.F164]; 1; 0)" office:value-type="float" office:value="1" calcext:value-type="float">
            <text:p>1</text:p>
          </table:table-cell>
          <table:table-cell office:value-type="float" office:value="38981" calcext:value-type="float">
            <text:p>38981</text:p>
          </table:table-cell>
          <table:table-cell office:value-type="float" office:value="18189" calcext:value-type="float">
            <text:p>18189</text:p>
          </table:table-cell>
          <table:table-cell table:formula="of:=([.I164]-[.J164])*100/[.I164]" office:value-type="float" office:value="53.3388060850158" calcext:value-type="float">
            <text:p>53.338806085</text:p>
          </table:table-cell>
          <table:table-cell table:formula="of:=IF([.I164]&gt;[.J164]; 1; 0)" office:value-type="float" office:value="1" calcext:value-type="float">
            <text:p>1</text:p>
          </table:table-cell>
          <table:table-cell office:value-type="float" office:value="186522" calcext:value-type="float">
            <text:p>186522</text:p>
          </table:table-cell>
          <table:table-cell office:value-type="float" office:value="141491" calcext:value-type="float">
            <text:p>141491</text:p>
          </table:table-cell>
          <table:table-cell table:formula="of:=([.M164]-[.N164])*100/[.M164]" office:value-type="float" office:value="24.1424604068153" calcext:value-type="float">
            <text:p>24.1424604068</text:p>
          </table:table-cell>
          <table:table-cell table:formula="of:=IF([.M164]&gt;[.N1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2436" calcext:value-type="float">
            <text:p>2372436</text:p>
          </table:table-cell>
          <table:table-cell office:value-type="float" office:value="2265974" calcext:value-type="float">
            <text:p>2265974</text:p>
          </table:table-cell>
          <table:table-cell table:formula="of:=([.A165]-[.B165])*100/[.A165]" office:value-type="float" office:value="4.48745508835644" calcext:value-type="float">
            <text:p>4.4874550884</text:p>
          </table:table-cell>
          <table:table-cell table:formula="of:=IF([.A165]&gt;[.B165]; 1; 0)" office:value-type="float" office:value="1" calcext:value-type="float">
            <text:p>1</text:p>
          </table:table-cell>
          <table:table-cell office:value-type="float" office:value="351024" calcext:value-type="float">
            <text:p>351024</text:p>
          </table:table-cell>
          <table:table-cell office:value-type="float" office:value="350760" calcext:value-type="float">
            <text:p>350760</text:p>
          </table:table-cell>
          <table:table-cell table:formula="of:=([.E165]-[.F165])*100/[.E165]" office:value-type="float" office:value="0.0752085327498974" calcext:value-type="float">
            <text:p>0.0752085327</text:p>
          </table:table-cell>
          <table:table-cell table:formula="of:=IF([.E165]&gt;[.F165]; 1; 0)" office:value-type="float" office:value="1" calcext:value-type="float">
            <text:p>1</text:p>
          </table:table-cell>
          <table:table-cell office:value-type="float" office:value="10766" calcext:value-type="float">
            <text:p>10766</text:p>
          </table:table-cell>
          <table:table-cell office:value-type="float" office:value="11619" calcext:value-type="float">
            <text:p>11619</text:p>
          </table:table-cell>
          <table:table-cell table:formula="of:=([.I165]-[.J165])*100/[.I165]" office:value-type="float" office:value="-7.92309121307821" calcext:value-type="float">
            <text:p>-7.9230912131</text:p>
          </table:table-cell>
          <table:table-cell table:formula="of:=IF([.I165]&gt;[.J165]; 1; 0)" office:value-type="float" office:value="0" calcext:value-type="float">
            <text:p>0</text:p>
          </table:table-cell>
          <table:table-cell office:value-type="float" office:value="106588" calcext:value-type="float">
            <text:p>106588</text:p>
          </table:table-cell>
          <table:table-cell office:value-type="float" office:value="108306" calcext:value-type="float">
            <text:p>108306</text:p>
          </table:table-cell>
          <table:table-cell table:formula="of:=([.M165]-[.N165])*100/[.M165]" office:value-type="float" office:value="-1.61181371261305" calcext:value-type="float">
            <text:p>-1.6118137126</text:p>
          </table:table-cell>
          <table:table-cell table:formula="of:=IF([.M165]&gt;[.N1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648" calcext:value-type="float">
            <text:p>2419648</text:p>
          </table:table-cell>
          <table:table-cell office:value-type="float" office:value="2416375" calcext:value-type="float">
            <text:p>2416375</text:p>
          </table:table-cell>
          <table:table-cell table:formula="of:=([.A166]-[.B166])*100/[.A166]" office:value-type="float" office:value="0.135267609172904" calcext:value-type="float">
            <text:p>0.1352676092</text:p>
          </table:table-cell>
          <table:table-cell table:formula="of:=IF([.A166]&gt;[.B166]; 1; 0)" office:value-type="float" office:value="1" calcext:value-type="float">
            <text:p>1</text:p>
          </table:table-cell>
          <table:table-cell office:value-type="float" office:value="537754" calcext:value-type="float">
            <text:p>537754</text:p>
          </table:table-cell>
          <table:table-cell office:value-type="float" office:value="449600" calcext:value-type="float">
            <text:p>449600</text:p>
          </table:table-cell>
          <table:table-cell table:formula="of:=([.E166]-[.F166])*100/[.E166]" office:value-type="float" office:value="16.3929975416268" calcext:value-type="float">
            <text:p>16.3929975416</text:p>
          </table:table-cell>
          <table:table-cell table:formula="of:=IF([.E166]&gt;[.F166]; 1; 0)" office:value-type="float" office:value="1" calcext:value-type="float">
            <text:p>1</text:p>
          </table:table-cell>
          <table:table-cell office:value-type="float" office:value="38999" calcext:value-type="float">
            <text:p>38999</text:p>
          </table:table-cell>
          <table:table-cell office:value-type="float" office:value="17938" calcext:value-type="float">
            <text:p>17938</text:p>
          </table:table-cell>
          <table:table-cell table:formula="of:=([.I166]-[.J166])*100/[.I166]" office:value-type="float" office:value="54.0039488192005" calcext:value-type="float">
            <text:p>54.0039488192</text:p>
          </table:table-cell>
          <table:table-cell table:formula="of:=IF([.I166]&gt;[.J166]; 1; 0)" office:value-type="float" office:value="1" calcext:value-type="float">
            <text:p>1</text:p>
          </table:table-cell>
          <table:table-cell office:value-type="float" office:value="183799" calcext:value-type="float">
            <text:p>183799</text:p>
          </table:table-cell>
          <table:table-cell office:value-type="float" office:value="143276" calcext:value-type="float">
            <text:p>143276</text:p>
          </table:table-cell>
          <table:table-cell table:formula="of:=([.M166]-[.N166])*100/[.M166]" office:value-type="float" office:value="22.0474540122634" calcext:value-type="float">
            <text:p>22.0474540123</text:p>
          </table:table-cell>
          <table:table-cell table:formula="of:=IF([.M166]&gt;[.N1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2866" calcext:value-type="float">
            <text:p>2192866</text:p>
          </table:table-cell>
          <table:table-cell office:value-type="float" office:value="1924202" calcext:value-type="float">
            <text:p>1924202</text:p>
          </table:table-cell>
          <table:table-cell table:formula="of:=([.A167]-[.B167])*100/[.A167]" office:value-type="float" office:value="12.2517290158177" calcext:value-type="float">
            <text:p>12.2517290158</text:p>
          </table:table-cell>
          <table:table-cell table:formula="of:=IF([.A167]&gt;[.B167]; 1; 0)" office:value-type="float" office:value="1" calcext:value-type="float">
            <text:p>1</text:p>
          </table:table-cell>
          <table:table-cell office:value-type="float" office:value="354756" calcext:value-type="float">
            <text:p>354756</text:p>
          </table:table-cell>
          <table:table-cell office:value-type="float" office:value="354457" calcext:value-type="float">
            <text:p>354457</text:p>
          </table:table-cell>
          <table:table-cell table:formula="of:=([.E167]-[.F167])*100/[.E167]" office:value-type="float" office:value="0.084283282030466" calcext:value-type="float">
            <text:p>0.084283282</text:p>
          </table:table-cell>
          <table:table-cell table:formula="of:=IF([.E167]&gt;[.F167]; 1; 0)" office:value-type="float" office:value="1" calcext:value-type="float">
            <text:p>1</text:p>
          </table:table-cell>
          <table:table-cell office:value-type="float" office:value="10935" calcext:value-type="float">
            <text:p>10935</text:p>
          </table:table-cell>
          <table:table-cell office:value-type="float" office:value="13884" calcext:value-type="float">
            <text:p>13884</text:p>
          </table:table-cell>
          <table:table-cell table:formula="of:=([.I167]-[.J167])*100/[.I167]" office:value-type="float" office:value="-26.9684499314129" calcext:value-type="float">
            <text:p>-26.9684499314</text:p>
          </table:table-cell>
          <table:table-cell table:formula="of:=IF([.I167]&gt;[.J167]; 1; 0)" office:value-type="float" office:value="0" calcext:value-type="float">
            <text:p>0</text:p>
          </table:table-cell>
          <table:table-cell office:value-type="float" office:value="110387" calcext:value-type="float">
            <text:p>110387</text:p>
          </table:table-cell>
          <table:table-cell office:value-type="float" office:value="109461" calcext:value-type="float">
            <text:p>109461</text:p>
          </table:table-cell>
          <table:table-cell table:formula="of:=([.M167]-[.N167])*100/[.M167]" office:value-type="float" office:value="0.838866895558354" calcext:value-type="float">
            <text:p>0.8388668956</text:p>
          </table:table-cell>
          <table:table-cell table:formula="of:=IF([.M167]&gt;[.N1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228" calcext:value-type="float">
            <text:p>2550228</text:p>
          </table:table-cell>
          <table:table-cell office:value-type="float" office:value="2733808" calcext:value-type="float">
            <text:p>2733808</text:p>
          </table:table-cell>
          <table:table-cell table:formula="of:=([.A168]-[.B168])*100/[.A168]" office:value-type="float" office:value="-7.19857204924422" calcext:value-type="float">
            <text:p>-7.1985720492</text:p>
          </table:table-cell>
          <table:table-cell table:formula="of:=IF([.A168]&gt;[.B168]; 1; 0)" office:value-type="float" office:value="0" calcext:value-type="float">
            <text:p>0</text:p>
          </table:table-cell>
          <table:table-cell office:value-type="float" office:value="538266" calcext:value-type="float">
            <text:p>538266</text:p>
          </table:table-cell>
          <table:table-cell office:value-type="float" office:value="428283" calcext:value-type="float">
            <text:p>428283</text:p>
          </table:table-cell>
          <table:table-cell table:formula="of:=([.E168]-[.F168])*100/[.E168]" office:value-type="float" office:value="20.4328343235501" calcext:value-type="float">
            <text:p>20.4328343236</text:p>
          </table:table-cell>
          <table:table-cell table:formula="of:=IF([.E168]&gt;[.F168]; 1; 0)" office:value-type="float" office:value="1" calcext:value-type="float">
            <text:p>1</text:p>
          </table:table-cell>
          <table:table-cell office:value-type="float" office:value="47385" calcext:value-type="float">
            <text:p>47385</text:p>
          </table:table-cell>
          <table:table-cell office:value-type="float" office:value="21871" calcext:value-type="float">
            <text:p>21871</text:p>
          </table:table-cell>
          <table:table-cell table:formula="of:=([.I168]-[.J168])*100/[.I168]" office:value-type="float" office:value="53.8440434736731" calcext:value-type="float">
            <text:p>53.8440434737</text:p>
          </table:table-cell>
          <table:table-cell table:formula="of:=IF([.I168]&gt;[.J168]; 1; 0)" office:value-type="float" office:value="1" calcext:value-type="float">
            <text:p>1</text:p>
          </table:table-cell>
          <table:table-cell office:value-type="float" office:value="186092" calcext:value-type="float">
            <text:p>186092</text:p>
          </table:table-cell>
          <table:table-cell office:value-type="float" office:value="140634" calcext:value-type="float">
            <text:p>140634</text:p>
          </table:table-cell>
          <table:table-cell table:formula="of:=([.M168]-[.N168])*100/[.M168]" office:value-type="float" office:value="24.4277024267567" calcext:value-type="float">
            <text:p>24.4277024268</text:p>
          </table:table-cell>
          <table:table-cell table:formula="of:=IF([.M168]&gt;[.N1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149" calcext:value-type="float">
            <text:p>2023149</text:p>
          </table:table-cell>
          <table:table-cell office:value-type="float" office:value="2090728" calcext:value-type="float">
            <text:p>2090728</text:p>
          </table:table-cell>
          <table:table-cell table:formula="of:=([.A169]-[.B169])*100/[.A169]" office:value-type="float" office:value="-3.34028783841427" calcext:value-type="float">
            <text:p>-3.3402878384</text:p>
          </table:table-cell>
          <table:table-cell table:formula="of:=IF([.A169]&gt;[.B169]; 1; 0)" office:value-type="float" office:value="0" calcext:value-type="float">
            <text:p>0</text:p>
          </table:table-cell>
          <table:table-cell office:value-type="float" office:value="374046" calcext:value-type="float">
            <text:p>374046</text:p>
          </table:table-cell>
          <table:table-cell office:value-type="float" office:value="291853" calcext:value-type="float">
            <text:p>291853</text:p>
          </table:table-cell>
          <table:table-cell table:formula="of:=([.E169]-[.F169])*100/[.E169]" office:value-type="float" office:value="21.9740352790833" calcext:value-type="float">
            <text:p>21.9740352791</text:p>
          </table:table-cell>
          <table:table-cell table:formula="of:=IF([.E169]&gt;[.F169]; 1; 0)" office:value-type="float" office:value="1" calcext:value-type="float">
            <text:p>1</text:p>
          </table:table-cell>
          <table:table-cell office:value-type="float" office:value="15103" calcext:value-type="float">
            <text:p>15103</text:p>
          </table:table-cell>
          <table:table-cell office:value-type="float" office:value="13923" calcext:value-type="float">
            <text:p>13923</text:p>
          </table:table-cell>
          <table:table-cell table:formula="of:=([.I169]-[.J169])*100/[.I169]" office:value-type="float" office:value="7.81301728133483" calcext:value-type="float">
            <text:p>7.8130172813</text:p>
          </table:table-cell>
          <table:table-cell table:formula="of:=IF([.I169]&gt;[.J169]; 1; 0)" office:value-type="float" office:value="1" calcext:value-type="float">
            <text:p>1</text:p>
          </table:table-cell>
          <table:table-cell office:value-type="float" office:value="111504" calcext:value-type="float">
            <text:p>111504</text:p>
          </table:table-cell>
          <table:table-cell office:value-type="float" office:value="112589" calcext:value-type="float">
            <text:p>112589</text:p>
          </table:table-cell>
          <table:table-cell table:formula="of:=([.M169]-[.N169])*100/[.M169]" office:value-type="float" office:value="-0.973059262447984" calcext:value-type="float">
            <text:p>-0.9730592624</text:p>
          </table:table-cell>
          <table:table-cell table:formula="of:=IF([.M169]&gt;[.N1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829" calcext:value-type="float">
            <text:p>2966829</text:p>
          </table:table-cell>
          <table:table-cell office:value-type="float" office:value="2930674" calcext:value-type="float">
            <text:p>2930674</text:p>
          </table:table-cell>
          <table:table-cell table:formula="of:=([.A170]-[.B170])*100/[.A170]" office:value-type="float" office:value="1.21864118221846" calcext:value-type="float">
            <text:p>1.2186411822</text:p>
          </table:table-cell>
          <table:table-cell table:formula="of:=IF([.A170]&gt;[.B170]; 1; 0)" office:value-type="float" office:value="1" calcext:value-type="float">
            <text:p>1</text:p>
          </table:table-cell>
          <table:table-cell office:value-type="float" office:value="538940" calcext:value-type="float">
            <text:p>538940</text:p>
          </table:table-cell>
          <table:table-cell office:value-type="float" office:value="447436" calcext:value-type="float">
            <text:p>447436</text:p>
          </table:table-cell>
          <table:table-cell table:formula="of:=([.E170]-[.F170])*100/[.E170]" office:value-type="float" office:value="16.9785133781126" calcext:value-type="float">
            <text:p>16.9785133781</text:p>
          </table:table-cell>
          <table:table-cell table:formula="of:=IF([.E170]&gt;[.F170]; 1; 0)" office:value-type="float" office:value="1" calcext:value-type="float">
            <text:p>1</text:p>
          </table:table-cell>
          <table:table-cell office:value-type="float" office:value="49181" calcext:value-type="float">
            <text:p>49181</text:p>
          </table:table-cell>
          <table:table-cell office:value-type="float" office:value="21590" calcext:value-type="float">
            <text:p>21590</text:p>
          </table:table-cell>
          <table:table-cell table:formula="of:=([.I170]-[.J170])*100/[.I170]" office:value-type="float" office:value="56.1009332872451" calcext:value-type="float">
            <text:p>56.1009332872</text:p>
          </table:table-cell>
          <table:table-cell table:formula="of:=IF([.I170]&gt;[.J170]; 1; 0)" office:value-type="float" office:value="1" calcext:value-type="float">
            <text:p>1</text:p>
          </table:table-cell>
          <table:table-cell office:value-type="float" office:value="184060" calcext:value-type="float">
            <text:p>184060</text:p>
          </table:table-cell>
          <table:table-cell office:value-type="float" office:value="140655" calcext:value-type="float">
            <text:p>140655</text:p>
          </table:table-cell>
          <table:table-cell table:formula="of:=([.M170]-[.N170])*100/[.M170]" office:value-type="float" office:value="23.581984135608" calcext:value-type="float">
            <text:p>23.5819841356</text:p>
          </table:table-cell>
          <table:table-cell table:formula="of:=IF([.M170]&gt;[.N1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0206" calcext:value-type="float">
            <text:p>2180206</text:p>
          </table:table-cell>
          <table:table-cell office:value-type="float" office:value="1968671" calcext:value-type="float">
            <text:p>1968671</text:p>
          </table:table-cell>
          <table:table-cell table:formula="of:=([.A171]-[.B171])*100/[.A171]" office:value-type="float" office:value="9.70252352300654" calcext:value-type="float">
            <text:p>9.702523523</text:p>
          </table:table-cell>
          <table:table-cell table:formula="of:=IF([.A171]&gt;[.B171]; 1; 0)" office:value-type="float" office:value="1" calcext:value-type="float">
            <text:p>1</text:p>
          </table:table-cell>
          <table:table-cell office:value-type="float" office:value="362316" calcext:value-type="float">
            <text:p>362316</text:p>
          </table:table-cell>
          <table:table-cell office:value-type="float" office:value="363190" calcext:value-type="float">
            <text:p>363190</text:p>
          </table:table-cell>
          <table:table-cell table:formula="of:=([.E171]-[.F171])*100/[.E171]" office:value-type="float" office:value="-0.241225891210987" calcext:value-type="float">
            <text:p>-0.2412258912</text:p>
          </table:table-cell>
          <table:table-cell table:formula="of:=IF([.E171]&gt;[.F171]; 1; 0)" office:value-type="float" office:value="0" calcext:value-type="float">
            <text:p>0</text:p>
          </table:table-cell>
          <table:table-cell office:value-type="float" office:value="13247" calcext:value-type="float">
            <text:p>13247</text:p>
          </table:table-cell>
          <table:table-cell office:value-type="float" office:value="14057" calcext:value-type="float">
            <text:p>14057</text:p>
          </table:table-cell>
          <table:table-cell table:formula="of:=([.I171]-[.J171])*100/[.I171]" office:value-type="float" office:value="-6.11459198309051" calcext:value-type="float">
            <text:p>-6.1145919831</text:p>
          </table:table-cell>
          <table:table-cell table:formula="of:=IF([.I171]&gt;[.J171]; 1; 0)" office:value-type="float" office:value="0" calcext:value-type="float">
            <text:p>0</text:p>
          </table:table-cell>
          <table:table-cell office:value-type="float" office:value="114782" calcext:value-type="float">
            <text:p>114782</text:p>
          </table:table-cell>
          <table:table-cell office:value-type="float" office:value="111652" calcext:value-type="float">
            <text:p>111652</text:p>
          </table:table-cell>
          <table:table-cell table:formula="of:=([.M171]-[.N171])*100/[.M171]" office:value-type="float" office:value="2.72690840027182" calcext:value-type="float">
            <text:p>2.7269084003</text:p>
          </table:table-cell>
          <table:table-cell table:formula="of:=IF([.M171]&gt;[.N1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2711" calcext:value-type="float">
            <text:p>2672711</text:p>
          </table:table-cell>
          <table:table-cell office:value-type="float" office:value="2459618" calcext:value-type="float">
            <text:p>2459618</text:p>
          </table:table-cell>
          <table:table-cell table:formula="of:=([.A172]-[.B172])*100/[.A172]" office:value-type="float" office:value="7.97291588952191" calcext:value-type="float">
            <text:p>7.9729158895</text:p>
          </table:table-cell>
          <table:table-cell table:formula="of:=IF([.A172]&gt;[.B172]; 1; 0)" office:value-type="float" office:value="1" calcext:value-type="float">
            <text:p>1</text:p>
          </table:table-cell>
          <table:table-cell office:value-type="float" office:value="540858" calcext:value-type="float">
            <text:p>540858</text:p>
          </table:table-cell>
          <table:table-cell office:value-type="float" office:value="447101" calcext:value-type="float">
            <text:p>447101</text:p>
          </table:table-cell>
          <table:table-cell table:formula="of:=([.E172]-[.F172])*100/[.E172]" office:value-type="float" office:value="17.3348642342352" calcext:value-type="float">
            <text:p>17.3348642342</text:p>
          </table:table-cell>
          <table:table-cell table:formula="of:=IF([.E172]&gt;[.F172]; 1; 0)" office:value-type="float" office:value="1" calcext:value-type="float">
            <text:p>1</text:p>
          </table:table-cell>
          <table:table-cell office:value-type="float" office:value="49333" calcext:value-type="float">
            <text:p>49333</text:p>
          </table:table-cell>
          <table:table-cell office:value-type="float" office:value="21440" calcext:value-type="float">
            <text:p>21440</text:p>
          </table:table-cell>
          <table:table-cell table:formula="of:=([.I172]-[.J172])*100/[.I172]" office:value-type="float" office:value="56.5402468935601" calcext:value-type="float">
            <text:p>56.5402468936</text:p>
          </table:table-cell>
          <table:table-cell table:formula="of:=IF([.I172]&gt;[.J172]; 1; 0)" office:value-type="float" office:value="1" calcext:value-type="float">
            <text:p>1</text:p>
          </table:table-cell>
          <table:table-cell office:value-type="float" office:value="184107" calcext:value-type="float">
            <text:p>184107</text:p>
          </table:table-cell>
          <table:table-cell office:value-type="float" office:value="140023" calcext:value-type="float">
            <text:p>140023</text:p>
          </table:table-cell>
          <table:table-cell table:formula="of:=([.M172]-[.N172])*100/[.M172]" office:value-type="float" office:value="23.9447712471552" calcext:value-type="float">
            <text:p>23.9447712472</text:p>
          </table:table-cell>
          <table:table-cell table:formula="of:=IF([.M172]&gt;[.N1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373" calcext:value-type="float">
            <text:p>1992373</text:p>
          </table:table-cell>
          <table:table-cell office:value-type="float" office:value="1996097" calcext:value-type="float">
            <text:p>1996097</text:p>
          </table:table-cell>
          <table:table-cell table:formula="of:=([.A173]-[.B173])*100/[.A173]" office:value-type="float" office:value="-0.186912791932033" calcext:value-type="float">
            <text:p>-0.1869127919</text:p>
          </table:table-cell>
          <table:table-cell table:formula="of:=IF([.A173]&gt;[.B173]; 1; 0)" office:value-type="float" office:value="0" calcext:value-type="float">
            <text:p>0</text:p>
          </table:table-cell>
          <table:table-cell office:value-type="float" office:value="366348" calcext:value-type="float">
            <text:p>366348</text:p>
          </table:table-cell>
          <table:table-cell office:value-type="float" office:value="366851" calcext:value-type="float">
            <text:p>366851</text:p>
          </table:table-cell>
          <table:table-cell table:formula="of:=([.E173]-[.F173])*100/[.E173]" office:value-type="float" office:value="-0.137301145359058" calcext:value-type="float">
            <text:p>-0.1373011454</text:p>
          </table:table-cell>
          <table:table-cell table:formula="of:=IF([.E173]&gt;[.F173]; 1; 0)" office:value-type="float" office:value="0" calcext:value-type="float">
            <text:p>0</text:p>
          </table:table-cell>
          <table:table-cell office:value-type="float" office:value="13319" calcext:value-type="float">
            <text:p>13319</text:p>
          </table:table-cell>
          <table:table-cell office:value-type="float" office:value="16221" calcext:value-type="float">
            <text:p>16221</text:p>
          </table:table-cell>
          <table:table-cell table:formula="of:=([.I173]-[.J173])*100/[.I173]" office:value-type="float" office:value="-21.7884225542458" calcext:value-type="float">
            <text:p>-21.7884225542</text:p>
          </table:table-cell>
          <table:table-cell table:formula="of:=IF([.I173]&gt;[.J173]; 1; 0)" office:value-type="float" office:value="0" calcext:value-type="float">
            <text:p>0</text:p>
          </table:table-cell>
          <table:table-cell office:value-type="float" office:value="119597" calcext:value-type="float">
            <text:p>119597</text:p>
          </table:table-cell>
          <table:table-cell office:value-type="float" office:value="112587" calcext:value-type="float">
            <text:p>112587</text:p>
          </table:table-cell>
          <table:table-cell table:formula="of:=([.M173]-[.N173])*100/[.M173]" office:value-type="float" office:value="5.86135103723338" calcext:value-type="float">
            <text:p>5.8613510372</text:p>
          </table:table-cell>
          <table:table-cell table:formula="of:=IF([.M173]&gt;[.N1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271" calcext:value-type="float">
            <text:p>2401271</text:p>
          </table:table-cell>
          <table:table-cell office:value-type="float" office:value="2334011" calcext:value-type="float">
            <text:p>2334011</text:p>
          </table:table-cell>
          <table:table-cell table:formula="of:=([.A174]-[.B174])*100/[.A174]" office:value-type="float" office:value="2.80101662827727" calcext:value-type="float">
            <text:p>2.8010166283</text:p>
          </table:table-cell>
          <table:table-cell table:formula="of:=IF([.A174]&gt;[.B174]; 1; 0)" office:value-type="float" office:value="1" calcext:value-type="float">
            <text:p>1</text:p>
          </table:table-cell>
          <table:table-cell office:value-type="float" office:value="533415" calcext:value-type="float">
            <text:p>533415</text:p>
          </table:table-cell>
          <table:table-cell office:value-type="float" office:value="366843" calcext:value-type="float">
            <text:p>366843</text:p>
          </table:table-cell>
          <table:table-cell table:formula="of:=([.E174]-[.F174])*100/[.E174]" office:value-type="float" office:value="31.2274682939175" calcext:value-type="float">
            <text:p>31.2274682939</text:p>
          </table:table-cell>
          <table:table-cell table:formula="of:=IF([.E174]&gt;[.F174]; 1; 0)" office:value-type="float" office:value="1" calcext:value-type="float">
            <text:p>1</text:p>
          </table:table-cell>
          <table:table-cell office:value-type="float" office:value="47167" calcext:value-type="float">
            <text:p>47167</text:p>
          </table:table-cell>
          <table:table-cell office:value-type="float" office:value="21218" calcext:value-type="float">
            <text:p>21218</text:p>
          </table:table-cell>
          <table:table-cell table:formula="of:=([.I174]-[.J174])*100/[.I174]" office:value-type="float" office:value="55.0151589034707" calcext:value-type="float">
            <text:p>55.0151589035</text:p>
          </table:table-cell>
          <table:table-cell table:formula="of:=IF([.I174]&gt;[.J174]; 1; 0)" office:value-type="float" office:value="1" calcext:value-type="float">
            <text:p>1</text:p>
          </table:table-cell>
          <table:table-cell office:value-type="float" office:value="183790" calcext:value-type="float">
            <text:p>183790</text:p>
          </table:table-cell>
          <table:table-cell office:value-type="float" office:value="139660" calcext:value-type="float">
            <text:p>139660</text:p>
          </table:table-cell>
          <table:table-cell table:formula="of:=([.M174]-[.N174])*100/[.M174]" office:value-type="float" office:value="24.0110996245715" calcext:value-type="float">
            <text:p>24.0110996246</text:p>
          </table:table-cell>
          <table:table-cell table:formula="of:=IF([.M174]&gt;[.N1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025" calcext:value-type="float">
            <text:p>2087025</text:p>
          </table:table-cell>
          <table:table-cell office:value-type="float" office:value="2095923" calcext:value-type="float">
            <text:p>2095923</text:p>
          </table:table-cell>
          <table:table-cell table:formula="of:=([.A175]-[.B175])*100/[.A175]" office:value-type="float" office:value="-0.426348510439501" calcext:value-type="float">
            <text:p>-0.4263485104</text:p>
          </table:table-cell>
          <table:table-cell table:formula="of:=IF([.A175]&gt;[.B175]; 1; 0)" office:value-type="float" office:value="0" calcext:value-type="float">
            <text:p>0</text:p>
          </table:table-cell>
          <table:table-cell office:value-type="float" office:value="372230" calcext:value-type="float">
            <text:p>372230</text:p>
          </table:table-cell>
          <table:table-cell office:value-type="float" office:value="372708" calcext:value-type="float">
            <text:p>372708</text:p>
          </table:table-cell>
          <table:table-cell table:formula="of:=([.E175]-[.F175])*100/[.E175]" office:value-type="float" office:value="-0.128415227144507" calcext:value-type="float">
            <text:p>-0.1284152271</text:p>
          </table:table-cell>
          <table:table-cell table:formula="of:=IF([.E175]&gt;[.F175]; 1; 0)" office:value-type="float" office:value="0" calcext:value-type="float">
            <text:p>0</text:p>
          </table:table-cell>
          <table:table-cell office:value-type="float" office:value="15469" calcext:value-type="float">
            <text:p>15469</text:p>
          </table:table-cell>
          <table:table-cell office:value-type="float" office:value="14340" calcext:value-type="float">
            <text:p>14340</text:p>
          </table:table-cell>
          <table:table-cell table:formula="of:=([.I175]-[.J175])*100/[.I175]" office:value-type="float" office:value="7.29846790354903" calcext:value-type="float">
            <text:p>7.2984679035</text:p>
          </table:table-cell>
          <table:table-cell table:formula="of:=IF([.I175]&gt;[.J175]; 1; 0)" office:value-type="float" office:value="1" calcext:value-type="float">
            <text:p>1</text:p>
          </table:table-cell>
          <table:table-cell office:value-type="float" office:value="116825" calcext:value-type="float">
            <text:p>116825</text:p>
          </table:table-cell>
          <table:table-cell office:value-type="float" office:value="113879" calcext:value-type="float">
            <text:p>113879</text:p>
          </table:table-cell>
          <table:table-cell table:formula="of:=([.M175]-[.N175])*100/[.M175]" office:value-type="float" office:value="2.52172052214851" calcext:value-type="float">
            <text:p>2.5217205221</text:p>
          </table:table-cell>
          <table:table-cell table:formula="of:=IF([.M175]&gt;[.N1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7362" calcext:value-type="float">
            <text:p>2957362</text:p>
          </table:table-cell>
          <table:table-cell office:value-type="float" office:value="2667077" calcext:value-type="float">
            <text:p>2667077</text:p>
          </table:table-cell>
          <table:table-cell table:formula="of:=([.A176]-[.B176])*100/[.A176]" office:value-type="float" office:value="9.81567356312822" calcext:value-type="float">
            <text:p>9.8156735631</text:p>
          </table:table-cell>
          <table:table-cell table:formula="of:=IF([.A176]&gt;[.B176]; 1; 0)" office:value-type="float" office:value="1" calcext:value-type="float">
            <text:p>1</text:p>
          </table:table-cell>
          <table:table-cell office:value-type="float" office:value="485403" calcext:value-type="float">
            <text:p>485403</text:p>
          </table:table-cell>
          <table:table-cell office:value-type="float" office:value="443260" calcext:value-type="float">
            <text:p>443260</text:p>
          </table:table-cell>
          <table:table-cell table:formula="of:=([.E176]-[.F176])*100/[.E176]" office:value-type="float" office:value="8.68206418172117" calcext:value-type="float">
            <text:p>8.6820641817</text:p>
          </table:table-cell>
          <table:table-cell table:formula="of:=IF([.E176]&gt;[.F176]; 1; 0)" office:value-type="float" office:value="1" calcext:value-type="float">
            <text:p>1</text:p>
          </table:table-cell>
          <table:table-cell office:value-type="float" office:value="49172" calcext:value-type="float">
            <text:p>49172</text:p>
          </table:table-cell>
          <table:table-cell office:value-type="float" office:value="16999" calcext:value-type="float">
            <text:p>16999</text:p>
          </table:table-cell>
          <table:table-cell table:formula="of:=([.I176]-[.J176])*100/[.I176]" office:value-type="float" office:value="65.4295127308224" calcext:value-type="float">
            <text:p>65.4295127308</text:p>
          </table:table-cell>
          <table:table-cell table:formula="of:=IF([.I176]&gt;[.J176]; 1; 0)" office:value-type="float" office:value="1" calcext:value-type="float">
            <text:p>1</text:p>
          </table:table-cell>
          <table:table-cell office:value-type="float" office:value="183588" calcext:value-type="float">
            <text:p>183588</text:p>
          </table:table-cell>
          <table:table-cell office:value-type="float" office:value="139475" calcext:value-type="float">
            <text:p>139475</text:p>
          </table:table-cell>
          <table:table-cell table:formula="of:=([.M176]-[.N176])*100/[.M176]" office:value-type="float" office:value="24.0282589275988" calcext:value-type="float">
            <text:p>24.0282589276</text:p>
          </table:table-cell>
          <table:table-cell table:formula="of:=IF([.M176]&gt;[.N1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072" calcext:value-type="float">
            <text:p>2024072</text:p>
          </table:table-cell>
          <table:table-cell office:value-type="float" office:value="2098024" calcext:value-type="float">
            <text:p>2098024</text:p>
          </table:table-cell>
          <table:table-cell table:formula="of:=([.A177]-[.B177])*100/[.A177]" office:value-type="float" office:value="-3.65362496986273" calcext:value-type="float">
            <text:p>-3.6536249699</text:p>
          </table:table-cell>
          <table:table-cell table:formula="of:=IF([.A177]&gt;[.B177]; 1; 0)" office:value-type="float" office:value="0" calcext:value-type="float">
            <text:p>0</text:p>
          </table:table-cell>
          <table:table-cell office:value-type="float" office:value="377794" calcext:value-type="float">
            <text:p>377794</text:p>
          </table:table-cell>
          <table:table-cell office:value-type="float" office:value="377964" calcext:value-type="float">
            <text:p>377964</text:p>
          </table:table-cell>
          <table:table-cell table:formula="of:=([.E177]-[.F177])*100/[.E177]" office:value-type="float" office:value="-0.0449980677300328" calcext:value-type="float">
            <text:p>-0.0449980677</text:p>
          </table:table-cell>
          <table:table-cell table:formula="of:=IF([.E177]&gt;[.F177]; 1; 0)" office:value-type="float" office:value="0" calcext:value-type="float">
            <text:p>0</text:p>
          </table:table-cell>
          <table:table-cell office:value-type="float" office:value="11559" calcext:value-type="float">
            <text:p>11559</text:p>
          </table:table-cell>
          <table:table-cell office:value-type="float" office:value="14478" calcext:value-type="float">
            <text:p>14478</text:p>
          </table:table-cell>
          <table:table-cell table:formula="of:=([.I177]-[.J177])*100/[.I177]" office:value-type="float" office:value="-25.2530495717623" calcext:value-type="float">
            <text:p>-25.2530495718</text:p>
          </table:table-cell>
          <table:table-cell table:formula="of:=IF([.I177]&gt;[.J177]; 1; 0)" office:value-type="float" office:value="0" calcext:value-type="float">
            <text:p>0</text:p>
          </table:table-cell>
          <table:table-cell office:value-type="float" office:value="117797" calcext:value-type="float">
            <text:p>117797</text:p>
          </table:table-cell>
          <table:table-cell office:value-type="float" office:value="122243" calcext:value-type="float">
            <text:p>122243</text:p>
          </table:table-cell>
          <table:table-cell table:formula="of:=([.M177]-[.N177])*100/[.M177]" office:value-type="float" office:value="-3.77428966781837" calcext:value-type="float">
            <text:p>-3.7742896678</text:p>
          </table:table-cell>
          <table:table-cell table:formula="of:=IF([.M177]&gt;[.N1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545" calcext:value-type="float">
            <text:p>2404545</text:p>
          </table:table-cell>
          <table:table-cell office:value-type="float" office:value="2337111" calcext:value-type="float">
            <text:p>2337111</text:p>
          </table:table-cell>
          <table:table-cell table:formula="of:=([.A178]-[.B178])*100/[.A178]" office:value-type="float" office:value="2.80443909346675" calcext:value-type="float">
            <text:p>2.8044390935</text:p>
          </table:table-cell>
          <table:table-cell table:formula="of:=IF([.A178]&gt;[.B178]; 1; 0)" office:value-type="float" office:value="1" calcext:value-type="float">
            <text:p>1</text:p>
          </table:table-cell>
          <table:table-cell office:value-type="float" office:value="540927" calcext:value-type="float">
            <text:p>540927</text:p>
          </table:table-cell>
          <table:table-cell office:value-type="float" office:value="359304" calcext:value-type="float">
            <text:p>359304</text:p>
          </table:table-cell>
          <table:table-cell table:formula="of:=([.E178]-[.F178])*100/[.E178]" office:value-type="float" office:value="33.5762496603054" calcext:value-type="float">
            <text:p>33.5762496603</text:p>
          </table:table-cell>
          <table:table-cell table:formula="of:=IF([.E178]&gt;[.F178]; 1; 0)" office:value-type="float" office:value="1" calcext:value-type="float">
            <text:p>1</text:p>
          </table:table-cell>
          <table:table-cell office:value-type="float" office:value="47176" calcext:value-type="float">
            <text:p>47176</text:p>
          </table:table-cell>
          <table:table-cell office:value-type="float" office:value="16751" calcext:value-type="float">
            <text:p>16751</text:p>
          </table:table-cell>
          <table:table-cell table:formula="of:=([.I178]-[.J178])*100/[.I178]" office:value-type="float" office:value="64.4925385789384" calcext:value-type="float">
            <text:p>64.4925385789</text:p>
          </table:table-cell>
          <table:table-cell table:formula="of:=IF([.I178]&gt;[.J178]; 1; 0)" office:value-type="float" office:value="1" calcext:value-type="float">
            <text:p>1</text:p>
          </table:table-cell>
          <table:table-cell office:value-type="float" office:value="153093" calcext:value-type="float">
            <text:p>153093</text:p>
          </table:table-cell>
          <table:table-cell office:value-type="float" office:value="116491" calcext:value-type="float">
            <text:p>116491</text:p>
          </table:table-cell>
          <table:table-cell table:formula="of:=([.M178]-[.N178])*100/[.M178]" office:value-type="float" office:value="23.9083432945987" calcext:value-type="float">
            <text:p>23.9083432946</text:p>
          </table:table-cell>
          <table:table-cell table:formula="of:=IF([.M178]&gt;[.N1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8232" calcext:value-type="float">
            <text:p>2538232</text:p>
          </table:table-cell>
          <table:table-cell office:value-type="float" office:value="2152652" calcext:value-type="float">
            <text:p>2152652</text:p>
          </table:table-cell>
          <table:table-cell table:formula="of:=([.A179]-[.B179])*100/[.A179]" office:value-type="float" office:value="15.1908887761245" calcext:value-type="float">
            <text:p>15.1908887761</text:p>
          </table:table-cell>
          <table:table-cell table:formula="of:=IF([.A179]&gt;[.B179]; 1; 0)" office:value-type="float" office:value="1" calcext:value-type="float">
            <text:p>1</text:p>
          </table:table-cell>
          <table:table-cell office:value-type="float" office:value="307379" calcext:value-type="float">
            <text:p>307379</text:p>
          </table:table-cell>
          <table:table-cell office:value-type="float" office:value="354597" calcext:value-type="float">
            <text:p>354597</text:p>
          </table:table-cell>
          <table:table-cell table:formula="of:=([.E179]-[.F179])*100/[.E179]" office:value-type="float" office:value="-15.3614918390651" calcext:value-type="float">
            <text:p>-15.3614918391</text:p>
          </table:table-cell>
          <table:table-cell table:formula="of:=IF([.E179]&gt;[.F179]; 1; 0)" office:value-type="float" office:value="0" calcext:value-type="float">
            <text:p>0</text:p>
          </table:table-cell>
          <table:table-cell office:value-type="float" office:value="15733" calcext:value-type="float">
            <text:p>15733</text:p>
          </table:table-cell>
          <table:table-cell office:value-type="float" office:value="14620" calcext:value-type="float">
            <text:p>14620</text:p>
          </table:table-cell>
          <table:table-cell table:formula="of:=([.I179]-[.J179])*100/[.I179]" office:value-type="float" office:value="7.07430242166148" calcext:value-type="float">
            <text:p>7.0743024217</text:p>
          </table:table-cell>
          <table:table-cell table:formula="of:=IF([.I179]&gt;[.J179]; 1; 0)" office:value-type="float" office:value="1" calcext:value-type="float">
            <text:p>1</text:p>
          </table:table-cell>
          <table:table-cell office:value-type="float" office:value="97606" calcext:value-type="float">
            <text:p>97606</text:p>
          </table:table-cell>
          <table:table-cell office:value-type="float" office:value="114038" calcext:value-type="float">
            <text:p>114038</text:p>
          </table:table-cell>
          <table:table-cell table:formula="of:=([.M179]-[.N179])*100/[.M179]" office:value-type="float" office:value="-16.8350306333627" calcext:value-type="float">
            <text:p>-16.8350306334</text:p>
          </table:table-cell>
          <table:table-cell table:formula="of:=IF([.M179]&gt;[.N1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093" calcext:value-type="float">
            <text:p>2412093</text:p>
          </table:table-cell>
          <table:table-cell office:value-type="float" office:value="2351425" calcext:value-type="float">
            <text:p>2351425</text:p>
          </table:table-cell>
          <table:table-cell table:formula="of:=([.A180]-[.B180])*100/[.A180]" office:value-type="float" office:value="2.51516007052796" calcext:value-type="float">
            <text:p>2.5151600705</text:p>
          </table:table-cell>
          <table:table-cell table:formula="of:=IF([.A180]&gt;[.B180]; 1; 0)" office:value-type="float" office:value="1" calcext:value-type="float">
            <text:p>1</text:p>
          </table:table-cell>
          <table:table-cell office:value-type="float" office:value="539320" calcext:value-type="float">
            <text:p>539320</text:p>
          </table:table-cell>
          <table:table-cell office:value-type="float" office:value="441424" calcext:value-type="float">
            <text:p>441424</text:p>
          </table:table-cell>
          <table:table-cell table:formula="of:=([.E180]-[.F180])*100/[.E180]" office:value-type="float" office:value="18.151746643922" calcext:value-type="float">
            <text:p>18.1517466439</text:p>
          </table:table-cell>
          <table:table-cell table:formula="of:=IF([.E180]&gt;[.F180]; 1; 0)" office:value-type="float" office:value="1" calcext:value-type="float">
            <text:p>1</text:p>
          </table:table-cell>
          <table:table-cell office:value-type="float" office:value="49166" calcext:value-type="float">
            <text:p>49166</text:p>
          </table:table-cell>
          <table:table-cell office:value-type="float" office:value="20573" calcext:value-type="float">
            <text:p>20573</text:p>
          </table:table-cell>
          <table:table-cell table:formula="of:=([.I180]-[.J180])*100/[.I180]" office:value-type="float" office:value="58.1560427938006" calcext:value-type="float">
            <text:p>58.1560427938</text:p>
          </table:table-cell>
          <table:table-cell table:formula="of:=IF([.I180]&gt;[.J180]; 1; 0)" office:value-type="float" office:value="1" calcext:value-type="float">
            <text:p>1</text:p>
          </table:table-cell>
          <table:table-cell office:value-type="float" office:value="165847" calcext:value-type="float">
            <text:p>165847</text:p>
          </table:table-cell>
          <table:table-cell office:value-type="float" office:value="134466" calcext:value-type="float">
            <text:p>134466</text:p>
          </table:table-cell>
          <table:table-cell table:formula="of:=([.M180]-[.N180])*100/[.M180]" office:value-type="float" office:value="18.9216567076884" calcext:value-type="float">
            <text:p>18.9216567077</text:p>
          </table:table-cell>
          <table:table-cell table:formula="of:=IF([.M180]&gt;[.N1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148" calcext:value-type="float">
            <text:p>2087148</text:p>
          </table:table-cell>
          <table:table-cell office:value-type="float" office:value="2567036" calcext:value-type="float">
            <text:p>2567036</text:p>
          </table:table-cell>
          <table:table-cell table:formula="of:=([.A181]-[.B181])*100/[.A181]" office:value-type="float" office:value="-22.9925237692775" calcext:value-type="float">
            <text:p>-22.9925237693</text:p>
          </table:table-cell>
          <table:table-cell table:formula="of:=IF([.A181]&gt;[.B181]; 1; 0)" office:value-type="float" office:value="0" calcext:value-type="float">
            <text:p>0</text:p>
          </table:table-cell>
          <table:table-cell office:value-type="float" office:value="384669" calcext:value-type="float">
            <text:p>384669</text:p>
          </table:table-cell>
          <table:table-cell office:value-type="float" office:value="346834" calcext:value-type="float">
            <text:p>346834</text:p>
          </table:table-cell>
          <table:table-cell table:formula="of:=([.E181]-[.F181])*100/[.E181]" office:value-type="float" office:value="9.83572889939143" calcext:value-type="float">
            <text:p>9.8357288994</text:p>
          </table:table-cell>
          <table:table-cell table:formula="of:=IF([.E181]&gt;[.F181]; 1; 0)" office:value-type="float" office:value="1" calcext:value-type="float">
            <text:p>1</text:p>
          </table:table-cell>
          <table:table-cell office:value-type="float" office:value="13829" calcext:value-type="float">
            <text:p>13829</text:p>
          </table:table-cell>
          <table:table-cell office:value-type="float" office:value="14773" calcext:value-type="float">
            <text:p>14773</text:p>
          </table:table-cell>
          <table:table-cell table:formula="of:=([.I181]-[.J181])*100/[.I181]" office:value-type="float" office:value="-6.82623472413045" calcext:value-type="float">
            <text:p>-6.8262347241</text:p>
          </table:table-cell>
          <table:table-cell table:formula="of:=IF([.I181]&gt;[.J181]; 1; 0)" office:value-type="float" office:value="0" calcext:value-type="float">
            <text:p>0</text:p>
          </table:table-cell>
          <table:table-cell office:value-type="float" office:value="120860" calcext:value-type="float">
            <text:p>120860</text:p>
          </table:table-cell>
          <table:table-cell office:value-type="float" office:value="118920" calcext:value-type="float">
            <text:p>118920</text:p>
          </table:table-cell>
          <table:table-cell table:formula="of:=([.M181]-[.N181])*100/[.M181]" office:value-type="float" office:value="1.60516299851067" calcext:value-type="float">
            <text:p>1.6051629985</text:p>
          </table:table-cell>
          <table:table-cell table:formula="of:=IF([.M181]&gt;[.N1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8464" calcext:value-type="float">
            <text:p>2868464</text:p>
          </table:table-cell>
          <table:table-cell office:value-type="float" office:value="2874524" calcext:value-type="float">
            <text:p>2874524</text:p>
          </table:table-cell>
          <table:table-cell table:formula="of:=([.A182]-[.B182])*100/[.A182]" office:value-type="float" office:value="-0.211262891917068" calcext:value-type="float">
            <text:p>-0.2112628919</text:p>
          </table:table-cell>
          <table:table-cell table:formula="of:=IF([.A182]&gt;[.B182]; 1; 0)" office:value-type="float" office:value="0" calcext:value-type="float">
            <text:p>0</text:p>
          </table:table-cell>
          <table:table-cell office:value-type="float" office:value="442719" calcext:value-type="float">
            <text:p>442719</text:p>
          </table:table-cell>
          <table:table-cell office:value-type="float" office:value="441882" calcext:value-type="float">
            <text:p>441882</text:p>
          </table:table-cell>
          <table:table-cell table:formula="of:=([.E182]-[.F182])*100/[.E182]" office:value-type="float" office:value="0.189058974202598" calcext:value-type="float">
            <text:p>0.1890589742</text:p>
          </table:table-cell>
          <table:table-cell table:formula="of:=IF([.E182]&gt;[.F182]; 1; 0)" office:value-type="float" office:value="1" calcext:value-type="float">
            <text:p>1</text:p>
          </table:table-cell>
          <table:table-cell office:value-type="float" office:value="39052" calcext:value-type="float">
            <text:p>39052</text:p>
          </table:table-cell>
          <table:table-cell office:value-type="float" office:value="20397" calcext:value-type="float">
            <text:p>20397</text:p>
          </table:table-cell>
          <table:table-cell table:formula="of:=([.I182]-[.J182])*100/[.I182]" office:value-type="float" office:value="47.7696404793609" calcext:value-type="float">
            <text:p>47.7696404794</text:p>
          </table:table-cell>
          <table:table-cell table:formula="of:=IF([.I182]&gt;[.J182]; 1; 0)" office:value-type="float" office:value="1" calcext:value-type="float">
            <text:p>1</text:p>
          </table:table-cell>
          <table:table-cell office:value-type="float" office:value="183846" calcext:value-type="float">
            <text:p>183846</text:p>
          </table:table-cell>
          <table:table-cell office:value-type="float" office:value="137877" calcext:value-type="float">
            <text:p>137877</text:p>
          </table:table-cell>
          <table:table-cell table:formula="of:=([.M182]-[.N182])*100/[.M182]" office:value-type="float" office:value="25.0040795013218" calcext:value-type="float">
            <text:p>25.0040795013</text:p>
          </table:table-cell>
          <table:table-cell table:formula="of:=IF([.M182]&gt;[.N1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6884" calcext:value-type="float">
            <text:p>2566884</text:p>
          </table:table-cell>
          <table:table-cell office:value-type="float" office:value="2600779" calcext:value-type="float">
            <text:p>2600779</text:p>
          </table:table-cell>
          <table:table-cell table:formula="of:=([.A183]-[.B183])*100/[.A183]" office:value-type="float" office:value="-1.32047260413794" calcext:value-type="float">
            <text:p>-1.3204726041</text:p>
          </table:table-cell>
          <table:table-cell table:formula="of:=IF([.A183]&gt;[.B183]; 1; 0)" office:value-type="float" office:value="0" calcext:value-type="float">
            <text:p>0</text:p>
          </table:table-cell>
          <table:table-cell office:value-type="float" office:value="387917" calcext:value-type="float">
            <text:p>387917</text:p>
          </table:table-cell>
          <table:table-cell office:value-type="float" office:value="388993" calcext:value-type="float">
            <text:p>388993</text:p>
          </table:table-cell>
          <table:table-cell table:formula="of:=([.E183]-[.F183])*100/[.E183]" office:value-type="float" office:value="-0.277378923841956" calcext:value-type="float">
            <text:p>-0.2773789238</text:p>
          </table:table-cell>
          <table:table-cell table:formula="of:=IF([.E183]&gt;[.F183]; 1; 0)" office:value-type="float" office:value="0" calcext:value-type="float">
            <text:p>0</text:p>
          </table:table-cell>
          <table:table-cell office:value-type="float" office:value="15989" calcext:value-type="float">
            <text:p>15989</text:p>
          </table:table-cell>
          <table:table-cell office:value-type="float" office:value="14891" calcext:value-type="float">
            <text:p>14891</text:p>
          </table:table-cell>
          <table:table-cell table:formula="of:=([.I183]-[.J183])*100/[.I183]" office:value-type="float" office:value="6.86722121458503" calcext:value-type="float">
            <text:p>6.8672212146</text:p>
          </table:table-cell>
          <table:table-cell table:formula="of:=IF([.I183]&gt;[.J183]; 1; 0)" office:value-type="float" office:value="1" calcext:value-type="float">
            <text:p>1</text:p>
          </table:table-cell>
          <table:table-cell office:value-type="float" office:value="123439" calcext:value-type="float">
            <text:p>123439</text:p>
          </table:table-cell>
          <table:table-cell office:value-type="float" office:value="120274" calcext:value-type="float">
            <text:p>120274</text:p>
          </table:table-cell>
          <table:table-cell table:formula="of:=([.M183]-[.N183])*100/[.M183]" office:value-type="float" office:value="2.56401947520638" calcext:value-type="float">
            <text:p>2.5640194752</text:p>
          </table:table-cell>
          <table:table-cell table:formula="of:=IF([.M183]&gt;[.N1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674" calcext:value-type="float">
            <text:p>2522674</text:p>
          </table:table-cell>
          <table:table-cell office:value-type="float" office:value="2406114" calcext:value-type="float">
            <text:p>2406114</text:p>
          </table:table-cell>
          <table:table-cell table:formula="of:=([.A184]-[.B184])*100/[.A184]" office:value-type="float" office:value="4.62049396790866" calcext:value-type="float">
            <text:p>4.6204939679</text:p>
          </table:table-cell>
          <table:table-cell table:formula="of:=IF([.A184]&gt;[.B184]; 1; 0)" office:value-type="float" office:value="1" calcext:value-type="float">
            <text:p>1</text:p>
          </table:table-cell>
          <table:table-cell office:value-type="float" office:value="539369" calcext:value-type="float">
            <text:p>539369</text:p>
          </table:table-cell>
          <table:table-cell office:value-type="float" office:value="442409" calcext:value-type="float">
            <text:p>442409</text:p>
          </table:table-cell>
          <table:table-cell table:formula="of:=([.E184]-[.F184])*100/[.E184]" office:value-type="float" office:value="17.9765615005683" calcext:value-type="float">
            <text:p>17.9765615006</text:p>
          </table:table-cell>
          <table:table-cell table:formula="of:=IF([.E184]&gt;[.F184]; 1; 0)" office:value-type="float" office:value="1" calcext:value-type="float">
            <text:p>1</text:p>
          </table:table-cell>
          <table:table-cell office:value-type="float" office:value="49165" calcext:value-type="float">
            <text:p>49165</text:p>
          </table:table-cell>
          <table:table-cell office:value-type="float" office:value="20181" calcext:value-type="float">
            <text:p>20181</text:p>
          </table:table-cell>
          <table:table-cell table:formula="of:=([.I184]-[.J184])*100/[.I184]" office:value-type="float" office:value="58.9525068646395" calcext:value-type="float">
            <text:p>58.9525068646</text:p>
          </table:table-cell>
          <table:table-cell table:formula="of:=IF([.I184]&gt;[.J184]; 1; 0)" office:value-type="float" office:value="1" calcext:value-type="float">
            <text:p>1</text:p>
          </table:table-cell>
          <table:table-cell office:value-type="float" office:value="183876" calcext:value-type="float">
            <text:p>183876</text:p>
          </table:table-cell>
          <table:table-cell office:value-type="float" office:value="137764" calcext:value-type="float">
            <text:p>137764</text:p>
          </table:table-cell>
          <table:table-cell table:formula="of:=([.M184]-[.N184])*100/[.M184]" office:value-type="float" office:value="25.0777698013879" calcext:value-type="float">
            <text:p>25.0777698014</text:p>
          </table:table-cell>
          <table:table-cell table:formula="of:=IF([.M184]&gt;[.N1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9546" calcext:value-type="float">
            <text:p>2359546</text:p>
          </table:table-cell>
          <table:table-cell office:value-type="float" office:value="2451694" calcext:value-type="float">
            <text:p>2451694</text:p>
          </table:table-cell>
          <table:table-cell table:formula="of:=([.A185]-[.B185])*100/[.A185]" office:value-type="float" office:value="-3.90532755029993" calcext:value-type="float">
            <text:p>-3.9053275503</text:p>
          </table:table-cell>
          <table:table-cell table:formula="of:=IF([.A185]&gt;[.B185]; 1; 0)" office:value-type="float" office:value="0" calcext:value-type="float">
            <text:p>0</text:p>
          </table:table-cell>
          <table:table-cell office:value-type="float" office:value="393452" calcext:value-type="float">
            <text:p>393452</text:p>
          </table:table-cell>
          <table:table-cell office:value-type="float" office:value="393783" calcext:value-type="float">
            <text:p>393783</text:p>
          </table:table-cell>
          <table:table-cell table:formula="of:=([.E185]-[.F185])*100/[.E185]" office:value-type="float" office:value="-0.084127161635981" calcext:value-type="float">
            <text:p>-0.0841271616</text:p>
          </table:table-cell>
          <table:table-cell table:formula="of:=IF([.E185]&gt;[.F185]; 1; 0)" office:value-type="float" office:value="0" calcext:value-type="float">
            <text:p>0</text:p>
          </table:table-cell>
          <table:table-cell office:value-type="float" office:value="14094" calcext:value-type="float">
            <text:p>14094</text:p>
          </table:table-cell>
          <table:table-cell office:value-type="float" office:value="13030" calcext:value-type="float">
            <text:p>13030</text:p>
          </table:table-cell>
          <table:table-cell table:formula="of:=([.I185]-[.J185])*100/[.I185]" office:value-type="float" office:value="7.54931176387115" calcext:value-type="float">
            <text:p>7.5493117639</text:p>
          </table:table-cell>
          <table:table-cell table:formula="of:=IF([.I185]&gt;[.J185]; 1; 0)" office:value-type="float" office:value="1" calcext:value-type="float">
            <text:p>1</text:p>
          </table:table-cell>
          <table:table-cell office:value-type="float" office:value="124386" calcext:value-type="float">
            <text:p>124386</text:p>
          </table:table-cell>
          <table:table-cell office:value-type="float" office:value="121242" calcext:value-type="float">
            <text:p>121242</text:p>
          </table:table-cell>
          <table:table-cell table:formula="of:=([.M185]-[.N185])*100/[.M185]" office:value-type="float" office:value="2.52761564806329" calcext:value-type="float">
            <text:p>2.5276156481</text:p>
          </table:table-cell>
          <table:table-cell table:formula="of:=IF([.M185]&gt;[.N1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9118" calcext:value-type="float">
            <text:p>2539118</text:p>
          </table:table-cell>
          <table:table-cell office:value-type="float" office:value="2914194" calcext:value-type="float">
            <text:p>2914194</text:p>
          </table:table-cell>
          <table:table-cell table:formula="of:=([.A186]-[.B186])*100/[.A186]" office:value-type="float" office:value="-14.7719011089678" calcext:value-type="float">
            <text:p>-14.771901109</text:p>
          </table:table-cell>
          <table:table-cell table:formula="of:=IF([.A186]&gt;[.B186]; 1; 0)" office:value-type="float" office:value="0" calcext:value-type="float">
            <text:p>0</text:p>
          </table:table-cell>
          <table:table-cell office:value-type="float" office:value="537916" calcext:value-type="float">
            <text:p>537916</text:p>
          </table:table-cell>
          <table:table-cell office:value-type="float" office:value="439580" calcext:value-type="float">
            <text:p>439580</text:p>
          </table:table-cell>
          <table:table-cell table:formula="of:=([.E186]-[.F186])*100/[.E186]" office:value-type="float" office:value="18.2809211847203" calcext:value-type="float">
            <text:p>18.2809211847</text:p>
          </table:table-cell>
          <table:table-cell table:formula="of:=IF([.E186]&gt;[.F186]; 1; 0)" office:value-type="float" office:value="1" calcext:value-type="float">
            <text:p>1</text:p>
          </table:table-cell>
          <table:table-cell office:value-type="float" office:value="49262" calcext:value-type="float">
            <text:p>49262</text:p>
          </table:table-cell>
          <table:table-cell office:value-type="float" office:value="19963" calcext:value-type="float">
            <text:p>19963</text:p>
          </table:table-cell>
          <table:table-cell table:formula="of:=([.I186]-[.J186])*100/[.I186]" office:value-type="float" office:value="59.4758637489343" calcext:value-type="float">
            <text:p>59.4758637489</text:p>
          </table:table-cell>
          <table:table-cell table:formula="of:=IF([.I186]&gt;[.J186]; 1; 0)" office:value-type="float" office:value="1" calcext:value-type="float">
            <text:p>1</text:p>
          </table:table-cell>
          <table:table-cell office:value-type="float" office:value="183943" calcext:value-type="float">
            <text:p>183943</text:p>
          </table:table-cell>
          <table:table-cell office:value-type="float" office:value="137633" calcext:value-type="float">
            <text:p>137633</text:p>
          </table:table-cell>
          <table:table-cell table:formula="of:=([.M186]-[.N186])*100/[.M186]" office:value-type="float" office:value="25.1762774337702" calcext:value-type="float">
            <text:p>25.1762774338</text:p>
          </table:table-cell>
          <table:table-cell table:formula="of:=IF([.M186]&gt;[.N1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2139" calcext:value-type="float">
            <text:p>2652139</text:p>
          </table:table-cell>
          <table:table-cell office:value-type="float" office:value="2669789" calcext:value-type="float">
            <text:p>2669789</text:p>
          </table:table-cell>
          <table:table-cell table:formula="of:=([.A187]-[.B187])*100/[.A187]" office:value-type="float" office:value="-0.665500563884472" calcext:value-type="float">
            <text:p>-0.6655005639</text:p>
          </table:table-cell>
          <table:table-cell table:formula="of:=IF([.A187]&gt;[.B187]; 1; 0)" office:value-type="float" office:value="0" calcext:value-type="float">
            <text:p>0</text:p>
          </table:table-cell>
          <table:table-cell office:value-type="float" office:value="355081" calcext:value-type="float">
            <text:p>355081</text:p>
          </table:table-cell>
          <table:table-cell office:value-type="float" office:value="397829" calcext:value-type="float">
            <text:p>397829</text:p>
          </table:table-cell>
          <table:table-cell table:formula="of:=([.E187]-[.F187])*100/[.E187]" office:value-type="float" office:value="-12.0389432270383" calcext:value-type="float">
            <text:p>-12.038943227</text:p>
          </table:table-cell>
          <table:table-cell table:formula="of:=IF([.E187]&gt;[.F187]; 1; 0)" office:value-type="float" office:value="0" calcext:value-type="float">
            <text:p>0</text:p>
          </table:table-cell>
          <table:table-cell office:value-type="float" office:value="14243" calcext:value-type="float">
            <text:p>14243</text:p>
          </table:table-cell>
          <table:table-cell office:value-type="float" office:value="17201" calcext:value-type="float">
            <text:p>17201</text:p>
          </table:table-cell>
          <table:table-cell table:formula="of:=([.I187]-[.J187])*100/[.I187]" office:value-type="float" office:value="-20.7680966088605" calcext:value-type="float">
            <text:p>-20.7680966089</text:p>
          </table:table-cell>
          <table:table-cell table:formula="of:=IF([.I187]&gt;[.J187]; 1; 0)" office:value-type="float" office:value="0" calcext:value-type="float">
            <text:p>0</text:p>
          </table:table-cell>
          <table:table-cell office:value-type="float" office:value="101364" calcext:value-type="float">
            <text:p>101364</text:p>
          </table:table-cell>
          <table:table-cell office:value-type="float" office:value="100156" calcext:value-type="float">
            <text:p>100156</text:p>
          </table:table-cell>
          <table:table-cell table:formula="of:=([.M187]-[.N187])*100/[.M187]" office:value-type="float" office:value="1.1917446036068" calcext:value-type="float">
            <text:p>1.1917446036</text:p>
          </table:table-cell>
          <table:table-cell table:formula="of:=IF([.M187]&gt;[.N1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3594" calcext:value-type="float">
            <text:p>2493594</text:p>
          </table:table-cell>
          <table:table-cell office:value-type="float" office:value="2342621" calcext:value-type="float">
            <text:p>2342621</text:p>
          </table:table-cell>
          <table:table-cell table:formula="of:=([.A188]-[.B188])*100/[.A188]" office:value-type="float" office:value="6.05443388137764" calcext:value-type="float">
            <text:p>6.0544338814</text:p>
          </table:table-cell>
          <table:table-cell table:formula="of:=IF([.A188]&gt;[.B188]; 1; 0)" office:value-type="float" office:value="1" calcext:value-type="float">
            <text:p>1</text:p>
          </table:table-cell>
          <table:table-cell office:value-type="float" office:value="504377" calcext:value-type="float">
            <text:p>504377</text:p>
          </table:table-cell>
          <table:table-cell office:value-type="float" office:value="388898" calcext:value-type="float">
            <text:p>388898</text:p>
          </table:table-cell>
          <table:table-cell table:formula="of:=([.E188]-[.F188])*100/[.E188]" office:value-type="float" office:value="22.8953738969065" calcext:value-type="float">
            <text:p>22.8953738969</text:p>
          </table:table-cell>
          <table:table-cell table:formula="of:=IF([.E188]&gt;[.F188]; 1; 0)" office:value-type="float" office:value="1" calcext:value-type="float">
            <text:p>1</text:p>
          </table:table-cell>
          <table:table-cell office:value-type="float" office:value="47120" calcext:value-type="float">
            <text:p>47120</text:p>
          </table:table-cell>
          <table:table-cell office:value-type="float" office:value="19781" calcext:value-type="float">
            <text:p>19781</text:p>
          </table:table-cell>
          <table:table-cell table:formula="of:=([.I188]-[.J188])*100/[.I188]" office:value-type="float" office:value="58.0199490662139" calcext:value-type="float">
            <text:p>58.0199490662</text:p>
          </table:table-cell>
          <table:table-cell table:formula="of:=IF([.I188]&gt;[.J188]; 1; 0)" office:value-type="float" office:value="1" calcext:value-type="float">
            <text:p>1</text:p>
          </table:table-cell>
          <table:table-cell office:value-type="float" office:value="183860" calcext:value-type="float">
            <text:p>183860</text:p>
          </table:table-cell>
          <table:table-cell office:value-type="float" office:value="135530" calcext:value-type="float">
            <text:p>135530</text:p>
          </table:table-cell>
          <table:table-cell table:formula="of:=([.M188]-[.N188])*100/[.M188]" office:value-type="float" office:value="26.2863047971282" calcext:value-type="float">
            <text:p>26.2863047971</text:p>
          </table:table-cell>
          <table:table-cell table:formula="of:=IF([.M188]&gt;[.N1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1159" calcext:value-type="float">
            <text:p>2291159</text:p>
          </table:table-cell>
          <table:table-cell office:value-type="float" office:value="2234592" calcext:value-type="float">
            <text:p>2234592</text:p>
          </table:table-cell>
          <table:table-cell table:formula="of:=([.A189]-[.B189])*100/[.A189]" office:value-type="float" office:value="2.46892511606571" calcext:value-type="float">
            <text:p>2.4689251161</text:p>
          </table:table-cell>
          <table:table-cell table:formula="of:=IF([.A189]&gt;[.B189]; 1; 0)" office:value-type="float" office:value="1" calcext:value-type="float">
            <text:p>1</text:p>
          </table:table-cell>
          <table:table-cell office:value-type="float" office:value="400025" calcext:value-type="float">
            <text:p>400025</text:p>
          </table:table-cell>
          <table:table-cell office:value-type="float" office:value="402558" calcext:value-type="float">
            <text:p>402558</text:p>
          </table:table-cell>
          <table:table-cell table:formula="of:=([.E189]-[.F189])*100/[.E189]" office:value-type="float" office:value="-0.633210424348478" calcext:value-type="float">
            <text:p>-0.6332104243</text:p>
          </table:table-cell>
          <table:table-cell table:formula="of:=IF([.E189]&gt;[.F189]; 1; 0)" office:value-type="float" office:value="0" calcext:value-type="float">
            <text:p>0</text:p>
          </table:table-cell>
          <table:table-cell office:value-type="float" office:value="16393" calcext:value-type="float">
            <text:p>16393</text:p>
          </table:table-cell>
          <table:table-cell office:value-type="float" office:value="15373" calcext:value-type="float">
            <text:p>15373</text:p>
          </table:table-cell>
          <table:table-cell table:formula="of:=([.I189]-[.J189])*100/[.I189]" office:value-type="float" office:value="6.22216799853596" calcext:value-type="float">
            <text:p>6.2221679985</text:p>
          </table:table-cell>
          <table:table-cell table:formula="of:=IF([.I189]&gt;[.J189]; 1; 0)" office:value-type="float" office:value="1" calcext:value-type="float">
            <text:p>1</text:p>
          </table:table-cell>
          <table:table-cell office:value-type="float" office:value="127062" calcext:value-type="float">
            <text:p>127062</text:p>
          </table:table-cell>
          <table:table-cell office:value-type="float" office:value="125429" calcext:value-type="float">
            <text:p>125429</text:p>
          </table:table-cell>
          <table:table-cell table:formula="of:=([.M189]-[.N189])*100/[.M189]" office:value-type="float" office:value="1.28519935149769" calcext:value-type="float">
            <text:p>1.2851993515</text:p>
          </table:table-cell>
          <table:table-cell table:formula="of:=IF([.M189]&gt;[.N1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7648" calcext:value-type="float">
            <text:p>2407648</text:p>
          </table:table-cell>
          <table:table-cell office:value-type="float" office:value="2378311" calcext:value-type="float">
            <text:p>2378311</text:p>
          </table:table-cell>
          <table:table-cell table:formula="of:=([.A190]-[.B190])*100/[.A190]" office:value-type="float" office:value="1.21849207193078" calcext:value-type="float">
            <text:p>1.2184920719</text:p>
          </table:table-cell>
          <table:table-cell table:formula="of:=IF([.A190]&gt;[.B190]; 1; 0)" office:value-type="float" office:value="1" calcext:value-type="float">
            <text:p>1</text:p>
          </table:table-cell>
          <table:table-cell office:value-type="float" office:value="436907" calcext:value-type="float">
            <text:p>436907</text:p>
          </table:table-cell>
          <table:table-cell office:value-type="float" office:value="357509" calcext:value-type="float">
            <text:p>357509</text:p>
          </table:table-cell>
          <table:table-cell table:formula="of:=([.E190]-[.F190])*100/[.E190]" office:value-type="float" office:value="18.1727461450606" calcext:value-type="float">
            <text:p>18.1727461451</text:p>
          </table:table-cell>
          <table:table-cell table:formula="of:=IF([.E190]&gt;[.F190]; 1; 0)" office:value-type="float" office:value="1" calcext:value-type="float">
            <text:p>1</text:p>
          </table:table-cell>
          <table:table-cell office:value-type="float" office:value="49231" calcext:value-type="float">
            <text:p>49231</text:p>
          </table:table-cell>
          <table:table-cell office:value-type="float" office:value="19555" calcext:value-type="float">
            <text:p>19555</text:p>
          </table:table-cell>
          <table:table-cell table:formula="of:=([.I190]-[.J190])*100/[.I190]" office:value-type="float" office:value="60.2790924417542" calcext:value-type="float">
            <text:p>60.2790924418</text:p>
          </table:table-cell>
          <table:table-cell table:formula="of:=IF([.I190]&gt;[.J190]; 1; 0)" office:value-type="float" office:value="1" calcext:value-type="float">
            <text:p>1</text:p>
          </table:table-cell>
          <table:table-cell office:value-type="float" office:value="183795" calcext:value-type="float">
            <text:p>183795</text:p>
          </table:table-cell>
          <table:table-cell office:value-type="float" office:value="136874" calcext:value-type="float">
            <text:p>136874</text:p>
          </table:table-cell>
          <table:table-cell table:formula="of:=([.M190]-[.N190])*100/[.M190]" office:value-type="float" office:value="25.5289860986425" calcext:value-type="float">
            <text:p>25.5289860986</text:p>
          </table:table-cell>
          <table:table-cell table:formula="of:=IF([.M190]&gt;[.N1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3886" calcext:value-type="float">
            <text:p>2193886</text:p>
          </table:table-cell>
          <table:table-cell office:value-type="float" office:value="2556182" calcext:value-type="float">
            <text:p>2556182</text:p>
          </table:table-cell>
          <table:table-cell table:formula="of:=([.A191]-[.B191])*100/[.A191]" office:value-type="float" office:value="-16.5138936116097" calcext:value-type="float">
            <text:p>-16.5138936116</text:p>
          </table:table-cell>
          <table:table-cell table:formula="of:=IF([.A191]&gt;[.B191]; 1; 0)" office:value-type="float" office:value="0" calcext:value-type="float">
            <text:p>0</text:p>
          </table:table-cell>
          <table:table-cell office:value-type="float" office:value="331445" calcext:value-type="float">
            <text:p>331445</text:p>
          </table:table-cell>
          <table:table-cell office:value-type="float" office:value="329984" calcext:value-type="float">
            <text:p>329984</text:p>
          </table:table-cell>
          <table:table-cell table:formula="of:=([.E191]-[.F191])*100/[.E191]" office:value-type="float" office:value="0.440797115660215" calcext:value-type="float">
            <text:p>0.4407971157</text:p>
          </table:table-cell>
          <table:table-cell table:formula="of:=IF([.E191]&gt;[.F191]; 1; 0)" office:value-type="float" office:value="1" calcext:value-type="float">
            <text:p>1</text:p>
          </table:table-cell>
          <table:table-cell office:value-type="float" office:value="14500" calcext:value-type="float">
            <text:p>14500</text:p>
          </table:table-cell>
          <table:table-cell office:value-type="float" office:value="17470" calcext:value-type="float">
            <text:p>17470</text:p>
          </table:table-cell>
          <table:table-cell table:formula="of:=([.I191]-[.J191])*100/[.I191]" office:value-type="float" office:value="-20.4827586206897" calcext:value-type="float">
            <text:p>-20.4827586207</text:p>
          </table:table-cell>
          <table:table-cell table:formula="of:=IF([.I191]&gt;[.J191]; 1; 0)" office:value-type="float" office:value="0" calcext:value-type="float">
            <text:p>0</text:p>
          </table:table-cell>
          <table:table-cell office:value-type="float" office:value="103504" calcext:value-type="float">
            <text:p>103504</text:p>
          </table:table-cell>
          <table:table-cell office:value-type="float" office:value="106998" calcext:value-type="float">
            <text:p>106998</text:p>
          </table:table-cell>
          <table:table-cell table:formula="of:=([.M191]-[.N191])*100/[.M191]" office:value-type="float" office:value="-3.37571494821456" calcext:value-type="float">
            <text:p>-3.3757149482</text:p>
          </table:table-cell>
          <table:table-cell table:formula="of:=IF([.M191]&gt;[.N1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477" calcext:value-type="float">
            <text:p>2531477</text:p>
          </table:table-cell>
          <table:table-cell office:value-type="float" office:value="2354702" calcext:value-type="float">
            <text:p>2354702</text:p>
          </table:table-cell>
          <table:table-cell table:formula="of:=([.A192]-[.B192])*100/[.A192]" office:value-type="float" office:value="6.98307746821322" calcext:value-type="float">
            <text:p>6.9830774682</text:p>
          </table:table-cell>
          <table:table-cell table:formula="of:=IF([.A192]&gt;[.B192]; 1; 0)" office:value-type="float" office:value="1" calcext:value-type="float">
            <text:p>1</text:p>
          </table:table-cell>
          <table:table-cell office:value-type="float" office:value="435762" calcext:value-type="float">
            <text:p>435762</text:p>
          </table:table-cell>
          <table:table-cell office:value-type="float" office:value="390601" calcext:value-type="float">
            <text:p>390601</text:p>
          </table:table-cell>
          <table:table-cell table:formula="of:=([.E192]-[.F192])*100/[.E192]" office:value-type="float" office:value="10.3636847637013" calcext:value-type="float">
            <text:p>10.3636847637</text:p>
          </table:table-cell>
          <table:table-cell table:formula="of:=IF([.E192]&gt;[.F192]; 1; 0)" office:value-type="float" office:value="1" calcext:value-type="float">
            <text:p>1</text:p>
          </table:table-cell>
          <table:table-cell office:value-type="float" office:value="47131" calcext:value-type="float">
            <text:p>47131</text:p>
          </table:table-cell>
          <table:table-cell office:value-type="float" office:value="19320" calcext:value-type="float">
            <text:p>19320</text:p>
          </table:table-cell>
          <table:table-cell table:formula="of:=([.I192]-[.J192])*100/[.I192]" office:value-type="float" office:value="59.0078716768157" calcext:value-type="float">
            <text:p>59.0078716768</text:p>
          </table:table-cell>
          <table:table-cell table:formula="of:=IF([.I192]&gt;[.J192]; 1; 0)" office:value-type="float" office:value="1" calcext:value-type="float">
            <text:p>1</text:p>
          </table:table-cell>
          <table:table-cell office:value-type="float" office:value="183644" calcext:value-type="float">
            <text:p>183644</text:p>
          </table:table-cell>
          <table:table-cell office:value-type="float" office:value="134611" calcext:value-type="float">
            <text:p>134611</text:p>
          </table:table-cell>
          <table:table-cell table:formula="of:=([.M192]-[.N192])*100/[.M192]" office:value-type="float" office:value="26.7000283156542" calcext:value-type="float">
            <text:p>26.7000283157</text:p>
          </table:table-cell>
          <table:table-cell table:formula="of:=IF([.M192]&gt;[.N1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5641" calcext:value-type="float">
            <text:p>2225641</text:p>
          </table:table-cell>
          <table:table-cell office:value-type="float" office:value="2231622" calcext:value-type="float">
            <text:p>2231622</text:p>
          </table:table-cell>
          <table:table-cell table:formula="of:=([.A193]-[.B193])*100/[.A193]" office:value-type="float" office:value="-0.268731569916262" calcext:value-type="float">
            <text:p>-0.2687315699</text:p>
          </table:table-cell>
          <table:table-cell table:formula="of:=IF([.A193]&gt;[.B193]; 1; 0)" office:value-type="float" office:value="0" calcext:value-type="float">
            <text:p>0</text:p>
          </table:table-cell>
          <table:table-cell office:value-type="float" office:value="410737" calcext:value-type="float">
            <text:p>410737</text:p>
          </table:table-cell>
          <table:table-cell office:value-type="float" office:value="410154" calcext:value-type="float">
            <text:p>410154</text:p>
          </table:table-cell>
          <table:table-cell table:formula="of:=([.E193]-[.F193])*100/[.E193]" office:value-type="float" office:value="0.141939976189143" calcext:value-type="float">
            <text:p>0.1419399762</text:p>
          </table:table-cell>
          <table:table-cell table:formula="of:=IF([.E193]&gt;[.F193]; 1; 0)"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office:value-type="float" office:value="15690" calcext:value-type="float">
            <text:p>15690</text:p>
          </table:table-cell>
          <table:table-cell table:formula="of:=([.I193]-[.J193])*100/[.I193]" office:value-type="float" office:value="-6.78554413666372" calcext:value-type="float">
            <text:p>-6.7855441367</text:p>
          </table:table-cell>
          <table:table-cell table:formula="of:=IF([.I193]&gt;[.J193]; 1; 0)" office:value-type="float" office:value="0" calcext:value-type="float">
            <text:p>0</text:p>
          </table:table-cell>
          <table:table-cell office:value-type="float" office:value="128747" calcext:value-type="float">
            <text:p>128747</text:p>
          </table:table-cell>
          <table:table-cell office:value-type="float" office:value="125502" calcext:value-type="float">
            <text:p>125502</text:p>
          </table:table-cell>
          <table:table-cell table:formula="of:=([.M193]-[.N193])*100/[.M193]" office:value-type="float" office:value="2.52044707837853" calcext:value-type="float">
            <text:p>2.5204470784</text:p>
          </table:table-cell>
          <table:table-cell table:formula="of:=IF([.M193]&gt;[.N1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2531" calcext:value-type="float">
            <text:p>2432531</text:p>
          </table:table-cell>
          <table:table-cell office:value-type="float" office:value="2336377" calcext:value-type="float">
            <text:p>2336377</text:p>
          </table:table-cell>
          <table:table-cell table:formula="of:=([.A194]-[.B194])*100/[.A194]" office:value-type="float" office:value="3.95283760001414" calcext:value-type="float">
            <text:p>3.9528376</text:p>
          </table:table-cell>
          <table:table-cell table:formula="of:=IF([.A194]&gt;[.B194]; 1; 0)" office:value-type="float" office:value="1" calcext:value-type="float">
            <text:p>1</text:p>
          </table:table-cell>
          <table:table-cell office:value-type="float" office:value="536400" calcext:value-type="float">
            <text:p>536400</text:p>
          </table:table-cell>
          <table:table-cell office:value-type="float" office:value="357011" calcext:value-type="float">
            <text:p>357011</text:p>
          </table:table-cell>
          <table:table-cell table:formula="of:=([.E194]-[.F194])*100/[.E194]" office:value-type="float" office:value="33.443139448173" calcext:value-type="float">
            <text:p>33.4431394482</text:p>
          </table:table-cell>
          <table:table-cell table:formula="of:=IF([.E194]&gt;[.F194]; 1; 0)" office:value-type="float" office:value="1" calcext:value-type="float">
            <text:p>1</text:p>
          </table:table-cell>
          <table:table-cell office:value-type="float" office:value="47547" calcext:value-type="float">
            <text:p>47547</text:p>
          </table:table-cell>
          <table:table-cell office:value-type="float" office:value="19139" calcext:value-type="float">
            <text:p>19139</text:p>
          </table:table-cell>
          <table:table-cell table:formula="of:=([.I194]-[.J194])*100/[.I194]" office:value-type="float" office:value="59.7471975098324" calcext:value-type="float">
            <text:p>59.7471975098</text:p>
          </table:table-cell>
          <table:table-cell table:formula="of:=IF([.I194]&gt;[.J194]; 1; 0)" office:value-type="float" office:value="1" calcext:value-type="float">
            <text:p>1</text:p>
          </table:table-cell>
          <table:table-cell office:value-type="float" office:value="185831" calcext:value-type="float">
            <text:p>185831</text:p>
          </table:table-cell>
          <table:table-cell office:value-type="float" office:value="134379" calcext:value-type="float">
            <text:p>134379</text:p>
          </table:table-cell>
          <table:table-cell table:formula="of:=([.M194]-[.N194])*100/[.M194]" office:value-type="float" office:value="27.6875225339152" calcext:value-type="float">
            <text:p>27.6875225339</text:p>
          </table:table-cell>
          <table:table-cell table:formula="of:=IF([.M194]&gt;[.N1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1275" calcext:value-type="float">
            <text:p>2471275</text:p>
          </table:table-cell>
          <table:table-cell office:value-type="float" office:value="2240977" calcext:value-type="float">
            <text:p>2240977</text:p>
          </table:table-cell>
          <table:table-cell table:formula="of:=([.A195]-[.B195])*100/[.A195]" office:value-type="float" office:value="9.31899525548553" calcext:value-type="float">
            <text:p>9.3189952555</text:p>
          </table:table-cell>
          <table:table-cell table:formula="of:=IF([.A195]&gt;[.B195]; 1; 0)" office:value-type="float" office:value="1" calcext:value-type="float">
            <text:p>1</text:p>
          </table:table-cell>
          <table:table-cell office:value-type="float" office:value="355689" calcext:value-type="float">
            <text:p>355689</text:p>
          </table:table-cell>
          <table:table-cell office:value-type="float" office:value="417136" calcext:value-type="float">
            <text:p>417136</text:p>
          </table:table-cell>
          <table:table-cell table:formula="of:=([.E195]-[.F195])*100/[.E195]" office:value-type="float" office:value="-17.2754850445192" calcext:value-type="float">
            <text:p>-17.2754850445</text:p>
          </table:table-cell>
          <table:table-cell table:formula="of:=IF([.E195]&gt;[.F195]; 1; 0)" office:value-type="float" office:value="0" calcext:value-type="float">
            <text:p>0</text:p>
          </table:table-cell>
          <table:table-cell office:value-type="float" office:value="16771" calcext:value-type="float">
            <text:p>16771</text:p>
          </table:table-cell>
          <table:table-cell office:value-type="float" office:value="15734" calcext:value-type="float">
            <text:p>15734</text:p>
          </table:table-cell>
          <table:table-cell table:formula="of:=([.I195]-[.J195])*100/[.I195]" office:value-type="float" office:value="6.18329258839664" calcext:value-type="float">
            <text:p>6.1832925884</text:p>
          </table:table-cell>
          <table:table-cell table:formula="of:=IF([.I195]&gt;[.J195]; 1; 0)" office:value-type="float" office:value="1" calcext:value-type="float">
            <text:p>1</text:p>
          </table:table-cell>
          <table:table-cell office:value-type="float" office:value="119092" calcext:value-type="float">
            <text:p>119092</text:p>
          </table:table-cell>
          <table:table-cell office:value-type="float" office:value="104309" calcext:value-type="float">
            <text:p>104309</text:p>
          </table:table-cell>
          <table:table-cell table:formula="of:=([.M195]-[.N195])*100/[.M195]" office:value-type="float" office:value="12.4130923991536" calcext:value-type="float">
            <text:p>12.4130923992</text:p>
          </table:table-cell>
          <table:table-cell table:formula="of:=IF([.M195]&gt;[.N1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2949" calcext:value-type="float">
            <text:p>2542949</text:p>
          </table:table-cell>
          <table:table-cell office:value-type="float" office:value="2481814" calcext:value-type="float">
            <text:p>2481814</text:p>
          </table:table-cell>
          <table:table-cell table:formula="of:=([.A196]-[.B196])*100/[.A196]" office:value-type="float" office:value="2.4040985485749" calcext:value-type="float">
            <text:p>2.4040985486</text:p>
          </table:table-cell>
          <table:table-cell table:formula="of:=IF([.A196]&gt;[.B196]; 1; 0)" office:value-type="float" office:value="1" calcext:value-type="float">
            <text:p>1</text:p>
          </table:table-cell>
          <table:table-cell office:value-type="float" office:value="538612" calcext:value-type="float">
            <text:p>538612</text:p>
          </table:table-cell>
          <table:table-cell office:value-type="float" office:value="436424" calcext:value-type="float">
            <text:p>436424</text:p>
          </table:table-cell>
          <table:table-cell table:formula="of:=([.E196]-[.F196])*100/[.E196]" office:value-type="float" office:value="18.9724699783889" calcext:value-type="float">
            <text:p>18.9724699784</text:p>
          </table:table-cell>
          <table:table-cell table:formula="of:=IF([.E196]&gt;[.F196]; 1; 0)" office:value-type="float" office:value="1" calcext:value-type="float">
            <text:p>1</text:p>
          </table:table-cell>
          <table:table-cell office:value-type="float" office:value="49155" calcext:value-type="float">
            <text:p>49155</text:p>
          </table:table-cell>
          <table:table-cell office:value-type="float" office:value="18930" calcext:value-type="float">
            <text:p>18930</text:p>
          </table:table-cell>
          <table:table-cell table:formula="of:=([.I196]-[.J196])*100/[.I196]" office:value-type="float" office:value="61.4891669209643" calcext:value-type="float">
            <text:p>61.489166921</text:p>
          </table:table-cell>
          <table:table-cell table:formula="of:=IF([.I196]&gt;[.J196]; 1; 0)" office:value-type="float" office:value="1" calcext:value-type="float">
            <text:p>1</text:p>
          </table:table-cell>
          <table:table-cell office:value-type="float" office:value="183733" calcext:value-type="float">
            <text:p>183733</text:p>
          </table:table-cell>
          <table:table-cell office:value-type="float" office:value="135667" calcext:value-type="float">
            <text:p>135667</text:p>
          </table:table-cell>
          <table:table-cell table:formula="of:=([.M196]-[.N196])*100/[.M196]" office:value-type="float" office:value="26.1607876647091" calcext:value-type="float">
            <text:p>26.1607876647</text:p>
          </table:table-cell>
          <table:table-cell table:formula="of:=IF([.M196]&gt;[.N1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4439" calcext:value-type="float">
            <text:p>2364439</text:p>
          </table:table-cell>
          <table:table-cell office:value-type="float" office:value="2291602" calcext:value-type="float">
            <text:p>2291602</text:p>
          </table:table-cell>
          <table:table-cell table:formula="of:=([.A197]-[.B197])*100/[.A197]" office:value-type="float" office:value="3.08051931134616" calcext:value-type="float">
            <text:p>3.0805193113</text:p>
          </table:table-cell>
          <table:table-cell table:formula="of:=IF([.A197]&gt;[.B197]; 1; 0)" office:value-type="float" office:value="1" calcext:value-type="float">
            <text:p>1</text:p>
          </table:table-cell>
          <table:table-cell office:value-type="float" office:value="418224" calcext:value-type="float">
            <text:p>418224</text:p>
          </table:table-cell>
          <table:table-cell office:value-type="float" office:value="426765" calcext:value-type="float">
            <text:p>426765</text:p>
          </table:table-cell>
          <table:table-cell table:formula="of:=([.E197]-[.F197])*100/[.E197]" office:value-type="float" office:value="-2.04220704694135" calcext:value-type="float">
            <text:p>-2.0422070469</text:p>
          </table:table-cell>
          <table:table-cell table:formula="of:=IF([.E197]&gt;[.F197]; 1; 0)" office:value-type="float" office:value="0" calcext:value-type="float">
            <text:p>0</text:p>
          </table:table-cell>
          <table:table-cell office:value-type="float" office:value="14876" calcext:value-type="float">
            <text:p>14876</text:p>
          </table:table-cell>
          <table:table-cell office:value-type="float" office:value="17885" calcext:value-type="float">
            <text:p>17885</text:p>
          </table:table-cell>
          <table:table-cell table:formula="of:=([.I197]-[.J197])*100/[.I197]" office:value-type="float" office:value="-20.2272116160258" calcext:value-type="float">
            <text:p>-20.227211616</text:p>
          </table:table-cell>
          <table:table-cell table:formula="of:=IF([.I197]&gt;[.J197]; 1; 0)" office:value-type="float" office:value="0" calcext:value-type="float">
            <text:p>0</text:p>
          </table:table-cell>
          <table:table-cell office:value-type="float" office:value="132937" calcext:value-type="float">
            <text:p>132937</text:p>
          </table:table-cell>
          <table:table-cell office:value-type="float" office:value="129845" calcext:value-type="float">
            <text:p>129845</text:p>
          </table:table-cell>
          <table:table-cell table:formula="of:=([.M197]-[.N197])*100/[.M197]" office:value-type="float" office:value="2.32591377870721" calcext:value-type="float">
            <text:p>2.3259137787</text:p>
          </table:table-cell>
          <table:table-cell table:formula="of:=IF([.M197]&gt;[.N1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1295" calcext:value-type="float">
            <text:p>2951295</text:p>
          </table:table-cell>
          <table:table-cell office:value-type="float" office:value="2340712" calcext:value-type="float">
            <text:p>2340712</text:p>
          </table:table-cell>
          <table:table-cell table:formula="of:=([.A198]-[.B198])*100/[.A198]" office:value-type="float" office:value="20.688646848248" calcext:value-type="float">
            <text:p>20.6886468482</text:p>
          </table:table-cell>
          <table:table-cell table:formula="of:=IF([.A198]&gt;[.B198]; 1; 0)" office:value-type="float" office:value="1" calcext:value-type="float">
            <text:p>1</text:p>
          </table:table-cell>
          <table:table-cell office:value-type="float" office:value="537919" calcext:value-type="float">
            <text:p>537919</text:p>
          </table:table-cell>
          <table:table-cell office:value-type="float" office:value="435805" calcext:value-type="float">
            <text:p>435805</text:p>
          </table:table-cell>
          <table:table-cell table:formula="of:=([.E198]-[.F198])*100/[.E198]" office:value-type="float" office:value="18.9831554564907" calcext:value-type="float">
            <text:p>18.9831554565</text:p>
          </table:table-cell>
          <table:table-cell table:formula="of:=IF([.E198]&gt;[.F198]; 1; 0)" office:value-type="float" office:value="1" calcext:value-type="float">
            <text:p>1</text:p>
          </table:table-cell>
          <table:table-cell office:value-type="float" office:value="47632" calcext:value-type="float">
            <text:p>47632</text:p>
          </table:table-cell>
          <table:table-cell office:value-type="float" office:value="18747" calcext:value-type="float">
            <text:p>18747</text:p>
          </table:table-cell>
          <table:table-cell table:formula="of:=([.I198]-[.J198])*100/[.I198]" office:value-type="float" office:value="60.6420053745381" calcext:value-type="float">
            <text:p>60.6420053745</text:p>
          </table:table-cell>
          <table:table-cell table:formula="of:=IF([.I198]&gt;[.J198]; 1; 0)" office:value-type="float" office:value="1" calcext:value-type="float">
            <text:p>1</text:p>
          </table:table-cell>
          <table:table-cell office:value-type="float" office:value="183803" calcext:value-type="float">
            <text:p>183803</text:p>
          </table:table-cell>
          <table:table-cell office:value-type="float" office:value="109675" calcext:value-type="float">
            <text:p>109675</text:p>
          </table:table-cell>
          <table:table-cell table:formula="of:=([.M198]-[.N198])*100/[.M198]" office:value-type="float" office:value="40.3301360695963" calcext:value-type="float">
            <text:p>40.3301360696</text:p>
          </table:table-cell>
          <table:table-cell table:formula="of:=IF([.M198]&gt;[.N1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9349" calcext:value-type="float">
            <text:p>2289349</text:p>
          </table:table-cell>
          <table:table-cell office:value-type="float" office:value="2379165" calcext:value-type="float">
            <text:p>2379165</text:p>
          </table:table-cell>
          <table:table-cell table:formula="of:=([.A199]-[.B199])*100/[.A199]" office:value-type="float" office:value="-3.92321135833811" calcext:value-type="float">
            <text:p>-3.9232113583</text:p>
          </table:table-cell>
          <table:table-cell table:formula="of:=IF([.A199]&gt;[.B199]; 1; 0)" office:value-type="float" office:value="0" calcext:value-type="float">
            <text:p>0</text:p>
          </table:table-cell>
          <table:table-cell office:value-type="float" office:value="421746" calcext:value-type="float">
            <text:p>421746</text:p>
          </table:table-cell>
          <table:table-cell office:value-type="float" office:value="419694" calcext:value-type="float">
            <text:p>419694</text:p>
          </table:table-cell>
          <table:table-cell table:formula="of:=([.E199]-[.F199])*100/[.E199]" office:value-type="float" office:value="0.486548775803446" calcext:value-type="float">
            <text:p>0.4865487758</text:p>
          </table:table-cell>
          <table:table-cell table:formula="of:=IF([.E199]&gt;[.F199]; 1; 0)" office:value-type="float" office:value="1" calcext:value-type="float">
            <text:p>1</text:p>
          </table:table-cell>
          <table:table-cell office:value-type="float" office:value="17027" calcext:value-type="float">
            <text:p>17027</text:p>
          </table:table-cell>
          <table:table-cell office:value-type="float" office:value="16012" calcext:value-type="float">
            <text:p>16012</text:p>
          </table:table-cell>
          <table:table-cell table:formula="of:=([.I199]-[.J199])*100/[.I199]" office:value-type="float" office:value="5.96112057320726" calcext:value-type="float">
            <text:p>5.9611205732</text:p>
          </table:table-cell>
          <table:table-cell table:formula="of:=IF([.I199]&gt;[.J199]; 1; 0)" office:value-type="float" office:value="1" calcext:value-type="float">
            <text:p>1</text:p>
          </table:table-cell>
          <table:table-cell office:value-type="float" office:value="107867" calcext:value-type="float">
            <text:p>107867</text:p>
          </table:table-cell>
          <table:table-cell office:value-type="float" office:value="110909" calcext:value-type="float">
            <text:p>110909</text:p>
          </table:table-cell>
          <table:table-cell table:formula="of:=([.M199]-[.N199])*100/[.M199]" office:value-type="float" office:value="-2.82013961637943" calcext:value-type="float">
            <text:p>-2.8201396164</text:p>
          </table:table-cell>
          <table:table-cell table:formula="of:=IF([.M199]&gt;[.N1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767" calcext:value-type="float">
            <text:p>2430767</text:p>
          </table:table-cell>
          <table:table-cell office:value-type="float" office:value="2648245" calcext:value-type="float">
            <text:p>2648245</text:p>
          </table:table-cell>
          <table:table-cell table:formula="of:=([.A200]-[.B200])*100/[.A200]" office:value-type="float" office:value="-8.94688795758705" calcext:value-type="float">
            <text:p>-8.9468879576</text:p>
          </table:table-cell>
          <table:table-cell table:formula="of:=IF([.A200]&gt;[.B200]; 1; 0)" office:value-type="float" office:value="0" calcext:value-type="float">
            <text:p>0</text:p>
          </table:table-cell>
          <table:table-cell office:value-type="float" office:value="539184" calcext:value-type="float">
            <text:p>539184</text:p>
          </table:table-cell>
          <table:table-cell office:value-type="float" office:value="435551" calcext:value-type="float">
            <text:p>435551</text:p>
          </table:table-cell>
          <table:table-cell table:formula="of:=([.E200]-[.F200])*100/[.E200]" office:value-type="float" office:value="19.220340366183" calcext:value-type="float">
            <text:p>19.2203403662</text:p>
          </table:table-cell>
          <table:table-cell table:formula="of:=IF([.E200]&gt;[.F200]; 1; 0)" office:value-type="float" office:value="1" calcext:value-type="float">
            <text:p>1</text:p>
          </table:table-cell>
          <table:table-cell office:value-type="float" office:value="49131" calcext:value-type="float">
            <text:p>49131</text:p>
          </table:table-cell>
          <table:table-cell office:value-type="float" office:value="14494" calcext:value-type="float">
            <text:p>14494</text:p>
          </table:table-cell>
          <table:table-cell table:formula="of:=([.I200]-[.J200])*100/[.I200]" office:value-type="float" office:value="70.4992774419409" calcext:value-type="float">
            <text:p>70.4992774419</text:p>
          </table:table-cell>
          <table:table-cell table:formula="of:=IF([.I200]&gt;[.J200]; 1; 0)" office:value-type="float" office:value="1" calcext:value-type="float">
            <text:p>1</text:p>
          </table:table-cell>
          <table:table-cell office:value-type="float" office:value="183116" calcext:value-type="float">
            <text:p>183116</text:p>
          </table:table-cell>
          <table:table-cell office:value-type="float" office:value="136546" calcext:value-type="float">
            <text:p>136546</text:p>
          </table:table-cell>
          <table:table-cell table:formula="of:=([.M200]-[.N200])*100/[.M200]" office:value-type="float" office:value="25.4319666222504" calcext:value-type="float">
            <text:p>25.4319666223</text:p>
          </table:table-cell>
          <table:table-cell table:formula="of:=IF([.M200]&gt;[.N2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412" calcext:value-type="float">
            <text:p>2299412</text:p>
          </table:table-cell>
          <table:table-cell office:value-type="float" office:value="2552367" calcext:value-type="float">
            <text:p>2552367</text:p>
          </table:table-cell>
          <table:table-cell table:formula="of:=([.A201]-[.B201])*100/[.A201]" office:value-type="float" office:value="-11.0008558709792" calcext:value-type="float">
            <text:p>-11.000855871</text:p>
          </table:table-cell>
          <table:table-cell table:formula="of:=IF([.A201]&gt;[.B201]; 1; 0)" office:value-type="float" office:value="0" calcext:value-type="float">
            <text:p>0</text:p>
          </table:table-cell>
          <table:table-cell office:value-type="float" office:value="428188" calcext:value-type="float">
            <text:p>428188</text:p>
          </table:table-cell>
          <table:table-cell office:value-type="float" office:value="425841" calcext:value-type="float">
            <text:p>425841</text:p>
          </table:table-cell>
          <table:table-cell table:formula="of:=([.E201]-[.F201])*100/[.E201]" office:value-type="float" office:value="0.54812372135604" calcext:value-type="float">
            <text:p>0.5481237214</text:p>
          </table:table-cell>
          <table:table-cell table:formula="of:=IF([.E201]&gt;[.F201]; 1; 0)" office:value-type="float" office:value="1" calcext:value-type="float">
            <text:p>1</text:p>
          </table:table-cell>
          <table:table-cell office:value-type="float" office:value="17157" calcext:value-type="float">
            <text:p>17157</text:p>
          </table:table-cell>
          <table:table-cell office:value-type="float" office:value="16177" calcext:value-type="float">
            <text:p>16177</text:p>
          </table:table-cell>
          <table:table-cell table:formula="of:=([.I201]-[.J201])*100/[.I201]" office:value-type="float" office:value="5.71195430436557" calcext:value-type="float">
            <text:p>5.7119543044</text:p>
          </table:table-cell>
          <table:table-cell table:formula="of:=IF([.I201]&gt;[.J201]; 1; 0)" office:value-type="float" office:value="1" calcext:value-type="float">
            <text:p>1</text:p>
          </table:table-cell>
          <table:table-cell office:value-type="float" office:value="133182" calcext:value-type="float">
            <text:p>133182</text:p>
          </table:table-cell>
          <table:table-cell office:value-type="float" office:value="133851" calcext:value-type="float">
            <text:p>133851</text:p>
          </table:table-cell>
          <table:table-cell table:formula="of:=([.M201]-[.N201])*100/[.M201]" office:value-type="float" office:value="-0.502320133351354" calcext:value-type="float">
            <text:p>-0.5023201334</text:p>
          </table:table-cell>
          <table:table-cell table:formula="of:=IF([.M201]&gt;[.N2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895" calcext:value-type="float">
            <text:p>2585895</text:p>
          </table:table-cell>
          <table:table-cell office:value-type="float" office:value="2537268" calcext:value-type="float">
            <text:p>2537268</text:p>
          </table:table-cell>
          <table:table-cell table:formula="of:=([.A202]-[.B202])*100/[.A202]" office:value-type="float" office:value="1.88047078477664" calcext:value-type="float">
            <text:p>1.8804707848</text:p>
          </table:table-cell>
          <table:table-cell table:formula="of:=IF([.A202]&gt;[.B202]; 1; 0)" office:value-type="float" office:value="1" calcext:value-type="float">
            <text:p>1</text:p>
          </table:table-cell>
          <table:table-cell office:value-type="float" office:value="493043" calcext:value-type="float">
            <text:p>493043</text:p>
          </table:table-cell>
          <table:table-cell office:value-type="float" office:value="432585" calcext:value-type="float">
            <text:p>432585</text:p>
          </table:table-cell>
          <table:table-cell table:formula="of:=([.E202]-[.F202])*100/[.E202]" office:value-type="float" office:value="12.2622164801042" calcext:value-type="float">
            <text:p>12.2622164801</text:p>
          </table:table-cell>
          <table:table-cell table:formula="of:=IF([.E202]&gt;[.F202]; 1; 0)" office:value-type="float" office:value="1" calcext:value-type="float">
            <text:p>1</text:p>
          </table:table-cell>
          <table:table-cell office:value-type="float" office:value="47131" calcext:value-type="float">
            <text:p>47131</text:p>
          </table:table-cell>
          <table:table-cell office:value-type="float" office:value="18291" calcext:value-type="float">
            <text:p>18291</text:p>
          </table:table-cell>
          <table:table-cell table:formula="of:=([.I202]-[.J202])*100/[.I202]" office:value-type="float" office:value="61.1911480766375" calcext:value-type="float">
            <text:p>61.1911480766</text:p>
          </table:table-cell>
          <table:table-cell table:formula="of:=IF([.I202]&gt;[.J202]; 1; 0)" office:value-type="float" office:value="1" calcext:value-type="float">
            <text:p>1</text:p>
          </table:table-cell>
          <table:table-cell office:value-type="float" office:value="183844" calcext:value-type="float">
            <text:p>183844</text:p>
          </table:table-cell>
          <table:table-cell office:value-type="float" office:value="133781" calcext:value-type="float">
            <text:p>133781</text:p>
          </table:table-cell>
          <table:table-cell table:formula="of:=([.M202]-[.N202])*100/[.M202]" office:value-type="float" office:value="27.231239529166" calcext:value-type="float">
            <text:p>27.2312395292</text:p>
          </table:table-cell>
          <table:table-cell table:formula="of:=IF([.M202]&gt;[.N2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6221" calcext:value-type="float">
            <text:p>2876221</text:p>
          </table:table-cell>
          <table:table-cell office:value-type="float" office:value="2687587" calcext:value-type="float">
            <text:p>2687587</text:p>
          </table:table-cell>
          <table:table-cell table:formula="of:=([.A203]-[.B203])*100/[.A203]" office:value-type="float" office:value="6.55839728588311" calcext:value-type="float">
            <text:p>6.5583972859</text:p>
          </table:table-cell>
          <table:table-cell table:formula="of:=IF([.A203]&gt;[.B203]; 1; 0)" office:value-type="float" office:value="1" calcext:value-type="float">
            <text:p>1</text:p>
          </table:table-cell>
          <table:table-cell office:value-type="float" office:value="430711" calcext:value-type="float">
            <text:p>430711</text:p>
          </table:table-cell>
          <table:table-cell office:value-type="float" office:value="434440" calcext:value-type="float">
            <text:p>434440</text:p>
          </table:table-cell>
          <table:table-cell table:formula="of:=([.E203]-[.F203])*100/[.E203]" office:value-type="float" office:value="-0.865777748884983" calcext:value-type="float">
            <text:p>-0.8657777489</text:p>
          </table:table-cell>
          <table:table-cell table:formula="of:=IF([.E203]&gt;[.F203]; 1; 0)" office:value-type="float" office:value="0" calcext:value-type="float">
            <text:p>0</text:p>
          </table:table-cell>
          <table:table-cell office:value-type="float" office:value="15294" calcext:value-type="float">
            <text:p>15294</text:p>
          </table:table-cell>
          <table:table-cell office:value-type="float" office:value="18331" calcext:value-type="float">
            <text:p>18331</text:p>
          </table:table-cell>
          <table:table-cell table:formula="of:=([.I203]-[.J203])*100/[.I203]" office:value-type="float" office:value="-19.8574604420034" calcext:value-type="float">
            <text:p>-19.857460442</text:p>
          </table:table-cell>
          <table:table-cell table:formula="of:=IF([.I203]&gt;[.J203]; 1; 0)" office:value-type="float" office:value="0" calcext:value-type="float">
            <text:p>0</text:p>
          </table:table-cell>
          <table:table-cell office:value-type="float" office:value="134526" calcext:value-type="float">
            <text:p>134526</text:p>
          </table:table-cell>
          <table:table-cell office:value-type="float" office:value="134884" calcext:value-type="float">
            <text:p>134884</text:p>
          </table:table-cell>
          <table:table-cell table:formula="of:=([.M203]-[.N203])*100/[.M203]" office:value-type="float" office:value="-0.26611956053105" calcext:value-type="float">
            <text:p>-0.2661195605</text:p>
          </table:table-cell>
          <table:table-cell table:formula="of:=IF([.M203]&gt;[.N2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19263" calcext:value-type="float">
            <text:p>119263</text:p>
          </table:table-cell>
          <table:table-cell table:formula="of:=([.A204]-[.B204])*100/[.A204]" office:value-type="float" office:value="-3.8179966398844" calcext:value-type="float">
            <text:p>-3.8179966399</text:p>
          </table:table-cell>
          <table:table-cell table:formula="of:=IF([.A204]&gt;[.B204]; 1; 0)" office:value-type="float" office:value="0" calcext:value-type="float">
            <text:p>0</text:p>
          </table:table-cell>
          <table:table-cell office:value-type="float" office:value="138998" calcext:value-type="float">
            <text:p>138998</text:p>
          </table:table-cell>
          <table:table-cell office:value-type="float" office:value="127403" calcext:value-type="float">
            <text:p>127403</text:p>
          </table:table-cell>
          <table:table-cell table:formula="of:=([.E204]-[.F204])*100/[.E204]" office:value-type="float" office:value="8.34184664527547" calcext:value-type="float">
            <text:p>8.3418466453</text:p>
          </table:table-cell>
          <table:table-cell table:formula="of:=IF([.E204]&gt;[.F204]; 1; 0)" office:value-type="float" office:value="1" calcext:value-type="float">
            <text:p>1</text:p>
          </table:table-cell>
          <table:table-cell office:value-type="float" office:value="65552" calcext:value-type="float">
            <text:p>65552</text:p>
          </table:table-cell>
          <table:table-cell office:value-type="float" office:value="55974" calcext:value-type="float">
            <text:p>55974</text:p>
          </table:table-cell>
          <table:table-cell table:formula="of:=([.I204]-[.J204])*100/[.I204]" office:value-type="float" office:value="14.611300951916" calcext:value-type="float">
            <text:p>14.6113009519</text:p>
          </table:table-cell>
          <table:table-cell table:formula="of:=IF([.I204]&gt;[.J204]; 1; 0)" office:value-type="float" office:value="1" calcext:value-type="float">
            <text:p>1</text:p>
          </table:table-cell>
          <table:table-cell office:value-type="float" office:value="84960" calcext:value-type="float">
            <text:p>84960</text:p>
          </table:table-cell>
          <table:table-cell office:value-type="float" office:value="84139" calcext:value-type="float">
            <text:p>84139</text:p>
          </table:table-cell>
          <table:table-cell table:formula="of:=([.M204]-[.N204])*100/[.M204]" office:value-type="float" office:value="0.966337099811676" calcext:value-type="float">
            <text:p>0.9663370998</text:p>
          </table:table-cell>
          <table:table-cell table:formula="of:=IF([.M204]&gt;[.N2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0" calcext:value-type="float">
            <text:p>380</text:p>
          </table:table-cell>
          <table:table-cell table:formula="of:=([.A205]-[.B205])*100/[.A205]" office:value-type="float" office:value="11.6279069767442" calcext:value-type="float">
            <text:p>11.6279069767</text:p>
          </table:table-cell>
          <table:table-cell table:formula="of:=IF([.A205]&gt;[.B205]; 1; 0)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370" calcext:value-type="float">
            <text:p>370</text:p>
          </table:table-cell>
          <table:table-cell table:formula="of:=([.E205]-[.F205])*100/[.E205]" office:value-type="float" office:value="17.0403587443946" calcext:value-type="float">
            <text:p>17.0403587444</text:p>
          </table:table-cell>
          <table:table-cell table:formula="of:=IF([.E205]&gt;[.F205]; 1; 0)"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285" calcext:value-type="float">
            <text:p>285</text:p>
          </table:table-cell>
          <table:table-cell table:formula="of:=([.I205]-[.J205])*100/[.I205]" office:value-type="float" office:value="87.7260981912145" calcext:value-type="float">
            <text:p>87.7260981912</text:p>
          </table:table-cell>
          <table:table-cell table:formula="of:=IF([.I205]&gt;[.J205]; 1; 0)"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323" calcext:value-type="float">
            <text:p>323</text:p>
          </table:table-cell>
          <table:table-cell table:formula="of:=([.M205]-[.N205])*100/[.M205]" office:value-type="float" office:value="10.0278551532033" calcext:value-type="float">
            <text:p>10.0278551532</text:p>
          </table:table-cell>
          <table:table-cell table:formula="of:=IF([.M205]&gt;[.N2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18739" calcext:value-type="float">
            <text:p>118739</text:p>
          </table:table-cell>
          <table:table-cell table:formula="of:=([.A206]-[.B206])*100/[.A206]" office:value-type="float" office:value="8.81591780001382" calcext:value-type="float">
            <text:p>8.8159178</text:p>
          </table:table-cell>
          <table:table-cell table:formula="of:=IF([.A206]&gt;[.B206]; 1; 0)" office:value-type="float" office:value="1" calcext:value-type="float">
            <text:p>1</text:p>
          </table:table-cell>
          <table:table-cell office:value-type="float" office:value="138624" calcext:value-type="float">
            <text:p>138624</text:p>
          </table:table-cell>
          <table:table-cell office:value-type="float" office:value="126733" calcext:value-type="float">
            <text:p>126733</text:p>
          </table:table-cell>
          <table:table-cell table:formula="of:=([.E206]-[.F206])*100/[.E206]" office:value-type="float" office:value="8.5778797322253" calcext:value-type="float">
            <text:p>8.5778797322</text:p>
          </table:table-cell>
          <table:table-cell table:formula="of:=IF([.E206]&gt;[.F206]; 1; 0)" office:value-type="float" office:value="1" calcext:value-type="float">
            <text:p>1</text:p>
          </table:table-cell>
          <table:table-cell office:value-type="float" office:value="64205" calcext:value-type="float">
            <text:p>64205</text:p>
          </table:table-cell>
          <table:table-cell office:value-type="float" office:value="55429" calcext:value-type="float">
            <text:p>55429</text:p>
          </table:table-cell>
          <table:table-cell table:formula="of:=([.I206]-[.J206])*100/[.I206]" office:value-type="float" office:value="13.6687173896114" calcext:value-type="float">
            <text:p>13.6687173896</text:p>
          </table:table-cell>
          <table:table-cell table:formula="of:=IF([.I206]&gt;[.J206]; 1; 0)" office:value-type="float" office:value="1" calcext:value-type="float">
            <text:p>1</text:p>
          </table:table-cell>
          <table:table-cell office:value-type="float" office:value="89436" calcext:value-type="float">
            <text:p>89436</text:p>
          </table:table-cell>
          <table:table-cell office:value-type="float" office:value="84584" calcext:value-type="float">
            <text:p>84584</text:p>
          </table:table-cell>
          <table:table-cell table:formula="of:=([.M206]-[.N206])*100/[.M206]" office:value-type="float" office:value="5.42510845744443" calcext:value-type="float">
            <text:p>5.4251084574</text:p>
          </table:table-cell>
          <table:table-cell table:formula="of:=IF([.M206]&gt;[.N2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44" calcext:value-type="float">
            <text:p>644</text:p>
          </table:table-cell>
          <table:table-cell table:formula="of:=([.A207]-[.B207])*100/[.A207]" office:value-type="float" office:value="13.7884872824632" calcext:value-type="float">
            <text:p>13.7884872825</text:p>
          </table:table-cell>
          <table:table-cell table:formula="of:=IF([.A207]&gt;[.B207]; 1; 0)"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636" calcext:value-type="float">
            <text:p>636</text:p>
          </table:table-cell>
          <table:table-cell table:formula="of:=([.E207]-[.F207])*100/[.E207]" office:value-type="float" office:value="14.6308724832215" calcext:value-type="float">
            <text:p>14.6308724832</text:p>
          </table:table-cell>
          <table:table-cell table:formula="of:=IF([.E207]&gt;[.F207]; 1; 0)"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450" calcext:value-type="float">
            <text:p>450</text:p>
          </table:table-cell>
          <table:table-cell table:formula="of:=([.I207]-[.J207])*100/[.I207]" office:value-type="float" office:value="13.7931034482759" calcext:value-type="float">
            <text:p>13.7931034483</text:p>
          </table:table-cell>
          <table:table-cell table:formula="of:=IF([.I207]&gt;[.J207]; 1; 0)"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709" calcext:value-type="float">
            <text:p>709</text:p>
          </table:table-cell>
          <table:table-cell table:formula="of:=([.M207]-[.N207])*100/[.M207]" office:value-type="float" office:value="-4.11160058737151" calcext:value-type="float">
            <text:p>-4.1116005874</text:p>
          </table:table-cell>
          <table:table-cell table:formula="of:=IF([.M207]&gt;[.N2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68" calcext:value-type="float">
            <text:p>130068</text:p>
          </table:table-cell>
          <table:table-cell office:value-type="float" office:value="117744" calcext:value-type="float">
            <text:p>117744</text:p>
          </table:table-cell>
          <table:table-cell table:formula="of:=([.A208]-[.B208])*100/[.A208]" office:value-type="float" office:value="9.47504382323092" calcext:value-type="float">
            <text:p>9.4750438232</text:p>
          </table:table-cell>
          <table:table-cell table:formula="of:=IF([.A208]&gt;[.B208]; 1; 0)" office:value-type="float" office:value="1" calcext:value-type="float">
            <text:p>1</text:p>
          </table:table-cell>
          <table:table-cell office:value-type="float" office:value="134044" calcext:value-type="float">
            <text:p>134044</text:p>
          </table:table-cell>
          <table:table-cell office:value-type="float" office:value="101932" calcext:value-type="float">
            <text:p>101932</text:p>
          </table:table-cell>
          <table:table-cell table:formula="of:=([.E208]-[.F208])*100/[.E208]" office:value-type="float" office:value="23.9563128524962" calcext:value-type="float">
            <text:p>23.9563128525</text:p>
          </table:table-cell>
          <table:table-cell table:formula="of:=IF([.E208]&gt;[.F208]; 1; 0)" office:value-type="float" office:value="1" calcext:value-type="float">
            <text:p>1</text:p>
          </table:table-cell>
          <table:table-cell office:value-type="float" office:value="64106" calcext:value-type="float">
            <text:p>64106</text:p>
          </table:table-cell>
          <table:table-cell office:value-type="float" office:value="55163" calcext:value-type="float">
            <text:p>55163</text:p>
          </table:table-cell>
          <table:table-cell table:formula="of:=([.I208]-[.J208])*100/[.I208]" office:value-type="float" office:value="13.9503322621907" calcext:value-type="float">
            <text:p>13.9503322622</text:p>
          </table:table-cell>
          <table:table-cell table:formula="of:=IF([.I208]&gt;[.J208]; 1; 0)" office:value-type="float" office:value="1" calcext:value-type="float">
            <text:p>1</text:p>
          </table:table-cell>
          <table:table-cell office:value-type="float" office:value="91558" calcext:value-type="float">
            <text:p>91558</text:p>
          </table:table-cell>
          <table:table-cell office:value-type="float" office:value="80856" calcext:value-type="float">
            <text:p>80856</text:p>
          </table:table-cell>
          <table:table-cell table:formula="of:=([.M208]-[.N208])*100/[.M208]" office:value-type="float" office:value="11.6887655912099" calcext:value-type="float">
            <text:p>11.6887655912</text:p>
          </table:table-cell>
          <table:table-cell table:formula="of:=IF([.M208]&gt;[.N2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72" calcext:value-type="float">
            <text:p>972</text:p>
          </table:table-cell>
          <table:table-cell table:formula="of:=([.A209]-[.B209])*100/[.A209]" office:value-type="float" office:value="7.07456978967495" calcext:value-type="float">
            <text:p>7.0745697897</text:p>
          </table:table-cell>
          <table:table-cell table:formula="of:=IF([.A209]&gt;[.B209]; 1; 0)"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958" calcext:value-type="float">
            <text:p>958</text:p>
          </table:table-cell>
          <table:table-cell table:formula="of:=([.E209]-[.F209])*100/[.E209]" office:value-type="float" office:value="10.8007448789572" calcext:value-type="float">
            <text:p>10.800744879</text:p>
          </table:table-cell>
          <table:table-cell table:formula="of:=IF([.E209]&gt;[.F209]; 1; 0)"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2698" calcext:value-type="float">
            <text:p>2698</text:p>
          </table:table-cell>
          <table:table-cell table:formula="of:=([.I209]-[.J209])*100/[.I209]" office:value-type="float" office:value="-258.776595744681" calcext:value-type="float">
            <text:p>-258.7765957447</text:p>
          </table:table-cell>
          <table:table-cell table:formula="of:=IF([.I209]&gt;[.J209]; 1; 0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1021" calcext:value-type="float">
            <text:p>1021</text:p>
          </table:table-cell>
          <table:table-cell table:formula="of:=([.M209]-[.N209])*100/[.M209]" office:value-type="float" office:value="-0.492125984251969" calcext:value-type="float">
            <text:p>-0.4921259843</text:p>
          </table:table-cell>
          <table:table-cell table:formula="of:=IF([.M209]&gt;[.N2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25" calcext:value-type="float">
            <text:p>106025</text:p>
          </table:table-cell>
          <table:table-cell office:value-type="float" office:value="117865" calcext:value-type="float">
            <text:p>117865</text:p>
          </table:table-cell>
          <table:table-cell table:formula="of:=([.A210]-[.B210])*100/[.A210]" office:value-type="float" office:value="-11.167177552464" calcext:value-type="float">
            <text:p>-11.1671775525</text:p>
          </table:table-cell>
          <table:table-cell table:formula="of:=IF([.A210]&gt;[.B210]; 1; 0)" office:value-type="float" office:value="0" calcext:value-type="float">
            <text:p>0</text:p>
          </table:table-cell>
          <table:table-cell office:value-type="float" office:value="112584" calcext:value-type="float">
            <text:p>112584</text:p>
          </table:table-cell>
          <table:table-cell office:value-type="float" office:value="125209" calcext:value-type="float">
            <text:p>125209</text:p>
          </table:table-cell>
          <table:table-cell table:formula="of:=([.E210]-[.F210])*100/[.E210]" office:value-type="float" office:value="-11.2138492148085" calcext:value-type="float">
            <text:p>-11.2138492148</text:p>
          </table:table-cell>
          <table:table-cell table:formula="of:=IF([.E210]&gt;[.F210]; 1; 0)" office:value-type="float" office:value="0" calcext:value-type="float">
            <text:p>0</text:p>
          </table:table-cell>
          <table:table-cell office:value-type="float" office:value="64204" calcext:value-type="float">
            <text:p>64204</text:p>
          </table:table-cell>
          <table:table-cell office:value-type="float" office:value="54895" calcext:value-type="float">
            <text:p>54895</text:p>
          </table:table-cell>
          <table:table-cell table:formula="of:=([.I210]-[.J210])*100/[.I210]" office:value-type="float" office:value="14.4990966294935" calcext:value-type="float">
            <text:p>14.4990966295</text:p>
          </table:table-cell>
          <table:table-cell table:formula="of:=IF([.I210]&gt;[.J210]; 1; 0)" office:value-type="float" office:value="1" calcext:value-type="float">
            <text:p>1</text:p>
          </table:table-cell>
          <table:table-cell office:value-type="float" office:value="89896" calcext:value-type="float">
            <text:p>89896</text:p>
          </table:table-cell>
          <table:table-cell office:value-type="float" office:value="82261" calcext:value-type="float">
            <text:p>82261</text:p>
          </table:table-cell>
          <table:table-cell table:formula="of:=([.M210]-[.N210])*100/[.M210]" office:value-type="float" office:value="8.49314763726973" calcext:value-type="float">
            <text:p>8.4931476373</text:p>
          </table:table-cell>
          <table:table-cell table:formula="of:=IF([.M210]&gt;[.N2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49" calcext:value-type="float">
            <text:p>1249</text:p>
          </table:table-cell>
          <table:table-cell table:formula="of:=([.A211]-[.B211])*100/[.A211]" office:value-type="float" office:value="6.09022556390977" calcext:value-type="float">
            <text:p>6.0902255639</text:p>
          </table:table-cell>
          <table:table-cell table:formula="of:=IF([.A211]&gt;[.B211]; 1; 0)" office:value-type="float" office:value="1" calcext:value-type="float">
            <text:p>1</text:p>
          </table:table-cell>
          <table:table-cell office:value-type="float" office:value="1360" calcext:value-type="float">
            <text:p>1360</text:p>
          </table:table-cell>
          <table:table-cell office:value-type="float" office:value="1255" calcext:value-type="float">
            <text:p>1255</text:p>
          </table:table-cell>
          <table:table-cell table:formula="of:=([.E211]-[.F211])*100/[.E211]" office:value-type="float" office:value="7.72058823529412" calcext:value-type="float">
            <text:p>7.7205882353</text:p>
          </table:table-cell>
          <table:table-cell table:formula="of:=IF([.E211]&gt;[.F211]; 1; 0)"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856" calcext:value-type="float">
            <text:p>856</text:p>
          </table:table-cell>
          <table:table-cell table:formula="of:=([.I211]-[.J211])*100/[.I211]" office:value-type="float" office:value="10.8333333333333" calcext:value-type="float">
            <text:p>10.8333333333</text:p>
          </table:table-cell>
          <table:table-cell table:formula="of:=IF([.I211]&gt;[.J211]; 1; 0)"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1341" calcext:value-type="float">
            <text:p>1341</text:p>
          </table:table-cell>
          <table:table-cell table:formula="of:=([.M211]-[.N211])*100/[.M211]" office:value-type="float" office:value="-0.978915662650602" calcext:value-type="float">
            <text:p>-0.9789156627</text:p>
          </table:table-cell>
          <table:table-cell table:formula="of:=IF([.M211]&gt;[.N2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22" calcext:value-type="float">
            <text:p>130022</text:p>
          </table:table-cell>
          <table:table-cell office:value-type="float" office:value="121870" calcext:value-type="float">
            <text:p>121870</text:p>
          </table:table-cell>
          <table:table-cell table:formula="of:=([.A212]-[.B212])*100/[.A212]" office:value-type="float" office:value="6.26970820322715" calcext:value-type="float">
            <text:p>6.2697082032</text:p>
          </table:table-cell>
          <table:table-cell table:formula="of:=IF([.A212]&gt;[.B212]; 1; 0)" office:value-type="float" office:value="1" calcext:value-type="float">
            <text:p>1</text:p>
          </table:table-cell>
          <table:table-cell office:value-type="float" office:value="138748" calcext:value-type="float">
            <text:p>138748</text:p>
          </table:table-cell>
          <table:table-cell office:value-type="float" office:value="124696" calcext:value-type="float">
            <text:p>124696</text:p>
          </table:table-cell>
          <table:table-cell table:formula="of:=([.E212]-[.F212])*100/[.E212]" office:value-type="float" office:value="10.1277135526278" calcext:value-type="float">
            <text:p>10.1277135526</text:p>
          </table:table-cell>
          <table:table-cell table:formula="of:=IF([.E212]&gt;[.F212]; 1; 0)" office:value-type="float" office:value="1" calcext:value-type="float">
            <text:p>1</text:p>
          </table:table-cell>
          <table:table-cell office:value-type="float" office:value="64197" calcext:value-type="float">
            <text:p>64197</text:p>
          </table:table-cell>
          <table:table-cell office:value-type="float" office:value="44648" calcext:value-type="float">
            <text:p>44648</text:p>
          </table:table-cell>
          <table:table-cell table:formula="of:=([.I212]-[.J212])*100/[.I212]" office:value-type="float" office:value="30.4515787342088" calcext:value-type="float">
            <text:p>30.4515787342</text:p>
          </table:table-cell>
          <table:table-cell table:formula="of:=IF([.I212]&gt;[.J212]; 1; 0)" office:value-type="float" office:value="1" calcext:value-type="float">
            <text:p>1</text:p>
          </table:table-cell>
          <table:table-cell office:value-type="float" office:value="91661" calcext:value-type="float">
            <text:p>91661</text:p>
          </table:table-cell>
          <table:table-cell office:value-type="float" office:value="79854" calcext:value-type="float">
            <text:p>79854</text:p>
          </table:table-cell>
          <table:table-cell table:formula="of:=([.M212]-[.N212])*100/[.M212]" office:value-type="float" office:value="12.88115992625" calcext:value-type="float">
            <text:p>12.8811599263</text:p>
          </table:table-cell>
          <table:table-cell table:formula="of:=IF([.M212]&gt;[.N2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578" calcext:value-type="float">
            <text:p>3578</text:p>
          </table:table-cell>
          <table:table-cell table:formula="of:=([.A213]-[.B213])*100/[.A213]" office:value-type="float" office:value="-118.437118437118" calcext:value-type="float">
            <text:p>-118.4371184371</text:p>
          </table:table-cell>
          <table:table-cell table:formula="of:=IF([.A213]&gt;[.B213]; 1; 0)"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540" calcext:value-type="float">
            <text:p>1540</text:p>
          </table:table-cell>
          <table:table-cell table:formula="of:=([.E213]-[.F213])*100/[.E213]" office:value-type="float" office:value="6.89238210399033" calcext:value-type="float">
            <text:p>6.892382104</text:p>
          </table:table-cell>
          <table:table-cell table:formula="of:=IF([.E213]&gt;[.F213]; 1; 0)"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051" calcext:value-type="float">
            <text:p>1051</text:p>
          </table:table-cell>
          <table:table-cell table:formula="of:=([.I213]-[.J213])*100/[.I213]" office:value-type="float" office:value="67.15625" calcext:value-type="float">
            <text:p>67.15625</text:p>
          </table:table-cell>
          <table:table-cell table:formula="of:=IF([.I213]&gt;[.J213]; 1; 0)" office:value-type="float" office:value="1" calcext:value-type="float">
            <text:p>1</text:p>
          </table:table-cell>
          <table:table-cell office:value-type="float" office:value="1656" calcext:value-type="float">
            <text:p>1656</text:p>
          </table:table-cell>
          <table:table-cell office:value-type="float" office:value="3647" calcext:value-type="float">
            <text:p>3647</text:p>
          </table:table-cell>
          <table:table-cell table:formula="of:=([.M213]-[.N213])*100/[.M213]" office:value-type="float" office:value="-120.229468599034" calcext:value-type="float">
            <text:p>-120.229468599</text:p>
          </table:table-cell>
          <table:table-cell table:formula="of:=IF([.M213]&gt;[.N2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27" calcext:value-type="float">
            <text:p>136027</text:p>
          </table:table-cell>
          <table:table-cell office:value-type="float" office:value="116079" calcext:value-type="float">
            <text:p>116079</text:p>
          </table:table-cell>
          <table:table-cell table:formula="of:=([.A214]-[.B214])*100/[.A214]" office:value-type="float" office:value="14.6647356774758" calcext:value-type="float">
            <text:p>14.6647356775</text:p>
          </table:table-cell>
          <table:table-cell table:formula="of:=IF([.A214]&gt;[.B214]; 1; 0)" office:value-type="float" office:value="1" calcext:value-type="float">
            <text:p>1</text:p>
          </table:table-cell>
          <table:table-cell office:value-type="float" office:value="138768" calcext:value-type="float">
            <text:p>138768</text:p>
          </table:table-cell>
          <table:table-cell office:value-type="float" office:value="123798" calcext:value-type="float">
            <text:p>123798</text:p>
          </table:table-cell>
          <table:table-cell table:formula="of:=([.E214]-[.F214])*100/[.E214]" office:value-type="float" office:value="10.787789692148" calcext:value-type="float">
            <text:p>10.7877896921</text:p>
          </table:table-cell>
          <table:table-cell table:formula="of:=IF([.E214]&gt;[.F214]; 1; 0)" office:value-type="float" office:value="1" calcext:value-type="float">
            <text:p>1</text:p>
          </table:table-cell>
          <table:table-cell office:value-type="float" office:value="64158" calcext:value-type="float">
            <text:p>64158</text:p>
          </table:table-cell>
          <table:table-cell office:value-type="float" office:value="54398" calcext:value-type="float">
            <text:p>54398</text:p>
          </table:table-cell>
          <table:table-cell table:formula="of:=([.I214]-[.J214])*100/[.I214]" office:value-type="float" office:value="15.2124442781882" calcext:value-type="float">
            <text:p>15.2124442782</text:p>
          </table:table-cell>
          <table:table-cell table:formula="of:=IF([.I214]&gt;[.J214]; 1; 0)" office:value-type="float" office:value="1" calcext:value-type="float">
            <text:p>1</text:p>
          </table:table-cell>
          <table:table-cell office:value-type="float" office:value="89348" calcext:value-type="float">
            <text:p>89348</text:p>
          </table:table-cell>
          <table:table-cell office:value-type="float" office:value="81500" calcext:value-type="float">
            <text:p>81500</text:p>
          </table:table-cell>
          <table:table-cell table:formula="of:=([.M214]-[.N214])*100/[.M214]" office:value-type="float" office:value="8.78363253794153" calcext:value-type="float">
            <text:p>8.7836325379</text:p>
          </table:table-cell>
          <table:table-cell table:formula="of:=IF([.M214]&gt;[.N2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40" calcext:value-type="float">
            <text:p>1840</text:p>
          </table:table-cell>
          <table:table-cell table:formula="of:=([.A215]-[.B215])*100/[.A215]" office:value-type="float" office:value="3.56394129979036" calcext:value-type="float">
            <text:p>3.5639412998</text:p>
          </table:table-cell>
          <table:table-cell table:formula="of:=IF([.A215]&gt;[.B215]; 1; 0)"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float" office:value="1827" calcext:value-type="float">
            <text:p>1827</text:p>
          </table:table-cell>
          <table:table-cell table:formula="of:=([.E215]-[.F215])*100/[.E215]" office:value-type="float" office:value="6.06683804627249" calcext:value-type="float">
            <text:p>6.0668380463</text:p>
          </table:table-cell>
          <table:table-cell table:formula="of:=IF([.E215]&gt;[.F215]; 1; 0)"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1244" calcext:value-type="float">
            <text:p>1244</text:p>
          </table:table-cell>
          <table:table-cell table:formula="of:=([.I215]-[.J215])*100/[.I215]" office:value-type="float" office:value="10.1156069364162" calcext:value-type="float">
            <text:p>10.1156069364</text:p>
          </table:table-cell>
          <table:table-cell table:formula="of:=IF([.I215]&gt;[.J215]; 1; 0)"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1970" calcext:value-type="float">
            <text:p>1970</text:p>
          </table:table-cell>
          <table:table-cell table:formula="of:=([.M215]-[.N215])*100/[.M215]" office:value-type="float" office:value="-0.818833162743091" calcext:value-type="float">
            <text:p>-0.8188331627</text:p>
          </table:table-cell>
          <table:table-cell table:formula="of:=IF([.M215]&gt;[.N2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90" calcext:value-type="float">
            <text:p>130990</text:p>
          </table:table-cell>
          <table:table-cell office:value-type="float" office:value="113160" calcext:value-type="float">
            <text:p>113160</text:p>
          </table:table-cell>
          <table:table-cell table:formula="of:=([.A216]-[.B216])*100/[.A216]" office:value-type="float" office:value="13.6117260859608" calcext:value-type="float">
            <text:p>13.611726086</text:p>
          </table:table-cell>
          <table:table-cell table:formula="of:=IF([.A216]&gt;[.B216]; 1; 0)" office:value-type="float" office:value="1" calcext:value-type="float">
            <text:p>1</text:p>
          </table:table-cell>
          <table:table-cell office:value-type="float" office:value="138699" calcext:value-type="float">
            <text:p>138699</text:p>
          </table:table-cell>
          <table:table-cell office:value-type="float" office:value="123043" calcext:value-type="float">
            <text:p>123043</text:p>
          </table:table-cell>
          <table:table-cell table:formula="of:=([.E216]-[.F216])*100/[.E216]" office:value-type="float" office:value="11.2877526153757" calcext:value-type="float">
            <text:p>11.2877526154</text:p>
          </table:table-cell>
          <table:table-cell table:formula="of:=IF([.E216]&gt;[.F216]; 1; 0)" office:value-type="float" office:value="1" calcext:value-type="float">
            <text:p>1</text:p>
          </table:table-cell>
          <table:table-cell office:value-type="float" office:value="64107" calcext:value-type="float">
            <text:p>64107</text:p>
          </table:table-cell>
          <table:table-cell office:value-type="float" office:value="54293" calcext:value-type="float">
            <text:p>54293</text:p>
          </table:table-cell>
          <table:table-cell table:formula="of:=([.I216]-[.J216])*100/[.I216]" office:value-type="float" office:value="15.3087806323802" calcext:value-type="float">
            <text:p>15.3087806324</text:p>
          </table:table-cell>
          <table:table-cell table:formula="of:=IF([.I216]&gt;[.J216]; 1; 0)" office:value-type="float" office:value="1" calcext:value-type="float">
            <text:p>1</text:p>
          </table:table-cell>
          <table:table-cell office:value-type="float" office:value="91406" calcext:value-type="float">
            <text:p>91406</text:p>
          </table:table-cell>
          <table:table-cell office:value-type="float" office:value="79135" calcext:value-type="float">
            <text:p>79135</text:p>
          </table:table-cell>
          <table:table-cell table:formula="of:=([.M216]-[.N216])*100/[.M216]" office:value-type="float" office:value="13.424720477868" calcext:value-type="float">
            <text:p>13.4247204779</text:p>
          </table:table-cell>
          <table:table-cell table:formula="of:=IF([.M216]&gt;[.N2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29" calcext:value-type="float">
            <text:p>2129</text:p>
          </table:table-cell>
          <table:table-cell table:formula="of:=([.A217]-[.B217])*100/[.A217]" office:value-type="float" office:value="3.22727272727273" calcext:value-type="float">
            <text:p>3.2272727273</text:p>
          </table:table-cell>
          <table:table-cell table:formula="of:=IF([.A217]&gt;[.B217]; 1; 0)"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2133" calcext:value-type="float">
            <text:p>2133</text:p>
          </table:table-cell>
          <table:table-cell table:formula="of:=([.E217]-[.F217])*100/[.E217]" office:value-type="float" office:value="4.39264903630659" calcext:value-type="float">
            <text:p>4.3926490363</text:p>
          </table:table-cell>
          <table:table-cell table:formula="of:=IF([.E217]&gt;[.F217]; 1; 0)" office:value-type="float" office:value="1" calcext:value-type="float">
            <text:p>1</text:p>
          </table:table-cell>
          <table:table-cell office:value-type="float" office:value="3623" calcext:value-type="float">
            <text:p>3623</text:p>
          </table:table-cell>
          <table:table-cell office:value-type="float" office:value="1440" calcext:value-type="float">
            <text:p>1440</text:p>
          </table:table-cell>
          <table:table-cell table:formula="of:=([.I217]-[.J217])*100/[.I217]" office:value-type="float" office:value="60.2539332045266" calcext:value-type="float">
            <text:p>60.2539332045</text:p>
          </table:table-cell>
          <table:table-cell table:formula="of:=IF([.I217]&gt;[.J217]; 1; 0)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4301" calcext:value-type="float">
            <text:p>4301</text:p>
          </table:table-cell>
          <table:table-cell table:formula="of:=([.M217]-[.N217])*100/[.M217]" office:value-type="float" office:value="-88.7231241772707" calcext:value-type="float">
            <text:p>-88.7231241773</text:p>
          </table:table-cell>
          <table:table-cell table:formula="of:=IF([.M217]&gt;[.N2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43" calcext:value-type="float">
            <text:p>129943</text:p>
          </table:table-cell>
          <table:table-cell office:value-type="float" office:value="114322" calcext:value-type="float">
            <text:p>114322</text:p>
          </table:table-cell>
          <table:table-cell table:formula="of:=([.A218]-[.B218])*100/[.A218]" office:value-type="float" office:value="12.0214247785568" calcext:value-type="float">
            <text:p>12.0214247786</text:p>
          </table:table-cell>
          <table:table-cell table:formula="of:=IF([.A218]&gt;[.B218]; 1; 0)" office:value-type="float" office:value="1" calcext:value-type="float">
            <text:p>1</text:p>
          </table:table-cell>
          <table:table-cell office:value-type="float" office:value="138832" calcext:value-type="float">
            <text:p>138832</text:p>
          </table:table-cell>
          <table:table-cell office:value-type="float" office:value="122255" calcext:value-type="float">
            <text:p>122255</text:p>
          </table:table-cell>
          <table:table-cell table:formula="of:=([.E218]-[.F218])*100/[.E218]" office:value-type="float" office:value="11.9403307594791" calcext:value-type="float">
            <text:p>11.9403307595</text:p>
          </table:table-cell>
          <table:table-cell table:formula="of:=IF([.E218]&gt;[.F218]; 1; 0)" office:value-type="float" office:value="1" calcext:value-type="float">
            <text:p>1</text:p>
          </table:table-cell>
          <table:table-cell office:value-type="float" office:value="64117" calcext:value-type="float">
            <text:p>64117</text:p>
          </table:table-cell>
          <table:table-cell office:value-type="float" office:value="53847" calcext:value-type="float">
            <text:p>53847</text:p>
          </table:table-cell>
          <table:table-cell table:formula="of:=([.I218]-[.J218])*100/[.I218]" office:value-type="float" office:value="16.0175928380929" calcext:value-type="float">
            <text:p>16.0175928381</text:p>
          </table:table-cell>
          <table:table-cell table:formula="of:=IF([.I218]&gt;[.J218]; 1; 0)" office:value-type="float" office:value="1" calcext:value-type="float">
            <text:p>1</text:p>
          </table:table-cell>
          <table:table-cell office:value-type="float" office:value="89384" calcext:value-type="float">
            <text:p>89384</text:p>
          </table:table-cell>
          <table:table-cell office:value-type="float" office:value="80751" calcext:value-type="float">
            <text:p>80751</text:p>
          </table:table-cell>
          <table:table-cell table:formula="of:=([.M218]-[.N218])*100/[.M218]" office:value-type="float" office:value="9.65832811241386" calcext:value-type="float">
            <text:p>9.6583281124</text:p>
          </table:table-cell>
          <table:table-cell table:formula="of:=IF([.M218]&gt;[.N2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18" calcext:value-type="float">
            <text:p>2418</text:p>
          </table:table-cell>
          <table:table-cell table:formula="of:=([.A219]-[.B219])*100/[.A219]" office:value-type="float" office:value="2.3030303030303" calcext:value-type="float">
            <text:p>2.303030303</text:p>
          </table:table-cell>
          <table:table-cell table:formula="of:=IF([.A219]&gt;[.B219]; 1; 0)"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float" office:value="2413" calcext:value-type="float">
            <text:p>2413</text:p>
          </table:table-cell>
          <table:table-cell table:formula="of:=([.E219]-[.F219])*100/[.E219]" office:value-type="float" office:value="4.54905063291139" calcext:value-type="float">
            <text:p>4.5490506329</text:p>
          </table:table-cell>
          <table:table-cell table:formula="of:=IF([.E219]&gt;[.F219]; 1; 0)" office:value-type="float" office:value="1" calcext:value-type="float">
            <text:p>1</text:p>
          </table:table-cell>
          <table:table-cell office:value-type="float" office:value="1801" calcext:value-type="float">
            <text:p>1801</text:p>
          </table:table-cell>
          <table:table-cell office:value-type="float" office:value="1635" calcext:value-type="float">
            <text:p>1635</text:p>
          </table:table-cell>
          <table:table-cell table:formula="of:=([.I219]-[.J219])*100/[.I219]" office:value-type="float" office:value="9.21710161021655" calcext:value-type="float">
            <text:p>9.2171016102</text:p>
          </table:table-cell>
          <table:table-cell table:formula="of:=IF([.I219]&gt;[.J219]; 1; 0)"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float" office:value="2555" calcext:value-type="float">
            <text:p>2555</text:p>
          </table:table-cell>
          <table:table-cell table:formula="of:=([.M219]-[.N219])*100/[.M219]" office:value-type="float" office:value="0.815217391304348" calcext:value-type="float">
            <text:p>0.8152173913</text:p>
          </table:table-cell>
          <table:table-cell table:formula="of:=IF([.M219]&gt;[.N2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83" calcext:value-type="float">
            <text:p>105583</text:p>
          </table:table-cell>
          <table:table-cell office:value-type="float" office:value="113868" calcext:value-type="float">
            <text:p>113868</text:p>
          </table:table-cell>
          <table:table-cell table:formula="of:=([.A220]-[.B220])*100/[.A220]" office:value-type="float" office:value="-7.84690717255619" calcext:value-type="float">
            <text:p>-7.8469071726</text:p>
          </table:table-cell>
          <table:table-cell table:formula="of:=IF([.A220]&gt;[.B220]; 1; 0)" office:value-type="float" office:value="0" calcext:value-type="float">
            <text:p>0</text:p>
          </table:table-cell>
          <table:table-cell office:value-type="float" office:value="138584" calcext:value-type="float">
            <text:p>138584</text:p>
          </table:table-cell>
          <table:table-cell office:value-type="float" office:value="121608" calcext:value-type="float">
            <text:p>121608</text:p>
          </table:table-cell>
          <table:table-cell table:formula="of:=([.E220]-[.F220])*100/[.E220]" office:value-type="float" office:value="12.2496103446285" calcext:value-type="float">
            <text:p>12.2496103446</text:p>
          </table:table-cell>
          <table:table-cell table:formula="of:=IF([.E220]&gt;[.F220]; 1; 0)" office:value-type="float" office:value="1" calcext:value-type="float">
            <text:p>1</text:p>
          </table:table-cell>
          <table:table-cell office:value-type="float" office:value="64127" calcext:value-type="float">
            <text:p>64127</text:p>
          </table:table-cell>
          <table:table-cell office:value-type="float" office:value="54067" calcext:value-type="float">
            <text:p>54067</text:p>
          </table:table-cell>
          <table:table-cell table:formula="of:=([.I220]-[.J220])*100/[.I220]" office:value-type="float" office:value="15.687619879302" calcext:value-type="float">
            <text:p>15.6876198793</text:p>
          </table:table-cell>
          <table:table-cell table:formula="of:=IF([.I220]&gt;[.J220]; 1; 0)" office:value-type="float" office:value="1" calcext:value-type="float">
            <text:p>1</text:p>
          </table:table-cell>
          <table:table-cell office:value-type="float" office:value="73545" calcext:value-type="float">
            <text:p>73545</text:p>
          </table:table-cell>
          <table:table-cell office:value-type="float" office:value="84309" calcext:value-type="float">
            <text:p>84309</text:p>
          </table:table-cell>
          <table:table-cell table:formula="of:=([.M220]-[.N220])*100/[.M220]" office:value-type="float" office:value="-14.6359371813176" calcext:value-type="float">
            <text:p>-14.6359371813</text:p>
          </table:table-cell>
          <table:table-cell table:formula="of:=IF([.M220]&gt;[.N2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711" calcext:value-type="float">
            <text:p>2711</text:p>
          </table:table-cell>
          <table:table-cell table:formula="of:=([.A221]-[.B221])*100/[.A221]" office:value-type="float" office:value="2.72694653749551" calcext:value-type="float">
            <text:p>2.7269465375</text:p>
          </table:table-cell>
          <table:table-cell table:formula="of:=IF([.A221]&gt;[.B221]; 1; 0)"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2701" calcext:value-type="float">
            <text:p>2701</text:p>
          </table:table-cell>
          <table:table-cell table:formula="of:=([.E221]-[.F221])*100/[.E221]" office:value-type="float" office:value="3.50125044658807" calcext:value-type="float">
            <text:p>3.5012504466</text:p>
          </table:table-cell>
          <table:table-cell table:formula="of:=IF([.E221]&gt;[.F221]; 1; 0)"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  <table:table-cell table:formula="of:=([.I221]-[.J221])*100/[.I221]" office:value-type="float" office:value="9.51195219123506" calcext:value-type="float">
            <text:p>9.5119521912</text:p>
          </table:table-cell>
          <table:table-cell table:formula="of:=IF([.I221]&gt;[.J221]; 1; 0)" office:value-type="float" office:value="1" calcext:value-type="float">
            <text:p>1</text:p>
          </table:table-cell>
          <table:table-cell office:value-type="float" office:value="2891" calcext:value-type="float">
            <text:p>2891</text:p>
          </table:table-cell>
          <table:table-cell office:value-type="float" office:value="2884" calcext:value-type="float">
            <text:p>2884</text:p>
          </table:table-cell>
          <table:table-cell table:formula="of:=([.M221]-[.N221])*100/[.M221]" office:value-type="float" office:value="0.242130750605327" calcext:value-type="float">
            <text:p>0.2421307506</text:p>
          </table:table-cell>
          <table:table-cell table:formula="of:=IF([.M221]&gt;[.N2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52" calcext:value-type="float">
            <text:p>132252</text:p>
          </table:table-cell>
          <table:table-cell office:value-type="float" office:value="111116" calcext:value-type="float">
            <text:p>111116</text:p>
          </table:table-cell>
          <table:table-cell table:formula="of:=([.A222]-[.B222])*100/[.A222]" office:value-type="float" office:value="15.9816108641079" calcext:value-type="float">
            <text:p>15.9816108641</text:p>
          </table:table-cell>
          <table:table-cell table:formula="of:=IF([.A222]&gt;[.B222]; 1; 0)" office:value-type="float" office:value="1" calcext:value-type="float">
            <text:p>1</text:p>
          </table:table-cell>
          <table:table-cell office:value-type="float" office:value="139001" calcext:value-type="float">
            <text:p>139001</text:p>
          </table:table-cell>
          <table:table-cell office:value-type="float" office:value="120785" calcext:value-type="float">
            <text:p>120785</text:p>
          </table:table-cell>
          <table:table-cell table:formula="of:=([.E222]-[.F222])*100/[.E222]" office:value-type="float" office:value="13.104941691067" calcext:value-type="float">
            <text:p>13.1049416911</text:p>
          </table:table-cell>
          <table:table-cell table:formula="of:=IF([.E222]&gt;[.F222]; 1; 0)" office:value-type="float" office:value="1" calcext:value-type="float">
            <text:p>1</text:p>
          </table:table-cell>
          <table:table-cell office:value-type="float" office:value="64243" calcext:value-type="float">
            <text:p>64243</text:p>
          </table:table-cell>
          <table:table-cell office:value-type="float" office:value="56284" calcext:value-type="float">
            <text:p>56284</text:p>
          </table:table-cell>
          <table:table-cell table:formula="of:=([.I222]-[.J222])*100/[.I222]" office:value-type="float" office:value="12.3888984013823" calcext:value-type="float">
            <text:p>12.3888984014</text:p>
          </table:table-cell>
          <table:table-cell table:formula="of:=IF([.I222]&gt;[.J222]; 1; 0)" office:value-type="float" office:value="1" calcext:value-type="float">
            <text:p>1</text:p>
          </table:table-cell>
          <table:table-cell office:value-type="float" office:value="89464" calcext:value-type="float">
            <text:p>89464</text:p>
          </table:table-cell>
          <table:table-cell office:value-type="float" office:value="80210" calcext:value-type="float">
            <text:p>80210</text:p>
          </table:table-cell>
          <table:table-cell table:formula="of:=([.M222]-[.N222])*100/[.M222]" office:value-type="float" office:value="10.3438254493428" calcext:value-type="float">
            <text:p>10.3438254493</text:p>
          </table:table-cell>
          <table:table-cell table:formula="of:=IF([.M222]&gt;[.N2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012" calcext:value-type="float">
            <text:p>3012</text:p>
          </table:table-cell>
          <table:table-cell table:formula="of:=([.A223]-[.B223])*100/[.A223]" office:value-type="float" office:value="1.4720314033366" calcext:value-type="float">
            <text:p>1.4720314033</text:p>
          </table:table-cell>
          <table:table-cell table:formula="of:=IF([.A223]&gt;[.B223]; 1; 0)"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office:value-type="float" office:value="3005" calcext:value-type="float">
            <text:p>3005</text:p>
          </table:table-cell>
          <table:table-cell table:formula="of:=([.E223]-[.F223])*100/[.E223]" office:value-type="float" office:value="2.78227110967324" calcext:value-type="float">
            <text:p>2.7822711097</text:p>
          </table:table-cell>
          <table:table-cell table:formula="of:=IF([.E223]&gt;[.F223]; 1; 0)" office:value-type="float" office:value="1" calcext:value-type="float">
            <text:p>1</text:p>
          </table:table-cell>
          <table:table-cell office:value-type="float" office:value="4453" calcext:value-type="float">
            <text:p>4453</text:p>
          </table:table-cell>
          <table:table-cell office:value-type="float" office:value="2016" calcext:value-type="float">
            <text:p>2016</text:p>
          </table:table-cell>
          <table:table-cell table:formula="of:=([.I223]-[.J223])*100/[.I223]" office:value-type="float" office:value="54.7271502357961" calcext:value-type="float">
            <text:p>54.7271502358</text:p>
          </table:table-cell>
          <table:table-cell table:formula="of:=IF([.I223]&gt;[.J223]; 1; 0)" office:value-type="float" office:value="1" calcext:value-type="float">
            <text:p>1</text:p>
          </table:table-cell>
          <table:table-cell office:value-type="float" office:value="3207" calcext:value-type="float">
            <text:p>3207</text:p>
          </table:table-cell>
          <table:table-cell office:value-type="float" office:value="5234" calcext:value-type="float">
            <text:p>5234</text:p>
          </table:table-cell>
          <table:table-cell table:formula="of:=([.M223]-[.N223])*100/[.M223]" office:value-type="float" office:value="-63.2054879950109" calcext:value-type="float">
            <text:p>-63.205487995</text:p>
          </table:table-cell>
          <table:table-cell table:formula="of:=IF([.M223]&gt;[.N2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64" calcext:value-type="float">
            <text:p>129864</text:p>
          </table:table-cell>
          <table:table-cell office:value-type="float" office:value="110441" calcext:value-type="float">
            <text:p>110441</text:p>
          </table:table-cell>
          <table:table-cell table:formula="of:=([.A224]-[.B224])*100/[.A224]" office:value-type="float" office:value="14.9564159428325" calcext:value-type="float">
            <text:p>14.9564159428</text:p>
          </table:table-cell>
          <table:table-cell table:formula="of:=IF([.A224]&gt;[.B224]; 1; 0)" office:value-type="float" office:value="1" calcext:value-type="float">
            <text:p>1</text:p>
          </table:table-cell>
          <table:table-cell office:value-type="float" office:value="139860" calcext:value-type="float">
            <text:p>139860</text:p>
          </table:table-cell>
          <table:table-cell office:value-type="float" office:value="119094" calcext:value-type="float">
            <text:p>119094</text:p>
          </table:table-cell>
          <table:table-cell table:formula="of:=([.E224]-[.F224])*100/[.E224]" office:value-type="float" office:value="14.8477048477048" calcext:value-type="float">
            <text:p>14.8477048477</text:p>
          </table:table-cell>
          <table:table-cell table:formula="of:=IF([.E224]&gt;[.F224]; 1; 0)" office:value-type="float" office:value="1" calcext:value-type="float">
            <text:p>1</text:p>
          </table:table-cell>
          <table:table-cell office:value-type="float" office:value="64310" calcext:value-type="float">
            <text:p>64310</text:p>
          </table:table-cell>
          <table:table-cell office:value-type="float" office:value="55987" calcext:value-type="float">
            <text:p>55987</text:p>
          </table:table-cell>
          <table:table-cell table:formula="of:=([.I224]-[.J224])*100/[.I224]" office:value-type="float" office:value="12.9419996890064" calcext:value-type="float">
            <text:p>12.941999689</text:p>
          </table:table-cell>
          <table:table-cell table:formula="of:=IF([.I224]&gt;[.J224]; 1; 0)" office:value-type="float" office:value="1" calcext:value-type="float">
            <text:p>1</text:p>
          </table:table-cell>
          <table:table-cell office:value-type="float" office:value="89607" calcext:value-type="float">
            <text:p>89607</text:p>
          </table:table-cell>
          <table:table-cell office:value-type="float" office:value="77823" calcext:value-type="float">
            <text:p>77823</text:p>
          </table:table-cell>
          <table:table-cell table:formula="of:=([.M224]-[.N224])*100/[.M224]" office:value-type="float" office:value="13.1507583112926" calcext:value-type="float">
            <text:p>13.1507583113</text:p>
          </table:table-cell>
          <table:table-cell table:formula="of:=IF([.M224]&gt;[.N2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291" calcext:value-type="float">
            <text:p>3291</text:p>
          </table:table-cell>
          <table:table-cell table:formula="of:=([.A225]-[.B225])*100/[.A225]" office:value-type="float" office:value="2.08271347813151" calcext:value-type="float">
            <text:p>2.0827134781</text:p>
          </table:table-cell>
          <table:table-cell table:formula="of:=IF([.A225]&gt;[.B225]; 1; 0)" office:value-type="float" office:value="1" calcext:value-type="float">
            <text:p>1</text:p>
          </table:table-cell>
          <table:table-cell office:value-type="float" office:value="3377" calcext:value-type="float">
            <text:p>3377</text:p>
          </table:table-cell>
          <table:table-cell office:value-type="float" office:value="5361" calcext:value-type="float">
            <text:p>5361</text:p>
          </table:table-cell>
          <table:table-cell table:formula="of:=([.E225]-[.F225])*100/[.E225]" office:value-type="float" office:value="-58.7503701510216" calcext:value-type="float">
            <text:p>-58.750370151</text:p>
          </table:table-cell>
          <table:table-cell table:formula="of:=IF([.E225]&gt;[.F225]; 1; 0)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 office:value-type="float" office:value="2194" calcext:value-type="float">
            <text:p>2194</text:p>
          </table:table-cell>
          <table:table-cell table:formula="of:=([.I225]-[.J225])*100/[.I225]" office:value-type="float" office:value="9.93431855500821" calcext:value-type="float">
            <text:p>9.934318555</text:p>
          </table:table-cell>
          <table:table-cell table:formula="of:=IF([.I225]&gt;[.J225]; 1; 0)" office:value-type="float" office:value="1" calcext:value-type="float">
            <text:p>1</text:p>
          </table:table-cell>
          <table:table-cell office:value-type="float" office:value="5570" calcext:value-type="float">
            <text:p>5570</text:p>
          </table:table-cell>
          <table:table-cell office:value-type="float" office:value="3477" calcext:value-type="float">
            <text:p>3477</text:p>
          </table:table-cell>
          <table:table-cell table:formula="of:=([.M225]-[.N225])*100/[.M225]" office:value-type="float" office:value="37.5763016157989" calcext:value-type="float">
            <text:p>37.5763016158</text:p>
          </table:table-cell>
          <table:table-cell table:formula="of:=IF([.M225]&gt;[.N2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43" calcext:value-type="float">
            <text:p>105543</text:p>
          </table:table-cell>
          <table:table-cell office:value-type="float" office:value="89555" calcext:value-type="float">
            <text:p>89555</text:p>
          </table:table-cell>
          <table:table-cell table:formula="of:=([.A226]-[.B226])*100/[.A226]" office:value-type="float" office:value="15.1483281695612" calcext:value-type="float">
            <text:p>15.1483281696</text:p>
          </table:table-cell>
          <table:table-cell table:formula="of:=IF([.A226]&gt;[.B226]; 1; 0)" office:value-type="float" office:value="1" calcext:value-type="float">
            <text:p>1</text:p>
          </table:table-cell>
          <table:table-cell office:value-type="float" office:value="139196" calcext:value-type="float">
            <text:p>139196</text:p>
          </table:table-cell>
          <table:table-cell office:value-type="float" office:value="117217" calcext:value-type="float">
            <text:p>117217</text:p>
          </table:table-cell>
          <table:table-cell table:formula="of:=([.E226]-[.F226])*100/[.E226]" office:value-type="float" office:value="15.7899652288859" calcext:value-type="float">
            <text:p>15.7899652289</text:p>
          </table:table-cell>
          <table:table-cell table:formula="of:=IF([.E226]&gt;[.F226]; 1; 0)" office:value-type="float" office:value="1" calcext:value-type="float">
            <text:p>1</text:p>
          </table:table-cell>
          <table:table-cell office:value-type="float" office:value="64245" calcext:value-type="float">
            <text:p>64245</text:p>
          </table:table-cell>
          <table:table-cell office:value-type="float" office:value="55504" calcext:value-type="float">
            <text:p>55504</text:p>
          </table:table-cell>
          <table:table-cell table:formula="of:=([.I226]-[.J226])*100/[.I226]" office:value-type="float" office:value="13.6057280722235" calcext:value-type="float">
            <text:p>13.6057280722</text:p>
          </table:table-cell>
          <table:table-cell table:formula="of:=IF([.I226]&gt;[.J226]; 1; 0)" office:value-type="float" office:value="1" calcext:value-type="float">
            <text:p>1</text:p>
          </table:table-cell>
          <table:table-cell office:value-type="float" office:value="91425" calcext:value-type="float">
            <text:p>91425</text:p>
          </table:table-cell>
          <table:table-cell office:value-type="float" office:value="77311" calcext:value-type="float">
            <text:p>77311</text:p>
          </table:table-cell>
          <table:table-cell table:formula="of:=([.M226]-[.N226])*100/[.M226]" office:value-type="float" office:value="15.4377905386929" calcext:value-type="float">
            <text:p>15.4377905387</text:p>
          </table:table-cell>
          <table:table-cell table:formula="of:=IF([.M226]&gt;[.N2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3584" calcext:value-type="float">
            <text:p>3584</text:p>
          </table:table-cell>
          <table:table-cell table:formula="of:=([.A227]-[.B227])*100/[.A227]" office:value-type="float" office:value="37.0344342937456" calcext:value-type="float">
            <text:p>37.0344342937</text:p>
          </table:table-cell>
          <table:table-cell table:formula="of:=IF([.A227]&gt;[.B227]; 1; 0)" office:value-type="float" office:value="1" calcext:value-type="float">
            <text:p>1</text:p>
          </table:table-cell>
          <table:table-cell office:value-type="float" office:value="3675" calcext:value-type="float">
            <text:p>3675</text:p>
          </table:table-cell>
          <table:table-cell office:value-type="float" office:value="5604" calcext:value-type="float">
            <text:p>5604</text:p>
          </table:table-cell>
          <table:table-cell table:formula="of:=([.E227]-[.F227])*100/[.E227]" office:value-type="float" office:value="-52.4897959183673" calcext:value-type="float">
            <text:p>-52.4897959184</text:p>
          </table:table-cell>
          <table:table-cell table:formula="of:=IF([.E227]&gt;[.F227]; 1; 0)"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office:value-type="float" office:value="4437" calcext:value-type="float">
            <text:p>4437</text:p>
          </table:table-cell>
          <table:table-cell table:formula="of:=([.I227]-[.J227])*100/[.I227]" office:value-type="float" office:value="-62.8854625550661" calcext:value-type="float">
            <text:p>-62.8854625551</text:p>
          </table:table-cell>
          <table:table-cell table:formula="of:=IF([.I227]&gt;[.J227]; 1; 0)" office:value-type="float" office:value="0" calcext:value-type="float">
            <text:p>0</text:p>
          </table:table-cell>
          <table:table-cell office:value-type="float" office:value="5847" calcext:value-type="float">
            <text:p>5847</text:p>
          </table:table-cell>
          <table:table-cell office:value-type="float" office:value="3824" calcext:value-type="float">
            <text:p>3824</text:p>
          </table:table-cell>
          <table:table-cell table:formula="of:=([.M227]-[.N227])*100/[.M227]" office:value-type="float" office:value="34.5989396271592" calcext:value-type="float">
            <text:p>34.5989396272</text:p>
          </table:table-cell>
          <table:table-cell table:formula="of:=IF([.M227]&gt;[.N2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81" calcext:value-type="float">
            <text:p>130181</text:p>
          </table:table-cell>
          <table:table-cell office:value-type="float" office:value="88684" calcext:value-type="float">
            <text:p>88684</text:p>
          </table:table-cell>
          <table:table-cell table:formula="of:=([.A228]-[.B228])*100/[.A228]" office:value-type="float" office:value="31.8763874912622" calcext:value-type="float">
            <text:p>31.8763874913</text:p>
          </table:table-cell>
          <table:table-cell table:formula="of:=IF([.A228]&gt;[.B228]; 1; 0)" office:value-type="float" office:value="1" calcext:value-type="float">
            <text:p>1</text:p>
          </table:table-cell>
          <table:table-cell office:value-type="float" office:value="138871" calcext:value-type="float">
            <text:p>138871</text:p>
          </table:table-cell>
          <table:table-cell office:value-type="float" office:value="116665" calcext:value-type="float">
            <text:p>116665</text:p>
          </table:table-cell>
          <table:table-cell table:formula="of:=([.E228]-[.F228])*100/[.E228]" office:value-type="float" office:value="15.9903795608874" calcext:value-type="float">
            <text:p>15.9903795609</text:p>
          </table:table-cell>
          <table:table-cell table:formula="of:=IF([.E228]&gt;[.F228]; 1; 0)" office:value-type="float" office:value="1" calcext:value-type="float">
            <text:p>1</text:p>
          </table:table-cell>
          <table:table-cell office:value-type="float" office:value="64128" calcext:value-type="float">
            <text:p>64128</text:p>
          </table:table-cell>
          <table:table-cell office:value-type="float" office:value="52591" calcext:value-type="float">
            <text:p>52591</text:p>
          </table:table-cell>
          <table:table-cell table:formula="of:=([.I228]-[.J228])*100/[.I228]" office:value-type="float" office:value="17.9905813373254" calcext:value-type="float">
            <text:p>17.9905813373</text:p>
          </table:table-cell>
          <table:table-cell table:formula="of:=IF([.I228]&gt;[.J228]; 1; 0)" office:value-type="float" office:value="1" calcext:value-type="float">
            <text:p>1</text:p>
          </table:table-cell>
          <table:table-cell office:value-type="float" office:value="89685" calcext:value-type="float">
            <text:p>89685</text:p>
          </table:table-cell>
          <table:table-cell office:value-type="float" office:value="63532" calcext:value-type="float">
            <text:p>63532</text:p>
          </table:table-cell>
          <table:table-cell table:formula="of:=([.M228]-[.N228])*100/[.M228]" office:value-type="float" office:value="29.1609522216647" calcext:value-type="float">
            <text:p>29.1609522217</text:p>
          </table:table-cell>
          <table:table-cell table:formula="of:=IF([.M228]&gt;[.N2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3891" calcext:value-type="float">
            <text:p>3891</text:p>
          </table:table-cell>
          <table:table-cell table:formula="of:=([.A229]-[.B229])*100/[.A229]" office:value-type="float" office:value="1.46872625981261" calcext:value-type="float">
            <text:p>1.4687262598</text:p>
          </table:table-cell>
          <table:table-cell table:formula="of:=IF([.A229]&gt;[.B229]; 1; 0)" office:value-type="float" office:value="1" calcext:value-type="float">
            <text:p>1</text:p>
          </table:table-cell>
          <table:table-cell office:value-type="float" office:value="3970" calcext:value-type="float">
            <text:p>3970</text:p>
          </table:table-cell>
          <table:table-cell office:value-type="float" office:value="5892" calcext:value-type="float">
            <text:p>5892</text:p>
          </table:table-cell>
          <table:table-cell table:formula="of:=([.E229]-[.F229])*100/[.E229]" office:value-type="float" office:value="-48.4130982367758" calcext:value-type="float">
            <text:p>-48.4130982368</text:p>
          </table:table-cell>
          <table:table-cell table:formula="of:=IF([.E229]&gt;[.F229]; 1; 0)"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2610" calcext:value-type="float">
            <text:p>2610</text:p>
          </table:table-cell>
          <table:table-cell table:formula="of:=([.I229]-[.J229])*100/[.I229]" office:value-type="float" office:value="8.54940434477926" calcext:value-type="float">
            <text:p>8.5494043448</text:p>
          </table:table-cell>
          <table:table-cell table:formula="of:=IF([.I229]&gt;[.J229]; 1; 0)" office:value-type="float" office:value="1" calcext:value-type="float">
            <text:p>1</text:p>
          </table:table-cell>
          <table:table-cell office:value-type="float" office:value="4150" calcext:value-type="float">
            <text:p>4150</text:p>
          </table:table-cell>
          <table:table-cell office:value-type="float" office:value="4149" calcext:value-type="float">
            <text:p>4149</text:p>
          </table:table-cell>
          <table:table-cell table:formula="of:=([.M229]-[.N229])*100/[.M229]" office:value-type="float" office:value="0.0240963855421687" calcext:value-type="float">
            <text:p>0.0240963855</text:p>
          </table:table-cell>
          <table:table-cell table:formula="of:=IF([.M229]&gt;[.N2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28" calcext:value-type="float">
            <text:p>130128</text:p>
          </table:table-cell>
          <table:table-cell office:value-type="float" office:value="110704" calcext:value-type="float">
            <text:p>110704</text:p>
          </table:table-cell>
          <table:table-cell table:formula="of:=([.A230]-[.B230])*100/[.A230]" office:value-type="float" office:value="14.9268412639862" calcext:value-type="float">
            <text:p>14.926841264</text:p>
          </table:table-cell>
          <table:table-cell table:formula="of:=IF([.A230]&gt;[.B230]; 1; 0)" office:value-type="float" office:value="1" calcext:value-type="float">
            <text:p>1</text:p>
          </table:table-cell>
          <table:table-cell office:value-type="float" office:value="138970" calcext:value-type="float">
            <text:p>138970</text:p>
          </table:table-cell>
          <table:table-cell office:value-type="float" office:value="113894" calcext:value-type="float">
            <text:p>113894</text:p>
          </table:table-cell>
          <table:table-cell table:formula="of:=([.E230]-[.F230])*100/[.E230]" office:value-type="float" office:value="18.0441821975966" calcext:value-type="float">
            <text:p>18.0441821976</text:p>
          </table:table-cell>
          <table:table-cell table:formula="of:=IF([.E230]&gt;[.F230]; 1; 0)" office:value-type="float" office:value="1" calcext:value-type="float">
            <text:p>1</text:p>
          </table:table-cell>
          <table:table-cell office:value-type="float" office:value="64657" calcext:value-type="float">
            <text:p>64657</text:p>
          </table:table-cell>
          <table:table-cell office:value-type="float" office:value="50340" calcext:value-type="float">
            <text:p>50340</text:p>
          </table:table-cell>
          <table:table-cell table:formula="of:=([.I230]-[.J230])*100/[.I230]" office:value-type="float" office:value="22.1430007578452" calcext:value-type="float">
            <text:p>22.1430007578</text:p>
          </table:table-cell>
          <table:table-cell table:formula="of:=IF([.I230]&gt;[.J230]; 1; 0)" office:value-type="float" office:value="1" calcext:value-type="float">
            <text:p>1</text:p>
          </table:table-cell>
          <table:table-cell office:value-type="float" office:value="73112" calcext:value-type="float">
            <text:p>73112</text:p>
          </table:table-cell>
          <table:table-cell office:value-type="float" office:value="79052" calcext:value-type="float">
            <text:p>79052</text:p>
          </table:table-cell>
          <table:table-cell table:formula="of:=([.M230]-[.N230])*100/[.M230]" office:value-type="float" office:value="-8.12452128241602" calcext:value-type="float">
            <text:p>-8.1245212824</text:p>
          </table:table-cell>
          <table:table-cell table:formula="of:=IF([.M230]&gt;[.N2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6185" calcext:value-type="float">
            <text:p>6185</text:p>
          </table:table-cell>
          <table:table-cell table:formula="of:=([.A231]-[.B231])*100/[.A231]" office:value-type="float" office:value="-46.529258469557" calcext:value-type="float">
            <text:p>-46.5292584696</text:p>
          </table:table-cell>
          <table:table-cell table:formula="of:=IF([.A231]&gt;[.B231]; 1; 0)" office:value-type="float" office:value="0" calcext:value-type="float">
            <text:p>0</text:p>
          </table:table-cell>
          <table:table-cell office:value-type="float" office:value="4253" calcext:value-type="float">
            <text:p>4253</text:p>
          </table:table-cell>
          <table:table-cell office:value-type="float" office:value="4157" calcext:value-type="float">
            <text:p>4157</text:p>
          </table:table-cell>
          <table:table-cell table:formula="of:=([.E231]-[.F231])*100/[.E231]" office:value-type="float" office:value="2.2572301904538" calcext:value-type="float">
            <text:p>2.2572301905</text:p>
          </table:table-cell>
          <table:table-cell table:formula="of:=IF([.E231]&gt;[.F231]; 1; 0)" office:value-type="float" office:value="1" calcext:value-type="float">
            <text:p>1</text:p>
          </table:table-cell>
          <table:table-cell office:value-type="float" office:value="5101" calcext:value-type="float">
            <text:p>5101</text:p>
          </table:table-cell>
          <table:table-cell office:value-type="float" office:value="2806" calcext:value-type="float">
            <text:p>2806</text:p>
          </table:table-cell>
          <table:table-cell table:formula="of:=([.I231]-[.J231])*100/[.I231]" office:value-type="float" office:value="44.9911782003529" calcext:value-type="float">
            <text:p>44.9911782004</text:p>
          </table:table-cell>
          <table:table-cell table:formula="of:=IF([.I231]&gt;[.J231]; 1; 0)" office:value-type="float" office:value="1" calcext:value-type="float">
            <text:p>1</text:p>
          </table:table-cell>
          <table:table-cell office:value-type="float" office:value="4457" calcext:value-type="float">
            <text:p>4457</text:p>
          </table:table-cell>
          <table:table-cell office:value-type="float" office:value="6423" calcext:value-type="float">
            <text:p>6423</text:p>
          </table:table-cell>
          <table:table-cell table:formula="of:=([.M231]-[.N231])*100/[.M231]" office:value-type="float" office:value="-44.1103881534665" calcext:value-type="float">
            <text:p>-44.1103881535</text:p>
          </table:table-cell>
          <table:table-cell table:formula="of:=IF([.M231]&gt;[.N2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52" calcext:value-type="float">
            <text:p>129952</text:p>
          </table:table-cell>
          <table:table-cell office:value-type="float" office:value="109126" calcext:value-type="float">
            <text:p>109126</text:p>
          </table:table-cell>
          <table:table-cell table:formula="of:=([.A232]-[.B232])*100/[.A232]" office:value-type="float" office:value="16.0259172617582" calcext:value-type="float">
            <text:p>16.0259172618</text:p>
          </table:table-cell>
          <table:table-cell table:formula="of:=IF([.A232]&gt;[.B232]; 1; 0)" office:value-type="float" office:value="1" calcext:value-type="float">
            <text:p>1</text:p>
          </table:table-cell>
          <table:table-cell office:value-type="float" office:value="136755" calcext:value-type="float">
            <text:p>136755</text:p>
          </table:table-cell>
          <table:table-cell office:value-type="float" office:value="113139" calcext:value-type="float">
            <text:p>113139</text:p>
          </table:table-cell>
          <table:table-cell table:formula="of:=([.E232]-[.F232])*100/[.E232]" office:value-type="float" office:value="17.2688384336953" calcext:value-type="float">
            <text:p>17.2688384337</text:p>
          </table:table-cell>
          <table:table-cell table:formula="of:=IF([.E232]&gt;[.F232]; 1; 0)" office:value-type="float" office:value="1" calcext:value-type="float">
            <text:p>1</text:p>
          </table:table-cell>
          <table:table-cell office:value-type="float" office:value="64142" calcext:value-type="float">
            <text:p>64142</text:p>
          </table:table-cell>
          <table:table-cell office:value-type="float" office:value="52764" calcext:value-type="float">
            <text:p>52764</text:p>
          </table:table-cell>
          <table:table-cell table:formula="of:=([.I232]-[.J232])*100/[.I232]" office:value-type="float" office:value="17.7387671104736" calcext:value-type="float">
            <text:p>17.7387671105</text:p>
          </table:table-cell>
          <table:table-cell table:formula="of:=IF([.I232]&gt;[.J232]; 1; 0)" office:value-type="float" office:value="1" calcext:value-type="float">
            <text:p>1</text:p>
          </table:table-cell>
          <table:table-cell office:value-type="float" office:value="89510" calcext:value-type="float">
            <text:p>89510</text:p>
          </table:table-cell>
          <table:table-cell office:value-type="float" office:value="76256" calcext:value-type="float">
            <text:p>76256</text:p>
          </table:table-cell>
          <table:table-cell table:formula="of:=([.M232]-[.N232])*100/[.M232]" office:value-type="float" office:value="14.8072841023349" calcext:value-type="float">
            <text:p>14.8072841023</text:p>
          </table:table-cell>
          <table:table-cell table:formula="of:=IF([.M232]&gt;[.N2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501" calcext:value-type="float">
            <text:p>6501</text:p>
          </table:table-cell>
          <table:table-cell table:formula="of:=([.A233]-[.B233])*100/[.A233]" office:value-type="float" office:value="0.306701426161632" calcext:value-type="float">
            <text:p>0.3067014262</text:p>
          </table:table-cell>
          <table:table-cell table:formula="of:=IF([.A233]&gt;[.B233]; 1; 0)" office:value-type="float" office:value="1" calcext:value-type="float">
            <text:p>1</text:p>
          </table:table-cell>
          <table:table-cell office:value-type="float" office:value="6580" calcext:value-type="float">
            <text:p>6580</text:p>
          </table:table-cell>
          <table:table-cell office:value-type="float" office:value="4453" calcext:value-type="float">
            <text:p>4453</text:p>
          </table:table-cell>
          <table:table-cell table:formula="of:=([.E233]-[.F233])*100/[.E233]" office:value-type="float" office:value="32.3252279635258" calcext:value-type="float">
            <text:p>32.3252279635</text:p>
          </table:table-cell>
          <table:table-cell table:formula="of:=IF([.E233]&gt;[.F233]; 1; 0)" office:value-type="float" office:value="1" calcext:value-type="float">
            <text:p>1</text:p>
          </table:table-cell>
          <table:table-cell office:value-type="float" office:value="5295" calcext:value-type="float">
            <text:p>5295</text:p>
          </table:table-cell>
          <table:table-cell office:value-type="float" office:value="2934" calcext:value-type="float">
            <text:p>2934</text:p>
          </table:table-cell>
          <table:table-cell table:formula="of:=([.I233]-[.J233])*100/[.I233]" office:value-type="float" office:value="44.5892351274788" calcext:value-type="float">
            <text:p>44.5892351275</text:p>
          </table:table-cell>
          <table:table-cell table:formula="of:=IF([.I233]&gt;[.J233]; 1; 0)" office:value-type="float" office:value="1" calcext:value-type="float">
            <text:p>1</text:p>
          </table:table-cell>
          <table:table-cell office:value-type="float" office:value="6789" calcext:value-type="float">
            <text:p>6789</text:p>
          </table:table-cell>
          <table:table-cell office:value-type="float" office:value="6790" calcext:value-type="float">
            <text:p>6790</text:p>
          </table:table-cell>
          <table:table-cell table:formula="of:=([.M233]-[.N233])*100/[.M233]" office:value-type="float" office:value="-0.0147297098247165" calcext:value-type="float">
            <text:p>-0.0147297098</text:p>
          </table:table-cell>
          <table:table-cell table:formula="of:=IF([.M233]&gt;[.N2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19" calcext:value-type="float">
            <text:p>129819</text:p>
          </table:table-cell>
          <table:table-cell office:value-type="float" office:value="106900" calcext:value-type="float">
            <text:p>106900</text:p>
          </table:table-cell>
          <table:table-cell table:formula="of:=([.A234]-[.B234])*100/[.A234]" office:value-type="float" office:value="17.6545806083855" calcext:value-type="float">
            <text:p>17.6545806084</text:p>
          </table:table-cell>
          <table:table-cell table:formula="of:=IF([.A234]&gt;[.B234]; 1; 0)" office:value-type="float" office:value="1" calcext:value-type="float">
            <text:p>1</text:p>
          </table:table-cell>
          <table:table-cell office:value-type="float" office:value="112599" calcext:value-type="float">
            <text:p>112599</text:p>
          </table:table-cell>
          <table:table-cell office:value-type="float" office:value="112367" calcext:value-type="float">
            <text:p>112367</text:p>
          </table:table-cell>
          <table:table-cell table:formula="of:=([.E234]-[.F234])*100/[.E234]" office:value-type="float" office:value="0.206040906224744" calcext:value-type="float">
            <text:p>0.2060409062</text:p>
          </table:table-cell>
          <table:table-cell table:formula="of:=IF([.E234]&gt;[.F234]; 1; 0)" office:value-type="float" office:value="1" calcext:value-type="float">
            <text:p>1</text:p>
          </table:table-cell>
          <table:table-cell office:value-type="float" office:value="64202" calcext:value-type="float">
            <text:p>64202</text:p>
          </table:table-cell>
          <table:table-cell office:value-type="float" office:value="51802" calcext:value-type="float">
            <text:p>51802</text:p>
          </table:table-cell>
          <table:table-cell table:formula="of:=([.I234]-[.J234])*100/[.I234]" office:value-type="float" office:value="19.3140400610573" calcext:value-type="float">
            <text:p>19.3140400611</text:p>
          </table:table-cell>
          <table:table-cell table:formula="of:=IF([.I234]&gt;[.J234]; 1; 0)" office:value-type="float" office:value="1" calcext:value-type="float">
            <text:p>1</text:p>
          </table:table-cell>
          <table:table-cell office:value-type="float" office:value="89581" calcext:value-type="float">
            <text:p>89581</text:p>
          </table:table-cell>
          <table:table-cell office:value-type="float" office:value="75882" calcext:value-type="float">
            <text:p>75882</text:p>
          </table:table-cell>
          <table:table-cell table:formula="of:=([.M234]-[.N234])*100/[.M234]" office:value-type="float" office:value="15.2923052879517" calcext:value-type="float">
            <text:p>15.292305288</text:p>
          </table:table-cell>
          <table:table-cell table:formula="of:=IF([.M234]&gt;[.N2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751" calcext:value-type="float">
            <text:p>4751</text:p>
          </table:table-cell>
          <table:table-cell table:formula="of:=([.A235]-[.B235])*100/[.A235]" office:value-type="float" office:value="0.356543624161074" calcext:value-type="float">
            <text:p>0.3565436242</text:p>
          </table:table-cell>
          <table:table-cell table:formula="of:=IF([.A235]&gt;[.B235]; 1; 0)" office:value-type="float" office:value="1" calcext:value-type="float">
            <text:p>1</text:p>
          </table:table-cell>
          <table:table-cell office:value-type="float" office:value="6868" calcext:value-type="float">
            <text:p>6868</text:p>
          </table:table-cell>
          <table:table-cell office:value-type="float" office:value="6762" calcext:value-type="float">
            <text:p>6762</text:p>
          </table:table-cell>
          <table:table-cell table:formula="of:=([.E235]-[.F235])*100/[.E235]" office:value-type="float" office:value="1.54338963308096" calcext:value-type="float">
            <text:p>1.5433896331</text:p>
          </table:table-cell>
          <table:table-cell table:formula="of:=IF([.E235]&gt;[.F235]; 1; 0)" office:value-type="float" office:value="1" calcext:value-type="float">
            <text:p>1</text:p>
          </table:table-cell>
          <table:table-cell office:value-type="float" office:value="3467" calcext:value-type="float">
            <text:p>3467</text:p>
          </table:table-cell>
          <table:table-cell office:value-type="float" office:value="5212" calcext:value-type="float">
            <text:p>5212</text:p>
          </table:table-cell>
          <table:table-cell table:formula="of:=([.I235]-[.J235])*100/[.I235]" office:value-type="float" office:value="-50.3316988751082" calcext:value-type="float">
            <text:p>-50.3316988751</text:p>
          </table:table-cell>
          <table:table-cell table:formula="of:=IF([.I235]&gt;[.J235]; 1; 0)" office:value-type="float" office:value="0" calcext:value-type="float">
            <text:p>0</text:p>
          </table:table-cell>
          <table:table-cell office:value-type="float" office:value="7110" calcext:value-type="float">
            <text:p>7110</text:p>
          </table:table-cell>
          <table:table-cell office:value-type="float" office:value="4951" calcext:value-type="float">
            <text:p>4951</text:p>
          </table:table-cell>
          <table:table-cell table:formula="of:=([.M235]-[.N235])*100/[.M235]" office:value-type="float" office:value="30.365682137834" calcext:value-type="float">
            <text:p>30.3656821378</text:p>
          </table:table-cell>
          <table:table-cell table:formula="of:=IF([.M235]&gt;[.N2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71" calcext:value-type="float">
            <text:p>105471</text:p>
          </table:table-cell>
          <table:table-cell office:value-type="float" office:value="104294" calcext:value-type="float">
            <text:p>104294</text:p>
          </table:table-cell>
          <table:table-cell table:formula="of:=([.A236]-[.B236])*100/[.A236]" office:value-type="float" office:value="1.11594656351035" calcext:value-type="float">
            <text:p>1.1159465635</text:p>
          </table:table-cell>
          <table:table-cell table:formula="of:=IF([.A236]&gt;[.B236]; 1; 0)" office:value-type="float" office:value="1" calcext:value-type="float">
            <text:p>1</text:p>
          </table:table-cell>
          <table:table-cell office:value-type="float" office:value="138892" calcext:value-type="float">
            <text:p>138892</text:p>
          </table:table-cell>
          <table:table-cell office:value-type="float" office:value="111543" calcext:value-type="float">
            <text:p>111543</text:p>
          </table:table-cell>
          <table:table-cell table:formula="of:=([.E236]-[.F236])*100/[.E236]" office:value-type="float" office:value="19.6908389252081" calcext:value-type="float">
            <text:p>19.6908389252</text:p>
          </table:table-cell>
          <table:table-cell table:formula="of:=IF([.E236]&gt;[.F236]; 1; 0)" office:value-type="float" office:value="1" calcext:value-type="float">
            <text:p>1</text:p>
          </table:table-cell>
          <table:table-cell office:value-type="float" office:value="64129" calcext:value-type="float">
            <text:p>64129</text:p>
          </table:table-cell>
          <table:table-cell office:value-type="float" office:value="49545" calcext:value-type="float">
            <text:p>49545</text:p>
          </table:table-cell>
          <table:table-cell table:formula="of:=([.I236]-[.J236])*100/[.I236]" office:value-type="float" office:value="22.7416613388639" calcext:value-type="float">
            <text:p>22.7416613389</text:p>
          </table:table-cell>
          <table:table-cell table:formula="of:=IF([.I236]&gt;[.J236]; 1; 0)" office:value-type="float" office:value="1" calcext:value-type="float">
            <text:p>1</text:p>
          </table:table-cell>
          <table:table-cell office:value-type="float" office:value="91520" calcext:value-type="float">
            <text:p>91520</text:p>
          </table:table-cell>
          <table:table-cell office:value-type="float" office:value="61476" calcext:value-type="float">
            <text:p>61476</text:p>
          </table:table-cell>
          <table:table-cell table:formula="of:=([.M236]-[.N236])*100/[.M236]" office:value-type="float" office:value="32.8277972027972" calcext:value-type="float">
            <text:p>32.8277972028</text:p>
          </table:table-cell>
          <table:table-cell table:formula="of:=IF([.M236]&gt;[.N2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038" calcext:value-type="float">
            <text:p>5038</text:p>
          </table:table-cell>
          <table:table-cell table:formula="of:=([.A237]-[.B237])*100/[.A237]" office:value-type="float" office:value="3.48659003831418" calcext:value-type="float">
            <text:p>3.4865900383</text:p>
          </table:table-cell>
          <table:table-cell table:formula="of:=IF([.A237]&gt;[.B237]; 1; 0)" office:value-type="float" office:value="1" calcext:value-type="float">
            <text:p>1</text:p>
          </table:table-cell>
          <table:table-cell office:value-type="float" office:value="7141" calcext:value-type="float">
            <text:p>7141</text:p>
          </table:table-cell>
          <table:table-cell office:value-type="float" office:value="5028" calcext:value-type="float">
            <text:p>5028</text:p>
          </table:table-cell>
          <table:table-cell table:formula="of:=([.E237]-[.F237])*100/[.E237]" office:value-type="float" office:value="29.5896933202633" calcext:value-type="float">
            <text:p>29.5896933203</text:p>
          </table:table-cell>
          <table:table-cell table:formula="of:=IF([.E237]&gt;[.F237]; 1; 0)" office:value-type="float" office:value="1" calcext:value-type="float">
            <text:p>1</text:p>
          </table:table-cell>
          <table:table-cell office:value-type="float" office:value="3690" calcext:value-type="float">
            <text:p>3690</text:p>
          </table:table-cell>
          <table:table-cell office:value-type="float" office:value="3384" calcext:value-type="float">
            <text:p>3384</text:p>
          </table:table-cell>
          <table:table-cell table:formula="of:=([.I237]-[.J237])*100/[.I237]" office:value-type="float" office:value="8.29268292682927" calcext:value-type="float">
            <text:p>8.2926829268</text:p>
          </table:table-cell>
          <table:table-cell table:formula="of:=IF([.I237]&gt;[.J237]; 1; 0)" office:value-type="float" office:value="1" calcext:value-type="float">
            <text:p>1</text:p>
          </table:table-cell>
          <table:table-cell office:value-type="float" office:value="5396" calcext:value-type="float">
            <text:p>5396</text:p>
          </table:table-cell>
          <table:table-cell office:value-type="float" office:value="5400" calcext:value-type="float">
            <text:p>5400</text:p>
          </table:table-cell>
          <table:table-cell table:formula="of:=([.M237]-[.N237])*100/[.M237]" office:value-type="float" office:value="-0.0741289844329133" calcext:value-type="float">
            <text:p>-0.0741289844</text:p>
          </table:table-cell>
          <table:table-cell table:formula="of:=IF([.M237]&gt;[.N2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35" calcext:value-type="float">
            <text:p>129835</text:p>
          </table:table-cell>
          <table:table-cell office:value-type="float" office:value="105570" calcext:value-type="float">
            <text:p>105570</text:p>
          </table:table-cell>
          <table:table-cell table:formula="of:=([.A238]-[.B238])*100/[.A238]" office:value-type="float" office:value="18.6891054030115" calcext:value-type="float">
            <text:p>18.689105403</text:p>
          </table:table-cell>
          <table:table-cell table:formula="of:=IF([.A238]&gt;[.B238]; 1; 0)" office:value-type="float" office:value="1" calcext:value-type="float">
            <text:p>1</text:p>
          </table:table-cell>
          <table:table-cell office:value-type="float" office:value="138715" calcext:value-type="float">
            <text:p>138715</text:p>
          </table:table-cell>
          <table:table-cell office:value-type="float" office:value="112811" calcext:value-type="float">
            <text:p>112811</text:p>
          </table:table-cell>
          <table:table-cell table:formula="of:=([.E238]-[.F238])*100/[.E238]" office:value-type="float" office:value="18.6742601737375" calcext:value-type="float">
            <text:p>18.6742601737</text:p>
          </table:table-cell>
          <table:table-cell table:formula="of:=IF([.E238]&gt;[.F238]; 1; 0)" office:value-type="float" office:value="1" calcext:value-type="float">
            <text:p>1</text:p>
          </table:table-cell>
          <table:table-cell office:value-type="float" office:value="64243" calcext:value-type="float">
            <text:p>64243</text:p>
          </table:table-cell>
          <table:table-cell office:value-type="float" office:value="51291" calcext:value-type="float">
            <text:p>51291</text:p>
          </table:table-cell>
          <table:table-cell table:formula="of:=([.I238]-[.J238])*100/[.I238]" office:value-type="float" office:value="20.1609513876998" calcext:value-type="float">
            <text:p>20.1609513877</text:p>
          </table:table-cell>
          <table:table-cell table:formula="of:=IF([.I238]&gt;[.J238]; 1; 0)" office:value-type="float" office:value="1" calcext:value-type="float">
            <text:p>1</text:p>
          </table:table-cell>
          <table:table-cell office:value-type="float" office:value="89416" calcext:value-type="float">
            <text:p>89416</text:p>
          </table:table-cell>
          <table:table-cell office:value-type="float" office:value="75138" calcext:value-type="float">
            <text:p>75138</text:p>
          </table:table-cell>
          <table:table-cell table:formula="of:=([.M238]-[.N238])*100/[.M238]" office:value-type="float" office:value="15.9680594077123" calcext:value-type="float">
            <text:p>15.9680594077</text:p>
          </table:table-cell>
          <table:table-cell table:formula="of:=IF([.M238]&gt;[.N2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7347" calcext:value-type="float">
            <text:p>7347</text:p>
          </table:table-cell>
          <table:table-cell table:formula="of:=([.A239]-[.B239])*100/[.A239]" office:value-type="float" office:value="0.46064218940523" calcext:value-type="float">
            <text:p>0.4606421894</text:p>
          </table:table-cell>
          <table:table-cell table:formula="of:=IF([.A239]&gt;[.B239]; 1; 0)" office:value-type="float" office:value="1" calcext:value-type="float">
            <text:p>1</text:p>
          </table:table-cell>
          <table:table-cell office:value-type="float" office:value="7427" calcext:value-type="float">
            <text:p>7427</text:p>
          </table:table-cell>
          <table:table-cell office:value-type="float" office:value="5318" calcext:value-type="float">
            <text:p>5318</text:p>
          </table:table-cell>
          <table:table-cell table:formula="of:=([.E239]-[.F239])*100/[.E239]" office:value-type="float" office:value="28.3963915443652" calcext:value-type="float">
            <text:p>28.3963915444</text:p>
          </table:table-cell>
          <table:table-cell table:formula="of:=IF([.E239]&gt;[.F239]; 1; 0)" office:value-type="float" office:value="1" calcext:value-type="float">
            <text:p>1</text:p>
          </table:table-cell>
          <table:table-cell office:value-type="float" office:value="5937" calcext:value-type="float">
            <text:p>5937</text:p>
          </table:table-cell>
          <table:table-cell office:value-type="float" office:value="3579" calcext:value-type="float">
            <text:p>3579</text:p>
          </table:table-cell>
          <table:table-cell table:formula="of:=([.I239]-[.J239])*100/[.I239]" office:value-type="float" office:value="39.7170288024255" calcext:value-type="float">
            <text:p>39.7170288024</text:p>
          </table:table-cell>
          <table:table-cell table:formula="of:=IF([.I239]&gt;[.J239]; 1; 0)" office:value-type="float" office:value="1" calcext:value-type="float">
            <text:p>1</text:p>
          </table:table-cell>
          <table:table-cell office:value-type="float" office:value="7767" calcext:value-type="float">
            <text:p>7767</text:p>
          </table:table-cell>
          <table:table-cell office:value-type="float" office:value="5589" calcext:value-type="float">
            <text:p>5589</text:p>
          </table:table-cell>
          <table:table-cell table:formula="of:=([.M239]-[.N239])*100/[.M239]" office:value-type="float" office:value="28.0417149478563" calcext:value-type="float">
            <text:p>28.0417149479</text:p>
          </table:table-cell>
          <table:table-cell table:formula="of:=IF([.M239]&gt;[.N2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54" calcext:value-type="float">
            <text:p>129954</text:p>
          </table:table-cell>
          <table:table-cell office:value-type="float" office:value="103406" calcext:value-type="float">
            <text:p>103406</text:p>
          </table:table-cell>
          <table:table-cell table:formula="of:=([.A240]-[.B240])*100/[.A240]" office:value-type="float" office:value="20.4287671022054" calcext:value-type="float">
            <text:p>20.4287671022</text:p>
          </table:table-cell>
          <table:table-cell table:formula="of:=IF([.A240]&gt;[.B240]; 1; 0)" office:value-type="float" office:value="1" calcext:value-type="float">
            <text:p>1</text:p>
          </table:table-cell>
          <table:table-cell office:value-type="float" office:value="138701" calcext:value-type="float">
            <text:p>138701</text:p>
          </table:table-cell>
          <table:table-cell office:value-type="float" office:value="113166" calcext:value-type="float">
            <text:p>113166</text:p>
          </table:table-cell>
          <table:table-cell table:formula="of:=([.E240]-[.F240])*100/[.E240]" office:value-type="float" office:value="18.4101051903014" calcext:value-type="float">
            <text:p>18.4101051903</text:p>
          </table:table-cell>
          <table:table-cell table:formula="of:=IF([.E240]&gt;[.F240]; 1; 0)" office:value-type="float" office:value="1" calcext:value-type="float">
            <text:p>1</text:p>
          </table:table-cell>
          <table:table-cell office:value-type="float" office:value="64175" calcext:value-type="float">
            <text:p>64175</text:p>
          </table:table-cell>
          <table:table-cell office:value-type="float" office:value="51089" calcext:value-type="float">
            <text:p>51089</text:p>
          </table:table-cell>
          <table:table-cell table:formula="of:=([.I240]-[.J240])*100/[.I240]" office:value-type="float" office:value="20.3911180366186" calcext:value-type="float">
            <text:p>20.3911180366</text:p>
          </table:table-cell>
          <table:table-cell table:formula="of:=IF([.I240]&gt;[.J240]; 1; 0)" office:value-type="float" office:value="1" calcext:value-type="float">
            <text:p>1</text:p>
          </table:table-cell>
          <table:table-cell office:value-type="float" office:value="91441" calcext:value-type="float">
            <text:p>91441</text:p>
          </table:table-cell>
          <table:table-cell office:value-type="float" office:value="74819" calcext:value-type="float">
            <text:p>74819</text:p>
          </table:table-cell>
          <table:table-cell table:formula="of:=([.M240]-[.N240])*100/[.M240]" office:value-type="float" office:value="18.1778414496779" calcext:value-type="float">
            <text:p>18.1778414497</text:p>
          </table:table-cell>
          <table:table-cell table:formula="of:=IF([.M240]&gt;[.N2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5627" calcext:value-type="float">
            <text:p>5627</text:p>
          </table:table-cell>
          <table:table-cell table:formula="of:=([.A241]-[.B241])*100/[.A241]" office:value-type="float" office:value="0.985395037832131" calcext:value-type="float">
            <text:p>0.9853950378</text:p>
          </table:table-cell>
          <table:table-cell table:formula="of:=IF([.A241]&gt;[.B241]; 1; 0)" office:value-type="float" office:value="1" calcext:value-type="float">
            <text:p>1</text:p>
          </table:table-cell>
          <table:table-cell office:value-type="float" office:value="7713" calcext:value-type="float">
            <text:p>7713</text:p>
          </table:table-cell>
          <table:table-cell office:value-type="float" office:value="5626" calcext:value-type="float">
            <text:p>5626</text:p>
          </table:table-cell>
          <table:table-cell table:formula="of:=([.E241]-[.F241])*100/[.E241]" office:value-type="float" office:value="27.058213405938" calcext:value-type="float">
            <text:p>27.0582134059</text:p>
          </table:table-cell>
          <table:table-cell table:formula="of:=IF([.E241]&gt;[.F241]; 1; 0)" office:value-type="float" office:value="1" calcext:value-type="float">
            <text:p>1</text:p>
          </table:table-cell>
          <table:table-cell office:value-type="float" office:value="4115" calcext:value-type="float">
            <text:p>4115</text:p>
          </table:table-cell>
          <table:table-cell office:value-type="float" office:value="5799" calcext:value-type="float">
            <text:p>5799</text:p>
          </table:table-cell>
          <table:table-cell table:formula="of:=([.I241]-[.J241])*100/[.I241]" office:value-type="float" office:value="-40.9234507897934" calcext:value-type="float">
            <text:p>-40.9234507898</text:p>
          </table:table-cell>
          <table:table-cell table:formula="of:=IF([.I241]&gt;[.J241]; 1; 0)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office:value-type="float" office:value="6030" calcext:value-type="float">
            <text:p>6030</text:p>
          </table:table-cell>
          <table:table-cell table:formula="of:=([.M241]-[.N241])*100/[.M241]" office:value-type="float" office:value="24.9906704814032" calcext:value-type="float">
            <text:p>24.9906704814</text:p>
          </table:table-cell>
          <table:table-cell table:formula="of:=IF([.M241]&gt;[.N2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97" calcext:value-type="float">
            <text:p>129797</text:p>
          </table:table-cell>
          <table:table-cell office:value-type="float" office:value="83965" calcext:value-type="float">
            <text:p>83965</text:p>
          </table:table-cell>
          <table:table-cell table:formula="of:=([.A242]-[.B242])*100/[.A242]" office:value-type="float" office:value="35.3105233557016" calcext:value-type="float">
            <text:p>35.3105233557</text:p>
          </table:table-cell>
          <table:table-cell table:formula="of:=IF([.A242]&gt;[.B242]; 1; 0)" office:value-type="float" office:value="1" calcext:value-type="float">
            <text:p>1</text:p>
          </table:table-cell>
          <table:table-cell office:value-type="float" office:value="139055" calcext:value-type="float">
            <text:p>139055</text:p>
          </table:table-cell>
          <table:table-cell office:value-type="float" office:value="111381" calcext:value-type="float">
            <text:p>111381</text:p>
          </table:table-cell>
          <table:table-cell table:formula="of:=([.E242]-[.F242])*100/[.E242]" office:value-type="float" office:value="19.9014778325123" calcext:value-type="float">
            <text:p>19.9014778325</text:p>
          </table:table-cell>
          <table:table-cell table:formula="of:=IF([.E242]&gt;[.F242]; 1; 0)" office:value-type="float" office:value="1" calcext:value-type="float">
            <text:p>1</text:p>
          </table:table-cell>
          <table:table-cell office:value-type="float" office:value="64118" calcext:value-type="float">
            <text:p>64118</text:p>
          </table:table-cell>
          <table:table-cell office:value-type="float" office:value="50708" calcext:value-type="float">
            <text:p>50708</text:p>
          </table:table-cell>
          <table:table-cell table:formula="of:=([.I242]-[.J242])*100/[.I242]" office:value-type="float" office:value="20.9145637730434" calcext:value-type="float">
            <text:p>20.914563773</text:p>
          </table:table-cell>
          <table:table-cell table:formula="of:=IF([.I242]&gt;[.J242]; 1; 0)" office:value-type="float" office:value="1" calcext:value-type="float">
            <text:p>1</text:p>
          </table:table-cell>
          <table:table-cell office:value-type="float" office:value="89660" calcext:value-type="float">
            <text:p>89660</text:p>
          </table:table-cell>
          <table:table-cell office:value-type="float" office:value="60585" calcext:value-type="float">
            <text:p>60585</text:p>
          </table:table-cell>
          <table:table-cell table:formula="of:=([.M242]-[.N242])*100/[.M242]" office:value-type="float" office:value="32.4280615659157" calcext:value-type="float">
            <text:p>32.4280615659</text:p>
          </table:table-cell>
          <table:table-cell table:formula="of:=IF([.M242]&gt;[.N2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5899" calcext:value-type="float">
            <text:p>5899</text:p>
          </table:table-cell>
          <table:table-cell table:formula="of:=([.A243]-[.B243])*100/[.A243]" office:value-type="float" office:value="0.623315363881402" calcext:value-type="float">
            <text:p>0.6233153639</text:p>
          </table:table-cell>
          <table:table-cell table:formula="of:=IF([.A243]&gt;[.B243]; 1; 0)" office:value-type="float" office:value="1" calcext:value-type="float">
            <text:p>1</text:p>
          </table:table-cell>
          <table:table-cell office:value-type="float" office:value="5989" calcext:value-type="float">
            <text:p>5989</text:p>
          </table:table-cell>
          <table:table-cell office:value-type="float" office:value="7928" calcext:value-type="float">
            <text:p>7928</text:p>
          </table:table-cell>
          <table:table-cell table:formula="of:=([.E243]-[.F243])*100/[.E243]" office:value-type="float" office:value="-32.3760227082985" calcext:value-type="float">
            <text:p>-32.3760227083</text:p>
          </table:table-cell>
          <table:table-cell table:formula="of:=IF([.E243]&gt;[.F243]; 1; 0)" office:value-type="float" office:value="0" calcext:value-type="float">
            <text:p>0</text:p>
          </table:table-cell>
          <table:table-cell office:value-type="float" office:value="4314" calcext:value-type="float">
            <text:p>4314</text:p>
          </table:table-cell>
          <table:table-cell office:value-type="float" office:value="6005" calcext:value-type="float">
            <text:p>6005</text:p>
          </table:table-cell>
          <table:table-cell table:formula="of:=([.I243]-[.J243])*100/[.I243]" office:value-type="float" office:value="-39.1979601298099" calcext:value-type="float">
            <text:p>-39.1979601298</text:p>
          </table:table-cell>
          <table:table-cell table:formula="of:=IF([.I243]&gt;[.J243]; 1; 0)" office:value-type="float" office:value="0" calcext:value-type="float">
            <text:p>0</text:p>
          </table:table-cell>
          <table:table-cell office:value-type="float" office:value="6343" calcext:value-type="float">
            <text:p>6343</text:p>
          </table:table-cell>
          <table:table-cell office:value-type="float" office:value="8322" calcext:value-type="float">
            <text:p>8322</text:p>
          </table:table-cell>
          <table:table-cell table:formula="of:=([.M243]-[.N243])*100/[.M243]" office:value-type="float" office:value="-31.199747753429" calcext:value-type="float">
            <text:p>-31.1997477534</text:p>
          </table:table-cell>
          <table:table-cell table:formula="of:=IF([.M243]&gt;[.N2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87" calcext:value-type="float">
            <text:p>105487</text:p>
          </table:table-cell>
          <table:table-cell office:value-type="float" office:value="83430" calcext:value-type="float">
            <text:p>83430</text:p>
          </table:table-cell>
          <table:table-cell table:formula="of:=([.A244]-[.B244])*100/[.A244]" office:value-type="float" office:value="20.9096855536701" calcext:value-type="float">
            <text:p>20.9096855537</text:p>
          </table:table-cell>
          <table:table-cell table:formula="of:=IF([.A244]&gt;[.B244]; 1; 0)" office:value-type="float" office:value="1" calcext:value-type="float">
            <text:p>1</text:p>
          </table:table-cell>
          <table:table-cell office:value-type="float" office:value="138657" calcext:value-type="float">
            <text:p>138657</text:p>
          </table:table-cell>
          <table:table-cell office:value-type="float" office:value="108954" calcext:value-type="float">
            <text:p>108954</text:p>
          </table:table-cell>
          <table:table-cell table:formula="of:=([.E244]-[.F244])*100/[.E244]" office:value-type="float" office:value="21.4219260477293" calcext:value-type="float">
            <text:p>21.4219260477</text:p>
          </table:table-cell>
          <table:table-cell table:formula="of:=IF([.E244]&gt;[.F244]; 1; 0)" office:value-type="float" office:value="1" calcext:value-type="float">
            <text:p>1</text:p>
          </table:table-cell>
          <table:table-cell office:value-type="float" office:value="64359" calcext:value-type="float">
            <text:p>64359</text:p>
          </table:table-cell>
          <table:table-cell office:value-type="float" office:value="48455" calcext:value-type="float">
            <text:p>48455</text:p>
          </table:table-cell>
          <table:table-cell table:formula="of:=([.I244]-[.J244])*100/[.I244]" office:value-type="float" office:value="24.7113845771376" calcext:value-type="float">
            <text:p>24.7113845771</text:p>
          </table:table-cell>
          <table:table-cell table:formula="of:=IF([.I244]&gt;[.J244]; 1; 0)" office:value-type="float" office:value="1" calcext:value-type="float">
            <text:p>1</text:p>
          </table:table-cell>
          <table:table-cell office:value-type="float" office:value="89425" calcext:value-type="float">
            <text:p>89425</text:p>
          </table:table-cell>
          <table:table-cell office:value-type="float" office:value="72467" calcext:value-type="float">
            <text:p>72467</text:p>
          </table:table-cell>
          <table:table-cell table:formula="of:=([.M244]-[.N244])*100/[.M244]" office:value-type="float" office:value="18.9633771316746" calcext:value-type="float">
            <text:p>18.9633771317</text:p>
          </table:table-cell>
          <table:table-cell table:formula="of:=IF([.M244]&gt;[.N2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229" calcext:value-type="float">
            <text:p>6229</text:p>
          </table:table-cell>
          <table:table-cell table:formula="of:=([.A245]-[.B245])*100/[.A245]" office:value-type="float" office:value="0.685586734693878" calcext:value-type="float">
            <text:p>0.6855867347</text:p>
          </table:table-cell>
          <table:table-cell table:formula="of:=IF([.A245]&gt;[.B245]; 1; 0)" office:value-type="float" office:value="1" calcext:value-type="float">
            <text:p>1</text:p>
          </table:table-cell>
          <table:table-cell office:value-type="float" office:value="8309" calcext:value-type="float">
            <text:p>8309</text:p>
          </table:table-cell>
          <table:table-cell office:value-type="float" office:value="8212" calcext:value-type="float">
            <text:p>8212</text:p>
          </table:table-cell>
          <table:table-cell table:formula="of:=([.E245]-[.F245])*100/[.E245]" office:value-type="float" office:value="1.16740883379468" calcext:value-type="float">
            <text:p>1.1674088338</text:p>
          </table:table-cell>
          <table:table-cell table:formula="of:=IF([.E245]&gt;[.F245]; 1; 0)" office:value-type="float" office:value="1" calcext:value-type="float">
            <text:p>1</text:p>
          </table:table-cell>
          <table:table-cell office:value-type="float" office:value="6554" calcext:value-type="float">
            <text:p>6554</text:p>
          </table:table-cell>
          <table:table-cell office:value-type="float" office:value="4171" calcext:value-type="float">
            <text:p>4171</text:p>
          </table:table-cell>
          <table:table-cell table:formula="of:=([.I245]-[.J245])*100/[.I245]" office:value-type="float" office:value="36.3594751296918" calcext:value-type="float">
            <text:p>36.3594751297</text:p>
          </table:table-cell>
          <table:table-cell table:formula="of:=IF([.I245]&gt;[.J245]; 1; 0)" office:value-type="float" office:value="1" calcext:value-type="float">
            <text:p>1</text:p>
          </table:table-cell>
          <table:table-cell office:value-type="float" office:value="8713" calcext:value-type="float">
            <text:p>8713</text:p>
          </table:table-cell>
          <table:table-cell office:value-type="float" office:value="8672" calcext:value-type="float">
            <text:p>8672</text:p>
          </table:table-cell>
          <table:table-cell table:formula="of:=([.M245]-[.N245])*100/[.M245]" office:value-type="float" office:value="0.470561230345461" calcext:value-type="float">
            <text:p>0.4705612303</text:p>
          </table:table-cell>
          <table:table-cell table:formula="of:=IF([.M245]&gt;[.N2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3" calcext:value-type="float">
            <text:p>105963</text:p>
          </table:table-cell>
          <table:table-cell office:value-type="float" office:value="82889" calcext:value-type="float">
            <text:p>82889</text:p>
          </table:table-cell>
          <table:table-cell table:formula="of:=([.A246]-[.B246])*100/[.A246]" office:value-type="float" office:value="21.7755254192501" calcext:value-type="float">
            <text:p>21.7755254193</text:p>
          </table:table-cell>
          <table:table-cell table:formula="of:=IF([.A246]&gt;[.B246]; 1; 0)" office:value-type="float" office:value="1" calcext:value-type="float">
            <text:p>1</text:p>
          </table:table-cell>
          <table:table-cell office:value-type="float" office:value="138710" calcext:value-type="float">
            <text:p>138710</text:p>
          </table:table-cell>
          <table:table-cell office:value-type="float" office:value="107945" calcext:value-type="float">
            <text:p>107945</text:p>
          </table:table-cell>
          <table:table-cell table:formula="of:=([.E246]-[.F246])*100/[.E246]" office:value-type="float" office:value="22.1793670247278" calcext:value-type="float">
            <text:p>22.1793670247</text:p>
          </table:table-cell>
          <table:table-cell table:formula="of:=IF([.E246]&gt;[.F246]; 1; 0)" office:value-type="float" office:value="1" calcext:value-type="float">
            <text:p>1</text:p>
          </table:table-cell>
          <table:table-cell office:value-type="float" office:value="64202" calcext:value-type="float">
            <text:p>64202</text:p>
          </table:table-cell>
          <table:table-cell office:value-type="float" office:value="50330" calcext:value-type="float">
            <text:p>50330</text:p>
          </table:table-cell>
          <table:table-cell table:formula="of:=([.I246]-[.J246])*100/[.I246]" office:value-type="float" office:value="21.6068035263699" calcext:value-type="float">
            <text:p>21.6068035264</text:p>
          </table:table-cell>
          <table:table-cell table:formula="of:=IF([.I246]&gt;[.J246]; 1; 0)" office:value-type="float" office:value="1" calcext:value-type="float">
            <text:p>1</text:p>
          </table:table-cell>
          <table:table-cell office:value-type="float" office:value="91482" calcext:value-type="float">
            <text:p>91482</text:p>
          </table:table-cell>
          <table:table-cell office:value-type="float" office:value="59731" calcext:value-type="float">
            <text:p>59731</text:p>
          </table:table-cell>
          <table:table-cell table:formula="of:=([.M246]-[.N246])*100/[.M246]" office:value-type="float" office:value="34.7073741282438" calcext:value-type="float">
            <text:p>34.7073741282</text:p>
          </table:table-cell>
          <table:table-cell table:formula="of:=IF([.M246]&gt;[.N2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475" calcext:value-type="float">
            <text:p>6475</text:p>
          </table:table-cell>
          <table:table-cell table:formula="of:=([.A247]-[.B247])*100/[.A247]" office:value-type="float" office:value="0.933292533659731" calcext:value-type="float">
            <text:p>0.9332925337</text:p>
          </table:table-cell>
          <table:table-cell table:formula="of:=IF([.A247]&gt;[.B247]; 1; 0)" office:value-type="float" office:value="1" calcext:value-type="float">
            <text:p>1</text:p>
          </table:table-cell>
          <table:table-cell office:value-type="float" office:value="8579" calcext:value-type="float">
            <text:p>8579</text:p>
          </table:table-cell>
          <table:table-cell office:value-type="float" office:value="6485" calcext:value-type="float">
            <text:p>6485</text:p>
          </table:table-cell>
          <table:table-cell table:formula="of:=([.E247]-[.F247])*100/[.E247]" office:value-type="float" office:value="24.4084392120294" calcext:value-type="float">
            <text:p>24.408439212</text:p>
          </table:table-cell>
          <table:table-cell table:formula="of:=IF([.E247]&gt;[.F247]; 1; 0)" office:value-type="float" office:value="1" calcext:value-type="float">
            <text:p>1</text:p>
          </table:table-cell>
          <table:table-cell office:value-type="float" office:value="6758" calcext:value-type="float">
            <text:p>6758</text:p>
          </table:table-cell>
          <table:table-cell office:value-type="float" office:value="4369" calcext:value-type="float">
            <text:p>4369</text:p>
          </table:table-cell>
          <table:table-cell table:formula="of:=([.I247]-[.J247])*100/[.I247]" office:value-type="float" office:value="35.3506954720331" calcext:value-type="float">
            <text:p>35.350695472</text:p>
          </table:table-cell>
          <table:table-cell table:formula="of:=IF([.I247]&gt;[.J247]; 1; 0)" office:value-type="float" office:value="1" calcext:value-type="float">
            <text:p>1</text:p>
          </table:table-cell>
          <table:table-cell office:value-type="float" office:value="6945" calcext:value-type="float">
            <text:p>6945</text:p>
          </table:table-cell>
          <table:table-cell office:value-type="float" office:value="6763" calcext:value-type="float">
            <text:p>6763</text:p>
          </table:table-cell>
          <table:table-cell table:formula="of:=([.M247]-[.N247])*100/[.M247]" office:value-type="float" office:value="2.62059035277178" calcext:value-type="float">
            <text:p>2.6205903528</text:p>
          </table:table-cell>
          <table:table-cell table:formula="of:=IF([.M247]&gt;[.N2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23" calcext:value-type="float">
            <text:p>105823</text:p>
          </table:table-cell>
          <table:table-cell office:value-type="float" office:value="82346" calcext:value-type="float">
            <text:p>82346</text:p>
          </table:table-cell>
          <table:table-cell table:formula="of:=([.A248]-[.B248])*100/[.A248]" office:value-type="float" office:value="22.1851582359222" calcext:value-type="float">
            <text:p>22.1851582359</text:p>
          </table:table-cell>
          <table:table-cell table:formula="of:=IF([.A248]&gt;[.B248]; 1; 0)" office:value-type="float" office:value="1" calcext:value-type="float">
            <text:p>1</text:p>
          </table:table-cell>
          <table:table-cell office:value-type="float" office:value="138679" calcext:value-type="float">
            <text:p>138679</text:p>
          </table:table-cell>
          <table:table-cell office:value-type="float" office:value="107150" calcext:value-type="float">
            <text:p>107150</text:p>
          </table:table-cell>
          <table:table-cell table:formula="of:=([.E248]-[.F248])*100/[.E248]" office:value-type="float" office:value="22.7352374908962" calcext:value-type="float">
            <text:p>22.7352374909</text:p>
          </table:table-cell>
          <table:table-cell table:formula="of:=IF([.E248]&gt;[.F248]; 1; 0)" office:value-type="float" office:value="1" calcext:value-type="float">
            <text:p>1</text:p>
          </table:table-cell>
          <table:table-cell office:value-type="float" office:value="64108" calcext:value-type="float">
            <text:p>64108</text:p>
          </table:table-cell>
          <table:table-cell office:value-type="float" office:value="49933" calcext:value-type="float">
            <text:p>49933</text:p>
          </table:table-cell>
          <table:table-cell table:formula="of:=([.I248]-[.J248])*100/[.I248]" office:value-type="float" office:value="22.111124976602" calcext:value-type="float">
            <text:p>22.1111249766</text:p>
          </table:table-cell>
          <table:table-cell table:formula="of:=IF([.I248]&gt;[.J248]; 1; 0)" office:value-type="float" office:value="1" calcext:value-type="float">
            <text:p>1</text:p>
          </table:table-cell>
          <table:table-cell office:value-type="float" office:value="73159" calcext:value-type="float">
            <text:p>73159</text:p>
          </table:table-cell>
          <table:table-cell office:value-type="float" office:value="72042" calcext:value-type="float">
            <text:p>72042</text:p>
          </table:table-cell>
          <table:table-cell table:formula="of:=([.M248]-[.N248])*100/[.M248]" office:value-type="float" office:value="1.52681146543829" calcext:value-type="float">
            <text:p>1.5268114654</text:p>
          </table:table-cell>
          <table:table-cell table:formula="of:=IF([.M248]&gt;[.N2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6780" calcext:value-type="float">
            <text:p>6780</text:p>
          </table:table-cell>
          <table:table-cell table:formula="of:=([.A249]-[.B249])*100/[.A249]" office:value-type="float" office:value="1.0507880910683" calcext:value-type="float">
            <text:p>1.0507880911</text:p>
          </table:table-cell>
          <table:table-cell table:formula="of:=IF([.A249]&gt;[.B249]; 1; 0)" office:value-type="float" office:value="1" calcext:value-type="float">
            <text:p>1</text:p>
          </table:table-cell>
          <table:table-cell office:value-type="float" office:value="6840" calcext:value-type="float">
            <text:p>6840</text:p>
          </table:table-cell>
          <table:table-cell office:value-type="float" office:value="8805" calcext:value-type="float">
            <text:p>8805</text:p>
          </table:table-cell>
          <table:table-cell table:formula="of:=([.E249]-[.F249])*100/[.E249]" office:value-type="float" office:value="-28.7280701754386" calcext:value-type="float">
            <text:p>-28.7280701754</text:p>
          </table:table-cell>
          <table:table-cell table:formula="of:=IF([.E249]&gt;[.F249]; 1; 0)"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  <table:table-cell office:value-type="float" office:value="4528" calcext:value-type="float">
            <text:p>4528</text:p>
          </table:table-cell>
          <table:table-cell table:formula="of:=([.I249]-[.J249])*100/[.I249]" office:value-type="float" office:value="8.26580226904376" calcext:value-type="float">
            <text:p>8.265802269</text:p>
          </table:table-cell>
          <table:table-cell table:formula="of:=IF([.I249]&gt;[.J249]; 1; 0)"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9133" calcext:value-type="float">
            <text:p>9133</text:p>
          </table:table-cell>
          <table:table-cell table:formula="of:=([.M249]-[.N249])*100/[.M249]" office:value-type="float" office:value="2.03797061031857" calcext:value-type="float">
            <text:p>2.0379706103</text:p>
          </table:table-cell>
          <table:table-cell table:formula="of:=IF([.M249]&gt;[.N2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20" calcext:value-type="float">
            <text:p>130020</text:p>
          </table:table-cell>
          <table:table-cell office:value-type="float" office:value="102959" calcext:value-type="float">
            <text:p>102959</text:p>
          </table:table-cell>
          <table:table-cell table:formula="of:=([.A250]-[.B250])*100/[.A250]" office:value-type="float" office:value="20.812951853561" calcext:value-type="float">
            <text:p>20.8129518536</text:p>
          </table:table-cell>
          <table:table-cell table:formula="of:=IF([.A250]&gt;[.B250]; 1; 0)" office:value-type="float" office:value="1" calcext:value-type="float">
            <text:p>1</text:p>
          </table:table-cell>
          <table:table-cell office:value-type="float" office:value="138857" calcext:value-type="float">
            <text:p>138857</text:p>
          </table:table-cell>
          <table:table-cell office:value-type="float" office:value="106412" calcext:value-type="float">
            <text:p>106412</text:p>
          </table:table-cell>
          <table:table-cell table:formula="of:=([.E250]-[.F250])*100/[.E250]" office:value-type="float" office:value="23.3657647795934" calcext:value-type="float">
            <text:p>23.3657647796</text:p>
          </table:table-cell>
          <table:table-cell table:formula="of:=IF([.E250]&gt;[.F250]; 1; 0)" office:value-type="float" office:value="1" calcext:value-type="float">
            <text:p>1</text:p>
          </table:table-cell>
          <table:table-cell office:value-type="float" office:value="64133" calcext:value-type="float">
            <text:p>64133</text:p>
          </table:table-cell>
          <table:table-cell office:value-type="float" office:value="49689" calcext:value-type="float">
            <text:p>49689</text:p>
          </table:table-cell>
          <table:table-cell table:formula="of:=([.I250]-[.J250])*100/[.I250]" office:value-type="float" office:value="22.5219465797639" calcext:value-type="float">
            <text:p>22.5219465798</text:p>
          </table:table-cell>
          <table:table-cell table:formula="of:=IF([.I250]&gt;[.J250]; 1; 0)" office:value-type="float" office:value="1" calcext:value-type="float">
            <text:p>1</text:p>
          </table:table-cell>
          <table:table-cell office:value-type="float" office:value="91478" calcext:value-type="float">
            <text:p>91478</text:p>
          </table:table-cell>
          <table:table-cell office:value-type="float" office:value="71282" calcext:value-type="float">
            <text:p>71282</text:p>
          </table:table-cell>
          <table:table-cell table:formula="of:=([.M250]-[.N250])*100/[.M250]" office:value-type="float" office:value="22.0774393843328" calcext:value-type="float">
            <text:p>22.0774393843</text:p>
          </table:table-cell>
          <table:table-cell table:formula="of:=IF([.M250]&gt;[.N2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9094" calcext:value-type="float">
            <text:p>9094</text:p>
          </table:table-cell>
          <table:table-cell table:formula="of:=([.A251]-[.B251])*100/[.A251]" office:value-type="float" office:value="0.383393580896046" calcext:value-type="float">
            <text:p>0.3833935809</text:p>
          </table:table-cell>
          <table:table-cell table:formula="of:=IF([.A251]&gt;[.B251]; 1; 0)" office:value-type="float" office:value="1" calcext:value-type="float">
            <text:p>1</text:p>
          </table:table-cell>
          <table:table-cell office:value-type="float" office:value="9175" calcext:value-type="float">
            <text:p>9175</text:p>
          </table:table-cell>
          <table:table-cell office:value-type="float" office:value="9116" calcext:value-type="float">
            <text:p>9116</text:p>
          </table:table-cell>
          <table:table-cell table:formula="of:=([.E251]-[.F251])*100/[.E251]" office:value-type="float" office:value="0.643051771117166" calcext:value-type="float">
            <text:p>0.6430517711</text:p>
          </table:table-cell>
          <table:table-cell table:formula="of:=IF([.E251]&gt;[.F251]; 1; 0)" office:value-type="float" office:value="1" calcext:value-type="float">
            <text:p>1</text:p>
          </table:table-cell>
          <table:table-cell office:value-type="float" office:value="5146" calcext:value-type="float">
            <text:p>5146</text:p>
          </table:table-cell>
          <table:table-cell office:value-type="float" office:value="6725" calcext:value-type="float">
            <text:p>6725</text:p>
          </table:table-cell>
          <table:table-cell table:formula="of:=([.I251]-[.J251])*100/[.I251]" office:value-type="float" office:value="-30.6840264282938" calcext:value-type="float">
            <text:p>-30.6840264283</text:p>
          </table:table-cell>
          <table:table-cell table:formula="of:=IF([.I251]&gt;[.J251]; 1; 0)"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float" office:value="9460" calcext:value-type="float">
            <text:p>9460</text:p>
          </table:table-cell>
          <table:table-cell table:formula="of:=([.M251]-[.N251])*100/[.M251]" office:value-type="float" office:value="-23.9842726081258" calcext:value-type="float">
            <text:p>-23.9842726081</text:p>
          </table:table-cell>
          <table:table-cell table:formula="of:=IF([.M251]&gt;[.N2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96" calcext:value-type="float">
            <text:p>131996</text:p>
          </table:table-cell>
          <table:table-cell office:value-type="float" office:value="99046" calcext:value-type="float">
            <text:p>99046</text:p>
          </table:table-cell>
          <table:table-cell table:formula="of:=([.A252]-[.B252])*100/[.A252]" office:value-type="float" office:value="24.9628776629595" calcext:value-type="float">
            <text:p>24.962877663</text:p>
          </table:table-cell>
          <table:table-cell table:formula="of:=IF([.A252]&gt;[.B252]; 1; 0)" office:value-type="float" office:value="1" calcext:value-type="float">
            <text:p>1</text:p>
          </table:table-cell>
          <table:table-cell office:value-type="float" office:value="138931" calcext:value-type="float">
            <text:p>138931</text:p>
          </table:table-cell>
          <table:table-cell office:value-type="float" office:value="105643" calcext:value-type="float">
            <text:p>105643</text:p>
          </table:table-cell>
          <table:table-cell table:formula="of:=([.E252]-[.F252])*100/[.E252]" office:value-type="float" office:value="23.9600952991053" calcext:value-type="float">
            <text:p>23.9600952991</text:p>
          </table:table-cell>
          <table:table-cell table:formula="of:=IF([.E252]&gt;[.F252]; 1; 0)" office:value-type="float" office:value="1" calcext:value-type="float">
            <text:p>1</text:p>
          </table:table-cell>
          <table:table-cell office:value-type="float" office:value="64118" calcext:value-type="float">
            <text:p>64118</text:p>
          </table:table-cell>
          <table:table-cell office:value-type="float" office:value="39289" calcext:value-type="float">
            <text:p>39289</text:p>
          </table:table-cell>
          <table:table-cell table:formula="of:=([.I252]-[.J252])*100/[.I252]" office:value-type="float" office:value="38.7239152812003" calcext:value-type="float">
            <text:p>38.7239152812</text:p>
          </table:table-cell>
          <table:table-cell table:formula="of:=IF([.I252]&gt;[.J252]; 1; 0)" office:value-type="float" office:value="1" calcext:value-type="float">
            <text:p>1</text:p>
          </table:table-cell>
          <table:table-cell office:value-type="float" office:value="92604" calcext:value-type="float">
            <text:p>92604</text:p>
          </table:table-cell>
          <table:table-cell office:value-type="float" office:value="73104" calcext:value-type="float">
            <text:p>73104</text:p>
          </table:table-cell>
          <table:table-cell table:formula="of:=([.M252]-[.N252])*100/[.M252]" office:value-type="float" office:value="21.0574057276144" calcext:value-type="float">
            <text:p>21.0574057276</text:p>
          </table:table-cell>
          <table:table-cell table:formula="of:=IF([.M252]&gt;[.N2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9381" calcext:value-type="float">
            <text:p>9381</text:p>
          </table:table-cell>
          <table:table-cell table:formula="of:=([.A253]-[.B253])*100/[.A253]" office:value-type="float" office:value="-27.0621698496546" calcext:value-type="float">
            <text:p>-27.0621698497</text:p>
          </table:table-cell>
          <table:table-cell table:formula="of:=IF([.A253]&gt;[.B253]; 1; 0)" office:value-type="float" office:value="0" calcext:value-type="float">
            <text:p>0</text:p>
          </table:table-cell>
          <table:table-cell office:value-type="float" office:value="9430" calcext:value-type="float">
            <text:p>9430</text:p>
          </table:table-cell>
          <table:table-cell office:value-type="float" office:value="9378" calcext:value-type="float">
            <text:p>9378</text:p>
          </table:table-cell>
          <table:table-cell table:formula="of:=([.E253]-[.F253])*100/[.E253]" office:value-type="float" office:value="0.551431601272534" calcext:value-type="float">
            <text:p>0.5514316013</text:p>
          </table:table-cell>
          <table:table-cell table:formula="of:=IF([.E253]&gt;[.F253]; 1; 0)" office:value-type="float" office:value="1" calcext:value-type="float">
            <text:p>1</text:p>
          </table:table-cell>
          <table:table-cell office:value-type="float" office:value="5362" calcext:value-type="float">
            <text:p>5362</text:p>
          </table:table-cell>
          <table:table-cell office:value-type="float" office:value="4932" calcext:value-type="float">
            <text:p>4932</text:p>
          </table:table-cell>
          <table:table-cell table:formula="of:=([.I253]-[.J253])*100/[.I253]" office:value-type="float" office:value="8.01939574785528" calcext:value-type="float">
            <text:p>8.0193957479</text:p>
          </table:table-cell>
          <table:table-cell table:formula="of:=IF([.I253]&gt;[.J253]; 1; 0)" office:value-type="float" office:value="1" calcext:value-type="float">
            <text:p>1</text:p>
          </table:table-cell>
          <table:table-cell office:value-type="float" office:value="9927" calcext:value-type="float">
            <text:p>9927</text:p>
          </table:table-cell>
          <table:table-cell office:value-type="float" office:value="9843" calcext:value-type="float">
            <text:p>9843</text:p>
          </table:table-cell>
          <table:table-cell table:formula="of:=([.M253]-[.N253])*100/[.M253]" office:value-type="float" office:value="0.846177092777274" calcext:value-type="float">
            <text:p>0.8461770928</text:p>
          </table:table-cell>
          <table:table-cell table:formula="of:=IF([.M253]&gt;[.N2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22" calcext:value-type="float">
            <text:p>130122</text:p>
          </table:table-cell>
          <table:table-cell office:value-type="float" office:value="98265" calcext:value-type="float">
            <text:p>98265</text:p>
          </table:table-cell>
          <table:table-cell table:formula="of:=([.A254]-[.B254])*100/[.A254]" office:value-type="float" office:value="24.4824088163416" calcext:value-type="float">
            <text:p>24.4824088163</text:p>
          </table:table-cell>
          <table:table-cell table:formula="of:=IF([.A254]&gt;[.B254]; 1; 0)" office:value-type="float" office:value="1" calcext:value-type="float">
            <text:p>1</text:p>
          </table:table-cell>
          <table:table-cell office:value-type="float" office:value="138626" calcext:value-type="float">
            <text:p>138626</text:p>
          </table:table-cell>
          <table:table-cell office:value-type="float" office:value="103013" calcext:value-type="float">
            <text:p>103013</text:p>
          </table:table-cell>
          <table:table-cell table:formula="of:=([.E254]-[.F254])*100/[.E254]" office:value-type="float" office:value="25.6899860055112" calcext:value-type="float">
            <text:p>25.6899860055</text:p>
          </table:table-cell>
          <table:table-cell table:formula="of:=IF([.E254]&gt;[.F254]; 1; 0)" office:value-type="float" office:value="1" calcext:value-type="float">
            <text:p>1</text:p>
          </table:table-cell>
          <table:table-cell office:value-type="float" office:value="64165" calcext:value-type="float">
            <text:p>64165</text:p>
          </table:table-cell>
          <table:table-cell office:value-type="float" office:value="47118" calcext:value-type="float">
            <text:p>47118</text:p>
          </table:table-cell>
          <table:table-cell table:formula="of:=([.I254]-[.J254])*100/[.I254]" office:value-type="float" office:value="26.5674433102158" calcext:value-type="float">
            <text:p>26.5674433102</text:p>
          </table:table-cell>
          <table:table-cell table:formula="of:=IF([.I254]&gt;[.J254]; 1; 0)" office:value-type="float" office:value="1" calcext:value-type="float">
            <text:p>1</text:p>
          </table:table-cell>
          <table:table-cell office:value-type="float" office:value="89436" calcext:value-type="float">
            <text:p>89436</text:p>
          </table:table-cell>
          <table:table-cell office:value-type="float" office:value="72345" calcext:value-type="float">
            <text:p>72345</text:p>
          </table:table-cell>
          <table:table-cell table:formula="of:=([.M254]-[.N254])*100/[.M254]" office:value-type="float" office:value="19.1097544612908" calcext:value-type="float">
            <text:p>19.1097544613</text:p>
          </table:table-cell>
          <table:table-cell table:formula="of:=IF([.M254]&gt;[.N2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9688" calcext:value-type="float">
            <text:p>9688</text:p>
          </table:table-cell>
          <table:table-cell table:formula="of:=([.A255]-[.B255])*100/[.A255]" office:value-type="float" office:value="0.431654676258993" calcext:value-type="float">
            <text:p>0.4316546763</text:p>
          </table:table-cell>
          <table:table-cell table:formula="of:=IF([.A255]&gt;[.B255]; 1; 0)" office:value-type="float" office:value="1" calcext:value-type="float">
            <text:p>1</text:p>
          </table:table-cell>
          <table:table-cell office:value-type="float" office:value="9734" calcext:value-type="float">
            <text:p>9734</text:p>
          </table:table-cell>
          <table:table-cell office:value-type="float" office:value="9666" calcext:value-type="float">
            <text:p>9666</text:p>
          </table:table-cell>
          <table:table-cell table:formula="of:=([.E255]-[.F255])*100/[.E255]" office:value-type="float" office:value="0.698582288884323" calcext:value-type="float">
            <text:p>0.6985822889</text:p>
          </table:table-cell>
          <table:table-cell table:formula="of:=IF([.E255]&gt;[.F255]; 1; 0)" office:value-type="float" office:value="1" calcext:value-type="float">
            <text:p>1</text:p>
          </table:table-cell>
          <table:table-cell office:value-type="float" office:value="7610" calcext:value-type="float">
            <text:p>7610</text:p>
          </table:table-cell>
          <table:table-cell office:value-type="float" office:value="5044" calcext:value-type="float">
            <text:p>5044</text:p>
          </table:table-cell>
          <table:table-cell table:formula="of:=([.I255]-[.J255])*100/[.I255]" office:value-type="float" office:value="33.718791064389" calcext:value-type="float">
            <text:p>33.7187910644</text:p>
          </table:table-cell>
          <table:table-cell table:formula="of:=IF([.I255]&gt;[.J255]; 1; 0)" office:value-type="float" office:value="1" calcext:value-type="float">
            <text:p>1</text:p>
          </table:table-cell>
          <table:table-cell office:value-type="float" office:value="10226" calcext:value-type="float">
            <text:p>10226</text:p>
          </table:table-cell>
          <table:table-cell office:value-type="float" office:value="10253" calcext:value-type="float">
            <text:p>10253</text:p>
          </table:table-cell>
          <table:table-cell table:formula="of:=([.M255]-[.N255])*100/[.M255]" office:value-type="float" office:value="-0.264032857422257" calcext:value-type="float">
            <text:p>-0.2640328574</text:p>
          </table:table-cell>
          <table:table-cell table:formula="of:=IF([.M255]&gt;[.N2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51" calcext:value-type="float">
            <text:p>129951</text:p>
          </table:table-cell>
          <table:table-cell office:value-type="float" office:value="100363" calcext:value-type="float">
            <text:p>100363</text:p>
          </table:table-cell>
          <table:table-cell table:formula="of:=([.A256]-[.B256])*100/[.A256]" office:value-type="float" office:value="22.7685820039861" calcext:value-type="float">
            <text:p>22.768582004</text:p>
          </table:table-cell>
          <table:table-cell table:formula="of:=IF([.A256]&gt;[.B256]; 1; 0)" office:value-type="float" office:value="1" calcext:value-type="float">
            <text:p>1</text:p>
          </table:table-cell>
          <table:table-cell office:value-type="float" office:value="138700" calcext:value-type="float">
            <text:p>138700</text:p>
          </table:table-cell>
          <table:table-cell office:value-type="float" office:value="86104" calcext:value-type="float">
            <text:p>86104</text:p>
          </table:table-cell>
          <table:table-cell table:formula="of:=([.E256]-[.F256])*100/[.E256]" office:value-type="float" office:value="37.9206921413122" calcext:value-type="float">
            <text:p>37.9206921413</text:p>
          </table:table-cell>
          <table:table-cell table:formula="of:=IF([.E256]&gt;[.F256]; 1; 0)" office:value-type="float" office:value="1" calcext:value-type="float">
            <text:p>1</text:p>
          </table:table-cell>
          <table:table-cell office:value-type="float" office:value="51878" calcext:value-type="float">
            <text:p>51878</text:p>
          </table:table-cell>
          <table:table-cell office:value-type="float" office:value="48866" calcext:value-type="float">
            <text:p>48866</text:p>
          </table:table-cell>
          <table:table-cell table:formula="of:=([.I256]-[.J256])*100/[.I256]" office:value-type="float" office:value="5.80592929565519" calcext:value-type="float">
            <text:p>5.8059292957</text:p>
          </table:table-cell>
          <table:table-cell table:formula="of:=IF([.I256]&gt;[.J256]; 1; 0)" office:value-type="float" office:value="1" calcext:value-type="float">
            <text:p>1</text:p>
          </table:table-cell>
          <table:table-cell office:value-type="float" office:value="89495" calcext:value-type="float">
            <text:p>89495</text:p>
          </table:table-cell>
          <table:table-cell office:value-type="float" office:value="72671" calcext:value-type="float">
            <text:p>72671</text:p>
          </table:table-cell>
          <table:table-cell table:formula="of:=([.M256]-[.N256])*100/[.M256]" office:value-type="float" office:value="18.7988155762892" calcext:value-type="float">
            <text:p>18.7988155763</text:p>
          </table:table-cell>
          <table:table-cell table:formula="of:=IF([.M256]&gt;[.N2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9981" calcext:value-type="float">
            <text:p>9981</text:p>
          </table:table-cell>
          <table:table-cell table:formula="of:=([.A257]-[.B257])*100/[.A257]" office:value-type="float" office:value="0.249850089946032" calcext:value-type="float">
            <text:p>0.2498500899</text:p>
          </table:table-cell>
          <table:table-cell table:formula="of:=IF([.A257]&gt;[.B257]; 1; 0)" office:value-type="float" office:value="1" calcext:value-type="float">
            <text:p>1</text:p>
          </table:table-cell>
          <table:table-cell office:value-type="float" office:value="8047" calcext:value-type="float">
            <text:p>8047</text:p>
          </table:table-cell>
          <table:table-cell office:value-type="float" office:value="8178" calcext:value-type="float">
            <text:p>8178</text:p>
          </table:table-cell>
          <table:table-cell table:formula="of:=([.E257]-[.F257])*100/[.E257]" office:value-type="float" office:value="-1.62793587672425" calcext:value-type="float">
            <text:p>-1.6279358767</text:p>
          </table:table-cell>
          <table:table-cell table:formula="of:=IF([.E257]&gt;[.F257]; 1; 0)"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5259" calcext:value-type="float">
            <text:p>5259</text:p>
          </table:table-cell>
          <table:table-cell table:formula="of:=([.I257]-[.J257])*100/[.I257]" office:value-type="float" office:value="9.20234806629834" calcext:value-type="float">
            <text:p>9.2023480663</text:p>
          </table:table-cell>
          <table:table-cell table:formula="of:=IF([.I257]&gt;[.J257]; 1; 0)" office:value-type="float" office:value="1" calcext:value-type="float">
            <text:p>1</text:p>
          </table:table-cell>
          <table:table-cell table:number-columns-repeated="2" office:value-type="float" office:value="10548" calcext:value-type="float">
            <text:p>10548</text:p>
          </table:table-cell>
          <table:table-cell table:formula="of:=([.M257]-[.N257])*100/[.M257]" office:value-type="float" office:value="0" calcext:value-type="float">
            <text:p>0</text:p>
          </table:table-cell>
          <table:table-cell table:formula="of:=IF([.M257]&gt;[.N2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78" calcext:value-type="float">
            <text:p>129978</text:p>
          </table:table-cell>
          <table:table-cell office:value-type="float" office:value="98896" calcext:value-type="float">
            <text:p>98896</text:p>
          </table:table-cell>
          <table:table-cell table:formula="of:=([.A258]-[.B258])*100/[.A258]" office:value-type="float" office:value="23.9132776315992" calcext:value-type="float">
            <text:p>23.9132776316</text:p>
          </table:table-cell>
          <table:table-cell table:formula="of:=IF([.A258]&gt;[.B258]; 1; 0)" office:value-type="float" office:value="1" calcext:value-type="float">
            <text:p>1</text:p>
          </table:table-cell>
          <table:table-cell office:value-type="float" office:value="139422" calcext:value-type="float">
            <text:p>139422</text:p>
          </table:table-cell>
          <table:table-cell office:value-type="float" office:value="101451" calcext:value-type="float">
            <text:p>101451</text:p>
          </table:table-cell>
          <table:table-cell table:formula="of:=([.E258]-[.F258])*100/[.E258]" office:value-type="float" office:value="27.234582777467" calcext:value-type="float">
            <text:p>27.2345827775</text:p>
          </table:table-cell>
          <table:table-cell table:formula="of:=IF([.E258]&gt;[.F258]; 1; 0)" office:value-type="float" office:value="1" calcext:value-type="float">
            <text:p>1</text:p>
          </table:table-cell>
          <table:table-cell office:value-type="float" office:value="51996" calcext:value-type="float">
            <text:p>51996</text:p>
          </table:table-cell>
          <table:table-cell office:value-type="float" office:value="38480" calcext:value-type="float">
            <text:p>38480</text:p>
          </table:table-cell>
          <table:table-cell table:formula="of:=([.I258]-[.J258])*100/[.I258]" office:value-type="float" office:value="25.9943072544042" calcext:value-type="float">
            <text:p>25.9943072544</text:p>
          </table:table-cell>
          <table:table-cell table:formula="of:=IF([.I258]&gt;[.J258]; 1; 0)" office:value-type="float" office:value="1" calcext:value-type="float">
            <text:p>1</text:p>
          </table:table-cell>
          <table:table-cell office:value-type="float" office:value="91376" calcext:value-type="float">
            <text:p>91376</text:p>
          </table:table-cell>
          <table:table-cell office:value-type="float" office:value="70289" calcext:value-type="float">
            <text:p>70289</text:p>
          </table:table-cell>
          <table:table-cell table:formula="of:=([.M258]-[.N258])*100/[.M258]" office:value-type="float" office:value="23.0771756259849" calcext:value-type="float">
            <text:p>23.077175626</text:p>
          </table:table-cell>
          <table:table-cell table:formula="of:=IF([.M258]&gt;[.N2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float" office:value="10249" calcext:value-type="float">
            <text:p>10249</text:p>
          </table:table-cell>
          <table:table-cell table:formula="of:=([.A259]-[.B259])*100/[.A259]" office:value-type="float" office:value="-23.6607142857143" calcext:value-type="float">
            <text:p>-23.6607142857</text:p>
          </table:table-cell>
          <table:table-cell table:formula="of:=IF([.A259]&gt;[.B259]; 1; 0)" office:value-type="float" office:value="0" calcext:value-type="float">
            <text:p>0</text:p>
          </table:table-cell>
          <table:table-cell office:value-type="float" office:value="10292" calcext:value-type="float">
            <text:p>10292</text:p>
          </table:table-cell>
          <table:table-cell office:value-type="float" office:value="10250" calcext:value-type="float">
            <text:p>10250</text:p>
          </table:table-cell>
          <table:table-cell table:formula="of:=([.E259]-[.F259])*100/[.E259]" office:value-type="float" office:value="0.408083948698018" calcext:value-type="float">
            <text:p>0.4080839487</text:p>
          </table:table-cell>
          <table:table-cell table:formula="of:=IF([.E259]&gt;[.F259]; 1; 0)" office:value-type="float" office:value="1" calcext:value-type="float">
            <text:p>1</text:p>
          </table:table-cell>
          <table:table-cell office:value-type="float" office:value="5984" calcext:value-type="float">
            <text:p>5984</text:p>
          </table:table-cell>
          <table:table-cell office:value-type="float" office:value="5520" calcext:value-type="float">
            <text:p>5520</text:p>
          </table:table-cell>
          <table:table-cell table:formula="of:=([.I259]-[.J259])*100/[.I259]" office:value-type="float" office:value="7.75401069518717" calcext:value-type="float">
            <text:p>7.7540106952</text:p>
          </table:table-cell>
          <table:table-cell table:formula="of:=IF([.I259]&gt;[.J259]; 1; 0)" office:value-type="float" office:value="1" calcext:value-type="float">
            <text:p>1</text:p>
          </table:table-cell>
          <table:table-cell office:value-type="float" office:value="10865" calcext:value-type="float">
            <text:p>10865</text:p>
          </table:table-cell>
          <table:table-cell office:value-type="float" office:value="10791" calcext:value-type="float">
            <text:p>10791</text:p>
          </table:table-cell>
          <table:table-cell table:formula="of:=([.M259]-[.N259])*100/[.M259]" office:value-type="float" office:value="0.68108605614358" calcext:value-type="float">
            <text:p>0.6810860561</text:p>
          </table:table-cell>
          <table:table-cell table:formula="of:=IF([.M259]&gt;[.N2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75" calcext:value-type="float">
            <text:p>129875</text:p>
          </table:table-cell>
          <table:table-cell office:value-type="float" office:value="96180" calcext:value-type="float">
            <text:p>96180</text:p>
          </table:table-cell>
          <table:table-cell table:formula="of:=([.A260]-[.B260])*100/[.A260]" office:value-type="float" office:value="25.944177093359" calcext:value-type="float">
            <text:p>25.9441770934</text:p>
          </table:table-cell>
          <table:table-cell table:formula="of:=IF([.A260]&gt;[.B260]; 1; 0)" office:value-type="float" office:value="1" calcext:value-type="float">
            <text:p>1</text:p>
          </table:table-cell>
          <table:table-cell office:value-type="float" office:value="138564" calcext:value-type="float">
            <text:p>138564</text:p>
          </table:table-cell>
          <table:table-cell office:value-type="float" office:value="102803" calcext:value-type="float">
            <text:p>102803</text:p>
          </table:table-cell>
          <table:table-cell table:formula="of:=([.E260]-[.F260])*100/[.E260]" office:value-type="float" office:value="25.8082907537311" calcext:value-type="float">
            <text:p>25.8082907537</text:p>
          </table:table-cell>
          <table:table-cell table:formula="of:=IF([.E260]&gt;[.F260]; 1; 0)" office:value-type="float" office:value="1" calcext:value-type="float">
            <text:p>1</text:p>
          </table:table-cell>
          <table:table-cell office:value-type="float" office:value="51908" calcext:value-type="float">
            <text:p>51908</text:p>
          </table:table-cell>
          <table:table-cell office:value-type="float" office:value="38218" calcext:value-type="float">
            <text:p>38218</text:p>
          </table:table-cell>
          <table:table-cell table:formula="of:=([.I260]-[.J260])*100/[.I260]" office:value-type="float" office:value="26.3735840332897" calcext:value-type="float">
            <text:p>26.3735840333</text:p>
          </table:table-cell>
          <table:table-cell table:formula="of:=IF([.I260]&gt;[.J260]; 1; 0)" office:value-type="float" office:value="1" calcext:value-type="float">
            <text:p>1</text:p>
          </table:table-cell>
          <table:table-cell office:value-type="float" office:value="91571" calcext:value-type="float">
            <text:p>91571</text:p>
          </table:table-cell>
          <table:table-cell office:value-type="float" office:value="69244" calcext:value-type="float">
            <text:p>69244</text:p>
          </table:table-cell>
          <table:table-cell table:formula="of:=([.M260]-[.N260])*100/[.M260]" office:value-type="float" office:value="24.3821733955073" calcext:value-type="float">
            <text:p>24.3821733955</text:p>
          </table:table-cell>
          <table:table-cell table:formula="of:=IF([.M260]&gt;[.N2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float" office:value="10551" calcext:value-type="float">
            <text:p>10551</text:p>
          </table:table-cell>
          <table:table-cell table:formula="of:=([.A261]-[.B261])*100/[.A261]" office:value-type="float" office:value="0.302371728243409" calcext:value-type="float">
            <text:p>0.3023717282</text:p>
          </table:table-cell>
          <table:table-cell table:formula="of:=IF([.A261]&gt;[.B261]; 1; 0)" office:value-type="float" office:value="1" calcext:value-type="float">
            <text:p>1</text:p>
          </table:table-cell>
          <table:table-cell office:value-type="float" office:value="10605" calcext:value-type="float">
            <text:p>10605</text:p>
          </table:table-cell>
          <table:table-cell office:value-type="float" office:value="10560" calcext:value-type="float">
            <text:p>10560</text:p>
          </table:table-cell>
          <table:table-cell table:formula="of:=([.E261]-[.F261])*100/[.E261]" office:value-type="float" office:value="0.424328147100424" calcext:value-type="float">
            <text:p>0.4243281471</text:p>
          </table:table-cell>
          <table:table-cell table:formula="of:=IF([.E261]&gt;[.F261]; 1; 0)" office:value-type="float" office:value="1" calcext:value-type="float">
            <text:p>1</text:p>
          </table:table-cell>
          <table:table-cell office:value-type="float" office:value="8258" calcext:value-type="float">
            <text:p>8258</text:p>
          </table:table-cell>
          <table:table-cell office:value-type="float" office:value="5679" calcext:value-type="float">
            <text:p>5679</text:p>
          </table:table-cell>
          <table:table-cell table:formula="of:=([.I261]-[.J261])*100/[.I261]" office:value-type="float" office:value="31.2303221118915" calcext:value-type="float">
            <text:p>31.2303221119</text:p>
          </table:table-cell>
          <table:table-cell table:formula="of:=IF([.I261]&gt;[.J261]; 1; 0)" office:value-type="float" office:value="1" calcext:value-type="float">
            <text:p>1</text:p>
          </table:table-cell>
          <table:table-cell office:value-type="float" office:value="11233" calcext:value-type="float">
            <text:p>11233</text:p>
          </table:table-cell>
          <table:table-cell office:value-type="float" office:value="11034" calcext:value-type="float">
            <text:p>11034</text:p>
          </table:table-cell>
          <table:table-cell table:formula="of:=([.M261]-[.N261])*100/[.M261]" office:value-type="float" office:value="1.77156592183744" calcext:value-type="float">
            <text:p>1.7715659218</text:p>
          </table:table-cell>
          <table:table-cell table:formula="of:=IF([.M261]&gt;[.N2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92" calcext:value-type="float">
            <text:p>130392</text:p>
          </table:table-cell>
          <table:table-cell office:value-type="float" office:value="95508" calcext:value-type="float">
            <text:p>95508</text:p>
          </table:table-cell>
          <table:table-cell table:formula="of:=([.A262]-[.B262])*100/[.A262]" office:value-type="float" office:value="26.7531750414136" calcext:value-type="float">
            <text:p>26.7531750414</text:p>
          </table:table-cell>
          <table:table-cell table:formula="of:=IF([.A262]&gt;[.B262]; 1; 0)" office:value-type="float" office:value="1" calcext:value-type="float">
            <text:p>1</text:p>
          </table:table-cell>
          <table:table-cell office:value-type="float" office:value="138791" calcext:value-type="float">
            <text:p>138791</text:p>
          </table:table-cell>
          <table:table-cell office:value-type="float" office:value="100003" calcext:value-type="float">
            <text:p>100003</text:p>
          </table:table-cell>
          <table:table-cell table:formula="of:=([.E262]-[.F262])*100/[.E262]" office:value-type="float" office:value="27.9470570858341" calcext:value-type="float">
            <text:p>27.9470570858</text:p>
          </table:table-cell>
          <table:table-cell table:formula="of:=IF([.E262]&gt;[.F262]; 1; 0)" office:value-type="float" office:value="1" calcext:value-type="float">
            <text:p>1</text:p>
          </table:table-cell>
          <table:table-cell office:value-type="float" office:value="62168" calcext:value-type="float">
            <text:p>62168</text:p>
          </table:table-cell>
          <table:table-cell office:value-type="float" office:value="48098" calcext:value-type="float">
            <text:p>48098</text:p>
          </table:table-cell>
          <table:table-cell table:formula="of:=([.I262]-[.J262])*100/[.I262]" office:value-type="float" office:value="22.632222365204" calcext:value-type="float">
            <text:p>22.6322223652</text:p>
          </table:table-cell>
          <table:table-cell table:formula="of:=IF([.I262]&gt;[.J262]; 1; 0)" office:value-type="float" office:value="1" calcext:value-type="float">
            <text:p>1</text:p>
          </table:table-cell>
          <table:table-cell office:value-type="float" office:value="89408" calcext:value-type="float">
            <text:p>89408</text:p>
          </table:table-cell>
          <table:table-cell office:value-type="float" office:value="70920" calcext:value-type="float">
            <text:p>70920</text:p>
          </table:table-cell>
          <table:table-cell table:formula="of:=([.M262]-[.N262])*100/[.M262]" office:value-type="float" office:value="20.6782390837509" calcext:value-type="float">
            <text:p>20.6782390838</text:p>
          </table:table-cell>
          <table:table-cell table:formula="of:=IF([.M262]&gt;[.N2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float" office:value="10827" calcext:value-type="float">
            <text:p>10827</text:p>
          </table:table-cell>
          <table:table-cell table:formula="of:=([.A263]-[.B263])*100/[.A263]" office:value-type="float" office:value="0.248756218905473" calcext:value-type="float">
            <text:p>0.2487562189</text:p>
          </table:table-cell>
          <table:table-cell table:formula="of:=IF([.A263]&gt;[.B263]; 1; 0)" office:value-type="float" office:value="1" calcext:value-type="float">
            <text:p>1</text:p>
          </table:table-cell>
          <table:table-cell office:value-type="float" office:value="10884" calcext:value-type="float">
            <text:p>10884</text:p>
          </table:table-cell>
          <table:table-cell office:value-type="float" office:value="10835" calcext:value-type="float">
            <text:p>10835</text:p>
          </table:table-cell>
          <table:table-cell table:formula="of:=([.E263]-[.F263])*100/[.E263]" office:value-type="float" office:value="0.450202131569276" calcext:value-type="float">
            <text:p>0.4502021316</text:p>
          </table:table-cell>
          <table:table-cell table:formula="of:=IF([.E263]&gt;[.F263]; 1; 0)" office:value-type="float" office:value="1" calcext:value-type="float">
            <text:p>1</text:p>
          </table:table-cell>
          <table:table-cell office:value-type="float" office:value="6433" calcext:value-type="float">
            <text:p>6433</text:p>
          </table:table-cell>
          <table:table-cell office:value-type="float" office:value="5828" calcext:value-type="float">
            <text:p>5828</text:p>
          </table:table-cell>
          <table:table-cell table:formula="of:=([.I263]-[.J263])*100/[.I263]" office:value-type="float" office:value="9.40463236437121" calcext:value-type="float">
            <text:p>9.4046323644</text:p>
          </table:table-cell>
          <table:table-cell table:formula="of:=IF([.I263]&gt;[.J263]; 1; 0)" office:value-type="float" office:value="1" calcext:value-type="float">
            <text:p>1</text:p>
          </table:table-cell>
          <table:table-cell office:value-type="float" office:value="11493" calcext:value-type="float">
            <text:p>11493</text:p>
          </table:table-cell>
          <table:table-cell office:value-type="float" office:value="9272" calcext:value-type="float">
            <text:p>9272</text:p>
          </table:table-cell>
          <table:table-cell table:formula="of:=([.M263]-[.N263])*100/[.M263]" office:value-type="float" office:value="19.324806403898" calcext:value-type="float">
            <text:p>19.3248064039</text:p>
          </table:table-cell>
          <table:table-cell table:formula="of:=IF([.M263]&gt;[.N2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54" calcext:value-type="float">
            <text:p>130154</text:p>
          </table:table-cell>
          <table:table-cell office:value-type="float" office:value="95452" calcext:value-type="float">
            <text:p>95452</text:p>
          </table:table-cell>
          <table:table-cell table:formula="of:=([.A264]-[.B264])*100/[.A264]" office:value-type="float" office:value="26.6622616285324" calcext:value-type="float">
            <text:p>26.6622616285</text:p>
          </table:table-cell>
          <table:table-cell table:formula="of:=IF([.A264]&gt;[.B264]; 1; 0)" office:value-type="float" office:value="1" calcext:value-type="float">
            <text:p>1</text:p>
          </table:table-cell>
          <table:table-cell office:value-type="float" office:value="136689" calcext:value-type="float">
            <text:p>136689</text:p>
          </table:table-cell>
          <table:table-cell office:value-type="float" office:value="99263" calcext:value-type="float">
            <text:p>99263</text:p>
          </table:table-cell>
          <table:table-cell table:formula="of:=([.E264]-[.F264])*100/[.E264]" office:value-type="float" office:value="27.3804036901287" calcext:value-type="float">
            <text:p>27.3804036901</text:p>
          </table:table-cell>
          <table:table-cell table:formula="of:=IF([.E264]&gt;[.F264]; 1; 0)" office:value-type="float" office:value="1" calcext:value-type="float">
            <text:p>1</text:p>
          </table:table-cell>
          <table:table-cell office:value-type="float" office:value="64116" calcext:value-type="float">
            <text:p>64116</text:p>
          </table:table-cell>
          <table:table-cell office:value-type="float" office:value="48270" calcext:value-type="float">
            <text:p>48270</text:p>
          </table:table-cell>
          <table:table-cell table:formula="of:=([.I264]-[.J264])*100/[.I264]" office:value-type="float" office:value="24.7145798240689" calcext:value-type="float">
            <text:p>24.7145798241</text:p>
          </table:table-cell>
          <table:table-cell table:formula="of:=IF([.I264]&gt;[.J264]; 1; 0)" office:value-type="float" office:value="1" calcext:value-type="float">
            <text:p>1</text:p>
          </table:table-cell>
          <table:table-cell office:value-type="float" office:value="89375" calcext:value-type="float">
            <text:p>89375</text:p>
          </table:table-cell>
          <table:table-cell office:value-type="float" office:value="70558" calcext:value-type="float">
            <text:p>70558</text:p>
          </table:table-cell>
          <table:table-cell table:formula="of:=([.M264]-[.N264])*100/[.M264]" office:value-type="float" office:value="21.053986013986" calcext:value-type="float">
            <text:p>21.053986014</text:p>
          </table:table-cell>
          <table:table-cell table:formula="of:=IF([.M264]&gt;[.N2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11118" calcext:value-type="float">
            <text:p>11118</text:p>
          </table:table-cell>
          <table:table-cell table:formula="of:=([.A265]-[.B265])*100/[.A265]" office:value-type="float" office:value="0.758725341426404" calcext:value-type="float">
            <text:p>0.7587253414</text:p>
          </table:table-cell>
          <table:table-cell table:formula="of:=IF([.A265]&gt;[.B265]; 1; 0)" office:value-type="float" office:value="1" calcext:value-type="float">
            <text:p>1</text:p>
          </table:table-cell>
          <table:table-cell office:value-type="float" office:value="11173" calcext:value-type="float">
            <text:p>11173</text:p>
          </table:table-cell>
          <table:table-cell office:value-type="float" office:value="11119" calcext:value-type="float">
            <text:p>11119</text:p>
          </table:table-cell>
          <table:table-cell table:formula="of:=([.E265]-[.F265])*100/[.E265]" office:value-type="float" office:value="0.483307974581581" calcext:value-type="float">
            <text:p>0.4833079746</text:p>
          </table:table-cell>
          <table:table-cell table:formula="of:=IF([.E265]&gt;[.F265]; 1; 0)" office:value-type="float" office:value="1" calcext:value-type="float">
            <text:p>1</text:p>
          </table:table-cell>
          <table:table-cell office:value-type="float" office:value="6636" calcext:value-type="float">
            <text:p>6636</text:p>
          </table:table-cell>
          <table:table-cell office:value-type="float" office:value="6144" calcext:value-type="float">
            <text:p>6144</text:p>
          </table:table-cell>
          <table:table-cell table:formula="of:=([.I265]-[.J265])*100/[.I265]" office:value-type="float" office:value="7.41410488245931" calcext:value-type="float">
            <text:p>7.4141048825</text:p>
          </table:table-cell>
          <table:table-cell table:formula="of:=IF([.I265]&gt;[.J265]; 1; 0)" office:value-type="float" office:value="1" calcext:value-type="float">
            <text:p>1</text:p>
          </table:table-cell>
          <table:table-cell office:value-type="float" office:value="11787" calcext:value-type="float">
            <text:p>11787</text:p>
          </table:table-cell>
          <table:table-cell office:value-type="float" office:value="11728" calcext:value-type="float">
            <text:p>11728</text:p>
          </table:table-cell>
          <table:table-cell table:formula="of:=([.M265]-[.N265])*100/[.M265]" office:value-type="float" office:value="0.500551454992789" calcext:value-type="float">
            <text:p>0.500551455</text:p>
          </table:table-cell>
          <table:table-cell table:formula="of:=IF([.M265]&gt;[.N2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84" calcext:value-type="float">
            <text:p>129984</text:p>
          </table:table-cell>
          <table:table-cell office:value-type="float" office:value="95452" calcext:value-type="float">
            <text:p>95452</text:p>
          </table:table-cell>
          <table:table-cell table:formula="of:=([.A266]-[.B266])*100/[.A266]" office:value-type="float" office:value="26.5663466272772" calcext:value-type="float">
            <text:p>26.5663466273</text:p>
          </table:table-cell>
          <table:table-cell table:formula="of:=IF([.A266]&gt;[.B266]; 1; 0)" office:value-type="float" office:value="1" calcext:value-type="float">
            <text:p>1</text:p>
          </table:table-cell>
          <table:table-cell office:value-type="float" office:value="138956" calcext:value-type="float">
            <text:p>138956</text:p>
          </table:table-cell>
          <table:table-cell office:value-type="float" office:value="98553" calcext:value-type="float">
            <text:p>98553</text:p>
          </table:table-cell>
          <table:table-cell table:formula="of:=([.E266]-[.F266])*100/[.E266]" office:value-type="float" office:value="29.0761104234434" calcext:value-type="float">
            <text:p>29.0761104234</text:p>
          </table:table-cell>
          <table:table-cell table:formula="of:=IF([.E266]&gt;[.F266]; 1; 0)" office:value-type="float" office:value="1" calcext:value-type="float">
            <text:p>1</text:p>
          </table:table-cell>
          <table:table-cell office:value-type="float" office:value="51985" calcext:value-type="float">
            <text:p>51985</text:p>
          </table:table-cell>
          <table:table-cell office:value-type="float" office:value="45561" calcext:value-type="float">
            <text:p>45561</text:p>
          </table:table-cell>
          <table:table-cell table:formula="of:=([.I266]-[.J266])*100/[.I266]" office:value-type="float" office:value="12.3574107915745" calcext:value-type="float">
            <text:p>12.3574107916</text:p>
          </table:table-cell>
          <table:table-cell table:formula="of:=IF([.I266]&gt;[.J266]; 1; 0)" office:value-type="float" office:value="1" calcext:value-type="float">
            <text:p>1</text:p>
          </table:table-cell>
          <table:table-cell office:value-type="float" office:value="91459" calcext:value-type="float">
            <text:p>91459</text:p>
          </table:table-cell>
          <table:table-cell office:value-type="float" office:value="68060" calcext:value-type="float">
            <text:p>68060</text:p>
          </table:table-cell>
          <table:table-cell table:formula="of:=([.M266]-[.N266])*100/[.M266]" office:value-type="float" office:value="25.5841415278977" calcext:value-type="float">
            <text:p>25.5841415279</text:p>
          </table:table-cell>
          <table:table-cell table:formula="of:=IF([.M266]&gt;[.N2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float" office:value="11436" calcext:value-type="float">
            <text:p>11436</text:p>
          </table:table-cell>
          <table:table-cell table:formula="of:=([.A267]-[.B267])*100/[.A267]" office:value-type="float" office:value="-0.0174916914465629" calcext:value-type="float">
            <text:p>-0.0174916914</text:p>
          </table:table-cell>
          <table:table-cell table:formula="of:=IF([.A267]&gt;[.B267]; 1; 0)" office:value-type="float" office:value="0" calcext:value-type="float">
            <text:p>0</text:p>
          </table:table-cell>
          <table:table-cell office:value-type="float" office:value="13482" calcext:value-type="float">
            <text:p>13482</text:p>
          </table:table-cell>
          <table:table-cell office:value-type="float" office:value="11412" calcext:value-type="float">
            <text:p>11412</text:p>
          </table:table-cell>
          <table:table-cell table:formula="of:=([.E267]-[.F267])*100/[.E267]" office:value-type="float" office:value="15.3538050734312" calcext:value-type="float">
            <text:p>15.3538050734</text:p>
          </table:table-cell>
          <table:table-cell table:formula="of:=IF([.E267]&gt;[.F267]; 1; 0)" office:value-type="float" office:value="1" calcext:value-type="float">
            <text:p>1</text:p>
          </table:table-cell>
          <table:table-cell office:value-type="float" office:value="8855" calcext:value-type="float">
            <text:p>8855</text:p>
          </table:table-cell>
          <table:table-cell office:value-type="float" office:value="8285" calcext:value-type="float">
            <text:p>8285</text:p>
          </table:table-cell>
          <table:table-cell table:formula="of:=([.I267]-[.J267])*100/[.I267]" office:value-type="float" office:value="6.43704121964992" calcext:value-type="float">
            <text:p>6.4370412196</text:p>
          </table:table-cell>
          <table:table-cell table:formula="of:=IF([.I267]&gt;[.J267]; 1; 0)" office:value-type="float" office:value="1" calcext:value-type="float">
            <text:p>1</text:p>
          </table:table-cell>
          <table:table-cell office:value-type="float" office:value="12111" calcext:value-type="float">
            <text:p>12111</text:p>
          </table:table-cell>
          <table:table-cell office:value-type="float" office:value="11855" calcext:value-type="float">
            <text:p>11855</text:p>
          </table:table-cell>
          <table:table-cell table:formula="of:=([.M267]-[.N267])*100/[.M267]" office:value-type="float" office:value="2.11378086037487" calcext:value-type="float">
            <text:p>2.1137808604</text:p>
          </table:table-cell>
          <table:table-cell table:formula="of:=IF([.M267]&gt;[.N2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2" calcext:value-type="float">
            <text:p>106212</text:p>
          </table:table-cell>
          <table:table-cell office:value-type="float" office:value="75438" calcext:value-type="float">
            <text:p>75438</text:p>
          </table:table-cell>
          <table:table-cell table:formula="of:=([.A268]-[.B268])*100/[.A268]" office:value-type="float" office:value="28.9741272172636" calcext:value-type="float">
            <text:p>28.9741272173</text:p>
          </table:table-cell>
          <table:table-cell table:formula="of:=IF([.A268]&gt;[.B268]; 1; 0)" office:value-type="float" office:value="1" calcext:value-type="float">
            <text:p>1</text:p>
          </table:table-cell>
          <table:table-cell office:value-type="float" office:value="138871" calcext:value-type="float">
            <text:p>138871</text:p>
          </table:table-cell>
          <table:table-cell office:value-type="float" office:value="97790" calcext:value-type="float">
            <text:p>97790</text:p>
          </table:table-cell>
          <table:table-cell table:formula="of:=([.E268]-[.F268])*100/[.E268]" office:value-type="float" office:value="29.582130178367" calcext:value-type="float">
            <text:p>29.5821301784</text:p>
          </table:table-cell>
          <table:table-cell table:formula="of:=IF([.E268]&gt;[.F268]; 1; 0)" office:value-type="float" office:value="1" calcext:value-type="float">
            <text:p>1</text:p>
          </table:table-cell>
          <table:table-cell office:value-type="float" office:value="65327" calcext:value-type="float">
            <text:p>65327</text:p>
          </table:table-cell>
          <table:table-cell office:value-type="float" office:value="45394" calcext:value-type="float">
            <text:p>45394</text:p>
          </table:table-cell>
          <table:table-cell table:formula="of:=([.I268]-[.J268])*100/[.I268]" office:value-type="float" office:value="30.5126517366479" calcext:value-type="float">
            <text:p>30.5126517366</text:p>
          </table:table-cell>
          <table:table-cell table:formula="of:=IF([.I268]&gt;[.J268]; 1; 0)" office:value-type="float" office:value="1" calcext:value-type="float">
            <text:p>1</text:p>
          </table:table-cell>
          <table:table-cell office:value-type="float" office:value="91387" calcext:value-type="float">
            <text:p>91387</text:p>
          </table:table-cell>
          <table:table-cell office:value-type="float" office:value="68227" calcext:value-type="float">
            <text:p>68227</text:p>
          </table:table-cell>
          <table:table-cell table:formula="of:=([.M268]-[.N268])*100/[.M268]" office:value-type="float" office:value="25.3427730421176" calcext:value-type="float">
            <text:p>25.3427730421</text:p>
          </table:table-cell>
          <table:table-cell table:formula="of:=IF([.M268]&gt;[.N2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11704" calcext:value-type="float">
            <text:p>11704</text:p>
          </table:table-cell>
          <table:table-cell table:formula="of:=([.A269]-[.B269])*100/[.A269]" office:value-type="float" office:value="0.17910447761194" calcext:value-type="float">
            <text:p>0.1791044776</text:p>
          </table:table-cell>
          <table:table-cell table:formula="of:=IF([.A269]&gt;[.B269]; 1; 0)" office:value-type="float" office:value="1" calcext:value-type="float">
            <text:p>1</text:p>
          </table:table-cell>
          <table:table-cell office:value-type="float" office:value="11746" calcext:value-type="float">
            <text:p>11746</text:p>
          </table:table-cell>
          <table:table-cell office:value-type="float" office:value="11712" calcext:value-type="float">
            <text:p>11712</text:p>
          </table:table-cell>
          <table:table-cell table:formula="of:=([.E269]-[.F269])*100/[.E269]" office:value-type="float" office:value="0.289460241784437" calcext:value-type="float">
            <text:p>0.2894602418</text:p>
          </table:table-cell>
          <table:table-cell table:formula="of:=IF([.E269]&gt;[.F269]; 1; 0)" office:value-type="float" office:value="1" calcext:value-type="float">
            <text:p>1</text:p>
          </table:table-cell>
          <table:table-cell office:value-type="float" office:value="9054" calcext:value-type="float">
            <text:p>9054</text:p>
          </table:table-cell>
          <table:table-cell office:value-type="float" office:value="8518" calcext:value-type="float">
            <text:p>8518</text:p>
          </table:table-cell>
          <table:table-cell table:formula="of:=([.I269]-[.J269])*100/[.I269]" office:value-type="float" office:value="5.92003534349459" calcext:value-type="float">
            <text:p>5.9200353435</text:p>
          </table:table-cell>
          <table:table-cell table:formula="of:=IF([.I269]&gt;[.J269]; 1; 0)" office:value-type="float" office:value="1" calcext:value-type="float">
            <text:p>1</text:p>
          </table:table-cell>
          <table:table-cell office:value-type="float" office:value="14436" calcext:value-type="float">
            <text:p>14436</text:p>
          </table:table-cell>
          <table:table-cell office:value-type="float" office:value="12260" calcext:value-type="float">
            <text:p>12260</text:p>
          </table:table-cell>
          <table:table-cell table:formula="of:=([.M269]-[.N269])*100/[.M269]" office:value-type="float" office:value="15.0734275422555" calcext:value-type="float">
            <text:p>15.0734275423</text:p>
          </table:table-cell>
          <table:table-cell table:formula="of:=IF([.M269]&gt;[.N2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38" calcext:value-type="float">
            <text:p>129838</text:p>
          </table:table-cell>
          <table:table-cell office:value-type="float" office:value="92856" calcext:value-type="float">
            <text:p>92856</text:p>
          </table:table-cell>
          <table:table-cell table:formula="of:=([.A270]-[.B270])*100/[.A270]" office:value-type="float" office:value="28.4831867403996" calcext:value-type="float">
            <text:p>28.4831867404</text:p>
          </table:table-cell>
          <table:table-cell table:formula="of:=IF([.A270]&gt;[.B270]; 1; 0)" office:value-type="float" office:value="1" calcext:value-type="float">
            <text:p>1</text:p>
          </table:table-cell>
          <table:table-cell office:value-type="float" office:value="138639" calcext:value-type="float">
            <text:p>138639</text:p>
          </table:table-cell>
          <table:table-cell office:value-type="float" office:value="97030" calcext:value-type="float">
            <text:p>97030</text:p>
          </table:table-cell>
          <table:table-cell table:formula="of:=([.E270]-[.F270])*100/[.E270]" office:value-type="float" office:value="30.0124784512295" calcext:value-type="float">
            <text:p>30.0124784512</text:p>
          </table:table-cell>
          <table:table-cell table:formula="of:=IF([.E270]&gt;[.F270]; 1; 0)" office:value-type="float" office:value="1" calcext:value-type="float">
            <text:p>1</text:p>
          </table:table-cell>
          <table:table-cell office:value-type="float" office:value="64120" calcext:value-type="float">
            <text:p>64120</text:p>
          </table:table-cell>
          <table:table-cell office:value-type="float" office:value="45017" calcext:value-type="float">
            <text:p>45017</text:p>
          </table:table-cell>
          <table:table-cell table:formula="of:=([.I270]-[.J270])*100/[.I270]" office:value-type="float" office:value="29.792576419214" calcext:value-type="float">
            <text:p>29.7925764192</text:p>
          </table:table-cell>
          <table:table-cell table:formula="of:=IF([.I270]&gt;[.J270]; 1; 0)" office:value-type="float" office:value="1" calcext:value-type="float">
            <text:p>1</text:p>
          </table:table-cell>
          <table:table-cell office:value-type="float" office:value="89473" calcext:value-type="float">
            <text:p>89473</text:p>
          </table:table-cell>
          <table:table-cell office:value-type="float" office:value="69515" calcext:value-type="float">
            <text:p>69515</text:p>
          </table:table-cell>
          <table:table-cell table:formula="of:=([.M270]-[.N270])*100/[.M270]" office:value-type="float" office:value="22.3061705765985" calcext:value-type="float">
            <text:p>22.3061705766</text:p>
          </table:table-cell>
          <table:table-cell table:formula="of:=IF([.M270]&gt;[.N2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8" calcext:value-type="float">
            <text:p>12038</text:p>
          </table:table-cell>
          <table:table-cell office:value-type="float" office:value="12029" calcext:value-type="float">
            <text:p>12029</text:p>
          </table:table-cell>
          <table:table-cell table:formula="of:=([.A271]-[.B271])*100/[.A271]" office:value-type="float" office:value="0.074763249709254" calcext:value-type="float">
            <text:p>0.0747632497</text:p>
          </table:table-cell>
          <table:table-cell table:formula="of:=IF([.A271]&gt;[.B271]; 1; 0)" office:value-type="float" office:value="1" calcext:value-type="float">
            <text:p>1</text:p>
          </table:table-cell>
          <table:table-cell office:value-type="float" office:value="14085" calcext:value-type="float">
            <text:p>14085</text:p>
          </table:table-cell>
          <table:table-cell office:value-type="float" office:value="11998" calcext:value-type="float">
            <text:p>11998</text:p>
          </table:table-cell>
          <table:table-cell table:formula="of:=([.E271]-[.F271])*100/[.E271]" office:value-type="float" office:value="14.817181398651" calcext:value-type="float">
            <text:p>14.8171813987</text:p>
          </table:table-cell>
          <table:table-cell table:formula="of:=IF([.E271]&gt;[.F271]; 1; 0)" office:value-type="float" office:value="1" calcext:value-type="float">
            <text:p>1</text:p>
          </table:table-cell>
          <table:table-cell office:value-type="float" office:value="9264" calcext:value-type="float">
            <text:p>9264</text:p>
          </table:table-cell>
          <table:table-cell office:value-type="float" office:value="8705" calcext:value-type="float">
            <text:p>8705</text:p>
          </table:table-cell>
          <table:table-cell table:formula="of:=([.I271]-[.J271])*100/[.I271]" office:value-type="float" office:value="6.03411053540587" calcext:value-type="float">
            <text:p>6.0341105354</text:p>
          </table:table-cell>
          <table:table-cell table:formula="of:=IF([.I271]&gt;[.J271]; 1; 0)" office:value-type="float" office:value="1" calcext:value-type="float">
            <text:p>1</text:p>
          </table:table-cell>
          <table:table-cell office:value-type="float" office:value="12770" calcext:value-type="float">
            <text:p>12770</text:p>
          </table:table-cell>
          <table:table-cell office:value-type="float" office:value="12590" calcext:value-type="float">
            <text:p>12590</text:p>
          </table:table-cell>
          <table:table-cell table:formula="of:=([.M271]-[.N271])*100/[.M271]" office:value-type="float" office:value="1.40955364134691" calcext:value-type="float">
            <text:p>1.4095536413</text:p>
          </table:table-cell>
          <table:table-cell table:formula="of:=IF([.M271]&gt;[.N2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78" calcext:value-type="float">
            <text:p>129878</text:p>
          </table:table-cell>
          <table:table-cell office:value-type="float" office:value="90183" calcext:value-type="float">
            <text:p>90183</text:p>
          </table:table-cell>
          <table:table-cell table:formula="of:=([.A272]-[.B272])*100/[.A272]" office:value-type="float" office:value="30.5632978641494" calcext:value-type="float">
            <text:p>30.5632978641</text:p>
          </table:table-cell>
          <table:table-cell table:formula="of:=IF([.A272]&gt;[.B272]; 1; 0)" office:value-type="float" office:value="1" calcext:value-type="float">
            <text:p>1</text:p>
          </table:table-cell>
          <table:table-cell office:value-type="float" office:value="138740" calcext:value-type="float">
            <text:p>138740</text:p>
          </table:table-cell>
          <table:table-cell office:value-type="float" office:value="96593" calcext:value-type="float">
            <text:p>96593</text:p>
          </table:table-cell>
          <table:table-cell table:formula="of:=([.E272]-[.F272])*100/[.E272]" office:value-type="float" office:value="30.3784056508577" calcext:value-type="float">
            <text:p>30.3784056509</text:p>
          </table:table-cell>
          <table:table-cell table:formula="of:=IF([.E272]&gt;[.F272]; 1; 0)" office:value-type="float" office:value="1" calcext:value-type="float">
            <text:p>1</text:p>
          </table:table-cell>
          <table:table-cell office:value-type="float" office:value="64136" calcext:value-type="float">
            <text:p>64136</text:p>
          </table:table-cell>
          <table:table-cell office:value-type="float" office:value="44772" calcext:value-type="float">
            <text:p>44772</text:p>
          </table:table-cell>
          <table:table-cell table:formula="of:=([.I272]-[.J272])*100/[.I272]" office:value-type="float" office:value="30.1920918049146" calcext:value-type="float">
            <text:p>30.1920918049</text:p>
          </table:table-cell>
          <table:table-cell table:formula="of:=IF([.I272]&gt;[.J272]; 1; 0)" office:value-type="float" office:value="1" calcext:value-type="float">
            <text:p>1</text:p>
          </table:table-cell>
          <table:table-cell office:value-type="float" office:value="92265" calcext:value-type="float">
            <text:p>92265</text:p>
          </table:table-cell>
          <table:table-cell office:value-type="float" office:value="67084" calcext:value-type="float">
            <text:p>67084</text:p>
          </table:table-cell>
          <table:table-cell table:formula="of:=([.M272]-[.N272])*100/[.M272]" office:value-type="float" office:value="27.2920392348128" calcext:value-type="float">
            <text:p>27.2920392348</text:p>
          </table:table-cell>
          <table:table-cell table:formula="of:=IF([.M272]&gt;[.N2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12321" calcext:value-type="float">
            <text:p>12321</text:p>
          </table:table-cell>
          <table:table-cell table:formula="of:=([.A273]-[.B273])*100/[.A273]" office:value-type="float" office:value="-0.00811688311688312" calcext:value-type="float">
            <text:p>-0.0081168831</text:p>
          </table:table-cell>
          <table:table-cell table:formula="of:=IF([.A273]&gt;[.B273]; 1; 0)" office:value-type="float" office:value="0" calcext:value-type="float">
            <text:p>0</text:p>
          </table:table-cell>
          <table:table-cell office:value-type="float" office:value="12337" calcext:value-type="float">
            <text:p>12337</text:p>
          </table:table-cell>
          <table:table-cell office:value-type="float" office:value="13102" calcext:value-type="float">
            <text:p>13102</text:p>
          </table:table-cell>
          <table:table-cell table:formula="of:=([.E273]-[.F273])*100/[.E273]" office:value-type="float" office:value="-6.20085920402043" calcext:value-type="float">
            <text:p>-6.200859204</text:p>
          </table:table-cell>
          <table:table-cell table:formula="of:=IF([.E273]&gt;[.F273]; 1; 0)" office:value-type="float" office:value="0" calcext:value-type="float">
            <text:p>0</text:p>
          </table:table-cell>
          <table:table-cell office:value-type="float" office:value="9491" calcext:value-type="float">
            <text:p>9491</text:p>
          </table:table-cell>
          <table:table-cell office:value-type="float" office:value="8904" calcext:value-type="float">
            <text:p>8904</text:p>
          </table:table-cell>
          <table:table-cell table:formula="of:=([.I273]-[.J273])*100/[.I273]" office:value-type="float" office:value="6.18480665894005" calcext:value-type="float">
            <text:p>6.1848066589</text:p>
          </table:table-cell>
          <table:table-cell table:formula="of:=IF([.I273]&gt;[.J273]; 1; 0)" office:value-type="float" office:value="1" calcext:value-type="float">
            <text:p>1</text:p>
          </table:table-cell>
          <table:table-cell office:value-type="float" office:value="13055" calcext:value-type="float">
            <text:p>13055</text:p>
          </table:table-cell>
          <table:table-cell office:value-type="float" office:value="15094" calcext:value-type="float">
            <text:p>15094</text:p>
          </table:table-cell>
          <table:table-cell table:formula="of:=([.M273]-[.N273])*100/[.M273]" office:value-type="float" office:value="-15.6185369590195" calcext:value-type="float">
            <text:p>-15.618536959</text:p>
          </table:table-cell>
          <table:table-cell table:formula="of:=IF([.M273]&gt;[.N2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85" calcext:value-type="float">
            <text:p>130885</text:p>
          </table:table-cell>
          <table:table-cell office:value-type="float" office:value="91767" calcext:value-type="float">
            <text:p>91767</text:p>
          </table:table-cell>
          <table:table-cell table:formula="of:=([.A274]-[.B274])*100/[.A274]" office:value-type="float" office:value="29.8873056499981" calcext:value-type="float">
            <text:p>29.88730565</text:p>
          </table:table-cell>
          <table:table-cell table:formula="of:=IF([.A274]&gt;[.B274]; 1; 0)" office:value-type="float" office:value="1" calcext:value-type="float">
            <text:p>1</text:p>
          </table:table-cell>
          <table:table-cell office:value-type="float" office:value="139151" calcext:value-type="float">
            <text:p>139151</text:p>
          </table:table-cell>
          <table:table-cell office:value-type="float" office:value="95769" calcext:value-type="float">
            <text:p>95769</text:p>
          </table:table-cell>
          <table:table-cell table:formula="of:=([.E274]-[.F274])*100/[.E274]" office:value-type="float" office:value="31.1762042673067" calcext:value-type="float">
            <text:p>31.1762042673</text:p>
          </table:table-cell>
          <table:table-cell table:formula="of:=IF([.E274]&gt;[.F274]; 1; 0)" office:value-type="float" office:value="1" calcext:value-type="float">
            <text:p>1</text:p>
          </table:table-cell>
          <table:table-cell office:value-type="float" office:value="51944" calcext:value-type="float">
            <text:p>51944</text:p>
          </table:table-cell>
          <table:table-cell office:value-type="float" office:value="36461" calcext:value-type="float">
            <text:p>36461</text:p>
          </table:table-cell>
          <table:table-cell table:formula="of:=([.I274]-[.J274])*100/[.I274]" office:value-type="float" office:value="29.8070999537964" calcext:value-type="float">
            <text:p>29.8070999538</text:p>
          </table:table-cell>
          <table:table-cell table:formula="of:=IF([.I274]&gt;[.J274]; 1; 0)" office:value-type="float" office:value="1" calcext:value-type="float">
            <text:p>1</text:p>
          </table:table-cell>
          <table:table-cell office:value-type="float" office:value="89388" calcext:value-type="float">
            <text:p>89388</text:p>
          </table:table-cell>
          <table:table-cell office:value-type="float" office:value="54630" calcext:value-type="float">
            <text:p>54630</text:p>
          </table:table-cell>
          <table:table-cell table:formula="of:=([.M274]-[.N274])*100/[.M274]" office:value-type="float" office:value="38.8844140153041" calcext:value-type="float">
            <text:p>38.8844140153</text:p>
          </table:table-cell>
          <table:table-cell table:formula="of:=IF([.M274]&gt;[.N2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12585" calcext:value-type="float">
            <text:p>12585</text:p>
          </table:table-cell>
          <table:table-cell table:formula="of:=([.A275]-[.B275])*100/[.A275]" office:value-type="float" office:value="-0.0636081736503141" calcext:value-type="float">
            <text:p>-0.0636081737</text:p>
          </table:table-cell>
          <table:table-cell table:formula="of:=IF([.A275]&gt;[.B275]; 1; 0)" office:value-type="float" office:value="0" calcext:value-type="float">
            <text:p>0</text:p>
          </table:table-cell>
          <table:table-cell office:value-type="float" office:value="12641" calcext:value-type="float">
            <text:p>12641</text:p>
          </table:table-cell>
          <table:table-cell office:value-type="float" office:value="12594" calcext:value-type="float">
            <text:p>12594</text:p>
          </table:table-cell>
          <table:table-cell table:formula="of:=([.E275]-[.F275])*100/[.E275]" office:value-type="float" office:value="0.371806028004114" calcext:value-type="float">
            <text:p>0.371806028</text:p>
          </table:table-cell>
          <table:table-cell table:formula="of:=IF([.E275]&gt;[.F275]; 1; 0)" office:value-type="float" office:value="1" calcext:value-type="float">
            <text:p>1</text:p>
          </table:table-cell>
          <table:table-cell office:value-type="float" office:value="9733" calcext:value-type="float">
            <text:p>9733</text:p>
          </table:table-cell>
          <table:table-cell office:value-type="float" office:value="8998" calcext:value-type="float">
            <text:p>8998</text:p>
          </table:table-cell>
          <table:table-cell table:formula="of:=([.I275]-[.J275])*100/[.I275]" office:value-type="float" office:value="7.55162848042741" calcext:value-type="float">
            <text:p>7.5516284804</text:p>
          </table:table-cell>
          <table:table-cell table:formula="of:=IF([.I275]&gt;[.J275]; 1; 0)" office:value-type="float" office:value="1" calcext:value-type="float">
            <text:p>1</text:p>
          </table:table-cell>
          <table:table-cell office:value-type="float" office:value="15391" calcext:value-type="float">
            <text:p>15391</text:p>
          </table:table-cell>
          <table:table-cell office:value-type="float" office:value="12994" calcext:value-type="float">
            <text:p>12994</text:p>
          </table:table-cell>
          <table:table-cell table:formula="of:=([.M275]-[.N275])*100/[.M275]" office:value-type="float" office:value="15.5740367747385" calcext:value-type="float">
            <text:p>15.5740367747</text:p>
          </table:table-cell>
          <table:table-cell table:formula="of:=IF([.M275]&gt;[.N2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34" calcext:value-type="float">
            <text:p>129934</text:p>
          </table:table-cell>
          <table:table-cell office:value-type="float" office:value="88800" calcext:value-type="float">
            <text:p>88800</text:p>
          </table:table-cell>
          <table:table-cell table:formula="of:=([.A276]-[.B276])*100/[.A276]" office:value-type="float" office:value="31.6576107870149" calcext:value-type="float">
            <text:p>31.657610787</text:p>
          </table:table-cell>
          <table:table-cell table:formula="of:=IF([.A276]&gt;[.B276]; 1; 0)" office:value-type="float" office:value="1" calcext:value-type="float">
            <text:p>1</text:p>
          </table:table-cell>
          <table:table-cell office:value-type="float" office:value="138607" calcext:value-type="float">
            <text:p>138607</text:p>
          </table:table-cell>
          <table:table-cell office:value-type="float" office:value="94858" calcext:value-type="float">
            <text:p>94858</text:p>
          </table:table-cell>
          <table:table-cell table:formula="of:=([.E276]-[.F276])*100/[.E276]" office:value-type="float" office:value="31.5633409568059" calcext:value-type="float">
            <text:p>31.5633409568</text:p>
          </table:table-cell>
          <table:table-cell table:formula="of:=IF([.E276]&gt;[.F276]; 1; 0)" office:value-type="float" office:value="1" calcext:value-type="float">
            <text:p>1</text:p>
          </table:table-cell>
          <table:table-cell office:value-type="float" office:value="64287" calcext:value-type="float">
            <text:p>64287</text:p>
          </table:table-cell>
          <table:table-cell office:value-type="float" office:value="44243" calcext:value-type="float">
            <text:p>44243</text:p>
          </table:table-cell>
          <table:table-cell table:formula="of:=([.I276]-[.J276])*100/[.I276]" office:value-type="float" office:value="31.178931976916" calcext:value-type="float">
            <text:p>31.1789319769</text:p>
          </table:table-cell>
          <table:table-cell table:formula="of:=IF([.I276]&gt;[.J276]; 1; 0)" office:value-type="float" office:value="1" calcext:value-type="float">
            <text:p>1</text:p>
          </table:table-cell>
          <table:table-cell office:value-type="float" office:value="92089" calcext:value-type="float">
            <text:p>92089</text:p>
          </table:table-cell>
          <table:table-cell office:value-type="float" office:value="66406" calcext:value-type="float">
            <text:p>66406</text:p>
          </table:table-cell>
          <table:table-cell table:formula="of:=([.M276]-[.N276])*100/[.M276]" office:value-type="float" office:value="27.8893244578614" calcext:value-type="float">
            <text:p>27.8893244579</text:p>
          </table:table-cell>
          <table:table-cell table:formula="of:=IF([.M276]&gt;[.N2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float" office:value="12883" calcext:value-type="float">
            <text:p>12883</text:p>
          </table:table-cell>
          <table:table-cell table:formula="of:=([.A277]-[.B277])*100/[.A277]" office:value-type="float" office:value="13.6354494871623" calcext:value-type="float">
            <text:p>13.6354494872</text:p>
          </table:table-cell>
          <table:table-cell table:formula="of:=IF([.A277]&gt;[.B277]; 1; 0)" office:value-type="float" office:value="1" calcext:value-type="float">
            <text:p>1</text:p>
          </table:table-cell>
          <table:table-cell office:value-type="float" office:value="12887" calcext:value-type="float">
            <text:p>12887</text:p>
          </table:table-cell>
          <table:table-cell office:value-type="float" office:value="14893" calcext:value-type="float">
            <text:p>14893</text:p>
          </table:table-cell>
          <table:table-cell table:formula="of:=([.E277]-[.F277])*100/[.E277]" office:value-type="float" office:value="-15.5660743384806" calcext:value-type="float">
            <text:p>-15.5660743385</text:p>
          </table:table-cell>
          <table:table-cell table:formula="of:=IF([.E277]&gt;[.F277]; 1; 0)" office:value-type="float" office:value="0" calcext:value-type="float">
            <text:p>0</text:p>
          </table:table-cell>
          <table:table-cell office:value-type="float" office:value="9910" calcext:value-type="float">
            <text:p>9910</text:p>
          </table:table-cell>
          <table:table-cell office:value-type="float" office:value="9285" calcext:value-type="float">
            <text:p>9285</text:p>
          </table:table-cell>
          <table:table-cell table:formula="of:=([.I277]-[.J277])*100/[.I277]" office:value-type="float" office:value="6.30676084762866" calcext:value-type="float">
            <text:p>6.3067608476</text:p>
          </table:table-cell>
          <table:table-cell table:formula="of:=IF([.I277]&gt;[.J277]; 1; 0)" office:value-type="float" office:value="1" calcext:value-type="float">
            <text:p>1</text:p>
          </table:table-cell>
          <table:table-cell office:value-type="float" office:value="13668" calcext:value-type="float">
            <text:p>13668</text:p>
          </table:table-cell>
          <table:table-cell office:value-type="float" office:value="15521" calcext:value-type="float">
            <text:p>15521</text:p>
          </table:table-cell>
          <table:table-cell table:formula="of:=([.M277]-[.N277])*100/[.M277]" office:value-type="float" office:value="-13.5572139303483" calcext:value-type="float">
            <text:p>-13.5572139303</text:p>
          </table:table-cell>
          <table:table-cell table:formula="of:=IF([.M277]&gt;[.N2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87" calcext:value-type="float">
            <text:p>106587</text:p>
          </table:table-cell>
          <table:table-cell office:value-type="float" office:value="72404" calcext:value-type="float">
            <text:p>72404</text:p>
          </table:table-cell>
          <table:table-cell table:formula="of:=([.A278]-[.B278])*100/[.A278]" office:value-type="float" office:value="32.0705151660146" calcext:value-type="float">
            <text:p>32.070515166</text:p>
          </table:table-cell>
          <table:table-cell table:formula="of:=IF([.A278]&gt;[.B278]; 1; 0)" office:value-type="float" office:value="1" calcext:value-type="float">
            <text:p>1</text:p>
          </table:table-cell>
          <table:table-cell office:value-type="float" office:value="138784" calcext:value-type="float">
            <text:p>138784</text:p>
          </table:table-cell>
          <table:table-cell office:value-type="float" office:value="75866" calcext:value-type="float">
            <text:p>75866</text:p>
          </table:table-cell>
          <table:table-cell table:formula="of:=([.E278]-[.F278])*100/[.E278]" office:value-type="float" office:value="45.3351971408808" calcext:value-type="float">
            <text:p>45.3351971409</text:p>
          </table:table-cell>
          <table:table-cell table:formula="of:=IF([.E278]&gt;[.F278]; 1; 0)" office:value-type="float" office:value="1" calcext:value-type="float">
            <text:p>1</text:p>
          </table:table-cell>
          <table:table-cell office:value-type="float" office:value="64124" calcext:value-type="float">
            <text:p>64124</text:p>
          </table:table-cell>
          <table:table-cell office:value-type="float" office:value="44174" calcext:value-type="float">
            <text:p>44174</text:p>
          </table:table-cell>
          <table:table-cell table:formula="of:=([.I278]-[.J278])*100/[.I278]" office:value-type="float" office:value="31.1115962822032" calcext:value-type="float">
            <text:p>31.1115962822</text:p>
          </table:table-cell>
          <table:table-cell table:formula="of:=IF([.I278]&gt;[.J278]; 1; 0)" office:value-type="float" office:value="1" calcext:value-type="float">
            <text:p>1</text:p>
          </table:table-cell>
          <table:table-cell office:value-type="float" office:value="89429" calcext:value-type="float">
            <text:p>89429</text:p>
          </table:table-cell>
          <table:table-cell office:value-type="float" office:value="66018" calcext:value-type="float">
            <text:p>66018</text:p>
          </table:table-cell>
          <table:table-cell table:formula="of:=([.M278]-[.N278])*100/[.M278]" office:value-type="float" office:value="26.1783090496371" calcext:value-type="float">
            <text:p>26.1783090496</text:p>
          </table:table-cell>
          <table:table-cell table:formula="of:=IF([.M278]&gt;[.N2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float" office:value="11161" calcext:value-type="float">
            <text:p>11161</text:p>
          </table:table-cell>
          <table:table-cell table:formula="of:=([.A279]-[.B279])*100/[.A279]" office:value-type="float" office:value="0.178874877023522" calcext:value-type="float">
            <text:p>0.178874877</text:p>
          </table:table-cell>
          <table:table-cell table:formula="of:=IF([.A279]&gt;[.B279]; 1; 0)" office:value-type="float" office:value="1" calcext:value-type="float">
            <text:p>1</text:p>
          </table:table-cell>
          <table:table-cell office:value-type="float" office:value="13181" calcext:value-type="float">
            <text:p>13181</text:p>
          </table:table-cell>
          <table:table-cell office:value-type="float" office:value="13164" calcext:value-type="float">
            <text:p>13164</text:p>
          </table:table-cell>
          <table:table-cell table:formula="of:=([.E279]-[.F279])*100/[.E279]" office:value-type="float" office:value="0.1289735224945" calcext:value-type="float">
            <text:p>0.1289735225</text:p>
          </table:table-cell>
          <table:table-cell table:formula="of:=IF([.E279]&gt;[.F279]; 1; 0)" office:value-type="float" office:value="1" calcext:value-type="float">
            <text:p>1</text:p>
          </table:table-cell>
          <table:table-cell office:value-type="float" office:value="10124" calcext:value-type="float">
            <text:p>10124</text:p>
          </table:table-cell>
          <table:table-cell office:value-type="float" office:value="9486" calcext:value-type="float">
            <text:p>9486</text:p>
          </table:table-cell>
          <table:table-cell table:formula="of:=([.I279]-[.J279])*100/[.I279]" office:value-type="float" office:value="6.30185697352825" calcext:value-type="float">
            <text:p>6.3018569735</text:p>
          </table:table-cell>
          <table:table-cell table:formula="of:=IF([.I279]&gt;[.J279]; 1; 0)" office:value-type="float" office:value="1" calcext:value-type="float">
            <text:p>1</text:p>
          </table:table-cell>
          <table:table-cell office:value-type="float" office:value="15979" calcext:value-type="float">
            <text:p>15979</text:p>
          </table:table-cell>
          <table:table-cell office:value-type="float" office:value="13966" calcext:value-type="float">
            <text:p>13966</text:p>
          </table:table-cell>
          <table:table-cell table:formula="of:=([.M279]-[.N279])*100/[.M279]" office:value-type="float" office:value="12.5977845922774" calcext:value-type="float">
            <text:p>12.5977845923</text:p>
          </table:table-cell>
          <table:table-cell table:formula="of:=IF([.M279]&gt;[.N2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88" calcext:value-type="float">
            <text:p>106188</text:p>
          </table:table-cell>
          <table:table-cell office:value-type="float" office:value="71204" calcext:value-type="float">
            <text:p>71204</text:p>
          </table:table-cell>
          <table:table-cell table:formula="of:=([.A280]-[.B280])*100/[.A280]" office:value-type="float" office:value="32.9453422232267" calcext:value-type="float">
            <text:p>32.9453422232</text:p>
          </table:table-cell>
          <table:table-cell table:formula="of:=IF([.A280]&gt;[.B280]; 1; 0)" office:value-type="float" office:value="1" calcext:value-type="float">
            <text:p>1</text:p>
          </table:table-cell>
          <table:table-cell office:value-type="float" office:value="136657" calcext:value-type="float">
            <text:p>136657</text:p>
          </table:table-cell>
          <table:table-cell office:value-type="float" office:value="91521" calcext:value-type="float">
            <text:p>91521</text:p>
          </table:table-cell>
          <table:table-cell table:formula="of:=([.E280]-[.F280])*100/[.E280]" office:value-type="float" office:value="33.0286776381744" calcext:value-type="float">
            <text:p>33.0286776382</text:p>
          </table:table-cell>
          <table:table-cell table:formula="of:=IF([.E280]&gt;[.F280]; 1; 0)"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43747" calcext:value-type="float">
            <text:p>43747</text:p>
          </table:table-cell>
          <table:table-cell table:formula="of:=([.I280]-[.J280])*100/[.I280]" office:value-type="float" office:value="15.8711538461538" calcext:value-type="float">
            <text:p>15.8711538462</text:p>
          </table:table-cell>
          <table:table-cell table:formula="of:=IF([.I280]&gt;[.J280]; 1; 0)" office:value-type="float" office:value="1" calcext:value-type="float">
            <text:p>1</text:p>
          </table:table-cell>
          <table:table-cell office:value-type="float" office:value="91726" calcext:value-type="float">
            <text:p>91726</text:p>
          </table:table-cell>
          <table:table-cell office:value-type="float" office:value="67078" calcext:value-type="float">
            <text:p>67078</text:p>
          </table:table-cell>
          <table:table-cell table:formula="of:=([.M280]-[.N280])*100/[.M280]" office:value-type="float" office:value="26.87133419096" calcext:value-type="float">
            <text:p>26.871334191</text:p>
          </table:table-cell>
          <table:table-cell table:formula="of:=IF([.M280]&gt;[.N2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4" calcext:value-type="float">
            <text:p>11724</text:p>
          </table:table-cell>
          <table:table-cell office:value-type="float" office:value="11414" calcext:value-type="float">
            <text:p>11414</text:p>
          </table:table-cell>
          <table:table-cell table:formula="of:=([.A281]-[.B281])*100/[.A281]" office:value-type="float" office:value="2.64414875469123" calcext:value-type="float">
            <text:p>2.6441487547</text:p>
          </table:table-cell>
          <table:table-cell table:formula="of:=IF([.A281]&gt;[.B281]; 1; 0)" office:value-type="float" office:value="1" calcext:value-type="float">
            <text:p>1</text:p>
          </table:table-cell>
          <table:table-cell office:value-type="float" office:value="15523" calcext:value-type="float">
            <text:p>15523</text:p>
          </table:table-cell>
          <table:table-cell office:value-type="float" office:value="13459" calcext:value-type="float">
            <text:p>13459</text:p>
          </table:table-cell>
          <table:table-cell table:formula="of:=([.E281]-[.F281])*100/[.E281]" office:value-type="float" office:value="13.2963988919668" calcext:value-type="float">
            <text:p>13.296398892</text:p>
          </table:table-cell>
          <table:table-cell table:formula="of:=IF([.E281]&gt;[.F281]; 1; 0)" office:value-type="float" office:value="1" calcext:value-type="float">
            <text:p>1</text:p>
          </table:table-cell>
          <table:table-cell office:value-type="float" office:value="10332" calcext:value-type="float">
            <text:p>10332</text:p>
          </table:table-cell>
          <table:table-cell office:value-type="float" office:value="9751" calcext:value-type="float">
            <text:p>9751</text:p>
          </table:table-cell>
          <table:table-cell table:formula="of:=([.I281]-[.J281])*100/[.I281]" office:value-type="float" office:value="5.62330623306233" calcext:value-type="float">
            <text:p>5.6233062331</text:p>
          </table:table-cell>
          <table:table-cell table:formula="of:=IF([.I281]&gt;[.J281]; 1; 0)" office:value-type="float" office:value="1" calcext:value-type="float">
            <text:p>1</text:p>
          </table:table-cell>
          <table:table-cell office:value-type="float" office:value="14292" calcext:value-type="float">
            <text:p>14292</text:p>
          </table:table-cell>
          <table:table-cell office:value-type="float" office:value="16160" calcext:value-type="float">
            <text:p>16160</text:p>
          </table:table-cell>
          <table:table-cell table:formula="of:=([.M281]-[.N281])*100/[.M281]" office:value-type="float" office:value="-13.0702490904002" calcext:value-type="float">
            <text:p>-13.0702490904</text:p>
          </table:table-cell>
          <table:table-cell table:formula="of:=IF([.M281]&gt;[.N2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55" calcext:value-type="float">
            <text:p>130555</text:p>
          </table:table-cell>
          <table:table-cell office:value-type="float" office:value="70617" calcext:value-type="float">
            <text:p>70617</text:p>
          </table:table-cell>
          <table:table-cell table:formula="of:=([.A282]-[.B282])*100/[.A282]" office:value-type="float" office:value="45.9101528091609" calcext:value-type="float">
            <text:p>45.9101528092</text:p>
          </table:table-cell>
          <table:table-cell table:formula="of:=IF([.A282]&gt;[.B282]; 1; 0)" office:value-type="float" office:value="1" calcext:value-type="float">
            <text:p>1</text:p>
          </table:table-cell>
          <table:table-cell office:value-type="float" office:value="138785" calcext:value-type="float">
            <text:p>138785</text:p>
          </table:table-cell>
          <table:table-cell office:value-type="float" office:value="92708" calcext:value-type="float">
            <text:p>92708</text:p>
          </table:table-cell>
          <table:table-cell table:formula="of:=([.E282]-[.F282])*100/[.E282]" office:value-type="float" office:value="33.200273804806" calcext:value-type="float">
            <text:p>33.2002738048</text:p>
          </table:table-cell>
          <table:table-cell table:formula="of:=IF([.E282]&gt;[.F282]; 1; 0)" office:value-type="float" office:value="1" calcext:value-type="float">
            <text:p>1</text:p>
          </table:table-cell>
          <table:table-cell office:value-type="float" office:value="64288" calcext:value-type="float">
            <text:p>64288</text:p>
          </table:table-cell>
          <table:table-cell office:value-type="float" office:value="43468" calcext:value-type="float">
            <text:p>43468</text:p>
          </table:table-cell>
          <table:table-cell table:formula="of:=([.I282]-[.J282])*100/[.I282]" office:value-type="float" office:value="32.3855151816824" calcext:value-type="float">
            <text:p>32.3855151817</text:p>
          </table:table-cell>
          <table:table-cell table:formula="of:=IF([.I282]&gt;[.J282]; 1; 0)" office:value-type="float" office:value="1" calcext:value-type="float">
            <text:p>1</text:p>
          </table:table-cell>
          <table:table-cell office:value-type="float" office:value="89435" calcext:value-type="float">
            <text:p>89435</text:p>
          </table:table-cell>
          <table:table-cell office:value-type="float" office:value="65332" calcext:value-type="float">
            <text:p>65332</text:p>
          </table:table-cell>
          <table:table-cell table:formula="of:=([.M282]-[.N282])*100/[.M282]" office:value-type="float" office:value="26.950299099905" calcext:value-type="float">
            <text:p>26.9502990999</text:p>
          </table:table-cell>
          <table:table-cell table:formula="of:=IF([.M282]&gt;[.N2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6" calcext:value-type="float">
            <text:p>13746</text:p>
          </table:table-cell>
          <table:table-cell office:value-type="float" office:value="15811" calcext:value-type="float">
            <text:p>15811</text:p>
          </table:table-cell>
          <table:table-cell table:formula="of:=([.A283]-[.B283])*100/[.A283]" office:value-type="float" office:value="-15.0225520151317" calcext:value-type="float">
            <text:p>-15.0225520151</text:p>
          </table:table-cell>
          <table:table-cell table:formula="of:=IF([.A283]&gt;[.B283]; 1; 0)" office:value-type="float" office:value="0" calcext:value-type="float">
            <text:p>0</text:p>
          </table:table-cell>
          <table:table-cell office:value-type="float" office:value="11776" calcext:value-type="float">
            <text:p>11776</text:p>
          </table:table-cell>
          <table:table-cell office:value-type="float" office:value="11703" calcext:value-type="float">
            <text:p>11703</text:p>
          </table:table-cell>
          <table:table-cell table:formula="of:=([.E283]-[.F283])*100/[.E283]" office:value-type="float" office:value="0.619904891304348" calcext:value-type="float">
            <text:p>0.6199048913</text:p>
          </table:table-cell>
          <table:table-cell table:formula="of:=IF([.E283]&gt;[.F283]; 1; 0)" office:value-type="float" office:value="1" calcext:value-type="float">
            <text:p>1</text:p>
          </table:table-cell>
          <table:table-cell office:value-type="float" office:value="10518" calcext:value-type="float">
            <text:p>10518</text:p>
          </table:table-cell>
          <table:table-cell office:value-type="float" office:value="9883" calcext:value-type="float">
            <text:p>9883</text:p>
          </table:table-cell>
          <table:table-cell table:formula="of:=([.I283]-[.J283])*100/[.I283]" office:value-type="float" office:value="6.03726944285986" calcext:value-type="float">
            <text:p>6.0372694429</text:p>
          </table:table-cell>
          <table:table-cell table:formula="of:=IF([.I283]&gt;[.J283]; 1; 0)" office:value-type="float" office:value="1" calcext:value-type="float">
            <text:p>1</text:p>
          </table:table-cell>
          <table:table-cell office:value-type="float" office:value="14672" calcext:value-type="float">
            <text:p>14672</text:p>
          </table:table-cell>
          <table:table-cell office:value-type="float" office:value="14579" calcext:value-type="float">
            <text:p>14579</text:p>
          </table:table-cell>
          <table:table-cell table:formula="of:=([.M283]-[.N283])*100/[.M283]" office:value-type="float" office:value="0.633860414394766" calcext:value-type="float">
            <text:p>0.6338604144</text:p>
          </table:table-cell>
          <table:table-cell table:formula="of:=IF([.M283]&gt;[.N2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80" calcext:value-type="float">
            <text:p>130580</text:p>
          </table:table-cell>
          <table:table-cell office:value-type="float" office:value="69999" calcext:value-type="float">
            <text:p>69999</text:p>
          </table:table-cell>
          <table:table-cell table:formula="of:=([.A284]-[.B284])*100/[.A284]" office:value-type="float" office:value="46.39378158983" calcext:value-type="float">
            <text:p>46.3937815898</text:p>
          </table:table-cell>
          <table:table-cell table:formula="of:=IF([.A284]&gt;[.B284]; 1; 0)" office:value-type="float" office:value="1" calcext:value-type="float">
            <text:p>1</text:p>
          </table:table-cell>
          <table:table-cell office:value-type="float" office:value="112255" calcext:value-type="float">
            <text:p>112255</text:p>
          </table:table-cell>
          <table:table-cell office:value-type="float" office:value="73596" calcext:value-type="float">
            <text:p>73596</text:p>
          </table:table-cell>
          <table:table-cell table:formula="of:=([.E284]-[.F284])*100/[.E284]" office:value-type="float" office:value="34.4385550754978" calcext:value-type="float">
            <text:p>34.4385550755</text:p>
          </table:table-cell>
          <table:table-cell table:formula="of:=IF([.E284]&gt;[.F284]; 1; 0)" office:value-type="float" office:value="1" calcext:value-type="float">
            <text:p>1</text:p>
          </table:table-cell>
          <table:table-cell office:value-type="float" office:value="64162" calcext:value-type="float">
            <text:p>64162</text:p>
          </table:table-cell>
          <table:table-cell office:value-type="float" office:value="43178" calcext:value-type="float">
            <text:p>43178</text:p>
          </table:table-cell>
          <table:table-cell table:formula="of:=([.I284]-[.J284])*100/[.I284]" office:value-type="float" office:value="32.7047161871513" calcext:value-type="float">
            <text:p>32.7047161872</text:p>
          </table:table-cell>
          <table:table-cell table:formula="of:=IF([.I284]&gt;[.J284]; 1; 0)" office:value-type="float" office:value="1" calcext:value-type="float">
            <text:p>1</text:p>
          </table:table-cell>
          <table:table-cell office:value-type="float" office:value="91694" calcext:value-type="float">
            <text:p>91694</text:p>
          </table:table-cell>
          <table:table-cell office:value-type="float" office:value="65108" calcext:value-type="float">
            <text:p>65108</text:p>
          </table:table-cell>
          <table:table-cell table:formula="of:=([.M284]-[.N284])*100/[.M284]" office:value-type="float" office:value="28.9942635286933" calcext:value-type="float">
            <text:p>28.9942635287</text:p>
          </table:table-cell>
          <table:table-cell table:formula="of:=IF([.M284]&gt;[.N2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2" calcext:value-type="float">
            <text:p>11962</text:p>
          </table:table-cell>
          <table:table-cell office:value-type="float" office:value="12012" calcext:value-type="float">
            <text:p>12012</text:p>
          </table:table-cell>
          <table:table-cell table:formula="of:=([.A285]-[.B285])*100/[.A285]" office:value-type="float" office:value="-0.417990302624979" calcext:value-type="float">
            <text:p>-0.4179903026</text:p>
          </table:table-cell>
          <table:table-cell table:formula="of:=IF([.A285]&gt;[.B285]; 1; 0)" office:value-type="float" office:value="0" calcext:value-type="float">
            <text:p>0</text:p>
          </table:table-cell>
          <table:table-cell office:value-type="float" office:value="14068" calcext:value-type="float">
            <text:p>14068</text:p>
          </table:table-cell>
          <table:table-cell office:value-type="float" office:value="14043" calcext:value-type="float">
            <text:p>14043</text:p>
          </table:table-cell>
          <table:table-cell table:formula="of:=([.E285]-[.F285])*100/[.E285]" office:value-type="float" office:value="0.177708274097242" calcext:value-type="float">
            <text:p>0.1777082741</text:p>
          </table:table-cell>
          <table:table-cell table:formula="of:=IF([.E285]&gt;[.F285]; 1; 0)" office:value-type="float" office:value="1" calcext:value-type="float">
            <text:p>1</text:p>
          </table:table-cell>
          <table:table-cell office:value-type="float" office:value="10743" calcext:value-type="float">
            <text:p>10743</text:p>
          </table:table-cell>
          <table:table-cell office:value-type="float" office:value="10086" calcext:value-type="float">
            <text:p>10086</text:p>
          </table:table-cell>
          <table:table-cell table:formula="of:=([.I285]-[.J285])*100/[.I285]" office:value-type="float" office:value="6.11561016475845" calcext:value-type="float">
            <text:p>6.1156101648</text:p>
          </table:table-cell>
          <table:table-cell table:formula="of:=IF([.I285]&gt;[.J285]; 1; 0)" office:value-type="float" office:value="1" calcext:value-type="float">
            <text:p>1</text:p>
          </table:table-cell>
          <table:table-cell office:value-type="float" office:value="16947" calcext:value-type="float">
            <text:p>16947</text:p>
          </table:table-cell>
          <table:table-cell office:value-type="float" office:value="14784" calcext:value-type="float">
            <text:p>14784</text:p>
          </table:table-cell>
          <table:table-cell table:formula="of:=([.M285]-[.N285])*100/[.M285]" office:value-type="float" office:value="12.7633209417596" calcext:value-type="float">
            <text:p>12.7633209418</text:p>
          </table:table-cell>
          <table:table-cell table:formula="of:=IF([.M285]&gt;[.N2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05" calcext:value-type="float">
            <text:p>130005</text:p>
          </table:table-cell>
          <table:table-cell office:value-type="float" office:value="85565" calcext:value-type="float">
            <text:p>85565</text:p>
          </table:table-cell>
          <table:table-cell table:formula="of:=([.A286]-[.B286])*100/[.A286]" office:value-type="float" office:value="34.183300642283" calcext:value-type="float">
            <text:p>34.1833006423</text:p>
          </table:table-cell>
          <table:table-cell table:formula="of:=IF([.A286]&gt;[.B286]; 1; 0)" office:value-type="float" office:value="1" calcext:value-type="float">
            <text:p>1</text:p>
          </table:table-cell>
          <table:table-cell office:value-type="float" office:value="138582" calcext:value-type="float">
            <text:p>138582</text:p>
          </table:table-cell>
          <table:table-cell office:value-type="float" office:value="89090" calcext:value-type="float">
            <text:p>89090</text:p>
          </table:table-cell>
          <table:table-cell table:formula="of:=([.E286]-[.F286])*100/[.E286]" office:value-type="float" office:value="35.7131517801735" calcext:value-type="float">
            <text:p>35.7131517802</text:p>
          </table:table-cell>
          <table:table-cell table:formula="of:=IF([.E286]&gt;[.F286]; 1; 0)" office:value-type="float" office:value="1" calcext:value-type="float">
            <text:p>1</text:p>
          </table:table-cell>
          <table:table-cell office:value-type="float" office:value="64228" calcext:value-type="float">
            <text:p>64228</text:p>
          </table:table-cell>
          <table:table-cell office:value-type="float" office:value="42913" calcext:value-type="float">
            <text:p>42913</text:p>
          </table:table-cell>
          <table:table-cell table:formula="of:=([.I286]-[.J286])*100/[.I286]" office:value-type="float" office:value="33.1864607336364" calcext:value-type="float">
            <text:p>33.1864607336</text:p>
          </table:table-cell>
          <table:table-cell table:formula="of:=IF([.I286]&gt;[.J286]; 1; 0)" office:value-type="float" office:value="1" calcext:value-type="float">
            <text:p>1</text:p>
          </table:table-cell>
          <table:table-cell office:value-type="float" office:value="91436" calcext:value-type="float">
            <text:p>91436</text:p>
          </table:table-cell>
          <table:table-cell office:value-type="float" office:value="64518" calcext:value-type="float">
            <text:p>64518</text:p>
          </table:table-cell>
          <table:table-cell table:formula="of:=([.M286]-[.N286])*100/[.M286]" office:value-type="float" office:value="29.4391705673914" calcext:value-type="float">
            <text:p>29.4391705674</text:p>
          </table:table-cell>
          <table:table-cell table:formula="of:=IF([.M286]&gt;[.N2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float" office:value="14344" calcext:value-type="float">
            <text:p>14344</text:p>
          </table:table-cell>
          <table:table-cell table:formula="of:=([.A287]-[.B287])*100/[.A287]" office:value-type="float" office:value="-0.160603309824733" calcext:value-type="float">
            <text:p>-0.1606033098</text:p>
          </table:table-cell>
          <table:table-cell table:formula="of:=IF([.A287]&gt;[.B287]; 1; 0)" office:value-type="float" office:value="0" calcext:value-type="float">
            <text:p>0</text:p>
          </table:table-cell>
          <table:table-cell office:value-type="float" office:value="16370" calcext:value-type="float">
            <text:p>16370</text:p>
          </table:table-cell>
          <table:table-cell office:value-type="float" office:value="14329" calcext:value-type="float">
            <text:p>14329</text:p>
          </table:table-cell>
          <table:table-cell table:formula="of:=([.E287]-[.F287])*100/[.E287]" office:value-type="float" office:value="12.4679291386683" calcext:value-type="float">
            <text:p>12.4679291387</text:p>
          </table:table-cell>
          <table:table-cell table:formula="of:=IF([.E287]&gt;[.F287]; 1; 0)" office:value-type="float" office:value="1" calcext:value-type="float">
            <text:p>1</text:p>
          </table:table-cell>
          <table:table-cell office:value-type="float" office:value="10969" calcext:value-type="float">
            <text:p>10969</text:p>
          </table:table-cell>
          <table:table-cell office:value-type="float" office:value="10267" calcext:value-type="float">
            <text:p>10267</text:p>
          </table:table-cell>
          <table:table-cell table:formula="of:=([.I287]-[.J287])*100/[.I287]" office:value-type="float" office:value="6.3998541343787" calcext:value-type="float">
            <text:p>6.3998541344</text:p>
          </table:table-cell>
          <table:table-cell table:formula="of:=IF([.I287]&gt;[.J287]; 1; 0)" office:value-type="float" office:value="1" calcext:value-type="float">
            <text:p>1</text:p>
          </table:table-cell>
          <table:table-cell office:value-type="float" office:value="15232" calcext:value-type="float">
            <text:p>15232</text:p>
          </table:table-cell>
          <table:table-cell office:value-type="float" office:value="17187" calcext:value-type="float">
            <text:p>17187</text:p>
          </table:table-cell>
          <table:table-cell table:formula="of:=([.M287]-[.N287])*100/[.M287]" office:value-type="float" office:value="-12.8348214285714" calcext:value-type="float">
            <text:p>-12.8348214286</text:p>
          </table:table-cell>
          <table:table-cell table:formula="of:=IF([.M287]&gt;[.N2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98" calcext:value-type="float">
            <text:p>129898</text:p>
          </table:table-cell>
          <table:table-cell office:value-type="float" office:value="84727" calcext:value-type="float">
            <text:p>84727</text:p>
          </table:table-cell>
          <table:table-cell table:formula="of:=([.A288]-[.B288])*100/[.A288]" office:value-type="float" office:value="34.7742074550801" calcext:value-type="float">
            <text:p>34.7742074551</text:p>
          </table:table-cell>
          <table:table-cell table:formula="of:=IF([.A288]&gt;[.B288]; 1; 0)" office:value-type="float" office:value="1" calcext:value-type="float">
            <text:p>1</text:p>
          </table:table-cell>
          <table:table-cell office:value-type="float" office:value="138530" calcext:value-type="float">
            <text:p>138530</text:p>
          </table:table-cell>
          <table:table-cell office:value-type="float" office:value="90432" calcext:value-type="float">
            <text:p>90432</text:p>
          </table:table-cell>
          <table:table-cell table:formula="of:=([.E288]-[.F288])*100/[.E288]" office:value-type="float" office:value="34.7202771962752" calcext:value-type="float">
            <text:p>34.7202771963</text:p>
          </table:table-cell>
          <table:table-cell table:formula="of:=IF([.E288]&gt;[.F288]; 1; 0)" office:value-type="float" office:value="1" calcext:value-type="float">
            <text:p>1</text:p>
          </table:table-cell>
          <table:table-cell office:value-type="float" office:value="64121" calcext:value-type="float">
            <text:p>64121</text:p>
          </table:table-cell>
          <table:table-cell office:value-type="float" office:value="42646" calcext:value-type="float">
            <text:p>42646</text:p>
          </table:table-cell>
          <table:table-cell table:formula="of:=([.I288]-[.J288])*100/[.I288]" office:value-type="float" office:value="33.491367882597" calcext:value-type="float">
            <text:p>33.4913678826</text:p>
          </table:table-cell>
          <table:table-cell table:formula="of:=IF([.I288]&gt;[.J288]; 1; 0)" office:value-type="float" office:value="1" calcext:value-type="float">
            <text:p>1</text:p>
          </table:table-cell>
          <table:table-cell office:value-type="float" office:value="89375" calcext:value-type="float">
            <text:p>89375</text:p>
          </table:table-cell>
          <table:table-cell office:value-type="float" office:value="64085" calcext:value-type="float">
            <text:p>64085</text:p>
          </table:table-cell>
          <table:table-cell table:formula="of:=([.M288]-[.N288])*100/[.M288]" office:value-type="float" office:value="28.2965034965035" calcext:value-type="float">
            <text:p>28.2965034965</text:p>
          </table:table-cell>
          <table:table-cell table:formula="of:=IF([.M288]&gt;[.N2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16654" calcext:value-type="float">
            <text:p>16654</text:p>
          </table:table-cell>
          <table:table-cell table:formula="of:=([.A289]-[.B289])*100/[.A289]" office:value-type="float" office:value="0.650241603531587" calcext:value-type="float">
            <text:p>0.6502416035</text:p>
          </table:table-cell>
          <table:table-cell table:formula="of:=IF([.A289]&gt;[.B289]; 1; 0)" office:value-type="float" office:value="1" calcext:value-type="float">
            <text:p>1</text:p>
          </table:table-cell>
          <table:table-cell office:value-type="float" office:value="14640" calcext:value-type="float">
            <text:p>14640</text:p>
          </table:table-cell>
          <table:table-cell office:value-type="float" office:value="16622" calcext:value-type="float">
            <text:p>16622</text:p>
          </table:table-cell>
          <table:table-cell table:formula="of:=([.E289]-[.F289])*100/[.E289]" office:value-type="float" office:value="-13.5382513661202" calcext:value-type="float">
            <text:p>-13.5382513661</text:p>
          </table:table-cell>
          <table:table-cell table:formula="of:=IF([.E289]&gt;[.F289]; 1; 0)" office:value-type="float" office:value="0" calcext:value-type="float">
            <text:p>0</text:p>
          </table:table-cell>
          <table:table-cell office:value-type="float" office:value="11154" calcext:value-type="float">
            <text:p>11154</text:p>
          </table:table-cell>
          <table:table-cell office:value-type="float" office:value="10413" calcext:value-type="float">
            <text:p>10413</text:p>
          </table:table-cell>
          <table:table-cell table:formula="of:=([.I289]-[.J289])*100/[.I289]" office:value-type="float" office:value="6.64335664335664" calcext:value-type="float">
            <text:p>6.6433566434</text:p>
          </table:table-cell>
          <table:table-cell table:formula="of:=IF([.I289]&gt;[.J289]; 1; 0)" office:value-type="float" office:value="1" calcext:value-type="float">
            <text:p>1</text:p>
          </table:table-cell>
          <table:table-cell office:value-type="float" office:value="17590" calcext:value-type="float">
            <text:p>17590</text:p>
          </table:table-cell>
          <table:table-cell office:value-type="float" office:value="15337" calcext:value-type="float">
            <text:p>15337</text:p>
          </table:table-cell>
          <table:table-cell table:formula="of:=([.M289]-[.N289])*100/[.M289]" office:value-type="float" office:value="12.8084138715179" calcext:value-type="float">
            <text:p>12.8084138715</text:p>
          </table:table-cell>
          <table:table-cell table:formula="of:=IF([.M289]&gt;[.N2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05" calcext:value-type="float">
            <text:p>129905</text:p>
          </table:table-cell>
          <table:table-cell office:value-type="float" office:value="84238" calcext:value-type="float">
            <text:p>84238</text:p>
          </table:table-cell>
          <table:table-cell table:formula="of:=([.A290]-[.B290])*100/[.A290]" office:value-type="float" office:value="35.1541511104269" calcext:value-type="float">
            <text:p>35.1541511104</text:p>
          </table:table-cell>
          <table:table-cell table:formula="of:=IF([.A290]&gt;[.B290]; 1; 0)" office:value-type="float" office:value="1" calcext:value-type="float">
            <text:p>1</text:p>
          </table:table-cell>
          <table:table-cell office:value-type="float" office:value="139640" calcext:value-type="float">
            <text:p>139640</text:p>
          </table:table-cell>
          <table:table-cell office:value-type="float" office:value="87923" calcext:value-type="float">
            <text:p>87923</text:p>
          </table:table-cell>
          <table:table-cell table:formula="of:=([.E290]-[.F290])*100/[.E290]" office:value-type="float" office:value="37.0359495846462" calcext:value-type="float">
            <text:p>37.0359495846</text:p>
          </table:table-cell>
          <table:table-cell table:formula="of:=IF([.E290]&gt;[.F290]; 1; 0)" office:value-type="float" office:value="1" calcext:value-type="float">
            <text:p>1</text:p>
          </table:table-cell>
          <table:table-cell office:value-type="float" office:value="64133" calcext:value-type="float">
            <text:p>64133</text:p>
          </table:table-cell>
          <table:table-cell office:value-type="float" office:value="42393" calcext:value-type="float">
            <text:p>42393</text:p>
          </table:table-cell>
          <table:table-cell table:formula="of:=([.I290]-[.J290])*100/[.I290]" office:value-type="float" office:value="33.8983050847458" calcext:value-type="float">
            <text:p>33.8983050847</text:p>
          </table:table-cell>
          <table:table-cell table:formula="of:=IF([.I290]&gt;[.J290]; 1; 0)" office:value-type="float" office:value="1" calcext:value-type="float">
            <text:p>1</text:p>
          </table:table-cell>
          <table:table-cell office:value-type="float" office:value="91378" calcext:value-type="float">
            <text:p>91378</text:p>
          </table:table-cell>
          <table:table-cell office:value-type="float" office:value="63705" calcext:value-type="float">
            <text:p>63705</text:p>
          </table:table-cell>
          <table:table-cell table:formula="of:=([.M290]-[.N290])*100/[.M290]" office:value-type="float" office:value="30.2840946398477" calcext:value-type="float">
            <text:p>30.2840946398</text:p>
          </table:table-cell>
          <table:table-cell table:formula="of:=IF([.M290]&gt;[.N2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float" office:value="16951" calcext:value-type="float">
            <text:p>16951</text:p>
          </table:table-cell>
          <table:table-cell table:formula="of:=([.A291]-[.B291])*100/[.A291]" office:value-type="float" office:value="-13.9256670475166" calcext:value-type="float">
            <text:p>-13.9256670475</text:p>
          </table:table-cell>
          <table:table-cell table:formula="of:=IF([.A291]&gt;[.B291]; 1; 0)" office:value-type="float" office:value="0" calcext:value-type="float">
            <text:p>0</text:p>
          </table:table-cell>
          <table:table-cell office:value-type="float" office:value="12942" calcext:value-type="float">
            <text:p>12942</text:p>
          </table:table-cell>
          <table:table-cell office:value-type="float" office:value="12934" calcext:value-type="float">
            <text:p>12934</text:p>
          </table:table-cell>
          <table:table-cell table:formula="of:=([.E291]-[.F291])*100/[.E291]" office:value-type="float" office:value="0.0618142481842065" calcext:value-type="float">
            <text:p>0.0618142482</text:p>
          </table:table-cell>
          <table:table-cell table:formula="of:=IF([.E291]&gt;[.F291]; 1; 0)" office:value-type="float" office:value="1" calcext:value-type="float">
            <text:p>1</text:p>
          </table:table-cell>
          <table:table-cell office:value-type="float" office:value="13383" calcext:value-type="float">
            <text:p>13383</text:p>
          </table:table-cell>
          <table:table-cell office:value-type="float" office:value="10633" calcext:value-type="float">
            <text:p>10633</text:p>
          </table:table-cell>
          <table:table-cell table:formula="of:=([.I291]-[.J291])*100/[.I291]" office:value-type="float" office:value="20.5484569976836" calcext:value-type="float">
            <text:p>20.5484569977</text:p>
          </table:table-cell>
          <table:table-cell table:formula="of:=IF([.I291]&gt;[.J291]; 1; 0)" office:value-type="float" office:value="1" calcext:value-type="float">
            <text:p>1</text:p>
          </table:table-cell>
          <table:table-cell office:value-type="float" office:value="15847" calcext:value-type="float">
            <text:p>15847</text:p>
          </table:table-cell>
          <table:table-cell office:value-type="float" office:value="17592" calcext:value-type="float">
            <text:p>17592</text:p>
          </table:table-cell>
          <table:table-cell table:formula="of:=([.M291]-[.N291])*100/[.M291]" office:value-type="float" office:value="-11.0115479270524" calcext:value-type="float">
            <text:p>-11.0115479271</text:p>
          </table:table-cell>
          <table:table-cell table:formula="of:=IF([.M291]&gt;[.N2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43" calcext:value-type="float">
            <text:p>129943</text:p>
          </table:table-cell>
          <table:table-cell office:value-type="float" office:value="81400" calcext:value-type="float">
            <text:p>81400</text:p>
          </table:table-cell>
          <table:table-cell table:formula="of:=([.A292]-[.B292])*100/[.A292]" office:value-type="float" office:value="37.3571489037501" calcext:value-type="float">
            <text:p>37.3571489038</text:p>
          </table:table-cell>
          <table:table-cell table:formula="of:=IF([.A292]&gt;[.B292]; 1; 0)" office:value-type="float" office:value="1" calcext:value-type="float">
            <text:p>1</text:p>
          </table:table-cell>
          <table:table-cell office:value-type="float" office:value="112351" calcext:value-type="float">
            <text:p>112351</text:p>
          </table:table-cell>
          <table:table-cell office:value-type="float" office:value="70641" calcext:value-type="float">
            <text:p>70641</text:p>
          </table:table-cell>
          <table:table-cell table:formula="of:=([.E292]-[.F292])*100/[.E292]" office:value-type="float" office:value="37.1247251915871" calcext:value-type="float">
            <text:p>37.1247251916</text:p>
          </table:table-cell>
          <table:table-cell table:formula="of:=IF([.E292]&gt;[.F292]; 1; 0)" office:value-type="float" office:value="1" calcext:value-type="float">
            <text:p>1</text:p>
          </table:table-cell>
          <table:table-cell office:value-type="float" office:value="64137" calcext:value-type="float">
            <text:p>64137</text:p>
          </table:table-cell>
          <table:table-cell office:value-type="float" office:value="42156" calcext:value-type="float">
            <text:p>42156</text:p>
          </table:table-cell>
          <table:table-cell table:formula="of:=([.I292]-[.J292])*100/[.I292]" office:value-type="float" office:value="34.2719491089387" calcext:value-type="float">
            <text:p>34.2719491089</text:p>
          </table:table-cell>
          <table:table-cell table:formula="of:=IF([.I292]&gt;[.J292]; 1; 0)" office:value-type="float" office:value="1" calcext:value-type="float">
            <text:p>1</text:p>
          </table:table-cell>
          <table:table-cell office:value-type="float" office:value="89386" calcext:value-type="float">
            <text:p>89386</text:p>
          </table:table-cell>
          <table:table-cell office:value-type="float" office:value="61493" calcext:value-type="float">
            <text:p>61493</text:p>
          </table:table-cell>
          <table:table-cell table:formula="of:=([.M292]-[.N292])*100/[.M292]" office:value-type="float" office:value="31.2051104199763" calcext:value-type="float">
            <text:p>31.20511042</text:p>
          </table:table-cell>
          <table:table-cell table:formula="of:=IF([.M292]&gt;[.N2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7246" calcext:value-type="float">
            <text:p>17246</text:p>
          </table:table-cell>
          <table:table-cell table:formula="of:=([.A293]-[.B293])*100/[.A293]" office:value-type="float" office:value="-13.4903922084759" calcext:value-type="float">
            <text:p>-13.4903922085</text:p>
          </table:table-cell>
          <table:table-cell table:formula="of:=IF([.A293]&gt;[.B293]; 1; 0)" office:value-type="float" office:value="0" calcext:value-type="float">
            <text:p>0</text:p>
          </table:table-cell>
          <table:table-cell office:value-type="float" office:value="13167" calcext:value-type="float">
            <text:p>13167</text:p>
          </table:table-cell>
          <table:table-cell office:value-type="float" office:value="13159" calcext:value-type="float">
            <text:p>13159</text:p>
          </table:table-cell>
          <table:table-cell table:formula="of:=([.E293]-[.F293])*100/[.E293]" office:value-type="float" office:value="0.0607579554947976" calcext:value-type="float">
            <text:p>0.0607579555</text:p>
          </table:table-cell>
          <table:table-cell table:formula="of:=IF([.E293]&gt;[.F293]; 1; 0)" office:value-type="float" office:value="1" calcext:value-type="float">
            <text:p>1</text:p>
          </table:table-cell>
          <table:table-cell office:value-type="float" office:value="11566" calcext:value-type="float">
            <text:p>11566</text:p>
          </table:table-cell>
          <table:table-cell office:value-type="float" office:value="10785" calcext:value-type="float">
            <text:p>10785</text:p>
          </table:table-cell>
          <table:table-cell table:formula="of:=([.I293]-[.J293])*100/[.I293]" office:value-type="float" office:value="6.75255057928411" calcext:value-type="float">
            <text:p>6.7525505793</text:p>
          </table:table-cell>
          <table:table-cell table:formula="of:=IF([.I293]&gt;[.J293]; 1; 0)" office:value-type="float" office:value="1" calcext:value-type="float">
            <text:p>1</text:p>
          </table:table-cell>
          <table:table-cell office:value-type="float" office:value="18190" calcext:value-type="float">
            <text:p>18190</text:p>
          </table:table-cell>
          <table:table-cell office:value-type="float" office:value="18226" calcext:value-type="float">
            <text:p>18226</text:p>
          </table:table-cell>
          <table:table-cell table:formula="of:=([.M293]-[.N293])*100/[.M293]" office:value-type="float" office:value="-0.197910940076965" calcext:value-type="float">
            <text:p>-0.1979109401</text:p>
          </table:table-cell>
          <table:table-cell table:formula="of:=IF([.M293]&gt;[.N2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73" calcext:value-type="float">
            <text:p>129973</text:p>
          </table:table-cell>
          <table:table-cell office:value-type="float" office:value="66532" calcext:value-type="float">
            <text:p>66532</text:p>
          </table:table-cell>
          <table:table-cell table:formula="of:=([.A294]-[.B294])*100/[.A294]" office:value-type="float" office:value="48.8109068806598" calcext:value-type="float">
            <text:p>48.8109068807</text:p>
          </table:table-cell>
          <table:table-cell table:formula="of:=IF([.A294]&gt;[.B294]; 1; 0)" office:value-type="float" office:value="1" calcext:value-type="float">
            <text:p>1</text:p>
          </table:table-cell>
          <table:table-cell office:value-type="float" office:value="112248" calcext:value-type="float">
            <text:p>112248</text:p>
          </table:table-cell>
          <table:table-cell office:value-type="float" office:value="69929" calcext:value-type="float">
            <text:p>69929</text:p>
          </table:table-cell>
          <table:table-cell table:formula="of:=([.E294]-[.F294])*100/[.E294]" office:value-type="float" office:value="37.701339890243" calcext:value-type="float">
            <text:p>37.7013398902</text:p>
          </table:table-cell>
          <table:table-cell table:formula="of:=IF([.E294]&gt;[.F294]; 1; 0)" office:value-type="float" office:value="1" calcext:value-type="float">
            <text:p>1</text:p>
          </table:table-cell>
          <table:table-cell office:value-type="float" office:value="64178" calcext:value-type="float">
            <text:p>64178</text:p>
          </table:table-cell>
          <table:table-cell office:value-type="float" office:value="41868" calcext:value-type="float">
            <text:p>41868</text:p>
          </table:table-cell>
          <table:table-cell table:formula="of:=([.I294]-[.J294])*100/[.I294]" office:value-type="float" office:value="34.7626912649194" calcext:value-type="float">
            <text:p>34.7626912649</text:p>
          </table:table-cell>
          <table:table-cell table:formula="of:=IF([.I294]&gt;[.J294]; 1; 0)" office:value-type="float" office:value="1" calcext:value-type="float">
            <text:p>1</text:p>
          </table:table-cell>
          <table:table-cell office:value-type="float" office:value="89512" calcext:value-type="float">
            <text:p>89512</text:p>
          </table:table-cell>
          <table:table-cell office:value-type="float" office:value="63215" calcext:value-type="float">
            <text:p>63215</text:p>
          </table:table-cell>
          <table:table-cell table:formula="of:=([.M294]-[.N294])*100/[.M294]" office:value-type="float" office:value="29.3781839306462" calcext:value-type="float">
            <text:p>29.3781839306</text:p>
          </table:table-cell>
          <table:table-cell table:formula="of:=IF([.M294]&gt;[.N2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21" calcext:value-type="float">
            <text:p>17521</text:p>
          </table:table-cell>
          <table:table-cell office:value-type="float" office:value="17563" calcext:value-type="float">
            <text:p>17563</text:p>
          </table:table-cell>
          <table:table-cell table:formula="of:=([.A295]-[.B295])*100/[.A295]" office:value-type="float" office:value="-0.239712345185777" calcext:value-type="float">
            <text:p>-0.2397123452</text:p>
          </table:table-cell>
          <table:table-cell table:formula="of:=IF([.A295]&gt;[.B295]; 1; 0)" office:value-type="float" office:value="0" calcext:value-type="float">
            <text:p>0</text:p>
          </table:table-cell>
          <table:table-cell office:value-type="float" office:value="13719" calcext:value-type="float">
            <text:p>13719</text:p>
          </table:table-cell>
          <table:table-cell office:value-type="float" office:value="13473" calcext:value-type="float">
            <text:p>13473</text:p>
          </table:table-cell>
          <table:table-cell table:formula="of:=([.E295]-[.F295])*100/[.E295]" office:value-type="float" office:value="1.79313361032145" calcext:value-type="float">
            <text:p>1.7931336103</text:p>
          </table:table-cell>
          <table:table-cell table:formula="of:=IF([.E295]&gt;[.F295]; 1; 0)" office:value-type="float" office:value="1" calcext:value-type="float">
            <text:p>1</text:p>
          </table:table-cell>
          <table:table-cell office:value-type="float" office:value="11797" calcext:value-type="float">
            <text:p>11797</text:p>
          </table:table-cell>
          <table:table-cell office:value-type="float" office:value="11103" calcext:value-type="float">
            <text:p>11103</text:p>
          </table:table-cell>
          <table:table-cell table:formula="of:=([.I295]-[.J295])*100/[.I295]" office:value-type="float" office:value="5.88285157243367" calcext:value-type="float">
            <text:p>5.8828515724</text:p>
          </table:table-cell>
          <table:table-cell table:formula="of:=IF([.I295]&gt;[.J295]; 1; 0)" office:value-type="float" office:value="1" calcext:value-type="float">
            <text:p>1</text:p>
          </table:table-cell>
          <table:table-cell office:value-type="float" office:value="15053" calcext:value-type="float">
            <text:p>15053</text:p>
          </table:table-cell>
          <table:table-cell office:value-type="float" office:value="16463" calcext:value-type="float">
            <text:p>16463</text:p>
          </table:table-cell>
          <table:table-cell table:formula="of:=([.M295]-[.N295])*100/[.M295]" office:value-type="float" office:value="-9.36690360725437" calcext:value-type="float">
            <text:p>-9.3669036073</text:p>
          </table:table-cell>
          <table:table-cell table:formula="of:=IF([.M295]&gt;[.N2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65" calcext:value-type="float">
            <text:p>132165</text:p>
          </table:table-cell>
          <table:table-cell office:value-type="float" office:value="80096" calcext:value-type="float">
            <text:p>80096</text:p>
          </table:table-cell>
          <table:table-cell table:formula="of:=([.A296]-[.B296])*100/[.A296]" office:value-type="float" office:value="39.3969659138198" calcext:value-type="float">
            <text:p>39.3969659138</text:p>
          </table:table-cell>
          <table:table-cell table:formula="of:=IF([.A296]&gt;[.B296]; 1; 0)" office:value-type="float" office:value="1" calcext:value-type="float">
            <text:p>1</text:p>
          </table:table-cell>
          <table:table-cell office:value-type="float" office:value="112272" calcext:value-type="float">
            <text:p>112272</text:p>
          </table:table-cell>
          <table:table-cell office:value-type="float" office:value="83415" calcext:value-type="float">
            <text:p>83415</text:p>
          </table:table-cell>
          <table:table-cell table:formula="of:=([.E296]-[.F296])*100/[.E296]" office:value-type="float" office:value="25.7027575887131" calcext:value-type="float">
            <text:p>25.7027575887</text:p>
          </table:table-cell>
          <table:table-cell table:formula="of:=IF([.E296]&gt;[.F296]; 1; 0)" office:value-type="float" office:value="1" calcext:value-type="float">
            <text:p>1</text:p>
          </table:table-cell>
          <table:table-cell office:value-type="float" office:value="64256" calcext:value-type="float">
            <text:p>64256</text:p>
          </table:table-cell>
          <table:table-cell office:value-type="float" office:value="41633" calcext:value-type="float">
            <text:p>41633</text:p>
          </table:table-cell>
          <table:table-cell table:formula="of:=([.I296]-[.J296])*100/[.I296]" office:value-type="float" office:value="35.2076070717131" calcext:value-type="float">
            <text:p>35.2076070717</text:p>
          </table:table-cell>
          <table:table-cell table:formula="of:=IF([.I296]&gt;[.J296]; 1; 0)" office:value-type="float" office:value="1" calcext:value-type="float">
            <text:p>1</text:p>
          </table:table-cell>
          <table:table-cell office:value-type="float" office:value="91455" calcext:value-type="float">
            <text:p>91455</text:p>
          </table:table-cell>
          <table:table-cell office:value-type="float" office:value="62763" calcext:value-type="float">
            <text:p>62763</text:p>
          </table:table-cell>
          <table:table-cell table:formula="of:=([.M296]-[.N296])*100/[.M296]" office:value-type="float" office:value="31.3728062981794" calcext:value-type="float">
            <text:p>31.3728062982</text:p>
          </table:table-cell>
          <table:table-cell table:formula="of:=IF([.M296]&gt;[.N2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4" calcext:value-type="float">
            <text:p>15774</text:p>
          </table:table-cell>
          <table:table-cell office:value-type="float" office:value="15797" calcext:value-type="float">
            <text:p>15797</text:p>
          </table:table-cell>
          <table:table-cell table:formula="of:=([.A297]-[.B297])*100/[.A297]" office:value-type="float" office:value="-0.145809560035501" calcext:value-type="float">
            <text:p>-0.14580956</text:p>
          </table:table-cell>
          <table:table-cell table:formula="of:=IF([.A297]&gt;[.B297]; 1; 0)" office:value-type="float" office:value="0" calcext:value-type="float">
            <text:p>0</text:p>
          </table:table-cell>
          <table:table-cell office:value-type="float" office:value="17820" calcext:value-type="float">
            <text:p>17820</text:p>
          </table:table-cell>
          <table:table-cell office:value-type="float" office:value="17835" calcext:value-type="float">
            <text:p>17835</text:p>
          </table:table-cell>
          <table:table-cell table:formula="of:=([.E297]-[.F297])*100/[.E297]" office:value-type="float" office:value="-0.0841750841750842" calcext:value-type="float">
            <text:p>-0.0841750842</text:p>
          </table:table-cell>
          <table:table-cell table:formula="of:=IF([.E297]&gt;[.F297]; 1; 0)" office:value-type="float" office:value="0" calcext:value-type="float">
            <text:p>0</text:p>
          </table:table-cell>
          <table:table-cell office:value-type="float" office:value="11997" calcext:value-type="float">
            <text:p>11997</text:p>
          </table:table-cell>
          <table:table-cell office:value-type="float" office:value="9223" calcext:value-type="float">
            <text:p>9223</text:p>
          </table:table-cell>
          <table:table-cell table:formula="of:=([.I297]-[.J297])*100/[.I297]" office:value-type="float" office:value="23.1224472784863" calcext:value-type="float">
            <text:p>23.1224472785</text:p>
          </table:table-cell>
          <table:table-cell table:formula="of:=IF([.I297]&gt;[.J297]; 1; 0)" office:value-type="float" office:value="1" calcext:value-type="float">
            <text:p>1</text:p>
          </table:table-cell>
          <table:table-cell office:value-type="float" office:value="16796" calcext:value-type="float">
            <text:p>16796</text:p>
          </table:table-cell>
          <table:table-cell office:value-type="float" office:value="18456" calcext:value-type="float">
            <text:p>18456</text:p>
          </table:table-cell>
          <table:table-cell table:formula="of:=([.M297]-[.N297])*100/[.M297]" office:value-type="float" office:value="-9.88330554894022" calcext:value-type="float">
            <text:p>-9.8833055489</text:p>
          </table:table-cell>
          <table:table-cell table:formula="of:=IF([.M297]&gt;[.N2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81374" calcext:value-type="float">
            <text:p>81374</text:p>
          </table:table-cell>
          <table:table-cell table:formula="of:=([.A298]-[.B298])*100/[.A298]" office:value-type="float" office:value="37.427718996063" calcext:value-type="float">
            <text:p>37.4277189961</text:p>
          </table:table-cell>
          <table:table-cell table:formula="of:=IF([.A298]&gt;[.B298]; 1; 0)" office:value-type="float" office:value="1" calcext:value-type="float">
            <text:p>1</text:p>
          </table:table-cell>
          <table:table-cell office:value-type="float" office:value="112338" calcext:value-type="float">
            <text:p>112338</text:p>
          </table:table-cell>
          <table:table-cell office:value-type="float" office:value="84966" calcext:value-type="float">
            <text:p>84966</text:p>
          </table:table-cell>
          <table:table-cell table:formula="of:=([.E298]-[.F298])*100/[.E298]" office:value-type="float" office:value="24.3657533514928" calcext:value-type="float">
            <text:p>24.3657533515</text:p>
          </table:table-cell>
          <table:table-cell table:formula="of:=IF([.E298]&gt;[.F298]; 1; 0)" office:value-type="float" office:value="1" calcext:value-type="float">
            <text:p>1</text:p>
          </table:table-cell>
          <table:table-cell office:value-type="float" office:value="62799" calcext:value-type="float">
            <text:p>62799</text:p>
          </table:table-cell>
          <table:table-cell office:value-type="float" office:value="41688" calcext:value-type="float">
            <text:p>41688</text:p>
          </table:table-cell>
          <table:table-cell table:formula="of:=([.I298]-[.J298])*100/[.I298]" office:value-type="float" office:value="33.6167773372187" calcext:value-type="float">
            <text:p>33.6167773372</text:p>
          </table:table-cell>
          <table:table-cell table:formula="of:=IF([.I298]&gt;[.J298]; 1; 0)" office:value-type="float" office:value="1" calcext:value-type="float">
            <text:p>1</text:p>
          </table:table-cell>
          <table:table-cell office:value-type="float" office:value="89385" calcext:value-type="float">
            <text:p>89385</text:p>
          </table:table-cell>
          <table:table-cell office:value-type="float" office:value="63573" calcext:value-type="float">
            <text:p>63573</text:p>
          </table:table-cell>
          <table:table-cell table:formula="of:=([.M298]-[.N298])*100/[.M298]" office:value-type="float" office:value="28.8773284108072" calcext:value-type="float">
            <text:p>28.8773284108</text:p>
          </table:table-cell>
          <table:table-cell table:formula="of:=IF([.M298]&gt;[.N2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39" calcext:value-type="float">
            <text:p>18239</text:p>
          </table:table-cell>
          <table:table-cell office:value-type="float" office:value="18290" calcext:value-type="float">
            <text:p>18290</text:p>
          </table:table-cell>
          <table:table-cell table:formula="of:=([.A299]-[.B299])*100/[.A299]" office:value-type="float" office:value="-0.279620593234278" calcext:value-type="float">
            <text:p>-0.2796205932</text:p>
          </table:table-cell>
          <table:table-cell table:formula="of:=IF([.A299]&gt;[.B299]; 1; 0)" office:value-type="float" office:value="0" calcext:value-type="float">
            <text:p>0</text:p>
          </table:table-cell>
          <table:table-cell office:value-type="float" office:value="16027" calcext:value-type="float">
            <text:p>16027</text:p>
          </table:table-cell>
          <table:table-cell office:value-type="float" office:value="18110" calcext:value-type="float">
            <text:p>18110</text:p>
          </table:table-cell>
          <table:table-cell table:formula="of:=([.E299]-[.F299])*100/[.E299]" office:value-type="float" office:value="-12.9968178698446" calcext:value-type="float">
            <text:p>-12.9968178698</text:p>
          </table:table-cell>
          <table:table-cell table:formula="of:=IF([.E299]&gt;[.F299]; 1; 0)" office:value-type="float" office:value="0" calcext:value-type="float">
            <text:p>0</text:p>
          </table:table-cell>
          <table:table-cell office:value-type="float" office:value="12254" calcext:value-type="float">
            <text:p>12254</text:p>
          </table:table-cell>
          <table:table-cell office:value-type="float" office:value="11443" calcext:value-type="float">
            <text:p>11443</text:p>
          </table:table-cell>
          <table:table-cell table:formula="of:=([.I299]-[.J299])*100/[.I299]" office:value-type="float" office:value="6.61824710298678" calcext:value-type="float">
            <text:p>6.618247103</text:p>
          </table:table-cell>
          <table:table-cell table:formula="of:=IF([.I299]&gt;[.J299]; 1; 0)" office:value-type="float" office:value="1" calcext:value-type="float">
            <text:p>1</text:p>
          </table:table-cell>
          <table:table-cell office:value-type="float" office:value="19179" calcext:value-type="float">
            <text:p>19179</text:p>
          </table:table-cell>
          <table:table-cell office:value-type="float" office:value="18954" calcext:value-type="float">
            <text:p>18954</text:p>
          </table:table-cell>
          <table:table-cell table:formula="of:=([.M299]-[.N299])*100/[.M299]" office:value-type="float" office:value="1.1731581417175" calcext:value-type="float">
            <text:p>1.1731581417</text:p>
          </table:table-cell>
          <table:table-cell table:formula="of:=IF([.M299]&gt;[.N2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83" calcext:value-type="float">
            <text:p>130083</text:p>
          </table:table-cell>
          <table:table-cell office:value-type="float" office:value="78663" calcext:value-type="float">
            <text:p>78663</text:p>
          </table:table-cell>
          <table:table-cell table:formula="of:=([.A300]-[.B300])*100/[.A300]" office:value-type="float" office:value="39.5286086575494" calcext:value-type="float">
            <text:p>39.5286086575</text:p>
          </table:table-cell>
          <table:table-cell table:formula="of:=IF([.A300]&gt;[.B300]; 1; 0)" office:value-type="float" office:value="1" calcext:value-type="float">
            <text:p>1</text:p>
          </table:table-cell>
          <table:table-cell office:value-type="float" office:value="138809" calcext:value-type="float">
            <text:p>138809</text:p>
          </table:table-cell>
          <table:table-cell office:value-type="float" office:value="68028" calcext:value-type="float">
            <text:p>68028</text:p>
          </table:table-cell>
          <table:table-cell table:formula="of:=([.E300]-[.F300])*100/[.E300]" office:value-type="float" office:value="50.9916503973085" calcext:value-type="float">
            <text:p>50.9916503973</text:p>
          </table:table-cell>
          <table:table-cell table:formula="of:=IF([.E300]&gt;[.F300]; 1; 0)" office:value-type="float" office:value="1" calcext:value-type="float">
            <text:p>1</text:p>
          </table:table-cell>
          <table:table-cell office:value-type="float" office:value="64223" calcext:value-type="float">
            <text:p>64223</text:p>
          </table:table-cell>
          <table:table-cell office:value-type="float" office:value="41079" calcext:value-type="float">
            <text:p>41079</text:p>
          </table:table-cell>
          <table:table-cell table:formula="of:=([.I300]-[.J300])*100/[.I300]" office:value-type="float" office:value="36.0369338087601" calcext:value-type="float">
            <text:p>36.0369338088</text:p>
          </table:table-cell>
          <table:table-cell table:formula="of:=IF([.I300]&gt;[.J300]; 1; 0)" office:value-type="float" office:value="1" calcext:value-type="float">
            <text:p>1</text:p>
          </table:table-cell>
          <table:table-cell office:value-type="float" office:value="89407" calcext:value-type="float">
            <text:p>89407</text:p>
          </table:table-cell>
          <table:table-cell office:value-type="float" office:value="62070" calcext:value-type="float">
            <text:p>62070</text:p>
          </table:table-cell>
          <table:table-cell table:formula="of:=([.M300]-[.N300])*100/[.M300]" office:value-type="float" office:value="30.5759056897111" calcext:value-type="float">
            <text:p>30.5759056897</text:p>
          </table:table-cell>
          <table:table-cell table:formula="of:=IF([.M300]&gt;[.N3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49" calcext:value-type="float">
            <text:p>19349</text:p>
          </table:table-cell>
          <table:table-cell office:value-type="float" office:value="18465" calcext:value-type="float">
            <text:p>18465</text:p>
          </table:table-cell>
          <table:table-cell table:formula="of:=([.A301]-[.B301])*100/[.A301]" office:value-type="float" office:value="4.568711561321" calcext:value-type="float">
            <text:p>4.5687115613</text:p>
          </table:table-cell>
          <table:table-cell table:formula="of:=IF([.A301]&gt;[.B301]; 1; 0)" office:value-type="float" office:value="1" calcext:value-type="float">
            <text:p>1</text:p>
          </table:table-cell>
          <table:table-cell office:value-type="float" office:value="16378" calcext:value-type="float">
            <text:p>16378</text:p>
          </table:table-cell>
          <table:table-cell office:value-type="float" office:value="18396" calcext:value-type="float">
            <text:p>18396</text:p>
          </table:table-cell>
          <table:table-cell table:formula="of:=([.E301]-[.F301])*100/[.E301]" office:value-type="float" office:value="-12.3214067651728" calcext:value-type="float">
            <text:p>-12.3214067652</text:p>
          </table:table-cell>
          <table:table-cell table:formula="of:=IF([.E301]&gt;[.F301]; 1; 0)" office:value-type="float" office:value="0" calcext:value-type="float">
            <text:p>0</text:p>
          </table:table-cell>
          <table:table-cell office:value-type="float" office:value="12412" calcext:value-type="float">
            <text:p>12412</text:p>
          </table:table-cell>
          <table:table-cell office:value-type="float" office:value="11628" calcext:value-type="float">
            <text:p>11628</text:p>
          </table:table-cell>
          <table:table-cell table:formula="of:=([.I301]-[.J301])*100/[.I301]" office:value-type="float" office:value="6.31646793425717" calcext:value-type="float">
            <text:p>6.3164679343</text:p>
          </table:table-cell>
          <table:table-cell table:formula="of:=IF([.I301]&gt;[.J301]; 1; 0)" office:value-type="float" office:value="1" calcext:value-type="float">
            <text:p>1</text:p>
          </table:table-cell>
          <table:table-cell office:value-type="float" office:value="19453" calcext:value-type="float">
            <text:p>19453</text:p>
          </table:table-cell>
          <table:table-cell office:value-type="float" office:value="19458" calcext:value-type="float">
            <text:p>19458</text:p>
          </table:table-cell>
          <table:table-cell table:formula="of:=([.M301]-[.N301])*100/[.M301]" office:value-type="float" office:value="-0.0257029764046677" calcext:value-type="float">
            <text:p>-0.0257029764</text:p>
          </table:table-cell>
          <table:table-cell table:formula="of:=IF([.M301]&gt;[.N3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80" calcext:value-type="float">
            <text:p>105680</text:p>
          </table:table-cell>
          <table:table-cell office:value-type="float" office:value="78028" calcext:value-type="float">
            <text:p>78028</text:p>
          </table:table-cell>
          <table:table-cell table:formula="of:=([.A302]-[.B302])*100/[.A302]" office:value-type="float" office:value="26.1657834973505" calcext:value-type="float">
            <text:p>26.1657834974</text:p>
          </table:table-cell>
          <table:table-cell table:formula="of:=IF([.A302]&gt;[.B302]; 1; 0)" office:value-type="float" office:value="1" calcext:value-type="float">
            <text:p>1</text:p>
          </table:table-cell>
          <table:table-cell office:value-type="float" office:value="138691" calcext:value-type="float">
            <text:p>138691</text:p>
          </table:table-cell>
          <table:table-cell office:value-type="float" office:value="83241" calcext:value-type="float">
            <text:p>83241</text:p>
          </table:table-cell>
          <table:table-cell table:formula="of:=([.E302]-[.F302])*100/[.E302]" office:value-type="float" office:value="39.9809648787593" calcext:value-type="float">
            <text:p>39.9809648788</text:p>
          </table:table-cell>
          <table:table-cell table:formula="of:=IF([.E302]&gt;[.F302]; 1; 0)" office:value-type="float" office:value="1" calcext:value-type="float">
            <text:p>1</text:p>
          </table:table-cell>
          <table:table-cell office:value-type="float" office:value="61190" calcext:value-type="float">
            <text:p>61190</text:p>
          </table:table-cell>
          <table:table-cell office:value-type="float" office:value="40857" calcext:value-type="float">
            <text:p>40857</text:p>
          </table:table-cell>
          <table:table-cell table:formula="of:=([.I302]-[.J302])*100/[.I302]" office:value-type="float" office:value="33.2292858310181" calcext:value-type="float">
            <text:p>33.229285831</text:p>
          </table:table-cell>
          <table:table-cell table:formula="of:=IF([.I302]&gt;[.J302]; 1; 0)" office:value-type="float" office:value="1" calcext:value-type="float">
            <text:p>1</text:p>
          </table:table-cell>
          <table:table-cell office:value-type="float" office:value="89551" calcext:value-type="float">
            <text:p>89551</text:p>
          </table:table-cell>
          <table:table-cell office:value-type="float" office:value="61770" calcext:value-type="float">
            <text:p>61770</text:p>
          </table:table-cell>
          <table:table-cell table:formula="of:=([.M302]-[.N302])*100/[.M302]" office:value-type="float" office:value="31.0225458118837" calcext:value-type="float">
            <text:p>31.0225458119</text:p>
          </table:table-cell>
          <table:table-cell table:formula="of:=IF([.M302]&gt;[.N3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float" office:value="18675" calcext:value-type="float">
            <text:p>18675</text:p>
          </table:table-cell>
          <table:table-cell table:formula="of:=([.A303]-[.B303])*100/[.A303]" office:value-type="float" office:value="0.0588676014128224" calcext:value-type="float">
            <text:p>0.0588676014</text:p>
          </table:table-cell>
          <table:table-cell table:formula="of:=IF([.A303]&gt;[.B303]; 1; 0)" office:value-type="float" office:value="1" calcext:value-type="float">
            <text:p>1</text:p>
          </table:table-cell>
          <table:table-cell office:value-type="float" office:value="16658" calcext:value-type="float">
            <text:p>16658</text:p>
          </table:table-cell>
          <table:table-cell office:value-type="float" office:value="18691" calcext:value-type="float">
            <text:p>18691</text:p>
          </table:table-cell>
          <table:table-cell table:formula="of:=([.E303]-[.F303])*100/[.E303]" office:value-type="float" office:value="-12.2043462600552" calcext:value-type="float">
            <text:p>-12.2043462601</text:p>
          </table:table-cell>
          <table:table-cell table:formula="of:=IF([.E303]&gt;[.F303]; 1; 0)" office:value-type="float" office:value="0" calcext:value-type="float">
            <text:p>0</text:p>
          </table:table-cell>
          <table:table-cell office:value-type="float" office:value="12624" calcext:value-type="float">
            <text:p>12624</text:p>
          </table:table-cell>
          <table:table-cell office:value-type="float" office:value="11813" calcext:value-type="float">
            <text:p>11813</text:p>
          </table:table-cell>
          <table:table-cell table:formula="of:=([.I303]-[.J303])*100/[.I303]" office:value-type="float" office:value="6.42427122940431" calcext:value-type="float">
            <text:p>6.4242712294</text:p>
          </table:table-cell>
          <table:table-cell table:formula="of:=IF([.I303]&gt;[.J303]; 1; 0)" office:value-type="float" office:value="1" calcext:value-type="float">
            <text:p>1</text:p>
          </table:table-cell>
          <table:table-cell office:value-type="float" office:value="19744" calcext:value-type="float">
            <text:p>19744</text:p>
          </table:table-cell>
          <table:table-cell office:value-type="float" office:value="19484" calcext:value-type="float">
            <text:p>19484</text:p>
          </table:table-cell>
          <table:table-cell table:formula="of:=([.M303]-[.N303])*100/[.M303]" office:value-type="float" office:value="1.31685575364668" calcext:value-type="float">
            <text:p>1.3168557536</text:p>
          </table:table-cell>
          <table:table-cell table:formula="of:=IF([.M303]&gt;[.N3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34" calcext:value-type="float">
            <text:p>131934</text:p>
          </table:table-cell>
          <table:table-cell office:value-type="float" office:value="77442" calcext:value-type="float">
            <text:p>77442</text:p>
          </table:table-cell>
          <table:table-cell table:formula="of:=([.A304]-[.B304])*100/[.A304]" office:value-type="float" office:value="41.3024694165264" calcext:value-type="float">
            <text:p>41.3024694165</text:p>
          </table:table-cell>
          <table:table-cell table:formula="of:=IF([.A304]&gt;[.B304]; 1; 0)" office:value-type="float" office:value="1" calcext:value-type="float">
            <text:p>1</text:p>
          </table:table-cell>
          <table:table-cell office:value-type="float" office:value="144993" calcext:value-type="float">
            <text:p>144993</text:p>
          </table:table-cell>
          <table:table-cell office:value-type="float" office:value="90373" calcext:value-type="float">
            <text:p>90373</text:p>
          </table:table-cell>
          <table:table-cell table:formula="of:=([.E304]-[.F304])*100/[.E304]" office:value-type="float" office:value="37.6707841068189" calcext:value-type="float">
            <text:p>37.6707841068</text:p>
          </table:table-cell>
          <table:table-cell table:formula="of:=IF([.E304]&gt;[.F304]; 1; 0)" office:value-type="float" office:value="1" calcext:value-type="float">
            <text:p>1</text:p>
          </table:table-cell>
          <table:table-cell office:value-type="float" office:value="64143" calcext:value-type="float">
            <text:p>64143</text:p>
          </table:table-cell>
          <table:table-cell office:value-type="float" office:value="40568" calcext:value-type="float">
            <text:p>40568</text:p>
          </table:table-cell>
          <table:table-cell table:formula="of:=([.I304]-[.J304])*100/[.I304]" office:value-type="float" office:value="36.7538156930608" calcext:value-type="float">
            <text:p>36.7538156931</text:p>
          </table:table-cell>
          <table:table-cell table:formula="of:=IF([.I304]&gt;[.J304]; 1; 0)" office:value-type="float" office:value="1" calcext:value-type="float">
            <text:p>1</text:p>
          </table:table-cell>
          <table:table-cell office:value-type="float" office:value="89378" calcext:value-type="float">
            <text:p>89378</text:p>
          </table:table-cell>
          <table:table-cell office:value-type="float" office:value="61334" calcext:value-type="float">
            <text:p>61334</text:p>
          </table:table-cell>
          <table:table-cell table:formula="of:=([.M304]-[.N304])*100/[.M304]" office:value-type="float" office:value="31.3768488889883" calcext:value-type="float">
            <text:p>31.376848889</text:p>
          </table:table-cell>
          <table:table-cell table:formula="of:=IF([.M304]&gt;[.N3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6" calcext:value-type="float">
            <text:p>16946</text:p>
          </table:table-cell>
          <table:table-cell office:value-type="float" office:value="16952" calcext:value-type="float">
            <text:p>16952</text:p>
          </table:table-cell>
          <table:table-cell table:formula="of:=([.A305]-[.B305])*100/[.A305]" office:value-type="float" office:value="-0.0354065856249262" calcext:value-type="float">
            <text:p>-0.0354065856</text:p>
          </table:table-cell>
          <table:table-cell table:formula="of:=IF([.A305]&gt;[.B305]; 1; 0)" office:value-type="float" office:value="0" calcext:value-type="float">
            <text:p>0</text:p>
          </table:table-cell>
          <table:table-cell office:value-type="float" office:value="18968" calcext:value-type="float">
            <text:p>18968</text:p>
          </table:table-cell>
          <table:table-cell office:value-type="float" office:value="18984" calcext:value-type="float">
            <text:p>18984</text:p>
          </table:table-cell>
          <table:table-cell table:formula="of:=([.E305]-[.F305])*100/[.E305]" office:value-type="float" office:value="-0.0843525938422606" calcext:value-type="float">
            <text:p>-0.0843525938</text:p>
          </table:table-cell>
          <table:table-cell table:formula="of:=IF([.E305]&gt;[.F305]; 1; 0)" office:value-type="float" office:value="0" calcext:value-type="float">
            <text:p>0</text:p>
          </table:table-cell>
          <table:table-cell office:value-type="float" office:value="10843" calcext:value-type="float">
            <text:p>10843</text:p>
          </table:table-cell>
          <table:table-cell office:value-type="float" office:value="9796" calcext:value-type="float">
            <text:p>9796</text:p>
          </table:table-cell>
          <table:table-cell table:formula="of:=([.I305]-[.J305])*100/[.I305]" office:value-type="float" office:value="9.65599926219681" calcext:value-type="float">
            <text:p>9.6559992622</text:p>
          </table:table-cell>
          <table:table-cell table:formula="of:=IF([.I305]&gt;[.J305]; 1; 0)" office:value-type="float" office:value="1" calcext:value-type="float">
            <text:p>1</text:p>
          </table:table-cell>
          <table:table-cell office:value-type="float" office:value="20090" calcext:value-type="float">
            <text:p>20090</text:p>
          </table:table-cell>
          <table:table-cell office:value-type="float" office:value="20688" calcext:value-type="float">
            <text:p>20688</text:p>
          </table:table-cell>
          <table:table-cell table:formula="of:=([.M305]-[.N305])*100/[.M305]" office:value-type="float" office:value="-2.97660527625684" calcext:value-type="float">
            <text:p>-2.9766052763</text:p>
          </table:table-cell>
          <table:table-cell table:formula="of:=IF([.M305]&gt;[.N3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32" calcext:value-type="float">
            <text:p>129832</text:p>
          </table:table-cell>
          <table:table-cell office:value-type="float" office:value="76760" calcext:value-type="float">
            <text:p>76760</text:p>
          </table:table-cell>
          <table:table-cell table:formula="of:=([.A306]-[.B306])*100/[.A306]" office:value-type="float" office:value="40.8774416168587" calcext:value-type="float">
            <text:p>40.8774416169</text:p>
          </table:table-cell>
          <table:table-cell table:formula="of:=IF([.A306]&gt;[.B306]; 1; 0)" office:value-type="float" office:value="1" calcext:value-type="float">
            <text:p>1</text:p>
          </table:table-cell>
          <table:table-cell office:value-type="float" office:value="147733" calcext:value-type="float">
            <text:p>147733</text:p>
          </table:table-cell>
          <table:table-cell office:value-type="float" office:value="79890" calcext:value-type="float">
            <text:p>79890</text:p>
          </table:table-cell>
          <table:table-cell table:formula="of:=([.E306]-[.F306])*100/[.E306]" office:value-type="float" office:value="45.9227119194764" calcext:value-type="float">
            <text:p>45.9227119195</text:p>
          </table:table-cell>
          <table:table-cell table:formula="of:=IF([.E306]&gt;[.F306]; 1; 0)" office:value-type="float" office:value="1" calcext:value-type="float">
            <text:p>1</text:p>
          </table:table-cell>
          <table:table-cell office:value-type="float" office:value="52007" calcext:value-type="float">
            <text:p>52007</text:p>
          </table:table-cell>
          <table:table-cell office:value-type="float" office:value="40305" calcext:value-type="float">
            <text:p>40305</text:p>
          </table:table-cell>
          <table:table-cell table:formula="of:=([.I306]-[.J306])*100/[.I306]" office:value-type="float" office:value="22.5008171976849" calcext:value-type="float">
            <text:p>22.5008171977</text:p>
          </table:table-cell>
          <table:table-cell table:formula="of:=IF([.I306]&gt;[.J306]; 1; 0)" office:value-type="float" office:value="1" calcext:value-type="float">
            <text:p>1</text:p>
          </table:table-cell>
          <table:table-cell office:value-type="float" office:value="89647" calcext:value-type="float">
            <text:p>89647</text:p>
          </table:table-cell>
          <table:table-cell office:value-type="float" office:value="61051" calcext:value-type="float">
            <text:p>61051</text:p>
          </table:table-cell>
          <table:table-cell table:formula="of:=([.M306]-[.N306])*100/[.M306]" office:value-type="float" office:value="31.8984461275893" calcext:value-type="float">
            <text:p>31.8984461276</text:p>
          </table:table-cell>
          <table:table-cell table:formula="of:=IF([.M306]&gt;[.N3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3" calcext:value-type="float">
            <text:p>17203</text:p>
          </table:table-cell>
          <table:table-cell office:value-type="float" office:value="17276" calcext:value-type="float">
            <text:p>17276</text:p>
          </table:table-cell>
          <table:table-cell table:formula="of:=([.A307]-[.B307])*100/[.A307]" office:value-type="float" office:value="-0.424344591059699" calcext:value-type="float">
            <text:p>-0.4243445911</text:p>
          </table:table-cell>
          <table:table-cell table:formula="of:=IF([.A307]&gt;[.B307]; 1; 0)" office:value-type="float" office:value="0" calcext:value-type="float">
            <text:p>0</text:p>
          </table:table-cell>
          <table:table-cell office:value-type="float" office:value="19365" calcext:value-type="float">
            <text:p>19365</text:p>
          </table:table-cell>
          <table:table-cell office:value-type="float" office:value="19284" calcext:value-type="float">
            <text:p>19284</text:p>
          </table:table-cell>
          <table:table-cell table:formula="of:=([.E307]-[.F307])*100/[.E307]" office:value-type="float" office:value="0.418280402788536" calcext:value-type="float">
            <text:p>0.4182804028</text:p>
          </table:table-cell>
          <table:table-cell table:formula="of:=IF([.E307]&gt;[.F307]; 1; 0)" office:value-type="float" office:value="1" calcext:value-type="float">
            <text:p>1</text:p>
          </table:table-cell>
          <table:table-cell office:value-type="float" office:value="13064" calcext:value-type="float">
            <text:p>13064</text:p>
          </table:table-cell>
          <table:table-cell office:value-type="float" office:value="12219" calcext:value-type="float">
            <text:p>12219</text:p>
          </table:table-cell>
          <table:table-cell table:formula="of:=([.I307]-[.J307])*100/[.I307]" office:value-type="float" office:value="6.46815676668708" calcext:value-type="float">
            <text:p>6.4681567667</text:p>
          </table:table-cell>
          <table:table-cell table:formula="of:=IF([.I307]&gt;[.J307]; 1; 0)" office:value-type="float" office:value="1" calcext:value-type="float">
            <text:p>1</text:p>
          </table:table-cell>
          <table:table-cell office:value-type="float" office:value="16348" calcext:value-type="float">
            <text:p>16348</text:p>
          </table:table-cell>
          <table:table-cell office:value-type="float" office:value="18425" calcext:value-type="float">
            <text:p>18425</text:p>
          </table:table-cell>
          <table:table-cell table:formula="of:=([.M307]-[.N307])*100/[.M307]" office:value-type="float" office:value="-12.7049180327869" calcext:value-type="float">
            <text:p>-12.7049180328</text:p>
          </table:table-cell>
          <table:table-cell table:formula="of:=IF([.M307]&gt;[.N3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87" calcext:value-type="float">
            <text:p>131187</text:p>
          </table:table-cell>
          <table:table-cell office:value-type="float" office:value="76133" calcext:value-type="float">
            <text:p>76133</text:p>
          </table:table-cell>
          <table:table-cell table:formula="of:=([.A308]-[.B308])*100/[.A308]" office:value-type="float" office:value="41.966048465168" calcext:value-type="float">
            <text:p>41.9660484652</text:p>
          </table:table-cell>
          <table:table-cell table:formula="of:=IF([.A308]&gt;[.B308]; 1; 0)" office:value-type="float" office:value="1" calcext:value-type="float">
            <text:p>1</text:p>
          </table:table-cell>
          <table:table-cell office:value-type="float" office:value="123262" calcext:value-type="float">
            <text:p>123262</text:p>
          </table:table-cell>
          <table:table-cell office:value-type="float" office:value="79382" calcext:value-type="float">
            <text:p>79382</text:p>
          </table:table-cell>
          <table:table-cell table:formula="of:=([.E308]-[.F308])*100/[.E308]" office:value-type="float" office:value="35.5989680517921" calcext:value-type="float">
            <text:p>35.5989680518</text:p>
          </table:table-cell>
          <table:table-cell table:formula="of:=IF([.E308]&gt;[.F308]; 1; 0)" office:value-type="float" office:value="1" calcext:value-type="float">
            <text:p>1</text:p>
          </table:table-cell>
          <table:table-cell office:value-type="float" office:value="64261" calcext:value-type="float">
            <text:p>64261</text:p>
          </table:table-cell>
          <table:table-cell office:value-type="float" office:value="40081" calcext:value-type="float">
            <text:p>40081</text:p>
          </table:table-cell>
          <table:table-cell table:formula="of:=([.I308]-[.J308])*100/[.I308]" office:value-type="float" office:value="37.6277991316662" calcext:value-type="float">
            <text:p>37.6277991317</text:p>
          </table:table-cell>
          <table:table-cell table:formula="of:=IF([.I308]&gt;[.J308]; 1; 0)" office:value-type="float" office:value="1" calcext:value-type="float">
            <text:p>1</text:p>
          </table:table-cell>
          <table:table-cell office:value-type="float" office:value="91462" calcext:value-type="float">
            <text:p>91462</text:p>
          </table:table-cell>
          <table:table-cell office:value-type="float" office:value="48524" calcext:value-type="float">
            <text:p>48524</text:p>
          </table:table-cell>
          <table:table-cell table:formula="of:=([.M308]-[.N308])*100/[.M308]" office:value-type="float" office:value="46.9462727690188" calcext:value-type="float">
            <text:p>46.946272769</text:p>
          </table:table-cell>
          <table:table-cell table:formula="of:=IF([.M308]&gt;[.N3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28" calcext:value-type="float">
            <text:p>19528</text:p>
          </table:table-cell>
          <table:table-cell office:value-type="float" office:value="19565" calcext:value-type="float">
            <text:p>19565</text:p>
          </table:table-cell>
          <table:table-cell table:formula="of:=([.A309]-[.B309])*100/[.A309]" office:value-type="float" office:value="-0.18947152806227" calcext:value-type="float">
            <text:p>-0.1894715281</text:p>
          </table:table-cell>
          <table:table-cell table:formula="of:=IF([.A309]&gt;[.B309]; 1; 0)" office:value-type="float" office:value="0" calcext:value-type="float">
            <text:p>0</text:p>
          </table:table-cell>
          <table:table-cell office:value-type="float" office:value="19568" calcext:value-type="float">
            <text:p>19568</text:p>
          </table:table-cell>
          <table:table-cell office:value-type="float" office:value="19562" calcext:value-type="float">
            <text:p>19562</text:p>
          </table:table-cell>
          <table:table-cell table:formula="of:=([.E309]-[.F309])*100/[.E309]" office:value-type="float" office:value="0.0306623058053966" calcext:value-type="float">
            <text:p>0.0306623058</text:p>
          </table:table-cell>
          <table:table-cell table:formula="of:=IF([.E309]&gt;[.F309]; 1; 0)" office:value-type="float" office:value="1" calcext:value-type="float">
            <text:p>1</text:p>
          </table:table-cell>
          <table:table-cell office:value-type="float" office:value="13263" calcext:value-type="float">
            <text:p>13263</text:p>
          </table:table-cell>
          <table:table-cell office:value-type="float" office:value="12468" calcext:value-type="float">
            <text:p>12468</text:p>
          </table:table-cell>
          <table:table-cell table:formula="of:=([.I309]-[.J309])*100/[.I309]" office:value-type="float" office:value="5.99411897760688" calcext:value-type="float">
            <text:p>5.9941189776</text:p>
          </table:table-cell>
          <table:table-cell table:formula="of:=IF([.I309]&gt;[.J309]; 1; 0)" office:value-type="float" office:value="1" calcext:value-type="float">
            <text:p>1</text:p>
          </table:table-cell>
          <table:table-cell office:value-type="float" office:value="18662" calcext:value-type="float">
            <text:p>18662</text:p>
          </table:table-cell>
          <table:table-cell office:value-type="float" office:value="20469" calcext:value-type="float">
            <text:p>20469</text:p>
          </table:table-cell>
          <table:table-cell table:formula="of:=([.M309]-[.N309])*100/[.M309]" office:value-type="float" office:value="-9.68277783731647" calcext:value-type="float">
            <text:p>-9.6827778373</text:p>
          </table:table-cell>
          <table:table-cell table:formula="of:=IF([.M309]&gt;[.N3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7" calcext:value-type="float">
            <text:p>130007</text:p>
          </table:table-cell>
          <table:table-cell office:value-type="float" office:value="75369" calcext:value-type="float">
            <text:p>75369</text:p>
          </table:table-cell>
          <table:table-cell table:formula="of:=([.A310]-[.B310])*100/[.A310]" office:value-type="float" office:value="42.0269677786581" calcext:value-type="float">
            <text:p>42.0269677787</text:p>
          </table:table-cell>
          <table:table-cell table:formula="of:=IF([.A310]&gt;[.B310]; 1; 0)" office:value-type="float" office:value="1" calcext:value-type="float">
            <text:p>1</text:p>
          </table:table-cell>
          <table:table-cell office:value-type="float" office:value="138713" calcext:value-type="float">
            <text:p>138713</text:p>
          </table:table-cell>
          <table:table-cell office:value-type="float" office:value="78251" calcext:value-type="float">
            <text:p>78251</text:p>
          </table:table-cell>
          <table:table-cell table:formula="of:=([.E310]-[.F310])*100/[.E310]" office:value-type="float" office:value="43.5878396401203" calcext:value-type="float">
            <text:p>43.5878396401</text:p>
          </table:table-cell>
          <table:table-cell table:formula="of:=IF([.E310]&gt;[.F310]; 1; 0)" office:value-type="float" office:value="1" calcext:value-type="float">
            <text:p>1</text:p>
          </table:table-cell>
          <table:table-cell office:value-type="float" office:value="62118" calcext:value-type="float">
            <text:p>62118</text:p>
          </table:table-cell>
          <table:table-cell office:value-type="float" office:value="37772" calcext:value-type="float">
            <text:p>37772</text:p>
          </table:table-cell>
          <table:table-cell table:formula="of:=([.I310]-[.J310])*100/[.I310]" office:value-type="float" office:value="39.1931485237773" calcext:value-type="float">
            <text:p>39.1931485238</text:p>
          </table:table-cell>
          <table:table-cell table:formula="of:=IF([.I310]&gt;[.J310]; 1; 0)" office:value-type="float" office:value="1" calcext:value-type="float">
            <text:p>1</text:p>
          </table:table-cell>
          <table:table-cell office:value-type="float" office:value="91433" calcext:value-type="float">
            <text:p>91433</text:p>
          </table:table-cell>
          <table:table-cell office:value-type="float" office:value="58325" calcext:value-type="float">
            <text:p>58325</text:p>
          </table:table-cell>
          <table:table-cell table:formula="of:=([.M310]-[.N310])*100/[.M310]" office:value-type="float" office:value="36.2101210722606" calcext:value-type="float">
            <text:p>36.2101210723</text:p>
          </table:table-cell>
          <table:table-cell table:formula="of:=IF([.M310]&gt;[.N3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0" calcext:value-type="float">
            <text:p>19850</text:p>
          </table:table-cell>
          <table:table-cell office:value-type="float" office:value="19889" calcext:value-type="float">
            <text:p>19889</text:p>
          </table:table-cell>
          <table:table-cell table:formula="of:=([.A311]-[.B311])*100/[.A311]" office:value-type="float" office:value="-0.19647355163728" calcext:value-type="float">
            <text:p>-0.1964735516</text:p>
          </table:table-cell>
          <table:table-cell table:formula="of:=IF([.A311]&gt;[.B311]; 1; 0)" office:value-type="float" office:value="0" calcext:value-type="float">
            <text:p>0</text:p>
          </table:table-cell>
          <table:table-cell office:value-type="float" office:value="19775" calcext:value-type="float">
            <text:p>19775</text:p>
          </table:table-cell>
          <table:table-cell office:value-type="float" office:value="19864" calcext:value-type="float">
            <text:p>19864</text:p>
          </table:table-cell>
          <table:table-cell table:formula="of:=([.E311]-[.F311])*100/[.E311]" office:value-type="float" office:value="-0.450063211125158" calcext:value-type="float">
            <text:p>-0.4500632111</text:p>
          </table:table-cell>
          <table:table-cell table:formula="of:=IF([.E311]&gt;[.F311]; 1; 0)" office:value-type="float" office:value="0" calcext:value-type="float">
            <text:p>0</text:p>
          </table:table-cell>
          <table:table-cell office:value-type="float" office:value="15488" calcext:value-type="float">
            <text:p>15488</text:p>
          </table:table-cell>
          <table:table-cell office:value-type="float" office:value="12524" calcext:value-type="float">
            <text:p>12524</text:p>
          </table:table-cell>
          <table:table-cell table:formula="of:=([.I311]-[.J311])*100/[.I311]" office:value-type="float" office:value="19.1373966942149" calcext:value-type="float">
            <text:p>19.1373966942</text:p>
          </table:table-cell>
          <table:table-cell table:formula="of:=IF([.I311]&gt;[.J311]; 1; 0)" office:value-type="float" office:value="1" calcext:value-type="float">
            <text:p>1</text:p>
          </table:table-cell>
          <table:table-cell office:value-type="float" office:value="20990" calcext:value-type="float">
            <text:p>20990</text:p>
          </table:table-cell>
          <table:table-cell office:value-type="float" office:value="20638" calcext:value-type="float">
            <text:p>20638</text:p>
          </table:table-cell>
          <table:table-cell table:formula="of:=([.M311]-[.N311])*100/[.M311]" office:value-type="float" office:value="1.67698904240114" calcext:value-type="float">
            <text:p>1.6769890424</text:p>
          </table:table-cell>
          <table:table-cell table:formula="of:=IF([.M311]&gt;[.N3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36" calcext:value-type="float">
            <text:p>132036</text:p>
          </table:table-cell>
          <table:table-cell office:value-type="float" office:value="74749" calcext:value-type="float">
            <text:p>74749</text:p>
          </table:table-cell>
          <table:table-cell table:formula="of:=([.A312]-[.B312])*100/[.A312]" office:value-type="float" office:value="43.3874094943803" calcext:value-type="float">
            <text:p>43.3874094944</text:p>
          </table:table-cell>
          <table:table-cell table:formula="of:=IF([.A312]&gt;[.B312]; 1; 0)" office:value-type="float" office:value="1" calcext:value-type="float">
            <text:p>1</text:p>
          </table:table-cell>
          <table:table-cell office:value-type="float" office:value="144957" calcext:value-type="float">
            <text:p>144957</text:p>
          </table:table-cell>
          <table:table-cell office:value-type="float" office:value="77682" calcext:value-type="float">
            <text:p>77682</text:p>
          </table:table-cell>
          <table:table-cell table:formula="of:=([.E312]-[.F312])*100/[.E312]" office:value-type="float" office:value="46.4103147830046" calcext:value-type="float">
            <text:p>46.410314783</text:p>
          </table:table-cell>
          <table:table-cell table:formula="of:=IF([.E312]&gt;[.F312]; 1; 0)" office:value-type="float" office:value="1" calcext:value-type="float">
            <text:p>1</text:p>
          </table:table-cell>
          <table:table-cell office:value-type="float" office:value="64419" calcext:value-type="float">
            <text:p>64419</text:p>
          </table:table-cell>
          <table:table-cell office:value-type="float" office:value="37593" calcext:value-type="float">
            <text:p>37593</text:p>
          </table:table-cell>
          <table:table-cell table:formula="of:=([.I312]-[.J312])*100/[.I312]" office:value-type="float" office:value="41.6429935267545" calcext:value-type="float">
            <text:p>41.6429935268</text:p>
          </table:table-cell>
          <table:table-cell table:formula="of:=IF([.I312]&gt;[.J312]; 1; 0)" office:value-type="float" office:value="1" calcext:value-type="float">
            <text:p>1</text:p>
          </table:table-cell>
          <table:table-cell office:value-type="float" office:value="91427" calcext:value-type="float">
            <text:p>91427</text:p>
          </table:table-cell>
          <table:table-cell office:value-type="float" office:value="57872" calcext:value-type="float">
            <text:p>57872</text:p>
          </table:table-cell>
          <table:table-cell table:formula="of:=([.M312]-[.N312])*100/[.M312]" office:value-type="float" office:value="36.7014120555197" calcext:value-type="float">
            <text:p>36.7014120555</text:p>
          </table:table-cell>
          <table:table-cell table:formula="of:=IF([.M312]&gt;[.N3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float" office:value="20162" calcext:value-type="float">
            <text:p>20162</text:p>
          </table:table-cell>
          <table:table-cell table:formula="of:=([.A313]-[.B313])*100/[.A313]" office:value-type="float" office:value="-0.318439645735894" calcext:value-type="float">
            <text:p>-0.3184396457</text:p>
          </table:table-cell>
          <table:table-cell table:formula="of:=IF([.A313]&gt;[.B313]; 1; 0)" office:value-type="float" office:value="0" calcext:value-type="float">
            <text:p>0</text:p>
          </table:table-cell>
          <table:table-cell office:value-type="float" office:value="20151" calcext:value-type="float">
            <text:p>20151</text:p>
          </table:table-cell>
          <table:table-cell office:value-type="float" office:value="20205" calcext:value-type="float">
            <text:p>20205</text:p>
          </table:table-cell>
          <table:table-cell table:formula="of:=([.E313]-[.F313])*100/[.E313]" office:value-type="float" office:value="-0.267976775346137" calcext:value-type="float">
            <text:p>-0.2679767753</text:p>
          </table:table-cell>
          <table:table-cell table:formula="of:=IF([.E313]&gt;[.F313]; 1; 0)" office:value-type="float" office:value="0" calcext:value-type="float">
            <text:p>0</text:p>
          </table:table-cell>
          <table:table-cell office:value-type="float" office:value="15692" calcext:value-type="float">
            <text:p>15692</text:p>
          </table:table-cell>
          <table:table-cell office:value-type="float" office:value="12786" calcext:value-type="float">
            <text:p>12786</text:p>
          </table:table-cell>
          <table:table-cell table:formula="of:=([.I313]-[.J313])*100/[.I313]" office:value-type="float" office:value="18.5189905684425" calcext:value-type="float">
            <text:p>18.5189905684</text:p>
          </table:table-cell>
          <table:table-cell table:formula="of:=IF([.I313]&gt;[.J313]; 1; 0)" office:value-type="float" office:value="1" calcext:value-type="float">
            <text:p>1</text:p>
          </table:table-cell>
          <table:table-cell office:value-type="float" office:value="21305" calcext:value-type="float">
            <text:p>21305</text:p>
          </table:table-cell>
          <table:table-cell office:value-type="float" office:value="20958" calcext:value-type="float">
            <text:p>20958</text:p>
          </table:table-cell>
          <table:table-cell table:formula="of:=([.M313]-[.N313])*100/[.M313]" office:value-type="float" office:value="1.62872565125557" calcext:value-type="float">
            <text:p>1.6287256513</text:p>
          </table:table-cell>
          <table:table-cell table:formula="of:=IF([.M313]&gt;[.N3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28" calcext:value-type="float">
            <text:p>130028</text:p>
          </table:table-cell>
          <table:table-cell office:value-type="float" office:value="74072" calcext:value-type="float">
            <text:p>74072</text:p>
          </table:table-cell>
          <table:table-cell table:formula="of:=([.A314]-[.B314])*100/[.A314]" office:value-type="float" office:value="43.0338081028702" calcext:value-type="float">
            <text:p>43.0338081029</text:p>
          </table:table-cell>
          <table:table-cell table:formula="of:=IF([.A314]&gt;[.B314]; 1; 0)" office:value-type="float" office:value="1" calcext:value-type="float">
            <text:p>1</text:p>
          </table:table-cell>
          <table:table-cell office:value-type="float" office:value="138687" calcext:value-type="float">
            <text:p>138687</text:p>
          </table:table-cell>
          <table:table-cell office:value-type="float" office:value="76888" calcext:value-type="float">
            <text:p>76888</text:p>
          </table:table-cell>
          <table:table-cell table:formula="of:=([.E314]-[.F314])*100/[.E314]" office:value-type="float" office:value="44.5600524923028" calcext:value-type="float">
            <text:p>44.5600524923</text:p>
          </table:table-cell>
          <table:table-cell table:formula="of:=IF([.E314]&gt;[.F314]; 1; 0)" office:value-type="float" office:value="1" calcext:value-type="float">
            <text:p>1</text:p>
          </table:table-cell>
          <table:table-cell office:value-type="float" office:value="64257" calcext:value-type="float">
            <text:p>64257</text:p>
          </table:table-cell>
          <table:table-cell office:value-type="float" office:value="39384" calcext:value-type="float">
            <text:p>39384</text:p>
          </table:table-cell>
          <table:table-cell table:formula="of:=([.I314]-[.J314])*100/[.I314]" office:value-type="float" office:value="38.7086231850226" calcext:value-type="float">
            <text:p>38.708623185</text:p>
          </table:table-cell>
          <table:table-cell table:formula="of:=IF([.I314]&gt;[.J314]; 1; 0)" office:value-type="float" office:value="1" calcext:value-type="float">
            <text:p>1</text:p>
          </table:table-cell>
          <table:table-cell office:value-type="float" office:value="91464" calcext:value-type="float">
            <text:p>91464</text:p>
          </table:table-cell>
          <table:table-cell office:value-type="float" office:value="57472" calcext:value-type="float">
            <text:p>57472</text:p>
          </table:table-cell>
          <table:table-cell table:formula="of:=([.M314]-[.N314])*100/[.M314]" office:value-type="float" office:value="37.1643488148342" calcext:value-type="float">
            <text:p>37.1643488148</text:p>
          </table:table-cell>
          <table:table-cell table:formula="of:=IF([.M314]&gt;[.N3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float" office:value="20554" calcext:value-type="float">
            <text:p>20554</text:p>
          </table:table-cell>
          <table:table-cell table:formula="of:=([.A315]-[.B315])*100/[.A315]" office:value-type="float" office:value="-0.671009452906891" calcext:value-type="float">
            <text:p>-0.6710094529</text:p>
          </table:table-cell>
          <table:table-cell table:formula="of:=IF([.A315]&gt;[.B315]; 1; 0)" office:value-type="float" office:value="0" calcext:value-type="float">
            <text:p>0</text:p>
          </table:table-cell>
          <table:table-cell office:value-type="float" office:value="20414" calcext:value-type="float">
            <text:p>20414</text:p>
          </table:table-cell>
          <table:table-cell office:value-type="float" office:value="20432" calcext:value-type="float">
            <text:p>20432</text:p>
          </table:table-cell>
          <table:table-cell table:formula="of:=([.E315]-[.F315])*100/[.E315]" office:value-type="float" office:value="-0.0881747820123445" calcext:value-type="float">
            <text:p>-0.088174782</text:p>
          </table:table-cell>
          <table:table-cell table:formula="of:=IF([.E315]&gt;[.F315]; 1; 0)" office:value-type="float" office:value="0" calcext:value-type="float">
            <text:p>0</text:p>
          </table:table-cell>
          <table:table-cell office:value-type="float" office:value="13932" calcext:value-type="float">
            <text:p>13932</text:p>
          </table:table-cell>
          <table:table-cell office:value-type="float" office:value="10901" calcext:value-type="float">
            <text:p>10901</text:p>
          </table:table-cell>
          <table:table-cell table:formula="of:=([.I315]-[.J315])*100/[.I315]" office:value-type="float" office:value="21.7556703990812" calcext:value-type="float">
            <text:p>21.7556703991</text:p>
          </table:table-cell>
          <table:table-cell table:formula="of:=IF([.I315]&gt;[.J315]; 1; 0)" office:value-type="float" office:value="1" calcext:value-type="float">
            <text:p>1</text:p>
          </table:table-cell>
          <table:table-cell office:value-type="float" office:value="21674" calcext:value-type="float">
            <text:p>21674</text:p>
          </table:table-cell>
          <table:table-cell office:value-type="float" office:value="21458" calcext:value-type="float">
            <text:p>21458</text:p>
          </table:table-cell>
          <table:table-cell table:formula="of:=([.M315]-[.N315])*100/[.M315]" office:value-type="float" office:value="0.996585770969826" calcext:value-type="float">
            <text:p>0.996585771</text:p>
          </table:table-cell>
          <table:table-cell table:formula="of:=IF([.M315]&gt;[.N3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03" calcext:value-type="float">
            <text:p>131803</text:p>
          </table:table-cell>
          <table:table-cell office:value-type="float" office:value="71515" calcext:value-type="float">
            <text:p>71515</text:p>
          </table:table-cell>
          <table:table-cell table:formula="of:=([.A316]-[.B316])*100/[.A316]" office:value-type="float" office:value="45.7409922384164" calcext:value-type="float">
            <text:p>45.7409922384</text:p>
          </table:table-cell>
          <table:table-cell table:formula="of:=IF([.A316]&gt;[.B316]; 1; 0)" office:value-type="float" office:value="1" calcext:value-type="float">
            <text:p>1</text:p>
          </table:table-cell>
          <table:table-cell office:value-type="float" office:value="138811" calcext:value-type="float">
            <text:p>138811</text:p>
          </table:table-cell>
          <table:table-cell office:value-type="float" office:value="76126" calcext:value-type="float">
            <text:p>76126</text:p>
          </table:table-cell>
          <table:table-cell table:formula="of:=([.E316]-[.F316])*100/[.E316]" office:value-type="float" office:value="45.1585249007644" calcext:value-type="float">
            <text:p>45.1585249008</text:p>
          </table:table-cell>
          <table:table-cell table:formula="of:=IF([.E316]&gt;[.F316]; 1; 0)" office:value-type="float" office:value="1" calcext:value-type="float">
            <text:p>1</text:p>
          </table:table-cell>
          <table:table-cell office:value-type="float" office:value="52051" calcext:value-type="float">
            <text:p>52051</text:p>
          </table:table-cell>
          <table:table-cell office:value-type="float" office:value="31028" calcext:value-type="float">
            <text:p>31028</text:p>
          </table:table-cell>
          <table:table-cell table:formula="of:=([.I316]-[.J316])*100/[.I316]" office:value-type="float" office:value="40.3892336362414" calcext:value-type="float">
            <text:p>40.3892336362</text:p>
          </table:table-cell>
          <table:table-cell table:formula="of:=IF([.I316]&gt;[.J316]; 1; 0)" office:value-type="float" office:value="1" calcext:value-type="float">
            <text:p>1</text:p>
          </table:table-cell>
          <table:table-cell office:value-type="float" office:value="91498" calcext:value-type="float">
            <text:p>91498</text:p>
          </table:table-cell>
          <table:table-cell office:value-type="float" office:value="57155" calcext:value-type="float">
            <text:p>57155</text:p>
          </table:table-cell>
          <table:table-cell table:formula="of:=([.M316]-[.N316])*100/[.M316]" office:value-type="float" office:value="37.5341537519946" calcext:value-type="float">
            <text:p>37.534153752</text:p>
          </table:table-cell>
          <table:table-cell table:formula="of:=IF([.M316]&gt;[.N3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62" calcext:value-type="float">
            <text:p>20662</text:p>
          </table:table-cell>
          <table:table-cell office:value-type="float" office:value="20719" calcext:value-type="float">
            <text:p>20719</text:p>
          </table:table-cell>
          <table:table-cell table:formula="of:=([.A317]-[.B317])*100/[.A317]" office:value-type="float" office:value="-0.275868744555222" calcext:value-type="float">
            <text:p>-0.2758687446</text:p>
          </table:table-cell>
          <table:table-cell table:formula="of:=IF([.A317]&gt;[.B317]; 1; 0)" office:value-type="float" office:value="0" calcext:value-type="float">
            <text:p>0</text:p>
          </table:table-cell>
          <table:table-cell office:value-type="float" office:value="20760" calcext:value-type="float">
            <text:p>20760</text:p>
          </table:table-cell>
          <table:table-cell office:value-type="float" office:value="16939" calcext:value-type="float">
            <text:p>16939</text:p>
          </table:table-cell>
          <table:table-cell table:formula="of:=([.E317]-[.F317])*100/[.E317]" office:value-type="float" office:value="18.4055876685934" calcext:value-type="float">
            <text:p>18.4055876686</text:p>
          </table:table-cell>
          <table:table-cell table:formula="of:=IF([.E317]&gt;[.F317]; 1; 0)" office:value-type="float" office:value="1" calcext:value-type="float">
            <text:p>1</text:p>
          </table:table-cell>
          <table:table-cell office:value-type="float" office:value="14105" calcext:value-type="float">
            <text:p>14105</text:p>
          </table:table-cell>
          <table:table-cell office:value-type="float" office:value="15134" calcext:value-type="float">
            <text:p>15134</text:p>
          </table:table-cell>
          <table:table-cell table:formula="of:=([.I317]-[.J317])*100/[.I317]" office:value-type="float" office:value="-7.29528535980149" calcext:value-type="float">
            <text:p>-7.2952853598</text:p>
          </table:table-cell>
          <table:table-cell table:formula="of:=IF([.I317]&gt;[.J317]; 1; 0)" office:value-type="float" office:value="0" calcext:value-type="float">
            <text:p>0</text:p>
          </table:table-cell>
          <table:table-cell office:value-type="float" office:value="22029" calcext:value-type="float">
            <text:p>22029</text:p>
          </table:table-cell>
          <table:table-cell office:value-type="float" office:value="24076" calcext:value-type="float">
            <text:p>24076</text:p>
          </table:table-cell>
          <table:table-cell table:formula="of:=([.M317]-[.N317])*100/[.M317]" office:value-type="float" office:value="-9.29229651822597" calcext:value-type="float">
            <text:p>-9.2922965182</text:p>
          </table:table-cell>
          <table:table-cell table:formula="of:=IF([.M317]&gt;[.N3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42" calcext:value-type="float">
            <text:p>132642</text:p>
          </table:table-cell>
          <table:table-cell office:value-type="float" office:value="72599" calcext:value-type="float">
            <text:p>72599</text:p>
          </table:table-cell>
          <table:table-cell table:formula="of:=([.A318]-[.B318])*100/[.A318]" office:value-type="float" office:value="45.2669591833658" calcext:value-type="float">
            <text:p>45.2669591834</text:p>
          </table:table-cell>
          <table:table-cell table:formula="of:=IF([.A318]&gt;[.B318]; 1; 0)" office:value-type="float" office:value="1" calcext:value-type="float">
            <text:p>1</text:p>
          </table:table-cell>
          <table:table-cell office:value-type="float" office:value="138656" calcext:value-type="float">
            <text:p>138656</text:p>
          </table:table-cell>
          <table:table-cell office:value-type="float" office:value="75328" calcext:value-type="float">
            <text:p>75328</text:p>
          </table:table-cell>
          <table:table-cell table:formula="of:=([.E318]-[.F318])*100/[.E318]" office:value-type="float" office:value="45.6727440572352" calcext:value-type="float">
            <text:p>45.6727440572</text:p>
          </table:table-cell>
          <table:table-cell table:formula="of:=IF([.E318]&gt;[.F318]; 1; 0)" office:value-type="float" office:value="1" calcext:value-type="float">
            <text:p>1</text:p>
          </table:table-cell>
          <table:table-cell office:value-type="float" office:value="64071" calcext:value-type="float">
            <text:p>64071</text:p>
          </table:table-cell>
          <table:table-cell office:value-type="float" office:value="36764" calcext:value-type="float">
            <text:p>36764</text:p>
          </table:table-cell>
          <table:table-cell table:formula="of:=([.I318]-[.J318])*100/[.I318]" office:value-type="float" office:value="42.619906041735" calcext:value-type="float">
            <text:p>42.6199060417</text:p>
          </table:table-cell>
          <table:table-cell table:formula="of:=IF([.I318]&gt;[.J318]; 1; 0)" office:value-type="float" office:value="1" calcext:value-type="float">
            <text:p>1</text:p>
          </table:table-cell>
          <table:table-cell office:value-type="float" office:value="73430" calcext:value-type="float">
            <text:p>73430</text:p>
          </table:table-cell>
          <table:table-cell office:value-type="float" office:value="46862" calcext:value-type="float">
            <text:p>46862</text:p>
          </table:table-cell>
          <table:table-cell table:formula="of:=([.M318]-[.N318])*100/[.M318]" office:value-type="float" office:value="36.1813972490808" calcext:value-type="float">
            <text:p>36.1813972491</text:p>
          </table:table-cell>
          <table:table-cell table:formula="of:=IF([.M318]&gt;[.N3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74" calcext:value-type="float">
            <text:p>21874</text:p>
          </table:table-cell>
          <table:table-cell office:value-type="float" office:value="16979" calcext:value-type="float">
            <text:p>16979</text:p>
          </table:table-cell>
          <table:table-cell table:formula="of:=([.A319]-[.B319])*100/[.A319]" office:value-type="float" office:value="22.3781658590107" calcext:value-type="float">
            <text:p>22.378165859</text:p>
          </table:table-cell>
          <table:table-cell table:formula="of:=IF([.A319]&gt;[.B319]; 1; 0)" office:value-type="float" office:value="1" calcext:value-type="float">
            <text:p>1</text:p>
          </table:table-cell>
          <table:table-cell office:value-type="float" office:value="20996" calcext:value-type="float">
            <text:p>20996</text:p>
          </table:table-cell>
          <table:table-cell office:value-type="float" office:value="21002" calcext:value-type="float">
            <text:p>21002</text:p>
          </table:table-cell>
          <table:table-cell table:formula="of:=([.E319]-[.F319])*100/[.E319]" office:value-type="float" office:value="-0.0285768717851019" calcext:value-type="float">
            <text:p>-0.0285768718</text:p>
          </table:table-cell>
          <table:table-cell table:formula="of:=IF([.E319]&gt;[.F319]; 1; 0)" office:value-type="float" office:value="0" calcext:value-type="float">
            <text:p>0</text:p>
          </table:table-cell>
          <table:table-cell office:value-type="float" office:value="16324" calcext:value-type="float">
            <text:p>16324</text:p>
          </table:table-cell>
          <table:table-cell office:value-type="float" office:value="13413" calcext:value-type="float">
            <text:p>13413</text:p>
          </table:table-cell>
          <table:table-cell table:formula="of:=([.I319]-[.J319])*100/[.I319]" office:value-type="float" office:value="17.8326390590542" calcext:value-type="float">
            <text:p>17.8326390591</text:p>
          </table:table-cell>
          <table:table-cell table:formula="of:=IF([.I319]&gt;[.J319]; 1; 0)" office:value-type="float" office:value="1" calcext:value-type="float">
            <text:p>1</text:p>
          </table:table-cell>
          <table:table-cell office:value-type="float" office:value="22283" calcext:value-type="float">
            <text:p>22283</text:p>
          </table:table-cell>
          <table:table-cell office:value-type="float" office:value="22104" calcext:value-type="float">
            <text:p>22104</text:p>
          </table:table-cell>
          <table:table-cell table:formula="of:=([.M319]-[.N319])*100/[.M319]" office:value-type="float" office:value="0.803302966386932" calcext:value-type="float">
            <text:p>0.8033029664</text:p>
          </table:table-cell>
          <table:table-cell table:formula="of:=IF([.M319]&gt;[.N3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94" calcext:value-type="float">
            <text:p>130094</text:p>
          </table:table-cell>
          <table:table-cell office:value-type="float" office:value="72087" calcext:value-type="float">
            <text:p>72087</text:p>
          </table:table-cell>
          <table:table-cell table:formula="of:=([.A320]-[.B320])*100/[.A320]" office:value-type="float" office:value="44.5885282949252" calcext:value-type="float">
            <text:p>44.5885282949</text:p>
          </table:table-cell>
          <table:table-cell table:formula="of:=IF([.A320]&gt;[.B320]; 1; 0)" office:value-type="float" office:value="1" calcext:value-type="float">
            <text:p>1</text:p>
          </table:table-cell>
          <table:table-cell office:value-type="float" office:value="138759" calcext:value-type="float">
            <text:p>138759</text:p>
          </table:table-cell>
          <table:table-cell office:value-type="float" office:value="74549" calcext:value-type="float">
            <text:p>74549</text:p>
          </table:table-cell>
          <table:table-cell table:formula="of:=([.E320]-[.F320])*100/[.E320]" office:value-type="float" office:value="46.2744758898522" calcext:value-type="float">
            <text:p>46.2744758899</text:p>
          </table:table-cell>
          <table:table-cell table:formula="of:=IF([.E320]&gt;[.F320]; 1; 0)" office:value-type="float" office:value="1" calcext:value-type="float">
            <text:p>1</text:p>
          </table:table-cell>
          <table:table-cell office:value-type="float" office:value="64144" calcext:value-type="float">
            <text:p>64144</text:p>
          </table:table-cell>
          <table:table-cell office:value-type="float" office:value="30375" calcext:value-type="float">
            <text:p>30375</text:p>
          </table:table-cell>
          <table:table-cell table:formula="of:=([.I320]-[.J320])*100/[.I320]" office:value-type="float" office:value="52.645609877775" calcext:value-type="float">
            <text:p>52.6456098778</text:p>
          </table:table-cell>
          <table:table-cell table:formula="of:=IF([.I320]&gt;[.J320]; 1; 0)" office:value-type="float" office:value="1" calcext:value-type="float">
            <text:p>1</text:p>
          </table:table-cell>
          <table:table-cell office:value-type="float" office:value="89369" calcext:value-type="float">
            <text:p>89369</text:p>
          </table:table-cell>
          <table:table-cell office:value-type="float" office:value="58547" calcext:value-type="float">
            <text:p>58547</text:p>
          </table:table-cell>
          <table:table-cell table:formula="of:=([.M320]-[.N320])*100/[.M320]" office:value-type="float" office:value="34.4884691559713" calcext:value-type="float">
            <text:p>34.488469156</text:p>
          </table:table-cell>
          <table:table-cell table:formula="of:=IF([.M320]&gt;[.N3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58" calcext:value-type="float">
            <text:p>21258</text:p>
          </table:table-cell>
          <table:table-cell office:value-type="float" office:value="21330" calcext:value-type="float">
            <text:p>21330</text:p>
          </table:table-cell>
          <table:table-cell table:formula="of:=([.A321]-[.B321])*100/[.A321]" office:value-type="float" office:value="-0.338696020321761" calcext:value-type="float">
            <text:p>-0.3386960203</text:p>
          </table:table-cell>
          <table:table-cell table:formula="of:=IF([.A321]&gt;[.B321]; 1; 0)" office:value-type="float" office:value="0" calcext:value-type="float">
            <text:p>0</text:p>
          </table:table-cell>
          <table:table-cell office:value-type="float" office:value="21281" calcext:value-type="float">
            <text:p>21281</text:p>
          </table:table-cell>
          <table:table-cell office:value-type="float" office:value="21341" calcext:value-type="float">
            <text:p>21341</text:p>
          </table:table-cell>
          <table:table-cell table:formula="of:=([.E321]-[.F321])*100/[.E321]" office:value-type="float" office:value="-0.281941638080917" calcext:value-type="float">
            <text:p>-0.2819416381</text:p>
          </table:table-cell>
          <table:table-cell table:formula="of:=IF([.E321]&gt;[.F321]; 1; 0)" office:value-type="float" office:value="0" calcext:value-type="float">
            <text:p>0</text:p>
          </table:table-cell>
          <table:table-cell office:value-type="float" office:value="14546" calcext:value-type="float">
            <text:p>14546</text:p>
          </table:table-cell>
          <table:table-cell office:value-type="float" office:value="15591" calcext:value-type="float">
            <text:p>15591</text:p>
          </table:table-cell>
          <table:table-cell table:formula="of:=([.I321]-[.J321])*100/[.I321]" office:value-type="float" office:value="-7.18410559604015" calcext:value-type="float">
            <text:p>-7.184105596</text:p>
          </table:table-cell>
          <table:table-cell table:formula="of:=IF([.I321]&gt;[.J321]; 1; 0)"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float" office:value="22504" calcext:value-type="float">
            <text:p>22504</text:p>
          </table:table-cell>
          <table:table-cell table:formula="of:=([.M321]-[.N321])*100/[.M321]" office:value-type="float" office:value="0.34982066155958" calcext:value-type="float">
            <text:p>0.3498206616</text:p>
          </table:table-cell>
          <table:table-cell table:formula="of:=IF([.M321]&gt;[.N3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64" calcext:value-type="float">
            <text:p>129964</text:p>
          </table:table-cell>
          <table:table-cell office:value-type="float" office:value="71343" calcext:value-type="float">
            <text:p>71343</text:p>
          </table:table-cell>
          <table:table-cell table:formula="of:=([.A322]-[.B322])*100/[.A322]" office:value-type="float" office:value="45.1055676956696" calcext:value-type="float">
            <text:p>45.1055676957</text:p>
          </table:table-cell>
          <table:table-cell table:formula="of:=IF([.A322]&gt;[.B322]; 1; 0)" office:value-type="float" office:value="1" calcext:value-type="float">
            <text:p>1</text:p>
          </table:table-cell>
          <table:table-cell office:value-type="float" office:value="138555" calcext:value-type="float">
            <text:p>138555</text:p>
          </table:table-cell>
          <table:table-cell office:value-type="float" office:value="73873" calcext:value-type="float">
            <text:p>73873</text:p>
          </table:table-cell>
          <table:table-cell table:formula="of:=([.E322]-[.F322])*100/[.E322]" office:value-type="float" office:value="46.6832665728411" calcext:value-type="float">
            <text:p>46.6832665728</text:p>
          </table:table-cell>
          <table:table-cell table:formula="of:=IF([.E322]&gt;[.F322]; 1; 0)" office:value-type="float" office:value="1" calcext:value-type="float">
            <text:p>1</text:p>
          </table:table-cell>
          <table:table-cell office:value-type="float" office:value="64142" calcext:value-type="float">
            <text:p>64142</text:p>
          </table:table-cell>
          <table:table-cell office:value-type="float" office:value="36208" calcext:value-type="float">
            <text:p>36208</text:p>
          </table:table-cell>
          <table:table-cell table:formula="of:=([.I322]-[.J322])*100/[.I322]" office:value-type="float" office:value="43.5502478874996" calcext:value-type="float">
            <text:p>43.5502478875</text:p>
          </table:table-cell>
          <table:table-cell table:formula="of:=IF([.I322]&gt;[.J322]; 1; 0)" office:value-type="float" office:value="1" calcext:value-type="float">
            <text:p>1</text:p>
          </table:table-cell>
          <table:table-cell office:value-type="float" office:value="78299" calcext:value-type="float">
            <text:p>78299</text:p>
          </table:table-cell>
          <table:table-cell office:value-type="float" office:value="58235" calcext:value-type="float">
            <text:p>58235</text:p>
          </table:table-cell>
          <table:table-cell table:formula="of:=([.M322]-[.N322])*100/[.M322]" office:value-type="float" office:value="25.6248483377821" calcext:value-type="float">
            <text:p>25.6248483378</text:p>
          </table:table-cell>
          <table:table-cell table:formula="of:=IF([.M322]&gt;[.N3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float" office:value="21574" calcext:value-type="float">
            <text:p>21574</text:p>
          </table:table-cell>
          <table:table-cell table:formula="of:=([.A323]-[.B323])*100/[.A323]" office:value-type="float" office:value="-0.102078693392725" calcext:value-type="float">
            <text:p>-0.1020786934</text:p>
          </table:table-cell>
          <table:table-cell table:formula="of:=IF([.A323]&gt;[.B323]; 1; 0)" office:value-type="float" office:value="0" calcext:value-type="float">
            <text:p>0</text:p>
          </table:table-cell>
          <table:table-cell office:value-type="float" office:value="21614" calcext:value-type="float">
            <text:p>21614</text:p>
          </table:table-cell>
          <table:table-cell office:value-type="float" office:value="21597" calcext:value-type="float">
            <text:p>21597</text:p>
          </table:table-cell>
          <table:table-cell table:formula="of:=([.E323]-[.F323])*100/[.E323]" office:value-type="float" office:value="0.0786527250855927" calcext:value-type="float">
            <text:p>0.0786527251</text:p>
          </table:table-cell>
          <table:table-cell table:formula="of:=IF([.E323]&gt;[.F323]; 1; 0)" office:value-type="float" office:value="1" calcext:value-type="float">
            <text:p>1</text:p>
          </table:table-cell>
          <table:table-cell office:value-type="float" office:value="16724" calcext:value-type="float">
            <text:p>16724</text:p>
          </table:table-cell>
          <table:table-cell office:value-type="float" office:value="13758" calcext:value-type="float">
            <text:p>13758</text:p>
          </table:table-cell>
          <table:table-cell table:formula="of:=([.I323]-[.J323])*100/[.I323]" office:value-type="float" office:value="17.7349916287969" calcext:value-type="float">
            <text:p>17.7349916288</text:p>
          </table:table-cell>
          <table:table-cell table:formula="of:=IF([.I323]&gt;[.J323]; 1; 0)" office:value-type="float" office:value="1" calcext:value-type="float">
            <text:p>1</text:p>
          </table:table-cell>
          <table:table-cell office:value-type="float" office:value="22888" calcext:value-type="float">
            <text:p>22888</text:p>
          </table:table-cell>
          <table:table-cell office:value-type="float" office:value="22587" calcext:value-type="float">
            <text:p>22587</text:p>
          </table:table-cell>
          <table:table-cell table:formula="of:=([.M323]-[.N323])*100/[.M323]" office:value-type="float" office:value="1.31509961551905" calcext:value-type="float">
            <text:p>1.3150996155</text:p>
          </table:table-cell>
          <table:table-cell table:formula="of:=IF([.M323]&gt;[.N3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52" calcext:value-type="float">
            <text:p>130152</text:p>
          </table:table-cell>
          <table:table-cell office:value-type="float" office:value="70626" calcext:value-type="float">
            <text:p>70626</text:p>
          </table:table-cell>
          <table:table-cell table:formula="of:=([.A324]-[.B324])*100/[.A324]" office:value-type="float" office:value="45.7357551170939" calcext:value-type="float">
            <text:p>45.7357551171</text:p>
          </table:table-cell>
          <table:table-cell table:formula="of:=IF([.A324]&gt;[.B324]; 1; 0)" office:value-type="float" office:value="1" calcext:value-type="float">
            <text:p>1</text:p>
          </table:table-cell>
          <table:table-cell office:value-type="float" office:value="139589" calcext:value-type="float">
            <text:p>139589</text:p>
          </table:table-cell>
          <table:table-cell office:value-type="float" office:value="59380" calcext:value-type="float">
            <text:p>59380</text:p>
          </table:table-cell>
          <table:table-cell table:formula="of:=([.E324]-[.F324])*100/[.E324]" office:value-type="float" office:value="57.4608314408729" calcext:value-type="float">
            <text:p>57.4608314409</text:p>
          </table:table-cell>
          <table:table-cell table:formula="of:=IF([.E324]&gt;[.F324]; 1; 0)" office:value-type="float" office:value="1" calcext:value-type="float">
            <text:p>1</text:p>
          </table:table-cell>
          <table:table-cell office:value-type="float" office:value="51915" calcext:value-type="float">
            <text:p>51915</text:p>
          </table:table-cell>
          <table:table-cell office:value-type="float" office:value="35918" calcext:value-type="float">
            <text:p>35918</text:p>
          </table:table-cell>
          <table:table-cell table:formula="of:=([.I324]-[.J324])*100/[.I324]" office:value-type="float" office:value="30.8138302995281" calcext:value-type="float">
            <text:p>30.8138302995</text:p>
          </table:table-cell>
          <table:table-cell table:formula="of:=IF([.I324]&gt;[.J324]; 1; 0)" office:value-type="float" office:value="1" calcext:value-type="float">
            <text:p>1</text:p>
          </table:table-cell>
          <table:table-cell office:value-type="float" office:value="91757" calcext:value-type="float">
            <text:p>91757</text:p>
          </table:table-cell>
          <table:table-cell office:value-type="float" office:value="55984" calcext:value-type="float">
            <text:p>55984</text:p>
          </table:table-cell>
          <table:table-cell table:formula="of:=([.M324]-[.N324])*100/[.M324]" office:value-type="float" office:value="38.9866713166298" calcext:value-type="float">
            <text:p>38.9866713166</text:p>
          </table:table-cell>
          <table:table-cell table:formula="of:=IF([.M324]&gt;[.N3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86" calcext:value-type="float">
            <text:p>21786</text:p>
          </table:table-cell>
          <table:table-cell office:value-type="float" office:value="17869" calcext:value-type="float">
            <text:p>17869</text:p>
          </table:table-cell>
          <table:table-cell table:formula="of:=([.A325]-[.B325])*100/[.A325]" office:value-type="float" office:value="17.9794363352612" calcext:value-type="float">
            <text:p>17.9794363353</text:p>
          </table:table-cell>
          <table:table-cell table:formula="of:=IF([.A325]&gt;[.B325]; 1; 0)" office:value-type="float" office:value="1" calcext:value-type="float">
            <text:p>1</text:p>
          </table:table-cell>
          <table:table-cell office:value-type="float" office:value="21902" calcext:value-type="float">
            <text:p>21902</text:p>
          </table:table-cell>
          <table:table-cell office:value-type="float" office:value="21984" calcext:value-type="float">
            <text:p>21984</text:p>
          </table:table-cell>
          <table:table-cell table:formula="of:=([.E325]-[.F325])*100/[.E325]" office:value-type="float" office:value="-0.374395032417131" calcext:value-type="float">
            <text:p>-0.3743950324</text:p>
          </table:table-cell>
          <table:table-cell table:formula="of:=IF([.E325]&gt;[.F325]; 1; 0)" office:value-type="float" office:value="0" calcext:value-type="float">
            <text:p>0</text:p>
          </table:table-cell>
          <table:table-cell office:value-type="float" office:value="14933" calcext:value-type="float">
            <text:p>14933</text:p>
          </table:table-cell>
          <table:table-cell office:value-type="float" office:value="11581" calcext:value-type="float">
            <text:p>11581</text:p>
          </table:table-cell>
          <table:table-cell table:formula="of:=([.I325]-[.J325])*100/[.I325]" office:value-type="float" office:value="22.4469296189647" calcext:value-type="float">
            <text:p>22.446929619</text:p>
          </table:table-cell>
          <table:table-cell table:formula="of:=IF([.I325]&gt;[.J325]; 1; 0)" office:value-type="float" office:value="1" calcext:value-type="float">
            <text:p>1</text:p>
          </table:table-cell>
          <table:table-cell office:value-type="float" office:value="23198" calcext:value-type="float">
            <text:p>23198</text:p>
          </table:table-cell>
          <table:table-cell office:value-type="float" office:value="23107" calcext:value-type="float">
            <text:p>23107</text:p>
          </table:table-cell>
          <table:table-cell table:formula="of:=([.M325]-[.N325])*100/[.M325]" office:value-type="float" office:value="0.392275196137598" calcext:value-type="float">
            <text:p>0.3922751961</text:p>
          </table:table-cell>
          <table:table-cell table:formula="of:=IF([.M325]&gt;[.N3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84" calcext:value-type="float">
            <text:p>105584</text:p>
          </table:table-cell>
          <table:table-cell office:value-type="float" office:value="55778" calcext:value-type="float">
            <text:p>55778</text:p>
          </table:table-cell>
          <table:table-cell table:formula="of:=([.A326]-[.B326])*100/[.A326]" office:value-type="float" office:value="47.171919987877" calcext:value-type="float">
            <text:p>47.1719199879</text:p>
          </table:table-cell>
          <table:table-cell table:formula="of:=IF([.A326]&gt;[.B326]; 1; 0)" office:value-type="float" office:value="1" calcext:value-type="float">
            <text:p>1</text:p>
          </table:table-cell>
          <table:table-cell office:value-type="float" office:value="112702" calcext:value-type="float">
            <text:p>112702</text:p>
          </table:table-cell>
          <table:table-cell office:value-type="float" office:value="58218" calcext:value-type="float">
            <text:p>58218</text:p>
          </table:table-cell>
          <table:table-cell table:formula="of:=([.E326]-[.F326])*100/[.E326]" office:value-type="float" office:value="48.3434189277919" calcext:value-type="float">
            <text:p>48.3434189278</text:p>
          </table:table-cell>
          <table:table-cell table:formula="of:=IF([.E326]&gt;[.F326]; 1; 0)" office:value-type="float" office:value="1" calcext:value-type="float">
            <text:p>1</text:p>
          </table:table-cell>
          <table:table-cell office:value-type="float" office:value="64178" calcext:value-type="float">
            <text:p>64178</text:p>
          </table:table-cell>
          <table:table-cell office:value-type="float" office:value="37674" calcext:value-type="float">
            <text:p>37674</text:p>
          </table:table-cell>
          <table:table-cell table:formula="of:=([.I326]-[.J326])*100/[.I326]" office:value-type="float" office:value="41.2976409361463" calcext:value-type="float">
            <text:p>41.2976409361</text:p>
          </table:table-cell>
          <table:table-cell table:formula="of:=IF([.I326]&gt;[.J326]; 1; 0)" office:value-type="float" office:value="1" calcext:value-type="float">
            <text:p>1</text:p>
          </table:table-cell>
          <table:table-cell office:value-type="float" office:value="91419" calcext:value-type="float">
            <text:p>91419</text:p>
          </table:table-cell>
          <table:table-cell office:value-type="float" office:value="55437" calcext:value-type="float">
            <text:p>55437</text:p>
          </table:table-cell>
          <table:table-cell table:formula="of:=([.M326]-[.N326])*100/[.M326]" office:value-type="float" office:value="39.359432940636" calcext:value-type="float">
            <text:p>39.3594329406</text:p>
          </table:table-cell>
          <table:table-cell table:formula="of:=IF([.M326]&gt;[.N3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float" office:value="18130" calcext:value-type="float">
            <text:p>18130</text:p>
          </table:table-cell>
          <table:table-cell table:formula="of:=([.A327]-[.B327])*100/[.A327]" office:value-type="float" office:value="-0.016549897942296" calcext:value-type="float">
            <text:p>-0.0165498979</text:p>
          </table:table-cell>
          <table:table-cell table:formula="of:=IF([.A327]&gt;[.B327]; 1; 0)" office:value-type="float" office:value="0" calcext:value-type="float">
            <text:p>0</text:p>
          </table:table-cell>
          <table:table-cell office:value-type="float" office:value="22172" calcext:value-type="float">
            <text:p>22172</text:p>
          </table:table-cell>
          <table:table-cell office:value-type="float" office:value="22189" calcext:value-type="float">
            <text:p>22189</text:p>
          </table:table-cell>
          <table:table-cell table:formula="of:=([.E327]-[.F327])*100/[.E327]" office:value-type="float" office:value="-0.0766732816164532" calcext:value-type="float">
            <text:p>-0.0766732816</text:p>
          </table:table-cell>
          <table:table-cell table:formula="of:=IF([.E327]&gt;[.F327]; 1; 0)" office:value-type="float" office:value="0" calcext:value-type="float">
            <text:p>0</text:p>
          </table:table-cell>
          <table:table-cell office:value-type="float" office:value="15128" calcext:value-type="float">
            <text:p>15128</text:p>
          </table:table-cell>
          <table:table-cell office:value-type="float" office:value="16178" calcext:value-type="float">
            <text:p>16178</text:p>
          </table:table-cell>
          <table:table-cell table:formula="of:=([.I327]-[.J327])*100/[.I327]" office:value-type="float" office:value="-6.94077207826547" calcext:value-type="float">
            <text:p>-6.9407720783</text:p>
          </table:table-cell>
          <table:table-cell table:formula="of:=IF([.I327]&gt;[.J327]; 1; 0)" office:value-type="float" office:value="0" calcext:value-type="float">
            <text:p>0</text:p>
          </table:table-cell>
          <table:table-cell office:value-type="float" office:value="23508" calcext:value-type="float">
            <text:p>23508</text:p>
          </table:table-cell>
          <table:table-cell office:value-type="float" office:value="25534" calcext:value-type="float">
            <text:p>25534</text:p>
          </table:table-cell>
          <table:table-cell table:formula="of:=([.M327]-[.N327])*100/[.M327]" office:value-type="float" office:value="-8.61834269184958" calcext:value-type="float">
            <text:p>-8.6183426918</text:p>
          </table:table-cell>
          <table:table-cell table:formula="of:=IF([.M327]&gt;[.N3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36" calcext:value-type="float">
            <text:p>105536</text:p>
          </table:table-cell>
          <table:table-cell office:value-type="float" office:value="55178" calcext:value-type="float">
            <text:p>55178</text:p>
          </table:table-cell>
          <table:table-cell table:formula="of:=([.A328]-[.B328])*100/[.A328]" office:value-type="float" office:value="47.7164190418436" calcext:value-type="float">
            <text:p>47.7164190418</text:p>
          </table:table-cell>
          <table:table-cell table:formula="of:=IF([.A328]&gt;[.B328]; 1; 0)" office:value-type="float" office:value="1" calcext:value-type="float">
            <text:p>1</text:p>
          </table:table-cell>
          <table:table-cell office:value-type="float" office:value="138726" calcext:value-type="float">
            <text:p>138726</text:p>
          </table:table-cell>
          <table:table-cell office:value-type="float" office:value="71695" calcext:value-type="float">
            <text:p>71695</text:p>
          </table:table-cell>
          <table:table-cell table:formula="of:=([.E328]-[.F328])*100/[.E328]" office:value-type="float" office:value="48.3189885097242" calcext:value-type="float">
            <text:p>48.3189885097</text:p>
          </table:table-cell>
          <table:table-cell table:formula="of:=IF([.E328]&gt;[.F328]; 1; 0)" office:value-type="float" office:value="1" calcext:value-type="float">
            <text:p>1</text:p>
          </table:table-cell>
          <table:table-cell office:value-type="float" office:value="64140" calcext:value-type="float">
            <text:p>64140</text:p>
          </table:table-cell>
          <table:table-cell office:value-type="float" office:value="35469" calcext:value-type="float">
            <text:p>35469</text:p>
          </table:table-cell>
          <table:table-cell table:formula="of:=([.I328]-[.J328])*100/[.I328]" office:value-type="float" office:value="44.7006548175865" calcext:value-type="float">
            <text:p>44.7006548176</text:p>
          </table:table-cell>
          <table:table-cell table:formula="of:=IF([.I328]&gt;[.J328]; 1; 0)" office:value-type="float" office:value="1" calcext:value-type="float">
            <text:p>1</text:p>
          </table:table-cell>
          <table:table-cell office:value-type="float" office:value="73177" calcext:value-type="float">
            <text:p>73177</text:p>
          </table:table-cell>
          <table:table-cell office:value-type="float" office:value="55023" calcext:value-type="float">
            <text:p>55023</text:p>
          </table:table-cell>
          <table:table-cell table:formula="of:=([.M328]-[.N328])*100/[.M328]" office:value-type="float" office:value="24.8083414187518" calcext:value-type="float">
            <text:p>24.8083414188</text:p>
          </table:table-cell>
          <table:table-cell table:formula="of:=IF([.M328]&gt;[.N3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18413" calcext:value-type="float">
            <text:p>18413</text:p>
          </table:table-cell>
          <table:table-cell table:formula="of:=([.A329]-[.B329])*100/[.A329]" office:value-type="float" office:value="1.21781115879828" calcext:value-type="float">
            <text:p>1.2178111588</text:p>
          </table:table-cell>
          <table:table-cell table:formula="of:=IF([.A329]&gt;[.B329]; 1; 0)" office:value-type="float" office:value="1" calcext:value-type="float">
            <text:p>1</text:p>
          </table:table-cell>
          <table:table-cell office:value-type="float" office:value="22409" calcext:value-type="float">
            <text:p>22409</text:p>
          </table:table-cell>
          <table:table-cell office:value-type="float" office:value="22475" calcext:value-type="float">
            <text:p>22475</text:p>
          </table:table-cell>
          <table:table-cell table:formula="of:=([.E329]-[.F329])*100/[.E329]" office:value-type="float" office:value="-0.294524521397653" calcext:value-type="float">
            <text:p>-0.2945245214</text:p>
          </table:table-cell>
          <table:table-cell table:formula="of:=IF([.E329]&gt;[.F329]; 1; 0)" office:value-type="float" office:value="0" calcext:value-type="float">
            <text:p>0</text:p>
          </table:table-cell>
          <table:table-cell office:value-type="float" office:value="17352" calcext:value-type="float">
            <text:p>17352</text:p>
          </table:table-cell>
          <table:table-cell office:value-type="float" office:value="14398" calcext:value-type="float">
            <text:p>14398</text:p>
          </table:table-cell>
          <table:table-cell table:formula="of:=([.I329]-[.J329])*100/[.I329]" office:value-type="float" office:value="17.0239741816505" calcext:value-type="float">
            <text:p>17.0239741817</text:p>
          </table:table-cell>
          <table:table-cell table:formula="of:=IF([.I329]&gt;[.J329]; 1; 0)" office:value-type="float" office:value="1" calcext:value-type="float">
            <text:p>1</text:p>
          </table:table-cell>
          <table:table-cell office:value-type="float" office:value="23849" calcext:value-type="float">
            <text:p>23849</text:p>
          </table:table-cell>
          <table:table-cell office:value-type="float" office:value="23679" calcext:value-type="float">
            <text:p>23679</text:p>
          </table:table-cell>
          <table:table-cell table:formula="of:=([.M329]-[.N329])*100/[.M329]" office:value-type="float" office:value="0.712818147511426" calcext:value-type="float">
            <text:p>0.7128181475</text:p>
          </table:table-cell>
          <table:table-cell table:formula="of:=IF([.M329]&gt;[.N3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85" calcext:value-type="float">
            <text:p>105485</text:p>
          </table:table-cell>
          <table:table-cell office:value-type="float" office:value="54424" calcext:value-type="float">
            <text:p>54424</text:p>
          </table:table-cell>
          <table:table-cell table:formula="of:=([.A330]-[.B330])*100/[.A330]" office:value-type="float" office:value="48.4059344930559" calcext:value-type="float">
            <text:p>48.4059344931</text:p>
          </table:table-cell>
          <table:table-cell table:formula="of:=IF([.A330]&gt;[.B330]; 1; 0)" office:value-type="float" office:value="1" calcext:value-type="float">
            <text:p>1</text:p>
          </table:table-cell>
          <table:table-cell office:value-type="float" office:value="138629" calcext:value-type="float">
            <text:p>138629</text:p>
          </table:table-cell>
          <table:table-cell office:value-type="float" office:value="70870" calcext:value-type="float">
            <text:p>70870</text:p>
          </table:table-cell>
          <table:table-cell table:formula="of:=([.E330]-[.F330])*100/[.E330]" office:value-type="float" office:value="48.8779404020804" calcext:value-type="float">
            <text:p>48.8779404021</text:p>
          </table:table-cell>
          <table:table-cell table:formula="of:=IF([.E330]&gt;[.F330]; 1; 0)" office:value-type="float" office:value="1" calcext:value-type="float">
            <text:p>1</text:p>
          </table:table-cell>
          <table:table-cell office:value-type="float" office:value="64281" calcext:value-type="float">
            <text:p>64281</text:p>
          </table:table-cell>
          <table:table-cell office:value-type="float" office:value="37169" calcext:value-type="float">
            <text:p>37169</text:p>
          </table:table-cell>
          <table:table-cell table:formula="of:=([.I330]-[.J330])*100/[.I330]" office:value-type="float" office:value="42.1773152253387" calcext:value-type="float">
            <text:p>42.1773152253</text:p>
          </table:table-cell>
          <table:table-cell table:formula="of:=IF([.I330]&gt;[.J330]; 1; 0)" office:value-type="float" office:value="1" calcext:value-type="float">
            <text:p>1</text:p>
          </table:table-cell>
          <table:table-cell office:value-type="float" office:value="91463" calcext:value-type="float">
            <text:p>91463</text:p>
          </table:table-cell>
          <table:table-cell office:value-type="float" office:value="54678" calcext:value-type="float">
            <text:p>54678</text:p>
          </table:table-cell>
          <table:table-cell table:formula="of:=([.M330]-[.N330])*100/[.M330]" office:value-type="float" office:value="40.2184489903021" calcext:value-type="float">
            <text:p>40.2184489903</text:p>
          </table:table-cell>
          <table:table-cell table:formula="of:=IF([.M330]&gt;[.N3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3" calcext:value-type="float">
            <text:p>18603</text:p>
          </table:table-cell>
          <table:table-cell office:value-type="float" office:value="18706" calcext:value-type="float">
            <text:p>18706</text:p>
          </table:table-cell>
          <table:table-cell table:formula="of:=([.A331]-[.B331])*100/[.A331]" office:value-type="float" office:value="-0.553674138579799" calcext:value-type="float">
            <text:p>-0.5536741386</text:p>
          </table:table-cell>
          <table:table-cell table:formula="of:=IF([.A331]&gt;[.B331]; 1; 0)" office:value-type="float" office:value="0" calcext:value-type="float">
            <text:p>0</text:p>
          </table:table-cell>
          <table:table-cell office:value-type="float" office:value="22707" calcext:value-type="float">
            <text:p>22707</text:p>
          </table:table-cell>
          <table:table-cell office:value-type="float" office:value="22751" calcext:value-type="float">
            <text:p>22751</text:p>
          </table:table-cell>
          <table:table-cell table:formula="of:=([.E331]-[.F331])*100/[.E331]" office:value-type="float" office:value="-0.193772845378077" calcext:value-type="float">
            <text:p>-0.1937728454</text:p>
          </table:table-cell>
          <table:table-cell table:formula="of:=IF([.E331]&gt;[.F331]; 1; 0)" office:value-type="float" office:value="0" calcext:value-type="float">
            <text:p>0</text:p>
          </table:table-cell>
          <table:table-cell office:value-type="float" office:value="15568" calcext:value-type="float">
            <text:p>15568</text:p>
          </table:table-cell>
          <table:table-cell office:value-type="float" office:value="16517" calcext:value-type="float">
            <text:p>16517</text:p>
          </table:table-cell>
          <table:table-cell table:formula="of:=([.I331]-[.J331])*100/[.I331]" office:value-type="float" office:value="-6.09583761562179" calcext:value-type="float">
            <text:p>-6.0958376156</text:p>
          </table:table-cell>
          <table:table-cell table:formula="of:=IF([.I331]&gt;[.J331]; 1; 0)" office:value-type="float" office:value="0" calcext:value-type="float">
            <text:p>0</text:p>
          </table:table-cell>
          <table:table-cell office:value-type="float" office:value="24148" calcext:value-type="float">
            <text:p>24148</text:p>
          </table:table-cell>
          <table:table-cell office:value-type="float" office:value="24105" calcext:value-type="float">
            <text:p>24105</text:p>
          </table:table-cell>
          <table:table-cell table:formula="of:=([.M331]-[.N331])*100/[.M331]" office:value-type="float" office:value="0.178068577107835" calcext:value-type="float">
            <text:p>0.1780685771</text:p>
          </table:table-cell>
          <table:table-cell table:formula="of:=IF([.M331]&gt;[.N3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96" calcext:value-type="float">
            <text:p>129996</text:p>
          </table:table-cell>
          <table:table-cell office:value-type="float" office:value="66617" calcext:value-type="float">
            <text:p>66617</text:p>
          </table:table-cell>
          <table:table-cell table:formula="of:=([.A332]-[.B332])*100/[.A332]" office:value-type="float" office:value="48.7545770639097" calcext:value-type="float">
            <text:p>48.7545770639</text:p>
          </table:table-cell>
          <table:table-cell table:formula="of:=IF([.A332]&gt;[.B332]; 1; 0)" office:value-type="float" office:value="1" calcext:value-type="float">
            <text:p>1</text:p>
          </table:table-cell>
          <table:table-cell office:value-type="float" office:value="138617" calcext:value-type="float">
            <text:p>138617</text:p>
          </table:table-cell>
          <table:table-cell office:value-type="float" office:value="68137" calcext:value-type="float">
            <text:p>68137</text:p>
          </table:table-cell>
          <table:table-cell table:formula="of:=([.E332]-[.F332])*100/[.E332]" office:value-type="float" office:value="50.8451344351703" calcext:value-type="float">
            <text:p>50.8451344352</text:p>
          </table:table-cell>
          <table:table-cell table:formula="of:=IF([.E332]&gt;[.F332]; 1; 0)" office:value-type="float" office:value="1" calcext:value-type="float">
            <text:p>1</text:p>
          </table:table-cell>
          <table:table-cell office:value-type="float" office:value="64553" calcext:value-type="float">
            <text:p>64553</text:p>
          </table:table-cell>
          <table:table-cell office:value-type="float" office:value="34937" calcext:value-type="float">
            <text:p>34937</text:p>
          </table:table-cell>
          <table:table-cell table:formula="of:=([.I332]-[.J332])*100/[.I332]" office:value-type="float" office:value="45.8785803913064" calcext:value-type="float">
            <text:p>45.8785803913</text:p>
          </table:table-cell>
          <table:table-cell table:formula="of:=IF([.I332]&gt;[.J332]; 1; 0)" office:value-type="float" office:value="1" calcext:value-type="float">
            <text:p>1</text:p>
          </table:table-cell>
          <table:table-cell office:value-type="float" office:value="91472" calcext:value-type="float">
            <text:p>91472</text:p>
          </table:table-cell>
          <table:table-cell office:value-type="float" office:value="54486" calcext:value-type="float">
            <text:p>54486</text:p>
          </table:table-cell>
          <table:table-cell table:formula="of:=([.M332]-[.N332])*100/[.M332]" office:value-type="float" office:value="40.4342312401609" calcext:value-type="float">
            <text:p>40.4342312402</text:p>
          </table:table-cell>
          <table:table-cell table:formula="of:=IF([.M332]&gt;[.N3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float" office:value="23051" calcext:value-type="float">
            <text:p>23051</text:p>
          </table:table-cell>
          <table:table-cell table:formula="of:=([.A333]-[.B333])*100/[.A333]" office:value-type="float" office:value="8.26202889322243" calcext:value-type="float">
            <text:p>8.2620288932</text:p>
          </table:table-cell>
          <table:table-cell table:formula="of:=IF([.A333]&gt;[.B333]; 1; 0)" office:value-type="float" office:value="1" calcext:value-type="float">
            <text:p>1</text:p>
          </table:table-cell>
          <table:table-cell office:value-type="float" office:value="23001" calcext:value-type="float">
            <text:p>23001</text:p>
          </table:table-cell>
          <table:table-cell office:value-type="float" office:value="23084" calcext:value-type="float">
            <text:p>23084</text:p>
          </table:table-cell>
          <table:table-cell table:formula="of:=([.E333]-[.F333])*100/[.E333]" office:value-type="float" office:value="-0.360853875918438" calcext:value-type="float">
            <text:p>-0.3608538759</text:p>
          </table:table-cell>
          <table:table-cell table:formula="of:=IF([.E333]&gt;[.F333]; 1; 0)" office:value-type="float" office:value="0" calcext:value-type="float">
            <text:p>0</text:p>
          </table:table-cell>
          <table:table-cell office:value-type="float" office:value="17797" calcext:value-type="float">
            <text:p>17797</text:p>
          </table:table-cell>
          <table:table-cell office:value-type="float" office:value="14631" calcext:value-type="float">
            <text:p>14631</text:p>
          </table:table-cell>
          <table:table-cell table:formula="of:=([.I333]-[.J333])*100/[.I333]" office:value-type="float" office:value="17.7895150868124" calcext:value-type="float">
            <text:p>17.7895150868</text:p>
          </table:table-cell>
          <table:table-cell table:formula="of:=IF([.I333]&gt;[.J333]; 1; 0)" office:value-type="float" office:value="1" calcext:value-type="float">
            <text:p>1</text:p>
          </table:table-cell>
          <table:table-cell office:value-type="float" office:value="24442" calcext:value-type="float">
            <text:p>24442</text:p>
          </table:table-cell>
          <table:table-cell office:value-type="float" office:value="26122" calcext:value-type="float">
            <text:p>26122</text:p>
          </table:table-cell>
          <table:table-cell table:formula="of:=([.M333]-[.N333])*100/[.M333]" office:value-type="float" office:value="-6.87341461418869" calcext:value-type="float">
            <text:p>-6.8734146142</text:p>
          </table:table-cell>
          <table:table-cell table:formula="of:=IF([.M333]&gt;[.N3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62770" calcext:value-type="float">
            <text:p>62770</text:p>
          </table:table-cell>
          <table:table-cell table:formula="of:=([.A334]-[.B334])*100/[.A334]" office:value-type="float" office:value="51.6897430174477" calcext:value-type="float">
            <text:p>51.6897430174</text:p>
          </table:table-cell>
          <table:table-cell table:formula="of:=IF([.A334]&gt;[.B334]; 1; 0)" office:value-type="float" office:value="1" calcext:value-type="float">
            <text:p>1</text:p>
          </table:table-cell>
          <table:table-cell office:value-type="float" office:value="138813" calcext:value-type="float">
            <text:p>138813</text:p>
          </table:table-cell>
          <table:table-cell office:value-type="float" office:value="67481" calcext:value-type="float">
            <text:p>67481</text:p>
          </table:table-cell>
          <table:table-cell table:formula="of:=([.E334]-[.F334])*100/[.E334]" office:value-type="float" office:value="51.3871179212322" calcext:value-type="float">
            <text:p>51.3871179212</text:p>
          </table:table-cell>
          <table:table-cell table:formula="of:=IF([.E334]&gt;[.F334]; 1; 0)" office:value-type="float" office:value="1" calcext:value-type="float">
            <text:p>1</text:p>
          </table:table-cell>
          <table:table-cell office:value-type="float" office:value="64147" calcext:value-type="float">
            <text:p>64147</text:p>
          </table:table-cell>
          <table:table-cell office:value-type="float" office:value="34631" calcext:value-type="float">
            <text:p>34631</text:p>
          </table:table-cell>
          <table:table-cell table:formula="of:=([.I334]-[.J334])*100/[.I334]" office:value-type="float" office:value="46.0130637442125" calcext:value-type="float">
            <text:p>46.0130637442</text:p>
          </table:table-cell>
          <table:table-cell table:formula="of:=IF([.I334]&gt;[.J334]; 1; 0)" office:value-type="float" office:value="1" calcext:value-type="float">
            <text:p>1</text:p>
          </table:table-cell>
          <table:table-cell office:value-type="float" office:value="89382" calcext:value-type="float">
            <text:p>89382</text:p>
          </table:table-cell>
          <table:table-cell office:value-type="float" office:value="54019" calcext:value-type="float">
            <text:p>54019</text:p>
          </table:table-cell>
          <table:table-cell table:formula="of:=([.M334]-[.N334])*100/[.M334]" office:value-type="float" office:value="39.5638942963908" calcext:value-type="float">
            <text:p>39.5638942964</text:p>
          </table:table-cell>
          <table:table-cell table:formula="of:=IF([.M334]&gt;[.N3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3" calcext:value-type="float">
            <text:p>23403</text:p>
          </table:table-cell>
          <table:table-cell office:value-type="float" office:value="23377" calcext:value-type="float">
            <text:p>23377</text:p>
          </table:table-cell>
          <table:table-cell table:formula="of:=([.A335]-[.B335])*100/[.A335]" office:value-type="float" office:value="0.111096867922916" calcext:value-type="float">
            <text:p>0.1110968679</text:p>
          </table:table-cell>
          <table:table-cell table:formula="of:=IF([.A335]&gt;[.B335]; 1; 0)" office:value-type="float" office:value="1" calcext:value-type="float">
            <text:p>1</text:p>
          </table:table-cell>
          <table:table-cell office:value-type="float" office:value="25344" calcext:value-type="float">
            <text:p>25344</text:p>
          </table:table-cell>
          <table:table-cell office:value-type="float" office:value="19298" calcext:value-type="float">
            <text:p>19298</text:p>
          </table:table-cell>
          <table:table-cell table:formula="of:=([.E335]-[.F335])*100/[.E335]" office:value-type="float" office:value="23.8557449494949" calcext:value-type="float">
            <text:p>23.8557449495</text:p>
          </table:table-cell>
          <table:table-cell table:formula="of:=IF([.E335]&gt;[.F335]; 1; 0)" office:value-type="float" office:value="1" calcext:value-type="float">
            <text:p>1</text:p>
          </table:table-cell>
          <table:table-cell office:value-type="float" office:value="15976" calcext:value-type="float">
            <text:p>15976</text:p>
          </table:table-cell>
          <table:table-cell office:value-type="float" office:value="13580" calcext:value-type="float">
            <text:p>13580</text:p>
          </table:table-cell>
          <table:table-cell table:formula="of:=([.I335]-[.J335])*100/[.I335]" office:value-type="float" office:value="14.9974962443666" calcext:value-type="float">
            <text:p>14.9974962444</text:p>
          </table:table-cell>
          <table:table-cell table:formula="of:=IF([.I335]&gt;[.J335]; 1; 0)" office:value-type="float" office:value="1" calcext:value-type="float">
            <text:p>1</text:p>
          </table:table-cell>
          <table:table-cell office:value-type="float" office:value="26789" calcext:value-type="float">
            <text:p>26789</text:p>
          </table:table-cell>
          <table:table-cell office:value-type="float" office:value="24686" calcext:value-type="float">
            <text:p>24686</text:p>
          </table:table-cell>
          <table:table-cell table:formula="of:=([.M335]-[.N335])*100/[.M335]" office:value-type="float" office:value="7.85023703759006" calcext:value-type="float">
            <text:p>7.8502370376</text:p>
          </table:table-cell>
          <table:table-cell table:formula="of:=IF([.M335]&gt;[.N3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14" calcext:value-type="float">
            <text:p>131914</text:p>
          </table:table-cell>
          <table:table-cell office:value-type="float" office:value="64609" calcext:value-type="float">
            <text:p>64609</text:p>
          </table:table-cell>
          <table:table-cell table:formula="of:=([.A336]-[.B336])*100/[.A336]" office:value-type="float" office:value="51.0218778901406" calcext:value-type="float">
            <text:p>51.0218778901</text:p>
          </table:table-cell>
          <table:table-cell table:formula="of:=IF([.A336]&gt;[.B336]; 1; 0)" office:value-type="float" office:value="1" calcext:value-type="float">
            <text:p>1</text:p>
          </table:table-cell>
          <table:table-cell office:value-type="float" office:value="112230" calcext:value-type="float">
            <text:p>112230</text:p>
          </table:table-cell>
          <table:table-cell office:value-type="float" office:value="54525" calcext:value-type="float">
            <text:p>54525</text:p>
          </table:table-cell>
          <table:table-cell table:formula="of:=([.E336]-[.F336])*100/[.E336]" office:value-type="float" office:value="51.4167334937183" calcext:value-type="float">
            <text:p>51.4167334937</text:p>
          </table:table-cell>
          <table:table-cell table:formula="of:=IF([.E336]&gt;[.F336]; 1; 0)" office:value-type="float" office:value="1" calcext:value-type="float">
            <text:p>1</text:p>
          </table:table-cell>
          <table:table-cell office:value-type="float" office:value="64511" calcext:value-type="float">
            <text:p>64511</text:p>
          </table:table-cell>
          <table:table-cell office:value-type="float" office:value="34343" calcext:value-type="float">
            <text:p>34343</text:p>
          </table:table-cell>
          <table:table-cell table:formula="of:=([.I336]-[.J336])*100/[.I336]" office:value-type="float" office:value="46.7641177473609" calcext:value-type="float">
            <text:p>46.7641177474</text:p>
          </table:table-cell>
          <table:table-cell table:formula="of:=IF([.I336]&gt;[.J336]; 1; 0)" office:value-type="float" office:value="1" calcext:value-type="float">
            <text:p>1</text:p>
          </table:table-cell>
          <table:table-cell office:value-type="float" office:value="91422" calcext:value-type="float">
            <text:p>91422</text:p>
          </table:table-cell>
          <table:table-cell office:value-type="float" office:value="53794" calcext:value-type="float">
            <text:p>53794</text:p>
          </table:table-cell>
          <table:table-cell table:formula="of:=([.M336]-[.N336])*100/[.M336]" office:value-type="float" office:value="41.1585832731728" calcext:value-type="float">
            <text:p>41.1585832732</text:p>
          </table:table-cell>
          <table:table-cell table:formula="of:=IF([.M336]&gt;[.N3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float" office:value="23636" calcext:value-type="float">
            <text:p>23636</text:p>
          </table:table-cell>
          <table:table-cell table:formula="of:=([.A337]-[.B337])*100/[.A337]" office:value-type="float" office:value="7.79433564796754" calcext:value-type="float">
            <text:p>7.794335648</text:p>
          </table:table-cell>
          <table:table-cell table:formula="of:=IF([.A337]&gt;[.B337]; 1; 0)" office:value-type="float" office:value="1" calcext:value-type="float">
            <text:p>1</text:p>
          </table:table-cell>
          <table:table-cell office:value-type="float" office:value="19484" calcext:value-type="float">
            <text:p>19484</text:p>
          </table:table-cell>
          <table:table-cell office:value-type="float" office:value="19568" calcext:value-type="float">
            <text:p>19568</text:p>
          </table:table-cell>
          <table:table-cell table:formula="of:=([.E337]-[.F337])*100/[.E337]" office:value-type="float" office:value="-0.431122972695545" calcext:value-type="float">
            <text:p>-0.4311229727</text:p>
          </table:table-cell>
          <table:table-cell table:formula="of:=IF([.E337]&gt;[.F337]; 1; 0)" office:value-type="float" office:value="0" calcext:value-type="float">
            <text:p>0</text:p>
          </table:table-cell>
          <table:table-cell office:value-type="float" office:value="18194" calcext:value-type="float">
            <text:p>18194</text:p>
          </table:table-cell>
          <table:table-cell office:value-type="float" office:value="15115" calcext:value-type="float">
            <text:p>15115</text:p>
          </table:table-cell>
          <table:table-cell table:formula="of:=([.I337]-[.J337])*100/[.I337]" office:value-type="float" office:value="16.9231614818072" calcext:value-type="float">
            <text:p>16.9231614818</text:p>
          </table:table-cell>
          <table:table-cell table:formula="of:=IF([.I337]&gt;[.J337]; 1; 0)" office:value-type="float" office:value="1" calcext:value-type="float">
            <text:p>1</text:p>
          </table:table-cell>
          <table:table-cell office:value-type="float" office:value="25182" calcext:value-type="float">
            <text:p>25182</text:p>
          </table:table-cell>
          <table:table-cell office:value-type="float" office:value="26832" calcext:value-type="float">
            <text:p>26832</text:p>
          </table:table-cell>
          <table:table-cell table:formula="of:=([.M337]-[.N337])*100/[.M337]" office:value-type="float" office:value="-6.55229926137717" calcext:value-type="float">
            <text:p>-6.5522992614</text:p>
          </table:table-cell>
          <table:table-cell table:formula="of:=IF([.M337]&gt;[.N3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14" calcext:value-type="float">
            <text:p>132014</text:p>
          </table:table-cell>
          <table:table-cell office:value-type="float" office:value="63951" calcext:value-type="float">
            <text:p>63951</text:p>
          </table:table-cell>
          <table:table-cell table:formula="of:=([.A338]-[.B338])*100/[.A338]" office:value-type="float" office:value="51.557410577666" calcext:value-type="float">
            <text:p>51.5574105777</text:p>
          </table:table-cell>
          <table:table-cell table:formula="of:=IF([.A338]&gt;[.B338]; 1; 0)" office:value-type="float" office:value="1" calcext:value-type="float">
            <text:p>1</text:p>
          </table:table-cell>
          <table:table-cell office:value-type="float" office:value="138691" calcext:value-type="float">
            <text:p>138691</text:p>
          </table:table-cell>
          <table:table-cell office:value-type="float" office:value="66220" calcext:value-type="float">
            <text:p>66220</text:p>
          </table:table-cell>
          <table:table-cell table:formula="of:=([.E338]-[.F338])*100/[.E338]" office:value-type="float" office:value="52.2535708878009" calcext:value-type="float">
            <text:p>52.2535708878</text:p>
          </table:table-cell>
          <table:table-cell table:formula="of:=IF([.E338]&gt;[.F338]; 1; 0)" office:value-type="float" office:value="1" calcext:value-type="float">
            <text:p>1</text:p>
          </table:table-cell>
          <table:table-cell office:value-type="float" office:value="64117" calcext:value-type="float">
            <text:p>64117</text:p>
          </table:table-cell>
          <table:table-cell office:value-type="float" office:value="34098" calcext:value-type="float">
            <text:p>34098</text:p>
          </table:table-cell>
          <table:table-cell table:formula="of:=([.I338]-[.J338])*100/[.I338]" office:value-type="float" office:value="46.8190963395043" calcext:value-type="float">
            <text:p>46.8190963395</text:p>
          </table:table-cell>
          <table:table-cell table:formula="of:=IF([.I338]&gt;[.J338]; 1; 0)" office:value-type="float" office:value="1" calcext:value-type="float">
            <text:p>1</text:p>
          </table:table-cell>
          <table:table-cell office:value-type="float" office:value="89552" calcext:value-type="float">
            <text:p>89552</text:p>
          </table:table-cell>
          <table:table-cell office:value-type="float" office:value="54073" calcext:value-type="float">
            <text:p>54073</text:p>
          </table:table-cell>
          <table:table-cell table:formula="of:=([.M338]-[.N338])*100/[.M338]" office:value-type="float" office:value="39.6183223155262" calcext:value-type="float">
            <text:p>39.6183223155</text:p>
          </table:table-cell>
          <table:table-cell table:formula="of:=IF([.M338]&gt;[.N3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64" calcext:value-type="float">
            <text:p>25864</text:p>
          </table:table-cell>
          <table:table-cell office:value-type="float" office:value="23939" calcext:value-type="float">
            <text:p>23939</text:p>
          </table:table-cell>
          <table:table-cell table:formula="of:=([.A339]-[.B339])*100/[.A339]" office:value-type="float" office:value="7.44277760593876" calcext:value-type="float">
            <text:p>7.4427776059</text:p>
          </table:table-cell>
          <table:table-cell table:formula="of:=IF([.A339]&gt;[.B339]; 1; 0)" office:value-type="float" office:value="1" calcext:value-type="float">
            <text:p>1</text:p>
          </table:table-cell>
          <table:table-cell office:value-type="float" office:value="25878" calcext:value-type="float">
            <text:p>25878</text:p>
          </table:table-cell>
          <table:table-cell office:value-type="float" office:value="23918" calcext:value-type="float">
            <text:p>23918</text:p>
          </table:table-cell>
          <table:table-cell table:formula="of:=([.E339]-[.F339])*100/[.E339]" office:value-type="float" office:value="7.57400108200015" calcext:value-type="float">
            <text:p>7.574001082</text:p>
          </table:table-cell>
          <table:table-cell table:formula="of:=IF([.E339]&gt;[.F339]; 1; 0)" office:value-type="float" office:value="1" calcext:value-type="float">
            <text:p>1</text:p>
          </table:table-cell>
          <table:table-cell office:value-type="float" office:value="18429" calcext:value-type="float">
            <text:p>18429</text:p>
          </table:table-cell>
          <table:table-cell office:value-type="float" office:value="17348" calcext:value-type="float">
            <text:p>17348</text:p>
          </table:table-cell>
          <table:table-cell table:formula="of:=([.I339]-[.J339])*100/[.I339]" office:value-type="float" office:value="5.86575505995985" calcext:value-type="float">
            <text:p>5.86575506</text:p>
          </table:table-cell>
          <table:table-cell table:formula="of:=IF([.I339]&gt;[.J339]; 1; 0)" office:value-type="float" office:value="1" calcext:value-type="float">
            <text:p>1</text:p>
          </table:table-cell>
          <table:table-cell office:value-type="float" office:value="27438" calcext:value-type="float">
            <text:p>27438</text:p>
          </table:table-cell>
          <table:table-cell office:value-type="float" office:value="25052" calcext:value-type="float">
            <text:p>25052</text:p>
          </table:table-cell>
          <table:table-cell table:formula="of:=([.M339]-[.N339])*100/[.M339]" office:value-type="float" office:value="8.69596909395729" calcext:value-type="float">
            <text:p>8.695969094</text:p>
          </table:table-cell>
          <table:table-cell table:formula="of:=IF([.M339]&gt;[.N3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01" calcext:value-type="float">
            <text:p>130301</text:p>
          </table:table-cell>
          <table:table-cell office:value-type="float" office:value="63400" calcext:value-type="float">
            <text:p>63400</text:p>
          </table:table-cell>
          <table:table-cell table:formula="of:=([.A340]-[.B340])*100/[.A340]" office:value-type="float" office:value="51.3434279092256" calcext:value-type="float">
            <text:p>51.3434279092</text:p>
          </table:table-cell>
          <table:table-cell table:formula="of:=IF([.A340]&gt;[.B340]; 1; 0)" office:value-type="float" office:value="1" calcext:value-type="float">
            <text:p>1</text:p>
          </table:table-cell>
          <table:table-cell office:value-type="float" office:value="138598" calcext:value-type="float">
            <text:p>138598</text:p>
          </table:table-cell>
          <table:table-cell office:value-type="float" office:value="65307" calcext:value-type="float">
            <text:p>65307</text:p>
          </table:table-cell>
          <table:table-cell table:formula="of:=([.E340]-[.F340])*100/[.E340]" office:value-type="float" office:value="52.8802724426038" calcext:value-type="float">
            <text:p>52.8802724426</text:p>
          </table:table-cell>
          <table:table-cell table:formula="of:=IF([.E340]&gt;[.F340]; 1; 0)" office:value-type="float" office:value="1" calcext:value-type="float">
            <text:p>1</text:p>
          </table:table-cell>
          <table:table-cell office:value-type="float" office:value="64117" calcext:value-type="float">
            <text:p>64117</text:p>
          </table:table-cell>
          <table:table-cell office:value-type="float" office:value="34140" calcext:value-type="float">
            <text:p>34140</text:p>
          </table:table-cell>
          <table:table-cell table:formula="of:=([.I340]-[.J340])*100/[.I340]" office:value-type="float" office:value="46.7535910912862" calcext:value-type="float">
            <text:p>46.7535910913</text:p>
          </table:table-cell>
          <table:table-cell table:formula="of:=IF([.I340]&gt;[.J340]; 1; 0)" office:value-type="float" office:value="1" calcext:value-type="float">
            <text:p>1</text:p>
          </table:table-cell>
          <table:table-cell office:value-type="float" office:value="91905" calcext:value-type="float">
            <text:p>91905</text:p>
          </table:table-cell>
          <table:table-cell office:value-type="float" office:value="52894" calcext:value-type="float">
            <text:p>52894</text:p>
          </table:table-cell>
          <table:table-cell table:formula="of:=([.M340]-[.N340])*100/[.M340]" office:value-type="float" office:value="42.447092105979" calcext:value-type="float">
            <text:p>42.447092106</text:p>
          </table:table-cell>
          <table:table-cell table:formula="of:=IF([.M340]&gt;[.N3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24256" calcext:value-type="float">
            <text:p>24256</text:p>
          </table:table-cell>
          <table:table-cell table:formula="of:=([.A341]-[.B341])*100/[.A341]" office:value-type="float" office:value="7.66653977921584" calcext:value-type="float">
            <text:p>7.6665397792</text:p>
          </table:table-cell>
          <table:table-cell table:formula="of:=IF([.A341]&gt;[.B341]; 1; 0)" office:value-type="float" office:value="1" calcext:value-type="float">
            <text:p>1</text:p>
          </table:table-cell>
          <table:table-cell office:value-type="float" office:value="26207" calcext:value-type="float">
            <text:p>26207</text:p>
          </table:table-cell>
          <table:table-cell office:value-type="float" office:value="24260" calcext:value-type="float">
            <text:p>24260</text:p>
          </table:table-cell>
          <table:table-cell table:formula="of:=([.E341]-[.F341])*100/[.E341]" office:value-type="float" office:value="7.4293127790285" calcext:value-type="float">
            <text:p>7.429312779</text:p>
          </table:table-cell>
          <table:table-cell table:formula="of:=IF([.E341]&gt;[.F341]; 1; 0)" office:value-type="float" office:value="1" calcext:value-type="float">
            <text:p>1</text:p>
          </table:table-cell>
          <table:table-cell office:value-type="float" office:value="18686" calcext:value-type="float">
            <text:p>18686</text:p>
          </table:table-cell>
          <table:table-cell office:value-type="float" office:value="15522" calcext:value-type="float">
            <text:p>15522</text:p>
          </table:table-cell>
          <table:table-cell table:formula="of:=([.I341]-[.J341])*100/[.I341]" office:value-type="float" office:value="16.9324628063791" calcext:value-type="float">
            <text:p>16.9324628064</text:p>
          </table:table-cell>
          <table:table-cell table:formula="of:=IF([.I341]&gt;[.J341]; 1; 0)" office:value-type="float" office:value="1" calcext:value-type="float">
            <text:p>1</text:p>
          </table:table-cell>
          <table:table-cell office:value-type="float" office:value="25711" calcext:value-type="float">
            <text:p>25711</text:p>
          </table:table-cell>
          <table:table-cell office:value-type="float" office:value="27268" calcext:value-type="float">
            <text:p>27268</text:p>
          </table:table-cell>
          <table:table-cell table:formula="of:=([.M341]-[.N341])*100/[.M341]" office:value-type="float" office:value="-6.05577379331803" calcext:value-type="float">
            <text:p>-6.0557737933</text:p>
          </table:table-cell>
          <table:table-cell table:formula="of:=IF([.M341]&gt;[.N3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98" calcext:value-type="float">
            <text:p>130198</text:p>
          </table:table-cell>
          <table:table-cell office:value-type="float" office:value="62534" calcext:value-type="float">
            <text:p>62534</text:p>
          </table:table-cell>
          <table:table-cell table:formula="of:=([.A342]-[.B342])*100/[.A342]" office:value-type="float" office:value="51.9700763452588" calcext:value-type="float">
            <text:p>51.9700763453</text:p>
          </table:table-cell>
          <table:table-cell table:formula="of:=IF([.A342]&gt;[.B342]; 1; 0)" office:value-type="float" office:value="1" calcext:value-type="float">
            <text:p>1</text:p>
          </table:table-cell>
          <table:table-cell office:value-type="float" office:value="146121" calcext:value-type="float">
            <text:p>146121</text:p>
          </table:table-cell>
          <table:table-cell office:value-type="float" office:value="64953" calcext:value-type="float">
            <text:p>64953</text:p>
          </table:table-cell>
          <table:table-cell table:formula="of:=([.E342]-[.F342])*100/[.E342]" office:value-type="float" office:value="55.5484837908309" calcext:value-type="float">
            <text:p>55.5484837908</text:p>
          </table:table-cell>
          <table:table-cell table:formula="of:=IF([.E342]&gt;[.F342]; 1; 0)" office:value-type="float" office:value="1" calcext:value-type="float">
            <text:p>1</text:p>
          </table:table-cell>
          <table:table-cell office:value-type="float" office:value="64165" calcext:value-type="float">
            <text:p>64165</text:p>
          </table:table-cell>
          <table:table-cell office:value-type="float" office:value="33569" calcext:value-type="float">
            <text:p>33569</text:p>
          </table:table-cell>
          <table:table-cell table:formula="of:=([.I342]-[.J342])*100/[.I342]" office:value-type="float" office:value="47.6833164497779" calcext:value-type="float">
            <text:p>47.6833164498</text:p>
          </table:table-cell>
          <table:table-cell table:formula="of:=IF([.I342]&gt;[.J342]; 1; 0)" office:value-type="float" office:value="1" calcext:value-type="float">
            <text:p>1</text:p>
          </table:table-cell>
          <table:table-cell office:value-type="float" office:value="89467" calcext:value-type="float">
            <text:p>89467</text:p>
          </table:table-cell>
          <table:table-cell office:value-type="float" office:value="52257" calcext:value-type="float">
            <text:p>52257</text:p>
          </table:table-cell>
          <table:table-cell table:formula="of:=([.M342]-[.N342])*100/[.M342]" office:value-type="float" office:value="41.5907541328088" calcext:value-type="float">
            <text:p>41.5907541328</text:p>
          </table:table-cell>
          <table:table-cell table:formula="of:=IF([.M342]&gt;[.N3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float" office:value="24534" calcext:value-type="float">
            <text:p>24534</text:p>
          </table:table-cell>
          <table:table-cell table:formula="of:=([.A343]-[.B343])*100/[.A343]" office:value-type="float" office:value="7.2193018946413" calcext:value-type="float">
            <text:p>7.2193018946</text:p>
          </table:table-cell>
          <table:table-cell table:formula="of:=IF([.A343]&gt;[.B343]; 1; 0)" office:value-type="float" office:value="1" calcext:value-type="float">
            <text:p>1</text:p>
          </table:table-cell>
          <table:table-cell office:value-type="float" office:value="24650" calcext:value-type="float">
            <text:p>24650</text:p>
          </table:table-cell>
          <table:table-cell office:value-type="float" office:value="24498" calcext:value-type="float">
            <text:p>24498</text:p>
          </table:table-cell>
          <table:table-cell table:formula="of:=([.E343]-[.F343])*100/[.E343]" office:value-type="float" office:value="0.616632860040568" calcext:value-type="float">
            <text:p>0.61663286</text:p>
          </table:table-cell>
          <table:table-cell table:formula="of:=IF([.E343]&gt;[.F343]; 1; 0)" office:value-type="float" office:value="1" calcext:value-type="float">
            <text:p>1</text:p>
          </table:table-cell>
          <table:table-cell office:value-type="float" office:value="18845" calcext:value-type="float">
            <text:p>18845</text:p>
          </table:table-cell>
          <table:table-cell office:value-type="float" office:value="17727" calcext:value-type="float">
            <text:p>17727</text:p>
          </table:table-cell>
          <table:table-cell table:formula="of:=([.I343]-[.J343])*100/[.I343]" office:value-type="float" office:value="5.93260811886442" calcext:value-type="float">
            <text:p>5.9326081189</text:p>
          </table:table-cell>
          <table:table-cell table:formula="of:=IF([.I343]&gt;[.J343]; 1; 0)" office:value-type="float" office:value="1" calcext:value-type="float">
            <text:p>1</text:p>
          </table:table-cell>
          <table:table-cell office:value-type="float" office:value="26022" calcext:value-type="float">
            <text:p>26022</text:p>
          </table:table-cell>
          <table:table-cell office:value-type="float" office:value="27945" calcext:value-type="float">
            <text:p>27945</text:p>
          </table:table-cell>
          <table:table-cell table:formula="of:=([.M343]-[.N343])*100/[.M343]" office:value-type="float" office:value="-7.38990085312428" calcext:value-type="float">
            <text:p>-7.3899008531</text:p>
          </table:table-cell>
          <table:table-cell table:formula="of:=IF([.M343]&gt;[.N3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28" calcext:value-type="float">
            <text:p>129928</text:p>
          </table:table-cell>
          <table:table-cell office:value-type="float" office:value="61945" calcext:value-type="float">
            <text:p>61945</text:p>
          </table:table-cell>
          <table:table-cell table:formula="of:=([.A344]-[.B344])*100/[.A344]" office:value-type="float" office:value="52.3235946062435" calcext:value-type="float">
            <text:p>52.3235946062</text:p>
          </table:table-cell>
          <table:table-cell table:formula="of:=IF([.A344]&gt;[.B344]; 1; 0)" office:value-type="float" office:value="1" calcext:value-type="float">
            <text:p>1</text:p>
          </table:table-cell>
          <table:table-cell office:value-type="float" office:value="138810" calcext:value-type="float">
            <text:p>138810</text:p>
          </table:table-cell>
          <table:table-cell office:value-type="float" office:value="63711" calcext:value-type="float">
            <text:p>63711</text:p>
          </table:table-cell>
          <table:table-cell table:formula="of:=([.E344]-[.F344])*100/[.E344]" office:value-type="float" office:value="54.1020099416469" calcext:value-type="float">
            <text:p>54.1020099416</text:p>
          </table:table-cell>
          <table:table-cell table:formula="of:=IF([.E344]&gt;[.F344]; 1; 0)" office:value-type="float" office:value="1" calcext:value-type="float">
            <text:p>1</text:p>
          </table:table-cell>
          <table:table-cell office:value-type="float" office:value="64111" calcext:value-type="float">
            <text:p>64111</text:p>
          </table:table-cell>
          <table:table-cell office:value-type="float" office:value="33287" calcext:value-type="float">
            <text:p>33287</text:p>
          </table:table-cell>
          <table:table-cell table:formula="of:=([.I344]-[.J344])*100/[.I344]" office:value-type="float" office:value="48.079112788757" calcext:value-type="float">
            <text:p>48.0791127888</text:p>
          </table:table-cell>
          <table:table-cell table:formula="of:=IF([.I344]&gt;[.J344]; 1; 0)" office:value-type="float" office:value="1" calcext:value-type="float">
            <text:p>1</text:p>
          </table:table-cell>
          <table:table-cell office:value-type="float" office:value="92086" calcext:value-type="float">
            <text:p>92086</text:p>
          </table:table-cell>
          <table:table-cell office:value-type="float" office:value="50201" calcext:value-type="float">
            <text:p>50201</text:p>
          </table:table-cell>
          <table:table-cell table:formula="of:=([.M344]-[.N344])*100/[.M344]" office:value-type="float" office:value="45.4846556479812" calcext:value-type="float">
            <text:p>45.484655648</text:p>
          </table:table-cell>
          <table:table-cell table:formula="of:=IF([.M344]&gt;[.N3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57" calcext:value-type="float">
            <text:p>26757</text:p>
          </table:table-cell>
          <table:table-cell office:value-type="float" office:value="24872" calcext:value-type="float">
            <text:p>24872</text:p>
          </table:table-cell>
          <table:table-cell table:formula="of:=([.A345]-[.B345])*100/[.A345]" office:value-type="float" office:value="7.04488545053631" calcext:value-type="float">
            <text:p>7.0448854505</text:p>
          </table:table-cell>
          <table:table-cell table:formula="of:=IF([.A345]&gt;[.B345]; 1; 0)" office:value-type="float" office:value="1" calcext:value-type="float">
            <text:p>1</text:p>
          </table:table-cell>
          <table:table-cell office:value-type="float" office:value="26769" calcext:value-type="float">
            <text:p>26769</text:p>
          </table:table-cell>
          <table:table-cell office:value-type="float" office:value="24835" calcext:value-type="float">
            <text:p>24835</text:p>
          </table:table-cell>
          <table:table-cell table:formula="of:=([.E345]-[.F345])*100/[.E345]" office:value-type="float" office:value="7.22477492622063" calcext:value-type="float">
            <text:p>7.2247749262</text:p>
          </table:table-cell>
          <table:table-cell table:formula="of:=IF([.E345]&gt;[.F345]; 1; 0)" office:value-type="float" office:value="1" calcext:value-type="float">
            <text:p>1</text:p>
          </table:table-cell>
          <table:table-cell office:value-type="float" office:value="19041" calcext:value-type="float">
            <text:p>19041</text:p>
          </table:table-cell>
          <table:table-cell office:value-type="float" office:value="15894" calcext:value-type="float">
            <text:p>15894</text:p>
          </table:table-cell>
          <table:table-cell table:formula="of:=([.I345]-[.J345])*100/[.I345]" office:value-type="float" office:value="16.5274933039231" calcext:value-type="float">
            <text:p>16.5274933039</text:p>
          </table:table-cell>
          <table:table-cell table:formula="of:=IF([.I345]&gt;[.J345]; 1; 0)" office:value-type="float" office:value="1" calcext:value-type="float">
            <text:p>1</text:p>
          </table:table-cell>
          <table:table-cell office:value-type="float" office:value="28369" calcext:value-type="float">
            <text:p>28369</text:p>
          </table:table-cell>
          <table:table-cell office:value-type="float" office:value="28187" calcext:value-type="float">
            <text:p>28187</text:p>
          </table:table-cell>
          <table:table-cell table:formula="of:=([.M345]-[.N345])*100/[.M345]" office:value-type="float" office:value="0.641545348796221" calcext:value-type="float">
            <text:p>0.6415453488</text:p>
          </table:table-cell>
          <table:table-cell table:formula="of:=IF([.M345]&gt;[.N3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95" calcext:value-type="float">
            <text:p>130295</text:p>
          </table:table-cell>
          <table:table-cell office:value-type="float" office:value="49058" calcext:value-type="float">
            <text:p>49058</text:p>
          </table:table-cell>
          <table:table-cell table:formula="of:=([.A346]-[.B346])*100/[.A346]" office:value-type="float" office:value="62.3485168271998" calcext:value-type="float">
            <text:p>62.3485168272</text:p>
          </table:table-cell>
          <table:table-cell table:formula="of:=IF([.A346]&gt;[.B346]; 1; 0)" office:value-type="float" office:value="1" calcext:value-type="float">
            <text:p>1</text:p>
          </table:table-cell>
          <table:table-cell office:value-type="float" office:value="112370" calcext:value-type="float">
            <text:p>112370</text:p>
          </table:table-cell>
          <table:table-cell office:value-type="float" office:value="60665" calcext:value-type="float">
            <text:p>60665</text:p>
          </table:table-cell>
          <table:table-cell table:formula="of:=([.E346]-[.F346])*100/[.E346]" office:value-type="float" office:value="46.0131707751179" calcext:value-type="float">
            <text:p>46.0131707751</text:p>
          </table:table-cell>
          <table:table-cell table:formula="of:=IF([.E346]&gt;[.F346]; 1; 0)" office:value-type="float" office:value="1" calcext:value-type="float">
            <text:p>1</text:p>
          </table:table-cell>
          <table:table-cell office:value-type="float" office:value="64210" calcext:value-type="float">
            <text:p>64210</text:p>
          </table:table-cell>
          <table:table-cell office:value-type="float" office:value="35066" calcext:value-type="float">
            <text:p>35066</text:p>
          </table:table-cell>
          <table:table-cell table:formula="of:=([.I346]-[.J346])*100/[.I346]" office:value-type="float" office:value="45.3885687587603" calcext:value-type="float">
            <text:p>45.3885687588</text:p>
          </table:table-cell>
          <table:table-cell table:formula="of:=IF([.I346]&gt;[.J346]; 1; 0)" office:value-type="float" office:value="1" calcext:value-type="float">
            <text:p>1</text:p>
          </table:table-cell>
          <table:table-cell office:value-type="float" office:value="89407" calcext:value-type="float">
            <text:p>89407</text:p>
          </table:table-cell>
          <table:table-cell office:value-type="float" office:value="52113" calcext:value-type="float">
            <text:p>52113</text:p>
          </table:table-cell>
          <table:table-cell table:formula="of:=([.M346]-[.N346])*100/[.M346]" office:value-type="float" office:value="41.712617580279" calcext:value-type="float">
            <text:p>41.7126175803</text:p>
          </table:table-cell>
          <table:table-cell table:formula="of:=IF([.M346]&gt;[.N3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5" calcext:value-type="float">
            <text:p>20975</text:p>
          </table:table-cell>
          <table:table-cell office:value-type="float" office:value="21019" calcext:value-type="float">
            <text:p>21019</text:p>
          </table:table-cell>
          <table:table-cell table:formula="of:=([.A347]-[.B347])*100/[.A347]" office:value-type="float" office:value="-0.209773539928486" calcext:value-type="float">
            <text:p>-0.2097735399</text:p>
          </table:table-cell>
          <table:table-cell table:formula="of:=IF([.A347]&gt;[.B347]; 1; 0)" office:value-type="float" office:value="0" calcext:value-type="float">
            <text:p>0</text:p>
          </table:table-cell>
          <table:table-cell office:value-type="float" office:value="25070" calcext:value-type="float">
            <text:p>25070</text:p>
          </table:table-cell>
          <table:table-cell office:value-type="float" office:value="25193" calcext:value-type="float">
            <text:p>25193</text:p>
          </table:table-cell>
          <table:table-cell table:formula="of:=([.E347]-[.F347])*100/[.E347]" office:value-type="float" office:value="-0.490626246509773" calcext:value-type="float">
            <text:p>-0.4906262465</text:p>
          </table:table-cell>
          <table:table-cell table:formula="of:=IF([.E347]&gt;[.F347]; 1; 0)" office:value-type="float" office:value="0" calcext:value-type="float">
            <text:p>0</text:p>
          </table:table-cell>
          <table:table-cell office:value-type="float" office:value="17306" calcext:value-type="float">
            <text:p>17306</text:p>
          </table:table-cell>
          <table:table-cell office:value-type="float" office:value="18180" calcext:value-type="float">
            <text:p>18180</text:p>
          </table:table-cell>
          <table:table-cell table:formula="of:=([.I347]-[.J347])*100/[.I347]" office:value-type="float" office:value="-5.05027158211025" calcext:value-type="float">
            <text:p>-5.0502715821</text:p>
          </table:table-cell>
          <table:table-cell table:formula="of:=IF([.I347]&gt;[.J347]; 1; 0)" office:value-type="float" office:value="0" calcext:value-type="float">
            <text:p>0</text:p>
          </table:table-cell>
          <table:table-cell office:value-type="float" office:value="28651" calcext:value-type="float">
            <text:p>28651</text:p>
          </table:table-cell>
          <table:table-cell office:value-type="float" office:value="26308" calcext:value-type="float">
            <text:p>26308</text:p>
          </table:table-cell>
          <table:table-cell table:formula="of:=([.M347]-[.N347])*100/[.M347]" office:value-type="float" office:value="8.17772503577537" calcext:value-type="float">
            <text:p>8.1777250358</text:p>
          </table:table-cell>
          <table:table-cell table:formula="of:=IF([.M347]&gt;[.N3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49" calcext:value-type="float">
            <text:p>106449</text:p>
          </table:table-cell>
          <table:table-cell office:value-type="float" office:value="48407" calcext:value-type="float">
            <text:p>48407</text:p>
          </table:table-cell>
          <table:table-cell table:formula="of:=([.A348]-[.B348])*100/[.A348]" office:value-type="float" office:value="54.5256413869553" calcext:value-type="float">
            <text:p>54.525641387</text:p>
          </table:table-cell>
          <table:table-cell table:formula="of:=IF([.A348]&gt;[.B348]; 1; 0)" office:value-type="float" office:value="1" calcext:value-type="float">
            <text:p>1</text:p>
          </table:table-cell>
          <table:table-cell office:value-type="float" office:value="138880" calcext:value-type="float">
            <text:p>138880</text:p>
          </table:table-cell>
          <table:table-cell office:value-type="float" office:value="62313" calcext:value-type="float">
            <text:p>62313</text:p>
          </table:table-cell>
          <table:table-cell table:formula="of:=([.E348]-[.F348])*100/[.E348]" office:value-type="float" office:value="55.1317684331797" calcext:value-type="float">
            <text:p>55.1317684332</text:p>
          </table:table-cell>
          <table:table-cell table:formula="of:=IF([.E348]&gt;[.F348]; 1; 0)" office:value-type="float" office:value="1" calcext:value-type="float">
            <text:p>1</text:p>
          </table:table-cell>
          <table:table-cell office:value-type="float" office:value="64328" calcext:value-type="float">
            <text:p>64328</text:p>
          </table:table-cell>
          <table:table-cell office:value-type="float" office:value="32777" calcext:value-type="float">
            <text:p>32777</text:p>
          </table:table-cell>
          <table:table-cell table:formula="of:=([.I348]-[.J348])*100/[.I348]" office:value-type="float" office:value="49.0470712597936" calcext:value-type="float">
            <text:p>49.0470712598</text:p>
          </table:table-cell>
          <table:table-cell table:formula="of:=IF([.I348]&gt;[.J348]; 1; 0)" office:value-type="float" office:value="1" calcext:value-type="float">
            <text:p>1</text:p>
          </table:table-cell>
          <table:table-cell office:value-type="float" office:value="91457" calcext:value-type="float">
            <text:p>91457</text:p>
          </table:table-cell>
          <table:table-cell office:value-type="float" office:value="49639" calcext:value-type="float">
            <text:p>49639</text:p>
          </table:table-cell>
          <table:table-cell table:formula="of:=([.M348]-[.N348])*100/[.M348]" office:value-type="float" office:value="45.7242201253048" calcext:value-type="float">
            <text:p>45.7242201253</text:p>
          </table:table-cell>
          <table:table-cell table:formula="of:=IF([.M348]&gt;[.N3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9" calcext:value-type="float">
            <text:p>21239</text:p>
          </table:table-cell>
          <table:table-cell office:value-type="float" office:value="21327" calcext:value-type="float">
            <text:p>21327</text:p>
          </table:table-cell>
          <table:table-cell table:formula="of:=([.A349]-[.B349])*100/[.A349]" office:value-type="float" office:value="-0.414332124864636" calcext:value-type="float">
            <text:p>-0.4143321249</text:p>
          </table:table-cell>
          <table:table-cell table:formula="of:=IF([.A349]&gt;[.B349]; 1; 0)" office:value-type="float" office:value="0" calcext:value-type="float">
            <text:p>0</text:p>
          </table:table-cell>
          <table:table-cell office:value-type="float" office:value="27385" calcext:value-type="float">
            <text:p>27385</text:p>
          </table:table-cell>
          <table:table-cell office:value-type="float" office:value="25400" calcext:value-type="float">
            <text:p>25400</text:p>
          </table:table-cell>
          <table:table-cell table:formula="of:=([.E349]-[.F349])*100/[.E349]" office:value-type="float" office:value="7.24849370093117" calcext:value-type="float">
            <text:p>7.2484937009</text:p>
          </table:table-cell>
          <table:table-cell table:formula="of:=IF([.E349]&gt;[.F349]; 1; 0)" office:value-type="float" office:value="1" calcext:value-type="float">
            <text:p>1</text:p>
          </table:table-cell>
          <table:table-cell office:value-type="float" office:value="19451" calcext:value-type="float">
            <text:p>19451</text:p>
          </table:table-cell>
          <table:table-cell office:value-type="float" office:value="18140" calcext:value-type="float">
            <text:p>18140</text:p>
          </table:table-cell>
          <table:table-cell table:formula="of:=([.I349]-[.J349])*100/[.I349]" office:value-type="float" office:value="6.74001336692201" calcext:value-type="float">
            <text:p>6.7400133669</text:p>
          </table:table-cell>
          <table:table-cell table:formula="of:=IF([.I349]&gt;[.J349]; 1; 0)" office:value-type="float" office:value="1" calcext:value-type="float">
            <text:p>1</text:p>
          </table:table-cell>
          <table:table-cell office:value-type="float" office:value="26944" calcext:value-type="float">
            <text:p>26944</text:p>
          </table:table-cell>
          <table:table-cell office:value-type="float" office:value="28689" calcext:value-type="float">
            <text:p>28689</text:p>
          </table:table-cell>
          <table:table-cell table:formula="of:=([.M349]-[.N349])*100/[.M349]" office:value-type="float" office:value="-6.47639548693587" calcext:value-type="float">
            <text:p>-6.4763954869</text:p>
          </table:table-cell>
          <table:table-cell table:formula="of:=IF([.M349]&gt;[.N3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3" calcext:value-type="float">
            <text:p>106303</text:p>
          </table:table-cell>
          <table:table-cell office:value-type="float" office:value="57814" calcext:value-type="float">
            <text:p>57814</text:p>
          </table:table-cell>
          <table:table-cell table:formula="of:=([.A350]-[.B350])*100/[.A350]" office:value-type="float" office:value="45.6139525695418" calcext:value-type="float">
            <text:p>45.6139525695</text:p>
          </table:table-cell>
          <table:table-cell table:formula="of:=IF([.A350]&gt;[.B350]; 1; 0)" office:value-type="float" office:value="1" calcext:value-type="float">
            <text:p>1</text:p>
          </table:table-cell>
          <table:table-cell office:value-type="float" office:value="138924" calcext:value-type="float">
            <text:p>138924</text:p>
          </table:table-cell>
          <table:table-cell office:value-type="float" office:value="61568" calcext:value-type="float">
            <text:p>61568</text:p>
          </table:table-cell>
          <table:table-cell table:formula="of:=([.E350]-[.F350])*100/[.E350]" office:value-type="float" office:value="55.6822435288359" calcext:value-type="float">
            <text:p>55.6822435288</text:p>
          </table:table-cell>
          <table:table-cell table:formula="of:=IF([.E350]&gt;[.F350]; 1; 0)" office:value-type="float" office:value="1" calcext:value-type="float">
            <text:p>1</text:p>
          </table:table-cell>
          <table:table-cell office:value-type="float" office:value="64059" calcext:value-type="float">
            <text:p>64059</text:p>
          </table:table-cell>
          <table:table-cell office:value-type="float" office:value="32507" calcext:value-type="float">
            <text:p>32507</text:p>
          </table:table-cell>
          <table:table-cell table:formula="of:=([.I350]-[.J350])*100/[.I350]" office:value-type="float" office:value="49.2545934216894" calcext:value-type="float">
            <text:p>49.2545934217</text:p>
          </table:table-cell>
          <table:table-cell table:formula="of:=IF([.I350]&gt;[.J350]; 1; 0)" office:value-type="float" office:value="1" calcext:value-type="float">
            <text:p>1</text:p>
          </table:table-cell>
          <table:table-cell office:value-type="float" office:value="89514" calcext:value-type="float">
            <text:p>89514</text:p>
          </table:table-cell>
          <table:table-cell office:value-type="float" office:value="41157" calcext:value-type="float">
            <text:p>41157</text:p>
          </table:table-cell>
          <table:table-cell table:formula="of:=([.M350]-[.N350])*100/[.M350]" office:value-type="float" office:value="54.0217172732757" calcext:value-type="float">
            <text:p>54.0217172733</text:p>
          </table:table-cell>
          <table:table-cell table:formula="of:=IF([.M350]&gt;[.N3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59" calcext:value-type="float">
            <text:p>27659</text:p>
          </table:table-cell>
          <table:table-cell office:value-type="float" office:value="27693" calcext:value-type="float">
            <text:p>27693</text:p>
          </table:table-cell>
          <table:table-cell table:formula="of:=([.A351]-[.B351])*100/[.A351]" office:value-type="float" office:value="-0.122925629993854" calcext:value-type="float">
            <text:p>-0.12292563</text:p>
          </table:table-cell>
          <table:table-cell table:formula="of:=IF([.A351]&gt;[.B351]; 1; 0)" office:value-type="float" office:value="0" calcext:value-type="float">
            <text:p>0</text:p>
          </table:table-cell>
          <table:table-cell office:value-type="float" office:value="25692" calcext:value-type="float">
            <text:p>25692</text:p>
          </table:table-cell>
          <table:table-cell office:value-type="float" office:value="27720" calcext:value-type="float">
            <text:p>27720</text:p>
          </table:table-cell>
          <table:table-cell table:formula="of:=([.E351]-[.F351])*100/[.E351]" office:value-type="float" office:value="-7.89350770667912" calcext:value-type="float">
            <text:p>-7.8935077067</text:p>
          </table:table-cell>
          <table:table-cell table:formula="of:=IF([.E351]&gt;[.F351]; 1; 0)" office:value-type="float" office:value="0" calcext:value-type="float">
            <text:p>0</text:p>
          </table:table-cell>
          <table:table-cell office:value-type="float" office:value="19676" calcext:value-type="float">
            <text:p>19676</text:p>
          </table:table-cell>
          <table:table-cell office:value-type="float" office:value="16373" calcext:value-type="float">
            <text:p>16373</text:p>
          </table:table-cell>
          <table:table-cell table:formula="of:=([.I351]-[.J351])*100/[.I351]" office:value-type="float" office:value="16.7869485667819" calcext:value-type="float">
            <text:p>16.7869485668</text:p>
          </table:table-cell>
          <table:table-cell table:formula="of:=IF([.I351]&gt;[.J351]; 1; 0)" office:value-type="float" office:value="1" calcext:value-type="float">
            <text:p>1</text:p>
          </table:table-cell>
          <table:table-cell office:value-type="float" office:value="23244" calcext:value-type="float">
            <text:p>23244</text:p>
          </table:table-cell>
          <table:table-cell office:value-type="float" office:value="29096" calcext:value-type="float">
            <text:p>29096</text:p>
          </table:table-cell>
          <table:table-cell table:formula="of:=([.M351]-[.N351])*100/[.M351]" office:value-type="float" office:value="-25.1763896059198" calcext:value-type="float">
            <text:p>-25.1763896059</text:p>
          </table:table-cell>
          <table:table-cell table:formula="of:=IF([.M351]&gt;[.N3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62" calcext:value-type="float">
            <text:p>131462</text:p>
          </table:table-cell>
          <table:table-cell office:value-type="float" office:value="57187" calcext:value-type="float">
            <text:p>57187</text:p>
          </table:table-cell>
          <table:table-cell table:formula="of:=([.A352]-[.B352])*100/[.A352]" office:value-type="float" office:value="56.4992165036284" calcext:value-type="float">
            <text:p>56.4992165036</text:p>
          </table:table-cell>
          <table:table-cell table:formula="of:=IF([.A352]&gt;[.B352]; 1; 0)" office:value-type="float" office:value="1" calcext:value-type="float">
            <text:p>1</text:p>
          </table:table-cell>
          <table:table-cell office:value-type="float" office:value="126214" calcext:value-type="float">
            <text:p>126214</text:p>
          </table:table-cell>
          <table:table-cell office:value-type="float" office:value="58803" calcext:value-type="float">
            <text:p>58803</text:p>
          </table:table-cell>
          <table:table-cell table:formula="of:=([.E352]-[.F352])*100/[.E352]" office:value-type="float" office:value="53.4100812905066" calcext:value-type="float">
            <text:p>53.4100812905</text:p>
          </table:table-cell>
          <table:table-cell table:formula="of:=IF([.E352]&gt;[.F352]; 1; 0)" office:value-type="float" office:value="1" calcext:value-type="float">
            <text:p>1</text:p>
          </table:table-cell>
          <table:table-cell office:value-type="float" office:value="64131" calcext:value-type="float">
            <text:p>64131</text:p>
          </table:table-cell>
          <table:table-cell office:value-type="float" office:value="32237" calcext:value-type="float">
            <text:p>32237</text:p>
          </table:table-cell>
          <table:table-cell table:formula="of:=([.I352]-[.J352])*100/[.I352]" office:value-type="float" office:value="49.7325786281206" calcext:value-type="float">
            <text:p>49.7325786281</text:p>
          </table:table-cell>
          <table:table-cell table:formula="of:=IF([.I352]&gt;[.J352]; 1; 0)" office:value-type="float" office:value="1" calcext:value-type="float">
            <text:p>1</text:p>
          </table:table-cell>
          <table:table-cell office:value-type="float" office:value="91460" calcext:value-type="float">
            <text:p>91460</text:p>
          </table:table-cell>
          <table:table-cell office:value-type="float" office:value="48914" calcext:value-type="float">
            <text:p>48914</text:p>
          </table:table-cell>
          <table:table-cell table:formula="of:=([.M352]-[.N352])*100/[.M352]" office:value-type="float" office:value="46.5186966980101" calcext:value-type="float">
            <text:p>46.518696698</text:p>
          </table:table-cell>
          <table:table-cell table:formula="of:=IF([.M352]&gt;[.N3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27991" calcext:value-type="float">
            <text:p>27991</text:p>
          </table:table-cell>
          <table:table-cell table:formula="of:=([.A353]-[.B353])*100/[.A353]" office:value-type="float" office:value="-7.96914175506268" calcext:value-type="float">
            <text:p>-7.9691417551</text:p>
          </table:table-cell>
          <table:table-cell table:formula="of:=IF([.A353]&gt;[.B353]; 1; 0)" office:value-type="float" office:value="0" calcext:value-type="float">
            <text:p>0</text:p>
          </table:table-cell>
          <table:table-cell office:value-type="float" office:value="27832" calcext:value-type="float">
            <text:p>27832</text:p>
          </table:table-cell>
          <table:table-cell office:value-type="float" office:value="25951" calcext:value-type="float">
            <text:p>25951</text:p>
          </table:table-cell>
          <table:table-cell table:formula="of:=([.E353]-[.F353])*100/[.E353]" office:value-type="float" office:value="6.75840758838747" calcext:value-type="float">
            <text:p>6.7584075884</text:p>
          </table:table-cell>
          <table:table-cell table:formula="of:=IF([.E353]&gt;[.F353]; 1; 0)" office:value-type="float" office:value="1" calcext:value-type="float">
            <text:p>1</text:p>
          </table:table-cell>
          <table:table-cell office:value-type="float" office:value="19856" calcext:value-type="float">
            <text:p>19856</text:p>
          </table:table-cell>
          <table:table-cell office:value-type="float" office:value="18609" calcext:value-type="float">
            <text:p>18609</text:p>
          </table:table-cell>
          <table:table-cell table:formula="of:=([.I353]-[.J353])*100/[.I353]" office:value-type="float" office:value="6.28021756647865" calcext:value-type="float">
            <text:p>6.2802175665</text:p>
          </table:table-cell>
          <table:table-cell table:formula="of:=IF([.I353]&gt;[.J353]; 1; 0)" office:value-type="float" office:value="1" calcext:value-type="float">
            <text:p>1</text:p>
          </table:table-cell>
          <table:table-cell office:value-type="float" office:value="29623" calcext:value-type="float">
            <text:p>29623</text:p>
          </table:table-cell>
          <table:table-cell office:value-type="float" office:value="29098" calcext:value-type="float">
            <text:p>29098</text:p>
          </table:table-cell>
          <table:table-cell table:formula="of:=([.M353]-[.N353])*100/[.M353]" office:value-type="float" office:value="1.77227154575836" calcext:value-type="float">
            <text:p>1.7722715458</text:p>
          </table:table-cell>
          <table:table-cell table:formula="of:=IF([.M353]&gt;[.N3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10" calcext:value-type="float">
            <text:p>130010</text:p>
          </table:table-cell>
          <table:table-cell office:value-type="float" office:value="56496" calcext:value-type="float">
            <text:p>56496</text:p>
          </table:table-cell>
          <table:table-cell table:formula="of:=([.A354]-[.B354])*100/[.A354]" office:value-type="float" office:value="56.5448811629875" calcext:value-type="float">
            <text:p>56.544881163</text:p>
          </table:table-cell>
          <table:table-cell table:formula="of:=IF([.A354]&gt;[.B354]; 1; 0)" office:value-type="float" office:value="1" calcext:value-type="float">
            <text:p>1</text:p>
          </table:table-cell>
          <table:table-cell office:value-type="float" office:value="138607" calcext:value-type="float">
            <text:p>138607</text:p>
          </table:table-cell>
          <table:table-cell office:value-type="float" office:value="60052" calcext:value-type="float">
            <text:p>60052</text:p>
          </table:table-cell>
          <table:table-cell table:formula="of:=([.E354]-[.F354])*100/[.E354]" office:value-type="float" office:value="56.6746268225992" calcext:value-type="float">
            <text:p>56.6746268226</text:p>
          </table:table-cell>
          <table:table-cell table:formula="of:=IF([.E354]&gt;[.F354]; 1; 0)" office:value-type="float" office:value="1" calcext:value-type="float">
            <text:p>1</text:p>
          </table:table-cell>
          <table:table-cell office:value-type="float" office:value="64169" calcext:value-type="float">
            <text:p>64169</text:p>
          </table:table-cell>
          <table:table-cell office:value-type="float" office:value="32021" calcext:value-type="float">
            <text:p>32021</text:p>
          </table:table-cell>
          <table:table-cell table:formula="of:=([.I354]-[.J354])*100/[.I354]" office:value-type="float" office:value="50.0989574405087" calcext:value-type="float">
            <text:p>50.0989574405</text:p>
          </table:table-cell>
          <table:table-cell table:formula="of:=IF([.I354]&gt;[.J354]; 1; 0)" office:value-type="float" office:value="1" calcext:value-type="float">
            <text:p>1</text:p>
          </table:table-cell>
          <table:table-cell office:value-type="float" office:value="89430" calcext:value-type="float">
            <text:p>89430</text:p>
          </table:table-cell>
          <table:table-cell office:value-type="float" office:value="50385" calcext:value-type="float">
            <text:p>50385</text:p>
          </table:table-cell>
          <table:table-cell table:formula="of:=([.M354]-[.N354])*100/[.M354]" office:value-type="float" office:value="43.659845689366" calcext:value-type="float">
            <text:p>43.6598456894</text:p>
          </table:table-cell>
          <table:table-cell table:formula="of:=IF([.M354]&gt;[.N3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float" office:value="28443" calcext:value-type="float">
            <text:p>28443</text:p>
          </table:table-cell>
          <table:table-cell table:formula="of:=([.A355]-[.B355])*100/[.A355]" office:value-type="float" office:value="-0.847397532264927" calcext:value-type="float">
            <text:p>-0.8473975323</text:p>
          </table:table-cell>
          <table:table-cell table:formula="of:=IF([.A355]&gt;[.B355]; 1; 0)" office:value-type="float" office:value="0" calcext:value-type="float">
            <text:p>0</text:p>
          </table:table-cell>
          <table:table-cell office:value-type="float" office:value="28204" calcext:value-type="float">
            <text:p>28204</text:p>
          </table:table-cell>
          <table:table-cell office:value-type="float" office:value="26231" calcext:value-type="float">
            <text:p>26231</text:p>
          </table:table-cell>
          <table:table-cell table:formula="of:=([.E355]-[.F355])*100/[.E355]" office:value-type="float" office:value="6.99546163664728" calcext:value-type="float">
            <text:p>6.9954616366</text:p>
          </table:table-cell>
          <table:table-cell table:formula="of:=IF([.E355]&gt;[.F355]; 1; 0)" office:value-type="float" office:value="1" calcext:value-type="float">
            <text:p>1</text:p>
          </table:table-cell>
          <table:table-cell office:value-type="float" office:value="20112" calcext:value-type="float">
            <text:p>20112</text:p>
          </table:table-cell>
          <table:table-cell office:value-type="float" office:value="18883" calcext:value-type="float">
            <text:p>18883</text:p>
          </table:table-cell>
          <table:table-cell table:formula="of:=([.I355]-[.J355])*100/[.I355]" office:value-type="float" office:value="6.11077963404932" calcext:value-type="float">
            <text:p>6.110779634</text:p>
          </table:table-cell>
          <table:table-cell table:formula="of:=IF([.I355]&gt;[.J355]; 1; 0)" office:value-type="float" office:value="1" calcext:value-type="float">
            <text:p>1</text:p>
          </table:table-cell>
          <table:table-cell office:value-type="float" office:value="29910" calcext:value-type="float">
            <text:p>29910</text:p>
          </table:table-cell>
          <table:table-cell office:value-type="float" office:value="27868" calcext:value-type="float">
            <text:p>27868</text:p>
          </table:table-cell>
          <table:table-cell table:formula="of:=([.M355]-[.N355])*100/[.M355]" office:value-type="float" office:value="6.82714811099967" calcext:value-type="float">
            <text:p>6.827148111</text:p>
          </table:table-cell>
          <table:table-cell table:formula="of:=IF([.M355]&gt;[.N3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64" calcext:value-type="float">
            <text:p>105764</text:p>
          </table:table-cell>
          <table:table-cell office:value-type="float" office:value="45693" calcext:value-type="float">
            <text:p>45693</text:p>
          </table:table-cell>
          <table:table-cell table:formula="of:=([.A356]-[.B356])*100/[.A356]" office:value-type="float" office:value="56.7972088801483" calcext:value-type="float">
            <text:p>56.7972088801</text:p>
          </table:table-cell>
          <table:table-cell table:formula="of:=IF([.A356]&gt;[.B356]; 1; 0)" office:value-type="float" office:value="1" calcext:value-type="float">
            <text:p>1</text:p>
          </table:table-cell>
          <table:table-cell office:value-type="float" office:value="138642" calcext:value-type="float">
            <text:p>138642</text:p>
          </table:table-cell>
          <table:table-cell office:value-type="float" office:value="59276" calcext:value-type="float">
            <text:p>59276</text:p>
          </table:table-cell>
          <table:table-cell table:formula="of:=([.E356]-[.F356])*100/[.E356]" office:value-type="float" office:value="57.2452792083207" calcext:value-type="float">
            <text:p>57.2452792083</text:p>
          </table:table-cell>
          <table:table-cell table:formula="of:=IF([.E356]&gt;[.F356]; 1; 0)" office:value-type="float" office:value="1" calcext:value-type="float">
            <text:p>1</text:p>
          </table:table-cell>
          <table:table-cell office:value-type="float" office:value="64112" calcext:value-type="float">
            <text:p>64112</text:p>
          </table:table-cell>
          <table:table-cell office:value-type="float" office:value="31710" calcext:value-type="float">
            <text:p>31710</text:p>
          </table:table-cell>
          <table:table-cell table:formula="of:=([.I356]-[.J356])*100/[.I356]" office:value-type="float" office:value="50.5396805590217" calcext:value-type="float">
            <text:p>50.539680559</text:p>
          </table:table-cell>
          <table:table-cell table:formula="of:=IF([.I356]&gt;[.J356]; 1; 0)" office:value-type="float" office:value="1" calcext:value-type="float">
            <text:p>1</text:p>
          </table:table-cell>
          <table:table-cell office:value-type="float" office:value="92709" calcext:value-type="float">
            <text:p>92709</text:p>
          </table:table-cell>
          <table:table-cell office:value-type="float" office:value="50176" calcext:value-type="float">
            <text:p>50176</text:p>
          </table:table-cell>
          <table:table-cell table:formula="of:=([.M356]-[.N356])*100/[.M356]" office:value-type="float" office:value="45.8779622258896" calcext:value-type="float">
            <text:p>45.8779622259</text:p>
          </table:table-cell>
          <table:table-cell table:formula="of:=IF([.M356]&gt;[.N3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22495" calcext:value-type="float">
            <text:p>22495</text:p>
          </table:table-cell>
          <table:table-cell table:formula="of:=([.A357]-[.B357])*100/[.A357]" office:value-type="float" office:value="-0.415141505222748" calcext:value-type="float">
            <text:p>-0.4151415052</text:p>
          </table:table-cell>
          <table:table-cell table:formula="of:=IF([.A357]&gt;[.B357]; 1; 0)" office:value-type="float" office:value="0" calcext:value-type="float">
            <text:p>0</text:p>
          </table:table-cell>
          <table:table-cell office:value-type="float" office:value="22433" calcext:value-type="float">
            <text:p>22433</text:p>
          </table:table-cell>
          <table:table-cell office:value-type="float" office:value="26534" calcext:value-type="float">
            <text:p>26534</text:p>
          </table:table-cell>
          <table:table-cell table:formula="of:=([.E357]-[.F357])*100/[.E357]" office:value-type="float" office:value="-18.2811037311104" calcext:value-type="float">
            <text:p>-18.2811037311</text:p>
          </table:table-cell>
          <table:table-cell table:formula="of:=IF([.E357]&gt;[.F357]; 1; 0)" office:value-type="float" office:value="0" calcext:value-type="float">
            <text:p>0</text:p>
          </table:table-cell>
          <table:table-cell office:value-type="float" office:value="18271" calcext:value-type="float">
            <text:p>18271</text:p>
          </table:table-cell>
          <table:table-cell office:value-type="float" office:value="18909" calcext:value-type="float">
            <text:p>18909</text:p>
          </table:table-cell>
          <table:table-cell table:formula="of:=([.I357]-[.J357])*100/[.I357]" office:value-type="float" office:value="-3.49187236604455" calcext:value-type="float">
            <text:p>-3.491872366</text:p>
          </table:table-cell>
          <table:table-cell table:formula="of:=IF([.I357]&gt;[.J357]; 1; 0)" office:value-type="float" office:value="0" calcext:value-type="float">
            <text:p>0</text:p>
          </table:table-cell>
          <table:table-cell office:value-type="float" office:value="27621" calcext:value-type="float">
            <text:p>27621</text:p>
          </table:table-cell>
          <table:table-cell office:value-type="float" office:value="23652" calcext:value-type="float">
            <text:p>23652</text:p>
          </table:table-cell>
          <table:table-cell table:formula="of:=([.M357]-[.N357])*100/[.M357]" office:value-type="float" office:value="14.3695014662757" calcext:value-type="float">
            <text:p>14.3695014663</text:p>
          </table:table-cell>
          <table:table-cell table:formula="of:=IF([.M357]&gt;[.N3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77" calcext:value-type="float">
            <text:p>105577</text:p>
          </table:table-cell>
          <table:table-cell office:value-type="float" office:value="45030" calcext:value-type="float">
            <text:p>45030</text:p>
          </table:table-cell>
          <table:table-cell table:formula="of:=([.A358]-[.B358])*100/[.A358]" office:value-type="float" office:value="57.3486649554354" calcext:value-type="float">
            <text:p>57.3486649554</text:p>
          </table:table-cell>
          <table:table-cell table:formula="of:=IF([.A358]&gt;[.B358]; 1; 0)" office:value-type="float" office:value="1" calcext:value-type="float">
            <text:p>1</text:p>
          </table:table-cell>
          <table:table-cell office:value-type="float" office:value="138657" calcext:value-type="float">
            <text:p>138657</text:p>
          </table:table-cell>
          <table:table-cell office:value-type="float" office:value="58612" calcext:value-type="float">
            <text:p>58612</text:p>
          </table:table-cell>
          <table:table-cell table:formula="of:=([.E358]-[.F358])*100/[.E358]" office:value-type="float" office:value="57.7287839777292" calcext:value-type="float">
            <text:p>57.7287839777</text:p>
          </table:table-cell>
          <table:table-cell table:formula="of:=IF([.E358]&gt;[.F358]; 1; 0)" office:value-type="float" office:value="1" calcext:value-type="float">
            <text:p>1</text:p>
          </table:table-cell>
          <table:table-cell office:value-type="float" office:value="64175" calcext:value-type="float">
            <text:p>64175</text:p>
          </table:table-cell>
          <table:table-cell office:value-type="float" office:value="31465" calcext:value-type="float">
            <text:p>31465</text:p>
          </table:table-cell>
          <table:table-cell table:formula="of:=([.I358]-[.J358])*100/[.I358]" office:value-type="float" office:value="50.970003895598" calcext:value-type="float">
            <text:p>50.9700038956</text:p>
          </table:table-cell>
          <table:table-cell table:formula="of:=IF([.I358]&gt;[.J358]; 1; 0)" office:value-type="float" office:value="1" calcext:value-type="float">
            <text:p>1</text:p>
          </table:table-cell>
          <table:table-cell office:value-type="float" office:value="73200" calcext:value-type="float">
            <text:p>73200</text:p>
          </table:table-cell>
          <table:table-cell office:value-type="float" office:value="42955" calcext:value-type="float">
            <text:p>42955</text:p>
          </table:table-cell>
          <table:table-cell table:formula="of:=([.M358]-[.N358])*100/[.M358]" office:value-type="float" office:value="41.318306010929" calcext:value-type="float">
            <text:p>41.3183060109</text:p>
          </table:table-cell>
          <table:table-cell table:formula="of:=IF([.M358]&gt;[.N3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76" calcext:value-type="float">
            <text:p>22676</text:p>
          </table:table-cell>
          <table:table-cell office:value-type="float" office:value="22784" calcext:value-type="float">
            <text:p>22784</text:p>
          </table:table-cell>
          <table:table-cell table:formula="of:=([.A359]-[.B359])*100/[.A359]" office:value-type="float" office:value="-0.476274475216087" calcext:value-type="float">
            <text:p>-0.4762744752</text:p>
          </table:table-cell>
          <table:table-cell table:formula="of:=IF([.A359]&gt;[.B359]; 1; 0)" office:value-type="float" office:value="0" calcext:value-type="float">
            <text:p>0</text:p>
          </table:table-cell>
          <table:table-cell office:value-type="float" office:value="29058" calcext:value-type="float">
            <text:p>29058</text:p>
          </table:table-cell>
          <table:table-cell office:value-type="float" office:value="22822" calcext:value-type="float">
            <text:p>22822</text:p>
          </table:table-cell>
          <table:table-cell table:formula="of:=([.E359]-[.F359])*100/[.E359]" office:value-type="float" office:value="21.4605272214192" calcext:value-type="float">
            <text:p>21.4605272214</text:p>
          </table:table-cell>
          <table:table-cell table:formula="of:=IF([.E359]&gt;[.F359]; 1; 0)" office:value-type="float" office:value="1" calcext:value-type="float">
            <text:p>1</text:p>
          </table:table-cell>
          <table:table-cell office:value-type="float" office:value="20754" calcext:value-type="float">
            <text:p>20754</text:p>
          </table:table-cell>
          <table:table-cell office:value-type="float" office:value="19288" calcext:value-type="float">
            <text:p>19288</text:p>
          </table:table-cell>
          <table:table-cell table:formula="of:=([.I359]-[.J359])*100/[.I359]" office:value-type="float" office:value="7.06369856413222" calcext:value-type="float">
            <text:p>7.0636985641</text:p>
          </table:table-cell>
          <table:table-cell table:formula="of:=IF([.I359]&gt;[.J359]; 1; 0)" office:value-type="float" office:value="1" calcext:value-type="float">
            <text:p>1</text:p>
          </table:table-cell>
          <table:table-cell office:value-type="float" office:value="24454" calcext:value-type="float">
            <text:p>24454</text:p>
          </table:table-cell>
          <table:table-cell office:value-type="float" office:value="24304" calcext:value-type="float">
            <text:p>24304</text:p>
          </table:table-cell>
          <table:table-cell table:formula="of:=([.M359]-[.N359])*100/[.M359]" office:value-type="float" office:value="0.613396581336387" calcext:value-type="float">
            <text:p>0.6133965813</text:p>
          </table:table-cell>
          <table:table-cell table:formula="of:=IF([.M359]&gt;[.N3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82" calcext:value-type="float">
            <text:p>105882</text:p>
          </table:table-cell>
          <table:table-cell office:value-type="float" office:value="50054" calcext:value-type="float">
            <text:p>50054</text:p>
          </table:table-cell>
          <table:table-cell table:formula="of:=([.A360]-[.B360])*100/[.A360]" office:value-type="float" office:value="52.7266201998451" calcext:value-type="float">
            <text:p>52.7266201998</text:p>
          </table:table-cell>
          <table:table-cell table:formula="of:=IF([.A360]&gt;[.B360]; 1; 0)" office:value-type="float" office:value="1" calcext:value-type="float">
            <text:p>1</text:p>
          </table:table-cell>
          <table:table-cell office:value-type="float" office:value="139048" calcext:value-type="float">
            <text:p>139048</text:p>
          </table:table-cell>
          <table:table-cell office:value-type="float" office:value="55845" calcext:value-type="float">
            <text:p>55845</text:p>
          </table:table-cell>
          <table:table-cell table:formula="of:=([.E360]-[.F360])*100/[.E360]" office:value-type="float" office:value="59.8376100339451" calcext:value-type="float">
            <text:p>59.8376100339</text:p>
          </table:table-cell>
          <table:table-cell table:formula="of:=IF([.E360]&gt;[.F360]; 1; 0)" office:value-type="float" office:value="1" calcext:value-type="float">
            <text:p>1</text:p>
          </table:table-cell>
          <table:table-cell office:value-type="float" office:value="64096" calcext:value-type="float">
            <text:p>64096</text:p>
          </table:table-cell>
          <table:table-cell office:value-type="float" office:value="31267" calcext:value-type="float">
            <text:p>31267</text:p>
          </table:table-cell>
          <table:table-cell table:formula="of:=([.I360]-[.J360])*100/[.I360]" office:value-type="float" office:value="51.2184847728407" calcext:value-type="float">
            <text:p>51.2184847728</text:p>
          </table:table-cell>
          <table:table-cell table:formula="of:=IF([.I360]&gt;[.J360]; 1; 0)" office:value-type="float" office:value="1" calcext:value-type="float">
            <text:p>1</text:p>
          </table:table-cell>
          <table:table-cell office:value-type="float" office:value="73229" calcext:value-type="float">
            <text:p>73229</text:p>
          </table:table-cell>
          <table:table-cell office:value-type="float" office:value="42757" calcext:value-type="float">
            <text:p>42757</text:p>
          </table:table-cell>
          <table:table-cell table:formula="of:=([.M360]-[.N360])*100/[.M360]" office:value-type="float" office:value="41.6119296999822" calcext:value-type="float">
            <text:p>41.6119297</text:p>
          </table:table-cell>
          <table:table-cell table:formula="of:=IF([.M360]&gt;[.N3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float" office:value="23090" calcext:value-type="float">
            <text:p>23090</text:p>
          </table:table-cell>
          <table:table-cell table:formula="of:=([.A361]-[.B361])*100/[.A361]" office:value-type="float" office:value="-0.225714037676882" calcext:value-type="float">
            <text:p>-0.2257140377</text:p>
          </table:table-cell>
          <table:table-cell table:formula="of:=IF([.A361]&gt;[.B361]; 1; 0)" office:value-type="float" office:value="0" calcext:value-type="float">
            <text:p>0</text:p>
          </table:table-cell>
          <table:table-cell office:value-type="float" office:value="29095" calcext:value-type="float">
            <text:p>29095</text:p>
          </table:table-cell>
          <table:table-cell office:value-type="float" office:value="29134" calcext:value-type="float">
            <text:p>29134</text:p>
          </table:table-cell>
          <table:table-cell table:formula="of:=([.E361]-[.F361])*100/[.E361]" office:value-type="float" office:value="-0.134043650111703" calcext:value-type="float">
            <text:p>-0.1340436501</text:p>
          </table:table-cell>
          <table:table-cell table:formula="of:=IF([.E361]&gt;[.F361]; 1; 0)" office:value-type="float" office:value="0" calcext:value-type="float">
            <text:p>0</text:p>
          </table:table-cell>
          <table:table-cell office:value-type="float" office:value="20785" calcext:value-type="float">
            <text:p>20785</text:p>
          </table:table-cell>
          <table:table-cell office:value-type="float" office:value="19601" calcext:value-type="float">
            <text:p>19601</text:p>
          </table:table-cell>
          <table:table-cell table:formula="of:=([.I361]-[.J361])*100/[.I361]" office:value-type="float" office:value="5.69641568438778" calcext:value-type="float">
            <text:p>5.6964156844</text:p>
          </table:table-cell>
          <table:table-cell table:formula="of:=IF([.I361]&gt;[.J361]; 1; 0)" office:value-type="float" office:value="1" calcext:value-type="float">
            <text:p>1</text:p>
          </table:table-cell>
          <table:table-cell office:value-type="float" office:value="24742" calcext:value-type="float">
            <text:p>24742</text:p>
          </table:table-cell>
          <table:table-cell office:value-type="float" office:value="28386" calcext:value-type="float">
            <text:p>28386</text:p>
          </table:table-cell>
          <table:table-cell table:formula="of:=([.M361]-[.N361])*100/[.M361]" office:value-type="float" office:value="-14.7279928865896" calcext:value-type="float">
            <text:p>-14.7279928866</text:p>
          </table:table-cell>
          <table:table-cell table:formula="of:=IF([.M361]&gt;[.N3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1" calcext:value-type="float">
            <text:p>130001</text:p>
          </table:table-cell>
          <table:table-cell office:value-type="float" office:value="56503" calcext:value-type="float">
            <text:p>56503</text:p>
          </table:table-cell>
          <table:table-cell table:formula="of:=([.A362]-[.B362])*100/[.A362]" office:value-type="float" office:value="56.5364881808601" calcext:value-type="float">
            <text:p>56.5364881809</text:p>
          </table:table-cell>
          <table:table-cell table:formula="of:=IF([.A362]&gt;[.B362]; 1; 0)" office:value-type="float" office:value="1" calcext:value-type="float">
            <text:p>1</text:p>
          </table:table-cell>
          <table:table-cell office:value-type="float" office:value="112253" calcext:value-type="float">
            <text:p>112253</text:p>
          </table:table-cell>
          <table:table-cell office:value-type="float" office:value="44980" calcext:value-type="float">
            <text:p>44980</text:p>
          </table:table-cell>
          <table:table-cell table:formula="of:=([.E362]-[.F362])*100/[.E362]" office:value-type="float" office:value="59.9298014306967" calcext:value-type="float">
            <text:p>59.9298014307</text:p>
          </table:table-cell>
          <table:table-cell table:formula="of:=IF([.E362]&gt;[.F362]; 1; 0)" office:value-type="float" office:value="1" calcext:value-type="float">
            <text:p>1</text:p>
          </table:table-cell>
          <table:table-cell office:value-type="float" office:value="64146" calcext:value-type="float">
            <text:p>64146</text:p>
          </table:table-cell>
          <table:table-cell office:value-type="float" office:value="30940" calcext:value-type="float">
            <text:p>30940</text:p>
          </table:table-cell>
          <table:table-cell table:formula="of:=([.I362]-[.J362])*100/[.I362]" office:value-type="float" office:value="51.7662831665264" calcext:value-type="float">
            <text:p>51.7662831665</text:p>
          </table:table-cell>
          <table:table-cell table:formula="of:=IF([.I362]&gt;[.J362]; 1; 0)" office:value-type="float" office:value="1" calcext:value-type="float">
            <text:p>1</text:p>
          </table:table-cell>
          <table:table-cell office:value-type="float" office:value="79603" calcext:value-type="float">
            <text:p>79603</text:p>
          </table:table-cell>
          <table:table-cell office:value-type="float" office:value="39134" calcext:value-type="float">
            <text:p>39134</text:p>
          </table:table-cell>
          <table:table-cell table:formula="of:=([.M362]-[.N362])*100/[.M362]" office:value-type="float" office:value="50.8385362360715" calcext:value-type="float">
            <text:p>50.8385362361</text:p>
          </table:table-cell>
          <table:table-cell table:formula="of:=IF([.M362]&gt;[.N3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float" office:value="29536" calcext:value-type="float">
            <text:p>29536</text:p>
          </table:table-cell>
          <table:table-cell table:formula="of:=([.A363]-[.B363])*100/[.A363]" office:value-type="float" office:value="1.69412547844899" calcext:value-type="float">
            <text:p>1.6941254784</text:p>
          </table:table-cell>
          <table:table-cell table:formula="of:=IF([.A363]&gt;[.B363]; 1; 0)" office:value-type="float" office:value="1" calcext:value-type="float">
            <text:p>1</text:p>
          </table:table-cell>
          <table:table-cell office:value-type="float" office:value="27336" calcext:value-type="float">
            <text:p>27336</text:p>
          </table:table-cell>
          <table:table-cell office:value-type="float" office:value="29428" calcext:value-type="float">
            <text:p>29428</text:p>
          </table:table-cell>
          <table:table-cell table:formula="of:=([.E363]-[.F363])*100/[.E363]" office:value-type="float" office:value="-7.65291191103307" calcext:value-type="float">
            <text:p>-7.652911911</text:p>
          </table:table-cell>
          <table:table-cell table:formula="of:=IF([.E363]&gt;[.F363]; 1; 0)" office:value-type="float" office:value="0" calcext:value-type="float">
            <text:p>0</text:p>
          </table:table-cell>
          <table:table-cell office:value-type="float" office:value="20928" calcext:value-type="float">
            <text:p>20928</text:p>
          </table:table-cell>
          <table:table-cell office:value-type="float" office:value="17565" calcext:value-type="float">
            <text:p>17565</text:p>
          </table:table-cell>
          <table:table-cell table:formula="of:=([.I363]-[.J363])*100/[.I363]" office:value-type="float" office:value="16.069380733945" calcext:value-type="float">
            <text:p>16.0693807339</text:p>
          </table:table-cell>
          <table:table-cell table:formula="of:=IF([.I363]&gt;[.J363]; 1; 0)" office:value-type="float" office:value="1" calcext:value-type="float">
            <text:p>1</text:p>
          </table:table-cell>
          <table:table-cell office:value-type="float" office:value="25078" calcext:value-type="float">
            <text:p>25078</text:p>
          </table:table-cell>
          <table:table-cell office:value-type="float" office:value="28911" calcext:value-type="float">
            <text:p>28911</text:p>
          </table:table-cell>
          <table:table-cell table:formula="of:=([.M363]-[.N363])*100/[.M363]" office:value-type="float" office:value="-15.2843129436159" calcext:value-type="float">
            <text:p>-15.2843129436</text:p>
          </table:table-cell>
          <table:table-cell table:formula="of:=IF([.M363]&gt;[.N3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16" calcext:value-type="float">
            <text:p>130516</text:p>
          </table:table-cell>
          <table:table-cell office:value-type="float" office:value="53517" calcext:value-type="float">
            <text:p>53517</text:p>
          </table:table-cell>
          <table:table-cell table:formula="of:=([.A364]-[.B364])*100/[.A364]" office:value-type="float" office:value="58.9958319286524" calcext:value-type="float">
            <text:p>58.9958319287</text:p>
          </table:table-cell>
          <table:table-cell table:formula="of:=IF([.A364]&gt;[.B364]; 1; 0)" office:value-type="float" office:value="1" calcext:value-type="float">
            <text:p>1</text:p>
          </table:table-cell>
          <table:table-cell office:value-type="float" office:value="138935" calcext:value-type="float">
            <text:p>138935</text:p>
          </table:table-cell>
          <table:table-cell office:value-type="float" office:value="54402" calcext:value-type="float">
            <text:p>54402</text:p>
          </table:table-cell>
          <table:table-cell table:formula="of:=([.E364]-[.F364])*100/[.E364]" office:value-type="float" office:value="60.8435599381006" calcext:value-type="float">
            <text:p>60.8435599381</text:p>
          </table:table-cell>
          <table:table-cell table:formula="of:=IF([.E364]&gt;[.F364]; 1; 0)" office:value-type="float" office:value="1" calcext:value-type="float">
            <text:p>1</text:p>
          </table:table-cell>
          <table:table-cell office:value-type="float" office:value="64646" calcext:value-type="float">
            <text:p>64646</text:p>
          </table:table-cell>
          <table:table-cell office:value-type="float" office:value="28672" calcext:value-type="float">
            <text:p>28672</text:p>
          </table:table-cell>
          <table:table-cell table:formula="of:=([.I364]-[.J364])*100/[.I364]" office:value-type="float" office:value="55.6476812177088" calcext:value-type="float">
            <text:p>55.6476812177</text:p>
          </table:table-cell>
          <table:table-cell table:formula="of:=IF([.I364]&gt;[.J364]; 1; 0)" office:value-type="float" office:value="1" calcext:value-type="float">
            <text:p>1</text:p>
          </table:table-cell>
          <table:table-cell office:value-type="float" office:value="89448" calcext:value-type="float">
            <text:p>89448</text:p>
          </table:table-cell>
          <table:table-cell office:value-type="float" office:value="46582" calcext:value-type="float">
            <text:p>46582</text:p>
          </table:table-cell>
          <table:table-cell table:formula="of:=([.M364]-[.N364])*100/[.M364]" office:value-type="float" office:value="47.9228154905644" calcext:value-type="float">
            <text:p>47.9228154906</text:p>
          </table:table-cell>
          <table:table-cell table:formula="of:=IF([.M364]&gt;[.N3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1" calcext:value-type="float">
            <text:p>29621</text:p>
          </table:table-cell>
          <table:table-cell office:value-type="float" office:value="29792" calcext:value-type="float">
            <text:p>29792</text:p>
          </table:table-cell>
          <table:table-cell table:formula="of:=([.A365]-[.B365])*100/[.A365]" office:value-type="float" office:value="-0.577293136626042" calcext:value-type="float">
            <text:p>-0.5772931366</text:p>
          </table:table-cell>
          <table:table-cell table:formula="of:=IF([.A365]&gt;[.B365]; 1; 0)" office:value-type="float" office:value="0" calcext:value-type="float">
            <text:p>0</text:p>
          </table:table-cell>
          <table:table-cell office:value-type="float" office:value="27617" calcext:value-type="float">
            <text:p>27617</text:p>
          </table:table-cell>
          <table:table-cell office:value-type="float" office:value="27700" calcext:value-type="float">
            <text:p>27700</text:p>
          </table:table-cell>
          <table:table-cell table:formula="of:=([.E365]-[.F365])*100/[.E365]" office:value-type="float" office:value="-0.300539522757722" calcext:value-type="float">
            <text:p>-0.3005395228</text:p>
          </table:table-cell>
          <table:table-cell table:formula="of:=IF([.E365]&gt;[.F365]; 1; 0)" office:value-type="float" office:value="0" calcext:value-type="float">
            <text:p>0</text:p>
          </table:table-cell>
          <table:table-cell office:value-type="float" office:value="21139" calcext:value-type="float">
            <text:p>21139</text:p>
          </table:table-cell>
          <table:table-cell office:value-type="float" office:value="19752" calcext:value-type="float">
            <text:p>19752</text:p>
          </table:table-cell>
          <table:table-cell table:formula="of:=([.I365]-[.J365])*100/[.I365]" office:value-type="float" office:value="6.56133213491651" calcext:value-type="float">
            <text:p>6.5613321349</text:p>
          </table:table-cell>
          <table:table-cell table:formula="of:=IF([.I365]&gt;[.J365]; 1; 0)" office:value-type="float" office:value="1" calcext:value-type="float">
            <text:p>1</text:p>
          </table:table-cell>
          <table:table-cell office:value-type="float" office:value="31473" calcext:value-type="float">
            <text:p>31473</text:p>
          </table:table-cell>
          <table:table-cell office:value-type="float" office:value="31012" calcext:value-type="float">
            <text:p>31012</text:p>
          </table:table-cell>
          <table:table-cell table:formula="of:=([.M365]-[.N365])*100/[.M365]" office:value-type="float" office:value="1.46474756140184" calcext:value-type="float">
            <text:p>1.4647475614</text:p>
          </table:table-cell>
          <table:table-cell table:formula="of:=IF([.M365]&gt;[.N3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12" calcext:value-type="float">
            <text:p>105712</text:p>
          </table:table-cell>
          <table:table-cell office:value-type="float" office:value="50474" calcext:value-type="float">
            <text:p>50474</text:p>
          </table:table-cell>
          <table:table-cell table:formula="of:=([.A366]-[.B366])*100/[.A366]" office:value-type="float" office:value="52.2532919630695" calcext:value-type="float">
            <text:p>52.2532919631</text:p>
          </table:table-cell>
          <table:table-cell table:formula="of:=IF([.A366]&gt;[.B366]; 1; 0)" office:value-type="float" office:value="1" calcext:value-type="float">
            <text:p>1</text:p>
          </table:table-cell>
          <table:table-cell office:value-type="float" office:value="138634" calcext:value-type="float">
            <text:p>138634</text:p>
          </table:table-cell>
          <table:table-cell office:value-type="float" office:value="53625" calcext:value-type="float">
            <text:p>53625</text:p>
          </table:table-cell>
          <table:table-cell table:formula="of:=([.E366]-[.F366])*100/[.E366]" office:value-type="float" office:value="61.319012652019" calcext:value-type="float">
            <text:p>61.319012652</text:p>
          </table:table-cell>
          <table:table-cell table:formula="of:=IF([.E366]&gt;[.F366]; 1; 0)" office:value-type="float" office:value="1" calcext:value-type="float">
            <text:p>1</text:p>
          </table:table-cell>
          <table:table-cell office:value-type="float" office:value="64149" calcext:value-type="float">
            <text:p>64149</text:p>
          </table:table-cell>
          <table:table-cell office:value-type="float" office:value="30412" calcext:value-type="float">
            <text:p>30412</text:p>
          </table:table-cell>
          <table:table-cell table:formula="of:=([.I366]-[.J366])*100/[.I366]" office:value-type="float" office:value="52.5916226285679" calcext:value-type="float">
            <text:p>52.5916226286</text:p>
          </table:table-cell>
          <table:table-cell table:formula="of:=IF([.I366]&gt;[.J366]; 1; 0)" office:value-type="float" office:value="1" calcext:value-type="float">
            <text:p>1</text:p>
          </table:table-cell>
          <table:table-cell office:value-type="float" office:value="73126" calcext:value-type="float">
            <text:p>73126</text:p>
          </table:table-cell>
          <table:table-cell office:value-type="float" office:value="49082" calcext:value-type="float">
            <text:p>49082</text:p>
          </table:table-cell>
          <table:table-cell table:formula="of:=([.M366]-[.N366])*100/[.M366]" office:value-type="float" office:value="32.8802341164565" calcext:value-type="float">
            <text:p>32.8802341165</text:p>
          </table:table-cell>
          <table:table-cell table:formula="of:=IF([.M366]&gt;[.N3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float" office:value="30039" calcext:value-type="float">
            <text:p>30039</text:p>
          </table:table-cell>
          <table:table-cell table:formula="of:=([.A367]-[.B367])*100/[.A367]" office:value-type="float" office:value="-7.47790618626784" calcext:value-type="float">
            <text:p>-7.4779061863</text:p>
          </table:table-cell>
          <table:table-cell table:formula="of:=IF([.A367]&gt;[.B367]; 1; 0)" office:value-type="float" office:value="0" calcext:value-type="float">
            <text:p>0</text:p>
          </table:table-cell>
          <table:table-cell office:value-type="float" office:value="29882" calcext:value-type="float">
            <text:p>29882</text:p>
          </table:table-cell>
          <table:table-cell office:value-type="float" office:value="30014" calcext:value-type="float">
            <text:p>30014</text:p>
          </table:table-cell>
          <table:table-cell table:formula="of:=([.E367]-[.F367])*100/[.E367]" office:value-type="float" office:value="-0.441737500836624" calcext:value-type="float">
            <text:p>-0.4417375008</text:p>
          </table:table-cell>
          <table:table-cell table:formula="of:=IF([.E367]&gt;[.F367]; 1; 0)" office:value-type="float" office:value="0" calcext:value-type="float">
            <text:p>0</text:p>
          </table:table-cell>
          <table:table-cell office:value-type="float" office:value="23139" calcext:value-type="float">
            <text:p>23139</text:p>
          </table:table-cell>
          <table:table-cell office:value-type="float" office:value="20105" calcext:value-type="float">
            <text:p>20105</text:p>
          </table:table-cell>
          <table:table-cell table:formula="of:=([.I367]-[.J367])*100/[.I367]" office:value-type="float" office:value="13.1120618868577" calcext:value-type="float">
            <text:p>13.1120618869</text:p>
          </table:table-cell>
          <table:table-cell table:formula="of:=IF([.I367]&gt;[.J367]; 1; 0)" office:value-type="float" office:value="1" calcext:value-type="float">
            <text:p>1</text:p>
          </table:table-cell>
          <table:table-cell office:value-type="float" office:value="31805" calcext:value-type="float">
            <text:p>31805</text:p>
          </table:table-cell>
          <table:table-cell office:value-type="float" office:value="31500" calcext:value-type="float">
            <text:p>31500</text:p>
          </table:table-cell>
          <table:table-cell table:formula="of:=([.M367]-[.N367])*100/[.M367]" office:value-type="float" office:value="0.958968715610753" calcext:value-type="float">
            <text:p>0.9589687156</text:p>
          </table:table-cell>
          <table:table-cell table:formula="of:=IF([.M367]&gt;[.N3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49" calcext:value-type="float">
            <text:p>130749</text:p>
          </table:table-cell>
          <table:table-cell office:value-type="float" office:value="49727" calcext:value-type="float">
            <text:p>49727</text:p>
          </table:table-cell>
          <table:table-cell table:formula="of:=([.A368]-[.B368])*100/[.A368]" office:value-type="float" office:value="61.9675867501855" calcext:value-type="float">
            <text:p>61.9675867502</text:p>
          </table:table-cell>
          <table:table-cell table:formula="of:=IF([.A368]&gt;[.B368]; 1; 0)" office:value-type="float" office:value="1" calcext:value-type="float">
            <text:p>1</text:p>
          </table:table-cell>
          <table:table-cell office:value-type="float" office:value="138723" calcext:value-type="float">
            <text:p>138723</text:p>
          </table:table-cell>
          <table:table-cell office:value-type="float" office:value="53019" calcext:value-type="float">
            <text:p>53019</text:p>
          </table:table-cell>
          <table:table-cell table:formula="of:=([.E368]-[.F368])*100/[.E368]" office:value-type="float" office:value="61.7806708332432" calcext:value-type="float">
            <text:p>61.7806708332</text:p>
          </table:table-cell>
          <table:table-cell table:formula="of:=IF([.E368]&gt;[.F368]; 1; 0)" office:value-type="float" office:value="1" calcext:value-type="float">
            <text:p>1</text:p>
          </table:table-cell>
          <table:table-cell office:value-type="float" office:value="64166" calcext:value-type="float">
            <text:p>64166</text:p>
          </table:table-cell>
          <table:table-cell office:value-type="float" office:value="30154" calcext:value-type="float">
            <text:p>30154</text:p>
          </table:table-cell>
          <table:table-cell table:formula="of:=([.I368]-[.J368])*100/[.I368]" office:value-type="float" office:value="53.0062650001558" calcext:value-type="float">
            <text:p>53.0062650002</text:p>
          </table:table-cell>
          <table:table-cell table:formula="of:=IF([.I368]&gt;[.J368]; 1; 0)" office:value-type="float" office:value="1" calcext:value-type="float">
            <text:p>1</text:p>
          </table:table-cell>
          <table:table-cell office:value-type="float" office:value="89443" calcext:value-type="float">
            <text:p>89443</text:p>
          </table:table-cell>
          <table:table-cell office:value-type="float" office:value="45871" calcext:value-type="float">
            <text:p>45871</text:p>
          </table:table-cell>
          <table:table-cell table:formula="of:=([.M368]-[.N368])*100/[.M368]" office:value-type="float" office:value="48.7148239661013" calcext:value-type="float">
            <text:p>48.7148239661</text:p>
          </table:table-cell>
          <table:table-cell table:formula="of:=IF([.M368]&gt;[.N3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56" calcext:value-type="float">
            <text:p>28256</text:p>
          </table:table-cell>
          <table:table-cell office:value-type="float" office:value="30288" calcext:value-type="float">
            <text:p>30288</text:p>
          </table:table-cell>
          <table:table-cell table:formula="of:=([.A369]-[.B369])*100/[.A369]" office:value-type="float" office:value="-7.19139297848245" calcext:value-type="float">
            <text:p>-7.1913929785</text:p>
          </table:table-cell>
          <table:table-cell table:formula="of:=IF([.A369]&gt;[.B369]; 1; 0)" office:value-type="float" office:value="0" calcext:value-type="float">
            <text:p>0</text:p>
          </table:table-cell>
          <table:table-cell office:value-type="float" office:value="30229" calcext:value-type="float">
            <text:p>30229</text:p>
          </table:table-cell>
          <table:table-cell office:value-type="float" office:value="30285" calcext:value-type="float">
            <text:p>30285</text:p>
          </table:table-cell>
          <table:table-cell table:formula="of:=([.E369]-[.F369])*100/[.E369]" office:value-type="float" office:value="-0.185252572033478" calcext:value-type="float">
            <text:p>-0.185252572</text:p>
          </table:table-cell>
          <table:table-cell table:formula="of:=IF([.E369]&gt;[.F369]; 1; 0)" office:value-type="float" office:value="0" calcext:value-type="float">
            <text:p>0</text:p>
          </table:table-cell>
          <table:table-cell office:value-type="float" office:value="21542" calcext:value-type="float">
            <text:p>21542</text:p>
          </table:table-cell>
          <table:table-cell office:value-type="float" office:value="20270" calcext:value-type="float">
            <text:p>20270</text:p>
          </table:table-cell>
          <table:table-cell table:formula="of:=([.I369]-[.J369])*100/[.I369]" office:value-type="float" office:value="5.90474422059233" calcext:value-type="float">
            <text:p>5.9047442206</text:p>
          </table:table-cell>
          <table:table-cell table:formula="of:=IF([.I369]&gt;[.J369]; 1; 0)" office:value-type="float" office:value="1" calcext:value-type="float">
            <text:p>1</text:p>
          </table:table-cell>
          <table:table-cell office:value-type="float" office:value="32091" calcext:value-type="float">
            <text:p>32091</text:p>
          </table:table-cell>
          <table:table-cell office:value-type="float" office:value="26106" calcext:value-type="float">
            <text:p>26106</text:p>
          </table:table-cell>
          <table:table-cell table:formula="of:=([.M369]-[.N369])*100/[.M369]" office:value-type="float" office:value="18.6500888099467" calcext:value-type="float">
            <text:p>18.6500888099</text:p>
          </table:table-cell>
          <table:table-cell table:formula="of:=IF([.M369]&gt;[.N3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449" calcext:value-type="float">
            <text:p>131449</text:p>
          </table:table-cell>
          <table:table-cell office:value-type="float" office:value="49106" calcext:value-type="float">
            <text:p>49106</text:p>
          </table:table-cell>
          <table:table-cell table:formula="of:=([.A370]-[.B370])*100/[.A370]" office:value-type="float" office:value="62.6425457782106" calcext:value-type="float">
            <text:p>62.6425457782</text:p>
          </table:table-cell>
          <table:table-cell table:formula="of:=IF([.A370]&gt;[.B370]; 1; 0)" office:value-type="float" office:value="1" calcext:value-type="float">
            <text:p>1</text:p>
          </table:table-cell>
          <table:table-cell office:value-type="float" office:value="138647" calcext:value-type="float">
            <text:p>138647</text:p>
          </table:table-cell>
          <table:table-cell office:value-type="float" office:value="50139" calcext:value-type="float">
            <text:p>50139</text:p>
          </table:table-cell>
          <table:table-cell table:formula="of:=([.E370]-[.F370])*100/[.E370]" office:value-type="float" office:value="63.8369384119382" calcext:value-type="float">
            <text:p>63.8369384119</text:p>
          </table:table-cell>
          <table:table-cell table:formula="of:=IF([.E370]&gt;[.F370]; 1; 0)" office:value-type="float" office:value="1" calcext:value-type="float">
            <text:p>1</text:p>
          </table:table-cell>
          <table:table-cell office:value-type="float" office:value="64191" calcext:value-type="float">
            <text:p>64191</text:p>
          </table:table-cell>
          <table:table-cell office:value-type="float" office:value="29905" calcext:value-type="float">
            <text:p>29905</text:p>
          </table:table-cell>
          <table:table-cell table:formula="of:=([.I370]-[.J370])*100/[.I370]" office:value-type="float" office:value="53.4124721534172" calcext:value-type="float">
            <text:p>53.4124721534</text:p>
          </table:table-cell>
          <table:table-cell table:formula="of:=IF([.I370]&gt;[.J370]; 1; 0)" office:value-type="float" office:value="1" calcext:value-type="float">
            <text:p>1</text:p>
          </table:table-cell>
          <table:table-cell office:value-type="float" office:value="73155" calcext:value-type="float">
            <text:p>73155</text:p>
          </table:table-cell>
          <table:table-cell office:value-type="float" office:value="37616" calcext:value-type="float">
            <text:p>37616</text:p>
          </table:table-cell>
          <table:table-cell table:formula="of:=([.M370]-[.N370])*100/[.M370]" office:value-type="float" office:value="48.5804114551295" calcext:value-type="float">
            <text:p>48.5804114551</text:p>
          </table:table-cell>
          <table:table-cell table:formula="of:=IF([.M370]&gt;[.N3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82" calcext:value-type="float">
            <text:p>28482</text:p>
          </table:table-cell>
          <table:table-cell office:value-type="float" office:value="30607" calcext:value-type="float">
            <text:p>30607</text:p>
          </table:table-cell>
          <table:table-cell table:formula="of:=([.A371]-[.B371])*100/[.A371]" office:value-type="float" office:value="-7.46085246822555" calcext:value-type="float">
            <text:p>-7.4608524682</text:p>
          </table:table-cell>
          <table:table-cell table:formula="of:=IF([.A371]&gt;[.B371]; 1; 0)" office:value-type="float" office:value="0" calcext:value-type="float">
            <text:p>0</text:p>
          </table:table-cell>
          <table:table-cell office:value-type="float" office:value="28508" calcext:value-type="float">
            <text:p>28508</text:p>
          </table:table-cell>
          <table:table-cell office:value-type="float" office:value="30620" calcext:value-type="float">
            <text:p>30620</text:p>
          </table:table-cell>
          <table:table-cell table:formula="of:=([.E371]-[.F371])*100/[.E371]" office:value-type="float" office:value="-7.40844675178897" calcext:value-type="float">
            <text:p>-7.4084467518</text:p>
          </table:table-cell>
          <table:table-cell table:formula="of:=IF([.E371]&gt;[.F371]; 1; 0)" office:value-type="float" office:value="0" calcext:value-type="float">
            <text:p>0</text:p>
          </table:table-cell>
          <table:table-cell office:value-type="float" office:value="21766" calcext:value-type="float">
            <text:p>21766</text:p>
          </table:table-cell>
          <table:table-cell office:value-type="float" office:value="20434" calcext:value-type="float">
            <text:p>20434</text:p>
          </table:table-cell>
          <table:table-cell table:formula="of:=([.I371]-[.J371])*100/[.I371]" office:value-type="float" office:value="6.11963612974364" calcext:value-type="float">
            <text:p>6.1196361297</text:p>
          </table:table-cell>
          <table:table-cell table:formula="of:=IF([.I371]&gt;[.J371]; 1; 0)" office:value-type="float" office:value="1" calcext:value-type="float">
            <text:p>1</text:p>
          </table:table-cell>
          <table:table-cell office:value-type="float" office:value="32492" calcext:value-type="float">
            <text:p>32492</text:p>
          </table:table-cell>
          <table:table-cell office:value-type="float" office:value="32437" calcext:value-type="float">
            <text:p>32437</text:p>
          </table:table-cell>
          <table:table-cell table:formula="of:=([.M371]-[.N371])*100/[.M371]" office:value-type="float" office:value="0.16927243629201" calcext:value-type="float">
            <text:p>0.1692724363</text:p>
          </table:table-cell>
          <table:table-cell table:formula="of:=IF([.M371]&gt;[.N3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95" calcext:value-type="float">
            <text:p>129895</text:p>
          </table:table-cell>
          <table:table-cell office:value-type="float" office:value="50405" calcext:value-type="float">
            <text:p>50405</text:p>
          </table:table-cell>
          <table:table-cell table:formula="of:=([.A372]-[.B372])*100/[.A372]" office:value-type="float" office:value="61.1955810462297" calcext:value-type="float">
            <text:p>61.1955810462</text:p>
          </table:table-cell>
          <table:table-cell table:formula="of:=IF([.A372]&gt;[.B372]; 1; 0)" office:value-type="float" office:value="1" calcext:value-type="float">
            <text:p>1</text:p>
          </table:table-cell>
          <table:table-cell office:value-type="float" office:value="138594" calcext:value-type="float">
            <text:p>138594</text:p>
          </table:table-cell>
          <table:table-cell office:value-type="float" office:value="51398" calcext:value-type="float">
            <text:p>51398</text:p>
          </table:table-cell>
          <table:table-cell table:formula="of:=([.E372]-[.F372])*100/[.E372]" office:value-type="float" office:value="62.9147004920848" calcext:value-type="float">
            <text:p>62.9147004921</text:p>
          </table:table-cell>
          <table:table-cell table:formula="of:=IF([.E372]&gt;[.F372]; 1; 0)" office:value-type="float" office:value="1" calcext:value-type="float">
            <text:p>1</text:p>
          </table:table-cell>
          <table:table-cell office:value-type="float" office:value="64185" calcext:value-type="float">
            <text:p>64185</text:p>
          </table:table-cell>
          <table:table-cell office:value-type="float" office:value="29667" calcext:value-type="float">
            <text:p>29667</text:p>
          </table:table-cell>
          <table:table-cell table:formula="of:=([.I372]-[.J372])*100/[.I372]" office:value-type="float" office:value="53.7789203084833" calcext:value-type="float">
            <text:p>53.7789203085</text:p>
          </table:table-cell>
          <table:table-cell table:formula="of:=IF([.I372]&gt;[.J372]; 1; 0)" office:value-type="float" office:value="1" calcext:value-type="float">
            <text:p>1</text:p>
          </table:table-cell>
          <table:table-cell office:value-type="float" office:value="89547" calcext:value-type="float">
            <text:p>89547</text:p>
          </table:table-cell>
          <table:table-cell office:value-type="float" office:value="45312" calcext:value-type="float">
            <text:p>45312</text:p>
          </table:table-cell>
          <table:table-cell table:formula="of:=([.M372]-[.N372])*100/[.M372]" office:value-type="float" office:value="49.3986398204295" calcext:value-type="float">
            <text:p>49.3986398204</text:p>
          </table:table-cell>
          <table:table-cell table:formula="of:=IF([.M372]&gt;[.N3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06" calcext:value-type="float">
            <text:p>30806</text:p>
          </table:table-cell>
          <table:table-cell office:value-type="float" office:value="28870" calcext:value-type="float">
            <text:p>28870</text:p>
          </table:table-cell>
          <table:table-cell table:formula="of:=([.A373]-[.B373])*100/[.A373]" office:value-type="float" office:value="6.28449003440888" calcext:value-type="float">
            <text:p>6.2844900344</text:p>
          </table:table-cell>
          <table:table-cell table:formula="of:=IF([.A373]&gt;[.B373]; 1; 0)" office:value-type="float" office:value="1" calcext:value-type="float">
            <text:p>1</text:p>
          </table:table-cell>
          <table:table-cell office:value-type="float" office:value="30827" calcext:value-type="float">
            <text:p>30827</text:p>
          </table:table-cell>
          <table:table-cell office:value-type="float" office:value="30897" calcext:value-type="float">
            <text:p>30897</text:p>
          </table:table-cell>
          <table:table-cell table:formula="of:=([.E373]-[.F373])*100/[.E373]" office:value-type="float" office:value="-0.227073669186103" calcext:value-type="float">
            <text:p>-0.2270736692</text:p>
          </table:table-cell>
          <table:table-cell table:formula="of:=IF([.E373]&gt;[.F373]; 1; 0)" office:value-type="float" office:value="0" calcext:value-type="float">
            <text:p>0</text:p>
          </table:table-cell>
          <table:table-cell office:value-type="float" office:value="22037" calcext:value-type="float">
            <text:p>22037</text:p>
          </table:table-cell>
          <table:table-cell office:value-type="float" office:value="20559" calcext:value-type="float">
            <text:p>20559</text:p>
          </table:table-cell>
          <table:table-cell table:formula="of:=([.I373]-[.J373])*100/[.I373]" office:value-type="float" office:value="6.70690202840677" calcext:value-type="float">
            <text:p>6.7069020284</text:p>
          </table:table-cell>
          <table:table-cell table:formula="of:=IF([.I373]&gt;[.J373]; 1; 0)" office:value-type="float" office:value="1" calcext:value-type="float">
            <text:p>1</text:p>
          </table:table-cell>
          <table:table-cell office:value-type="float" office:value="34810" calcext:value-type="float">
            <text:p>34810</text:p>
          </table:table-cell>
          <table:table-cell office:value-type="float" office:value="32194" calcext:value-type="float">
            <text:p>32194</text:p>
          </table:table-cell>
          <table:table-cell table:formula="of:=([.M373]-[.N373])*100/[.M373]" office:value-type="float" office:value="7.51508187302499" calcext:value-type="float">
            <text:p>7.515081873</text:p>
          </table:table-cell>
          <table:table-cell table:formula="of:=IF([.M373]&gt;[.N3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91" calcext:value-type="float">
            <text:p>129991</text:p>
          </table:table-cell>
          <table:table-cell office:value-type="float" office:value="49862" calcext:value-type="float">
            <text:p>49862</text:p>
          </table:table-cell>
          <table:table-cell table:formula="of:=([.A374]-[.B374])*100/[.A374]" office:value-type="float" office:value="61.6419598279881" calcext:value-type="float">
            <text:p>61.641959828</text:p>
          </table:table-cell>
          <table:table-cell table:formula="of:=IF([.A374]&gt;[.B374]; 1; 0)" office:value-type="float" office:value="1" calcext:value-type="float">
            <text:p>1</text:p>
          </table:table-cell>
          <table:table-cell office:value-type="float" office:value="138623" calcext:value-type="float">
            <text:p>138623</text:p>
          </table:table-cell>
          <table:table-cell office:value-type="float" office:value="50726" calcext:value-type="float">
            <text:p>50726</text:p>
          </table:table-cell>
          <table:table-cell table:formula="of:=([.E374]-[.F374])*100/[.E374]" office:value-type="float" office:value="63.4072267949763" calcext:value-type="float">
            <text:p>63.407226795</text:p>
          </table:table-cell>
          <table:table-cell table:formula="of:=IF([.E374]&gt;[.F374]; 1; 0)" office:value-type="float" office:value="1" calcext:value-type="float">
            <text:p>1</text:p>
          </table:table-cell>
          <table:table-cell office:value-type="float" office:value="64244" calcext:value-type="float">
            <text:p>64244</text:p>
          </table:table-cell>
          <table:table-cell office:value-type="float" office:value="27340" calcext:value-type="float">
            <text:p>27340</text:p>
          </table:table-cell>
          <table:table-cell table:formula="of:=([.I374]-[.J374])*100/[.I374]" office:value-type="float" office:value="57.4434966689496" calcext:value-type="float">
            <text:p>57.4434966689</text:p>
          </table:table-cell>
          <table:table-cell table:formula="of:=IF([.I374]&gt;[.J374]; 1; 0)" office:value-type="float" office:value="1" calcext:value-type="float">
            <text:p>1</text:p>
          </table:table-cell>
          <table:table-cell office:value-type="float" office:value="89472" calcext:value-type="float">
            <text:p>89472</text:p>
          </table:table-cell>
          <table:table-cell office:value-type="float" office:value="44850" calcext:value-type="float">
            <text:p>44850</text:p>
          </table:table-cell>
          <table:table-cell table:formula="of:=([.M374]-[.N374])*100/[.M374]" office:value-type="float" office:value="49.8725858369099" calcext:value-type="float">
            <text:p>49.8725858369</text:p>
          </table:table-cell>
          <table:table-cell table:formula="of:=IF([.M374]&gt;[.N3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85" calcext:value-type="float">
            <text:p>31085</text:p>
          </table:table-cell>
          <table:table-cell office:value-type="float" office:value="31192" calcext:value-type="float">
            <text:p>31192</text:p>
          </table:table-cell>
          <table:table-cell table:formula="of:=([.A375]-[.B375])*100/[.A375]" office:value-type="float" office:value="-0.344217468232266" calcext:value-type="float">
            <text:p>-0.3442174682</text:p>
          </table:table-cell>
          <table:table-cell table:formula="of:=IF([.A375]&gt;[.B375]; 1; 0)" office:value-type="float" office:value="0" calcext:value-type="float">
            <text:p>0</text:p>
          </table:table-cell>
          <table:table-cell office:value-type="float" office:value="31139" calcext:value-type="float">
            <text:p>31139</text:p>
          </table:table-cell>
          <table:table-cell office:value-type="float" office:value="29132" calcext:value-type="float">
            <text:p>29132</text:p>
          </table:table-cell>
          <table:table-cell table:formula="of:=([.E375]-[.F375])*100/[.E375]" office:value-type="float" office:value="6.44529368316259" calcext:value-type="float">
            <text:p>6.4452936832</text:p>
          </table:table-cell>
          <table:table-cell table:formula="of:=IF([.E375]&gt;[.F375]; 1; 0)" office:value-type="float" office:value="1" calcext:value-type="float">
            <text:p>1</text:p>
          </table:table-cell>
          <table:table-cell office:value-type="float" office:value="24206" calcext:value-type="float">
            <text:p>24206</text:p>
          </table:table-cell>
          <table:table-cell office:value-type="float" office:value="18653" calcext:value-type="float">
            <text:p>18653</text:p>
          </table:table-cell>
          <table:table-cell table:formula="of:=([.I375]-[.J375])*100/[.I375]" office:value-type="float" office:value="22.9405932413451" calcext:value-type="float">
            <text:p>22.9405932413</text:p>
          </table:table-cell>
          <table:table-cell table:formula="of:=IF([.I375]&gt;[.J375]; 1; 0)" office:value-type="float" office:value="1" calcext:value-type="float">
            <text:p>1</text:p>
          </table:table-cell>
          <table:table-cell office:value-type="float" office:value="33025" calcext:value-type="float">
            <text:p>33025</text:p>
          </table:table-cell>
          <table:table-cell office:value-type="float" office:value="32625" calcext:value-type="float">
            <text:p>32625</text:p>
          </table:table-cell>
          <table:table-cell table:formula="of:=([.M375]-[.N375])*100/[.M375]" office:value-type="float" office:value="1.2112036336109" calcext:value-type="float">
            <text:p>1.2112036336</text:p>
          </table:table-cell>
          <table:table-cell table:formula="of:=IF([.M375]&gt;[.N3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36" calcext:value-type="float">
            <text:p>130036</text:p>
          </table:table-cell>
          <table:table-cell office:value-type="float" office:value="49113" calcext:value-type="float">
            <text:p>49113</text:p>
          </table:table-cell>
          <table:table-cell table:formula="of:=([.A376]-[.B376])*100/[.A376]" office:value-type="float" office:value="62.2312282752469" calcext:value-type="float">
            <text:p>62.2312282752</text:p>
          </table:table-cell>
          <table:table-cell table:formula="of:=IF([.A376]&gt;[.B376]; 1; 0)" office:value-type="float" office:value="1" calcext:value-type="float">
            <text:p>1</text:p>
          </table:table-cell>
          <table:table-cell office:value-type="float" office:value="112346" calcext:value-type="float">
            <text:p>112346</text:p>
          </table:table-cell>
          <table:table-cell office:value-type="float" office:value="40561" calcext:value-type="float">
            <text:p>40561</text:p>
          </table:table-cell>
          <table:table-cell table:formula="of:=([.E376]-[.F376])*100/[.E376]" office:value-type="float" office:value="63.8963559005216" calcext:value-type="float">
            <text:p>63.8963559005</text:p>
          </table:table-cell>
          <table:table-cell table:formula="of:=IF([.E376]&gt;[.F376]; 1; 0)" office:value-type="float" office:value="1" calcext:value-type="float">
            <text:p>1</text:p>
          </table:table-cell>
          <table:table-cell office:value-type="float" office:value="62096" calcext:value-type="float">
            <text:p>62096</text:p>
          </table:table-cell>
          <table:table-cell office:value-type="float" office:value="27135" calcext:value-type="float">
            <text:p>27135</text:p>
          </table:table-cell>
          <table:table-cell table:formula="of:=([.I376]-[.J376])*100/[.I376]" office:value-type="float" office:value="56.3015331100232" calcext:value-type="float">
            <text:p>56.30153311</text:p>
          </table:table-cell>
          <table:table-cell table:formula="of:=IF([.I376]&gt;[.J376]; 1; 0)" office:value-type="float" office:value="1" calcext:value-type="float">
            <text:p>1</text:p>
          </table:table-cell>
          <table:table-cell office:value-type="float" office:value="89575" calcext:value-type="float">
            <text:p>89575</text:p>
          </table:table-cell>
          <table:table-cell office:value-type="float" office:value="44613" calcext:value-type="float">
            <text:p>44613</text:p>
          </table:table-cell>
          <table:table-cell table:formula="of:=([.M376]-[.N376])*100/[.M376]" office:value-type="float" office:value="50.1948088194251" calcext:value-type="float">
            <text:p>50.1948088194</text:p>
          </table:table-cell>
          <table:table-cell table:formula="of:=IF([.M376]&gt;[.N3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31519" calcext:value-type="float">
            <text:p>31519</text:p>
          </table:table-cell>
          <table:table-cell table:formula="of:=([.A377]-[.B377])*100/[.A377]" office:value-type="float" office:value="2.50850603154964" calcext:value-type="float">
            <text:p>2.5085060315</text:p>
          </table:table-cell>
          <table:table-cell table:formula="of:=IF([.A377]&gt;[.B377]; 1; 0)" office:value-type="float" office:value="1" calcext:value-type="float">
            <text:p>1</text:p>
          </table:table-cell>
          <table:table-cell office:value-type="float" office:value="25307" calcext:value-type="float">
            <text:p>25307</text:p>
          </table:table-cell>
          <table:table-cell office:value-type="float" office:value="25432" calcext:value-type="float">
            <text:p>25432</text:p>
          </table:table-cell>
          <table:table-cell table:formula="of:=([.E377]-[.F377])*100/[.E377]" office:value-type="float" office:value="-0.493934484529972" calcext:value-type="float">
            <text:p>-0.4939344845</text:p>
          </table:table-cell>
          <table:table-cell table:formula="of:=IF([.E377]&gt;[.F377]; 1; 0)" office:value-type="float" office:value="0" calcext:value-type="float">
            <text:p>0</text:p>
          </table:table-cell>
          <table:table-cell office:value-type="float" office:value="22447" calcext:value-type="float">
            <text:p>22447</text:p>
          </table:table-cell>
          <table:table-cell office:value-type="float" office:value="20912" calcext:value-type="float">
            <text:p>20912</text:p>
          </table:table-cell>
          <table:table-cell table:formula="of:=([.I377]-[.J377])*100/[.I377]" office:value-type="float" office:value="6.8383302891255" calcext:value-type="float">
            <text:p>6.8383302891</text:p>
          </table:table-cell>
          <table:table-cell table:formula="of:=IF([.I377]&gt;[.J377]; 1; 0)" office:value-type="float" office:value="1" calcext:value-type="float">
            <text:p>1</text:p>
          </table:table-cell>
          <table:table-cell office:value-type="float" office:value="33449" calcext:value-type="float">
            <text:p>33449</text:p>
          </table:table-cell>
          <table:table-cell office:value-type="float" office:value="33155" calcext:value-type="float">
            <text:p>33155</text:p>
          </table:table-cell>
          <table:table-cell table:formula="of:=([.M377]-[.N377])*100/[.M377]" office:value-type="float" office:value="0.878950043349577" calcext:value-type="float">
            <text:p>0.8789500433</text:p>
          </table:table-cell>
          <table:table-cell table:formula="of:=IF([.M377]&gt;[.N3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44" calcext:value-type="float">
            <text:p>105644</text:p>
          </table:table-cell>
          <table:table-cell office:value-type="float" office:value="38307" calcext:value-type="float">
            <text:p>38307</text:p>
          </table:table-cell>
          <table:table-cell table:formula="of:=([.A378]-[.B378])*100/[.A378]" office:value-type="float" office:value="63.7395403430389" calcext:value-type="float">
            <text:p>63.739540343</text:p>
          </table:table-cell>
          <table:table-cell table:formula="of:=IF([.A378]&gt;[.B378]; 1; 0)" office:value-type="float" office:value="1" calcext:value-type="float">
            <text:p>1</text:p>
          </table:table-cell>
          <table:table-cell office:value-type="float" office:value="112694" calcext:value-type="float">
            <text:p>112694</text:p>
          </table:table-cell>
          <table:table-cell office:value-type="float" office:value="39152" calcext:value-type="float">
            <text:p>39152</text:p>
          </table:table-cell>
          <table:table-cell table:formula="of:=([.E378]-[.F378])*100/[.E378]" office:value-type="float" office:value="65.2581326423767" calcext:value-type="float">
            <text:p>65.2581326424</text:p>
          </table:table-cell>
          <table:table-cell table:formula="of:=IF([.E378]&gt;[.F378]; 1; 0)" office:value-type="float" office:value="1" calcext:value-type="float">
            <text:p>1</text:p>
          </table:table-cell>
          <table:table-cell office:value-type="float" office:value="64149" calcext:value-type="float">
            <text:p>64149</text:p>
          </table:table-cell>
          <table:table-cell office:value-type="float" office:value="28924" calcext:value-type="float">
            <text:p>28924</text:p>
          </table:table-cell>
          <table:table-cell table:formula="of:=([.I378]-[.J378])*100/[.I378]" office:value-type="float" office:value="54.9112223105582" calcext:value-type="float">
            <text:p>54.9112223106</text:p>
          </table:table-cell>
          <table:table-cell table:formula="of:=IF([.I378]&gt;[.J378]; 1; 0)" office:value-type="float" office:value="1" calcext:value-type="float">
            <text:p>1</text:p>
          </table:table-cell>
          <table:table-cell office:value-type="float" office:value="91668" calcext:value-type="float">
            <text:p>91668</text:p>
          </table:table-cell>
          <table:table-cell office:value-type="float" office:value="44268" calcext:value-type="float">
            <text:p>44268</text:p>
          </table:table-cell>
          <table:table-cell table:formula="of:=([.M378]-[.N378])*100/[.M378]" office:value-type="float" office:value="51.7083387877995" calcext:value-type="float">
            <text:p>51.7083387878</text:p>
          </table:table-cell>
          <table:table-cell table:formula="of:=IF([.M378]&gt;[.N3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float" office:value="25706" calcext:value-type="float">
            <text:p>25706</text:p>
          </table:table-cell>
          <table:table-cell table:formula="of:=([.A379]-[.B379])*100/[.A379]" office:value-type="float" office:value="-0.606629877499902" calcext:value-type="float">
            <text:p>-0.6066298775</text:p>
          </table:table-cell>
          <table:table-cell table:formula="of:=IF([.A379]&gt;[.B379]; 1; 0)" office:value-type="float" office:value="0" calcext:value-type="float">
            <text:p>0</text:p>
          </table:table-cell>
          <table:table-cell office:value-type="float" office:value="25501" calcext:value-type="float">
            <text:p>25501</text:p>
          </table:table-cell>
          <table:table-cell office:value-type="float" office:value="25661" calcext:value-type="float">
            <text:p>25661</text:p>
          </table:table-cell>
          <table:table-cell table:formula="of:=([.E379]-[.F379])*100/[.E379]" office:value-type="float" office:value="-0.627426375436257" calcext:value-type="float">
            <text:p>-0.6274263754</text:p>
          </table:table-cell>
          <table:table-cell table:formula="of:=IF([.E379]&gt;[.F379]; 1; 0)" office:value-type="float" office:value="0" calcext:value-type="float">
            <text:p>0</text:p>
          </table:table-cell>
          <table:table-cell office:value-type="float" office:value="22719" calcext:value-type="float">
            <text:p>22719</text:p>
          </table:table-cell>
          <table:table-cell office:value-type="float" office:value="16889" calcext:value-type="float">
            <text:p>16889</text:p>
          </table:table-cell>
          <table:table-cell table:formula="of:=([.I379]-[.J379])*100/[.I379]" office:value-type="float" office:value="25.661340728025" calcext:value-type="float">
            <text:p>25.661340728</text:p>
          </table:table-cell>
          <table:table-cell table:formula="of:=IF([.I379]&gt;[.J379]; 1; 0)" office:value-type="float" office:value="1" calcext:value-type="float">
            <text:p>1</text:p>
          </table:table-cell>
          <table:table-cell office:value-type="float" office:value="33662" calcext:value-type="float">
            <text:p>33662</text:p>
          </table:table-cell>
          <table:table-cell office:value-type="float" office:value="35528" calcext:value-type="float">
            <text:p>35528</text:p>
          </table:table-cell>
          <table:table-cell table:formula="of:=([.M379]-[.N379])*100/[.M379]" office:value-type="float" office:value="-5.54334264155427" calcext:value-type="float">
            <text:p>-5.5433426416</text:p>
          </table:table-cell>
          <table:table-cell table:formula="of:=IF([.M379]&gt;[.N3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56" calcext:value-type="float">
            <text:p>105456</text:p>
          </table:table-cell>
          <table:table-cell office:value-type="float" office:value="37574" calcext:value-type="float">
            <text:p>37574</text:p>
          </table:table-cell>
          <table:table-cell table:formula="of:=([.A380]-[.B380])*100/[.A380]" office:value-type="float" office:value="64.3699742072523" calcext:value-type="float">
            <text:p>64.3699742073</text:p>
          </table:table-cell>
          <table:table-cell table:formula="of:=IF([.A380]&gt;[.B380]; 1; 0)" office:value-type="float" office:value="1" calcext:value-type="float">
            <text:p>1</text:p>
          </table:table-cell>
          <table:table-cell office:value-type="float" office:value="141415" calcext:value-type="float">
            <text:p>141415</text:p>
          </table:table-cell>
          <table:table-cell office:value-type="float" office:value="46557" calcext:value-type="float">
            <text:p>46557</text:p>
          </table:table-cell>
          <table:table-cell table:formula="of:=([.E380]-[.F380])*100/[.E380]" office:value-type="float" office:value="67.07774988509" calcext:value-type="float">
            <text:p>67.0777498851</text:p>
          </table:table-cell>
          <table:table-cell table:formula="of:=IF([.E380]&gt;[.F380]; 1; 0)" office:value-type="float" office:value="1" calcext:value-type="float">
            <text:p>1</text:p>
          </table:table-cell>
          <table:table-cell office:value-type="float" office:value="52064" calcext:value-type="float">
            <text:p>52064</text:p>
          </table:table-cell>
          <table:table-cell office:value-type="float" office:value="26552" calcext:value-type="float">
            <text:p>26552</text:p>
          </table:table-cell>
          <table:table-cell table:formula="of:=([.I380]-[.J380])*100/[.I380]" office:value-type="float" office:value="49.0012292562999" calcext:value-type="float">
            <text:p>49.0012292563</text:p>
          </table:table-cell>
          <table:table-cell table:formula="of:=IF([.I380]&gt;[.J380]; 1; 0)" office:value-type="float" office:value="1" calcext:value-type="float">
            <text:p>1</text:p>
          </table:table-cell>
          <table:table-cell office:value-type="float" office:value="89528" calcext:value-type="float">
            <text:p>89528</text:p>
          </table:table-cell>
          <table:table-cell office:value-type="float" office:value="43914" calcext:value-type="float">
            <text:p>43914</text:p>
          </table:table-cell>
          <table:table-cell table:formula="of:=([.M380]-[.N380])*100/[.M380]" office:value-type="float" office:value="50.9494236439996" calcext:value-type="float">
            <text:p>50.949423644</text:p>
          </table:table-cell>
          <table:table-cell table:formula="of:=IF([.M380]&gt;[.N3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64" calcext:value-type="float">
            <text:p>25864</text:p>
          </table:table-cell>
          <table:table-cell office:value-type="float" office:value="25974" calcext:value-type="float">
            <text:p>25974</text:p>
          </table:table-cell>
          <table:table-cell table:formula="of:=([.A381]-[.B381])*100/[.A381]" office:value-type="float" office:value="-0.425301577482215" calcext:value-type="float">
            <text:p>-0.4253015775</text:p>
          </table:table-cell>
          <table:table-cell table:formula="of:=IF([.A381]&gt;[.B381]; 1; 0)" office:value-type="float" office:value="0" calcext:value-type="float">
            <text:p>0</text:p>
          </table:table-cell>
          <table:table-cell office:value-type="float" office:value="31918" calcext:value-type="float">
            <text:p>31918</text:p>
          </table:table-cell>
          <table:table-cell office:value-type="float" office:value="32086" calcext:value-type="float">
            <text:p>32086</text:p>
          </table:table-cell>
          <table:table-cell table:formula="of:=([.E381]-[.F381])*100/[.E381]" office:value-type="float" office:value="-0.526348768719845" calcext:value-type="float">
            <text:p>-0.5263487687</text:p>
          </table:table-cell>
          <table:table-cell table:formula="of:=IF([.E381]&gt;[.F381]; 1; 0)" office:value-type="float" office:value="0" calcext:value-type="float">
            <text:p>0</text:p>
          </table:table-cell>
          <table:table-cell office:value-type="float" office:value="22831" calcext:value-type="float">
            <text:p>22831</text:p>
          </table:table-cell>
          <table:table-cell office:value-type="float" office:value="21415" calcext:value-type="float">
            <text:p>21415</text:p>
          </table:table-cell>
          <table:table-cell table:formula="of:=([.I381]-[.J381])*100/[.I381]" office:value-type="float" office:value="6.20209364460602" calcext:value-type="float">
            <text:p>6.2020936446</text:p>
          </table:table-cell>
          <table:table-cell table:formula="of:=IF([.I381]&gt;[.J381]; 1; 0)" office:value-type="float" office:value="1" calcext:value-type="float">
            <text:p>1</text:p>
          </table:table-cell>
          <table:table-cell office:value-type="float" office:value="33970" calcext:value-type="float">
            <text:p>33970</text:p>
          </table:table-cell>
          <table:table-cell office:value-type="float" office:value="35973" calcext:value-type="float">
            <text:p>35973</text:p>
          </table:table-cell>
          <table:table-cell table:formula="of:=([.M381]-[.N381])*100/[.M381]" office:value-type="float" office:value="-5.89637915808066" calcext:value-type="float">
            <text:p>-5.8963791581</text:p>
          </table:table-cell>
          <table:table-cell table:formula="of:=IF([.M381]&gt;[.N3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55" calcext:value-type="float">
            <text:p>106355</text:p>
          </table:table-cell>
          <table:table-cell office:value-type="float" office:value="37193" calcext:value-type="float">
            <text:p>37193</text:p>
          </table:table-cell>
          <table:table-cell table:formula="of:=([.A382]-[.B382])*100/[.A382]" office:value-type="float" office:value="65.0293827276574" calcext:value-type="float">
            <text:p>65.0293827277</text:p>
          </table:table-cell>
          <table:table-cell table:formula="of:=IF([.A382]&gt;[.B382]; 1; 0)" office:value-type="float" office:value="1" calcext:value-type="float">
            <text:p>1</text:p>
          </table:table-cell>
          <table:table-cell office:value-type="float" office:value="136834" calcext:value-type="float">
            <text:p>136834</text:p>
          </table:table-cell>
          <table:table-cell office:value-type="float" office:value="45692" calcext:value-type="float">
            <text:p>45692</text:p>
          </table:table-cell>
          <table:table-cell table:formula="of:=([.E382]-[.F382])*100/[.E382]" office:value-type="float" office:value="66.6077144569332" calcext:value-type="float">
            <text:p>66.6077144569</text:p>
          </table:table-cell>
          <table:table-cell table:formula="of:=IF([.E382]&gt;[.F382]; 1; 0)" office:value-type="float" office:value="1" calcext:value-type="float">
            <text:p>1</text:p>
          </table:table-cell>
          <table:table-cell office:value-type="float" office:value="62096" calcext:value-type="float">
            <text:p>62096</text:p>
          </table:table-cell>
          <table:table-cell office:value-type="float" office:value="26288" calcext:value-type="float">
            <text:p>26288</text:p>
          </table:table-cell>
          <table:table-cell table:formula="of:=([.I382]-[.J382])*100/[.I382]" office:value-type="float" office:value="57.6655501159495" calcext:value-type="float">
            <text:p>57.6655501159</text:p>
          </table:table-cell>
          <table:table-cell table:formula="of:=IF([.I382]&gt;[.J382]; 1; 0)" office:value-type="float" office:value="1" calcext:value-type="float">
            <text:p>1</text:p>
          </table:table-cell>
          <table:table-cell office:value-type="float" office:value="73428" calcext:value-type="float">
            <text:p>73428</text:p>
          </table:table-cell>
          <table:table-cell office:value-type="float" office:value="43594" calcext:value-type="float">
            <text:p>43594</text:p>
          </table:table-cell>
          <table:table-cell table:formula="of:=([.M382]-[.N382])*100/[.M382]" office:value-type="float" office:value="40.6302772784224" calcext:value-type="float">
            <text:p>40.6302772784</text:p>
          </table:table-cell>
          <table:table-cell table:formula="of:=IF([.M382]&gt;[.N3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40" calcext:value-type="float">
            <text:p>34240</text:p>
          </table:table-cell>
          <table:table-cell office:value-type="float" office:value="32436" calcext:value-type="float">
            <text:p>32436</text:p>
          </table:table-cell>
          <table:table-cell table:formula="of:=([.A383]-[.B383])*100/[.A383]" office:value-type="float" office:value="5.26869158878505" calcext:value-type="float">
            <text:p>5.2686915888</text:p>
          </table:table-cell>
          <table:table-cell table:formula="of:=IF([.A383]&gt;[.B383]; 1; 0)" office:value-type="float" office:value="1" calcext:value-type="float">
            <text:p>1</text:p>
          </table:table-cell>
          <table:table-cell office:value-type="float" office:value="32258" calcext:value-type="float">
            <text:p>32258</text:p>
          </table:table-cell>
          <table:table-cell office:value-type="float" office:value="26305" calcext:value-type="float">
            <text:p>26305</text:p>
          </table:table-cell>
          <table:table-cell table:formula="of:=([.E383]-[.F383])*100/[.E383]" office:value-type="float" office:value="18.4543369086738" calcext:value-type="float">
            <text:p>18.4543369087</text:p>
          </table:table-cell>
          <table:table-cell table:formula="of:=IF([.E383]&gt;[.F383]; 1; 0)" office:value-type="float" office:value="1" calcext:value-type="float">
            <text:p>1</text:p>
          </table:table-cell>
          <table:table-cell office:value-type="float" office:value="23072" calcext:value-type="float">
            <text:p>23072</text:p>
          </table:table-cell>
          <table:table-cell office:value-type="float" office:value="21575" calcext:value-type="float">
            <text:p>21575</text:p>
          </table:table-cell>
          <table:table-cell table:formula="of:=([.I383]-[.J383])*100/[.I383]" office:value-type="float" office:value="6.48838418862691" calcext:value-type="float">
            <text:p>6.4883841886</text:p>
          </table:table-cell>
          <table:table-cell table:formula="of:=IF([.I383]&gt;[.J383]; 1; 0)" office:value-type="float" office:value="1" calcext:value-type="float">
            <text:p>1</text:p>
          </table:table-cell>
          <table:table-cell office:value-type="float" office:value="34320" calcext:value-type="float">
            <text:p>34320</text:p>
          </table:table-cell>
          <table:table-cell office:value-type="float" office:value="34089" calcext:value-type="float">
            <text:p>34089</text:p>
          </table:table-cell>
          <table:table-cell table:formula="of:=([.M383]-[.N383])*100/[.M383]" office:value-type="float" office:value="0.673076923076923" calcext:value-type="float">
            <text:p>0.6730769231</text:p>
          </table:table-cell>
          <table:table-cell table:formula="of:=IF([.M383]&gt;[.N3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02" calcext:value-type="float">
            <text:p>130102</text:p>
          </table:table-cell>
          <table:table-cell office:value-type="float" office:value="44534" calcext:value-type="float">
            <text:p>44534</text:p>
          </table:table-cell>
          <table:table-cell table:formula="of:=([.A384]-[.B384])*100/[.A384]" office:value-type="float" office:value="65.7699343591951" calcext:value-type="float">
            <text:p>65.7699343592</text:p>
          </table:table-cell>
          <table:table-cell table:formula="of:=IF([.A384]&gt;[.B384]; 1; 0)" office:value-type="float" office:value="1" calcext:value-type="float">
            <text:p>1</text:p>
          </table:table-cell>
          <table:table-cell office:value-type="float" office:value="138765" calcext:value-type="float">
            <text:p>138765</text:p>
          </table:table-cell>
          <table:table-cell office:value-type="float" office:value="44975" calcext:value-type="float">
            <text:p>44975</text:p>
          </table:table-cell>
          <table:table-cell table:formula="of:=([.E384]-[.F384])*100/[.E384]" office:value-type="float" office:value="67.5890894678053" calcext:value-type="float">
            <text:p>67.5890894678</text:p>
          </table:table-cell>
          <table:table-cell table:formula="of:=IF([.E384]&gt;[.F384]; 1; 0)" office:value-type="float" office:value="1" calcext:value-type="float">
            <text:p>1</text:p>
          </table:table-cell>
          <table:table-cell office:value-type="float" office:value="64123" calcext:value-type="float">
            <text:p>64123</text:p>
          </table:table-cell>
          <table:table-cell office:value-type="float" office:value="28056" calcext:value-type="float">
            <text:p>28056</text:p>
          </table:table-cell>
          <table:table-cell table:formula="of:=([.I384]-[.J384])*100/[.I384]" office:value-type="float" office:value="56.2465885875583" calcext:value-type="float">
            <text:p>56.2465885876</text:p>
          </table:table-cell>
          <table:table-cell table:formula="of:=IF([.I384]&gt;[.J384]; 1; 0)" office:value-type="float" office:value="1" calcext:value-type="float">
            <text:p>1</text:p>
          </table:table-cell>
          <table:table-cell office:value-type="float" office:value="91870" calcext:value-type="float">
            <text:p>91870</text:p>
          </table:table-cell>
          <table:table-cell office:value-type="float" office:value="43122" calcext:value-type="float">
            <text:p>43122</text:p>
          </table:table-cell>
          <table:table-cell table:formula="of:=([.M384]-[.N384])*100/[.M384]" office:value-type="float" office:value="53.0619353434201" calcext:value-type="float">
            <text:p>53.0619353434</text:p>
          </table:table-cell>
          <table:table-cell table:formula="of:=IF([.M384]&gt;[.N3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32638" calcext:value-type="float">
            <text:p>32638</text:p>
          </table:table-cell>
          <table:table-cell table:formula="of:=([.A385]-[.B385])*100/[.A385]" office:value-type="float" office:value="0.369364144204646" calcext:value-type="float">
            <text:p>0.3693641442</text:p>
          </table:table-cell>
          <table:table-cell table:formula="of:=IF([.A385]&gt;[.B385]; 1; 0)" office:value-type="float" office:value="1" calcext:value-type="float">
            <text:p>1</text:p>
          </table:table-cell>
          <table:table-cell office:value-type="float" office:value="32535" calcext:value-type="float">
            <text:p>32535</text:p>
          </table:table-cell>
          <table:table-cell office:value-type="float" office:value="32617" calcext:value-type="float">
            <text:p>32617</text:p>
          </table:table-cell>
          <table:table-cell table:formula="of:=([.E385]-[.F385])*100/[.E385]" office:value-type="float" office:value="-0.252036268633779" calcext:value-type="float">
            <text:p>-0.2520362686</text:p>
          </table:table-cell>
          <table:table-cell table:formula="of:=IF([.E385]&gt;[.F385]; 1; 0)" office:value-type="float" office:value="0" calcext:value-type="float">
            <text:p>0</text:p>
          </table:table-cell>
          <table:table-cell office:value-type="float" office:value="23230" calcext:value-type="float">
            <text:p>23230</text:p>
          </table:table-cell>
          <table:table-cell office:value-type="float" office:value="21800" calcext:value-type="float">
            <text:p>21800</text:p>
          </table:table-cell>
          <table:table-cell table:formula="of:=([.I385]-[.J385])*100/[.I385]" office:value-type="float" office:value="6.15583297460181" calcext:value-type="float">
            <text:p>6.1558329746</text:p>
          </table:table-cell>
          <table:table-cell table:formula="of:=IF([.I385]&gt;[.J385]; 1; 0)" office:value-type="float" office:value="1" calcext:value-type="float">
            <text:p>1</text:p>
          </table:table-cell>
          <table:table-cell office:value-type="float" office:value="34624" calcext:value-type="float">
            <text:p>34624</text:p>
          </table:table-cell>
          <table:table-cell office:value-type="float" office:value="34603" calcext:value-type="float">
            <text:p>34603</text:p>
          </table:table-cell>
          <table:table-cell table:formula="of:=([.M385]-[.N385])*100/[.M385]" office:value-type="float" office:value="0.0606515711645102" calcext:value-type="float">
            <text:p>0.0606515712</text:p>
          </table:table-cell>
          <table:table-cell table:formula="of:=IF([.M385]&gt;[.N3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16" calcext:value-type="float">
            <text:p>130616</text:p>
          </table:table-cell>
          <table:table-cell office:value-type="float" office:value="43743" calcext:value-type="float">
            <text:p>43743</text:p>
          </table:table-cell>
          <table:table-cell table:formula="of:=([.A386]-[.B386])*100/[.A386]" office:value-type="float" office:value="66.5102284559319" calcext:value-type="float">
            <text:p>66.5102284559</text:p>
          </table:table-cell>
          <table:table-cell table:formula="of:=IF([.A386]&gt;[.B386]; 1; 0)" office:value-type="float" office:value="1" calcext:value-type="float">
            <text:p>1</text:p>
          </table:table-cell>
          <table:table-cell office:value-type="float" office:value="138876" calcext:value-type="float">
            <text:p>138876</text:p>
          </table:table-cell>
          <table:table-cell office:value-type="float" office:value="44287" calcext:value-type="float">
            <text:p>44287</text:p>
          </table:table-cell>
          <table:table-cell table:formula="of:=([.E386]-[.F386])*100/[.E386]" office:value-type="float" office:value="68.1104006451799" calcext:value-type="float">
            <text:p>68.1104006452</text:p>
          </table:table-cell>
          <table:table-cell table:formula="of:=IF([.E386]&gt;[.F386]; 1; 0)" office:value-type="float" office:value="1" calcext:value-type="float">
            <text:p>1</text:p>
          </table:table-cell>
          <table:table-cell office:value-type="float" office:value="64145" calcext:value-type="float">
            <text:p>64145</text:p>
          </table:table-cell>
          <table:table-cell office:value-type="float" office:value="27936" calcext:value-type="float">
            <text:p>27936</text:p>
          </table:table-cell>
          <table:table-cell table:formula="of:=([.I386]-[.J386])*100/[.I386]" office:value-type="float" office:value="56.4486709798114" calcext:value-type="float">
            <text:p>56.4486709798</text:p>
          </table:table-cell>
          <table:table-cell table:formula="of:=IF([.I386]&gt;[.J386]; 1; 0)" office:value-type="float" office:value="1" calcext:value-type="float">
            <text:p>1</text:p>
          </table:table-cell>
          <table:table-cell office:value-type="float" office:value="91441" calcext:value-type="float">
            <text:p>91441</text:p>
          </table:table-cell>
          <table:table-cell office:value-type="float" office:value="42750" calcext:value-type="float">
            <text:p>42750</text:p>
          </table:table-cell>
          <table:table-cell table:formula="of:=([.M386]-[.N386])*100/[.M386]" office:value-type="float" office:value="53.2485427762164" calcext:value-type="float">
            <text:p>53.2485427762</text:p>
          </table:table-cell>
          <table:table-cell table:formula="of:=IF([.M386]&gt;[.N3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88" calcext:value-type="float">
            <text:p>32788</text:p>
          </table:table-cell>
          <table:table-cell office:value-type="float" office:value="32903" calcext:value-type="float">
            <text:p>32903</text:p>
          </table:table-cell>
          <table:table-cell table:formula="of:=([.A387]-[.B387])*100/[.A387]" office:value-type="float" office:value="-0.350738074905453" calcext:value-type="float">
            <text:p>-0.3507380749</text:p>
          </table:table-cell>
          <table:table-cell table:formula="of:=IF([.A387]&gt;[.B387]; 1; 0)" office:value-type="float" office:value="0" calcext:value-type="float">
            <text:p>0</text:p>
          </table:table-cell>
          <table:table-cell office:value-type="float" office:value="32826" calcext:value-type="float">
            <text:p>32826</text:p>
          </table:table-cell>
          <table:table-cell office:value-type="float" office:value="32960" calcext:value-type="float">
            <text:p>32960</text:p>
          </table:table-cell>
          <table:table-cell table:formula="of:=([.E387]-[.F387])*100/[.E387]" office:value-type="float" office:value="-0.408213001888747" calcext:value-type="float">
            <text:p>-0.4082130019</text:p>
          </table:table-cell>
          <table:table-cell table:formula="of:=IF([.E387]&gt;[.F387]; 1; 0)" office:value-type="float" office:value="0" calcext:value-type="float">
            <text:p>0</text:p>
          </table:table-cell>
          <table:table-cell office:value-type="float" office:value="23703" calcext:value-type="float">
            <text:p>23703</text:p>
          </table:table-cell>
          <table:table-cell office:value-type="float" office:value="21914" calcext:value-type="float">
            <text:p>21914</text:p>
          </table:table-cell>
          <table:table-cell table:formula="of:=([.I387]-[.J387])*100/[.I387]" office:value-type="float" office:value="7.54756781841961" calcext:value-type="float">
            <text:p>7.5475678184</text:p>
          </table:table-cell>
          <table:table-cell table:formula="of:=IF([.I387]&gt;[.J387]; 1; 0)" office:value-type="float" office:value="1" calcext:value-type="float">
            <text:p>1</text:p>
          </table:table-cell>
          <table:table-cell office:value-type="float" office:value="34895" calcext:value-type="float">
            <text:p>34895</text:p>
          </table:table-cell>
          <table:table-cell office:value-type="float" office:value="36542" calcext:value-type="float">
            <text:p>36542</text:p>
          </table:table-cell>
          <table:table-cell table:formula="of:=([.M387]-[.N387])*100/[.M387]" office:value-type="float" office:value="-4.7198739074366" calcext:value-type="float">
            <text:p>-4.7198739074</text:p>
          </table:table-cell>
          <table:table-cell table:formula="of:=IF([.M387]&gt;[.N3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10" calcext:value-type="float">
            <text:p>131610</text:p>
          </table:table-cell>
          <table:table-cell office:value-type="float" office:value="34939" calcext:value-type="float">
            <text:p>34939</text:p>
          </table:table-cell>
          <table:table-cell table:formula="of:=([.A388]-[.B388])*100/[.A388]" office:value-type="float" office:value="73.4526251804574" calcext:value-type="float">
            <text:p>73.4526251805</text:p>
          </table:table-cell>
          <table:table-cell table:formula="of:=IF([.A388]&gt;[.B388]; 1; 0)" office:value-type="float" office:value="1" calcext:value-type="float">
            <text:p>1</text:p>
          </table:table-cell>
          <table:table-cell office:value-type="float" office:value="138617" calcext:value-type="float">
            <text:p>138617</text:p>
          </table:table-cell>
          <table:table-cell office:value-type="float" office:value="43484" calcext:value-type="float">
            <text:p>43484</text:p>
          </table:table-cell>
          <table:table-cell table:formula="of:=([.E388]-[.F388])*100/[.E388]" office:value-type="float" office:value="68.630110303931" calcext:value-type="float">
            <text:p>68.6301103039</text:p>
          </table:table-cell>
          <table:table-cell table:formula="of:=IF([.E388]&gt;[.F388]; 1; 0)" office:value-type="float" office:value="1" calcext:value-type="float">
            <text:p>1</text:p>
          </table:table-cell>
          <table:table-cell office:value-type="float" office:value="64150" calcext:value-type="float">
            <text:p>64150</text:p>
          </table:table-cell>
          <table:table-cell office:value-type="float" office:value="27515" calcext:value-type="float">
            <text:p>27515</text:p>
          </table:table-cell>
          <table:table-cell table:formula="of:=([.I388]-[.J388])*100/[.I388]" office:value-type="float" office:value="57.1083398285269" calcext:value-type="float">
            <text:p>57.1083398285</text:p>
          </table:table-cell>
          <table:table-cell table:formula="of:=IF([.I388]&gt;[.J388]; 1; 0)" office:value-type="float" office:value="1" calcext:value-type="float">
            <text:p>1</text:p>
          </table:table-cell>
          <table:table-cell office:value-type="float" office:value="82107" calcext:value-type="float">
            <text:p>82107</text:p>
          </table:table-cell>
          <table:table-cell office:value-type="float" office:value="34574" calcext:value-type="float">
            <text:p>34574</text:p>
          </table:table-cell>
          <table:table-cell table:formula="of:=([.M388]-[.N388])*100/[.M388]" office:value-type="float" office:value="57.8915317816995" calcext:value-type="float">
            <text:p>57.8915317817</text:p>
          </table:table-cell>
          <table:table-cell table:formula="of:=IF([.M388]&gt;[.N3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04" calcext:value-type="float">
            <text:p>35104</text:p>
          </table:table-cell>
          <table:table-cell office:value-type="float" office:value="33311" calcext:value-type="float">
            <text:p>33311</text:p>
          </table:table-cell>
          <table:table-cell table:formula="of:=([.A389]-[.B389])*100/[.A389]" office:value-type="float" office:value="5.10768003646308" calcext:value-type="float">
            <text:p>5.1076800365</text:p>
          </table:table-cell>
          <table:table-cell table:formula="of:=IF([.A389]&gt;[.B389]; 1; 0)" office:value-type="float" office:value="1" calcext:value-type="float">
            <text:p>1</text:p>
          </table:table-cell>
          <table:table-cell office:value-type="float" office:value="33136" calcext:value-type="float">
            <text:p>33136</text:p>
          </table:table-cell>
          <table:table-cell office:value-type="float" office:value="33202" calcext:value-type="float">
            <text:p>33202</text:p>
          </table:table-cell>
          <table:table-cell table:formula="of:=([.E389]-[.F389])*100/[.E389]" office:value-type="float" office:value="-0.19917914051183" calcext:value-type="float">
            <text:p>-0.1991791405</text:p>
          </table:table-cell>
          <table:table-cell table:formula="of:=IF([.E389]&gt;[.F389]; 1; 0)" office:value-type="float" office:value="0" calcext:value-type="float">
            <text:p>0</text:p>
          </table:table-cell>
          <table:table-cell office:value-type="float" office:value="23676" calcext:value-type="float">
            <text:p>23676</text:p>
          </table:table-cell>
          <table:table-cell office:value-type="float" office:value="22149" calcext:value-type="float">
            <text:p>22149</text:p>
          </table:table-cell>
          <table:table-cell table:formula="of:=([.I389]-[.J389])*100/[.I389]" office:value-type="float" office:value="6.44956918398378" calcext:value-type="float">
            <text:p>6.449569184</text:p>
          </table:table-cell>
          <table:table-cell table:formula="of:=IF([.I389]&gt;[.J389]; 1; 0)" office:value-type="float" office:value="1" calcext:value-type="float">
            <text:p>1</text:p>
          </table:table-cell>
          <table:table-cell office:value-type="float" office:value="35206" calcext:value-type="float">
            <text:p>35206</text:p>
          </table:table-cell>
          <table:table-cell office:value-type="float" office:value="34752" calcext:value-type="float">
            <text:p>34752</text:p>
          </table:table-cell>
          <table:table-cell table:formula="of:=([.M389]-[.N389])*100/[.M389]" office:value-type="float" office:value="1.2895529171164" calcext:value-type="float">
            <text:p>1.2895529171</text:p>
          </table:table-cell>
          <table:table-cell table:formula="of:=IF([.M389]&gt;[.N3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05" calcext:value-type="float">
            <text:p>132005</text:p>
          </table:table-cell>
          <table:table-cell office:value-type="float" office:value="45635" calcext:value-type="float">
            <text:p>45635</text:p>
          </table:table-cell>
          <table:table-cell table:formula="of:=([.A390]-[.B390])*100/[.A390]" office:value-type="float" office:value="65.4293397977349" calcext:value-type="float">
            <text:p>65.4293397977</text:p>
          </table:table-cell>
          <table:table-cell table:formula="of:=IF([.A390]&gt;[.B390]; 1; 0)" office:value-type="float" office:value="1" calcext:value-type="float">
            <text:p>1</text:p>
          </table:table-cell>
          <table:table-cell office:value-type="float" office:value="127472" calcext:value-type="float">
            <text:p>127472</text:p>
          </table:table-cell>
          <table:table-cell office:value-type="float" office:value="42884" calcext:value-type="float">
            <text:p>42884</text:p>
          </table:table-cell>
          <table:table-cell table:formula="of:=([.E390]-[.F390])*100/[.E390]" office:value-type="float" office:value="66.3581021714573" calcext:value-type="float">
            <text:p>66.3581021715</text:p>
          </table:table-cell>
          <table:table-cell table:formula="of:=IF([.E390]&gt;[.F390]; 1; 0)" office:value-type="float" office:value="1" calcext:value-type="float">
            <text:p>1</text:p>
          </table:table-cell>
          <table:table-cell office:value-type="float" office:value="64143" calcext:value-type="float">
            <text:p>64143</text:p>
          </table:table-cell>
          <table:table-cell office:value-type="float" office:value="27251" calcext:value-type="float">
            <text:p>27251</text:p>
          </table:table-cell>
          <table:table-cell table:formula="of:=([.I390]-[.J390])*100/[.I390]" office:value-type="float" office:value="57.5152393869947" calcext:value-type="float">
            <text:p>57.515239387</text:p>
          </table:table-cell>
          <table:table-cell table:formula="of:=IF([.I390]&gt;[.J390]; 1; 0)" office:value-type="float" office:value="1" calcext:value-type="float">
            <text:p>1</text:p>
          </table:table-cell>
          <table:table-cell office:value-type="float" office:value="91434" calcext:value-type="float">
            <text:p>91434</text:p>
          </table:table-cell>
          <table:table-cell office:value-type="float" office:value="42161" calcext:value-type="float">
            <text:p>42161</text:p>
          </table:table-cell>
          <table:table-cell table:formula="of:=([.M390]-[.N390])*100/[.M390]" office:value-type="float" office:value="53.8891440820701" calcext:value-type="float">
            <text:p>53.8891440821</text:p>
          </table:table-cell>
          <table:table-cell table:formula="of:=IF([.M390]&gt;[.N3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07" calcext:value-type="float">
            <text:p>31607</text:p>
          </table:table-cell>
          <table:table-cell office:value-type="float" office:value="33537" calcext:value-type="float">
            <text:p>33537</text:p>
          </table:table-cell>
          <table:table-cell table:formula="of:=([.A391]-[.B391])*100/[.A391]" office:value-type="float" office:value="-6.10624228810074" calcext:value-type="float">
            <text:p>-6.1062422881</text:p>
          </table:table-cell>
          <table:table-cell table:formula="of:=IF([.A391]&gt;[.B391]; 1; 0)" office:value-type="float" office:value="0" calcext:value-type="float">
            <text:p>0</text:p>
          </table:table-cell>
          <table:table-cell office:value-type="float" office:value="33414" calcext:value-type="float">
            <text:p>33414</text:p>
          </table:table-cell>
          <table:table-cell office:value-type="float" office:value="35486" calcext:value-type="float">
            <text:p>35486</text:p>
          </table:table-cell>
          <table:table-cell table:formula="of:=([.E391]-[.F391])*100/[.E391]" office:value-type="float" office:value="-6.20099359549889" calcext:value-type="float">
            <text:p>-6.2009935955</text:p>
          </table:table-cell>
          <table:table-cell table:formula="of:=IF([.E391]&gt;[.F391]; 1; 0)" office:value-type="float" office:value="0" calcext:value-type="float">
            <text:p>0</text:p>
          </table:table-cell>
          <table:table-cell office:value-type="float" office:value="23903" calcext:value-type="float">
            <text:p>23903</text:p>
          </table:table-cell>
          <table:table-cell office:value-type="float" office:value="22379" calcext:value-type="float">
            <text:p>22379</text:p>
          </table:table-cell>
          <table:table-cell table:formula="of:=([.I391]-[.J391])*100/[.I391]" office:value-type="float" office:value="6.37576873195833" calcext:value-type="float">
            <text:p>6.375768732</text:p>
          </table:table-cell>
          <table:table-cell table:formula="of:=IF([.I391]&gt;[.J391]; 1; 0)" office:value-type="float" office:value="1" calcext:value-type="float">
            <text:p>1</text:p>
          </table:table-cell>
          <table:table-cell office:value-type="float" office:value="30541" calcext:value-type="float">
            <text:p>30541</text:p>
          </table:table-cell>
          <table:table-cell office:value-type="float" office:value="35173" calcext:value-type="float">
            <text:p>35173</text:p>
          </table:table-cell>
          <table:table-cell table:formula="of:=([.M391]-[.N391])*100/[.M391]" office:value-type="float" office:value="-15.1664974951704" calcext:value-type="float">
            <text:p>-15.1664974952</text:p>
          </table:table-cell>
          <table:table-cell table:formula="of:=IF([.M391]&gt;[.N3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95" calcext:value-type="float">
            <text:p>129895</text:p>
          </table:table-cell>
          <table:table-cell office:value-type="float" office:value="41691" calcext:value-type="float">
            <text:p>41691</text:p>
          </table:table-cell>
          <table:table-cell table:formula="of:=([.A392]-[.B392])*100/[.A392]" office:value-type="float" office:value="67.9040763693753" calcext:value-type="float">
            <text:p>67.9040763694</text:p>
          </table:table-cell>
          <table:table-cell table:formula="of:=IF([.A392]&gt;[.B392]; 1; 0)" office:value-type="float" office:value="1" calcext:value-type="float">
            <text:p>1</text:p>
          </table:table-cell>
          <table:table-cell office:value-type="float" office:value="138597" calcext:value-type="float">
            <text:p>138597</text:p>
          </table:table-cell>
          <table:table-cell office:value-type="float" office:value="42075" calcext:value-type="float">
            <text:p>42075</text:p>
          </table:table-cell>
          <table:table-cell table:formula="of:=([.E392]-[.F392])*100/[.E392]" office:value-type="float" office:value="69.6422000476201" calcext:value-type="float">
            <text:p>69.6422000476</text:p>
          </table:table-cell>
          <table:table-cell table:formula="of:=IF([.E392]&gt;[.F392]; 1; 0)" office:value-type="float" office:value="1" calcext:value-type="float">
            <text:p>1</text:p>
          </table:table-cell>
          <table:table-cell office:value-type="float" office:value="64233" calcext:value-type="float">
            <text:p>64233</text:p>
          </table:table-cell>
          <table:table-cell office:value-type="float" office:value="27110" calcext:value-type="float">
            <text:p>27110</text:p>
          </table:table-cell>
          <table:table-cell table:formula="of:=([.I392]-[.J392])*100/[.I392]" office:value-type="float" office:value="57.7942801986518" calcext:value-type="float">
            <text:p>57.7942801987</text:p>
          </table:table-cell>
          <table:table-cell table:formula="of:=IF([.I392]&gt;[.J392]; 1; 0)" office:value-type="float" office:value="1" calcext:value-type="float">
            <text:p>1</text:p>
          </table:table-cell>
          <table:table-cell office:value-type="float" office:value="89422" calcext:value-type="float">
            <text:p>89422</text:p>
          </table:table-cell>
          <table:table-cell office:value-type="float" office:value="41568" calcext:value-type="float">
            <text:p>41568</text:p>
          </table:table-cell>
          <table:table-cell table:formula="of:=([.M392]-[.N392])*100/[.M392]" office:value-type="float" office:value="53.5147950168862" calcext:value-type="float">
            <text:p>53.5147950169</text:p>
          </table:table-cell>
          <table:table-cell table:formula="of:=IF([.M392]&gt;[.N3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03" calcext:value-type="float">
            <text:p>33703</text:p>
          </table:table-cell>
          <table:table-cell office:value-type="float" office:value="33835" calcext:value-type="float">
            <text:p>33835</text:p>
          </table:table-cell>
          <table:table-cell table:formula="of:=([.A393]-[.B393])*100/[.A393]" office:value-type="float" office:value="-0.391656529092366" calcext:value-type="float">
            <text:p>-0.3916565291</text:p>
          </table:table-cell>
          <table:table-cell table:formula="of:=IF([.A393]&gt;[.B393]; 1; 0)" office:value-type="float" office:value="0" calcext:value-type="float">
            <text:p>0</text:p>
          </table:table-cell>
          <table:table-cell office:value-type="float" office:value="33699" calcext:value-type="float">
            <text:p>33699</text:p>
          </table:table-cell>
          <table:table-cell office:value-type="float" office:value="33825" calcext:value-type="float">
            <text:p>33825</text:p>
          </table:table-cell>
          <table:table-cell table:formula="of:=([.E393]-[.F393])*100/[.E393]" office:value-type="float" office:value="-0.373898335262174" calcext:value-type="float">
            <text:p>-0.3738983353</text:p>
          </table:table-cell>
          <table:table-cell table:formula="of:=IF([.E393]&gt;[.F393]; 1; 0)" office:value-type="float" office:value="0" calcext:value-type="float">
            <text:p>0</text:p>
          </table:table-cell>
          <table:table-cell office:value-type="float" office:value="24074" calcext:value-type="float">
            <text:p>24074</text:p>
          </table:table-cell>
          <table:table-cell office:value-type="float" office:value="22566" calcext:value-type="float">
            <text:p>22566</text:p>
          </table:table-cell>
          <table:table-cell table:formula="of:=([.I393]-[.J393])*100/[.I393]" office:value-type="float" office:value="6.26401927390546" calcext:value-type="float">
            <text:p>6.2640192739</text:p>
          </table:table-cell>
          <table:table-cell table:formula="of:=IF([.I393]&gt;[.J393]; 1; 0)" office:value-type="float" office:value="1" calcext:value-type="float">
            <text:p>1</text:p>
          </table:table-cell>
          <table:table-cell office:value-type="float" office:value="37880" calcext:value-type="float">
            <text:p>37880</text:p>
          </table:table-cell>
          <table:table-cell office:value-type="float" office:value="35407" calcext:value-type="float">
            <text:p>35407</text:p>
          </table:table-cell>
          <table:table-cell table:formula="of:=([.M393]-[.N393])*100/[.M393]" office:value-type="float" office:value="6.5285110876452" calcext:value-type="float">
            <text:p>6.5285110876</text:p>
          </table:table-cell>
          <table:table-cell table:formula="of:=IF([.M393]&gt;[.N3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04" calcext:value-type="float">
            <text:p>130104</text:p>
          </table:table-cell>
          <table:table-cell office:value-type="float" office:value="38991" calcext:value-type="float">
            <text:p>38991</text:p>
          </table:table-cell>
          <table:table-cell table:formula="of:=([.A394]-[.B394])*100/[.A394]" office:value-type="float" office:value="70.0308983582365" calcext:value-type="float">
            <text:p>70.0308983582</text:p>
          </table:table-cell>
          <table:table-cell table:formula="of:=IF([.A394]&gt;[.B394]; 1; 0)" office:value-type="float" office:value="1" calcext:value-type="float">
            <text:p>1</text:p>
          </table:table-cell>
          <table:table-cell office:value-type="float" office:value="133551" calcext:value-type="float">
            <text:p>133551</text:p>
          </table:table-cell>
          <table:table-cell office:value-type="float" office:value="39279" calcext:value-type="float">
            <text:p>39279</text:p>
          </table:table-cell>
          <table:table-cell table:formula="of:=([.E394]-[.F394])*100/[.E394]" office:value-type="float" office:value="70.5887638430263" calcext:value-type="float">
            <text:p>70.588763843</text:p>
          </table:table-cell>
          <table:table-cell table:formula="of:=IF([.E394]&gt;[.F394]; 1; 0)" office:value-type="float" office:value="1" calcext:value-type="float">
            <text:p>1</text:p>
          </table:table-cell>
          <table:table-cell office:value-type="float" office:value="64115" calcext:value-type="float">
            <text:p>64115</text:p>
          </table:table-cell>
          <table:table-cell office:value-type="float" office:value="26864" calcext:value-type="float">
            <text:p>26864</text:p>
          </table:table-cell>
          <table:table-cell table:formula="of:=([.I394]-[.J394])*100/[.I394]" office:value-type="float" office:value="58.1002885440225" calcext:value-type="float">
            <text:p>58.100288544</text:p>
          </table:table-cell>
          <table:table-cell table:formula="of:=IF([.I394]&gt;[.J394]; 1; 0)" office:value-type="float" office:value="1" calcext:value-type="float">
            <text:p>1</text:p>
          </table:table-cell>
          <table:table-cell office:value-type="float" office:value="89545" calcext:value-type="float">
            <text:p>89545</text:p>
          </table:table-cell>
          <table:table-cell office:value-type="float" office:value="41467" calcext:value-type="float">
            <text:p>41467</text:p>
          </table:table-cell>
          <table:table-cell table:formula="of:=([.M394]-[.N394])*100/[.M394]" office:value-type="float" office:value="53.6914400580714" calcext:value-type="float">
            <text:p>53.6914400581</text:p>
          </table:table-cell>
          <table:table-cell table:formula="of:=IF([.M394]&gt;[.N3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16" calcext:value-type="float">
            <text:p>34016</text:p>
          </table:table-cell>
          <table:table-cell office:value-type="float" office:value="36142" calcext:value-type="float">
            <text:p>36142</text:p>
          </table:table-cell>
          <table:table-cell table:formula="of:=([.A395]-[.B395])*100/[.A395]" office:value-type="float" office:value="-6.25" calcext:value-type="float">
            <text:p>-6.25</text:p>
          </table:table-cell>
          <table:table-cell table:formula="of:=IF([.A395]&gt;[.B395]; 1; 0)" office:value-type="float" office:value="0" calcext:value-type="float">
            <text:p>0</text:p>
          </table:table-cell>
          <table:table-cell office:value-type="float" office:value="36343" calcext:value-type="float">
            <text:p>36343</text:p>
          </table:table-cell>
          <table:table-cell office:value-type="float" office:value="28087" calcext:value-type="float">
            <text:p>28087</text:p>
          </table:table-cell>
          <table:table-cell table:formula="of:=([.E395]-[.F395])*100/[.E395]" office:value-type="float" office:value="22.716891836117" calcext:value-type="float">
            <text:p>22.7168918361</text:p>
          </table:table-cell>
          <table:table-cell table:formula="of:=IF([.E395]&gt;[.F395]; 1; 0)" office:value-type="float" office:value="1" calcext:value-type="float">
            <text:p>1</text:p>
          </table:table-cell>
          <table:table-cell office:value-type="float" office:value="20374" calcext:value-type="float">
            <text:p>20374</text:p>
          </table:table-cell>
          <table:table-cell office:value-type="float" office:value="22872" calcext:value-type="float">
            <text:p>22872</text:p>
          </table:table-cell>
          <table:table-cell table:formula="of:=([.I395]-[.J395])*100/[.I395]" office:value-type="float" office:value="-12.2607244527339" calcext:value-type="float">
            <text:p>-12.2607244527</text:p>
          </table:table-cell>
          <table:table-cell table:formula="of:=IF([.I395]&gt;[.J395]; 1; 0)" office:value-type="float" office:value="0" calcext:value-type="float">
            <text:p>0</text:p>
          </table:table-cell>
          <table:table-cell office:value-type="float" office:value="38256" calcext:value-type="float">
            <text:p>38256</text:p>
          </table:table-cell>
          <table:table-cell office:value-type="float" office:value="35693" calcext:value-type="float">
            <text:p>35693</text:p>
          </table:table-cell>
          <table:table-cell table:formula="of:=([.M395]-[.N395])*100/[.M395]" office:value-type="float" office:value="6.69960267670431" calcext:value-type="float">
            <text:p>6.6996026767</text:p>
          </table:table-cell>
          <table:table-cell table:formula="of:=IF([.M395]&gt;[.N3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66" calcext:value-type="float">
            <text:p>129966</text:p>
          </table:table-cell>
          <table:table-cell office:value-type="float" office:value="40336" calcext:value-type="float">
            <text:p>40336</text:p>
          </table:table-cell>
          <table:table-cell table:formula="of:=([.A396]-[.B396])*100/[.A396]" office:value-type="float" office:value="68.9641906344736" calcext:value-type="float">
            <text:p>68.9641906345</text:p>
          </table:table-cell>
          <table:table-cell table:formula="of:=IF([.A396]&gt;[.B396]; 1; 0)" office:value-type="float" office:value="1" calcext:value-type="float">
            <text:p>1</text:p>
          </table:table-cell>
          <table:table-cell office:value-type="float" office:value="112278" calcext:value-type="float">
            <text:p>112278</text:p>
          </table:table-cell>
          <table:table-cell office:value-type="float" office:value="32433" calcext:value-type="float">
            <text:p>32433</text:p>
          </table:table-cell>
          <table:table-cell table:formula="of:=([.E396]-[.F396])*100/[.E396]" office:value-type="float" office:value="71.1136642975472" calcext:value-type="float">
            <text:p>71.1136642975</text:p>
          </table:table-cell>
          <table:table-cell table:formula="of:=IF([.E396]&gt;[.F396]; 1; 0)" office:value-type="float" office:value="1" calcext:value-type="float">
            <text:p>1</text:p>
          </table:table-cell>
          <table:table-cell office:value-type="float" office:value="64225" calcext:value-type="float">
            <text:p>64225</text:p>
          </table:table-cell>
          <table:table-cell office:value-type="float" office:value="24477" calcext:value-type="float">
            <text:p>24477</text:p>
          </table:table-cell>
          <table:table-cell table:formula="of:=([.I396]-[.J396])*100/[.I396]" office:value-type="float" office:value="61.8886726352666" calcext:value-type="float">
            <text:p>61.8886726353</text:p>
          </table:table-cell>
          <table:table-cell table:formula="of:=IF([.I396]&gt;[.J396]; 1; 0)" office:value-type="float" office:value="1" calcext:value-type="float">
            <text:p>1</text:p>
          </table:table-cell>
          <table:table-cell office:value-type="float" office:value="91475" calcext:value-type="float">
            <text:p>91475</text:p>
          </table:table-cell>
          <table:table-cell office:value-type="float" office:value="41112" calcext:value-type="float">
            <text:p>41112</text:p>
          </table:table-cell>
          <table:table-cell table:formula="of:=([.M396]-[.N396])*100/[.M396]" office:value-type="float" office:value="55.0565728341077" calcext:value-type="float">
            <text:p>55.0565728341</text:p>
          </table:table-cell>
          <table:table-cell table:formula="of:=IF([.M396]&gt;[.N3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07" calcext:value-type="float">
            <text:p>34207</text:p>
          </table:table-cell>
          <table:table-cell office:value-type="float" office:value="34512" calcext:value-type="float">
            <text:p>34512</text:p>
          </table:table-cell>
          <table:table-cell table:formula="of:=([.A397]-[.B397])*100/[.A397]" office:value-type="float" office:value="-0.891630368053322" calcext:value-type="float">
            <text:p>-0.8916303681</text:p>
          </table:table-cell>
          <table:table-cell table:formula="of:=IF([.A397]&gt;[.B397]; 1; 0)" office:value-type="float" office:value="0" calcext:value-type="float">
            <text:p>0</text:p>
          </table:table-cell>
          <table:table-cell office:value-type="float" office:value="28121" calcext:value-type="float">
            <text:p>28121</text:p>
          </table:table-cell>
          <table:table-cell office:value-type="float" office:value="28283" calcext:value-type="float">
            <text:p>28283</text:p>
          </table:table-cell>
          <table:table-cell table:formula="of:=([.E397]-[.F397])*100/[.E397]" office:value-type="float" office:value="-0.576081931652502" calcext:value-type="float">
            <text:p>-0.5760819317</text:p>
          </table:table-cell>
          <table:table-cell table:formula="of:=IF([.E397]&gt;[.F397]; 1; 0)" office:value-type="float" office:value="0" calcext:value-type="float">
            <text:p>0</text:p>
          </table:table-cell>
          <table:table-cell office:value-type="float" office:value="26536" calcext:value-type="float">
            <text:p>26536</text:p>
          </table:table-cell>
          <table:table-cell office:value-type="float" office:value="22822" calcext:value-type="float">
            <text:p>22822</text:p>
          </table:table-cell>
          <table:table-cell table:formula="of:=([.I397]-[.J397])*100/[.I397]" office:value-type="float" office:value="13.9960807958999" calcext:value-type="float">
            <text:p>13.9960807959</text:p>
          </table:table-cell>
          <table:table-cell table:formula="of:=IF([.I397]&gt;[.J397]; 1; 0)" office:value-type="float" office:value="1" calcext:value-type="float">
            <text:p>1</text:p>
          </table:table-cell>
          <table:table-cell office:value-type="float" office:value="30365" calcext:value-type="float">
            <text:p>30365</text:p>
          </table:table-cell>
          <table:table-cell office:value-type="float" office:value="29934" calcext:value-type="float">
            <text:p>29934</text:p>
          </table:table-cell>
          <table:table-cell table:formula="of:=([.M397]-[.N397])*100/[.M397]" office:value-type="float" office:value="1.41939733245513" calcext:value-type="float">
            <text:p>1.4193973325</text:p>
          </table:table-cell>
          <table:table-cell table:formula="of:=IF([.M397]&gt;[.N3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01" calcext:value-type="float">
            <text:p>130101</text:p>
          </table:table-cell>
          <table:table-cell office:value-type="float" office:value="39607" calcext:value-type="float">
            <text:p>39607</text:p>
          </table:table-cell>
          <table:table-cell table:formula="of:=([.A398]-[.B398])*100/[.A398]" office:value-type="float" office:value="69.5567290028516" calcext:value-type="float">
            <text:p>69.5567290029</text:p>
          </table:table-cell>
          <table:table-cell table:formula="of:=IF([.A398]&gt;[.B398]; 1; 0)" office:value-type="float" office:value="1" calcext:value-type="float">
            <text:p>1</text:p>
          </table:table-cell>
          <table:table-cell office:value-type="float" office:value="112243" calcext:value-type="float">
            <text:p>112243</text:p>
          </table:table-cell>
          <table:table-cell office:value-type="float" office:value="31688" calcext:value-type="float">
            <text:p>31688</text:p>
          </table:table-cell>
          <table:table-cell table:formula="of:=([.E398]-[.F398])*100/[.E398]" office:value-type="float" office:value="71.7683953565033" calcext:value-type="float">
            <text:p>71.7683953565</text:p>
          </table:table-cell>
          <table:table-cell table:formula="of:=IF([.E398]&gt;[.F398]; 1; 0)" office:value-type="float" office:value="1" calcext:value-type="float">
            <text:p>1</text:p>
          </table:table-cell>
          <table:table-cell office:value-type="float" office:value="65414" calcext:value-type="float">
            <text:p>65414</text:p>
          </table:table-cell>
          <table:table-cell office:value-type="float" office:value="24267" calcext:value-type="float">
            <text:p>24267</text:p>
          </table:table-cell>
          <table:table-cell table:formula="of:=([.I398]-[.J398])*100/[.I398]" office:value-type="float" office:value="62.9024367872321" calcext:value-type="float">
            <text:p>62.9024367872</text:p>
          </table:table-cell>
          <table:table-cell table:formula="of:=IF([.I398]&gt;[.J398]; 1; 0)" office:value-type="float" office:value="1" calcext:value-type="float">
            <text:p>1</text:p>
          </table:table-cell>
          <table:table-cell office:value-type="float" office:value="89375" calcext:value-type="float">
            <text:p>89375</text:p>
          </table:table-cell>
          <table:table-cell office:value-type="float" office:value="40758" calcext:value-type="float">
            <text:p>40758</text:p>
          </table:table-cell>
          <table:table-cell table:formula="of:=([.M398]-[.N398])*100/[.M398]" office:value-type="float" office:value="54.3966433566434" calcext:value-type="float">
            <text:p>54.3966433566</text:p>
          </table:table-cell>
          <table:table-cell table:formula="of:=IF([.M398]&gt;[.N3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12" calcext:value-type="float">
            <text:p>34512</text:p>
          </table:table-cell>
          <table:table-cell office:value-type="float" office:value="31424" calcext:value-type="float">
            <text:p>31424</text:p>
          </table:table-cell>
          <table:table-cell table:formula="of:=([.A399]-[.B399])*100/[.A399]" office:value-type="float" office:value="8.94761242466389" calcext:value-type="float">
            <text:p>8.9476124247</text:p>
          </table:table-cell>
          <table:table-cell table:formula="of:=IF([.A399]&gt;[.B399]; 1; 0)" office:value-type="float" office:value="1" calcext:value-type="float">
            <text:p>1</text:p>
          </table:table-cell>
          <table:table-cell office:value-type="float" office:value="28305" calcext:value-type="float">
            <text:p>28305</text:p>
          </table:table-cell>
          <table:table-cell office:value-type="float" office:value="28605" calcext:value-type="float">
            <text:p>28605</text:p>
          </table:table-cell>
          <table:table-cell table:formula="of:=([.E399]-[.F399])*100/[.E399]" office:value-type="float" office:value="-1.05988341282459" calcext:value-type="float">
            <text:p>-1.0598834128</text:p>
          </table:table-cell>
          <table:table-cell table:formula="of:=IF([.E399]&gt;[.F399]; 1; 0)" office:value-type="float" office:value="0" calcext:value-type="float">
            <text:p>0</text:p>
          </table:table-cell>
          <table:table-cell office:value-type="float" office:value="26734" calcext:value-type="float">
            <text:p>26734</text:p>
          </table:table-cell>
          <table:table-cell office:value-type="float" office:value="18968" calcext:value-type="float">
            <text:p>18968</text:p>
          </table:table-cell>
          <table:table-cell table:formula="of:=([.I399]-[.J399])*100/[.I399]" office:value-type="float" office:value="29.0491508939927" calcext:value-type="float">
            <text:p>29.049150894</text:p>
          </table:table-cell>
          <table:table-cell table:formula="of:=IF([.I399]&gt;[.J399]; 1; 0)" office:value-type="float" office:value="1" calcext:value-type="float">
            <text:p>1</text:p>
          </table:table-cell>
          <table:table-cell office:value-type="float" office:value="36753" calcext:value-type="float">
            <text:p>36753</text:p>
          </table:table-cell>
          <table:table-cell office:value-type="float" office:value="38575" calcext:value-type="float">
            <text:p>38575</text:p>
          </table:table-cell>
          <table:table-cell table:formula="of:=([.M399]-[.N399])*100/[.M399]" office:value-type="float" office:value="-4.95741844203194" calcext:value-type="float">
            <text:p>-4.957418442</text:p>
          </table:table-cell>
          <table:table-cell table:formula="of:=IF([.M399]&gt;[.N3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93" calcext:value-type="float">
            <text:p>129993</text:p>
          </table:table-cell>
          <table:table-cell office:value-type="float" office:value="38936" calcext:value-type="float">
            <text:p>38936</text:p>
          </table:table-cell>
          <table:table-cell table:formula="of:=([.A400]-[.B400])*100/[.A400]" office:value-type="float" office:value="70.0476179486588" calcext:value-type="float">
            <text:p>70.0476179487</text:p>
          </table:table-cell>
          <table:table-cell table:formula="of:=IF([.A400]&gt;[.B400]; 1; 0)" office:value-type="float" office:value="1" calcext:value-type="float">
            <text:p>1</text:p>
          </table:table-cell>
          <table:table-cell office:value-type="float" office:value="112322" calcext:value-type="float">
            <text:p>112322</text:p>
          </table:table-cell>
          <table:table-cell office:value-type="float" office:value="30981" calcext:value-type="float">
            <text:p>30981</text:p>
          </table:table-cell>
          <table:table-cell table:formula="of:=([.E400]-[.F400])*100/[.E400]" office:value-type="float" office:value="72.417691992664" calcext:value-type="float">
            <text:p>72.4176919927</text:p>
          </table:table-cell>
          <table:table-cell table:formula="of:=IF([.E400]&gt;[.F400]; 1; 0)" office:value-type="float" office:value="1" calcext:value-type="float">
            <text:p>1</text:p>
          </table:table-cell>
          <table:table-cell office:value-type="float" office:value="64102" calcext:value-type="float">
            <text:p>64102</text:p>
          </table:table-cell>
          <table:table-cell office:value-type="float" office:value="23913" calcext:value-type="float">
            <text:p>23913</text:p>
          </table:table-cell>
          <table:table-cell table:formula="of:=([.I400]-[.J400])*100/[.I400]" office:value-type="float" office:value="62.6953917194471" calcext:value-type="float">
            <text:p>62.6953917194</text:p>
          </table:table-cell>
          <table:table-cell table:formula="of:=IF([.I400]&gt;[.J400]; 1; 0)" office:value-type="float" office:value="1" calcext:value-type="float">
            <text:p>1</text:p>
          </table:table-cell>
          <table:table-cell office:value-type="float" office:value="89361" calcext:value-type="float">
            <text:p>89361</text:p>
          </table:table-cell>
          <table:table-cell office:value-type="float" office:value="40391" calcext:value-type="float">
            <text:p>40391</text:p>
          </table:table-cell>
          <table:table-cell table:formula="of:=([.M400]-[.N400])*100/[.M400]" office:value-type="float" office:value="54.8001924777028" calcext:value-type="float">
            <text:p>54.8001924777</text:p>
          </table:table-cell>
          <table:table-cell table:formula="of:=IF([.M400]&gt;[.N4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02" calcext:value-type="float">
            <text:p>34902</text:p>
          </table:table-cell>
          <table:table-cell office:value-type="float" office:value="34987" calcext:value-type="float">
            <text:p>34987</text:p>
          </table:table-cell>
          <table:table-cell table:formula="of:=([.A401]-[.B401])*100/[.A401]" office:value-type="float" office:value="-0.243539052203312" calcext:value-type="float">
            <text:p>-0.2435390522</text:p>
          </table:table-cell>
          <table:table-cell table:formula="of:=IF([.A401]&gt;[.B401]; 1; 0)" office:value-type="float" office:value="0" calcext:value-type="float">
            <text:p>0</text:p>
          </table:table-cell>
          <table:table-cell office:value-type="float" office:value="28746" calcext:value-type="float">
            <text:p>28746</text:p>
          </table:table-cell>
          <table:table-cell office:value-type="float" office:value="34953" calcext:value-type="float">
            <text:p>34953</text:p>
          </table:table-cell>
          <table:table-cell table:formula="of:=([.E401]-[.F401])*100/[.E401]" office:value-type="float" office:value="-21.5925694009601" calcext:value-type="float">
            <text:p>-21.592569401</text:p>
          </table:table-cell>
          <table:table-cell table:formula="of:=IF([.E401]&gt;[.F401]; 1; 0)" office:value-type="float" office:value="0" calcext:value-type="float">
            <text:p>0</text:p>
          </table:table-cell>
          <table:table-cell office:value-type="float" office:value="24914" calcext:value-type="float">
            <text:p>24914</text:p>
          </table:table-cell>
          <table:table-cell office:value-type="float" office:value="25357" calcext:value-type="float">
            <text:p>25357</text:p>
          </table:table-cell>
          <table:table-cell table:formula="of:=([.I401]-[.J401])*100/[.I401]" office:value-type="float" office:value="-1.77811672152204" calcext:value-type="float">
            <text:p>-1.7781167215</text:p>
          </table:table-cell>
          <table:table-cell table:formula="of:=IF([.I401]&gt;[.J401]; 1; 0)" office:value-type="float" office:value="0" calcext:value-type="float">
            <text:p>0</text:p>
          </table:table-cell>
          <table:table-cell office:value-type="float" office:value="39110" calcext:value-type="float">
            <text:p>39110</text:p>
          </table:table-cell>
          <table:table-cell office:value-type="float" office:value="36721" calcext:value-type="float">
            <text:p>36721</text:p>
          </table:table-cell>
          <table:table-cell table:formula="of:=([.M401]-[.N401])*100/[.M401]" office:value-type="float" office:value="6.10841217080031" calcext:value-type="float">
            <text:p>6.1084121708</text:p>
          </table:table-cell>
          <table:table-cell table:formula="of:=IF([.M401]&gt;[.N4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44" calcext:value-type="float">
            <text:p>132044</text:p>
          </table:table-cell>
          <table:table-cell office:value-type="float" office:value="38566" calcext:value-type="float">
            <text:p>38566</text:p>
          </table:table-cell>
          <table:table-cell table:formula="of:=([.A402]-[.B402])*100/[.A402]" office:value-type="float" office:value="70.7930689770077" calcext:value-type="float">
            <text:p>70.793068977</text:p>
          </table:table-cell>
          <table:table-cell table:formula="of:=IF([.A402]&gt;[.B402]; 1; 0)" office:value-type="float" office:value="1" calcext:value-type="float">
            <text:p>1</text:p>
          </table:table-cell>
          <table:table-cell office:value-type="float" office:value="138820" calcext:value-type="float">
            <text:p>138820</text:p>
          </table:table-cell>
          <table:table-cell office:value-type="float" office:value="36356" calcext:value-type="float">
            <text:p>36356</text:p>
          </table:table-cell>
          <table:table-cell table:formula="of:=([.E402]-[.F402])*100/[.E402]" office:value-type="float" office:value="73.8106901022907" calcext:value-type="float">
            <text:p>73.8106901023</text:p>
          </table:table-cell>
          <table:table-cell table:formula="of:=IF([.E402]&gt;[.F402]; 1; 0)" office:value-type="float" office:value="1" calcext:value-type="float">
            <text:p>1</text:p>
          </table:table-cell>
          <table:table-cell office:value-type="float" office:value="64223" calcext:value-type="float">
            <text:p>64223</text:p>
          </table:table-cell>
          <table:table-cell office:value-type="float" office:value="23680" calcext:value-type="float">
            <text:p>23680</text:p>
          </table:table-cell>
          <table:table-cell table:formula="of:=([.I402]-[.J402])*100/[.I402]" office:value-type="float" office:value="63.1284742226305" calcext:value-type="float">
            <text:p>63.1284742226</text:p>
          </table:table-cell>
          <table:table-cell table:formula="of:=IF([.I402]&gt;[.J402]; 1; 0)" office:value-type="float" office:value="1" calcext:value-type="float">
            <text:p>1</text:p>
          </table:table-cell>
          <table:table-cell office:value-type="float" office:value="91418" calcext:value-type="float">
            <text:p>91418</text:p>
          </table:table-cell>
          <table:table-cell office:value-type="float" office:value="37921" calcext:value-type="float">
            <text:p>37921</text:p>
          </table:table-cell>
          <table:table-cell table:formula="of:=([.M402]-[.N402])*100/[.M402]" office:value-type="float" office:value="58.5191100220963" calcext:value-type="float">
            <text:p>58.5191100221</text:p>
          </table:table-cell>
          <table:table-cell table:formula="of:=IF([.M402]&gt;[.N4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56" calcext:value-type="float">
            <text:p>35256</text:p>
          </table:table-cell>
          <table:table-cell office:value-type="float" office:value="35428" calcext:value-type="float">
            <text:p>35428</text:p>
          </table:table-cell>
          <table:table-cell table:formula="of:=([.A403]-[.B403])*100/[.A403]" office:value-type="float" office:value="-0.487860222373497" calcext:value-type="float">
            <text:p>-0.4878602224</text:p>
          </table:table-cell>
          <table:table-cell table:formula="of:=IF([.A403]&gt;[.B403]; 1; 0)" office:value-type="float" office:value="0" calcext:value-type="float">
            <text:p>0</text:p>
          </table:table-cell>
          <table:table-cell office:value-type="float" office:value="37148" calcext:value-type="float">
            <text:p>37148</text:p>
          </table:table-cell>
          <table:table-cell office:value-type="float" office:value="35352" calcext:value-type="float">
            <text:p>35352</text:p>
          </table:table-cell>
          <table:table-cell table:formula="of:=([.E403]-[.F403])*100/[.E403]" office:value-type="float" office:value="4.83471519328093" calcext:value-type="float">
            <text:p>4.8347151933</text:p>
          </table:table-cell>
          <table:table-cell table:formula="of:=IF([.E403]&gt;[.F403]; 1; 0)" office:value-type="float" office:value="1" calcext:value-type="float">
            <text:p>1</text:p>
          </table:table-cell>
          <table:table-cell office:value-type="float" office:value="25142" calcext:value-type="float">
            <text:p>25142</text:p>
          </table:table-cell>
          <table:table-cell office:value-type="float" office:value="25579" calcext:value-type="float">
            <text:p>25579</text:p>
          </table:table-cell>
          <table:table-cell table:formula="of:=([.I403]-[.J403])*100/[.I403]" office:value-type="float" office:value="-1.7381274361626" calcext:value-type="float">
            <text:p>-1.7381274362</text:p>
          </table:table-cell>
          <table:table-cell table:formula="of:=IF([.I403]&gt;[.J403]; 1; 0)" office:value-type="float" office:value="0" calcext:value-type="float">
            <text:p>0</text:p>
          </table:table-cell>
          <table:table-cell office:value-type="float" office:value="39482" calcext:value-type="float">
            <text:p>39482</text:p>
          </table:table-cell>
          <table:table-cell office:value-type="float" office:value="38951" calcext:value-type="float">
            <text:p>38951</text:p>
          </table:table-cell>
          <table:table-cell table:formula="of:=([.M403]-[.N403])*100/[.M403]" office:value-type="float" office:value="1.344916670888" calcext:value-type="float">
            <text:p>1.3449166709</text:p>
          </table:table-cell>
          <table:table-cell table:formula="of:=IF([.M403]&gt;[.N4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73" calcext:value-type="float">
            <text:p>129973</text:p>
          </table:table-cell>
          <table:table-cell office:value-type="float" office:value="36786" calcext:value-type="float">
            <text:p>36786</text:p>
          </table:table-cell>
          <table:table-cell table:formula="of:=([.A404]-[.B404])*100/[.A404]" office:value-type="float" office:value="71.6971986489502" calcext:value-type="float">
            <text:p>71.697198649</text:p>
          </table:table-cell>
          <table:table-cell table:formula="of:=IF([.A404]&gt;[.B404]; 1; 0)" office:value-type="float" office:value="1" calcext:value-type="float">
            <text:p>1</text:p>
          </table:table-cell>
          <table:table-cell office:value-type="float" office:value="138761" calcext:value-type="float">
            <text:p>138761</text:p>
          </table:table-cell>
          <table:table-cell office:value-type="float" office:value="37666" calcext:value-type="float">
            <text:p>37666</text:p>
          </table:table-cell>
          <table:table-cell table:formula="of:=([.E404]-[.F404])*100/[.E404]" office:value-type="float" office:value="72.8554853308927" calcext:value-type="float">
            <text:p>72.8554853309</text:p>
          </table:table-cell>
          <table:table-cell table:formula="of:=IF([.E404]&gt;[.F404]; 1; 0)" office:value-type="float" office:value="1" calcext:value-type="float">
            <text:p>1</text:p>
          </table:table-cell>
          <table:table-cell office:value-type="float" office:value="64415" calcext:value-type="float">
            <text:p>64415</text:p>
          </table:table-cell>
          <table:table-cell office:value-type="float" office:value="23699" calcext:value-type="float">
            <text:p>23699</text:p>
          </table:table-cell>
          <table:table-cell table:formula="of:=([.I404]-[.J404])*100/[.I404]" office:value-type="float" office:value="63.2088799192735" calcext:value-type="float">
            <text:p>63.2088799193</text:p>
          </table:table-cell>
          <table:table-cell table:formula="of:=IF([.I404]&gt;[.J404]; 1; 0)" office:value-type="float" office:value="1" calcext:value-type="float">
            <text:p>1</text:p>
          </table:table-cell>
          <table:table-cell office:value-type="float" office:value="89668" calcext:value-type="float">
            <text:p>89668</text:p>
          </table:table-cell>
          <table:table-cell office:value-type="float" office:value="39622" calcext:value-type="float">
            <text:p>39622</text:p>
          </table:table-cell>
          <table:table-cell table:formula="of:=([.M404]-[.N404])*100/[.M404]" office:value-type="float" office:value="55.81255297319" calcext:value-type="float">
            <text:p>55.8125529732</text:p>
          </table:table-cell>
          <table:table-cell table:formula="of:=IF([.M404]&gt;[.N4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49" calcext:value-type="float">
            <text:p>35449</text:p>
          </table:table-cell>
          <table:table-cell office:value-type="float" office:value="37612" calcext:value-type="float">
            <text:p>37612</text:p>
          </table:table-cell>
          <table:table-cell table:formula="of:=([.A405]-[.B405])*100/[.A405]" office:value-type="float" office:value="-6.10172360292251" calcext:value-type="float">
            <text:p>-6.1017236029</text:p>
          </table:table-cell>
          <table:table-cell table:formula="of:=IF([.A405]&gt;[.B405]; 1; 0)" office:value-type="float" office:value="0" calcext:value-type="float">
            <text:p>0</text:p>
          </table:table-cell>
          <table:table-cell office:value-type="float" office:value="35393" calcext:value-type="float">
            <text:p>35393</text:p>
          </table:table-cell>
          <table:table-cell office:value-type="float" office:value="35555" calcext:value-type="float">
            <text:p>35555</text:p>
          </table:table-cell>
          <table:table-cell table:formula="of:=([.E405]-[.F405])*100/[.E405]" office:value-type="float" office:value="-0.457717627779504" calcext:value-type="float">
            <text:p>-0.4577176278</text:p>
          </table:table-cell>
          <table:table-cell table:formula="of:=IF([.E405]&gt;[.F405]; 1; 0)" office:value-type="float" office:value="0" calcext:value-type="float">
            <text:p>0</text:p>
          </table:table-cell>
          <table:table-cell office:value-type="float" office:value="25341" calcext:value-type="float">
            <text:p>25341</text:p>
          </table:table-cell>
          <table:table-cell office:value-type="float" office:value="23741" calcext:value-type="float">
            <text:p>23741</text:p>
          </table:table-cell>
          <table:table-cell table:formula="of:=([.I405]-[.J405])*100/[.I405]" office:value-type="float" office:value="6.31387869460558" calcext:value-type="float">
            <text:p>6.3138786946</text:p>
          </table:table-cell>
          <table:table-cell table:formula="of:=IF([.I405]&gt;[.J405]; 1; 0)" office:value-type="float" office:value="1" calcext:value-type="float">
            <text:p>1</text:p>
          </table:table-cell>
          <table:table-cell office:value-type="float" office:value="37888" calcext:value-type="float">
            <text:p>37888</text:p>
          </table:table-cell>
          <table:table-cell office:value-type="float" office:value="37815" calcext:value-type="float">
            <text:p>37815</text:p>
          </table:table-cell>
          <table:table-cell table:formula="of:=([.M405]-[.N405])*100/[.M405]" office:value-type="float" office:value="0.192673141891892" calcext:value-type="float">
            <text:p>0.1926731419</text:p>
          </table:table-cell>
          <table:table-cell table:formula="of:=IF([.M405]&gt;[.N4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80" calcext:value-type="float">
            <text:p>118480</text:p>
          </table:table-cell>
          <table:table-cell office:value-type="float" office:value="109649" calcext:value-type="float">
            <text:p>109649</text:p>
          </table:table-cell>
          <table:table-cell table:formula="of:=([.A406]-[.B406])*100/[.A406]" office:value-type="float" office:value="7.4535786630655" calcext:value-type="float">
            <text:p>7.4535786631</text:p>
          </table:table-cell>
          <table:table-cell table:formula="of:=IF([.A406]&gt;[.B406]; 1; 0)" office:value-type="float" office:value="1" calcext:value-type="float">
            <text:p>1</text:p>
          </table:table-cell>
          <table:table-cell office:value-type="float" office:value="131192" calcext:value-type="float">
            <text:p>131192</text:p>
          </table:table-cell>
          <table:table-cell office:value-type="float" office:value="113365" calcext:value-type="float">
            <text:p>113365</text:p>
          </table:table-cell>
          <table:table-cell table:formula="of:=([.E406]-[.F406])*100/[.E406]" office:value-type="float" office:value="13.5884810049393" calcext:value-type="float">
            <text:p>13.5884810049</text:p>
          </table:table-cell>
          <table:table-cell table:formula="of:=IF([.E406]&gt;[.F406]; 1; 0)" office:value-type="float" office:value="1" calcext:value-type="float">
            <text:p>1</text:p>
          </table:table-cell>
          <table:table-cell office:value-type="float" office:value="63524" calcext:value-type="float">
            <text:p>63524</text:p>
          </table:table-cell>
          <table:table-cell office:value-type="float" office:value="54264" calcext:value-type="float">
            <text:p>54264</text:p>
          </table:table-cell>
          <table:table-cell table:formula="of:=([.I406]-[.J406])*100/[.I406]" office:value-type="float" office:value="14.5771676846546" calcext:value-type="float">
            <text:p>14.5771676847</text:p>
          </table:table-cell>
          <table:table-cell table:formula="of:=IF([.I406]&gt;[.J406]; 1; 0)" office:value-type="float" office:value="1" calcext:value-type="float">
            <text:p>1</text:p>
          </table:table-cell>
          <table:table-cell office:value-type="float" office:value="188035" calcext:value-type="float">
            <text:p>188035</text:p>
          </table:table-cell>
          <table:table-cell office:value-type="float" office:value="66083" calcext:value-type="float">
            <text:p>66083</text:p>
          </table:table-cell>
          <table:table-cell table:formula="of:=([.M406]-[.N406])*100/[.M406]" office:value-type="float" office:value="64.8560108490441" calcext:value-type="float">
            <text:p>64.856010849</text:p>
          </table:table-cell>
          <table:table-cell table:formula="of:=IF([.M406]&gt;[.N4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3" calcext:value-type="float">
            <text:p>333</text:p>
          </table:table-cell>
          <table:table-cell table:formula="of:=([.A407]-[.B407])*100/[.A407]" office:value-type="float" office:value="15.0510204081633" calcext:value-type="float">
            <text:p>15.0510204082</text:p>
          </table:table-cell>
          <table:table-cell table:formula="of:=IF([.A407]&gt;[.B407]; 1; 0)"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36" calcext:value-type="float">
            <text:p>336</text:p>
          </table:table-cell>
          <table:table-cell table:formula="of:=([.E407]-[.F407])*100/[.E407]" office:value-type="float" office:value="14.2857142857143" calcext:value-type="float">
            <text:p>14.2857142857</text:p>
          </table:table-cell>
          <table:table-cell table:formula="of:=IF([.E407]&gt;[.F407]; 1; 0)"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table:formula="of:=([.I407]-[.J407])*100/[.I407]" office:value-type="float" office:value="7.60456273764259" calcext:value-type="float">
            <text:p>7.6045627376</text:p>
          </table:table-cell>
          <table:table-cell table:formula="of:=IF([.I407]&gt;[.J407]; 1; 0)"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248" calcext:value-type="float">
            <text:p>248</text:p>
          </table:table-cell>
          <table:table-cell table:formula="of:=([.M407]-[.N407])*100/[.M407]" office:value-type="float" office:value="11.7437722419929" calcext:value-type="float">
            <text:p>11.743772242</text:p>
          </table:table-cell>
          <table:table-cell table:formula="of:=IF([.M407]&gt;[.N4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98" calcext:value-type="float">
            <text:p>118198</text:p>
          </table:table-cell>
          <table:table-cell office:value-type="float" office:value="109145" calcext:value-type="float">
            <text:p>109145</text:p>
          </table:table-cell>
          <table:table-cell table:formula="of:=([.A408]-[.B408])*100/[.A408]" office:value-type="float" office:value="7.65918205045771" calcext:value-type="float">
            <text:p>7.6591820505</text:p>
          </table:table-cell>
          <table:table-cell table:formula="of:=IF([.A408]&gt;[.B408]; 1; 0)" office:value-type="float" office:value="1" calcext:value-type="float">
            <text:p>1</text:p>
          </table:table-cell>
          <table:table-cell office:value-type="float" office:value="128887" calcext:value-type="float">
            <text:p>128887</text:p>
          </table:table-cell>
          <table:table-cell office:value-type="float" office:value="112676" calcext:value-type="float">
            <text:p>112676</text:p>
          </table:table-cell>
          <table:table-cell table:formula="of:=([.E408]-[.F408])*100/[.E408]" office:value-type="float" office:value="12.5776843281324" calcext:value-type="float">
            <text:p>12.5776843281</text:p>
          </table:table-cell>
          <table:table-cell table:formula="of:=IF([.E408]&gt;[.F408]; 1; 0)" office:value-type="float" office:value="1" calcext:value-type="float">
            <text:p>1</text:p>
          </table:table-cell>
          <table:table-cell office:value-type="float" office:value="51395" calcext:value-type="float">
            <text:p>51395</text:p>
          </table:table-cell>
          <table:table-cell office:value-type="float" office:value="43906" calcext:value-type="float">
            <text:p>43906</text:p>
          </table:table-cell>
          <table:table-cell table:formula="of:=([.I408]-[.J408])*100/[.I408]" office:value-type="float" office:value="14.5714563673509" calcext:value-type="float">
            <text:p>14.5714563674</text:p>
          </table:table-cell>
          <table:table-cell table:formula="of:=IF([.I408]&gt;[.J408]; 1; 0)" office:value-type="float" office:value="1" calcext:value-type="float">
            <text:p>1</text:p>
          </table:table-cell>
          <table:table-cell office:value-type="float" office:value="77365" calcext:value-type="float">
            <text:p>77365</text:p>
          </table:table-cell>
          <table:table-cell office:value-type="float" office:value="60713" calcext:value-type="float">
            <text:p>60713</text:p>
          </table:table-cell>
          <table:table-cell table:formula="of:=([.M408]-[.N408])*100/[.M408]" office:value-type="float" office:value="21.5239449363407" calcext:value-type="float">
            <text:p>21.5239449363</text:p>
          </table:table-cell>
          <table:table-cell table:formula="of:=IF([.M408]&gt;[.N4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9" calcext:value-type="float">
            <text:p>469</text:p>
          </table:table-cell>
          <table:table-cell table:formula="of:=([.A409]-[.B409])*100/[.A409]" office:value-type="float" office:value="14.2595978062157" calcext:value-type="float">
            <text:p>14.2595978062</text:p>
          </table:table-cell>
          <table:table-cell table:formula="of:=IF([.A409]&gt;[.B409]; 1; 0)"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475" calcext:value-type="float">
            <text:p>475</text:p>
          </table:table-cell>
          <table:table-cell table:formula="of:=([.E409]-[.F409])*100/[.E409]" office:value-type="float" office:value="13.7931034482759" calcext:value-type="float">
            <text:p>13.7931034483</text:p>
          </table:table-cell>
          <table:table-cell table:formula="of:=IF([.E409]&gt;[.F409]; 1; 0)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372" calcext:value-type="float">
            <text:p>372</text:p>
          </table:table-cell>
          <table:table-cell table:formula="of:=([.I409]-[.J409])*100/[.I409]" office:value-type="float" office:value="12.6760563380282" calcext:value-type="float">
            <text:p>12.676056338</text:p>
          </table:table-cell>
          <table:table-cell table:formula="of:=IF([.I409]&gt;[.J409]; 1; 0)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380" calcext:value-type="float">
            <text:p>380</text:p>
          </table:table-cell>
          <table:table-cell table:formula="of:=([.M409]-[.N409])*100/[.M409]" office:value-type="float" office:value="14.7982062780269" calcext:value-type="float">
            <text:p>14.798206278</text:p>
          </table:table-cell>
          <table:table-cell table:formula="of:=IF([.M409]&gt;[.N4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19" calcext:value-type="float">
            <text:p>95719</text:p>
          </table:table-cell>
          <table:table-cell office:value-type="float" office:value="108331" calcext:value-type="float">
            <text:p>108331</text:p>
          </table:table-cell>
          <table:table-cell table:formula="of:=([.A410]-[.B410])*100/[.A410]" office:value-type="float" office:value="-13.1760674474242" calcext:value-type="float">
            <text:p>-13.1760674474</text:p>
          </table:table-cell>
          <table:table-cell table:formula="of:=IF([.A410]&gt;[.B410]; 1; 0)" office:value-type="float" office:value="0" calcext:value-type="float">
            <text:p>0</text:p>
          </table:table-cell>
          <table:table-cell office:value-type="float" office:value="127093" calcext:value-type="float">
            <text:p>127093</text:p>
          </table:table-cell>
          <table:table-cell office:value-type="float" office:value="113892" calcext:value-type="float">
            <text:p>113892</text:p>
          </table:table-cell>
          <table:table-cell table:formula="of:=([.E410]-[.F410])*100/[.E410]" office:value-type="float" office:value="10.3868820470049" calcext:value-type="float">
            <text:p>10.386882047</text:p>
          </table:table-cell>
          <table:table-cell table:formula="of:=IF([.E410]&gt;[.F410]; 1; 0)" office:value-type="float" office:value="1" calcext:value-type="float">
            <text:p>1</text:p>
          </table:table-cell>
          <table:table-cell office:value-type="float" office:value="63465" calcext:value-type="float">
            <text:p>63465</text:p>
          </table:table-cell>
          <table:table-cell office:value-type="float" office:value="53844" calcext:value-type="float">
            <text:p>53844</text:p>
          </table:table-cell>
          <table:table-cell table:formula="of:=([.I410]-[.J410])*100/[.I410]" office:value-type="float" office:value="15.1595367525408" calcext:value-type="float">
            <text:p>15.1595367525</text:p>
          </table:table-cell>
          <table:table-cell table:formula="of:=IF([.I410]&gt;[.J410]; 1; 0)" office:value-type="float" office:value="1" calcext:value-type="float">
            <text:p>1</text:p>
          </table:table-cell>
          <table:table-cell office:value-type="float" office:value="63487" calcext:value-type="float">
            <text:p>63487</text:p>
          </table:table-cell>
          <table:table-cell office:value-type="float" office:value="53277" calcext:value-type="float">
            <text:p>53277</text:p>
          </table:table-cell>
          <table:table-cell table:formula="of:=([.M410]-[.N410])*100/[.M410]" office:value-type="float" office:value="16.0820325420952" calcext:value-type="float">
            <text:p>16.0820325421</text:p>
          </table:table-cell>
          <table:table-cell table:formula="of:=IF([.M410]&gt;[.N4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17" calcext:value-type="float">
            <text:p>617</text:p>
          </table:table-cell>
          <table:table-cell table:formula="of:=([.A411]-[.B411])*100/[.A411]" office:value-type="float" office:value="12.8531073446328" calcext:value-type="float">
            <text:p>12.8531073446</text:p>
          </table:table-cell>
          <table:table-cell table:formula="of:=IF([.A411]&gt;[.B411]; 1; 0)"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618" calcext:value-type="float">
            <text:p>618</text:p>
          </table:table-cell>
          <table:table-cell table:formula="of:=([.E411]-[.F411])*100/[.E411]" office:value-type="float" office:value="12.8349788434415" calcext:value-type="float">
            <text:p>12.8349788434</text:p>
          </table:table-cell>
          <table:table-cell table:formula="of:=IF([.E411]&gt;[.F411]; 1; 0)"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514" calcext:value-type="float">
            <text:p>514</text:p>
          </table:table-cell>
          <table:table-cell table:formula="of:=([.I411]-[.J411])*100/[.I411]" office:value-type="float" office:value="13.758389261745" calcext:value-type="float">
            <text:p>13.7583892617</text:p>
          </table:table-cell>
          <table:table-cell table:formula="of:=IF([.I411]&gt;[.J411]; 1; 0)"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525" calcext:value-type="float">
            <text:p>525</text:p>
          </table:table-cell>
          <table:table-cell table:formula="of:=([.M411]-[.N411])*100/[.M411]" office:value-type="float" office:value="12.3539232053422" calcext:value-type="float">
            <text:p>12.3539232053</text:p>
          </table:table-cell>
          <table:table-cell table:formula="of:=IF([.M411]&gt;[.N4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86" calcext:value-type="float">
            <text:p>118186</text:p>
          </table:table-cell>
          <table:table-cell office:value-type="float" office:value="107514" calcext:value-type="float">
            <text:p>107514</text:p>
          </table:table-cell>
          <table:table-cell table:formula="of:=([.A412]-[.B412])*100/[.A412]" office:value-type="float" office:value="9.02983432893913" calcext:value-type="float">
            <text:p>9.0298343289</text:p>
          </table:table-cell>
          <table:table-cell table:formula="of:=IF([.A412]&gt;[.B412]; 1; 0)" office:value-type="float" office:value="1" calcext:value-type="float">
            <text:p>1</text:p>
          </table:table-cell>
          <table:table-cell office:value-type="float" office:value="129273" calcext:value-type="float">
            <text:p>129273</text:p>
          </table:table-cell>
          <table:table-cell office:value-type="float" office:value="99672" calcext:value-type="float">
            <text:p>99672</text:p>
          </table:table-cell>
          <table:table-cell table:formula="of:=([.E412]-[.F412])*100/[.E412]" office:value-type="float" office:value="22.8980529576942" calcext:value-type="float">
            <text:p>22.8980529577</text:p>
          </table:table-cell>
          <table:table-cell table:formula="of:=IF([.E412]&gt;[.F412]; 1; 0)" office:value-type="float" office:value="1" calcext:value-type="float">
            <text:p>1</text:p>
          </table:table-cell>
          <table:table-cell office:value-type="float" office:value="63618" calcext:value-type="float">
            <text:p>63618</text:p>
          </table:table-cell>
          <table:table-cell office:value-type="float" office:value="53369" calcext:value-type="float">
            <text:p>53369</text:p>
          </table:table-cell>
          <table:table-cell table:formula="of:=([.I412]-[.J412])*100/[.I412]" office:value-type="float" office:value="16.1102203778805" calcext:value-type="float">
            <text:p>16.1102203779</text:p>
          </table:table-cell>
          <table:table-cell table:formula="of:=IF([.I412]&gt;[.J412]; 1; 0)" office:value-type="float" office:value="1" calcext:value-type="float">
            <text:p>1</text:p>
          </table:table-cell>
          <table:table-cell office:value-type="float" office:value="63321" calcext:value-type="float">
            <text:p>63321</text:p>
          </table:table-cell>
          <table:table-cell office:value-type="float" office:value="53806" calcext:value-type="float">
            <text:p>53806</text:p>
          </table:table-cell>
          <table:table-cell table:formula="of:=([.M412]-[.N412])*100/[.M412]" office:value-type="float" office:value="15.026610445192" calcext:value-type="float">
            <text:p>15.0266104452</text:p>
          </table:table-cell>
          <table:table-cell table:formula="of:=IF([.M412]&gt;[.N4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79" calcext:value-type="float">
            <text:p>779</text:p>
          </table:table-cell>
          <table:table-cell table:formula="of:=([.A413]-[.B413])*100/[.A413]" office:value-type="float" office:value="13.4444444444444" calcext:value-type="float">
            <text:p>13.4444444444</text:p>
          </table:table-cell>
          <table:table-cell table:formula="of:=IF([.A413]&gt;[.B413]; 1; 0)"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774" calcext:value-type="float">
            <text:p>774</text:p>
          </table:table-cell>
          <table:table-cell table:formula="of:=([.E413]-[.F413])*100/[.E413]" office:value-type="float" office:value="15.1315789473684" calcext:value-type="float">
            <text:p>15.1315789474</text:p>
          </table:table-cell>
          <table:table-cell table:formula="of:=IF([.E413]&gt;[.F413]; 1; 0)"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676" calcext:value-type="float">
            <text:p>676</text:p>
          </table:table-cell>
          <table:table-cell table:formula="of:=([.I413]-[.J413])*100/[.I413]" office:value-type="float" office:value="12.0936280884265" calcext:value-type="float">
            <text:p>12.0936280884</text:p>
          </table:table-cell>
          <table:table-cell table:formula="of:=IF([.I413]&gt;[.J413]; 1; 0)" office:value-type="float" office:value="1" calcext:value-type="float">
            <text:p>1</text:p>
          </table:table-cell>
          <table:table-cell office:value-type="float" office:value="2828" calcext:value-type="float">
            <text:p>2828</text:p>
          </table:table-cell>
          <table:table-cell office:value-type="float" office:value="713" calcext:value-type="float">
            <text:p>713</text:p>
          </table:table-cell>
          <table:table-cell table:formula="of:=([.M413]-[.N413])*100/[.M413]" office:value-type="float" office:value="74.7878359264498" calcext:value-type="float">
            <text:p>74.7878359264</text:p>
          </table:table-cell>
          <table:table-cell table:formula="of:=IF([.M413]&gt;[.N4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65" calcext:value-type="float">
            <text:p>118465</text:p>
          </table:table-cell>
          <table:table-cell office:value-type="float" office:value="106734" calcext:value-type="float">
            <text:p>106734</text:p>
          </table:table-cell>
          <table:table-cell table:formula="of:=([.A414]-[.B414])*100/[.A414]" office:value-type="float" office:value="9.90250284894273" calcext:value-type="float">
            <text:p>9.9025028489</text:p>
          </table:table-cell>
          <table:table-cell table:formula="of:=IF([.A414]&gt;[.B414]; 1; 0)" office:value-type="float" office:value="1" calcext:value-type="float">
            <text:p>1</text:p>
          </table:table-cell>
          <table:table-cell office:value-type="float" office:value="129247" calcext:value-type="float">
            <text:p>129247</text:p>
          </table:table-cell>
          <table:table-cell office:value-type="float" office:value="112472" calcext:value-type="float">
            <text:p>112472</text:p>
          </table:table-cell>
          <table:table-cell table:formula="of:=([.E414]-[.F414])*100/[.E414]" office:value-type="float" office:value="12.9790246582126" calcext:value-type="float">
            <text:p>12.9790246582</text:p>
          </table:table-cell>
          <table:table-cell table:formula="of:=IF([.E414]&gt;[.F414]; 1; 0)" office:value-type="float" office:value="1" calcext:value-type="float">
            <text:p>1</text:p>
          </table:table-cell>
          <table:table-cell office:value-type="float" office:value="63429" calcext:value-type="float">
            <text:p>63429</text:p>
          </table:table-cell>
          <table:table-cell office:value-type="float" office:value="51255" calcext:value-type="float">
            <text:p>51255</text:p>
          </table:table-cell>
          <table:table-cell table:formula="of:=([.I414]-[.J414])*100/[.I414]" office:value-type="float" office:value="19.1931135600435" calcext:value-type="float">
            <text:p>19.19311356</text:p>
          </table:table-cell>
          <table:table-cell table:formula="of:=IF([.I414]&gt;[.J414]; 1; 0)" office:value-type="float" office:value="1" calcext:value-type="float">
            <text:p>1</text:p>
          </table:table-cell>
          <table:table-cell office:value-type="float" office:value="77819" calcext:value-type="float">
            <text:p>77819</text:p>
          </table:table-cell>
          <table:table-cell office:value-type="float" office:value="64633" calcext:value-type="float">
            <text:p>64633</text:p>
          </table:table-cell>
          <table:table-cell table:formula="of:=([.M414]-[.N414])*100/[.M414]" office:value-type="float" office:value="16.9444480139812" calcext:value-type="float">
            <text:p>16.944448014</text:p>
          </table:table-cell>
          <table:table-cell table:formula="of:=IF([.M414]&gt;[.N4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923" calcext:value-type="float">
            <text:p>923</text:p>
          </table:table-cell>
          <table:table-cell table:formula="of:=([.A415]-[.B415])*100/[.A415]" office:value-type="float" office:value="70.0324675324675" calcext:value-type="float">
            <text:p>70.0324675325</text:p>
          </table:table-cell>
          <table:table-cell table:formula="of:=IF([.A415]&gt;[.B415]; 1; 0)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918" calcext:value-type="float">
            <text:p>918</text:p>
          </table:table-cell>
          <table:table-cell table:formula="of:=([.E415]-[.F415])*100/[.E415]" office:value-type="float" office:value="14.2857142857143" calcext:value-type="float">
            <text:p>14.2857142857</text:p>
          </table:table-cell>
          <table:table-cell table:formula="of:=IF([.E415]&gt;[.F415]; 1; 0)"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2836" calcext:value-type="float">
            <text:p>2836</text:p>
          </table:table-cell>
          <table:table-cell table:formula="of:=([.I415]-[.J415])*100/[.I415]" office:value-type="float" office:value="-206.263498920086" calcext:value-type="float">
            <text:p>-206.2634989201</text:p>
          </table:table-cell>
          <table:table-cell table:formula="of:=IF([.I415]&gt;[.J415]; 1; 0)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table:formula="of:=([.M415]-[.N415])*100/[.M415]" office:value-type="float" office:value="13.3543638275499" calcext:value-type="float">
            <text:p>13.3543638276</text:p>
          </table:table-cell>
          <table:table-cell table:formula="of:=IF([.M415]&gt;[.N4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01" calcext:value-type="float">
            <text:p>118101</text:p>
          </table:table-cell>
          <table:table-cell office:value-type="float" office:value="106178" calcext:value-type="float">
            <text:p>106178</text:p>
          </table:table-cell>
          <table:table-cell table:formula="of:=([.A416]-[.B416])*100/[.A416]" office:value-type="float" office:value="10.095596142285" calcext:value-type="float">
            <text:p>10.0955961423</text:p>
          </table:table-cell>
          <table:table-cell table:formula="of:=IF([.A416]&gt;[.B416]; 1; 0)" office:value-type="float" office:value="1" calcext:value-type="float">
            <text:p>1</text:p>
          </table:table-cell>
          <table:table-cell office:value-type="float" office:value="128953" calcext:value-type="float">
            <text:p>128953</text:p>
          </table:table-cell>
          <table:table-cell office:value-type="float" office:value="111673" calcext:value-type="float">
            <text:p>111673</text:p>
          </table:table-cell>
          <table:table-cell table:formula="of:=([.E416]-[.F416])*100/[.E416]" office:value-type="float" office:value="13.4002310919482" calcext:value-type="float">
            <text:p>13.4002310919</text:p>
          </table:table-cell>
          <table:table-cell table:formula="of:=IF([.E416]&gt;[.F416]; 1; 0)" office:value-type="float" office:value="1" calcext:value-type="float">
            <text:p>1</text:p>
          </table:table-cell>
          <table:table-cell office:value-type="float" office:value="61444" calcext:value-type="float">
            <text:p>61444</text:p>
          </table:table-cell>
          <table:table-cell office:value-type="float" office:value="50778" calcext:value-type="float">
            <text:p>50778</text:p>
          </table:table-cell>
          <table:table-cell table:formula="of:=([.I416]-[.J416])*100/[.I416]" office:value-type="float" office:value="17.3588959052145" calcext:value-type="float">
            <text:p>17.3588959052</text:p>
          </table:table-cell>
          <table:table-cell table:formula="of:=IF([.I416]&gt;[.J416]; 1; 0)" office:value-type="float" office:value="1" calcext:value-type="float">
            <text:p>1</text:p>
          </table:table-cell>
          <table:table-cell office:value-type="float" office:value="79425" calcext:value-type="float">
            <text:p>79425</text:p>
          </table:table-cell>
          <table:table-cell office:value-type="float" office:value="64601" calcext:value-type="float">
            <text:p>64601</text:p>
          </table:table-cell>
          <table:table-cell table:formula="of:=([.M416]-[.N416])*100/[.M416]" office:value-type="float" office:value="18.6641485678313" calcext:value-type="float">
            <text:p>18.6641485678</text:p>
          </table:table-cell>
          <table:table-cell table:formula="of:=IF([.M416]&gt;[.N4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099" calcext:value-type="float">
            <text:p>3099</text:p>
          </table:table-cell>
          <table:table-cell table:formula="of:=([.A417]-[.B417])*100/[.A417]" office:value-type="float" office:value="-153.186274509804" calcext:value-type="float">
            <text:p>-153.1862745098</text:p>
          </table:table-cell>
          <table:table-cell table:formula="of:=IF([.A417]&gt;[.B417]; 1; 0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075" calcext:value-type="float">
            <text:p>1075</text:p>
          </table:table-cell>
          <table:table-cell table:formula="of:=([.E417]-[.F417])*100/[.E417]" office:value-type="float" office:value="12.3164763458401" calcext:value-type="float">
            <text:p>12.3164763458</text:p>
          </table:table-cell>
          <table:table-cell table:formula="of:=IF([.E417]&gt;[.F417]; 1; 0)" office:value-type="float" office:value="1" calcext:value-type="float">
            <text:p>1</text:p>
          </table:table-cell>
          <table:table-cell office:value-type="float" office:value="3119" calcext:value-type="float">
            <text:p>3119</text:p>
          </table:table-cell>
          <table:table-cell office:value-type="float" office:value="953" calcext:value-type="float">
            <text:p>953</text:p>
          </table:table-cell>
          <table:table-cell table:formula="of:=([.I417]-[.J417])*100/[.I417]" office:value-type="float" office:value="69.4453350432831" calcext:value-type="float">
            <text:p>69.4453350433</text:p>
          </table:table-cell>
          <table:table-cell table:formula="of:=IF([.I417]&gt;[.J417]; 1; 0)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969" calcext:value-type="float">
            <text:p>969</text:p>
          </table:table-cell>
          <table:table-cell table:formula="of:=([.M417]-[.N417])*100/[.M417]" office:value-type="float" office:value="12.3076923076923" calcext:value-type="float">
            <text:p>12.3076923077</text:p>
          </table:table-cell>
          <table:table-cell table:formula="of:=IF([.M417]&gt;[.N4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47" calcext:value-type="float">
            <text:p>120547</text:p>
          </table:table-cell>
          <table:table-cell office:value-type="float" office:value="103405" calcext:value-type="float">
            <text:p>103405</text:p>
          </table:table-cell>
          <table:table-cell table:formula="of:=([.A418]-[.B418])*100/[.A418]" office:value-type="float" office:value="14.2201796809543" calcext:value-type="float">
            <text:p>14.220179681</text:p>
          </table:table-cell>
          <table:table-cell table:formula="of:=IF([.A418]&gt;[.B418]; 1; 0)" office:value-type="float" office:value="1" calcext:value-type="float">
            <text:p>1</text:p>
          </table:table-cell>
          <table:table-cell office:value-type="float" office:value="128971" calcext:value-type="float">
            <text:p>128971</text:p>
          </table:table-cell>
          <table:table-cell office:value-type="float" office:value="108751" calcext:value-type="float">
            <text:p>108751</text:p>
          </table:table-cell>
          <table:table-cell table:formula="of:=([.E418]-[.F418])*100/[.E418]" office:value-type="float" office:value="15.6779431034884" calcext:value-type="float">
            <text:p>15.6779431035</text:p>
          </table:table-cell>
          <table:table-cell table:formula="of:=IF([.E418]&gt;[.F418]; 1; 0)" office:value-type="float" office:value="1" calcext:value-type="float">
            <text:p>1</text:p>
          </table:table-cell>
          <table:table-cell office:value-type="float" office:value="63706" calcext:value-type="float">
            <text:p>63706</text:p>
          </table:table-cell>
          <table:table-cell office:value-type="float" office:value="52569" calcext:value-type="float">
            <text:p>52569</text:p>
          </table:table-cell>
          <table:table-cell table:formula="of:=([.I418]-[.J418])*100/[.I418]" office:value-type="float" office:value="17.4818698395756" calcext:value-type="float">
            <text:p>17.4818698396</text:p>
          </table:table-cell>
          <table:table-cell table:formula="of:=IF([.I418]&gt;[.J418]; 1; 0)" office:value-type="float" office:value="1" calcext:value-type="float">
            <text:p>1</text:p>
          </table:table-cell>
          <table:table-cell office:value-type="float" office:value="77591" calcext:value-type="float">
            <text:p>77591</text:p>
          </table:table-cell>
          <table:table-cell office:value-type="float" office:value="51933" calcext:value-type="float">
            <text:p>51933</text:p>
          </table:table-cell>
          <table:table-cell table:formula="of:=([.M418]-[.N418])*100/[.M418]" office:value-type="float" office:value="33.0682682269851" calcext:value-type="float">
            <text:p>33.068268227</text:p>
          </table:table-cell>
          <table:table-cell table:formula="of:=IF([.M418]&gt;[.N4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220" calcext:value-type="float">
            <text:p>1220</text:p>
          </table:table-cell>
          <table:table-cell table:formula="of:=([.A419]-[.B419])*100/[.A419]" office:value-type="float" office:value="11.143481427531" calcext:value-type="float">
            <text:p>11.1434814275</text:p>
          </table:table-cell>
          <table:table-cell table:formula="of:=IF([.A419]&gt;[.B419]; 1; 0)" office:value-type="float" office:value="1" calcext:value-type="float">
            <text:p>1</text:p>
          </table:table-cell>
          <table:table-cell office:value-type="float" office:value="3395" calcext:value-type="float">
            <text:p>3395</text:p>
          </table:table-cell>
          <table:table-cell office:value-type="float" office:value="1218" calcext:value-type="float">
            <text:p>1218</text:p>
          </table:table-cell>
          <table:table-cell table:formula="of:=([.E419]-[.F419])*100/[.E419]" office:value-type="float" office:value="64.1237113402062" calcext:value-type="float">
            <text:p>64.1237113402</text:p>
          </table:table-cell>
          <table:table-cell table:formula="of:=IF([.E419]&gt;[.F419]; 1; 0)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115" calcext:value-type="float">
            <text:p>1115</text:p>
          </table:table-cell>
          <table:table-cell table:formula="of:=([.I419]-[.J419])*100/[.I419]" office:value-type="float" office:value="11.2261146496815" calcext:value-type="float">
            <text:p>11.2261146497</text:p>
          </table:table-cell>
          <table:table-cell table:formula="of:=IF([.I419]&gt;[.J419]; 1; 0)"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118" calcext:value-type="float">
            <text:p>1118</text:p>
          </table:table-cell>
          <table:table-cell table:formula="of:=([.M419]-[.N419])*100/[.M419]" office:value-type="float" office:value="11.7600631412786" calcext:value-type="float">
            <text:p>11.7600631413</text:p>
          </table:table-cell>
          <table:table-cell table:formula="of:=IF([.M419]&gt;[.N4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71" calcext:value-type="float">
            <text:p>118571</text:p>
          </table:table-cell>
          <table:table-cell office:value-type="float" office:value="104694" calcext:value-type="float">
            <text:p>104694</text:p>
          </table:table-cell>
          <table:table-cell table:formula="of:=([.A420]-[.B420])*100/[.A420]" office:value-type="float" office:value="11.703536277842" calcext:value-type="float">
            <text:p>11.7035362778</text:p>
          </table:table-cell>
          <table:table-cell table:formula="of:=IF([.A420]&gt;[.B420]; 1; 0)" office:value-type="float" office:value="1" calcext:value-type="float">
            <text:p>1</text:p>
          </table:table-cell>
          <table:table-cell office:value-type="float" office:value="104548" calcext:value-type="float">
            <text:p>104548</text:p>
          </table:table-cell>
          <table:table-cell office:value-type="float" office:value="87655" calcext:value-type="float">
            <text:p>87655</text:p>
          </table:table-cell>
          <table:table-cell table:formula="of:=([.E420]-[.F420])*100/[.E420]" office:value-type="float" office:value="16.1581283238321" calcext:value-type="float">
            <text:p>16.1581283238</text:p>
          </table:table-cell>
          <table:table-cell table:formula="of:=IF([.E420]&gt;[.F420]; 1; 0)" office:value-type="float" office:value="1" calcext:value-type="float">
            <text:p>1</text:p>
          </table:table-cell>
          <table:table-cell office:value-type="float" office:value="63436" calcext:value-type="float">
            <text:p>63436</text:p>
          </table:table-cell>
          <table:table-cell office:value-type="float" office:value="52297" calcext:value-type="float">
            <text:p>52297</text:p>
          </table:table-cell>
          <table:table-cell table:formula="of:=([.I420]-[.J420])*100/[.I420]" office:value-type="float" office:value="17.5594299766694" calcext:value-type="float">
            <text:p>17.5594299767</text:p>
          </table:table-cell>
          <table:table-cell table:formula="of:=IF([.I420]&gt;[.J420]; 1; 0)" office:value-type="float" office:value="1" calcext:value-type="float">
            <text:p>1</text:p>
          </table:table-cell>
          <table:table-cell office:value-type="float" office:value="63302" calcext:value-type="float">
            <text:p>63302</text:p>
          </table:table-cell>
          <table:table-cell office:value-type="float" office:value="61585" calcext:value-type="float">
            <text:p>61585</text:p>
          </table:table-cell>
          <table:table-cell table:formula="of:=([.M420]-[.N420])*100/[.M420]" office:value-type="float" office:value="2.71239455309469" calcext:value-type="float">
            <text:p>2.7123945531</text:p>
          </table:table-cell>
          <table:table-cell table:formula="of:=IF([.M420]&gt;[.N4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358" calcext:value-type="float">
            <text:p>1358</text:p>
          </table:table-cell>
          <table:table-cell table:formula="of:=([.A421]-[.B421])*100/[.A421]" office:value-type="float" office:value="17.2455819622182" calcext:value-type="float">
            <text:p>17.2455819622</text:p>
          </table:table-cell>
          <table:table-cell table:formula="of:=IF([.A421]&gt;[.B421]; 1; 0)"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1417" calcext:value-type="float">
            <text:p>1417</text:p>
          </table:table-cell>
          <table:table-cell table:formula="of:=([.E421]-[.F421])*100/[.E421]" office:value-type="float" office:value="7.92722547108512" calcext:value-type="float">
            <text:p>7.9272254711</text:p>
          </table:table-cell>
          <table:table-cell table:formula="of:=IF([.E421]&gt;[.F421]; 1; 0)"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1242" calcext:value-type="float">
            <text:p>1242</text:p>
          </table:table-cell>
          <table:table-cell table:formula="of:=([.I421]-[.J421])*100/[.I421]" office:value-type="float" office:value="11.5384615384615" calcext:value-type="float">
            <text:p>11.5384615385</text:p>
          </table:table-cell>
          <table:table-cell table:formula="of:=IF([.I421]&gt;[.J421]; 1; 0)" office:value-type="float" office:value="1" calcext:value-type="float">
            <text:p>1</text:p>
          </table:table-cell>
          <table:table-cell office:value-type="float" office:value="3451" calcext:value-type="float">
            <text:p>3451</text:p>
          </table:table-cell>
          <table:table-cell office:value-type="float" office:value="1265" calcext:value-type="float">
            <text:p>1265</text:p>
          </table:table-cell>
          <table:table-cell table:formula="of:=([.M421]-[.N421])*100/[.M421]" office:value-type="float" office:value="63.3439582729644" calcext:value-type="float">
            <text:p>63.343958273</text:p>
          </table:table-cell>
          <table:table-cell table:formula="of:=IF([.M421]&gt;[.N4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81" calcext:value-type="float">
            <text:p>118381</text:p>
          </table:table-cell>
          <table:table-cell office:value-type="float" office:value="104734" calcext:value-type="float">
            <text:p>104734</text:p>
          </table:table-cell>
          <table:table-cell table:formula="of:=([.A422]-[.B422])*100/[.A422]" office:value-type="float" office:value="11.5280323700594" calcext:value-type="float">
            <text:p>11.5280323701</text:p>
          </table:table-cell>
          <table:table-cell table:formula="of:=IF([.A422]&gt;[.B422]; 1; 0)" office:value-type="float" office:value="1" calcext:value-type="float">
            <text:p>1</text:p>
          </table:table-cell>
          <table:table-cell office:value-type="float" office:value="129073" calcext:value-type="float">
            <text:p>129073</text:p>
          </table:table-cell>
          <table:table-cell office:value-type="float" office:value="107334" calcext:value-type="float">
            <text:p>107334</text:p>
          </table:table-cell>
          <table:table-cell table:formula="of:=([.E422]-[.F422])*100/[.E422]" office:value-type="float" office:value="16.8424070099866" calcext:value-type="float">
            <text:p>16.84240701</text:p>
          </table:table-cell>
          <table:table-cell table:formula="of:=IF([.E422]&gt;[.F422]; 1; 0)" office:value-type="float" office:value="1" calcext:value-type="float">
            <text:p>1</text:p>
          </table:table-cell>
          <table:table-cell office:value-type="float" office:value="63445" calcext:value-type="float">
            <text:p>63445</text:p>
          </table:table-cell>
          <table:table-cell office:value-type="float" office:value="52009" calcext:value-type="float">
            <text:p>52009</text:p>
          </table:table-cell>
          <table:table-cell table:formula="of:=([.I422]-[.J422])*100/[.I422]" office:value-type="float" office:value="18.025061076523" calcext:value-type="float">
            <text:p>18.0250610765</text:p>
          </table:table-cell>
          <table:table-cell table:formula="of:=IF([.I422]&gt;[.J422]; 1; 0)" office:value-type="float" office:value="1" calcext:value-type="float">
            <text:p>1</text:p>
          </table:table-cell>
          <table:table-cell office:value-type="float" office:value="77543" calcext:value-type="float">
            <text:p>77543</text:p>
          </table:table-cell>
          <table:table-cell office:value-type="float" office:value="63476" calcext:value-type="float">
            <text:p>63476</text:p>
          </table:table-cell>
          <table:table-cell table:formula="of:=([.M422]-[.N422])*100/[.M422]" office:value-type="float" office:value="18.1409024670183" calcext:value-type="float">
            <text:p>18.140902467</text:p>
          </table:table-cell>
          <table:table-cell table:formula="of:=IF([.M422]&gt;[.N4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499" calcext:value-type="float">
            <text:p>1499</text:p>
          </table:table-cell>
          <table:table-cell table:formula="of:=([.A423]-[.B423])*100/[.A423]" office:value-type="float" office:value="59.6174568965517" calcext:value-type="float">
            <text:p>59.6174568966</text:p>
          </table:table-cell>
          <table:table-cell table:formula="of:=IF([.A423]&gt;[.B423]; 1; 0)" office:value-type="float" office:value="1" calcext:value-type="float">
            <text:p>1</text:p>
          </table:table-cell>
          <table:table-cell office:value-type="float" office:value="3730" calcext:value-type="float">
            <text:p>3730</text:p>
          </table:table-cell>
          <table:table-cell office:value-type="float" office:value="1499" calcext:value-type="float">
            <text:p>1499</text:p>
          </table:table-cell>
          <table:table-cell table:formula="of:=([.E423]-[.F423])*100/[.E423]" office:value-type="float" office:value="59.8123324396783" calcext:value-type="float">
            <text:p>59.8123324397</text:p>
          </table:table-cell>
          <table:table-cell table:formula="of:=IF([.E423]&gt;[.F423]; 1; 0)"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1399" calcext:value-type="float">
            <text:p>1399</text:p>
          </table:table-cell>
          <table:table-cell table:formula="of:=([.I423]-[.J423])*100/[.I423]" office:value-type="float" office:value="9.85824742268041" calcext:value-type="float">
            <text:p>9.8582474227</text:p>
          </table:table-cell>
          <table:table-cell table:formula="of:=IF([.I423]&gt;[.J423]; 1; 0)"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3436" calcext:value-type="float">
            <text:p>3436</text:p>
          </table:table-cell>
          <table:table-cell table:formula="of:=([.M423]-[.N423])*100/[.M423]" office:value-type="float" office:value="-117.46835443038" calcext:value-type="float">
            <text:p>-117.4683544304</text:p>
          </table:table-cell>
          <table:table-cell table:formula="of:=IF([.M423]&gt;[.N4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85" calcext:value-type="float">
            <text:p>118085</text:p>
          </table:table-cell>
          <table:table-cell office:value-type="float" office:value="100970" calcext:value-type="float">
            <text:p>100970</text:p>
          </table:table-cell>
          <table:table-cell table:formula="of:=([.A424]-[.B424])*100/[.A424]" office:value-type="float" office:value="14.4937968412584" calcext:value-type="float">
            <text:p>14.4937968413</text:p>
          </table:table-cell>
          <table:table-cell table:formula="of:=IF([.A424]&gt;[.B424]; 1; 0)" office:value-type="float" office:value="1" calcext:value-type="float">
            <text:p>1</text:p>
          </table:table-cell>
          <table:table-cell office:value-type="float" office:value="128910" calcext:value-type="float">
            <text:p>128910</text:p>
          </table:table-cell>
          <table:table-cell office:value-type="float" office:value="106439" calcext:value-type="float">
            <text:p>106439</text:p>
          </table:table-cell>
          <table:table-cell table:formula="of:=([.E424]-[.F424])*100/[.E424]" office:value-type="float" office:value="17.4315413854627" calcext:value-type="float">
            <text:p>17.4315413855</text:p>
          </table:table-cell>
          <table:table-cell table:formula="of:=IF([.E424]&gt;[.F424]; 1; 0)" office:value-type="float" office:value="1" calcext:value-type="float">
            <text:p>1</text:p>
          </table:table-cell>
          <table:table-cell office:value-type="float" office:value="63490" calcext:value-type="float">
            <text:p>63490</text:p>
          </table:table-cell>
          <table:table-cell office:value-type="float" office:value="51673" calcext:value-type="float">
            <text:p>51673</text:p>
          </table:table-cell>
          <table:table-cell table:formula="of:=([.I424]-[.J424])*100/[.I424]" office:value-type="float" office:value="18.6123799023468" calcext:value-type="float">
            <text:p>18.6123799023</text:p>
          </table:table-cell>
          <table:table-cell table:formula="of:=IF([.I424]&gt;[.J424]; 1; 0)" office:value-type="float" office:value="1" calcext:value-type="float">
            <text:p>1</text:p>
          </table:table-cell>
          <table:table-cell office:value-type="float" office:value="76508" calcext:value-type="float">
            <text:p>76508</text:p>
          </table:table-cell>
          <table:table-cell office:value-type="float" office:value="62620" calcext:value-type="float">
            <text:p>62620</text:p>
          </table:table-cell>
          <table:table-cell table:formula="of:=([.M424]-[.N424])*100/[.M424]" office:value-type="float" office:value="18.1523500810373" calcext:value-type="float">
            <text:p>18.152350081</text:p>
          </table:table-cell>
          <table:table-cell table:formula="of:=IF([.M424]&gt;[.N4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665" calcext:value-type="float">
            <text:p>3665</text:p>
          </table:table-cell>
          <table:table-cell table:formula="of:=([.A425]-[.B425])*100/[.A425]" office:value-type="float" office:value="-99.4015233949946" calcext:value-type="float">
            <text:p>-99.401523395</text:p>
          </table:table-cell>
          <table:table-cell table:formula="of:=IF([.A425]&gt;[.B425]; 1; 0)"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office:value-type="float" office:value="1638" calcext:value-type="float">
            <text:p>1638</text:p>
          </table:table-cell>
          <table:table-cell table:formula="of:=([.E425]-[.F425])*100/[.E425]" office:value-type="float" office:value="10.8813928182807" calcext:value-type="float">
            <text:p>10.8813928183</text:p>
          </table:table-cell>
          <table:table-cell table:formula="of:=IF([.E425]&gt;[.F425]; 1; 0)" office:value-type="float" office:value="1" calcext:value-type="float">
            <text:p>1</text:p>
          </table:table-cell>
          <table:table-cell office:value-type="float" office:value="1713" calcext:value-type="float">
            <text:p>1713</text:p>
          </table:table-cell>
          <table:table-cell office:value-type="float" office:value="3555" calcext:value-type="float">
            <text:p>3555</text:p>
          </table:table-cell>
          <table:table-cell table:formula="of:=([.I425]-[.J425])*100/[.I425]" office:value-type="float" office:value="-107.530647985989" calcext:value-type="float">
            <text:p>-107.530647986</text:p>
          </table:table-cell>
          <table:table-cell table:formula="of:=IF([.I425]&gt;[.J425]; 1; 0)"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1555" calcext:value-type="float">
            <text:p>1555</text:p>
          </table:table-cell>
          <table:table-cell table:formula="of:=([.M425]-[.N425])*100/[.M425]" office:value-type="float" office:value="10.5293440736479" calcext:value-type="float">
            <text:p>10.5293440736</text:p>
          </table:table-cell>
          <table:table-cell table:formula="of:=IF([.M425]&gt;[.N4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3" calcext:value-type="float">
            <text:p>118033</text:p>
          </table:table-cell>
          <table:table-cell office:value-type="float" office:value="81924" calcext:value-type="float">
            <text:p>81924</text:p>
          </table:table-cell>
          <table:table-cell table:formula="of:=([.A426]-[.B426])*100/[.A426]" office:value-type="float" office:value="30.5922919861395" calcext:value-type="float">
            <text:p>30.5922919861</text:p>
          </table:table-cell>
          <table:table-cell table:formula="of:=IF([.A426]&gt;[.B426]; 1; 0)" office:value-type="float" office:value="1" calcext:value-type="float">
            <text:p>1</text:p>
          </table:table-cell>
          <table:table-cell office:value-type="float" office:value="128883" calcext:value-type="float">
            <text:p>128883</text:p>
          </table:table-cell>
          <table:table-cell office:value-type="float" office:value="103627" calcext:value-type="float">
            <text:p>103627</text:p>
          </table:table-cell>
          <table:table-cell table:formula="of:=([.E426]-[.F426])*100/[.E426]" office:value-type="float" office:value="19.5960677513714" calcext:value-type="float">
            <text:p>19.5960677514</text:p>
          </table:table-cell>
          <table:table-cell table:formula="of:=IF([.E426]&gt;[.F426]; 1; 0)" office:value-type="float" office:value="1" calcext:value-type="float">
            <text:p>1</text:p>
          </table:table-cell>
          <table:table-cell office:value-type="float" office:value="63880" calcext:value-type="float">
            <text:p>63880</text:p>
          </table:table-cell>
          <table:table-cell office:value-type="float" office:value="49481" calcext:value-type="float">
            <text:p>49481</text:p>
          </table:table-cell>
          <table:table-cell table:formula="of:=([.I426]-[.J426])*100/[.I426]" office:value-type="float" office:value="22.5407013149656" calcext:value-type="float">
            <text:p>22.540701315</text:p>
          </table:table-cell>
          <table:table-cell table:formula="of:=IF([.I426]&gt;[.J426]; 1; 0)" office:value-type="float" office:value="1" calcext:value-type="float">
            <text:p>1</text:p>
          </table:table-cell>
          <table:table-cell office:value-type="float" office:value="77571" calcext:value-type="float">
            <text:p>77571</text:p>
          </table:table-cell>
          <table:table-cell office:value-type="float" office:value="62565" calcext:value-type="float">
            <text:p>62565</text:p>
          </table:table-cell>
          <table:table-cell table:formula="of:=([.M426]-[.N426])*100/[.M426]" office:value-type="float" office:value="19.3448582588854" calcext:value-type="float">
            <text:p>19.3448582589</text:p>
          </table:table-cell>
          <table:table-cell table:formula="of:=IF([.M426]&gt;[.N4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92" calcext:value-type="float">
            <text:p>1792</text:p>
          </table:table-cell>
          <table:table-cell table:formula="of:=([.A427]-[.B427])*100/[.A427]" office:value-type="float" office:value="10.4895104895105" calcext:value-type="float">
            <text:p>10.4895104895</text:p>
          </table:table-cell>
          <table:table-cell table:formula="of:=IF([.A427]&gt;[.B427]; 1; 0)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787" calcext:value-type="float">
            <text:p>1787</text:p>
          </table:table-cell>
          <table:table-cell table:formula="of:=([.E427]-[.F427])*100/[.E427]" office:value-type="float" office:value="10.9616342800199" calcext:value-type="float">
            <text:p>10.96163428</text:p>
          </table:table-cell>
          <table:table-cell table:formula="of:=IF([.E427]&gt;[.F427]; 1; 0)" office:value-type="float" office:value="1" calcext:value-type="float">
            <text:p>1</text:p>
          </table:table-cell>
          <table:table-cell office:value-type="float" office:value="3911" calcext:value-type="float">
            <text:p>3911</text:p>
          </table:table-cell>
          <table:table-cell office:value-type="float" office:value="1678" calcext:value-type="float">
            <text:p>1678</text:p>
          </table:table-cell>
          <table:table-cell table:formula="of:=([.I427]-[.J427])*100/[.I427]" office:value-type="float" office:value="57.0953720276144" calcext:value-type="float">
            <text:p>57.0953720276</text:p>
          </table:table-cell>
          <table:table-cell table:formula="of:=IF([.I427]&gt;[.J427]; 1; 0)"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float" office:value="1692" calcext:value-type="float">
            <text:p>1692</text:p>
          </table:table-cell>
          <table:table-cell table:formula="of:=([.M427]-[.N427])*100/[.M427]" office:value-type="float" office:value="10.3338632750397" calcext:value-type="float">
            <text:p>10.333863275</text:p>
          </table:table-cell>
          <table:table-cell table:formula="of:=IF([.M427]&gt;[.N4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4" calcext:value-type="float">
            <text:p>118034</text:p>
          </table:table-cell>
          <table:table-cell office:value-type="float" office:value="99553" calcext:value-type="float">
            <text:p>99553</text:p>
          </table:table-cell>
          <table:table-cell table:formula="of:=([.A428]-[.B428])*100/[.A428]" office:value-type="float" office:value="15.6573529660945" calcext:value-type="float">
            <text:p>15.6573529661</text:p>
          </table:table-cell>
          <table:table-cell table:formula="of:=IF([.A428]&gt;[.B428]; 1; 0)" office:value-type="float" office:value="1" calcext:value-type="float">
            <text:p>1</text:p>
          </table:table-cell>
          <table:table-cell office:value-type="float" office:value="128817" calcext:value-type="float">
            <text:p>128817</text:p>
          </table:table-cell>
          <table:table-cell office:value-type="float" office:value="104859" calcext:value-type="float">
            <text:p>104859</text:p>
          </table:table-cell>
          <table:table-cell table:formula="of:=([.E428]-[.F428])*100/[.E428]" office:value-type="float" office:value="18.5984769091036" calcext:value-type="float">
            <text:p>18.5984769091</text:p>
          </table:table-cell>
          <table:table-cell table:formula="of:=IF([.E428]&gt;[.F428]; 1; 0)" office:value-type="float" office:value="1" calcext:value-type="float">
            <text:p>1</text:p>
          </table:table-cell>
          <table:table-cell office:value-type="float" office:value="63449" calcext:value-type="float">
            <text:p>63449</text:p>
          </table:table-cell>
          <table:table-cell office:value-type="float" office:value="51598" calcext:value-type="float">
            <text:p>51598</text:p>
          </table:table-cell>
          <table:table-cell table:formula="of:=([.I428]-[.J428])*100/[.I428]" office:value-type="float" office:value="18.677993348989" calcext:value-type="float">
            <text:p>18.677993349</text:p>
          </table:table-cell>
          <table:table-cell table:formula="of:=IF([.I428]&gt;[.J428]; 1; 0)" office:value-type="float" office:value="1" calcext:value-type="float">
            <text:p>1</text:p>
          </table:table-cell>
          <table:table-cell office:value-type="float" office:value="77254" calcext:value-type="float">
            <text:p>77254</text:p>
          </table:table-cell>
          <table:table-cell office:value-type="float" office:value="62312" calcext:value-type="float">
            <text:p>62312</text:p>
          </table:table-cell>
          <table:table-cell table:formula="of:=([.M428]-[.N428])*100/[.M428]" office:value-type="float" office:value="19.3413933259119" calcext:value-type="float">
            <text:p>19.3413933259</text:p>
          </table:table-cell>
          <table:table-cell table:formula="of:=IF([.M428]&gt;[.N4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937" calcext:value-type="float">
            <text:p>1937</text:p>
          </table:table-cell>
          <table:table-cell table:formula="of:=([.A429]-[.B429])*100/[.A429]" office:value-type="float" office:value="53.6824485891918" calcext:value-type="float">
            <text:p>53.6824485892</text:p>
          </table:table-cell>
          <table:table-cell table:formula="of:=IF([.A429]&gt;[.B429]; 1; 0)"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1926" calcext:value-type="float">
            <text:p>1926</text:p>
          </table:table-cell>
          <table:table-cell table:formula="of:=([.E429]-[.F429])*100/[.E429]" office:value-type="float" office:value="10.7920333487726" calcext:value-type="float">
            <text:p>10.7920333488</text:p>
          </table:table-cell>
          <table:table-cell table:formula="of:=IF([.E429]&gt;[.F429]; 1; 0)"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float" office:value="1827" calcext:value-type="float">
            <text:p>1827</text:p>
          </table:table-cell>
          <table:table-cell table:formula="of:=([.I429]-[.J429])*100/[.I429]" office:value-type="float" office:value="9.86679822397632" calcext:value-type="float">
            <text:p>9.866798224</text:p>
          </table:table-cell>
          <table:table-cell table:formula="of:=IF([.I429]&gt;[.J429]; 1; 0)" office:value-type="float" office:value="1" calcext:value-type="float">
            <text:p>1</text:p>
          </table:table-cell>
          <table:table-cell office:value-type="float" office:value="2057" calcext:value-type="float">
            <text:p>2057</text:p>
          </table:table-cell>
          <table:table-cell office:value-type="float" office:value="1863" calcext:value-type="float">
            <text:p>1863</text:p>
          </table:table-cell>
          <table:table-cell table:formula="of:=([.M429]-[.N429])*100/[.M429]" office:value-type="float" office:value="9.43121050072922" calcext:value-type="float">
            <text:p>9.4312105007</text:p>
          </table:table-cell>
          <table:table-cell table:formula="of:=IF([.M429]&gt;[.N4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83" calcext:value-type="float">
            <text:p>118183</text:p>
          </table:table-cell>
          <table:table-cell office:value-type="float" office:value="98721" calcext:value-type="float">
            <text:p>98721</text:p>
          </table:table-cell>
          <table:table-cell table:formula="of:=([.A430]-[.B430])*100/[.A430]" office:value-type="float" office:value="16.4676814770314" calcext:value-type="float">
            <text:p>16.467681477</text:p>
          </table:table-cell>
          <table:table-cell table:formula="of:=IF([.A430]&gt;[.B430]; 1; 0)" office:value-type="float" office:value="1" calcext:value-type="float">
            <text:p>1</text:p>
          </table:table-cell>
          <table:table-cell office:value-type="float" office:value="128970" calcext:value-type="float">
            <text:p>128970</text:p>
          </table:table-cell>
          <table:table-cell office:value-type="float" office:value="91299" calcext:value-type="float">
            <text:p>91299</text:p>
          </table:table-cell>
          <table:table-cell table:formula="of:=([.E430]-[.F430])*100/[.E430]" office:value-type="float" office:value="29.2091183996278" calcext:value-type="float">
            <text:p>29.2091183996</text:p>
          </table:table-cell>
          <table:table-cell table:formula="of:=IF([.E430]&gt;[.F430]; 1; 0)" office:value-type="float" office:value="1" calcext:value-type="float">
            <text:p>1</text:p>
          </table:table-cell>
          <table:table-cell office:value-type="float" office:value="51453" calcext:value-type="float">
            <text:p>51453</text:p>
          </table:table-cell>
          <table:table-cell office:value-type="float" office:value="50807" calcext:value-type="float">
            <text:p>50807</text:p>
          </table:table-cell>
          <table:table-cell table:formula="of:=([.I430]-[.J430])*100/[.I430]" office:value-type="float" office:value="1.25551474160885" calcext:value-type="float">
            <text:p>1.2555147416</text:p>
          </table:table-cell>
          <table:table-cell table:formula="of:=IF([.I430]&gt;[.J430]; 1; 0)" office:value-type="float" office:value="1" calcext:value-type="float">
            <text:p>1</text:p>
          </table:table-cell>
          <table:table-cell office:value-type="float" office:value="79332" calcext:value-type="float">
            <text:p>79332</text:p>
          </table:table-cell>
          <table:table-cell office:value-type="float" office:value="63391" calcext:value-type="float">
            <text:p>63391</text:p>
          </table:table-cell>
          <table:table-cell table:formula="of:=([.M430]-[.N430])*100/[.M430]" office:value-type="float" office:value="20.0940351938688" calcext:value-type="float">
            <text:p>20.0940351939</text:p>
          </table:table-cell>
          <table:table-cell table:formula="of:=IF([.M430]&gt;[.N4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79" calcext:value-type="float">
            <text:p>2079</text:p>
          </table:table-cell>
          <table:table-cell table:formula="of:=([.A431]-[.B431])*100/[.A431]" office:value-type="float" office:value="10.1167315175097" calcext:value-type="float">
            <text:p>10.1167315175</text:p>
          </table:table-cell>
          <table:table-cell table:formula="of:=IF([.A431]&gt;[.B431]; 1; 0)" office:value-type="float" office:value="1" calcext:value-type="float">
            <text:p>1</text:p>
          </table:table-cell>
          <table:table-cell office:value-type="float" office:value="4344" calcext:value-type="float">
            <text:p>4344</text:p>
          </table:table-cell>
          <table:table-cell office:value-type="float" office:value="2076" calcext:value-type="float">
            <text:p>2076</text:p>
          </table:table-cell>
          <table:table-cell table:formula="of:=([.E431]-[.F431])*100/[.E431]" office:value-type="float" office:value="52.2099447513812" calcext:value-type="float">
            <text:p>52.2099447514</text:p>
          </table:table-cell>
          <table:table-cell table:formula="of:=IF([.E431]&gt;[.F431]; 1; 0)" office:value-type="float" office:value="1" calcext:value-type="float">
            <text:p>1</text:p>
          </table:table-cell>
          <table:table-cell office:value-type="float" office:value="2182" calcext:value-type="float">
            <text:p>2182</text:p>
          </table:table-cell>
          <table:table-cell office:value-type="float" office:value="1982" calcext:value-type="float">
            <text:p>1982</text:p>
          </table:table-cell>
          <table:table-cell table:formula="of:=([.I431]-[.J431])*100/[.I431]" office:value-type="float" office:value="9.16590284142988" calcext:value-type="float">
            <text:p>9.1659028414</text:p>
          </table:table-cell>
          <table:table-cell table:formula="of:=IF([.I431]&gt;[.J431]; 1; 0)" office:value-type="float" office:value="1" calcext:value-type="float">
            <text:p>1</text:p>
          </table:table-cell>
          <table:table-cell office:value-type="float" office:value="2203" calcext:value-type="float">
            <text:p>2203</text:p>
          </table:table-cell>
          <table:table-cell office:value-type="float" office:value="1993" calcext:value-type="float">
            <text:p>1993</text:p>
          </table:table-cell>
          <table:table-cell table:formula="of:=([.M431]-[.N431])*100/[.M431]" office:value-type="float" office:value="9.53245574216977" calcext:value-type="float">
            <text:p>9.5324557422</text:p>
          </table:table-cell>
          <table:table-cell table:formula="of:=IF([.M431]&gt;[.N4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98" calcext:value-type="float">
            <text:p>118098</text:p>
          </table:table-cell>
          <table:table-cell office:value-type="float" office:value="98127" calcext:value-type="float">
            <text:p>98127</text:p>
          </table:table-cell>
          <table:table-cell table:formula="of:=([.A432]-[.B432])*100/[.A432]" office:value-type="float" office:value="16.9105319311081" calcext:value-type="float">
            <text:p>16.9105319311</text:p>
          </table:table-cell>
          <table:table-cell table:formula="of:=IF([.A432]&gt;[.B432]; 1; 0)" office:value-type="float" office:value="1" calcext:value-type="float">
            <text:p>1</text:p>
          </table:table-cell>
          <table:table-cell office:value-type="float" office:value="129380" calcext:value-type="float">
            <text:p>129380</text:p>
          </table:table-cell>
          <table:table-cell office:value-type="float" office:value="103299" calcext:value-type="float">
            <text:p>103299</text:p>
          </table:table-cell>
          <table:table-cell table:formula="of:=([.E432]-[.F432])*100/[.E432]" office:value-type="float" office:value="20.1584479826867" calcext:value-type="float">
            <text:p>20.1584479827</text:p>
          </table:table-cell>
          <table:table-cell table:formula="of:=IF([.E432]&gt;[.F432]; 1; 0)" office:value-type="float" office:value="1" calcext:value-type="float">
            <text:p>1</text:p>
          </table:table-cell>
          <table:table-cell office:value-type="float" office:value="63491" calcext:value-type="float">
            <text:p>63491</text:p>
          </table:table-cell>
          <table:table-cell office:value-type="float" office:value="50961" calcext:value-type="float">
            <text:p>50961</text:p>
          </table:table-cell>
          <table:table-cell table:formula="of:=([.I432]-[.J432])*100/[.I432]" office:value-type="float" office:value="19.7350805625994" calcext:value-type="float">
            <text:p>19.7350805626</text:p>
          </table:table-cell>
          <table:table-cell table:formula="of:=IF([.I432]&gt;[.J432]; 1; 0)" office:value-type="float" office:value="1" calcext:value-type="float">
            <text:p>1</text:p>
          </table:table-cell>
          <table:table-cell office:value-type="float" office:value="77607" calcext:value-type="float">
            <text:p>77607</text:p>
          </table:table-cell>
          <table:table-cell office:value-type="float" office:value="48942" calcext:value-type="float">
            <text:p>48942</text:p>
          </table:table-cell>
          <table:table-cell table:formula="of:=([.M432]-[.N432])*100/[.M432]" office:value-type="float" office:value="36.9361011248985" calcext:value-type="float">
            <text:p>36.9361011249</text:p>
          </table:table-cell>
          <table:table-cell table:formula="of:=IF([.M432]&gt;[.N4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2230" calcext:value-type="float">
            <text:p>2230</text:p>
          </table:table-cell>
          <table:table-cell table:formula="of:=([.A433]-[.B433])*100/[.A433]" office:value-type="float" office:value="50.5981391227293" calcext:value-type="float">
            <text:p>50.5981391227</text:p>
          </table:table-cell>
          <table:table-cell table:formula="of:=IF([.A433]&gt;[.B433]; 1; 0)" office:value-type="float" office:value="1" calcext:value-type="float">
            <text:p>1</text:p>
          </table:table-cell>
          <table:table-cell office:value-type="float" office:value="2470" calcext:value-type="float">
            <text:p>2470</text:p>
          </table:table-cell>
          <table:table-cell office:value-type="float" office:value="2229" calcext:value-type="float">
            <text:p>2229</text:p>
          </table:table-cell>
          <table:table-cell table:formula="of:=([.E433]-[.F433])*100/[.E433]" office:value-type="float" office:value="9.75708502024292" calcext:value-type="float">
            <text:p>9.7570850202</text:p>
          </table:table-cell>
          <table:table-cell table:formula="of:=IF([.E433]&gt;[.F433]; 1; 0)" office:value-type="float" office:value="1" calcext:value-type="float">
            <text:p>1</text:p>
          </table:table-cell>
          <table:table-cell office:value-type="float" office:value="3320" calcext:value-type="float">
            <text:p>3320</text:p>
          </table:table-cell>
          <table:table-cell office:value-type="float" office:value="2163" calcext:value-type="float">
            <text:p>2163</text:p>
          </table:table-cell>
          <table:table-cell table:formula="of:=([.I433]-[.J433])*100/[.I433]" office:value-type="float" office:value="34.8493975903614" calcext:value-type="float">
            <text:p>34.8493975904</text:p>
          </table:table-cell>
          <table:table-cell table:formula="of:=IF([.I433]&gt;[.J433]; 1; 0)"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2119" calcext:value-type="float">
            <text:p>2119</text:p>
          </table:table-cell>
          <table:table-cell table:formula="of:=([.M433]-[.N433])*100/[.M433]" office:value-type="float" office:value="10.2878916172735" calcext:value-type="float">
            <text:p>10.2878916173</text:p>
          </table:table-cell>
          <table:table-cell table:formula="of:=IF([.M433]&gt;[.N4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9" calcext:value-type="float">
            <text:p>118059</text:p>
          </table:table-cell>
          <table:table-cell office:value-type="float" office:value="97308" calcext:value-type="float">
            <text:p>97308</text:p>
          </table:table-cell>
          <table:table-cell table:formula="of:=([.A434]-[.B434])*100/[.A434]" office:value-type="float" office:value="17.57680481793" calcext:value-type="float">
            <text:p>17.5768048179</text:p>
          </table:table-cell>
          <table:table-cell table:formula="of:=IF([.A434]&gt;[.B434]; 1; 0)" office:value-type="float" office:value="1" calcext:value-type="float">
            <text:p>1</text:p>
          </table:table-cell>
          <table:table-cell office:value-type="float" office:value="128954" calcext:value-type="float">
            <text:p>128954</text:p>
          </table:table-cell>
          <table:table-cell office:value-type="float" office:value="100479" calcext:value-type="float">
            <text:p>100479</text:p>
          </table:table-cell>
          <table:table-cell table:formula="of:=([.E434]-[.F434])*100/[.E434]" office:value-type="float" office:value="22.0815174403276" calcext:value-type="float">
            <text:p>22.0815174403</text:p>
          </table:table-cell>
          <table:table-cell table:formula="of:=IF([.E434]&gt;[.F434]; 1; 0)" office:value-type="float" office:value="1" calcext:value-type="float">
            <text:p>1</text:p>
          </table:table-cell>
          <table:table-cell office:value-type="float" office:value="63553" calcext:value-type="float">
            <text:p>63553</text:p>
          </table:table-cell>
          <table:table-cell office:value-type="float" office:value="48148" calcext:value-type="float">
            <text:p>48148</text:p>
          </table:table-cell>
          <table:table-cell table:formula="of:=([.I434]-[.J434])*100/[.I434]" office:value-type="float" office:value="24.2396110333108" calcext:value-type="float">
            <text:p>24.2396110333</text:p>
          </table:table-cell>
          <table:table-cell table:formula="of:=IF([.I434]&gt;[.J434]; 1; 0)" office:value-type="float" office:value="1" calcext:value-type="float">
            <text:p>1</text:p>
          </table:table-cell>
          <table:table-cell office:value-type="float" office:value="63488" calcext:value-type="float">
            <text:p>63488</text:p>
          </table:table-cell>
          <table:table-cell office:value-type="float" office:value="48638" calcext:value-type="float">
            <text:p>48638</text:p>
          </table:table-cell>
          <table:table-cell table:formula="of:=([.M434]-[.N434])*100/[.M434]" office:value-type="float" office:value="23.3902469758064" calcext:value-type="float">
            <text:p>23.3902469758</text:p>
          </table:table-cell>
          <table:table-cell table:formula="of:=IF([.M434]&gt;[.N4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370" calcext:value-type="float">
            <text:p>2370</text:p>
          </table:table-cell>
          <table:table-cell table:formula="of:=([.A435]-[.B435])*100/[.A435]" office:value-type="float" office:value="48.9224137931034" calcext:value-type="float">
            <text:p>48.9224137931</text:p>
          </table:table-cell>
          <table:table-cell table:formula="of:=IF([.A435]&gt;[.B435]; 1; 0)" office:value-type="float" office:value="1" calcext:value-type="float">
            <text:p>1</text:p>
          </table:table-cell>
          <table:table-cell office:value-type="float" office:value="4667" calcext:value-type="float">
            <text:p>4667</text:p>
          </table:table-cell>
          <table:table-cell office:value-type="float" office:value="2486" calcext:value-type="float">
            <text:p>2486</text:p>
          </table:table-cell>
          <table:table-cell table:formula="of:=([.E435]-[.F435])*100/[.E435]" office:value-type="float" office:value="46.7323762588387" calcext:value-type="float">
            <text:p>46.7323762588</text:p>
          </table:table-cell>
          <table:table-cell table:formula="of:=IF([.E435]&gt;[.F435]; 1; 0)"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255" calcext:value-type="float">
            <text:p>2255</text:p>
          </table:table-cell>
          <table:table-cell table:formula="of:=([.I435]-[.J435])*100/[.I435]" office:value-type="float" office:value="9.8" calcext:value-type="float">
            <text:p>9.8</text:p>
          </table:table-cell>
          <table:table-cell table:formula="of:=IF([.I435]&gt;[.J435]; 1; 0)" office:value-type="float" office:value="1" calcext:value-type="float">
            <text:p>1</text:p>
          </table:table-cell>
          <table:table-cell office:value-type="float" office:value="2526" calcext:value-type="float">
            <text:p>2526</text:p>
          </table:table-cell>
          <table:table-cell office:value-type="float" office:value="4294" calcext:value-type="float">
            <text:p>4294</text:p>
          </table:table-cell>
          <table:table-cell table:formula="of:=([.M435]-[.N435])*100/[.M435]" office:value-type="float" office:value="-69.9920823436263" calcext:value-type="float">
            <text:p>-69.9920823436</text:p>
          </table:table-cell>
          <table:table-cell table:formula="of:=IF([.M435]&gt;[.N4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66" calcext:value-type="float">
            <text:p>118066</text:p>
          </table:table-cell>
          <table:table-cell office:value-type="float" office:value="96606" calcext:value-type="float">
            <text:p>96606</text:p>
          </table:table-cell>
          <table:table-cell table:formula="of:=([.A436]-[.B436])*100/[.A436]" office:value-type="float" office:value="18.1762742872631" calcext:value-type="float">
            <text:p>18.1762742873</text:p>
          </table:table-cell>
          <table:table-cell table:formula="of:=IF([.A436]&gt;[.B436]; 1; 0)" office:value-type="float" office:value="1" calcext:value-type="float">
            <text:p>1</text:p>
          </table:table-cell>
          <table:table-cell office:value-type="float" office:value="104583" calcext:value-type="float">
            <text:p>104583</text:p>
          </table:table-cell>
          <table:table-cell office:value-type="float" office:value="81357" calcext:value-type="float">
            <text:p>81357</text:p>
          </table:table-cell>
          <table:table-cell table:formula="of:=([.E436]-[.F436])*100/[.E436]" office:value-type="float" office:value="22.2081982731419" calcext:value-type="float">
            <text:p>22.2081982731</text:p>
          </table:table-cell>
          <table:table-cell table:formula="of:=IF([.E436]&gt;[.F436]; 1; 0)" office:value-type="float" office:value="1" calcext:value-type="float">
            <text:p>1</text:p>
          </table:table-cell>
          <table:table-cell office:value-type="float" office:value="63417" calcext:value-type="float">
            <text:p>63417</text:p>
          </table:table-cell>
          <table:table-cell office:value-type="float" office:value="48149" calcext:value-type="float">
            <text:p>48149</text:p>
          </table:table-cell>
          <table:table-cell table:formula="of:=([.I436]-[.J436])*100/[.I436]" office:value-type="float" office:value="24.0755633347525" calcext:value-type="float">
            <text:p>24.0755633348</text:p>
          </table:table-cell>
          <table:table-cell table:formula="of:=IF([.I436]&gt;[.J436]; 1; 0)" office:value-type="float" office:value="1" calcext:value-type="float">
            <text:p>1</text:p>
          </table:table-cell>
          <table:table-cell office:value-type="float" office:value="77620" calcext:value-type="float">
            <text:p>77620</text:p>
          </table:table-cell>
          <table:table-cell office:value-type="float" office:value="60421" calcext:value-type="float">
            <text:p>60421</text:p>
          </table:table-cell>
          <table:table-cell table:formula="of:=([.M436]-[.N436])*100/[.M436]" office:value-type="float" office:value="22.1579489822211" calcext:value-type="float">
            <text:p>22.1579489822</text:p>
          </table:table-cell>
          <table:table-cell table:formula="of:=IF([.M436]&gt;[.N4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2516" calcext:value-type="float">
            <text:p>2516</text:p>
          </table:table-cell>
          <table:table-cell table:formula="of:=([.A437]-[.B437])*100/[.A437]" office:value-type="float" office:value="47.6160732875286" calcext:value-type="float">
            <text:p>47.6160732875</text:p>
          </table:table-cell>
          <table:table-cell table:formula="of:=IF([.A437]&gt;[.B437]; 1; 0)" office:value-type="float" office:value="1" calcext:value-type="float">
            <text:p>1</text:p>
          </table:table-cell>
          <table:table-cell office:value-type="float" office:value="4816" calcext:value-type="float">
            <text:p>4816</text:p>
          </table:table-cell>
          <table:table-cell office:value-type="float" office:value="2512" calcext:value-type="float">
            <text:p>2512</text:p>
          </table:table-cell>
          <table:table-cell table:formula="of:=([.E437]-[.F437])*100/[.E437]" office:value-type="float" office:value="47.8405315614618" calcext:value-type="float">
            <text:p>47.8405315615</text:p>
          </table:table-cell>
          <table:table-cell table:formula="of:=IF([.E437]&gt;[.F437]; 1; 0)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2408" calcext:value-type="float">
            <text:p>2408</text:p>
          </table:table-cell>
          <table:table-cell table:formula="of:=([.I437]-[.J437])*100/[.I437]" office:value-type="float" office:value="9.23482849604222" calcext:value-type="float">
            <text:p>9.234828496</text:p>
          </table:table-cell>
          <table:table-cell table:formula="of:=IF([.I437]&gt;[.J437]; 1; 0)" office:value-type="float" office:value="1" calcext:value-type="float">
            <text:p>1</text:p>
          </table:table-cell>
          <table:table-cell office:value-type="float" office:value="2675" calcext:value-type="float">
            <text:p>2675</text:p>
          </table:table-cell>
          <table:table-cell office:value-type="float" office:value="2409" calcext:value-type="float">
            <text:p>2409</text:p>
          </table:table-cell>
          <table:table-cell table:formula="of:=([.M437]-[.N437])*100/[.M437]" office:value-type="float" office:value="9.94392523364486" calcext:value-type="float">
            <text:p>9.9439252336</text:p>
          </table:table-cell>
          <table:table-cell table:formula="of:=IF([.M437]&gt;[.N4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16" calcext:value-type="float">
            <text:p>118216</text:p>
          </table:table-cell>
          <table:table-cell office:value-type="float" office:value="95903" calcext:value-type="float">
            <text:p>95903</text:p>
          </table:table-cell>
          <table:table-cell table:formula="of:=([.A438]-[.B438])*100/[.A438]" office:value-type="float" office:value="18.8747716045205" calcext:value-type="float">
            <text:p>18.8747716045</text:p>
          </table:table-cell>
          <table:table-cell table:formula="of:=IF([.A438]&gt;[.B438]; 1; 0)" office:value-type="float" office:value="1" calcext:value-type="float">
            <text:p>1</text:p>
          </table:table-cell>
          <table:table-cell office:value-type="float" office:value="128949" calcext:value-type="float">
            <text:p>128949</text:p>
          </table:table-cell>
          <table:table-cell office:value-type="float" office:value="100955" calcext:value-type="float">
            <text:p>100955</text:p>
          </table:table-cell>
          <table:table-cell table:formula="of:=([.E438]-[.F438])*100/[.E438]" office:value-type="float" office:value="21.7093579632258" calcext:value-type="float">
            <text:p>21.7093579632</text:p>
          </table:table-cell>
          <table:table-cell table:formula="of:=IF([.E438]&gt;[.F438]; 1; 0)" office:value-type="float" office:value="1" calcext:value-type="float">
            <text:p>1</text:p>
          </table:table-cell>
          <table:table-cell office:value-type="float" office:value="63455" calcext:value-type="float">
            <text:p>63455</text:p>
          </table:table-cell>
          <table:table-cell office:value-type="float" office:value="47593" calcext:value-type="float">
            <text:p>47593</text:p>
          </table:table-cell>
          <table:table-cell table:formula="of:=([.I438]-[.J438])*100/[.I438]" office:value-type="float" office:value="24.9972421400993" calcext:value-type="float">
            <text:p>24.9972421401</text:p>
          </table:table-cell>
          <table:table-cell table:formula="of:=IF([.I438]&gt;[.J438]; 1; 0)" office:value-type="float" office:value="1" calcext:value-type="float">
            <text:p>1</text:p>
          </table:table-cell>
          <table:table-cell office:value-type="float" office:value="79441" calcext:value-type="float">
            <text:p>79441</text:p>
          </table:table-cell>
          <table:table-cell office:value-type="float" office:value="47719" calcext:value-type="float">
            <text:p>47719</text:p>
          </table:table-cell>
          <table:table-cell table:formula="of:=([.M438]-[.N438])*100/[.M438]" office:value-type="float" office:value="39.9315215065269" calcext:value-type="float">
            <text:p>39.9315215065</text:p>
          </table:table-cell>
          <table:table-cell table:formula="of:=IF([.M438]&gt;[.N4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664" calcext:value-type="float">
            <text:p>2664</text:p>
          </table:table-cell>
          <table:table-cell table:formula="of:=([.A439]-[.B439])*100/[.A439]" office:value-type="float" office:value="46.6880128076846" calcext:value-type="float">
            <text:p>46.6880128077</text:p>
          </table:table-cell>
          <table:table-cell table:formula="of:=IF([.A439]&gt;[.B439]; 1; 0)" office:value-type="float" office:value="1" calcext:value-type="float">
            <text:p>1</text:p>
          </table:table-cell>
          <table:table-cell office:value-type="float" office:value="2940" calcext:value-type="float">
            <text:p>2940</text:p>
          </table:table-cell>
          <table:table-cell office:value-type="float" office:value="2651" calcext:value-type="float">
            <text:p>2651</text:p>
          </table:table-cell>
          <table:table-cell table:formula="of:=([.E439]-[.F439])*100/[.E439]" office:value-type="float" office:value="9.82993197278912" calcext:value-type="float">
            <text:p>9.8299319728</text:p>
          </table:table-cell>
          <table:table-cell table:formula="of:=IF([.E439]&gt;[.F439]; 1; 0)" office:value-type="float" office:value="1" calcext:value-type="float">
            <text:p>1</text:p>
          </table:table-cell>
          <table:table-cell office:value-type="float" office:value="4851" calcext:value-type="float">
            <text:p>4851</text:p>
          </table:table-cell>
          <table:table-cell office:value-type="float" office:value="2541" calcext:value-type="float">
            <text:p>2541</text:p>
          </table:table-cell>
          <table:table-cell table:formula="of:=([.I439]-[.J439])*100/[.I439]" office:value-type="float" office:value="47.6190476190476" calcext:value-type="float">
            <text:p>47.619047619</text:p>
          </table:table-cell>
          <table:table-cell table:formula="of:=IF([.I439]&gt;[.J439]; 1; 0)" office:value-type="float" office:value="1" calcext:value-type="float">
            <text:p>1</text:p>
          </table:table-cell>
          <table:table-cell office:value-type="float" office:value="4873" calcext:value-type="float">
            <text:p>4873</text:p>
          </table:table-cell>
          <table:table-cell office:value-type="float" office:value="2557" calcext:value-type="float">
            <text:p>2557</text:p>
          </table:table-cell>
          <table:table-cell table:formula="of:=([.M439]-[.N439])*100/[.M439]" office:value-type="float" office:value="47.5271906423148" calcext:value-type="float">
            <text:p>47.5271906423</text:p>
          </table:table-cell>
          <table:table-cell table:formula="of:=IF([.M439]&gt;[.N4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3" calcext:value-type="float">
            <text:p>118033</text:p>
          </table:table-cell>
          <table:table-cell office:value-type="float" office:value="96445" calcext:value-type="float">
            <text:p>96445</text:p>
          </table:table-cell>
          <table:table-cell table:formula="of:=([.A440]-[.B440])*100/[.A440]" office:value-type="float" office:value="18.2898003100828" calcext:value-type="float">
            <text:p>18.2898003101</text:p>
          </table:table-cell>
          <table:table-cell table:formula="of:=IF([.A440]&gt;[.B440]; 1; 0)" office:value-type="float" office:value="1" calcext:value-type="float">
            <text:p>1</text:p>
          </table:table-cell>
          <table:table-cell office:value-type="float" office:value="128957" calcext:value-type="float">
            <text:p>128957</text:p>
          </table:table-cell>
          <table:table-cell office:value-type="float" office:value="96957" calcext:value-type="float">
            <text:p>96957</text:p>
          </table:table-cell>
          <table:table-cell table:formula="of:=([.E440]-[.F440])*100/[.E440]" office:value-type="float" office:value="24.8144730414014" calcext:value-type="float">
            <text:p>24.8144730414</text:p>
          </table:table-cell>
          <table:table-cell table:formula="of:=IF([.E440]&gt;[.F440]; 1; 0)" office:value-type="float" office:value="1" calcext:value-type="float">
            <text:p>1</text:p>
          </table:table-cell>
          <table:table-cell office:value-type="float" office:value="63475" calcext:value-type="float">
            <text:p>63475</text:p>
          </table:table-cell>
          <table:table-cell office:value-type="float" office:value="47381" calcext:value-type="float">
            <text:p>47381</text:p>
          </table:table-cell>
          <table:table-cell table:formula="of:=([.I440]-[.J440])*100/[.I440]" office:value-type="float" office:value="25.3548641197322" calcext:value-type="float">
            <text:p>25.3548641197</text:p>
          </table:table-cell>
          <table:table-cell table:formula="of:=IF([.I440]&gt;[.J440]; 1; 0)" office:value-type="float" office:value="1" calcext:value-type="float">
            <text:p>1</text:p>
          </table:table-cell>
          <table:table-cell office:value-type="float" office:value="77739" calcext:value-type="float">
            <text:p>77739</text:p>
          </table:table-cell>
          <table:table-cell office:value-type="float" office:value="59503" calcext:value-type="float">
            <text:p>59503</text:p>
          </table:table-cell>
          <table:table-cell table:formula="of:=([.M440]-[.N440])*100/[.M440]" office:value-type="float" office:value="23.4579811934807" calcext:value-type="float">
            <text:p>23.4579811935</text:p>
          </table:table-cell>
          <table:table-cell table:formula="of:=IF([.M440]&gt;[.N4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2804" calcext:value-type="float">
            <text:p>2804</text:p>
          </table:table-cell>
          <table:table-cell table:formula="of:=([.A441]-[.B441])*100/[.A441]" office:value-type="float" office:value="45.4262358894512" calcext:value-type="float">
            <text:p>45.4262358895</text:p>
          </table:table-cell>
          <table:table-cell table:formula="of:=IF([.A441]&gt;[.B441]; 1; 0)" office:value-type="float" office:value="1" calcext:value-type="float">
            <text:p>1</text:p>
          </table:table-cell>
          <table:table-cell office:value-type="float" office:value="3122" calcext:value-type="float">
            <text:p>3122</text:p>
          </table:table-cell>
          <table:table-cell office:value-type="float" office:value="2798" calcext:value-type="float">
            <text:p>2798</text:p>
          </table:table-cell>
          <table:table-cell table:formula="of:=([.E441]-[.F441])*100/[.E441]" office:value-type="float" office:value="10.3779628443306" calcext:value-type="float">
            <text:p>10.3779628443</text:p>
          </table:table-cell>
          <table:table-cell table:formula="of:=IF([.E441]&gt;[.F441]; 1; 0)" office:value-type="float" office:value="1" calcext:value-type="float">
            <text:p>1</text:p>
          </table:table-cell>
          <table:table-cell office:value-type="float" office:value="2963" calcext:value-type="float">
            <text:p>2963</text:p>
          </table:table-cell>
          <table:table-cell office:value-type="float" office:value="2676" calcext:value-type="float">
            <text:p>2676</text:p>
          </table:table-cell>
          <table:table-cell table:formula="of:=([.I441]-[.J441])*100/[.I441]" office:value-type="float" office:value="9.68612892338846" calcext:value-type="float">
            <text:p>9.6861289234</text:p>
          </table:table-cell>
          <table:table-cell table:formula="of:=IF([.I441]&gt;[.J441]; 1; 0)"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2710" calcext:value-type="float">
            <text:p>2710</text:p>
          </table:table-cell>
          <table:table-cell table:formula="of:=([.M441]-[.N441])*100/[.M441]" office:value-type="float" office:value="9.33422549347608" calcext:value-type="float">
            <text:p>9.3342254935</text:p>
          </table:table-cell>
          <table:table-cell table:formula="of:=IF([.M441]&gt;[.N4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67" calcext:value-type="float">
            <text:p>95667</text:p>
          </table:table-cell>
          <table:table-cell office:value-type="float" office:value="94221" calcext:value-type="float">
            <text:p>94221</text:p>
          </table:table-cell>
          <table:table-cell table:formula="of:=([.A442]-[.B442])*100/[.A442]" office:value-type="float" office:value="1.51149299131362" calcext:value-type="float">
            <text:p>1.5114929913</text:p>
          </table:table-cell>
          <table:table-cell table:formula="of:=IF([.A442]&gt;[.B442]; 1; 0)" office:value-type="float" office:value="1" calcext:value-type="float">
            <text:p>1</text:p>
          </table:table-cell>
          <table:table-cell office:value-type="float" office:value="129015" calcext:value-type="float">
            <text:p>129015</text:p>
          </table:table-cell>
          <table:table-cell office:value-type="float" office:value="97320" calcext:value-type="float">
            <text:p>97320</text:p>
          </table:table-cell>
          <table:table-cell table:formula="of:=([.E442]-[.F442])*100/[.E442]" office:value-type="float" office:value="24.5669108243228" calcext:value-type="float">
            <text:p>24.5669108243</text:p>
          </table:table-cell>
          <table:table-cell table:formula="of:=IF([.E442]&gt;[.F442]; 1; 0)" office:value-type="float" office:value="1" calcext:value-type="float">
            <text:p>1</text:p>
          </table:table-cell>
          <table:table-cell office:value-type="float" office:value="63423" calcext:value-type="float">
            <text:p>63423</text:p>
          </table:table-cell>
          <table:table-cell office:value-type="float" office:value="48976" calcext:value-type="float">
            <text:p>48976</text:p>
          </table:table-cell>
          <table:table-cell table:formula="of:=([.I442]-[.J442])*100/[.I442]" office:value-type="float" office:value="22.7788026425745" calcext:value-type="float">
            <text:p>22.7788026426</text:p>
          </table:table-cell>
          <table:table-cell table:formula="of:=IF([.I442]&gt;[.J442]; 1; 0)" office:value-type="float" office:value="1" calcext:value-type="float">
            <text:p>1</text:p>
          </table:table-cell>
          <table:table-cell office:value-type="float" office:value="76602" calcext:value-type="float">
            <text:p>76602</text:p>
          </table:table-cell>
          <table:table-cell office:value-type="float" office:value="57434" calcext:value-type="float">
            <text:p>57434</text:p>
          </table:table-cell>
          <table:table-cell table:formula="of:=([.M442]-[.N442])*100/[.M442]" office:value-type="float" office:value="25.0228453565181" calcext:value-type="float">
            <text:p>25.0228453565</text:p>
          </table:table-cell>
          <table:table-cell table:formula="of:=IF([.M442]&gt;[.N4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2944" calcext:value-type="float">
            <text:p>2944</text:p>
          </table:table-cell>
          <table:table-cell table:formula="of:=([.A443]-[.B443])*100/[.A443]" office:value-type="float" office:value="44.4737834779329" calcext:value-type="float">
            <text:p>44.4737834779</text:p>
          </table:table-cell>
          <table:table-cell table:formula="of:=IF([.A443]&gt;[.B443]; 1; 0)" office:value-type="float" office:value="1" calcext:value-type="float">
            <text:p>1</text:p>
          </table:table-cell>
          <table:table-cell office:value-type="float" office:value="3253" calcext:value-type="float">
            <text:p>3253</text:p>
          </table:table-cell>
          <table:table-cell office:value-type="float" office:value="4967" calcext:value-type="float">
            <text:p>4967</text:p>
          </table:table-cell>
          <table:table-cell table:formula="of:=([.E443]-[.F443])*100/[.E443]" office:value-type="float" office:value="-52.6898247771288" calcext:value-type="float">
            <text:p>-52.6898247771</text:p>
          </table:table-cell>
          <table:table-cell table:formula="of:=IF([.E443]&gt;[.F443]; 1; 0)" office:value-type="float" office:value="0" calcext:value-type="float">
            <text:p>0</text:p>
          </table:table-cell>
          <table:table-cell office:value-type="float" office:value="3128" calcext:value-type="float">
            <text:p>3128</text:p>
          </table:table-cell>
          <table:table-cell office:value-type="float" office:value="2833" calcext:value-type="float">
            <text:p>2833</text:p>
          </table:table-cell>
          <table:table-cell table:formula="of:=([.I443]-[.J443])*100/[.I443]" office:value-type="float" office:value="9.4309462915601" calcext:value-type="float">
            <text:p>9.4309462916</text:p>
          </table:table-cell>
          <table:table-cell table:formula="of:=IF([.I443]&gt;[.J443]; 1; 0)" office:value-type="float" office:value="1" calcext:value-type="float">
            <text:p>1</text:p>
          </table:table-cell>
          <table:table-cell office:value-type="float" office:value="3170" calcext:value-type="float">
            <text:p>3170</text:p>
          </table:table-cell>
          <table:table-cell office:value-type="float" office:value="4881" calcext:value-type="float">
            <text:p>4881</text:p>
          </table:table-cell>
          <table:table-cell table:formula="of:=([.M443]-[.N443])*100/[.M443]" office:value-type="float" office:value="-53.9747634069401" calcext:value-type="float">
            <text:p>-53.9747634069</text:p>
          </table:table-cell>
          <table:table-cell table:formula="of:=IF([.M443]&gt;[.N4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75" calcext:value-type="float">
            <text:p>118275</text:p>
          </table:table-cell>
          <table:table-cell office:value-type="float" office:value="93522" calcext:value-type="float">
            <text:p>93522</text:p>
          </table:table-cell>
          <table:table-cell table:formula="of:=([.A444]-[.B444])*100/[.A444]" office:value-type="float" office:value="20.9283449587825" calcext:value-type="float">
            <text:p>20.9283449588</text:p>
          </table:table-cell>
          <table:table-cell table:formula="of:=IF([.A444]&gt;[.B444]; 1; 0)" office:value-type="float" office:value="1" calcext:value-type="float">
            <text:p>1</text:p>
          </table:table-cell>
          <table:table-cell office:value-type="float" office:value="128895" calcext:value-type="float">
            <text:p>128895</text:p>
          </table:table-cell>
          <table:table-cell office:value-type="float" office:value="96479" calcext:value-type="float">
            <text:p>96479</text:p>
          </table:table-cell>
          <table:table-cell table:formula="of:=([.E444]-[.F444])*100/[.E444]" office:value-type="float" office:value="25.1491524108771" calcext:value-type="float">
            <text:p>25.1491524109</text:p>
          </table:table-cell>
          <table:table-cell table:formula="of:=IF([.E444]&gt;[.F444]; 1; 0)" office:value-type="float" office:value="1" calcext:value-type="float">
            <text:p>1</text:p>
          </table:table-cell>
          <table:table-cell office:value-type="float" office:value="63486" calcext:value-type="float">
            <text:p>63486</text:p>
          </table:table-cell>
          <table:table-cell office:value-type="float" office:value="48822" calcext:value-type="float">
            <text:p>48822</text:p>
          </table:table-cell>
          <table:table-cell table:formula="of:=([.I444]-[.J444])*100/[.I444]" office:value-type="float" office:value="23.0980058595596" calcext:value-type="float">
            <text:p>23.0980058596</text:p>
          </table:table-cell>
          <table:table-cell table:formula="of:=IF([.I444]&gt;[.J444]; 1; 0)" office:value-type="float" office:value="1" calcext:value-type="float">
            <text:p>1</text:p>
          </table:table-cell>
          <table:table-cell office:value-type="float" office:value="77529" calcext:value-type="float">
            <text:p>77529</text:p>
          </table:table-cell>
          <table:table-cell office:value-type="float" office:value="56772" calcext:value-type="float">
            <text:p>56772</text:p>
          </table:table-cell>
          <table:table-cell table:formula="of:=([.M444]-[.N444])*100/[.M444]" office:value-type="float" office:value="26.7732074449561" calcext:value-type="float">
            <text:p>26.773207445</text:p>
          </table:table-cell>
          <table:table-cell table:formula="of:=IF([.M444]&gt;[.N4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3091" calcext:value-type="float">
            <text:p>3091</text:p>
          </table:table-cell>
          <table:table-cell table:formula="of:=([.A445]-[.B445])*100/[.A445]" office:value-type="float" office:value="9.56699824458748" calcext:value-type="float">
            <text:p>9.5669982446</text:p>
          </table:table-cell>
          <table:table-cell table:formula="of:=IF([.A445]&gt;[.B445]; 1; 0)" office:value-type="float" office:value="1" calcext:value-type="float">
            <text:p>1</text:p>
          </table:table-cell>
          <table:table-cell office:value-type="float" office:value="3414" calcext:value-type="float">
            <text:p>3414</text:p>
          </table:table-cell>
          <table:table-cell office:value-type="float" office:value="5106" calcext:value-type="float">
            <text:p>5106</text:p>
          </table:table-cell>
          <table:table-cell table:formula="of:=([.E445]-[.F445])*100/[.E445]" office:value-type="float" office:value="-49.5606326889279" calcext:value-type="float">
            <text:p>-49.5606326889</text:p>
          </table:table-cell>
          <table:table-cell table:formula="of:=IF([.E445]&gt;[.F445]; 1; 0)"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4989" calcext:value-type="float">
            <text:p>4989</text:p>
          </table:table-cell>
          <table:table-cell table:formula="of:=([.I445]-[.J445])*100/[.I445]" office:value-type="float" office:value="-51.9646664636004" calcext:value-type="float">
            <text:p>-51.9646664636</text:p>
          </table:table-cell>
          <table:table-cell table:formula="of:=IF([.I445]&gt;[.J445]; 1; 0)"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2975" calcext:value-type="float">
            <text:p>2975</text:p>
          </table:table-cell>
          <table:table-cell table:formula="of:=([.M445]-[.N445])*100/[.M445]" office:value-type="float" office:value="10.0120992135511" calcext:value-type="float">
            <text:p>10.0120992136</text:p>
          </table:table-cell>
          <table:table-cell table:formula="of:=IF([.M445]&gt;[.N4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46" calcext:value-type="float">
            <text:p>118046</text:p>
          </table:table-cell>
          <table:table-cell office:value-type="float" office:value="90713" calcext:value-type="float">
            <text:p>90713</text:p>
          </table:table-cell>
          <table:table-cell table:formula="of:=([.A446]-[.B446])*100/[.A446]" office:value-type="float" office:value="23.1545329786693" calcext:value-type="float">
            <text:p>23.1545329787</text:p>
          </table:table-cell>
          <table:table-cell table:formula="of:=IF([.A446]&gt;[.B446]; 1; 0)" office:value-type="float" office:value="1" calcext:value-type="float">
            <text:p>1</text:p>
          </table:table-cell>
          <table:table-cell office:value-type="float" office:value="128887" calcext:value-type="float">
            <text:p>128887</text:p>
          </table:table-cell>
          <table:table-cell office:value-type="float" office:value="95761" calcext:value-type="float">
            <text:p>95761</text:p>
          </table:table-cell>
          <table:table-cell table:formula="of:=([.E446]-[.F446])*100/[.E446]" office:value-type="float" office:value="25.7015835576901" calcext:value-type="float">
            <text:p>25.7015835577</text:p>
          </table:table-cell>
          <table:table-cell table:formula="of:=IF([.E446]&gt;[.F446]; 1; 0)" office:value-type="float" office:value="1" calcext:value-type="float">
            <text:p>1</text:p>
          </table:table-cell>
          <table:table-cell office:value-type="float" office:value="63468" calcext:value-type="float">
            <text:p>63468</text:p>
          </table:table-cell>
          <table:table-cell office:value-type="float" office:value="38326" calcext:value-type="float">
            <text:p>38326</text:p>
          </table:table-cell>
          <table:table-cell table:formula="of:=([.I446]-[.J446])*100/[.I446]" office:value-type="float" office:value="39.6136635784962" calcext:value-type="float">
            <text:p>39.6136635785</text:p>
          </table:table-cell>
          <table:table-cell table:formula="of:=IF([.I446]&gt;[.J446]; 1; 0)" office:value-type="float" office:value="1" calcext:value-type="float">
            <text:p>1</text:p>
          </table:table-cell>
          <table:table-cell office:value-type="float" office:value="63362" calcext:value-type="float">
            <text:p>63362</text:p>
          </table:table-cell>
          <table:table-cell office:value-type="float" office:value="60379" calcext:value-type="float">
            <text:p>60379</text:p>
          </table:table-cell>
          <table:table-cell table:formula="of:=([.M446]-[.N446])*100/[.M446]" office:value-type="float" office:value="4.70786906978946" calcext:value-type="float">
            <text:p>4.7078690698</text:p>
          </table:table-cell>
          <table:table-cell table:formula="of:=IF([.M446]&gt;[.N4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5258" calcext:value-type="float">
            <text:p>5258</text:p>
          </table:table-cell>
          <table:table-cell table:formula="of:=([.A447]-[.B447])*100/[.A447]" office:value-type="float" office:value="-46.9536053661263" calcext:value-type="float">
            <text:p>-46.9536053661</text:p>
          </table:table-cell>
          <table:table-cell table:formula="of:=IF([.A447]&gt;[.B447]; 1; 0)"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5254" calcext:value-type="float">
            <text:p>5254</text:p>
          </table:table-cell>
          <table:table-cell table:formula="of:=([.E447]-[.F447])*100/[.E447]" office:value-type="float" office:value="-46.677833612507" calcext:value-type="float">
            <text:p>-46.6778336125</text:p>
          </table:table-cell>
          <table:table-cell table:formula="of:=IF([.E447]&gt;[.F447]; 1; 0)"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3129" calcext:value-type="float">
            <text:p>3129</text:p>
          </table:table-cell>
          <table:table-cell table:formula="of:=([.I447]-[.J447])*100/[.I447]" office:value-type="float" office:value="8.88177052999418" calcext:value-type="float">
            <text:p>8.88177053</text:p>
          </table:table-cell>
          <table:table-cell table:formula="of:=IF([.I447]&gt;[.J447]; 1; 0)" office:value-type="float" office:value="1" calcext:value-type="float">
            <text:p>1</text:p>
          </table:table-cell>
          <table:table-cell office:value-type="float" office:value="3467" calcext:value-type="float">
            <text:p>3467</text:p>
          </table:table-cell>
          <table:table-cell office:value-type="float" office:value="5156" calcext:value-type="float">
            <text:p>5156</text:p>
          </table:table-cell>
          <table:table-cell table:formula="of:=([.M447]-[.N447])*100/[.M447]" office:value-type="float" office:value="-48.7164695702336" calcext:value-type="float">
            <text:p>-48.7164695702</text:p>
          </table:table-cell>
          <table:table-cell table:formula="of:=IF([.M447]&gt;[.N4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42" calcext:value-type="float">
            <text:p>118442</text:p>
          </table:table-cell>
          <table:table-cell office:value-type="float" office:value="90141" calcext:value-type="float">
            <text:p>90141</text:p>
          </table:table-cell>
          <table:table-cell table:formula="of:=([.A448]-[.B448])*100/[.A448]" office:value-type="float" office:value="23.8943955691393" calcext:value-type="float">
            <text:p>23.8943955691</text:p>
          </table:table-cell>
          <table:table-cell table:formula="of:=IF([.A448]&gt;[.B448]; 1; 0)" office:value-type="float" office:value="1" calcext:value-type="float">
            <text:p>1</text:p>
          </table:table-cell>
          <table:table-cell office:value-type="float" office:value="128982" calcext:value-type="float">
            <text:p>128982</text:p>
          </table:table-cell>
          <table:table-cell office:value-type="float" office:value="95364" calcext:value-type="float">
            <text:p>95364</text:p>
          </table:table-cell>
          <table:table-cell table:formula="of:=([.E448]-[.F448])*100/[.E448]" office:value-type="float" office:value="26.0641019677164" calcext:value-type="float">
            <text:p>26.0641019677</text:p>
          </table:table-cell>
          <table:table-cell table:formula="of:=IF([.E448]&gt;[.F448]; 1; 0)" office:value-type="float" office:value="1" calcext:value-type="float">
            <text:p>1</text:p>
          </table:table-cell>
          <table:table-cell office:value-type="float" office:value="63644" calcext:value-type="float">
            <text:p>63644</text:p>
          </table:table-cell>
          <table:table-cell office:value-type="float" office:value="46122" calcext:value-type="float">
            <text:p>46122</text:p>
          </table:table-cell>
          <table:table-cell table:formula="of:=([.I448]-[.J448])*100/[.I448]" office:value-type="float" office:value="27.5312676764503" calcext:value-type="float">
            <text:p>27.5312676765</text:p>
          </table:table-cell>
          <table:table-cell table:formula="of:=IF([.I448]&gt;[.J448]; 1; 0)" office:value-type="float" office:value="1" calcext:value-type="float">
            <text:p>1</text:p>
          </table:table-cell>
          <table:table-cell office:value-type="float" office:value="77615" calcext:value-type="float">
            <text:p>77615</text:p>
          </table:table-cell>
          <table:table-cell office:value-type="float" office:value="55960" calcext:value-type="float">
            <text:p>55960</text:p>
          </table:table-cell>
          <table:table-cell table:formula="of:=([.M448]-[.N448])*100/[.M448]" office:value-type="float" office:value="27.9005346904593" calcext:value-type="float">
            <text:p>27.9005346905</text:p>
          </table:table-cell>
          <table:table-cell table:formula="of:=IF([.M448]&gt;[.N4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5441" calcext:value-type="float">
            <text:p>5441</text:p>
          </table:table-cell>
          <table:table-cell table:formula="of:=([.A449]-[.B449])*100/[.A449]" office:value-type="float" office:value="5.39036689271431" calcext:value-type="float">
            <text:p>5.3903668927</text:p>
          </table:table-cell>
          <table:table-cell table:formula="of:=IF([.A449]&gt;[.B449]; 1; 0)" office:value-type="float" office:value="1" calcext:value-type="float">
            <text:p>1</text:p>
          </table:table-cell>
          <table:table-cell office:value-type="float" office:value="3739" calcext:value-type="float">
            <text:p>3739</text:p>
          </table:table-cell>
          <table:table-cell office:value-type="float" office:value="3403" calcext:value-type="float">
            <text:p>3403</text:p>
          </table:table-cell>
          <table:table-cell table:formula="of:=([.E449]-[.F449])*100/[.E449]" office:value-type="float" office:value="8.98635998930195" calcext:value-type="float">
            <text:p>8.9863599893</text:p>
          </table:table-cell>
          <table:table-cell table:formula="of:=IF([.E449]&gt;[.F449]; 1; 0)" office:value-type="float" office:value="1" calcext:value-type="float">
            <text:p>1</text:p>
          </table:table-cell>
          <table:table-cell office:value-type="float" office:value="5613" calcext:value-type="float">
            <text:p>5613</text:p>
          </table:table-cell>
          <table:table-cell office:value-type="float" office:value="3267" calcext:value-type="float">
            <text:p>3267</text:p>
          </table:table-cell>
          <table:table-cell table:formula="of:=([.I449]-[.J449])*100/[.I449]" office:value-type="float" office:value="41.7958311063602" calcext:value-type="float">
            <text:p>41.7958311064</text:p>
          </table:table-cell>
          <table:table-cell table:formula="of:=IF([.I449]&gt;[.J449]; 1; 0)" office:value-type="float" office:value="1" calcext:value-type="float">
            <text:p>1</text:p>
          </table:table-cell>
          <table:table-cell office:value-type="float" office:value="3621" calcext:value-type="float">
            <text:p>3621</text:p>
          </table:table-cell>
          <table:table-cell office:value-type="float" office:value="3269" calcext:value-type="float">
            <text:p>3269</text:p>
          </table:table-cell>
          <table:table-cell table:formula="of:=([.M449]-[.N449])*100/[.M449]" office:value-type="float" office:value="9.72107152720243" calcext:value-type="float">
            <text:p>9.7210715272</text:p>
          </table:table-cell>
          <table:table-cell table:formula="of:=IF([.M449]&gt;[.N4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8" calcext:value-type="float">
            <text:p>118058</text:p>
          </table:table-cell>
          <table:table-cell office:value-type="float" office:value="91470" calcext:value-type="float">
            <text:p>91470</text:p>
          </table:table-cell>
          <table:table-cell table:formula="of:=([.A450]-[.B450])*100/[.A450]" office:value-type="float" office:value="22.5211336800556" calcext:value-type="float">
            <text:p>22.5211336801</text:p>
          </table:table-cell>
          <table:table-cell table:formula="of:=IF([.A450]&gt;[.B450]; 1; 0)" office:value-type="float" office:value="1" calcext:value-type="float">
            <text:p>1</text:p>
          </table:table-cell>
          <table:table-cell office:value-type="float" office:value="104913" calcext:value-type="float">
            <text:p>104913</text:p>
          </table:table-cell>
          <table:table-cell office:value-type="float" office:value="75864" calcext:value-type="float">
            <text:p>75864</text:p>
          </table:table-cell>
          <table:table-cell table:formula="of:=([.E450]-[.F450])*100/[.E450]" office:value-type="float" office:value="27.6886563152326" calcext:value-type="float">
            <text:p>27.6886563152</text:p>
          </table:table-cell>
          <table:table-cell table:formula="of:=IF([.E450]&gt;[.F450]; 1; 0)" office:value-type="float" office:value="1" calcext:value-type="float">
            <text:p>1</text:p>
          </table:table-cell>
          <table:table-cell office:value-type="float" office:value="63457" calcext:value-type="float">
            <text:p>63457</text:p>
          </table:table-cell>
          <table:table-cell office:value-type="float" office:value="47715" calcext:value-type="float">
            <text:p>47715</text:p>
          </table:table-cell>
          <table:table-cell table:formula="of:=([.I450]-[.J450])*100/[.I450]" office:value-type="float" office:value="24.8073498589596" calcext:value-type="float">
            <text:p>24.807349859</text:p>
          </table:table-cell>
          <table:table-cell table:formula="of:=IF([.I450]&gt;[.J450]; 1; 0)" office:value-type="float" office:value="1" calcext:value-type="float">
            <text:p>1</text:p>
          </table:table-cell>
          <table:table-cell office:value-type="float" office:value="63236" calcext:value-type="float">
            <text:p>63236</text:p>
          </table:table-cell>
          <table:table-cell office:value-type="float" office:value="55542" calcext:value-type="float">
            <text:p>55542</text:p>
          </table:table-cell>
          <table:table-cell table:formula="of:=([.M450]-[.N450])*100/[.M450]" office:value-type="float" office:value="12.1671199949396" calcext:value-type="float">
            <text:p>12.1671199949</text:p>
          </table:table-cell>
          <table:table-cell table:formula="of:=IF([.M450]&gt;[.N4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525" calcext:value-type="float">
            <text:p>3525</text:p>
          </table:table-cell>
          <table:table-cell table:formula="of:=([.A451]-[.B451])*100/[.A451]" office:value-type="float" office:value="9.38303341902314" calcext:value-type="float">
            <text:p>9.383033419</text:p>
          </table:table-cell>
          <table:table-cell table:formula="of:=IF([.A451]&gt;[.B451]; 1; 0)" office:value-type="float" office:value="1" calcext:value-type="float">
            <text:p>1</text:p>
          </table:table-cell>
          <table:table-cell office:value-type="float" office:value="3881" calcext:value-type="float">
            <text:p>3881</text:p>
          </table:table-cell>
          <table:table-cell office:value-type="float" office:value="3527" calcext:value-type="float">
            <text:p>3527</text:p>
          </table:table-cell>
          <table:table-cell table:formula="of:=([.E451]-[.F451])*100/[.E451]" office:value-type="float" office:value="9.12136047410461" calcext:value-type="float">
            <text:p>9.1213604741</text:p>
          </table:table-cell>
          <table:table-cell table:formula="of:=IF([.E451]&gt;[.F451]; 1; 0)" office:value-type="float" office:value="1" calcext:value-type="float">
            <text:p>1</text:p>
          </table:table-cell>
          <table:table-cell office:value-type="float" office:value="3788" calcext:value-type="float">
            <text:p>3788</text:p>
          </table:table-cell>
          <table:table-cell office:value-type="float" office:value="3419" calcext:value-type="float">
            <text:p>3419</text:p>
          </table:table-cell>
          <table:table-cell table:formula="of:=([.I451]-[.J451])*100/[.I451]" office:value-type="float" office:value="9.74128827877508" calcext:value-type="float">
            <text:p>9.7412882788</text:p>
          </table:table-cell>
          <table:table-cell table:formula="of:=IF([.I451]&gt;[.J451]; 1; 0)" office:value-type="float" office:value="1" calcext:value-type="float">
            <text:p>1</text:p>
          </table:table-cell>
          <table:table-cell office:value-type="float" office:value="5802" calcext:value-type="float">
            <text:p>5802</text:p>
          </table:table-cell>
          <table:table-cell office:value-type="float" office:value="3428" calcext:value-type="float">
            <text:p>3428</text:p>
          </table:table-cell>
          <table:table-cell table:formula="of:=([.M451]-[.N451])*100/[.M451]" office:value-type="float" office:value="40.9169251982075" calcext:value-type="float">
            <text:p>40.9169251982</text:p>
          </table:table-cell>
          <table:table-cell table:formula="of:=IF([.M451]&gt;[.N4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99" calcext:value-type="float">
            <text:p>119899</text:p>
          </table:table-cell>
          <table:table-cell office:value-type="float" office:value="88543" calcext:value-type="float">
            <text:p>88543</text:p>
          </table:table-cell>
          <table:table-cell table:formula="of:=([.A452]-[.B452])*100/[.A452]" office:value-type="float" office:value="26.1520112761574" calcext:value-type="float">
            <text:p>26.1520112762</text:p>
          </table:table-cell>
          <table:table-cell table:formula="of:=IF([.A452]&gt;[.B452]; 1; 0)" office:value-type="float" office:value="1" calcext:value-type="float">
            <text:p>1</text:p>
          </table:table-cell>
          <table:table-cell office:value-type="float" office:value="128937" calcext:value-type="float">
            <text:p>128937</text:p>
          </table:table-cell>
          <table:table-cell office:value-type="float" office:value="91408" calcext:value-type="float">
            <text:p>91408</text:p>
          </table:table-cell>
          <table:table-cell table:formula="of:=([.E452]-[.F452])*100/[.E452]" office:value-type="float" office:value="29.1064628461962" calcext:value-type="float">
            <text:p>29.1064628462</text:p>
          </table:table-cell>
          <table:table-cell table:formula="of:=IF([.E452]&gt;[.F452]; 1; 0)" office:value-type="float" office:value="1" calcext:value-type="float">
            <text:p>1</text:p>
          </table:table-cell>
          <table:table-cell office:value-type="float" office:value="61446" calcext:value-type="float">
            <text:p>61446</text:p>
          </table:table-cell>
          <table:table-cell office:value-type="float" office:value="47526" calcext:value-type="float">
            <text:p>47526</text:p>
          </table:table-cell>
          <table:table-cell table:formula="of:=([.I452]-[.J452])*100/[.I452]" office:value-type="float" office:value="22.6540376916317" calcext:value-type="float">
            <text:p>22.6540376916</text:p>
          </table:table-cell>
          <table:table-cell table:formula="of:=IF([.I452]&gt;[.J452]; 1; 0)" office:value-type="float" office:value="1" calcext:value-type="float">
            <text:p>1</text:p>
          </table:table-cell>
          <table:table-cell office:value-type="float" office:value="77539" calcext:value-type="float">
            <text:p>77539</text:p>
          </table:table-cell>
          <table:table-cell office:value-type="float" office:value="55088" calcext:value-type="float">
            <text:p>55088</text:p>
          </table:table-cell>
          <table:table-cell table:formula="of:=([.M452]-[.N452])*100/[.M452]" office:value-type="float" office:value="28.9544616257625" calcext:value-type="float">
            <text:p>28.9544616258</text:p>
          </table:table-cell>
          <table:table-cell table:formula="of:=IF([.M452]&gt;[.N4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9002" calcext:value-type="float">
            <text:p>9002</text:p>
          </table:table-cell>
          <table:table-cell table:formula="of:=([.A453]-[.B453])*100/[.A453]" office:value-type="float" office:value="3.68071902418147" calcext:value-type="float">
            <text:p>3.6807190242</text:p>
          </table:table-cell>
          <table:table-cell table:formula="of:=IF([.A453]&gt;[.B453]; 1; 0)" office:value-type="float" office:value="1" calcext:value-type="float">
            <text:p>1</text:p>
          </table:table-cell>
          <table:table-cell office:value-type="float" office:value="6072" calcext:value-type="float">
            <text:p>6072</text:p>
          </table:table-cell>
          <table:table-cell office:value-type="float" office:value="3677" calcext:value-type="float">
            <text:p>3677</text:p>
          </table:table-cell>
          <table:table-cell table:formula="of:=([.E453]-[.F453])*100/[.E453]" office:value-type="float" office:value="39.4433465085639" calcext:value-type="float">
            <text:p>39.4433465086</text:p>
          </table:table-cell>
          <table:table-cell table:formula="of:=IF([.E453]&gt;[.F453]; 1; 0)"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 office:value-type="float" office:value="5566" calcext:value-type="float">
            <text:p>5566</text:p>
          </table:table-cell>
          <table:table-cell table:formula="of:=([.I453]-[.J453])*100/[.I453]" office:value-type="float" office:value="-42.7179487179487" calcext:value-type="float">
            <text:p>-42.7179487179</text:p>
          </table:table-cell>
          <table:table-cell table:formula="of:=IF([.I453]&gt;[.J453]; 1; 0)"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office:value-type="float" office:value="5609" calcext:value-type="float">
            <text:p>5609</text:p>
          </table:table-cell>
          <table:table-cell table:formula="of:=([.M453]-[.N453])*100/[.M453]" office:value-type="float" office:value="-42.6137808288838" calcext:value-type="float">
            <text:p>-42.6137808289</text:p>
          </table:table-cell>
          <table:table-cell table:formula="of:=IF([.M453]&gt;[.N4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69" calcext:value-type="float">
            <text:p>95869</text:p>
          </table:table-cell>
          <table:table-cell office:value-type="float" office:value="72149" calcext:value-type="float">
            <text:p>72149</text:p>
          </table:table-cell>
          <table:table-cell table:formula="of:=([.A454]-[.B454])*100/[.A454]" office:value-type="float" office:value="24.7420959851464" calcext:value-type="float">
            <text:p>24.7420959851</text:p>
          </table:table-cell>
          <table:table-cell table:formula="of:=IF([.A454]&gt;[.B454]; 1; 0)" office:value-type="float" office:value="1" calcext:value-type="float">
            <text:p>1</text:p>
          </table:table-cell>
          <table:table-cell office:value-type="float" office:value="129375" calcext:value-type="float">
            <text:p>129375</text:p>
          </table:table-cell>
          <table:table-cell office:value-type="float" office:value="90789" calcext:value-type="float">
            <text:p>90789</text:p>
          </table:table-cell>
          <table:table-cell table:formula="of:=([.E454]-[.F454])*100/[.E454]" office:value-type="float" office:value="29.8249275362319" calcext:value-type="float">
            <text:p>29.8249275362</text:p>
          </table:table-cell>
          <table:table-cell table:formula="of:=IF([.E454]&gt;[.F454]; 1; 0)" office:value-type="float" office:value="1" calcext:value-type="float">
            <text:p>1</text:p>
          </table:table-cell>
          <table:table-cell office:value-type="float" office:value="63438" calcext:value-type="float">
            <text:p>63438</text:p>
          </table:table-cell>
          <table:table-cell office:value-type="float" office:value="45217" calcext:value-type="float">
            <text:p>45217</text:p>
          </table:table-cell>
          <table:table-cell table:formula="of:=([.I454]-[.J454])*100/[.I454]" office:value-type="float" office:value="28.7225322361991" calcext:value-type="float">
            <text:p>28.7225322362</text:p>
          </table:table-cell>
          <table:table-cell table:formula="of:=IF([.I454]&gt;[.J454]; 1; 0)" office:value-type="float" office:value="1" calcext:value-type="float">
            <text:p>1</text:p>
          </table:table-cell>
          <table:table-cell office:value-type="float" office:value="77434" calcext:value-type="float">
            <text:p>77434</text:p>
          </table:table-cell>
          <table:table-cell office:value-type="float" office:value="54700" calcext:value-type="float">
            <text:p>54700</text:p>
          </table:table-cell>
          <table:table-cell table:formula="of:=([.M454]-[.N454])*100/[.M454]" office:value-type="float" office:value="29.3591962187153" calcext:value-type="float">
            <text:p>29.3591962187</text:p>
          </table:table-cell>
          <table:table-cell table:formula="of:=IF([.M454]&gt;[.N4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3806" calcext:value-type="float">
            <text:p>3806</text:p>
          </table:table-cell>
          <table:table-cell table:formula="of:=([.A455]-[.B455])*100/[.A455]" office:value-type="float" office:value="9.20801526717557" calcext:value-type="float">
            <text:p>9.2080152672</text:p>
          </table:table-cell>
          <table:table-cell table:formula="of:=IF([.A455]&gt;[.B455]; 1; 0)" office:value-type="float" office:value="1" calcext:value-type="float">
            <text:p>1</text:p>
          </table:table-cell>
          <table:table-cell office:value-type="float" office:value="6236" calcext:value-type="float">
            <text:p>6236</text:p>
          </table:table-cell>
          <table:table-cell office:value-type="float" office:value="3813" calcext:value-type="float">
            <text:p>3813</text:p>
          </table:table-cell>
          <table:table-cell table:formula="of:=([.E455]-[.F455])*100/[.E455]" office:value-type="float" office:value="38.855035279025" calcext:value-type="float">
            <text:p>38.855035279</text:p>
          </table:table-cell>
          <table:table-cell table:formula="of:=IF([.E455]&gt;[.F455]; 1; 0)" office:value-type="float" office:value="1" calcext:value-type="float">
            <text:p>1</text:p>
          </table:table-cell>
          <table:table-cell office:value-type="float" office:value="4094" calcext:value-type="float">
            <text:p>4094</text:p>
          </table:table-cell>
          <table:table-cell office:value-type="float" office:value="5699" calcext:value-type="float">
            <text:p>5699</text:p>
          </table:table-cell>
          <table:table-cell table:formula="of:=([.I455]-[.J455])*100/[.I455]" office:value-type="float" office:value="-39.2037127503664" calcext:value-type="float">
            <text:p>-39.2037127504</text:p>
          </table:table-cell>
          <table:table-cell table:formula="of:=IF([.I455]&gt;[.J455]; 1; 0)" office:value-type="float" office:value="0" calcext:value-type="float">
            <text:p>0</text:p>
          </table:table-cell>
          <table:table-cell office:value-type="float" office:value="6110" calcext:value-type="float">
            <text:p>6110</text:p>
          </table:table-cell>
          <table:table-cell office:value-type="float" office:value="3714" calcext:value-type="float">
            <text:p>3714</text:p>
          </table:table-cell>
          <table:table-cell table:formula="of:=([.M455]-[.N455])*100/[.M455]" office:value-type="float" office:value="39.2144026186579" calcext:value-type="float">
            <text:p>39.2144026187</text:p>
          </table:table-cell>
          <table:table-cell table:formula="of:=IF([.M455]&gt;[.N4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44" calcext:value-type="float">
            <text:p>96344</text:p>
          </table:table-cell>
          <table:table-cell office:value-type="float" office:value="70715" calcext:value-type="float">
            <text:p>70715</text:p>
          </table:table-cell>
          <table:table-cell table:formula="of:=([.A456]-[.B456])*100/[.A456]" office:value-type="float" office:value="26.6015527692435" calcext:value-type="float">
            <text:p>26.6015527692</text:p>
          </table:table-cell>
          <table:table-cell table:formula="of:=IF([.A456]&gt;[.B456]; 1; 0)" office:value-type="float" office:value="1" calcext:value-type="float">
            <text:p>1</text:p>
          </table:table-cell>
          <table:table-cell office:value-type="float" office:value="128855" calcext:value-type="float">
            <text:p>128855</text:p>
          </table:table-cell>
          <table:table-cell office:value-type="float" office:value="91860" calcext:value-type="float">
            <text:p>91860</text:p>
          </table:table-cell>
          <table:table-cell table:formula="of:=([.E456]-[.F456])*100/[.E456]" office:value-type="float" office:value="28.7105661402351" calcext:value-type="float">
            <text:p>28.7105661402</text:p>
          </table:table-cell>
          <table:table-cell table:formula="of:=IF([.E456]&gt;[.F456]; 1; 0)" office:value-type="float" office:value="1" calcext:value-type="float">
            <text:p>1</text:p>
          </table:table-cell>
          <table:table-cell office:value-type="float" office:value="63452" calcext:value-type="float">
            <text:p>63452</text:p>
          </table:table-cell>
          <table:table-cell office:value-type="float" office:value="44833" calcext:value-type="float">
            <text:p>44833</text:p>
          </table:table-cell>
          <table:table-cell table:formula="of:=([.I456]-[.J456])*100/[.I456]" office:value-type="float" office:value="29.3434407110887" calcext:value-type="float">
            <text:p>29.3434407111</text:p>
          </table:table-cell>
          <table:table-cell table:formula="of:=IF([.I456]&gt;[.J456]; 1; 0)" office:value-type="float" office:value="1" calcext:value-type="float">
            <text:p>1</text:p>
          </table:table-cell>
          <table:table-cell office:value-type="float" office:value="77429" calcext:value-type="float">
            <text:p>77429</text:p>
          </table:table-cell>
          <table:table-cell office:value-type="float" office:value="56383" calcext:value-type="float">
            <text:p>56383</text:p>
          </table:table-cell>
          <table:table-cell table:formula="of:=([.M456]-[.N456])*100/[.M456]" office:value-type="float" office:value="27.1810303633006" calcext:value-type="float">
            <text:p>27.1810303633</text:p>
          </table:table-cell>
          <table:table-cell table:formula="of:=IF([.M456]&gt;[.N4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950" calcext:value-type="float">
            <text:p>3950</text:p>
          </table:table-cell>
          <table:table-cell table:formula="of:=([.A457]-[.B457])*100/[.A457]" office:value-type="float" office:value="9.06998158379374" calcext:value-type="float">
            <text:p>9.0699815838</text:p>
          </table:table-cell>
          <table:table-cell table:formula="of:=IF([.A457]&gt;[.B457]; 1; 0)" office:value-type="float" office:value="1" calcext:value-type="float">
            <text:p>1</text:p>
          </table:table-cell>
          <table:table-cell office:value-type="float" office:value="4354" calcext:value-type="float">
            <text:p>4354</text:p>
          </table:table-cell>
          <table:table-cell office:value-type="float" office:value="5981" calcext:value-type="float">
            <text:p>5981</text:p>
          </table:table-cell>
          <table:table-cell table:formula="of:=([.E457]-[.F457])*100/[.E457]" office:value-type="float" office:value="-37.3679375287092" calcext:value-type="float">
            <text:p>-37.3679375287</text:p>
          </table:table-cell>
          <table:table-cell table:formula="of:=IF([.E457]&gt;[.F457]; 1; 0)" office:value-type="float" office:value="0" calcext:value-type="float">
            <text:p>0</text:p>
          </table:table-cell>
          <table:table-cell office:value-type="float" office:value="6240" calcext:value-type="float">
            <text:p>6240</text:p>
          </table:table-cell>
          <table:table-cell office:value-type="float" office:value="3854" calcext:value-type="float">
            <text:p>3854</text:p>
          </table:table-cell>
          <table:table-cell table:formula="of:=([.I457]-[.J457])*100/[.I457]" office:value-type="float" office:value="38.2371794871795" calcext:value-type="float">
            <text:p>38.2371794872</text:p>
          </table:table-cell>
          <table:table-cell table:formula="of:=IF([.I457]&gt;[.J457]; 1; 0)" office:value-type="float" office:value="1" calcext:value-type="float">
            <text:p>1</text:p>
          </table:table-cell>
          <table:table-cell office:value-type="float" office:value="4246" calcext:value-type="float">
            <text:p>4246</text:p>
          </table:table-cell>
          <table:table-cell office:value-type="float" office:value="5864" calcext:value-type="float">
            <text:p>5864</text:p>
          </table:table-cell>
          <table:table-cell table:formula="of:=([.M457]-[.N457])*100/[.M457]" office:value-type="float" office:value="-38.1064531323599" calcext:value-type="float">
            <text:p>-38.1064531324</text:p>
          </table:table-cell>
          <table:table-cell table:formula="of:=IF([.M457]&gt;[.N4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05" calcext:value-type="float">
            <text:p>96205</text:p>
          </table:table-cell>
          <table:table-cell office:value-type="float" office:value="86503" calcext:value-type="float">
            <text:p>86503</text:p>
          </table:table-cell>
          <table:table-cell table:formula="of:=([.A458]-[.B458])*100/[.A458]" office:value-type="float" office:value="10.0847149316564" calcext:value-type="float">
            <text:p>10.0847149317</text:p>
          </table:table-cell>
          <table:table-cell table:formula="of:=IF([.A458]&gt;[.B458]; 1; 0)" office:value-type="float" office:value="1" calcext:value-type="float">
            <text:p>1</text:p>
          </table:table-cell>
          <table:table-cell office:value-type="float" office:value="128865" calcext:value-type="float">
            <text:p>128865</text:p>
          </table:table-cell>
          <table:table-cell office:value-type="float" office:value="89227" calcext:value-type="float">
            <text:p>89227</text:p>
          </table:table-cell>
          <table:table-cell table:formula="of:=([.E458]-[.F458])*100/[.E458]" office:value-type="float" office:value="30.7593217708455" calcext:value-type="float">
            <text:p>30.7593217708</text:p>
          </table:table-cell>
          <table:table-cell table:formula="of:=IF([.E458]&gt;[.F458]; 1; 0)" office:value-type="float" office:value="1" calcext:value-type="float">
            <text:p>1</text:p>
          </table:table-cell>
          <table:table-cell office:value-type="float" office:value="63442" calcext:value-type="float">
            <text:p>63442</text:p>
          </table:table-cell>
          <table:table-cell office:value-type="float" office:value="44621" calcext:value-type="float">
            <text:p>44621</text:p>
          </table:table-cell>
          <table:table-cell table:formula="of:=([.I458]-[.J458])*100/[.I458]" office:value-type="float" office:value="29.6664670092368" calcext:value-type="float">
            <text:p>29.6664670092</text:p>
          </table:table-cell>
          <table:table-cell table:formula="of:=IF([.I458]&gt;[.J458]; 1; 0)" office:value-type="float" office:value="1" calcext:value-type="float">
            <text:p>1</text:p>
          </table:table-cell>
          <table:table-cell office:value-type="float" office:value="77434" calcext:value-type="float">
            <text:p>77434</text:p>
          </table:table-cell>
          <table:table-cell office:value-type="float" office:value="54676" calcext:value-type="float">
            <text:p>54676</text:p>
          </table:table-cell>
          <table:table-cell table:formula="of:=([.M458]-[.N458])*100/[.M458]" office:value-type="float" office:value="29.3901903556577" calcext:value-type="float">
            <text:p>29.3901903557</text:p>
          </table:table-cell>
          <table:table-cell table:formula="of:=IF([.M458]&gt;[.N4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6135" calcext:value-type="float">
            <text:p>6135</text:p>
          </table:table-cell>
          <table:table-cell table:formula="of:=([.A459]-[.B459])*100/[.A459]" office:value-type="float" office:value="-35.7601239212215" calcext:value-type="float">
            <text:p>-35.7601239212</text:p>
          </table:table-cell>
          <table:table-cell table:formula="of:=IF([.A459]&gt;[.B459]; 1; 0)" office:value-type="float" office:value="0" calcext:value-type="float">
            <text:p>0</text:p>
          </table:table-cell>
          <table:table-cell office:value-type="float" office:value="4524" calcext:value-type="float">
            <text:p>4524</text:p>
          </table:table-cell>
          <table:table-cell office:value-type="float" office:value="6145" calcext:value-type="float">
            <text:p>6145</text:p>
          </table:table-cell>
          <table:table-cell table:formula="of:=([.E459]-[.F459])*100/[.E459]" office:value-type="float" office:value="-35.8311229000884" calcext:value-type="float">
            <text:p>-35.8311229001</text:p>
          </table:table-cell>
          <table:table-cell table:formula="of:=IF([.E459]&gt;[.F459]; 1; 0)" office:value-type="float" office:value="0" calcext:value-type="float">
            <text:p>0</text:p>
          </table:table-cell>
          <table:table-cell office:value-type="float" office:value="6406" calcext:value-type="float">
            <text:p>6406</text:p>
          </table:table-cell>
          <table:table-cell office:value-type="float" office:value="3996" calcext:value-type="float">
            <text:p>3996</text:p>
          </table:table-cell>
          <table:table-cell table:formula="of:=([.I459]-[.J459])*100/[.I459]" office:value-type="float" office:value="37.6209803309397" calcext:value-type="float">
            <text:p>37.6209803309</text:p>
          </table:table-cell>
          <table:table-cell table:formula="of:=IF([.I459]&gt;[.J459]; 1; 0)" office:value-type="float" office:value="1" calcext:value-type="float">
            <text:p>1</text:p>
          </table:table-cell>
          <table:table-cell office:value-type="float" office:value="6422" calcext:value-type="float">
            <text:p>6422</text:p>
          </table:table-cell>
          <table:table-cell office:value-type="float" office:value="3981" calcext:value-type="float">
            <text:p>3981</text:p>
          </table:table-cell>
          <table:table-cell table:formula="of:=([.M459]-[.N459])*100/[.M459]" office:value-type="float" office:value="38.0099657427593" calcext:value-type="float">
            <text:p>38.0099657428</text:p>
          </table:table-cell>
          <table:table-cell table:formula="of:=IF([.M459]&gt;[.N4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56" calcext:value-type="float">
            <text:p>115556</text:p>
          </table:table-cell>
          <table:table-cell office:value-type="float" office:value="85624" calcext:value-type="float">
            <text:p>85624</text:p>
          </table:table-cell>
          <table:table-cell table:formula="of:=([.A460]-[.B460])*100/[.A460]" office:value-type="float" office:value="25.9025926823358" calcext:value-type="float">
            <text:p>25.9025926823</text:p>
          </table:table-cell>
          <table:table-cell table:formula="of:=IF([.A460]&gt;[.B460]; 1; 0)" office:value-type="float" office:value="1" calcext:value-type="float">
            <text:p>1</text:p>
          </table:table-cell>
          <table:table-cell office:value-type="float" office:value="129019" calcext:value-type="float">
            <text:p>129019</text:p>
          </table:table-cell>
          <table:table-cell office:value-type="float" office:value="88238" calcext:value-type="float">
            <text:p>88238</text:p>
          </table:table-cell>
          <table:table-cell table:formula="of:=([.E460]-[.F460])*100/[.E460]" office:value-type="float" office:value="31.6085227757152" calcext:value-type="float">
            <text:p>31.6085227757</text:p>
          </table:table-cell>
          <table:table-cell table:formula="of:=IF([.E460]&gt;[.F460]; 1; 0)" office:value-type="float" office:value="1" calcext:value-type="float">
            <text:p>1</text:p>
          </table:table-cell>
          <table:table-cell office:value-type="float" office:value="63426" calcext:value-type="float">
            <text:p>63426</text:p>
          </table:table-cell>
          <table:table-cell office:value-type="float" office:value="44301" calcext:value-type="float">
            <text:p>44301</text:p>
          </table:table-cell>
          <table:table-cell table:formula="of:=([.I460]-[.J460])*100/[.I460]" office:value-type="float" office:value="30.153249456059" calcext:value-type="float">
            <text:p>30.1532494561</text:p>
          </table:table-cell>
          <table:table-cell table:formula="of:=IF([.I460]&gt;[.J460]; 1; 0)" office:value-type="float" office:value="1" calcext:value-type="float">
            <text:p>1</text:p>
          </table:table-cell>
          <table:table-cell office:value-type="float" office:value="77400" calcext:value-type="float">
            <text:p>77400</text:p>
          </table:table-cell>
          <table:table-cell office:value-type="float" office:value="53567" calcext:value-type="float">
            <text:p>53567</text:p>
          </table:table-cell>
          <table:table-cell table:formula="of:=([.M460]-[.N460])*100/[.M460]" office:value-type="float" office:value="30.7919896640827" calcext:value-type="float">
            <text:p>30.7919896641</text:p>
          </table:table-cell>
          <table:table-cell table:formula="of:=IF([.M460]&gt;[.N4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4250" calcext:value-type="float">
            <text:p>4250</text:p>
          </table:table-cell>
          <table:table-cell table:formula="of:=([.A461]-[.B461])*100/[.A461]" office:value-type="float" office:value="9.80475382003396" calcext:value-type="float">
            <text:p>9.80475382</text:p>
          </table:table-cell>
          <table:table-cell table:formula="of:=IF([.A461]&gt;[.B461]; 1; 0)" office:value-type="float" office:value="1" calcext:value-type="float">
            <text:p>1</text:p>
          </table:table-cell>
          <table:table-cell office:value-type="float" office:value="6677" calcext:value-type="float">
            <text:p>6677</text:p>
          </table:table-cell>
          <table:table-cell office:value-type="float" office:value="4245" calcext:value-type="float">
            <text:p>4245</text:p>
          </table:table-cell>
          <table:table-cell table:formula="of:=([.E461]-[.F461])*100/[.E461]" office:value-type="float" office:value="36.4235435075633" calcext:value-type="float">
            <text:p>36.4235435076</text:p>
          </table:table-cell>
          <table:table-cell table:formula="of:=IF([.E461]&gt;[.F461]; 1; 0)" office:value-type="float" office:value="1" calcext:value-type="float">
            <text:p>1</text:p>
          </table:table-cell>
          <table:table-cell office:value-type="float" office:value="6557" calcext:value-type="float">
            <text:p>6557</text:p>
          </table:table-cell>
          <table:table-cell office:value-type="float" office:value="6185" calcext:value-type="float">
            <text:p>6185</text:p>
          </table:table-cell>
          <table:table-cell table:formula="of:=([.I461]-[.J461])*100/[.I461]" office:value-type="float" office:value="5.67332621625743" calcext:value-type="float">
            <text:p>5.6733262163</text:p>
          </table:table-cell>
          <table:table-cell table:formula="of:=IF([.I461]&gt;[.J461]; 1; 0)" office:value-type="float" office:value="1" calcext:value-type="float">
            <text:p>1</text:p>
          </table:table-cell>
          <table:table-cell office:value-type="float" office:value="6582" calcext:value-type="float">
            <text:p>6582</text:p>
          </table:table-cell>
          <table:table-cell office:value-type="float" office:value="4114" calcext:value-type="float">
            <text:p>4114</text:p>
          </table:table-cell>
          <table:table-cell table:formula="of:=([.M461]-[.N461])*100/[.M461]" office:value-type="float" office:value="37.4962017623823" calcext:value-type="float">
            <text:p>37.4962017624</text:p>
          </table:table-cell>
          <table:table-cell table:formula="of:=IF([.M461]&gt;[.N4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21" calcext:value-type="float">
            <text:p>118021</text:p>
          </table:table-cell>
          <table:table-cell office:value-type="float" office:value="84684" calcext:value-type="float">
            <text:p>84684</text:p>
          </table:table-cell>
          <table:table-cell table:formula="of:=([.A462]-[.B462])*100/[.A462]" office:value-type="float" office:value="28.2466679658705" calcext:value-type="float">
            <text:p>28.2466679659</text:p>
          </table:table-cell>
          <table:table-cell table:formula="of:=IF([.A462]&gt;[.B462]; 1; 0)" office:value-type="float" office:value="1" calcext:value-type="float">
            <text:p>1</text:p>
          </table:table-cell>
          <table:table-cell office:value-type="float" office:value="128894" calcext:value-type="float">
            <text:p>128894</text:p>
          </table:table-cell>
          <table:table-cell office:value-type="float" office:value="89418" calcext:value-type="float">
            <text:p>89418</text:p>
          </table:table-cell>
          <table:table-cell table:formula="of:=([.E462]-[.F462])*100/[.E462]" office:value-type="float" office:value="30.6267165267584" calcext:value-type="float">
            <text:p>30.6267165268</text:p>
          </table:table-cell>
          <table:table-cell table:formula="of:=IF([.E462]&gt;[.F462]; 1; 0)" office:value-type="float" office:value="1" calcext:value-type="float">
            <text:p>1</text:p>
          </table:table-cell>
          <table:table-cell office:value-type="float" office:value="61499" calcext:value-type="float">
            <text:p>61499</text:p>
          </table:table-cell>
          <table:table-cell office:value-type="float" office:value="44119" calcext:value-type="float">
            <text:p>44119</text:p>
          </table:table-cell>
          <table:table-cell table:formula="of:=([.I462]-[.J462])*100/[.I462]" office:value-type="float" office:value="28.260622123937" calcext:value-type="float">
            <text:p>28.2606221239</text:p>
          </table:table-cell>
          <table:table-cell table:formula="of:=IF([.I462]&gt;[.J462]; 1; 0)" office:value-type="float" office:value="1" calcext:value-type="float">
            <text:p>1</text:p>
          </table:table-cell>
          <table:table-cell office:value-type="float" office:value="77508" calcext:value-type="float">
            <text:p>77508</text:p>
          </table:table-cell>
          <table:table-cell office:value-type="float" office:value="43051" calcext:value-type="float">
            <text:p>43051</text:p>
          </table:table-cell>
          <table:table-cell table:formula="of:=([.M462]-[.N462])*100/[.M462]" office:value-type="float" office:value="44.4560561490427" calcext:value-type="float">
            <text:p>44.456056149</text:p>
          </table:table-cell>
          <table:table-cell table:formula="of:=IF([.M462]&gt;[.N4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6424" calcext:value-type="float">
            <text:p>6424</text:p>
          </table:table-cell>
          <table:table-cell table:formula="of:=([.A463]-[.B463])*100/[.A463]" office:value-type="float" office:value="6.36933391633873" calcext:value-type="float">
            <text:p>6.3693339163</text:p>
          </table:table-cell>
          <table:table-cell table:formula="of:=IF([.A463]&gt;[.B463]; 1; 0)" office:value-type="float" office:value="1" calcext:value-type="float">
            <text:p>1</text:p>
          </table:table-cell>
          <table:table-cell office:value-type="float" office:value="4817" calcext:value-type="float">
            <text:p>4817</text:p>
          </table:table-cell>
          <table:table-cell office:value-type="float" office:value="6420" calcext:value-type="float">
            <text:p>6420</text:p>
          </table:table-cell>
          <table:table-cell table:formula="of:=([.E463]-[.F463])*100/[.E463]" office:value-type="float" office:value="-33.2779738426406" calcext:value-type="float">
            <text:p>-33.2779738426</text:p>
          </table:table-cell>
          <table:table-cell table:formula="of:=IF([.E463]&gt;[.F463]; 1; 0)" office:value-type="float" office:value="0" calcext:value-type="float">
            <text:p>0</text:p>
          </table:table-cell>
          <table:table-cell office:value-type="float" office:value="4691" calcext:value-type="float">
            <text:p>4691</text:p>
          </table:table-cell>
          <table:table-cell office:value-type="float" office:value="6291" calcext:value-type="float">
            <text:p>6291</text:p>
          </table:table-cell>
          <table:table-cell table:formula="of:=([.I463]-[.J463])*100/[.I463]" office:value-type="float" office:value="-34.1078661266255" calcext:value-type="float">
            <text:p>-34.1078661266</text:p>
          </table:table-cell>
          <table:table-cell table:formula="of:=IF([.I463]&gt;[.J463]; 1; 0)" office:value-type="float" office:value="0" calcext:value-type="float">
            <text:p>0</text:p>
          </table:table-cell>
          <table:table-cell office:value-type="float" office:value="4718" calcext:value-type="float">
            <text:p>4718</text:p>
          </table:table-cell>
          <table:table-cell office:value-type="float" office:value="4256" calcext:value-type="float">
            <text:p>4256</text:p>
          </table:table-cell>
          <table:table-cell table:formula="of:=([.M463]-[.N463])*100/[.M463]" office:value-type="float" office:value="9.79228486646884" calcext:value-type="float">
            <text:p>9.7922848665</text:p>
          </table:table-cell>
          <table:table-cell table:formula="of:=IF([.M463]&gt;[.N4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67" calcext:value-type="float">
            <text:p>118367</text:p>
          </table:table-cell>
          <table:table-cell office:value-type="float" office:value="67674" calcext:value-type="float">
            <text:p>67674</text:p>
          </table:table-cell>
          <table:table-cell table:formula="of:=([.A464]-[.B464])*100/[.A464]" office:value-type="float" office:value="42.8269703549131" calcext:value-type="float">
            <text:p>42.8269703549</text:p>
          </table:table-cell>
          <table:table-cell table:formula="of:=IF([.A464]&gt;[.B464]; 1; 0)" office:value-type="float" office:value="1" calcext:value-type="float">
            <text:p>1</text:p>
          </table:table-cell>
          <table:table-cell office:value-type="float" office:value="128902" calcext:value-type="float">
            <text:p>128902</text:p>
          </table:table-cell>
          <table:table-cell office:value-type="float" office:value="86578" calcext:value-type="float">
            <text:p>86578</text:p>
          </table:table-cell>
          <table:table-cell table:formula="of:=([.E464]-[.F464])*100/[.E464]" office:value-type="float" office:value="32.8342461715101" calcext:value-type="float">
            <text:p>32.8342461715</text:p>
          </table:table-cell>
          <table:table-cell table:formula="of:=IF([.E464]&gt;[.F464]; 1; 0)" office:value-type="float" office:value="1" calcext:value-type="float">
            <text:p>1</text:p>
          </table:table-cell>
          <table:table-cell office:value-type="float" office:value="63429" calcext:value-type="float">
            <text:p>63429</text:p>
          </table:table-cell>
          <table:table-cell office:value-type="float" office:value="43980" calcext:value-type="float">
            <text:p>43980</text:p>
          </table:table-cell>
          <table:table-cell table:formula="of:=([.I464]-[.J464])*100/[.I464]" office:value-type="float" office:value="30.662630657901" calcext:value-type="float">
            <text:p>30.6626306579</text:p>
          </table:table-cell>
          <table:table-cell table:formula="of:=IF([.I464]&gt;[.J464]; 1; 0)" office:value-type="float" office:value="1" calcext:value-type="float">
            <text:p>1</text:p>
          </table:table-cell>
          <table:table-cell office:value-type="float" office:value="77659" calcext:value-type="float">
            <text:p>77659</text:p>
          </table:table-cell>
          <table:table-cell office:value-type="float" office:value="42950" calcext:value-type="float">
            <text:p>42950</text:p>
          </table:table-cell>
          <table:table-cell table:formula="of:=([.M464]-[.N464])*100/[.M464]" office:value-type="float" office:value="44.6941114358928" calcext:value-type="float">
            <text:p>44.6941114359</text:p>
          </table:table-cell>
          <table:table-cell table:formula="of:=IF([.M464]&gt;[.N4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4566" calcext:value-type="float">
            <text:p>4566</text:p>
          </table:table-cell>
          <table:table-cell table:formula="of:=([.A465]-[.B465])*100/[.A465]" office:value-type="float" office:value="8.33166030917486" calcext:value-type="float">
            <text:p>8.3316603092</text:p>
          </table:table-cell>
          <table:table-cell table:formula="of:=IF([.A465]&gt;[.B465]; 1; 0)" office:value-type="float" office:value="1" calcext:value-type="float">
            <text:p>1</text:p>
          </table:table-cell>
          <table:table-cell office:value-type="float" office:value="7013" calcext:value-type="float">
            <text:p>7013</text:p>
          </table:table-cell>
          <table:table-cell office:value-type="float" office:value="4536" calcext:value-type="float">
            <text:p>4536</text:p>
          </table:table-cell>
          <table:table-cell table:formula="of:=([.E465]-[.F465])*100/[.E465]" office:value-type="float" office:value="35.320119777556" calcext:value-type="float">
            <text:p>35.3201197776</text:p>
          </table:table-cell>
          <table:table-cell table:formula="of:=IF([.E465]&gt;[.F465]; 1; 0)" office:value-type="float" office:value="1" calcext:value-type="float">
            <text:p>1</text:p>
          </table:table-cell>
          <table:table-cell office:value-type="float" office:value="4880" calcext:value-type="float">
            <text:p>4880</text:p>
          </table:table-cell>
          <table:table-cell office:value-type="float" office:value="4393" calcext:value-type="float">
            <text:p>4393</text:p>
          </table:table-cell>
          <table:table-cell table:formula="of:=([.I465]-[.J465])*100/[.I465]" office:value-type="float" office:value="9.97950819672131" calcext:value-type="float">
            <text:p>9.9795081967</text:p>
          </table:table-cell>
          <table:table-cell table:formula="of:=IF([.I465]&gt;[.J465]; 1; 0)" office:value-type="float" office:value="1" calcext:value-type="float">
            <text:p>1</text:p>
          </table:table-cell>
          <table:table-cell office:value-type="float" office:value="4872" calcext:value-type="float">
            <text:p>4872</text:p>
          </table:table-cell>
          <table:table-cell office:value-type="float" office:value="4433" calcext:value-type="float">
            <text:p>4433</text:p>
          </table:table-cell>
          <table:table-cell table:formula="of:=([.M465]-[.N465])*100/[.M465]" office:value-type="float" office:value="9.01067323481117" calcext:value-type="float">
            <text:p>9.0106732348</text:p>
          </table:table-cell>
          <table:table-cell table:formula="of:=IF([.M465]&gt;[.N4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97" calcext:value-type="float">
            <text:p>118097</text:p>
          </table:table-cell>
          <table:table-cell office:value-type="float" office:value="83281" calcext:value-type="float">
            <text:p>83281</text:p>
          </table:table-cell>
          <table:table-cell table:formula="of:=([.A466]-[.B466])*100/[.A466]" office:value-type="float" office:value="29.4808504873113" calcext:value-type="float">
            <text:p>29.4808504873</text:p>
          </table:table-cell>
          <table:table-cell table:formula="of:=IF([.A466]&gt;[.B466]; 1; 0)" office:value-type="float" office:value="1" calcext:value-type="float">
            <text:p>1</text:p>
          </table:table-cell>
          <table:table-cell office:value-type="float" office:value="128892" calcext:value-type="float">
            <text:p>128892</text:p>
          </table:table-cell>
          <table:table-cell office:value-type="float" office:value="85910" calcext:value-type="float">
            <text:p>85910</text:p>
          </table:table-cell>
          <table:table-cell table:formula="of:=([.E466]-[.F466])*100/[.E466]" office:value-type="float" office:value="33.3472985134842" calcext:value-type="float">
            <text:p>33.3472985135</text:p>
          </table:table-cell>
          <table:table-cell table:formula="of:=IF([.E466]&gt;[.F466]; 1; 0)" office:value-type="float" office:value="1" calcext:value-type="float">
            <text:p>1</text:p>
          </table:table-cell>
          <table:table-cell office:value-type="float" office:value="63675" calcext:value-type="float">
            <text:p>63675</text:p>
          </table:table-cell>
          <table:table-cell office:value-type="float" office:value="43385" calcext:value-type="float">
            <text:p>43385</text:p>
          </table:table-cell>
          <table:table-cell table:formula="of:=([.I466]-[.J466])*100/[.I466]" office:value-type="float" office:value="31.8649391440911" calcext:value-type="float">
            <text:p>31.8649391441</text:p>
          </table:table-cell>
          <table:table-cell table:formula="of:=IF([.I466]&gt;[.J466]; 1; 0)" office:value-type="float" office:value="1" calcext:value-type="float">
            <text:p>1</text:p>
          </table:table-cell>
          <table:table-cell office:value-type="float" office:value="63428" calcext:value-type="float">
            <text:p>63428</text:p>
          </table:table-cell>
          <table:table-cell office:value-type="float" office:value="52651" calcext:value-type="float">
            <text:p>52651</text:p>
          </table:table-cell>
          <table:table-cell table:formula="of:=([.M466]-[.N466])*100/[.M466]" office:value-type="float" office:value="16.9909188371066" calcext:value-type="float">
            <text:p>16.9909188371</text:p>
          </table:table-cell>
          <table:table-cell table:formula="of:=IF([.M466]&gt;[.N4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4687" calcext:value-type="float">
            <text:p>4687</text:p>
          </table:table-cell>
          <table:table-cell table:formula="of:=([.A467]-[.B467])*100/[.A467]" office:value-type="float" office:value="34.4933612858141" calcext:value-type="float">
            <text:p>34.4933612858</text:p>
          </table:table-cell>
          <table:table-cell table:formula="of:=IF([.A467]&gt;[.B467]; 1; 0)" office:value-type="float" office:value="1" calcext:value-type="float">
            <text:p>1</text:p>
          </table:table-cell>
          <table:table-cell office:value-type="float" office:value="7167" calcext:value-type="float">
            <text:p>7167</text:p>
          </table:table-cell>
          <table:table-cell office:value-type="float" office:value="6700" calcext:value-type="float">
            <text:p>6700</text:p>
          </table:table-cell>
          <table:table-cell table:formula="of:=([.E467]-[.F467])*100/[.E467]" office:value-type="float" office:value="6.51597600111623" calcext:value-type="float">
            <text:p>6.5159760011</text:p>
          </table:table-cell>
          <table:table-cell table:formula="of:=IF([.E467]&gt;[.F467]; 1; 0)" office:value-type="float" office:value="1" calcext:value-type="float">
            <text:p>1</text:p>
          </table:table-cell>
          <table:table-cell office:value-type="float" office:value="7036" calcext:value-type="float">
            <text:p>7036</text:p>
          </table:table-cell>
          <table:table-cell office:value-type="float" office:value="4577" calcext:value-type="float">
            <text:p>4577</text:p>
          </table:table-cell>
          <table:table-cell table:formula="of:=([.I467]-[.J467])*100/[.I467]" office:value-type="float" office:value="34.9488345650938" calcext:value-type="float">
            <text:p>34.9488345651</text:p>
          </table:table-cell>
          <table:table-cell table:formula="of:=IF([.I467]&gt;[.J467]; 1; 0)" office:value-type="float" office:value="1" calcext:value-type="float">
            <text:p>1</text:p>
          </table:table-cell>
          <table:table-cell office:value-type="float" office:value="5036" calcext:value-type="float">
            <text:p>5036</text:p>
          </table:table-cell>
          <table:table-cell office:value-type="float" office:value="4588" calcext:value-type="float">
            <text:p>4588</text:p>
          </table:table-cell>
          <table:table-cell table:formula="of:=([.M467]-[.N467])*100/[.M467]" office:value-type="float" office:value="8.89594916600477" calcext:value-type="float">
            <text:p>8.895949166</text:p>
          </table:table-cell>
          <table:table-cell table:formula="of:=IF([.M467]&gt;[.N4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99" calcext:value-type="float">
            <text:p>119799</text:p>
          </table:table-cell>
          <table:table-cell office:value-type="float" office:value="82483" calcext:value-type="float">
            <text:p>82483</text:p>
          </table:table-cell>
          <table:table-cell table:formula="of:=([.A468]-[.B468])*100/[.A468]" office:value-type="float" office:value="31.1488409753003" calcext:value-type="float">
            <text:p>31.1488409753</text:p>
          </table:table-cell>
          <table:table-cell table:formula="of:=IF([.A468]&gt;[.B468]; 1; 0)" office:value-type="float" office:value="1" calcext:value-type="float">
            <text:p>1</text:p>
          </table:table-cell>
          <table:table-cell office:value-type="float" office:value="107877" calcext:value-type="float">
            <text:p>107877</text:p>
          </table:table-cell>
          <table:table-cell office:value-type="float" office:value="85547" calcext:value-type="float">
            <text:p>85547</text:p>
          </table:table-cell>
          <table:table-cell table:formula="of:=([.E468]-[.F468])*100/[.E468]" office:value-type="float" office:value="20.6995003568879" calcext:value-type="float">
            <text:p>20.6995003569</text:p>
          </table:table-cell>
          <table:table-cell table:formula="of:=IF([.E468]&gt;[.F468]; 1; 0)" office:value-type="float" office:value="1" calcext:value-type="float">
            <text:p>1</text:p>
          </table:table-cell>
          <table:table-cell office:value-type="float" office:value="63416" calcext:value-type="float">
            <text:p>63416</text:p>
          </table:table-cell>
          <table:table-cell office:value-type="float" office:value="35059" calcext:value-type="float">
            <text:p>35059</text:p>
          </table:table-cell>
          <table:table-cell table:formula="of:=([.I468]-[.J468])*100/[.I468]" office:value-type="float" office:value="44.715844581809" calcext:value-type="float">
            <text:p>44.7158445818</text:p>
          </table:table-cell>
          <table:table-cell table:formula="of:=IF([.I468]&gt;[.J468]; 1; 0)" office:value-type="float" office:value="1" calcext:value-type="float">
            <text:p>1</text:p>
          </table:table-cell>
          <table:table-cell office:value-type="float" office:value="77563" calcext:value-type="float">
            <text:p>77563</text:p>
          </table:table-cell>
          <table:table-cell office:value-type="float" office:value="52311" calcext:value-type="float">
            <text:p>52311</text:p>
          </table:table-cell>
          <table:table-cell table:formula="of:=([.M468]-[.N468])*100/[.M468]" office:value-type="float" office:value="32.556760310973" calcext:value-type="float">
            <text:p>32.556760311</text:p>
          </table:table-cell>
          <table:table-cell table:formula="of:=IF([.M468]&gt;[.N4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6863" calcext:value-type="float">
            <text:p>6863</text:p>
          </table:table-cell>
          <table:table-cell table:formula="of:=([.A469]-[.B469])*100/[.A469]" office:value-type="float" office:value="6.19190814652816" calcext:value-type="float">
            <text:p>6.1919081465</text:p>
          </table:table-cell>
          <table:table-cell table:formula="of:=IF([.A469]&gt;[.B469]; 1; 0)" office:value-type="float" office:value="1" calcext:value-type="float">
            <text:p>1</text:p>
          </table:table-cell>
          <table:table-cell office:value-type="float" office:value="7318" calcext:value-type="float">
            <text:p>7318</text:p>
          </table:table-cell>
          <table:table-cell office:value-type="float" office:value="4817" calcext:value-type="float">
            <text:p>4817</text:p>
          </table:table-cell>
          <table:table-cell table:formula="of:=([.E469]-[.F469])*100/[.E469]" office:value-type="float" office:value="34.1760043727794" calcext:value-type="float">
            <text:p>34.1760043728</text:p>
          </table:table-cell>
          <table:table-cell table:formula="of:=IF([.E469]&gt;[.F469]; 1; 0)" office:value-type="float" office:value="1" calcext:value-type="float">
            <text:p>1</text:p>
          </table:table-cell>
          <table:table-cell office:value-type="float" office:value="5639" calcext:value-type="float">
            <text:p>5639</text:p>
          </table:table-cell>
          <table:table-cell office:value-type="float" office:value="5529" calcext:value-type="float">
            <text:p>5529</text:p>
          </table:table-cell>
          <table:table-cell table:formula="of:=([.I469]-[.J469])*100/[.I469]" office:value-type="float" office:value="1.9507004788083" calcext:value-type="float">
            <text:p>1.9507004788</text:p>
          </table:table-cell>
          <table:table-cell table:formula="of:=IF([.I469]&gt;[.J469]; 1; 0)" office:value-type="float" office:value="1" calcext:value-type="float">
            <text:p>1</text:p>
          </table:table-cell>
          <table:table-cell office:value-type="float" office:value="7216" calcext:value-type="float">
            <text:p>7216</text:p>
          </table:table-cell>
          <table:table-cell office:value-type="float" office:value="4727" calcext:value-type="float">
            <text:p>4727</text:p>
          </table:table-cell>
          <table:table-cell table:formula="of:=([.M469]-[.N469])*100/[.M469]" office:value-type="float" office:value="34.4927937915743" calcext:value-type="float">
            <text:p>34.4927937916</text:p>
          </table:table-cell>
          <table:table-cell table:formula="of:=IF([.M469]&gt;[.N4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6" calcext:value-type="float">
            <text:p>118036</text:p>
          </table:table-cell>
          <table:table-cell office:value-type="float" office:value="81815" calcext:value-type="float">
            <text:p>81815</text:p>
          </table:table-cell>
          <table:table-cell table:formula="of:=([.A470]-[.B470])*100/[.A470]" office:value-type="float" office:value="30.6864007590904" calcext:value-type="float">
            <text:p>30.6864007591</text:p>
          </table:table-cell>
          <table:table-cell table:formula="of:=IF([.A470]&gt;[.B470]; 1; 0)" office:value-type="float" office:value="1" calcext:value-type="float">
            <text:p>1</text:p>
          </table:table-cell>
          <table:table-cell office:value-type="float" office:value="128985" calcext:value-type="float">
            <text:p>128985</text:p>
          </table:table-cell>
          <table:table-cell office:value-type="float" office:value="84250" calcext:value-type="float">
            <text:p>84250</text:p>
          </table:table-cell>
          <table:table-cell table:formula="of:=([.E470]-[.F470])*100/[.E470]" office:value-type="float" office:value="34.6823274024111" calcext:value-type="float">
            <text:p>34.6823274024</text:p>
          </table:table-cell>
          <table:table-cell table:formula="of:=IF([.E470]&gt;[.F470]; 1; 0)" office:value-type="float" office:value="1" calcext:value-type="float">
            <text:p>1</text:p>
          </table:table-cell>
          <table:table-cell office:value-type="float" office:value="63517" calcext:value-type="float">
            <text:p>63517</text:p>
          </table:table-cell>
          <table:table-cell office:value-type="float" office:value="42851" calcext:value-type="float">
            <text:p>42851</text:p>
          </table:table-cell>
          <table:table-cell table:formula="of:=([.I470]-[.J470])*100/[.I470]" office:value-type="float" office:value="32.5361714186753" calcext:value-type="float">
            <text:p>32.5361714187</text:p>
          </table:table-cell>
          <table:table-cell table:formula="of:=IF([.I470]&gt;[.J470]; 1; 0)" office:value-type="float" office:value="1" calcext:value-type="float">
            <text:p>1</text:p>
          </table:table-cell>
          <table:table-cell office:value-type="float" office:value="77537" calcext:value-type="float">
            <text:p>77537</text:p>
          </table:table-cell>
          <table:table-cell office:value-type="float" office:value="52250" calcext:value-type="float">
            <text:p>52250</text:p>
          </table:table-cell>
          <table:table-cell table:formula="of:=([.M470]-[.N470])*100/[.M470]" office:value-type="float" office:value="32.6128171066717" calcext:value-type="float">
            <text:p>32.6128171067</text:p>
          </table:table-cell>
          <table:table-cell table:formula="of:=IF([.M470]&gt;[.N4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7053" calcext:value-type="float">
            <text:p>7053</text:p>
          </table:table-cell>
          <table:table-cell table:formula="of:=([.A471]-[.B471])*100/[.A471]" office:value-type="float" office:value="5.6076017130621" calcext:value-type="float">
            <text:p>5.6076017131</text:p>
          </table:table-cell>
          <table:table-cell table:formula="of:=IF([.A471]&gt;[.B471]; 1; 0)" office:value-type="float" office:value="1" calcext:value-type="float">
            <text:p>1</text:p>
          </table:table-cell>
          <table:table-cell office:value-type="float" office:value="7477" calcext:value-type="float">
            <text:p>7477</text:p>
          </table:table-cell>
          <table:table-cell office:value-type="float" office:value="4963" calcext:value-type="float">
            <text:p>4963</text:p>
          </table:table-cell>
          <table:table-cell table:formula="of:=([.E471]-[.F471])*100/[.E471]" office:value-type="float" office:value="33.6231108733449" calcext:value-type="float">
            <text:p>33.6231108733</text:p>
          </table:table-cell>
          <table:table-cell table:formula="of:=IF([.E471]&gt;[.F471]; 1; 0)" office:value-type="float" office:value="1" calcext:value-type="float">
            <text:p>1</text:p>
          </table:table-cell>
          <table:table-cell office:value-type="float" office:value="5312" calcext:value-type="float">
            <text:p>5312</text:p>
          </table:table-cell>
          <table:table-cell office:value-type="float" office:value="6893" calcext:value-type="float">
            <text:p>6893</text:p>
          </table:table-cell>
          <table:table-cell table:formula="of:=([.I471]-[.J471])*100/[.I471]" office:value-type="float" office:value="-29.7628012048193" calcext:value-type="float">
            <text:p>-29.7628012048</text:p>
          </table:table-cell>
          <table:table-cell table:formula="of:=IF([.I471]&gt;[.J471]; 1; 0)" office:value-type="float" office:value="0" calcext:value-type="float">
            <text:p>0</text:p>
          </table:table-cell>
          <table:table-cell office:value-type="float" office:value="5347" calcext:value-type="float">
            <text:p>5347</text:p>
          </table:table-cell>
          <table:table-cell office:value-type="float" office:value="6896" calcext:value-type="float">
            <text:p>6896</text:p>
          </table:table-cell>
          <table:table-cell table:formula="of:=([.M471]-[.N471])*100/[.M471]" office:value-type="float" office:value="-28.9695156162334" calcext:value-type="float">
            <text:p>-28.9695156162</text:p>
          </table:table-cell>
          <table:table-cell table:formula="of:=IF([.M471]&gt;[.N4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28" calcext:value-type="float">
            <text:p>118128</text:p>
          </table:table-cell>
          <table:table-cell office:value-type="float" office:value="80996" calcext:value-type="float">
            <text:p>80996</text:p>
          </table:table-cell>
          <table:table-cell table:formula="of:=([.A472]-[.B472])*100/[.A472]" office:value-type="float" office:value="31.4336990383313" calcext:value-type="float">
            <text:p>31.4336990383</text:p>
          </table:table-cell>
          <table:table-cell table:formula="of:=IF([.A472]&gt;[.B472]; 1; 0)" office:value-type="float" office:value="1" calcext:value-type="float">
            <text:p>1</text:p>
          </table:table-cell>
          <table:table-cell office:value-type="float" office:value="128920" calcext:value-type="float">
            <text:p>128920</text:p>
          </table:table-cell>
          <table:table-cell office:value-type="float" office:value="81524" calcext:value-type="float">
            <text:p>81524</text:p>
          </table:table-cell>
          <table:table-cell table:formula="of:=([.E472]-[.F472])*100/[.E472]" office:value-type="float" office:value="36.7638845795842" calcext:value-type="float">
            <text:p>36.7638845796</text:p>
          </table:table-cell>
          <table:table-cell table:formula="of:=IF([.E472]&gt;[.F472]; 1; 0)" office:value-type="float" office:value="1" calcext:value-type="float">
            <text:p>1</text:p>
          </table:table-cell>
          <table:table-cell office:value-type="float" office:value="63428" calcext:value-type="float">
            <text:p>63428</text:p>
          </table:table-cell>
          <table:table-cell office:value-type="float" office:value="42470" calcext:value-type="float">
            <text:p>42470</text:p>
          </table:table-cell>
          <table:table-cell table:formula="of:=([.I472]-[.J472])*100/[.I472]" office:value-type="float" office:value="33.0421895692754" calcext:value-type="float">
            <text:p>33.0421895693</text:p>
          </table:table-cell>
          <table:table-cell table:formula="of:=IF([.I472]&gt;[.J472]; 1; 0)" office:value-type="float" office:value="1" calcext:value-type="float">
            <text:p>1</text:p>
          </table:table-cell>
          <table:table-cell office:value-type="float" office:value="77535" calcext:value-type="float">
            <text:p>77535</text:p>
          </table:table-cell>
          <table:table-cell office:value-type="float" office:value="52015" calcext:value-type="float">
            <text:p>52015</text:p>
          </table:table-cell>
          <table:table-cell table:formula="of:=([.M472]-[.N472])*100/[.M472]" office:value-type="float" office:value="32.9141677951893" calcext:value-type="float">
            <text:p>32.9141677952</text:p>
          </table:table-cell>
          <table:table-cell table:formula="of:=IF([.M472]&gt;[.N4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7147" calcext:value-type="float">
            <text:p>7147</text:p>
          </table:table-cell>
          <table:table-cell table:formula="of:=([.A473]-[.B473])*100/[.A473]" office:value-type="float" office:value="7.23001038421599" calcext:value-type="float">
            <text:p>7.2300103842</text:p>
          </table:table-cell>
          <table:table-cell table:formula="of:=IF([.A473]&gt;[.B473]; 1; 0)" office:value-type="float" office:value="1" calcext:value-type="float">
            <text:p>1</text:p>
          </table:table-cell>
          <table:table-cell office:value-type="float" office:value="7632" calcext:value-type="float">
            <text:p>7632</text:p>
          </table:table-cell>
          <table:table-cell office:value-type="float" office:value="7149" calcext:value-type="float">
            <text:p>7149</text:p>
          </table:table-cell>
          <table:table-cell table:formula="of:=([.E473]-[.F473])*100/[.E473]" office:value-type="float" office:value="6.32861635220126" calcext:value-type="float">
            <text:p>6.3286163522</text:p>
          </table:table-cell>
          <table:table-cell table:formula="of:=IF([.E473]&gt;[.F473]; 1; 0)" office:value-type="float" office:value="1" calcext:value-type="float">
            <text:p>1</text:p>
          </table:table-cell>
          <table:table-cell office:value-type="float" office:value="5477" calcext:value-type="float">
            <text:p>5477</text:p>
          </table:table-cell>
          <table:table-cell office:value-type="float" office:value="5047" calcext:value-type="float">
            <text:p>5047</text:p>
          </table:table-cell>
          <table:table-cell table:formula="of:=([.I473]-[.J473])*100/[.I473]" office:value-type="float" office:value="7.85101332846449" calcext:value-type="float">
            <text:p>7.8510133285</text:p>
          </table:table-cell>
          <table:table-cell table:formula="of:=IF([.I473]&gt;[.J473]; 1; 0)" office:value-type="float" office:value="1" calcext:value-type="float">
            <text:p>1</text:p>
          </table:table-cell>
          <table:table-cell office:value-type="float" office:value="7524" calcext:value-type="float">
            <text:p>7524</text:p>
          </table:table-cell>
          <table:table-cell office:value-type="float" office:value="4990" calcext:value-type="float">
            <text:p>4990</text:p>
          </table:table-cell>
          <table:table-cell table:formula="of:=([.M473]-[.N473])*100/[.M473]" office:value-type="float" office:value="33.67889420521" calcext:value-type="float">
            <text:p>33.6788942052</text:p>
          </table:table-cell>
          <table:table-cell table:formula="of:=IF([.M473]&gt;[.N4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78" calcext:value-type="float">
            <text:p>118078</text:p>
          </table:table-cell>
          <table:table-cell office:value-type="float" office:value="80470" calcext:value-type="float">
            <text:p>80470</text:p>
          </table:table-cell>
          <table:table-cell table:formula="of:=([.A474]-[.B474])*100/[.A474]" office:value-type="float" office:value="31.8501329629567" calcext:value-type="float">
            <text:p>31.850132963</text:p>
          </table:table-cell>
          <table:table-cell table:formula="of:=IF([.A474]&gt;[.B474]; 1; 0)" office:value-type="float" office:value="1" calcext:value-type="float">
            <text:p>1</text:p>
          </table:table-cell>
          <table:table-cell office:value-type="float" office:value="128984" calcext:value-type="float">
            <text:p>128984</text:p>
          </table:table-cell>
          <table:table-cell office:value-type="float" office:value="82736" calcext:value-type="float">
            <text:p>82736</text:p>
          </table:table-cell>
          <table:table-cell table:formula="of:=([.E474]-[.F474])*100/[.E474]" office:value-type="float" office:value="35.8556099981393" calcext:value-type="float">
            <text:p>35.8556099981</text:p>
          </table:table-cell>
          <table:table-cell table:formula="of:=IF([.E474]&gt;[.F474]; 1; 0)" office:value-type="float" office:value="1" calcext:value-type="float">
            <text:p>1</text:p>
          </table:table-cell>
          <table:table-cell office:value-type="float" office:value="63461" calcext:value-type="float">
            <text:p>63461</text:p>
          </table:table-cell>
          <table:table-cell office:value-type="float" office:value="42207" calcext:value-type="float">
            <text:p>42207</text:p>
          </table:table-cell>
          <table:table-cell table:formula="of:=([.I474]-[.J474])*100/[.I474]" office:value-type="float" office:value="33.4914356849088" calcext:value-type="float">
            <text:p>33.4914356849</text:p>
          </table:table-cell>
          <table:table-cell table:formula="of:=IF([.I474]&gt;[.J474]; 1; 0)" office:value-type="float" office:value="1" calcext:value-type="float">
            <text:p>1</text:p>
          </table:table-cell>
          <table:table-cell office:value-type="float" office:value="79478" calcext:value-type="float">
            <text:p>79478</text:p>
          </table:table-cell>
          <table:table-cell office:value-type="float" office:value="48836" calcext:value-type="float">
            <text:p>48836</text:p>
          </table:table-cell>
          <table:table-cell table:formula="of:=([.M474]-[.N474])*100/[.M474]" office:value-type="float" office:value="38.5540652759254" calcext:value-type="float">
            <text:p>38.5540652759</text:p>
          </table:table-cell>
          <table:table-cell table:formula="of:=IF([.M474]&gt;[.N4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7280" calcext:value-type="float">
            <text:p>7280</text:p>
          </table:table-cell>
          <table:table-cell table:formula="of:=([.A475]-[.B475])*100/[.A475]" office:value-type="float" office:value="7.17837562157338" calcext:value-type="float">
            <text:p>7.1783756216</text:p>
          </table:table-cell>
          <table:table-cell table:formula="of:=IF([.A475]&gt;[.B475]; 1; 0)" office:value-type="float" office:value="1" calcext:value-type="float">
            <text:p>1</text:p>
          </table:table-cell>
          <table:table-cell office:value-type="float" office:value="5759" calcext:value-type="float">
            <text:p>5759</text:p>
          </table:table-cell>
          <table:table-cell office:value-type="float" office:value="7298" calcext:value-type="float">
            <text:p>7298</text:p>
          </table:table-cell>
          <table:table-cell table:formula="of:=([.E475]-[.F475])*100/[.E475]" office:value-type="float" office:value="-26.7233894773398" calcext:value-type="float">
            <text:p>-26.7233894773</text:p>
          </table:table-cell>
          <table:table-cell table:formula="of:=IF([.E475]&gt;[.F475]; 1; 0)" office:value-type="float" office:value="0" calcext:value-type="float">
            <text:p>0</text:p>
          </table:table-cell>
          <table:table-cell office:value-type="float" office:value="5685" calcext:value-type="float">
            <text:p>5685</text:p>
          </table:table-cell>
          <table:table-cell office:value-type="float" office:value="7149" calcext:value-type="float">
            <text:p>7149</text:p>
          </table:table-cell>
          <table:table-cell table:formula="of:=([.I475]-[.J475])*100/[.I475]" office:value-type="float" office:value="-25.7519788918206" calcext:value-type="float">
            <text:p>-25.7519788918</text:p>
          </table:table-cell>
          <table:table-cell table:formula="of:=IF([.I475]&gt;[.J475]; 1; 0)" office:value-type="float" office:value="0" calcext:value-type="float">
            <text:p>0</text:p>
          </table:table-cell>
          <table:table-cell office:value-type="float" office:value="5661" calcext:value-type="float">
            <text:p>5661</text:p>
          </table:table-cell>
          <table:table-cell office:value-type="float" office:value="5135" calcext:value-type="float">
            <text:p>5135</text:p>
          </table:table-cell>
          <table:table-cell table:formula="of:=([.M475]-[.N475])*100/[.M475]" office:value-type="float" office:value="9.29164458576223" calcext:value-type="float">
            <text:p>9.2916445858</text:p>
          </table:table-cell>
          <table:table-cell table:formula="of:=IF([.M475]&gt;[.N4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86" calcext:value-type="float">
            <text:p>111086</text:p>
          </table:table-cell>
          <table:table-cell office:value-type="float" office:value="77886" calcext:value-type="float">
            <text:p>77886</text:p>
          </table:table-cell>
          <table:table-cell table:formula="of:=([.A476]-[.B476])*100/[.A476]" office:value-type="float" office:value="29.8867544064959" calcext:value-type="float">
            <text:p>29.8867544065</text:p>
          </table:table-cell>
          <table:table-cell table:formula="of:=IF([.A476]&gt;[.B476]; 1; 0)" office:value-type="float" office:value="1" calcext:value-type="float">
            <text:p>1</text:p>
          </table:table-cell>
          <table:table-cell office:value-type="float" office:value="129544" calcext:value-type="float">
            <text:p>129544</text:p>
          </table:table-cell>
          <table:table-cell office:value-type="float" office:value="82213" calcext:value-type="float">
            <text:p>82213</text:p>
          </table:table-cell>
          <table:table-cell table:formula="of:=([.E476]-[.F476])*100/[.E476]" office:value-type="float" office:value="36.5366207620577" calcext:value-type="float">
            <text:p>36.5366207621</text:p>
          </table:table-cell>
          <table:table-cell table:formula="of:=IF([.E476]&gt;[.F476]; 1; 0)" office:value-type="float" office:value="1" calcext:value-type="float">
            <text:p>1</text:p>
          </table:table-cell>
          <table:table-cell office:value-type="float" office:value="63498" calcext:value-type="float">
            <text:p>63498</text:p>
          </table:table-cell>
          <table:table-cell office:value-type="float" office:value="42008" calcext:value-type="float">
            <text:p>42008</text:p>
          </table:table-cell>
          <table:table-cell table:formula="of:=([.I476]-[.J476])*100/[.I476]" office:value-type="float" office:value="33.8435856247441" calcext:value-type="float">
            <text:p>33.8435856247</text:p>
          </table:table-cell>
          <table:table-cell table:formula="of:=IF([.I476]&gt;[.J476]; 1; 0)" office:value-type="float" office:value="1" calcext:value-type="float">
            <text:p>1</text:p>
          </table:table-cell>
          <table:table-cell office:value-type="float" office:value="77579" calcext:value-type="float">
            <text:p>77579</text:p>
          </table:table-cell>
          <table:table-cell office:value-type="float" office:value="51529" calcext:value-type="float">
            <text:p>51529</text:p>
          </table:table-cell>
          <table:table-cell table:formula="of:=([.M476]-[.N476])*100/[.M476]" office:value-type="float" office:value="33.5786746413333" calcext:value-type="float">
            <text:p>33.5786746413</text:p>
          </table:table-cell>
          <table:table-cell table:formula="of:=IF([.M476]&gt;[.N4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7443" calcext:value-type="float">
            <text:p>7443</text:p>
          </table:table-cell>
          <table:table-cell table:formula="of:=([.A477]-[.B477])*100/[.A477]" office:value-type="float" office:value="6.43620364550597" calcext:value-type="float">
            <text:p>6.4362036455</text:p>
          </table:table-cell>
          <table:table-cell table:formula="of:=IF([.A477]&gt;[.B477]; 1; 0)" office:value-type="float" office:value="1" calcext:value-type="float">
            <text:p>1</text:p>
          </table:table-cell>
          <table:table-cell office:value-type="float" office:value="7970" calcext:value-type="float">
            <text:p>7970</text:p>
          </table:table-cell>
          <table:table-cell office:value-type="float" office:value="5402" calcext:value-type="float">
            <text:p>5402</text:p>
          </table:table-cell>
          <table:table-cell table:formula="of:=([.E477]-[.F477])*100/[.E477]" office:value-type="float" office:value="32.2208281053952" calcext:value-type="float">
            <text:p>32.2208281054</text:p>
          </table:table-cell>
          <table:table-cell table:formula="of:=IF([.E477]&gt;[.F477]; 1; 0)" office:value-type="float" office:value="1" calcext:value-type="float">
            <text:p>1</text:p>
          </table:table-cell>
          <table:table-cell office:value-type="float" office:value="7816" calcext:value-type="float">
            <text:p>7816</text:p>
          </table:table-cell>
          <table:table-cell office:value-type="float" office:value="5250" calcext:value-type="float">
            <text:p>5250</text:p>
          </table:table-cell>
          <table:table-cell table:formula="of:=([.I477]-[.J477])*100/[.I477]" office:value-type="float" office:value="32.8300921187308" calcext:value-type="float">
            <text:p>32.8300921187</text:p>
          </table:table-cell>
          <table:table-cell table:formula="of:=IF([.I477]&gt;[.J477]; 1; 0)" office:value-type="float" office:value="1" calcext:value-type="float">
            <text:p>1</text:p>
          </table:table-cell>
          <table:table-cell office:value-type="float" office:value="5810" calcext:value-type="float">
            <text:p>5810</text:p>
          </table:table-cell>
          <table:table-cell office:value-type="float" office:value="5265" calcext:value-type="float">
            <text:p>5265</text:p>
          </table:table-cell>
          <table:table-cell table:formula="of:=([.M477]-[.N477])*100/[.M477]" office:value-type="float" office:value="9.38037865748709" calcext:value-type="float">
            <text:p>9.3803786575</text:p>
          </table:table-cell>
          <table:table-cell table:formula="of:=IF([.M477]&gt;[.N4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92" calcext:value-type="float">
            <text:p>118192</text:p>
          </table:table-cell>
          <table:table-cell office:value-type="float" office:value="76690" calcext:value-type="float">
            <text:p>76690</text:p>
          </table:table-cell>
          <table:table-cell table:formula="of:=([.A478]-[.B478])*100/[.A478]" office:value-type="float" office:value="35.1140517124678" calcext:value-type="float">
            <text:p>35.1140517125</text:p>
          </table:table-cell>
          <table:table-cell table:formula="of:=IF([.A478]&gt;[.B478]; 1; 0)" office:value-type="float" office:value="1" calcext:value-type="float">
            <text:p>1</text:p>
          </table:table-cell>
          <table:table-cell office:value-type="float" office:value="129171" calcext:value-type="float">
            <text:p>129171</text:p>
          </table:table-cell>
          <table:table-cell office:value-type="float" office:value="65010" calcext:value-type="float">
            <text:p>65010</text:p>
          </table:table-cell>
          <table:table-cell table:formula="of:=([.E478]-[.F478])*100/[.E478]" office:value-type="float" office:value="49.6713658638549" calcext:value-type="float">
            <text:p>49.6713658639</text:p>
          </table:table-cell>
          <table:table-cell table:formula="of:=IF([.E478]&gt;[.F478]; 1; 0)" office:value-type="float" office:value="1" calcext:value-type="float">
            <text:p>1</text:p>
          </table:table-cell>
          <table:table-cell office:value-type="float" office:value="63446" calcext:value-type="float">
            <text:p>63446</text:p>
          </table:table-cell>
          <table:table-cell office:value-type="float" office:value="41610" calcext:value-type="float">
            <text:p>41610</text:p>
          </table:table-cell>
          <table:table-cell table:formula="of:=([.I478]-[.J478])*100/[.I478]" office:value-type="float" office:value="34.4166692935725" calcext:value-type="float">
            <text:p>34.4166692936</text:p>
          </table:table-cell>
          <table:table-cell table:formula="of:=IF([.I478]&gt;[.J478]; 1; 0)" office:value-type="float" office:value="1" calcext:value-type="float">
            <text:p>1</text:p>
          </table:table-cell>
          <table:table-cell office:value-type="float" office:value="77558" calcext:value-type="float">
            <text:p>77558</text:p>
          </table:table-cell>
          <table:table-cell office:value-type="float" office:value="50428" calcext:value-type="float">
            <text:p>50428</text:p>
          </table:table-cell>
          <table:table-cell table:formula="of:=([.M478]-[.N478])*100/[.M478]" office:value-type="float" office:value="34.9802728280771" calcext:value-type="float">
            <text:p>34.9802728281</text:p>
          </table:table-cell>
          <table:table-cell table:formula="of:=IF([.M478]&gt;[.N4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8164" calcext:value-type="float">
            <text:p>8164</text:p>
          </table:table-cell>
          <table:table-cell table:formula="of:=([.A479]-[.B479])*100/[.A479]" office:value-type="float" office:value="-0.914709517923362" calcext:value-type="float">
            <text:p>-0.9147095179</text:p>
          </table:table-cell>
          <table:table-cell table:formula="of:=IF([.A479]&gt;[.B479]; 1; 0)"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7577" calcext:value-type="float">
            <text:p>7577</text:p>
          </table:table-cell>
          <table:table-cell table:formula="of:=([.E479]-[.F479])*100/[.E479]" office:value-type="float" office:value="-24.7859025032938" calcext:value-type="float">
            <text:p>-24.7859025033</text:p>
          </table:table-cell>
          <table:table-cell table:formula="of:=IF([.E479]&gt;[.F479]; 1; 0)"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office:value-type="float" office:value="7415" calcext:value-type="float">
            <text:p>7415</text:p>
          </table:table-cell>
          <table:table-cell table:formula="of:=([.I479]-[.J479])*100/[.I479]" office:value-type="float" office:value="7.02194357366771" calcext:value-type="float">
            <text:p>7.0219435737</text:p>
          </table:table-cell>
          <table:table-cell table:formula="of:=IF([.I479]&gt;[.J479]; 1; 0)" office:value-type="float" office:value="1" calcext:value-type="float">
            <text:p>1</text:p>
          </table:table-cell>
          <table:table-cell office:value-type="float" office:value="8021" calcext:value-type="float">
            <text:p>8021</text:p>
          </table:table-cell>
          <table:table-cell office:value-type="float" office:value="7479" calcext:value-type="float">
            <text:p>7479</text:p>
          </table:table-cell>
          <table:table-cell table:formula="of:=([.M479]-[.N479])*100/[.M479]" office:value-type="float" office:value="6.75726218675976" calcext:value-type="float">
            <text:p>6.7572621868</text:p>
          </table:table-cell>
          <table:table-cell table:formula="of:=IF([.M479]&gt;[.N4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67" calcext:value-type="float">
            <text:p>95867</text:p>
          </table:table-cell>
          <table:table-cell office:value-type="float" office:value="75971" calcext:value-type="float">
            <text:p>75971</text:p>
          </table:table-cell>
          <table:table-cell table:formula="of:=([.A480]-[.B480])*100/[.A480]" office:value-type="float" office:value="20.7537525947406" calcext:value-type="float">
            <text:p>20.7537525947</text:p>
          </table:table-cell>
          <table:table-cell table:formula="of:=IF([.A480]&gt;[.B480]; 1; 0)" office:value-type="float" office:value="1" calcext:value-type="float">
            <text:p>1</text:p>
          </table:table-cell>
          <table:table-cell office:value-type="float" office:value="128968" calcext:value-type="float">
            <text:p>128968</text:p>
          </table:table-cell>
          <table:table-cell office:value-type="float" office:value="78375" calcext:value-type="float">
            <text:p>78375</text:p>
          </table:table-cell>
          <table:table-cell table:formula="of:=([.E480]-[.F480])*100/[.E480]" office:value-type="float" office:value="39.2291110973265" calcext:value-type="float">
            <text:p>39.2291110973</text:p>
          </table:table-cell>
          <table:table-cell table:formula="of:=IF([.E480]&gt;[.F480]; 1; 0)" office:value-type="float" office:value="1" calcext:value-type="float">
            <text:p>1</text:p>
          </table:table-cell>
          <table:table-cell office:value-type="float" office:value="61437" calcext:value-type="float">
            <text:p>61437</text:p>
          </table:table-cell>
          <table:table-cell office:value-type="float" office:value="41387" calcext:value-type="float">
            <text:p>41387</text:p>
          </table:table-cell>
          <table:table-cell table:formula="of:=([.I480]-[.J480])*100/[.I480]" office:value-type="float" office:value="32.6350570503117" calcext:value-type="float">
            <text:p>32.6350570503</text:p>
          </table:table-cell>
          <table:table-cell table:formula="of:=IF([.I480]&gt;[.J480]; 1; 0)" office:value-type="float" office:value="1" calcext:value-type="float">
            <text:p>1</text:p>
          </table:table-cell>
          <table:table-cell office:value-type="float" office:value="77712" calcext:value-type="float">
            <text:p>77712</text:p>
          </table:table-cell>
          <table:table-cell office:value-type="float" office:value="49926" calcext:value-type="float">
            <text:p>49926</text:p>
          </table:table-cell>
          <table:table-cell table:formula="of:=([.M480]-[.N480])*100/[.M480]" office:value-type="float" office:value="35.7550957381099" calcext:value-type="float">
            <text:p>35.7550957381</text:p>
          </table:table-cell>
          <table:table-cell table:formula="of:=IF([.M480]&gt;[.N4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7708" calcext:value-type="float">
            <text:p>7708</text:p>
          </table:table-cell>
          <table:table-cell table:formula="of:=([.A481]-[.B481])*100/[.A481]" office:value-type="float" office:value="6.80691572965784" calcext:value-type="float">
            <text:p>6.8069157297</text:p>
          </table:table-cell>
          <table:table-cell table:formula="of:=IF([.A481]&gt;[.B481]; 1; 0)" office:value-type="float" office:value="1" calcext:value-type="float">
            <text:p>1</text:p>
          </table:table-cell>
          <table:table-cell office:value-type="float" office:value="6241" calcext:value-type="float">
            <text:p>6241</text:p>
          </table:table-cell>
          <table:table-cell office:value-type="float" office:value="7736" calcext:value-type="float">
            <text:p>7736</text:p>
          </table:table-cell>
          <table:table-cell table:formula="of:=([.E481]-[.F481])*100/[.E481]" office:value-type="float" office:value="-23.9544944720397" calcext:value-type="float">
            <text:p>-23.954494472</text:p>
          </table:table-cell>
          <table:table-cell table:formula="of:=IF([.E481]&gt;[.F481]; 1; 0)"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  <table:table-cell office:value-type="float" office:value="7593" calcext:value-type="float">
            <text:p>7593</text:p>
          </table:table-cell>
          <table:table-cell table:formula="of:=([.I481]-[.J481])*100/[.I481]" office:value-type="float" office:value="6.52468299889204" calcext:value-type="float">
            <text:p>6.5246829989</text:p>
          </table:table-cell>
          <table:table-cell table:formula="of:=IF([.I481]&gt;[.J481]; 1; 0)" office:value-type="float" office:value="1" calcext:value-type="float">
            <text:p>1</text:p>
          </table:table-cell>
          <table:table-cell office:value-type="float" office:value="6149" calcext:value-type="float">
            <text:p>6149</text:p>
          </table:table-cell>
          <table:table-cell office:value-type="float" office:value="7648" calcext:value-type="float">
            <text:p>7648</text:p>
          </table:table-cell>
          <table:table-cell table:formula="of:=([.M481]-[.N481])*100/[.M481]" office:value-type="float" office:value="-24.3779476337616" calcext:value-type="float">
            <text:p>-24.3779476338</text:p>
          </table:table-cell>
          <table:table-cell table:formula="of:=IF([.M481]&gt;[.N4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86" calcext:value-type="float">
            <text:p>118086</text:p>
          </table:table-cell>
          <table:table-cell office:value-type="float" office:value="75195" calcext:value-type="float">
            <text:p>75195</text:p>
          </table:table-cell>
          <table:table-cell table:formula="of:=([.A482]-[.B482])*100/[.A482]" office:value-type="float" office:value="36.3218332401809" calcext:value-type="float">
            <text:p>36.3218332402</text:p>
          </table:table-cell>
          <table:table-cell table:formula="of:=IF([.A482]&gt;[.B482]; 1; 0)" office:value-type="float" office:value="1" calcext:value-type="float">
            <text:p>1</text:p>
          </table:table-cell>
          <table:table-cell office:value-type="float" office:value="127518" calcext:value-type="float">
            <text:p>127518</text:p>
          </table:table-cell>
          <table:table-cell office:value-type="float" office:value="77861" calcext:value-type="float">
            <text:p>77861</text:p>
          </table:table-cell>
          <table:table-cell table:formula="of:=([.E482]-[.F482])*100/[.E482]" office:value-type="float" office:value="38.941169089854" calcext:value-type="float">
            <text:p>38.9411690899</text:p>
          </table:table-cell>
          <table:table-cell table:formula="of:=IF([.E482]&gt;[.F482]; 1; 0)" office:value-type="float" office:value="1" calcext:value-type="float">
            <text:p>1</text:p>
          </table:table-cell>
          <table:table-cell office:value-type="float" office:value="63433" calcext:value-type="float">
            <text:p>63433</text:p>
          </table:table-cell>
          <table:table-cell office:value-type="float" office:value="41119" calcext:value-type="float">
            <text:p>41119</text:p>
          </table:table-cell>
          <table:table-cell table:formula="of:=([.I482]-[.J482])*100/[.I482]" office:value-type="float" office:value="35.1772736588211" calcext:value-type="float">
            <text:p>35.1772736588</text:p>
          </table:table-cell>
          <table:table-cell table:formula="of:=IF([.I482]&gt;[.J482]; 1; 0)" office:value-type="float" office:value="1" calcext:value-type="float">
            <text:p>1</text:p>
          </table:table-cell>
          <table:table-cell office:value-type="float" office:value="77583" calcext:value-type="float">
            <text:p>77583</text:p>
          </table:table-cell>
          <table:table-cell office:value-type="float" office:value="49269" calcext:value-type="float">
            <text:p>49269</text:p>
          </table:table-cell>
          <table:table-cell table:formula="of:=([.M482]-[.N482])*100/[.M482]" office:value-type="float" office:value="36.4951084644832" calcext:value-type="float">
            <text:p>36.4951084645</text:p>
          </table:table-cell>
          <table:table-cell table:formula="of:=IF([.M482]&gt;[.N4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7871" calcext:value-type="float">
            <text:p>7871</text:p>
          </table:table-cell>
          <table:table-cell table:formula="of:=([.A483]-[.B483])*100/[.A483]" office:value-type="float" office:value="6.38677450047574" calcext:value-type="float">
            <text:p>6.3867745005</text:p>
          </table:table-cell>
          <table:table-cell table:formula="of:=IF([.A483]&gt;[.B483]; 1; 0)" office:value-type="float" office:value="1" calcext:value-type="float">
            <text:p>1</text:p>
          </table:table-cell>
          <table:table-cell office:value-type="float" office:value="8445" calcext:value-type="float">
            <text:p>8445</text:p>
          </table:table-cell>
          <table:table-cell office:value-type="float" office:value="7934" calcext:value-type="float">
            <text:p>7934</text:p>
          </table:table-cell>
          <table:table-cell table:formula="of:=([.E483]-[.F483])*100/[.E483]" office:value-type="float" office:value="6.05091770278271" calcext:value-type="float">
            <text:p>6.0509177028</text:p>
          </table:table-cell>
          <table:table-cell table:formula="of:=IF([.E483]&gt;[.F483]; 1; 0)" office:value-type="float" office:value="1" calcext:value-type="float">
            <text:p>1</text:p>
          </table:table-cell>
          <table:table-cell office:value-type="float" office:value="6267" calcext:value-type="float">
            <text:p>6267</text:p>
          </table:table-cell>
          <table:table-cell office:value-type="float" office:value="5748" calcext:value-type="float">
            <text:p>5748</text:p>
          </table:table-cell>
          <table:table-cell table:formula="of:=([.I483]-[.J483])*100/[.I483]" office:value-type="float" office:value="8.28147438966012" calcext:value-type="float">
            <text:p>8.2814743897</text:p>
          </table:table-cell>
          <table:table-cell table:formula="of:=IF([.I483]&gt;[.J483]; 1; 0)" office:value-type="float" office:value="1" calcext:value-type="float">
            <text:p>1</text:p>
          </table:table-cell>
          <table:table-cell office:value-type="float" office:value="8311" calcext:value-type="float">
            <text:p>8311</text:p>
          </table:table-cell>
          <table:table-cell office:value-type="float" office:value="5697" calcext:value-type="float">
            <text:p>5697</text:p>
          </table:table-cell>
          <table:table-cell table:formula="of:=([.M483]-[.N483])*100/[.M483]" office:value-type="float" office:value="31.4522921429431" calcext:value-type="float">
            <text:p>31.4522921429</text:p>
          </table:table-cell>
          <table:table-cell table:formula="of:=IF([.M483]&gt;[.N4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96" calcext:value-type="float">
            <text:p>118196</text:p>
          </table:table-cell>
          <table:table-cell office:value-type="float" office:value="74500" calcext:value-type="float">
            <text:p>74500</text:p>
          </table:table-cell>
          <table:table-cell table:formula="of:=([.A484]-[.B484])*100/[.A484]" office:value-type="float" office:value="36.9691021692781" calcext:value-type="float">
            <text:p>36.9691021693</text:p>
          </table:table-cell>
          <table:table-cell table:formula="of:=IF([.A484]&gt;[.B484]; 1; 0)" office:value-type="float" office:value="1" calcext:value-type="float">
            <text:p>1</text:p>
          </table:table-cell>
          <table:table-cell office:value-type="float" office:value="131436" calcext:value-type="float">
            <text:p>131436</text:p>
          </table:table-cell>
          <table:table-cell office:value-type="float" office:value="82258" calcext:value-type="float">
            <text:p>82258</text:p>
          </table:table-cell>
          <table:table-cell table:formula="of:=([.E484]-[.F484])*100/[.E484]" office:value-type="float" office:value="37.4159286649015" calcext:value-type="float">
            <text:p>37.4159286649</text:p>
          </table:table-cell>
          <table:table-cell table:formula="of:=IF([.E484]&gt;[.F484]; 1; 0)" office:value-type="float" office:value="1" calcext:value-type="float">
            <text:p>1</text:p>
          </table:table-cell>
          <table:table-cell office:value-type="float" office:value="51373" calcext:value-type="float">
            <text:p>51373</text:p>
          </table:table-cell>
          <table:table-cell office:value-type="float" office:value="38949" calcext:value-type="float">
            <text:p>38949</text:p>
          </table:table-cell>
          <table:table-cell table:formula="of:=([.I484]-[.J484])*100/[.I484]" office:value-type="float" office:value="24.183909835906" calcext:value-type="float">
            <text:p>24.1839098359</text:p>
          </table:table-cell>
          <table:table-cell table:formula="of:=IF([.I484]&gt;[.J484]; 1; 0)" office:value-type="float" office:value="1" calcext:value-type="float">
            <text:p>1</text:p>
          </table:table-cell>
          <table:table-cell office:value-type="float" office:value="79552" calcext:value-type="float">
            <text:p>79552</text:p>
          </table:table-cell>
          <table:table-cell office:value-type="float" office:value="39175" calcext:value-type="float">
            <text:p>39175</text:p>
          </table:table-cell>
          <table:table-cell table:formula="of:=([.M484]-[.N484])*100/[.M484]" office:value-type="float" office:value="50.7554806918745" calcext:value-type="float">
            <text:p>50.7554806919</text:p>
          </table:table-cell>
          <table:table-cell table:formula="of:=IF([.M484]&gt;[.N4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5993" calcext:value-type="float">
            <text:p>5993</text:p>
          </table:table-cell>
          <table:table-cell table:formula="of:=([.A485]-[.B485])*100/[.A485]" office:value-type="float" office:value="8.37792386485247" calcext:value-type="float">
            <text:p>8.3779238649</text:p>
          </table:table-cell>
          <table:table-cell table:formula="of:=IF([.A485]&gt;[.B485]; 1; 0)" office:value-type="float" office:value="1" calcext:value-type="float">
            <text:p>1</text:p>
          </table:table-cell>
          <table:table-cell office:value-type="float" office:value="8574" calcext:value-type="float">
            <text:p>8574</text:p>
          </table:table-cell>
          <table:table-cell office:value-type="float" office:value="8041" calcext:value-type="float">
            <text:p>8041</text:p>
          </table:table-cell>
          <table:table-cell table:formula="of:=([.E485]-[.F485])*100/[.E485]" office:value-type="float" office:value="6.21646839281549" calcext:value-type="float">
            <text:p>6.2164683928</text:p>
          </table:table-cell>
          <table:table-cell table:formula="of:=IF([.E485]&gt;[.F485]; 1; 0)" office:value-type="float" office:value="1" calcext:value-type="float">
            <text:p>1</text:p>
          </table:table-cell>
          <table:table-cell office:value-type="float" office:value="8459" calcext:value-type="float">
            <text:p>8459</text:p>
          </table:table-cell>
          <table:table-cell office:value-type="float" office:value="7933" calcext:value-type="float">
            <text:p>7933</text:p>
          </table:table-cell>
          <table:table-cell table:formula="of:=([.I485]-[.J485])*100/[.I485]" office:value-type="float" office:value="6.21822910509516" calcext:value-type="float">
            <text:p>6.2182291051</text:p>
          </table:table-cell>
          <table:table-cell table:formula="of:=IF([.I485]&gt;[.J485]; 1; 0)" office:value-type="float" office:value="1" calcext:value-type="float">
            <text:p>1</text:p>
          </table:table-cell>
          <table:table-cell office:value-type="float" office:value="6445" calcext:value-type="float">
            <text:p>6445</text:p>
          </table:table-cell>
          <table:table-cell office:value-type="float" office:value="7893" calcext:value-type="float">
            <text:p>7893</text:p>
          </table:table-cell>
          <table:table-cell table:formula="of:=([.M485]-[.N485])*100/[.M485]" office:value-type="float" office:value="-22.467028704422" calcext:value-type="float">
            <text:p>-22.4670287044</text:p>
          </table:table-cell>
          <table:table-cell table:formula="of:=IF([.M485]&gt;[.N4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96" calcext:value-type="float">
            <text:p>118196</text:p>
          </table:table-cell>
          <table:table-cell office:value-type="float" office:value="73838" calcext:value-type="float">
            <text:p>73838</text:p>
          </table:table-cell>
          <table:table-cell table:formula="of:=([.A486]-[.B486])*100/[.A486]" office:value-type="float" office:value="37.5291888050357" calcext:value-type="float">
            <text:p>37.529188805</text:p>
          </table:table-cell>
          <table:table-cell table:formula="of:=IF([.A486]&gt;[.B486]; 1; 0)" office:value-type="float" office:value="1" calcext:value-type="float">
            <text:p>1</text:p>
          </table:table-cell>
          <table:table-cell office:value-type="float" office:value="131284" calcext:value-type="float">
            <text:p>131284</text:p>
          </table:table-cell>
          <table:table-cell office:value-type="float" office:value="78560" calcext:value-type="float">
            <text:p>78560</text:p>
          </table:table-cell>
          <table:table-cell table:formula="of:=([.E486]-[.F486])*100/[.E486]" office:value-type="float" office:value="40.1602632460924" calcext:value-type="float">
            <text:p>40.1602632461</text:p>
          </table:table-cell>
          <table:table-cell table:formula="of:=IF([.E486]&gt;[.F486]; 1; 0)" office:value-type="float" office:value="1" calcext:value-type="float">
            <text:p>1</text:p>
          </table:table-cell>
          <table:table-cell office:value-type="float" office:value="63425" calcext:value-type="float">
            <text:p>63425</text:p>
          </table:table-cell>
          <table:table-cell office:value-type="float" office:value="40438" calcext:value-type="float">
            <text:p>40438</text:p>
          </table:table-cell>
          <table:table-cell table:formula="of:=([.I486]-[.J486])*100/[.I486]" office:value-type="float" office:value="36.2428064643279" calcext:value-type="float">
            <text:p>36.2428064643</text:p>
          </table:table-cell>
          <table:table-cell table:formula="of:=IF([.I486]&gt;[.J486]; 1; 0)" office:value-type="float" office:value="1" calcext:value-type="float">
            <text:p>1</text:p>
          </table:table-cell>
          <table:table-cell office:value-type="float" office:value="77472" calcext:value-type="float">
            <text:p>77472</text:p>
          </table:table-cell>
          <table:table-cell office:value-type="float" office:value="48525" calcext:value-type="float">
            <text:p>48525</text:p>
          </table:table-cell>
          <table:table-cell table:formula="of:=([.M486]-[.N486])*100/[.M486]" office:value-type="float" office:value="37.3644671623296" calcext:value-type="float">
            <text:p>37.3644671623</text:p>
          </table:table-cell>
          <table:table-cell table:formula="of:=IF([.M486]&gt;[.N4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152" calcext:value-type="float">
            <text:p>8152</text:p>
          </table:table-cell>
          <table:table-cell table:formula="of:=([.A487]-[.B487])*100/[.A487]" office:value-type="float" office:value="6.7170156768509" calcext:value-type="float">
            <text:p>6.7170156769</text:p>
          </table:table-cell>
          <table:table-cell table:formula="of:=IF([.A487]&gt;[.B487]; 1; 0)" office:value-type="float" office:value="1" calcext:value-type="float">
            <text:p>1</text:p>
          </table:table-cell>
          <table:table-cell office:value-type="float" office:value="6704" calcext:value-type="float">
            <text:p>6704</text:p>
          </table:table-cell>
          <table:table-cell office:value-type="float" office:value="8183" calcext:value-type="float">
            <text:p>8183</text:p>
          </table:table-cell>
          <table:table-cell table:formula="of:=([.E487]-[.F487])*100/[.E487]" office:value-type="float" office:value="-22.0614558472554" calcext:value-type="float">
            <text:p>-22.0614558473</text:p>
          </table:table-cell>
          <table:table-cell table:formula="of:=IF([.E487]&gt;[.F487]; 1; 0)" office:value-type="float" office:value="0" calcext:value-type="float">
            <text:p>0</text:p>
          </table:table-cell>
          <table:table-cell office:value-type="float" office:value="6568" calcext:value-type="float">
            <text:p>6568</text:p>
          </table:table-cell>
          <table:table-cell office:value-type="float" office:value="8094" calcext:value-type="float">
            <text:p>8094</text:p>
          </table:table-cell>
          <table:table-cell table:formula="of:=([.I487]-[.J487])*100/[.I487]" office:value-type="float" office:value="-23.2338611449452" calcext:value-type="float">
            <text:p>-23.2338611449</text:p>
          </table:table-cell>
          <table:table-cell table:formula="of:=IF([.I487]&gt;[.J487]; 1; 0)" office:value-type="float" office:value="0" calcext:value-type="float">
            <text:p>0</text:p>
          </table:table-cell>
          <table:table-cell office:value-type="float" office:value="6643" calcext:value-type="float">
            <text:p>6643</text:p>
          </table:table-cell>
          <table:table-cell office:value-type="float" office:value="6012" calcext:value-type="float">
            <text:p>6012</text:p>
          </table:table-cell>
          <table:table-cell table:formula="of:=([.M487]-[.N487])*100/[.M487]" office:value-type="float" office:value="9.49872045762457" calcext:value-type="float">
            <text:p>9.4987204576</text:p>
          </table:table-cell>
          <table:table-cell table:formula="of:=IF([.M487]&gt;[.N4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37" calcext:value-type="float">
            <text:p>118137</text:p>
          </table:table-cell>
          <table:table-cell office:value-type="float" office:value="72965" calcext:value-type="float">
            <text:p>72965</text:p>
          </table:table-cell>
          <table:table-cell table:formula="of:=([.A488]-[.B488])*100/[.A488]" office:value-type="float" office:value="38.2369621710387" calcext:value-type="float">
            <text:p>38.236962171</text:p>
          </table:table-cell>
          <table:table-cell table:formula="of:=IF([.A488]&gt;[.B488]; 1; 0)" office:value-type="float" office:value="1" calcext:value-type="float">
            <text:p>1</text:p>
          </table:table-cell>
          <table:table-cell office:value-type="float" office:value="129527" calcext:value-type="float">
            <text:p>129527</text:p>
          </table:table-cell>
          <table:table-cell office:value-type="float" office:value="75270" calcext:value-type="float">
            <text:p>75270</text:p>
          </table:table-cell>
          <table:table-cell table:formula="of:=([.E488]-[.F488])*100/[.E488]" office:value-type="float" office:value="41.8885637743482" calcext:value-type="float">
            <text:p>41.8885637743</text:p>
          </table:table-cell>
          <table:table-cell table:formula="of:=IF([.E488]&gt;[.F488]; 1; 0)" office:value-type="float" office:value="1" calcext:value-type="float">
            <text:p>1</text:p>
          </table:table-cell>
          <table:table-cell office:value-type="float" office:value="63465" calcext:value-type="float">
            <text:p>63465</text:p>
          </table:table-cell>
          <table:table-cell office:value-type="float" office:value="40161" calcext:value-type="float">
            <text:p>40161</text:p>
          </table:table-cell>
          <table:table-cell table:formula="of:=([.I488]-[.J488])*100/[.I488]" office:value-type="float" office:value="36.7194516662727" calcext:value-type="float">
            <text:p>36.7194516663</text:p>
          </table:table-cell>
          <table:table-cell table:formula="of:=IF([.I488]&gt;[.J488]; 1; 0)" office:value-type="float" office:value="1" calcext:value-type="float">
            <text:p>1</text:p>
          </table:table-cell>
          <table:table-cell office:value-type="float" office:value="63391" calcext:value-type="float">
            <text:p>63391</text:p>
          </table:table-cell>
          <table:table-cell office:value-type="float" office:value="46026" calcext:value-type="float">
            <text:p>46026</text:p>
          </table:table-cell>
          <table:table-cell table:formula="of:=([.M488]-[.N488])*100/[.M488]" office:value-type="float" office:value="27.393478569513" calcext:value-type="float">
            <text:p>27.3934785695</text:p>
          </table:table-cell>
          <table:table-cell table:formula="of:=IF([.M488]&gt;[.N4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8302" calcext:value-type="float">
            <text:p>8302</text:p>
          </table:table-cell>
          <table:table-cell table:formula="of:=([.A489]-[.B489])*100/[.A489]" office:value-type="float" office:value="6.80287382128424" calcext:value-type="float">
            <text:p>6.8028738213</text:p>
          </table:table-cell>
          <table:table-cell table:formula="of:=IF([.A489]&gt;[.B489]; 1; 0)" office:value-type="float" office:value="1" calcext:value-type="float">
            <text:p>1</text:p>
          </table:table-cell>
          <table:table-cell office:value-type="float" office:value="8897" calcext:value-type="float">
            <text:p>8897</text:p>
          </table:table-cell>
          <table:table-cell office:value-type="float" office:value="8302" calcext:value-type="float">
            <text:p>8302</text:p>
          </table:table-cell>
          <table:table-cell table:formula="of:=([.E489]-[.F489])*100/[.E489]" office:value-type="float" office:value="6.68764752163651" calcext:value-type="float">
            <text:p>6.6876475216</text:p>
          </table:table-cell>
          <table:table-cell table:formula="of:=IF([.E489]&gt;[.F489]; 1; 0)" office:value-type="float" office:value="1" calcext:value-type="float">
            <text:p>1</text:p>
          </table:table-cell>
          <table:table-cell office:value-type="float" office:value="8749" calcext:value-type="float">
            <text:p>8749</text:p>
          </table:table-cell>
          <table:table-cell office:value-type="float" office:value="6135" calcext:value-type="float">
            <text:p>6135</text:p>
          </table:table-cell>
          <table:table-cell table:formula="of:=([.I489]-[.J489])*100/[.I489]" office:value-type="float" office:value="29.8777003086067" calcext:value-type="float">
            <text:p>29.8777003086</text:p>
          </table:table-cell>
          <table:table-cell table:formula="of:=IF([.I489]&gt;[.J489]; 1; 0)" office:value-type="float" office:value="1" calcext:value-type="float">
            <text:p>1</text:p>
          </table:table-cell>
          <table:table-cell office:value-type="float" office:value="8795" calcext:value-type="float">
            <text:p>8795</text:p>
          </table:table-cell>
          <table:table-cell office:value-type="float" office:value="8175" calcext:value-type="float">
            <text:p>8175</text:p>
          </table:table-cell>
          <table:table-cell table:formula="of:=([.M489]-[.N489])*100/[.M489]" office:value-type="float" office:value="7.04945992040932" calcext:value-type="float">
            <text:p>7.0494599204</text:p>
          </table:table-cell>
          <table:table-cell table:formula="of:=IF([.M489]&gt;[.N4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45" calcext:value-type="float">
            <text:p>118145</text:p>
          </table:table-cell>
          <table:table-cell office:value-type="float" office:value="70134" calcext:value-type="float">
            <text:p>70134</text:p>
          </table:table-cell>
          <table:table-cell table:formula="of:=([.A490]-[.B490])*100/[.A490]" office:value-type="float" office:value="40.6373524059419" calcext:value-type="float">
            <text:p>40.6373524059</text:p>
          </table:table-cell>
          <table:table-cell table:formula="of:=IF([.A490]&gt;[.B490]; 1; 0)" office:value-type="float" office:value="1" calcext:value-type="float">
            <text:p>1</text:p>
          </table:table-cell>
          <table:table-cell office:value-type="float" office:value="128854" calcext:value-type="float">
            <text:p>128854</text:p>
          </table:table-cell>
          <table:table-cell office:value-type="float" office:value="74422" calcext:value-type="float">
            <text:p>74422</text:p>
          </table:table-cell>
          <table:table-cell table:formula="of:=([.E490]-[.F490])*100/[.E490]" office:value-type="float" office:value="42.2431589240536" calcext:value-type="float">
            <text:p>42.2431589241</text:p>
          </table:table-cell>
          <table:table-cell table:formula="of:=IF([.E490]&gt;[.F490]; 1; 0)" office:value-type="float" office:value="1" calcext:value-type="float">
            <text:p>1</text:p>
          </table:table-cell>
          <table:table-cell office:value-type="float" office:value="63434" calcext:value-type="float">
            <text:p>63434</text:p>
          </table:table-cell>
          <table:table-cell office:value-type="float" office:value="39877" calcext:value-type="float">
            <text:p>39877</text:p>
          </table:table-cell>
          <table:table-cell table:formula="of:=([.I490]-[.J490])*100/[.I490]" office:value-type="float" office:value="37.1362360879024" calcext:value-type="float">
            <text:p>37.1362360879</text:p>
          </table:table-cell>
          <table:table-cell table:formula="of:=IF([.I490]&gt;[.J490]; 1; 0)" office:value-type="float" office:value="1" calcext:value-type="float">
            <text:p>1</text:p>
          </table:table-cell>
          <table:table-cell office:value-type="float" office:value="77501" calcext:value-type="float">
            <text:p>77501</text:p>
          </table:table-cell>
          <table:table-cell office:value-type="float" office:value="47939" calcext:value-type="float">
            <text:p>47939</text:p>
          </table:table-cell>
          <table:table-cell table:formula="of:=([.M490]-[.N490])*100/[.M490]" office:value-type="float" office:value="38.1440239480781" calcext:value-type="float">
            <text:p>38.1440239481</text:p>
          </table:table-cell>
          <table:table-cell table:formula="of:=IF([.M490]&gt;[.N4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6419" calcext:value-type="float">
            <text:p>6419</text:p>
          </table:table-cell>
          <table:table-cell table:formula="of:=([.A491]-[.B491])*100/[.A491]" office:value-type="float" office:value="8.54822624305457" calcext:value-type="float">
            <text:p>8.5482262431</text:p>
          </table:table-cell>
          <table:table-cell table:formula="of:=IF([.A491]&gt;[.B491]; 1; 0)" office:value-type="float" office:value="1" calcext:value-type="float">
            <text:p>1</text:p>
          </table:table-cell>
          <table:table-cell office:value-type="float" office:value="9056" calcext:value-type="float">
            <text:p>9056</text:p>
          </table:table-cell>
          <table:table-cell office:value-type="float" office:value="8441" calcext:value-type="float">
            <text:p>8441</text:p>
          </table:table-cell>
          <table:table-cell table:formula="of:=([.E491]-[.F491])*100/[.E491]" office:value-type="float" office:value="6.7910777385159" calcext:value-type="float">
            <text:p>6.7910777385</text:p>
          </table:table-cell>
          <table:table-cell table:formula="of:=IF([.E491]&gt;[.F491]; 1; 0)" office:value-type="float" office:value="1" calcext:value-type="float">
            <text:p>1</text:p>
          </table:table-cell>
          <table:table-cell office:value-type="float" office:value="8925" calcext:value-type="float">
            <text:p>8925</text:p>
          </table:table-cell>
          <table:table-cell office:value-type="float" office:value="8341" calcext:value-type="float">
            <text:p>8341</text:p>
          </table:table-cell>
          <table:table-cell table:formula="of:=([.I491]-[.J491])*100/[.I491]" office:value-type="float" office:value="6.54341736694678" calcext:value-type="float">
            <text:p>6.5434173669</text:p>
          </table:table-cell>
          <table:table-cell table:formula="of:=IF([.I491]&gt;[.J491]; 1; 0)" office:value-type="float" office:value="1" calcext:value-type="float">
            <text:p>1</text:p>
          </table:table-cell>
          <table:table-cell office:value-type="float" office:value="6916" calcext:value-type="float">
            <text:p>6916</text:p>
          </table:table-cell>
          <table:table-cell office:value-type="float" office:value="8616" calcext:value-type="float">
            <text:p>8616</text:p>
          </table:table-cell>
          <table:table-cell table:formula="of:=([.M491]-[.N491])*100/[.M491]" office:value-type="float" office:value="-24.5806824754193" calcext:value-type="float">
            <text:p>-24.5806824754</text:p>
          </table:table-cell>
          <table:table-cell table:formula="of:=IF([.M491]&gt;[.N4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87" calcext:value-type="float">
            <text:p>118087</text:p>
          </table:table-cell>
          <table:table-cell office:value-type="float" office:value="71748" calcext:value-type="float">
            <text:p>71748</text:p>
          </table:table-cell>
          <table:table-cell table:formula="of:=([.A492]-[.B492])*100/[.A492]" office:value-type="float" office:value="39.2414067594231" calcext:value-type="float">
            <text:p>39.2414067594</text:p>
          </table:table-cell>
          <table:table-cell table:formula="of:=IF([.A492]&gt;[.B492]; 1; 0)" office:value-type="float" office:value="1" calcext:value-type="float">
            <text:p>1</text:p>
          </table:table-cell>
          <table:table-cell office:value-type="float" office:value="129114" calcext:value-type="float">
            <text:p>129114</text:p>
          </table:table-cell>
          <table:table-cell office:value-type="float" office:value="73871" calcext:value-type="float">
            <text:p>73871</text:p>
          </table:table-cell>
          <table:table-cell table:formula="of:=([.E492]-[.F492])*100/[.E492]" office:value-type="float" office:value="42.7862199296746" calcext:value-type="float">
            <text:p>42.7862199297</text:p>
          </table:table-cell>
          <table:table-cell table:formula="of:=IF([.E492]&gt;[.F492]; 1; 0)" office:value-type="float" office:value="1" calcext:value-type="float">
            <text:p>1</text:p>
          </table:table-cell>
          <table:table-cell office:value-type="float" office:value="63489" calcext:value-type="float">
            <text:p>63489</text:p>
          </table:table-cell>
          <table:table-cell office:value-type="float" office:value="37536" calcext:value-type="float">
            <text:p>37536</text:p>
          </table:table-cell>
          <table:table-cell table:formula="of:=([.I492]-[.J492])*100/[.I492]" office:value-type="float" office:value="40.8779473609602" calcext:value-type="float">
            <text:p>40.877947361</text:p>
          </table:table-cell>
          <table:table-cell table:formula="of:=IF([.I492]&gt;[.J492]; 1; 0)" office:value-type="float" office:value="1" calcext:value-type="float">
            <text:p>1</text:p>
          </table:table-cell>
          <table:table-cell office:value-type="float" office:value="63295" calcext:value-type="float">
            <text:p>63295</text:p>
          </table:table-cell>
          <table:table-cell office:value-type="float" office:value="49587" calcext:value-type="float">
            <text:p>49587</text:p>
          </table:table-cell>
          <table:table-cell table:formula="of:=([.M492]-[.N492])*100/[.M492]" office:value-type="float" office:value="21.6573189035469" calcext:value-type="float">
            <text:p>21.6573189035</text:p>
          </table:table-cell>
          <table:table-cell table:formula="of:=IF([.M492]&gt;[.N4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8580" calcext:value-type="float">
            <text:p>8580</text:p>
          </table:table-cell>
          <table:table-cell table:formula="of:=([.A493]-[.B493])*100/[.A493]" office:value-type="float" office:value="6.90104166666667" calcext:value-type="float">
            <text:p>6.9010416667</text:p>
          </table:table-cell>
          <table:table-cell table:formula="of:=IF([.A493]&gt;[.B493]; 1; 0)" office:value-type="float" office:value="1" calcext:value-type="float">
            <text:p>1</text:p>
          </table:table-cell>
          <table:table-cell office:value-type="float" office:value="9302" calcext:value-type="float">
            <text:p>9302</text:p>
          </table:table-cell>
          <table:table-cell office:value-type="float" office:value="8607" calcext:value-type="float">
            <text:p>8607</text:p>
          </table:table-cell>
          <table:table-cell table:formula="of:=([.E493]-[.F493])*100/[.E493]" office:value-type="float" office:value="7.4715115029026" calcext:value-type="float">
            <text:p>7.4715115029</text:p>
          </table:table-cell>
          <table:table-cell table:formula="of:=IF([.E493]&gt;[.F493]; 1; 0)" office:value-type="float" office:value="1" calcext:value-type="float">
            <text:p>1</text:p>
          </table:table-cell>
          <table:table-cell office:value-type="float" office:value="9083" calcext:value-type="float">
            <text:p>9083</text:p>
          </table:table-cell>
          <table:table-cell office:value-type="float" office:value="8497" calcext:value-type="float">
            <text:p>8497</text:p>
          </table:table-cell>
          <table:table-cell table:formula="of:=([.I493]-[.J493])*100/[.I493]" office:value-type="float" office:value="6.45161290322581" calcext:value-type="float">
            <text:p>6.4516129032</text:p>
          </table:table-cell>
          <table:table-cell table:formula="of:=IF([.I493]&gt;[.J493]; 1; 0)" office:value-type="float" office:value="1" calcext:value-type="float">
            <text:p>1</text:p>
          </table:table-cell>
          <table:table-cell office:value-type="float" office:value="9129" calcext:value-type="float">
            <text:p>9129</text:p>
          </table:table-cell>
          <table:table-cell office:value-type="float" office:value="6421" calcext:value-type="float">
            <text:p>6421</text:p>
          </table:table-cell>
          <table:table-cell table:formula="of:=([.M493]-[.N493])*100/[.M493]" office:value-type="float" office:value="29.6637090590426" calcext:value-type="float">
            <text:p>29.663709059</text:p>
          </table:table-cell>
          <table:table-cell table:formula="of:=IF([.M493]&gt;[.N4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21" calcext:value-type="float">
            <text:p>118121</text:p>
          </table:table-cell>
          <table:table-cell office:value-type="float" office:value="68790" calcext:value-type="float">
            <text:p>68790</text:p>
          </table:table-cell>
          <table:table-cell table:formula="of:=([.A494]-[.B494])*100/[.A494]" office:value-type="float" office:value="41.7631073221527" calcext:value-type="float">
            <text:p>41.7631073222</text:p>
          </table:table-cell>
          <table:table-cell table:formula="of:=IF([.A494]&gt;[.B494]; 1; 0)" office:value-type="float" office:value="1" calcext:value-type="float">
            <text:p>1</text:p>
          </table:table-cell>
          <table:table-cell office:value-type="float" office:value="128890" calcext:value-type="float">
            <text:p>128890</text:p>
          </table:table-cell>
          <table:table-cell office:value-type="float" office:value="70886" calcext:value-type="float">
            <text:p>70886</text:p>
          </table:table-cell>
          <table:table-cell table:formula="of:=([.E494]-[.F494])*100/[.E494]" office:value-type="float" office:value="45.0027154938319" calcext:value-type="float">
            <text:p>45.0027154938</text:p>
          </table:table-cell>
          <table:table-cell table:formula="of:=IF([.E494]&gt;[.F494]; 1; 0)" office:value-type="float" office:value="1" calcext:value-type="float">
            <text:p>1</text:p>
          </table:table-cell>
          <table:table-cell office:value-type="float" office:value="63420" calcext:value-type="float">
            <text:p>63420</text:p>
          </table:table-cell>
          <table:table-cell office:value-type="float" office:value="37262" calcext:value-type="float">
            <text:p>37262</text:p>
          </table:table-cell>
          <table:table-cell table:formula="of:=([.I494]-[.J494])*100/[.I494]" office:value-type="float" office:value="41.2456638284453" calcext:value-type="float">
            <text:p>41.2456638284</text:p>
          </table:table-cell>
          <table:table-cell table:formula="of:=IF([.I494]&gt;[.J494]; 1; 0)" office:value-type="float" office:value="1" calcext:value-type="float">
            <text:p>1</text:p>
          </table:table-cell>
          <table:table-cell office:value-type="float" office:value="79680" calcext:value-type="float">
            <text:p>79680</text:p>
          </table:table-cell>
          <table:table-cell office:value-type="float" office:value="45891" calcext:value-type="float">
            <text:p>45891</text:p>
          </table:table-cell>
          <table:table-cell table:formula="of:=([.M494]-[.N494])*100/[.M494]" office:value-type="float" office:value="42.4058734939759" calcext:value-type="float">
            <text:p>42.405873494</text:p>
          </table:table-cell>
          <table:table-cell table:formula="of:=IF([.M494]&gt;[.N4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8806" calcext:value-type="float">
            <text:p>8806</text:p>
          </table:table-cell>
          <table:table-cell table:formula="of:=([.A495]-[.B495])*100/[.A495]" office:value-type="float" office:value="5.97907324364723" calcext:value-type="float">
            <text:p>5.9790732436</text:p>
          </table:table-cell>
          <table:table-cell table:formula="of:=IF([.A495]&gt;[.B495]; 1; 0)"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float" office:value="8729" calcext:value-type="float">
            <text:p>8729</text:p>
          </table:table-cell>
          <table:table-cell table:formula="of:=([.E495]-[.F495])*100/[.E495]" office:value-type="float" office:value="-19.0534642662302" calcext:value-type="float">
            <text:p>-19.0534642662</text:p>
          </table:table-cell>
          <table:table-cell table:formula="of:=IF([.E495]&gt;[.F495]; 1; 0)" office:value-type="float" office:value="0" calcext:value-type="float">
            <text:p>0</text:p>
          </table:table-cell>
          <table:table-cell office:value-type="float" office:value="9215" calcext:value-type="float">
            <text:p>9215</text:p>
          </table:table-cell>
          <table:table-cell office:value-type="float" office:value="8612" calcext:value-type="float">
            <text:p>8612</text:p>
          </table:table-cell>
          <table:table-cell table:formula="of:=([.I495]-[.J495])*100/[.I495]" office:value-type="float" office:value="6.54367878459034" calcext:value-type="float">
            <text:p>6.5436787846</text:p>
          </table:table-cell>
          <table:table-cell table:formula="of:=IF([.I495]&gt;[.J495]; 1; 0)" office:value-type="float" office:value="1" calcext:value-type="float">
            <text:p>1</text:p>
          </table:table-cell>
          <table:table-cell office:value-type="float" office:value="7358" calcext:value-type="float">
            <text:p>7358</text:p>
          </table:table-cell>
          <table:table-cell office:value-type="float" office:value="6863" calcext:value-type="float">
            <text:p>6863</text:p>
          </table:table-cell>
          <table:table-cell table:formula="of:=([.M495]-[.N495])*100/[.M495]" office:value-type="float" office:value="6.72737156836097" calcext:value-type="float">
            <text:p>6.7273715684</text:p>
          </table:table-cell>
          <table:table-cell table:formula="of:=IF([.M495]&gt;[.N4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04" calcext:value-type="float">
            <text:p>119104</text:p>
          </table:table-cell>
          <table:table-cell office:value-type="float" office:value="68277" calcext:value-type="float">
            <text:p>68277</text:p>
          </table:table-cell>
          <table:table-cell table:formula="of:=([.A496]-[.B496])*100/[.A496]" office:value-type="float" office:value="42.6744693713057" calcext:value-type="float">
            <text:p>42.6744693713</text:p>
          </table:table-cell>
          <table:table-cell table:formula="of:=IF([.A496]&gt;[.B496]; 1; 0)" office:value-type="float" office:value="1" calcext:value-type="float">
            <text:p>1</text:p>
          </table:table-cell>
          <table:table-cell office:value-type="float" office:value="129015" calcext:value-type="float">
            <text:p>129015</text:p>
          </table:table-cell>
          <table:table-cell office:value-type="float" office:value="72157" calcext:value-type="float">
            <text:p>72157</text:p>
          </table:table-cell>
          <table:table-cell table:formula="of:=([.E496]-[.F496])*100/[.E496]" office:value-type="float" office:value="44.0708444754486" calcext:value-type="float">
            <text:p>44.0708444754</text:p>
          </table:table-cell>
          <table:table-cell table:formula="of:=IF([.E496]&gt;[.F496]; 1; 0)" office:value-type="float" office:value="1" calcext:value-type="float">
            <text:p>1</text:p>
          </table:table-cell>
          <table:table-cell office:value-type="float" office:value="63415" calcext:value-type="float">
            <text:p>63415</text:p>
          </table:table-cell>
          <table:table-cell office:value-type="float" office:value="38984" calcext:value-type="float">
            <text:p>38984</text:p>
          </table:table-cell>
          <table:table-cell table:formula="of:=([.I496]-[.J496])*100/[.I496]" office:value-type="float" office:value="38.5255854293148" calcext:value-type="float">
            <text:p>38.5255854293</text:p>
          </table:table-cell>
          <table:table-cell table:formula="of:=IF([.I496]&gt;[.J496]; 1; 0)" office:value-type="float" office:value="1" calcext:value-type="float">
            <text:p>1</text:p>
          </table:table-cell>
          <table:table-cell office:value-type="float" office:value="64205" calcext:value-type="float">
            <text:p>64205</text:p>
          </table:table-cell>
          <table:table-cell office:value-type="float" office:value="36898" calcext:value-type="float">
            <text:p>36898</text:p>
          </table:table-cell>
          <table:table-cell table:formula="of:=([.M496]-[.N496])*100/[.M496]" office:value-type="float" office:value="42.5309555330582" calcext:value-type="float">
            <text:p>42.5309555331</text:p>
          </table:table-cell>
          <table:table-cell table:formula="of:=IF([.M496]&gt;[.N4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6861" calcext:value-type="float">
            <text:p>6861</text:p>
          </table:table-cell>
          <table:table-cell table:formula="of:=([.A497]-[.B497])*100/[.A497]" office:value-type="float" office:value="28.0440482433141" calcext:value-type="float">
            <text:p>28.0440482433</text:p>
          </table:table-cell>
          <table:table-cell table:formula="of:=IF([.A497]&gt;[.B497]; 1; 0)" office:value-type="float" office:value="1" calcext:value-type="float">
            <text:p>1</text:p>
          </table:table-cell>
          <table:table-cell office:value-type="float" office:value="9517" calcext:value-type="float">
            <text:p>9517</text:p>
          </table:table-cell>
          <table:table-cell office:value-type="float" office:value="8881" calcext:value-type="float">
            <text:p>8881</text:p>
          </table:table-cell>
          <table:table-cell table:formula="of:=([.E497]-[.F497])*100/[.E497]" office:value-type="float" office:value="6.68277818640328" calcext:value-type="float">
            <text:p>6.6827781864</text:p>
          </table:table-cell>
          <table:table-cell table:formula="of:=IF([.E497]&gt;[.F497]; 1; 0)" office:value-type="float" office:value="1" calcext:value-type="float">
            <text:p>1</text:p>
          </table:table-cell>
          <table:table-cell office:value-type="float" office:value="7345" calcext:value-type="float">
            <text:p>7345</text:p>
          </table:table-cell>
          <table:table-cell office:value-type="float" office:value="8699" calcext:value-type="float">
            <text:p>8699</text:p>
          </table:table-cell>
          <table:table-cell table:formula="of:=([.I497]-[.J497])*100/[.I497]" office:value-type="float" office:value="-18.4343090537781" calcext:value-type="float">
            <text:p>-18.4343090538</text:p>
          </table:table-cell>
          <table:table-cell table:formula="of:=IF([.I497]&gt;[.J497]; 1; 0)" office:value-type="float" office:value="0" calcext:value-type="float">
            <text:p>0</text:p>
          </table:table-cell>
          <table:table-cell office:value-type="float" office:value="7541" calcext:value-type="float">
            <text:p>7541</text:p>
          </table:table-cell>
          <table:table-cell office:value-type="float" office:value="6789" calcext:value-type="float">
            <text:p>6789</text:p>
          </table:table-cell>
          <table:table-cell table:formula="of:=([.M497]-[.N497])*100/[.M497]" office:value-type="float" office:value="9.97215223445166" calcext:value-type="float">
            <text:p>9.9721522345</text:p>
          </table:table-cell>
          <table:table-cell table:formula="of:=IF([.M497]&gt;[.N4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29" calcext:value-type="float">
            <text:p>116229</text:p>
          </table:table-cell>
          <table:table-cell office:value-type="float" office:value="68452" calcext:value-type="float">
            <text:p>68452</text:p>
          </table:table-cell>
          <table:table-cell table:formula="of:=([.A498]-[.B498])*100/[.A498]" office:value-type="float" office:value="41.1059202092421" calcext:value-type="float">
            <text:p>41.1059202092</text:p>
          </table:table-cell>
          <table:table-cell table:formula="of:=IF([.A498]&gt;[.B498]; 1; 0)" office:value-type="float" office:value="1" calcext:value-type="float">
            <text:p>1</text:p>
          </table:table-cell>
          <table:table-cell office:value-type="float" office:value="128910" calcext:value-type="float">
            <text:p>128910</text:p>
          </table:table-cell>
          <table:table-cell office:value-type="float" office:value="71361" calcext:value-type="float">
            <text:p>71361</text:p>
          </table:table-cell>
          <table:table-cell table:formula="of:=([.E498]-[.F498])*100/[.E498]" office:value-type="float" office:value="44.6427740283919" calcext:value-type="float">
            <text:p>44.6427740284</text:p>
          </table:table-cell>
          <table:table-cell table:formula="of:=IF([.E498]&gt;[.F498]; 1; 0)" office:value-type="float" office:value="1" calcext:value-type="float">
            <text:p>1</text:p>
          </table:table-cell>
          <table:table-cell office:value-type="float" office:value="63599" calcext:value-type="float">
            <text:p>63599</text:p>
          </table:table-cell>
          <table:table-cell office:value-type="float" office:value="40767" calcext:value-type="float">
            <text:p>40767</text:p>
          </table:table-cell>
          <table:table-cell table:formula="of:=([.I498]-[.J498])*100/[.I498]" office:value-type="float" office:value="35.8999355335776" calcext:value-type="float">
            <text:p>35.8999355336</text:p>
          </table:table-cell>
          <table:table-cell table:formula="of:=IF([.I498]&gt;[.J498]; 1; 0)" office:value-type="float" office:value="1" calcext:value-type="float">
            <text:p>1</text:p>
          </table:table-cell>
          <table:table-cell office:value-type="float" office:value="64362" calcext:value-type="float">
            <text:p>64362</text:p>
          </table:table-cell>
          <table:table-cell office:value-type="float" office:value="36545" calcext:value-type="float">
            <text:p>36545</text:p>
          </table:table-cell>
          <table:table-cell table:formula="of:=([.M498]-[.N498])*100/[.M498]" office:value-type="float" office:value="43.21960162829" calcext:value-type="float">
            <text:p>43.2196016283</text:p>
          </table:table-cell>
          <table:table-cell table:formula="of:=IF([.M498]&gt;[.N4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  <table:table-cell office:value-type="float" office:value="9024" calcext:value-type="float">
            <text:p>9024</text:p>
          </table:table-cell>
          <table:table-cell table:formula="of:=([.A499]-[.B499])*100/[.A499]" office:value-type="float" office:value="7.27496917385943" calcext:value-type="float">
            <text:p>7.2749691739</text:p>
          </table:table-cell>
          <table:table-cell table:formula="of:=IF([.A499]&gt;[.B499]; 1; 0)" office:value-type="float" office:value="1" calcext:value-type="float">
            <text:p>1</text:p>
          </table:table-cell>
          <table:table-cell office:value-type="float" office:value="9675" calcext:value-type="float">
            <text:p>9675</text:p>
          </table:table-cell>
          <table:table-cell office:value-type="float" office:value="7018" calcext:value-type="float">
            <text:p>7018</text:p>
          </table:table-cell>
          <table:table-cell table:formula="of:=([.E499]-[.F499])*100/[.E499]" office:value-type="float" office:value="27.4625322997416" calcext:value-type="float">
            <text:p>27.4625322997</text:p>
          </table:table-cell>
          <table:table-cell table:formula="of:=IF([.E499]&gt;[.F499]; 1; 0)" office:value-type="float" office:value="1" calcext:value-type="float">
            <text:p>1</text:p>
          </table:table-cell>
          <table:table-cell office:value-type="float" office:value="9681" calcext:value-type="float">
            <text:p>9681</text:p>
          </table:table-cell>
          <table:table-cell office:value-type="float" office:value="8970" calcext:value-type="float">
            <text:p>8970</text:p>
          </table:table-cell>
          <table:table-cell table:formula="of:=([.I499]-[.J499])*100/[.I499]" office:value-type="float" office:value="7.34428261543229" calcext:value-type="float">
            <text:p>7.3442826154</text:p>
          </table:table-cell>
          <table:table-cell table:formula="of:=IF([.I499]&gt;[.J499]; 1; 0)" office:value-type="float" office:value="1" calcext:value-type="float">
            <text:p>1</text:p>
          </table:table-cell>
          <table:table-cell office:value-type="float" office:value="7655" calcext:value-type="float">
            <text:p>7655</text:p>
          </table:table-cell>
          <table:table-cell office:value-type="float" office:value="6946" calcext:value-type="float">
            <text:p>6946</text:p>
          </table:table-cell>
          <table:table-cell table:formula="of:=([.M499]-[.N499])*100/[.M499]" office:value-type="float" office:value="9.26192031352058" calcext:value-type="float">
            <text:p>9.2619203135</text:p>
          </table:table-cell>
          <table:table-cell table:formula="of:=IF([.M499]&gt;[.N4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0" calcext:value-type="float">
            <text:p>118050</text:p>
          </table:table-cell>
          <table:table-cell office:value-type="float" office:value="68450" calcext:value-type="float">
            <text:p>68450</text:p>
          </table:table-cell>
          <table:table-cell table:formula="of:=([.A500]-[.B500])*100/[.A500]" office:value-type="float" office:value="42.0160948750529" calcext:value-type="float">
            <text:p>42.0160948751</text:p>
          </table:table-cell>
          <table:table-cell table:formula="of:=IF([.A500]&gt;[.B500]; 1; 0)" office:value-type="float" office:value="1" calcext:value-type="float">
            <text:p>1</text:p>
          </table:table-cell>
          <table:table-cell office:value-type="float" office:value="128878" calcext:value-type="float">
            <text:p>128878</text:p>
          </table:table-cell>
          <table:table-cell office:value-type="float" office:value="68442" calcext:value-type="float">
            <text:p>68442</text:p>
          </table:table-cell>
          <table:table-cell table:formula="of:=([.E500]-[.F500])*100/[.E500]" office:value-type="float" office:value="46.8939617312497" calcext:value-type="float">
            <text:p>46.8939617312</text:p>
          </table:table-cell>
          <table:table-cell table:formula="of:=IF([.E500]&gt;[.F500]; 1; 0)" office:value-type="float" office:value="1" calcext:value-type="float">
            <text:p>1</text:p>
          </table:table-cell>
          <table:table-cell office:value-type="float" office:value="63490" calcext:value-type="float">
            <text:p>63490</text:p>
          </table:table-cell>
          <table:table-cell office:value-type="float" office:value="36496" calcext:value-type="float">
            <text:p>36496</text:p>
          </table:table-cell>
          <table:table-cell table:formula="of:=([.I500]-[.J500])*100/[.I500]" office:value-type="float" office:value="42.5169318002835" calcext:value-type="float">
            <text:p>42.5169318003</text:p>
          </table:table-cell>
          <table:table-cell table:formula="of:=IF([.I500]&gt;[.J500]; 1; 0)" office:value-type="float" office:value="1" calcext:value-type="float">
            <text:p>1</text:p>
          </table:table-cell>
          <table:table-cell office:value-type="float" office:value="64033" calcext:value-type="float">
            <text:p>64033</text:p>
          </table:table-cell>
          <table:table-cell office:value-type="float" office:value="36109" calcext:value-type="float">
            <text:p>36109</text:p>
          </table:table-cell>
          <table:table-cell table:formula="of:=([.M500]-[.N500])*100/[.M500]" office:value-type="float" office:value="43.6087642309434" calcext:value-type="float">
            <text:p>43.6087642309</text:p>
          </table:table-cell>
          <table:table-cell table:formula="of:=IF([.M500]&gt;[.N5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9180" calcext:value-type="float">
            <text:p>9180</text:p>
          </table:table-cell>
          <table:table-cell table:formula="of:=([.A501]-[.B501])*100/[.A501]" office:value-type="float" office:value="6.65988815455008" calcext:value-type="float">
            <text:p>6.6598881546</text:p>
          </table:table-cell>
          <table:table-cell table:formula="of:=IF([.A501]&gt;[.B501]; 1; 0)" office:value-type="float" office:value="1" calcext:value-type="float">
            <text:p>1</text:p>
          </table:table-cell>
          <table:table-cell office:value-type="float" office:value="9834" calcext:value-type="float">
            <text:p>9834</text:p>
          </table:table-cell>
          <table:table-cell office:value-type="float" office:value="9153" calcext:value-type="float">
            <text:p>9153</text:p>
          </table:table-cell>
          <table:table-cell table:formula="of:=([.E501]-[.F501])*100/[.E501]" office:value-type="float" office:value="6.92495424039048" calcext:value-type="float">
            <text:p>6.9249542404</text:p>
          </table:table-cell>
          <table:table-cell table:formula="of:=IF([.E501]&gt;[.F501]; 1; 0)" office:value-type="float" office:value="1" calcext:value-type="float">
            <text:p>1</text:p>
          </table:table-cell>
          <table:table-cell office:value-type="float" office:value="9771" calcext:value-type="float">
            <text:p>9771</text:p>
          </table:table-cell>
          <table:table-cell office:value-type="float" office:value="9122" calcext:value-type="float">
            <text:p>9122</text:p>
          </table:table-cell>
          <table:table-cell table:formula="of:=([.I501]-[.J501])*100/[.I501]" office:value-type="float" office:value="6.6421041858561" calcext:value-type="float">
            <text:p>6.6421041859</text:p>
          </table:table-cell>
          <table:table-cell table:formula="of:=IF([.I501]&gt;[.J501]; 1; 0)" office:value-type="float" office:value="1" calcext:value-type="float">
            <text:p>1</text:p>
          </table:table-cell>
          <table:table-cell office:value-type="float" office:value="7816" calcext:value-type="float">
            <text:p>7816</text:p>
          </table:table-cell>
          <table:table-cell office:value-type="float" office:value="7123" calcext:value-type="float">
            <text:p>7123</text:p>
          </table:table-cell>
          <table:table-cell table:formula="of:=([.M501]-[.N501])*100/[.M501]" office:value-type="float" office:value="8.86642784032753" calcext:value-type="float">
            <text:p>8.8664278403</text:p>
          </table:table-cell>
          <table:table-cell table:formula="of:=IF([.M501]&gt;[.N5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47" calcext:value-type="float">
            <text:p>118047</text:p>
          </table:table-cell>
          <table:table-cell office:value-type="float" office:value="65711" calcext:value-type="float">
            <text:p>65711</text:p>
          </table:table-cell>
          <table:table-cell table:formula="of:=([.A502]-[.B502])*100/[.A502]" office:value-type="float" office:value="44.3348835633265" calcext:value-type="float">
            <text:p>44.3348835633</text:p>
          </table:table-cell>
          <table:table-cell table:formula="of:=IF([.A502]&gt;[.B502]; 1; 0)" office:value-type="float" office:value="1" calcext:value-type="float">
            <text:p>1</text:p>
          </table:table-cell>
          <table:table-cell office:value-type="float" office:value="128835" calcext:value-type="float">
            <text:p>128835</text:p>
          </table:table-cell>
          <table:table-cell office:value-type="float" office:value="67896" calcext:value-type="float">
            <text:p>67896</text:p>
          </table:table-cell>
          <table:table-cell table:formula="of:=([.E502]-[.F502])*100/[.E502]" office:value-type="float" office:value="47.3000349283968" calcext:value-type="float">
            <text:p>47.3000349284</text:p>
          </table:table-cell>
          <table:table-cell table:formula="of:=IF([.E502]&gt;[.F502]; 1; 0)" office:value-type="float" office:value="1" calcext:value-type="float">
            <text:p>1</text:p>
          </table:table-cell>
          <table:table-cell office:value-type="float" office:value="63693" calcext:value-type="float">
            <text:p>63693</text:p>
          </table:table-cell>
          <table:table-cell office:value-type="float" office:value="38096" calcext:value-type="float">
            <text:p>38096</text:p>
          </table:table-cell>
          <table:table-cell table:formula="of:=([.I502]-[.J502])*100/[.I502]" office:value-type="float" office:value="40.1880897429859" calcext:value-type="float">
            <text:p>40.188089743</text:p>
          </table:table-cell>
          <table:table-cell table:formula="of:=IF([.I502]&gt;[.J502]; 1; 0)" office:value-type="float" office:value="1" calcext:value-type="float">
            <text:p>1</text:p>
          </table:table-cell>
          <table:table-cell office:value-type="float" office:value="70413" calcext:value-type="float">
            <text:p>70413</text:p>
          </table:table-cell>
          <table:table-cell office:value-type="float" office:value="35399" calcext:value-type="float">
            <text:p>35399</text:p>
          </table:table-cell>
          <table:table-cell table:formula="of:=([.M502]-[.N502])*100/[.M502]" office:value-type="float" office:value="49.726612983398" calcext:value-type="float">
            <text:p>49.7266129834</text:p>
          </table:table-cell>
          <table:table-cell table:formula="of:=IF([.M502]&gt;[.N5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7312" calcext:value-type="float">
            <text:p>7312</text:p>
          </table:table-cell>
          <table:table-cell table:formula="of:=([.A503]-[.B503])*100/[.A503]" office:value-type="float" office:value="26.9311481962626" calcext:value-type="float">
            <text:p>26.9311481963</text:p>
          </table:table-cell>
          <table:table-cell table:formula="of:=IF([.A503]&gt;[.B503]; 1; 0)"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office:value-type="float" office:value="9317" calcext:value-type="float">
            <text:p>9317</text:p>
          </table:table-cell>
          <table:table-cell table:formula="of:=([.E503]-[.F503])*100/[.E503]" office:value-type="float" office:value="6.73673673673674" calcext:value-type="float">
            <text:p>6.7367367367</text:p>
          </table:table-cell>
          <table:table-cell table:formula="of:=IF([.E503]&gt;[.F503]; 1; 0)" office:value-type="float" office:value="1" calcext:value-type="float">
            <text:p>1</text:p>
          </table:table-cell>
          <table:table-cell office:value-type="float" office:value="7822" calcext:value-type="float">
            <text:p>7822</text:p>
          </table:table-cell>
          <table:table-cell office:value-type="float" office:value="7129" calcext:value-type="float">
            <text:p>7129</text:p>
          </table:table-cell>
          <table:table-cell table:formula="of:=([.I503]-[.J503])*100/[.I503]" office:value-type="float" office:value="8.85962669394017" calcext:value-type="float">
            <text:p>8.8596266939</text:p>
          </table:table-cell>
          <table:table-cell table:formula="of:=IF([.I503]&gt;[.J503]; 1; 0)" office:value-type="float" office:value="1" calcext:value-type="float">
            <text:p>1</text:p>
          </table:table-cell>
          <table:table-cell office:value-type="float" office:value="7868" calcext:value-type="float">
            <text:p>7868</text:p>
          </table:table-cell>
          <table:table-cell office:value-type="float" office:value="7257" calcext:value-type="float">
            <text:p>7257</text:p>
          </table:table-cell>
          <table:table-cell table:formula="of:=([.M503]-[.N503])*100/[.M503]" office:value-type="float" office:value="7.76563294356889" calcext:value-type="float">
            <text:p>7.7656329436</text:p>
          </table:table-cell>
          <table:table-cell table:formula="of:=IF([.M503]&gt;[.N5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45" calcext:value-type="float">
            <text:p>132045</text:p>
          </table:table-cell>
          <table:table-cell office:value-type="float" office:value="67002" calcext:value-type="float">
            <text:p>67002</text:p>
          </table:table-cell>
          <table:table-cell table:formula="of:=([.A504]-[.B504])*100/[.A504]" office:value-type="float" office:value="49.2582074292855" calcext:value-type="float">
            <text:p>49.2582074293</text:p>
          </table:table-cell>
          <table:table-cell table:formula="of:=IF([.A504]&gt;[.B504]; 1; 0)" office:value-type="float" office:value="1" calcext:value-type="float">
            <text:p>1</text:p>
          </table:table-cell>
          <table:table-cell office:value-type="float" office:value="129083" calcext:value-type="float">
            <text:p>129083</text:p>
          </table:table-cell>
          <table:table-cell office:value-type="float" office:value="69002" calcext:value-type="float">
            <text:p>69002</text:p>
          </table:table-cell>
          <table:table-cell table:formula="of:=([.E504]-[.F504])*100/[.E504]" office:value-type="float" office:value="46.5444713866272" calcext:value-type="float">
            <text:p>46.5444713866</text:p>
          </table:table-cell>
          <table:table-cell table:formula="of:=IF([.E504]&gt;[.F504]; 1; 0)" office:value-type="float" office:value="1" calcext:value-type="float">
            <text:p>1</text:p>
          </table:table-cell>
          <table:table-cell office:value-type="float" office:value="63455" calcext:value-type="float">
            <text:p>63455</text:p>
          </table:table-cell>
          <table:table-cell office:value-type="float" office:value="37723" calcext:value-type="float">
            <text:p>37723</text:p>
          </table:table-cell>
          <table:table-cell table:formula="of:=([.I504]-[.J504])*100/[.I504]" office:value-type="float" office:value="40.5515719801434" calcext:value-type="float">
            <text:p>40.5515719801</text:p>
          </table:table-cell>
          <table:table-cell table:formula="of:=IF([.I504]&gt;[.J504]; 1; 0)" office:value-type="float" office:value="1" calcext:value-type="float">
            <text:p>1</text:p>
          </table:table-cell>
          <table:table-cell office:value-type="float" office:value="63942" calcext:value-type="float">
            <text:p>63942</text:p>
          </table:table-cell>
          <table:table-cell office:value-type="float" office:value="35273" calcext:value-type="float">
            <text:p>35273</text:p>
          </table:table-cell>
          <table:table-cell table:formula="of:=([.M504]-[.N504])*100/[.M504]" office:value-type="float" office:value="44.8359450752244" calcext:value-type="float">
            <text:p>44.8359450752</text:p>
          </table:table-cell>
          <table:table-cell table:formula="of:=IF([.M504]&gt;[.N5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9470" calcext:value-type="float">
            <text:p>9470</text:p>
          </table:table-cell>
          <table:table-cell table:formula="of:=([.A505]-[.B505])*100/[.A505]" office:value-type="float" office:value="7.1022169903865" calcext:value-type="float">
            <text:p>7.1022169904</text:p>
          </table:table-cell>
          <table:table-cell table:formula="of:=IF([.A505]&gt;[.B505]; 1; 0)" office:value-type="float" office:value="1" calcext:value-type="float">
            <text:p>1</text:p>
          </table:table-cell>
          <table:table-cell office:value-type="float" office:value="10137" calcext:value-type="float">
            <text:p>10137</text:p>
          </table:table-cell>
          <table:table-cell office:value-type="float" office:value="7428" calcext:value-type="float">
            <text:p>7428</text:p>
          </table:table-cell>
          <table:table-cell table:formula="of:=([.E505]-[.F505])*100/[.E505]" office:value-type="float" office:value="26.7238828055638" calcext:value-type="float">
            <text:p>26.7238828056</text:p>
          </table:table-cell>
          <table:table-cell table:formula="of:=IF([.E505]&gt;[.F505]; 1; 0)" office:value-type="float" office:value="1" calcext:value-type="float">
            <text:p>1</text:p>
          </table:table-cell>
          <table:table-cell office:value-type="float" office:value="10817" calcext:value-type="float">
            <text:p>10817</text:p>
          </table:table-cell>
          <table:table-cell office:value-type="float" office:value="9376" calcext:value-type="float">
            <text:p>9376</text:p>
          </table:table-cell>
          <table:table-cell table:formula="of:=([.I505]-[.J505])*100/[.I505]" office:value-type="float" office:value="13.3216233706203" calcext:value-type="float">
            <text:p>13.3216233706</text:p>
          </table:table-cell>
          <table:table-cell table:formula="of:=IF([.I505]&gt;[.J505]; 1; 0)" office:value-type="float" office:value="1" calcext:value-type="float">
            <text:p>1</text:p>
          </table:table-cell>
          <table:table-cell office:value-type="float" office:value="8122" calcext:value-type="float">
            <text:p>8122</text:p>
          </table:table-cell>
          <table:table-cell office:value-type="float" office:value="7353" calcext:value-type="float">
            <text:p>7353</text:p>
          </table:table-cell>
          <table:table-cell table:formula="of:=([.M505]-[.N505])*100/[.M505]" office:value-type="float" office:value="9.46811130263482" calcext:value-type="float">
            <text:p>9.4681113026</text:p>
          </table:table-cell>
          <table:table-cell table:formula="of:=IF([.M505]&gt;[.N5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74" calcext:value-type="float">
            <text:p>118374</text:p>
          </table:table-cell>
          <table:table-cell office:value-type="float" office:value="64274" calcext:value-type="float">
            <text:p>64274</text:p>
          </table:table-cell>
          <table:table-cell table:formula="of:=([.A506]-[.B506])*100/[.A506]" office:value-type="float" office:value="45.7026036122797" calcext:value-type="float">
            <text:p>45.7026036123</text:p>
          </table:table-cell>
          <table:table-cell table:formula="of:=IF([.A506]&gt;[.B506]; 1; 0)" office:value-type="float" office:value="1" calcext:value-type="float">
            <text:p>1</text:p>
          </table:table-cell>
          <table:table-cell office:value-type="float" office:value="128958" calcext:value-type="float">
            <text:p>128958</text:p>
          </table:table-cell>
          <table:table-cell office:value-type="float" office:value="56855" calcext:value-type="float">
            <text:p>56855</text:p>
          </table:table-cell>
          <table:table-cell table:formula="of:=([.E506]-[.F506])*100/[.E506]" office:value-type="float" office:value="55.9120023573567" calcext:value-type="float">
            <text:p>55.9120023574</text:p>
          </table:table-cell>
          <table:table-cell table:formula="of:=IF([.E506]&gt;[.F506]; 1; 0)" office:value-type="float" office:value="1" calcext:value-type="float">
            <text:p>1</text:p>
          </table:table-cell>
          <table:table-cell office:value-type="float" office:value="63546" calcext:value-type="float">
            <text:p>63546</text:p>
          </table:table-cell>
          <table:table-cell office:value-type="float" office:value="35472" calcext:value-type="float">
            <text:p>35472</text:p>
          </table:table-cell>
          <table:table-cell table:formula="of:=([.I506]-[.J506])*100/[.I506]" office:value-type="float" office:value="44.1790199225758" calcext:value-type="float">
            <text:p>44.1790199226</text:p>
          </table:table-cell>
          <table:table-cell table:formula="of:=IF([.I506]&gt;[.J506]; 1; 0)" office:value-type="float" office:value="1" calcext:value-type="float">
            <text:p>1</text:p>
          </table:table-cell>
          <table:table-cell office:value-type="float" office:value="64087" calcext:value-type="float">
            <text:p>64087</text:p>
          </table:table-cell>
          <table:table-cell office:value-type="float" office:value="44546" calcext:value-type="float">
            <text:p>44546</text:p>
          </table:table-cell>
          <table:table-cell table:formula="of:=([.M506]-[.N506])*100/[.M506]" office:value-type="float" office:value="30.49136330301" calcext:value-type="float">
            <text:p>30.491363303</text:p>
          </table:table-cell>
          <table:table-cell table:formula="of:=IF([.M506]&gt;[.N5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9679" calcext:value-type="float">
            <text:p>9679</text:p>
          </table:table-cell>
          <table:table-cell table:formula="of:=([.A507]-[.B507])*100/[.A507]" office:value-type="float" office:value="5.85546153097948" calcext:value-type="float">
            <text:p>5.855461531</text:p>
          </table:table-cell>
          <table:table-cell table:formula="of:=IF([.A507]&gt;[.B507]; 1; 0)" office:value-type="float" office:value="1" calcext:value-type="float">
            <text:p>1</text:p>
          </table:table-cell>
          <table:table-cell office:value-type="float" office:value="10402" calcext:value-type="float">
            <text:p>10402</text:p>
          </table:table-cell>
          <table:table-cell office:value-type="float" office:value="9645" calcext:value-type="float">
            <text:p>9645</text:p>
          </table:table-cell>
          <table:table-cell table:formula="of:=([.E507]-[.F507])*100/[.E507]" office:value-type="float" office:value="7.27744664487599" calcext:value-type="float">
            <text:p>7.2774466449</text:p>
          </table:table-cell>
          <table:table-cell table:formula="of:=IF([.E507]&gt;[.F507]; 1; 0)" office:value-type="float" office:value="1" calcext:value-type="float">
            <text:p>1</text:p>
          </table:table-cell>
          <table:table-cell office:value-type="float" office:value="10166" calcext:value-type="float">
            <text:p>10166</text:p>
          </table:table-cell>
          <table:table-cell office:value-type="float" office:value="9510" calcext:value-type="float">
            <text:p>9510</text:p>
          </table:table-cell>
          <table:table-cell table:formula="of:=([.I507]-[.J507])*100/[.I507]" office:value-type="float" office:value="6.45288215620696" calcext:value-type="float">
            <text:p>6.4528821562</text:p>
          </table:table-cell>
          <table:table-cell table:formula="of:=IF([.I507]&gt;[.J507]; 1; 0)" office:value-type="float" office:value="1" calcext:value-type="float">
            <text:p>1</text:p>
          </table:table-cell>
          <table:table-cell office:value-type="float" office:value="17910" calcext:value-type="float">
            <text:p>17910</text:p>
          </table:table-cell>
          <table:table-cell office:value-type="float" office:value="9984" calcext:value-type="float">
            <text:p>9984</text:p>
          </table:table-cell>
          <table:table-cell table:formula="of:=([.M507]-[.N507])*100/[.M507]" office:value-type="float" office:value="44.2546063651591" calcext:value-type="float">
            <text:p>44.2546063652</text:p>
          </table:table-cell>
          <table:table-cell table:formula="of:=IF([.M507]&gt;[.N5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2" calcext:value-type="float">
            <text:p>118052</text:p>
          </table:table-cell>
          <table:table-cell office:value-type="float" office:value="63441" calcext:value-type="float">
            <text:p>63441</text:p>
          </table:table-cell>
          <table:table-cell table:formula="of:=([.A508]-[.B508])*100/[.A508]" office:value-type="float" office:value="46.2601226578118" calcext:value-type="float">
            <text:p>46.2601226578</text:p>
          </table:table-cell>
          <table:table-cell table:formula="of:=IF([.A508]&gt;[.B508]; 1; 0)" office:value-type="float" office:value="1" calcext:value-type="float">
            <text:p>1</text:p>
          </table:table-cell>
          <table:table-cell office:value-type="float" office:value="129225" calcext:value-type="float">
            <text:p>129225</text:p>
          </table:table-cell>
          <table:table-cell office:value-type="float" office:value="65353" calcext:value-type="float">
            <text:p>65353</text:p>
          </table:table-cell>
          <table:table-cell table:formula="of:=([.E508]-[.F508])*100/[.E508]" office:value-type="float" office:value="49.4269684658541" calcext:value-type="float">
            <text:p>49.4269684659</text:p>
          </table:table-cell>
          <table:table-cell table:formula="of:=IF([.E508]&gt;[.F508]; 1; 0)" office:value-type="float" office:value="1" calcext:value-type="float">
            <text:p>1</text:p>
          </table:table-cell>
          <table:table-cell office:value-type="float" office:value="63458" calcext:value-type="float">
            <text:p>63458</text:p>
          </table:table-cell>
          <table:table-cell office:value-type="float" office:value="35218" calcext:value-type="float">
            <text:p>35218</text:p>
          </table:table-cell>
          <table:table-cell table:formula="of:=([.I508]-[.J508])*100/[.I508]" office:value-type="float" office:value="44.5018752560749" calcext:value-type="float">
            <text:p>44.5018752561</text:p>
          </table:table-cell>
          <table:table-cell table:formula="of:=IF([.I508]&gt;[.J508]; 1; 0)" office:value-type="float" office:value="1" calcext:value-type="float">
            <text:p>1</text:p>
          </table:table-cell>
          <table:table-cell office:value-type="float" office:value="78611" calcext:value-type="float">
            <text:p>78611</text:p>
          </table:table-cell>
          <table:table-cell office:value-type="float" office:value="42680" calcext:value-type="float">
            <text:p>42680</text:p>
          </table:table-cell>
          <table:table-cell table:formula="of:=([.M508]-[.N508])*100/[.M508]" office:value-type="float" office:value="45.7073437559629" calcext:value-type="float">
            <text:p>45.707343756</text:p>
          </table:table-cell>
          <table:table-cell table:formula="of:=IF([.M508]&gt;[.N5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9728" calcext:value-type="float">
            <text:p>9728</text:p>
          </table:table-cell>
          <table:table-cell table:formula="of:=([.A509]-[.B509])*100/[.A509]" office:value-type="float" office:value="6.9980879541109" calcext:value-type="float">
            <text:p>6.9980879541</text:p>
          </table:table-cell>
          <table:table-cell table:formula="of:=IF([.A509]&gt;[.B509]; 1; 0)" office:value-type="float" office:value="1" calcext:value-type="float">
            <text:p>1</text:p>
          </table:table-cell>
          <table:table-cell office:value-type="float" office:value="10467" calcext:value-type="float">
            <text:p>10467</text:p>
          </table:table-cell>
          <table:table-cell office:value-type="float" office:value="9739" calcext:value-type="float">
            <text:p>9739</text:p>
          </table:table-cell>
          <table:table-cell table:formula="of:=([.E509]-[.F509])*100/[.E509]" office:value-type="float" office:value="6.95519250979268" calcext:value-type="float">
            <text:p>6.9551925098</text:p>
          </table:table-cell>
          <table:table-cell table:formula="of:=IF([.E509]&gt;[.F509]; 1; 0)" office:value-type="float" office:value="1" calcext:value-type="float">
            <text:p>1</text:p>
          </table:table-cell>
          <table:table-cell office:value-type="float" office:value="10331" calcext:value-type="float">
            <text:p>10331</text:p>
          </table:table-cell>
          <table:table-cell office:value-type="float" office:value="9640" calcext:value-type="float">
            <text:p>9640</text:p>
          </table:table-cell>
          <table:table-cell table:formula="of:=([.I509]-[.J509])*100/[.I509]" office:value-type="float" office:value="6.68860710483012" calcext:value-type="float">
            <text:p>6.6886071048</text:p>
          </table:table-cell>
          <table:table-cell table:formula="of:=IF([.I509]&gt;[.J509]; 1; 0)" office:value-type="float" office:value="1" calcext:value-type="float">
            <text:p>1</text:p>
          </table:table-cell>
          <table:table-cell office:value-type="float" office:value="10507" calcext:value-type="float">
            <text:p>10507</text:p>
          </table:table-cell>
          <table:table-cell office:value-type="float" office:value="9737" calcext:value-type="float">
            <text:p>9737</text:p>
          </table:table-cell>
          <table:table-cell table:formula="of:=([.M509]-[.N509])*100/[.M509]" office:value-type="float" office:value="7.32844770153231" calcext:value-type="float">
            <text:p>7.3284477015</text:p>
          </table:table-cell>
          <table:table-cell table:formula="of:=IF([.M509]&gt;[.N5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07" calcext:value-type="float">
            <text:p>118307</text:p>
          </table:table-cell>
          <table:table-cell office:value-type="float" office:value="62862" calcext:value-type="float">
            <text:p>62862</text:p>
          </table:table-cell>
          <table:table-cell table:formula="of:=([.A510]-[.B510])*100/[.A510]" office:value-type="float" office:value="46.8653587699798" calcext:value-type="float">
            <text:p>46.86535877</text:p>
          </table:table-cell>
          <table:table-cell table:formula="of:=IF([.A510]&gt;[.B510]; 1; 0)" office:value-type="float" office:value="1" calcext:value-type="float">
            <text:p>1</text:p>
          </table:table-cell>
          <table:table-cell office:value-type="float" office:value="128871" calcext:value-type="float">
            <text:p>128871</text:p>
          </table:table-cell>
          <table:table-cell office:value-type="float" office:value="66670" calcext:value-type="float">
            <text:p>66670</text:p>
          </table:table-cell>
          <table:table-cell table:formula="of:=([.E510]-[.F510])*100/[.E510]" office:value-type="float" office:value="48.2660955529173" calcext:value-type="float">
            <text:p>48.2660955529</text:p>
          </table:table-cell>
          <table:table-cell table:formula="of:=IF([.E510]&gt;[.F510]; 1; 0)" office:value-type="float" office:value="1" calcext:value-type="float">
            <text:p>1</text:p>
          </table:table-cell>
          <table:table-cell office:value-type="float" office:value="63448" calcext:value-type="float">
            <text:p>63448</text:p>
          </table:table-cell>
          <table:table-cell office:value-type="float" office:value="34886" calcext:value-type="float">
            <text:p>34886</text:p>
          </table:table-cell>
          <table:table-cell table:formula="of:=([.I510]-[.J510])*100/[.I510]" office:value-type="float" office:value="45.0163913756147" calcext:value-type="float">
            <text:p>45.0163913756</text:p>
          </table:table-cell>
          <table:table-cell table:formula="of:=IF([.I510]&gt;[.J510]; 1; 0)" office:value-type="float" office:value="1" calcext:value-type="float">
            <text:p>1</text:p>
          </table:table-cell>
          <table:table-cell office:value-type="float" office:value="80726" calcext:value-type="float">
            <text:p>80726</text:p>
          </table:table-cell>
          <table:table-cell office:value-type="float" office:value="42395" calcext:value-type="float">
            <text:p>42395</text:p>
          </table:table-cell>
          <table:table-cell table:formula="of:=([.M510]-[.N510])*100/[.M510]" office:value-type="float" office:value="47.4828431979783" calcext:value-type="float">
            <text:p>47.482843198</text:p>
          </table:table-cell>
          <table:table-cell table:formula="of:=IF([.M510]&gt;[.N5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9884" calcext:value-type="float">
            <text:p>9884</text:p>
          </table:table-cell>
          <table:table-cell table:formula="of:=([.A511]-[.B511])*100/[.A511]" office:value-type="float" office:value="6.93032015065913" calcext:value-type="float">
            <text:p>6.9303201507</text:p>
          </table:table-cell>
          <table:table-cell table:formula="of:=IF([.A511]&gt;[.B511]; 1; 0)" office:value-type="float" office:value="1" calcext:value-type="float">
            <text:p>1</text:p>
          </table:table-cell>
          <table:table-cell office:value-type="float" office:value="10605" calcext:value-type="float">
            <text:p>10605</text:p>
          </table:table-cell>
          <table:table-cell office:value-type="float" office:value="9890" calcext:value-type="float">
            <text:p>9890</text:p>
          </table:table-cell>
          <table:table-cell table:formula="of:=([.E511]-[.F511])*100/[.E511]" office:value-type="float" office:value="6.74210278170674" calcext:value-type="float">
            <text:p>6.7421027817</text:p>
          </table:table-cell>
          <table:table-cell table:formula="of:=IF([.E511]&gt;[.F511]; 1; 0)" office:value-type="float" office:value="1" calcext:value-type="float">
            <text:p>1</text:p>
          </table:table-cell>
          <table:table-cell office:value-type="float" office:value="10480" calcext:value-type="float">
            <text:p>10480</text:p>
          </table:table-cell>
          <table:table-cell office:value-type="float" office:value="7755" calcext:value-type="float">
            <text:p>7755</text:p>
          </table:table-cell>
          <table:table-cell table:formula="of:=([.I511]-[.J511])*100/[.I511]" office:value-type="float" office:value="26.0019083969466" calcext:value-type="float">
            <text:p>26.0019083969</text:p>
          </table:table-cell>
          <table:table-cell table:formula="of:=IF([.I511]&gt;[.J511]; 1; 0)" office:value-type="float" office:value="1" calcext:value-type="float">
            <text:p>1</text:p>
          </table:table-cell>
          <table:table-cell office:value-type="float" office:value="10666" calcext:value-type="float">
            <text:p>10666</text:p>
          </table:table-cell>
          <table:table-cell office:value-type="float" office:value="8074" calcext:value-type="float">
            <text:p>8074</text:p>
          </table:table-cell>
          <table:table-cell table:formula="of:=([.M511]-[.N511])*100/[.M511]" office:value-type="float" office:value="24.3015188449278" calcext:value-type="float">
            <text:p>24.3015188449</text:p>
          </table:table-cell>
          <table:table-cell table:formula="of:=IF([.M511]&gt;[.N5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56" calcext:value-type="float">
            <text:p>96656</text:p>
          </table:table-cell>
          <table:table-cell office:value-type="float" office:value="49985" calcext:value-type="float">
            <text:p>49985</text:p>
          </table:table-cell>
          <table:table-cell table:formula="of:=([.A512]-[.B512])*100/[.A512]" office:value-type="float" office:value="48.2856729018374" calcext:value-type="float">
            <text:p>48.2856729018</text:p>
          </table:table-cell>
          <table:table-cell table:formula="of:=IF([.A512]&gt;[.B512]; 1; 0)" office:value-type="float" office:value="1" calcext:value-type="float">
            <text:p>1</text:p>
          </table:table-cell>
          <table:table-cell office:value-type="float" office:value="129098" calcext:value-type="float">
            <text:p>129098</text:p>
          </table:table-cell>
          <table:table-cell office:value-type="float" office:value="64007" calcext:value-type="float">
            <text:p>64007</text:p>
          </table:table-cell>
          <table:table-cell table:formula="of:=([.E512]-[.F512])*100/[.E512]" office:value-type="float" office:value="50.4198360935104" calcext:value-type="float">
            <text:p>50.4198360935</text:p>
          </table:table-cell>
          <table:table-cell table:formula="of:=IF([.E512]&gt;[.F512]; 1; 0)" office:value-type="float" office:value="1" calcext:value-type="float">
            <text:p>1</text:p>
          </table:table-cell>
          <table:table-cell office:value-type="float" office:value="63492" calcext:value-type="float">
            <text:p>63492</text:p>
          </table:table-cell>
          <table:table-cell office:value-type="float" office:value="36708" calcext:value-type="float">
            <text:p>36708</text:p>
          </table:table-cell>
          <table:table-cell table:formula="of:=([.I512]-[.J512])*100/[.I512]" office:value-type="float" office:value="42.1848421848422" calcext:value-type="float">
            <text:p>42.1848421848</text:p>
          </table:table-cell>
          <table:table-cell table:formula="of:=IF([.I512]&gt;[.J512]; 1; 0)" office:value-type="float" office:value="1" calcext:value-type="float">
            <text:p>1</text:p>
          </table:table-cell>
          <table:table-cell office:value-type="float" office:value="64256" calcext:value-type="float">
            <text:p>64256</text:p>
          </table:table-cell>
          <table:table-cell office:value-type="float" office:value="33913" calcext:value-type="float">
            <text:p>33913</text:p>
          </table:table-cell>
          <table:table-cell table:formula="of:=([.M512]-[.N512])*100/[.M512]" office:value-type="float" office:value="47.2220493027888" calcext:value-type="float">
            <text:p>47.2220493028</text:p>
          </table:table-cell>
          <table:table-cell table:formula="of:=IF([.M512]&gt;[.N5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001" calcext:value-type="float">
            <text:p>8001</text:p>
          </table:table-cell>
          <table:table-cell table:formula="of:=([.A513]-[.B513])*100/[.A513]" office:value-type="float" office:value="8.44490216271885" calcext:value-type="float">
            <text:p>8.4449021627</text:p>
          </table:table-cell>
          <table:table-cell table:formula="of:=IF([.A513]&gt;[.B513]; 1; 0)" office:value-type="float" office:value="1" calcext:value-type="float">
            <text:p>1</text:p>
          </table:table-cell>
          <table:table-cell office:value-type="float" office:value="10766" calcext:value-type="float">
            <text:p>10766</text:p>
          </table:table-cell>
          <table:table-cell office:value-type="float" office:value="10017" calcext:value-type="float">
            <text:p>10017</text:p>
          </table:table-cell>
          <table:table-cell table:formula="of:=([.E513]-[.F513])*100/[.E513]" office:value-type="float" office:value="6.95708712613784" calcext:value-type="float">
            <text:p>6.9570871261</text:p>
          </table:table-cell>
          <table:table-cell table:formula="of:=IF([.E513]&gt;[.F513]; 1; 0)" office:value-type="float" office:value="1" calcext:value-type="float">
            <text:p>1</text:p>
          </table:table-cell>
          <table:table-cell office:value-type="float" office:value="10642" calcext:value-type="float">
            <text:p>10642</text:p>
          </table:table-cell>
          <table:table-cell office:value-type="float" office:value="9879" calcext:value-type="float">
            <text:p>9879</text:p>
          </table:table-cell>
          <table:table-cell table:formula="of:=([.I513]-[.J513])*100/[.I513]" office:value-type="float" office:value="7.16970494267995" calcext:value-type="float">
            <text:p>7.1697049427</text:p>
          </table:table-cell>
          <table:table-cell table:formula="of:=IF([.I513]&gt;[.J513]; 1; 0)" office:value-type="float" office:value="1" calcext:value-type="float">
            <text:p>1</text:p>
          </table:table-cell>
          <table:table-cell office:value-type="float" office:value="8771" calcext:value-type="float">
            <text:p>8771</text:p>
          </table:table-cell>
          <table:table-cell office:value-type="float" office:value="8044" calcext:value-type="float">
            <text:p>8044</text:p>
          </table:table-cell>
          <table:table-cell table:formula="of:=([.M513]-[.N513])*100/[.M513]" office:value-type="float" office:value="8.28867859993159" calcext:value-type="float">
            <text:p>8.2886785999</text:p>
          </table:table-cell>
          <table:table-cell table:formula="of:=IF([.M513]&gt;[.N5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49108" calcext:value-type="float">
            <text:p>49108</text:p>
          </table:table-cell>
          <table:table-cell table:formula="of:=([.A514]-[.B514])*100/[.A514]" office:value-type="float" office:value="49.0528063077083" calcext:value-type="float">
            <text:p>49.0528063077</text:p>
          </table:table-cell>
          <table:table-cell table:formula="of:=IF([.A514]&gt;[.B514]; 1; 0)" office:value-type="float" office:value="1" calcext:value-type="float">
            <text:p>1</text:p>
          </table:table-cell>
          <table:table-cell office:value-type="float" office:value="128909" calcext:value-type="float">
            <text:p>128909</text:p>
          </table:table-cell>
          <table:table-cell office:value-type="float" office:value="63029" calcext:value-type="float">
            <text:p>63029</text:p>
          </table:table-cell>
          <table:table-cell table:formula="of:=([.E514]-[.F514])*100/[.E514]" office:value-type="float" office:value="51.1058188334406" calcext:value-type="float">
            <text:p>51.1058188334</text:p>
          </table:table-cell>
          <table:table-cell table:formula="of:=IF([.E514]&gt;[.F514]; 1; 0)" office:value-type="float" office:value="1" calcext:value-type="float">
            <text:p>1</text:p>
          </table:table-cell>
          <table:table-cell office:value-type="float" office:value="63467" calcext:value-type="float">
            <text:p>63467</text:p>
          </table:table-cell>
          <table:table-cell office:value-type="float" office:value="34297" calcext:value-type="float">
            <text:p>34297</text:p>
          </table:table-cell>
          <table:table-cell table:formula="of:=([.I514]-[.J514])*100/[.I514]" office:value-type="float" office:value="45.9608930625364" calcext:value-type="float">
            <text:p>45.9608930625</text:p>
          </table:table-cell>
          <table:table-cell table:formula="of:=IF([.I514]&gt;[.J514]; 1; 0)" office:value-type="float" office:value="1" calcext:value-type="float">
            <text:p>1</text:p>
          </table:table-cell>
          <table:table-cell office:value-type="float" office:value="63340" calcext:value-type="float">
            <text:p>63340</text:p>
          </table:table-cell>
          <table:table-cell office:value-type="float" office:value="33191" calcext:value-type="float">
            <text:p>33191</text:p>
          </table:table-cell>
          <table:table-cell table:formula="of:=([.M514]-[.N514])*100/[.M514]" office:value-type="float" office:value="47.598673823808" calcext:value-type="float">
            <text:p>47.5986738238</text:p>
          </table:table-cell>
          <table:table-cell table:formula="of:=IF([.M514]&gt;[.N5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8138" calcext:value-type="float">
            <text:p>8138</text:p>
          </table:table-cell>
          <table:table-cell table:formula="of:=([.A515]-[.B515])*100/[.A515]" office:value-type="float" office:value="9.71821610827602" calcext:value-type="float">
            <text:p>9.7182161083</text:p>
          </table:table-cell>
          <table:table-cell table:formula="of:=IF([.A515]&gt;[.B515]; 1; 0)" office:value-type="float" office:value="1" calcext:value-type="float">
            <text:p>1</text:p>
          </table:table-cell>
          <table:table-cell office:value-type="float" office:value="10937" calcext:value-type="float">
            <text:p>10937</text:p>
          </table:table-cell>
          <table:table-cell office:value-type="float" office:value="8145" calcext:value-type="float">
            <text:p>8145</text:p>
          </table:table-cell>
          <table:table-cell table:formula="of:=([.E515]-[.F515])*100/[.E515]" office:value-type="float" office:value="25.5280241382463" calcext:value-type="float">
            <text:p>25.5280241382</text:p>
          </table:table-cell>
          <table:table-cell table:formula="of:=IF([.E515]&gt;[.F515]; 1; 0)" office:value-type="float" office:value="1" calcext:value-type="float">
            <text:p>1</text:p>
          </table:table-cell>
          <table:table-cell office:value-type="float" office:value="10796" calcext:value-type="float">
            <text:p>10796</text:p>
          </table:table-cell>
          <table:table-cell office:value-type="float" office:value="10025" calcext:value-type="float">
            <text:p>10025</text:p>
          </table:table-cell>
          <table:table-cell table:formula="of:=([.I515]-[.J515])*100/[.I515]" office:value-type="float" office:value="7.14153390144498" calcext:value-type="float">
            <text:p>7.1415339014</text:p>
          </table:table-cell>
          <table:table-cell table:formula="of:=IF([.I515]&gt;[.J515]; 1; 0)"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8080" calcext:value-type="float">
            <text:p>8080</text:p>
          </table:table-cell>
          <table:table-cell table:formula="of:=([.M515]-[.N515])*100/[.M515]" office:value-type="float" office:value="9.50834359950722" calcext:value-type="float">
            <text:p>9.5083435995</text:p>
          </table:table-cell>
          <table:table-cell table:formula="of:=IF([.M515]&gt;[.N5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72" calcext:value-type="float">
            <text:p>118372</text:p>
          </table:table-cell>
          <table:table-cell office:value-type="float" office:value="48640" calcext:value-type="float">
            <text:p>48640</text:p>
          </table:table-cell>
          <table:table-cell table:formula="of:=([.A516]-[.B516])*100/[.A516]" office:value-type="float" office:value="58.9092015003548" calcext:value-type="float">
            <text:p>58.9092015004</text:p>
          </table:table-cell>
          <table:table-cell table:formula="of:=IF([.A516]&gt;[.B516]; 1; 0)" office:value-type="float" office:value="1" calcext:value-type="float">
            <text:p>1</text:p>
          </table:table-cell>
          <table:table-cell office:value-type="float" office:value="128993" calcext:value-type="float">
            <text:p>128993</text:p>
          </table:table-cell>
          <table:table-cell office:value-type="float" office:value="62237" calcext:value-type="float">
            <text:p>62237</text:p>
          </table:table-cell>
          <table:table-cell table:formula="of:=([.E516]-[.F516])*100/[.E516]" office:value-type="float" office:value="51.7516454381246" calcext:value-type="float">
            <text:p>51.7516454381</text:p>
          </table:table-cell>
          <table:table-cell table:formula="of:=IF([.E516]&gt;[.F516]; 1; 0)" office:value-type="float" office:value="1" calcext:value-type="float">
            <text:p>1</text:p>
          </table:table-cell>
          <table:table-cell office:value-type="float" office:value="63700" calcext:value-type="float">
            <text:p>63700</text:p>
          </table:table-cell>
          <table:table-cell office:value-type="float" office:value="34052" calcext:value-type="float">
            <text:p>34052</text:p>
          </table:table-cell>
          <table:table-cell table:formula="of:=([.I516]-[.J516])*100/[.I516]" office:value-type="float" office:value="46.5431711145997" calcext:value-type="float">
            <text:p>46.5431711146</text:p>
          </table:table-cell>
          <table:table-cell table:formula="of:=IF([.I516]&gt;[.J516]; 1; 0)" office:value-type="float" office:value="1" calcext:value-type="float">
            <text:p>1</text:p>
          </table:table-cell>
          <table:table-cell office:value-type="float" office:value="64219" calcext:value-type="float">
            <text:p>64219</text:p>
          </table:table-cell>
          <table:table-cell office:value-type="float" office:value="32793" calcext:value-type="float">
            <text:p>32793</text:p>
          </table:table-cell>
          <table:table-cell table:formula="of:=([.M516]-[.N516])*100/[.M516]" office:value-type="float" office:value="48.9356732431212" calcext:value-type="float">
            <text:p>48.9356732431</text:p>
          </table:table-cell>
          <table:table-cell table:formula="of:=IF([.M516]&gt;[.N5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float" office:value="10317" calcext:value-type="float">
            <text:p>10317</text:p>
          </table:table-cell>
          <table:table-cell table:formula="of:=([.A517]-[.B517])*100/[.A517]" office:value-type="float" office:value="7.33788395904437" calcext:value-type="float">
            <text:p>7.337883959</text:p>
          </table:table-cell>
          <table:table-cell table:formula="of:=IF([.A517]&gt;[.B517]; 1; 0)" office:value-type="float" office:value="1" calcext:value-type="float">
            <text:p>1</text:p>
          </table:table-cell>
          <table:table-cell office:value-type="float" office:value="11089" calcext:value-type="float">
            <text:p>11089</text:p>
          </table:table-cell>
          <table:table-cell office:value-type="float" office:value="10362" calcext:value-type="float">
            <text:p>10362</text:p>
          </table:table-cell>
          <table:table-cell table:formula="of:=([.E517]-[.F517])*100/[.E517]" office:value-type="float" office:value="6.55604653259987" calcext:value-type="float">
            <text:p>6.5560465326</text:p>
          </table:table-cell>
          <table:table-cell table:formula="of:=IF([.E517]&gt;[.F517]; 1; 0)" office:value-type="float" office:value="1" calcext:value-type="float">
            <text:p>1</text:p>
          </table:table-cell>
          <table:table-cell office:value-type="float" office:value="10953" calcext:value-type="float">
            <text:p>10953</text:p>
          </table:table-cell>
          <table:table-cell office:value-type="float" office:value="10248" calcext:value-type="float">
            <text:p>10248</text:p>
          </table:table-cell>
          <table:table-cell table:formula="of:=([.I517]-[.J517])*100/[.I517]" office:value-type="float" office:value="6.43659271432484" calcext:value-type="float">
            <text:p>6.4365927143</text:p>
          </table:table-cell>
          <table:table-cell table:formula="of:=IF([.I517]&gt;[.J517]; 1; 0)" office:value-type="float" office:value="1" calcext:value-type="float">
            <text:p>1</text:p>
          </table:table-cell>
          <table:table-cell office:value-type="float" office:value="9053" calcext:value-type="float">
            <text:p>9053</text:p>
          </table:table-cell>
          <table:table-cell office:value-type="float" office:value="8454" calcext:value-type="float">
            <text:p>8454</text:p>
          </table:table-cell>
          <table:table-cell table:formula="of:=([.M517]-[.N517])*100/[.M517]" office:value-type="float" office:value="6.61659118524246" calcext:value-type="float">
            <text:p>6.6165911852</text:p>
          </table:table-cell>
          <table:table-cell table:formula="of:=IF([.M517]&gt;[.N5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33" calcext:value-type="float">
            <text:p>118233</text:p>
          </table:table-cell>
          <table:table-cell office:value-type="float" office:value="57684" calcext:value-type="float">
            <text:p>57684</text:p>
          </table:table-cell>
          <table:table-cell table:formula="of:=([.A518]-[.B518])*100/[.A518]" office:value-type="float" office:value="51.2115906726548" calcext:value-type="float">
            <text:p>51.2115906727</text:p>
          </table:table-cell>
          <table:table-cell table:formula="of:=IF([.A518]&gt;[.B518]; 1; 0)" office:value-type="float" office:value="1" calcext:value-type="float">
            <text:p>1</text:p>
          </table:table-cell>
          <table:table-cell office:value-type="float" office:value="128985" calcext:value-type="float">
            <text:p>128985</text:p>
          </table:table-cell>
          <table:table-cell office:value-type="float" office:value="61401" calcext:value-type="float">
            <text:p>61401</text:p>
          </table:table-cell>
          <table:table-cell table:formula="of:=([.E518]-[.F518])*100/[.E518]" office:value-type="float" office:value="52.3967903244563" calcext:value-type="float">
            <text:p>52.3967903245</text:p>
          </table:table-cell>
          <table:table-cell table:formula="of:=IF([.E518]&gt;[.F518]; 1; 0)" office:value-type="float" office:value="1" calcext:value-type="float">
            <text:p>1</text:p>
          </table:table-cell>
          <table:table-cell office:value-type="float" office:value="63575" calcext:value-type="float">
            <text:p>63575</text:p>
          </table:table-cell>
          <table:table-cell office:value-type="float" office:value="33762" calcext:value-type="float">
            <text:p>33762</text:p>
          </table:table-cell>
          <table:table-cell table:formula="of:=([.I518]-[.J518])*100/[.I518]" office:value-type="float" office:value="46.894219425875" calcext:value-type="float">
            <text:p>46.8942194259</text:p>
          </table:table-cell>
          <table:table-cell table:formula="of:=IF([.I518]&gt;[.J518]; 1; 0)" office:value-type="float" office:value="1" calcext:value-type="float">
            <text:p>1</text:p>
          </table:table-cell>
          <table:table-cell office:value-type="float" office:value="63962" calcext:value-type="float">
            <text:p>63962</text:p>
          </table:table-cell>
          <table:table-cell office:value-type="float" office:value="32274" calcext:value-type="float">
            <text:p>32274</text:p>
          </table:table-cell>
          <table:table-cell table:formula="of:=([.M518]-[.N518])*100/[.M518]" office:value-type="float" office:value="49.5419155123355" calcext:value-type="float">
            <text:p>49.5419155123</text:p>
          </table:table-cell>
          <table:table-cell table:formula="of:=IF([.M518]&gt;[.N5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float" office:value="10449" calcext:value-type="float">
            <text:p>10449</text:p>
          </table:table-cell>
          <table:table-cell table:formula="of:=([.A519]-[.B519])*100/[.A519]" office:value-type="float" office:value="7.10348506401138" calcext:value-type="float">
            <text:p>7.103485064</text:p>
          </table:table-cell>
          <table:table-cell table:formula="of:=IF([.A519]&gt;[.B519]; 1; 0)" office:value-type="float" office:value="1" calcext:value-type="float">
            <text:p>1</text:p>
          </table:table-cell>
          <table:table-cell office:value-type="float" office:value="11238" calcext:value-type="float">
            <text:p>11238</text:p>
          </table:table-cell>
          <table:table-cell office:value-type="float" office:value="10472" calcext:value-type="float">
            <text:p>10472</text:p>
          </table:table-cell>
          <table:table-cell table:formula="of:=([.E519]-[.F519])*100/[.E519]" office:value-type="float" office:value="6.81615945897847" calcext:value-type="float">
            <text:p>6.816159459</text:p>
          </table:table-cell>
          <table:table-cell table:formula="of:=IF([.E519]&gt;[.F519]; 1; 0)" office:value-type="float" office:value="1" calcext:value-type="float">
            <text:p>1</text:p>
          </table:table-cell>
          <table:table-cell office:value-type="float" office:value="11130" calcext:value-type="float">
            <text:p>11130</text:p>
          </table:table-cell>
          <table:table-cell office:value-type="float" office:value="10402" calcext:value-type="float">
            <text:p>10402</text:p>
          </table:table-cell>
          <table:table-cell table:formula="of:=([.I519]-[.J519])*100/[.I519]" office:value-type="float" office:value="6.54088050314465" calcext:value-type="float">
            <text:p>6.5408805031</text:p>
          </table:table-cell>
          <table:table-cell table:formula="of:=IF([.I519]&gt;[.J519]; 1; 0)" office:value-type="float" office:value="1" calcext:value-type="float">
            <text:p>1</text:p>
          </table:table-cell>
          <table:table-cell office:value-type="float" office:value="9191" calcext:value-type="float">
            <text:p>9191</text:p>
          </table:table-cell>
          <table:table-cell office:value-type="float" office:value="8300" calcext:value-type="float">
            <text:p>8300</text:p>
          </table:table-cell>
          <table:table-cell table:formula="of:=([.M519]-[.N519])*100/[.M519]" office:value-type="float" office:value="9.69426612990969" calcext:value-type="float">
            <text:p>9.6942661299</text:p>
          </table:table-cell>
          <table:table-cell table:formula="of:=IF([.M519]&gt;[.N5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89" calcext:value-type="float">
            <text:p>120789</text:p>
          </table:table-cell>
          <table:table-cell office:value-type="float" office:value="56926" calcext:value-type="float">
            <text:p>56926</text:p>
          </table:table-cell>
          <table:table-cell table:formula="of:=([.A520]-[.B520])*100/[.A520]" office:value-type="float" office:value="52.871536315393" calcext:value-type="float">
            <text:p>52.8715363154</text:p>
          </table:table-cell>
          <table:table-cell table:formula="of:=IF([.A520]&gt;[.B520]; 1; 0)" office:value-type="float" office:value="1" calcext:value-type="float">
            <text:p>1</text:p>
          </table:table-cell>
          <table:table-cell office:value-type="float" office:value="128910" calcext:value-type="float">
            <text:p>128910</text:p>
          </table:table-cell>
          <table:table-cell office:value-type="float" office:value="58597" calcext:value-type="float">
            <text:p>58597</text:p>
          </table:table-cell>
          <table:table-cell table:formula="of:=([.E520]-[.F520])*100/[.E520]" office:value-type="float" office:value="54.5442556822589" calcext:value-type="float">
            <text:p>54.5442556823</text:p>
          </table:table-cell>
          <table:table-cell table:formula="of:=IF([.E520]&gt;[.F520]; 1; 0)" office:value-type="float" office:value="1" calcext:value-type="float">
            <text:p>1</text:p>
          </table:table-cell>
          <table:table-cell office:value-type="float" office:value="63495" calcext:value-type="float">
            <text:p>63495</text:p>
          </table:table-cell>
          <table:table-cell office:value-type="float" office:value="33445" calcext:value-type="float">
            <text:p>33445</text:p>
          </table:table-cell>
          <table:table-cell table:formula="of:=([.I520]-[.J520])*100/[.I520]" office:value-type="float" office:value="47.326561146547" calcext:value-type="float">
            <text:p>47.3265611465</text:p>
          </table:table-cell>
          <table:table-cell table:formula="of:=IF([.I520]&gt;[.J520]; 1; 0)" office:value-type="float" office:value="1" calcext:value-type="float">
            <text:p>1</text:p>
          </table:table-cell>
          <table:table-cell office:value-type="float" office:value="63773" calcext:value-type="float">
            <text:p>63773</text:p>
          </table:table-cell>
          <table:table-cell office:value-type="float" office:value="31621" calcext:value-type="float">
            <text:p>31621</text:p>
          </table:table-cell>
          <table:table-cell table:formula="of:=([.M520]-[.N520])*100/[.M520]" office:value-type="float" office:value="50.4163203863704" calcext:value-type="float">
            <text:p>50.4163203864</text:p>
          </table:table-cell>
          <table:table-cell table:formula="of:=IF([.M520]&gt;[.N5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float" office:value="10594" calcext:value-type="float">
            <text:p>10594</text:p>
          </table:table-cell>
          <table:table-cell table:formula="of:=([.A521]-[.B521])*100/[.A521]" office:value-type="float" office:value="7.0212392487274" calcext:value-type="float">
            <text:p>7.0212392487</text:p>
          </table:table-cell>
          <table:table-cell table:formula="of:=IF([.A521]&gt;[.B521]; 1; 0)" office:value-type="float" office:value="1" calcext:value-type="float">
            <text:p>1</text:p>
          </table:table-cell>
          <table:table-cell office:value-type="float" office:value="11397" calcext:value-type="float">
            <text:p>11397</text:p>
          </table:table-cell>
          <table:table-cell office:value-type="float" office:value="10606" calcext:value-type="float">
            <text:p>10606</text:p>
          </table:table-cell>
          <table:table-cell table:formula="of:=([.E521]-[.F521])*100/[.E521]" office:value-type="float" office:value="6.94042291831184" calcext:value-type="float">
            <text:p>6.9404229183</text:p>
          </table:table-cell>
          <table:table-cell table:formula="of:=IF([.E521]&gt;[.F521]; 1; 0)" office:value-type="float" office:value="1" calcext:value-type="float">
            <text:p>1</text:p>
          </table:table-cell>
          <table:table-cell office:value-type="float" office:value="11251" calcext:value-type="float">
            <text:p>11251</text:p>
          </table:table-cell>
          <table:table-cell office:value-type="float" office:value="10465" calcext:value-type="float">
            <text:p>10465</text:p>
          </table:table-cell>
          <table:table-cell table:formula="of:=([.I521]-[.J521])*100/[.I521]" office:value-type="float" office:value="6.98604568482802" calcext:value-type="float">
            <text:p>6.9860456848</text:p>
          </table:table-cell>
          <table:table-cell table:formula="of:=IF([.I521]&gt;[.J521]; 1; 0)" office:value-type="float" office:value="1" calcext:value-type="float">
            <text:p>1</text:p>
          </table:table-cell>
          <table:table-cell office:value-type="float" office:value="9291" calcext:value-type="float">
            <text:p>9291</text:p>
          </table:table-cell>
          <table:table-cell office:value-type="float" office:value="8517" calcext:value-type="float">
            <text:p>8517</text:p>
          </table:table-cell>
          <table:table-cell table:formula="of:=([.M521]-[.N521])*100/[.M521]" office:value-type="float" office:value="8.33064255731353" calcext:value-type="float">
            <text:p>8.3306425573</text:p>
          </table:table-cell>
          <table:table-cell table:formula="of:=IF([.M521]&gt;[.N5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62" calcext:value-type="float">
            <text:p>118062</text:p>
          </table:table-cell>
          <table:table-cell office:value-type="float" office:value="56255" calcext:value-type="float">
            <text:p>56255</text:p>
          </table:table-cell>
          <table:table-cell table:formula="of:=([.A522]-[.B522])*100/[.A522]" office:value-type="float" office:value="52.3513069404211" calcext:value-type="float">
            <text:p>52.3513069404</text:p>
          </table:table-cell>
          <table:table-cell table:formula="of:=IF([.A522]&gt;[.B522]; 1; 0)" office:value-type="float" office:value="1" calcext:value-type="float">
            <text:p>1</text:p>
          </table:table-cell>
          <table:table-cell office:value-type="float" office:value="128884" calcext:value-type="float">
            <text:p>128884</text:p>
          </table:table-cell>
          <table:table-cell office:value-type="float" office:value="58073" calcext:value-type="float">
            <text:p>58073</text:p>
          </table:table-cell>
          <table:table-cell table:formula="of:=([.E522]-[.F522])*100/[.E522]" office:value-type="float" office:value="54.9416529592502" calcext:value-type="float">
            <text:p>54.9416529593</text:p>
          </table:table-cell>
          <table:table-cell table:formula="of:=IF([.E522]&gt;[.F522]; 1; 0)" office:value-type="float" office:value="1" calcext:value-type="float">
            <text:p>1</text:p>
          </table:table-cell>
          <table:table-cell office:value-type="float" office:value="63445" calcext:value-type="float">
            <text:p>63445</text:p>
          </table:table-cell>
          <table:table-cell office:value-type="float" office:value="33142" calcext:value-type="float">
            <text:p>33142</text:p>
          </table:table-cell>
          <table:table-cell table:formula="of:=([.I522]-[.J522])*100/[.I522]" office:value-type="float" office:value="47.7626290487824" calcext:value-type="float">
            <text:p>47.7626290488</text:p>
          </table:table-cell>
          <table:table-cell table:formula="of:=IF([.I522]&gt;[.J522]; 1; 0)" office:value-type="float" office:value="1" calcext:value-type="float">
            <text:p>1</text:p>
          </table:table-cell>
          <table:table-cell office:value-type="float" office:value="63418" calcext:value-type="float">
            <text:p>63418</text:p>
          </table:table-cell>
          <table:table-cell office:value-type="float" office:value="31257" calcext:value-type="float">
            <text:p>31257</text:p>
          </table:table-cell>
          <table:table-cell table:formula="of:=([.M522]-[.N522])*100/[.M522]" office:value-type="float" office:value="50.7127314011795" calcext:value-type="float">
            <text:p>50.7127314012</text:p>
          </table:table-cell>
          <table:table-cell table:formula="of:=IF([.M522]&gt;[.N5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float" office:value="10735" calcext:value-type="float">
            <text:p>10735</text:p>
          </table:table-cell>
          <table:table-cell table:formula="of:=([.A523]-[.B523])*100/[.A523]" office:value-type="float" office:value="7.18485215286184" calcext:value-type="float">
            <text:p>7.1848521529</text:p>
          </table:table-cell>
          <table:table-cell table:formula="of:=IF([.A523]&gt;[.B523]; 1; 0)" office:value-type="float" office:value="1" calcext:value-type="float">
            <text:p>1</text:p>
          </table:table-cell>
          <table:table-cell office:value-type="float" office:value="11554" calcext:value-type="float">
            <text:p>11554</text:p>
          </table:table-cell>
          <table:table-cell office:value-type="float" office:value="10765" calcext:value-type="float">
            <text:p>10765</text:p>
          </table:table-cell>
          <table:table-cell table:formula="of:=([.E523]-[.F523])*100/[.E523]" office:value-type="float" office:value="6.82880387744504" calcext:value-type="float">
            <text:p>6.8288038774</text:p>
          </table:table-cell>
          <table:table-cell table:formula="of:=IF([.E523]&gt;[.F523]; 1; 0)" office:value-type="float" office:value="1" calcext:value-type="float">
            <text:p>1</text:p>
          </table:table-cell>
          <table:table-cell office:value-type="float" office:value="11426" calcext:value-type="float">
            <text:p>11426</text:p>
          </table:table-cell>
          <table:table-cell office:value-type="float" office:value="10670" calcext:value-type="float">
            <text:p>10670</text:p>
          </table:table-cell>
          <table:table-cell table:formula="of:=([.I523]-[.J523])*100/[.I523]" office:value-type="float" office:value="6.61648870995974" calcext:value-type="float">
            <text:p>6.61648871</text:p>
          </table:table-cell>
          <table:table-cell table:formula="of:=IF([.I523]&gt;[.J523]; 1; 0)" office:value-type="float" office:value="1" calcext:value-type="float">
            <text:p>1</text:p>
          </table:table-cell>
          <table:table-cell office:value-type="float" office:value="9446" calcext:value-type="float">
            <text:p>9446</text:p>
          </table:table-cell>
          <table:table-cell office:value-type="float" office:value="8533" calcext:value-type="float">
            <text:p>8533</text:p>
          </table:table-cell>
          <table:table-cell table:formula="of:=([.M523]-[.N523])*100/[.M523]" office:value-type="float" office:value="9.66546686428118" calcext:value-type="float">
            <text:p>9.6654668643</text:p>
          </table:table-cell>
          <table:table-cell table:formula="of:=IF([.M523]&gt;[.N5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11" calcext:value-type="float">
            <text:p>118111</text:p>
          </table:table-cell>
          <table:table-cell office:value-type="float" office:value="55457" calcext:value-type="float">
            <text:p>55457</text:p>
          </table:table-cell>
          <table:table-cell table:formula="of:=([.A524]-[.B524])*100/[.A524]" office:value-type="float" office:value="53.0467102979401" calcext:value-type="float">
            <text:p>53.0467102979</text:p>
          </table:table-cell>
          <table:table-cell table:formula="of:=IF([.A524]&gt;[.B524]; 1; 0)" office:value-type="float" office:value="1" calcext:value-type="float">
            <text:p>1</text:p>
          </table:table-cell>
          <table:table-cell office:value-type="float" office:value="128888" calcext:value-type="float">
            <text:p>128888</text:p>
          </table:table-cell>
          <table:table-cell office:value-type="float" office:value="57090" calcext:value-type="float">
            <text:p>57090</text:p>
          </table:table-cell>
          <table:table-cell table:formula="of:=([.E524]-[.F524])*100/[.E524]" office:value-type="float" office:value="55.7057290050276" calcext:value-type="float">
            <text:p>55.705729005</text:p>
          </table:table-cell>
          <table:table-cell table:formula="of:=IF([.E524]&gt;[.F524]; 1; 0)" office:value-type="float" office:value="1" calcext:value-type="float">
            <text:p>1</text:p>
          </table:table-cell>
          <table:table-cell office:value-type="float" office:value="63484" calcext:value-type="float">
            <text:p>63484</text:p>
          </table:table-cell>
          <table:table-cell office:value-type="float" office:value="32805" calcext:value-type="float">
            <text:p>32805</text:p>
          </table:table-cell>
          <table:table-cell table:formula="of:=([.I524]-[.J524])*100/[.I524]" office:value-type="float" office:value="48.325562346418" calcext:value-type="float">
            <text:p>48.3255623464</text:p>
          </table:table-cell>
          <table:table-cell table:formula="of:=IF([.I524]&gt;[.J524]; 1; 0)" office:value-type="float" office:value="1" calcext:value-type="float">
            <text:p>1</text:p>
          </table:table-cell>
          <table:table-cell office:value-type="float" office:value="63376" calcext:value-type="float">
            <text:p>63376</text:p>
          </table:table-cell>
          <table:table-cell office:value-type="float" office:value="30860" calcext:value-type="float">
            <text:p>30860</text:p>
          </table:table-cell>
          <table:table-cell table:formula="of:=([.M524]-[.N524])*100/[.M524]" office:value-type="float" office:value="51.3064882605403" calcext:value-type="float">
            <text:p>51.3064882605</text:p>
          </table:table-cell>
          <table:table-cell table:formula="of:=IF([.M524]&gt;[.N5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10897" calcext:value-type="float">
            <text:p>10897</text:p>
          </table:table-cell>
          <table:table-cell table:formula="of:=([.A525]-[.B525])*100/[.A525]" office:value-type="float" office:value="6.87120758909495" calcext:value-type="float">
            <text:p>6.8712075891</text:p>
          </table:table-cell>
          <table:table-cell table:formula="of:=IF([.A525]&gt;[.B525]; 1; 0)" office:value-type="float" office:value="1" calcext:value-type="float">
            <text:p>1</text:p>
          </table:table-cell>
          <table:table-cell office:value-type="float" office:value="11711" calcext:value-type="float">
            <text:p>11711</text:p>
          </table:table-cell>
          <table:table-cell office:value-type="float" office:value="10898" calcext:value-type="float">
            <text:p>10898</text:p>
          </table:table-cell>
          <table:table-cell table:formula="of:=([.E525]-[.F525])*100/[.E525]" office:value-type="float" office:value="6.94219110238238" calcext:value-type="float">
            <text:p>6.9421911024</text:p>
          </table:table-cell>
          <table:table-cell table:formula="of:=IF([.E525]&gt;[.F525]; 1; 0)" office:value-type="float" office:value="1" calcext:value-type="float">
            <text:p>1</text:p>
          </table:table-cell>
          <table:table-cell office:value-type="float" office:value="11579" calcext:value-type="float">
            <text:p>11579</text:p>
          </table:table-cell>
          <table:table-cell office:value-type="float" office:value="10799" calcext:value-type="float">
            <text:p>10799</text:p>
          </table:table-cell>
          <table:table-cell table:formula="of:=([.I525]-[.J525])*100/[.I525]" office:value-type="float" office:value="6.73633301666811" calcext:value-type="float">
            <text:p>6.7363330167</text:p>
          </table:table-cell>
          <table:table-cell table:formula="of:=IF([.I525]&gt;[.J525]; 1; 0)" office:value-type="float" office:value="1" calcext:value-type="float">
            <text:p>1</text:p>
          </table:table-cell>
          <table:table-cell office:value-type="float" office:value="9584" calcext:value-type="float">
            <text:p>9584</text:p>
          </table:table-cell>
          <table:table-cell office:value-type="float" office:value="8794" calcext:value-type="float">
            <text:p>8794</text:p>
          </table:table-cell>
          <table:table-cell table:formula="of:=([.M525]-[.N525])*100/[.M525]" office:value-type="float" office:value="8.24290484140234" calcext:value-type="float">
            <text:p>8.2429048414</text:p>
          </table:table-cell>
          <table:table-cell table:formula="of:=IF([.M525]&gt;[.N5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23" calcext:value-type="float">
            <text:p>118223</text:p>
          </table:table-cell>
          <table:table-cell office:value-type="float" office:value="44605" calcext:value-type="float">
            <text:p>44605</text:p>
          </table:table-cell>
          <table:table-cell table:formula="of:=([.A526]-[.B526])*100/[.A526]" office:value-type="float" office:value="62.2704549876082" calcext:value-type="float">
            <text:p>62.2704549876</text:p>
          </table:table-cell>
          <table:table-cell table:formula="of:=IF([.A526]&gt;[.B526]; 1; 0)" office:value-type="float" office:value="1" calcext:value-type="float">
            <text:p>1</text:p>
          </table:table-cell>
          <table:table-cell office:value-type="float" office:value="129043" calcext:value-type="float">
            <text:p>129043</text:p>
          </table:table-cell>
          <table:table-cell office:value-type="float" office:value="49651" calcext:value-type="float">
            <text:p>49651</text:p>
          </table:table-cell>
          <table:table-cell table:formula="of:=([.E526]-[.F526])*100/[.E526]" office:value-type="float" office:value="61.5236781537937" calcext:value-type="float">
            <text:p>61.5236781538</text:p>
          </table:table-cell>
          <table:table-cell table:formula="of:=IF([.E526]&gt;[.F526]; 1; 0)" office:value-type="float" office:value="1" calcext:value-type="float">
            <text:p>1</text:p>
          </table:table-cell>
          <table:table-cell office:value-type="float" office:value="63468" calcext:value-type="float">
            <text:p>63468</text:p>
          </table:table-cell>
          <table:table-cell office:value-type="float" office:value="32573" calcext:value-type="float">
            <text:p>32573</text:p>
          </table:table-cell>
          <table:table-cell table:formula="of:=([.I526]-[.J526])*100/[.I526]" office:value-type="float" office:value="48.6780739900422" calcext:value-type="float">
            <text:p>48.67807399</text:p>
          </table:table-cell>
          <table:table-cell table:formula="of:=IF([.I526]&gt;[.J526]; 1; 0)" office:value-type="float" office:value="1" calcext:value-type="float">
            <text:p>1</text:p>
          </table:table-cell>
          <table:table-cell office:value-type="float" office:value="63532" calcext:value-type="float">
            <text:p>63532</text:p>
          </table:table-cell>
          <table:table-cell office:value-type="float" office:value="30474" calcext:value-type="float">
            <text:p>30474</text:p>
          </table:table-cell>
          <table:table-cell table:formula="of:=([.M526]-[.N526])*100/[.M526]" office:value-type="float" office:value="52.0336208524838" calcext:value-type="float">
            <text:p>52.0336208525</text:p>
          </table:table-cell>
          <table:table-cell table:formula="of:=IF([.M526]&gt;[.N5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float" office:value="11025" calcext:value-type="float">
            <text:p>11025</text:p>
          </table:table-cell>
          <table:table-cell table:formula="of:=([.A527]-[.B527])*100/[.A527]" office:value-type="float" office:value="7.62463343108504" calcext:value-type="float">
            <text:p>7.6246334311</text:p>
          </table:table-cell>
          <table:table-cell table:formula="of:=IF([.A527]&gt;[.B527]; 1; 0)" office:value-type="float" office:value="1" calcext:value-type="float">
            <text:p>1</text:p>
          </table:table-cell>
          <table:table-cell office:value-type="float" office:value="13980" calcext:value-type="float">
            <text:p>13980</text:p>
          </table:table-cell>
          <table:table-cell office:value-type="float" office:value="11096" calcext:value-type="float">
            <text:p>11096</text:p>
          </table:table-cell>
          <table:table-cell table:formula="of:=([.E527]-[.F527])*100/[.E527]" office:value-type="float" office:value="20.6294706723891" calcext:value-type="float">
            <text:p>20.6294706724</text:p>
          </table:table-cell>
          <table:table-cell table:formula="of:=IF([.E527]&gt;[.F527]; 1; 0)" office:value-type="float" office:value="1" calcext:value-type="float">
            <text:p>1</text:p>
          </table:table-cell>
          <table:table-cell office:value-type="float" office:value="11739" calcext:value-type="float">
            <text:p>11739</text:p>
          </table:table-cell>
          <table:table-cell office:value-type="float" office:value="10908" calcext:value-type="float">
            <text:p>10908</text:p>
          </table:table-cell>
          <table:table-cell table:formula="of:=([.I527]-[.J527])*100/[.I527]" office:value-type="float" office:value="7.07896754408382" calcext:value-type="float">
            <text:p>7.0789675441</text:p>
          </table:table-cell>
          <table:table-cell table:formula="of:=IF([.I527]&gt;[.J527]; 1; 0)" office:value-type="float" office:value="1" calcext:value-type="float">
            <text:p>1</text:p>
          </table:table-cell>
          <table:table-cell office:value-type="float" office:value="9734" calcext:value-type="float">
            <text:p>9734</text:p>
          </table:table-cell>
          <table:table-cell office:value-type="float" office:value="8933" calcext:value-type="float">
            <text:p>8933</text:p>
          </table:table-cell>
          <table:table-cell table:formula="of:=([.M527]-[.N527])*100/[.M527]" office:value-type="float" office:value="8.22888843229916" calcext:value-type="float">
            <text:p>8.2288884323</text:p>
          </table:table-cell>
          <table:table-cell table:formula="of:=IF([.M527]&gt;[.N5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36" calcext:value-type="float">
            <text:p>118136</text:p>
          </table:table-cell>
          <table:table-cell office:value-type="float" office:value="53992" calcext:value-type="float">
            <text:p>53992</text:p>
          </table:table-cell>
          <table:table-cell table:formula="of:=([.A528]-[.B528])*100/[.A528]" office:value-type="float" office:value="54.2967427371843" calcext:value-type="float">
            <text:p>54.2967427372</text:p>
          </table:table-cell>
          <table:table-cell table:formula="of:=IF([.A528]&gt;[.B528]; 1; 0)" office:value-type="float" office:value="1" calcext:value-type="float">
            <text:p>1</text:p>
          </table:table-cell>
          <table:table-cell office:value-type="float" office:value="129638" calcext:value-type="float">
            <text:p>129638</text:p>
          </table:table-cell>
          <table:table-cell office:value-type="float" office:value="55497" calcext:value-type="float">
            <text:p>55497</text:p>
          </table:table-cell>
          <table:table-cell table:formula="of:=([.E528]-[.F528])*100/[.E528]" office:value-type="float" office:value="57.190792823092" calcext:value-type="float">
            <text:p>57.1907928231</text:p>
          </table:table-cell>
          <table:table-cell table:formula="of:=IF([.E528]&gt;[.F528]; 1; 0)" office:value-type="float" office:value="1" calcext:value-type="float">
            <text:p>1</text:p>
          </table:table-cell>
          <table:table-cell office:value-type="float" office:value="63444" calcext:value-type="float">
            <text:p>63444</text:p>
          </table:table-cell>
          <table:table-cell office:value-type="float" office:value="32224" calcext:value-type="float">
            <text:p>32224</text:p>
          </table:table-cell>
          <table:table-cell table:formula="of:=([.I528]-[.J528])*100/[.I528]" office:value-type="float" office:value="49.2087510245256" calcext:value-type="float">
            <text:p>49.2087510245</text:p>
          </table:table-cell>
          <table:table-cell table:formula="of:=IF([.I528]&gt;[.J528]; 1; 0)" office:value-type="float" office:value="1" calcext:value-type="float">
            <text:p>1</text:p>
          </table:table-cell>
          <table:table-cell office:value-type="float" office:value="63718" calcext:value-type="float">
            <text:p>63718</text:p>
          </table:table-cell>
          <table:table-cell office:value-type="float" office:value="30166" calcext:value-type="float">
            <text:p>30166</text:p>
          </table:table-cell>
          <table:table-cell table:formula="of:=([.M528]-[.N528])*100/[.M528]" office:value-type="float" office:value="52.6570199943501" calcext:value-type="float">
            <text:p>52.6570199944</text:p>
          </table:table-cell>
          <table:table-cell table:formula="of:=IF([.M528]&gt;[.N5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float" office:value="11182" calcext:value-type="float">
            <text:p>11182</text:p>
          </table:table-cell>
          <table:table-cell table:formula="of:=([.A529]-[.B529])*100/[.A529]" office:value-type="float" office:value="6.95623231818938" calcext:value-type="float">
            <text:p>6.9562323182</text:p>
          </table:table-cell>
          <table:table-cell table:formula="of:=IF([.A529]&gt;[.B529]; 1; 0)" office:value-type="float" office:value="1" calcext:value-type="float">
            <text:p>1</text:p>
          </table:table-cell>
          <table:table-cell office:value-type="float" office:value="12029" calcext:value-type="float">
            <text:p>12029</text:p>
          </table:table-cell>
          <table:table-cell office:value-type="float" office:value="11175" calcext:value-type="float">
            <text:p>11175</text:p>
          </table:table-cell>
          <table:table-cell table:formula="of:=([.E529]-[.F529])*100/[.E529]" office:value-type="float" office:value="7.09950951866323" calcext:value-type="float">
            <text:p>7.0995095187</text:p>
          </table:table-cell>
          <table:table-cell table:formula="of:=IF([.E529]&gt;[.F529]; 1; 0)" office:value-type="float" office:value="1" calcext:value-type="float">
            <text:p>1</text:p>
          </table:table-cell>
          <table:table-cell office:value-type="float" office:value="11884" calcext:value-type="float">
            <text:p>11884</text:p>
          </table:table-cell>
          <table:table-cell office:value-type="float" office:value="11054" calcext:value-type="float">
            <text:p>11054</text:p>
          </table:table-cell>
          <table:table-cell table:formula="of:=([.I529]-[.J529])*100/[.I529]" office:value-type="float" office:value="6.98418041063615" calcext:value-type="float">
            <text:p>6.9841804106</text:p>
          </table:table-cell>
          <table:table-cell table:formula="of:=IF([.I529]&gt;[.J529]; 1; 0)" office:value-type="float" office:value="1" calcext:value-type="float">
            <text:p>1</text:p>
          </table:table-cell>
          <table:table-cell office:value-type="float" office:value="9981" calcext:value-type="float">
            <text:p>9981</text:p>
          </table:table-cell>
          <table:table-cell office:value-type="float" office:value="9063" calcext:value-type="float">
            <text:p>9063</text:p>
          </table:table-cell>
          <table:table-cell table:formula="of:=([.M529]-[.N529])*100/[.M529]" office:value-type="float" office:value="9.19747520288548" calcext:value-type="float">
            <text:p>9.1974752029</text:p>
          </table:table-cell>
          <table:table-cell table:formula="of:=IF([.M529]&gt;[.N5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75" calcext:value-type="float">
            <text:p>118075</text:p>
          </table:table-cell>
          <table:table-cell office:value-type="float" office:value="51449" calcext:value-type="float">
            <text:p>51449</text:p>
          </table:table-cell>
          <table:table-cell table:formula="of:=([.A530]-[.B530])*100/[.A530]" office:value-type="float" office:value="56.4268473427906" calcext:value-type="float">
            <text:p>56.4268473428</text:p>
          </table:table-cell>
          <table:table-cell table:formula="of:=IF([.A530]&gt;[.B530]; 1; 0)" office:value-type="float" office:value="1" calcext:value-type="float">
            <text:p>1</text:p>
          </table:table-cell>
          <table:table-cell office:value-type="float" office:value="128880" calcext:value-type="float">
            <text:p>128880</text:p>
          </table:table-cell>
          <table:table-cell office:value-type="float" office:value="56721" calcext:value-type="float">
            <text:p>56721</text:p>
          </table:table-cell>
          <table:table-cell table:formula="of:=([.E530]-[.F530])*100/[.E530]" office:value-type="float" office:value="55.9892923649907" calcext:value-type="float">
            <text:p>55.989292365</text:p>
          </table:table-cell>
          <table:table-cell table:formula="of:=IF([.E530]&gt;[.F530]; 1; 0)" office:value-type="float" office:value="1" calcext:value-type="float">
            <text:p>1</text:p>
          </table:table-cell>
          <table:table-cell office:value-type="float" office:value="63497" calcext:value-type="float">
            <text:p>63497</text:p>
          </table:table-cell>
          <table:table-cell office:value-type="float" office:value="31981" calcext:value-type="float">
            <text:p>31981</text:p>
          </table:table-cell>
          <table:table-cell table:formula="of:=([.I530]-[.J530])*100/[.I530]" office:value-type="float" office:value="49.6338409688647" calcext:value-type="float">
            <text:p>49.6338409689</text:p>
          </table:table-cell>
          <table:table-cell table:formula="of:=IF([.I530]&gt;[.J530]; 1; 0)" office:value-type="float" office:value="1" calcext:value-type="float">
            <text:p>1</text:p>
          </table:table-cell>
          <table:table-cell office:value-type="float" office:value="63589" calcext:value-type="float">
            <text:p>63589</text:p>
          </table:table-cell>
          <table:table-cell office:value-type="float" office:value="30156" calcext:value-type="float">
            <text:p>30156</text:p>
          </table:table-cell>
          <table:table-cell table:formula="of:=([.M530]-[.N530])*100/[.M530]" office:value-type="float" office:value="52.576703517904" calcext:value-type="float">
            <text:p>52.5767035179</text:p>
          </table:table-cell>
          <table:table-cell table:formula="of:=IF([.M530]&gt;[.N5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1343" calcext:value-type="float">
            <text:p>11343</text:p>
          </table:table-cell>
          <table:table-cell table:formula="of:=([.A531]-[.B531])*100/[.A531]" office:value-type="float" office:value="7.02459016393443" calcext:value-type="float">
            <text:p>7.0245901639</text:p>
          </table:table-cell>
          <table:table-cell table:formula="of:=IF([.A531]&gt;[.B531]; 1; 0)" office:value-type="float" office:value="1" calcext:value-type="float">
            <text:p>1</text:p>
          </table:table-cell>
          <table:table-cell office:value-type="float" office:value="12178" calcext:value-type="float">
            <text:p>12178</text:p>
          </table:table-cell>
          <table:table-cell office:value-type="float" office:value="11331" calcext:value-type="float">
            <text:p>11331</text:p>
          </table:table-cell>
          <table:table-cell table:formula="of:=([.E531]-[.F531])*100/[.E531]" office:value-type="float" office:value="6.95516505173263" calcext:value-type="float">
            <text:p>6.9551650517</text:p>
          </table:table-cell>
          <table:table-cell table:formula="of:=IF([.E531]&gt;[.F531]; 1; 0)" office:value-type="float" office:value="1" calcext:value-type="float">
            <text:p>1</text:p>
          </table:table-cell>
          <table:table-cell office:value-type="float" office:value="14068" calcext:value-type="float">
            <text:p>14068</text:p>
          </table:table-cell>
          <table:table-cell office:value-type="float" office:value="11170" calcext:value-type="float">
            <text:p>11170</text:p>
          </table:table-cell>
          <table:table-cell table:formula="of:=([.I531]-[.J531])*100/[.I531]" office:value-type="float" office:value="20.5999431333523" calcext:value-type="float">
            <text:p>20.5999431334</text:p>
          </table:table-cell>
          <table:table-cell table:formula="of:=IF([.I531]&gt;[.J531]; 1; 0)" office:value-type="float" office:value="1" calcext:value-type="float">
            <text:p>1</text:p>
          </table:table-cell>
          <table:table-cell office:value-type="float" office:value="10102" calcext:value-type="float">
            <text:p>10102</text:p>
          </table:table-cell>
          <table:table-cell office:value-type="float" office:value="9463" calcext:value-type="float">
            <text:p>9463</text:p>
          </table:table-cell>
          <table:table-cell table:formula="of:=([.M531]-[.N531])*100/[.M531]" office:value-type="float" office:value="6.32548010294991" calcext:value-type="float">
            <text:p>6.3254801029</text:p>
          </table:table-cell>
          <table:table-cell table:formula="of:=IF([.M531]&gt;[.N5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71" calcext:value-type="float">
            <text:p>118171</text:p>
          </table:table-cell>
          <table:table-cell office:value-type="float" office:value="42287" calcext:value-type="float">
            <text:p>42287</text:p>
          </table:table-cell>
          <table:table-cell table:formula="of:=([.A532]-[.B532])*100/[.A532]" office:value-type="float" office:value="64.2154166419849" calcext:value-type="float">
            <text:p>64.215416642</text:p>
          </table:table-cell>
          <table:table-cell table:formula="of:=IF([.A532]&gt;[.B532]; 1; 0)" office:value-type="float" office:value="1" calcext:value-type="float">
            <text:p>1</text:p>
          </table:table-cell>
          <table:table-cell office:value-type="float" office:value="129265" calcext:value-type="float">
            <text:p>129265</text:p>
          </table:table-cell>
          <table:table-cell office:value-type="float" office:value="53979" calcext:value-type="float">
            <text:p>53979</text:p>
          </table:table-cell>
          <table:table-cell table:formula="of:=([.E532]-[.F532])*100/[.E532]" office:value-type="float" office:value="58.2415967199165" calcext:value-type="float">
            <text:p>58.2415967199</text:p>
          </table:table-cell>
          <table:table-cell table:formula="of:=IF([.E532]&gt;[.F532]; 1; 0)" office:value-type="float" office:value="1" calcext:value-type="float">
            <text:p>1</text:p>
          </table:table-cell>
          <table:table-cell office:value-type="float" office:value="63432" calcext:value-type="float">
            <text:p>63432</text:p>
          </table:table-cell>
          <table:table-cell office:value-type="float" office:value="31641" calcext:value-type="float">
            <text:p>31641</text:p>
          </table:table-cell>
          <table:table-cell table:formula="of:=([.I532]-[.J532])*100/[.I532]" office:value-type="float" office:value="50.118236852062" calcext:value-type="float">
            <text:p>50.1182368521</text:p>
          </table:table-cell>
          <table:table-cell table:formula="of:=IF([.I532]&gt;[.J532]; 1; 0)" office:value-type="float" office:value="1" calcext:value-type="float">
            <text:p>1</text:p>
          </table:table-cell>
          <table:table-cell office:value-type="float" office:value="63606" calcext:value-type="float">
            <text:p>63606</text:p>
          </table:table-cell>
          <table:table-cell office:value-type="float" office:value="33306" calcext:value-type="float">
            <text:p>33306</text:p>
          </table:table-cell>
          <table:table-cell table:formula="of:=([.M532]-[.N532])*100/[.M532]" office:value-type="float" office:value="47.6370153759079" calcext:value-type="float">
            <text:p>47.6370153759</text:p>
          </table:table-cell>
          <table:table-cell table:formula="of:=IF([.M532]&gt;[.N5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14512" calcext:value-type="float">
            <text:p>14512</text:p>
          </table:table-cell>
          <table:table-cell table:formula="of:=([.A533]-[.B533])*100/[.A533]" office:value-type="float" office:value="-40.5656722200697" calcext:value-type="float">
            <text:p>-40.5656722201</text:p>
          </table:table-cell>
          <table:table-cell table:formula="of:=IF([.A533]&gt;[.B533]; 1; 0)" office:value-type="float" office:value="0" calcext:value-type="float">
            <text:p>0</text:p>
          </table:table-cell>
          <table:table-cell office:value-type="float" office:value="12338" calcext:value-type="float">
            <text:p>12338</text:p>
          </table:table-cell>
          <table:table-cell office:value-type="float" office:value="13493" calcext:value-type="float">
            <text:p>13493</text:p>
          </table:table-cell>
          <table:table-cell table:formula="of:=([.E533]-[.F533])*100/[.E533]" office:value-type="float" office:value="-9.36132274274599" calcext:value-type="float">
            <text:p>-9.3613227427</text:p>
          </table:table-cell>
          <table:table-cell table:formula="of:=IF([.E533]&gt;[.F533]; 1; 0)" office:value-type="float" office:value="0" calcext:value-type="float">
            <text:p>0</text:p>
          </table:table-cell>
          <table:table-cell office:value-type="float" office:value="12248" calcext:value-type="float">
            <text:p>12248</text:p>
          </table:table-cell>
          <table:table-cell office:value-type="float" office:value="11303" calcext:value-type="float">
            <text:p>11303</text:p>
          </table:table-cell>
          <table:table-cell table:formula="of:=([.I533]-[.J533])*100/[.I533]" office:value-type="float" office:value="7.71554539516656" calcext:value-type="float">
            <text:p>7.7155453952</text:p>
          </table:table-cell>
          <table:table-cell table:formula="of:=IF([.I533]&gt;[.J533]; 1; 0)" office:value-type="float" office:value="1" calcext:value-type="float">
            <text:p>1</text:p>
          </table:table-cell>
          <table:table-cell office:value-type="float" office:value="10310" calcext:value-type="float">
            <text:p>10310</text:p>
          </table:table-cell>
          <table:table-cell office:value-type="float" office:value="9378" calcext:value-type="float">
            <text:p>9378</text:p>
          </table:table-cell>
          <table:table-cell table:formula="of:=([.M533]-[.N533])*100/[.M533]" office:value-type="float" office:value="9.03976721629486" calcext:value-type="float">
            <text:p>9.0397672163</text:p>
          </table:table-cell>
          <table:table-cell table:formula="of:=IF([.M533]&gt;[.N5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33" calcext:value-type="float">
            <text:p>96033</text:p>
          </table:table-cell>
          <table:table-cell office:value-type="float" office:value="49670" calcext:value-type="float">
            <text:p>49670</text:p>
          </table:table-cell>
          <table:table-cell table:formula="of:=([.A534]-[.B534])*100/[.A534]" office:value-type="float" office:value="48.278196036779" calcext:value-type="float">
            <text:p>48.2781960368</text:p>
          </table:table-cell>
          <table:table-cell table:formula="of:=IF([.A534]&gt;[.B534]; 1; 0)" office:value-type="float" office:value="1" calcext:value-type="float">
            <text:p>1</text:p>
          </table:table-cell>
          <table:table-cell office:value-type="float" office:value="128944" calcext:value-type="float">
            <text:p>128944</text:p>
          </table:table-cell>
          <table:table-cell office:value-type="float" office:value="53152" calcext:value-type="float">
            <text:p>53152</text:p>
          </table:table-cell>
          <table:table-cell table:formula="of:=([.E534]-[.F534])*100/[.E534]" office:value-type="float" office:value="58.7790048393101" calcext:value-type="float">
            <text:p>58.7790048393</text:p>
          </table:table-cell>
          <table:table-cell table:formula="of:=IF([.E534]&gt;[.F534]; 1; 0)" office:value-type="float" office:value="1" calcext:value-type="float">
            <text:p>1</text:p>
          </table:table-cell>
          <table:table-cell office:value-type="float" office:value="63588" calcext:value-type="float">
            <text:p>63588</text:p>
          </table:table-cell>
          <table:table-cell office:value-type="float" office:value="31299" calcext:value-type="float">
            <text:p>31299</text:p>
          </table:table-cell>
          <table:table-cell table:formula="of:=([.I534]-[.J534])*100/[.I534]" office:value-type="float" office:value="50.7784487639177" calcext:value-type="float">
            <text:p>50.7784487639</text:p>
          </table:table-cell>
          <table:table-cell table:formula="of:=IF([.I534]&gt;[.J534]; 1; 0)" office:value-type="float" office:value="1" calcext:value-type="float">
            <text:p>1</text:p>
          </table:table-cell>
          <table:table-cell office:value-type="float" office:value="63422" calcext:value-type="float">
            <text:p>63422</text:p>
          </table:table-cell>
          <table:table-cell office:value-type="float" office:value="29063" calcext:value-type="float">
            <text:p>29063</text:p>
          </table:table-cell>
          <table:table-cell table:formula="of:=([.M534]-[.N534])*100/[.M534]" office:value-type="float" office:value="54.1752073413011" calcext:value-type="float">
            <text:p>54.1752073413</text:p>
          </table:table-cell>
          <table:table-cell table:formula="of:=IF([.M534]&gt;[.N5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11609" calcext:value-type="float">
            <text:p>11609</text:p>
          </table:table-cell>
          <table:table-cell table:formula="of:=([.A535]-[.B535])*100/[.A535]" office:value-type="float" office:value="7.14285714285714" calcext:value-type="float">
            <text:p>7.1428571429</text:p>
          </table:table-cell>
          <table:table-cell table:formula="of:=IF([.A535]&gt;[.B535]; 1; 0)" office:value-type="float" office:value="1" calcext:value-type="float">
            <text:p>1</text:p>
          </table:table-cell>
          <table:table-cell office:value-type="float" office:value="12506" calcext:value-type="float">
            <text:p>12506</text:p>
          </table:table-cell>
          <table:table-cell office:value-type="float" office:value="11629" calcext:value-type="float">
            <text:p>11629</text:p>
          </table:table-cell>
          <table:table-cell table:formula="of:=([.E535]-[.F535])*100/[.E535]" office:value-type="float" office:value="7.01263393571086" calcext:value-type="float">
            <text:p>7.0126339357</text:p>
          </table:table-cell>
          <table:table-cell table:formula="of:=IF([.E535]&gt;[.F535]; 1; 0)" office:value-type="float" office:value="1" calcext:value-type="float">
            <text:p>1</text:p>
          </table:table-cell>
          <table:table-cell office:value-type="float" office:value="12350" calcext:value-type="float">
            <text:p>12350</text:p>
          </table:table-cell>
          <table:table-cell office:value-type="float" office:value="11538" calcext:value-type="float">
            <text:p>11538</text:p>
          </table:table-cell>
          <table:table-cell table:formula="of:=([.I535]-[.J535])*100/[.I535]" office:value-type="float" office:value="6.5748987854251" calcext:value-type="float">
            <text:p>6.5748987854</text:p>
          </table:table-cell>
          <table:table-cell table:formula="of:=IF([.I535]&gt;[.J535]; 1; 0)" office:value-type="float" office:value="1" calcext:value-type="float">
            <text:p>1</text:p>
          </table:table-cell>
          <table:table-cell office:value-type="float" office:value="10409" calcext:value-type="float">
            <text:p>10409</text:p>
          </table:table-cell>
          <table:table-cell office:value-type="float" office:value="9537" calcext:value-type="float">
            <text:p>9537</text:p>
          </table:table-cell>
          <table:table-cell table:formula="of:=([.M535]-[.N535])*100/[.M535]" office:value-type="float" office:value="8.37736574118551" calcext:value-type="float">
            <text:p>8.3773657412</text:p>
          </table:table-cell>
          <table:table-cell table:formula="of:=IF([.M535]&gt;[.N5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12" calcext:value-type="float">
            <text:p>118312</text:p>
          </table:table-cell>
          <table:table-cell office:value-type="float" office:value="50940" calcext:value-type="float">
            <text:p>50940</text:p>
          </table:table-cell>
          <table:table-cell table:formula="of:=([.A536]-[.B536])*100/[.A536]" office:value-type="float" office:value="56.9443505307999" calcext:value-type="float">
            <text:p>56.9443505308</text:p>
          </table:table-cell>
          <table:table-cell table:formula="of:=IF([.A536]&gt;[.B536]; 1; 0)" office:value-type="float" office:value="1" calcext:value-type="float">
            <text:p>1</text:p>
          </table:table-cell>
          <table:table-cell office:value-type="float" office:value="129005" calcext:value-type="float">
            <text:p>129005</text:p>
          </table:table-cell>
          <table:table-cell office:value-type="float" office:value="52528" calcext:value-type="float">
            <text:p>52528</text:p>
          </table:table-cell>
          <table:table-cell table:formula="of:=([.E536]-[.F536])*100/[.E536]" office:value-type="float" office:value="59.2821983644045" calcext:value-type="float">
            <text:p>59.2821983644</text:p>
          </table:table-cell>
          <table:table-cell table:formula="of:=IF([.E536]&gt;[.F536]; 1; 0)" office:value-type="float" office:value="1" calcext:value-type="float">
            <text:p>1</text:p>
          </table:table-cell>
          <table:table-cell office:value-type="float" office:value="63547" calcext:value-type="float">
            <text:p>63547</text:p>
          </table:table-cell>
          <table:table-cell office:value-type="float" office:value="25207" calcext:value-type="float">
            <text:p>25207</text:p>
          </table:table-cell>
          <table:table-cell table:formula="of:=([.I536]-[.J536])*100/[.I536]" office:value-type="float" office:value="60.3332966151038" calcext:value-type="float">
            <text:p>60.3332966151</text:p>
          </table:table-cell>
          <table:table-cell table:formula="of:=IF([.I536]&gt;[.J536]; 1; 0)" office:value-type="float" office:value="1" calcext:value-type="float">
            <text:p>1</text:p>
          </table:table-cell>
          <table:table-cell office:value-type="float" office:value="63378" calcext:value-type="float">
            <text:p>63378</text:p>
          </table:table-cell>
          <table:table-cell office:value-type="float" office:value="28564" calcext:value-type="float">
            <text:p>28564</text:p>
          </table:table-cell>
          <table:table-cell table:formula="of:=([.M536]-[.N536])*100/[.M536]" office:value-type="float" office:value="54.9307330619458" calcext:value-type="float">
            <text:p>54.9307330619</text:p>
          </table:table-cell>
          <table:table-cell table:formula="of:=IF([.M536]&gt;[.N5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float" office:value="11959" calcext:value-type="float">
            <text:p>11959</text:p>
          </table:table-cell>
          <table:table-cell table:formula="of:=([.A537]-[.B537])*100/[.A537]" office:value-type="float" office:value="5.36519743610034" calcext:value-type="float">
            <text:p>5.3651974361</text:p>
          </table:table-cell>
          <table:table-cell table:formula="of:=IF([.A537]&gt;[.B537]; 1; 0)" office:value-type="float" office:value="1" calcext:value-type="float">
            <text:p>1</text:p>
          </table:table-cell>
          <table:table-cell office:value-type="float" office:value="12687" calcext:value-type="float">
            <text:p>12687</text:p>
          </table:table-cell>
          <table:table-cell office:value-type="float" office:value="11796" calcext:value-type="float">
            <text:p>11796</text:p>
          </table:table-cell>
          <table:table-cell table:formula="of:=([.E537]-[.F537])*100/[.E537]" office:value-type="float" office:value="7.02293686450698" calcext:value-type="float">
            <text:p>7.0229368645</text:p>
          </table:table-cell>
          <table:table-cell table:formula="of:=IF([.E537]&gt;[.F537]; 1; 0)" office:value-type="float" office:value="1" calcext:value-type="float">
            <text:p>1</text:p>
          </table:table-cell>
          <table:table-cell office:value-type="float" office:value="10483" calcext:value-type="float">
            <text:p>10483</text:p>
          </table:table-cell>
          <table:table-cell office:value-type="float" office:value="9830" calcext:value-type="float">
            <text:p>9830</text:p>
          </table:table-cell>
          <table:table-cell table:formula="of:=([.I537]-[.J537])*100/[.I537]" office:value-type="float" office:value="6.22913288180864" calcext:value-type="float">
            <text:p>6.2291328818</text:p>
          </table:table-cell>
          <table:table-cell table:formula="of:=IF([.I537]&gt;[.J537]; 1; 0)" office:value-type="float" office:value="1" calcext:value-type="float">
            <text:p>1</text:p>
          </table:table-cell>
          <table:table-cell office:value-type="float" office:value="10524" calcext:value-type="float">
            <text:p>10524</text:p>
          </table:table-cell>
          <table:table-cell office:value-type="float" office:value="9574" calcext:value-type="float">
            <text:p>9574</text:p>
          </table:table-cell>
          <table:table-cell table:formula="of:=([.M537]-[.N537])*100/[.M537]" office:value-type="float" office:value="9.02698593690612" calcext:value-type="float">
            <text:p>9.0269859369</text:p>
          </table:table-cell>
          <table:table-cell table:formula="of:=IF([.M537]&gt;[.N5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68" calcext:value-type="float">
            <text:p>118368</text:p>
          </table:table-cell>
          <table:table-cell office:value-type="float" office:value="48232" calcext:value-type="float">
            <text:p>48232</text:p>
          </table:table-cell>
          <table:table-cell table:formula="of:=([.A538]-[.B538])*100/[.A538]" office:value-type="float" office:value="59.2525006758583" calcext:value-type="float">
            <text:p>59.2525006759</text:p>
          </table:table-cell>
          <table:table-cell table:formula="of:=IF([.A538]&gt;[.B538]; 1; 0)" office:value-type="float" office:value="1" calcext:value-type="float">
            <text:p>1</text:p>
          </table:table-cell>
          <table:table-cell office:value-type="float" office:value="117025" calcext:value-type="float">
            <text:p>117025</text:p>
          </table:table-cell>
          <table:table-cell office:value-type="float" office:value="49544" calcext:value-type="float">
            <text:p>49544</text:p>
          </table:table-cell>
          <table:table-cell table:formula="of:=([.E538]-[.F538])*100/[.E538]" office:value-type="float" office:value="57.6637470625935" calcext:value-type="float">
            <text:p>57.6637470626</text:p>
          </table:table-cell>
          <table:table-cell table:formula="of:=IF([.E538]&gt;[.F538]; 1; 0)" office:value-type="float" office:value="1" calcext:value-type="float">
            <text:p>1</text:p>
          </table:table-cell>
          <table:table-cell office:value-type="float" office:value="51333" calcext:value-type="float">
            <text:p>51333</text:p>
          </table:table-cell>
          <table:table-cell office:value-type="float" office:value="30787" calcext:value-type="float">
            <text:p>30787</text:p>
          </table:table-cell>
          <table:table-cell table:formula="of:=([.I538]-[.J538])*100/[.I538]" office:value-type="float" office:value="40.0249352268521" calcext:value-type="float">
            <text:p>40.0249352269</text:p>
          </table:table-cell>
          <table:table-cell table:formula="of:=IF([.I538]&gt;[.J538]; 1; 0)" office:value-type="float" office:value="1" calcext:value-type="float">
            <text:p>1</text:p>
          </table:table-cell>
          <table:table-cell office:value-type="float" office:value="66545" calcext:value-type="float">
            <text:p>66545</text:p>
          </table:table-cell>
          <table:table-cell office:value-type="float" office:value="28537" calcext:value-type="float">
            <text:p>28537</text:p>
          </table:table-cell>
          <table:table-cell table:formula="of:=([.M538]-[.N538])*100/[.M538]" office:value-type="float" office:value="57.1162371327673" calcext:value-type="float">
            <text:p>57.1162371328</text:p>
          </table:table-cell>
          <table:table-cell table:formula="of:=IF([.M538]&gt;[.N5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9" calcext:value-type="float">
            <text:p>12809</text:p>
          </table:table-cell>
          <table:table-cell office:value-type="float" office:value="9869" calcext:value-type="float">
            <text:p>9869</text:p>
          </table:table-cell>
          <table:table-cell table:formula="of:=([.A539]-[.B539])*100/[.A539]" office:value-type="float" office:value="22.9526114450777" calcext:value-type="float">
            <text:p>22.9526114451</text:p>
          </table:table-cell>
          <table:table-cell table:formula="of:=IF([.A539]&gt;[.B539]; 1; 0)" office:value-type="float" office:value="1" calcext:value-type="float">
            <text:p>1</text:p>
          </table:table-cell>
          <table:table-cell office:value-type="float" office:value="12810" calcext:value-type="float">
            <text:p>12810</text:p>
          </table:table-cell>
          <table:table-cell office:value-type="float" office:value="11918" calcext:value-type="float">
            <text:p>11918</text:p>
          </table:table-cell>
          <table:table-cell table:formula="of:=([.E539]-[.F539])*100/[.E539]" office:value-type="float" office:value="6.96330991412959" calcext:value-type="float">
            <text:p>6.9633099141</text:p>
          </table:table-cell>
          <table:table-cell table:formula="of:=IF([.E539]&gt;[.F539]; 1; 0)" office:value-type="float" office:value="1" calcext:value-type="float">
            <text:p>1</text:p>
          </table:table-cell>
          <table:table-cell office:value-type="float" office:value="12682" calcext:value-type="float">
            <text:p>12682</text:p>
          </table:table-cell>
          <table:table-cell office:value-type="float" office:value="11708" calcext:value-type="float">
            <text:p>11708</text:p>
          </table:table-cell>
          <table:table-cell table:formula="of:=([.I539]-[.J539])*100/[.I539]" office:value-type="float" office:value="7.68017662829207" calcext:value-type="float">
            <text:p>7.6801766283</text:p>
          </table:table-cell>
          <table:table-cell table:formula="of:=IF([.I539]&gt;[.J539]; 1; 0)" office:value-type="float" office:value="1" calcext:value-type="float">
            <text:p>1</text:p>
          </table:table-cell>
          <table:table-cell office:value-type="float" office:value="10804" calcext:value-type="float">
            <text:p>10804</text:p>
          </table:table-cell>
          <table:table-cell office:value-type="float" office:value="9815" calcext:value-type="float">
            <text:p>9815</text:p>
          </table:table-cell>
          <table:table-cell table:formula="of:=([.M539]-[.N539])*100/[.M539]" office:value-type="float" office:value="9.15401703072936" calcext:value-type="float">
            <text:p>9.1540170307</text:p>
          </table:table-cell>
          <table:table-cell table:formula="of:=IF([.M539]&gt;[.N5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61" calcext:value-type="float">
            <text:p>120961</text:p>
          </table:table-cell>
          <table:table-cell office:value-type="float" office:value="47456" calcext:value-type="float">
            <text:p>47456</text:p>
          </table:table-cell>
          <table:table-cell table:formula="of:=([.A540]-[.B540])*100/[.A540]" office:value-type="float" office:value="60.7675201097875" calcext:value-type="float">
            <text:p>60.7675201098</text:p>
          </table:table-cell>
          <table:table-cell table:formula="of:=IF([.A540]&gt;[.B540]; 1; 0)" office:value-type="float" office:value="1" calcext:value-type="float">
            <text:p>1</text:p>
          </table:table-cell>
          <table:table-cell office:value-type="float" office:value="128977" calcext:value-type="float">
            <text:p>128977</text:p>
          </table:table-cell>
          <table:table-cell office:value-type="float" office:value="50773" calcext:value-type="float">
            <text:p>50773</text:p>
          </table:table-cell>
          <table:table-cell table:formula="of:=([.E540]-[.F540])*100/[.E540]" office:value-type="float" office:value="60.6340665389953" calcext:value-type="float">
            <text:p>60.634066539</text:p>
          </table:table-cell>
          <table:table-cell table:formula="of:=IF([.E540]&gt;[.F540]; 1; 0)" office:value-type="float" office:value="1" calcext:value-type="float">
            <text:p>1</text:p>
          </table:table-cell>
          <table:table-cell office:value-type="float" office:value="63431" calcext:value-type="float">
            <text:p>63431</text:p>
          </table:table-cell>
          <table:table-cell office:value-type="float" office:value="30418" calcext:value-type="float">
            <text:p>30418</text:p>
          </table:table-cell>
          <table:table-cell table:formula="of:=([.I540]-[.J540])*100/[.I540]" office:value-type="float" office:value="52.0455297882739" calcext:value-type="float">
            <text:p>52.0455297883</text:p>
          </table:table-cell>
          <table:table-cell table:formula="of:=IF([.I540]&gt;[.J540]; 1; 0)" office:value-type="float" office:value="1" calcext:value-type="float">
            <text:p>1</text:p>
          </table:table-cell>
          <table:table-cell office:value-type="float" office:value="63469" calcext:value-type="float">
            <text:p>63469</text:p>
          </table:table-cell>
          <table:table-cell office:value-type="float" office:value="28037" calcext:value-type="float">
            <text:p>28037</text:p>
          </table:table-cell>
          <table:table-cell table:formula="of:=([.M540]-[.N540])*100/[.M540]" office:value-type="float" office:value="55.8256786777797" calcext:value-type="float">
            <text:p>55.8256786778</text:p>
          </table:table-cell>
          <table:table-cell table:formula="of:=IF([.M540]&gt;[.N5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14067" calcext:value-type="float">
            <text:p>14067</text:p>
          </table:table-cell>
          <table:table-cell table:formula="of:=([.A541]-[.B541])*100/[.A541]" office:value-type="float" office:value="-8.49143914854234" calcext:value-type="float">
            <text:p>-8.4914391485</text:p>
          </table:table-cell>
          <table:table-cell table:formula="of:=IF([.A541]&gt;[.B541]; 1; 0)" office:value-type="float" office:value="0" calcext:value-type="float">
            <text:p>0</text:p>
          </table:table-cell>
          <table:table-cell office:value-type="float" office:value="12975" calcext:value-type="float">
            <text:p>12975</text:p>
          </table:table-cell>
          <table:table-cell office:value-type="float" office:value="12073" calcext:value-type="float">
            <text:p>12073</text:p>
          </table:table-cell>
          <table:table-cell table:formula="of:=([.E541]-[.F541])*100/[.E541]" office:value-type="float" office:value="6.95183044315992" calcext:value-type="float">
            <text:p>6.9518304432</text:p>
          </table:table-cell>
          <table:table-cell table:formula="of:=IF([.E541]&gt;[.F541]; 1; 0)" office:value-type="float" office:value="1" calcext:value-type="float">
            <text:p>1</text:p>
          </table:table-cell>
          <table:table-cell office:value-type="float" office:value="16466" calcext:value-type="float">
            <text:p>16466</text:p>
          </table:table-cell>
          <table:table-cell office:value-type="float" office:value="11949" calcext:value-type="float">
            <text:p>11949</text:p>
          </table:table-cell>
          <table:table-cell table:formula="of:=([.I541]-[.J541])*100/[.I541]" office:value-type="float" office:value="27.4322847078829" calcext:value-type="float">
            <text:p>27.4322847079</text:p>
          </table:table-cell>
          <table:table-cell table:formula="of:=IF([.I541]&gt;[.J541]; 1; 0)" office:value-type="float" office:value="1" calcext:value-type="float">
            <text:p>1</text:p>
          </table:table-cell>
          <table:table-cell office:value-type="float" office:value="10915" calcext:value-type="float">
            <text:p>10915</text:p>
          </table:table-cell>
          <table:table-cell office:value-type="float" office:value="9819" calcext:value-type="float">
            <text:p>9819</text:p>
          </table:table-cell>
          <table:table-cell table:formula="of:=([.M541]-[.N541])*100/[.M541]" office:value-type="float" office:value="10.0412276683463" calcext:value-type="float">
            <text:p>10.0412276683</text:p>
          </table:table-cell>
          <table:table-cell table:formula="of:=IF([.M541]&gt;[.N5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74" calcext:value-type="float">
            <text:p>118074</text:p>
          </table:table-cell>
          <table:table-cell office:value-type="float" office:value="48765" calcext:value-type="float">
            <text:p>48765</text:p>
          </table:table-cell>
          <table:table-cell table:formula="of:=([.A542]-[.B542])*100/[.A542]" office:value-type="float" office:value="58.6996290461914" calcext:value-type="float">
            <text:p>58.6996290462</text:p>
          </table:table-cell>
          <table:table-cell table:formula="of:=IF([.A542]&gt;[.B542]; 1; 0)" office:value-type="float" office:value="1" calcext:value-type="float">
            <text:p>1</text:p>
          </table:table-cell>
          <table:table-cell office:value-type="float" office:value="128847" calcext:value-type="float">
            <text:p>128847</text:p>
          </table:table-cell>
          <table:table-cell office:value-type="float" office:value="49958" calcext:value-type="float">
            <text:p>49958</text:p>
          </table:table-cell>
          <table:table-cell table:formula="of:=([.E542]-[.F542])*100/[.E542]" office:value-type="float" office:value="61.2268814951066" calcext:value-type="float">
            <text:p>61.2268814951</text:p>
          </table:table-cell>
          <table:table-cell table:formula="of:=IF([.E542]&gt;[.F542]; 1; 0)" office:value-type="float" office:value="1" calcext:value-type="float">
            <text:p>1</text:p>
          </table:table-cell>
          <table:table-cell office:value-type="float" office:value="63473" calcext:value-type="float">
            <text:p>63473</text:p>
          </table:table-cell>
          <table:table-cell office:value-type="float" office:value="30155" calcext:value-type="float">
            <text:p>30155</text:p>
          </table:table-cell>
          <table:table-cell table:formula="of:=([.I542]-[.J542])*100/[.I542]" office:value-type="float" office:value="52.4916106060845" calcext:value-type="float">
            <text:p>52.4916106061</text:p>
          </table:table-cell>
          <table:table-cell table:formula="of:=IF([.I542]&gt;[.J542]; 1; 0)" office:value-type="float" office:value="1" calcext:value-type="float">
            <text:p>1</text:p>
          </table:table-cell>
          <table:table-cell office:value-type="float" office:value="63233" calcext:value-type="float">
            <text:p>63233</text:p>
          </table:table-cell>
          <table:table-cell office:value-type="float" office:value="30426" calcext:value-type="float">
            <text:p>30426</text:p>
          </table:table-cell>
          <table:table-cell table:formula="of:=([.M542]-[.N542])*100/[.M542]" office:value-type="float" office:value="51.8827194661016" calcext:value-type="float">
            <text:p>51.8827194661</text:p>
          </table:table-cell>
          <table:table-cell table:formula="of:=IF([.M542]&gt;[.N5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float" office:value="10185" calcext:value-type="float">
            <text:p>10185</text:p>
          </table:table-cell>
          <table:table-cell table:formula="of:=([.A543]-[.B543])*100/[.A543]" office:value-type="float" office:value="22.3289865019446" calcext:value-type="float">
            <text:p>22.3289865019</text:p>
          </table:table-cell>
          <table:table-cell table:formula="of:=IF([.A543]&gt;[.B543]; 1; 0)" office:value-type="float" office:value="1" calcext:value-type="float">
            <text:p>1</text:p>
          </table:table-cell>
          <table:table-cell office:value-type="float" office:value="13130" calcext:value-type="float">
            <text:p>13130</text:p>
          </table:table-cell>
          <table:table-cell office:value-type="float" office:value="14237" calcext:value-type="float">
            <text:p>14237</text:p>
          </table:table-cell>
          <table:table-cell table:formula="of:=([.E543]-[.F543])*100/[.E543]" office:value-type="float" office:value="-8.43107387661843" calcext:value-type="float">
            <text:p>-8.4310738766</text:p>
          </table:table-cell>
          <table:table-cell table:formula="of:=IF([.E543]&gt;[.F543]; 1; 0)" office:value-type="float" office:value="0" calcext:value-type="float">
            <text:p>0</text:p>
          </table:table-cell>
          <table:table-cell office:value-type="float" office:value="13037" calcext:value-type="float">
            <text:p>13037</text:p>
          </table:table-cell>
          <table:table-cell office:value-type="float" office:value="12044" calcext:value-type="float">
            <text:p>12044</text:p>
          </table:table-cell>
          <table:table-cell table:formula="of:=([.I543]-[.J543])*100/[.I543]" office:value-type="float" office:value="7.61678300222444" calcext:value-type="float">
            <text:p>7.6167830022</text:p>
          </table:table-cell>
          <table:table-cell table:formula="of:=IF([.I543]&gt;[.J543]; 1; 0)" office:value-type="float" office:value="1" calcext:value-type="float">
            <text:p>1</text:p>
          </table:table-cell>
          <table:table-cell office:value-type="float" office:value="11082" calcext:value-type="float">
            <text:p>11082</text:p>
          </table:table-cell>
          <table:table-cell office:value-type="float" office:value="13221" calcext:value-type="float">
            <text:p>13221</text:p>
          </table:table-cell>
          <table:table-cell table:formula="of:=([.M543]-[.N543])*100/[.M543]" office:value-type="float" office:value="-19.3015701136979" calcext:value-type="float">
            <text:p>-19.3015701137</text:p>
          </table:table-cell>
          <table:table-cell table:formula="of:=IF([.M543]&gt;[.N5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59" calcext:value-type="float">
            <text:p>118859</text:p>
          </table:table-cell>
          <table:table-cell office:value-type="float" office:value="48091" calcext:value-type="float">
            <text:p>48091</text:p>
          </table:table-cell>
          <table:table-cell table:formula="of:=([.A544]-[.B544])*100/[.A544]" office:value-type="float" office:value="59.539454311411" calcext:value-type="float">
            <text:p>59.5394543114</text:p>
          </table:table-cell>
          <table:table-cell table:formula="of:=IF([.A544]&gt;[.B544]; 1; 0)" office:value-type="float" office:value="1" calcext:value-type="float">
            <text:p>1</text:p>
          </table:table-cell>
          <table:table-cell office:value-type="float" office:value="128864" calcext:value-type="float">
            <text:p>128864</text:p>
          </table:table-cell>
          <table:table-cell office:value-type="float" office:value="39025" calcext:value-type="float">
            <text:p>39025</text:p>
          </table:table-cell>
          <table:table-cell table:formula="of:=([.E544]-[.F544])*100/[.E544]" office:value-type="float" office:value="69.7161348398311" calcext:value-type="float">
            <text:p>69.7161348398</text:p>
          </table:table-cell>
          <table:table-cell table:formula="of:=IF([.E544]&gt;[.F544]; 1; 0)" office:value-type="float" office:value="1" calcext:value-type="float">
            <text:p>1</text:p>
          </table:table-cell>
          <table:table-cell office:value-type="float" office:value="63421" calcext:value-type="float">
            <text:p>63421</text:p>
          </table:table-cell>
          <table:table-cell office:value-type="float" office:value="24272" calcext:value-type="float">
            <text:p>24272</text:p>
          </table:table-cell>
          <table:table-cell table:formula="of:=([.I544]-[.J544])*100/[.I544]" office:value-type="float" office:value="61.7287649201369" calcext:value-type="float">
            <text:p>61.7287649201</text:p>
          </table:table-cell>
          <table:table-cell table:formula="of:=IF([.I544]&gt;[.J544]; 1; 0)" office:value-type="float" office:value="1" calcext:value-type="float">
            <text:p>1</text:p>
          </table:table-cell>
          <table:table-cell office:value-type="float" office:value="66424" calcext:value-type="float">
            <text:p>66424</text:p>
          </table:table-cell>
          <table:table-cell office:value-type="float" office:value="33279" calcext:value-type="float">
            <text:p>33279</text:p>
          </table:table-cell>
          <table:table-cell table:formula="of:=([.M544]-[.N544])*100/[.M544]" office:value-type="float" office:value="49.8991328435505" calcext:value-type="float">
            <text:p>49.8991328436</text:p>
          </table:table-cell>
          <table:table-cell table:formula="of:=IF([.M544]&gt;[.N5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89" calcext:value-type="float">
            <text:p>13389</text:p>
          </table:table-cell>
          <table:table-cell office:value-type="float" office:value="12321" calcext:value-type="float">
            <text:p>12321</text:p>
          </table:table-cell>
          <table:table-cell table:formula="of:=([.A545]-[.B545])*100/[.A545]" office:value-type="float" office:value="7.97669728881918" calcext:value-type="float">
            <text:p>7.9766972888</text:p>
          </table:table-cell>
          <table:table-cell table:formula="of:=IF([.A545]&gt;[.B545]; 1; 0)" office:value-type="float" office:value="1" calcext:value-type="float">
            <text:p>1</text:p>
          </table:table-cell>
          <table:table-cell office:value-type="float" office:value="11246" calcext:value-type="float">
            <text:p>11246</text:p>
          </table:table-cell>
          <table:table-cell office:value-type="float" office:value="12367" calcext:value-type="float">
            <text:p>12367</text:p>
          </table:table-cell>
          <table:table-cell table:formula="of:=([.E545]-[.F545])*100/[.E545]" office:value-type="float" office:value="-9.96798861817535" calcext:value-type="float">
            <text:p>-9.9679886182</text:p>
          </table:table-cell>
          <table:table-cell table:formula="of:=IF([.E545]&gt;[.F545]; 1; 0)" office:value-type="float" office:value="0" calcext:value-type="float">
            <text:p>0</text:p>
          </table:table-cell>
          <table:table-cell office:value-type="float" office:value="15162" calcext:value-type="float">
            <text:p>15162</text:p>
          </table:table-cell>
          <table:table-cell office:value-type="float" office:value="12276" calcext:value-type="float">
            <text:p>12276</text:p>
          </table:table-cell>
          <table:table-cell table:formula="of:=([.I545]-[.J545])*100/[.I545]" office:value-type="float" office:value="19.0344281757024" calcext:value-type="float">
            <text:p>19.0344281757</text:p>
          </table:table-cell>
          <table:table-cell table:formula="of:=IF([.I545]&gt;[.J545]; 1; 0)" office:value-type="float" office:value="1" calcext:value-type="float">
            <text:p>1</text:p>
          </table:table-cell>
          <table:table-cell office:value-type="float" office:value="13457" calcext:value-type="float">
            <text:p>13457</text:p>
          </table:table-cell>
          <table:table-cell office:value-type="float" office:value="14565" calcext:value-type="float">
            <text:p>14565</text:p>
          </table:table-cell>
          <table:table-cell table:formula="of:=([.M545]-[.N545])*100/[.M545]" office:value-type="float" office:value="-8.23363305342944" calcext:value-type="float">
            <text:p>-8.2336330534</text:p>
          </table:table-cell>
          <table:table-cell table:formula="of:=IF([.M545]&gt;[.N5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07" calcext:value-type="float">
            <text:p>118107</text:p>
          </table:table-cell>
          <table:table-cell office:value-type="float" office:value="45236" calcext:value-type="float">
            <text:p>45236</text:p>
          </table:table-cell>
          <table:table-cell table:formula="of:=([.A546]-[.B546])*100/[.A546]" office:value-type="float" office:value="61.6991372230266" calcext:value-type="float">
            <text:p>61.699137223</text:p>
          </table:table-cell>
          <table:table-cell table:formula="of:=IF([.A546]&gt;[.B546]; 1; 0)" office:value-type="float" office:value="1" calcext:value-type="float">
            <text:p>1</text:p>
          </table:table-cell>
          <table:table-cell office:value-type="float" office:value="128942" calcext:value-type="float">
            <text:p>128942</text:p>
          </table:table-cell>
          <table:table-cell office:value-type="float" office:value="46445" calcext:value-type="float">
            <text:p>46445</text:p>
          </table:table-cell>
          <table:table-cell table:formula="of:=([.E546]-[.F546])*100/[.E546]" office:value-type="float" office:value="63.9799289603077" calcext:value-type="float">
            <text:p>63.9799289603</text:p>
          </table:table-cell>
          <table:table-cell table:formula="of:=IF([.E546]&gt;[.F546]; 1; 0)" office:value-type="float" office:value="1" calcext:value-type="float">
            <text:p>1</text:p>
          </table:table-cell>
          <table:table-cell office:value-type="float" office:value="63453" calcext:value-type="float">
            <text:p>63453</text:p>
          </table:table-cell>
          <table:table-cell office:value-type="float" office:value="29575" calcext:value-type="float">
            <text:p>29575</text:p>
          </table:table-cell>
          <table:table-cell table:formula="of:=([.I546]-[.J546])*100/[.I546]" office:value-type="float" office:value="53.3906986273305" calcext:value-type="float">
            <text:p>53.3906986273</text:p>
          </table:table-cell>
          <table:table-cell table:formula="of:=IF([.I546]&gt;[.J546]; 1; 0)" office:value-type="float" office:value="1" calcext:value-type="float">
            <text:p>1</text:p>
          </table:table-cell>
          <table:table-cell office:value-type="float" office:value="77401" calcext:value-type="float">
            <text:p>77401</text:p>
          </table:table-cell>
          <table:table-cell office:value-type="float" office:value="32912" calcext:value-type="float">
            <text:p>32912</text:p>
          </table:table-cell>
          <table:table-cell table:formula="of:=([.M546]-[.N546])*100/[.M546]" office:value-type="float" office:value="57.4785855479903" calcext:value-type="float">
            <text:p>57.478585548</text:p>
          </table:table-cell>
          <table:table-cell table:formula="of:=IF([.M546]&gt;[.N5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float" office:value="12498" calcext:value-type="float">
            <text:p>12498</text:p>
          </table:table-cell>
          <table:table-cell table:formula="of:=([.A547]-[.B547])*100/[.A547]" office:value-type="float" office:value="6.97432080387049" calcext:value-type="float">
            <text:p>6.9743208039</text:p>
          </table:table-cell>
          <table:table-cell table:formula="of:=IF([.A547]&gt;[.B547]; 1; 0)" office:value-type="float" office:value="1" calcext:value-type="float">
            <text:p>1</text:p>
          </table:table-cell>
          <table:table-cell office:value-type="float" office:value="15493" calcext:value-type="float">
            <text:p>15493</text:p>
          </table:table-cell>
          <table:table-cell office:value-type="float" office:value="12491" calcext:value-type="float">
            <text:p>12491</text:p>
          </table:table-cell>
          <table:table-cell table:formula="of:=([.E547]-[.F547])*100/[.E547]" office:value-type="float" office:value="19.3764926095656" calcext:value-type="float">
            <text:p>19.3764926096</text:p>
          </table:table-cell>
          <table:table-cell table:formula="of:=IF([.E547]&gt;[.F547]; 1; 0)" office:value-type="float" office:value="1" calcext:value-type="float">
            <text:p>1</text:p>
          </table:table-cell>
          <table:table-cell office:value-type="float" office:value="13326" calcext:value-type="float">
            <text:p>13326</text:p>
          </table:table-cell>
          <table:table-cell office:value-type="float" office:value="12380" calcext:value-type="float">
            <text:p>12380</text:p>
          </table:table-cell>
          <table:table-cell table:formula="of:=([.I547]-[.J547])*100/[.I547]" office:value-type="float" office:value="7.09890439741858" calcext:value-type="float">
            <text:p>7.0989043974</text:p>
          </table:table-cell>
          <table:table-cell table:formula="of:=IF([.I547]&gt;[.J547]; 1; 0)" office:value-type="float" office:value="1" calcext:value-type="float">
            <text:p>1</text:p>
          </table:table-cell>
          <table:table-cell office:value-type="float" office:value="13364" calcext:value-type="float">
            <text:p>13364</text:p>
          </table:table-cell>
          <table:table-cell office:value-type="float" office:value="14448" calcext:value-type="float">
            <text:p>14448</text:p>
          </table:table-cell>
          <table:table-cell table:formula="of:=([.M547]-[.N547])*100/[.M547]" office:value-type="float" office:value="-8.11134390900928" calcext:value-type="float">
            <text:p>-8.111343909</text:p>
          </table:table-cell>
          <table:table-cell table:formula="of:=IF([.M547]&gt;[.N5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47" calcext:value-type="float">
            <text:p>118347</text:p>
          </table:table-cell>
          <table:table-cell office:value-type="float" office:value="44578" calcext:value-type="float">
            <text:p>44578</text:p>
          </table:table-cell>
          <table:table-cell table:formula="of:=([.A548]-[.B548])*100/[.A548]" office:value-type="float" office:value="62.3328010004478" calcext:value-type="float">
            <text:p>62.3328010004</text:p>
          </table:table-cell>
          <table:table-cell table:formula="of:=IF([.A548]&gt;[.B548]; 1; 0)" office:value-type="float" office:value="1" calcext:value-type="float">
            <text:p>1</text:p>
          </table:table-cell>
          <table:table-cell office:value-type="float" office:value="107882" calcext:value-type="float">
            <text:p>107882</text:p>
          </table:table-cell>
          <table:table-cell office:value-type="float" office:value="37557" calcext:value-type="float">
            <text:p>37557</text:p>
          </table:table-cell>
          <table:table-cell table:formula="of:=([.E548]-[.F548])*100/[.E548]" office:value-type="float" office:value="65.1869635342319" calcext:value-type="float">
            <text:p>65.1869635342</text:p>
          </table:table-cell>
          <table:table-cell table:formula="of:=IF([.E548]&gt;[.F548]; 1; 0)" office:value-type="float" office:value="1" calcext:value-type="float">
            <text:p>1</text:p>
          </table:table-cell>
          <table:table-cell office:value-type="float" office:value="63508" calcext:value-type="float">
            <text:p>63508</text:p>
          </table:table-cell>
          <table:table-cell office:value-type="float" office:value="29371" calcext:value-type="float">
            <text:p>29371</text:p>
          </table:table-cell>
          <table:table-cell table:formula="of:=([.I548]-[.J548])*100/[.I548]" office:value-type="float" office:value="53.7522831769226" calcext:value-type="float">
            <text:p>53.7522831769</text:p>
          </table:table-cell>
          <table:table-cell table:formula="of:=IF([.I548]&gt;[.J548]; 1; 0)" office:value-type="float" office:value="1" calcext:value-type="float">
            <text:p>1</text:p>
          </table:table-cell>
          <table:table-cell office:value-type="float" office:value="77423" calcext:value-type="float">
            <text:p>77423</text:p>
          </table:table-cell>
          <table:table-cell office:value-type="float" office:value="26315" calcext:value-type="float">
            <text:p>26315</text:p>
          </table:table-cell>
          <table:table-cell table:formula="of:=([.M548]-[.N548])*100/[.M548]" office:value-type="float" office:value="66.0113919636284" calcext:value-type="float">
            <text:p>66.0113919636</text:p>
          </table:table-cell>
          <table:table-cell table:formula="of:=IF([.M548]&gt;[.N5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float" office:value="12610" calcext:value-type="float">
            <text:p>12610</text:p>
          </table:table-cell>
          <table:table-cell table:formula="of:=([.A549]-[.B549])*100/[.A549]" office:value-type="float" office:value="19.5123508010468" calcext:value-type="float">
            <text:p>19.512350801</text:p>
          </table:table-cell>
          <table:table-cell table:formula="of:=IF([.A549]&gt;[.B549]; 1; 0)" office:value-type="float" office:value="1" calcext:value-type="float">
            <text:p>1</text:p>
          </table:table-cell>
          <table:table-cell office:value-type="float" office:value="13624" calcext:value-type="float">
            <text:p>13624</text:p>
          </table:table-cell>
          <table:table-cell office:value-type="float" office:value="12676" calcext:value-type="float">
            <text:p>12676</text:p>
          </table:table-cell>
          <table:table-cell table:formula="of:=([.E549]-[.F549])*100/[.E549]" office:value-type="float" office:value="6.95830886670581" calcext:value-type="float">
            <text:p>6.9583088667</text:p>
          </table:table-cell>
          <table:table-cell table:formula="of:=IF([.E549]&gt;[.F549]; 1; 0)" office:value-type="float" office:value="1" calcext:value-type="float">
            <text:p>1</text:p>
          </table:table-cell>
          <table:table-cell office:value-type="float" office:value="13461" calcext:value-type="float">
            <text:p>13461</text:p>
          </table:table-cell>
          <table:table-cell office:value-type="float" office:value="12428" calcext:value-type="float">
            <text:p>12428</text:p>
          </table:table-cell>
          <table:table-cell table:formula="of:=([.I549]-[.J549])*100/[.I549]" office:value-type="float" office:value="7.67402124656415" calcext:value-type="float">
            <text:p>7.6740212466</text:p>
          </table:table-cell>
          <table:table-cell table:formula="of:=IF([.I549]&gt;[.J549]; 1; 0)" office:value-type="float" office:value="1" calcext:value-type="float">
            <text:p>1</text:p>
          </table:table-cell>
          <table:table-cell office:value-type="float" office:value="13521" calcext:value-type="float">
            <text:p>13521</text:p>
          </table:table-cell>
          <table:table-cell office:value-type="float" office:value="12478" calcext:value-type="float">
            <text:p>12478</text:p>
          </table:table-cell>
          <table:table-cell table:formula="of:=([.M549]-[.N549])*100/[.M549]" office:value-type="float" office:value="7.71392648472746" calcext:value-type="float">
            <text:p>7.7139264847</text:p>
          </table:table-cell>
          <table:table-cell table:formula="of:=IF([.M549]&gt;[.N5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43" calcext:value-type="float">
            <text:p>118343</text:p>
          </table:table-cell>
          <table:table-cell office:value-type="float" office:value="43771" calcext:value-type="float">
            <text:p>43771</text:p>
          </table:table-cell>
          <table:table-cell table:formula="of:=([.A550]-[.B550])*100/[.A550]" office:value-type="float" office:value="63.0134439721826" calcext:value-type="float">
            <text:p>63.0134439722</text:p>
          </table:table-cell>
          <table:table-cell table:formula="of:=IF([.A550]&gt;[.B550]; 1; 0)" office:value-type="float" office:value="1" calcext:value-type="float">
            <text:p>1</text:p>
          </table:table-cell>
          <table:table-cell office:value-type="float" office:value="128946" calcext:value-type="float">
            <text:p>128946</text:p>
          </table:table-cell>
          <table:table-cell office:value-type="float" office:value="46793" calcext:value-type="float">
            <text:p>46793</text:p>
          </table:table-cell>
          <table:table-cell table:formula="of:=([.E550]-[.F550])*100/[.E550]" office:value-type="float" office:value="63.7111659144138" calcext:value-type="float">
            <text:p>63.7111659144</text:p>
          </table:table-cell>
          <table:table-cell table:formula="of:=IF([.E550]&gt;[.F550]; 1; 0)" office:value-type="float" office:value="1" calcext:value-type="float">
            <text:p>1</text:p>
          </table:table-cell>
          <table:table-cell office:value-type="float" office:value="63461" calcext:value-type="float">
            <text:p>63461</text:p>
          </table:table-cell>
          <table:table-cell office:value-type="float" office:value="28936" calcext:value-type="float">
            <text:p>28936</text:p>
          </table:table-cell>
          <table:table-cell table:formula="of:=([.I550]-[.J550])*100/[.I550]" office:value-type="float" office:value="54.4034919084162" calcext:value-type="float">
            <text:p>54.4034919084</text:p>
          </table:table-cell>
          <table:table-cell table:formula="of:=IF([.I550]&gt;[.J550]; 1; 0)" office:value-type="float" office:value="1" calcext:value-type="float">
            <text:p>1</text:p>
          </table:table-cell>
          <table:table-cell office:value-type="float" office:value="77442" calcext:value-type="float">
            <text:p>77442</text:p>
          </table:table-cell>
          <table:table-cell office:value-type="float" office:value="31793" calcext:value-type="float">
            <text:p>31793</text:p>
          </table:table-cell>
          <table:table-cell table:formula="of:=([.M550]-[.N550])*100/[.M550]" office:value-type="float" office:value="58.9460499470572" calcext:value-type="float">
            <text:p>58.9460499471</text:p>
          </table:table-cell>
          <table:table-cell table:formula="of:=IF([.M550]&gt;[.N5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3" calcext:value-type="float">
            <text:p>15803</text:p>
          </table:table-cell>
          <table:table-cell office:value-type="float" office:value="12767" calcext:value-type="float">
            <text:p>12767</text:p>
          </table:table-cell>
          <table:table-cell table:formula="of:=([.A551]-[.B551])*100/[.A551]" office:value-type="float" office:value="19.2115421122572" calcext:value-type="float">
            <text:p>19.2115421123</text:p>
          </table:table-cell>
          <table:table-cell table:formula="of:=IF([.A551]&gt;[.B551]; 1; 0)" office:value-type="float" office:value="1" calcext:value-type="float">
            <text:p>1</text:p>
          </table:table-cell>
          <table:table-cell office:value-type="float" office:value="13741" calcext:value-type="float">
            <text:p>13741</text:p>
          </table:table-cell>
          <table:table-cell office:value-type="float" office:value="12788" calcext:value-type="float">
            <text:p>12788</text:p>
          </table:table-cell>
          <table:table-cell table:formula="of:=([.E551]-[.F551])*100/[.E551]" office:value-type="float" office:value="6.93544865730296" calcext:value-type="float">
            <text:p>6.9354486573</text:p>
          </table:table-cell>
          <table:table-cell table:formula="of:=IF([.E551]&gt;[.F551]; 1; 0)" office:value-type="float" office:value="1" calcext:value-type="float">
            <text:p>1</text:p>
          </table:table-cell>
          <table:table-cell office:value-type="float" office:value="13602" calcext:value-type="float">
            <text:p>13602</text:p>
          </table:table-cell>
          <table:table-cell office:value-type="float" office:value="14612" calcext:value-type="float">
            <text:p>14612</text:p>
          </table:table-cell>
          <table:table-cell table:formula="of:=([.I551]-[.J551])*100/[.I551]" office:value-type="float" office:value="-7.42537862079106" calcext:value-type="float">
            <text:p>-7.4253786208</text:p>
          </table:table-cell>
          <table:table-cell table:formula="of:=IF([.I551]&gt;[.J551]; 1; 0)" office:value-type="float" office:value="0" calcext:value-type="float">
            <text:p>0</text:p>
          </table:table-cell>
          <table:table-cell office:value-type="float" office:value="15690" calcext:value-type="float">
            <text:p>15690</text:p>
          </table:table-cell>
          <table:table-cell office:value-type="float" office:value="12639" calcext:value-type="float">
            <text:p>12639</text:p>
          </table:table-cell>
          <table:table-cell table:formula="of:=([.M551]-[.N551])*100/[.M551]" office:value-type="float" office:value="19.4455066921606" calcext:value-type="float">
            <text:p>19.4455066922</text:p>
          </table:table-cell>
          <table:table-cell table:formula="of:=IF([.M551]&gt;[.N5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0" calcext:value-type="float">
            <text:p>118030</text:p>
          </table:table-cell>
          <table:table-cell office:value-type="float" office:value="43053" calcext:value-type="float">
            <text:p>43053</text:p>
          </table:table-cell>
          <table:table-cell table:formula="of:=([.A552]-[.B552])*100/[.A552]" office:value-type="float" office:value="63.5236804202321" calcext:value-type="float">
            <text:p>63.5236804202</text:p>
          </table:table-cell>
          <table:table-cell table:formula="of:=IF([.A552]&gt;[.B552]; 1; 0)" office:value-type="float" office:value="1" calcext:value-type="float">
            <text:p>1</text:p>
          </table:table-cell>
          <table:table-cell office:value-type="float" office:value="128903" calcext:value-type="float">
            <text:p>128903</text:p>
          </table:table-cell>
          <table:table-cell office:value-type="float" office:value="46121" calcext:value-type="float">
            <text:p>46121</text:p>
          </table:table-cell>
          <table:table-cell table:formula="of:=([.E552]-[.F552])*100/[.E552]" office:value-type="float" office:value="64.2203827684383" calcext:value-type="float">
            <text:p>64.2203827684</text:p>
          </table:table-cell>
          <table:table-cell table:formula="of:=IF([.E552]&gt;[.F552]; 1; 0)" office:value-type="float" office:value="1" calcext:value-type="float">
            <text:p>1</text:p>
          </table:table-cell>
          <table:table-cell office:value-type="float" office:value="63478" calcext:value-type="float">
            <text:p>63478</text:p>
          </table:table-cell>
          <table:table-cell office:value-type="float" office:value="26712" calcext:value-type="float">
            <text:p>26712</text:p>
          </table:table-cell>
          <table:table-cell table:formula="of:=([.I552]-[.J552])*100/[.I552]" office:value-type="float" office:value="57.9192791203251" calcext:value-type="float">
            <text:p>57.9192791203</text:p>
          </table:table-cell>
          <table:table-cell table:formula="of:=IF([.I552]&gt;[.J552]; 1; 0)" office:value-type="float" office:value="1" calcext:value-type="float">
            <text:p>1</text:p>
          </table:table-cell>
          <table:table-cell office:value-type="float" office:value="77652" calcext:value-type="float">
            <text:p>77652</text:p>
          </table:table-cell>
          <table:table-cell office:value-type="float" office:value="31489" calcext:value-type="float">
            <text:p>31489</text:p>
          </table:table-cell>
          <table:table-cell table:formula="of:=([.M552]-[.N552])*100/[.M552]" office:value-type="float" office:value="59.4485653943234" calcext:value-type="float">
            <text:p>59.4485653943</text:p>
          </table:table-cell>
          <table:table-cell table:formula="of:=IF([.M552]&gt;[.N5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2" calcext:value-type="float">
            <text:p>16092</text:p>
          </table:table-cell>
          <table:table-cell office:value-type="float" office:value="12950" calcext:value-type="float">
            <text:p>12950</text:p>
          </table:table-cell>
          <table:table-cell table:formula="of:=([.A553]-[.B553])*100/[.A553]" office:value-type="float" office:value="19.5252299279145" calcext:value-type="float">
            <text:p>19.5252299279</text:p>
          </table:table-cell>
          <table:table-cell table:formula="of:=IF([.A553]&gt;[.B553]; 1; 0)" office:value-type="float" office:value="1" calcext:value-type="float">
            <text:p>1</text:p>
          </table:table-cell>
          <table:table-cell office:value-type="float" office:value="11938" calcext:value-type="float">
            <text:p>11938</text:p>
          </table:table-cell>
          <table:table-cell office:value-type="float" office:value="12917" calcext:value-type="float">
            <text:p>12917</text:p>
          </table:table-cell>
          <table:table-cell table:formula="of:=([.E553]-[.F553])*100/[.E553]" office:value-type="float" office:value="-8.20070363544982" calcext:value-type="float">
            <text:p>-8.2007036354</text:p>
          </table:table-cell>
          <table:table-cell table:formula="of:=IF([.E553]&gt;[.F553]; 1; 0)" office:value-type="float" office:value="0" calcext:value-type="float">
            <text:p>0</text:p>
          </table:table-cell>
          <table:table-cell office:value-type="float" office:value="15782" calcext:value-type="float">
            <text:p>15782</text:p>
          </table:table-cell>
          <table:table-cell office:value-type="float" office:value="12850" calcext:value-type="float">
            <text:p>12850</text:p>
          </table:table-cell>
          <table:table-cell table:formula="of:=([.I553]-[.J553])*100/[.I553]" office:value-type="float" office:value="18.5781269801039" calcext:value-type="float">
            <text:p>18.5781269801</text:p>
          </table:table-cell>
          <table:table-cell table:formula="of:=IF([.I553]&gt;[.J553]; 1; 0)" office:value-type="float" office:value="1" calcext:value-type="float">
            <text:p>1</text:p>
          </table:table-cell>
          <table:table-cell office:value-type="float" office:value="16106" calcext:value-type="float">
            <text:p>16106</text:p>
          </table:table-cell>
          <table:table-cell office:value-type="float" office:value="12831" calcext:value-type="float">
            <text:p>12831</text:p>
          </table:table-cell>
          <table:table-cell table:formula="of:=([.M553]-[.N553])*100/[.M553]" office:value-type="float" office:value="20.3340370048429" calcext:value-type="float">
            <text:p>20.3340370048</text:p>
          </table:table-cell>
          <table:table-cell table:formula="of:=IF([.M553]&gt;[.N5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46" calcext:value-type="float">
            <text:p>118246</text:p>
          </table:table-cell>
          <table:table-cell office:value-type="float" office:value="42227" calcext:value-type="float">
            <text:p>42227</text:p>
          </table:table-cell>
          <table:table-cell table:formula="of:=([.A554]-[.B554])*100/[.A554]" office:value-type="float" office:value="64.2888554369704" calcext:value-type="float">
            <text:p>64.288855437</text:p>
          </table:table-cell>
          <table:table-cell table:formula="of:=IF([.A554]&gt;[.B554]; 1; 0)" office:value-type="float" office:value="1" calcext:value-type="float">
            <text:p>1</text:p>
          </table:table-cell>
          <table:table-cell office:value-type="float" office:value="128950" calcext:value-type="float">
            <text:p>128950</text:p>
          </table:table-cell>
          <table:table-cell office:value-type="float" office:value="43233" calcext:value-type="float">
            <text:p>43233</text:p>
          </table:table-cell>
          <table:table-cell table:formula="of:=([.E554]-[.F554])*100/[.E554]" office:value-type="float" office:value="66.4730515703761" calcext:value-type="float">
            <text:p>66.4730515704</text:p>
          </table:table-cell>
          <table:table-cell table:formula="of:=IF([.E554]&gt;[.F554]; 1; 0)" office:value-type="float" office:value="1" calcext:value-type="float">
            <text:p>1</text:p>
          </table:table-cell>
          <table:table-cell office:value-type="float" office:value="63496" calcext:value-type="float">
            <text:p>63496</text:p>
          </table:table-cell>
          <table:table-cell office:value-type="float" office:value="26419" calcext:value-type="float">
            <text:p>26419</text:p>
          </table:table-cell>
          <table:table-cell table:formula="of:=([.I554]-[.J554])*100/[.I554]" office:value-type="float" office:value="58.3926546554114" calcext:value-type="float">
            <text:p>58.3926546554</text:p>
          </table:table-cell>
          <table:table-cell table:formula="of:=IF([.I554]&gt;[.J554]; 1; 0)" office:value-type="float" office:value="1" calcext:value-type="float">
            <text:p>1</text:p>
          </table:table-cell>
          <table:table-cell office:value-type="float" office:value="62404" calcext:value-type="float">
            <text:p>62404</text:p>
          </table:table-cell>
          <table:table-cell office:value-type="float" office:value="31509" calcext:value-type="float">
            <text:p>31509</text:p>
          </table:table-cell>
          <table:table-cell table:formula="of:=([.M554]-[.N554])*100/[.M554]" office:value-type="float" office:value="49.508044356131" calcext:value-type="float">
            <text:p>49.5080443561</text:p>
          </table:table-cell>
          <table:table-cell table:formula="of:=IF([.M554]&gt;[.N5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float" office:value="11021" calcext:value-type="float">
            <text:p>11021</text:p>
          </table:table-cell>
          <table:table-cell table:formula="of:=([.A555]-[.B555])*100/[.A555]" office:value-type="float" office:value="31.6823704438383" calcext:value-type="float">
            <text:p>31.6823704438</text:p>
          </table:table-cell>
          <table:table-cell table:formula="of:=IF([.A555]&gt;[.B555]; 1; 0)" office:value-type="float" office:value="1" calcext:value-type="float">
            <text:p>1</text:p>
          </table:table-cell>
          <table:table-cell office:value-type="float" office:value="16085" calcext:value-type="float">
            <text:p>16085</text:p>
          </table:table-cell>
          <table:table-cell office:value-type="float" office:value="13068" calcext:value-type="float">
            <text:p>13068</text:p>
          </table:table-cell>
          <table:table-cell table:formula="of:=([.E555]-[.F555])*100/[.E555]" office:value-type="float" office:value="18.7566055331054" calcext:value-type="float">
            <text:p>18.7566055331</text:p>
          </table:table-cell>
          <table:table-cell table:formula="of:=IF([.E555]&gt;[.F555]; 1; 0)" office:value-type="float" office:value="1" calcext:value-type="float">
            <text:p>1</text:p>
          </table:table-cell>
          <table:table-cell office:value-type="float" office:value="11948" calcext:value-type="float">
            <text:p>11948</text:p>
          </table:table-cell>
          <table:table-cell office:value-type="float" office:value="10851" calcext:value-type="float">
            <text:p>10851</text:p>
          </table:table-cell>
          <table:table-cell table:formula="of:=([.I555]-[.J555])*100/[.I555]" office:value-type="float" office:value="9.18145296283897" calcext:value-type="float">
            <text:p>9.1814529628</text:p>
          </table:table-cell>
          <table:table-cell table:formula="of:=IF([.I555]&gt;[.J555]; 1; 0)"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4966" calcext:value-type="float">
            <text:p>14966</text:p>
          </table:table-cell>
          <table:table-cell table:formula="of:=([.M555]-[.N555])*100/[.M555]" office:value-type="float" office:value="-6.9" calcext:value-type="float">
            <text:p>-6.9</text:p>
          </table:table-cell>
          <table:table-cell table:formula="of:=IF([.M555]&gt;[.N5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85" calcext:value-type="float">
            <text:p>119485</text:p>
          </table:table-cell>
          <table:table-cell office:value-type="float" office:value="50912" calcext:value-type="float">
            <text:p>50912</text:p>
          </table:table-cell>
          <table:table-cell table:formula="of:=([.A556]-[.B556])*100/[.A556]" office:value-type="float" office:value="57.390467422689" calcext:value-type="float">
            <text:p>57.3904674227</text:p>
          </table:table-cell>
          <table:table-cell table:formula="of:=IF([.A556]&gt;[.B556]; 1; 0)" office:value-type="float" office:value="1" calcext:value-type="float">
            <text:p>1</text:p>
          </table:table-cell>
          <table:table-cell office:value-type="float" office:value="128954" calcext:value-type="float">
            <text:p>128954</text:p>
          </table:table-cell>
          <table:table-cell office:value-type="float" office:value="42707" calcext:value-type="float">
            <text:p>42707</text:p>
          </table:table-cell>
          <table:table-cell table:formula="of:=([.E556]-[.F556])*100/[.E556]" office:value-type="float" office:value="66.8819889262838" calcext:value-type="float">
            <text:p>66.8819889263</text:p>
          </table:table-cell>
          <table:table-cell table:formula="of:=IF([.E556]&gt;[.F556]; 1; 0)" office:value-type="float" office:value="1" calcext:value-type="float">
            <text:p>1</text:p>
          </table:table-cell>
          <table:table-cell office:value-type="float" office:value="63476" calcext:value-type="float">
            <text:p>63476</text:p>
          </table:table-cell>
          <table:table-cell office:value-type="float" office:value="26054" calcext:value-type="float">
            <text:p>26054</text:p>
          </table:table-cell>
          <table:table-cell table:formula="of:=([.I556]-[.J556])*100/[.I556]" office:value-type="float" office:value="58.9545655050728" calcext:value-type="float">
            <text:p>58.9545655051</text:p>
          </table:table-cell>
          <table:table-cell table:formula="of:=IF([.I556]&gt;[.J556]; 1; 0)" office:value-type="float" office:value="1" calcext:value-type="float">
            <text:p>1</text:p>
          </table:table-cell>
          <table:table-cell office:value-type="float" office:value="77455" calcext:value-type="float">
            <text:p>77455</text:p>
          </table:table-cell>
          <table:table-cell office:value-type="float" office:value="30655" calcext:value-type="float">
            <text:p>30655</text:p>
          </table:table-cell>
          <table:table-cell table:formula="of:=([.M556]-[.N556])*100/[.M556]" office:value-type="float" office:value="60.4221806210057" calcext:value-type="float">
            <text:p>60.422180621</text:p>
          </table:table-cell>
          <table:table-cell table:formula="of:=IF([.M556]&gt;[.N5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float" office:value="13231" calcext:value-type="float">
            <text:p>13231</text:p>
          </table:table-cell>
          <table:table-cell table:formula="of:=([.A557]-[.B557])*100/[.A557]" office:value-type="float" office:value="18.4982136257238" calcext:value-type="float">
            <text:p>18.4982136257</text:p>
          </table:table-cell>
          <table:table-cell table:formula="of:=IF([.A557]&gt;[.B557]; 1; 0)" office:value-type="float" office:value="1" calcext:value-type="float">
            <text:p>1</text:p>
          </table:table-cell>
          <table:table-cell office:value-type="float" office:value="16238" calcext:value-type="float">
            <text:p>16238</text:p>
          </table:table-cell>
          <table:table-cell office:value-type="float" office:value="13220" calcext:value-type="float">
            <text:p>13220</text:p>
          </table:table-cell>
          <table:table-cell table:formula="of:=([.E557]-[.F557])*100/[.E557]" office:value-type="float" office:value="18.5860327626555" calcext:value-type="float">
            <text:p>18.5860327627</text:p>
          </table:table-cell>
          <table:table-cell table:formula="of:=IF([.E557]&gt;[.F557]; 1; 0)" office:value-type="float" office:value="1" calcext:value-type="float">
            <text:p>1</text:p>
          </table:table-cell>
          <table:table-cell office:value-type="float" office:value="16105" calcext:value-type="float">
            <text:p>16105</text:p>
          </table:table-cell>
          <table:table-cell office:value-type="float" office:value="13086" calcext:value-type="float">
            <text:p>13086</text:p>
          </table:table-cell>
          <table:table-cell table:formula="of:=([.I557]-[.J557])*100/[.I557]" office:value-type="float" office:value="18.7457311393977" calcext:value-type="float">
            <text:p>18.7457311394</text:p>
          </table:table-cell>
          <table:table-cell table:formula="of:=IF([.I557]&gt;[.J557]; 1; 0)" office:value-type="float" office:value="1" calcext:value-type="float">
            <text:p>1</text:p>
          </table:table-cell>
          <table:table-cell office:value-type="float" office:value="14121" calcext:value-type="float">
            <text:p>14121</text:p>
          </table:table-cell>
          <table:table-cell office:value-type="float" office:value="15082" calcext:value-type="float">
            <text:p>15082</text:p>
          </table:table-cell>
          <table:table-cell table:formula="of:=([.M557]-[.N557])*100/[.M557]" office:value-type="float" office:value="-6.80546703491254" calcext:value-type="float">
            <text:p>-6.8054670349</text:p>
          </table:table-cell>
          <table:table-cell table:formula="of:=IF([.M557]&gt;[.N5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72" calcext:value-type="float">
            <text:p>118472</text:p>
          </table:table-cell>
          <table:table-cell office:value-type="float" office:value="40708" calcext:value-type="float">
            <text:p>40708</text:p>
          </table:table-cell>
          <table:table-cell table:formula="of:=([.A558]-[.B558])*100/[.A558]" office:value-type="float" office:value="65.639138361807" calcext:value-type="float">
            <text:p>65.6391383618</text:p>
          </table:table-cell>
          <table:table-cell table:formula="of:=IF([.A558]&gt;[.B558]; 1; 0)" office:value-type="float" office:value="1" calcext:value-type="float">
            <text:p>1</text:p>
          </table:table-cell>
          <table:table-cell office:value-type="float" office:value="128990" calcext:value-type="float">
            <text:p>128990</text:p>
          </table:table-cell>
          <table:table-cell office:value-type="float" office:value="41763" calcext:value-type="float">
            <text:p>41763</text:p>
          </table:table-cell>
          <table:table-cell table:formula="of:=([.E558]-[.F558])*100/[.E558]" office:value-type="float" office:value="67.6230715559346" calcext:value-type="float">
            <text:p>67.6230715559</text:p>
          </table:table-cell>
          <table:table-cell table:formula="of:=IF([.E558]&gt;[.F558]; 1; 0)" office:value-type="float" office:value="1" calcext:value-type="float">
            <text:p>1</text:p>
          </table:table-cell>
          <table:table-cell office:value-type="float" office:value="63480" calcext:value-type="float">
            <text:p>63480</text:p>
          </table:table-cell>
          <table:table-cell office:value-type="float" office:value="25799" calcext:value-type="float">
            <text:p>25799</text:p>
          </table:table-cell>
          <table:table-cell table:formula="of:=([.I558]-[.J558])*100/[.I558]" office:value-type="float" office:value="59.3588531821046" calcext:value-type="float">
            <text:p>59.3588531821</text:p>
          </table:table-cell>
          <table:table-cell table:formula="of:=IF([.I558]&gt;[.J558]; 1; 0)" office:value-type="float" office:value="1" calcext:value-type="float">
            <text:p>1</text:p>
          </table:table-cell>
          <table:table-cell office:value-type="float" office:value="77567" calcext:value-type="float">
            <text:p>77567</text:p>
          </table:table-cell>
          <table:table-cell office:value-type="float" office:value="30513" calcext:value-type="float">
            <text:p>30513</text:p>
          </table:table-cell>
          <table:table-cell table:formula="of:=([.M558]-[.N558])*100/[.M558]" office:value-type="float" office:value="60.6623950906958" calcext:value-type="float">
            <text:p>60.6623950907</text:p>
          </table:table-cell>
          <table:table-cell table:formula="of:=IF([.M558]&gt;[.N5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13393" calcext:value-type="float">
            <text:p>13393</text:p>
          </table:table-cell>
          <table:table-cell table:formula="of:=([.A559]-[.B559])*100/[.A559]" office:value-type="float" office:value="6.7274879866286" calcext:value-type="float">
            <text:p>6.7274879866</text:p>
          </table:table-cell>
          <table:table-cell table:formula="of:=IF([.A559]&gt;[.B559]; 1; 0)" office:value-type="float" office:value="1" calcext:value-type="float">
            <text:p>1</text:p>
          </table:table-cell>
          <table:table-cell office:value-type="float" office:value="16412" calcext:value-type="float">
            <text:p>16412</text:p>
          </table:table-cell>
          <table:table-cell office:value-type="float" office:value="13335" calcext:value-type="float">
            <text:p>13335</text:p>
          </table:table-cell>
          <table:table-cell table:formula="of:=([.E559]-[.F559])*100/[.E559]" office:value-type="float" office:value="18.748476724348" calcext:value-type="float">
            <text:p>18.7484767243</text:p>
          </table:table-cell>
          <table:table-cell table:formula="of:=IF([.E559]&gt;[.F559]; 1; 0)" office:value-type="float" office:value="1" calcext:value-type="float">
            <text:p>1</text:p>
          </table:table-cell>
          <table:table-cell office:value-type="float" office:value="14224" calcext:value-type="float">
            <text:p>14224</text:p>
          </table:table-cell>
          <table:table-cell office:value-type="float" office:value="13301" calcext:value-type="float">
            <text:p>13301</text:p>
          </table:table-cell>
          <table:table-cell table:formula="of:=([.I559]-[.J559])*100/[.I559]" office:value-type="float" office:value="6.48903262092238" calcext:value-type="float">
            <text:p>6.4890326209</text:p>
          </table:table-cell>
          <table:table-cell table:formula="of:=IF([.I559]&gt;[.J559]; 1; 0)" office:value-type="float" office:value="1" calcext:value-type="float">
            <text:p>1</text:p>
          </table:table-cell>
          <table:table-cell office:value-type="float" office:value="14291" calcext:value-type="float">
            <text:p>14291</text:p>
          </table:table-cell>
          <table:table-cell office:value-type="float" office:value="13223" calcext:value-type="float">
            <text:p>13223</text:p>
          </table:table-cell>
          <table:table-cell table:formula="of:=([.M559]-[.N559])*100/[.M559]" office:value-type="float" office:value="7.47323490308586" calcext:value-type="float">
            <text:p>7.4732349031</text:p>
          </table:table-cell>
          <table:table-cell table:formula="of:=IF([.M559]&gt;[.N5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07" calcext:value-type="float">
            <text:p>118107</text:p>
          </table:table-cell>
          <table:table-cell office:value-type="float" office:value="37912" calcext:value-type="float">
            <text:p>37912</text:p>
          </table:table-cell>
          <table:table-cell table:formula="of:=([.A560]-[.B560])*100/[.A560]" office:value-type="float" office:value="67.9002938013835" calcext:value-type="float">
            <text:p>67.9002938014</text:p>
          </table:table-cell>
          <table:table-cell table:formula="of:=IF([.A560]&gt;[.B560]; 1; 0)" office:value-type="float" office:value="1" calcext:value-type="float">
            <text:p>1</text:p>
          </table:table-cell>
          <table:table-cell office:value-type="float" office:value="128982" calcext:value-type="float">
            <text:p>128982</text:p>
          </table:table-cell>
          <table:table-cell office:value-type="float" office:value="40885" calcext:value-type="float">
            <text:p>40885</text:p>
          </table:table-cell>
          <table:table-cell table:formula="of:=([.E560]-[.F560])*100/[.E560]" office:value-type="float" office:value="68.3017785427424" calcext:value-type="float">
            <text:p>68.3017785427</text:p>
          </table:table-cell>
          <table:table-cell table:formula="of:=IF([.E560]&gt;[.F560]; 1; 0)" office:value-type="float" office:value="1" calcext:value-type="float">
            <text:p>1</text:p>
          </table:table-cell>
          <table:table-cell office:value-type="float" office:value="63429" calcext:value-type="float">
            <text:p>63429</text:p>
          </table:table-cell>
          <table:table-cell office:value-type="float" office:value="27445" calcext:value-type="float">
            <text:p>27445</text:p>
          </table:table-cell>
          <table:table-cell table:formula="of:=([.I560]-[.J560])*100/[.I560]" office:value-type="float" office:value="56.7311482129625" calcext:value-type="float">
            <text:p>56.731148213</text:p>
          </table:table-cell>
          <table:table-cell table:formula="of:=IF([.I560]&gt;[.J560]; 1; 0)" office:value-type="float" office:value="1" calcext:value-type="float">
            <text:p>1</text:p>
          </table:table-cell>
          <table:table-cell office:value-type="float" office:value="77610" calcext:value-type="float">
            <text:p>77610</text:p>
          </table:table-cell>
          <table:table-cell office:value-type="float" office:value="29824" calcext:value-type="float">
            <text:p>29824</text:p>
          </table:table-cell>
          <table:table-cell table:formula="of:=([.M560]-[.N560])*100/[.M560]" office:value-type="float" office:value="61.5719623759825" calcext:value-type="float">
            <text:p>61.571962376</text:p>
          </table:table-cell>
          <table:table-cell table:formula="of:=IF([.M560]&gt;[.N5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9" calcext:value-type="float">
            <text:p>15979</text:p>
          </table:table-cell>
          <table:table-cell office:value-type="float" office:value="13497" calcext:value-type="float">
            <text:p>13497</text:p>
          </table:table-cell>
          <table:table-cell table:formula="of:=([.A561]-[.B561])*100/[.A561]" office:value-type="float" office:value="15.5328869140747" calcext:value-type="float">
            <text:p>15.5328869141</text:p>
          </table:table-cell>
          <table:table-cell table:formula="of:=IF([.A561]&gt;[.B561]; 1; 0)" office:value-type="float" office:value="1" calcext:value-type="float">
            <text:p>1</text:p>
          </table:table-cell>
          <table:table-cell office:value-type="float" office:value="14539" calcext:value-type="float">
            <text:p>14539</text:p>
          </table:table-cell>
          <table:table-cell office:value-type="float" office:value="15536" calcext:value-type="float">
            <text:p>15536</text:p>
          </table:table-cell>
          <table:table-cell table:formula="of:=([.E561]-[.F561])*100/[.E561]" office:value-type="float" office:value="-6.85741797922828" calcext:value-type="float">
            <text:p>-6.8574179792</text:p>
          </table:table-cell>
          <table:table-cell table:formula="of:=IF([.E561]&gt;[.F561]; 1; 0)"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13286" calcext:value-type="float">
            <text:p>13286</text:p>
          </table:table-cell>
          <table:table-cell table:formula="of:=([.I561]-[.J561])*100/[.I561]" office:value-type="float" office:value="-7.54411526631051" calcext:value-type="float">
            <text:p>-7.5441152663</text:p>
          </table:table-cell>
          <table:table-cell table:formula="of:=IF([.I561]&gt;[.J561]; 1; 0)" office:value-type="float" office:value="0" calcext:value-type="float">
            <text:p>0</text:p>
          </table:table-cell>
          <table:table-cell office:value-type="float" office:value="14538" calcext:value-type="float">
            <text:p>14538</text:p>
          </table:table-cell>
          <table:table-cell office:value-type="float" office:value="13433" calcext:value-type="float">
            <text:p>13433</text:p>
          </table:table-cell>
          <table:table-cell table:formula="of:=([.M561]-[.N561])*100/[.M561]" office:value-type="float" office:value="7.60077039482735" calcext:value-type="float">
            <text:p>7.6007703948</text:p>
          </table:table-cell>
          <table:table-cell table:formula="of:=IF([.M561]&gt;[.N5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22" calcext:value-type="float">
            <text:p>118122</text:p>
          </table:table-cell>
          <table:table-cell office:value-type="float" office:value="37219" calcext:value-type="float">
            <text:p>37219</text:p>
          </table:table-cell>
          <table:table-cell table:formula="of:=([.A562]-[.B562])*100/[.A562]" office:value-type="float" office:value="68.4910516245915" calcext:value-type="float">
            <text:p>68.4910516246</text:p>
          </table:table-cell>
          <table:table-cell table:formula="of:=IF([.A562]&gt;[.B562]; 1; 0)" office:value-type="float" office:value="1" calcext:value-type="float">
            <text:p>1</text:p>
          </table:table-cell>
          <table:table-cell office:value-type="float" office:value="128917" calcext:value-type="float">
            <text:p>128917</text:p>
          </table:table-cell>
          <table:table-cell office:value-type="float" office:value="40082" calcext:value-type="float">
            <text:p>40082</text:p>
          </table:table-cell>
          <table:table-cell table:formula="of:=([.E562]-[.F562])*100/[.E562]" office:value-type="float" office:value="68.9086776763344" calcext:value-type="float">
            <text:p>68.9086776763</text:p>
          </table:table-cell>
          <table:table-cell table:formula="of:=IF([.E562]&gt;[.F562]; 1; 0)" office:value-type="float" office:value="1" calcext:value-type="float">
            <text:p>1</text:p>
          </table:table-cell>
          <table:table-cell office:value-type="float" office:value="63438" calcext:value-type="float">
            <text:p>63438</text:p>
          </table:table-cell>
          <table:table-cell office:value-type="float" office:value="27213" calcext:value-type="float">
            <text:p>27213</text:p>
          </table:table-cell>
          <table:table-cell table:formula="of:=([.I562]-[.J562])*100/[.I562]" office:value-type="float" office:value="57.1029982029698" calcext:value-type="float">
            <text:p>57.102998203</text:p>
          </table:table-cell>
          <table:table-cell table:formula="of:=IF([.I562]&gt;[.J562]; 1; 0)" office:value-type="float" office:value="1" calcext:value-type="float">
            <text:p>1</text:p>
          </table:table-cell>
          <table:table-cell office:value-type="float" office:value="79659" calcext:value-type="float">
            <text:p>79659</text:p>
          </table:table-cell>
          <table:table-cell office:value-type="float" office:value="24759" calcext:value-type="float">
            <text:p>24759</text:p>
          </table:table-cell>
          <table:table-cell table:formula="of:=([.M562]-[.N562])*100/[.M562]" office:value-type="float" office:value="68.9187662411027" calcext:value-type="float">
            <text:p>68.9187662411</text:p>
          </table:table-cell>
          <table:table-cell table:formula="of:=IF([.M562]&gt;[.N5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95" calcext:value-type="float">
            <text:p>14695</text:p>
          </table:table-cell>
          <table:table-cell office:value-type="float" office:value="13664" calcext:value-type="float">
            <text:p>13664</text:p>
          </table:table-cell>
          <table:table-cell table:formula="of:=([.A563]-[.B563])*100/[.A563]" office:value-type="float" office:value="7.01599183395713" calcext:value-type="float">
            <text:p>7.015991834</text:p>
          </table:table-cell>
          <table:table-cell table:formula="of:=IF([.A563]&gt;[.B563]; 1; 0)" office:value-type="float" office:value="1" calcext:value-type="float">
            <text:p>1</text:p>
          </table:table-cell>
          <table:table-cell office:value-type="float" office:value="14697" calcext:value-type="float">
            <text:p>14697</text:p>
          </table:table-cell>
          <table:table-cell office:value-type="float" office:value="15692" calcext:value-type="float">
            <text:p>15692</text:p>
          </table:table-cell>
          <table:table-cell table:formula="of:=([.E563]-[.F563])*100/[.E563]" office:value-type="float" office:value="-6.77008913383684" calcext:value-type="float">
            <text:p>-6.7700891338</text:p>
          </table:table-cell>
          <table:table-cell table:formula="of:=IF([.E563]&gt;[.F563]; 1; 0)" office:value-type="float" office:value="0" calcext:value-type="float">
            <text:p>0</text:p>
          </table:table-cell>
          <table:table-cell office:value-type="float" office:value="14637" calcext:value-type="float">
            <text:p>14637</text:p>
          </table:table-cell>
          <table:table-cell office:value-type="float" office:value="15511" calcext:value-type="float">
            <text:p>15511</text:p>
          </table:table-cell>
          <table:table-cell table:formula="of:=([.I563]-[.J563])*100/[.I563]" office:value-type="float" office:value="-5.97116895538703" calcext:value-type="float">
            <text:p>-5.9711689554</text:p>
          </table:table-cell>
          <table:table-cell table:formula="of:=IF([.I563]&gt;[.J563]; 1; 0)"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float" office:value="13516" calcext:value-type="float">
            <text:p>13516</text:p>
          </table:table-cell>
          <table:table-cell table:formula="of:=([.M563]-[.N563])*100/[.M563]" office:value-type="float" office:value="19.1094619666048" calcext:value-type="float">
            <text:p>19.1094619666</text:p>
          </table:table-cell>
          <table:table-cell table:formula="of:=IF([.M563]&gt;[.N5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76" calcext:value-type="float">
            <text:p>118076</text:p>
          </table:table-cell>
          <table:table-cell office:value-type="float" office:value="36450" calcext:value-type="float">
            <text:p>36450</text:p>
          </table:table-cell>
          <table:table-cell table:formula="of:=([.A564]-[.B564])*100/[.A564]" office:value-type="float" office:value="69.1300518310241" calcext:value-type="float">
            <text:p>69.130051831</text:p>
          </table:table-cell>
          <table:table-cell table:formula="of:=IF([.A564]&gt;[.B564]; 1; 0)" office:value-type="float" office:value="1" calcext:value-type="float">
            <text:p>1</text:p>
          </table:table-cell>
          <table:table-cell office:value-type="float" office:value="128938" calcext:value-type="float">
            <text:p>128938</text:p>
          </table:table-cell>
          <table:table-cell office:value-type="float" office:value="37299" calcext:value-type="float">
            <text:p>37299</text:p>
          </table:table-cell>
          <table:table-cell table:formula="of:=([.E564]-[.F564])*100/[.E564]" office:value-type="float" office:value="71.072143200608" calcext:value-type="float">
            <text:p>71.0721432006</text:p>
          </table:table-cell>
          <table:table-cell table:formula="of:=IF([.E564]&gt;[.F564]; 1; 0)" office:value-type="float" office:value="1" calcext:value-type="float">
            <text:p>1</text:p>
          </table:table-cell>
          <table:table-cell office:value-type="float" office:value="51773" calcext:value-type="float">
            <text:p>51773</text:p>
          </table:table-cell>
          <table:table-cell office:value-type="float" office:value="20865" calcext:value-type="float">
            <text:p>20865</text:p>
          </table:table-cell>
          <table:table-cell table:formula="of:=([.I564]-[.J564])*100/[.I564]" office:value-type="float" office:value="59.6990709443146" calcext:value-type="float">
            <text:p>59.6990709443</text:p>
          </table:table-cell>
          <table:table-cell table:formula="of:=IF([.I564]&gt;[.J564]; 1; 0)" office:value-type="float" office:value="1" calcext:value-type="float">
            <text:p>1</text:p>
          </table:table-cell>
          <table:table-cell office:value-type="float" office:value="77266" calcext:value-type="float">
            <text:p>77266</text:p>
          </table:table-cell>
          <table:table-cell office:value-type="float" office:value="23257" calcext:value-type="float">
            <text:p>23257</text:p>
          </table:table-cell>
          <table:table-cell table:formula="of:=([.M564]-[.N564])*100/[.M564]" office:value-type="float" office:value="69.9000854192012" calcext:value-type="float">
            <text:p>69.9000854192</text:p>
          </table:table-cell>
          <table:table-cell table:formula="of:=IF([.M564]&gt;[.N5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15797" calcext:value-type="float">
            <text:p>15797</text:p>
          </table:table-cell>
          <table:table-cell table:formula="of:=([.A565]-[.B565])*100/[.A565]" office:value-type="float" office:value="6.4380478559583" calcext:value-type="float">
            <text:p>6.438047856</text:p>
          </table:table-cell>
          <table:table-cell table:formula="of:=IF([.A565]&gt;[.B565]; 1; 0)" office:value-type="float" office:value="1" calcext:value-type="float">
            <text:p>1</text:p>
          </table:table-cell>
          <table:table-cell office:value-type="float" office:value="16876" calcext:value-type="float">
            <text:p>16876</text:p>
          </table:table-cell>
          <table:table-cell office:value-type="float" office:value="13811" calcext:value-type="float">
            <text:p>13811</text:p>
          </table:table-cell>
          <table:table-cell table:formula="of:=([.E565]-[.F565])*100/[.E565]" office:value-type="float" office:value="18.1618867030102" calcext:value-type="float">
            <text:p>18.161886703</text:p>
          </table:table-cell>
          <table:table-cell table:formula="of:=IF([.E565]&gt;[.F565]; 1; 0)" office:value-type="float" office:value="1" calcext:value-type="float">
            <text:p>1</text:p>
          </table:table-cell>
          <table:table-cell office:value-type="float" office:value="12696" calcext:value-type="float">
            <text:p>12696</text:p>
          </table:table-cell>
          <table:table-cell office:value-type="float" office:value="11595" calcext:value-type="float">
            <text:p>11595</text:p>
          </table:table-cell>
          <table:table-cell table:formula="of:=([.I565]-[.J565])*100/[.I565]" office:value-type="float" office:value="8.67202268431002" calcext:value-type="float">
            <text:p>8.6720226843</text:p>
          </table:table-cell>
          <table:table-cell table:formula="of:=IF([.I565]&gt;[.J565]; 1; 0)" office:value-type="float" office:value="1" calcext:value-type="float">
            <text:p>1</text:p>
          </table:table-cell>
          <table:table-cell office:value-type="float" office:value="12777" calcext:value-type="float">
            <text:p>12777</text:p>
          </table:table-cell>
          <table:table-cell office:value-type="float" office:value="11526" calcext:value-type="float">
            <text:p>11526</text:p>
          </table:table-cell>
          <table:table-cell table:formula="of:=([.M565]-[.N565])*100/[.M565]" office:value-type="float" office:value="9.79103075839399" calcext:value-type="float">
            <text:p>9.7910307584</text:p>
          </table:table-cell>
          <table:table-cell table:formula="of:=IF([.M565]&gt;[.N5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27" calcext:value-type="float">
            <text:p>118327</text:p>
          </table:table-cell>
          <table:table-cell office:value-type="float" office:value="37720" calcext:value-type="float">
            <text:p>37720</text:p>
          </table:table-cell>
          <table:table-cell table:formula="of:=([.A566]-[.B566])*100/[.A566]" office:value-type="float" office:value="68.1222375282057" calcext:value-type="float">
            <text:p>68.1222375282</text:p>
          </table:table-cell>
          <table:table-cell table:formula="of:=IF([.A566]&gt;[.B566]; 1; 0)" office:value-type="float" office:value="1" calcext:value-type="float">
            <text:p>1</text:p>
          </table:table-cell>
          <table:table-cell office:value-type="float" office:value="128927" calcext:value-type="float">
            <text:p>128927</text:p>
          </table:table-cell>
          <table:table-cell office:value-type="float" office:value="38730" calcext:value-type="float">
            <text:p>38730</text:p>
          </table:table-cell>
          <table:table-cell table:formula="of:=([.E566]-[.F566])*100/[.E566]" office:value-type="float" office:value="69.9597446617078" calcext:value-type="float">
            <text:p>69.9597446617</text:p>
          </table:table-cell>
          <table:table-cell table:formula="of:=IF([.E566]&gt;[.F566]; 1; 0)" office:value-type="float" office:value="1" calcext:value-type="float">
            <text:p>1</text:p>
          </table:table-cell>
          <table:table-cell office:value-type="float" office:value="54568" calcext:value-type="float">
            <text:p>54568</text:p>
          </table:table-cell>
          <table:table-cell office:value-type="float" office:value="20592" calcext:value-type="float">
            <text:p>20592</text:p>
          </table:table-cell>
          <table:table-cell table:formula="of:=([.I566]-[.J566])*100/[.I566]" office:value-type="float" office:value="62.2635977129453" calcext:value-type="float">
            <text:p>62.2635977129</text:p>
          </table:table-cell>
          <table:table-cell table:formula="of:=IF([.I566]&gt;[.J566]; 1; 0)" office:value-type="float" office:value="1" calcext:value-type="float">
            <text:p>1</text:p>
          </table:table-cell>
          <table:table-cell office:value-type="float" office:value="63784" calcext:value-type="float">
            <text:p>63784</text:p>
          </table:table-cell>
          <table:table-cell office:value-type="float" office:value="23330" calcext:value-type="float">
            <text:p>23330</text:p>
          </table:table-cell>
          <table:table-cell table:formula="of:=([.M566]-[.N566])*100/[.M566]" office:value-type="float" office:value="63.4234290731218" calcext:value-type="float">
            <text:p>63.4234290731</text:p>
          </table:table-cell>
          <table:table-cell table:formula="of:=IF([.M566]&gt;[.N5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float" office:value="13914" calcext:value-type="float">
            <text:p>13914</text:p>
          </table:table-cell>
          <table:table-cell table:formula="of:=([.A567]-[.B567])*100/[.A567]" office:value-type="float" office:value="18.3546532097172" calcext:value-type="float">
            <text:p>18.3546532097</text:p>
          </table:table-cell>
          <table:table-cell table:formula="of:=IF([.A567]&gt;[.B567]; 1; 0)" office:value-type="float" office:value="1" calcext:value-type="float">
            <text:p>1</text:p>
          </table:table-cell>
          <table:table-cell office:value-type="float" office:value="17070" calcext:value-type="float">
            <text:p>17070</text:p>
          </table:table-cell>
          <table:table-cell office:value-type="float" office:value="13926" calcext:value-type="float">
            <text:p>13926</text:p>
          </table:table-cell>
          <table:table-cell table:formula="of:=([.E567]-[.F567])*100/[.E567]" office:value-type="float" office:value="18.4182776801406" calcext:value-type="float">
            <text:p>18.4182776801</text:p>
          </table:table-cell>
          <table:table-cell table:formula="of:=IF([.E567]&gt;[.F567]; 1; 0)" office:value-type="float" office:value="1" calcext:value-type="float">
            <text:p>1</text:p>
          </table:table-cell>
          <table:table-cell office:value-type="float" office:value="12861" calcext:value-type="float">
            <text:p>12861</text:p>
          </table:table-cell>
          <table:table-cell office:value-type="float" office:value="11848" calcext:value-type="float">
            <text:p>11848</text:p>
          </table:table-cell>
          <table:table-cell table:formula="of:=([.I567]-[.J567])*100/[.I567]" office:value-type="float" office:value="7.87652593110956" calcext:value-type="float">
            <text:p>7.8765259311</text:p>
          </table:table-cell>
          <table:table-cell table:formula="of:=IF([.I567]&gt;[.J567]; 1; 0)" office:value-type="float" office:value="1" calcext:value-type="float">
            <text:p>1</text:p>
          </table:table-cell>
          <table:table-cell office:value-type="float" office:value="12906" calcext:value-type="float">
            <text:p>12906</text:p>
          </table:table-cell>
          <table:table-cell office:value-type="float" office:value="15869" calcext:value-type="float">
            <text:p>15869</text:p>
          </table:table-cell>
          <table:table-cell table:formula="of:=([.M567]-[.N567])*100/[.M567]" office:value-type="float" office:value="-22.9583139624981" calcext:value-type="float">
            <text:p>-22.9583139625</text:p>
          </table:table-cell>
          <table:table-cell table:formula="of:=IF([.M567]&gt;[.N5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44" calcext:value-type="float">
            <text:p>118144</text:p>
          </table:table-cell>
          <table:table-cell office:value-type="float" office:value="35313" calcext:value-type="float">
            <text:p>35313</text:p>
          </table:table-cell>
          <table:table-cell table:formula="of:=([.A568]-[.B568])*100/[.A568]" office:value-type="float" office:value="70.110204496208" calcext:value-type="float">
            <text:p>70.1102044962</text:p>
          </table:table-cell>
          <table:table-cell table:formula="of:=IF([.A568]&gt;[.B568]; 1; 0)" office:value-type="float" office:value="1" calcext:value-type="float">
            <text:p>1</text:p>
          </table:table-cell>
          <table:table-cell office:value-type="float" office:value="129189" calcext:value-type="float">
            <text:p>129189</text:p>
          </table:table-cell>
          <table:table-cell office:value-type="float" office:value="41369" calcext:value-type="float">
            <text:p>41369</text:p>
          </table:table-cell>
          <table:table-cell table:formula="of:=([.E568]-[.F568])*100/[.E568]" office:value-type="float" office:value="67.9779238170432" calcext:value-type="float">
            <text:p>67.977923817</text:p>
          </table:table-cell>
          <table:table-cell table:formula="of:=IF([.E568]&gt;[.F568]; 1; 0)" office:value-type="float" office:value="1" calcext:value-type="float">
            <text:p>1</text:p>
          </table:table-cell>
          <table:table-cell office:value-type="float" office:value="51905" calcext:value-type="float">
            <text:p>51905</text:p>
          </table:table-cell>
          <table:table-cell office:value-type="float" office:value="20399" calcext:value-type="float">
            <text:p>20399</text:p>
          </table:table-cell>
          <table:table-cell table:formula="of:=([.I568]-[.J568])*100/[.I568]" office:value-type="float" office:value="60.6993545901166" calcext:value-type="float">
            <text:p>60.6993545901</text:p>
          </table:table-cell>
          <table:table-cell table:formula="of:=IF([.I568]&gt;[.J568]; 1; 0)" office:value-type="float" office:value="1" calcext:value-type="float">
            <text:p>1</text:p>
          </table:table-cell>
          <table:table-cell office:value-type="float" office:value="80470" calcext:value-type="float">
            <text:p>80470</text:p>
          </table:table-cell>
          <table:table-cell office:value-type="float" office:value="22271" calcext:value-type="float">
            <text:p>22271</text:p>
          </table:table-cell>
          <table:table-cell table:formula="of:=([.M568]-[.N568])*100/[.M568]" office:value-type="float" office:value="72.3238473965453" calcext:value-type="float">
            <text:p>72.3238473965</text:p>
          </table:table-cell>
          <table:table-cell table:formula="of:=IF([.M568]&gt;[.N5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14071" calcext:value-type="float">
            <text:p>14071</text:p>
          </table:table-cell>
          <table:table-cell table:formula="of:=([.A569]-[.B569])*100/[.A569]" office:value-type="float" office:value="7.62211134453782" calcext:value-type="float">
            <text:p>7.6221113445</text:p>
          </table:table-cell>
          <table:table-cell table:formula="of:=IF([.A569]&gt;[.B569]; 1; 0)" office:value-type="float" office:value="1" calcext:value-type="float">
            <text:p>1</text:p>
          </table:table-cell>
          <table:table-cell office:value-type="float" office:value="17218" calcext:value-type="float">
            <text:p>17218</text:p>
          </table:table-cell>
          <table:table-cell office:value-type="float" office:value="14109" calcext:value-type="float">
            <text:p>14109</text:p>
          </table:table-cell>
          <table:table-cell table:formula="of:=([.E569]-[.F569])*100/[.E569]" office:value-type="float" office:value="18.0566848646765" calcext:value-type="float">
            <text:p>18.0566848647</text:p>
          </table:table-cell>
          <table:table-cell table:formula="of:=IF([.E569]&gt;[.F569]; 1; 0)" office:value-type="float" office:value="1" calcext:value-type="float">
            <text:p>1</text:p>
          </table:table-cell>
          <table:table-cell office:value-type="float" office:value="12971" calcext:value-type="float">
            <text:p>12971</text:p>
          </table:table-cell>
          <table:table-cell office:value-type="float" office:value="12002" calcext:value-type="float">
            <text:p>12002</text:p>
          </table:table-cell>
          <table:table-cell table:formula="of:=([.I569]-[.J569])*100/[.I569]" office:value-type="float" office:value="7.47051114023591" calcext:value-type="float">
            <text:p>7.4705111402</text:p>
          </table:table-cell>
          <table:table-cell table:formula="of:=IF([.I569]&gt;[.J569]; 1; 0)" office:value-type="float" office:value="1" calcext:value-type="float">
            <text:p>1</text:p>
          </table:table-cell>
          <table:table-cell office:value-type="float" office:value="13073" calcext:value-type="float">
            <text:p>13073</text:p>
          </table:table-cell>
          <table:table-cell office:value-type="float" office:value="12006" calcext:value-type="float">
            <text:p>12006</text:p>
          </table:table-cell>
          <table:table-cell table:formula="of:=([.M569]-[.N569])*100/[.M569]" office:value-type="float" office:value="8.16186032280272" calcext:value-type="float">
            <text:p>8.1618603228</text:p>
          </table:table-cell>
          <table:table-cell table:formula="of:=IF([.M569]&gt;[.N5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44" calcext:value-type="float">
            <text:p>118144</text:p>
          </table:table-cell>
          <table:table-cell office:value-type="float" office:value="34213" calcext:value-type="float">
            <text:p>34213</text:p>
          </table:table-cell>
          <table:table-cell table:formula="of:=([.A570]-[.B570])*100/[.A570]" office:value-type="float" office:value="71.0412716684724" calcext:value-type="float">
            <text:p>71.0412716685</text:p>
          </table:table-cell>
          <table:table-cell table:formula="of:=IF([.A570]&gt;[.B570]; 1; 0)" office:value-type="float" office:value="1" calcext:value-type="float">
            <text:p>1</text:p>
          </table:table-cell>
          <table:table-cell office:value-type="float" office:value="129391" calcext:value-type="float">
            <text:p>129391</text:p>
          </table:table-cell>
          <table:table-cell office:value-type="float" office:value="37052" calcext:value-type="float">
            <text:p>37052</text:p>
          </table:table-cell>
          <table:table-cell table:formula="of:=([.E570]-[.F570])*100/[.E570]" office:value-type="float" office:value="71.3643143649867" calcext:value-type="float">
            <text:p>71.364314365</text:p>
          </table:table-cell>
          <table:table-cell table:formula="of:=IF([.E570]&gt;[.F570]; 1; 0)" office:value-type="float" office:value="1" calcext:value-type="float">
            <text:p>1</text:p>
          </table:table-cell>
          <table:table-cell office:value-type="float" office:value="51370" calcext:value-type="float">
            <text:p>51370</text:p>
          </table:table-cell>
          <table:table-cell office:value-type="float" office:value="21954" calcext:value-type="float">
            <text:p>21954</text:p>
          </table:table-cell>
          <table:table-cell table:formula="of:=([.I570]-[.J570])*100/[.I570]" office:value-type="float" office:value="57.2629939653494" calcext:value-type="float">
            <text:p>57.2629939653</text:p>
          </table:table-cell>
          <table:table-cell table:formula="of:=IF([.I570]&gt;[.J570]; 1; 0)" office:value-type="float" office:value="1" calcext:value-type="float">
            <text:p>1</text:p>
          </table:table-cell>
          <table:table-cell office:value-type="float" office:value="63392" calcext:value-type="float">
            <text:p>63392</text:p>
          </table:table-cell>
          <table:table-cell office:value-type="float" office:value="21834" calcext:value-type="float">
            <text:p>21834</text:p>
          </table:table-cell>
          <table:table-cell table:formula="of:=([.M570]-[.N570])*100/[.M570]" office:value-type="float" office:value="65.5571680969207" calcext:value-type="float">
            <text:p>65.5571680969</text:p>
          </table:table-cell>
          <table:table-cell table:formula="of:=IF([.M570]&gt;[.N5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41" calcext:value-type="float">
            <text:p>17341</text:p>
          </table:table-cell>
          <table:table-cell office:value-type="float" office:value="16293" calcext:value-type="float">
            <text:p>16293</text:p>
          </table:table-cell>
          <table:table-cell table:formula="of:=([.A571]-[.B571])*100/[.A571]" office:value-type="float" office:value="6.04348076812179" calcext:value-type="float">
            <text:p>6.0434807681</text:p>
          </table:table-cell>
          <table:table-cell table:formula="of:=IF([.A571]&gt;[.B571]; 1; 0)" office:value-type="float" office:value="1" calcext:value-type="float">
            <text:p>1</text:p>
          </table:table-cell>
          <table:table-cell office:value-type="float" office:value="13300" calcext:value-type="float">
            <text:p>13300</text:p>
          </table:table-cell>
          <table:table-cell office:value-type="float" office:value="12216" calcext:value-type="float">
            <text:p>12216</text:p>
          </table:table-cell>
          <table:table-cell table:formula="of:=([.E571]-[.F571])*100/[.E571]" office:value-type="float" office:value="8.15037593984962" calcext:value-type="float">
            <text:p>8.1503759398</text:p>
          </table:table-cell>
          <table:table-cell table:formula="of:=IF([.E571]&gt;[.F571]; 1; 0)" office:value-type="float" office:value="1" calcext:value-type="float">
            <text:p>1</text:p>
          </table:table-cell>
          <table:table-cell office:value-type="float" office:value="15181" calcext:value-type="float">
            <text:p>15181</text:p>
          </table:table-cell>
          <table:table-cell office:value-type="float" office:value="14208" calcext:value-type="float">
            <text:p>14208</text:p>
          </table:table-cell>
          <table:table-cell table:formula="of:=([.I571]-[.J571])*100/[.I571]" office:value-type="float" office:value="6.40932744878467" calcext:value-type="float">
            <text:p>6.4093274488</text:p>
          </table:table-cell>
          <table:table-cell table:formula="of:=IF([.I571]&gt;[.J571]; 1; 0)" office:value-type="float" office:value="1" calcext:value-type="float">
            <text:p>1</text:p>
          </table:table-cell>
          <table:table-cell office:value-type="float" office:value="17673" calcext:value-type="float">
            <text:p>17673</text:p>
          </table:table-cell>
          <table:table-cell office:value-type="float" office:value="14181" calcext:value-type="float">
            <text:p>14181</text:p>
          </table:table-cell>
          <table:table-cell table:formula="of:=([.M571]-[.N571])*100/[.M571]" office:value-type="float" office:value="19.7589543371244" calcext:value-type="float">
            <text:p>19.7589543371</text:p>
          </table:table-cell>
          <table:table-cell table:formula="of:=IF([.M571]&gt;[.N5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31" calcext:value-type="float">
            <text:p>118331</text:p>
          </table:table-cell>
          <table:table-cell office:value-type="float" office:value="33468" calcext:value-type="float">
            <text:p>33468</text:p>
          </table:table-cell>
          <table:table-cell table:formula="of:=([.A572]-[.B572])*100/[.A572]" office:value-type="float" office:value="71.7166253982473" calcext:value-type="float">
            <text:p>71.7166253982</text:p>
          </table:table-cell>
          <table:table-cell table:formula="of:=IF([.A572]&gt;[.B572]; 1; 0)" office:value-type="float" office:value="1" calcext:value-type="float">
            <text:p>1</text:p>
          </table:table-cell>
          <table:table-cell office:value-type="float" office:value="128915" calcext:value-type="float">
            <text:p>128915</text:p>
          </table:table-cell>
          <table:table-cell office:value-type="float" office:value="36192" calcext:value-type="float">
            <text:p>36192</text:p>
          </table:table-cell>
          <table:table-cell table:formula="of:=([.E572]-[.F572])*100/[.E572]" office:value-type="float" office:value="71.925687468487" calcext:value-type="float">
            <text:p>71.9256874685</text:p>
          </table:table-cell>
          <table:table-cell table:formula="of:=IF([.E572]&gt;[.F572]; 1; 0)" office:value-type="float" office:value="1" calcext:value-type="float">
            <text:p>1</text:p>
          </table:table-cell>
          <table:table-cell office:value-type="float" office:value="63564" calcext:value-type="float">
            <text:p>63564</text:p>
          </table:table-cell>
          <table:table-cell office:value-type="float" office:value="25690" calcext:value-type="float">
            <text:p>25690</text:p>
          </table:table-cell>
          <table:table-cell table:formula="of:=([.I572]-[.J572])*100/[.I572]" office:value-type="float" office:value="59.5840412812284" calcext:value-type="float">
            <text:p>59.5840412812</text:p>
          </table:table-cell>
          <table:table-cell table:formula="of:=IF([.I572]&gt;[.J572]; 1; 0)" office:value-type="float" office:value="1" calcext:value-type="float">
            <text:p>1</text:p>
          </table:table-cell>
          <table:table-cell office:value-type="float" office:value="76435" calcext:value-type="float">
            <text:p>76435</text:p>
          </table:table-cell>
          <table:table-cell office:value-type="float" office:value="27470" calcext:value-type="float">
            <text:p>27470</text:p>
          </table:table-cell>
          <table:table-cell table:formula="of:=([.M572]-[.N572])*100/[.M572]" office:value-type="float" office:value="64.0609668345653" calcext:value-type="float">
            <text:p>64.0609668346</text:p>
          </table:table-cell>
          <table:table-cell table:formula="of:=IF([.M572]&gt;[.N5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float" office:value="14350" calcext:value-type="float">
            <text:p>14350</text:p>
          </table:table-cell>
          <table:table-cell table:formula="of:=([.A573]-[.B573])*100/[.A573]" office:value-type="float" office:value="8.35940992400536" calcext:value-type="float">
            <text:p>8.359409924</text:p>
          </table:table-cell>
          <table:table-cell table:formula="of:=IF([.A573]&gt;[.B573]; 1; 0)" office:value-type="float" office:value="1" calcext:value-type="float">
            <text:p>1</text:p>
          </table:table-cell>
          <table:table-cell office:value-type="float" office:value="15481" calcext:value-type="float">
            <text:p>15481</text:p>
          </table:table-cell>
          <table:table-cell office:value-type="float" office:value="16477" calcext:value-type="float">
            <text:p>16477</text:p>
          </table:table-cell>
          <table:table-cell table:formula="of:=([.E573]-[.F573])*100/[.E573]" office:value-type="float" office:value="-6.43369291389445" calcext:value-type="float">
            <text:p>-6.4336929139</text:p>
          </table:table-cell>
          <table:table-cell table:formula="of:=IF([.E573]&gt;[.F573]; 1; 0)" office:value-type="float" office:value="0" calcext:value-type="float">
            <text:p>0</text:p>
          </table:table-cell>
          <table:table-cell office:value-type="float" office:value="15334" calcext:value-type="float">
            <text:p>15334</text:p>
          </table:table-cell>
          <table:table-cell office:value-type="float" office:value="16199" calcext:value-type="float">
            <text:p>16199</text:p>
          </table:table-cell>
          <table:table-cell table:formula="of:=([.I573]-[.J573])*100/[.I573]" office:value-type="float" office:value="-5.64105908438764" calcext:value-type="float">
            <text:p>-5.6410590844</text:p>
          </table:table-cell>
          <table:table-cell table:formula="of:=IF([.I573]&gt;[.J573]; 1; 0)" office:value-type="float" office:value="0" calcext:value-type="float">
            <text:p>0</text:p>
          </table:table-cell>
          <table:table-cell office:value-type="float" office:value="17423" calcext:value-type="float">
            <text:p>17423</text:p>
          </table:table-cell>
          <table:table-cell office:value-type="float" office:value="14290" calcext:value-type="float">
            <text:p>14290</text:p>
          </table:table-cell>
          <table:table-cell table:formula="of:=([.M573]-[.N573])*100/[.M573]" office:value-type="float" office:value="17.9819778453768" calcext:value-type="float">
            <text:p>17.9819778454</text:p>
          </table:table-cell>
          <table:table-cell table:formula="of:=IF([.M573]&gt;[.N5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97" calcext:value-type="float">
            <text:p>118197</text:p>
          </table:table-cell>
          <table:table-cell office:value-type="float" office:value="32691" calcext:value-type="float">
            <text:p>32691</text:p>
          </table:table-cell>
          <table:table-cell table:formula="of:=([.A574]-[.B574])*100/[.A574]" office:value-type="float" office:value="72.3419376126298" calcext:value-type="float">
            <text:p>72.3419376126</text:p>
          </table:table-cell>
          <table:table-cell table:formula="of:=IF([.A574]&gt;[.B574]; 1; 0)" office:value-type="float" office:value="1" calcext:value-type="float">
            <text:p>1</text:p>
          </table:table-cell>
          <table:table-cell office:value-type="float" office:value="129202" calcext:value-type="float">
            <text:p>129202</text:p>
          </table:table-cell>
          <table:table-cell office:value-type="float" office:value="33352" calcext:value-type="float">
            <text:p>33352</text:p>
          </table:table-cell>
          <table:table-cell table:formula="of:=([.E574]-[.F574])*100/[.E574]" office:value-type="float" office:value="74.1861581090076" calcext:value-type="float">
            <text:p>74.186158109</text:p>
          </table:table-cell>
          <table:table-cell table:formula="of:=IF([.E574]&gt;[.F574]; 1; 0)" office:value-type="float" office:value="1" calcext:value-type="float">
            <text:p>1</text:p>
          </table:table-cell>
          <table:table-cell office:value-type="float" office:value="64135" calcext:value-type="float">
            <text:p>64135</text:p>
          </table:table-cell>
          <table:table-cell office:value-type="float" office:value="23466" calcext:value-type="float">
            <text:p>23466</text:p>
          </table:table-cell>
          <table:table-cell table:formula="of:=([.I574]-[.J574])*100/[.I574]" office:value-type="float" office:value="63.4115537538006" calcext:value-type="float">
            <text:p>63.4115537538</text:p>
          </table:table-cell>
          <table:table-cell table:formula="of:=IF([.I574]&gt;[.J574]; 1; 0)" office:value-type="float" office:value="1" calcext:value-type="float">
            <text:p>1</text:p>
          </table:table-cell>
          <table:table-cell office:value-type="float" office:value="77580" calcext:value-type="float">
            <text:p>77580</text:p>
          </table:table-cell>
          <table:table-cell office:value-type="float" office:value="27094" calcext:value-type="float">
            <text:p>27094</text:p>
          </table:table-cell>
          <table:table-cell table:formula="of:=([.M574]-[.N574])*100/[.M574]" office:value-type="float" office:value="65.0760505284867" calcext:value-type="float">
            <text:p>65.0760505285</text:p>
          </table:table-cell>
          <table:table-cell table:formula="of:=IF([.M574]&gt;[.N5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office:value-type="float" office:value="14477" calcext:value-type="float">
            <text:p>14477</text:p>
          </table:table-cell>
          <table:table-cell table:formula="of:=([.A575]-[.B575])*100/[.A575]" office:value-type="float" office:value="17.9773371104816" calcext:value-type="float">
            <text:p>17.9773371105</text:p>
          </table:table-cell>
          <table:table-cell table:formula="of:=IF([.A575]&gt;[.B575]; 1; 0)" office:value-type="float" office:value="1" calcext:value-type="float">
            <text:p>1</text:p>
          </table:table-cell>
          <table:table-cell office:value-type="float" office:value="17687" calcext:value-type="float">
            <text:p>17687</text:p>
          </table:table-cell>
          <table:table-cell office:value-type="float" office:value="14509" calcext:value-type="float">
            <text:p>14509</text:p>
          </table:table-cell>
          <table:table-cell table:formula="of:=([.E575]-[.F575])*100/[.E575]" office:value-type="float" office:value="17.9679990953808" calcext:value-type="float">
            <text:p>17.9679990954</text:p>
          </table:table-cell>
          <table:table-cell table:formula="of:=IF([.E575]&gt;[.F575]; 1; 0)" office:value-type="float" office:value="1" calcext:value-type="float">
            <text:p>1</text:p>
          </table:table-cell>
          <table:table-cell office:value-type="float" office:value="15522" calcext:value-type="float">
            <text:p>15522</text:p>
          </table:table-cell>
          <table:table-cell office:value-type="float" office:value="16332" calcext:value-type="float">
            <text:p>16332</text:p>
          </table:table-cell>
          <table:table-cell table:formula="of:=([.I575]-[.J575])*100/[.I575]" office:value-type="float" office:value="-5.2183996907615" calcext:value-type="float">
            <text:p>-5.2183996908</text:p>
          </table:table-cell>
          <table:table-cell table:formula="of:=IF([.I575]&gt;[.J575]; 1; 0)" office:value-type="float" office:value="0" calcext:value-type="float">
            <text:p>0</text:p>
          </table:table-cell>
          <table:table-cell office:value-type="float" office:value="15624" calcext:value-type="float">
            <text:p>15624</text:p>
          </table:table-cell>
          <table:table-cell office:value-type="float" office:value="16736" calcext:value-type="float">
            <text:p>16736</text:p>
          </table:table-cell>
          <table:table-cell table:formula="of:=([.M575]-[.N575])*100/[.M575]" office:value-type="float" office:value="-7.11725550435228" calcext:value-type="float">
            <text:p>-7.1172555044</text:p>
          </table:table-cell>
          <table:table-cell table:formula="of:=IF([.M575]&gt;[.N5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66" calcext:value-type="float">
            <text:p>118366</text:p>
          </table:table-cell>
          <table:table-cell office:value-type="float" office:value="32041" calcext:value-type="float">
            <text:p>32041</text:p>
          </table:table-cell>
          <table:table-cell table:formula="of:=([.A576]-[.B576])*100/[.A576]" office:value-type="float" office:value="72.9305712789146" calcext:value-type="float">
            <text:p>72.9305712789</text:p>
          </table:table-cell>
          <table:table-cell table:formula="of:=IF([.A576]&gt;[.B576]; 1; 0)" office:value-type="float" office:value="1" calcext:value-type="float">
            <text:p>1</text:p>
          </table:table-cell>
          <table:table-cell office:value-type="float" office:value="128929" calcext:value-type="float">
            <text:p>128929</text:p>
          </table:table-cell>
          <table:table-cell office:value-type="float" office:value="32576" calcext:value-type="float">
            <text:p>32576</text:p>
          </table:table-cell>
          <table:table-cell table:formula="of:=([.E576]-[.F576])*100/[.E576]" office:value-type="float" office:value="74.7333803876552" calcext:value-type="float">
            <text:p>74.7333803877</text:p>
          </table:table-cell>
          <table:table-cell table:formula="of:=IF([.E576]&gt;[.F576]; 1; 0)" office:value-type="float" office:value="1" calcext:value-type="float">
            <text:p>1</text:p>
          </table:table-cell>
          <table:table-cell office:value-type="float" office:value="63472" calcext:value-type="float">
            <text:p>63472</text:p>
          </table:table-cell>
          <table:table-cell office:value-type="float" office:value="23163" calcext:value-type="float">
            <text:p>23163</text:p>
          </table:table-cell>
          <table:table-cell table:formula="of:=([.I576]-[.J576])*100/[.I576]" office:value-type="float" office:value="63.5067431308293" calcext:value-type="float">
            <text:p>63.5067431308</text:p>
          </table:table-cell>
          <table:table-cell table:formula="of:=IF([.I576]&gt;[.J576]; 1; 0)" office:value-type="float" office:value="1" calcext:value-type="float">
            <text:p>1</text:p>
          </table:table-cell>
          <table:table-cell office:value-type="float" office:value="77389" calcext:value-type="float">
            <text:p>77389</text:p>
          </table:table-cell>
          <table:table-cell office:value-type="float" office:value="27892" calcext:value-type="float">
            <text:p>27892</text:p>
          </table:table-cell>
          <table:table-cell table:formula="of:=([.M576]-[.N576])*100/[.M576]" office:value-type="float" office:value="63.9587021411312" calcext:value-type="float">
            <text:p>63.9587021411</text:p>
          </table:table-cell>
          <table:table-cell table:formula="of:=IF([.M576]&gt;[.N5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96" calcext:value-type="float">
            <text:p>15796</text:p>
          </table:table-cell>
          <table:table-cell office:value-type="float" office:value="16679" calcext:value-type="float">
            <text:p>16679</text:p>
          </table:table-cell>
          <table:table-cell table:formula="of:=([.A577]-[.B577])*100/[.A577]" office:value-type="float" office:value="-5.59002279057989" calcext:value-type="float">
            <text:p>-5.5900227906</text:p>
          </table:table-cell>
          <table:table-cell table:formula="of:=IF([.A577]&gt;[.B577]; 1; 0)" office:value-type="float" office:value="0" calcext:value-type="float">
            <text:p>0</text:p>
          </table:table-cell>
          <table:table-cell office:value-type="float" office:value="15785" calcext:value-type="float">
            <text:p>15785</text:p>
          </table:table-cell>
          <table:table-cell office:value-type="float" office:value="16716" calcext:value-type="float">
            <text:p>16716</text:p>
          </table:table-cell>
          <table:table-cell table:formula="of:=([.E577]-[.F577])*100/[.E577]" office:value-type="float" office:value="-5.8980044345898" calcext:value-type="float">
            <text:p>-5.8980044346</text:p>
          </table:table-cell>
          <table:table-cell table:formula="of:=IF([.E577]&gt;[.F577]; 1; 0)" office:value-type="float" office:value="0" calcext:value-type="float">
            <text:p>0</text:p>
          </table:table-cell>
          <table:table-cell office:value-type="float" office:value="17667" calcext:value-type="float">
            <text:p>17667</text:p>
          </table:table-cell>
          <table:table-cell office:value-type="float" office:value="14526" calcext:value-type="float">
            <text:p>14526</text:p>
          </table:table-cell>
          <table:table-cell table:formula="of:=([.I577]-[.J577])*100/[.I577]" office:value-type="float" office:value="17.77890983189" calcext:value-type="float">
            <text:p>17.7789098319</text:p>
          </table:table-cell>
          <table:table-cell table:formula="of:=IF([.I577]&gt;[.J577]; 1; 0)" office:value-type="float" office:value="1" calcext:value-type="float">
            <text:p>1</text:p>
          </table:table-cell>
          <table:table-cell office:value-type="float" office:value="15691" calcext:value-type="float">
            <text:p>15691</text:p>
          </table:table-cell>
          <table:table-cell office:value-type="float" office:value="16467" calcext:value-type="float">
            <text:p>16467</text:p>
          </table:table-cell>
          <table:table-cell table:formula="of:=([.M577]-[.N577])*100/[.M577]" office:value-type="float" office:value="-4.94551016506277" calcext:value-type="float">
            <text:p>-4.9455101651</text:p>
          </table:table-cell>
          <table:table-cell table:formula="of:=IF([.M577]&gt;[.N5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34" calcext:value-type="float">
            <text:p>118734</text:p>
          </table:table-cell>
          <table:table-cell office:value-type="float" office:value="25133" calcext:value-type="float">
            <text:p>25133</text:p>
          </table:table-cell>
          <table:table-cell table:formula="of:=([.A578]-[.B578])*100/[.A578]" office:value-type="float" office:value="78.8325163811545" calcext:value-type="float">
            <text:p>78.8325163812</text:p>
          </table:table-cell>
          <table:table-cell table:formula="of:=IF([.A578]&gt;[.B578]; 1; 0)" office:value-type="float" office:value="1" calcext:value-type="float">
            <text:p>1</text:p>
          </table:table-cell>
          <table:table-cell office:value-type="float" office:value="127144" calcext:value-type="float">
            <text:p>127144</text:p>
          </table:table-cell>
          <table:table-cell office:value-type="float" office:value="31794" calcext:value-type="float">
            <text:p>31794</text:p>
          </table:table-cell>
          <table:table-cell table:formula="of:=([.E578]-[.F578])*100/[.E578]" office:value-type="float" office:value="74.9937079217265" calcext:value-type="float">
            <text:p>74.9937079217</text:p>
          </table:table-cell>
          <table:table-cell table:formula="of:=IF([.E578]&gt;[.F578]; 1; 0)" office:value-type="float" office:value="1" calcext:value-type="float">
            <text:p>1</text:p>
          </table:table-cell>
          <table:table-cell office:value-type="float" office:value="64730" calcext:value-type="float">
            <text:p>64730</text:p>
          </table:table-cell>
          <table:table-cell office:value-type="float" office:value="23000" calcext:value-type="float">
            <text:p>23000</text:p>
          </table:table-cell>
          <table:table-cell table:formula="of:=([.I578]-[.J578])*100/[.I578]" office:value-type="float" office:value="64.4677892785416" calcext:value-type="float">
            <text:p>64.4677892785</text:p>
          </table:table-cell>
          <table:table-cell table:formula="of:=IF([.I578]&gt;[.J578]; 1; 0)" office:value-type="float" office:value="1" calcext:value-type="float">
            <text:p>1</text:p>
          </table:table-cell>
          <table:table-cell office:value-type="float" office:value="77424" calcext:value-type="float">
            <text:p>77424</text:p>
          </table:table-cell>
          <table:table-cell office:value-type="float" office:value="26351" calcext:value-type="float">
            <text:p>26351</text:p>
          </table:table-cell>
          <table:table-cell table:formula="of:=([.M578]-[.N578])*100/[.M578]" office:value-type="float" office:value="65.9653337466419" calcext:value-type="float">
            <text:p>65.9653337466</text:p>
          </table:table-cell>
          <table:table-cell table:formula="of:=IF([.M578]&gt;[.N5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2" calcext:value-type="float">
            <text:p>15952</text:p>
          </table:table-cell>
          <table:table-cell office:value-type="float" office:value="16793" calcext:value-type="float">
            <text:p>16793</text:p>
          </table:table-cell>
          <table:table-cell table:formula="of:=([.A579]-[.B579])*100/[.A579]" office:value-type="float" office:value="-5.27206619859579" calcext:value-type="float">
            <text:p>-5.2720661986</text:p>
          </table:table-cell>
          <table:table-cell table:formula="of:=IF([.A579]&gt;[.B579]; 1; 0)" office:value-type="float" office:value="0" calcext:value-type="float">
            <text:p>0</text:p>
          </table:table-cell>
          <table:table-cell office:value-type="float" office:value="15955" calcext:value-type="float">
            <text:p>15955</text:p>
          </table:table-cell>
          <table:table-cell office:value-type="float" office:value="16803" calcext:value-type="float">
            <text:p>16803</text:p>
          </table:table-cell>
          <table:table-cell table:formula="of:=([.E579]-[.F579])*100/[.E579]" office:value-type="float" office:value="-5.31494829207145" calcext:value-type="float">
            <text:p>-5.3149482921</text:p>
          </table:table-cell>
          <table:table-cell table:formula="of:=IF([.E579]&gt;[.F579]; 1; 0)" office:value-type="float" office:value="0" calcext:value-type="float">
            <text:p>0</text:p>
          </table:table-cell>
          <table:table-cell office:value-type="float" office:value="17827" calcext:value-type="float">
            <text:p>17827</text:p>
          </table:table-cell>
          <table:table-cell office:value-type="float" office:value="16640" calcext:value-type="float">
            <text:p>16640</text:p>
          </table:table-cell>
          <table:table-cell table:formula="of:=([.I579]-[.J579])*100/[.I579]" office:value-type="float" office:value="6.65843944578448" calcext:value-type="float">
            <text:p>6.6584394458</text:p>
          </table:table-cell>
          <table:table-cell table:formula="of:=IF([.I579]&gt;[.J579]; 1; 0)" office:value-type="float" office:value="1" calcext:value-type="float">
            <text:p>1</text:p>
          </table:table-cell>
          <table:table-cell office:value-type="float" office:value="15874" calcext:value-type="float">
            <text:p>15874</text:p>
          </table:table-cell>
          <table:table-cell office:value-type="float" office:value="16699" calcext:value-type="float">
            <text:p>16699</text:p>
          </table:table-cell>
          <table:table-cell table:formula="of:=([.M579]-[.N579])*100/[.M579]" office:value-type="float" office:value="-5.19717777497795" calcext:value-type="float">
            <text:p>-5.197177775</text:p>
          </table:table-cell>
          <table:table-cell table:formula="of:=IF([.M579]&gt;[.N5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10" calcext:value-type="float">
            <text:p>118510</text:p>
          </table:table-cell>
          <table:table-cell office:value-type="float" office:value="28454" calcext:value-type="float">
            <text:p>28454</text:p>
          </table:table-cell>
          <table:table-cell table:formula="of:=([.A580]-[.B580])*100/[.A580]" office:value-type="float" office:value="75.9902117964729" calcext:value-type="float">
            <text:p>75.9902117965</text:p>
          </table:table-cell>
          <table:table-cell table:formula="of:=IF([.A580]&gt;[.B580]; 1; 0)" office:value-type="float" office:value="1" calcext:value-type="float">
            <text:p>1</text:p>
          </table:table-cell>
          <table:table-cell office:value-type="float" office:value="129187" calcext:value-type="float">
            <text:p>129187</text:p>
          </table:table-cell>
          <table:table-cell office:value-type="float" office:value="25002" calcext:value-type="float">
            <text:p>25002</text:p>
          </table:table-cell>
          <table:table-cell table:formula="of:=([.E580]-[.F580])*100/[.E580]" office:value-type="float" office:value="80.6466594936023" calcext:value-type="float">
            <text:p>80.6466594936</text:p>
          </table:table-cell>
          <table:table-cell table:formula="of:=IF([.E580]&gt;[.F580]; 1; 0)" office:value-type="float" office:value="1" calcext:value-type="float">
            <text:p>1</text:p>
          </table:table-cell>
          <table:table-cell office:value-type="float" office:value="61405" calcext:value-type="float">
            <text:p>61405</text:p>
          </table:table-cell>
          <table:table-cell office:value-type="float" office:value="22499" calcext:value-type="float">
            <text:p>22499</text:p>
          </table:table-cell>
          <table:table-cell table:formula="of:=([.I580]-[.J580])*100/[.I580]" office:value-type="float" office:value="63.3596612653693" calcext:value-type="float">
            <text:p>63.3596612654</text:p>
          </table:table-cell>
          <table:table-cell table:formula="of:=IF([.I580]&gt;[.J580]; 1; 0)" office:value-type="float" office:value="1" calcext:value-type="float">
            <text:p>1</text:p>
          </table:table-cell>
          <table:table-cell office:value-type="float" office:value="77664" calcext:value-type="float">
            <text:p>77664</text:p>
          </table:table-cell>
          <table:table-cell office:value-type="float" office:value="23960" calcext:value-type="float">
            <text:p>23960</text:p>
          </table:table-cell>
          <table:table-cell table:formula="of:=([.M580]-[.N580])*100/[.M580]" office:value-type="float" office:value="69.1491553358055" calcext:value-type="float">
            <text:p>69.1491553358</text:p>
          </table:table-cell>
          <table:table-cell table:formula="of:=IF([.M580]&gt;[.N5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float" office:value="14929" calcext:value-type="float">
            <text:p>14929</text:p>
          </table:table-cell>
          <table:table-cell table:formula="of:=([.A581]-[.B581])*100/[.A581]" office:value-type="float" office:value="8.1970237363178" calcext:value-type="float">
            <text:p>8.1970237363</text:p>
          </table:table-cell>
          <table:table-cell table:formula="of:=IF([.A581]&gt;[.B581]; 1; 0)" office:value-type="float" office:value="1" calcext:value-type="float">
            <text:p>1</text:p>
          </table:table-cell>
          <table:table-cell office:value-type="float" office:value="18109" calcext:value-type="float">
            <text:p>18109</text:p>
          </table:table-cell>
          <table:table-cell office:value-type="float" office:value="16955" calcext:value-type="float">
            <text:p>16955</text:p>
          </table:table-cell>
          <table:table-cell table:formula="of:=([.E581]-[.F581])*100/[.E581]" office:value-type="float" office:value="6.3725219504114" calcext:value-type="float">
            <text:p>6.3725219504</text:p>
          </table:table-cell>
          <table:table-cell table:formula="of:=IF([.E581]&gt;[.F581]; 1; 0)" office:value-type="float" office:value="1" calcext:value-type="float">
            <text:p>1</text:p>
          </table:table-cell>
          <table:table-cell office:value-type="float" office:value="15963" calcext:value-type="float">
            <text:p>15963</text:p>
          </table:table-cell>
          <table:table-cell office:value-type="float" office:value="16876" calcext:value-type="float">
            <text:p>16876</text:p>
          </table:table-cell>
          <table:table-cell table:formula="of:=([.I581]-[.J581])*100/[.I581]" office:value-type="float" office:value="-5.71947628891812" calcext:value-type="float">
            <text:p>-5.7194762889</text:p>
          </table:table-cell>
          <table:table-cell table:formula="of:=IF([.I581]&gt;[.J581]; 1; 0)" office:value-type="float" office:value="0" calcext:value-type="float">
            <text:p>0</text:p>
          </table:table-cell>
          <table:table-cell office:value-type="float" office:value="18088" calcext:value-type="float">
            <text:p>18088</text:p>
          </table:table-cell>
          <table:table-cell office:value-type="float" office:value="14773" calcext:value-type="float">
            <text:p>14773</text:p>
          </table:table-cell>
          <table:table-cell table:formula="of:=([.M581]-[.N581])*100/[.M581]" office:value-type="float" office:value="18.3270676691729" calcext:value-type="float">
            <text:p>18.3270676692</text:p>
          </table:table-cell>
          <table:table-cell table:formula="of:=IF([.M581]&gt;[.N5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94" calcext:value-type="float">
            <text:p>116294</text:p>
          </table:table-cell>
          <table:table-cell office:value-type="float" office:value="40800" calcext:value-type="float">
            <text:p>40800</text:p>
          </table:table-cell>
          <table:table-cell table:formula="of:=([.A582]-[.B582])*100/[.A582]" office:value-type="float" office:value="64.9165047207939" calcext:value-type="float">
            <text:p>64.9165047208</text:p>
          </table:table-cell>
          <table:table-cell table:formula="of:=IF([.A582]&gt;[.B582]; 1; 0)" office:value-type="float" office:value="1" calcext:value-type="float">
            <text:p>1</text:p>
          </table:table-cell>
          <table:table-cell office:value-type="float" office:value="128922" calcext:value-type="float">
            <text:p>128922</text:p>
          </table:table-cell>
          <table:table-cell office:value-type="float" office:value="30195" calcext:value-type="float">
            <text:p>30195</text:p>
          </table:table-cell>
          <table:table-cell table:formula="of:=([.E582]-[.F582])*100/[.E582]" office:value-type="float" office:value="76.578861637269" calcext:value-type="float">
            <text:p>76.5788616373</text:p>
          </table:table-cell>
          <table:table-cell table:formula="of:=IF([.E582]&gt;[.F582]; 1; 0)" office:value-type="float" office:value="1" calcext:value-type="float">
            <text:p>1</text:p>
          </table:table-cell>
          <table:table-cell office:value-type="float" office:value="63530" calcext:value-type="float">
            <text:p>63530</text:p>
          </table:table-cell>
          <table:table-cell office:value-type="float" office:value="22265" calcext:value-type="float">
            <text:p>22265</text:p>
          </table:table-cell>
          <table:table-cell table:formula="of:=([.I582]-[.J582])*100/[.I582]" office:value-type="float" office:value="64.9535652447663" calcext:value-type="float">
            <text:p>64.9535652448</text:p>
          </table:table-cell>
          <table:table-cell table:formula="of:=IF([.I582]&gt;[.J582]; 1; 0)" office:value-type="float" office:value="1" calcext:value-type="float">
            <text:p>1</text:p>
          </table:table-cell>
          <table:table-cell office:value-type="float" office:value="73647" calcext:value-type="float">
            <text:p>73647</text:p>
          </table:table-cell>
          <table:table-cell office:value-type="float" office:value="23511" calcext:value-type="float">
            <text:p>23511</text:p>
          </table:table-cell>
          <table:table-cell table:formula="of:=([.M582]-[.N582])*100/[.M582]" office:value-type="float" office:value="68.0760927125341" calcext:value-type="float">
            <text:p>68.0760927125</text:p>
          </table:table-cell>
          <table:table-cell table:formula="of:=IF([.M582]&gt;[.N5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float" office:value="15092" calcext:value-type="float">
            <text:p>15092</text:p>
          </table:table-cell>
          <table:table-cell table:formula="of:=([.A583]-[.B583])*100/[.A583]" office:value-type="float" office:value="17.453371984904" calcext:value-type="float">
            <text:p>17.4533719849</text:p>
          </table:table-cell>
          <table:table-cell table:formula="of:=IF([.A583]&gt;[.B583]; 1; 0)" office:value-type="float" office:value="1" calcext:value-type="float">
            <text:p>1</text:p>
          </table:table-cell>
          <table:table-cell office:value-type="float" office:value="16274" calcext:value-type="float">
            <text:p>16274</text:p>
          </table:table-cell>
          <table:table-cell office:value-type="float" office:value="17104" calcext:value-type="float">
            <text:p>17104</text:p>
          </table:table-cell>
          <table:table-cell table:formula="of:=([.E583]-[.F583])*100/[.E583]" office:value-type="float" office:value="-5.1001597640408" calcext:value-type="float">
            <text:p>-5.100159764</text:p>
          </table:table-cell>
          <table:table-cell table:formula="of:=IF([.E583]&gt;[.F583]; 1; 0)" office:value-type="float" office:value="0" calcext:value-type="float">
            <text:p>0</text:p>
          </table:table-cell>
          <table:table-cell office:value-type="float" office:value="18131" calcext:value-type="float">
            <text:p>18131</text:p>
          </table:table-cell>
          <table:table-cell office:value-type="float" office:value="14859" calcext:value-type="float">
            <text:p>14859</text:p>
          </table:table-cell>
          <table:table-cell table:formula="of:=([.I583]-[.J583])*100/[.I583]" office:value-type="float" office:value="18.0464397992389" calcext:value-type="float">
            <text:p>18.0464397992</text:p>
          </table:table-cell>
          <table:table-cell table:formula="of:=IF([.I583]&gt;[.J583]; 1; 0)" office:value-type="float" office:value="1" calcext:value-type="float">
            <text:p>1</text:p>
          </table:table-cell>
          <table:table-cell office:value-type="float" office:value="16174" calcext:value-type="float">
            <text:p>16174</text:p>
          </table:table-cell>
          <table:table-cell office:value-type="float" office:value="17031" calcext:value-type="float">
            <text:p>17031</text:p>
          </table:table-cell>
          <table:table-cell table:formula="of:=([.M583]-[.N583])*100/[.M583]" office:value-type="float" office:value="-5.29862742673426" calcext:value-type="float">
            <text:p>-5.2986274267</text:p>
          </table:table-cell>
          <table:table-cell table:formula="of:=IF([.M583]&gt;[.N5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48" calcext:value-type="float">
            <text:p>118048</text:p>
          </table:table-cell>
          <table:table-cell office:value-type="float" office:value="29008" calcext:value-type="float">
            <text:p>29008</text:p>
          </table:table-cell>
          <table:table-cell table:formula="of:=([.A584]-[.B584])*100/[.A584]" office:value-type="float" office:value="75.426944971537" calcext:value-type="float">
            <text:p>75.4269449715</text:p>
          </table:table-cell>
          <table:table-cell table:formula="of:=IF([.A584]&gt;[.B584]; 1; 0)" office:value-type="float" office:value="1" calcext:value-type="float">
            <text:p>1</text:p>
          </table:table-cell>
          <table:table-cell office:value-type="float" office:value="104652" calcext:value-type="float">
            <text:p>104652</text:p>
          </table:table-cell>
          <table:table-cell office:value-type="float" office:value="27375" calcext:value-type="float">
            <text:p>27375</text:p>
          </table:table-cell>
          <table:table-cell table:formula="of:=([.E584]-[.F584])*100/[.E584]" office:value-type="float" office:value="73.8418759316592" calcext:value-type="float">
            <text:p>73.8418759317</text:p>
          </table:table-cell>
          <table:table-cell table:formula="of:=IF([.E584]&gt;[.F584]; 1; 0)" office:value-type="float" office:value="1" calcext:value-type="float">
            <text:p>1</text:p>
          </table:table-cell>
          <table:table-cell office:value-type="float" office:value="63575" calcext:value-type="float">
            <text:p>63575</text:p>
          </table:table-cell>
          <table:table-cell office:value-type="float" office:value="21924" calcext:value-type="float">
            <text:p>21924</text:p>
          </table:table-cell>
          <table:table-cell table:formula="of:=([.I584]-[.J584])*100/[.I584]" office:value-type="float" office:value="65.5147463625639" calcext:value-type="float">
            <text:p>65.5147463626</text:p>
          </table:table-cell>
          <table:table-cell table:formula="of:=IF([.I584]&gt;[.J584]; 1; 0)" office:value-type="float" office:value="1" calcext:value-type="float">
            <text:p>1</text:p>
          </table:table-cell>
          <table:table-cell office:value-type="float" office:value="77518" calcext:value-type="float">
            <text:p>77518</text:p>
          </table:table-cell>
          <table:table-cell office:value-type="float" office:value="27002" calcext:value-type="float">
            <text:p>27002</text:p>
          </table:table-cell>
          <table:table-cell table:formula="of:=([.M584]-[.N584])*100/[.M584]" office:value-type="float" office:value="65.1667999690394" calcext:value-type="float">
            <text:p>65.166799969</text:p>
          </table:table-cell>
          <table:table-cell table:formula="of:=IF([.M584]&gt;[.N5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52" calcext:value-type="float">
            <text:p>18452</text:p>
          </table:table-cell>
          <table:table-cell office:value-type="float" office:value="17279" calcext:value-type="float">
            <text:p>17279</text:p>
          </table:table-cell>
          <table:table-cell table:formula="of:=([.A585]-[.B585])*100/[.A585]" office:value-type="float" office:value="6.35703446780837" calcext:value-type="float">
            <text:p>6.3570344678</text:p>
          </table:table-cell>
          <table:table-cell table:formula="of:=IF([.A585]&gt;[.B585]; 1; 0)" office:value-type="float" office:value="1" calcext:value-type="float">
            <text:p>1</text:p>
          </table:table-cell>
          <table:table-cell office:value-type="float" office:value="18459" calcext:value-type="float">
            <text:p>18459</text:p>
          </table:table-cell>
          <table:table-cell office:value-type="float" office:value="17274" calcext:value-type="float">
            <text:p>17274</text:p>
          </table:table-cell>
          <table:table-cell table:formula="of:=([.E585]-[.F585])*100/[.E585]" office:value-type="float" office:value="6.41963269949618" calcext:value-type="float">
            <text:p>6.4196326995</text:p>
          </table:table-cell>
          <table:table-cell table:formula="of:=IF([.E585]&gt;[.F585]; 1; 0)" office:value-type="float" office:value="1" calcext:value-type="float">
            <text:p>1</text:p>
          </table:table-cell>
          <table:table-cell office:value-type="float" office:value="18345" calcext:value-type="float">
            <text:p>18345</text:p>
          </table:table-cell>
          <table:table-cell office:value-type="float" office:value="15172" calcext:value-type="float">
            <text:p>15172</text:p>
          </table:table-cell>
          <table:table-cell table:formula="of:=([.I585]-[.J585])*100/[.I585]" office:value-type="float" office:value="17.2962660125375" calcext:value-type="float">
            <text:p>17.2962660125</text:p>
          </table:table-cell>
          <table:table-cell table:formula="of:=IF([.I585]&gt;[.J585]; 1; 0)" office:value-type="float" office:value="1" calcext:value-type="float">
            <text:p>1</text:p>
          </table:table-cell>
          <table:table-cell office:value-type="float" office:value="16311" calcext:value-type="float">
            <text:p>16311</text:p>
          </table:table-cell>
          <table:table-cell office:value-type="float" office:value="17517" calcext:value-type="float">
            <text:p>17517</text:p>
          </table:table-cell>
          <table:table-cell table:formula="of:=([.M585]-[.N585])*100/[.M585]" office:value-type="float" office:value="-7.39378333639875" calcext:value-type="float">
            <text:p>-7.3937833364</text:p>
          </table:table-cell>
          <table:table-cell table:formula="of:=IF([.M585]&gt;[.N5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64" calcext:value-type="float">
            <text:p>118064</text:p>
          </table:table-cell>
          <table:table-cell office:value-type="float" office:value="28247" calcext:value-type="float">
            <text:p>28247</text:p>
          </table:table-cell>
          <table:table-cell table:formula="of:=([.A586]-[.B586])*100/[.A586]" office:value-type="float" office:value="76.0748407643312" calcext:value-type="float">
            <text:p>76.0748407643</text:p>
          </table:table-cell>
          <table:table-cell table:formula="of:=IF([.A586]&gt;[.B586]; 1; 0)" office:value-type="float" office:value="1" calcext:value-type="float">
            <text:p>1</text:p>
          </table:table-cell>
          <table:table-cell office:value-type="float" office:value="132069" calcext:value-type="float">
            <text:p>132069</text:p>
          </table:table-cell>
          <table:table-cell office:value-type="float" office:value="22537" calcext:value-type="float">
            <text:p>22537</text:p>
          </table:table-cell>
          <table:table-cell table:formula="of:=([.E586]-[.F586])*100/[.E586]" office:value-type="float" office:value="82.9354352648994" calcext:value-type="float">
            <text:p>82.9354352649</text:p>
          </table:table-cell>
          <table:table-cell table:formula="of:=IF([.E586]&gt;[.F586]; 1; 0)" office:value-type="float" office:value="1" calcext:value-type="float">
            <text:p>1</text:p>
          </table:table-cell>
          <table:table-cell office:value-type="float" office:value="63515" calcext:value-type="float">
            <text:p>63515</text:p>
          </table:table-cell>
          <table:table-cell office:value-type="float" office:value="21615" calcext:value-type="float">
            <text:p>21615</text:p>
          </table:table-cell>
          <table:table-cell table:formula="of:=([.I586]-[.J586])*100/[.I586]" office:value-type="float" office:value="65.9686688183894" calcext:value-type="float">
            <text:p>65.9686688184</text:p>
          </table:table-cell>
          <table:table-cell table:formula="of:=IF([.I586]&gt;[.J586]; 1; 0)" office:value-type="float" office:value="1" calcext:value-type="float">
            <text:p>1</text:p>
          </table:table-cell>
          <table:table-cell office:value-type="float" office:value="77453" calcext:value-type="float">
            <text:p>77453</text:p>
          </table:table-cell>
          <table:table-cell office:value-type="float" office:value="24726" calcext:value-type="float">
            <text:p>24726</text:p>
          </table:table-cell>
          <table:table-cell table:formula="of:=([.M586]-[.N586])*100/[.M586]" office:value-type="float" office:value="68.0761235846255" calcext:value-type="float">
            <text:p>68.0761235846</text:p>
          </table:table-cell>
          <table:table-cell table:formula="of:=IF([.M586]&gt;[.N5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83" calcext:value-type="float">
            <text:p>18583</text:p>
          </table:table-cell>
          <table:table-cell office:value-type="float" office:value="17419" calcext:value-type="float">
            <text:p>17419</text:p>
          </table:table-cell>
          <table:table-cell table:formula="of:=([.A587]-[.B587])*100/[.A587]" office:value-type="float" office:value="6.26378948501318" calcext:value-type="float">
            <text:p>6.263789485</text:p>
          </table:table-cell>
          <table:table-cell table:formula="of:=IF([.A587]&gt;[.B587]; 1; 0)" office:value-type="float" office:value="1" calcext:value-type="float">
            <text:p>1</text:p>
          </table:table-cell>
          <table:table-cell office:value-type="float" office:value="18581" calcext:value-type="float">
            <text:p>18581</text:p>
          </table:table-cell>
          <table:table-cell office:value-type="float" office:value="17395" calcext:value-type="float">
            <text:p>17395</text:p>
          </table:table-cell>
          <table:table-cell table:formula="of:=([.E587]-[.F587])*100/[.E587]" office:value-type="float" office:value="6.38286421613476" calcext:value-type="float">
            <text:p>6.3828642161</text:p>
          </table:table-cell>
          <table:table-cell table:formula="of:=IF([.E587]&gt;[.F587]; 1; 0)" office:value-type="float" office:value="1" calcext:value-type="float">
            <text:p>1</text:p>
          </table:table-cell>
          <table:table-cell office:value-type="float" office:value="18439" calcext:value-type="float">
            <text:p>18439</text:p>
          </table:table-cell>
          <table:table-cell office:value-type="float" office:value="17169" calcext:value-type="float">
            <text:p>17169</text:p>
          </table:table-cell>
          <table:table-cell table:formula="of:=([.I587]-[.J587])*100/[.I587]" office:value-type="float" office:value="6.88757524811541" calcext:value-type="float">
            <text:p>6.8875752481</text:p>
          </table:table-cell>
          <table:table-cell table:formula="of:=IF([.I587]&gt;[.J587]; 1; 0)" office:value-type="float" office:value="1" calcext:value-type="float">
            <text:p>1</text:p>
          </table:table-cell>
          <table:table-cell office:value-type="float" office:value="16487" calcext:value-type="float">
            <text:p>16487</text:p>
          </table:table-cell>
          <table:table-cell office:value-type="float" office:value="17381" calcext:value-type="float">
            <text:p>17381</text:p>
          </table:table-cell>
          <table:table-cell table:formula="of:=([.M587]-[.N587])*100/[.M587]" office:value-type="float" office:value="-5.42245405470977" calcext:value-type="float">
            <text:p>-5.4224540547</text:p>
          </table:table-cell>
          <table:table-cell table:formula="of:=IF([.M587]&gt;[.N5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37" calcext:value-type="float">
            <text:p>118037</text:p>
          </table:table-cell>
          <table:table-cell office:value-type="float" office:value="27477" calcext:value-type="float">
            <text:p>27477</text:p>
          </table:table-cell>
          <table:table-cell table:formula="of:=([.A588]-[.B588])*100/[.A588]" office:value-type="float" office:value="76.7217059057753" calcext:value-type="float">
            <text:p>76.7217059058</text:p>
          </table:table-cell>
          <table:table-cell table:formula="of:=IF([.A588]&gt;[.B588]; 1; 0)" office:value-type="float" office:value="1" calcext:value-type="float">
            <text:p>1</text:p>
          </table:table-cell>
          <table:table-cell office:value-type="float" office:value="128937" calcext:value-type="float">
            <text:p>128937</text:p>
          </table:table-cell>
          <table:table-cell office:value-type="float" office:value="26028" calcext:value-type="float">
            <text:p>26028</text:p>
          </table:table-cell>
          <table:table-cell table:formula="of:=([.E588]-[.F588])*100/[.E588]" office:value-type="float" office:value="79.8133972405128" calcext:value-type="float">
            <text:p>79.8133972405</text:p>
          </table:table-cell>
          <table:table-cell table:formula="of:=IF([.E588]&gt;[.F588]; 1; 0)" office:value-type="float" office:value="1" calcext:value-type="float">
            <text:p>1</text:p>
          </table:table-cell>
          <table:table-cell office:value-type="float" office:value="61651" calcext:value-type="float">
            <text:p>61651</text:p>
          </table:table-cell>
          <table:table-cell office:value-type="float" office:value="21425" calcext:value-type="float">
            <text:p>21425</text:p>
          </table:table-cell>
          <table:table-cell table:formula="of:=([.I588]-[.J588])*100/[.I588]" office:value-type="float" office:value="65.2479278519408" calcext:value-type="float">
            <text:p>65.2479278519</text:p>
          </table:table-cell>
          <table:table-cell table:formula="of:=IF([.I588]&gt;[.J588]; 1; 0)" office:value-type="float" office:value="1" calcext:value-type="float">
            <text:p>1</text:p>
          </table:table-cell>
          <table:table-cell office:value-type="float" office:value="77477" calcext:value-type="float">
            <text:p>77477</text:p>
          </table:table-cell>
          <table:table-cell office:value-type="float" office:value="22333" calcext:value-type="float">
            <text:p>22333</text:p>
          </table:table-cell>
          <table:table-cell table:formula="of:=([.M588]-[.N588])*100/[.M588]" office:value-type="float" office:value="71.1746711927411" calcext:value-type="float">
            <text:p>71.1746711927</text:p>
          </table:table-cell>
          <table:table-cell table:formula="of:=IF([.M588]&gt;[.N5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56" calcext:value-type="float">
            <text:p>18756</text:p>
          </table:table-cell>
          <table:table-cell office:value-type="float" office:value="17523" calcext:value-type="float">
            <text:p>17523</text:p>
          </table:table-cell>
          <table:table-cell table:formula="of:=([.A589]-[.B589])*100/[.A589]" office:value-type="float" office:value="6.57389635316699" calcext:value-type="float">
            <text:p>6.5738963532</text:p>
          </table:table-cell>
          <table:table-cell table:formula="of:=IF([.A589]&gt;[.B589]; 1; 0)" office:value-type="float" office:value="1" calcext:value-type="float">
            <text:p>1</text:p>
          </table:table-cell>
          <table:table-cell office:value-type="float" office:value="18802" calcext:value-type="float">
            <text:p>18802</text:p>
          </table:table-cell>
          <table:table-cell office:value-type="float" office:value="17548" calcext:value-type="float">
            <text:p>17548</text:p>
          </table:table-cell>
          <table:table-cell table:formula="of:=([.E589]-[.F589])*100/[.E589]" office:value-type="float" office:value="6.66950324433571" calcext:value-type="float">
            <text:p>6.6695032443</text:p>
          </table:table-cell>
          <table:table-cell table:formula="of:=IF([.E589]&gt;[.F589]; 1; 0)" office:value-type="float" office:value="1" calcext:value-type="float">
            <text:p>1</text:p>
          </table:table-cell>
          <table:table-cell office:value-type="float" office:value="18753" calcext:value-type="float">
            <text:p>18753</text:p>
          </table:table-cell>
          <table:table-cell office:value-type="float" office:value="17535" calcext:value-type="float">
            <text:p>17535</text:p>
          </table:table-cell>
          <table:table-cell table:formula="of:=([.I589]-[.J589])*100/[.I589]" office:value-type="float" office:value="6.494960806271" calcext:value-type="float">
            <text:p>6.4949608063</text:p>
          </table:table-cell>
          <table:table-cell table:formula="of:=IF([.I589]&gt;[.J589]; 1; 0)" office:value-type="float" office:value="1" calcext:value-type="float">
            <text:p>1</text:p>
          </table:table-cell>
          <table:table-cell office:value-type="float" office:value="18670" calcext:value-type="float">
            <text:p>18670</text:p>
          </table:table-cell>
          <table:table-cell office:value-type="float" office:value="17358" calcext:value-type="float">
            <text:p>17358</text:p>
          </table:table-cell>
          <table:table-cell table:formula="of:=([.M589]-[.N589])*100/[.M589]" office:value-type="float" office:value="7.02731655061596" calcext:value-type="float">
            <text:p>7.0273165506</text:p>
          </table:table-cell>
          <table:table-cell table:formula="of:=IF([.M589]&gt;[.N5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21" calcext:value-type="float">
            <text:p>118921</text:p>
          </table:table-cell>
          <table:table-cell office:value-type="float" office:value="24784" calcext:value-type="float">
            <text:p>24784</text:p>
          </table:table-cell>
          <table:table-cell table:formula="of:=([.A590]-[.B590])*100/[.A590]" office:value-type="float" office:value="79.1592738036175" calcext:value-type="float">
            <text:p>79.1592738036</text:p>
          </table:table-cell>
          <table:table-cell table:formula="of:=IF([.A590]&gt;[.B590]; 1; 0)" office:value-type="float" office:value="1" calcext:value-type="float">
            <text:p>1</text:p>
          </table:table-cell>
          <table:table-cell office:value-type="float" office:value="129005" calcext:value-type="float">
            <text:p>129005</text:p>
          </table:table-cell>
          <table:table-cell office:value-type="float" office:value="25075" calcext:value-type="float">
            <text:p>25075</text:p>
          </table:table-cell>
          <table:table-cell table:formula="of:=([.E590]-[.F590])*100/[.E590]" office:value-type="float" office:value="80.5627688849269" calcext:value-type="float">
            <text:p>80.5627688849</text:p>
          </table:table-cell>
          <table:table-cell table:formula="of:=IF([.E590]&gt;[.F590]; 1; 0)" office:value-type="float" office:value="1" calcext:value-type="float">
            <text:p>1</text:p>
          </table:table-cell>
          <table:table-cell office:value-type="float" office:value="63494" calcext:value-type="float">
            <text:p>63494</text:p>
          </table:table-cell>
          <table:table-cell office:value-type="float" office:value="21087" calcext:value-type="float">
            <text:p>21087</text:p>
          </table:table-cell>
          <table:table-cell table:formula="of:=([.I590]-[.J590])*100/[.I590]" office:value-type="float" office:value="66.788987935868" calcext:value-type="float">
            <text:p>66.7889879359</text:p>
          </table:table-cell>
          <table:table-cell table:formula="of:=IF([.I590]&gt;[.J590]; 1; 0)" office:value-type="float" office:value="1" calcext:value-type="float">
            <text:p>1</text:p>
          </table:table-cell>
          <table:table-cell office:value-type="float" office:value="77599" calcext:value-type="float">
            <text:p>77599</text:p>
          </table:table-cell>
          <table:table-cell office:value-type="float" office:value="21825" calcext:value-type="float">
            <text:p>21825</text:p>
          </table:table-cell>
          <table:table-cell table:formula="of:=([.M590]-[.N590])*100/[.M590]" office:value-type="float" office:value="71.8746375597624" calcext:value-type="float">
            <text:p>71.8746375598</text:p>
          </table:table-cell>
          <table:table-cell table:formula="of:=IF([.M590]&gt;[.N5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5" calcext:value-type="float">
            <text:p>18895</text:p>
          </table:table-cell>
          <table:table-cell office:value-type="float" office:value="17707" calcext:value-type="float">
            <text:p>17707</text:p>
          </table:table-cell>
          <table:table-cell table:formula="of:=([.A591]-[.B591])*100/[.A591]" office:value-type="float" office:value="6.28737761312517" calcext:value-type="float">
            <text:p>6.2873776131</text:p>
          </table:table-cell>
          <table:table-cell table:formula="of:=IF([.A591]&gt;[.B591]; 1; 0)" office:value-type="float" office:value="1" calcext:value-type="float">
            <text:p>1</text:p>
          </table:table-cell>
          <table:table-cell office:value-type="float" office:value="19639" calcext:value-type="float">
            <text:p>19639</text:p>
          </table:table-cell>
          <table:table-cell office:value-type="float" office:value="13628" calcext:value-type="float">
            <text:p>13628</text:p>
          </table:table-cell>
          <table:table-cell table:formula="of:=([.E591]-[.F591])*100/[.E591]" office:value-type="float" office:value="30.6074647385305" calcext:value-type="float">
            <text:p>30.6074647385</text:p>
          </table:table-cell>
          <table:table-cell table:formula="of:=IF([.E591]&gt;[.F591]; 1; 0)"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17565" calcext:value-type="float">
            <text:p>17565</text:p>
          </table:table-cell>
          <table:table-cell table:formula="of:=([.I591]-[.J591])*100/[.I591]" office:value-type="float" office:value="-4.41683509689692" calcext:value-type="float">
            <text:p>-4.4168350969</text:p>
          </table:table-cell>
          <table:table-cell table:formula="of:=IF([.I591]&gt;[.J591]; 1; 0)" office:value-type="float" office:value="0" calcext:value-type="float">
            <text:p>0</text:p>
          </table:table-cell>
          <table:table-cell office:value-type="float" office:value="18821" calcext:value-type="float">
            <text:p>18821</text:p>
          </table:table-cell>
          <table:table-cell office:value-type="float" office:value="15437" calcext:value-type="float">
            <text:p>15437</text:p>
          </table:table-cell>
          <table:table-cell table:formula="of:=([.M591]-[.N591])*100/[.M591]" office:value-type="float" office:value="17.9799160512194" calcext:value-type="float">
            <text:p>17.9799160512</text:p>
          </table:table-cell>
          <table:table-cell table:formula="of:=IF([.M591]&gt;[.N5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40" calcext:value-type="float">
            <text:p>118040</text:p>
          </table:table-cell>
          <table:table-cell office:value-type="float" office:value="19869" calcext:value-type="float">
            <text:p>19869</text:p>
          </table:table-cell>
          <table:table-cell table:formula="of:=([.A592]-[.B592])*100/[.A592]" office:value-type="float" office:value="83.1675703151474" calcext:value-type="float">
            <text:p>83.1675703151</text:p>
          </table:table-cell>
          <table:table-cell table:formula="of:=IF([.A592]&gt;[.B592]; 1; 0)" office:value-type="float" office:value="1" calcext:value-type="float">
            <text:p>1</text:p>
          </table:table-cell>
          <table:table-cell office:value-type="float" office:value="105140" calcext:value-type="float">
            <text:p>105140</text:p>
          </table:table-cell>
          <table:table-cell office:value-type="float" office:value="24250" calcext:value-type="float">
            <text:p>24250</text:p>
          </table:table-cell>
          <table:table-cell table:formula="of:=([.E592]-[.F592])*100/[.E592]" office:value-type="float" office:value="76.9355145520259" calcext:value-type="float">
            <text:p>76.935514552</text:p>
          </table:table-cell>
          <table:table-cell table:formula="of:=IF([.E592]&gt;[.F592]; 1; 0)" office:value-type="float" office:value="1" calcext:value-type="float">
            <text:p>1</text:p>
          </table:table-cell>
          <table:table-cell office:value-type="float" office:value="63596" calcext:value-type="float">
            <text:p>63596</text:p>
          </table:table-cell>
          <table:table-cell office:value-type="float" office:value="20835" calcext:value-type="float">
            <text:p>20835</text:p>
          </table:table-cell>
          <table:table-cell table:formula="of:=([.I592]-[.J592])*100/[.I592]" office:value-type="float" office:value="67.2385055663878" calcext:value-type="float">
            <text:p>67.2385055664</text:p>
          </table:table-cell>
          <table:table-cell table:formula="of:=IF([.I592]&gt;[.J592]; 1; 0)" office:value-type="float" office:value="1" calcext:value-type="float">
            <text:p>1</text:p>
          </table:table-cell>
          <table:table-cell office:value-type="float" office:value="79499" calcext:value-type="float">
            <text:p>79499</text:p>
          </table:table-cell>
          <table:table-cell office:value-type="float" office:value="21489" calcext:value-type="float">
            <text:p>21489</text:p>
          </table:table-cell>
          <table:table-cell table:formula="of:=([.M592]-[.N592])*100/[.M592]" office:value-type="float" office:value="72.9694713141046" calcext:value-type="float">
            <text:p>72.9694713141</text:p>
          </table:table-cell>
          <table:table-cell table:formula="of:=IF([.M592]&gt;[.N5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3788" calcext:value-type="float">
            <text:p>13788</text:p>
          </table:table-cell>
          <table:table-cell table:formula="of:=([.A593]-[.B593])*100/[.A593]" office:value-type="float" office:value="8.0861275914939" calcext:value-type="float">
            <text:p>8.0861275915</text:p>
          </table:table-cell>
          <table:table-cell table:formula="of:=IF([.A593]&gt;[.B593]; 1; 0)"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15864" calcext:value-type="float">
            <text:p>15864</text:p>
          </table:table-cell>
          <table:table-cell table:formula="of:=([.E593]-[.F593])*100/[.E593]" office:value-type="float" office:value="17.0032436957204" calcext:value-type="float">
            <text:p>17.0032436957</text:p>
          </table:table-cell>
          <table:table-cell table:formula="of:=IF([.E593]&gt;[.F593]; 1; 0)" office:value-type="float" office:value="1" calcext:value-type="float">
            <text:p>1</text:p>
          </table:table-cell>
          <table:table-cell office:value-type="float" office:value="18935" calcext:value-type="float">
            <text:p>18935</text:p>
          </table:table-cell>
          <table:table-cell office:value-type="float" office:value="15636" calcext:value-type="float">
            <text:p>15636</text:p>
          </table:table-cell>
          <table:table-cell table:formula="of:=([.I593]-[.J593])*100/[.I593]" office:value-type="float" office:value="17.4227620808027" calcext:value-type="float">
            <text:p>17.4227620808</text:p>
          </table:table-cell>
          <table:table-cell table:formula="of:=IF([.I593]&gt;[.J593]; 1; 0)" office:value-type="float" office:value="1" calcext:value-type="float">
            <text:p>1</text:p>
          </table:table-cell>
          <table:table-cell office:value-type="float" office:value="14927" calcext:value-type="float">
            <text:p>14927</text:p>
          </table:table-cell>
          <table:table-cell office:value-type="float" office:value="17954" calcext:value-type="float">
            <text:p>17954</text:p>
          </table:table-cell>
          <table:table-cell table:formula="of:=([.M593]-[.N593])*100/[.M593]" office:value-type="float" office:value="-20.2786896228311" calcext:value-type="float">
            <text:p>-20.2786896228</text:p>
          </table:table-cell>
          <table:table-cell table:formula="of:=IF([.M593]&gt;[.N5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58" calcext:value-type="float">
            <text:p>95958</text:p>
          </table:table-cell>
          <table:table-cell office:value-type="float" office:value="25226" calcext:value-type="float">
            <text:p>25226</text:p>
          </table:table-cell>
          <table:table-cell table:formula="of:=([.A594]-[.B594])*100/[.A594]" office:value-type="float" office:value="73.7114154109089" calcext:value-type="float">
            <text:p>73.7114154109</text:p>
          </table:table-cell>
          <table:table-cell table:formula="of:=IF([.A594]&gt;[.B594]; 1; 0)" office:value-type="float" office:value="1" calcext:value-type="float">
            <text:p>1</text:p>
          </table:table-cell>
          <table:table-cell office:value-type="float" office:value="129011" calcext:value-type="float">
            <text:p>129011</text:p>
          </table:table-cell>
          <table:table-cell office:value-type="float" office:value="23457" calcext:value-type="float">
            <text:p>23457</text:p>
          </table:table-cell>
          <table:table-cell table:formula="of:=([.E594]-[.F594])*100/[.E594]" office:value-type="float" office:value="81.8178294874081" calcext:value-type="float">
            <text:p>81.8178294874</text:p>
          </table:table-cell>
          <table:table-cell table:formula="of:=IF([.E594]&gt;[.F594]; 1; 0)" office:value-type="float" office:value="1" calcext:value-type="float">
            <text:p>1</text:p>
          </table:table-cell>
          <table:table-cell office:value-type="float" office:value="63450" calcext:value-type="float">
            <text:p>63450</text:p>
          </table:table-cell>
          <table:table-cell office:value-type="float" office:value="20511" calcext:value-type="float">
            <text:p>20511</text:p>
          </table:table-cell>
          <table:table-cell table:formula="of:=([.I594]-[.J594])*100/[.I594]" office:value-type="float" office:value="67.6737588652482" calcext:value-type="float">
            <text:p>67.6737588652</text:p>
          </table:table-cell>
          <table:table-cell table:formula="of:=IF([.I594]&gt;[.J594]; 1; 0)" office:value-type="float" office:value="1" calcext:value-type="float">
            <text:p>1</text:p>
          </table:table-cell>
          <table:table-cell office:value-type="float" office:value="77677" calcext:value-type="float">
            <text:p>77677</text:p>
          </table:table-cell>
          <table:table-cell office:value-type="float" office:value="21220" calcext:value-type="float">
            <text:p>21220</text:p>
          </table:table-cell>
          <table:table-cell table:formula="of:=([.M594]-[.N594])*100/[.M594]" office:value-type="float" office:value="72.6817462054405" calcext:value-type="float">
            <text:p>72.6817462054</text:p>
          </table:table-cell>
          <table:table-cell table:formula="of:=IF([.M594]&gt;[.N5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7" calcext:value-type="float">
            <text:p>19227</text:p>
          </table:table-cell>
          <table:table-cell office:value-type="float" office:value="17964" calcext:value-type="float">
            <text:p>17964</text:p>
          </table:table-cell>
          <table:table-cell table:formula="of:=([.A595]-[.B595])*100/[.A595]" office:value-type="float" office:value="6.56888750195038" calcext:value-type="float">
            <text:p>6.568887502</text:p>
          </table:table-cell>
          <table:table-cell table:formula="of:=IF([.A595]&gt;[.B595]; 1; 0)" office:value-type="float" office:value="1" calcext:value-type="float">
            <text:p>1</text:p>
          </table:table-cell>
          <table:table-cell office:value-type="float" office:value="19219" calcext:value-type="float">
            <text:p>19219</text:p>
          </table:table-cell>
          <table:table-cell office:value-type="float" office:value="15958" calcext:value-type="float">
            <text:p>15958</text:p>
          </table:table-cell>
          <table:table-cell table:formula="of:=([.E595]-[.F595])*100/[.E595]" office:value-type="float" office:value="16.9675841615068" calcext:value-type="float">
            <text:p>16.9675841615</text:p>
          </table:table-cell>
          <table:table-cell table:formula="of:=IF([.E595]&gt;[.F595]; 1; 0)" office:value-type="float" office:value="1" calcext:value-type="float">
            <text:p>1</text:p>
          </table:table-cell>
          <table:table-cell office:value-type="float" office:value="19090" calcext:value-type="float">
            <text:p>19090</text:p>
          </table:table-cell>
          <table:table-cell office:value-type="float" office:value="17813" calcext:value-type="float">
            <text:p>17813</text:p>
          </table:table-cell>
          <table:table-cell table:formula="of:=([.I595]-[.J595])*100/[.I595]" office:value-type="float" office:value="6.68936616029335" calcext:value-type="float">
            <text:p>6.6893661603</text:p>
          </table:table-cell>
          <table:table-cell table:formula="of:=IF([.I595]&gt;[.J595]; 1; 0)" office:value-type="float" office:value="1" calcext:value-type="float">
            <text:p>1</text:p>
          </table:table-cell>
          <table:table-cell office:value-type="float" office:value="19177" calcext:value-type="float">
            <text:p>19177</text:p>
          </table:table-cell>
          <table:table-cell office:value-type="float" office:value="17955" calcext:value-type="float">
            <text:p>17955</text:p>
          </table:table-cell>
          <table:table-cell table:formula="of:=([.M595]-[.N595])*100/[.M595]" office:value-type="float" office:value="6.37221671794337" calcext:value-type="float">
            <text:p>6.3722167179</text:p>
          </table:table-cell>
          <table:table-cell table:formula="of:=IF([.M595]&gt;[.N5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6" calcext:value-type="float">
            <text:p>118056</text:p>
          </table:table-cell>
          <table:table-cell office:value-type="float" office:value="24478" calcext:value-type="float">
            <text:p>24478</text:p>
          </table:table-cell>
          <table:table-cell table:formula="of:=([.A596]-[.B596])*100/[.A596]" office:value-type="float" office:value="79.2657721759165" calcext:value-type="float">
            <text:p>79.2657721759</text:p>
          </table:table-cell>
          <table:table-cell table:formula="of:=IF([.A596]&gt;[.B596]; 1; 0)" office:value-type="float" office:value="1" calcext:value-type="float">
            <text:p>1</text:p>
          </table:table-cell>
          <table:table-cell office:value-type="float" office:value="128911" calcext:value-type="float">
            <text:p>128911</text:p>
          </table:table-cell>
          <table:table-cell office:value-type="float" office:value="24785" calcext:value-type="float">
            <text:p>24785</text:p>
          </table:table-cell>
          <table:table-cell table:formula="of:=([.E596]-[.F596])*100/[.E596]" office:value-type="float" office:value="80.7735569501439" calcext:value-type="float">
            <text:p>80.7735569501</text:p>
          </table:table-cell>
          <table:table-cell table:formula="of:=IF([.E596]&gt;[.F596]; 1; 0)" office:value-type="float" office:value="1" calcext:value-type="float">
            <text:p>1</text:p>
          </table:table-cell>
          <table:table-cell office:value-type="float" office:value="61503" calcext:value-type="float">
            <text:p>61503</text:p>
          </table:table-cell>
          <table:table-cell office:value-type="float" office:value="18215" calcext:value-type="float">
            <text:p>18215</text:p>
          </table:table-cell>
          <table:table-cell table:formula="of:=([.I596]-[.J596])*100/[.I596]" office:value-type="float" office:value="70.3835585256004" calcext:value-type="float">
            <text:p>70.3835585256</text:p>
          </table:table-cell>
          <table:table-cell table:formula="of:=IF([.I596]&gt;[.J596]; 1; 0)" office:value-type="float" office:value="1" calcext:value-type="float">
            <text:p>1</text:p>
          </table:table-cell>
          <table:table-cell office:value-type="float" office:value="77936" calcext:value-type="float">
            <text:p>77936</text:p>
          </table:table-cell>
          <table:table-cell office:value-type="float" office:value="20865" calcext:value-type="float">
            <text:p>20865</text:p>
          </table:table-cell>
          <table:table-cell table:formula="of:=([.M596]-[.N596])*100/[.M596]" office:value-type="float" office:value="73.2280332580579" calcext:value-type="float">
            <text:p>73.2280332581</text:p>
          </table:table-cell>
          <table:table-cell table:formula="of:=IF([.M596]&gt;[.N5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68" calcext:value-type="float">
            <text:p>19368</text:p>
          </table:table-cell>
          <table:table-cell office:value-type="float" office:value="18102" calcext:value-type="float">
            <text:p>18102</text:p>
          </table:table-cell>
          <table:table-cell table:formula="of:=([.A597]-[.B597])*100/[.A597]" office:value-type="float" office:value="6.5365551425031" calcext:value-type="float">
            <text:p>6.5365551425</text:p>
          </table:table-cell>
          <table:table-cell table:formula="of:=IF([.A597]&gt;[.B597]; 1; 0)" office:value-type="float" office:value="1" calcext:value-type="float">
            <text:p>1</text:p>
          </table:table-cell>
          <table:table-cell office:value-type="float" office:value="17410" calcext:value-type="float">
            <text:p>17410</text:p>
          </table:table-cell>
          <table:table-cell office:value-type="float" office:value="18138" calcext:value-type="float">
            <text:p>18138</text:p>
          </table:table-cell>
          <table:table-cell table:formula="of:=([.E597]-[.F597])*100/[.E597]" office:value-type="float" office:value="-4.18150488225158" calcext:value-type="float">
            <text:p>-4.1815048823</text:p>
          </table:table-cell>
          <table:table-cell table:formula="of:=IF([.E597]&gt;[.F597]; 1; 0)" office:value-type="float" office:value="0" calcext:value-type="float">
            <text:p>0</text:p>
          </table:table-cell>
          <table:table-cell office:value-type="float" office:value="19268" calcext:value-type="float">
            <text:p>19268</text:p>
          </table:table-cell>
          <table:table-cell office:value-type="float" office:value="18049" calcext:value-type="float">
            <text:p>18049</text:p>
          </table:table-cell>
          <table:table-cell table:formula="of:=([.I597]-[.J597])*100/[.I597]" office:value-type="float" office:value="6.32655179572348" calcext:value-type="float">
            <text:p>6.3265517957</text:p>
          </table:table-cell>
          <table:table-cell table:formula="of:=IF([.I597]&gt;[.J597]; 1; 0)" office:value-type="float" office:value="1" calcext:value-type="float">
            <text:p>1</text:p>
          </table:table-cell>
          <table:table-cell office:value-type="float" office:value="19306" calcext:value-type="float">
            <text:p>19306</text:p>
          </table:table-cell>
          <table:table-cell office:value-type="float" office:value="15955" calcext:value-type="float">
            <text:p>15955</text:p>
          </table:table-cell>
          <table:table-cell table:formula="of:=([.M597]-[.N597])*100/[.M597]" office:value-type="float" office:value="17.3572982492489" calcext:value-type="float">
            <text:p>17.3572982492</text:p>
          </table:table-cell>
          <table:table-cell table:formula="of:=IF([.M597]&gt;[.N5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57" calcext:value-type="float">
            <text:p>118357</text:p>
          </table:table-cell>
          <table:table-cell office:value-type="float" office:value="21695" calcext:value-type="float">
            <text:p>21695</text:p>
          </table:table-cell>
          <table:table-cell table:formula="of:=([.A598]-[.B598])*100/[.A598]" office:value-type="float" office:value="81.6698632104565" calcext:value-type="float">
            <text:p>81.6698632105</text:p>
          </table:table-cell>
          <table:table-cell table:formula="of:=IF([.A598]&gt;[.B598]; 1; 0)" office:value-type="float" office:value="1" calcext:value-type="float">
            <text:p>1</text:p>
          </table:table-cell>
          <table:table-cell office:value-type="float" office:value="128978" calcext:value-type="float">
            <text:p>128978</text:p>
          </table:table-cell>
          <table:table-cell office:value-type="float" office:value="21875" calcext:value-type="float">
            <text:p>21875</text:p>
          </table:table-cell>
          <table:table-cell table:formula="of:=([.E598]-[.F598])*100/[.E598]" office:value-type="float" office:value="83.0397432120207" calcext:value-type="float">
            <text:p>83.039743212</text:p>
          </table:table-cell>
          <table:table-cell table:formula="of:=IF([.E598]&gt;[.F598]; 1; 0)" office:value-type="float" office:value="1" calcext:value-type="float">
            <text:p>1</text:p>
          </table:table-cell>
          <table:table-cell office:value-type="float" office:value="63447" calcext:value-type="float">
            <text:p>63447</text:p>
          </table:table-cell>
          <table:table-cell office:value-type="float" office:value="19910" calcext:value-type="float">
            <text:p>19910</text:p>
          </table:table-cell>
          <table:table-cell table:formula="of:=([.I598]-[.J598])*100/[.I598]" office:value-type="float" office:value="68.6194776742793" calcext:value-type="float">
            <text:p>68.6194776743</text:p>
          </table:table-cell>
          <table:table-cell table:formula="of:=IF([.I598]&gt;[.J598]; 1; 0)" office:value-type="float" office:value="1" calcext:value-type="float">
            <text:p>1</text:p>
          </table:table-cell>
          <table:table-cell office:value-type="float" office:value="79718" calcext:value-type="float">
            <text:p>79718</text:p>
          </table:table-cell>
          <table:table-cell office:value-type="float" office:value="20375" calcext:value-type="float">
            <text:p>20375</text:p>
          </table:table-cell>
          <table:table-cell table:formula="of:=([.M598]-[.N598])*100/[.M598]" office:value-type="float" office:value="74.4411550716275" calcext:value-type="float">
            <text:p>74.4411550716</text:p>
          </table:table-cell>
          <table:table-cell table:formula="of:=IF([.M598]&gt;[.N5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9" calcext:value-type="float">
            <text:p>17559</text:p>
          </table:table-cell>
          <table:table-cell office:value-type="float" office:value="16244" calcext:value-type="float">
            <text:p>16244</text:p>
          </table:table-cell>
          <table:table-cell table:formula="of:=([.A599]-[.B599])*100/[.A599]" office:value-type="float" office:value="7.48903696110257" calcext:value-type="float">
            <text:p>7.4890369611</text:p>
          </table:table-cell>
          <table:table-cell table:formula="of:=IF([.A599]&gt;[.B599]; 1; 0)" office:value-type="float" office:value="1" calcext:value-type="float">
            <text:p>1</text:p>
          </table:table-cell>
          <table:table-cell office:value-type="float" office:value="19548" calcext:value-type="float">
            <text:p>19548</text:p>
          </table:table-cell>
          <table:table-cell office:value-type="float" office:value="18260" calcext:value-type="float">
            <text:p>18260</text:p>
          </table:table-cell>
          <table:table-cell table:formula="of:=([.E599]-[.F599])*100/[.E599]" office:value-type="float" office:value="6.58890935134029" calcext:value-type="float">
            <text:p>6.5889093513</text:p>
          </table:table-cell>
          <table:table-cell table:formula="of:=IF([.E599]&gt;[.F599]; 1; 0)" office:value-type="float" office:value="1" calcext:value-type="float">
            <text:p>1</text:p>
          </table:table-cell>
          <table:table-cell office:value-type="float" office:value="17368" calcext:value-type="float">
            <text:p>17368</text:p>
          </table:table-cell>
          <table:table-cell office:value-type="float" office:value="18120" calcext:value-type="float">
            <text:p>18120</text:p>
          </table:table-cell>
          <table:table-cell table:formula="of:=([.I599]-[.J599])*100/[.I599]" office:value-type="float" office:value="-4.32980193459235" calcext:value-type="float">
            <text:p>-4.3298019346</text:p>
          </table:table-cell>
          <table:table-cell table:formula="of:=IF([.I599]&gt;[.J599]; 1; 0)" office:value-type="float" office:value="0" calcext:value-type="float">
            <text:p>0</text:p>
          </table:table-cell>
          <table:table-cell office:value-type="float" office:value="19465" calcext:value-type="float">
            <text:p>19465</text:p>
          </table:table-cell>
          <table:table-cell office:value-type="float" office:value="16120" calcext:value-type="float">
            <text:p>16120</text:p>
          </table:table-cell>
          <table:table-cell table:formula="of:=([.M599]-[.N599])*100/[.M599]" office:value-type="float" office:value="17.1846904700745" calcext:value-type="float">
            <text:p>17.1846904701</text:p>
          </table:table-cell>
          <table:table-cell table:formula="of:=IF([.M599]&gt;[.N5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62" calcext:value-type="float">
            <text:p>118262</text:p>
          </table:table-cell>
          <table:table-cell office:value-type="float" office:value="20934" calcext:value-type="float">
            <text:p>20934</text:p>
          </table:table-cell>
          <table:table-cell table:formula="of:=([.A600]-[.B600])*100/[.A600]" office:value-type="float" office:value="82.298625086672" calcext:value-type="float">
            <text:p>82.2986250867</text:p>
          </table:table-cell>
          <table:table-cell table:formula="of:=IF([.A600]&gt;[.B600]; 1; 0)" office:value-type="float" office:value="1" calcext:value-type="float">
            <text:p>1</text:p>
          </table:table-cell>
          <table:table-cell office:value-type="float" office:value="104620" calcext:value-type="float">
            <text:p>104620</text:p>
          </table:table-cell>
          <table:table-cell office:value-type="float" office:value="21140" calcext:value-type="float">
            <text:p>21140</text:p>
          </table:table-cell>
          <table:table-cell table:formula="of:=([.E600]-[.F600])*100/[.E600]" office:value-type="float" office:value="79.7935385203594" calcext:value-type="float">
            <text:p>79.7935385204</text:p>
          </table:table-cell>
          <table:table-cell table:formula="of:=IF([.E600]&gt;[.F600]; 1; 0)" office:value-type="float" office:value="1" calcext:value-type="float">
            <text:p>1</text:p>
          </table:table-cell>
          <table:table-cell office:value-type="float" office:value="63486" calcext:value-type="float">
            <text:p>63486</text:p>
          </table:table-cell>
          <table:table-cell office:value-type="float" office:value="19641" calcext:value-type="float">
            <text:p>19641</text:p>
          </table:table-cell>
          <table:table-cell table:formula="of:=([.I600]-[.J600])*100/[.I600]" office:value-type="float" office:value="69.0624704659295" calcext:value-type="float">
            <text:p>69.0624704659</text:p>
          </table:table-cell>
          <table:table-cell table:formula="of:=IF([.I600]&gt;[.J600]; 1; 0)" office:value-type="float" office:value="1" calcext:value-type="float">
            <text:p>1</text:p>
          </table:table-cell>
          <table:table-cell office:value-type="float" office:value="77479" calcext:value-type="float">
            <text:p>77479</text:p>
          </table:table-cell>
          <table:table-cell office:value-type="float" office:value="17959" calcext:value-type="float">
            <text:p>17959</text:p>
          </table:table-cell>
          <table:table-cell table:formula="of:=([.M600]-[.N600])*100/[.M600]" office:value-type="float" office:value="76.8208159630351" calcext:value-type="float">
            <text:p>76.820815963</text:p>
          </table:table-cell>
          <table:table-cell table:formula="of:=IF([.M600]&gt;[.N6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7" calcext:value-type="float">
            <text:p>19727</text:p>
          </table:table-cell>
          <table:table-cell office:value-type="float" office:value="16403" calcext:value-type="float">
            <text:p>16403</text:p>
          </table:table-cell>
          <table:table-cell table:formula="of:=([.A601]-[.B601])*100/[.A601]" office:value-type="float" office:value="16.8500025345973" calcext:value-type="float">
            <text:p>16.8500025346</text:p>
          </table:table-cell>
          <table:table-cell table:formula="of:=IF([.A601]&gt;[.B601]; 1; 0)" office:value-type="float" office:value="1" calcext:value-type="float">
            <text:p>1</text:p>
          </table:table-cell>
          <table:table-cell office:value-type="float" office:value="17674" calcext:value-type="float">
            <text:p>17674</text:p>
          </table:table-cell>
          <table:table-cell office:value-type="float" office:value="16406" calcext:value-type="float">
            <text:p>16406</text:p>
          </table:table-cell>
          <table:table-cell table:formula="of:=([.E601]-[.F601])*100/[.E601]" office:value-type="float" office:value="7.17438044585267" calcext:value-type="float">
            <text:p>7.1743804459</text:p>
          </table:table-cell>
          <table:table-cell table:formula="of:=IF([.E601]&gt;[.F601]; 1; 0)" office:value-type="float" office:value="1" calcext:value-type="float">
            <text:p>1</text:p>
          </table:table-cell>
          <table:table-cell office:value-type="float" office:value="19521" calcext:value-type="float">
            <text:p>19521</text:p>
          </table:table-cell>
          <table:table-cell office:value-type="float" office:value="16233" calcext:value-type="float">
            <text:p>16233</text:p>
          </table:table-cell>
          <table:table-cell table:formula="of:=([.I601]-[.J601])*100/[.I601]" office:value-type="float" office:value="16.8433994160135" calcext:value-type="float">
            <text:p>16.843399416</text:p>
          </table:table-cell>
          <table:table-cell table:formula="of:=IF([.I601]&gt;[.J601]; 1; 0)" office:value-type="float" office:value="1" calcext:value-type="float">
            <text:p>1</text:p>
          </table:table-cell>
          <table:table-cell office:value-type="float" office:value="19624" calcext:value-type="float">
            <text:p>19624</text:p>
          </table:table-cell>
          <table:table-cell office:value-type="float" office:value="14105" calcext:value-type="float">
            <text:p>14105</text:p>
          </table:table-cell>
          <table:table-cell table:formula="of:=([.M601]-[.N601])*100/[.M601]" office:value-type="float" office:value="28.123726049735" calcext:value-type="float">
            <text:p>28.1237260497</text:p>
          </table:table-cell>
          <table:table-cell table:formula="of:=IF([.M601]&gt;[.N6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34" calcext:value-type="float">
            <text:p>118634</text:p>
          </table:table-cell>
          <table:table-cell office:value-type="float" office:value="20196" calcext:value-type="float">
            <text:p>20196</text:p>
          </table:table-cell>
          <table:table-cell table:formula="of:=([.A602]-[.B602])*100/[.A602]" office:value-type="float" office:value="82.9762125528938" calcext:value-type="float">
            <text:p>82.9762125529</text:p>
          </table:table-cell>
          <table:table-cell table:formula="of:=IF([.A602]&gt;[.B602]; 1; 0)" office:value-type="float" office:value="1" calcext:value-type="float">
            <text:p>1</text:p>
          </table:table-cell>
          <table:table-cell office:value-type="float" office:value="129029" calcext:value-type="float">
            <text:p>129029</text:p>
          </table:table-cell>
          <table:table-cell office:value-type="float" office:value="20318" calcext:value-type="float">
            <text:p>20318</text:p>
          </table:table-cell>
          <table:table-cell table:formula="of:=([.E602]-[.F602])*100/[.E602]" office:value-type="float" office:value="84.2531523920979" calcext:value-type="float">
            <text:p>84.2531523921</text:p>
          </table:table-cell>
          <table:table-cell table:formula="of:=IF([.E602]&gt;[.F602]; 1; 0)" office:value-type="float" office:value="1" calcext:value-type="float">
            <text:p>1</text:p>
          </table:table-cell>
          <table:table-cell office:value-type="float" office:value="63471" calcext:value-type="float">
            <text:p>63471</text:p>
          </table:table-cell>
          <table:table-cell office:value-type="float" office:value="19343" calcext:value-type="float">
            <text:p>19343</text:p>
          </table:table-cell>
          <table:table-cell table:formula="of:=([.I602]-[.J602])*100/[.I602]" office:value-type="float" office:value="69.5246648075499" calcext:value-type="float">
            <text:p>69.5246648075</text:p>
          </table:table-cell>
          <table:table-cell table:formula="of:=IF([.I602]&gt;[.J602]; 1; 0)" office:value-type="float" office:value="1" calcext:value-type="float">
            <text:p>1</text:p>
          </table:table-cell>
          <table:table-cell office:value-type="float" office:value="77483" calcext:value-type="float">
            <text:p>77483</text:p>
          </table:table-cell>
          <table:table-cell office:value-type="float" office:value="19631" calcext:value-type="float">
            <text:p>19631</text:p>
          </table:table-cell>
          <table:table-cell table:formula="of:=([.M602]-[.N602])*100/[.M602]" office:value-type="float" office:value="74.6641198714557" calcext:value-type="float">
            <text:p>74.6641198715</text:p>
          </table:table-cell>
          <table:table-cell table:formula="of:=IF([.M602]&gt;[.N6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2" calcext:value-type="float">
            <text:p>19862</text:p>
          </table:table-cell>
          <table:table-cell office:value-type="float" office:value="18579" calcext:value-type="float">
            <text:p>18579</text:p>
          </table:table-cell>
          <table:table-cell table:formula="of:=([.A603]-[.B603])*100/[.A603]" office:value-type="float" office:value="6.45957104017722" calcext:value-type="float">
            <text:p>6.4595710402</text:p>
          </table:table-cell>
          <table:table-cell table:formula="of:=IF([.A603]&gt;[.B603]; 1; 0)" office:value-type="float" office:value="1" calcext:value-type="float">
            <text:p>1</text:p>
          </table:table-cell>
          <table:table-cell office:value-type="float" office:value="19904" calcext:value-type="float">
            <text:p>19904</text:p>
          </table:table-cell>
          <table:table-cell office:value-type="float" office:value="18606" calcext:value-type="float">
            <text:p>18606</text:p>
          </table:table-cell>
          <table:table-cell table:formula="of:=([.E603]-[.F603])*100/[.E603]" office:value-type="float" office:value="6.52130225080386" calcext:value-type="float">
            <text:p>6.5213022508</text:p>
          </table:table-cell>
          <table:table-cell table:formula="of:=IF([.E603]&gt;[.F603]; 1; 0)" office:value-type="float" office:value="1" calcext:value-type="float">
            <text:p>1</text:p>
          </table:table-cell>
          <table:table-cell office:value-type="float" office:value="19710" calcext:value-type="float">
            <text:p>19710</text:p>
          </table:table-cell>
          <table:table-cell office:value-type="float" office:value="18475" calcext:value-type="float">
            <text:p>18475</text:p>
          </table:table-cell>
          <table:table-cell table:formula="of:=([.I603]-[.J603])*100/[.I603]" office:value-type="float" office:value="6.26585489599188" calcext:value-type="float">
            <text:p>6.265854896</text:p>
          </table:table-cell>
          <table:table-cell table:formula="of:=IF([.I603]&gt;[.J603]; 1; 0)" office:value-type="float" office:value="1" calcext:value-type="float">
            <text:p>1</text:p>
          </table:table-cell>
          <table:table-cell office:value-type="float" office:value="19876" calcext:value-type="float">
            <text:p>19876</text:p>
          </table:table-cell>
          <table:table-cell office:value-type="float" office:value="16463" calcext:value-type="float">
            <text:p>16463</text:p>
          </table:table-cell>
          <table:table-cell table:formula="of:=([.M603]-[.N603])*100/[.M603]" office:value-type="float" office:value="17.1714630710405" calcext:value-type="float">
            <text:p>17.171463071</text:p>
          </table:table-cell>
          <table:table-cell table:formula="of:=IF([.M603]&gt;[.N6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67" calcext:value-type="float">
            <text:p>118067</text:p>
          </table:table-cell>
          <table:table-cell office:value-type="float" office:value="15413" calcext:value-type="float">
            <text:p>15413</text:p>
          </table:table-cell>
          <table:table-cell table:formula="of:=([.A604]-[.B604])*100/[.A604]" office:value-type="float" office:value="86.9455478668892" calcext:value-type="float">
            <text:p>86.9455478669</text:p>
          </table:table-cell>
          <table:table-cell table:formula="of:=IF([.A604]&gt;[.B604]; 1; 0)" office:value-type="float" office:value="1" calcext:value-type="float">
            <text:p>1</text:p>
          </table:table-cell>
          <table:table-cell office:value-type="float" office:value="128992" calcext:value-type="float">
            <text:p>128992</text:p>
          </table:table-cell>
          <table:table-cell office:value-type="float" office:value="19567" calcext:value-type="float">
            <text:p>19567</text:p>
          </table:table-cell>
          <table:table-cell table:formula="of:=([.E604]-[.F604])*100/[.E604]" office:value-type="float" office:value="84.8308422227735" calcext:value-type="float">
            <text:p>84.8308422228</text:p>
          </table:table-cell>
          <table:table-cell table:formula="of:=IF([.E604]&gt;[.F604]; 1; 0)" office:value-type="float" office:value="1" calcext:value-type="float">
            <text:p>1</text:p>
          </table:table-cell>
          <table:table-cell office:value-type="float" office:value="63453" calcext:value-type="float">
            <text:p>63453</text:p>
          </table:table-cell>
          <table:table-cell office:value-type="float" office:value="17002" calcext:value-type="float">
            <text:p>17002</text:p>
          </table:table-cell>
          <table:table-cell table:formula="of:=([.I604]-[.J604])*100/[.I604]" office:value-type="float" office:value="73.2053646005705" calcext:value-type="float">
            <text:p>73.2053646006</text:p>
          </table:table-cell>
          <table:table-cell table:formula="of:=IF([.I604]&gt;[.J604]; 1; 0)" office:value-type="float" office:value="1" calcext:value-type="float">
            <text:p>1</text:p>
          </table:table-cell>
          <table:table-cell office:value-type="float" office:value="79553" calcext:value-type="float">
            <text:p>79553</text:p>
          </table:table-cell>
          <table:table-cell office:value-type="float" office:value="17213" calcext:value-type="float">
            <text:p>17213</text:p>
          </table:table-cell>
          <table:table-cell table:formula="of:=([.M604]-[.N604])*100/[.M604]" office:value-type="float" office:value="78.3628524379973" calcext:value-type="float">
            <text:p>78.362852438</text:p>
          </table:table-cell>
          <table:table-cell table:formula="of:=IF([.M604]&gt;[.N6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8" calcext:value-type="float">
            <text:p>17988</text:p>
          </table:table-cell>
          <table:table-cell office:value-type="float" office:value="19947" calcext:value-type="float">
            <text:p>19947</text:p>
          </table:table-cell>
          <table:table-cell table:formula="of:=([.A605]-[.B605])*100/[.A605]" office:value-type="float" office:value="-10.8905937291528" calcext:value-type="float">
            <text:p>-10.8905937292</text:p>
          </table:table-cell>
          <table:table-cell table:formula="of:=IF([.A605]&gt;[.B605]; 1; 0)" office:value-type="float" office:value="0" calcext:value-type="float">
            <text:p>0</text:p>
          </table:table-cell>
          <table:table-cell office:value-type="float" office:value="20019" calcext:value-type="float">
            <text:p>20019</text:p>
          </table:table-cell>
          <table:table-cell office:value-type="float" office:value="16684" calcext:value-type="float">
            <text:p>16684</text:p>
          </table:table-cell>
          <table:table-cell table:formula="of:=([.E605]-[.F605])*100/[.E605]" office:value-type="float" office:value="16.6591737849043" calcext:value-type="float">
            <text:p>16.6591737849</text:p>
          </table:table-cell>
          <table:table-cell table:formula="of:=IF([.E605]&gt;[.F605]; 1; 0)" office:value-type="float" office:value="1" calcext:value-type="float">
            <text:p>1</text:p>
          </table:table-cell>
          <table:table-cell office:value-type="float" office:value="19878" calcext:value-type="float">
            <text:p>19878</text:p>
          </table:table-cell>
          <table:table-cell office:value-type="float" office:value="18548" calcext:value-type="float">
            <text:p>18548</text:p>
          </table:table-cell>
          <table:table-cell table:formula="of:=([.I605]-[.J605])*100/[.I605]" office:value-type="float" office:value="6.69081396518765" calcext:value-type="float">
            <text:p>6.6908139652</text:p>
          </table:table-cell>
          <table:table-cell table:formula="of:=IF([.I605]&gt;[.J605]; 1; 0)" office:value-type="float" office:value="1" calcext:value-type="float">
            <text:p>1</text:p>
          </table:table-cell>
          <table:table-cell office:value-type="float" office:value="19911" calcext:value-type="float">
            <text:p>19911</text:p>
          </table:table-cell>
          <table:table-cell office:value-type="float" office:value="18631" calcext:value-type="float">
            <text:p>18631</text:p>
          </table:table-cell>
          <table:table-cell table:formula="of:=([.M605]-[.N605])*100/[.M605]" office:value-type="float" office:value="6.42860730249611" calcext:value-type="float">
            <text:p>6.4286073025</text:p>
          </table:table-cell>
          <table:table-cell table:formula="of:=IF([.M605]&gt;[.N6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51" calcext:value-type="float">
            <text:p>118051</text:p>
          </table:table-cell>
          <table:table-cell office:value-type="float" office:value="18665" calcext:value-type="float">
            <text:p>18665</text:p>
          </table:table-cell>
          <table:table-cell table:formula="of:=([.A606]-[.B606])*100/[.A606]" office:value-type="float" office:value="84.1890369416608" calcext:value-type="float">
            <text:p>84.1890369417</text:p>
          </table:table-cell>
          <table:table-cell table:formula="of:=IF([.A606]&gt;[.B606]; 1; 0)" office:value-type="float" office:value="1" calcext:value-type="float">
            <text:p>1</text:p>
          </table:table-cell>
          <table:table-cell office:value-type="float" office:value="128867" calcext:value-type="float">
            <text:p>128867</text:p>
          </table:table-cell>
          <table:table-cell office:value-type="float" office:value="16676" calcext:value-type="float">
            <text:p>16676</text:p>
          </table:table-cell>
          <table:table-cell table:formula="of:=([.E606]-[.F606])*100/[.E606]" office:value-type="float" office:value="87.0595264885502" calcext:value-type="float">
            <text:p>87.0595264886</text:p>
          </table:table-cell>
          <table:table-cell table:formula="of:=IF([.E606]&gt;[.F606]; 1; 0)" office:value-type="float" office:value="1" calcext:value-type="float">
            <text:p>1</text:p>
          </table:table-cell>
          <table:table-cell office:value-type="float" office:value="63513" calcext:value-type="float">
            <text:p>63513</text:p>
          </table:table-cell>
          <table:table-cell office:value-type="float" office:value="18630" calcext:value-type="float">
            <text:p>18630</text:p>
          </table:table-cell>
          <table:table-cell table:formula="of:=([.I606]-[.J606])*100/[.I606]" office:value-type="float" office:value="70.6674224174578" calcext:value-type="float">
            <text:p>70.6674224175</text:p>
          </table:table-cell>
          <table:table-cell table:formula="of:=IF([.I606]&gt;[.J606]; 1; 0)" office:value-type="float" office:value="1" calcext:value-type="float">
            <text:p>1</text:p>
          </table:table-cell>
          <table:table-cell office:value-type="float" office:value="77499" calcext:value-type="float">
            <text:p>77499</text:p>
          </table:table-cell>
          <table:table-cell office:value-type="float" office:value="18801" calcext:value-type="float">
            <text:p>18801</text:p>
          </table:table-cell>
          <table:table-cell table:formula="of:=([.M606]-[.N606])*100/[.M606]" office:value-type="float" office:value="75.7403321333179" calcext:value-type="float">
            <text:p>75.7403321333</text:p>
          </table:table-cell>
          <table:table-cell table:formula="of:=IF([.M606]&gt;[.N6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8859" calcext:value-type="float">
            <text:p>18859</text:p>
          </table:table-cell>
          <table:table-cell table:formula="of:=([.A607]-[.B607])*100/[.A607]" office:value-type="float" office:value="-17.1366459627329" calcext:value-type="float">
            <text:p>-17.1366459627</text:p>
          </table:table-cell>
          <table:table-cell table:formula="of:=IF([.A607]&gt;[.B607]; 1; 0)" office:value-type="float" office:value="0" calcext:value-type="float">
            <text:p>0</text:p>
          </table:table-cell>
          <table:table-cell office:value-type="float" office:value="20166" calcext:value-type="float">
            <text:p>20166</text:p>
          </table:table-cell>
          <table:table-cell office:value-type="float" office:value="18841" calcext:value-type="float">
            <text:p>18841</text:p>
          </table:table-cell>
          <table:table-cell table:formula="of:=([.E607]-[.F607])*100/[.E607]" office:value-type="float" office:value="6.57046513934345" calcext:value-type="float">
            <text:p>6.5704651393</text:p>
          </table:table-cell>
          <table:table-cell table:formula="of:=IF([.E607]&gt;[.F607]; 1; 0)" office:value-type="float" office:value="1" calcext:value-type="float">
            <text:p>1</text:p>
          </table:table-cell>
          <table:table-cell office:value-type="float" office:value="18088" calcext:value-type="float">
            <text:p>18088</text:p>
          </table:table-cell>
          <table:table-cell office:value-type="float" office:value="18769" calcext:value-type="float">
            <text:p>18769</text:p>
          </table:table-cell>
          <table:table-cell table:formula="of:=([.I607]-[.J607])*100/[.I607]" office:value-type="float" office:value="-3.76492702344096" calcext:value-type="float">
            <text:p>-3.7649270234</text:p>
          </table:table-cell>
          <table:table-cell table:formula="of:=IF([.I607]&gt;[.J607]; 1; 0)" office:value-type="float" office:value="0" calcext:value-type="float">
            <text:p>0</text:p>
          </table:table-cell>
          <table:table-cell office:value-type="float" office:value="20060" calcext:value-type="float">
            <text:p>20060</text:p>
          </table:table-cell>
          <table:table-cell office:value-type="float" office:value="18637" calcext:value-type="float">
            <text:p>18637</text:p>
          </table:table-cell>
          <table:table-cell table:formula="of:=([.M607]-[.N607])*100/[.M607]" office:value-type="float" office:value="7.09371884346959" calcext:value-type="float">
            <text:p>7.0937188435</text:p>
          </table:table-cell>
          <table:table-cell table:formula="of:=IF([.M607]&gt;[.N6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7656" calcext:value-type="float">
            <text:p>2587656</text:p>
          </table:table-cell>
          <table:table-cell office:value-type="float" office:value="2797607" calcext:value-type="float">
            <text:p>2797607</text:p>
          </table:table-cell>
          <table:table-cell table:formula="of:=([.A608]-[.B608])*100/[.A608]" office:value-type="float" office:value="-8.11355914387384" calcext:value-type="float">
            <text:p>-8.1135591439</text:p>
          </table:table-cell>
          <table:table-cell table:formula="of:=IF([.A608]&gt;[.B608]; 1; 0)" office:value-type="float" office:value="0" calcext:value-type="float">
            <text:p>0</text:p>
          </table:table-cell>
          <table:table-cell office:value-type="float" office:value="566308" calcext:value-type="float">
            <text:p>566308</text:p>
          </table:table-cell>
          <table:table-cell office:value-type="float" office:value="478948" calcext:value-type="float">
            <text:p>478948</text:p>
          </table:table-cell>
          <table:table-cell table:formula="of:=([.E608]-[.F608])*100/[.E608]" office:value-type="float" office:value="15.4262344872402" calcext:value-type="float">
            <text:p>15.4262344872</text:p>
          </table:table-cell>
          <table:table-cell table:formula="of:=IF([.E608]&gt;[.F608]; 1; 0)" office:value-type="float" office:value="1" calcext:value-type="float">
            <text:p>1</text:p>
          </table:table-cell>
          <table:table-cell office:value-type="float" office:value="195524" calcext:value-type="float">
            <text:p>195524</text:p>
          </table:table-cell>
          <table:table-cell office:value-type="float" office:value="86477" calcext:value-type="float">
            <text:p>86477</text:p>
          </table:table-cell>
          <table:table-cell table:formula="of:=([.I608]-[.J608])*100/[.I608]" office:value-type="float" office:value="55.7716699740185" calcext:value-type="float">
            <text:p>55.771669974</text:p>
          </table:table-cell>
          <table:table-cell table:formula="of:=IF([.I608]&gt;[.J608]; 1; 0)" office:value-type="float" office:value="1" calcext:value-type="float">
            <text:p>1</text:p>
          </table:table-cell>
          <table:table-cell office:value-type="float" office:value="221178" calcext:value-type="float">
            <text:p>221178</text:p>
          </table:table-cell>
          <table:table-cell office:value-type="float" office:value="210652" calcext:value-type="float">
            <text:p>210652</text:p>
          </table:table-cell>
          <table:table-cell table:formula="of:=([.M608]-[.N608])*100/[.M608]" office:value-type="float" office:value="4.75906283626762" calcext:value-type="float">
            <text:p>4.7590628363</text:p>
          </table:table-cell>
          <table:table-cell table:formula="of:=IF([.M608]&gt;[.N6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2745" calcext:value-type="float">
            <text:p>2745</text:p>
          </table:table-cell>
          <table:table-cell table:formula="of:=([.A609]-[.B609])*100/[.A609]" office:value-type="float" office:value="42.476948868399" calcext:value-type="float">
            <text:p>42.4769488684</text:p>
          </table:table-cell>
          <table:table-cell table:formula="of:=IF([.A609]&gt;[.B609]; 1; 0)"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766" calcext:value-type="float">
            <text:p>766</text:p>
          </table:table-cell>
          <table:table-cell table:formula="of:=([.E609]-[.F609])*100/[.E609]" office:value-type="float" office:value="9.3491124260355" calcext:value-type="float">
            <text:p>9.349112426</text:p>
          </table:table-cell>
          <table:table-cell table:formula="of:=IF([.E609]&gt;[.F609]; 1; 0)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381" calcext:value-type="float">
            <text:p>381</text:p>
          </table:table-cell>
          <table:table-cell table:formula="of:=([.I609]-[.J609])*100/[.I609]" office:value-type="float" office:value="7.97101449275362" calcext:value-type="float">
            <text:p>7.9710144928</text:p>
          </table:table-cell>
          <table:table-cell table:formula="of:=IF([.I609]&gt;[.J609]; 1; 0)"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table:formula="of:=([.M609]-[.N609])*100/[.M609]" office:value-type="float" office:value="8.34990059642147" calcext:value-type="float">
            <text:p>8.3499005964</text:p>
          </table:table-cell>
          <table:table-cell table:formula="of:=IF([.M609]&gt;[.N6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087" calcext:value-type="float">
            <text:p>2472087</text:p>
          </table:table-cell>
          <table:table-cell office:value-type="float" office:value="2446013" calcext:value-type="float">
            <text:p>2446013</text:p>
          </table:table-cell>
          <table:table-cell table:formula="of:=([.A610]-[.B610])*100/[.A610]" office:value-type="float" office:value="1.05473634220802" calcext:value-type="float">
            <text:p>1.0547363422</text:p>
          </table:table-cell>
          <table:table-cell table:formula="of:=IF([.A610]&gt;[.B610]; 1; 0)" office:value-type="float" office:value="1" calcext:value-type="float">
            <text:p>1</text:p>
          </table:table-cell>
          <table:table-cell office:value-type="float" office:value="565217" calcext:value-type="float">
            <text:p>565217</text:p>
          </table:table-cell>
          <table:table-cell office:value-type="float" office:value="548410" calcext:value-type="float">
            <text:p>548410</text:p>
          </table:table-cell>
          <table:table-cell table:formula="of:=([.E610]-[.F610])*100/[.E610]" office:value-type="float" office:value="2.97354821245645" calcext:value-type="float">
            <text:p>2.9735482125</text:p>
          </table:table-cell>
          <table:table-cell table:formula="of:=IF([.E610]&gt;[.F610]; 1; 0)" office:value-type="float" office:value="1" calcext:value-type="float">
            <text:p>1</text:p>
          </table:table-cell>
          <table:table-cell office:value-type="float" office:value="92592" calcext:value-type="float">
            <text:p>92592</text:p>
          </table:table-cell>
          <table:table-cell office:value-type="float" office:value="88480" calcext:value-type="float">
            <text:p>88480</text:p>
          </table:table-cell>
          <table:table-cell table:formula="of:=([.I610]-[.J610])*100/[.I610]" office:value-type="float" office:value="4.4409884223259" calcext:value-type="float">
            <text:p>4.4409884223</text:p>
          </table:table-cell>
          <table:table-cell table:formula="of:=IF([.I610]&gt;[.J610]; 1; 0)" office:value-type="float" office:value="1" calcext:value-type="float">
            <text:p>1</text:p>
          </table:table-cell>
          <table:table-cell office:value-type="float" office:value="222171" calcext:value-type="float">
            <text:p>222171</text:p>
          </table:table-cell>
          <table:table-cell office:value-type="float" office:value="207502" calcext:value-type="float">
            <text:p>207502</text:p>
          </table:table-cell>
          <table:table-cell table:formula="of:=([.M610]-[.N610])*100/[.M610]" office:value-type="float" office:value="6.6025718928213" calcext:value-type="float">
            <text:p>6.6025718928</text:p>
          </table:table-cell>
          <table:table-cell table:formula="of:=IF([.M610]&gt;[.N6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18" calcext:value-type="float">
            <text:p>31418</text:p>
          </table:table-cell>
          <table:table-cell office:value-type="float" office:value="28720" calcext:value-type="float">
            <text:p>28720</text:p>
          </table:table-cell>
          <table:table-cell table:formula="of:=([.A611]-[.B611])*100/[.A611]" office:value-type="float" office:value="8.58743395505761" calcext:value-type="float">
            <text:p>8.5874339551</text:p>
          </table:table-cell>
          <table:table-cell table:formula="of:=IF([.A611]&gt;[.B611]; 1; 0)" office:value-type="float" office:value="1" calcext:value-type="float">
            <text:p>1</text:p>
          </table:table-cell>
          <table:table-cell office:value-type="float" office:value="6406" calcext:value-type="float">
            <text:p>6406</text:p>
          </table:table-cell>
          <table:table-cell office:value-type="float" office:value="3856" calcext:value-type="float">
            <text:p>3856</text:p>
          </table:table-cell>
          <table:table-cell table:formula="of:=([.E611]-[.F611])*100/[.E611]" office:value-type="float" office:value="39.8064314704964" calcext:value-type="float">
            <text:p>39.8064314705</text:p>
          </table:table-cell>
          <table:table-cell table:formula="of:=IF([.E611]&gt;[.F611]; 1; 0)"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840" calcext:value-type="float">
            <text:p>840</text:p>
          </table:table-cell>
          <table:table-cell table:formula="of:=([.I611]-[.J611])*100/[.I611]" office:value-type="float" office:value="8.99241603466956" calcext:value-type="float">
            <text:p>8.9924160347</text:p>
          </table:table-cell>
          <table:table-cell table:formula="of:=IF([.I611]&gt;[.J611]; 1; 0)"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1721" calcext:value-type="float">
            <text:p>1721</text:p>
          </table:table-cell>
          <table:table-cell table:formula="of:=([.M611]-[.N611])*100/[.M611]" office:value-type="float" office:value="10.7827890098497" calcext:value-type="float">
            <text:p>10.7827890098</text:p>
          </table:table-cell>
          <table:table-cell table:formula="of:=IF([.M611]&gt;[.N6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8061" calcext:value-type="float">
            <text:p>2448061</text:p>
          </table:table-cell>
          <table:table-cell office:value-type="float" office:value="2798490" calcext:value-type="float">
            <text:p>2798490</text:p>
          </table:table-cell>
          <table:table-cell table:formula="of:=([.A612]-[.B612])*100/[.A612]" office:value-type="float" office:value="-14.3145534363727" calcext:value-type="float">
            <text:p>-14.3145534364</text:p>
          </table:table-cell>
          <table:table-cell table:formula="of:=IF([.A612]&gt;[.B612]; 1; 0)" office:value-type="float" office:value="0" calcext:value-type="float">
            <text:p>0</text:p>
          </table:table-cell>
          <table:table-cell office:value-type="float" office:value="565046" calcext:value-type="float">
            <text:p>565046</text:p>
          </table:table-cell>
          <table:table-cell office:value-type="float" office:value="482280" calcext:value-type="float">
            <text:p>482280</text:p>
          </table:table-cell>
          <table:table-cell table:formula="of:=([.E612]-[.F612])*100/[.E612]" office:value-type="float" office:value="14.6476570049164" calcext:value-type="float">
            <text:p>14.6476570049</text:p>
          </table:table-cell>
          <table:table-cell table:formula="of:=IF([.E612]&gt;[.F612]; 1; 0)" office:value-type="float" office:value="1" calcext:value-type="float">
            <text:p>1</text:p>
          </table:table-cell>
          <table:table-cell office:value-type="float" office:value="93843" calcext:value-type="float">
            <text:p>93843</text:p>
          </table:table-cell>
          <table:table-cell office:value-type="float" office:value="86132" calcext:value-type="float">
            <text:p>86132</text:p>
          </table:table-cell>
          <table:table-cell table:formula="of:=([.I612]-[.J612])*100/[.I612]" office:value-type="float" office:value="8.21691548650406" calcext:value-type="float">
            <text:p>8.2169154865</text:p>
          </table:table-cell>
          <table:table-cell table:formula="of:=IF([.I612]&gt;[.J612]; 1; 0)" office:value-type="float" office:value="1" calcext:value-type="float">
            <text:p>1</text:p>
          </table:table-cell>
          <table:table-cell office:value-type="float" office:value="220259" calcext:value-type="float">
            <text:p>220259</text:p>
          </table:table-cell>
          <table:table-cell office:value-type="float" office:value="209641" calcext:value-type="float">
            <text:p>209641</text:p>
          </table:table-cell>
          <table:table-cell table:formula="of:=([.M612]-[.N612])*100/[.M612]" office:value-type="float" office:value="4.82068837141729" calcext:value-type="float">
            <text:p>4.8206883714</text:p>
          </table:table-cell>
          <table:table-cell table:formula="of:=IF([.M612]&gt;[.N6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float" office:value="59091" calcext:value-type="float">
            <text:p>59091</text:p>
          </table:table-cell>
          <table:table-cell table:formula="of:=([.A613]-[.B613])*100/[.A613]" office:value-type="float" office:value="3.70569542899047" calcext:value-type="float">
            <text:p>3.705695429</text:p>
          </table:table-cell>
          <table:table-cell table:formula="of:=IF([.A613]&gt;[.B613]; 1; 0)" office:value-type="float" office:value="1" calcext:value-type="float">
            <text:p>1</text:p>
          </table:table-cell>
          <table:table-cell office:value-type="float" office:value="10033" calcext:value-type="float">
            <text:p>10033</text:p>
          </table:table-cell>
          <table:table-cell office:value-type="float" office:value="9609" calcext:value-type="float">
            <text:p>9609</text:p>
          </table:table-cell>
          <table:table-cell table:formula="of:=([.E613]-[.F613])*100/[.E613]" office:value-type="float" office:value="4.2260540217283" calcext:value-type="float">
            <text:p>4.2260540217</text:p>
          </table:table-cell>
          <table:table-cell table:formula="of:=IF([.E613]&gt;[.F613]; 1; 0)"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office:value-type="float" office:value="1301" calcext:value-type="float">
            <text:p>1301</text:p>
          </table:table-cell>
          <table:table-cell table:formula="of:=([.I613]-[.J613])*100/[.I613]" office:value-type="float" office:value="5.92913955169921" calcext:value-type="float">
            <text:p>5.9291395517</text:p>
          </table:table-cell>
          <table:table-cell table:formula="of:=IF([.I613]&gt;[.J613]; 1; 0)" office:value-type="float" office:value="1" calcext:value-type="float">
            <text:p>1</text:p>
          </table:table-cell>
          <table:table-cell office:value-type="float" office:value="3328" calcext:value-type="float">
            <text:p>3328</text:p>
          </table:table-cell>
          <table:table-cell office:value-type="float" office:value="5148" calcext:value-type="float">
            <text:p>5148</text:p>
          </table:table-cell>
          <table:table-cell table:formula="of:=([.M613]-[.N613])*100/[.M613]" office:value-type="float" office:value="-54.6875" calcext:value-type="float">
            <text:p>-54.6875</text:p>
          </table:table-cell>
          <table:table-cell table:formula="of:=IF([.M613]&gt;[.N6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105" calcext:value-type="float">
            <text:p>2993105</text:p>
          </table:table-cell>
          <table:table-cell office:value-type="float" office:value="2740558" calcext:value-type="float">
            <text:p>2740558</text:p>
          </table:table-cell>
          <table:table-cell table:formula="of:=([.A614]-[.B614])*100/[.A614]" office:value-type="float" office:value="8.43762580998662" calcext:value-type="float">
            <text:p>8.43762581</text:p>
          </table:table-cell>
          <table:table-cell table:formula="of:=IF([.A614]&gt;[.B614]; 1; 0)" office:value-type="float" office:value="1" calcext:value-type="float">
            <text:p>1</text:p>
          </table:table-cell>
          <table:table-cell office:value-type="float" office:value="566216" calcext:value-type="float">
            <text:p>566216</text:p>
          </table:table-cell>
          <table:table-cell office:value-type="float" office:value="443978" calcext:value-type="float">
            <text:p>443978</text:p>
          </table:table-cell>
          <table:table-cell table:formula="of:=([.E614]-[.F614])*100/[.E614]" office:value-type="float" office:value="21.5885810362123" calcext:value-type="float">
            <text:p>21.5885810362</text:p>
          </table:table-cell>
          <table:table-cell table:formula="of:=IF([.E614]&gt;[.F614]; 1; 0)" office:value-type="float" office:value="1" calcext:value-type="float">
            <text:p>1</text:p>
          </table:table-cell>
          <table:table-cell office:value-type="float" office:value="93917" calcext:value-type="float">
            <text:p>93917</text:p>
          </table:table-cell>
          <table:table-cell office:value-type="float" office:value="85984" calcext:value-type="float">
            <text:p>85984</text:p>
          </table:table-cell>
          <table:table-cell table:formula="of:=([.I614]-[.J614])*100/[.I614]" office:value-type="float" office:value="8.44682006452506" calcext:value-type="float">
            <text:p>8.4468200645</text:p>
          </table:table-cell>
          <table:table-cell table:formula="of:=IF([.I614]&gt;[.J614]; 1; 0)" office:value-type="float" office:value="1" calcext:value-type="float">
            <text:p>1</text:p>
          </table:table-cell>
          <table:table-cell office:value-type="float" office:value="222717" calcext:value-type="float">
            <text:p>222717</text:p>
          </table:table-cell>
          <table:table-cell office:value-type="float" office:value="207917" calcext:value-type="float">
            <text:p>207917</text:p>
          </table:table-cell>
          <table:table-cell table:formula="of:=([.M614]-[.N614])*100/[.M614]" office:value-type="float" office:value="6.64520445228698" calcext:value-type="float">
            <text:p>6.6452044523</text:p>
          </table:table-cell>
          <table:table-cell table:formula="of:=IF([.M614]&gt;[.N6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92" calcext:value-type="float">
            <text:p>72592</text:p>
          </table:table-cell>
          <table:table-cell office:value-type="float" office:value="70183" calcext:value-type="float">
            <text:p>70183</text:p>
          </table:table-cell>
          <table:table-cell table:formula="of:=([.A615]-[.B615])*100/[.A615]" office:value-type="float" office:value="3.31854749834693" calcext:value-type="float">
            <text:p>3.3185474983</text:p>
          </table:table-cell>
          <table:table-cell table:formula="of:=IF([.A615]&gt;[.B615]; 1; 0)" office:value-type="float" office:value="1" calcext:value-type="float">
            <text:p>1</text:p>
          </table:table-cell>
          <table:table-cell office:value-type="float" office:value="11514" calcext:value-type="float">
            <text:p>11514</text:p>
          </table:table-cell>
          <table:table-cell office:value-type="float" office:value="11110" calcext:value-type="float">
            <text:p>11110</text:p>
          </table:table-cell>
          <table:table-cell table:formula="of:=([.E615]-[.F615])*100/[.E615]" office:value-type="float" office:value="3.50877192982456" calcext:value-type="float">
            <text:p>3.5087719298</text:p>
          </table:table-cell>
          <table:table-cell table:formula="of:=IF([.E615]&gt;[.F615]; 1; 0)" office:value-type="float" office:value="1" calcext:value-type="float">
            <text:p>1</text:p>
          </table:table-cell>
          <table:table-cell office:value-type="float" office:value="1846" calcext:value-type="float">
            <text:p>1846</text:p>
          </table:table-cell>
          <table:table-cell office:value-type="float" office:value="1781" calcext:value-type="float">
            <text:p>1781</text:p>
          </table:table-cell>
          <table:table-cell table:formula="of:=([.I615]-[.J615])*100/[.I615]" office:value-type="float" office:value="3.52112676056338" calcext:value-type="float">
            <text:p>3.5211267606</text:p>
          </table:table-cell>
          <table:table-cell table:formula="of:=IF([.I615]&gt;[.J615]; 1; 0)" office:value-type="float" office:value="1" calcext:value-type="float">
            <text:p>1</text:p>
          </table:table-cell>
          <table:table-cell office:value-type="float" office:value="6775" calcext:value-type="float">
            <text:p>6775</text:p>
          </table:table-cell>
          <table:table-cell office:value-type="float" office:value="4474" calcext:value-type="float">
            <text:p>4474</text:p>
          </table:table-cell>
          <table:table-cell table:formula="of:=([.M615]-[.N615])*100/[.M615]" office:value-type="float" office:value="33.9630996309963" calcext:value-type="float">
            <text:p>33.963099631</text:p>
          </table:table-cell>
          <table:table-cell table:formula="of:=IF([.M615]&gt;[.N6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7263" calcext:value-type="float">
            <text:p>2737263</text:p>
          </table:table-cell>
          <table:table-cell office:value-type="float" office:value="2919305" calcext:value-type="float">
            <text:p>2919305</text:p>
          </table:table-cell>
          <table:table-cell table:formula="of:=([.A616]-[.B616])*100/[.A616]" office:value-type="float" office:value="-6.65051184339978" calcext:value-type="float">
            <text:p>-6.6505118434</text:p>
          </table:table-cell>
          <table:table-cell table:formula="of:=IF([.A616]&gt;[.B616]; 1; 0)" office:value-type="float" office:value="0" calcext:value-type="float">
            <text:p>0</text:p>
          </table:table-cell>
          <table:table-cell office:value-type="float" office:value="458763" calcext:value-type="float">
            <text:p>458763</text:p>
          </table:table-cell>
          <table:table-cell office:value-type="float" office:value="444602" calcext:value-type="float">
            <text:p>444602</text:p>
          </table:table-cell>
          <table:table-cell table:formula="of:=([.E616]-[.F616])*100/[.E616]" office:value-type="float" office:value="3.08677901225687" calcext:value-type="float">
            <text:p>3.0867790123</text:p>
          </table:table-cell>
          <table:table-cell table:formula="of:=IF([.E616]&gt;[.F616]; 1; 0)" office:value-type="float" office:value="1" calcext:value-type="float">
            <text:p>1</text:p>
          </table:table-cell>
          <table:table-cell office:value-type="float" office:value="93862" calcext:value-type="float">
            <text:p>93862</text:p>
          </table:table-cell>
          <table:table-cell office:value-type="float" office:value="85665" calcext:value-type="float">
            <text:p>85665</text:p>
          </table:table-cell>
          <table:table-cell table:formula="of:=([.I616]-[.J616])*100/[.I616]" office:value-type="float" office:value="8.73303360252285" calcext:value-type="float">
            <text:p>8.7330336025</text:p>
          </table:table-cell>
          <table:table-cell table:formula="of:=IF([.I616]&gt;[.J616]; 1; 0)" office:value-type="float" office:value="1" calcext:value-type="float">
            <text:p>1</text:p>
          </table:table-cell>
          <table:table-cell office:value-type="float" office:value="223314" calcext:value-type="float">
            <text:p>223314</text:p>
          </table:table-cell>
          <table:table-cell office:value-type="float" office:value="227323" calcext:value-type="float">
            <text:p>227323</text:p>
          </table:table-cell>
          <table:table-cell table:formula="of:=([.M616]-[.N616])*100/[.M616]" office:value-type="float" office:value="-1.79523003483884" calcext:value-type="float">
            <text:p>-1.7952300348</text:p>
          </table:table-cell>
          <table:table-cell table:formula="of:=IF([.M616]&gt;[.N6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64" calcext:value-type="float">
            <text:p>117764</text:p>
          </table:table-cell>
          <table:table-cell office:value-type="float" office:value="93026" calcext:value-type="float">
            <text:p>93026</text:p>
          </table:table-cell>
          <table:table-cell table:formula="of:=([.A617]-[.B617])*100/[.A617]" office:value-type="float" office:value="21.0064196188988" calcext:value-type="float">
            <text:p>21.0064196189</text:p>
          </table:table-cell>
          <table:table-cell table:formula="of:=IF([.A617]&gt;[.B617]; 1; 0)" office:value-type="float" office:value="1" calcext:value-type="float">
            <text:p>1</text:p>
          </table:table-cell>
          <table:table-cell office:value-type="float" office:value="19168" calcext:value-type="float">
            <text:p>19168</text:p>
          </table:table-cell>
          <table:table-cell office:value-type="float" office:value="18688" calcext:value-type="float">
            <text:p>18688</text:p>
          </table:table-cell>
          <table:table-cell table:formula="of:=([.E617]-[.F617])*100/[.E617]" office:value-type="float" office:value="2.50417362270451" calcext:value-type="float">
            <text:p>2.5041736227</text:p>
          </table:table-cell>
          <table:table-cell table:formula="of:=IF([.E617]&gt;[.F617]; 1; 0)"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4293" calcext:value-type="float">
            <text:p>4293</text:p>
          </table:table-cell>
          <table:table-cell table:formula="of:=([.I617]-[.J617])*100/[.I617]" office:value-type="float" office:value="-86.7333623314485" calcext:value-type="float">
            <text:p>-86.7333623314</text:p>
          </table:table-cell>
          <table:table-cell table:formula="of:=IF([.I617]&gt;[.J617]; 1; 0)" office:value-type="float" office:value="0" calcext:value-type="float">
            <text:p>0</text:p>
          </table:table-cell>
          <table:table-cell office:value-type="float" office:value="8135" calcext:value-type="float">
            <text:p>8135</text:p>
          </table:table-cell>
          <table:table-cell office:value-type="float" office:value="7888" calcext:value-type="float">
            <text:p>7888</text:p>
          </table:table-cell>
          <table:table-cell table:formula="of:=([.M617]-[.N617])*100/[.M617]" office:value-type="float" office:value="3.03626306084819" calcext:value-type="float">
            <text:p>3.0362630608</text:p>
          </table:table-cell>
          <table:table-cell table:formula="of:=IF([.M617]&gt;[.N6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3108" calcext:value-type="float">
            <text:p>2433108</text:p>
          </table:table-cell>
          <table:table-cell office:value-type="float" office:value="2884871" calcext:value-type="float">
            <text:p>2884871</text:p>
          </table:table-cell>
          <table:table-cell table:formula="of:=([.A618]-[.B618])*100/[.A618]" office:value-type="float" office:value="-18.5673221246241" calcext:value-type="float">
            <text:p>-18.5673221246</text:p>
          </table:table-cell>
          <table:table-cell table:formula="of:=IF([.A618]&gt;[.B618]; 1; 0)" office:value-type="float" office:value="0" calcext:value-type="float">
            <text:p>0</text:p>
          </table:table-cell>
          <table:table-cell office:value-type="float" office:value="563912" calcext:value-type="float">
            <text:p>563912</text:p>
          </table:table-cell>
          <table:table-cell office:value-type="float" office:value="543382" calcext:value-type="float">
            <text:p>543382</text:p>
          </table:table-cell>
          <table:table-cell table:formula="of:=([.E618]-[.F618])*100/[.E618]" office:value-type="float" office:value="3.64063896494488" calcext:value-type="float">
            <text:p>3.6406389649</text:p>
          </table:table-cell>
          <table:table-cell table:formula="of:=IF([.E618]&gt;[.F618]; 1; 0)" office:value-type="float" office:value="1" calcext:value-type="float">
            <text:p>1</text:p>
          </table:table-cell>
          <table:table-cell office:value-type="float" office:value="91897" calcext:value-type="float">
            <text:p>91897</text:p>
          </table:table-cell>
          <table:table-cell office:value-type="float" office:value="83597" calcext:value-type="float">
            <text:p>83597</text:p>
          </table:table-cell>
          <table:table-cell table:formula="of:=([.I618]-[.J618])*100/[.I618]" office:value-type="float" office:value="9.03185087652481" calcext:value-type="float">
            <text:p>9.0318508765</text:p>
          </table:table-cell>
          <table:table-cell table:formula="of:=IF([.I618]&gt;[.J618]; 1; 0)" office:value-type="float" office:value="1" calcext:value-type="float">
            <text:p>1</text:p>
          </table:table-cell>
          <table:table-cell office:value-type="float" office:value="220261" calcext:value-type="float">
            <text:p>220261</text:p>
          </table:table-cell>
          <table:table-cell office:value-type="float" office:value="167928" calcext:value-type="float">
            <text:p>167928</text:p>
          </table:table-cell>
          <table:table-cell table:formula="of:=([.M618]-[.N618])*100/[.M618]" office:value-type="float" office:value="23.7595398186697" calcext:value-type="float">
            <text:p>23.7595398187</text:p>
          </table:table-cell>
          <table:table-cell table:formula="of:=IF([.M618]&gt;[.N6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65" calcext:value-type="float">
            <text:p>144465</text:p>
          </table:table-cell>
          <table:table-cell office:value-type="float" office:value="142566" calcext:value-type="float">
            <text:p>142566</text:p>
          </table:table-cell>
          <table:table-cell table:formula="of:=([.A619]-[.B619])*100/[.A619]" office:value-type="float" office:value="1.31450524348458" calcext:value-type="float">
            <text:p>1.3145052435</text:p>
          </table:table-cell>
          <table:table-cell table:formula="of:=IF([.A619]&gt;[.B619]; 1; 0)" office:value-type="float" office:value="1" calcext:value-type="float">
            <text:p>1</text:p>
          </table:table-cell>
          <table:table-cell office:value-type="float" office:value="22674" calcext:value-type="float">
            <text:p>22674</text:p>
          </table:table-cell>
          <table:table-cell office:value-type="float" office:value="22175" calcext:value-type="float">
            <text:p>22175</text:p>
          </table:table-cell>
          <table:table-cell table:formula="of:=([.E619]-[.F619])*100/[.E619]" office:value-type="float" office:value="2.20075857810708" calcext:value-type="float">
            <text:p>2.2007585781</text:p>
          </table:table-cell>
          <table:table-cell table:formula="of:=IF([.E619]&gt;[.F619]; 1; 0)" office:value-type="float" office:value="1" calcext:value-type="float">
            <text:p>1</text:p>
          </table:table-cell>
          <table:table-cell office:value-type="float" office:value="2755" calcext:value-type="float">
            <text:p>2755</text:p>
          </table:table-cell>
          <table:table-cell office:value-type="float" office:value="2725" calcext:value-type="float">
            <text:p>2725</text:p>
          </table:table-cell>
          <table:table-cell table:formula="of:=([.I619]-[.J619])*100/[.I619]" office:value-type="float" office:value="1.08892921960073" calcext:value-type="float">
            <text:p>1.0889292196</text:p>
          </table:table-cell>
          <table:table-cell table:formula="of:=IF([.I619]&gt;[.J619]; 1; 0)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  <table:table-cell office:value-type="float" office:value="9248" calcext:value-type="float">
            <text:p>9248</text:p>
          </table:table-cell>
          <table:table-cell table:formula="of:=([.M619]-[.N619])*100/[.M619]" office:value-type="float" office:value="3.81695267810712" calcext:value-type="float">
            <text:p>3.8169526781</text:p>
          </table:table-cell>
          <table:table-cell table:formula="of:=IF([.M619]&gt;[.N6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4459" calcext:value-type="float">
            <text:p>2994459</text:p>
          </table:table-cell>
          <table:table-cell office:value-type="float" office:value="2437573" calcext:value-type="float">
            <text:p>2437573</text:p>
          </table:table-cell>
          <table:table-cell table:formula="of:=([.A620]-[.B620])*100/[.A620]" office:value-type="float" office:value="18.5972157241091" calcext:value-type="float">
            <text:p>18.5972157241</text:p>
          </table:table-cell>
          <table:table-cell table:formula="of:=IF([.A620]&gt;[.B620]; 1; 0)" office:value-type="float" office:value="1" calcext:value-type="float">
            <text:p>1</text:p>
          </table:table-cell>
          <table:table-cell office:value-type="float" office:value="564832" calcext:value-type="float">
            <text:p>564832</text:p>
          </table:table-cell>
          <table:table-cell office:value-type="float" office:value="546169" calcext:value-type="float">
            <text:p>546169</text:p>
          </table:table-cell>
          <table:table-cell table:formula="of:=([.E620]-[.F620])*100/[.E620]" office:value-type="float" office:value="3.30416831907541" calcext:value-type="float">
            <text:p>3.3041683191</text:p>
          </table:table-cell>
          <table:table-cell table:formula="of:=IF([.E620]&gt;[.F620]; 1; 0)" office:value-type="float" office:value="1" calcext:value-type="float">
            <text:p>1</text:p>
          </table:table-cell>
          <table:table-cell office:value-type="float" office:value="93951" calcext:value-type="float">
            <text:p>93951</text:p>
          </table:table-cell>
          <table:table-cell office:value-type="float" office:value="85178" calcext:value-type="float">
            <text:p>85178</text:p>
          </table:table-cell>
          <table:table-cell table:formula="of:=([.I620]-[.J620])*100/[.I620]" office:value-type="float" office:value="9.33784632414769" calcext:value-type="float">
            <text:p>9.3378463241</text:p>
          </table:table-cell>
          <table:table-cell table:formula="of:=IF([.I620]&gt;[.J620]; 1; 0)" office:value-type="float" office:value="1" calcext:value-type="float">
            <text:p>1</text:p>
          </table:table-cell>
          <table:table-cell office:value-type="float" office:value="220671" calcext:value-type="float">
            <text:p>220671</text:p>
          </table:table-cell>
          <table:table-cell office:value-type="float" office:value="196252" calcext:value-type="float">
            <text:p>196252</text:p>
          </table:table-cell>
          <table:table-cell table:formula="of:=([.M620]-[.N620])*100/[.M620]" office:value-type="float" office:value="11.065794780465" calcext:value-type="float">
            <text:p>11.0657947805</text:p>
          </table:table-cell>
          <table:table-cell table:formula="of:=IF([.M620]&gt;[.N6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03" calcext:value-type="float">
            <text:p>174003</text:p>
          </table:table-cell>
          <table:table-cell office:value-type="float" office:value="175702" calcext:value-type="float">
            <text:p>175702</text:p>
          </table:table-cell>
          <table:table-cell table:formula="of:=([.A621]-[.B621])*100/[.A621]" office:value-type="float" office:value="-0.976419946782527" calcext:value-type="float">
            <text:p>-0.9764199468</text:p>
          </table:table-cell>
          <table:table-cell table:formula="of:=IF([.A621]&gt;[.B621]; 1; 0)" office:value-type="float" office:value="0" calcext:value-type="float">
            <text:p>0</text:p>
          </table:table-cell>
          <table:table-cell office:value-type="float" office:value="28234" calcext:value-type="float">
            <text:p>28234</text:p>
          </table:table-cell>
          <table:table-cell office:value-type="float" office:value="25665" calcext:value-type="float">
            <text:p>25665</text:p>
          </table:table-cell>
          <table:table-cell table:formula="of:=([.E621]-[.F621])*100/[.E621]" office:value-type="float" office:value="9.09895870227386" calcext:value-type="float">
            <text:p>9.0989587023</text:p>
          </table:table-cell>
          <table:table-cell table:formula="of:=IF([.E621]&gt;[.F621]; 1; 0)" office:value-type="float" office:value="1" calcext:value-type="float">
            <text:p>1</text:p>
          </table:table-cell>
          <table:table-cell office:value-type="float" office:value="3218" calcext:value-type="float">
            <text:p>3218</text:p>
          </table:table-cell>
          <table:table-cell office:value-type="float" office:value="3209" calcext:value-type="float">
            <text:p>3209</text:p>
          </table:table-cell>
          <table:table-cell table:formula="of:=([.I621]-[.J621])*100/[.I621]" office:value-type="float" office:value="0.279676817899316" calcext:value-type="float">
            <text:p>0.2796768179</text:p>
          </table:table-cell>
          <table:table-cell table:formula="of:=IF([.I621]&gt;[.J621]; 1; 0)" office:value-type="float" office:value="1" calcext:value-type="float">
            <text:p>1</text:p>
          </table:table-cell>
          <table:table-cell office:value-type="float" office:value="8918" calcext:value-type="float">
            <text:p>8918</text:p>
          </table:table-cell>
          <table:table-cell office:value-type="float" office:value="8648" calcext:value-type="float">
            <text:p>8648</text:p>
          </table:table-cell>
          <table:table-cell table:formula="of:=([.M621]-[.N621])*100/[.M621]" office:value-type="float" office:value="3.02758466023772" calcext:value-type="float">
            <text:p>3.0275846602</text:p>
          </table:table-cell>
          <table:table-cell table:formula="of:=IF([.M621]&gt;[.N6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4052" calcext:value-type="float">
            <text:p>2774052</text:p>
          </table:table-cell>
          <table:table-cell office:value-type="float" office:value="2616270" calcext:value-type="float">
            <text:p>2616270</text:p>
          </table:table-cell>
          <table:table-cell table:formula="of:=([.A622]-[.B622])*100/[.A622]" office:value-type="float" office:value="5.68778090677464" calcext:value-type="float">
            <text:p>5.6877809068</text:p>
          </table:table-cell>
          <table:table-cell table:formula="of:=IF([.A622]&gt;[.B622]; 1; 0)" office:value-type="float" office:value="1" calcext:value-type="float">
            <text:p>1</text:p>
          </table:table-cell>
          <table:table-cell office:value-type="float" office:value="562739" calcext:value-type="float">
            <text:p>562739</text:p>
          </table:table-cell>
          <table:table-cell office:value-type="float" office:value="542781" calcext:value-type="float">
            <text:p>542781</text:p>
          </table:table-cell>
          <table:table-cell table:formula="of:=([.E622]-[.F622])*100/[.E622]" office:value-type="float" office:value="3.54658198560967" calcext:value-type="float">
            <text:p>3.5465819856</text:p>
          </table:table-cell>
          <table:table-cell table:formula="of:=IF([.E622]&gt;[.F622]; 1; 0)" office:value-type="float" office:value="1" calcext:value-type="float">
            <text:p>1</text:p>
          </table:table-cell>
          <table:table-cell office:value-type="float" office:value="91955" calcext:value-type="float">
            <text:p>91955</text:p>
          </table:table-cell>
          <table:table-cell office:value-type="float" office:value="84957" calcext:value-type="float">
            <text:p>84957</text:p>
          </table:table-cell>
          <table:table-cell table:formula="of:=([.I622]-[.J622])*100/[.I622]" office:value-type="float" office:value="7.610244141156" calcext:value-type="float">
            <text:p>7.6102441412</text:p>
          </table:table-cell>
          <table:table-cell table:formula="of:=IF([.I622]&gt;[.J622]; 1; 0)" office:value-type="float" office:value="1" calcext:value-type="float">
            <text:p>1</text:p>
          </table:table-cell>
          <table:table-cell office:value-type="float" office:value="194452" calcext:value-type="float">
            <text:p>194452</text:p>
          </table:table-cell>
          <table:table-cell office:value-type="float" office:value="209233" calcext:value-type="float">
            <text:p>209233</text:p>
          </table:table-cell>
          <table:table-cell table:formula="of:=([.M622]-[.N622])*100/[.M622]" office:value-type="float" office:value="-7.60136177565672" calcext:value-type="float">
            <text:p>-7.6013617757</text:p>
          </table:table-cell>
          <table:table-cell table:formula="of:=IF([.M622]&gt;[.N6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58" calcext:value-type="float">
            <text:p>204258</text:p>
          </table:table-cell>
          <table:table-cell office:value-type="float" office:value="199119" calcext:value-type="float">
            <text:p>199119</text:p>
          </table:table-cell>
          <table:table-cell table:formula="of:=([.A623]-[.B623])*100/[.A623]" office:value-type="float" office:value="2.51593572834357" calcext:value-type="float">
            <text:p>2.5159357283</text:p>
          </table:table-cell>
          <table:table-cell table:formula="of:=IF([.A623]&gt;[.B623]; 1; 0)" office:value-type="float" office:value="1" calcext:value-type="float">
            <text:p>1</text:p>
          </table:table-cell>
          <table:table-cell office:value-type="float" office:value="31715" calcext:value-type="float">
            <text:p>31715</text:p>
          </table:table-cell>
          <table:table-cell office:value-type="float" office:value="32409" calcext:value-type="float">
            <text:p>32409</text:p>
          </table:table-cell>
          <table:table-cell table:formula="of:=([.E623]-[.F623])*100/[.E623]" office:value-type="float" office:value="-2.18823900362604" calcext:value-type="float">
            <text:p>-2.1882390036</text:p>
          </table:table-cell>
          <table:table-cell table:formula="of:=IF([.E623]&gt;[.F623]; 1; 0)"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3678" calcext:value-type="float">
            <text:p>3678</text:p>
          </table:table-cell>
          <table:table-cell table:formula="of:=([.I623]-[.J623])*100/[.I623]" office:value-type="float" office:value="35.0061848383107" calcext:value-type="float">
            <text:p>35.0061848383</text:p>
          </table:table-cell>
          <table:table-cell table:formula="of:=IF([.I623]&gt;[.J623]; 1; 0)" office:value-type="float" office:value="1" calcext:value-type="float">
            <text:p>1</text:p>
          </table:table-cell>
          <table:table-cell office:value-type="float" office:value="12424" calcext:value-type="float">
            <text:p>12424</text:p>
          </table:table-cell>
          <table:table-cell office:value-type="float" office:value="12057" calcext:value-type="float">
            <text:p>12057</text:p>
          </table:table-cell>
          <table:table-cell table:formula="of:=([.M623]-[.N623])*100/[.M623]" office:value-type="float" office:value="2.9539600772698" calcext:value-type="float">
            <text:p>2.9539600773</text:p>
          </table:table-cell>
          <table:table-cell table:formula="of:=IF([.M623]&gt;[.N6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4952" calcext:value-type="float">
            <text:p>2984952</text:p>
          </table:table-cell>
          <table:table-cell office:value-type="float" office:value="2494305" calcext:value-type="float">
            <text:p>2494305</text:p>
          </table:table-cell>
          <table:table-cell table:formula="of:=([.A624]-[.B624])*100/[.A624]" office:value-type="float" office:value="16.4373497463276" calcext:value-type="float">
            <text:p>16.4373497463</text:p>
          </table:table-cell>
          <table:table-cell table:formula="of:=IF([.A624]&gt;[.B624]; 1; 0)" office:value-type="float" office:value="1" calcext:value-type="float">
            <text:p>1</text:p>
          </table:table-cell>
          <table:table-cell office:value-type="float" office:value="561534" calcext:value-type="float">
            <text:p>561534</text:p>
          </table:table-cell>
          <table:table-cell office:value-type="float" office:value="447642" calcext:value-type="float">
            <text:p>447642</text:p>
          </table:table-cell>
          <table:table-cell table:formula="of:=([.E624]-[.F624])*100/[.E624]" office:value-type="float" office:value="20.2822981333276" calcext:value-type="float">
            <text:p>20.2822981333</text:p>
          </table:table-cell>
          <table:table-cell table:formula="of:=IF([.E624]&gt;[.F624]; 1; 0)" office:value-type="float" office:value="1" calcext:value-type="float">
            <text:p>1</text:p>
          </table:table-cell>
          <table:table-cell office:value-type="float" office:value="93871" calcext:value-type="float">
            <text:p>93871</text:p>
          </table:table-cell>
          <table:table-cell office:value-type="float" office:value="84724" calcext:value-type="float">
            <text:p>84724</text:p>
          </table:table-cell>
          <table:table-cell table:formula="of:=([.I624]-[.J624])*100/[.I624]" office:value-type="float" office:value="9.74422345559331" calcext:value-type="float">
            <text:p>9.7442234556</text:p>
          </table:table-cell>
          <table:table-cell table:formula="of:=IF([.I624]&gt;[.J624]; 1; 0)" office:value-type="float" office:value="1" calcext:value-type="float">
            <text:p>1</text:p>
          </table:table-cell>
          <table:table-cell office:value-type="float" office:value="222820" calcext:value-type="float">
            <text:p>222820</text:p>
          </table:table-cell>
          <table:table-cell office:value-type="float" office:value="205718" calcext:value-type="float">
            <text:p>205718</text:p>
          </table:table-cell>
          <table:table-cell table:formula="of:=([.M624]-[.N624])*100/[.M624]" office:value-type="float" office:value="7.67525356790234" calcext:value-type="float">
            <text:p>7.6752535679</text:p>
          </table:table-cell>
          <table:table-cell table:formula="of:=IF([.M624]&gt;[.N6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885" calcext:value-type="float">
            <text:p>187885</text:p>
          </table:table-cell>
          <table:table-cell office:value-type="float" office:value="230735" calcext:value-type="float">
            <text:p>230735</text:p>
          </table:table-cell>
          <table:table-cell table:formula="of:=([.A625]-[.B625])*100/[.A625]" office:value-type="float" office:value="-22.8065039784975" calcext:value-type="float">
            <text:p>-22.8065039785</text:p>
          </table:table-cell>
          <table:table-cell table:formula="of:=IF([.A625]&gt;[.B625]; 1; 0)" office:value-type="float" office:value="0" calcext:value-type="float">
            <text:p>0</text:p>
          </table:table-cell>
          <table:table-cell office:value-type="float" office:value="29286" calcext:value-type="float">
            <text:p>29286</text:p>
          </table:table-cell>
          <table:table-cell office:value-type="float" office:value="28772" calcext:value-type="float">
            <text:p>28772</text:p>
          </table:table-cell>
          <table:table-cell table:formula="of:=([.E625]-[.F625])*100/[.E625]" office:value-type="float" office:value="1.75510482824558" calcext:value-type="float">
            <text:p>1.7551048282</text:p>
          </table:table-cell>
          <table:table-cell table:formula="of:=IF([.E625]&gt;[.F625]; 1; 0)"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6178" calcext:value-type="float">
            <text:p>6178</text:p>
          </table:table-cell>
          <table:table-cell table:formula="of:=([.I625]-[.J625])*100/[.I625]" office:value-type="float" office:value="-49.8423478049964" calcext:value-type="float">
            <text:p>-49.842347805</text:p>
          </table:table-cell>
          <table:table-cell table:formula="of:=IF([.I625]&gt;[.J625]; 1; 0)" office:value-type="float" office:value="0" calcext:value-type="float">
            <text:p>0</text:p>
          </table:table-cell>
          <table:table-cell office:value-type="float" office:value="15884" calcext:value-type="float">
            <text:p>15884</text:p>
          </table:table-cell>
          <table:table-cell office:value-type="float" office:value="13434" calcext:value-type="float">
            <text:p>13434</text:p>
          </table:table-cell>
          <table:table-cell table:formula="of:=([.M625]-[.N625])*100/[.M625]" office:value-type="float" office:value="15.4243263661546" calcext:value-type="float">
            <text:p>15.4243263662</text:p>
          </table:table-cell>
          <table:table-cell table:formula="of:=IF([.M625]&gt;[.N6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2955" calcext:value-type="float">
            <text:p>2992955</text:p>
          </table:table-cell>
          <table:table-cell office:value-type="float" office:value="2447062" calcext:value-type="float">
            <text:p>2447062</text:p>
          </table:table-cell>
          <table:table-cell table:formula="of:=([.A626]-[.B626])*100/[.A626]" office:value-type="float" office:value="18.2392652077963" calcext:value-type="float">
            <text:p>18.2392652078</text:p>
          </table:table-cell>
          <table:table-cell table:formula="of:=IF([.A626]&gt;[.B626]; 1; 0)" office:value-type="float" office:value="1" calcext:value-type="float">
            <text:p>1</text:p>
          </table:table-cell>
          <table:table-cell office:value-type="float" office:value="465204" calcext:value-type="float">
            <text:p>465204</text:p>
          </table:table-cell>
          <table:table-cell office:value-type="float" office:value="440331" calcext:value-type="float">
            <text:p>440331</text:p>
          </table:table-cell>
          <table:table-cell table:formula="of:=([.E626]-[.F626])*100/[.E626]" office:value-type="float" office:value="5.34668661490443" calcext:value-type="float">
            <text:p>5.3466866149</text:p>
          </table:table-cell>
          <table:table-cell table:formula="of:=IF([.E626]&gt;[.F626]; 1; 0)" office:value-type="float" office:value="1" calcext:value-type="float">
            <text:p>1</text:p>
          </table:table-cell>
          <table:table-cell office:value-type="float" office:value="94327" calcext:value-type="float">
            <text:p>94327</text:p>
          </table:table-cell>
          <table:table-cell office:value-type="float" office:value="84604" calcext:value-type="float">
            <text:p>84604</text:p>
          </table:table-cell>
          <table:table-cell table:formula="of:=([.I626]-[.J626])*100/[.I626]" office:value-type="float" office:value="10.307759178178" calcext:value-type="float">
            <text:p>10.3077591782</text:p>
          </table:table-cell>
          <table:table-cell table:formula="of:=IF([.I626]&gt;[.J626]; 1; 0)" office:value-type="float" office:value="1" calcext:value-type="float">
            <text:p>1</text:p>
          </table:table-cell>
          <table:table-cell office:value-type="float" office:value="222771" calcext:value-type="float">
            <text:p>222771</text:p>
          </table:table-cell>
          <table:table-cell office:value-type="float" office:value="205562" calcext:value-type="float">
            <text:p>205562</text:p>
          </table:table-cell>
          <table:table-cell table:formula="of:=([.M626]-[.N626])*100/[.M626]" office:value-type="float" office:value="7.72497317873511" calcext:value-type="float">
            <text:p>7.7249731787</text:p>
          </table:table-cell>
          <table:table-cell table:formula="of:=IF([.M626]&gt;[.N6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67" calcext:value-type="float">
            <text:p>211067</text:p>
          </table:table-cell>
          <table:table-cell office:value-type="float" office:value="208193" calcext:value-type="float">
            <text:p>208193</text:p>
          </table:table-cell>
          <table:table-cell table:formula="of:=([.A627]-[.B627])*100/[.A627]" office:value-type="float" office:value="1.36165293485007" calcext:value-type="float">
            <text:p>1.3616529349</text:p>
          </table:table-cell>
          <table:table-cell table:formula="of:=IF([.A627]&gt;[.B627]; 1; 0)" office:value-type="float" office:value="1" calcext:value-type="float">
            <text:p>1</text:p>
          </table:table-cell>
          <table:table-cell office:value-type="float" office:value="40943" calcext:value-type="float">
            <text:p>40943</text:p>
          </table:table-cell>
          <table:table-cell office:value-type="float" office:value="40396" calcext:value-type="float">
            <text:p>40396</text:p>
          </table:table-cell>
          <table:table-cell table:formula="of:=([.E627]-[.F627])*100/[.E627]" office:value-type="float" office:value="1.33600371247832" calcext:value-type="float">
            <text:p>1.3360037125</text:p>
          </table:table-cell>
          <table:table-cell table:formula="of:=IF([.E627]&gt;[.F627]; 1; 0)" office:value-type="float" office:value="1" calcext:value-type="float">
            <text:p>1</text:p>
          </table:table-cell>
          <table:table-cell office:value-type="float" office:value="4552" calcext:value-type="float">
            <text:p>4552</text:p>
          </table:table-cell>
          <table:table-cell office:value-type="float" office:value="6650" calcext:value-type="float">
            <text:p>6650</text:p>
          </table:table-cell>
          <table:table-cell table:formula="of:=([.I627]-[.J627])*100/[.I627]" office:value-type="float" office:value="-46.0896309314587" calcext:value-type="float">
            <text:p>-46.0896309315</text:p>
          </table:table-cell>
          <table:table-cell table:formula="of:=IF([.I627]&gt;[.J627]; 1; 0)" office:value-type="float" office:value="0" calcext:value-type="float">
            <text:p>0</text:p>
          </table:table-cell>
          <table:table-cell office:value-type="float" office:value="17281" calcext:value-type="float">
            <text:p>17281</text:p>
          </table:table-cell>
          <table:table-cell office:value-type="float" office:value="14816" calcext:value-type="float">
            <text:p>14816</text:p>
          </table:table-cell>
          <table:table-cell table:formula="of:=([.M627]-[.N627])*100/[.M627]" office:value-type="float" office:value="14.2642208205544" calcext:value-type="float">
            <text:p>14.2642208206</text:p>
          </table:table-cell>
          <table:table-cell table:formula="of:=IF([.M627]&gt;[.N6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1761" calcext:value-type="float">
            <text:p>2501761</text:p>
          </table:table-cell>
          <table:table-cell office:value-type="float" office:value="2983943" calcext:value-type="float">
            <text:p>2983943</text:p>
          </table:table-cell>
          <table:table-cell table:formula="of:=([.A628]-[.B628])*100/[.A628]" office:value-type="float" office:value="-19.2737036031819" calcext:value-type="float">
            <text:p>-19.2737036032</text:p>
          </table:table-cell>
          <table:table-cell table:formula="of:=IF([.A628]&gt;[.B628]; 1; 0)" office:value-type="float" office:value="0" calcext:value-type="float">
            <text:p>0</text:p>
          </table:table-cell>
          <table:table-cell office:value-type="float" office:value="565572" calcext:value-type="float">
            <text:p>565572</text:p>
          </table:table-cell>
          <table:table-cell office:value-type="float" office:value="540023" calcext:value-type="float">
            <text:p>540023</text:p>
          </table:table-cell>
          <table:table-cell table:formula="of:=([.E628]-[.F628])*100/[.E628]" office:value-type="float" office:value="4.51737356163318" calcext:value-type="float">
            <text:p>4.5173735616</text:p>
          </table:table-cell>
          <table:table-cell table:formula="of:=IF([.E628]&gt;[.F628]; 1; 0)" office:value-type="float" office:value="1" calcext:value-type="float">
            <text:p>1</text:p>
          </table:table-cell>
          <table:table-cell office:value-type="float" office:value="91955" calcext:value-type="float">
            <text:p>91955</text:p>
          </table:table-cell>
          <table:table-cell office:value-type="float" office:value="82430" calcext:value-type="float">
            <text:p>82430</text:p>
          </table:table-cell>
          <table:table-cell table:formula="of:=([.I628]-[.J628])*100/[.I628]" office:value-type="float" office:value="10.3583274427709" calcext:value-type="float">
            <text:p>10.3583274428</text:p>
          </table:table-cell>
          <table:table-cell table:formula="of:=IF([.I628]&gt;[.J628]; 1; 0)" office:value-type="float" office:value="1" calcext:value-type="float">
            <text:p>1</text:p>
          </table:table-cell>
          <table:table-cell office:value-type="float" office:value="222590" calcext:value-type="float">
            <text:p>222590</text:p>
          </table:table-cell>
          <table:table-cell office:value-type="float" office:value="204947" calcext:value-type="float">
            <text:p>204947</text:p>
          </table:table-cell>
          <table:table-cell table:formula="of:=([.M628]-[.N628])*100/[.M628]" office:value-type="float" office:value="7.92623208589784" calcext:value-type="float">
            <text:p>7.9262320859</text:p>
          </table:table-cell>
          <table:table-cell table:formula="of:=IF([.M628]&gt;[.N6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297" calcext:value-type="float">
            <text:p>288297</text:p>
          </table:table-cell>
          <table:table-cell office:value-type="float" office:value="284184" calcext:value-type="float">
            <text:p>284184</text:p>
          </table:table-cell>
          <table:table-cell table:formula="of:=([.A629]-[.B629])*100/[.A629]" office:value-type="float" office:value="1.42665376330659" calcext:value-type="float">
            <text:p>1.4266537633</text:p>
          </table:table-cell>
          <table:table-cell table:formula="of:=IF([.A629]&gt;[.B629]; 1; 0)" office:value-type="float" office:value="1" calcext:value-type="float">
            <text:p>1</text:p>
          </table:table-cell>
          <table:table-cell office:value-type="float" office:value="46450" calcext:value-type="float">
            <text:p>46450</text:p>
          </table:table-cell>
          <table:table-cell office:value-type="float" office:value="43887" calcext:value-type="float">
            <text:p>43887</text:p>
          </table:table-cell>
          <table:table-cell table:formula="of:=([.E629]-[.F629])*100/[.E629]" office:value-type="float" office:value="5.51776103336921" calcext:value-type="float">
            <text:p>5.5177610334</text:p>
          </table:table-cell>
          <table:table-cell table:formula="of:=IF([.E629]&gt;[.F629]; 1; 0)" office:value-type="float" office:value="1" calcext:value-type="float">
            <text:p>1</text:p>
          </table:table-cell>
          <table:table-cell office:value-type="float" office:value="7065" calcext:value-type="float">
            <text:p>7065</text:p>
          </table:table-cell>
          <table:table-cell office:value-type="float" office:value="7137" calcext:value-type="float">
            <text:p>7137</text:p>
          </table:table-cell>
          <table:table-cell table:formula="of:=([.I629]-[.J629])*100/[.I629]" office:value-type="float" office:value="-1.01910828025478" calcext:value-type="float">
            <text:p>-1.0191082803</text:p>
          </table:table-cell>
          <table:table-cell table:formula="of:=IF([.I629]&gt;[.J629]; 1; 0)" office:value-type="float" office:value="0" calcext:value-type="float">
            <text:p>0</text:p>
          </table:table-cell>
          <table:table-cell office:value-type="float" office:value="18617" calcext:value-type="float">
            <text:p>18617</text:p>
          </table:table-cell>
          <table:table-cell office:value-type="float" office:value="18231" calcext:value-type="float">
            <text:p>18231</text:p>
          </table:table-cell>
          <table:table-cell table:formula="of:=([.M629]-[.N629])*100/[.M629]" office:value-type="float" office:value="2.07337379814148" calcext:value-type="float">
            <text:p>2.0733737981</text:p>
          </table:table-cell>
          <table:table-cell table:formula="of:=IF([.M629]&gt;[.N6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4639" calcext:value-type="float">
            <text:p>2794639</text:p>
          </table:table-cell>
          <table:table-cell office:value-type="float" office:value="2414732" calcext:value-type="float">
            <text:p>2414732</text:p>
          </table:table-cell>
          <table:table-cell table:formula="of:=([.A630]-[.B630])*100/[.A630]" office:value-type="float" office:value="13.594135056442" calcext:value-type="float">
            <text:p>13.5941350564</text:p>
          </table:table-cell>
          <table:table-cell table:formula="of:=IF([.A630]&gt;[.B630]; 1; 0)" office:value-type="float" office:value="1" calcext:value-type="float">
            <text:p>1</text:p>
          </table:table-cell>
          <table:table-cell office:value-type="float" office:value="565523" calcext:value-type="float">
            <text:p>565523</text:p>
          </table:table-cell>
          <table:table-cell office:value-type="float" office:value="538131" calcext:value-type="float">
            <text:p>538131</text:p>
          </table:table-cell>
          <table:table-cell table:formula="of:=([.E630]-[.F630])*100/[.E630]" office:value-type="float" office:value="4.84365799445823" calcext:value-type="float">
            <text:p>4.8436579945</text:p>
          </table:table-cell>
          <table:table-cell table:formula="of:=IF([.E630]&gt;[.F630]; 1; 0)" office:value-type="float" office:value="1" calcext:value-type="float">
            <text:p>1</text:p>
          </table:table-cell>
          <table:table-cell office:value-type="float" office:value="92293" calcext:value-type="float">
            <text:p>92293</text:p>
          </table:table-cell>
          <table:table-cell office:value-type="float" office:value="84435" calcext:value-type="float">
            <text:p>84435</text:p>
          </table:table-cell>
          <table:table-cell table:formula="of:=([.I630]-[.J630])*100/[.I630]" office:value-type="float" office:value="8.51418850833758" calcext:value-type="float">
            <text:p>8.5141885083</text:p>
          </table:table-cell>
          <table:table-cell table:formula="of:=IF([.I630]&gt;[.J630]; 1; 0)" office:value-type="float" office:value="1" calcext:value-type="float">
            <text:p>1</text:p>
          </table:table-cell>
          <table:table-cell office:value-type="float" office:value="220123" calcext:value-type="float">
            <text:p>220123</text:p>
          </table:table-cell>
          <table:table-cell office:value-type="float" office:value="204579" calcext:value-type="float">
            <text:p>204579</text:p>
          </table:table-cell>
          <table:table-cell table:formula="of:=([.M630]-[.N630])*100/[.M630]" office:value-type="float" office:value="7.06150652135397" calcext:value-type="float">
            <text:p>7.0615065214</text:p>
          </table:table-cell>
          <table:table-cell table:formula="of:=IF([.M630]&gt;[.N6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291" calcext:value-type="float">
            <text:p>322291</text:p>
          </table:table-cell>
          <table:table-cell office:value-type="float" office:value="317985" calcext:value-type="float">
            <text:p>317985</text:p>
          </table:table-cell>
          <table:table-cell table:formula="of:=([.A631]-[.B631])*100/[.A631]" office:value-type="float" office:value="1.3360596479579" calcext:value-type="float">
            <text:p>1.336059648</text:p>
          </table:table-cell>
          <table:table-cell table:formula="of:=IF([.A631]&gt;[.B631]; 1; 0)" office:value-type="float" office:value="1" calcext:value-type="float">
            <text:p>1</text:p>
          </table:table-cell>
          <table:table-cell office:value-type="float" office:value="48211" calcext:value-type="float">
            <text:p>48211</text:p>
          </table:table-cell>
          <table:table-cell office:value-type="float" office:value="47927" calcext:value-type="float">
            <text:p>47927</text:p>
          </table:table-cell>
          <table:table-cell table:formula="of:=([.E631]-[.F631])*100/[.E631]" office:value-type="float" office:value="0.589077181556077" calcext:value-type="float">
            <text:p>0.5890771816</text:p>
          </table:table-cell>
          <table:table-cell table:formula="of:=IF([.E631]&gt;[.F631]; 1; 0)" office:value-type="float" office:value="1" calcext:value-type="float">
            <text:p>1</text:p>
          </table:table-cell>
          <table:table-cell office:value-type="float" office:value="7541" calcext:value-type="float">
            <text:p>7541</text:p>
          </table:table-cell>
          <table:table-cell office:value-type="float" office:value="7600" calcext:value-type="float">
            <text:p>7600</text:p>
          </table:table-cell>
          <table:table-cell table:formula="of:=([.I631]-[.J631])*100/[.I631]" office:value-type="float" office:value="-0.782389603500862" calcext:value-type="float">
            <text:p>-0.7823896035</text:p>
          </table:table-cell>
          <table:table-cell table:formula="of:=IF([.I631]&gt;[.J631]; 1; 0)" office:value-type="float" office:value="0" calcext:value-type="float">
            <text:p>0</text:p>
          </table:table-cell>
          <table:table-cell office:value-type="float" office:value="20165" calcext:value-type="float">
            <text:p>20165</text:p>
          </table:table-cell>
          <table:table-cell office:value-type="float" office:value="19675" calcext:value-type="float">
            <text:p>19675</text:p>
          </table:table-cell>
          <table:table-cell table:formula="of:=([.M631]-[.N631])*100/[.M631]" office:value-type="float" office:value="2.42995288866849" calcext:value-type="float">
            <text:p>2.4299528887</text:p>
          </table:table-cell>
          <table:table-cell table:formula="of:=IF([.M631]&gt;[.N6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7271" calcext:value-type="float">
            <text:p>2937271</text:p>
          </table:table-cell>
          <table:table-cell office:value-type="float" office:value="2409237" calcext:value-type="float">
            <text:p>2409237</text:p>
          </table:table-cell>
          <table:table-cell table:formula="of:=([.A632]-[.B632])*100/[.A632]" office:value-type="float" office:value="17.9770269750391" calcext:value-type="float">
            <text:p>17.977026975</text:p>
          </table:table-cell>
          <table:table-cell table:formula="of:=IF([.A632]&gt;[.B632]; 1; 0)" office:value-type="float" office:value="1" calcext:value-type="float">
            <text:p>1</text:p>
          </table:table-cell>
          <table:table-cell office:value-type="float" office:value="564973" calcext:value-type="float">
            <text:p>564973</text:p>
          </table:table-cell>
          <table:table-cell office:value-type="float" office:value="513050" calcext:value-type="float">
            <text:p>513050</text:p>
          </table:table-cell>
          <table:table-cell table:formula="of:=([.E632]-[.F632])*100/[.E632]" office:value-type="float" office:value="9.19035068932498" calcext:value-type="float">
            <text:p>9.1903506893</text:p>
          </table:table-cell>
          <table:table-cell table:formula="of:=IF([.E632]&gt;[.F632]; 1; 0)" office:value-type="float" office:value="1" calcext:value-type="float">
            <text:p>1</text:p>
          </table:table-cell>
          <table:table-cell office:value-type="float" office:value="91859" calcext:value-type="float">
            <text:p>91859</text:p>
          </table:table-cell>
          <table:table-cell office:value-type="float" office:value="83526" calcext:value-type="float">
            <text:p>83526</text:p>
          </table:table-cell>
          <table:table-cell table:formula="of:=([.I632]-[.J632])*100/[.I632]" office:value-type="float" office:value="9.07151177347892" calcext:value-type="float">
            <text:p>9.0715117735</text:p>
          </table:table-cell>
          <table:table-cell table:formula="of:=IF([.I632]&gt;[.J632]; 1; 0)" office:value-type="float" office:value="1" calcext:value-type="float">
            <text:p>1</text:p>
          </table:table-cell>
          <table:table-cell office:value-type="float" office:value="222466" calcext:value-type="float">
            <text:p>222466</text:p>
          </table:table-cell>
          <table:table-cell office:value-type="float" office:value="204967" calcext:value-type="float">
            <text:p>204967</text:p>
          </table:table-cell>
          <table:table-cell table:formula="of:=([.M632]-[.N632])*100/[.M632]" office:value-type="float" office:value="7.86592108457023" calcext:value-type="float">
            <text:p>7.8659210846</text:p>
          </table:table-cell>
          <table:table-cell table:formula="of:=IF([.M632]&gt;[.N6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712" calcext:value-type="float">
            <text:p>284712</text:p>
          </table:table-cell>
          <table:table-cell office:value-type="float" office:value="281443" calcext:value-type="float">
            <text:p>281443</text:p>
          </table:table-cell>
          <table:table-cell table:formula="of:=([.A633]-[.B633])*100/[.A633]" office:value-type="float" office:value="1.14817780774959" calcext:value-type="float">
            <text:p>1.1481778077</text:p>
          </table:table-cell>
          <table:table-cell table:formula="of:=IF([.A633]&gt;[.B633]; 1; 0)" office:value-type="float" office:value="1" calcext:value-type="float">
            <text:p>1</text:p>
          </table:table-cell>
          <table:table-cell office:value-type="float" office:value="43991" calcext:value-type="float">
            <text:p>43991</text:p>
          </table:table-cell>
          <table:table-cell office:value-type="float" office:value="43708" calcext:value-type="float">
            <text:p>43708</text:p>
          </table:table-cell>
          <table:table-cell table:formula="of:=([.E633]-[.F633])*100/[.E633]" office:value-type="float" office:value="0.643313405014662" calcext:value-type="float">
            <text:p>0.643313405</text:p>
          </table:table-cell>
          <table:table-cell table:formula="of:=IF([.E633]&gt;[.F633]; 1; 0)" office:value-type="float" office:value="1" calcext:value-type="float">
            <text:p>1</text:p>
          </table:table-cell>
          <table:table-cell office:value-type="float" office:value="7962" calcext:value-type="float">
            <text:p>7962</text:p>
          </table:table-cell>
          <table:table-cell office:value-type="float" office:value="8090" calcext:value-type="float">
            <text:p>8090</text:p>
          </table:table-cell>
          <table:table-cell table:formula="of:=([.I633]-[.J633])*100/[.I633]" office:value-type="float" office:value="-1.60763627229339" calcext:value-type="float">
            <text:p>-1.6076362723</text:p>
          </table:table-cell>
          <table:table-cell table:formula="of:=IF([.I633]&gt;[.J633]; 1; 0)" office:value-type="float" office:value="0" calcext:value-type="float">
            <text:p>0</text:p>
          </table:table-cell>
          <table:table-cell office:value-type="float" office:value="21522" calcext:value-type="float">
            <text:p>21522</text:p>
          </table:table-cell>
          <table:table-cell office:value-type="float" office:value="21114" calcext:value-type="float">
            <text:p>21114</text:p>
          </table:table-cell>
          <table:table-cell table:formula="of:=([.M633]-[.N633])*100/[.M633]" office:value-type="float" office:value="1.8957345971564" calcext:value-type="float">
            <text:p>1.8957345972</text:p>
          </table:table-cell>
          <table:table-cell table:formula="of:=IF([.M633]&gt;[.N6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4910" calcext:value-type="float">
            <text:p>2594910</text:p>
          </table:table-cell>
          <table:table-cell office:value-type="float" office:value="2980450" calcext:value-type="float">
            <text:p>2980450</text:p>
          </table:table-cell>
          <table:table-cell table:formula="of:=([.A634]-[.B634])*100/[.A634]" office:value-type="float" office:value="-14.8575480459823" calcext:value-type="float">
            <text:p>-14.857548046</text:p>
          </table:table-cell>
          <table:table-cell table:formula="of:=IF([.A634]&gt;[.B634]; 1; 0)" office:value-type="float" office:value="0" calcext:value-type="float">
            <text:p>0</text:p>
          </table:table-cell>
          <table:table-cell office:value-type="float" office:value="513210" calcext:value-type="float">
            <text:p>513210</text:p>
          </table:table-cell>
          <table:table-cell office:value-type="float" office:value="444057" calcext:value-type="float">
            <text:p>444057</text:p>
          </table:table-cell>
          <table:table-cell table:formula="of:=([.E634]-[.F634])*100/[.E634]" office:value-type="float" office:value="13.4746010405097" calcext:value-type="float">
            <text:p>13.4746010405</text:p>
          </table:table-cell>
          <table:table-cell table:formula="of:=IF([.E634]&gt;[.F634]; 1; 0)" office:value-type="float" office:value="1" calcext:value-type="float">
            <text:p>1</text:p>
          </table:table-cell>
          <table:table-cell office:value-type="float" office:value="91889" calcext:value-type="float">
            <text:p>91889</text:p>
          </table:table-cell>
          <table:table-cell office:value-type="float" office:value="83589" calcext:value-type="float">
            <text:p>83589</text:p>
          </table:table-cell>
          <table:table-cell table:formula="of:=([.I634]-[.J634])*100/[.I634]" office:value-type="float" office:value="9.03263720358258" calcext:value-type="float">
            <text:p>9.0326372036</text:p>
          </table:table-cell>
          <table:table-cell table:formula="of:=IF([.I634]&gt;[.J634]; 1; 0)" office:value-type="float" office:value="1" calcext:value-type="float">
            <text:p>1</text:p>
          </table:table-cell>
          <table:table-cell office:value-type="float" office:value="222283" calcext:value-type="float">
            <text:p>222283</text:p>
          </table:table-cell>
          <table:table-cell office:value-type="float" office:value="205561" calcext:value-type="float">
            <text:p>205561</text:p>
          </table:table-cell>
          <table:table-cell table:formula="of:=([.M634]-[.N634])*100/[.M634]" office:value-type="float" office:value="7.52284250257555" calcext:value-type="float">
            <text:p>7.5228425026</text:p>
          </table:table-cell>
          <table:table-cell table:formula="of:=IF([.M634]&gt;[.N6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508" calcext:value-type="float">
            <text:p>377508</text:p>
          </table:table-cell>
          <table:table-cell office:value-type="float" office:value="375651" calcext:value-type="float">
            <text:p>375651</text:p>
          </table:table-cell>
          <table:table-cell table:formula="of:=([.A635]-[.B635])*100/[.A635]" office:value-type="float" office:value="0.491910105216313" calcext:value-type="float">
            <text:p>0.4919101052</text:p>
          </table:table-cell>
          <table:table-cell table:formula="of:=IF([.A635]&gt;[.B635]; 1; 0)" office:value-type="float" office:value="1" calcext:value-type="float">
            <text:p>1</text:p>
          </table:table-cell>
          <table:table-cell office:value-type="float" office:value="57672" calcext:value-type="float">
            <text:p>57672</text:p>
          </table:table-cell>
          <table:table-cell office:value-type="float" office:value="59513" calcext:value-type="float">
            <text:p>59513</text:p>
          </table:table-cell>
          <table:table-cell table:formula="of:=([.E635]-[.F635])*100/[.E635]" office:value-type="float" office:value="-3.19219031765848" calcext:value-type="float">
            <text:p>-3.1921903177</text:p>
          </table:table-cell>
          <table:table-cell table:formula="of:=IF([.E635]&gt;[.F635]; 1; 0)" office:value-type="float" office:value="0" calcext:value-type="float">
            <text:p>0</text:p>
          </table:table-cell>
          <table:table-cell office:value-type="float" office:value="6397" calcext:value-type="float">
            <text:p>6397</text:p>
          </table:table-cell>
          <table:table-cell office:value-type="float" office:value="8556" calcext:value-type="float">
            <text:p>8556</text:p>
          </table:table-cell>
          <table:table-cell table:formula="of:=([.I635]-[.J635])*100/[.I635]" office:value-type="float" office:value="-33.7501954040957" calcext:value-type="float">
            <text:p>-33.7501954041</text:p>
          </table:table-cell>
          <table:table-cell table:formula="of:=IF([.I635]&gt;[.J635]; 1; 0)" office:value-type="float" office:value="0" calcext:value-type="float">
            <text:p>0</text:p>
          </table:table-cell>
          <table:table-cell office:value-type="float" office:value="22839" calcext:value-type="float">
            <text:p>22839</text:p>
          </table:table-cell>
          <table:table-cell office:value-type="float" office:value="22430" calcext:value-type="float">
            <text:p>22430</text:p>
          </table:table-cell>
          <table:table-cell table:formula="of:=([.M635]-[.N635])*100/[.M635]" office:value-type="float" office:value="1.79079644467796" calcext:value-type="float">
            <text:p>1.7907964447</text:p>
          </table:table-cell>
          <table:table-cell table:formula="of:=IF([.M635]&gt;[.N6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2874" calcext:value-type="float">
            <text:p>2762874</text:p>
          </table:table-cell>
          <table:table-cell office:value-type="float" office:value="2898224" calcext:value-type="float">
            <text:p>2898224</text:p>
          </table:table-cell>
          <table:table-cell table:formula="of:=([.A636]-[.B636])*100/[.A636]" office:value-type="float" office:value="-4.89888427774846" calcext:value-type="float">
            <text:p>-4.8988842777</text:p>
          </table:table-cell>
          <table:table-cell table:formula="of:=IF([.A636]&gt;[.B636]; 1; 0)" office:value-type="float" office:value="0" calcext:value-type="float">
            <text:p>0</text:p>
          </table:table-cell>
          <table:table-cell office:value-type="float" office:value="572708" calcext:value-type="float">
            <text:p>572708</text:p>
          </table:table-cell>
          <table:table-cell office:value-type="float" office:value="516265" calcext:value-type="float">
            <text:p>516265</text:p>
          </table:table-cell>
          <table:table-cell table:formula="of:=([.E636]-[.F636])*100/[.E636]" office:value-type="float" office:value="9.85545862813161" calcext:value-type="float">
            <text:p>9.8554586281</text:p>
          </table:table-cell>
          <table:table-cell table:formula="of:=IF([.E636]&gt;[.F636]; 1; 0)" office:value-type="float" office:value="1" calcext:value-type="float">
            <text:p>1</text:p>
          </table:table-cell>
          <table:table-cell office:value-type="float" office:value="91890" calcext:value-type="float">
            <text:p>91890</text:p>
          </table:table-cell>
          <table:table-cell office:value-type="float" office:value="83442" calcext:value-type="float">
            <text:p>83442</text:p>
          </table:table-cell>
          <table:table-cell table:formula="of:=([.I636]-[.J636])*100/[.I636]" office:value-type="float" office:value="9.19360104472739" calcext:value-type="float">
            <text:p>9.1936010447</text:p>
          </table:table-cell>
          <table:table-cell table:formula="of:=IF([.I636]&gt;[.J636]; 1; 0)" office:value-type="float" office:value="1" calcext:value-type="float">
            <text:p>1</text:p>
          </table:table-cell>
          <table:table-cell office:value-type="float" office:value="222199" calcext:value-type="float">
            <text:p>222199</text:p>
          </table:table-cell>
          <table:table-cell office:value-type="float" office:value="203885" calcext:value-type="float">
            <text:p>203885</text:p>
          </table:table-cell>
          <table:table-cell table:formula="of:=([.M636]-[.N636])*100/[.M636]" office:value-type="float" office:value="8.24216130585646" calcext:value-type="float">
            <text:p>8.2421613059</text:p>
          </table:table-cell>
          <table:table-cell table:formula="of:=IF([.M636]&gt;[.N6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997" calcext:value-type="float">
            <text:p>403997</text:p>
          </table:table-cell>
          <table:table-cell office:value-type="float" office:value="404217" calcext:value-type="float">
            <text:p>404217</text:p>
          </table:table-cell>
          <table:table-cell table:formula="of:=([.A637]-[.B637])*100/[.A637]" office:value-type="float" office:value="-0.0544558499196776" calcext:value-type="float">
            <text:p>-0.0544558499</text:p>
          </table:table-cell>
          <table:table-cell table:formula="of:=IF([.A637]&gt;[.B637]; 1; 0)" office:value-type="float" office:value="0" calcext:value-type="float">
            <text:p>0</text:p>
          </table:table-cell>
          <table:table-cell office:value-type="float" office:value="63560" calcext:value-type="float">
            <text:p>63560</text:p>
          </table:table-cell>
          <table:table-cell office:value-type="float" office:value="63180" calcext:value-type="float">
            <text:p>63180</text:p>
          </table:table-cell>
          <table:table-cell table:formula="of:=([.E637]-[.F637])*100/[.E637]" office:value-type="float" office:value="0.597860289490245" calcext:value-type="float">
            <text:p>0.5978602895</text:p>
          </table:table-cell>
          <table:table-cell table:formula="of:=IF([.E637]&gt;[.F637]; 1; 0)" office:value-type="float" office:value="1" calcext:value-type="float">
            <text:p>1</text:p>
          </table:table-cell>
          <table:table-cell office:value-type="float" office:value="8894" calcext:value-type="float">
            <text:p>8894</text:p>
          </table:table-cell>
          <table:table-cell office:value-type="float" office:value="9048" calcext:value-type="float">
            <text:p>9048</text:p>
          </table:table-cell>
          <table:table-cell table:formula="of:=([.I637]-[.J637])*100/[.I637]" office:value-type="float" office:value="-1.73150438497864" calcext:value-type="float">
            <text:p>-1.731504385</text:p>
          </table:table-cell>
          <table:table-cell table:formula="of:=IF([.I637]&gt;[.J637]; 1; 0)" office:value-type="float" office:value="0" calcext:value-type="float">
            <text:p>0</text:p>
          </table:table-cell>
          <table:table-cell office:value-type="float" office:value="26519" calcext:value-type="float">
            <text:p>26519</text:p>
          </table:table-cell>
          <table:table-cell office:value-type="float" office:value="23854" calcext:value-type="float">
            <text:p>23854</text:p>
          </table:table-cell>
          <table:table-cell table:formula="of:=([.M637]-[.N637])*100/[.M637]" office:value-type="float" office:value="10.0493985444398" calcext:value-type="float">
            <text:p>10.0493985444</text:p>
          </table:table-cell>
          <table:table-cell table:formula="of:=IF([.M637]&gt;[.N6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5429" calcext:value-type="float">
            <text:p>2515429</text:p>
          </table:table-cell>
          <table:table-cell office:value-type="float" office:value="2667848" calcext:value-type="float">
            <text:p>2667848</text:p>
          </table:table-cell>
          <table:table-cell table:formula="of:=([.A638]-[.B638])*100/[.A638]" office:value-type="float" office:value="-6.05936402895888" calcext:value-type="float">
            <text:p>-6.059364029</text:p>
          </table:table-cell>
          <table:table-cell table:formula="of:=IF([.A638]&gt;[.B638]; 1; 0)" office:value-type="float" office:value="0" calcext:value-type="float">
            <text:p>0</text:p>
          </table:table-cell>
          <table:table-cell office:value-type="float" office:value="477700" calcext:value-type="float">
            <text:p>477700</text:p>
          </table:table-cell>
          <table:table-cell office:value-type="float" office:value="533782" calcext:value-type="float">
            <text:p>533782</text:p>
          </table:table-cell>
          <table:table-cell table:formula="of:=([.E638]-[.F638])*100/[.E638]" office:value-type="float" office:value="-11.7400041867281" calcext:value-type="float">
            <text:p>-11.7400041867</text:p>
          </table:table-cell>
          <table:table-cell table:formula="of:=IF([.E638]&gt;[.F638]; 1; 0)" office:value-type="float" office:value="0" calcext:value-type="float">
            <text:p>0</text:p>
          </table:table-cell>
          <table:table-cell office:value-type="float" office:value="93958" calcext:value-type="float">
            <text:p>93958</text:p>
          </table:table-cell>
          <table:table-cell office:value-type="float" office:value="81114" calcext:value-type="float">
            <text:p>81114</text:p>
          </table:table-cell>
          <table:table-cell table:formula="of:=([.I638]-[.J638])*100/[.I638]" office:value-type="float" office:value="13.6699376317078" calcext:value-type="float">
            <text:p>13.6699376317</text:p>
          </table:table-cell>
          <table:table-cell table:formula="of:=IF([.I638]&gt;[.J638]; 1; 0)" office:value-type="float" office:value="1" calcext:value-type="float">
            <text:p>1</text:p>
          </table:table-cell>
          <table:table-cell office:value-type="float" office:value="222162" calcext:value-type="float">
            <text:p>222162</text:p>
          </table:table-cell>
          <table:table-cell office:value-type="float" office:value="203972" calcext:value-type="float">
            <text:p>203972</text:p>
          </table:table-cell>
          <table:table-cell table:formula="of:=([.M638]-[.N638])*100/[.M638]" office:value-type="float" office:value="8.18771887181426" calcext:value-type="float">
            <text:p>8.1877188718</text:p>
          </table:table-cell>
          <table:table-cell table:formula="of:=IF([.M638]&gt;[.N6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288" calcext:value-type="float">
            <text:p>435288</text:p>
          </table:table-cell>
          <table:table-cell office:value-type="float" office:value="433928" calcext:value-type="float">
            <text:p>433928</text:p>
          </table:table-cell>
          <table:table-cell table:formula="of:=([.A639]-[.B639])*100/[.A639]" office:value-type="float" office:value="0.312436823436437" calcext:value-type="float">
            <text:p>0.3124368234</text:p>
          </table:table-cell>
          <table:table-cell table:formula="of:=IF([.A639]&gt;[.B639]; 1; 0)" office:value-type="float" office:value="1" calcext:value-type="float">
            <text:p>1</text:p>
          </table:table-cell>
          <table:table-cell office:value-type="float" office:value="69304" calcext:value-type="float">
            <text:p>69304</text:p>
          </table:table-cell>
          <table:table-cell office:value-type="float" office:value="70265" calcext:value-type="float">
            <text:p>70265</text:p>
          </table:table-cell>
          <table:table-cell table:formula="of:=([.E639]-[.F639])*100/[.E639]" office:value-type="float" office:value="-1.38664434953249" calcext:value-type="float">
            <text:p>-1.3866443495</text:p>
          </table:table-cell>
          <table:table-cell table:formula="of:=IF([.E639]&gt;[.F639]; 1; 0)" office:value-type="float" office:value="0" calcext:value-type="float">
            <text:p>0</text:p>
          </table:table-cell>
          <table:table-cell office:value-type="float" office:value="9295" calcext:value-type="float">
            <text:p>9295</text:p>
          </table:table-cell>
          <table:table-cell office:value-type="float" office:value="9494" calcext:value-type="float">
            <text:p>9494</text:p>
          </table:table-cell>
          <table:table-cell table:formula="of:=([.I639]-[.J639])*100/[.I639]" office:value-type="float" office:value="-2.14093598708983" calcext:value-type="float">
            <text:p>-2.1409359871</text:p>
          </table:table-cell>
          <table:table-cell table:formula="of:=IF([.I639]&gt;[.J639]; 1; 0)" office:value-type="float" office:value="0" calcext:value-type="float">
            <text:p>0</text:p>
          </table:table-cell>
          <table:table-cell office:value-type="float" office:value="25793" calcext:value-type="float">
            <text:p>25793</text:p>
          </table:table-cell>
          <table:table-cell office:value-type="float" office:value="27213" calcext:value-type="float">
            <text:p>27213</text:p>
          </table:table-cell>
          <table:table-cell table:formula="of:=([.M639]-[.N639])*100/[.M639]" office:value-type="float" office:value="-5.50536967394254" calcext:value-type="float">
            <text:p>-5.5053696739</text:p>
          </table:table-cell>
          <table:table-cell table:formula="of:=IF([.M639]&gt;[.N6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804" calcext:value-type="float">
            <text:p>2546804</text:p>
          </table:table-cell>
          <table:table-cell office:value-type="float" office:value="2409054" calcext:value-type="float">
            <text:p>2409054</text:p>
          </table:table-cell>
          <table:table-cell table:formula="of:=([.A640]-[.B640])*100/[.A640]" office:value-type="float" office:value="5.40873973811883" calcext:value-type="float">
            <text:p>5.4087397381</text:p>
          </table:table-cell>
          <table:table-cell table:formula="of:=IF([.A640]&gt;[.B640]; 1; 0)" office:value-type="float" office:value="1" calcext:value-type="float">
            <text:p>1</text:p>
          </table:table-cell>
          <table:table-cell office:value-type="float" office:value="565041" calcext:value-type="float">
            <text:p>565041</text:p>
          </table:table-cell>
          <table:table-cell office:value-type="float" office:value="534815" calcext:value-type="float">
            <text:p>534815</text:p>
          </table:table-cell>
          <table:table-cell table:formula="of:=([.E640]-[.F640])*100/[.E640]" office:value-type="float" office:value="5.34934633062026" calcext:value-type="float">
            <text:p>5.3493463306</text:p>
          </table:table-cell>
          <table:table-cell table:formula="of:=IF([.E640]&gt;[.F640]; 1; 0)" office:value-type="float" office:value="1" calcext:value-type="float">
            <text:p>1</text:p>
          </table:table-cell>
          <table:table-cell office:value-type="float" office:value="94017" calcext:value-type="float">
            <text:p>94017</text:p>
          </table:table-cell>
          <table:table-cell office:value-type="float" office:value="83078" calcext:value-type="float">
            <text:p>83078</text:p>
          </table:table-cell>
          <table:table-cell table:formula="of:=([.I640]-[.J640])*100/[.I640]" office:value-type="float" office:value="11.635129816948" calcext:value-type="float">
            <text:p>11.6351298169</text:p>
          </table:table-cell>
          <table:table-cell table:formula="of:=IF([.I640]&gt;[.J640]; 1; 0)" office:value-type="float" office:value="1" calcext:value-type="float">
            <text:p>1</text:p>
          </table:table-cell>
          <table:table-cell office:value-type="float" office:value="179619" calcext:value-type="float">
            <text:p>179619</text:p>
          </table:table-cell>
          <table:table-cell office:value-type="float" office:value="164742" calcext:value-type="float">
            <text:p>164742</text:p>
          </table:table-cell>
          <table:table-cell table:formula="of:=([.M640]-[.N640])*100/[.M640]" office:value-type="float" office:value="8.28253135804119" calcext:value-type="float">
            <text:p>8.282531358</text:p>
          </table:table-cell>
          <table:table-cell table:formula="of:=IF([.M640]&gt;[.N6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952" calcext:value-type="float">
            <text:p>379952</text:p>
          </table:table-cell>
          <table:table-cell office:value-type="float" office:value="382745" calcext:value-type="float">
            <text:p>382745</text:p>
          </table:table-cell>
          <table:table-cell table:formula="of:=([.A641]-[.B641])*100/[.A641]" office:value-type="float" office:value="-0.735092853834169" calcext:value-type="float">
            <text:p>-0.7350928538</text:p>
          </table:table-cell>
          <table:table-cell table:formula="of:=IF([.A641]&gt;[.B641]; 1; 0)" office:value-type="float" office:value="0" calcext:value-type="float">
            <text:p>0</text:p>
          </table:table-cell>
          <table:table-cell office:value-type="float" office:value="73088" calcext:value-type="float">
            <text:p>73088</text:p>
          </table:table-cell>
          <table:table-cell office:value-type="float" office:value="72859" calcext:value-type="float">
            <text:p>72859</text:p>
          </table:table-cell>
          <table:table-cell table:formula="of:=([.E641]-[.F641])*100/[.E641]" office:value-type="float" office:value="0.313320928196147" calcext:value-type="float">
            <text:p>0.3133209282</text:p>
          </table:table-cell>
          <table:table-cell table:formula="of:=IF([.E641]&gt;[.F641]; 1; 0)" office:value-type="float" office:value="1" calcext:value-type="float">
            <text:p>1</text:p>
          </table:table-cell>
          <table:table-cell office:value-type="float" office:value="9817" calcext:value-type="float">
            <text:p>9817</text:p>
          </table:table-cell>
          <table:table-cell office:value-type="float" office:value="7951" calcext:value-type="float">
            <text:p>7951</text:p>
          </table:table-cell>
          <table:table-cell table:formula="of:=([.I641]-[.J641])*100/[.I641]" office:value-type="float" office:value="19.007843536722" calcext:value-type="float">
            <text:p>19.0078435367</text:p>
          </table:table-cell>
          <table:table-cell table:formula="of:=IF([.I641]&gt;[.J641]; 1; 0)" office:value-type="float" office:value="1" calcext:value-type="float">
            <text:p>1</text:p>
          </table:table-cell>
          <table:table-cell office:value-type="float" office:value="27212" calcext:value-type="float">
            <text:p>27212</text:p>
          </table:table-cell>
          <table:table-cell office:value-type="float" office:value="26621" calcext:value-type="float">
            <text:p>26621</text:p>
          </table:table-cell>
          <table:table-cell table:formula="of:=([.M641]-[.N641])*100/[.M641]" office:value-type="float" office:value="2.17183595472586" calcext:value-type="float">
            <text:p>2.1718359547</text:p>
          </table:table-cell>
          <table:table-cell table:formula="of:=IF([.M641]&gt;[.N6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8777" calcext:value-type="float">
            <text:p>2888777</text:p>
          </table:table-cell>
          <table:table-cell office:value-type="float" office:value="2419872" calcext:value-type="float">
            <text:p>2419872</text:p>
          </table:table-cell>
          <table:table-cell table:formula="of:=([.A642]-[.B642])*100/[.A642]" office:value-type="float" office:value="16.2319555992034" calcext:value-type="float">
            <text:p>16.2319555992</text:p>
          </table:table-cell>
          <table:table-cell table:formula="of:=IF([.A642]&gt;[.B642]; 1; 0)" office:value-type="float" office:value="1" calcext:value-type="float">
            <text:p>1</text:p>
          </table:table-cell>
          <table:table-cell office:value-type="float" office:value="563111" calcext:value-type="float">
            <text:p>563111</text:p>
          </table:table-cell>
          <table:table-cell office:value-type="float" office:value="539347" calcext:value-type="float">
            <text:p>539347</text:p>
          </table:table-cell>
          <table:table-cell table:formula="of:=([.E642]-[.F642])*100/[.E642]" office:value-type="float" office:value="4.22012711525792" calcext:value-type="float">
            <text:p>4.2201271153</text:p>
          </table:table-cell>
          <table:table-cell table:formula="of:=IF([.E642]&gt;[.F642]; 1; 0)" office:value-type="float" office:value="1" calcext:value-type="float">
            <text:p>1</text:p>
          </table:table-cell>
          <table:table-cell office:value-type="float" office:value="92025" calcext:value-type="float">
            <text:p>92025</text:p>
          </table:table-cell>
          <table:table-cell office:value-type="float" office:value="82821" calcext:value-type="float">
            <text:p>82821</text:p>
          </table:table-cell>
          <table:table-cell table:formula="of:=([.I642]-[.J642])*100/[.I642]" office:value-type="float" office:value="10.00162999185" calcext:value-type="float">
            <text:p>10.0016299919</text:p>
          </table:table-cell>
          <table:table-cell table:formula="of:=IF([.I642]&gt;[.J642]; 1; 0)" office:value-type="float" office:value="1" calcext:value-type="float">
            <text:p>1</text:p>
          </table:table-cell>
          <table:table-cell office:value-type="float" office:value="216254" calcext:value-type="float">
            <text:p>216254</text:p>
          </table:table-cell>
          <table:table-cell office:value-type="float" office:value="202981" calcext:value-type="float">
            <text:p>202981</text:p>
          </table:table-cell>
          <table:table-cell table:formula="of:=([.M642]-[.N642])*100/[.M642]" office:value-type="float" office:value="6.13768993868322" calcext:value-type="float">
            <text:p>6.1376899387</text:p>
          </table:table-cell>
          <table:table-cell table:formula="of:=IF([.M642]&gt;[.N6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938" calcext:value-type="float">
            <text:p>402938</text:p>
          </table:table-cell>
          <table:table-cell office:value-type="float" office:value="403002" calcext:value-type="float">
            <text:p>403002</text:p>
          </table:table-cell>
          <table:table-cell table:formula="of:=([.A643]-[.B643])*100/[.A643]" office:value-type="float" office:value="-0.015883336890539" calcext:value-type="float">
            <text:p>-0.0158833369</text:p>
          </table:table-cell>
          <table:table-cell table:formula="of:=IF([.A643]&gt;[.B643]; 1; 0)" office:value-type="float" office:value="0" calcext:value-type="float">
            <text:p>0</text:p>
          </table:table-cell>
          <table:table-cell office:value-type="float" office:value="77103" calcext:value-type="float">
            <text:p>77103</text:p>
          </table:table-cell>
          <table:table-cell office:value-type="float" office:value="78612" calcext:value-type="float">
            <text:p>78612</text:p>
          </table:table-cell>
          <table:table-cell table:formula="of:=([.E643]-[.F643])*100/[.E643]" office:value-type="float" office:value="-1.95712229096144" calcext:value-type="float">
            <text:p>-1.957122291</text:p>
          </table:table-cell>
          <table:table-cell table:formula="of:=IF([.E643]&gt;[.F643]; 1; 0)"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10433" calcext:value-type="float">
            <text:p>10433</text:p>
          </table:table-cell>
          <table:table-cell table:formula="of:=([.I643]-[.J643])*100/[.I643]" office:value-type="float" office:value="-2.13411649534998" calcext:value-type="float">
            <text:p>-2.1341164953</text:p>
          </table:table-cell>
          <table:table-cell table:formula="of:=IF([.I643]&gt;[.J643]; 1; 0)" office:value-type="float" office:value="0" calcext:value-type="float">
            <text:p>0</text:p>
          </table:table-cell>
          <table:table-cell office:value-type="float" office:value="30635" calcext:value-type="float">
            <text:p>30635</text:p>
          </table:table-cell>
          <table:table-cell office:value-type="float" office:value="30007" calcext:value-type="float">
            <text:p>30007</text:p>
          </table:table-cell>
          <table:table-cell table:formula="of:=([.M643]-[.N643])*100/[.M643]" office:value-type="float" office:value="2.04994287579566" calcext:value-type="float">
            <text:p>2.0499428758</text:p>
          </table:table-cell>
          <table:table-cell table:formula="of:=IF([.M643]&gt;[.N6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571" calcext:value-type="float">
            <text:p>2430571</text:p>
          </table:table-cell>
          <table:table-cell office:value-type="float" office:value="2748407" calcext:value-type="float">
            <text:p>2748407</text:p>
          </table:table-cell>
          <table:table-cell table:formula="of:=([.A644]-[.B644])*100/[.A644]" office:value-type="float" office:value="-13.076598050417" calcext:value-type="float">
            <text:p>-13.0765980504</text:p>
          </table:table-cell>
          <table:table-cell table:formula="of:=IF([.A644]&gt;[.B644]; 1; 0)" office:value-type="float" office:value="0" calcext:value-type="float">
            <text:p>0</text:p>
          </table:table-cell>
          <table:table-cell office:value-type="float" office:value="563152" calcext:value-type="float">
            <text:p>563152</text:p>
          </table:table-cell>
          <table:table-cell office:value-type="float" office:value="479672" calcext:value-type="float">
            <text:p>479672</text:p>
          </table:table-cell>
          <table:table-cell table:formula="of:=([.E644]-[.F644])*100/[.E644]" office:value-type="float" office:value="14.8237065659005" calcext:value-type="float">
            <text:p>14.8237065659</text:p>
          </table:table-cell>
          <table:table-cell table:formula="of:=IF([.E644]&gt;[.F644]; 1; 0)" office:value-type="float" office:value="1" calcext:value-type="float">
            <text:p>1</text:p>
          </table:table-cell>
          <table:table-cell office:value-type="float" office:value="94003" calcext:value-type="float">
            <text:p>94003</text:p>
          </table:table-cell>
          <table:table-cell office:value-type="float" office:value="80447" calcext:value-type="float">
            <text:p>80447</text:p>
          </table:table-cell>
          <table:table-cell table:formula="of:=([.I644]-[.J644])*100/[.I644]" office:value-type="float" office:value="14.4208163569248" calcext:value-type="float">
            <text:p>14.4208163569</text:p>
          </table:table-cell>
          <table:table-cell table:formula="of:=IF([.I644]&gt;[.J644]; 1; 0)" office:value-type="float" office:value="1" calcext:value-type="float">
            <text:p>1</text:p>
          </table:table-cell>
          <table:table-cell office:value-type="float" office:value="221054" calcext:value-type="float">
            <text:p>221054</text:p>
          </table:table-cell>
          <table:table-cell office:value-type="float" office:value="202779" calcext:value-type="float">
            <text:p>202779</text:p>
          </table:table-cell>
          <table:table-cell table:formula="of:=([.M644]-[.N644])*100/[.M644]" office:value-type="float" office:value="8.26721072679074" calcext:value-type="float">
            <text:p>8.2672107268</text:p>
          </table:table-cell>
          <table:table-cell table:formula="of:=IF([.M644]&gt;[.N6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091" calcext:value-type="float">
            <text:p>423091</text:p>
          </table:table-cell>
          <table:table-cell office:value-type="float" office:value="424144" calcext:value-type="float">
            <text:p>424144</text:p>
          </table:table-cell>
          <table:table-cell table:formula="of:=([.A645]-[.B645])*100/[.A645]" office:value-type="float" office:value="-0.248882628087102" calcext:value-type="float">
            <text:p>-0.2488826281</text:p>
          </table:table-cell>
          <table:table-cell table:formula="of:=IF([.A645]&gt;[.B645]; 1; 0)" office:value-type="float" office:value="0" calcext:value-type="float">
            <text:p>0</text:p>
          </table:table-cell>
          <table:table-cell office:value-type="float" office:value="66382" calcext:value-type="float">
            <text:p>66382</text:p>
          </table:table-cell>
          <table:table-cell office:value-type="float" office:value="66203" calcext:value-type="float">
            <text:p>66203</text:p>
          </table:table-cell>
          <table:table-cell table:formula="of:=([.E645]-[.F645])*100/[.E645]" office:value-type="float" office:value="0.269651411527221" calcext:value-type="float">
            <text:p>0.2696514115</text:p>
          </table:table-cell>
          <table:table-cell table:formula="of:=IF([.E645]&gt;[.F645]; 1; 0)" office:value-type="float" office:value="1" calcext:value-type="float">
            <text:p>1</text:p>
          </table:table-cell>
          <table:table-cell office:value-type="float" office:value="10651" calcext:value-type="float">
            <text:p>10651</text:p>
          </table:table-cell>
          <table:table-cell office:value-type="float" office:value="10906" calcext:value-type="float">
            <text:p>10906</text:p>
          </table:table-cell>
          <table:table-cell table:formula="of:=([.I645]-[.J645])*100/[.I645]" office:value-type="float" office:value="-2.39414139517416" calcext:value-type="float">
            <text:p>-2.3941413952</text:p>
          </table:table-cell>
          <table:table-cell table:formula="of:=IF([.I645]&gt;[.J645]; 1; 0)" office:value-type="float" office:value="0" calcext:value-type="float">
            <text:p>0</text:p>
          </table:table-cell>
          <table:table-cell office:value-type="float" office:value="32079" calcext:value-type="float">
            <text:p>32079</text:p>
          </table:table-cell>
          <table:table-cell office:value-type="float" office:value="31455" calcext:value-type="float">
            <text:p>31455</text:p>
          </table:table-cell>
          <table:table-cell table:formula="of:=([.M645]-[.N645])*100/[.M645]" office:value-type="float" office:value="1.94519779294866" calcext:value-type="float">
            <text:p>1.9451977929</text:p>
          </table:table-cell>
          <table:table-cell table:formula="of:=IF([.M645]&gt;[.N6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714" calcext:value-type="float">
            <text:p>2631714</text:p>
          </table:table-cell>
          <table:table-cell office:value-type="float" office:value="2658358" calcext:value-type="float">
            <text:p>2658358</text:p>
          </table:table-cell>
          <table:table-cell table:formula="of:=([.A646]-[.B646])*100/[.A646]" office:value-type="float" office:value="-1.01242004260341" calcext:value-type="float">
            <text:p>-1.0124200426</text:p>
          </table:table-cell>
          <table:table-cell table:formula="of:=IF([.A646]&gt;[.B646]; 1; 0)" office:value-type="float" office:value="0" calcext:value-type="float">
            <text:p>0</text:p>
          </table:table-cell>
          <table:table-cell office:value-type="float" office:value="456985" calcext:value-type="float">
            <text:p>456985</text:p>
          </table:table-cell>
          <table:table-cell office:value-type="float" office:value="433974" calcext:value-type="float">
            <text:p>433974</text:p>
          </table:table-cell>
          <table:table-cell table:formula="of:=([.E646]-[.F646])*100/[.E646]" office:value-type="float" office:value="5.03539503484797" calcext:value-type="float">
            <text:p>5.0353950348</text:p>
          </table:table-cell>
          <table:table-cell table:formula="of:=IF([.E646]&gt;[.F646]; 1; 0)" office:value-type="float" office:value="1" calcext:value-type="float">
            <text:p>1</text:p>
          </table:table-cell>
          <table:table-cell office:value-type="float" office:value="93885" calcext:value-type="float">
            <text:p>93885</text:p>
          </table:table-cell>
          <table:table-cell office:value-type="float" office:value="82297" calcext:value-type="float">
            <text:p>82297</text:p>
          </table:table-cell>
          <table:table-cell table:formula="of:=([.I646]-[.J646])*100/[.I646]" office:value-type="float" office:value="12.34275975928" calcext:value-type="float">
            <text:p>12.3427597593</text:p>
          </table:table-cell>
          <table:table-cell table:formula="of:=IF([.I646]&gt;[.J646]; 1; 0)" office:value-type="float" office:value="1" calcext:value-type="float">
            <text:p>1</text:p>
          </table:table-cell>
          <table:table-cell office:value-type="float" office:value="222410" calcext:value-type="float">
            <text:p>222410</text:p>
          </table:table-cell>
          <table:table-cell office:value-type="float" office:value="194685" calcext:value-type="float">
            <text:p>194685</text:p>
          </table:table-cell>
          <table:table-cell table:formula="of:=([.M646]-[.N646])*100/[.M646]" office:value-type="float" office:value="12.4657164695832" calcext:value-type="float">
            <text:p>12.4657164696</text:p>
          </table:table-cell>
          <table:table-cell table:formula="of:=IF([.M646]&gt;[.N6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074" calcext:value-type="float">
            <text:p>448074</text:p>
          </table:table-cell>
          <table:table-cell office:value-type="float" office:value="448114" calcext:value-type="float">
            <text:p>448114</text:p>
          </table:table-cell>
          <table:table-cell table:formula="of:=([.A647]-[.B647])*100/[.A647]" office:value-type="float" office:value="-0.00892709686346452" calcext:value-type="float">
            <text:p>-0.0089270969</text:p>
          </table:table-cell>
          <table:table-cell table:formula="of:=IF([.A647]&gt;[.B647]; 1; 0)" office:value-type="float" office:value="0" calcext:value-type="float">
            <text:p>0</text:p>
          </table:table-cell>
          <table:table-cell office:value-type="float" office:value="71184" calcext:value-type="float">
            <text:p>71184</text:p>
          </table:table-cell>
          <table:table-cell office:value-type="float" office:value="86606" calcext:value-type="float">
            <text:p>86606</text:p>
          </table:table-cell>
          <table:table-cell table:formula="of:=([.E647]-[.F647])*100/[.E647]" office:value-type="float" office:value="-21.6649808945831" calcext:value-type="float">
            <text:p>-21.6649808946</text:p>
          </table:table-cell>
          <table:table-cell table:formula="of:=IF([.E647]&gt;[.F647]; 1; 0)" office:value-type="float" office:value="0" calcext:value-type="float">
            <text:p>0</text:p>
          </table:table-cell>
          <table:table-cell office:value-type="float" office:value="11188" calcext:value-type="float">
            <text:p>11188</text:p>
          </table:table-cell>
          <table:table-cell office:value-type="float" office:value="9417" calcext:value-type="float">
            <text:p>9417</text:p>
          </table:table-cell>
          <table:table-cell table:formula="of:=([.I647]-[.J647])*100/[.I647]" office:value-type="float" office:value="15.8294601358599" calcext:value-type="float">
            <text:p>15.8294601359</text:p>
          </table:table-cell>
          <table:table-cell table:formula="of:=IF([.I647]&gt;[.J647]; 1; 0)" office:value-type="float" office:value="1" calcext:value-type="float">
            <text:p>1</text:p>
          </table:table-cell>
          <table:table-cell office:value-type="float" office:value="27304" calcext:value-type="float">
            <text:p>27304</text:p>
          </table:table-cell>
          <table:table-cell office:value-type="float" office:value="32750" calcext:value-type="float">
            <text:p>32750</text:p>
          </table:table-cell>
          <table:table-cell table:formula="of:=([.M647]-[.N647])*100/[.M647]" office:value-type="float" office:value="-19.9457954878406" calcext:value-type="float">
            <text:p>-19.9457954878</text:p>
          </table:table-cell>
          <table:table-cell table:formula="of:=IF([.M647]&gt;[.N6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018" calcext:value-type="float">
            <text:p>2493018</text:p>
          </table:table-cell>
          <table:table-cell office:value-type="float" office:value="2836894" calcext:value-type="float">
            <text:p>2836894</text:p>
          </table:table-cell>
          <table:table-cell table:formula="of:=([.A648]-[.B648])*100/[.A648]" office:value-type="float" office:value="-13.7935626618019" calcext:value-type="float">
            <text:p>-13.7935626618</text:p>
          </table:table-cell>
          <table:table-cell table:formula="of:=IF([.A648]&gt;[.B648]; 1; 0)" office:value-type="float" office:value="0" calcext:value-type="float">
            <text:p>0</text:p>
          </table:table-cell>
          <table:table-cell office:value-type="float" office:value="566742" calcext:value-type="float">
            <text:p>566742</text:p>
          </table:table-cell>
          <table:table-cell office:value-type="float" office:value="440616" calcext:value-type="float">
            <text:p>440616</text:p>
          </table:table-cell>
          <table:table-cell table:formula="of:=([.E648]-[.F648])*100/[.E648]" office:value-type="float" office:value="22.2545708629323" calcext:value-type="float">
            <text:p>22.2545708629</text:p>
          </table:table-cell>
          <table:table-cell table:formula="of:=IF([.E648]&gt;[.F648]; 1; 0)" office:value-type="float" office:value="1" calcext:value-type="float">
            <text:p>1</text:p>
          </table:table-cell>
          <table:table-cell office:value-type="float" office:value="93977" calcext:value-type="float">
            <text:p>93977</text:p>
          </table:table-cell>
          <table:table-cell office:value-type="float" office:value="80074" calcext:value-type="float">
            <text:p>80074</text:p>
          </table:table-cell>
          <table:table-cell table:formula="of:=([.I648]-[.J648])*100/[.I648]" office:value-type="float" office:value="14.7940453515222" calcext:value-type="float">
            <text:p>14.7940453515</text:p>
          </table:table-cell>
          <table:table-cell table:formula="of:=IF([.I648]&gt;[.J648]; 1; 0)" office:value-type="float" office:value="1" calcext:value-type="float">
            <text:p>1</text:p>
          </table:table-cell>
          <table:table-cell office:value-type="float" office:value="222148" calcext:value-type="float">
            <text:p>222148</text:p>
          </table:table-cell>
          <table:table-cell office:value-type="float" office:value="199946" calcext:value-type="float">
            <text:p>199946</text:p>
          </table:table-cell>
          <table:table-cell table:formula="of:=([.M648]-[.N648])*100/[.M648]" office:value-type="float" office:value="9.99423807551722" calcext:value-type="float">
            <text:p>9.9942380755</text:p>
          </table:table-cell>
          <table:table-cell table:formula="of:=IF([.M648]&gt;[.N6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724" calcext:value-type="float">
            <text:p>493724</text:p>
          </table:table-cell>
          <table:table-cell office:value-type="float" office:value="584004" calcext:value-type="float">
            <text:p>584004</text:p>
          </table:table-cell>
          <table:table-cell table:formula="of:=([.A649]-[.B649])*100/[.A649]" office:value-type="float" office:value="-18.2855198450956" calcext:value-type="float">
            <text:p>-18.2855198451</text:p>
          </table:table-cell>
          <table:table-cell table:formula="of:=IF([.A649]&gt;[.B649]; 1; 0)" office:value-type="float" office:value="0" calcext:value-type="float">
            <text:p>0</text:p>
          </table:table-cell>
          <table:table-cell office:value-type="float" office:value="74307" calcext:value-type="float">
            <text:p>74307</text:p>
          </table:table-cell>
          <table:table-cell office:value-type="float" office:value="73780" calcext:value-type="float">
            <text:p>73780</text:p>
          </table:table-cell>
          <table:table-cell table:formula="of:=([.E649]-[.F649])*100/[.E649]" office:value-type="float" office:value="0.709219858156028" calcext:value-type="float">
            <text:p>0.7092198582</text:p>
          </table:table-cell>
          <table:table-cell table:formula="of:=IF([.E649]&gt;[.F649]; 1; 0)" office:value-type="float" office:value="1" calcext:value-type="float">
            <text:p>1</text:p>
          </table:table-cell>
          <table:table-cell office:value-type="float" office:value="11588" calcext:value-type="float">
            <text:p>11588</text:p>
          </table:table-cell>
          <table:table-cell office:value-type="float" office:value="13881" calcext:value-type="float">
            <text:p>13881</text:p>
          </table:table-cell>
          <table:table-cell table:formula="of:=([.I649]-[.J649])*100/[.I649]" office:value-type="float" office:value="-19.7877114256127" calcext:value-type="float">
            <text:p>-19.7877114256</text:p>
          </table:table-cell>
          <table:table-cell table:formula="of:=IF([.I649]&gt;[.J649]; 1; 0)" office:value-type="float" office:value="0" calcext:value-type="float">
            <text:p>0</text:p>
          </table:table-cell>
          <table:table-cell office:value-type="float" office:value="36966" calcext:value-type="float">
            <text:p>36966</text:p>
          </table:table-cell>
          <table:table-cell office:value-type="float" office:value="34208" calcext:value-type="float">
            <text:p>34208</text:p>
          </table:table-cell>
          <table:table-cell table:formula="of:=([.M649]-[.N649])*100/[.M649]" office:value-type="float" office:value="7.46091002542877" calcext:value-type="float">
            <text:p>7.4609100254</text:p>
          </table:table-cell>
          <table:table-cell table:formula="of:=IF([.M649]&gt;[.N6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8375" calcext:value-type="float">
            <text:p>2988375</text:p>
          </table:table-cell>
          <table:table-cell office:value-type="float" office:value="2786251" calcext:value-type="float">
            <text:p>2786251</text:p>
          </table:table-cell>
          <table:table-cell table:formula="of:=([.A650]-[.B650])*100/[.A650]" office:value-type="float" office:value="6.7636759108211" calcext:value-type="float">
            <text:p>6.7636759108</text:p>
          </table:table-cell>
          <table:table-cell table:formula="of:=IF([.A650]&gt;[.B650]; 1; 0)" office:value-type="float" office:value="1" calcext:value-type="float">
            <text:p>1</text:p>
          </table:table-cell>
          <table:table-cell office:value-type="float" office:value="554279" calcext:value-type="float">
            <text:p>554279</text:p>
          </table:table-cell>
          <table:table-cell office:value-type="float" office:value="481664" calcext:value-type="float">
            <text:p>481664</text:p>
          </table:table-cell>
          <table:table-cell table:formula="of:=([.E650]-[.F650])*100/[.E650]" office:value-type="float" office:value="13.1008030251913" calcext:value-type="float">
            <text:p>13.1008030252</text:p>
          </table:table-cell>
          <table:table-cell table:formula="of:=IF([.E650]&gt;[.F650]; 1; 0)" office:value-type="float" office:value="1" calcext:value-type="float">
            <text:p>1</text:p>
          </table:table-cell>
          <table:table-cell office:value-type="float" office:value="91968" calcext:value-type="float">
            <text:p>91968</text:p>
          </table:table-cell>
          <table:table-cell office:value-type="float" office:value="81910" calcext:value-type="float">
            <text:p>81910</text:p>
          </table:table-cell>
          <table:table-cell table:formula="of:=([.I650]-[.J650])*100/[.I650]" office:value-type="float" office:value="10.9364126652749" calcext:value-type="float">
            <text:p>10.9364126653</text:p>
          </table:table-cell>
          <table:table-cell table:formula="of:=IF([.I650]&gt;[.J650]; 1; 0)" office:value-type="float" office:value="1" calcext:value-type="float">
            <text:p>1</text:p>
          </table:table-cell>
          <table:table-cell office:value-type="float" office:value="222368" calcext:value-type="float">
            <text:p>222368</text:p>
          </table:table-cell>
          <table:table-cell office:value-type="float" office:value="202365" calcext:value-type="float">
            <text:p>202365</text:p>
          </table:table-cell>
          <table:table-cell table:formula="of:=([.M650]-[.N650])*100/[.M650]" office:value-type="float" office:value="8.99544898546553" calcext:value-type="float">
            <text:p>8.9954489855</text:p>
          </table:table-cell>
          <table:table-cell table:formula="of:=IF([.M650]&gt;[.N6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881" calcext:value-type="float">
            <text:p>608881</text:p>
          </table:table-cell>
          <table:table-cell office:value-type="float" office:value="568544" calcext:value-type="float">
            <text:p>568544</text:p>
          </table:table-cell>
          <table:table-cell table:formula="of:=([.A651]-[.B651])*100/[.A651]" office:value-type="float" office:value="6.62477561296871" calcext:value-type="float">
            <text:p>6.624775613</text:p>
          </table:table-cell>
          <table:table-cell table:formula="of:=IF([.A651]&gt;[.B651]; 1; 0)" office:value-type="float" office:value="1" calcext:value-type="float">
            <text:p>1</text:p>
          </table:table-cell>
          <table:table-cell office:value-type="float" office:value="96123" calcext:value-type="float">
            <text:p>96123</text:p>
          </table:table-cell>
          <table:table-cell office:value-type="float" office:value="93362" calcext:value-type="float">
            <text:p>93362</text:p>
          </table:table-cell>
          <table:table-cell table:formula="of:=([.E651]-[.F651])*100/[.E651]" office:value-type="float" office:value="2.8723614535543" calcext:value-type="float">
            <text:p>2.8723614536</text:p>
          </table:table-cell>
          <table:table-cell table:formula="of:=IF([.E651]&gt;[.F651]; 1; 0)" office:value-type="float" office:value="1" calcext:value-type="float">
            <text:p>1</text:p>
          </table:table-cell>
          <table:table-cell office:value-type="float" office:value="12105" calcext:value-type="float">
            <text:p>12105</text:p>
          </table:table-cell>
          <table:table-cell office:value-type="float" office:value="12337" calcext:value-type="float">
            <text:p>12337</text:p>
          </table:table-cell>
          <table:table-cell table:formula="of:=([.I651]-[.J651])*100/[.I651]" office:value-type="float" office:value="-1.91656340355225" calcext:value-type="float">
            <text:p>-1.9165634036</text:p>
          </table:table-cell>
          <table:table-cell table:formula="of:=IF([.I651]&gt;[.J651]; 1; 0)" office:value-type="float" office:value="0" calcext:value-type="float">
            <text:p>0</text:p>
          </table:table-cell>
          <table:table-cell office:value-type="float" office:value="36356" calcext:value-type="float">
            <text:p>36356</text:p>
          </table:table-cell>
          <table:table-cell office:value-type="float" office:value="37749" calcext:value-type="float">
            <text:p>37749</text:p>
          </table:table-cell>
          <table:table-cell table:formula="of:=([.M651]-[.N651])*100/[.M651]" office:value-type="float" office:value="-3.83155462647156" calcext:value-type="float">
            <text:p>-3.8315546265</text:p>
          </table:table-cell>
          <table:table-cell table:formula="of:=IF([.M651]&gt;[.N6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607" calcext:value-type="float">
            <text:p>2940607</text:p>
          </table:table-cell>
          <table:table-cell office:value-type="float" office:value="2847348" calcext:value-type="float">
            <text:p>2847348</text:p>
          </table:table-cell>
          <table:table-cell table:formula="of:=([.A652]-[.B652])*100/[.A652]" office:value-type="float" office:value="3.17142005035015" calcext:value-type="float">
            <text:p>3.1714200504</text:p>
          </table:table-cell>
          <table:table-cell table:formula="of:=IF([.A652]&gt;[.B652]; 1; 0)" office:value-type="float" office:value="1" calcext:value-type="float">
            <text:p>1</text:p>
          </table:table-cell>
          <table:table-cell office:value-type="float" office:value="526693" calcext:value-type="float">
            <text:p>526693</text:p>
          </table:table-cell>
          <table:table-cell office:value-type="float" office:value="528684" calcext:value-type="float">
            <text:p>528684</text:p>
          </table:table-cell>
          <table:table-cell table:formula="of:=([.E652]-[.F652])*100/[.E652]" office:value-type="float" office:value="-0.378019073729858" calcext:value-type="float">
            <text:p>-0.3780190737</text:p>
          </table:table-cell>
          <table:table-cell table:formula="of:=IF([.E652]&gt;[.F652]; 1; 0)" office:value-type="float" office:value="0" calcext:value-type="float">
            <text:p>0</text:p>
          </table:table-cell>
          <table:table-cell office:value-type="float" office:value="94179" calcext:value-type="float">
            <text:p>94179</text:p>
          </table:table-cell>
          <table:table-cell office:value-type="float" office:value="81773" calcext:value-type="float">
            <text:p>81773</text:p>
          </table:table-cell>
          <table:table-cell table:formula="of:=([.I652]-[.J652])*100/[.I652]" office:value-type="float" office:value="13.1727879888298" calcext:value-type="float">
            <text:p>13.1727879888</text:p>
          </table:table-cell>
          <table:table-cell table:formula="of:=IF([.I652]&gt;[.J652]; 1; 0)" office:value-type="float" office:value="1" calcext:value-type="float">
            <text:p>1</text:p>
          </table:table-cell>
          <table:table-cell office:value-type="float" office:value="220097" calcext:value-type="float">
            <text:p>220097</text:p>
          </table:table-cell>
          <table:table-cell office:value-type="float" office:value="179146" calcext:value-type="float">
            <text:p>179146</text:p>
          </table:table-cell>
          <table:table-cell table:formula="of:=([.M652]-[.N652])*100/[.M652]" office:value-type="float" office:value="18.60588740419" calcext:value-type="float">
            <text:p>18.6058874042</text:p>
          </table:table-cell>
          <table:table-cell table:formula="of:=IF([.M652]&gt;[.N6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532" calcext:value-type="float">
            <text:p>639532</text:p>
          </table:table-cell>
          <table:table-cell office:value-type="float" office:value="640553" calcext:value-type="float">
            <text:p>640553</text:p>
          </table:table-cell>
          <table:table-cell table:formula="of:=([.A653]-[.B653])*100/[.A653]" office:value-type="float" office:value="-0.159647992594585" calcext:value-type="float">
            <text:p>-0.1596479926</text:p>
          </table:table-cell>
          <table:table-cell table:formula="of:=IF([.A653]&gt;[.B653]; 1; 0)" office:value-type="float" office:value="0" calcext:value-type="float">
            <text:p>0</text:p>
          </table:table-cell>
          <table:table-cell office:value-type="float" office:value="99649" calcext:value-type="float">
            <text:p>99649</text:p>
          </table:table-cell>
          <table:table-cell office:value-type="float" office:value="101531" calcext:value-type="float">
            <text:p>101531</text:p>
          </table:table-cell>
          <table:table-cell table:formula="of:=([.E653]-[.F653])*100/[.E653]" office:value-type="float" office:value="-1.88862908809923" calcext:value-type="float">
            <text:p>-1.8886290881</text:p>
          </table:table-cell>
          <table:table-cell table:formula="of:=IF([.E653]&gt;[.F653]; 1; 0)" office:value-type="float" office:value="0" calcext:value-type="float">
            <text:p>0</text:p>
          </table:table-cell>
          <table:table-cell office:value-type="float" office:value="12467" calcext:value-type="float">
            <text:p>12467</text:p>
          </table:table-cell>
          <table:table-cell office:value-type="float" office:value="12818" calcext:value-type="float">
            <text:p>12818</text:p>
          </table:table-cell>
          <table:table-cell table:formula="of:=([.I653]-[.J653])*100/[.I653]" office:value-type="float" office:value="-2.81543274244004" calcext:value-type="float">
            <text:p>-2.8154327424</text:p>
          </table:table-cell>
          <table:table-cell table:formula="of:=IF([.I653]&gt;[.J653]; 1; 0)" office:value-type="float" office:value="0" calcext:value-type="float">
            <text:p>0</text:p>
          </table:table-cell>
          <table:table-cell office:value-type="float" office:value="39845" calcext:value-type="float">
            <text:p>39845</text:p>
          </table:table-cell>
          <table:table-cell office:value-type="float" office:value="37199" calcext:value-type="float">
            <text:p>37199</text:p>
          </table:table-cell>
          <table:table-cell table:formula="of:=([.M653]-[.N653])*100/[.M653]" office:value-type="float" office:value="6.64073283975405" calcext:value-type="float">
            <text:p>6.6407328398</text:p>
          </table:table-cell>
          <table:table-cell table:formula="of:=IF([.M653]&gt;[.N6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4507" calcext:value-type="float">
            <text:p>2734507</text:p>
          </table:table-cell>
          <table:table-cell office:value-type="float" office:value="2536195" calcext:value-type="float">
            <text:p>2536195</text:p>
          </table:table-cell>
          <table:table-cell table:formula="of:=([.A654]-[.B654])*100/[.A654]" office:value-type="float" office:value="7.25220304793515" calcext:value-type="float">
            <text:p>7.2522030479</text:p>
          </table:table-cell>
          <table:table-cell table:formula="of:=IF([.A654]&gt;[.B654]; 1; 0)" office:value-type="float" office:value="1" calcext:value-type="float">
            <text:p>1</text:p>
          </table:table-cell>
          <table:table-cell office:value-type="float" office:value="484304" calcext:value-type="float">
            <text:p>484304</text:p>
          </table:table-cell>
          <table:table-cell office:value-type="float" office:value="528910" calcext:value-type="float">
            <text:p>528910</text:p>
          </table:table-cell>
          <table:table-cell table:formula="of:=([.E654]-[.F654])*100/[.E654]" office:value-type="float" office:value="-9.21033070137765" calcext:value-type="float">
            <text:p>-9.2103307014</text:p>
          </table:table-cell>
          <table:table-cell table:formula="of:=IF([.E654]&gt;[.F654]; 1; 0)" office:value-type="float" office:value="0" calcext:value-type="float">
            <text:p>0</text:p>
          </table:table-cell>
          <table:table-cell office:value-type="float" office:value="93879" calcext:value-type="float">
            <text:p>93879</text:p>
          </table:table-cell>
          <table:table-cell office:value-type="float" office:value="82640" calcext:value-type="float">
            <text:p>82640</text:p>
          </table:table-cell>
          <table:table-cell table:formula="of:=([.I654]-[.J654])*100/[.I654]" office:value-type="float" office:value="11.9717934788398" calcext:value-type="float">
            <text:p>11.9717934788</text:p>
          </table:table-cell>
          <table:table-cell table:formula="of:=IF([.I654]&gt;[.J654]; 1; 0)" office:value-type="float" office:value="1" calcext:value-type="float">
            <text:p>1</text:p>
          </table:table-cell>
          <table:table-cell office:value-type="float" office:value="222368" calcext:value-type="float">
            <text:p>222368</text:p>
          </table:table-cell>
          <table:table-cell office:value-type="float" office:value="201287" calcext:value-type="float">
            <text:p>201287</text:p>
          </table:table-cell>
          <table:table-cell table:formula="of:=([.M654]-[.N654])*100/[.M654]" office:value-type="float" office:value="9.48023096848467" calcext:value-type="float">
            <text:p>9.4802309685</text:p>
          </table:table-cell>
          <table:table-cell table:formula="of:=IF([.M654]&gt;[.N6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731" calcext:value-type="float">
            <text:p>602731</text:p>
          </table:table-cell>
          <table:table-cell office:value-type="float" office:value="634333" calcext:value-type="float">
            <text:p>634333</text:p>
          </table:table-cell>
          <table:table-cell table:formula="of:=([.A655]-[.B655])*100/[.A655]" office:value-type="float" office:value="-5.24313499720439" calcext:value-type="float">
            <text:p>-5.2431349972</text:p>
          </table:table-cell>
          <table:table-cell table:formula="of:=IF([.A655]&gt;[.B655]; 1; 0)" office:value-type="float" office:value="0" calcext:value-type="float">
            <text:p>0</text:p>
          </table:table-cell>
          <table:table-cell office:value-type="float" office:value="103340" calcext:value-type="float">
            <text:p>103340</text:p>
          </table:table-cell>
          <table:table-cell office:value-type="float" office:value="103384" calcext:value-type="float">
            <text:p>103384</text:p>
          </table:table-cell>
          <table:table-cell table:formula="of:=([.E655]-[.F655])*100/[.E655]" office:value-type="float" office:value="-0.0425778982001161" calcext:value-type="float">
            <text:p>-0.0425778982</text:p>
          </table:table-cell>
          <table:table-cell table:formula="of:=IF([.E655]&gt;[.F655]; 1; 0)" office:value-type="float" office:value="0" calcext:value-type="float">
            <text:p>0</text:p>
          </table:table-cell>
          <table:table-cell office:value-type="float" office:value="12925" calcext:value-type="float">
            <text:p>12925</text:p>
          </table:table-cell>
          <table:table-cell office:value-type="float" office:value="13313" calcext:value-type="float">
            <text:p>13313</text:p>
          </table:table-cell>
          <table:table-cell table:formula="of:=([.I655]-[.J655])*100/[.I655]" office:value-type="float" office:value="-3.00193423597679" calcext:value-type="float">
            <text:p>-3.001934236</text:p>
          </table:table-cell>
          <table:table-cell table:formula="of:=IF([.I655]&gt;[.J655]; 1; 0)" office:value-type="float" office:value="0" calcext:value-type="float">
            <text:p>0</text:p>
          </table:table-cell>
          <table:table-cell office:value-type="float" office:value="41280" calcext:value-type="float">
            <text:p>41280</text:p>
          </table:table-cell>
          <table:table-cell office:value-type="float" office:value="40368" calcext:value-type="float">
            <text:p>40368</text:p>
          </table:table-cell>
          <table:table-cell table:formula="of:=([.M655]-[.N655])*100/[.M655]" office:value-type="float" office:value="2.2093023255814" calcext:value-type="float">
            <text:p>2.2093023256</text:p>
          </table:table-cell>
          <table:table-cell table:formula="of:=IF([.M655]&gt;[.N6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7598" calcext:value-type="float">
            <text:p>2527598</text:p>
          </table:table-cell>
          <table:table-cell office:value-type="float" office:value="2580677" calcext:value-type="float">
            <text:p>2580677</text:p>
          </table:table-cell>
          <table:table-cell table:formula="of:=([.A656]-[.B656])*100/[.A656]" office:value-type="float" office:value="-2.09997792370464" calcext:value-type="float">
            <text:p>-2.0999779237</text:p>
          </table:table-cell>
          <table:table-cell table:formula="of:=IF([.A656]&gt;[.B656]; 1; 0)" office:value-type="float" office:value="0" calcext:value-type="float">
            <text:p>0</text:p>
          </table:table-cell>
          <table:table-cell office:value-type="float" office:value="562137" calcext:value-type="float">
            <text:p>562137</text:p>
          </table:table-cell>
          <table:table-cell office:value-type="float" office:value="530425" calcext:value-type="float">
            <text:p>530425</text:p>
          </table:table-cell>
          <table:table-cell table:formula="of:=([.E656]-[.F656])*100/[.E656]" office:value-type="float" office:value="5.64132942681233" calcext:value-type="float">
            <text:p>5.6413294268</text:p>
          </table:table-cell>
          <table:table-cell table:formula="of:=IF([.E656]&gt;[.F656]; 1; 0)" office:value-type="float" office:value="1" calcext:value-type="float">
            <text:p>1</text:p>
          </table:table-cell>
          <table:table-cell office:value-type="float" office:value="93905" calcext:value-type="float">
            <text:p>93905</text:p>
          </table:table-cell>
          <table:table-cell office:value-type="float" office:value="81173" calcext:value-type="float">
            <text:p>81173</text:p>
          </table:table-cell>
          <table:table-cell table:formula="of:=([.I656]-[.J656])*100/[.I656]" office:value-type="float" office:value="13.5583834726585" calcext:value-type="float">
            <text:p>13.5583834727</text:p>
          </table:table-cell>
          <table:table-cell table:formula="of:=IF([.I656]&gt;[.J656]; 1; 0)" office:value-type="float" office:value="1" calcext:value-type="float">
            <text:p>1</text:p>
          </table:table-cell>
          <table:table-cell office:value-type="float" office:value="220102" calcext:value-type="float">
            <text:p>220102</text:p>
          </table:table-cell>
          <table:table-cell office:value-type="float" office:value="201117" calcext:value-type="float">
            <text:p>201117</text:p>
          </table:table-cell>
          <table:table-cell table:formula="of:=([.M656]-[.N656])*100/[.M656]" office:value-type="float" office:value="8.62554633760711" calcext:value-type="float">
            <text:p>8.6255463376</text:p>
          </table:table-cell>
          <table:table-cell table:formula="of:=IF([.M656]&gt;[.N6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524" calcext:value-type="float">
            <text:p>665524</text:p>
          </table:table-cell>
          <table:table-cell office:value-type="float" office:value="577284" calcext:value-type="float">
            <text:p>577284</text:p>
          </table:table-cell>
          <table:table-cell table:formula="of:=([.A657]-[.B657])*100/[.A657]" office:value-type="float" office:value="13.2587254554306" calcext:value-type="float">
            <text:p>13.2587254554</text:p>
          </table:table-cell>
          <table:table-cell table:formula="of:=IF([.A657]&gt;[.B657]; 1; 0)" office:value-type="float" office:value="1" calcext:value-type="float">
            <text:p>1</text:p>
          </table:table-cell>
          <table:table-cell office:value-type="float" office:value="109285" calcext:value-type="float">
            <text:p>109285</text:p>
          </table:table-cell>
          <table:table-cell office:value-type="float" office:value="110730" calcext:value-type="float">
            <text:p>110730</text:p>
          </table:table-cell>
          <table:table-cell table:formula="of:=([.E657]-[.F657])*100/[.E657]" office:value-type="float" office:value="-1.32223086425401" calcext:value-type="float">
            <text:p>-1.3222308643</text:p>
          </table:table-cell>
          <table:table-cell table:formula="of:=IF([.E657]&gt;[.F657]; 1; 0)" office:value-type="float" office:value="0" calcext:value-type="float">
            <text:p>0</text:p>
          </table:table-cell>
          <table:table-cell office:value-type="float" office:value="13433" calcext:value-type="float">
            <text:p>13433</text:p>
          </table:table-cell>
          <table:table-cell office:value-type="float" office:value="13750" calcext:value-type="float">
            <text:p>13750</text:p>
          </table:table-cell>
          <table:table-cell table:formula="of:=([.I657]-[.J657])*100/[.I657]" office:value-type="float" office:value="-2.35986004615499" calcext:value-type="float">
            <text:p>-2.3598600462</text:p>
          </table:table-cell>
          <table:table-cell table:formula="of:=IF([.I657]&gt;[.J657]; 1; 0)" office:value-type="float" office:value="0" calcext:value-type="float">
            <text:p>0</text:p>
          </table:table-cell>
          <table:table-cell office:value-type="float" office:value="42601" calcext:value-type="float">
            <text:p>42601</text:p>
          </table:table-cell>
          <table:table-cell office:value-type="float" office:value="41857" calcext:value-type="float">
            <text:p>41857</text:p>
          </table:table-cell>
          <table:table-cell table:formula="of:=([.M657]-[.N657])*100/[.M657]" office:value-type="float" office:value="1.74643787704514" calcext:value-type="float">
            <text:p>1.746437877</text:p>
          </table:table-cell>
          <table:table-cell table:formula="of:=IF([.M657]&gt;[.N6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1305" calcext:value-type="float">
            <text:p>2671305</text:p>
          </table:table-cell>
          <table:table-cell office:value-type="float" office:value="2812905" calcext:value-type="float">
            <text:p>2812905</text:p>
          </table:table-cell>
          <table:table-cell table:formula="of:=([.A658]-[.B658])*100/[.A658]" office:value-type="float" office:value="-5.30077995586427" calcext:value-type="float">
            <text:p>-5.3007799559</text:p>
          </table:table-cell>
          <table:table-cell table:formula="of:=IF([.A658]&gt;[.B658]; 1; 0)" office:value-type="float" office:value="0" calcext:value-type="float">
            <text:p>0</text:p>
          </table:table-cell>
          <table:table-cell office:value-type="float" office:value="563340" calcext:value-type="float">
            <text:p>563340</text:p>
          </table:table-cell>
          <table:table-cell office:value-type="float" office:value="528185" calcext:value-type="float">
            <text:p>528185</text:p>
          </table:table-cell>
          <table:table-cell table:formula="of:=([.E658]-[.F658])*100/[.E658]" office:value-type="float" office:value="6.24045869279654" calcext:value-type="float">
            <text:p>6.2404586928</text:p>
          </table:table-cell>
          <table:table-cell table:formula="of:=IF([.E658]&gt;[.F658]; 1; 0)" office:value-type="float" office:value="1" calcext:value-type="float">
            <text:p>1</text:p>
          </table:table-cell>
          <table:table-cell office:value-type="float" office:value="93934" calcext:value-type="float">
            <text:p>93934</text:p>
          </table:table-cell>
          <table:table-cell office:value-type="float" office:value="81124" calcext:value-type="float">
            <text:p>81124</text:p>
          </table:table-cell>
          <table:table-cell table:formula="of:=([.I658]-[.J658])*100/[.I658]" office:value-type="float" office:value="13.6372346541188" calcext:value-type="float">
            <text:p>13.6372346541</text:p>
          </table:table-cell>
          <table:table-cell table:formula="of:=IF([.I658]&gt;[.J658]; 1; 0)" office:value-type="float" office:value="1" calcext:value-type="float">
            <text:p>1</text:p>
          </table:table-cell>
          <table:table-cell office:value-type="float" office:value="222122" calcext:value-type="float">
            <text:p>222122</text:p>
          </table:table-cell>
          <table:table-cell office:value-type="float" office:value="199070" calcext:value-type="float">
            <text:p>199070</text:p>
          </table:table-cell>
          <table:table-cell table:formula="of:=([.M658]-[.N658])*100/[.M658]" office:value-type="float" office:value="10.378080514312" calcext:value-type="float">
            <text:p>10.3780805143</text:p>
          </table:table-cell>
          <table:table-cell table:formula="of:=IF([.M658]&gt;[.N6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021" calcext:value-type="float">
            <text:p>609021</text:p>
          </table:table-cell>
          <table:table-cell office:value-type="float" office:value="588563" calcext:value-type="float">
            <text:p>588563</text:p>
          </table:table-cell>
          <table:table-cell table:formula="of:=([.A659]-[.B659])*100/[.A659]" office:value-type="float" office:value="3.35916167094402" calcext:value-type="float">
            <text:p>3.3591616709</text:p>
          </table:table-cell>
          <table:table-cell table:formula="of:=IF([.A659]&gt;[.B659]; 1; 0)" office:value-type="float" office:value="1" calcext:value-type="float">
            <text:p>1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2770" calcext:value-type="float">
            <text:p>112770</text:p>
          </table:table-cell>
          <table:table-cell table:formula="of:=([.E659]-[.F659])*100/[.E659]" office:value-type="float" office:value="-0.187457244645031" calcext:value-type="float">
            <text:p>-0.1874572446</text:p>
          </table:table-cell>
          <table:table-cell table:formula="of:=IF([.E659]&gt;[.F659]; 1; 0)" office:value-type="float" office:value="0" calcext:value-type="float">
            <text:p>0</text:p>
          </table:table-cell>
          <table:table-cell office:value-type="float" office:value="13979" calcext:value-type="float">
            <text:p>13979</text:p>
          </table:table-cell>
          <table:table-cell office:value-type="float" office:value="14227" calcext:value-type="float">
            <text:p>14227</text:p>
          </table:table-cell>
          <table:table-cell table:formula="of:=([.I659]-[.J659])*100/[.I659]" office:value-type="float" office:value="-1.77408970598755" calcext:value-type="float">
            <text:p>-1.774089706</text:p>
          </table:table-cell>
          <table:table-cell table:formula="of:=IF([.I659]&gt;[.J659]; 1; 0)" office:value-type="float" office:value="0" calcext:value-type="float">
            <text:p>0</text:p>
          </table:table-cell>
          <table:table-cell office:value-type="float" office:value="44047" calcext:value-type="float">
            <text:p>44047</text:p>
          </table:table-cell>
          <table:table-cell office:value-type="float" office:value="35237" calcext:value-type="float">
            <text:p>35237</text:p>
          </table:table-cell>
          <table:table-cell table:formula="of:=([.M659]-[.N659])*100/[.M659]" office:value-type="float" office:value="20.0013621813063" calcext:value-type="float">
            <text:p>20.0013621813</text:p>
          </table:table-cell>
          <table:table-cell table:formula="of:=IF([.M659]&gt;[.N6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9369" calcext:value-type="float">
            <text:p>2529369</text:p>
          </table:table-cell>
          <table:table-cell office:value-type="float" office:value="2646041" calcext:value-type="float">
            <text:p>2646041</text:p>
          </table:table-cell>
          <table:table-cell table:formula="of:=([.A660]-[.B660])*100/[.A660]" office:value-type="float" office:value="-4.61269194016373" calcext:value-type="float">
            <text:p>-4.6126919402</text:p>
          </table:table-cell>
          <table:table-cell table:formula="of:=IF([.A660]&gt;[.B660]; 1; 0)" office:value-type="float" office:value="0" calcext:value-type="float">
            <text:p>0</text:p>
          </table:table-cell>
          <table:table-cell office:value-type="float" office:value="584924" calcext:value-type="float">
            <text:p>584924</text:p>
          </table:table-cell>
          <table:table-cell office:value-type="float" office:value="529702" calcext:value-type="float">
            <text:p>529702</text:p>
          </table:table-cell>
          <table:table-cell table:formula="of:=([.E660]-[.F660])*100/[.E660]" office:value-type="float" office:value="9.44088462774651" calcext:value-type="float">
            <text:p>9.4408846277</text:p>
          </table:table-cell>
          <table:table-cell table:formula="of:=IF([.E660]&gt;[.F660]; 1; 0)" office:value-type="float" office:value="1" calcext:value-type="float">
            <text:p>1</text:p>
          </table:table-cell>
          <table:table-cell office:value-type="float" office:value="93902" calcext:value-type="float">
            <text:p>93902</text:p>
          </table:table-cell>
          <table:table-cell office:value-type="float" office:value="80969" calcext:value-type="float">
            <text:p>80969</text:p>
          </table:table-cell>
          <table:table-cell table:formula="of:=([.I660]-[.J660])*100/[.I660]" office:value-type="float" office:value="13.7728695874422" calcext:value-type="float">
            <text:p>13.7728695874</text:p>
          </table:table-cell>
          <table:table-cell table:formula="of:=IF([.I660]&gt;[.J660]; 1; 0)" office:value-type="float" office:value="1" calcext:value-type="float">
            <text:p>1</text:p>
          </table:table-cell>
          <table:table-cell office:value-type="float" office:value="179834" calcext:value-type="float">
            <text:p>179834</text:p>
          </table:table-cell>
          <table:table-cell office:value-type="float" office:value="162326" calcext:value-type="float">
            <text:p>162326</text:p>
          </table:table-cell>
          <table:table-cell table:formula="of:=([.M660]-[.N660])*100/[.M660]" office:value-type="float" office:value="9.73564509492087" calcext:value-type="float">
            <text:p>9.7356450949</text:p>
          </table:table-cell>
          <table:table-cell table:formula="of:=IF([.M660]&gt;[.N6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214" calcext:value-type="float">
            <text:p>664214</text:p>
          </table:table-cell>
          <table:table-cell office:value-type="float" office:value="755747" calcext:value-type="float">
            <text:p>755747</text:p>
          </table:table-cell>
          <table:table-cell table:formula="of:=([.A661]-[.B661])*100/[.A661]" office:value-type="float" office:value="-13.7806490076993" calcext:value-type="float">
            <text:p>-13.7806490077</text:p>
          </table:table-cell>
          <table:table-cell table:formula="of:=IF([.A661]&gt;[.B661]; 1; 0)" office:value-type="float" office:value="0" calcext:value-type="float">
            <text:p>0</text:p>
          </table:table-cell>
          <table:table-cell office:value-type="float" office:value="118453" calcext:value-type="float">
            <text:p>118453</text:p>
          </table:table-cell>
          <table:table-cell office:value-type="float" office:value="118096" calcext:value-type="float">
            <text:p>118096</text:p>
          </table:table-cell>
          <table:table-cell table:formula="of:=([.E661]-[.F661])*100/[.E661]" office:value-type="float" office:value="0.301385359594101" calcext:value-type="float">
            <text:p>0.3013853596</text:p>
          </table:table-cell>
          <table:table-cell table:formula="of:=IF([.E661]&gt;[.F661]; 1; 0)" office:value-type="float" office:value="1" calcext:value-type="float">
            <text:p>1</text:p>
          </table:table-cell>
          <table:table-cell office:value-type="float" office:value="14436" calcext:value-type="float">
            <text:p>14436</text:p>
          </table:table-cell>
          <table:table-cell office:value-type="float" office:value="16792" calcext:value-type="float">
            <text:p>16792</text:p>
          </table:table-cell>
          <table:table-cell table:formula="of:=([.I661]-[.J661])*100/[.I661]" office:value-type="float" office:value="-16.3203103352729" calcext:value-type="float">
            <text:p>-16.3203103353</text:p>
          </table:table-cell>
          <table:table-cell table:formula="of:=IF([.I661]&gt;[.J661]; 1; 0)" office:value-type="float" office:value="0" calcext:value-type="float">
            <text:p>0</text:p>
          </table:table-cell>
          <table:table-cell office:value-type="float" office:value="45462" calcext:value-type="float">
            <text:p>45462</text:p>
          </table:table-cell>
          <table:table-cell office:value-type="float" office:value="46680" calcext:value-type="float">
            <text:p>46680</text:p>
          </table:table-cell>
          <table:table-cell table:formula="of:=([.M661]-[.N661])*100/[.M661]" office:value-type="float" office:value="-2.6791606176587" calcext:value-type="float">
            <text:p>-2.6791606177</text:p>
          </table:table-cell>
          <table:table-cell table:formula="of:=IF([.M661]&gt;[.N6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570" calcext:value-type="float">
            <text:p>2991570</text:p>
          </table:table-cell>
          <table:table-cell office:value-type="float" office:value="2883894" calcext:value-type="float">
            <text:p>2883894</text:p>
          </table:table-cell>
          <table:table-cell table:formula="of:=([.A662]-[.B662])*100/[.A662]" office:value-type="float" office:value="3.59931407254385" calcext:value-type="float">
            <text:p>3.5993140725</text:p>
          </table:table-cell>
          <table:table-cell table:formula="of:=IF([.A662]&gt;[.B662]; 1; 0)" office:value-type="float" office:value="1" calcext:value-type="float">
            <text:p>1</text:p>
          </table:table-cell>
          <table:table-cell office:value-type="float" office:value="565508" calcext:value-type="float">
            <text:p>565508</text:p>
          </table:table-cell>
          <table:table-cell office:value-type="float" office:value="523949" calcext:value-type="float">
            <text:p>523949</text:p>
          </table:table-cell>
          <table:table-cell table:formula="of:=([.E662]-[.F662])*100/[.E662]" office:value-type="float" office:value="7.34896765386166" calcext:value-type="float">
            <text:p>7.3489676539</text:p>
          </table:table-cell>
          <table:table-cell table:formula="of:=IF([.E662]&gt;[.F662]; 1; 0)" office:value-type="float" office:value="1" calcext:value-type="float">
            <text:p>1</text:p>
          </table:table-cell>
          <table:table-cell office:value-type="float" office:value="91994" calcext:value-type="float">
            <text:p>91994</text:p>
          </table:table-cell>
          <table:table-cell office:value-type="float" office:value="80612" calcext:value-type="float">
            <text:p>80612</text:p>
          </table:table-cell>
          <table:table-cell table:formula="of:=([.I662]-[.J662])*100/[.I662]" office:value-type="float" office:value="12.372546035611" calcext:value-type="float">
            <text:p>12.3725460356</text:p>
          </table:table-cell>
          <table:table-cell table:formula="of:=IF([.I662]&gt;[.J662]; 1; 0)" office:value-type="float" office:value="1" calcext:value-type="float">
            <text:p>1</text:p>
          </table:table-cell>
          <table:table-cell office:value-type="float" office:value="221041" calcext:value-type="float">
            <text:p>221041</text:p>
          </table:table-cell>
          <table:table-cell office:value-type="float" office:value="200328" calcext:value-type="float">
            <text:p>200328</text:p>
          </table:table-cell>
          <table:table-cell table:formula="of:=([.M662]-[.N662])*100/[.M662]" office:value-type="float" office:value="9.37065974185785" calcext:value-type="float">
            <text:p>9.3706597419</text:p>
          </table:table-cell>
          <table:table-cell table:formula="of:=IF([.M662]&gt;[.N6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821" calcext:value-type="float">
            <text:p>782821</text:p>
          </table:table-cell>
          <table:table-cell office:value-type="float" office:value="723315" calcext:value-type="float">
            <text:p>723315</text:p>
          </table:table-cell>
          <table:table-cell table:formula="of:=([.A663]-[.B663])*100/[.A663]" office:value-type="float" office:value="7.60148233120982" calcext:value-type="float">
            <text:p>7.6014823312</text:p>
          </table:table-cell>
          <table:table-cell table:formula="of:=IF([.A663]&gt;[.B663]; 1; 0)" office:value-type="float" office:value="1" calcext:value-type="float">
            <text:p>1</text:p>
          </table:table-cell>
          <table:table-cell office:value-type="float" office:value="122260" calcext:value-type="float">
            <text:p>122260</text:p>
          </table:table-cell>
          <table:table-cell office:value-type="float" office:value="123845" calcext:value-type="float">
            <text:p>123845</text:p>
          </table:table-cell>
          <table:table-cell table:formula="of:=([.E663]-[.F663])*100/[.E663]" office:value-type="float" office:value="-1.29641747096352" calcext:value-type="float">
            <text:p>-1.296417471</text:p>
          </table:table-cell>
          <table:table-cell table:formula="of:=IF([.E663]&gt;[.F663]; 1; 0)" office:value-type="float" office:value="0" calcext:value-type="float">
            <text:p>0</text:p>
          </table:table-cell>
          <table:table-cell office:value-type="float" office:value="14761" calcext:value-type="float">
            <text:p>14761</text:p>
          </table:table-cell>
          <table:table-cell office:value-type="float" office:value="17202" calcext:value-type="float">
            <text:p>17202</text:p>
          </table:table-cell>
          <table:table-cell table:formula="of:=([.I663]-[.J663])*100/[.I663]" office:value-type="float" office:value="-16.5368199986451" calcext:value-type="float">
            <text:p>-16.5368199986</text:p>
          </table:table-cell>
          <table:table-cell table:formula="of:=IF([.I663]&gt;[.J663]; 1; 0)" office:value-type="float" office:value="0" calcext:value-type="float">
            <text:p>0</text:p>
          </table:table-cell>
          <table:table-cell office:value-type="float" office:value="48788" calcext:value-type="float">
            <text:p>48788</text:p>
          </table:table-cell>
          <table:table-cell office:value-type="float" office:value="46089" calcext:value-type="float">
            <text:p>46089</text:p>
          </table:table-cell>
          <table:table-cell table:formula="of:=([.M663]-[.N663])*100/[.M663]" office:value-type="float" office:value="5.53209805689924" calcext:value-type="float">
            <text:p>5.5320980569</text:p>
          </table:table-cell>
          <table:table-cell table:formula="of:=IF([.M663]&gt;[.N6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5408" calcext:value-type="float">
            <text:p>2735408</text:p>
          </table:table-cell>
          <table:table-cell office:value-type="float" office:value="2595847" calcext:value-type="float">
            <text:p>2595847</text:p>
          </table:table-cell>
          <table:table-cell table:formula="of:=([.A664]-[.B664])*100/[.A664]" office:value-type="float" office:value="5.10201768803776" calcext:value-type="float">
            <text:p>5.102017688</text:p>
          </table:table-cell>
          <table:table-cell table:formula="of:=IF([.A664]&gt;[.B664]; 1; 0)" office:value-type="float" office:value="1" calcext:value-type="float">
            <text:p>1</text:p>
          </table:table-cell>
          <table:table-cell office:value-type="float" office:value="562734" calcext:value-type="float">
            <text:p>562734</text:p>
          </table:table-cell>
          <table:table-cell office:value-type="float" office:value="523673" calcext:value-type="float">
            <text:p>523673</text:p>
          </table:table-cell>
          <table:table-cell table:formula="of:=([.E664]-[.F664])*100/[.E664]" office:value-type="float" office:value="6.94129020105414" calcext:value-type="float">
            <text:p>6.9412902011</text:p>
          </table:table-cell>
          <table:table-cell table:formula="of:=IF([.E664]&gt;[.F664]; 1; 0)" office:value-type="float" office:value="1" calcext:value-type="float">
            <text:p>1</text:p>
          </table:table-cell>
          <table:table-cell office:value-type="float" office:value="93884" calcext:value-type="float">
            <text:p>93884</text:p>
          </table:table-cell>
          <table:table-cell office:value-type="float" office:value="78465" calcext:value-type="float">
            <text:p>78465</text:p>
          </table:table-cell>
          <table:table-cell table:formula="of:=([.I664]-[.J664])*100/[.I664]" office:value-type="float" office:value="16.4234587363129" calcext:value-type="float">
            <text:p>16.4234587363</text:p>
          </table:table-cell>
          <table:table-cell table:formula="of:=IF([.I664]&gt;[.J664]; 1; 0)" office:value-type="float" office:value="1" calcext:value-type="float">
            <text:p>1</text:p>
          </table:table-cell>
          <table:table-cell office:value-type="float" office:value="222486" calcext:value-type="float">
            <text:p>222486</text:p>
          </table:table-cell>
          <table:table-cell office:value-type="float" office:value="197882" calcext:value-type="float">
            <text:p>197882</text:p>
          </table:table-cell>
          <table:table-cell table:formula="of:=([.M664]-[.N664])*100/[.M664]" office:value-type="float" office:value="11.0586733547279" calcext:value-type="float">
            <text:p>11.0586733547</text:p>
          </table:table-cell>
          <table:table-cell table:formula="of:=IF([.M664]&gt;[.N6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416" calcext:value-type="float">
            <text:p>707416</text:p>
          </table:table-cell>
          <table:table-cell office:value-type="float" office:value="659355" calcext:value-type="float">
            <text:p>659355</text:p>
          </table:table-cell>
          <table:table-cell table:formula="of:=([.A665]-[.B665])*100/[.A665]" office:value-type="float" office:value="6.79388082825381" calcext:value-type="float">
            <text:p>6.7938808283</text:p>
          </table:table-cell>
          <table:table-cell table:formula="of:=IF([.A665]&gt;[.B665]; 1; 0)" office:value-type="float" office:value="1" calcext:value-type="float">
            <text:p>1</text:p>
          </table:table-cell>
          <table:table-cell office:value-type="float" office:value="127880" calcext:value-type="float">
            <text:p>127880</text:p>
          </table:table-cell>
          <table:table-cell office:value-type="float" office:value="127346" calcext:value-type="float">
            <text:p>127346</text:p>
          </table:table-cell>
          <table:table-cell table:formula="of:=([.E665]-[.F665])*100/[.E665]" office:value-type="float" office:value="0.417578980294026" calcext:value-type="float">
            <text:p>0.4175789803</text:p>
          </table:table-cell>
          <table:table-cell table:formula="of:=IF([.E665]&gt;[.F665]; 1; 0)" office:value-type="float" office:value="1" calcext:value-type="float">
            <text:p>1</text:p>
          </table:table-cell>
          <table:table-cell office:value-type="float" office:value="15217" calcext:value-type="float">
            <text:p>15217</text:p>
          </table:table-cell>
          <table:table-cell office:value-type="float" office:value="17688" calcext:value-type="float">
            <text:p>17688</text:p>
          </table:table-cell>
          <table:table-cell table:formula="of:=([.I665]-[.J665])*100/[.I665]" office:value-type="float" office:value="-16.2384175593087" calcext:value-type="float">
            <text:p>-16.2384175593</text:p>
          </table:table-cell>
          <table:table-cell table:formula="of:=IF([.I665]&gt;[.J665]; 1; 0)" office:value-type="float" office:value="0" calcext:value-type="float">
            <text:p>0</text:p>
          </table:table-cell>
          <table:table-cell office:value-type="float" office:value="50302" calcext:value-type="float">
            <text:p>50302</text:p>
          </table:table-cell>
          <table:table-cell office:value-type="float" office:value="49460" calcext:value-type="float">
            <text:p>49460</text:p>
          </table:table-cell>
          <table:table-cell table:formula="of:=([.M665]-[.N665])*100/[.M665]" office:value-type="float" office:value="1.6738897061747" calcext:value-type="float">
            <text:p>1.6738897062</text:p>
          </table:table-cell>
          <table:table-cell table:formula="of:=IF([.M665]&gt;[.N6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2720" calcext:value-type="float">
            <text:p>2442720</text:p>
          </table:table-cell>
          <table:table-cell office:value-type="float" office:value="2553761" calcext:value-type="float">
            <text:p>2553761</text:p>
          </table:table-cell>
          <table:table-cell table:formula="of:=([.A666]-[.B666])*100/[.A666]" office:value-type="float" office:value="-4.54579321412196" calcext:value-type="float">
            <text:p>-4.5457932141</text:p>
          </table:table-cell>
          <table:table-cell table:formula="of:=IF([.A666]&gt;[.B666]; 1; 0)" office:value-type="float" office:value="0" calcext:value-type="float">
            <text:p>0</text:p>
          </table:table-cell>
          <table:table-cell office:value-type="float" office:value="562168" calcext:value-type="float">
            <text:p>562168</text:p>
          </table:table-cell>
          <table:table-cell office:value-type="float" office:value="517198" calcext:value-type="float">
            <text:p>517198</text:p>
          </table:table-cell>
          <table:table-cell table:formula="of:=([.E666]-[.F666])*100/[.E666]" office:value-type="float" office:value="7.9993880832776" calcext:value-type="float">
            <text:p>7.9993880833</text:p>
          </table:table-cell>
          <table:table-cell table:formula="of:=IF([.E666]&gt;[.F666]; 1; 0)" office:value-type="float" office:value="1" calcext:value-type="float">
            <text:p>1</text:p>
          </table:table-cell>
          <table:table-cell office:value-type="float" office:value="93844" calcext:value-type="float">
            <text:p>93844</text:p>
          </table:table-cell>
          <table:table-cell office:value-type="float" office:value="77972" calcext:value-type="float">
            <text:p>77972</text:p>
          </table:table-cell>
          <table:table-cell table:formula="of:=([.I666]-[.J666])*100/[.I666]" office:value-type="float" office:value="16.9131750564767" calcext:value-type="float">
            <text:p>16.9131750565</text:p>
          </table:table-cell>
          <table:table-cell table:formula="of:=IF([.I666]&gt;[.J666]; 1; 0)" office:value-type="float" office:value="1" calcext:value-type="float">
            <text:p>1</text:p>
          </table:table-cell>
          <table:table-cell office:value-type="float" office:value="203142" calcext:value-type="float">
            <text:p>203142</text:p>
          </table:table-cell>
          <table:table-cell office:value-type="float" office:value="161502" calcext:value-type="float">
            <text:p>161502</text:p>
          </table:table-cell>
          <table:table-cell table:formula="of:=([.M666]-[.N666])*100/[.M666]" office:value-type="float" office:value="20.4979767847122" calcext:value-type="float">
            <text:p>20.4979767847</text:p>
          </table:table-cell>
          <table:table-cell table:formula="of:=IF([.M666]&gt;[.N6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163" calcext:value-type="float">
            <text:p>726163</text:p>
          </table:table-cell>
          <table:table-cell office:value-type="float" office:value="841330" calcext:value-type="float">
            <text:p>841330</text:p>
          </table:table-cell>
          <table:table-cell table:formula="of:=([.A667]-[.B667])*100/[.A667]" office:value-type="float" office:value="-15.8596623623071" calcext:value-type="float">
            <text:p>-15.8596623623</text:p>
          </table:table-cell>
          <table:table-cell table:formula="of:=IF([.A667]&gt;[.B667]; 1; 0)" office:value-type="float" office:value="0" calcext:value-type="float">
            <text:p>0</text:p>
          </table:table-cell>
          <table:table-cell office:value-type="float" office:value="131709" calcext:value-type="float">
            <text:p>131709</text:p>
          </table:table-cell>
          <table:table-cell office:value-type="float" office:value="131435" calcext:value-type="float">
            <text:p>131435</text:p>
          </table:table-cell>
          <table:table-cell table:formula="of:=([.E667]-[.F667])*100/[.E667]" office:value-type="float" office:value="0.208034378819974" calcext:value-type="float">
            <text:p>0.2080343788</text:p>
          </table:table-cell>
          <table:table-cell table:formula="of:=IF([.E667]&gt;[.F667]; 1; 0)" office:value-type="float" office:value="1" calcext:value-type="float">
            <text:p>1</text:p>
          </table:table-cell>
          <table:table-cell office:value-type="float" office:value="17683" calcext:value-type="float">
            <text:p>17683</text:p>
          </table:table-cell>
          <table:table-cell office:value-type="float" office:value="16137" calcext:value-type="float">
            <text:p>16137</text:p>
          </table:table-cell>
          <table:table-cell table:formula="of:=([.I667]-[.J667])*100/[.I667]" office:value-type="float" office:value="8.74286037437087" calcext:value-type="float">
            <text:p>8.7428603744</text:p>
          </table:table-cell>
          <table:table-cell table:formula="of:=IF([.I667]&gt;[.J667]; 1; 0)" office:value-type="float" office:value="1" calcext:value-type="float">
            <text:p>1</text:p>
          </table:table-cell>
          <table:table-cell office:value-type="float" office:value="41588" calcext:value-type="float">
            <text:p>41588</text:p>
          </table:table-cell>
          <table:table-cell office:value-type="float" office:value="40687" calcext:value-type="float">
            <text:p>40687</text:p>
          </table:table-cell>
          <table:table-cell table:formula="of:=([.M667]-[.N667])*100/[.M667]" office:value-type="float" office:value="2.16649033375012" calcext:value-type="float">
            <text:p>2.1664903338</text:p>
          </table:table-cell>
          <table:table-cell table:formula="of:=IF([.M667]&gt;[.N6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2333" calcext:value-type="float">
            <text:p>2842333</text:p>
          </table:table-cell>
          <table:table-cell office:value-type="float" office:value="2573690" calcext:value-type="float">
            <text:p>2573690</text:p>
          </table:table-cell>
          <table:table-cell table:formula="of:=([.A668]-[.B668])*100/[.A668]" office:value-type="float" office:value="9.45149635880103" calcext:value-type="float">
            <text:p>9.4514963588</text:p>
          </table:table-cell>
          <table:table-cell table:formula="of:=IF([.A668]&gt;[.B668]; 1; 0)" office:value-type="float" office:value="1" calcext:value-type="float">
            <text:p>1</text:p>
          </table:table-cell>
          <table:table-cell office:value-type="float" office:value="553092" calcext:value-type="float">
            <text:p>553092</text:p>
          </table:table-cell>
          <table:table-cell office:value-type="float" office:value="422145" calcext:value-type="float">
            <text:p>422145</text:p>
          </table:table-cell>
          <table:table-cell table:formula="of:=([.E668]-[.F668])*100/[.E668]" office:value-type="float" office:value="23.675446399514" calcext:value-type="float">
            <text:p>23.6754463995</text:p>
          </table:table-cell>
          <table:table-cell table:formula="of:=IF([.E668]&gt;[.F668]; 1; 0)" office:value-type="float" office:value="1" calcext:value-type="float">
            <text:p>1</text:p>
          </table:table-cell>
          <table:table-cell office:value-type="float" office:value="93897" calcext:value-type="float">
            <text:p>93897</text:p>
          </table:table-cell>
          <table:table-cell office:value-type="float" office:value="63596" calcext:value-type="float">
            <text:p>63596</text:p>
          </table:table-cell>
          <table:table-cell table:formula="of:=([.I668]-[.J668])*100/[.I668]" office:value-type="float" office:value="32.2704665750769" calcext:value-type="float">
            <text:p>32.2704665751</text:p>
          </table:table-cell>
          <table:table-cell table:formula="of:=IF([.I668]&gt;[.J668]; 1; 0)" office:value-type="float" office:value="1" calcext:value-type="float">
            <text:p>1</text:p>
          </table:table-cell>
          <table:table-cell office:value-type="float" office:value="180014" calcext:value-type="float">
            <text:p>180014</text:p>
          </table:table-cell>
          <table:table-cell office:value-type="float" office:value="197884" calcext:value-type="float">
            <text:p>197884</text:p>
          </table:table-cell>
          <table:table-cell table:formula="of:=([.M668]-[.N668])*100/[.M668]" office:value-type="float" office:value="-9.92700567733621" calcext:value-type="float">
            <text:p>-9.9270056773</text:p>
          </table:table-cell>
          <table:table-cell table:formula="of:=IF([.M668]&gt;[.N6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24" calcext:value-type="float">
            <text:p>802924</text:p>
          </table:table-cell>
          <table:table-cell office:value-type="float" office:value="716536" calcext:value-type="float">
            <text:p>716536</text:p>
          </table:table-cell>
          <table:table-cell table:formula="of:=([.A669]-[.B669])*100/[.A669]" office:value-type="float" office:value="10.7591752145907" calcext:value-type="float">
            <text:p>10.7591752146</text:p>
          </table:table-cell>
          <table:table-cell table:formula="of:=IF([.A669]&gt;[.B669]; 1; 0)" office:value-type="float" office:value="1" calcext:value-type="float">
            <text:p>1</text:p>
          </table:table-cell>
          <table:table-cell office:value-type="float" office:value="137315" calcext:value-type="float">
            <text:p>137315</text:p>
          </table:table-cell>
          <table:table-cell office:value-type="float" office:value="136738" calcext:value-type="float">
            <text:p>136738</text:p>
          </table:table-cell>
          <table:table-cell table:formula="of:=([.E669]-[.F669])*100/[.E669]" office:value-type="float" office:value="0.420201725958562" calcext:value-type="float">
            <text:p>0.420201726</text:p>
          </table:table-cell>
          <table:table-cell table:formula="of:=IF([.E669]&gt;[.F669]; 1; 0)"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16601" calcext:value-type="float">
            <text:p>16601</text:p>
          </table:table-cell>
          <table:table-cell table:formula="of:=([.I669]-[.J669])*100/[.I669]" office:value-type="float" office:value="8.51427311804254" calcext:value-type="float">
            <text:p>8.514273118</text:p>
          </table:table-cell>
          <table:table-cell table:formula="of:=IF([.I669]&gt;[.J669]; 1; 0)" office:value-type="float" office:value="1" calcext:value-type="float">
            <text:p>1</text:p>
          </table:table-cell>
          <table:table-cell office:value-type="float" office:value="51277" calcext:value-type="float">
            <text:p>51277</text:p>
          </table:table-cell>
          <table:table-cell office:value-type="float" office:value="50321" calcext:value-type="float">
            <text:p>50321</text:p>
          </table:table-cell>
          <table:table-cell table:formula="of:=([.M669]-[.N669])*100/[.M669]" office:value-type="float" office:value="1.86438364178872" calcext:value-type="float">
            <text:p>1.8643836418</text:p>
          </table:table-cell>
          <table:table-cell table:formula="of:=IF([.M669]&gt;[.N6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0381" calcext:value-type="float">
            <text:p>2690381</text:p>
          </table:table-cell>
          <table:table-cell office:value-type="float" office:value="2533179" calcext:value-type="float">
            <text:p>2533179</text:p>
          </table:table-cell>
          <table:table-cell table:formula="of:=([.A670]-[.B670])*100/[.A670]" office:value-type="float" office:value="5.84311292712817" calcext:value-type="float">
            <text:p>5.8431129271</text:p>
          </table:table-cell>
          <table:table-cell table:formula="of:=IF([.A670]&gt;[.B670]; 1; 0)" office:value-type="float" office:value="1" calcext:value-type="float">
            <text:p>1</text:p>
          </table:table-cell>
          <table:table-cell office:value-type="float" office:value="564848" calcext:value-type="float">
            <text:p>564848</text:p>
          </table:table-cell>
          <table:table-cell office:value-type="float" office:value="521869" calcext:value-type="float">
            <text:p>521869</text:p>
          </table:table-cell>
          <table:table-cell table:formula="of:=([.E670]-[.F670])*100/[.E670]" office:value-type="float" office:value="7.60894966433448" calcext:value-type="float">
            <text:p>7.6089496643</text:p>
          </table:table-cell>
          <table:table-cell table:formula="of:=IF([.E670]&gt;[.F670]; 1; 0)" office:value-type="float" office:value="1" calcext:value-type="float">
            <text:p>1</text:p>
          </table:table-cell>
          <table:table-cell office:value-type="float" office:value="91895" calcext:value-type="float">
            <text:p>91895</text:p>
          </table:table-cell>
          <table:table-cell office:value-type="float" office:value="63326" calcext:value-type="float">
            <text:p>63326</text:p>
          </table:table-cell>
          <table:table-cell table:formula="of:=([.I670]-[.J670])*100/[.I670]" office:value-type="float" office:value="31.0887425866478" calcext:value-type="float">
            <text:p>31.0887425866</text:p>
          </table:table-cell>
          <table:table-cell table:formula="of:=IF([.I670]&gt;[.J670]; 1; 0)" office:value-type="float" office:value="1" calcext:value-type="float">
            <text:p>1</text:p>
          </table:table-cell>
          <table:table-cell office:value-type="float" office:value="228736" calcext:value-type="float">
            <text:p>228736</text:p>
          </table:table-cell>
          <table:table-cell office:value-type="float" office:value="197264" calcext:value-type="float">
            <text:p>197264</text:p>
          </table:table-cell>
          <table:table-cell table:formula="of:=([.M670]-[.N670])*100/[.M670]" office:value-type="float" office:value="13.759093452714" calcext:value-type="float">
            <text:p>13.7590934527</text:p>
          </table:table-cell>
          <table:table-cell table:formula="of:=IF([.M670]&gt;[.N6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511" calcext:value-type="float">
            <text:p>756511</text:p>
          </table:table-cell>
          <table:table-cell office:value-type="float" office:value="861682" calcext:value-type="float">
            <text:p>861682</text:p>
          </table:table-cell>
          <table:table-cell table:formula="of:=([.A671]-[.B671])*100/[.A671]" office:value-type="float" office:value="-13.9021111391639" calcext:value-type="float">
            <text:p>-13.9021111392</text:p>
          </table:table-cell>
          <table:table-cell table:formula="of:=IF([.A671]&gt;[.B671]; 1; 0)" office:value-type="float" office:value="0" calcext:value-type="float">
            <text:p>0</text:p>
          </table:table-cell>
          <table:table-cell office:value-type="float" office:value="141086" calcext:value-type="float">
            <text:p>141086</text:p>
          </table:table-cell>
          <table:table-cell office:value-type="float" office:value="141446" calcext:value-type="float">
            <text:p>141446</text:p>
          </table:table-cell>
          <table:table-cell table:formula="of:=([.E671]-[.F671])*100/[.E671]" office:value-type="float" office:value="-0.255163517287328" calcext:value-type="float">
            <text:p>-0.2551635173</text:p>
          </table:table-cell>
          <table:table-cell table:formula="of:=IF([.E671]&gt;[.F671]; 1; 0)"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15063" calcext:value-type="float">
            <text:p>15063</text:p>
          </table:table-cell>
          <table:table-cell table:formula="of:=([.I671]-[.J671])*100/[.I671]" office:value-type="float" office:value="-3.13591235878124" calcext:value-type="float">
            <text:p>-3.1359123588</text:p>
          </table:table-cell>
          <table:table-cell table:formula="of:=IF([.I671]&gt;[.J671]; 1; 0)" office:value-type="float" office:value="0" calcext:value-type="float">
            <text:p>0</text:p>
          </table:table-cell>
          <table:table-cell office:value-type="float" office:value="54685" calcext:value-type="float">
            <text:p>54685</text:p>
          </table:table-cell>
          <table:table-cell office:value-type="float" office:value="53773" calcext:value-type="float">
            <text:p>53773</text:p>
          </table:table-cell>
          <table:table-cell table:formula="of:=([.M671]-[.N671])*100/[.M671]" office:value-type="float" office:value="1.66773338209747" calcext:value-type="float">
            <text:p>1.6677333821</text:p>
          </table:table-cell>
          <table:table-cell table:formula="of:=IF([.M671]&gt;[.N6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6697" calcext:value-type="float">
            <text:p>2476697</text:p>
          </table:table-cell>
          <table:table-cell office:value-type="float" office:value="2448656" calcext:value-type="float">
            <text:p>2448656</text:p>
          </table:table-cell>
          <table:table-cell table:formula="of:=([.A672]-[.B672])*100/[.A672]" office:value-type="float" office:value="1.13219340113062" calcext:value-type="float">
            <text:p>1.1321934011</text:p>
          </table:table-cell>
          <table:table-cell table:formula="of:=IF([.A672]&gt;[.B672]; 1; 0)" office:value-type="float" office:value="1" calcext:value-type="float">
            <text:p>1</text:p>
          </table:table-cell>
          <table:table-cell office:value-type="float" office:value="563268" calcext:value-type="float">
            <text:p>563268</text:p>
          </table:table-cell>
          <table:table-cell office:value-type="float" office:value="494479" calcext:value-type="float">
            <text:p>494479</text:p>
          </table:table-cell>
          <table:table-cell table:formula="of:=([.E672]-[.F672])*100/[.E672]" office:value-type="float" office:value="12.2124814475525" calcext:value-type="float">
            <text:p>12.2124814476</text:p>
          </table:table-cell>
          <table:table-cell table:formula="of:=IF([.E672]&gt;[.F672]; 1; 0)" office:value-type="float" office:value="1" calcext:value-type="float">
            <text:p>1</text:p>
          </table:table-cell>
          <table:table-cell office:value-type="float" office:value="94085" calcext:value-type="float">
            <text:p>94085</text:p>
          </table:table-cell>
          <table:table-cell office:value-type="float" office:value="77333" calcext:value-type="float">
            <text:p>77333</text:p>
          </table:table-cell>
          <table:table-cell table:formula="of:=([.I672]-[.J672])*100/[.I672]" office:value-type="float" office:value="17.8051761704841" calcext:value-type="float">
            <text:p>17.8051761705</text:p>
          </table:table-cell>
          <table:table-cell table:formula="of:=IF([.I672]&gt;[.J672]; 1; 0)" office:value-type="float" office:value="1" calcext:value-type="float">
            <text:p>1</text:p>
          </table:table-cell>
          <table:table-cell office:value-type="float" office:value="222351" calcext:value-type="float">
            <text:p>222351</text:p>
          </table:table-cell>
          <table:table-cell office:value-type="float" office:value="198850" calcext:value-type="float">
            <text:p>198850</text:p>
          </table:table-cell>
          <table:table-cell table:formula="of:=([.M672]-[.N672])*100/[.M672]" office:value-type="float" office:value="10.5693250761184" calcext:value-type="float">
            <text:p>10.5693250761</text:p>
          </table:table-cell>
          <table:table-cell table:formula="of:=IF([.M672]&gt;[.N6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820" calcext:value-type="float">
            <text:p>810820</text:p>
          </table:table-cell>
          <table:table-cell office:value-type="float" office:value="868390" calcext:value-type="float">
            <text:p>868390</text:p>
          </table:table-cell>
          <table:table-cell table:formula="of:=([.A673]-[.B673])*100/[.A673]" office:value-type="float" office:value="-7.10021953084532" calcext:value-type="float">
            <text:p>-7.1002195308</text:p>
          </table:table-cell>
          <table:table-cell table:formula="of:=IF([.A673]&gt;[.B673]; 1; 0)" office:value-type="float" office:value="0" calcext:value-type="float">
            <text:p>0</text:p>
          </table:table-cell>
          <table:table-cell office:value-type="float" office:value="149718" calcext:value-type="float">
            <text:p>149718</text:p>
          </table:table-cell>
          <table:table-cell office:value-type="float" office:value="146339" calcext:value-type="float">
            <text:p>146339</text:p>
          </table:table-cell>
          <table:table-cell table:formula="of:=([.E673]-[.F673])*100/[.E673]" office:value-type="float" office:value="2.25690965682149" calcext:value-type="float">
            <text:p>2.2569096568</text:p>
          </table:table-cell>
          <table:table-cell table:formula="of:=IF([.E673]&gt;[.F673]; 1; 0)" office:value-type="float" office:value="1" calcext:value-type="float">
            <text:p>1</text:p>
          </table:table-cell>
          <table:table-cell office:value-type="float" office:value="19199" calcext:value-type="float">
            <text:p>19199</text:p>
          </table:table-cell>
          <table:table-cell office:value-type="float" office:value="19715" calcext:value-type="float">
            <text:p>19715</text:p>
          </table:table-cell>
          <table:table-cell table:formula="of:=([.I673]-[.J673])*100/[.I673]" office:value-type="float" office:value="-2.68763998124902" calcext:value-type="float">
            <text:p>-2.6876399812</text:p>
          </table:table-cell>
          <table:table-cell table:formula="of:=IF([.I673]&gt;[.J673]; 1; 0)" office:value-type="float" office:value="0" calcext:value-type="float">
            <text:p>0</text:p>
          </table:table-cell>
          <table:table-cell office:value-type="float" office:value="56109" calcext:value-type="float">
            <text:p>56109</text:p>
          </table:table-cell>
          <table:table-cell office:value-type="float" office:value="55310" calcext:value-type="float">
            <text:p>55310</text:p>
          </table:table-cell>
          <table:table-cell table:formula="of:=([.M673]-[.N673])*100/[.M673]" office:value-type="float" office:value="1.42401397280294" calcext:value-type="float">
            <text:p>1.4240139728</text:p>
          </table:table-cell>
          <table:table-cell table:formula="of:=IF([.M673]&gt;[.N6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5094" calcext:value-type="float">
            <text:p>2745094</text:p>
          </table:table-cell>
          <table:table-cell office:value-type="float" office:value="2907191" calcext:value-type="float">
            <text:p>2907191</text:p>
          </table:table-cell>
          <table:table-cell table:formula="of:=([.A674]-[.B674])*100/[.A674]" office:value-type="float" office:value="-5.90497083159994" calcext:value-type="float">
            <text:p>-5.9049708316</text:p>
          </table:table-cell>
          <table:table-cell table:formula="of:=IF([.A674]&gt;[.B674]; 1; 0)" office:value-type="float" office:value="0" calcext:value-type="float">
            <text:p>0</text:p>
          </table:table-cell>
          <table:table-cell office:value-type="float" office:value="565487" calcext:value-type="float">
            <text:p>565487</text:p>
          </table:table-cell>
          <table:table-cell office:value-type="float" office:value="518961" calcext:value-type="float">
            <text:p>518961</text:p>
          </table:table-cell>
          <table:table-cell table:formula="of:=([.E674]-[.F674])*100/[.E674]" office:value-type="float" office:value="8.22759851243265" calcext:value-type="float">
            <text:p>8.2275985124</text:p>
          </table:table-cell>
          <table:table-cell table:formula="of:=IF([.E674]&gt;[.F674]; 1; 0)" office:value-type="float" office:value="1" calcext:value-type="float">
            <text:p>1</text:p>
          </table:table-cell>
          <table:table-cell office:value-type="float" office:value="92133" calcext:value-type="float">
            <text:p>92133</text:p>
          </table:table-cell>
          <table:table-cell office:value-type="float" office:value="77212" calcext:value-type="float">
            <text:p>77212</text:p>
          </table:table-cell>
          <table:table-cell table:formula="of:=([.I674]-[.J674])*100/[.I674]" office:value-type="float" office:value="16.1950658287476" calcext:value-type="float">
            <text:p>16.1950658287</text:p>
          </table:table-cell>
          <table:table-cell table:formula="of:=IF([.I674]&gt;[.J674]; 1; 0)" office:value-type="float" office:value="1" calcext:value-type="float">
            <text:p>1</text:p>
          </table:table-cell>
          <table:table-cell office:value-type="float" office:value="222656" calcext:value-type="float">
            <text:p>222656</text:p>
          </table:table-cell>
          <table:table-cell office:value-type="float" office:value="196633" calcext:value-type="float">
            <text:p>196633</text:p>
          </table:table-cell>
          <table:table-cell table:formula="of:=([.M674]-[.N674])*100/[.M674]" office:value-type="float" office:value="11.6875359298649" calcext:value-type="float">
            <text:p>11.6875359299</text:p>
          </table:table-cell>
          <table:table-cell table:formula="of:=IF([.M674]&gt;[.N6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652" calcext:value-type="float">
            <text:p>964652</text:p>
          </table:table-cell>
          <table:table-cell office:value-type="float" office:value="853798" calcext:value-type="float">
            <text:p>853798</text:p>
          </table:table-cell>
          <table:table-cell table:formula="of:=([.A675]-[.B675])*100/[.A675]" office:value-type="float" office:value="11.4916052628305" calcext:value-type="float">
            <text:p>11.4916052628</text:p>
          </table:table-cell>
          <table:table-cell table:formula="of:=IF([.A675]&gt;[.B675]; 1; 0)" office:value-type="float" office:value="1" calcext:value-type="float">
            <text:p>1</text:p>
          </table:table-cell>
          <table:table-cell office:value-type="float" office:value="141010" calcext:value-type="float">
            <text:p>141010</text:p>
          </table:table-cell>
          <table:table-cell office:value-type="float" office:value="122690" calcext:value-type="float">
            <text:p>122690</text:p>
          </table:table-cell>
          <table:table-cell table:formula="of:=([.E675]-[.F675])*100/[.E675]" office:value-type="float" office:value="12.9919863839444" calcext:value-type="float">
            <text:p>12.9919863839</text:p>
          </table:table-cell>
          <table:table-cell table:formula="of:=IF([.E675]&gt;[.F675]; 1; 0)" office:value-type="float" office:value="1" calcext:value-type="float">
            <text:p>1</text:p>
          </table:table-cell>
          <table:table-cell office:value-type="float" office:value="19478" calcext:value-type="float">
            <text:p>19478</text:p>
          </table:table-cell>
          <table:table-cell office:value-type="float" office:value="18023" calcext:value-type="float">
            <text:p>18023</text:p>
          </table:table-cell>
          <table:table-cell table:formula="of:=([.I675]-[.J675])*100/[.I675]" office:value-type="float" office:value="7.46996611561762" calcext:value-type="float">
            <text:p>7.4699661156</text:p>
          </table:table-cell>
          <table:table-cell table:formula="of:=IF([.I675]&gt;[.J675]; 1; 0)" office:value-type="float" office:value="1" calcext:value-type="float">
            <text:p>1</text:p>
          </table:table-cell>
          <table:table-cell office:value-type="float" office:value="59439" calcext:value-type="float">
            <text:p>59439</text:p>
          </table:table-cell>
          <table:table-cell office:value-type="float" office:value="46529" calcext:value-type="float">
            <text:p>46529</text:p>
          </table:table-cell>
          <table:table-cell table:formula="of:=([.M675]-[.N675])*100/[.M675]" office:value-type="float" office:value="21.7197462945204" calcext:value-type="float">
            <text:p>21.7197462945</text:p>
          </table:table-cell>
          <table:table-cell table:formula="of:=IF([.M675]&gt;[.N6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7092" calcext:value-type="float">
            <text:p>2807092</text:p>
          </table:table-cell>
          <table:table-cell office:value-type="float" office:value="2623125" calcext:value-type="float">
            <text:p>2623125</text:p>
          </table:table-cell>
          <table:table-cell table:formula="of:=([.A676]-[.B676])*100/[.A676]" office:value-type="float" office:value="6.55365053941944" calcext:value-type="float">
            <text:p>6.5536505394</text:p>
          </table:table-cell>
          <table:table-cell table:formula="of:=IF([.A676]&gt;[.B676]; 1; 0)" office:value-type="float" office:value="1" calcext:value-type="float">
            <text:p>1</text:p>
          </table:table-cell>
          <table:table-cell office:value-type="float" office:value="459628" calcext:value-type="float">
            <text:p>459628</text:p>
          </table:table-cell>
          <table:table-cell office:value-type="float" office:value="420192" calcext:value-type="float">
            <text:p>420192</text:p>
          </table:table-cell>
          <table:table-cell table:formula="of:=([.E676]-[.F676])*100/[.E676]" office:value-type="float" office:value="8.5799820724586" calcext:value-type="float">
            <text:p>8.5799820725</text:p>
          </table:table-cell>
          <table:table-cell table:formula="of:=IF([.E676]&gt;[.F676]; 1; 0)" office:value-type="float" office:value="1" calcext:value-type="float">
            <text:p>1</text:p>
          </table:table-cell>
          <table:table-cell office:value-type="float" office:value="84340" calcext:value-type="float">
            <text:p>84340</text:p>
          </table:table-cell>
          <table:table-cell office:value-type="float" office:value="76870" calcext:value-type="float">
            <text:p>76870</text:p>
          </table:table-cell>
          <table:table-cell table:formula="of:=([.I676]-[.J676])*100/[.I676]" office:value-type="float" office:value="8.85700735119753" calcext:value-type="float">
            <text:p>8.8570073512</text:p>
          </table:table-cell>
          <table:table-cell table:formula="of:=IF([.I676]&gt;[.J676]; 1; 0)" office:value-type="float" office:value="1" calcext:value-type="float">
            <text:p>1</text:p>
          </table:table-cell>
          <table:table-cell office:value-type="float" office:value="222827" calcext:value-type="float">
            <text:p>222827</text:p>
          </table:table-cell>
          <table:table-cell office:value-type="float" office:value="196801" calcext:value-type="float">
            <text:p>196801</text:p>
          </table:table-cell>
          <table:table-cell table:formula="of:=([.M676]-[.N676])*100/[.M676]" office:value-type="float" office:value="11.6799131164536" calcext:value-type="float">
            <text:p>11.6799131165</text:p>
          </table:table-cell>
          <table:table-cell table:formula="of:=IF([.M676]&gt;[.N6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593" calcext:value-type="float">
            <text:p>986593</text:p>
          </table:table-cell>
          <table:table-cell office:value-type="float" office:value="992834" calcext:value-type="float">
            <text:p>992834</text:p>
          </table:table-cell>
          <table:table-cell table:formula="of:=([.A677]-[.B677])*100/[.A677]" office:value-type="float" office:value="-0.632581013650006" calcext:value-type="float">
            <text:p>-0.6325810137</text:p>
          </table:table-cell>
          <table:table-cell table:formula="of:=IF([.A677]&gt;[.B677]; 1; 0)" office:value-type="float" office:value="0" calcext:value-type="float">
            <text:p>0</text:p>
          </table:table-cell>
          <table:table-cell office:value-type="float" office:value="126507" calcext:value-type="float">
            <text:p>126507</text:p>
          </table:table-cell>
          <table:table-cell office:value-type="float" office:value="154046" calcext:value-type="float">
            <text:p>154046</text:p>
          </table:table-cell>
          <table:table-cell table:formula="of:=([.E677]-[.F677])*100/[.E677]" office:value-type="float" office:value="-21.7687558791213" calcext:value-type="float">
            <text:p>-21.7687558791</text:p>
          </table:table-cell>
          <table:table-cell table:formula="of:=IF([.E677]&gt;[.F677]; 1; 0)"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20519" calcext:value-type="float">
            <text:p>20519</text:p>
          </table:table-cell>
          <table:table-cell table:formula="of:=([.I677]-[.J677])*100/[.I677]" office:value-type="float" office:value="-2.95534370296036" calcext:value-type="float">
            <text:p>-2.955343703</text:p>
          </table:table-cell>
          <table:table-cell table:formula="of:=IF([.I677]&gt;[.J677]; 1; 0)" office:value-type="float" office:value="0" calcext:value-type="float">
            <text:p>0</text:p>
          </table:table-cell>
          <table:table-cell office:value-type="float" office:value="60795" calcext:value-type="float">
            <text:p>60795</text:p>
          </table:table-cell>
          <table:table-cell office:value-type="float" office:value="60019" calcext:value-type="float">
            <text:p>60019</text:p>
          </table:table-cell>
          <table:table-cell table:formula="of:=([.M677]-[.N677])*100/[.M677]" office:value-type="float" office:value="1.27642075828604" calcext:value-type="float">
            <text:p>1.2764207583</text:p>
          </table:table-cell>
          <table:table-cell table:formula="of:=IF([.M677]&gt;[.N6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4127" calcext:value-type="float">
            <text:p>2414127</text:p>
          </table:table-cell>
          <table:table-cell office:value-type="float" office:value="2392880" calcext:value-type="float">
            <text:p>2392880</text:p>
          </table:table-cell>
          <table:table-cell table:formula="of:=([.A678]-[.B678])*100/[.A678]" office:value-type="float" office:value="0.880111112629949" calcext:value-type="float">
            <text:p>0.8801111126</text:p>
          </table:table-cell>
          <table:table-cell table:formula="of:=IF([.A678]&gt;[.B678]; 1; 0)" office:value-type="float" office:value="1" calcext:value-type="float">
            <text:p>1</text:p>
          </table:table-cell>
          <table:table-cell office:value-type="float" office:value="565302" calcext:value-type="float">
            <text:p>565302</text:p>
          </table:table-cell>
          <table:table-cell office:value-type="float" office:value="517387" calcext:value-type="float">
            <text:p>517387</text:p>
          </table:table-cell>
          <table:table-cell table:formula="of:=([.E678]-[.F678])*100/[.E678]" office:value-type="float" office:value="8.47600043870356" calcext:value-type="float">
            <text:p>8.4760004387</text:p>
          </table:table-cell>
          <table:table-cell table:formula="of:=IF([.E678]&gt;[.F678]; 1; 0)" office:value-type="float" office:value="1" calcext:value-type="float">
            <text:p>1</text:p>
          </table:table-cell>
          <table:table-cell office:value-type="float" office:value="91958" calcext:value-type="float">
            <text:p>91958</text:p>
          </table:table-cell>
          <table:table-cell office:value-type="float" office:value="78644" calcext:value-type="float">
            <text:p>78644</text:p>
          </table:table-cell>
          <table:table-cell table:formula="of:=([.I678]-[.J678])*100/[.I678]" office:value-type="float" office:value="14.4783488114139" calcext:value-type="float">
            <text:p>14.4783488114</text:p>
          </table:table-cell>
          <table:table-cell table:formula="of:=IF([.I678]&gt;[.J678]; 1; 0)" office:value-type="float" office:value="1" calcext:value-type="float">
            <text:p>1</text:p>
          </table:table-cell>
          <table:table-cell office:value-type="float" office:value="220488" calcext:value-type="float">
            <text:p>220488</text:p>
          </table:table-cell>
          <table:table-cell office:value-type="float" office:value="197818" calcext:value-type="float">
            <text:p>197818</text:p>
          </table:table-cell>
          <table:table-cell table:formula="of:=([.M678]-[.N678])*100/[.M678]" office:value-type="float" office:value="10.2817386887268" calcext:value-type="float">
            <text:p>10.2817386887</text:p>
          </table:table-cell>
          <table:table-cell table:formula="of:=IF([.M678]&gt;[.N6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74" calcext:value-type="float">
            <text:p>1031274</text:p>
          </table:table-cell>
          <table:table-cell office:value-type="float" office:value="1014563" calcext:value-type="float">
            <text:p>1014563</text:p>
          </table:table-cell>
          <table:table-cell table:formula="of:=([.A679]-[.B679])*100/[.A679]" office:value-type="float" office:value="1.62042289440052" calcext:value-type="float">
            <text:p>1.6204228944</text:p>
          </table:table-cell>
          <table:table-cell table:formula="of:=IF([.A679]&gt;[.B679]; 1; 0)" office:value-type="float" office:value="1" calcext:value-type="float">
            <text:p>1</text:p>
          </table:table-cell>
          <table:table-cell office:value-type="float" office:value="160457" calcext:value-type="float">
            <text:p>160457</text:p>
          </table:table-cell>
          <table:table-cell office:value-type="float" office:value="160371" calcext:value-type="float">
            <text:p>160371</text:p>
          </table:table-cell>
          <table:table-cell table:formula="of:=([.E679]-[.F679])*100/[.E679]" office:value-type="float" office:value="0.0535969138149161" calcext:value-type="float">
            <text:p>0.0535969138</text:p>
          </table:table-cell>
          <table:table-cell table:formula="of:=IF([.E679]&gt;[.F679]; 1; 0)" office:value-type="float" office:value="1" calcext:value-type="float">
            <text:p>1</text:p>
          </table:table-cell>
          <table:table-cell office:value-type="float" office:value="18456" calcext:value-type="float">
            <text:p>18456</text:p>
          </table:table-cell>
          <table:table-cell office:value-type="float" office:value="21020" calcext:value-type="float">
            <text:p>21020</text:p>
          </table:table-cell>
          <table:table-cell table:formula="of:=([.I679]-[.J679])*100/[.I679]" office:value-type="float" office:value="-13.8925010836584" calcext:value-type="float">
            <text:p>-13.8925010837</text:p>
          </table:table-cell>
          <table:table-cell table:formula="of:=IF([.I679]&gt;[.J679]; 1; 0)" office:value-type="float" office:value="0" calcext:value-type="float">
            <text:p>0</text:p>
          </table:table-cell>
          <table:table-cell office:value-type="float" office:value="62379" calcext:value-type="float">
            <text:p>62379</text:p>
          </table:table-cell>
          <table:table-cell office:value-type="float" office:value="59468" calcext:value-type="float">
            <text:p>59468</text:p>
          </table:table-cell>
          <table:table-cell table:formula="of:=([.M679]-[.N679])*100/[.M679]" office:value-type="float" office:value="4.66663460459449" calcext:value-type="float">
            <text:p>4.6666346046</text:p>
          </table:table-cell>
          <table:table-cell table:formula="of:=IF([.M679]&gt;[.N6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265" calcext:value-type="float">
            <text:p>2700265</text:p>
          </table:table-cell>
          <table:table-cell office:value-type="float" office:value="2633634" calcext:value-type="float">
            <text:p>2633634</text:p>
          </table:table-cell>
          <table:table-cell table:formula="of:=([.A680]-[.B680])*100/[.A680]" office:value-type="float" office:value="2.46757262713104" calcext:value-type="float">
            <text:p>2.4675726271</text:p>
          </table:table-cell>
          <table:table-cell table:formula="of:=IF([.A680]&gt;[.B680]; 1; 0)" office:value-type="float" office:value="1" calcext:value-type="float">
            <text:p>1</text:p>
          </table:table-cell>
          <table:table-cell office:value-type="float" office:value="466249" calcext:value-type="float">
            <text:p>466249</text:p>
          </table:table-cell>
          <table:table-cell office:value-type="float" office:value="418740" calcext:value-type="float">
            <text:p>418740</text:p>
          </table:table-cell>
          <table:table-cell table:formula="of:=([.E680]-[.F680])*100/[.E680]" office:value-type="float" office:value="10.1896197096401" calcext:value-type="float">
            <text:p>10.1896197096</text:p>
          </table:table-cell>
          <table:table-cell table:formula="of:=IF([.E680]&gt;[.F680]; 1; 0)" office:value-type="float" office:value="1" calcext:value-type="float">
            <text:p>1</text:p>
          </table:table-cell>
          <table:table-cell office:value-type="float" office:value="94056" calcext:value-type="float">
            <text:p>94056</text:p>
          </table:table-cell>
          <table:table-cell office:value-type="float" office:value="76428" calcext:value-type="float">
            <text:p>76428</text:p>
          </table:table-cell>
          <table:table-cell table:formula="of:=([.I680]-[.J680])*100/[.I680]" office:value-type="float" office:value="18.7420260270477" calcext:value-type="float">
            <text:p>18.742026027</text:p>
          </table:table-cell>
          <table:table-cell table:formula="of:=IF([.I680]&gt;[.J680]; 1; 0)" office:value-type="float" office:value="1" calcext:value-type="float">
            <text:p>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96006" calcext:value-type="float">
            <text:p>196006</text:p>
          </table:table-cell>
          <table:table-cell table:formula="of:=([.M680]-[.N680])*100/[.M680]" office:value-type="float" office:value="11.7972117972118" calcext:value-type="float">
            <text:p>11.7972117972</text:p>
          </table:table-cell>
          <table:table-cell table:formula="of:=IF([.M680]&gt;[.N6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484" calcext:value-type="float">
            <text:p>1043484</text:p>
          </table:table-cell>
          <table:table-cell office:value-type="float" office:value="1044055" calcext:value-type="float">
            <text:p>1044055</text:p>
          </table:table-cell>
          <table:table-cell table:formula="of:=([.A681]-[.B681])*100/[.A681]" office:value-type="float" office:value="-0.0547205323704053" calcext:value-type="float">
            <text:p>-0.0547205324</text:p>
          </table:table-cell>
          <table:table-cell table:formula="of:=IF([.A681]&gt;[.B681]; 1; 0)" office:value-type="float" office:value="0" calcext:value-type="float">
            <text:p>0</text:p>
          </table:table-cell>
          <table:table-cell office:value-type="float" office:value="133145" calcext:value-type="float">
            <text:p>133145</text:p>
          </table:table-cell>
          <table:table-cell office:value-type="float" office:value="164433" calcext:value-type="float">
            <text:p>164433</text:p>
          </table:table-cell>
          <table:table-cell table:formula="of:=([.E681]-[.F681])*100/[.E681]" office:value-type="float" office:value="-23.499192609561" calcext:value-type="float">
            <text:p>-23.4991926096</text:p>
          </table:table-cell>
          <table:table-cell table:formula="of:=IF([.E681]&gt;[.F681]; 1; 0)" office:value-type="float" office:value="0" calcext:value-type="float">
            <text:p>0</text:p>
          </table:table-cell>
          <table:table-cell office:value-type="float" office:value="20831" calcext:value-type="float">
            <text:p>20831</text:p>
          </table:table-cell>
          <table:table-cell office:value-type="float" office:value="21470" calcext:value-type="float">
            <text:p>21470</text:p>
          </table:table-cell>
          <table:table-cell table:formula="of:=([.I681]-[.J681])*100/[.I681]" office:value-type="float" office:value="-3.06754356487927" calcext:value-type="float">
            <text:p>-3.0675435649</text:p>
          </table:table-cell>
          <table:table-cell table:formula="of:=IF([.I681]&gt;[.J681]; 1; 0)" office:value-type="float" office:value="0" calcext:value-type="float">
            <text:p>0</text:p>
          </table:table-cell>
          <table:table-cell office:value-type="float" office:value="63734" calcext:value-type="float">
            <text:p>63734</text:p>
          </table:table-cell>
          <table:table-cell office:value-type="float" office:value="62820" calcext:value-type="float">
            <text:p>62820</text:p>
          </table:table-cell>
          <table:table-cell table:formula="of:=([.M681]-[.N681])*100/[.M681]" office:value-type="float" office:value="1.43408541751655" calcext:value-type="float">
            <text:p>1.4340854175</text:p>
          </table:table-cell>
          <table:table-cell table:formula="of:=IF([.M681]&gt;[.N6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1413" calcext:value-type="float">
            <text:p>2841413</text:p>
          </table:table-cell>
          <table:table-cell office:value-type="float" office:value="2896005" calcext:value-type="float">
            <text:p>2896005</text:p>
          </table:table-cell>
          <table:table-cell table:formula="of:=([.A682]-[.B682])*100/[.A682]" office:value-type="float" office:value="-1.9212976079155" calcext:value-type="float">
            <text:p>-1.9212976079</text:p>
          </table:table-cell>
          <table:table-cell table:formula="of:=IF([.A682]&gt;[.B682]; 1; 0)" office:value-type="float" office:value="0" calcext:value-type="float">
            <text:p>0</text:p>
          </table:table-cell>
          <table:table-cell office:value-type="float" office:value="562741" calcext:value-type="float">
            <text:p>562741</text:p>
          </table:table-cell>
          <table:table-cell office:value-type="float" office:value="498243" calcext:value-type="float">
            <text:p>498243</text:p>
          </table:table-cell>
          <table:table-cell table:formula="of:=([.E682]-[.F682])*100/[.E682]" office:value-type="float" office:value="11.4614005377252" calcext:value-type="float">
            <text:p>11.4614005377</text:p>
          </table:table-cell>
          <table:table-cell table:formula="of:=IF([.E682]&gt;[.F682]; 1; 0)" office:value-type="float" office:value="1" calcext:value-type="float">
            <text:p>1</text:p>
          </table:table-cell>
          <table:table-cell office:value-type="float" office:value="93985" calcext:value-type="float">
            <text:p>93985</text:p>
          </table:table-cell>
          <table:table-cell office:value-type="float" office:value="76281" calcext:value-type="float">
            <text:p>76281</text:p>
          </table:table-cell>
          <table:table-cell table:formula="of:=([.I682]-[.J682])*100/[.I682]" office:value-type="float" office:value="18.8370484651806" calcext:value-type="float">
            <text:p>18.8370484652</text:p>
          </table:table-cell>
          <table:table-cell table:formula="of:=IF([.I682]&gt;[.J682]; 1; 0)" office:value-type="float" office:value="1" calcext:value-type="float">
            <text:p>1</text:p>
          </table:table-cell>
          <table:table-cell office:value-type="float" office:value="222373" calcext:value-type="float">
            <text:p>222373</text:p>
          </table:table-cell>
          <table:table-cell office:value-type="float" office:value="195408" calcext:value-type="float">
            <text:p>195408</text:p>
          </table:table-cell>
          <table:table-cell table:formula="of:=([.M682]-[.N682])*100/[.M682]" office:value-type="float" office:value="12.126022493738" calcext:value-type="float">
            <text:p>12.1260224937</text:p>
          </table:table-cell>
          <table:table-cell table:formula="of:=IF([.M682]&gt;[.N6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713" calcext:value-type="float">
            <text:p>1095713</text:p>
          </table:table-cell>
          <table:table-cell office:value-type="float" office:value="958047" calcext:value-type="float">
            <text:p>958047</text:p>
          </table:table-cell>
          <table:table-cell table:formula="of:=([.A683]-[.B683])*100/[.A683]" office:value-type="float" office:value="12.5640564636908" calcext:value-type="float">
            <text:p>12.5640564637</text:p>
          </table:table-cell>
          <table:table-cell table:formula="of:=IF([.A683]&gt;[.B683]; 1; 0)" office:value-type="float" office:value="1" calcext:value-type="float">
            <text:p>1</text:p>
          </table:table-cell>
          <table:table-cell office:value-type="float" office:value="169538" calcext:value-type="float">
            <text:p>169538</text:p>
          </table:table-cell>
          <table:table-cell office:value-type="float" office:value="169013" calcext:value-type="float">
            <text:p>169013</text:p>
          </table:table-cell>
          <table:table-cell table:formula="of:=([.E683]-[.F683])*100/[.E683]" office:value-type="float" office:value="0.309665089832368" calcext:value-type="float">
            <text:p>0.3096650898</text:p>
          </table:table-cell>
          <table:table-cell table:formula="of:=IF([.E683]&gt;[.F683]; 1; 0)" office:value-type="float" office:value="1" calcext:value-type="float">
            <text:p>1</text:p>
          </table:table-cell>
          <table:table-cell office:value-type="float" office:value="21322" calcext:value-type="float">
            <text:p>21322</text:p>
          </table:table-cell>
          <table:table-cell office:value-type="float" office:value="24011" calcext:value-type="float">
            <text:p>24011</text:p>
          </table:table-cell>
          <table:table-cell table:formula="of:=([.I683]-[.J683])*100/[.I683]" office:value-type="float" office:value="-12.6113872995029" calcext:value-type="float">
            <text:p>-12.6113872995</text:p>
          </table:table-cell>
          <table:table-cell table:formula="of:=IF([.I683]&gt;[.J683]; 1; 0)" office:value-type="float" office:value="0" calcext:value-type="float">
            <text:p>0</text:p>
          </table:table-cell>
          <table:table-cell office:value-type="float" office:value="65174" calcext:value-type="float">
            <text:p>65174</text:p>
          </table:table-cell>
          <table:table-cell office:value-type="float" office:value="52158" calcext:value-type="float">
            <text:p>52158</text:p>
          </table:table-cell>
          <table:table-cell table:formula="of:=([.M683]-[.N683])*100/[.M683]" office:value-type="float" office:value="19.971154141222" calcext:value-type="float">
            <text:p>19.9711541412</text:p>
          </table:table-cell>
          <table:table-cell table:formula="of:=IF([.M683]&gt;[.N6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7638" calcext:value-type="float">
            <text:p>2417638</text:p>
          </table:table-cell>
          <table:table-cell office:value-type="float" office:value="2463644" calcext:value-type="float">
            <text:p>2463644</text:p>
          </table:table-cell>
          <table:table-cell table:formula="of:=([.A684]-[.B684])*100/[.A684]" office:value-type="float" office:value="-1.90293170441563" calcext:value-type="float">
            <text:p>-1.9029317044</text:p>
          </table:table-cell>
          <table:table-cell table:formula="of:=IF([.A684]&gt;[.B684]; 1; 0)" office:value-type="float" office:value="0" calcext:value-type="float">
            <text:p>0</text:p>
          </table:table-cell>
          <table:table-cell office:value-type="float" office:value="564879" calcext:value-type="float">
            <text:p>564879</text:p>
          </table:table-cell>
          <table:table-cell office:value-type="float" office:value="440012" calcext:value-type="float">
            <text:p>440012</text:p>
          </table:table-cell>
          <table:table-cell table:formula="of:=([.E684]-[.F684])*100/[.E684]" office:value-type="float" office:value="22.1050879922957" calcext:value-type="float">
            <text:p>22.1050879923</text:p>
          </table:table-cell>
          <table:table-cell table:formula="of:=IF([.E684]&gt;[.F684]; 1; 0)" office:value-type="float" office:value="1" calcext:value-type="float">
            <text:p>1</text:p>
          </table:table-cell>
          <table:table-cell office:value-type="float" office:value="91953" calcext:value-type="float">
            <text:p>91953</text:p>
          </table:table-cell>
          <table:table-cell office:value-type="float" office:value="75928" calcext:value-type="float">
            <text:p>75928</text:p>
          </table:table-cell>
          <table:table-cell table:formula="of:=([.I684]-[.J684])*100/[.I684]" office:value-type="float" office:value="17.4273813796178" calcext:value-type="float">
            <text:p>17.4273813796</text:p>
          </table:table-cell>
          <table:table-cell table:formula="of:=IF([.I684]&gt;[.J684]; 1; 0)" office:value-type="float" office:value="1" calcext:value-type="float">
            <text:p>1</text:p>
          </table:table-cell>
          <table:table-cell office:value-type="float" office:value="222503" calcext:value-type="float">
            <text:p>222503</text:p>
          </table:table-cell>
          <table:table-cell office:value-type="float" office:value="174251" calcext:value-type="float">
            <text:p>174251</text:p>
          </table:table-cell>
          <table:table-cell table:formula="of:=([.M684]-[.N684])*100/[.M684]" office:value-type="float" office:value="21.6859997393294" calcext:value-type="float">
            <text:p>21.6859997393</text:p>
          </table:table-cell>
          <table:table-cell table:formula="of:=IF([.M684]&gt;[.N6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float" office:value="1108567" calcext:value-type="float">
            <text:p>1108567</text:p>
          </table:table-cell>
          <table:table-cell table:formula="of:=([.A685]-[.B685])*100/[.A685]" office:value-type="float" office:value="-0.283145941378839" calcext:value-type="float">
            <text:p>-0.2831459414</text:p>
          </table:table-cell>
          <table:table-cell table:formula="of:=IF([.A685]&gt;[.B685]; 1; 0)" office:value-type="float" office:value="0" calcext:value-type="float">
            <text:p>0</text:p>
          </table:table-cell>
          <table:table-cell office:value-type="float" office:value="173142" calcext:value-type="float">
            <text:p>173142</text:p>
          </table:table-cell>
          <table:table-cell office:value-type="float" office:value="172686" calcext:value-type="float">
            <text:p>172686</text:p>
          </table:table-cell>
          <table:table-cell table:formula="of:=([.E685]-[.F685])*100/[.E685]" office:value-type="float" office:value="0.263367640433863" calcext:value-type="float">
            <text:p>0.2633676404</text:p>
          </table:table-cell>
          <table:table-cell table:formula="of:=IF([.E685]&gt;[.F685]; 1; 0)" office:value-type="float" office:value="1" calcext:value-type="float">
            <text:p>1</text:p>
          </table:table-cell>
          <table:table-cell office:value-type="float" office:value="21787" calcext:value-type="float">
            <text:p>21787</text:p>
          </table:table-cell>
          <table:table-cell office:value-type="float" office:value="22404" calcext:value-type="float">
            <text:p>22404</text:p>
          </table:table-cell>
          <table:table-cell table:formula="of:=([.I685]-[.J685])*100/[.I685]" office:value-type="float" office:value="-2.83196401523844" calcext:value-type="float">
            <text:p>-2.8319640152</text:p>
          </table:table-cell>
          <table:table-cell table:formula="of:=IF([.I685]&gt;[.J685]; 1; 0)" office:value-type="float" office:value="0" calcext:value-type="float">
            <text:p>0</text:p>
          </table:table-cell>
          <table:table-cell office:value-type="float" office:value="54468" calcext:value-type="float">
            <text:p>54468</text:p>
          </table:table-cell>
          <table:table-cell office:value-type="float" office:value="65672" calcext:value-type="float">
            <text:p>65672</text:p>
          </table:table-cell>
          <table:table-cell table:formula="of:=([.M685]-[.N685])*100/[.M685]" office:value-type="float" office:value="-20.5698758904311" calcext:value-type="float">
            <text:p>-20.5698758904</text:p>
          </table:table-cell>
          <table:table-cell table:formula="of:=IF([.M685]&gt;[.N6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554" calcext:value-type="float">
            <text:p>2818554</text:p>
          </table:table-cell>
          <table:table-cell office:value-type="float" office:value="2590663" calcext:value-type="float">
            <text:p>2590663</text:p>
          </table:table-cell>
          <table:table-cell table:formula="of:=([.A686]-[.B686])*100/[.A686]" office:value-type="float" office:value="8.08538704598174" calcext:value-type="float">
            <text:p>8.085387046</text:p>
          </table:table-cell>
          <table:table-cell table:formula="of:=IF([.A686]&gt;[.B686]; 1; 0)" office:value-type="float" office:value="1" calcext:value-type="float">
            <text:p>1</text:p>
          </table:table-cell>
          <table:table-cell office:value-type="float" office:value="542520" calcext:value-type="float">
            <text:p>542520</text:p>
          </table:table-cell>
          <table:table-cell office:value-type="float" office:value="516241" calcext:value-type="float">
            <text:p>516241</text:p>
          </table:table-cell>
          <table:table-cell table:formula="of:=([.E686]-[.F686])*100/[.E686]" office:value-type="float" office:value="4.84387672343877" calcext:value-type="float">
            <text:p>4.8438767234</text:p>
          </table:table-cell>
          <table:table-cell table:formula="of:=IF([.E686]&gt;[.F686]; 1; 0)" office:value-type="float" office:value="1" calcext:value-type="float">
            <text:p>1</text:p>
          </table:table-cell>
          <table:table-cell office:value-type="float" office:value="91889" calcext:value-type="float">
            <text:p>91889</text:p>
          </table:table-cell>
          <table:table-cell office:value-type="float" office:value="77779" calcext:value-type="float">
            <text:p>77779</text:p>
          </table:table-cell>
          <table:table-cell table:formula="of:=([.I686]-[.J686])*100/[.I686]" office:value-type="float" office:value="15.3554832460904" calcext:value-type="float">
            <text:p>15.3554832461</text:p>
          </table:table-cell>
          <table:table-cell table:formula="of:=IF([.I686]&gt;[.J686]; 1; 0)" office:value-type="float" office:value="1" calcext:value-type="float">
            <text:p>1</text:p>
          </table:table-cell>
          <table:table-cell office:value-type="float" office:value="220705" calcext:value-type="float">
            <text:p>220705</text:p>
          </table:table-cell>
          <table:table-cell office:value-type="float" office:value="197014" calcext:value-type="float">
            <text:p>197014</text:p>
          </table:table-cell>
          <table:table-cell table:formula="of:=([.M686]-[.N686])*100/[.M686]" office:value-type="float" office:value="10.7342380100134" calcext:value-type="float">
            <text:p>10.73423801</text:p>
          </table:table-cell>
          <table:table-cell table:formula="of:=IF([.M686]&gt;[.N6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045" calcext:value-type="float">
            <text:p>1160045</text:p>
          </table:table-cell>
          <table:table-cell office:value-type="float" office:value="1134745" calcext:value-type="float">
            <text:p>1134745</text:p>
          </table:table-cell>
          <table:table-cell table:formula="of:=([.A687]-[.B687])*100/[.A687]" office:value-type="float" office:value="2.18094987694443" calcext:value-type="float">
            <text:p>2.1809498769</text:p>
          </table:table-cell>
          <table:table-cell table:formula="of:=IF([.A687]&gt;[.B687]; 1; 0)" office:value-type="float" office:value="1" calcext:value-type="float">
            <text:p>1</text:p>
          </table:table-cell>
          <table:table-cell office:value-type="float" office:value="179060" calcext:value-type="float">
            <text:p>179060</text:p>
          </table:table-cell>
          <table:table-cell office:value-type="float" office:value="176747" calcext:value-type="float">
            <text:p>176747</text:p>
          </table:table-cell>
          <table:table-cell table:formula="of:=([.E687]-[.F687])*100/[.E687]" office:value-type="float" office:value="1.29174578353625" calcext:value-type="float">
            <text:p>1.2917457835</text:p>
          </table:table-cell>
          <table:table-cell table:formula="of:=IF([.E687]&gt;[.F687]; 1; 0)" office:value-type="float" office:value="1" calcext:value-type="float">
            <text:p>1</text:p>
          </table:table-cell>
          <table:table-cell office:value-type="float" office:value="22190" calcext:value-type="float">
            <text:p>22190</text:p>
          </table:table-cell>
          <table:table-cell office:value-type="float" office:value="22892" calcext:value-type="float">
            <text:p>22892</text:p>
          </table:table-cell>
          <table:table-cell table:formula="of:=([.I687]-[.J687])*100/[.I687]" office:value-type="float" office:value="-3.16358720144209" calcext:value-type="float">
            <text:p>-3.1635872014</text:p>
          </table:table-cell>
          <table:table-cell table:formula="of:=IF([.I687]&gt;[.J687]; 1; 0)" office:value-type="float" office:value="0" calcext:value-type="float">
            <text:p>0</text:p>
          </table:table-cell>
          <table:table-cell office:value-type="float" office:value="68086" calcext:value-type="float">
            <text:p>68086</text:p>
          </table:table-cell>
          <table:table-cell office:value-type="float" office:value="67098" calcext:value-type="float">
            <text:p>67098</text:p>
          </table:table-cell>
          <table:table-cell table:formula="of:=([.M687]-[.N687])*100/[.M687]" office:value-type="float" office:value="1.45110595423435" calcext:value-type="float">
            <text:p>1.4511059542</text:p>
          </table:table-cell>
          <table:table-cell table:formula="of:=IF([.M687]&gt;[.N6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4673" calcext:value-type="float">
            <text:p>2714673</text:p>
          </table:table-cell>
          <table:table-cell office:value-type="float" office:value="2833128" calcext:value-type="float">
            <text:p>2833128</text:p>
          </table:table-cell>
          <table:table-cell table:formula="of:=([.A688]-[.B688])*100/[.A688]" office:value-type="float" office:value="-4.36350897511413" calcext:value-type="float">
            <text:p>-4.3635089751</text:p>
          </table:table-cell>
          <table:table-cell table:formula="of:=IF([.A688]&gt;[.B688]; 1; 0)" office:value-type="float" office:value="0" calcext:value-type="float">
            <text:p>0</text:p>
          </table:table-cell>
          <table:table-cell office:value-type="float" office:value="457161" calcext:value-type="float">
            <text:p>457161</text:p>
          </table:table-cell>
          <table:table-cell office:value-type="float" office:value="512926" calcext:value-type="float">
            <text:p>512926</text:p>
          </table:table-cell>
          <table:table-cell table:formula="of:=([.E688]-[.F688])*100/[.E688]" office:value-type="float" office:value="-12.1981096375238" calcext:value-type="float">
            <text:p>-12.1981096375</text:p>
          </table:table-cell>
          <table:table-cell table:formula="of:=IF([.E688]&gt;[.F688]; 1; 0)" office:value-type="float" office:value="0" calcext:value-type="float">
            <text:p>0</text:p>
          </table:table-cell>
          <table:table-cell office:value-type="float" office:value="88081" calcext:value-type="float">
            <text:p>88081</text:p>
          </table:table-cell>
          <table:table-cell office:value-type="float" office:value="61419" calcext:value-type="float">
            <text:p>61419</text:p>
          </table:table-cell>
          <table:table-cell table:formula="of:=([.I688]-[.J688])*100/[.I688]" office:value-type="float" office:value="30.269865237679" calcext:value-type="float">
            <text:p>30.2698652377</text:p>
          </table:table-cell>
          <table:table-cell table:formula="of:=IF([.I688]&gt;[.J688]; 1; 0)" office:value-type="float" office:value="1" calcext:value-type="float">
            <text:p>1</text:p>
          </table:table-cell>
          <table:table-cell office:value-type="float" office:value="222296" calcext:value-type="float">
            <text:p>222296</text:p>
          </table:table-cell>
          <table:table-cell office:value-type="float" office:value="191479" calcext:value-type="float">
            <text:p>191479</text:p>
          </table:table-cell>
          <table:table-cell table:formula="of:=([.M688]-[.N688])*100/[.M688]" office:value-type="float" office:value="13.8630474682405" calcext:value-type="float">
            <text:p>13.8630474682</text:p>
          </table:table-cell>
          <table:table-cell table:formula="of:=IF([.M688]&gt;[.N6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501" calcext:value-type="float">
            <text:p>947501</text:p>
          </table:table-cell>
          <table:table-cell office:value-type="float" office:value="1182419" calcext:value-type="float">
            <text:p>1182419</text:p>
          </table:table-cell>
          <table:table-cell table:formula="of:=([.A689]-[.B689])*100/[.A689]" office:value-type="float" office:value="-24.7934302971712" calcext:value-type="float">
            <text:p>-24.7934302972</text:p>
          </table:table-cell>
          <table:table-cell table:formula="of:=IF([.A689]&gt;[.B689]; 1; 0)" office:value-type="float" office:value="0" calcext:value-type="float">
            <text:p>0</text:p>
          </table:table-cell>
          <table:table-cell office:value-type="float" office:value="176848" calcext:value-type="float">
            <text:p>176848</text:p>
          </table:table-cell>
          <table:table-cell office:value-type="float" office:value="182101" calcext:value-type="float">
            <text:p>182101</text:p>
          </table:table-cell>
          <table:table-cell table:formula="of:=([.E689]-[.F689])*100/[.E689]" office:value-type="float" office:value="-2.97034741699086" calcext:value-type="float">
            <text:p>-2.970347417</text:p>
          </table:table-cell>
          <table:table-cell table:formula="of:=IF([.E689]&gt;[.F689]; 1; 0)" office:value-type="float" office:value="0" calcext:value-type="float">
            <text:p>0</text:p>
          </table:table-cell>
          <table:table-cell office:value-type="float" office:value="22682" calcext:value-type="float">
            <text:p>22682</text:p>
          </table:table-cell>
          <table:table-cell office:value-type="float" office:value="23386" calcext:value-type="float">
            <text:p>23386</text:p>
          </table:table-cell>
          <table:table-cell table:formula="of:=([.I689]-[.J689])*100/[.I689]" office:value-type="float" office:value="-3.10378273520854" calcext:value-type="float">
            <text:p>-3.1037827352</text:p>
          </table:table-cell>
          <table:table-cell table:formula="of:=IF([.I689]&gt;[.J689]; 1; 0)" office:value-type="float" office:value="0" calcext:value-type="float">
            <text:p>0</text:p>
          </table:table-cell>
          <table:table-cell office:value-type="float" office:value="71525" calcext:value-type="float">
            <text:p>71525</text:p>
          </table:table-cell>
          <table:table-cell office:value-type="float" office:value="68500" calcext:value-type="float">
            <text:p>68500</text:p>
          </table:table-cell>
          <table:table-cell table:formula="of:=([.M689]-[.N689])*100/[.M689]" office:value-type="float" office:value="4.22929045788186" calcext:value-type="float">
            <text:p>4.2292904579</text:p>
          </table:table-cell>
          <table:table-cell table:formula="of:=IF([.M689]&gt;[.N6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8697" calcext:value-type="float">
            <text:p>2688697</text:p>
          </table:table-cell>
          <table:table-cell office:value-type="float" office:value="2532430" calcext:value-type="float">
            <text:p>2532430</text:p>
          </table:table-cell>
          <table:table-cell table:formula="of:=([.A690]-[.B690])*100/[.A690]" office:value-type="float" office:value="5.81199740989781" calcext:value-type="float">
            <text:p>5.8119974099</text:p>
          </table:table-cell>
          <table:table-cell table:formula="of:=IF([.A690]&gt;[.B690]; 1; 0)" office:value-type="float" office:value="1" calcext:value-type="float">
            <text:p>1</text:p>
          </table:table-cell>
          <table:table-cell office:value-type="float" office:value="564872" calcext:value-type="float">
            <text:p>564872</text:p>
          </table:table-cell>
          <table:table-cell office:value-type="float" office:value="511989" calcext:value-type="float">
            <text:p>511989</text:p>
          </table:table-cell>
          <table:table-cell table:formula="of:=([.E690]-[.F690])*100/[.E690]" office:value-type="float" office:value="9.3619439448229" calcext:value-type="float">
            <text:p>9.3619439448</text:p>
          </table:table-cell>
          <table:table-cell table:formula="of:=IF([.E690]&gt;[.F690]; 1; 0)" office:value-type="float" office:value="1" calcext:value-type="float">
            <text:p>1</text:p>
          </table:table-cell>
          <table:table-cell office:value-type="float" office:value="94147" calcext:value-type="float">
            <text:p>94147</text:p>
          </table:table-cell>
          <table:table-cell office:value-type="float" office:value="75346" calcext:value-type="float">
            <text:p>75346</text:p>
          </table:table-cell>
          <table:table-cell table:formula="of:=([.I690]-[.J690])*100/[.I690]" office:value-type="float" office:value="19.969834407894" calcext:value-type="float">
            <text:p>19.9698344079</text:p>
          </table:table-cell>
          <table:table-cell table:formula="of:=IF([.I690]&gt;[.J690]; 1; 0)" office:value-type="float" office:value="1" calcext:value-type="float">
            <text:p>1</text:p>
          </table:table-cell>
          <table:table-cell office:value-type="float" office:value="222095" calcext:value-type="float">
            <text:p>222095</text:p>
          </table:table-cell>
          <table:table-cell office:value-type="float" office:value="194237" calcext:value-type="float">
            <text:p>194237</text:p>
          </table:table-cell>
          <table:table-cell table:formula="of:=([.M690]-[.N690])*100/[.M690]" office:value-type="float" office:value="12.5432810283888" calcext:value-type="float">
            <text:p>12.5432810284</text:p>
          </table:table-cell>
          <table:table-cell table:formula="of:=IF([.M690]&gt;[.N6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862" calcext:value-type="float">
            <text:p>1189862</text:p>
          </table:table-cell>
          <table:table-cell office:value-type="float" office:value="1193625" calcext:value-type="float">
            <text:p>1193625</text:p>
          </table:table-cell>
          <table:table-cell table:formula="of:=([.A691]-[.B691])*100/[.A691]" office:value-type="float" office:value="-0.316255162363366" calcext:value-type="float">
            <text:p>-0.3162551624</text:p>
          </table:table-cell>
          <table:table-cell table:formula="of:=IF([.A691]&gt;[.B691]; 1; 0)" office:value-type="float" office:value="0" calcext:value-type="float">
            <text:p>0</text:p>
          </table:table-cell>
          <table:table-cell office:value-type="float" office:value="184458" calcext:value-type="float">
            <text:p>184458</text:p>
          </table:table-cell>
          <table:table-cell office:value-type="float" office:value="153200" calcext:value-type="float">
            <text:p>153200</text:p>
          </table:table-cell>
          <table:table-cell table:formula="of:=([.E691]-[.F691])*100/[.E691]" office:value-type="float" office:value="16.9458630148869" calcext:value-type="float">
            <text:p>16.9458630149</text:p>
          </table:table-cell>
          <table:table-cell table:formula="of:=IF([.E691]&gt;[.F691]; 1; 0)" office:value-type="float" office:value="1" calcext:value-type="float">
            <text:p>1</text:p>
          </table:table-cell>
          <table:table-cell office:value-type="float" office:value="23112" calcext:value-type="float">
            <text:p>23112</text:p>
          </table:table-cell>
          <table:table-cell office:value-type="float" office:value="25876" calcext:value-type="float">
            <text:p>25876</text:p>
          </table:table-cell>
          <table:table-cell table:formula="of:=([.I691]-[.J691])*100/[.I691]" office:value-type="float" office:value="-11.9591554170993" calcext:value-type="float">
            <text:p>-11.9591554171</text:p>
          </table:table-cell>
          <table:table-cell table:formula="of:=IF([.I691]&gt;[.J691]; 1; 0)" office:value-type="float" office:value="0" calcext:value-type="float">
            <text:p>0</text:p>
          </table:table-cell>
          <table:table-cell office:value-type="float" office:value="72918" calcext:value-type="float">
            <text:p>72918</text:p>
          </table:table-cell>
          <table:table-cell office:value-type="float" office:value="69949" calcext:value-type="float">
            <text:p>69949</text:p>
          </table:table-cell>
          <table:table-cell table:formula="of:=([.M691]-[.N691])*100/[.M691]" office:value-type="float" office:value="4.07169697468389" calcext:value-type="float">
            <text:p>4.0716969747</text:p>
          </table:table-cell>
          <table:table-cell table:formula="of:=IF([.M691]&gt;[.N6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6688" calcext:value-type="float">
            <text:p>2616688</text:p>
          </table:table-cell>
          <table:table-cell office:value-type="float" office:value="2456823" calcext:value-type="float">
            <text:p>2456823</text:p>
          </table:table-cell>
          <table:table-cell table:formula="of:=([.A692]-[.B692])*100/[.A692]" office:value-type="float" office:value="6.10944063640755" calcext:value-type="float">
            <text:p>6.1094406364</text:p>
          </table:table-cell>
          <table:table-cell table:formula="of:=IF([.A692]&gt;[.B692]; 1; 0)" office:value-type="float" office:value="1" calcext:value-type="float">
            <text:p>1</text:p>
          </table:table-cell>
          <table:table-cell office:value-type="float" office:value="472018" calcext:value-type="float">
            <text:p>472018</text:p>
          </table:table-cell>
          <table:table-cell office:value-type="float" office:value="421518" calcext:value-type="float">
            <text:p>421518</text:p>
          </table:table-cell>
          <table:table-cell table:formula="of:=([.E692]-[.F692])*100/[.E692]" office:value-type="float" office:value="10.6987445394032" calcext:value-type="float">
            <text:p>10.6987445394</text:p>
          </table:table-cell>
          <table:table-cell table:formula="of:=IF([.E692]&gt;[.F692]; 1; 0)" office:value-type="float" office:value="1" calcext:value-type="float">
            <text:p>1</text:p>
          </table:table-cell>
          <table:table-cell office:value-type="float" office:value="92073" calcext:value-type="float">
            <text:p>92073</text:p>
          </table:table-cell>
          <table:table-cell office:value-type="float" office:value="75054" calcext:value-type="float">
            <text:p>75054</text:p>
          </table:table-cell>
          <table:table-cell table:formula="of:=([.I692]-[.J692])*100/[.I692]" office:value-type="float" office:value="18.4842461959532" calcext:value-type="float">
            <text:p>18.484246196</text:p>
          </table:table-cell>
          <table:table-cell table:formula="of:=IF([.I692]&gt;[.J692]; 1; 0)" office:value-type="float" office:value="1" calcext:value-type="float">
            <text:p>1</text:p>
          </table:table-cell>
          <table:table-cell office:value-type="float" office:value="222620" calcext:value-type="float">
            <text:p>222620</text:p>
          </table:table-cell>
          <table:table-cell office:value-type="float" office:value="194599" calcext:value-type="float">
            <text:p>194599</text:p>
          </table:table-cell>
          <table:table-cell table:formula="of:=([.M692]-[.N692])*100/[.M692]" office:value-type="float" office:value="12.5869194142485" calcext:value-type="float">
            <text:p>12.5869194142</text:p>
          </table:table-cell>
          <table:table-cell table:formula="of:=IF([.M692]&gt;[.N6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238" calcext:value-type="float">
            <text:p>997238</text:p>
          </table:table-cell>
          <table:table-cell office:value-type="float" office:value="1090613" calcext:value-type="float">
            <text:p>1090613</text:p>
          </table:table-cell>
          <table:table-cell table:formula="of:=([.A693]-[.B693])*100/[.A693]" office:value-type="float" office:value="-9.36336160475233" calcext:value-type="float">
            <text:p>-9.3633616048</text:p>
          </table:table-cell>
          <table:table-cell table:formula="of:=IF([.A693]&gt;[.B693]; 1; 0)" office:value-type="float" office:value="0" calcext:value-type="float">
            <text:p>0</text:p>
          </table:table-cell>
          <table:table-cell office:value-type="float" office:value="190831" calcext:value-type="float">
            <text:p>190831</text:p>
          </table:table-cell>
          <table:table-cell office:value-type="float" office:value="191543" calcext:value-type="float">
            <text:p>191543</text:p>
          </table:table-cell>
          <table:table-cell table:formula="of:=([.E693]-[.F693])*100/[.E693]" office:value-type="float" office:value="-0.373104998663739" calcext:value-type="float">
            <text:p>-0.3731049987</text:p>
          </table:table-cell>
          <table:table-cell table:formula="of:=IF([.E693]&gt;[.F693]; 1; 0)" office:value-type="float" office:value="0" calcext:value-type="float">
            <text:p>0</text:p>
          </table:table-cell>
          <table:table-cell office:value-type="float" office:value="25557" calcext:value-type="float">
            <text:p>25557</text:p>
          </table:table-cell>
          <table:table-cell office:value-type="float" office:value="24475" calcext:value-type="float">
            <text:p>24475</text:p>
          </table:table-cell>
          <table:table-cell table:formula="of:=([.I693]-[.J693])*100/[.I693]" office:value-type="float" office:value="4.23367374887506" calcext:value-type="float">
            <text:p>4.2336737489</text:p>
          </table:table-cell>
          <table:table-cell table:formula="of:=IF([.I693]&gt;[.J693]; 1; 0)" office:value-type="float" office:value="1" calcext:value-type="float">
            <text:p>1</text:p>
          </table:table-cell>
          <table:table-cell office:value-type="float" office:value="74303" calcext:value-type="float">
            <text:p>74303</text:p>
          </table:table-cell>
          <table:table-cell office:value-type="float" office:value="73409" calcext:value-type="float">
            <text:p>73409</text:p>
          </table:table-cell>
          <table:table-cell table:formula="of:=([.M693]-[.N693])*100/[.M693]" office:value-type="float" office:value="1.20318156736606" calcext:value-type="float">
            <text:p>1.2031815674</text:p>
          </table:table-cell>
          <table:table-cell table:formula="of:=IF([.M693]&gt;[.N6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9280" calcext:value-type="float">
            <text:p>3009280</text:p>
          </table:table-cell>
          <table:table-cell office:value-type="float" office:value="2666918" calcext:value-type="float">
            <text:p>2666918</text:p>
          </table:table-cell>
          <table:table-cell table:formula="of:=([.A694]-[.B694])*100/[.A694]" office:value-type="float" office:value="11.376874202467" calcext:value-type="float">
            <text:p>11.3768742025</text:p>
          </table:table-cell>
          <table:table-cell table:formula="of:=IF([.A694]&gt;[.B694]; 1; 0)" office:value-type="float" office:value="1" calcext:value-type="float">
            <text:p>1</text:p>
          </table:table-cell>
          <table:table-cell office:value-type="float" office:value="564952" calcext:value-type="float">
            <text:p>564952</text:p>
          </table:table-cell>
          <table:table-cell office:value-type="float" office:value="508210" calcext:value-type="float">
            <text:p>508210</text:p>
          </table:table-cell>
          <table:table-cell table:formula="of:=([.E694]-[.F694])*100/[.E694]" office:value-type="float" office:value="10.0436851272321" calcext:value-type="float">
            <text:p>10.0436851272</text:p>
          </table:table-cell>
          <table:table-cell table:formula="of:=IF([.E694]&gt;[.F694]; 1; 0)" office:value-type="float" office:value="1" calcext:value-type="float">
            <text:p>1</text:p>
          </table:table-cell>
          <table:table-cell office:value-type="float" office:value="76099" calcext:value-type="float">
            <text:p>76099</text:p>
          </table:table-cell>
          <table:table-cell office:value-type="float" office:value="74917" calcext:value-type="float">
            <text:p>74917</text:p>
          </table:table-cell>
          <table:table-cell table:formula="of:=([.I694]-[.J694])*100/[.I694]" office:value-type="float" office:value="1.55323985860524" calcext:value-type="float">
            <text:p>1.5532398586</text:p>
          </table:table-cell>
          <table:table-cell table:formula="of:=IF([.I694]&gt;[.J694]; 1; 0)" office:value-type="float" office:value="1" calcext:value-type="float">
            <text:p>1</text:p>
          </table:table-cell>
          <table:table-cell office:value-type="float" office:value="223038" calcext:value-type="float">
            <text:p>223038</text:p>
          </table:table-cell>
          <table:table-cell office:value-type="float" office:value="193722" calcext:value-type="float">
            <text:p>193722</text:p>
          </table:table-cell>
          <table:table-cell table:formula="of:=([.M694]-[.N694])*100/[.M694]" office:value-type="float" office:value="13.1439485648186" calcext:value-type="float">
            <text:p>13.1439485648</text:p>
          </table:table-cell>
          <table:table-cell table:formula="of:=IF([.M694]&gt;[.N6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061" calcext:value-type="float">
            <text:p>1249061</text:p>
          </table:table-cell>
          <table:table-cell office:value-type="float" office:value="1138576" calcext:value-type="float">
            <text:p>1138576</text:p>
          </table:table-cell>
          <table:table-cell table:formula="of:=([.A695]-[.B695])*100/[.A695]" office:value-type="float" office:value="8.84544469805718" calcext:value-type="float">
            <text:p>8.8454446981</text:p>
          </table:table-cell>
          <table:table-cell table:formula="of:=IF([.A695]&gt;[.B695]; 1; 0)" office:value-type="float" office:value="1" calcext:value-type="float">
            <text:p>1</text:p>
          </table:table-cell>
          <table:table-cell office:value-type="float" office:value="198111" calcext:value-type="float">
            <text:p>198111</text:p>
          </table:table-cell>
          <table:table-cell office:value-type="float" office:value="199970" calcext:value-type="float">
            <text:p>199970</text:p>
          </table:table-cell>
          <table:table-cell table:formula="of:=([.E695]-[.F695])*100/[.E695]" office:value-type="float" office:value="-0.938362836995422" calcext:value-type="float">
            <text:p>-0.938362837</text:p>
          </table:table-cell>
          <table:table-cell table:formula="of:=IF([.E695]&gt;[.F695]; 1; 0)" office:value-type="float" office:value="0" calcext:value-type="float">
            <text:p>0</text:p>
          </table:table-cell>
          <table:table-cell office:value-type="float" office:value="26016" calcext:value-type="float">
            <text:p>26016</text:p>
          </table:table-cell>
          <table:table-cell office:value-type="float" office:value="24781" calcext:value-type="float">
            <text:p>24781</text:p>
          </table:table-cell>
          <table:table-cell table:formula="of:=([.I695]-[.J695])*100/[.I695]" office:value-type="float" office:value="4.74707872078721" calcext:value-type="float">
            <text:p>4.7470787208</text:p>
          </table:table-cell>
          <table:table-cell table:formula="of:=IF([.I695]&gt;[.J695]; 1; 0)" office:value-type="float" office:value="1" calcext:value-type="float">
            <text:p>1</text:p>
          </table:table-cell>
          <table:table-cell office:value-type="float" office:value="75826" calcext:value-type="float">
            <text:p>75826</text:p>
          </table:table-cell>
          <table:table-cell office:value-type="float" office:value="74740" calcext:value-type="float">
            <text:p>74740</text:p>
          </table:table-cell>
          <table:table-cell table:formula="of:=([.M695]-[.N695])*100/[.M695]" office:value-type="float" office:value="1.43222641310368" calcext:value-type="float">
            <text:p>1.4322264131</text:p>
          </table:table-cell>
          <table:table-cell table:formula="of:=IF([.M695]&gt;[.N6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8967" calcext:value-type="float">
            <text:p>2428967</text:p>
          </table:table-cell>
          <table:table-cell office:value-type="float" office:value="2958301" calcext:value-type="float">
            <text:p>2958301</text:p>
          </table:table-cell>
          <table:table-cell table:formula="of:=([.A696]-[.B696])*100/[.A696]" office:value-type="float" office:value="-21.7925562595128" calcext:value-type="float">
            <text:p>-21.7925562595</text:p>
          </table:table-cell>
          <table:table-cell table:formula="of:=IF([.A696]&gt;[.B696]; 1; 0)" office:value-type="float" office:value="0" calcext:value-type="float">
            <text:p>0</text:p>
          </table:table-cell>
          <table:table-cell office:value-type="float" office:value="585659" calcext:value-type="float">
            <text:p>585659</text:p>
          </table:table-cell>
          <table:table-cell office:value-type="float" office:value="507966" calcext:value-type="float">
            <text:p>507966</text:p>
          </table:table-cell>
          <table:table-cell table:formula="of:=([.E696]-[.F696])*100/[.E696]" office:value-type="float" office:value="13.2659107091328" calcext:value-type="float">
            <text:p>13.2659107091</text:p>
          </table:table-cell>
          <table:table-cell table:formula="of:=IF([.E696]&gt;[.F696]; 1; 0)" office:value-type="float" office:value="1" calcext:value-type="float">
            <text:p>1</text:p>
          </table:table-cell>
          <table:table-cell office:value-type="float" office:value="77207" calcext:value-type="float">
            <text:p>77207</text:p>
          </table:table-cell>
          <table:table-cell office:value-type="float" office:value="74742" calcext:value-type="float">
            <text:p>74742</text:p>
          </table:table-cell>
          <table:table-cell table:formula="of:=([.I696]-[.J696])*100/[.I696]" office:value-type="float" office:value="3.19271568640149" calcext:value-type="float">
            <text:p>3.1927156864</text:p>
          </table:table-cell>
          <table:table-cell table:formula="of:=IF([.I696]&gt;[.J696]; 1; 0)" office:value-type="float" office:value="1" calcext:value-type="float">
            <text:p>1</text:p>
          </table:table-cell>
          <table:table-cell office:value-type="float" office:value="222465" calcext:value-type="float">
            <text:p>222465</text:p>
          </table:table-cell>
          <table:table-cell office:value-type="float" office:value="193193" calcext:value-type="float">
            <text:p>193193</text:p>
          </table:table-cell>
          <table:table-cell table:formula="of:=([.M696]-[.N696])*100/[.M696]" office:value-type="float" office:value="13.1580248578428" calcext:value-type="float">
            <text:p>13.1580248578</text:p>
          </table:table-cell>
          <table:table-cell table:formula="of:=IF([.M696]&gt;[.N6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769" calcext:value-type="float">
            <text:p>1275769</text:p>
          </table:table-cell>
          <table:table-cell office:value-type="float" office:value="1281283" calcext:value-type="float">
            <text:p>1281283</text:p>
          </table:table-cell>
          <table:table-cell table:formula="of:=([.A697]-[.B697])*100/[.A697]" office:value-type="float" office:value="-0.432209906338843" calcext:value-type="float">
            <text:p>-0.4322099063</text:p>
          </table:table-cell>
          <table:table-cell table:formula="of:=IF([.A697]&gt;[.B697]; 1; 0)" office:value-type="float" office:value="0" calcext:value-type="float">
            <text:p>0</text:p>
          </table:table-cell>
          <table:table-cell office:value-type="float" office:value="201382" calcext:value-type="float">
            <text:p>201382</text:p>
          </table:table-cell>
          <table:table-cell office:value-type="float" office:value="198700" calcext:value-type="float">
            <text:p>198700</text:p>
          </table:table-cell>
          <table:table-cell table:formula="of:=([.E697]-[.F697])*100/[.E697]" office:value-type="float" office:value="1.33179728078974" calcext:value-type="float">
            <text:p>1.3317972808</text:p>
          </table:table-cell>
          <table:table-cell table:formula="of:=IF([.E697]&gt;[.F697]; 1; 0)" office:value-type="float" office:value="1" calcext:value-type="float">
            <text:p>1</text:p>
          </table:table-cell>
          <table:table-cell office:value-type="float" office:value="26548" calcext:value-type="float">
            <text:p>26548</text:p>
          </table:table-cell>
          <table:table-cell office:value-type="float" office:value="25264" calcext:value-type="float">
            <text:p>25264</text:p>
          </table:table-cell>
          <table:table-cell table:formula="of:=([.I697]-[.J697])*100/[.I697]" office:value-type="float" office:value="4.83652252523731" calcext:value-type="float">
            <text:p>4.8365225252</text:p>
          </table:table-cell>
          <table:table-cell table:formula="of:=IF([.I697]&gt;[.J697]; 1; 0)" office:value-type="float" office:value="1" calcext:value-type="float">
            <text:p>1</text:p>
          </table:table-cell>
          <table:table-cell office:value-type="float" office:value="63033" calcext:value-type="float">
            <text:p>63033</text:p>
          </table:table-cell>
          <table:table-cell office:value-type="float" office:value="76270" calcext:value-type="float">
            <text:p>76270</text:p>
          </table:table-cell>
          <table:table-cell table:formula="of:=([.M697]-[.N697])*100/[.M697]" office:value-type="float" office:value="-21.0001110529405" calcext:value-type="float">
            <text:p>-21.0001110529</text:p>
          </table:table-cell>
          <table:table-cell table:formula="of:=IF([.M697]&gt;[.N6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448" calcext:value-type="float">
            <text:p>2663448</text:p>
          </table:table-cell>
          <table:table-cell office:value-type="float" office:value="2971313" calcext:value-type="float">
            <text:p>2971313</text:p>
          </table:table-cell>
          <table:table-cell table:formula="of:=([.A698]-[.B698])*100/[.A698]" office:value-type="float" office:value="-11.5588890791185" calcext:value-type="float">
            <text:p>-11.5588890791</text:p>
          </table:table-cell>
          <table:table-cell table:formula="of:=IF([.A698]&gt;[.B698]; 1; 0)" office:value-type="float" office:value="0" calcext:value-type="float">
            <text:p>0</text:p>
          </table:table-cell>
          <table:table-cell office:value-type="float" office:value="462951" calcext:value-type="float">
            <text:p>462951</text:p>
          </table:table-cell>
          <table:table-cell office:value-type="float" office:value="413947" calcext:value-type="float">
            <text:p>413947</text:p>
          </table:table-cell>
          <table:table-cell table:formula="of:=([.E698]-[.F698])*100/[.E698]" office:value-type="float" office:value="10.5851375199535" calcext:value-type="float">
            <text:p>10.58513752</text:p>
          </table:table-cell>
          <table:table-cell table:formula="of:=IF([.E698]&gt;[.F698]; 1; 0)" office:value-type="float" office:value="1" calcext:value-type="float">
            <text:p>1</text:p>
          </table:table-cell>
          <table:table-cell office:value-type="float" office:value="93937" calcext:value-type="float">
            <text:p>93937</text:p>
          </table:table-cell>
          <table:table-cell office:value-type="float" office:value="74409" calcext:value-type="float">
            <text:p>74409</text:p>
          </table:table-cell>
          <table:table-cell table:formula="of:=([.I698]-[.J698])*100/[.I698]" office:value-type="float" office:value="20.7884007366639" calcext:value-type="float">
            <text:p>20.7884007367</text:p>
          </table:table-cell>
          <table:table-cell table:formula="of:=IF([.I698]&gt;[.J698]; 1; 0)" office:value-type="float" office:value="1" calcext:value-type="float">
            <text:p>1</text:p>
          </table:table-cell>
          <table:table-cell office:value-type="float" office:value="222374" calcext:value-type="float">
            <text:p>222374</text:p>
          </table:table-cell>
          <table:table-cell office:value-type="float" office:value="192859" calcext:value-type="float">
            <text:p>192859</text:p>
          </table:table-cell>
          <table:table-cell table:formula="of:=([.M698]-[.N698])*100/[.M698]" office:value-type="float" office:value="13.2726847563114" calcext:value-type="float">
            <text:p>13.2726847563</text:p>
          </table:table-cell>
          <table:table-cell table:formula="of:=IF([.M698]&gt;[.N6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136" calcext:value-type="float">
            <text:p>1277136</text:p>
          </table:table-cell>
          <table:table-cell office:value-type="float" office:value="1063600" calcext:value-type="float">
            <text:p>1063600</text:p>
          </table:table-cell>
          <table:table-cell table:formula="of:=([.A699]-[.B699])*100/[.A699]" office:value-type="float" office:value="16.7199108004159" calcext:value-type="float">
            <text:p>16.7199108004</text:p>
          </table:table-cell>
          <table:table-cell table:formula="of:=IF([.A699]&gt;[.B699]; 1; 0)" office:value-type="float" office:value="1" calcext:value-type="float">
            <text:p>1</text:p>
          </table:table-cell>
          <table:table-cell office:value-type="float" office:value="166996" calcext:value-type="float">
            <text:p>166996</text:p>
          </table:table-cell>
          <table:table-cell office:value-type="float" office:value="203188" calcext:value-type="float">
            <text:p>203188</text:p>
          </table:table-cell>
          <table:table-cell table:formula="of:=([.E699]-[.F699])*100/[.E699]" office:value-type="float" office:value="-21.6723753862368" calcext:value-type="float">
            <text:p>-21.6723753862</text:p>
          </table:table-cell>
          <table:table-cell table:formula="of:=IF([.E699]&gt;[.F699]; 1; 0)" office:value-type="float" office:value="0" calcext:value-type="float">
            <text:p>0</text:p>
          </table:table-cell>
          <table:table-cell office:value-type="float" office:value="25077" calcext:value-type="float">
            <text:p>25077</text:p>
          </table:table-cell>
          <table:table-cell office:value-type="float" office:value="27831" calcext:value-type="float">
            <text:p>27831</text:p>
          </table:table-cell>
          <table:table-cell table:formula="of:=([.I699]-[.J699])*100/[.I699]" office:value-type="float" office:value="-10.982174901304" calcext:value-type="float">
            <text:p>-10.9821749013</text:p>
          </table:table-cell>
          <table:table-cell table:formula="of:=IF([.I699]&gt;[.J699]; 1; 0)" office:value-type="float" office:value="0" calcext:value-type="float">
            <text:p>0</text:p>
          </table:table-cell>
          <table:table-cell office:value-type="float" office:value="78781" calcext:value-type="float">
            <text:p>78781</text:p>
          </table:table-cell>
          <table:table-cell office:value-type="float" office:value="79711" calcext:value-type="float">
            <text:p>79711</text:p>
          </table:table-cell>
          <table:table-cell table:formula="of:=([.M699]-[.N699])*100/[.M699]" office:value-type="float" office:value="-1.18048768103984" calcext:value-type="float">
            <text:p>-1.180487681</text:p>
          </table:table-cell>
          <table:table-cell table:formula="of:=IF([.M699]&gt;[.N6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032" calcext:value-type="float">
            <text:p>2691032</text:p>
          </table:table-cell>
          <table:table-cell office:value-type="float" office:value="2948505" calcext:value-type="float">
            <text:p>2948505</text:p>
          </table:table-cell>
          <table:table-cell table:formula="of:=([.A700]-[.B700])*100/[.A700]" office:value-type="float" office:value="-9.56781636190131" calcext:value-type="float">
            <text:p>-9.5678163619</text:p>
          </table:table-cell>
          <table:table-cell table:formula="of:=IF([.A700]&gt;[.B700]; 1; 0)" office:value-type="float" office:value="0" calcext:value-type="float">
            <text:p>0</text:p>
          </table:table-cell>
          <table:table-cell office:value-type="float" office:value="519329" calcext:value-type="float">
            <text:p>519329</text:p>
          </table:table-cell>
          <table:table-cell office:value-type="float" office:value="508177" calcext:value-type="float">
            <text:p>508177</text:p>
          </table:table-cell>
          <table:table-cell table:formula="of:=([.E700]-[.F700])*100/[.E700]" office:value-type="float" office:value="2.1473863389104" calcext:value-type="float">
            <text:p>2.1473863389</text:p>
          </table:table-cell>
          <table:table-cell table:formula="of:=IF([.E700]&gt;[.F700]; 1; 0)" office:value-type="float" office:value="1" calcext:value-type="float">
            <text:p>1</text:p>
          </table:table-cell>
          <table:table-cell office:value-type="float" office:value="94049" calcext:value-type="float">
            <text:p>94049</text:p>
          </table:table-cell>
          <table:table-cell office:value-type="float" office:value="74204" calcext:value-type="float">
            <text:p>74204</text:p>
          </table:table-cell>
          <table:table-cell table:formula="of:=([.I700]-[.J700])*100/[.I700]" office:value-type="float" office:value="21.1007028251231" calcext:value-type="float">
            <text:p>21.1007028251</text:p>
          </table:table-cell>
          <table:table-cell table:formula="of:=IF([.I700]&gt;[.J700]; 1; 0)" office:value-type="float" office:value="1" calcext:value-type="float">
            <text:p>1</text:p>
          </table:table-cell>
          <table:table-cell office:value-type="float" office:value="221012" calcext:value-type="float">
            <text:p>221012</text:p>
          </table:table-cell>
          <table:table-cell office:value-type="float" office:value="192932" calcext:value-type="float">
            <text:p>192932</text:p>
          </table:table-cell>
          <table:table-cell table:formula="of:=([.M700]-[.N700])*100/[.M700]" office:value-type="float" office:value="12.7051924782365" calcext:value-type="float">
            <text:p>12.7051924782</text:p>
          </table:table-cell>
          <table:table-cell table:formula="of:=IF([.M700]&gt;[.N7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630" calcext:value-type="float">
            <text:p>1259630</text:p>
          </table:table-cell>
          <table:table-cell office:value-type="float" office:value="1120443" calcext:value-type="float">
            <text:p>1120443</text:p>
          </table:table-cell>
          <table:table-cell table:formula="of:=([.A701]-[.B701])*100/[.A701]" office:value-type="float" office:value="11.0498320935513" calcext:value-type="float">
            <text:p>11.0498320936</text:p>
          </table:table-cell>
          <table:table-cell table:formula="of:=IF([.A701]&gt;[.B701]; 1; 0)" office:value-type="float" office:value="1" calcext:value-type="float">
            <text:p>1</text:p>
          </table:table-cell>
          <table:table-cell office:value-type="float" office:value="170552" calcext:value-type="float">
            <text:p>170552</text:p>
          </table:table-cell>
          <table:table-cell office:value-type="float" office:value="212731" calcext:value-type="float">
            <text:p>212731</text:p>
          </table:table-cell>
          <table:table-cell table:formula="of:=([.E701]-[.F701])*100/[.E701]" office:value-type="float" office:value="-24.7308738683803" calcext:value-type="float">
            <text:p>-24.7308738684</text:p>
          </table:table-cell>
          <table:table-cell table:formula="of:=IF([.E701]&gt;[.F701]; 1; 0)" office:value-type="float" office:value="0" calcext:value-type="float">
            <text:p>0</text:p>
          </table:table-cell>
          <table:table-cell office:value-type="float" office:value="25379" calcext:value-type="float">
            <text:p>25379</text:p>
          </table:table-cell>
          <table:table-cell office:value-type="float" office:value="28239" calcext:value-type="float">
            <text:p>28239</text:p>
          </table:table-cell>
          <table:table-cell table:formula="of:=([.I701]-[.J701])*100/[.I701]" office:value-type="float" office:value="-11.2691595413531" calcext:value-type="float">
            <text:p>-11.2691595414</text:p>
          </table:table-cell>
          <table:table-cell table:formula="of:=IF([.I701]&gt;[.J701]; 1; 0)" office:value-type="float" office:value="0" calcext:value-type="float">
            <text:p>0</text:p>
          </table:table-cell>
          <table:table-cell office:value-type="float" office:value="82114" calcext:value-type="float">
            <text:p>82114</text:p>
          </table:table-cell>
          <table:table-cell office:value-type="float" office:value="82101" calcext:value-type="float">
            <text:p>82101</text:p>
          </table:table-cell>
          <table:table-cell table:formula="of:=([.M701]-[.N701])*100/[.M701]" office:value-type="float" office:value="0.0158316486835375" calcext:value-type="float">
            <text:p>0.0158316487</text:p>
          </table:table-cell>
          <table:table-cell table:formula="of:=IF([.M701]&gt;[.N7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3223" calcext:value-type="float">
            <text:p>2543223</text:p>
          </table:table-cell>
          <table:table-cell office:value-type="float" office:value="2684852" calcext:value-type="float">
            <text:p>2684852</text:p>
          </table:table-cell>
          <table:table-cell table:formula="of:=([.A702]-[.B702])*100/[.A702]" office:value-type="float" office:value="-5.56887854505877" calcext:value-type="float">
            <text:p>-5.5688785451</text:p>
          </table:table-cell>
          <table:table-cell table:formula="of:=IF([.A702]&gt;[.B702]; 1; 0)" office:value-type="float" office:value="0" calcext:value-type="float">
            <text:p>0</text:p>
          </table:table-cell>
          <table:table-cell office:value-type="float" office:value="564387" calcext:value-type="float">
            <text:p>564387</text:p>
          </table:table-cell>
          <table:table-cell office:value-type="float" office:value="410746" calcext:value-type="float">
            <text:p>410746</text:p>
          </table:table-cell>
          <table:table-cell table:formula="of:=([.E702]-[.F702])*100/[.E702]" office:value-type="float" office:value="27.2226326970678" calcext:value-type="float">
            <text:p>27.2226326971</text:p>
          </table:table-cell>
          <table:table-cell table:formula="of:=IF([.E702]&gt;[.F702]; 1; 0)" office:value-type="float" office:value="1" calcext:value-type="float">
            <text:p>1</text:p>
          </table:table-cell>
          <table:table-cell office:value-type="float" office:value="92084" calcext:value-type="float">
            <text:p>92084</text:p>
          </table:table-cell>
          <table:table-cell office:value-type="float" office:value="59785" calcext:value-type="float">
            <text:p>59785</text:p>
          </table:table-cell>
          <table:table-cell table:formula="of:=([.I702]-[.J702])*100/[.I702]" office:value-type="float" office:value="35.0755831631988" calcext:value-type="float">
            <text:p>35.0755831632</text:p>
          </table:table-cell>
          <table:table-cell table:formula="of:=IF([.I702]&gt;[.J702]; 1; 0)" office:value-type="float" office:value="1" calcext:value-type="float">
            <text:p>1</text:p>
          </table:table-cell>
          <table:table-cell office:value-type="float" office:value="220249" calcext:value-type="float">
            <text:p>220249</text:p>
          </table:table-cell>
          <table:table-cell office:value-type="float" office:value="192852" calcext:value-type="float">
            <text:p>192852</text:p>
          </table:table-cell>
          <table:table-cell table:formula="of:=([.M702]-[.N702])*100/[.M702]" office:value-type="float" office:value="12.4391030152237" calcext:value-type="float">
            <text:p>12.4391030152</text:p>
          </table:table-cell>
          <table:table-cell table:formula="of:=IF([.M702]&gt;[.N7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762" calcext:value-type="float">
            <text:p>1227762</text:p>
          </table:table-cell>
          <table:table-cell office:value-type="float" office:value="1364577" calcext:value-type="float">
            <text:p>1364577</text:p>
          </table:table-cell>
          <table:table-cell table:formula="of:=([.A703]-[.B703])*100/[.A703]" office:value-type="float" office:value="-11.1434463682701" calcext:value-type="float">
            <text:p>-11.1434463683</text:p>
          </table:table-cell>
          <table:table-cell table:formula="of:=IF([.A703]&gt;[.B703]; 1; 0)" office:value-type="float" office:value="0" calcext:value-type="float">
            <text:p>0</text:p>
          </table:table-cell>
          <table:table-cell office:value-type="float" office:value="174438" calcext:value-type="float">
            <text:p>174438</text:p>
          </table:table-cell>
          <table:table-cell office:value-type="float" office:value="214060" calcext:value-type="float">
            <text:p>214060</text:p>
          </table:table-cell>
          <table:table-cell table:formula="of:=([.E703]-[.F703])*100/[.E703]" office:value-type="float" office:value="-22.7140875268004" calcext:value-type="float">
            <text:p>-22.7140875268</text:p>
          </table:table-cell>
          <table:table-cell table:formula="of:=IF([.E703]&gt;[.F703]; 1; 0)" office:value-type="float" office:value="0" calcext:value-type="float">
            <text:p>0</text:p>
          </table:table-cell>
          <table:table-cell office:value-type="float" office:value="28057" calcext:value-type="float">
            <text:p>28057</text:p>
          </table:table-cell>
          <table:table-cell office:value-type="float" office:value="26763" calcext:value-type="float">
            <text:p>26763</text:p>
          </table:table-cell>
          <table:table-cell table:formula="of:=([.I703]-[.J703])*100/[.I703]" office:value-type="float" office:value="4.61203977616994" calcext:value-type="float">
            <text:p>4.6120397762</text:p>
          </table:table-cell>
          <table:table-cell table:formula="of:=IF([.I703]&gt;[.J703]; 1; 0)" office:value-type="float" office:value="1" calcext:value-type="float">
            <text:p>1</text:p>
          </table:table-cell>
          <table:table-cell office:value-type="float" office:value="83553" calcext:value-type="float">
            <text:p>83553</text:p>
          </table:table-cell>
          <table:table-cell office:value-type="float" office:value="82657" calcext:value-type="float">
            <text:p>82657</text:p>
          </table:table-cell>
          <table:table-cell table:formula="of:=([.M703]-[.N703])*100/[.M703]" office:value-type="float" office:value="1.07237322418106" calcext:value-type="float">
            <text:p>1.0723732242</text:p>
          </table:table-cell>
          <table:table-cell table:formula="of:=IF([.M703]&gt;[.N7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844" calcext:value-type="float">
            <text:p>2708844</text:p>
          </table:table-cell>
          <table:table-cell office:value-type="float" office:value="2386981" calcext:value-type="float">
            <text:p>2386981</text:p>
          </table:table-cell>
          <table:table-cell table:formula="of:=([.A704]-[.B704])*100/[.A704]" office:value-type="float" office:value="11.8819319237284" calcext:value-type="float">
            <text:p>11.8819319237</text:p>
          </table:table-cell>
          <table:table-cell table:formula="of:=IF([.A704]&gt;[.B704]; 1; 0)" office:value-type="float" office:value="1" calcext:value-type="float">
            <text:p>1</text:p>
          </table:table-cell>
          <table:table-cell office:value-type="float" office:value="564501" calcext:value-type="float">
            <text:p>564501</text:p>
          </table:table-cell>
          <table:table-cell office:value-type="float" office:value="441929" calcext:value-type="float">
            <text:p>441929</text:p>
          </table:table-cell>
          <table:table-cell table:formula="of:=([.E704]-[.F704])*100/[.E704]" office:value-type="float" office:value="21.7133362031245" calcext:value-type="float">
            <text:p>21.7133362031</text:p>
          </table:table-cell>
          <table:table-cell table:formula="of:=IF([.E704]&gt;[.F704]; 1; 0)" office:value-type="float" office:value="1" calcext:value-type="float">
            <text:p>1</text:p>
          </table:table-cell>
          <table:table-cell office:value-type="float" office:value="92002" calcext:value-type="float">
            <text:p>92002</text:p>
          </table:table-cell>
          <table:table-cell office:value-type="float" office:value="73655" calcext:value-type="float">
            <text:p>73655</text:p>
          </table:table-cell>
          <table:table-cell table:formula="of:=([.I704]-[.J704])*100/[.I704]" office:value-type="float" office:value="19.9419577835264" calcext:value-type="float">
            <text:p>19.9419577835</text:p>
          </table:table-cell>
          <table:table-cell table:formula="of:=IF([.I704]&gt;[.J704]; 1; 0)" office:value-type="float" office:value="1" calcext:value-type="float">
            <text:p>1</text:p>
          </table:table-cell>
          <table:table-cell office:value-type="float" office:value="179728" calcext:value-type="float">
            <text:p>179728</text:p>
          </table:table-cell>
          <table:table-cell office:value-type="float" office:value="190144" calcext:value-type="float">
            <text:p>190144</text:p>
          </table:table-cell>
          <table:table-cell table:formula="of:=([.M704]-[.N704])*100/[.M704]" office:value-type="float" office:value="-5.7954241965637" calcext:value-type="float">
            <text:p>-5.7954241966</text:p>
          </table:table-cell>
          <table:table-cell table:formula="of:=IF([.M704]&gt;[.N7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965" calcext:value-type="float">
            <text:p>1132965</text:p>
          </table:table-cell>
          <table:table-cell office:value-type="float" office:value="1175821" calcext:value-type="float">
            <text:p>1175821</text:p>
          </table:table-cell>
          <table:table-cell table:formula="of:=([.A705]-[.B705])*100/[.A705]" office:value-type="float" office:value="-3.78264112307088" calcext:value-type="float">
            <text:p>-3.7826411231</text:p>
          </table:table-cell>
          <table:table-cell table:formula="of:=IF([.A705]&gt;[.B705]; 1; 0)" office:value-type="float" office:value="0" calcext:value-type="float">
            <text:p>0</text:p>
          </table:table-cell>
          <table:table-cell office:value-type="float" office:value="218885" calcext:value-type="float">
            <text:p>218885</text:p>
          </table:table-cell>
          <table:table-cell office:value-type="float" office:value="220137" calcext:value-type="float">
            <text:p>220137</text:p>
          </table:table-cell>
          <table:table-cell table:formula="of:=([.E705]-[.F705])*100/[.E705]" office:value-type="float" office:value="-0.571989857687827" calcext:value-type="float">
            <text:p>-0.5719898577</text:p>
          </table:table-cell>
          <table:table-cell table:formula="of:=IF([.E705]&gt;[.F705]; 1; 0)" office:value-type="float" office:value="0" calcext:value-type="float">
            <text:p>0</text:p>
          </table:table-cell>
          <table:table-cell office:value-type="float" office:value="28336" calcext:value-type="float">
            <text:p>28336</text:p>
          </table:table-cell>
          <table:table-cell office:value-type="float" office:value="27141" calcext:value-type="float">
            <text:p>27141</text:p>
          </table:table-cell>
          <table:table-cell table:formula="of:=([.I705]-[.J705])*100/[.I705]" office:value-type="float" office:value="4.21725014116319" calcext:value-type="float">
            <text:p>4.2172501412</text:p>
          </table:table-cell>
          <table:table-cell table:formula="of:=IF([.I705]&gt;[.J705]; 1; 0)" office:value-type="float" office:value="1" calcext:value-type="float">
            <text:p>1</text:p>
          </table:table-cell>
          <table:table-cell office:value-type="float" office:value="82877" calcext:value-type="float">
            <text:p>82877</text:p>
          </table:table-cell>
          <table:table-cell office:value-type="float" office:value="84174" calcext:value-type="float">
            <text:p>84174</text:p>
          </table:table-cell>
          <table:table-cell table:formula="of:=([.M705]-[.N705])*100/[.M705]" office:value-type="float" office:value="-1.56496977448508" calcext:value-type="float">
            <text:p>-1.5649697745</text:p>
          </table:table-cell>
          <table:table-cell table:formula="of:=IF([.M705]&gt;[.N7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312" calcext:value-type="float">
            <text:p>2514312</text:p>
          </table:table-cell>
          <table:table-cell office:value-type="float" office:value="2855667" calcext:value-type="float">
            <text:p>2855667</text:p>
          </table:table-cell>
          <table:table-cell table:formula="of:=([.A706]-[.B706])*100/[.A706]" office:value-type="float" office:value="-13.5764773822819" calcext:value-type="float">
            <text:p>-13.5764773823</text:p>
          </table:table-cell>
          <table:table-cell table:formula="of:=IF([.A706]&gt;[.B706]; 1; 0)" office:value-type="float" office:value="0" calcext:value-type="float">
            <text:p>0</text:p>
          </table:table-cell>
          <table:table-cell office:value-type="float" office:value="562946" calcext:value-type="float">
            <text:p>562946</text:p>
          </table:table-cell>
          <table:table-cell office:value-type="float" office:value="510085" calcext:value-type="float">
            <text:p>510085</text:p>
          </table:table-cell>
          <table:table-cell table:formula="of:=([.E706]-[.F706])*100/[.E706]" office:value-type="float" office:value="9.39006583224679" calcext:value-type="float">
            <text:p>9.3900658322</text:p>
          </table:table-cell>
          <table:table-cell table:formula="of:=IF([.E706]&gt;[.F706]; 1; 0)" office:value-type="float" office:value="1" calcext:value-type="float">
            <text:p>1</text:p>
          </table:table-cell>
          <table:table-cell office:value-type="float" office:value="93916" calcext:value-type="float">
            <text:p>93916</text:p>
          </table:table-cell>
          <table:table-cell office:value-type="float" office:value="73462" calcext:value-type="float">
            <text:p>73462</text:p>
          </table:table-cell>
          <table:table-cell table:formula="of:=([.I706]-[.J706])*100/[.I706]" office:value-type="float" office:value="21.7790365858853" calcext:value-type="float">
            <text:p>21.7790365859</text:p>
          </table:table-cell>
          <table:table-cell table:formula="of:=IF([.I706]&gt;[.J706]; 1; 0)" office:value-type="float" office:value="1" calcext:value-type="float">
            <text:p>1</text:p>
          </table:table-cell>
          <table:table-cell office:value-type="float" office:value="225486" calcext:value-type="float">
            <text:p>225486</text:p>
          </table:table-cell>
          <table:table-cell office:value-type="float" office:value="197048" calcext:value-type="float">
            <text:p>197048</text:p>
          </table:table-cell>
          <table:table-cell table:formula="of:=([.M706]-[.N706])*100/[.M706]" office:value-type="float" office:value="12.6118694730493" calcext:value-type="float">
            <text:p>12.611869473</text:p>
          </table:table-cell>
          <table:table-cell table:formula="of:=IF([.M706]&gt;[.N7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427" calcext:value-type="float">
            <text:p>1342427</text:p>
          </table:table-cell>
          <table:table-cell office:value-type="float" office:value="1424433" calcext:value-type="float">
            <text:p>1424433</text:p>
          </table:table-cell>
          <table:table-cell table:formula="of:=([.A707]-[.B707])*100/[.A707]" office:value-type="float" office:value="-6.1087865485423" calcext:value-type="float">
            <text:p>-6.1087865485</text:p>
          </table:table-cell>
          <table:table-cell table:formula="of:=IF([.A707]&gt;[.B707]; 1; 0)" office:value-type="float" office:value="0" calcext:value-type="float">
            <text:p>0</text:p>
          </table:table-cell>
          <table:table-cell office:value-type="float" office:value="224762" calcext:value-type="float">
            <text:p>224762</text:p>
          </table:table-cell>
          <table:table-cell office:value-type="float" office:value="223294" calcext:value-type="float">
            <text:p>223294</text:p>
          </table:table-cell>
          <table:table-cell table:formula="of:=([.E707]-[.F707])*100/[.E707]" office:value-type="float" office:value="0.653135316468086" calcext:value-type="float">
            <text:p>0.6531353165</text:p>
          </table:table-cell>
          <table:table-cell table:formula="of:=IF([.E707]&gt;[.F707]; 1; 0)" office:value-type="float" office:value="1" calcext:value-type="float">
            <text:p>1</text:p>
          </table:table-cell>
          <table:table-cell office:value-type="float" office:value="28739" calcext:value-type="float">
            <text:p>28739</text:p>
          </table:table-cell>
          <table:table-cell office:value-type="float" office:value="27624" calcext:value-type="float">
            <text:p>27624</text:p>
          </table:table-cell>
          <table:table-cell table:formula="of:=([.I707]-[.J707])*100/[.I707]" office:value-type="float" office:value="3.87974529385156" calcext:value-type="float">
            <text:p>3.8797452939</text:p>
          </table:table-cell>
          <table:table-cell table:formula="of:=IF([.I707]&gt;[.J707]; 1; 0)" office:value-type="float" office:value="1" calcext:value-type="float">
            <text:p>1</text:p>
          </table:table-cell>
          <table:table-cell office:value-type="float" office:value="86554" calcext:value-type="float">
            <text:p>86554</text:p>
          </table:table-cell>
          <table:table-cell office:value-type="float" office:value="85625" calcext:value-type="float">
            <text:p>85625</text:p>
          </table:table-cell>
          <table:table-cell table:formula="of:=([.M707]-[.N707])*100/[.M707]" office:value-type="float" office:value="1.07331839083116" calcext:value-type="float">
            <text:p>1.0733183908</text:p>
          </table:table-cell>
          <table:table-cell table:formula="of:=IF([.M707]&gt;[.N7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4196" calcext:value-type="float">
            <text:p>2864196</text:p>
          </table:table-cell>
          <table:table-cell office:value-type="float" office:value="2677054" calcext:value-type="float">
            <text:p>2677054</text:p>
          </table:table-cell>
          <table:table-cell table:formula="of:=([.A708]-[.B708])*100/[.A708]" office:value-type="float" office:value="6.53384056119065" calcext:value-type="float">
            <text:p>6.5338405612</text:p>
          </table:table-cell>
          <table:table-cell table:formula="of:=IF([.A708]&gt;[.B708]; 1; 0)" office:value-type="float" office:value="1" calcext:value-type="float">
            <text:p>1</text:p>
          </table:table-cell>
          <table:table-cell office:value-type="float" office:value="562479" calcext:value-type="float">
            <text:p>562479</text:p>
          </table:table-cell>
          <table:table-cell office:value-type="float" office:value="503492" calcext:value-type="float">
            <text:p>503492</text:p>
          </table:table-cell>
          <table:table-cell table:formula="of:=([.E708]-[.F708])*100/[.E708]" office:value-type="float" office:value="10.486969291298" calcext:value-type="float">
            <text:p>10.4869692913</text:p>
          </table:table-cell>
          <table:table-cell table:formula="of:=IF([.E708]&gt;[.F708]; 1; 0)" office:value-type="float" office:value="1" calcext:value-type="float">
            <text:p>1</text:p>
          </table:table-cell>
          <table:table-cell office:value-type="float" office:value="93876" calcext:value-type="float">
            <text:p>93876</text:p>
          </table:table-cell>
          <table:table-cell office:value-type="float" office:value="73247" calcext:value-type="float">
            <text:p>73247</text:p>
          </table:table-cell>
          <table:table-cell table:formula="of:=([.I708]-[.J708])*100/[.I708]" office:value-type="float" office:value="21.9747326260173" calcext:value-type="float">
            <text:p>21.974732626</text:p>
          </table:table-cell>
          <table:table-cell table:formula="of:=IF([.I708]&gt;[.J708]; 1; 0)" office:value-type="float" office:value="1" calcext:value-type="float">
            <text:p>1</text:p>
          </table:table-cell>
          <table:table-cell office:value-type="float" office:value="222436" calcext:value-type="float">
            <text:p>222436</text:p>
          </table:table-cell>
          <table:table-cell office:value-type="float" office:value="192761" calcext:value-type="float">
            <text:p>192761</text:p>
          </table:table-cell>
          <table:table-cell table:formula="of:=([.M708]-[.N708])*100/[.M708]" office:value-type="float" office:value="13.3409160387707" calcext:value-type="float">
            <text:p>13.3409160388</text:p>
          </table:table-cell>
          <table:table-cell table:formula="of:=IF([.M708]&gt;[.N7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071" calcext:value-type="float">
            <text:p>1247071</text:p>
          </table:table-cell>
          <table:table-cell office:value-type="float" office:value="1281995" calcext:value-type="float">
            <text:p>1281995</text:p>
          </table:table-cell>
          <table:table-cell table:formula="of:=([.A709]-[.B709])*100/[.A709]" office:value-type="float" office:value="-2.80048208963243" calcext:value-type="float">
            <text:p>-2.8004820896</text:p>
          </table:table-cell>
          <table:table-cell table:formula="of:=IF([.A709]&gt;[.B709]; 1; 0)" office:value-type="float" office:value="0" calcext:value-type="float">
            <text:p>0</text:p>
          </table:table-cell>
          <table:table-cell office:value-type="float" office:value="229533" calcext:value-type="float">
            <text:p>229533</text:p>
          </table:table-cell>
          <table:table-cell office:value-type="float" office:value="227305" calcext:value-type="float">
            <text:p>227305</text:p>
          </table:table-cell>
          <table:table-cell table:formula="of:=([.E709]-[.F709])*100/[.E709]" office:value-type="float" office:value="0.970666527253162" calcext:value-type="float">
            <text:p>0.9706665273</text:p>
          </table:table-cell>
          <table:table-cell table:formula="of:=IF([.E709]&gt;[.F709]; 1; 0)" office:value-type="float" office:value="1" calcext:value-type="float">
            <text:p>1</text:p>
          </table:table-cell>
          <table:table-cell office:value-type="float" office:value="29193" calcext:value-type="float">
            <text:p>29193</text:p>
          </table:table-cell>
          <table:table-cell office:value-type="float" office:value="30152" calcext:value-type="float">
            <text:p>30152</text:p>
          </table:table-cell>
          <table:table-cell table:formula="of:=([.I709]-[.J709])*100/[.I709]" office:value-type="float" office:value="-3.28503408351317" calcext:value-type="float">
            <text:p>-3.2850340835</text:p>
          </table:table-cell>
          <table:table-cell table:formula="of:=IF([.I709]&gt;[.J709]; 1; 0)" office:value-type="float" office:value="0" calcext:value-type="float">
            <text:p>0</text:p>
          </table:table-cell>
          <table:table-cell office:value-type="float" office:value="87931" calcext:value-type="float">
            <text:p>87931</text:p>
          </table:table-cell>
          <table:table-cell office:value-type="float" office:value="86788" calcext:value-type="float">
            <text:p>86788</text:p>
          </table:table-cell>
          <table:table-cell table:formula="of:=([.M709]-[.N709])*100/[.M709]" office:value-type="float" office:value="1.29988286269916" calcext:value-type="float">
            <text:p>1.2998828627</text:p>
          </table:table-cell>
          <table:table-cell table:formula="of:=IF([.M709]&gt;[.N7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7162" calcext:value-type="float">
            <text:p>4127162</text:p>
          </table:table-cell>
          <table:table-cell office:value-type="float" office:value="4022633" calcext:value-type="float">
            <text:p>4022633</text:p>
          </table:table-cell>
          <table:table-cell table:formula="of:=([.A710]-[.B710])*100/[.A710]" office:value-type="float" office:value="2.53270891716875" calcext:value-type="float">
            <text:p>2.5327089172</text:p>
          </table:table-cell>
          <table:table-cell table:formula="of:=IF([.A710]&gt;[.B710]; 1; 0)" office:value-type="float" office:value="1" calcext:value-type="float">
            <text:p>1</text:p>
          </table:table-cell>
          <table:table-cell office:value-type="float" office:value="557239" calcext:value-type="float">
            <text:p>557239</text:p>
          </table:table-cell>
          <table:table-cell office:value-type="float" office:value="503347" calcext:value-type="float">
            <text:p>503347</text:p>
          </table:table-cell>
          <table:table-cell table:formula="of:=([.E710]-[.F710])*100/[.E710]" office:value-type="float" office:value="9.67125416562732" calcext:value-type="float">
            <text:p>9.6712541656</text:p>
          </table:table-cell>
          <table:table-cell table:formula="of:=IF([.E710]&gt;[.F710]; 1; 0)" office:value-type="float" office:value="1" calcext:value-type="float">
            <text:p>1</text:p>
          </table:table-cell>
          <table:table-cell office:value-type="float" office:value="91870" calcext:value-type="float">
            <text:p>91870</text:p>
          </table:table-cell>
          <table:table-cell office:value-type="float" office:value="73015" calcext:value-type="float">
            <text:p>73015</text:p>
          </table:table-cell>
          <table:table-cell table:formula="of:=([.I710]-[.J710])*100/[.I710]" office:value-type="float" office:value="20.5235659083488" calcext:value-type="float">
            <text:p>20.5235659083</text:p>
          </table:table-cell>
          <table:table-cell table:formula="of:=IF([.I710]&gt;[.J710]; 1; 0)" office:value-type="float" office:value="1" calcext:value-type="float">
            <text:p>1</text:p>
          </table:table-cell>
          <table:table-cell office:value-type="float" office:value="222290" calcext:value-type="float">
            <text:p>222290</text:p>
          </table:table-cell>
          <table:table-cell office:value-type="float" office:value="191559" calcext:value-type="float">
            <text:p>191559</text:p>
          </table:table-cell>
          <table:table-cell table:formula="of:=([.M710]-[.N710])*100/[.M710]" office:value-type="float" office:value="13.8247334562958" calcext:value-type="float">
            <text:p>13.8247334563</text:p>
          </table:table-cell>
          <table:table-cell table:formula="of:=IF([.M710]&gt;[.N7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266" calcext:value-type="float">
            <text:p>1595266</text:p>
          </table:table-cell>
          <table:table-cell office:value-type="float" office:value="2084848" calcext:value-type="float">
            <text:p>2084848</text:p>
          </table:table-cell>
          <table:table-cell table:formula="of:=([.A711]-[.B711])*100/[.A711]" office:value-type="float" office:value="-30.6896780850341" calcext:value-type="float">
            <text:p>-30.689678085</text:p>
          </table:table-cell>
          <table:table-cell table:formula="of:=IF([.A711]&gt;[.B711]; 1; 0)" office:value-type="float" office:value="0" calcext:value-type="float">
            <text:p>0</text:p>
          </table:table-cell>
          <table:table-cell office:value-type="float" office:value="231616" calcext:value-type="float">
            <text:p>231616</text:p>
          </table:table-cell>
          <table:table-cell office:value-type="float" office:value="233538" calcext:value-type="float">
            <text:p>233538</text:p>
          </table:table-cell>
          <table:table-cell table:formula="of:=([.E711]-[.F711])*100/[.E711]" office:value-type="float" office:value="-0.82982177397071" calcext:value-type="float">
            <text:p>-0.829821774</text:p>
          </table:table-cell>
          <table:table-cell table:formula="of:=IF([.E711]&gt;[.F711]; 1; 0)" office:value-type="float" office:value="0" calcext:value-type="float">
            <text:p>0</text:p>
          </table:table-cell>
          <table:table-cell office:value-type="float" office:value="29911" calcext:value-type="float">
            <text:p>29911</text:p>
          </table:table-cell>
          <table:table-cell office:value-type="float" office:value="30665" calcext:value-type="float">
            <text:p>30665</text:p>
          </table:table-cell>
          <table:table-cell table:formula="of:=([.I711]-[.J711])*100/[.I711]" office:value-type="float" office:value="-2.52081174149978" calcext:value-type="float">
            <text:p>-2.5208117415</text:p>
          </table:table-cell>
          <table:table-cell table:formula="of:=IF([.I711]&gt;[.J711]; 1; 0)" office:value-type="float" office:value="0" calcext:value-type="float">
            <text:p>0</text:p>
          </table:table-cell>
          <table:table-cell office:value-type="float" office:value="89349" calcext:value-type="float">
            <text:p>89349</text:p>
          </table:table-cell>
          <table:table-cell office:value-type="float" office:value="88207" calcext:value-type="float">
            <text:p>88207</text:p>
          </table:table-cell>
          <table:table-cell table:formula="of:=([.M711]-[.N711])*100/[.M711]" office:value-type="float" office:value="1.27813405857928" calcext:value-type="float">
            <text:p>1.2781340586</text:p>
          </table:table-cell>
          <table:table-cell table:formula="of:=IF([.M711]&gt;[.N7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0016" calcext:value-type="float">
            <text:p>6140016</text:p>
          </table:table-cell>
          <table:table-cell office:value-type="float" office:value="4992116" calcext:value-type="float">
            <text:p>4992116</text:p>
          </table:table-cell>
          <table:table-cell table:formula="of:=([.A712]-[.B712])*100/[.A712]" office:value-type="float" office:value="18.6953910217824" calcext:value-type="float">
            <text:p>18.6953910218</text:p>
          </table:table-cell>
          <table:table-cell table:formula="of:=IF([.A712]&gt;[.B712]; 1; 0)" office:value-type="float" office:value="1" calcext:value-type="float">
            <text:p>1</text:p>
          </table:table-cell>
          <table:table-cell office:value-type="float" office:value="564517" calcext:value-type="float">
            <text:p>564517</text:p>
          </table:table-cell>
          <table:table-cell office:value-type="float" office:value="491708" calcext:value-type="float">
            <text:p>491708</text:p>
          </table:table-cell>
          <table:table-cell table:formula="of:=([.E712]-[.F712])*100/[.E712]" office:value-type="float" office:value="12.8975743865995" calcext:value-type="float">
            <text:p>12.8975743866</text:p>
          </table:table-cell>
          <table:table-cell table:formula="of:=IF([.E712]&gt;[.F712]; 1; 0)" office:value-type="float" office:value="1" calcext:value-type="float">
            <text:p>1</text:p>
          </table:table-cell>
          <table:table-cell office:value-type="float" office:value="92019" calcext:value-type="float">
            <text:p>92019</text:p>
          </table:table-cell>
          <table:table-cell office:value-type="float" office:value="58679" calcext:value-type="float">
            <text:p>58679</text:p>
          </table:table-cell>
          <table:table-cell table:formula="of:=([.I712]-[.J712])*100/[.I712]" office:value-type="float" office:value="36.2316478118649" calcext:value-type="float">
            <text:p>36.2316478119</text:p>
          </table:table-cell>
          <table:table-cell table:formula="of:=IF([.I712]&gt;[.J712]; 1; 0)" office:value-type="float" office:value="1" calcext:value-type="float">
            <text:p>1</text:p>
          </table:table-cell>
          <table:table-cell office:value-type="float" office:value="220425" calcext:value-type="float">
            <text:p>220425</text:p>
          </table:table-cell>
          <table:table-cell office:value-type="float" office:value="191073" calcext:value-type="float">
            <text:p>191073</text:p>
          </table:table-cell>
          <table:table-cell table:formula="of:=([.M712]-[.N712])*100/[.M712]" office:value-type="float" office:value="13.316093909493" calcext:value-type="float">
            <text:p>13.3160939095</text:p>
          </table:table-cell>
          <table:table-cell table:formula="of:=IF([.M712]&gt;[.N7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358" calcext:value-type="float">
            <text:p>1692358</text:p>
          </table:table-cell>
          <table:table-cell office:value-type="float" office:value="1267989" calcext:value-type="float">
            <text:p>1267989</text:p>
          </table:table-cell>
          <table:table-cell table:formula="of:=([.A713]-[.B713])*100/[.A713]" office:value-type="float" office:value="25.0756045706641" calcext:value-type="float">
            <text:p>25.0756045707</text:p>
          </table:table-cell>
          <table:table-cell table:formula="of:=IF([.A713]&gt;[.B713]; 1; 0)" office:value-type="float" office:value="1" calcext:value-type="float">
            <text:p>1</text:p>
          </table:table-cell>
          <table:table-cell office:value-type="float" office:value="204051" calcext:value-type="float">
            <text:p>204051</text:p>
          </table:table-cell>
          <table:table-cell office:value-type="float" office:value="236809" calcext:value-type="float">
            <text:p>236809</text:p>
          </table:table-cell>
          <table:table-cell table:formula="of:=([.E713]-[.F713])*100/[.E713]" office:value-type="float" office:value="-16.0538296798349" calcext:value-type="float">
            <text:p>-16.0538296798</text:p>
          </table:table-cell>
          <table:table-cell table:formula="of:=IF([.E713]&gt;[.F713]; 1; 0)" office:value-type="float" office:value="0" calcext:value-type="float">
            <text:p>0</text:p>
          </table:table-cell>
          <table:table-cell office:value-type="float" office:value="24215" calcext:value-type="float">
            <text:p>24215</text:p>
          </table:table-cell>
          <table:table-cell office:value-type="float" office:value="25351" calcext:value-type="float">
            <text:p>25351</text:p>
          </table:table-cell>
          <table:table-cell table:formula="of:=([.I713]-[.J713])*100/[.I713]" office:value-type="float" office:value="-4.69130704109023" calcext:value-type="float">
            <text:p>-4.6913070411</text:p>
          </table:table-cell>
          <table:table-cell table:formula="of:=IF([.I713]&gt;[.J713]; 1; 0)" office:value-type="float" office:value="0" calcext:value-type="float">
            <text:p>0</text:p>
          </table:table-cell>
          <table:table-cell office:value-type="float" office:value="92755" calcext:value-type="float">
            <text:p>92755</text:p>
          </table:table-cell>
          <table:table-cell office:value-type="float" office:value="89506" calcext:value-type="float">
            <text:p>89506</text:p>
          </table:table-cell>
          <table:table-cell table:formula="of:=([.M713]-[.N713])*100/[.M713]" office:value-type="float" office:value="3.50277613066681" calcext:value-type="float">
            <text:p>3.5027761307</text:p>
          </table:table-cell>
          <table:table-cell table:formula="of:=IF([.M713]&gt;[.N7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4495" calcext:value-type="float">
            <text:p>2734495</text:p>
          </table:table-cell>
          <table:table-cell office:value-type="float" office:value="2424010" calcext:value-type="float">
            <text:p>2424010</text:p>
          </table:table-cell>
          <table:table-cell table:formula="of:=([.A714]-[.B714])*100/[.A714]" office:value-type="float" office:value="11.3543817048486" calcext:value-type="float">
            <text:p>11.3543817048</text:p>
          </table:table-cell>
          <table:table-cell table:formula="of:=IF([.A714]&gt;[.B714]; 1; 0)" office:value-type="float" office:value="1" calcext:value-type="float">
            <text:p>1</text:p>
          </table:table-cell>
          <table:table-cell office:value-type="float" office:value="562473" calcext:value-type="float">
            <text:p>562473</text:p>
          </table:table-cell>
          <table:table-cell office:value-type="float" office:value="432314" calcext:value-type="float">
            <text:p>432314</text:p>
          </table:table-cell>
          <table:table-cell table:formula="of:=([.E714]-[.F714])*100/[.E714]" office:value-type="float" office:value="23.1404885212268" calcext:value-type="float">
            <text:p>23.1404885212</text:p>
          </table:table-cell>
          <table:table-cell table:formula="of:=IF([.E714]&gt;[.F714]; 1; 0)" office:value-type="float" office:value="1" calcext:value-type="float">
            <text:p>1</text:p>
          </table:table-cell>
          <table:table-cell office:value-type="float" office:value="75726" calcext:value-type="float">
            <text:p>75726</text:p>
          </table:table-cell>
          <table:table-cell office:value-type="float" office:value="58406" calcext:value-type="float">
            <text:p>58406</text:p>
          </table:table-cell>
          <table:table-cell table:formula="of:=([.I714]-[.J714])*100/[.I714]" office:value-type="float" office:value="22.8719330216834" calcext:value-type="float">
            <text:p>22.8719330217</text:p>
          </table:table-cell>
          <table:table-cell table:formula="of:=IF([.I714]&gt;[.J714]; 1; 0)" office:value-type="float" office:value="1" calcext:value-type="float">
            <text:p>1</text:p>
          </table:table-cell>
          <table:table-cell office:value-type="float" office:value="222530" calcext:value-type="float">
            <text:p>222530</text:p>
          </table:table-cell>
          <table:table-cell office:value-type="float" office:value="191278" calcext:value-type="float">
            <text:p>191278</text:p>
          </table:table-cell>
          <table:table-cell table:formula="of:=([.M714]-[.N714])*100/[.M714]" office:value-type="float" office:value="14.0439491304543" calcext:value-type="float">
            <text:p>14.0439491305</text:p>
          </table:table-cell>
          <table:table-cell table:formula="of:=IF([.M714]&gt;[.N7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995" calcext:value-type="float">
            <text:p>1247995</text:p>
          </table:table-cell>
          <table:table-cell office:value-type="float" office:value="1281912" calcext:value-type="float">
            <text:p>1281912</text:p>
          </table:table-cell>
          <table:table-cell table:formula="of:=([.A715]-[.B715])*100/[.A715]" office:value-type="float" office:value="-2.7177192216315" calcext:value-type="float">
            <text:p>-2.7177192216</text:p>
          </table:table-cell>
          <table:table-cell table:formula="of:=IF([.A715]&gt;[.B715]; 1; 0)" office:value-type="float" office:value="0" calcext:value-type="float">
            <text:p>0</text:p>
          </table:table-cell>
          <table:table-cell office:value-type="float" office:value="240880" calcext:value-type="float">
            <text:p>240880</text:p>
          </table:table-cell>
          <table:table-cell office:value-type="float" office:value="240612" calcext:value-type="float">
            <text:p>240612</text:p>
          </table:table-cell>
          <table:table-cell table:formula="of:=([.E715]-[.F715])*100/[.E715]" office:value-type="float" office:value="0.111258718033876" calcext:value-type="float">
            <text:p>0.111258718</text:p>
          </table:table-cell>
          <table:table-cell table:formula="of:=IF([.E715]&gt;[.F715]; 1; 0)" office:value-type="float" office:value="1" calcext:value-type="float">
            <text:p>1</text:p>
          </table:table-cell>
          <table:table-cell office:value-type="float" office:value="28583" calcext:value-type="float">
            <text:p>28583</text:p>
          </table:table-cell>
          <table:table-cell office:value-type="float" office:value="31577" calcext:value-type="float">
            <text:p>31577</text:p>
          </table:table-cell>
          <table:table-cell table:formula="of:=([.I715]-[.J715])*100/[.I715]" office:value-type="float" office:value="-10.4747577231221" calcext:value-type="float">
            <text:p>-10.4747577231</text:p>
          </table:table-cell>
          <table:table-cell table:formula="of:=IF([.I715]&gt;[.J715]; 1; 0)" office:value-type="float" office:value="0" calcext:value-type="float">
            <text:p>0</text:p>
          </table:table-cell>
          <table:table-cell office:value-type="float" office:value="92181" calcext:value-type="float">
            <text:p>92181</text:p>
          </table:table-cell>
          <table:table-cell office:value-type="float" office:value="91020" calcext:value-type="float">
            <text:p>91020</text:p>
          </table:table-cell>
          <table:table-cell table:formula="of:=([.M715]-[.N715])*100/[.M715]" office:value-type="float" office:value="1.25947863442575" calcext:value-type="float">
            <text:p>1.2594786344</text:p>
          </table:table-cell>
          <table:table-cell table:formula="of:=IF([.M715]&gt;[.N7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1845" calcext:value-type="float">
            <text:p>2941845</text:p>
          </table:table-cell>
          <table:table-cell office:value-type="float" office:value="2571637" calcext:value-type="float">
            <text:p>2571637</text:p>
          </table:table-cell>
          <table:table-cell table:formula="of:=([.A716]-[.B716])*100/[.A716]" office:value-type="float" office:value="12.5842116087013" calcext:value-type="float">
            <text:p>12.5842116087</text:p>
          </table:table-cell>
          <table:table-cell table:formula="of:=IF([.A716]&gt;[.B716]; 1; 0)" office:value-type="float" office:value="1" calcext:value-type="float">
            <text:p>1</text:p>
          </table:table-cell>
          <table:table-cell office:value-type="float" office:value="526223" calcext:value-type="float">
            <text:p>526223</text:p>
          </table:table-cell>
          <table:table-cell office:value-type="float" office:value="501284" calcext:value-type="float">
            <text:p>501284</text:p>
          </table:table-cell>
          <table:table-cell table:formula="of:=([.E716]-[.F716])*100/[.E716]" office:value-type="float" office:value="4.73924552898676" calcext:value-type="float">
            <text:p>4.739245529</text:p>
          </table:table-cell>
          <table:table-cell table:formula="of:=IF([.E716]&gt;[.F716]; 1; 0)" office:value-type="float" office:value="1" calcext:value-type="float">
            <text:p>1</text:p>
          </table:table-cell>
          <table:table-cell office:value-type="float" office:value="86127" calcext:value-type="float">
            <text:p>86127</text:p>
          </table:table-cell>
          <table:table-cell office:value-type="float" office:value="72402" calcext:value-type="float">
            <text:p>72402</text:p>
          </table:table-cell>
          <table:table-cell table:formula="of:=([.I716]-[.J716])*100/[.I716]" office:value-type="float" office:value="15.9357692709603" calcext:value-type="float">
            <text:p>15.935769271</text:p>
          </table:table-cell>
          <table:table-cell table:formula="of:=IF([.I716]&gt;[.J716]; 1; 0)" office:value-type="float" office:value="1" calcext:value-type="float">
            <text:p>1</text:p>
          </table:table-cell>
          <table:table-cell office:value-type="float" office:value="223767" calcext:value-type="float">
            <text:p>223767</text:p>
          </table:table-cell>
          <table:table-cell office:value-type="float" office:value="190537" calcext:value-type="float">
            <text:p>190537</text:p>
          </table:table-cell>
          <table:table-cell table:formula="of:=([.M716]-[.N716])*100/[.M716]" office:value-type="float" office:value="14.8502683594989" calcext:value-type="float">
            <text:p>14.8502683595</text:p>
          </table:table-cell>
          <table:table-cell table:formula="of:=IF([.M716]&gt;[.N7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131" calcext:value-type="float">
            <text:p>1561131</text:p>
          </table:table-cell>
          <table:table-cell office:value-type="float" office:value="1565582" calcext:value-type="float">
            <text:p>1565582</text:p>
          </table:table-cell>
          <table:table-cell table:formula="of:=([.A717]-[.B717])*100/[.A717]" office:value-type="float" office:value="-0.285113805311662" calcext:value-type="float">
            <text:p>-0.2851138053</text:p>
          </table:table-cell>
          <table:table-cell table:formula="of:=IF([.A717]&gt;[.B717]; 1; 0)" office:value-type="float" office:value="0" calcext:value-type="float">
            <text:p>0</text:p>
          </table:table-cell>
          <table:table-cell office:value-type="float" office:value="246963" calcext:value-type="float">
            <text:p>246963</text:p>
          </table:table-cell>
          <table:table-cell office:value-type="float" office:value="247177" calcext:value-type="float">
            <text:p>247177</text:p>
          </table:table-cell>
          <table:table-cell table:formula="of:=([.E717]-[.F717])*100/[.E717]" office:value-type="float" office:value="-0.0866526564708074" calcext:value-type="float">
            <text:p>-0.0866526565</text:p>
          </table:table-cell>
          <table:table-cell table:formula="of:=IF([.E717]&gt;[.F717]; 1; 0)" office:value-type="float" office:value="0" calcext:value-type="float">
            <text:p>0</text:p>
          </table:table-cell>
          <table:table-cell office:value-type="float" office:value="31048" calcext:value-type="float">
            <text:p>31048</text:p>
          </table:table-cell>
          <table:table-cell office:value-type="float" office:value="32022" calcext:value-type="float">
            <text:p>32022</text:p>
          </table:table-cell>
          <table:table-cell table:formula="of:=([.I717]-[.J717])*100/[.I717]" office:value-type="float" office:value="-3.13707807266168" calcext:value-type="float">
            <text:p>-3.1370780727</text:p>
          </table:table-cell>
          <table:table-cell table:formula="of:=IF([.I717]&gt;[.J717]; 1; 0)" office:value-type="float" office:value="0" calcext:value-type="float">
            <text:p>0</text:p>
          </table:table-cell>
          <table:table-cell office:value-type="float" office:value="95642" calcext:value-type="float">
            <text:p>95642</text:p>
          </table:table-cell>
          <table:table-cell office:value-type="float" office:value="76081" calcext:value-type="float">
            <text:p>76081</text:p>
          </table:table-cell>
          <table:table-cell table:formula="of:=([.M717]-[.N717])*100/[.M717]" office:value-type="float" office:value="20.4523117458857" calcext:value-type="float">
            <text:p>20.4523117459</text:p>
          </table:table-cell>
          <table:table-cell table:formula="of:=IF([.M717]&gt;[.N7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1778" calcext:value-type="float">
            <text:p>2521778</text:p>
          </table:table-cell>
          <table:table-cell office:value-type="float" office:value="2432669" calcext:value-type="float">
            <text:p>2432669</text:p>
          </table:table-cell>
          <table:table-cell table:formula="of:=([.A718]-[.B718])*100/[.A718]" office:value-type="float" office:value="3.53357829277597" calcext:value-type="float">
            <text:p>3.5335782928</text:p>
          </table:table-cell>
          <table:table-cell table:formula="of:=IF([.A718]&gt;[.B718]; 1; 0)" office:value-type="float" office:value="1" calcext:value-type="float">
            <text:p>1</text:p>
          </table:table-cell>
          <table:table-cell office:value-type="float" office:value="562511" calcext:value-type="float">
            <text:p>562511</text:p>
          </table:table-cell>
          <table:table-cell office:value-type="float" office:value="476617" calcext:value-type="float">
            <text:p>476617</text:p>
          </table:table-cell>
          <table:table-cell table:formula="of:=([.E718]-[.F718])*100/[.E718]" office:value-type="float" office:value="15.2697458360814" calcext:value-type="float">
            <text:p>15.2697458361</text:p>
          </table:table-cell>
          <table:table-cell table:formula="of:=IF([.E718]&gt;[.F718]; 1; 0)" office:value-type="float" office:value="1" calcext:value-type="float">
            <text:p>1</text:p>
          </table:table-cell>
          <table:table-cell office:value-type="float" office:value="93974" calcext:value-type="float">
            <text:p>93974</text:p>
          </table:table-cell>
          <table:table-cell office:value-type="float" office:value="75254" calcext:value-type="float">
            <text:p>75254</text:p>
          </table:table-cell>
          <table:table-cell table:formula="of:=([.I718]-[.J718])*100/[.I718]" office:value-type="float" office:value="19.9204035158661" calcext:value-type="float">
            <text:p>19.9204035159</text:p>
          </table:table-cell>
          <table:table-cell table:formula="of:=IF([.I718]&gt;[.J718]; 1; 0)" office:value-type="float" office:value="1" calcext:value-type="float">
            <text:p>1</text:p>
          </table:table-cell>
          <table:table-cell office:value-type="float" office:value="222246" calcext:value-type="float">
            <text:p>222246</text:p>
          </table:table-cell>
          <table:table-cell office:value-type="float" office:value="188301" calcext:value-type="float">
            <text:p>188301</text:p>
          </table:table-cell>
          <table:table-cell table:formula="of:=([.M718]-[.N718])*100/[.M718]" office:value-type="float" office:value="15.2736157231176" calcext:value-type="float">
            <text:p>15.2736157231</text:p>
          </table:table-cell>
          <table:table-cell table:formula="of:=IF([.M718]&gt;[.N7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7666" calcext:value-type="float">
            <text:p>1347666</text:p>
          </table:table-cell>
          <table:table-cell office:value-type="float" office:value="1301919" calcext:value-type="float">
            <text:p>1301919</text:p>
          </table:table-cell>
          <table:table-cell table:formula="of:=([.A719]-[.B719])*100/[.A719]" office:value-type="float" office:value="3.39453544127402" calcext:value-type="float">
            <text:p>3.3945354413</text:p>
          </table:table-cell>
          <table:table-cell table:formula="of:=IF([.A719]&gt;[.B719]; 1; 0)" office:value-type="float" office:value="1" calcext:value-type="float">
            <text:p>1</text:p>
          </table:table-cell>
          <table:table-cell office:value-type="float" office:value="252560" calcext:value-type="float">
            <text:p>252560</text:p>
          </table:table-cell>
          <table:table-cell office:value-type="float" office:value="250169" calcext:value-type="float">
            <text:p>250169</text:p>
          </table:table-cell>
          <table:table-cell table:formula="of:=([.E719]-[.F719])*100/[.E719]" office:value-type="float" office:value="0.946705733291099" calcext:value-type="float">
            <text:p>0.9467057333</text:p>
          </table:table-cell>
          <table:table-cell table:formula="of:=IF([.E719]&gt;[.F719]; 1; 0)" office:value-type="float" office:value="1" calcext:value-type="float">
            <text:p>1</text:p>
          </table:table-cell>
          <table:table-cell office:value-type="float" office:value="34448" calcext:value-type="float">
            <text:p>34448</text:p>
          </table:table-cell>
          <table:table-cell office:value-type="float" office:value="32534" calcext:value-type="float">
            <text:p>32534</text:p>
          </table:table-cell>
          <table:table-cell table:formula="of:=([.I719]-[.J719])*100/[.I719]" office:value-type="float" office:value="5.55620065025546" calcext:value-type="float">
            <text:p>5.5562006503</text:p>
          </table:table-cell>
          <table:table-cell table:formula="of:=IF([.I719]&gt;[.J719]; 1; 0)" office:value-type="float" office:value="1" calcext:value-type="float">
            <text:p>1</text:p>
          </table:table-cell>
          <table:table-cell office:value-type="float" office:value="96918" calcext:value-type="float">
            <text:p>96918</text:p>
          </table:table-cell>
          <table:table-cell office:value-type="float" office:value="93744" calcext:value-type="float">
            <text:p>93744</text:p>
          </table:table-cell>
          <table:table-cell table:formula="of:=([.M719]-[.N719])*100/[.M719]" office:value-type="float" office:value="3.27493344889494" calcext:value-type="float">
            <text:p>3.2749334489</text:p>
          </table:table-cell>
          <table:table-cell table:formula="of:=IF([.M719]&gt;[.N7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5000" calcext:value-type="float">
            <text:p>2975000</text:p>
          </table:table-cell>
          <table:table-cell office:value-type="float" office:value="2502990" calcext:value-type="float">
            <text:p>2502990</text:p>
          </table:table-cell>
          <table:table-cell table:formula="of:=([.A720]-[.B720])*100/[.A720]" office:value-type="float" office:value="15.8658823529412" calcext:value-type="float">
            <text:p>15.8658823529</text:p>
          </table:table-cell>
          <table:table-cell table:formula="of:=IF([.A720]&gt;[.B720]; 1; 0)" office:value-type="float" office:value="1" calcext:value-type="float">
            <text:p>1</text:p>
          </table:table-cell>
          <table:table-cell office:value-type="float" office:value="562619" calcext:value-type="float">
            <text:p>562619</text:p>
          </table:table-cell>
          <table:table-cell office:value-type="float" office:value="454713" calcext:value-type="float">
            <text:p>454713</text:p>
          </table:table-cell>
          <table:table-cell table:formula="of:=([.E720]-[.F720])*100/[.E720]" office:value-type="float" office:value="19.1792314159316" calcext:value-type="float">
            <text:p>19.1792314159</text:p>
          </table:table-cell>
          <table:table-cell table:formula="of:=IF([.E720]&gt;[.F720]; 1; 0)" office:value-type="float" office:value="1" calcext:value-type="float">
            <text:p>1</text:p>
          </table:table-cell>
          <table:table-cell office:value-type="float" office:value="94088" calcext:value-type="float">
            <text:p>94088</text:p>
          </table:table-cell>
          <table:table-cell office:value-type="float" office:value="71851" calcext:value-type="float">
            <text:p>71851</text:p>
          </table:table-cell>
          <table:table-cell table:formula="of:=([.I720]-[.J720])*100/[.I720]" office:value-type="float" office:value="23.6342572910467" calcext:value-type="float">
            <text:p>23.634257291</text:p>
          </table:table-cell>
          <table:table-cell table:formula="of:=IF([.I720]&gt;[.J720]; 1; 0)" office:value-type="float" office:value="1" calcext:value-type="float">
            <text:p>1</text:p>
          </table:table-cell>
          <table:table-cell office:value-type="float" office:value="222278" calcext:value-type="float">
            <text:p>222278</text:p>
          </table:table-cell>
          <table:table-cell office:value-type="float" office:value="190213" calcext:value-type="float">
            <text:p>190213</text:p>
          </table:table-cell>
          <table:table-cell table:formula="of:=([.M720]-[.N720])*100/[.M720]" office:value-type="float" office:value="14.4256291670791" calcext:value-type="float">
            <text:p>14.4256291671</text:p>
          </table:table-cell>
          <table:table-cell table:formula="of:=IF([.M720]&gt;[.N7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434" calcext:value-type="float">
            <text:p>1309434</text:p>
          </table:table-cell>
          <table:table-cell office:value-type="float" office:value="1548550" calcext:value-type="float">
            <text:p>1548550</text:p>
          </table:table-cell>
          <table:table-cell table:formula="of:=([.A721]-[.B721])*100/[.A721]" office:value-type="float" office:value="-18.2610196466565" calcext:value-type="float">
            <text:p>-18.2610196467</text:p>
          </table:table-cell>
          <table:table-cell table:formula="of:=IF([.A721]&gt;[.B721]; 1; 0)" office:value-type="float" office:value="0" calcext:value-type="float">
            <text:p>0</text:p>
          </table:table-cell>
          <table:table-cell office:value-type="float" office:value="209264" calcext:value-type="float">
            <text:p>209264</text:p>
          </table:table-cell>
          <table:table-cell office:value-type="float" office:value="216197" calcext:value-type="float">
            <text:p>216197</text:p>
          </table:table-cell>
          <table:table-cell table:formula="of:=([.E721]-[.F721])*100/[.E721]" office:value-type="float" office:value="-3.31303998776665" calcext:value-type="float">
            <text:p>-3.3130399878</text:p>
          </table:table-cell>
          <table:table-cell table:formula="of:=IF([.E721]&gt;[.F721]; 1; 0)" office:value-type="float" office:value="0" calcext:value-type="float">
            <text:p>0</text:p>
          </table:table-cell>
          <table:table-cell office:value-type="float" office:value="30152" calcext:value-type="float">
            <text:p>30152</text:p>
          </table:table-cell>
          <table:table-cell office:value-type="float" office:value="33034" calcext:value-type="float">
            <text:p>33034</text:p>
          </table:table-cell>
          <table:table-cell table:formula="of:=([.I721]-[.J721])*100/[.I721]" office:value-type="float" office:value="-9.55823825948528" calcext:value-type="float">
            <text:p>-9.5582382595</text:p>
          </table:table-cell>
          <table:table-cell table:formula="of:=IF([.I721]&gt;[.J721]; 1; 0)" office:value-type="float" office:value="0" calcext:value-type="float">
            <text:p>0</text:p>
          </table:table-cell>
          <table:table-cell office:value-type="float" office:value="99364" calcext:value-type="float">
            <text:p>99364</text:p>
          </table:table-cell>
          <table:table-cell office:value-type="float" office:value="97283" calcext:value-type="float">
            <text:p>97283</text:p>
          </table:table-cell>
          <table:table-cell table:formula="of:=([.M721]-[.N721])*100/[.M721]" office:value-type="float" office:value="2.09431987440119" calcext:value-type="float">
            <text:p>2.0943198744</text:p>
          </table:table-cell>
          <table:table-cell table:formula="of:=IF([.M721]&gt;[.N7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3898" calcext:value-type="float">
            <text:p>2973898</text:p>
          </table:table-cell>
          <table:table-cell office:value-type="float" office:value="2375285" calcext:value-type="float">
            <text:p>2375285</text:p>
          </table:table-cell>
          <table:table-cell table:formula="of:=([.A722]-[.B722])*100/[.A722]" office:value-type="float" office:value="20.1289015292387" calcext:value-type="float">
            <text:p>20.1289015292</text:p>
          </table:table-cell>
          <table:table-cell table:formula="of:=IF([.A722]&gt;[.B722]; 1; 0)" office:value-type="float" office:value="1" calcext:value-type="float">
            <text:p>1</text:p>
          </table:table-cell>
          <table:table-cell office:value-type="float" office:value="458596" calcext:value-type="float">
            <text:p>458596</text:p>
          </table:table-cell>
          <table:table-cell office:value-type="float" office:value="407803" calcext:value-type="float">
            <text:p>407803</text:p>
          </table:table-cell>
          <table:table-cell table:formula="of:=([.E722]-[.F722])*100/[.E722]" office:value-type="float" office:value="11.0757616725833" calcext:value-type="float">
            <text:p>11.0757616726</text:p>
          </table:table-cell>
          <table:table-cell table:formula="of:=IF([.E722]&gt;[.F722]; 1; 0)" office:value-type="float" office:value="1" calcext:value-type="float">
            <text:p>1</text:p>
          </table:table-cell>
          <table:table-cell office:value-type="float" office:value="91951" calcext:value-type="float">
            <text:p>91951</text:p>
          </table:table-cell>
          <table:table-cell office:value-type="float" office:value="71888" calcext:value-type="float">
            <text:p>71888</text:p>
          </table:table-cell>
          <table:table-cell table:formula="of:=([.I722]-[.J722])*100/[.I722]" office:value-type="float" office:value="21.8192298071799" calcext:value-type="float">
            <text:p>21.8192298072</text:p>
          </table:table-cell>
          <table:table-cell table:formula="of:=IF([.I722]&gt;[.J722]; 1; 0)" office:value-type="float" office:value="1" calcext:value-type="float">
            <text:p>1</text:p>
          </table:table-cell>
          <table:table-cell office:value-type="float" office:value="192365" calcext:value-type="float">
            <text:p>192365</text:p>
          </table:table-cell>
          <table:table-cell office:value-type="float" office:value="153080" calcext:value-type="float">
            <text:p>153080</text:p>
          </table:table-cell>
          <table:table-cell table:formula="of:=([.M722]-[.N722])*100/[.M722]" office:value-type="float" office:value="20.4221142099654" calcext:value-type="float">
            <text:p>20.42211421</text:p>
          </table:table-cell>
          <table:table-cell table:formula="of:=IF([.M722]&gt;[.N7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268" calcext:value-type="float">
            <text:p>1497268</text:p>
          </table:table-cell>
          <table:table-cell office:value-type="float" office:value="1599743" calcext:value-type="float">
            <text:p>1599743</text:p>
          </table:table-cell>
          <table:table-cell table:formula="of:=([.A723]-[.B723])*100/[.A723]" office:value-type="float" office:value="-6.84413211262112" calcext:value-type="float">
            <text:p>-6.8441321126</text:p>
          </table:table-cell>
          <table:table-cell table:formula="of:=IF([.A723]&gt;[.B723]; 1; 0)" office:value-type="float" office:value="0" calcext:value-type="float">
            <text:p>0</text:p>
          </table:table-cell>
          <table:table-cell office:value-type="float" office:value="211186" calcext:value-type="float">
            <text:p>211186</text:p>
          </table:table-cell>
          <table:table-cell office:value-type="float" office:value="210988" calcext:value-type="float">
            <text:p>210988</text:p>
          </table:table-cell>
          <table:table-cell table:formula="of:=([.E723]-[.F723])*100/[.E723]" office:value-type="float" office:value="0.0937562149006089" calcext:value-type="float">
            <text:p>0.0937562149</text:p>
          </table:table-cell>
          <table:table-cell table:formula="of:=IF([.E723]&gt;[.F723]; 1; 0)" office:value-type="float" office:value="1" calcext:value-type="float">
            <text:p>1</text:p>
          </table:table-cell>
          <table:table-cell office:value-type="float" office:value="32558" calcext:value-type="float">
            <text:p>32558</text:p>
          </table:table-cell>
          <table:table-cell office:value-type="float" office:value="33480" calcext:value-type="float">
            <text:p>33480</text:p>
          </table:table-cell>
          <table:table-cell table:formula="of:=([.I723]-[.J723])*100/[.I723]" office:value-type="float" office:value="-2.83186927943977" calcext:value-type="float">
            <text:p>-2.8318692794</text:p>
          </table:table-cell>
          <table:table-cell table:formula="of:=IF([.I723]&gt;[.J723]; 1; 0)" office:value-type="float" office:value="0" calcext:value-type="float">
            <text:p>0</text:p>
          </table:table-cell>
          <table:table-cell office:value-type="float" office:value="99982" calcext:value-type="float">
            <text:p>99982</text:p>
          </table:table-cell>
          <table:table-cell office:value-type="float" office:value="94102" calcext:value-type="float">
            <text:p>94102</text:p>
          </table:table-cell>
          <table:table-cell table:formula="of:=([.M723]-[.N723])*100/[.M723]" office:value-type="float" office:value="5.8810585905463" calcext:value-type="float">
            <text:p>5.8810585905</text:p>
          </table:table-cell>
          <table:table-cell table:formula="of:=IF([.M723]&gt;[.N7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713" calcext:value-type="float">
            <text:p>2413713</text:p>
          </table:table-cell>
          <table:table-cell office:value-type="float" office:value="2547476" calcext:value-type="float">
            <text:p>2547476</text:p>
          </table:table-cell>
          <table:table-cell table:formula="of:=([.A724]-[.B724])*100/[.A724]" office:value-type="float" office:value="-5.54179390838927" calcext:value-type="float">
            <text:p>-5.5417939084</text:p>
          </table:table-cell>
          <table:table-cell table:formula="of:=IF([.A724]&gt;[.B724]; 1; 0)" office:value-type="float" office:value="0" calcext:value-type="float">
            <text:p>0</text:p>
          </table:table-cell>
          <table:table-cell office:value-type="float" office:value="565089" calcext:value-type="float">
            <text:p>565089</text:p>
          </table:table-cell>
          <table:table-cell office:value-type="float" office:value="497210" calcext:value-type="float">
            <text:p>497210</text:p>
          </table:table-cell>
          <table:table-cell table:formula="of:=([.E724]-[.F724])*100/[.E724]" office:value-type="float" office:value="12.0120901309351" calcext:value-type="float">
            <text:p>12.0120901309</text:p>
          </table:table-cell>
          <table:table-cell table:formula="of:=IF([.E724]&gt;[.F724]; 1; 0)" office:value-type="float" office:value="1" calcext:value-type="float">
            <text:p>1</text:p>
          </table:table-cell>
          <table:table-cell office:value-type="float" office:value="93908" calcext:value-type="float">
            <text:p>93908</text:p>
          </table:table-cell>
          <table:table-cell office:value-type="float" office:value="71590" calcext:value-type="float">
            <text:p>71590</text:p>
          </table:table-cell>
          <table:table-cell table:formula="of:=([.I724]-[.J724])*100/[.I724]" office:value-type="float" office:value="23.7658133492354" calcext:value-type="float">
            <text:p>23.7658133492</text:p>
          </table:table-cell>
          <table:table-cell table:formula="of:=IF([.I724]&gt;[.J724]; 1; 0)" office:value-type="float" office:value="1" calcext:value-type="float">
            <text:p>1</text:p>
          </table:table-cell>
          <table:table-cell office:value-type="float" office:value="220270" calcext:value-type="float">
            <text:p>220270</text:p>
          </table:table-cell>
          <table:table-cell office:value-type="float" office:value="189874" calcext:value-type="float">
            <text:p>189874</text:p>
          </table:table-cell>
          <table:table-cell table:formula="of:=([.M724]-[.N724])*100/[.M724]" office:value-type="float" office:value="13.7994279747583" calcext:value-type="float">
            <text:p>13.7994279748</text:p>
          </table:table-cell>
          <table:table-cell table:formula="of:=IF([.M724]&gt;[.N7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683" calcext:value-type="float">
            <text:p>1622683</text:p>
          </table:table-cell>
          <table:table-cell office:value-type="float" office:value="1694640" calcext:value-type="float">
            <text:p>1694640</text:p>
          </table:table-cell>
          <table:table-cell table:formula="of:=([.A725]-[.B725])*100/[.A725]" office:value-type="float" office:value="-4.43444591457481" calcext:value-type="float">
            <text:p>-4.4344459146</text:p>
          </table:table-cell>
          <table:table-cell table:formula="of:=IF([.A725]&gt;[.B725]; 1; 0)" office:value-type="float" office:value="0" calcext:value-type="float">
            <text:p>0</text:p>
          </table:table-cell>
          <table:table-cell office:value-type="float" office:value="263357" calcext:value-type="float">
            <text:p>263357</text:p>
          </table:table-cell>
          <table:table-cell office:value-type="float" office:value="263160" calcext:value-type="float">
            <text:p>263160</text:p>
          </table:table-cell>
          <table:table-cell table:formula="of:=([.E725]-[.F725])*100/[.E725]" office:value-type="float" office:value="0.0748034037447267" calcext:value-type="float">
            <text:p>0.0748034037</text:p>
          </table:table-cell>
          <table:table-cell table:formula="of:=IF([.E725]&gt;[.F725]; 1; 0)" office:value-type="float" office:value="1" calcext:value-type="float">
            <text:p>1</text:p>
          </table:table-cell>
          <table:table-cell office:value-type="float" office:value="33014" calcext:value-type="float">
            <text:p>33014</text:p>
          </table:table-cell>
          <table:table-cell office:value-type="float" office:value="33954" calcext:value-type="float">
            <text:p>33954</text:p>
          </table:table-cell>
          <table:table-cell table:formula="of:=([.I725]-[.J725])*100/[.I725]" office:value-type="float" office:value="-2.84727691282486" calcext:value-type="float">
            <text:p>-2.8472769128</text:p>
          </table:table-cell>
          <table:table-cell table:formula="of:=IF([.I725]&gt;[.J725]; 1; 0)" office:value-type="float" office:value="0" calcext:value-type="float">
            <text:p>0</text:p>
          </table:table-cell>
          <table:table-cell office:value-type="float" office:value="101398" calcext:value-type="float">
            <text:p>101398</text:p>
          </table:table-cell>
          <table:table-cell office:value-type="float" office:value="102353" calcext:value-type="float">
            <text:p>102353</text:p>
          </table:table-cell>
          <table:table-cell table:formula="of:=([.M725]-[.N725])*100/[.M725]" office:value-type="float" office:value="-0.941833172251918" calcext:value-type="float">
            <text:p>-0.9418331723</text:p>
          </table:table-cell>
          <table:table-cell table:formula="of:=IF([.M725]&gt;[.N7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024" calcext:value-type="float">
            <text:p>2508024</text:p>
          </table:table-cell>
          <table:table-cell office:value-type="float" office:value="2776792" calcext:value-type="float">
            <text:p>2776792</text:p>
          </table:table-cell>
          <table:table-cell table:formula="of:=([.A726]-[.B726])*100/[.A726]" office:value-type="float" office:value="-10.7163248836534" calcext:value-type="float">
            <text:p>-10.7163248837</text:p>
          </table:table-cell>
          <table:table-cell table:formula="of:=IF([.A726]&gt;[.B726]; 1; 0)" office:value-type="float" office:value="0" calcext:value-type="float">
            <text:p>0</text:p>
          </table:table-cell>
          <table:table-cell office:value-type="float" office:value="500589" calcext:value-type="float">
            <text:p>500589</text:p>
          </table:table-cell>
          <table:table-cell office:value-type="float" office:value="494069" calcext:value-type="float">
            <text:p>494069</text:p>
          </table:table-cell>
          <table:table-cell table:formula="of:=([.E726]-[.F726])*100/[.E726]" office:value-type="float" office:value="1.30246569541081" calcext:value-type="float">
            <text:p>1.3024656954</text:p>
          </table:table-cell>
          <table:table-cell table:formula="of:=IF([.E726]&gt;[.F726]; 1; 0)" office:value-type="float" office:value="1" calcext:value-type="float">
            <text:p>1</text:p>
          </table:table-cell>
          <table:table-cell office:value-type="float" office:value="93917" calcext:value-type="float">
            <text:p>93917</text:p>
          </table:table-cell>
          <table:table-cell office:value-type="float" office:value="69185" calcext:value-type="float">
            <text:p>69185</text:p>
          </table:table-cell>
          <table:table-cell table:formula="of:=([.I726]-[.J726])*100/[.I726]" office:value-type="float" office:value="26.3338905629439" calcext:value-type="float">
            <text:p>26.3338905629</text:p>
          </table:table-cell>
          <table:table-cell table:formula="of:=IF([.I726]&gt;[.J726]; 1; 0)" office:value-type="float" office:value="1" calcext:value-type="float">
            <text:p>1</text:p>
          </table:table-cell>
          <table:table-cell office:value-type="float" office:value="192301" calcext:value-type="float">
            <text:p>192301</text:p>
          </table:table-cell>
          <table:table-cell office:value-type="float" office:value="186967" calcext:value-type="float">
            <text:p>186967</text:p>
          </table:table-cell>
          <table:table-cell table:formula="of:=([.M726]-[.N726])*100/[.M726]" office:value-type="float" office:value="2.77377652742315" calcext:value-type="float">
            <text:p>2.7737765274</text:p>
          </table:table-cell>
          <table:table-cell table:formula="of:=IF([.M726]&gt;[.N7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117" calcext:value-type="float">
            <text:p>1705117</text:p>
          </table:table-cell>
          <table:table-cell office:value-type="float" office:value="1502510" calcext:value-type="float">
            <text:p>1502510</text:p>
          </table:table-cell>
          <table:table-cell table:formula="of:=([.A727]-[.B727])*100/[.A727]" office:value-type="float" office:value="11.8822931212345" calcext:value-type="float">
            <text:p>11.8822931212</text:p>
          </table:table-cell>
          <table:table-cell table:formula="of:=IF([.A727]&gt;[.B727]; 1; 0)" office:value-type="float" office:value="1" calcext:value-type="float">
            <text:p>1</text:p>
          </table:table-cell>
          <table:table-cell office:value-type="float" office:value="269462" calcext:value-type="float">
            <text:p>269462</text:p>
          </table:table-cell>
          <table:table-cell office:value-type="float" office:value="236096" calcext:value-type="float">
            <text:p>236096</text:p>
          </table:table-cell>
          <table:table-cell table:formula="of:=([.E727]-[.F727])*100/[.E727]" office:value-type="float" office:value="12.3824509578345" calcext:value-type="float">
            <text:p>12.3824509578</text:p>
          </table:table-cell>
          <table:table-cell table:formula="of:=IF([.E727]&gt;[.F727]; 1; 0)" office:value-type="float" office:value="1" calcext:value-type="float">
            <text:p>1</text:p>
          </table:table-cell>
          <table:table-cell office:value-type="float" office:value="35322" calcext:value-type="float">
            <text:p>35322</text:p>
          </table:table-cell>
          <table:table-cell office:value-type="float" office:value="34377" calcext:value-type="float">
            <text:p>34377</text:p>
          </table:table-cell>
          <table:table-cell table:formula="of:=([.I727]-[.J727])*100/[.I727]" office:value-type="float" office:value="2.67538644470868" calcext:value-type="float">
            <text:p>2.6753864447</text:p>
          </table:table-cell>
          <table:table-cell table:formula="of:=IF([.I727]&gt;[.J727]; 1; 0)" office:value-type="float" office:value="1" calcext:value-type="float">
            <text:p>1</text:p>
          </table:table-cell>
          <table:table-cell office:value-type="float" office:value="104770" calcext:value-type="float">
            <text:p>104770</text:p>
          </table:table-cell>
          <table:table-cell office:value-type="float" office:value="103666" calcext:value-type="float">
            <text:p>103666</text:p>
          </table:table-cell>
          <table:table-cell table:formula="of:=([.M727]-[.N727])*100/[.M727]" office:value-type="float" office:value="1.05373675670516" calcext:value-type="float">
            <text:p>1.0537367567</text:p>
          </table:table-cell>
          <table:table-cell table:formula="of:=IF([.M727]&gt;[.N7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840" calcext:value-type="float">
            <text:p>2650840</text:p>
          </table:table-cell>
          <table:table-cell office:value-type="float" office:value="2695905" calcext:value-type="float">
            <text:p>2695905</text:p>
          </table:table-cell>
          <table:table-cell table:formula="of:=([.A728]-[.B728])*100/[.A728]" office:value-type="float" office:value="-1.70002716120173" calcext:value-type="float">
            <text:p>-1.7000271612</text:p>
          </table:table-cell>
          <table:table-cell table:formula="of:=IF([.A728]&gt;[.B728]; 1; 0)" office:value-type="float" office:value="0" calcext:value-type="float">
            <text:p>0</text:p>
          </table:table-cell>
          <table:table-cell office:value-type="float" office:value="562424" calcext:value-type="float">
            <text:p>562424</text:p>
          </table:table-cell>
          <table:table-cell office:value-type="float" office:value="484128" calcext:value-type="float">
            <text:p>484128</text:p>
          </table:table-cell>
          <table:table-cell table:formula="of:=([.E728]-[.F728])*100/[.E728]" office:value-type="float" office:value="13.9211697936077" calcext:value-type="float">
            <text:p>13.9211697936</text:p>
          </table:table-cell>
          <table:table-cell table:formula="of:=IF([.E728]&gt;[.F728]; 1; 0)" office:value-type="float" office:value="1" calcext:value-type="float">
            <text:p>1</text:p>
          </table:table-cell>
          <table:table-cell office:value-type="float" office:value="93885" calcext:value-type="float">
            <text:p>93885</text:p>
          </table:table-cell>
          <table:table-cell office:value-type="float" office:value="69004" calcext:value-type="float">
            <text:p>69004</text:p>
          </table:table-cell>
          <table:table-cell table:formula="of:=([.I728]-[.J728])*100/[.I728]" office:value-type="float" office:value="26.5015710709911" calcext:value-type="float">
            <text:p>26.501571071</text:p>
          </table:table-cell>
          <table:table-cell table:formula="of:=IF([.I728]&gt;[.J728]; 1; 0)" office:value-type="float" office:value="1" calcext:value-type="float">
            <text:p>1</text:p>
          </table:table-cell>
          <table:table-cell office:value-type="float" office:value="220288" calcext:value-type="float">
            <text:p>220288</text:p>
          </table:table-cell>
          <table:table-cell office:value-type="float" office:value="189644" calcext:value-type="float">
            <text:p>189644</text:p>
          </table:table-cell>
          <table:table-cell table:formula="of:=([.M728]-[.N728])*100/[.M728]" office:value-type="float" office:value="13.9108803021499" calcext:value-type="float">
            <text:p>13.9108803022</text:p>
          </table:table-cell>
          <table:table-cell table:formula="of:=IF([.M728]&gt;[.N7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675" calcext:value-type="float">
            <text:p>1493675</text:p>
          </table:table-cell>
          <table:table-cell office:value-type="float" office:value="1501953" calcext:value-type="float">
            <text:p>1501953</text:p>
          </table:table-cell>
          <table:table-cell table:formula="of:=([.A729]-[.B729])*100/[.A729]" office:value-type="float" office:value="-0.554203558337657" calcext:value-type="float">
            <text:p>-0.5542035583</text:p>
          </table:table-cell>
          <table:table-cell table:formula="of:=IF([.A729]&gt;[.B729]; 1; 0)" office:value-type="float" office:value="0" calcext:value-type="float">
            <text:p>0</text:p>
          </table:table-cell>
          <table:table-cell office:value-type="float" office:value="272986" calcext:value-type="float">
            <text:p>272986</text:p>
          </table:table-cell>
          <table:table-cell office:value-type="float" office:value="274149" calcext:value-type="float">
            <text:p>274149</text:p>
          </table:table-cell>
          <table:table-cell table:formula="of:=([.E729]-[.F729])*100/[.E729]" office:value-type="float" office:value="-0.426029173657257" calcext:value-type="float">
            <text:p>-0.4260291737</text:p>
          </table:table-cell>
          <table:table-cell table:formula="of:=IF([.E729]&gt;[.F729]; 1; 0)" office:value-type="float" office:value="0" calcext:value-type="float">
            <text:p>0</text:p>
          </table:table-cell>
          <table:table-cell office:value-type="float" office:value="33755" calcext:value-type="float">
            <text:p>33755</text:p>
          </table:table-cell>
          <table:table-cell office:value-type="float" office:value="36874" calcext:value-type="float">
            <text:p>36874</text:p>
          </table:table-cell>
          <table:table-cell table:formula="of:=([.I729]-[.J729])*100/[.I729]" office:value-type="float" office:value="-9.24011257591468" calcext:value-type="float">
            <text:p>-9.2401125759</text:p>
          </table:table-cell>
          <table:table-cell table:formula="of:=IF([.I729]&gt;[.J729]; 1; 0)" office:value-type="float" office:value="0" calcext:value-type="float">
            <text:p>0</text:p>
          </table:table-cell>
          <table:table-cell office:value-type="float" office:value="106813" calcext:value-type="float">
            <text:p>106813</text:p>
          </table:table-cell>
          <table:table-cell office:value-type="float" office:value="105182" calcext:value-type="float">
            <text:p>105182</text:p>
          </table:table-cell>
          <table:table-cell table:formula="of:=([.M729]-[.N729])*100/[.M729]" office:value-type="float" office:value="1.52696769119864" calcext:value-type="float">
            <text:p>1.5269676912</text:p>
          </table:table-cell>
          <table:table-cell table:formula="of:=IF([.M729]&gt;[.N7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177" calcext:value-type="float">
            <text:p>2668177</text:p>
          </table:table-cell>
          <table:table-cell office:value-type="float" office:value="2702630" calcext:value-type="float">
            <text:p>2702630</text:p>
          </table:table-cell>
          <table:table-cell table:formula="of:=([.A730]-[.B730])*100/[.A730]" office:value-type="float" office:value="-1.29125616478967" calcext:value-type="float">
            <text:p>-1.2912561648</text:p>
          </table:table-cell>
          <table:table-cell table:formula="of:=IF([.A730]&gt;[.B730]; 1; 0)" office:value-type="float" office:value="0" calcext:value-type="float">
            <text:p>0</text:p>
          </table:table-cell>
          <table:table-cell office:value-type="float" office:value="457822" calcext:value-type="float">
            <text:p>457822</text:p>
          </table:table-cell>
          <table:table-cell office:value-type="float" office:value="399521" calcext:value-type="float">
            <text:p>399521</text:p>
          </table:table-cell>
          <table:table-cell table:formula="of:=([.E730]-[.F730])*100/[.E730]" office:value-type="float" office:value="12.7344251696074" calcext:value-type="float">
            <text:p>12.7344251696</text:p>
          </table:table-cell>
          <table:table-cell table:formula="of:=IF([.E730]&gt;[.F730]; 1; 0)" office:value-type="float" office:value="1" calcext:value-type="float">
            <text:p>1</text:p>
          </table:table-cell>
          <table:table-cell office:value-type="float" office:value="91944" calcext:value-type="float">
            <text:p>91944</text:p>
          </table:table-cell>
          <table:table-cell office:value-type="float" office:value="70948" calcext:value-type="float">
            <text:p>70948</text:p>
          </table:table-cell>
          <table:table-cell table:formula="of:=([.I730]-[.J730])*100/[.I730]" office:value-type="float" office:value="22.8356390846602" calcext:value-type="float">
            <text:p>22.8356390847</text:p>
          </table:table-cell>
          <table:table-cell table:formula="of:=IF([.I730]&gt;[.J730]; 1; 0)" office:value-type="float" office:value="1" calcext:value-type="float">
            <text:p>1</text:p>
          </table:table-cell>
          <table:table-cell office:value-type="float" office:value="222645" calcext:value-type="float">
            <text:p>222645</text:p>
          </table:table-cell>
          <table:table-cell office:value-type="float" office:value="191520" calcext:value-type="float">
            <text:p>191520</text:p>
          </table:table-cell>
          <table:table-cell table:formula="of:=([.M730]-[.N730])*100/[.M730]" office:value-type="float" office:value="13.979653708819" calcext:value-type="float">
            <text:p>13.9796537088</text:p>
          </table:table-cell>
          <table:table-cell table:formula="of:=IF([.M730]&gt;[.N7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3172" calcext:value-type="float">
            <text:p>1433172</text:p>
          </table:table-cell>
          <table:table-cell office:value-type="float" office:value="1429614" calcext:value-type="float">
            <text:p>1429614</text:p>
          </table:table-cell>
          <table:table-cell table:formula="of:=([.A731]-[.B731])*100/[.A731]" office:value-type="float" office:value="0.248260501879746" calcext:value-type="float">
            <text:p>0.2482605019</text:p>
          </table:table-cell>
          <table:table-cell table:formula="of:=IF([.A731]&gt;[.B731]; 1; 0)" office:value-type="float" office:value="1" calcext:value-type="float">
            <text:p>1</text:p>
          </table:table-cell>
          <table:table-cell office:value-type="float" office:value="279248" calcext:value-type="float">
            <text:p>279248</text:p>
          </table:table-cell>
          <table:table-cell office:value-type="float" office:value="234070" calcext:value-type="float">
            <text:p>234070</text:p>
          </table:table-cell>
          <table:table-cell table:formula="of:=([.E731]-[.F731])*100/[.E731]" office:value-type="float" office:value="16.1784506961554" calcext:value-type="float">
            <text:p>16.1784506962</text:p>
          </table:table-cell>
          <table:table-cell table:formula="of:=IF([.E731]&gt;[.F731]; 1; 0)" office:value-type="float" office:value="1" calcext:value-type="float">
            <text:p>1</text:p>
          </table:table-cell>
          <table:table-cell office:value-type="float" office:value="34190" calcext:value-type="float">
            <text:p>34190</text:p>
          </table:table-cell>
          <table:table-cell office:value-type="float" office:value="37353" calcext:value-type="float">
            <text:p>37353</text:p>
          </table:table-cell>
          <table:table-cell table:formula="of:=([.I731]-[.J731])*100/[.I731]" office:value-type="float" office:value="-9.25124305352442" calcext:value-type="float">
            <text:p>-9.2512430535</text:p>
          </table:table-cell>
          <table:table-cell table:formula="of:=IF([.I731]&gt;[.J731]; 1; 0)" office:value-type="float" office:value="0" calcext:value-type="float">
            <text:p>0</text:p>
          </table:table-cell>
          <table:table-cell office:value-type="float" office:value="107618" calcext:value-type="float">
            <text:p>107618</text:p>
          </table:table-cell>
          <table:table-cell office:value-type="float" office:value="106538" calcext:value-type="float">
            <text:p>106538</text:p>
          </table:table-cell>
          <table:table-cell table:formula="of:=([.M731]-[.N731])*100/[.M731]" office:value-type="float" office:value="1.00354959207568" calcext:value-type="float">
            <text:p>1.0035495921</text:p>
          </table:table-cell>
          <table:table-cell table:formula="of:=IF([.M731]&gt;[.N7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0813" calcext:value-type="float">
            <text:p>2670813</text:p>
          </table:table-cell>
          <table:table-cell office:value-type="float" office:value="2420375" calcext:value-type="float">
            <text:p>2420375</text:p>
          </table:table-cell>
          <table:table-cell table:formula="of:=([.A732]-[.B732])*100/[.A732]" office:value-type="float" office:value="9.37684517785408" calcext:value-type="float">
            <text:p>9.3768451779</text:p>
          </table:table-cell>
          <table:table-cell table:formula="of:=IF([.A732]&gt;[.B732]; 1; 0)" office:value-type="float" office:value="1" calcext:value-type="float">
            <text:p>1</text:p>
          </table:table-cell>
          <table:table-cell office:value-type="float" office:value="563230" calcext:value-type="float">
            <text:p>563230</text:p>
          </table:table-cell>
          <table:table-cell office:value-type="float" office:value="492099" calcext:value-type="float">
            <text:p>492099</text:p>
          </table:table-cell>
          <table:table-cell table:formula="of:=([.E732]-[.F732])*100/[.E732]" office:value-type="float" office:value="12.6291213181116" calcext:value-type="float">
            <text:p>12.6291213181</text:p>
          </table:table-cell>
          <table:table-cell table:formula="of:=IF([.E732]&gt;[.F732]; 1; 0)" office:value-type="float" office:value="1" calcext:value-type="float">
            <text:p>1</text:p>
          </table:table-cell>
          <table:table-cell office:value-type="float" office:value="95118" calcext:value-type="float">
            <text:p>95118</text:p>
          </table:table-cell>
          <table:table-cell office:value-type="float" office:value="68558" calcext:value-type="float">
            <text:p>68558</text:p>
          </table:table-cell>
          <table:table-cell table:formula="of:=([.I732]-[.J732])*100/[.I732]" office:value-type="float" office:value="27.9232111692845" calcext:value-type="float">
            <text:p>27.9232111693</text:p>
          </table:table-cell>
          <table:table-cell table:formula="of:=IF([.I732]&gt;[.J732]; 1; 0)" office:value-type="float" office:value="1" calcext:value-type="float">
            <text:p>1</text:p>
          </table:table-cell>
          <table:table-cell office:value-type="float" office:value="220454" calcext:value-type="float">
            <text:p>220454</text:p>
          </table:table-cell>
          <table:table-cell office:value-type="float" office:value="151593" calcext:value-type="float">
            <text:p>151593</text:p>
          </table:table-cell>
          <table:table-cell table:formula="of:=([.M732]-[.N732])*100/[.M732]" office:value-type="float" office:value="31.2359948107088" calcext:value-type="float">
            <text:p>31.2359948107</text:p>
          </table:table-cell>
          <table:table-cell table:formula="of:=IF([.M732]&gt;[.N7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841" calcext:value-type="float">
            <text:p>1662841</text:p>
          </table:table-cell>
          <table:table-cell office:value-type="float" office:value="1535230" calcext:value-type="float">
            <text:p>1535230</text:p>
          </table:table-cell>
          <table:table-cell table:formula="of:=([.A733]-[.B733])*100/[.A733]" office:value-type="float" office:value="7.67427553205628" calcext:value-type="float">
            <text:p>7.6742755321</text:p>
          </table:table-cell>
          <table:table-cell table:formula="of:=IF([.A733]&gt;[.B733]; 1; 0)" office:value-type="float" office:value="1" calcext:value-type="float">
            <text:p>1</text:p>
          </table:table-cell>
          <table:table-cell office:value-type="float" office:value="286691" calcext:value-type="float">
            <text:p>286691</text:p>
          </table:table-cell>
          <table:table-cell office:value-type="float" office:value="281707" calcext:value-type="float">
            <text:p>281707</text:p>
          </table:table-cell>
          <table:table-cell table:formula="of:=([.E733]-[.F733])*100/[.E733]" office:value-type="float" office:value="1.73845708445678" calcext:value-type="float">
            <text:p>1.7384570845</text:p>
          </table:table-cell>
          <table:table-cell table:formula="of:=IF([.E733]&gt;[.F733]; 1; 0)" office:value-type="float" office:value="1" calcext:value-type="float">
            <text:p>1</text:p>
          </table:table-cell>
          <table:table-cell office:value-type="float" office:value="34763" calcext:value-type="float">
            <text:p>34763</text:p>
          </table:table-cell>
          <table:table-cell office:value-type="float" office:value="35797" calcext:value-type="float">
            <text:p>35797</text:p>
          </table:table-cell>
          <table:table-cell table:formula="of:=([.I733]-[.J733])*100/[.I733]" office:value-type="float" office:value="-2.97442683312718" calcext:value-type="float">
            <text:p>-2.9744268331</text:p>
          </table:table-cell>
          <table:table-cell table:formula="of:=IF([.I733]&gt;[.J733]; 1; 0)" office:value-type="float" office:value="0" calcext:value-type="float">
            <text:p>0</text:p>
          </table:table-cell>
          <table:table-cell office:value-type="float" office:value="107106" calcext:value-type="float">
            <text:p>107106</text:p>
          </table:table-cell>
          <table:table-cell office:value-type="float" office:value="87316" calcext:value-type="float">
            <text:p>87316</text:p>
          </table:table-cell>
          <table:table-cell table:formula="of:=([.M733]-[.N733])*100/[.M733]" office:value-type="float" office:value="18.477022762497" calcext:value-type="float">
            <text:p>18.4770227625</text:p>
          </table:table-cell>
          <table:table-cell table:formula="of:=IF([.M733]&gt;[.N7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637" calcext:value-type="float">
            <text:p>2469637</text:p>
          </table:table-cell>
          <table:table-cell office:value-type="float" office:value="2578567" calcext:value-type="float">
            <text:p>2578567</text:p>
          </table:table-cell>
          <table:table-cell table:formula="of:=([.A734]-[.B734])*100/[.A734]" office:value-type="float" office:value="-4.41076967991652" calcext:value-type="float">
            <text:p>-4.4107696799</text:p>
          </table:table-cell>
          <table:table-cell table:formula="of:=IF([.A734]&gt;[.B734]; 1; 0)" office:value-type="float" office:value="0" calcext:value-type="float">
            <text:p>0</text:p>
          </table:table-cell>
          <table:table-cell office:value-type="float" office:value="564841" calcext:value-type="float">
            <text:p>564841</text:p>
          </table:table-cell>
          <table:table-cell office:value-type="float" office:value="487515" calcext:value-type="float">
            <text:p>487515</text:p>
          </table:table-cell>
          <table:table-cell table:formula="of:=([.E734]-[.F734])*100/[.E734]" office:value-type="float" office:value="13.6898702466712" calcext:value-type="float">
            <text:p>13.6898702467</text:p>
          </table:table-cell>
          <table:table-cell table:formula="of:=IF([.E734]&gt;[.F734]; 1; 0)" office:value-type="float" office:value="1" calcext:value-type="float">
            <text:p>1</text:p>
          </table:table-cell>
          <table:table-cell office:value-type="float" office:value="94455" calcext:value-type="float">
            <text:p>94455</text:p>
          </table:table-cell>
          <table:table-cell office:value-type="float" office:value="68398" calcext:value-type="float">
            <text:p>68398</text:p>
          </table:table-cell>
          <table:table-cell table:formula="of:=([.I734]-[.J734])*100/[.I734]" office:value-type="float" office:value="27.5866814885395" calcext:value-type="float">
            <text:p>27.5866814885</text:p>
          </table:table-cell>
          <table:table-cell table:formula="of:=IF([.I734]&gt;[.J734]; 1; 0)" office:value-type="float" office:value="1" calcext:value-type="float">
            <text:p>1</text:p>
          </table:table-cell>
          <table:table-cell office:value-type="float" office:value="179547" calcext:value-type="float">
            <text:p>179547</text:p>
          </table:table-cell>
          <table:table-cell office:value-type="float" office:value="151514" calcext:value-type="float">
            <text:p>151514</text:p>
          </table:table-cell>
          <table:table-cell table:formula="of:=([.M734]-[.N734])*100/[.M734]" office:value-type="float" office:value="15.6131820637493" calcext:value-type="float">
            <text:p>15.6131820637</text:p>
          </table:table-cell>
          <table:table-cell table:formula="of:=IF([.M734]&gt;[.N7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500" calcext:value-type="float">
            <text:p>1524500</text:p>
          </table:table-cell>
          <table:table-cell office:value-type="float" office:value="1822088" calcext:value-type="float">
            <text:p>1822088</text:p>
          </table:table-cell>
          <table:table-cell table:formula="of:=([.A735]-[.B735])*100/[.A735]" office:value-type="float" office:value="-19.520367333552" calcext:value-type="float">
            <text:p>-19.5203673336</text:p>
          </table:table-cell>
          <table:table-cell table:formula="of:=IF([.A735]&gt;[.B735]; 1; 0)" office:value-type="float" office:value="0" calcext:value-type="float">
            <text:p>0</text:p>
          </table:table-cell>
          <table:table-cell office:value-type="float" office:value="233854" calcext:value-type="float">
            <text:p>233854</text:p>
          </table:table-cell>
          <table:table-cell office:value-type="float" office:value="286997" calcext:value-type="float">
            <text:p>286997</text:p>
          </table:table-cell>
          <table:table-cell table:formula="of:=([.E735]-[.F735])*100/[.E735]" office:value-type="float" office:value="-22.7248625210601" calcext:value-type="float">
            <text:p>-22.7248625211</text:p>
          </table:table-cell>
          <table:table-cell table:formula="of:=IF([.E735]&gt;[.F735]; 1; 0)" office:value-type="float" office:value="0" calcext:value-type="float">
            <text:p>0</text:p>
          </table:table-cell>
          <table:table-cell office:value-type="float" office:value="37090" calcext:value-type="float">
            <text:p>37090</text:p>
          </table:table-cell>
          <table:table-cell office:value-type="float" office:value="36300" calcext:value-type="float">
            <text:p>36300</text:p>
          </table:table-cell>
          <table:table-cell table:formula="of:=([.I735]-[.J735])*100/[.I735]" office:value-type="float" office:value="2.12995416554327" calcext:value-type="float">
            <text:p>2.1299541655</text:p>
          </table:table-cell>
          <table:table-cell table:formula="of:=IF([.I735]&gt;[.J735]; 1; 0)" office:value-type="float" office:value="1" calcext:value-type="float">
            <text:p>1</text:p>
          </table:table-cell>
          <table:table-cell office:value-type="float" office:value="110480" calcext:value-type="float">
            <text:p>110480</text:p>
          </table:table-cell>
          <table:table-cell office:value-type="float" office:value="109143" calcext:value-type="float">
            <text:p>109143</text:p>
          </table:table-cell>
          <table:table-cell table:formula="of:=([.M735]-[.N735])*100/[.M735]" office:value-type="float" office:value="1.21017378711079" calcext:value-type="float">
            <text:p>1.2101737871</text:p>
          </table:table-cell>
          <table:table-cell table:formula="of:=IF([.M735]&gt;[.N7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7240" calcext:value-type="float">
            <text:p>2607240</text:p>
          </table:table-cell>
          <table:table-cell office:value-type="float" office:value="2494351" calcext:value-type="float">
            <text:p>2494351</text:p>
          </table:table-cell>
          <table:table-cell table:formula="of:=([.A736]-[.B736])*100/[.A736]" office:value-type="float" office:value="4.32982771052914" calcext:value-type="float">
            <text:p>4.3298277105</text:p>
          </table:table-cell>
          <table:table-cell table:formula="of:=IF([.A736]&gt;[.B736]; 1; 0)" office:value-type="float" office:value="1" calcext:value-type="float">
            <text:p>1</text:p>
          </table:table-cell>
          <table:table-cell office:value-type="float" office:value="531576" calcext:value-type="float">
            <text:p>531576</text:p>
          </table:table-cell>
          <table:table-cell office:value-type="float" office:value="491684" calcext:value-type="float">
            <text:p>491684</text:p>
          </table:table-cell>
          <table:table-cell table:formula="of:=([.E736]-[.F736])*100/[.E736]" office:value-type="float" office:value="7.50447725254714" calcext:value-type="float">
            <text:p>7.5044772525</text:p>
          </table:table-cell>
          <table:table-cell table:formula="of:=IF([.E736]&gt;[.F736]; 1; 0)" office:value-type="float" office:value="1" calcext:value-type="float">
            <text:p>1</text:p>
          </table:table-cell>
          <table:table-cell office:value-type="float" office:value="93935" calcext:value-type="float">
            <text:p>93935</text:p>
          </table:table-cell>
          <table:table-cell office:value-type="float" office:value="68156" calcext:value-type="float">
            <text:p>68156</text:p>
          </table:table-cell>
          <table:table-cell table:formula="of:=([.I736]-[.J736])*100/[.I736]" office:value-type="float" office:value="27.4434449353276" calcext:value-type="float">
            <text:p>27.4434449353</text:p>
          </table:table-cell>
          <table:table-cell table:formula="of:=IF([.I736]&gt;[.J736]; 1; 0)" office:value-type="float" office:value="1" calcext:value-type="float">
            <text:p>1</text:p>
          </table:table-cell>
          <table:table-cell office:value-type="float" office:value="222868" calcext:value-type="float">
            <text:p>222868</text:p>
          </table:table-cell>
          <table:table-cell office:value-type="float" office:value="151092" calcext:value-type="float">
            <text:p>151092</text:p>
          </table:table-cell>
          <table:table-cell table:formula="of:=([.M736]-[.N736])*100/[.M736]" office:value-type="float" office:value="32.2056104958989" calcext:value-type="float">
            <text:p>32.2056104959</text:p>
          </table:table-cell>
          <table:table-cell table:formula="of:=IF([.M736]&gt;[.N7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6563" calcext:value-type="float">
            <text:p>1786563</text:p>
          </table:table-cell>
          <table:table-cell office:value-type="float" office:value="1636883" calcext:value-type="float">
            <text:p>1636883</text:p>
          </table:table-cell>
          <table:table-cell table:formula="of:=([.A737]-[.B737])*100/[.A737]" office:value-type="float" office:value="8.3780980575552" calcext:value-type="float">
            <text:p>8.3780980576</text:p>
          </table:table-cell>
          <table:table-cell table:formula="of:=IF([.A737]&gt;[.B737]; 1; 0)" office:value-type="float" office:value="1" calcext:value-type="float">
            <text:p>1</text:p>
          </table:table-cell>
          <table:table-cell office:value-type="float" office:value="292949" calcext:value-type="float">
            <text:p>292949</text:p>
          </table:table-cell>
          <table:table-cell office:value-type="float" office:value="291761" calcext:value-type="float">
            <text:p>291761</text:p>
          </table:table-cell>
          <table:table-cell table:formula="of:=([.E737]-[.F737])*100/[.E737]" office:value-type="float" office:value="0.40553133821928" calcext:value-type="float">
            <text:p>0.4055313382</text:p>
          </table:table-cell>
          <table:table-cell table:formula="of:=IF([.E737]&gt;[.F737]; 1; 0)" office:value-type="float" office:value="1" calcext:value-type="float">
            <text:p>1</text:p>
          </table:table-cell>
          <table:table-cell office:value-type="float" office:value="47472" calcext:value-type="float">
            <text:p>47472</text:p>
          </table:table-cell>
          <table:table-cell office:value-type="float" office:value="30790" calcext:value-type="float">
            <text:p>30790</text:p>
          </table:table-cell>
          <table:table-cell table:formula="of:=([.I737]-[.J737])*100/[.I737]" office:value-type="float" office:value="35.1407145264577" calcext:value-type="float">
            <text:p>35.1407145265</text:p>
          </table:table-cell>
          <table:table-cell table:formula="of:=IF([.I737]&gt;[.J737]; 1; 0)" office:value-type="float" office:value="1" calcext:value-type="float">
            <text:p>1</text:p>
          </table:table-cell>
          <table:table-cell office:value-type="float" office:value="91427" calcext:value-type="float">
            <text:p>91427</text:p>
          </table:table-cell>
          <table:table-cell office:value-type="float" office:value="90205" calcext:value-type="float">
            <text:p>90205</text:p>
          </table:table-cell>
          <table:table-cell table:formula="of:=([.M737]-[.N737])*100/[.M737]" office:value-type="float" office:value="1.33658547256281" calcext:value-type="float">
            <text:p>1.3365854726</text:p>
          </table:table-cell>
          <table:table-cell table:formula="of:=IF([.M737]&gt;[.N7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2318" calcext:value-type="float">
            <text:p>2432318</text:p>
          </table:table-cell>
          <table:table-cell office:value-type="float" office:value="2523054" calcext:value-type="float">
            <text:p>2523054</text:p>
          </table:table-cell>
          <table:table-cell table:formula="of:=([.A738]-[.B738])*100/[.A738]" office:value-type="float" office:value="-3.73043327393869" calcext:value-type="float">
            <text:p>-3.7304332739</text:p>
          </table:table-cell>
          <table:table-cell table:formula="of:=IF([.A738]&gt;[.B738]; 1; 0)" office:value-type="float" office:value="0" calcext:value-type="float">
            <text:p>0</text:p>
          </table:table-cell>
          <table:table-cell office:value-type="float" office:value="564345" calcext:value-type="float">
            <text:p>564345</text:p>
          </table:table-cell>
          <table:table-cell office:value-type="float" office:value="421532" calcext:value-type="float">
            <text:p>421532</text:p>
          </table:table-cell>
          <table:table-cell table:formula="of:=([.E738]-[.F738])*100/[.E738]" office:value-type="float" office:value="25.3059741824593" calcext:value-type="float">
            <text:p>25.3059741825</text:p>
          </table:table-cell>
          <table:table-cell table:formula="of:=IF([.E738]&gt;[.F738]; 1; 0)" office:value-type="float" office:value="1" calcext:value-type="float">
            <text:p>1</text:p>
          </table:table-cell>
          <table:table-cell office:value-type="float" office:value="91945" calcext:value-type="float">
            <text:p>91945</text:p>
          </table:table-cell>
          <table:table-cell office:value-type="float" office:value="67835" calcext:value-type="float">
            <text:p>67835</text:p>
          </table:table-cell>
          <table:table-cell table:formula="of:=([.I738]-[.J738])*100/[.I738]" office:value-type="float" office:value="26.222198053184" calcext:value-type="float">
            <text:p>26.2221980532</text:p>
          </table:table-cell>
          <table:table-cell table:formula="of:=IF([.I738]&gt;[.J738]; 1; 0)" office:value-type="float" office:value="1" calcext:value-type="float">
            <text:p>1</text:p>
          </table:table-cell>
          <table:table-cell office:value-type="float" office:value="224099" calcext:value-type="float">
            <text:p>224099</text:p>
          </table:table-cell>
          <table:table-cell office:value-type="float" office:value="207860" calcext:value-type="float">
            <text:p>207860</text:p>
          </table:table-cell>
          <table:table-cell table:formula="of:=([.M738]-[.N738])*100/[.M738]" office:value-type="float" office:value="7.24635094310997" calcext:value-type="float">
            <text:p>7.2463509431</text:p>
          </table:table-cell>
          <table:table-cell table:formula="of:=IF([.M738]&gt;[.N7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962" calcext:value-type="float">
            <text:p>1641962</text:p>
          </table:table-cell>
          <table:table-cell office:value-type="float" office:value="1778870" calcext:value-type="float">
            <text:p>1778870</text:p>
          </table:table-cell>
          <table:table-cell table:formula="of:=([.A739]-[.B739])*100/[.A739]" office:value-type="float" office:value="-8.33807359731833" calcext:value-type="float">
            <text:p>-8.3380735973</text:p>
          </table:table-cell>
          <table:table-cell table:formula="of:=IF([.A739]&gt;[.B739]; 1; 0)" office:value-type="float" office:value="0" calcext:value-type="float">
            <text:p>0</text:p>
          </table:table-cell>
          <table:table-cell office:value-type="float" office:value="296056" calcext:value-type="float">
            <text:p>296056</text:p>
          </table:table-cell>
          <table:table-cell office:value-type="float" office:value="296879" calcext:value-type="float">
            <text:p>296879</text:p>
          </table:table-cell>
          <table:table-cell table:formula="of:=([.E739]-[.F739])*100/[.E739]" office:value-type="float" office:value="-0.277987948226011" calcext:value-type="float">
            <text:p>-0.2779879482</text:p>
          </table:table-cell>
          <table:table-cell table:formula="of:=IF([.E739]&gt;[.F739]; 1; 0)" office:value-type="float" office:value="0" calcext:value-type="float">
            <text:p>0</text:p>
          </table:table-cell>
          <table:table-cell office:value-type="float" office:value="36084" calcext:value-type="float">
            <text:p>36084</text:p>
          </table:table-cell>
          <table:table-cell office:value-type="float" office:value="39271" calcext:value-type="float">
            <text:p>39271</text:p>
          </table:table-cell>
          <table:table-cell table:formula="of:=([.I739]-[.J739])*100/[.I739]" office:value-type="float" office:value="-8.83216938255182" calcext:value-type="float">
            <text:p>-8.8321693826</text:p>
          </table:table-cell>
          <table:table-cell table:formula="of:=IF([.I739]&gt;[.J739]; 1; 0)" office:value-type="float" office:value="0" calcext:value-type="float">
            <text:p>0</text:p>
          </table:table-cell>
          <table:table-cell office:value-type="float" office:value="113300" calcext:value-type="float">
            <text:p>113300</text:p>
          </table:table-cell>
          <table:table-cell office:value-type="float" office:value="114092" calcext:value-type="float">
            <text:p>114092</text:p>
          </table:table-cell>
          <table:table-cell table:formula="of:=([.M739]-[.N739])*100/[.M739]" office:value-type="float" office:value="-0.699029126213592" calcext:value-type="float">
            <text:p>-0.6990291262</text:p>
          </table:table-cell>
          <table:table-cell table:formula="of:=IF([.M739]&gt;[.N7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194" calcext:value-type="float">
            <text:p>2476194</text:p>
          </table:table-cell>
          <table:table-cell office:value-type="float" office:value="2478761" calcext:value-type="float">
            <text:p>2478761</text:p>
          </table:table-cell>
          <table:table-cell table:formula="of:=([.A740]-[.B740])*100/[.A740]" office:value-type="float" office:value="-0.103667160165964" calcext:value-type="float">
            <text:p>-0.1036671602</text:p>
          </table:table-cell>
          <table:table-cell table:formula="of:=IF([.A740]&gt;[.B740]; 1; 0)" office:value-type="float" office:value="0" calcext:value-type="float">
            <text:p>0</text:p>
          </table:table-cell>
          <table:table-cell office:value-type="float" office:value="565646" calcext:value-type="float">
            <text:p>565646</text:p>
          </table:table-cell>
          <table:table-cell office:value-type="float" office:value="488003" calcext:value-type="float">
            <text:p>488003</text:p>
          </table:table-cell>
          <table:table-cell table:formula="of:=([.E740]-[.F740])*100/[.E740]" office:value-type="float" office:value="13.7264296043815" calcext:value-type="float">
            <text:p>13.7264296044</text:p>
          </table:table-cell>
          <table:table-cell table:formula="of:=IF([.E740]&gt;[.F740]; 1; 0)" office:value-type="float" office:value="1" calcext:value-type="float">
            <text:p>1</text:p>
          </table:table-cell>
          <table:table-cell office:value-type="float" office:value="93943" calcext:value-type="float">
            <text:p>93943</text:p>
          </table:table-cell>
          <table:table-cell office:value-type="float" office:value="67762" calcext:value-type="float">
            <text:p>67762</text:p>
          </table:table-cell>
          <table:table-cell table:formula="of:=([.I740]-[.J740])*100/[.I740]" office:value-type="float" office:value="27.8690269631585" calcext:value-type="float">
            <text:p>27.8690269632</text:p>
          </table:table-cell>
          <table:table-cell table:formula="of:=IF([.I740]&gt;[.J740]; 1; 0)" office:value-type="float" office:value="1" calcext:value-type="float">
            <text:p>1</text:p>
          </table:table-cell>
          <table:table-cell office:value-type="float" office:value="222330" calcext:value-type="float">
            <text:p>222330</text:p>
          </table:table-cell>
          <table:table-cell office:value-type="float" office:value="185051" calcext:value-type="float">
            <text:p>185051</text:p>
          </table:table-cell>
          <table:table-cell table:formula="of:=([.M740]-[.N740])*100/[.M740]" office:value-type="float" office:value="16.7674178023659" calcext:value-type="float">
            <text:p>16.7674178024</text:p>
          </table:table-cell>
          <table:table-cell table:formula="of:=IF([.M740]&gt;[.N7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735" calcext:value-type="float">
            <text:p>1651735</text:p>
          </table:table-cell>
          <table:table-cell office:value-type="float" office:value="1563649" calcext:value-type="float">
            <text:p>1563649</text:p>
          </table:table-cell>
          <table:table-cell table:formula="of:=([.A741]-[.B741])*100/[.A741]" office:value-type="float" office:value="5.33293778965754" calcext:value-type="float">
            <text:p>5.3329377897</text:p>
          </table:table-cell>
          <table:table-cell table:formula="of:=IF([.A741]&gt;[.B741]; 1; 0)" office:value-type="float" office:value="1" calcext:value-type="float">
            <text:p>1</text:p>
          </table:table-cell>
          <table:table-cell office:value-type="float" office:value="280086" calcext:value-type="float">
            <text:p>280086</text:p>
          </table:table-cell>
          <table:table-cell office:value-type="float" office:value="300638" calcext:value-type="float">
            <text:p>300638</text:p>
          </table:table-cell>
          <table:table-cell table:formula="of:=([.E741]-[.F741])*100/[.E741]" office:value-type="float" office:value="-7.33774626364759" calcext:value-type="float">
            <text:p>-7.3377462636</text:p>
          </table:table-cell>
          <table:table-cell table:formula="of:=IF([.E741]&gt;[.F741]; 1; 0)" office:value-type="float" office:value="0" calcext:value-type="float">
            <text:p>0</text:p>
          </table:table-cell>
          <table:table-cell office:value-type="float" office:value="38579" calcext:value-type="float">
            <text:p>38579</text:p>
          </table:table-cell>
          <table:table-cell office:value-type="float" office:value="37698" calcext:value-type="float">
            <text:p>37698</text:p>
          </table:table-cell>
          <table:table-cell table:formula="of:=([.I741]-[.J741])*100/[.I741]" office:value-type="float" office:value="2.28362580678608" calcext:value-type="float">
            <text:p>2.2836258068</text:p>
          </table:table-cell>
          <table:table-cell table:formula="of:=IF([.I741]&gt;[.J741]; 1; 0)" office:value-type="float" office:value="1" calcext:value-type="float">
            <text:p>1</text:p>
          </table:table-cell>
          <table:table-cell office:value-type="float" office:value="116613" calcext:value-type="float">
            <text:p>116613</text:p>
          </table:table-cell>
          <table:table-cell office:value-type="float" office:value="104944" calcext:value-type="float">
            <text:p>104944</text:p>
          </table:table-cell>
          <table:table-cell table:formula="of:=([.M741]-[.N741])*100/[.M741]" office:value-type="float" office:value="10.0066030373972" calcext:value-type="float">
            <text:p>10.0066030374</text:p>
          </table:table-cell>
          <table:table-cell table:formula="of:=IF([.M741]&gt;[.N7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1029" calcext:value-type="float">
            <text:p>2461029</text:p>
          </table:table-cell>
          <table:table-cell office:value-type="float" office:value="2640377" calcext:value-type="float">
            <text:p>2640377</text:p>
          </table:table-cell>
          <table:table-cell table:formula="of:=([.A742]-[.B742])*100/[.A742]" office:value-type="float" office:value="-7.28752078906831" calcext:value-type="float">
            <text:p>-7.2875207891</text:p>
          </table:table-cell>
          <table:table-cell table:formula="of:=IF([.A742]&gt;[.B742]; 1; 0)" office:value-type="float" office:value="0" calcext:value-type="float">
            <text:p>0</text:p>
          </table:table-cell>
          <table:table-cell office:value-type="float" office:value="565013" calcext:value-type="float">
            <text:p>565013</text:p>
          </table:table-cell>
          <table:table-cell office:value-type="float" office:value="412237" calcext:value-type="float">
            <text:p>412237</text:p>
          </table:table-cell>
          <table:table-cell table:formula="of:=([.E742]-[.F742])*100/[.E742]" office:value-type="float" office:value="27.0393778550228" calcext:value-type="float">
            <text:p>27.039377855</text:p>
          </table:table-cell>
          <table:table-cell table:formula="of:=IF([.E742]&gt;[.F742]; 1; 0)" office:value-type="float" office:value="1" calcext:value-type="float">
            <text:p>1</text:p>
          </table:table-cell>
          <table:table-cell office:value-type="float" office:value="82105" calcext:value-type="float">
            <text:p>82105</text:p>
          </table:table-cell>
          <table:table-cell office:value-type="float" office:value="55245" calcext:value-type="float">
            <text:p>55245</text:p>
          </table:table-cell>
          <table:table-cell table:formula="of:=([.I742]-[.J742])*100/[.I742]" office:value-type="float" office:value="32.7142074173315" calcext:value-type="float">
            <text:p>32.7142074173</text:p>
          </table:table-cell>
          <table:table-cell table:formula="of:=IF([.I742]&gt;[.J742]; 1; 0)" office:value-type="float" office:value="1" calcext:value-type="float">
            <text:p>1</text:p>
          </table:table-cell>
          <table:table-cell office:value-type="float" office:value="220294" calcext:value-type="float">
            <text:p>220294</text:p>
          </table:table-cell>
          <table:table-cell office:value-type="float" office:value="187211" calcext:value-type="float">
            <text:p>187211</text:p>
          </table:table-cell>
          <table:table-cell table:formula="of:=([.M742]-[.N742])*100/[.M742]" office:value-type="float" office:value="15.0176582203782" calcext:value-type="float">
            <text:p>15.0176582204</text:p>
          </table:table-cell>
          <table:table-cell table:formula="of:=IF([.M742]&gt;[.N7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654" calcext:value-type="float">
            <text:p>1750654</text:p>
          </table:table-cell>
          <table:table-cell office:value-type="float" office:value="1608721" calcext:value-type="float">
            <text:p>1608721</text:p>
          </table:table-cell>
          <table:table-cell table:formula="of:=([.A743]-[.B743])*100/[.A743]" office:value-type="float" office:value="8.10742728146167" calcext:value-type="float">
            <text:p>8.1074272815</text:p>
          </table:table-cell>
          <table:table-cell table:formula="of:=IF([.A743]&gt;[.B743]; 1; 0)" office:value-type="float" office:value="1" calcext:value-type="float">
            <text:p>1</text:p>
          </table:table-cell>
          <table:table-cell office:value-type="float" office:value="305353" calcext:value-type="float">
            <text:p>305353</text:p>
          </table:table-cell>
          <table:table-cell office:value-type="float" office:value="305022" calcext:value-type="float">
            <text:p>305022</text:p>
          </table:table-cell>
          <table:table-cell table:formula="of:=([.E743]-[.F743])*100/[.E743]" office:value-type="float" office:value="0.108399131496989" calcext:value-type="float">
            <text:p>0.1083991315</text:p>
          </table:table-cell>
          <table:table-cell table:formula="of:=IF([.E743]&gt;[.F743]; 1; 0)" office:value-type="float" office:value="1" calcext:value-type="float">
            <text:p>1</text:p>
          </table:table-cell>
          <table:table-cell office:value-type="float" office:value="37276" calcext:value-type="float">
            <text:p>37276</text:p>
          </table:table-cell>
          <table:table-cell office:value-type="float" office:value="40254" calcext:value-type="float">
            <text:p>40254</text:p>
          </table:table-cell>
          <table:table-cell table:formula="of:=([.I743]-[.J743])*100/[.I743]" office:value-type="float" office:value="-7.98905461959438" calcext:value-type="float">
            <text:p>-7.9890546196</text:p>
          </table:table-cell>
          <table:table-cell table:formula="of:=IF([.I743]&gt;[.J743]; 1; 0)" office:value-type="float" office:value="0" calcext:value-type="float">
            <text:p>0</text:p>
          </table:table-cell>
          <table:table-cell office:value-type="float" office:value="119276" calcext:value-type="float">
            <text:p>119276</text:p>
          </table:table-cell>
          <table:table-cell office:value-type="float" office:value="116842" calcext:value-type="float">
            <text:p>116842</text:p>
          </table:table-cell>
          <table:table-cell table:formula="of:=([.M743]-[.N743])*100/[.M743]" office:value-type="float" office:value="2.04064522619806" calcext:value-type="float">
            <text:p>2.0406452262</text:p>
          </table:table-cell>
          <table:table-cell table:formula="of:=IF([.M743]&gt;[.N7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0875" calcext:value-type="float">
            <text:p>2710875</text:p>
          </table:table-cell>
          <table:table-cell office:value-type="float" office:value="2882428" calcext:value-type="float">
            <text:p>2882428</text:p>
          </table:table-cell>
          <table:table-cell table:formula="of:=([.A744]-[.B744])*100/[.A744]" office:value-type="float" office:value="-6.32832572508876" calcext:value-type="float">
            <text:p>-6.3283257251</text:p>
          </table:table-cell>
          <table:table-cell table:formula="of:=IF([.A744]&gt;[.B744]; 1; 0)" office:value-type="float" office:value="0" calcext:value-type="float">
            <text:p>0</text:p>
          </table:table-cell>
          <table:table-cell office:value-type="float" office:value="489569" calcext:value-type="float">
            <text:p>489569</text:p>
          </table:table-cell>
          <table:table-cell office:value-type="float" office:value="486701" calcext:value-type="float">
            <text:p>486701</text:p>
          </table:table-cell>
          <table:table-cell table:formula="of:=([.E744]-[.F744])*100/[.E744]" office:value-type="float" office:value="0.585821406175636" calcext:value-type="float">
            <text:p>0.5858214062</text:p>
          </table:table-cell>
          <table:table-cell table:formula="of:=IF([.E744]&gt;[.F744]; 1; 0)" office:value-type="float" office:value="1" calcext:value-type="float">
            <text:p>1</text:p>
          </table:table-cell>
          <table:table-cell office:value-type="float" office:value="91918" calcext:value-type="float">
            <text:p>91918</text:p>
          </table:table-cell>
          <table:table-cell office:value-type="float" office:value="69229" calcext:value-type="float">
            <text:p>69229</text:p>
          </table:table-cell>
          <table:table-cell table:formula="of:=([.I744]-[.J744])*100/[.I744]" office:value-type="float" office:value="24.6839574403272" calcext:value-type="float">
            <text:p>24.6839574403</text:p>
          </table:table-cell>
          <table:table-cell table:formula="of:=IF([.I744]&gt;[.J744]; 1; 0)" office:value-type="float" office:value="1" calcext:value-type="float">
            <text:p>1</text:p>
          </table:table-cell>
          <table:table-cell office:value-type="float" office:value="220333" calcext:value-type="float">
            <text:p>220333</text:p>
          </table:table-cell>
          <table:table-cell office:value-type="float" office:value="188321" calcext:value-type="float">
            <text:p>188321</text:p>
          </table:table-cell>
          <table:table-cell table:formula="of:=([.M744]-[.N744])*100/[.M744]" office:value-type="float" office:value="14.5289175929162" calcext:value-type="float">
            <text:p>14.5289175929</text:p>
          </table:table-cell>
          <table:table-cell table:formula="of:=IF([.M744]&gt;[.N7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165" calcext:value-type="float">
            <text:p>1692165</text:p>
          </table:table-cell>
          <table:table-cell office:value-type="float" office:value="1723907" calcext:value-type="float">
            <text:p>1723907</text:p>
          </table:table-cell>
          <table:table-cell table:formula="of:=([.A745]-[.B745])*100/[.A745]" office:value-type="float" office:value="-1.87582180224742" calcext:value-type="float">
            <text:p>-1.8758218022</text:p>
          </table:table-cell>
          <table:table-cell table:formula="of:=IF([.A745]&gt;[.B745]; 1; 0)" office:value-type="float" office:value="0" calcext:value-type="float">
            <text:p>0</text:p>
          </table:table-cell>
          <table:table-cell office:value-type="float" office:value="313493" calcext:value-type="float">
            <text:p>313493</text:p>
          </table:table-cell>
          <table:table-cell office:value-type="float" office:value="310023" calcext:value-type="float">
            <text:p>310023</text:p>
          </table:table-cell>
          <table:table-cell table:formula="of:=([.E745]-[.F745])*100/[.E745]" office:value-type="float" office:value="1.10688276931223" calcext:value-type="float">
            <text:p>1.1068827693</text:p>
          </table:table-cell>
          <table:table-cell table:formula="of:=IF([.E745]&gt;[.F745]; 1; 0)" office:value-type="float" office:value="1" calcext:value-type="float">
            <text:p>1</text:p>
          </table:table-cell>
          <table:table-cell office:value-type="float" office:value="37565" calcext:value-type="float">
            <text:p>37565</text:p>
          </table:table-cell>
          <table:table-cell office:value-type="float" office:value="40663" calcext:value-type="float">
            <text:p>40663</text:p>
          </table:table-cell>
          <table:table-cell table:formula="of:=([.I745]-[.J745])*100/[.I745]" office:value-type="float" office:value="-8.24703846665779" calcext:value-type="float">
            <text:p>-8.2470384667</text:p>
          </table:table-cell>
          <table:table-cell table:formula="of:=IF([.I745]&gt;[.J745]; 1; 0)" office:value-type="float" office:value="0" calcext:value-type="float">
            <text:p>0</text:p>
          </table:table-cell>
          <table:table-cell office:value-type="float" office:value="119569" calcext:value-type="float">
            <text:p>119569</text:p>
          </table:table-cell>
          <table:table-cell office:value-type="float" office:value="118464" calcext:value-type="float">
            <text:p>118464</text:p>
          </table:table-cell>
          <table:table-cell table:formula="of:=([.M745]-[.N745])*100/[.M745]" office:value-type="float" office:value="0.924152581354699" calcext:value-type="float">
            <text:p>0.9241525814</text:p>
          </table:table-cell>
          <table:table-cell table:formula="of:=IF([.M745]&gt;[.N7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3928" calcext:value-type="float">
            <text:p>2653928</text:p>
          </table:table-cell>
          <table:table-cell office:value-type="float" office:value="2917866" calcext:value-type="float">
            <text:p>2917866</text:p>
          </table:table-cell>
          <table:table-cell table:formula="of:=([.A746]-[.B746])*100/[.A746]" office:value-type="float" office:value="-9.94518313985911" calcext:value-type="float">
            <text:p>-9.9451831399</text:p>
          </table:table-cell>
          <table:table-cell table:formula="of:=IF([.A746]&gt;[.B746]; 1; 0)" office:value-type="float" office:value="0" calcext:value-type="float">
            <text:p>0</text:p>
          </table:table-cell>
          <table:table-cell office:value-type="float" office:value="562290" calcext:value-type="float">
            <text:p>562290</text:p>
          </table:table-cell>
          <table:table-cell office:value-type="float" office:value="486891" calcext:value-type="float">
            <text:p>486891</text:p>
          </table:table-cell>
          <table:table-cell table:formula="of:=([.E746]-[.F746])*100/[.E746]" office:value-type="float" office:value="13.4092727951769" calcext:value-type="float">
            <text:p>13.4092727952</text:p>
          </table:table-cell>
          <table:table-cell table:formula="of:=IF([.E746]&gt;[.F746]; 1; 0)" office:value-type="float" office:value="1" calcext:value-type="float">
            <text:p>1</text:p>
          </table:table-cell>
          <table:table-cell office:value-type="float" office:value="75643" calcext:value-type="float">
            <text:p>75643</text:p>
          </table:table-cell>
          <table:table-cell office:value-type="float" office:value="54808" calcext:value-type="float">
            <text:p>54808</text:p>
          </table:table-cell>
          <table:table-cell table:formula="of:=([.I746]-[.J746])*100/[.I746]" office:value-type="float" office:value="27.5438573298256" calcext:value-type="float">
            <text:p>27.5438573298</text:p>
          </table:table-cell>
          <table:table-cell table:formula="of:=IF([.I746]&gt;[.J746]; 1; 0)" office:value-type="float" office:value="1" calcext:value-type="float">
            <text:p>1</text:p>
          </table:table-cell>
          <table:table-cell office:value-type="float" office:value="222482" calcext:value-type="float">
            <text:p>222482</text:p>
          </table:table-cell>
          <table:table-cell office:value-type="float" office:value="184661" calcext:value-type="float">
            <text:p>184661</text:p>
          </table:table-cell>
          <table:table-cell table:formula="of:=([.M746]-[.N746])*100/[.M746]" office:value-type="float" office:value="16.9995774939096" calcext:value-type="float">
            <text:p>16.9995774939</text:p>
          </table:table-cell>
          <table:table-cell table:formula="of:=IF([.M746]&gt;[.N7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825" calcext:value-type="float">
            <text:p>1943825</text:p>
          </table:table-cell>
          <table:table-cell office:value-type="float" office:value="2003157" calcext:value-type="float">
            <text:p>2003157</text:p>
          </table:table-cell>
          <table:table-cell table:formula="of:=([.A747]-[.B747])*100/[.A747]" office:value-type="float" office:value="-3.05233238588865" calcext:value-type="float">
            <text:p>-3.0523323859</text:p>
          </table:table-cell>
          <table:table-cell table:formula="of:=IF([.A747]&gt;[.B747]; 1; 0)" office:value-type="float" office:value="0" calcext:value-type="float">
            <text:p>0</text:p>
          </table:table-cell>
          <table:table-cell office:value-type="float" office:value="316643" calcext:value-type="float">
            <text:p>316643</text:p>
          </table:table-cell>
          <table:table-cell office:value-type="float" office:value="314072" calcext:value-type="float">
            <text:p>314072</text:p>
          </table:table-cell>
          <table:table-cell table:formula="of:=([.E747]-[.F747])*100/[.E747]" office:value-type="float" office:value="0.811955419826113" calcext:value-type="float">
            <text:p>0.8119554198</text:p>
          </table:table-cell>
          <table:table-cell table:formula="of:=IF([.E747]&gt;[.F747]; 1; 0)" office:value-type="float" office:value="1" calcext:value-type="float">
            <text:p>1</text:p>
          </table:table-cell>
          <table:table-cell office:value-type="float" office:value="38035" calcext:value-type="float">
            <text:p>38035</text:p>
          </table:table-cell>
          <table:table-cell office:value-type="float" office:value="41142" calcext:value-type="float">
            <text:p>41142</text:p>
          </table:table-cell>
          <table:table-cell table:formula="of:=([.I747]-[.J747])*100/[.I747]" office:value-type="float" office:value="-8.16879190219535" calcext:value-type="float">
            <text:p>-8.1687919022</text:p>
          </table:table-cell>
          <table:table-cell table:formula="of:=IF([.I747]&gt;[.J747]; 1; 0)" office:value-type="float" office:value="0" calcext:value-type="float">
            <text:p>0</text:p>
          </table:table-cell>
          <table:table-cell office:value-type="float" office:value="122953" calcext:value-type="float">
            <text:p>122953</text:p>
          </table:table-cell>
          <table:table-cell office:value-type="float" office:value="119543" calcext:value-type="float">
            <text:p>119543</text:p>
          </table:table-cell>
          <table:table-cell table:formula="of:=([.M747]-[.N747])*100/[.M747]" office:value-type="float" office:value="2.77341748472994" calcext:value-type="float">
            <text:p>2.7734174847</text:p>
          </table:table-cell>
          <table:table-cell table:formula="of:=IF([.M747]&gt;[.N7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8767" calcext:value-type="float">
            <text:p>2528767</text:p>
          </table:table-cell>
          <table:table-cell office:value-type="float" office:value="2483218" calcext:value-type="float">
            <text:p>2483218</text:p>
          </table:table-cell>
          <table:table-cell table:formula="of:=([.A748]-[.B748])*100/[.A748]" office:value-type="float" office:value="1.80123356560727" calcext:value-type="float">
            <text:p>1.8012335656</text:p>
          </table:table-cell>
          <table:table-cell table:formula="of:=IF([.A748]&gt;[.B748]; 1; 0)" office:value-type="float" office:value="1" calcext:value-type="float">
            <text:p>1</text:p>
          </table:table-cell>
          <table:table-cell office:value-type="float" office:value="542775" calcext:value-type="float">
            <text:p>542775</text:p>
          </table:table-cell>
          <table:table-cell office:value-type="float" office:value="405093" calcext:value-type="float">
            <text:p>405093</text:p>
          </table:table-cell>
          <table:table-cell table:formula="of:=([.E748]-[.F748])*100/[.E748]" office:value-type="float" office:value="25.366312007738" calcext:value-type="float">
            <text:p>25.3663120077</text:p>
          </table:table-cell>
          <table:table-cell table:formula="of:=IF([.E748]&gt;[.F748]; 1; 0)" office:value-type="float" office:value="1" calcext:value-type="float">
            <text:p>1</text:p>
          </table:table-cell>
          <table:table-cell office:value-type="float" office:value="93882" calcext:value-type="float">
            <text:p>93882</text:p>
          </table:table-cell>
          <table:table-cell office:value-type="float" office:value="66827" calcext:value-type="float">
            <text:p>66827</text:p>
          </table:table-cell>
          <table:table-cell table:formula="of:=([.I748]-[.J748])*100/[.I748]" office:value-type="float" office:value="28.8180907948276" calcext:value-type="float">
            <text:p>28.8180907948</text:p>
          </table:table-cell>
          <table:table-cell table:formula="of:=IF([.I748]&gt;[.J748]; 1; 0)" office:value-type="float" office:value="1" calcext:value-type="float">
            <text:p>1</text:p>
          </table:table-cell>
          <table:table-cell office:value-type="float" office:value="222348" calcext:value-type="float">
            <text:p>222348</text:p>
          </table:table-cell>
          <table:table-cell office:value-type="float" office:value="183996" calcext:value-type="float">
            <text:p>183996</text:p>
          </table:table-cell>
          <table:table-cell table:formula="of:=([.M748]-[.N748])*100/[.M748]" office:value-type="float" office:value="17.2486372713044" calcext:value-type="float">
            <text:p>17.2486372713</text:p>
          </table:table-cell>
          <table:table-cell table:formula="of:=IF([.M748]&gt;[.N7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5821" calcext:value-type="float">
            <text:p>2025821</text:p>
          </table:table-cell>
          <table:table-cell office:value-type="float" office:value="1859757" calcext:value-type="float">
            <text:p>1859757</text:p>
          </table:table-cell>
          <table:table-cell table:formula="of:=([.A749]-[.B749])*100/[.A749]" office:value-type="float" office:value="8.19736788195996" calcext:value-type="float">
            <text:p>8.197367882</text:p>
          </table:table-cell>
          <table:table-cell table:formula="of:=IF([.A749]&gt;[.B749]; 1; 0)" office:value-type="float" office:value="1" calcext:value-type="float">
            <text:p>1</text:p>
          </table:table-cell>
          <table:table-cell office:value-type="float" office:value="300776" calcext:value-type="float">
            <text:p>300776</text:p>
          </table:table-cell>
          <table:table-cell office:value-type="float" office:value="319857" calcext:value-type="float">
            <text:p>319857</text:p>
          </table:table-cell>
          <table:table-cell table:formula="of:=([.E749]-[.F749])*100/[.E749]" office:value-type="float" office:value="-6.34392371731787" calcext:value-type="float">
            <text:p>-6.3439237173</text:p>
          </table:table-cell>
          <table:table-cell table:formula="of:=IF([.E749]&gt;[.F749]; 1; 0)" office:value-type="float" office:value="0" calcext:value-type="float">
            <text:p>0</text:p>
          </table:table-cell>
          <table:table-cell office:value-type="float" office:value="40402" calcext:value-type="float">
            <text:p>40402</text:p>
          </table:table-cell>
          <table:table-cell office:value-type="float" office:value="41675" calcext:value-type="float">
            <text:p>41675</text:p>
          </table:table-cell>
          <table:table-cell table:formula="of:=([.I749]-[.J749])*100/[.I749]" office:value-type="float" office:value="-3.15083411712291" calcext:value-type="float">
            <text:p>-3.1508341171</text:p>
          </table:table-cell>
          <table:table-cell table:formula="of:=IF([.I749]&gt;[.J749]; 1; 0)" office:value-type="float" office:value="0" calcext:value-type="float">
            <text:p>0</text:p>
          </table:table-cell>
          <table:table-cell office:value-type="float" office:value="124667" calcext:value-type="float">
            <text:p>124667</text:p>
          </table:table-cell>
          <table:table-cell office:value-type="float" office:value="121097" calcext:value-type="float">
            <text:p>121097</text:p>
          </table:table-cell>
          <table:table-cell table:formula="of:=([.M749]-[.N749])*100/[.M749]" office:value-type="float" office:value="2.86362870687512" calcext:value-type="float">
            <text:p>2.8636287069</text:p>
          </table:table-cell>
          <table:table-cell table:formula="of:=IF([.M749]&gt;[.N7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4582" calcext:value-type="float">
            <text:p>2444582</text:p>
          </table:table-cell>
          <table:table-cell office:value-type="float" office:value="2746219" calcext:value-type="float">
            <text:p>2746219</text:p>
          </table:table-cell>
          <table:table-cell table:formula="of:=([.A750]-[.B750])*100/[.A750]" office:value-type="float" office:value="-12.3390011053014" calcext:value-type="float">
            <text:p>-12.3390011053</text:p>
          </table:table-cell>
          <table:table-cell table:formula="of:=IF([.A750]&gt;[.B750]; 1; 0)" office:value-type="float" office:value="0" calcext:value-type="float">
            <text:p>0</text:p>
          </table:table-cell>
          <table:table-cell office:value-type="float" office:value="566038" calcext:value-type="float">
            <text:p>566038</text:p>
          </table:table-cell>
          <table:table-cell office:value-type="float" office:value="483066" calcext:value-type="float">
            <text:p>483066</text:p>
          </table:table-cell>
          <table:table-cell table:formula="of:=([.E750]-[.F750])*100/[.E750]" office:value-type="float" office:value="14.6583798260894" calcext:value-type="float">
            <text:p>14.6583798261</text:p>
          </table:table-cell>
          <table:table-cell table:formula="of:=IF([.E750]&gt;[.F750]; 1; 0)" office:value-type="float" office:value="1" calcext:value-type="float">
            <text:p>1</text:p>
          </table:table-cell>
          <table:table-cell office:value-type="float" office:value="94204" calcext:value-type="float">
            <text:p>94204</text:p>
          </table:table-cell>
          <table:table-cell office:value-type="float" office:value="66759" calcext:value-type="float">
            <text:p>66759</text:p>
          </table:table-cell>
          <table:table-cell table:formula="of:=([.I750]-[.J750])*100/[.I750]" office:value-type="float" office:value="29.133582438113" calcext:value-type="float">
            <text:p>29.1335824381</text:p>
          </table:table-cell>
          <table:table-cell table:formula="of:=IF([.I750]&gt;[.J750]; 1; 0)" office:value-type="float" office:value="1" calcext:value-type="float">
            <text:p>1</text:p>
          </table:table-cell>
          <table:table-cell office:value-type="float" office:value="220759" calcext:value-type="float">
            <text:p>220759</text:p>
          </table:table-cell>
          <table:table-cell office:value-type="float" office:value="183620" calcext:value-type="float">
            <text:p>183620</text:p>
          </table:table-cell>
          <table:table-cell table:formula="of:=([.M750]-[.N750])*100/[.M750]" office:value-type="float" office:value="16.8233231714222" calcext:value-type="float">
            <text:p>16.8233231714</text:p>
          </table:table-cell>
          <table:table-cell table:formula="of:=IF([.M750]&gt;[.N7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828" calcext:value-type="float">
            <text:p>2050828</text:p>
          </table:table-cell>
          <table:table-cell office:value-type="float" office:value="1989975" calcext:value-type="float">
            <text:p>1989975</text:p>
          </table:table-cell>
          <table:table-cell table:formula="of:=([.A751]-[.B751])*100/[.A751]" office:value-type="float" office:value="2.96724054869545" calcext:value-type="float">
            <text:p>2.9672405487</text:p>
          </table:table-cell>
          <table:table-cell table:formula="of:=IF([.A751]&gt;[.B751]; 1; 0)" office:value-type="float" office:value="1" calcext:value-type="float">
            <text:p>1</text:p>
          </table:table-cell>
          <table:table-cell office:value-type="float" office:value="323842" calcext:value-type="float">
            <text:p>323842</text:p>
          </table:table-cell>
          <table:table-cell office:value-type="float" office:value="324522" calcext:value-type="float">
            <text:p>324522</text:p>
          </table:table-cell>
          <table:table-cell table:formula="of:=([.E751]-[.F751])*100/[.E751]" office:value-type="float" office:value="-0.209978940347453" calcext:value-type="float">
            <text:p>-0.2099789403</text:p>
          </table:table-cell>
          <table:table-cell table:formula="of:=IF([.E751]&gt;[.F751]; 1; 0)" office:value-type="float" office:value="0" calcext:value-type="float">
            <text:p>0</text:p>
          </table:table-cell>
          <table:table-cell office:value-type="float" office:value="40741" calcext:value-type="float">
            <text:p>40741</text:p>
          </table:table-cell>
          <table:table-cell office:value-type="float" office:value="42102" calcext:value-type="float">
            <text:p>42102</text:p>
          </table:table-cell>
          <table:table-cell table:formula="of:=([.I751]-[.J751])*100/[.I751]" office:value-type="float" office:value="-3.3406151051766" calcext:value-type="float">
            <text:p>-3.3406151052</text:p>
          </table:table-cell>
          <table:table-cell table:formula="of:=IF([.I751]&gt;[.J751]; 1; 0)" office:value-type="float" office:value="0" calcext:value-type="float">
            <text:p>0</text:p>
          </table:table-cell>
          <table:table-cell office:value-type="float" office:value="122531" calcext:value-type="float">
            <text:p>122531</text:p>
          </table:table-cell>
          <table:table-cell office:value-type="float" office:value="100255" calcext:value-type="float">
            <text:p>100255</text:p>
          </table:table-cell>
          <table:table-cell table:formula="of:=([.M751]-[.N751])*100/[.M751]" office:value-type="float" office:value="18.1798891709037" calcext:value-type="float">
            <text:p>18.1798891709</text:p>
          </table:table-cell>
          <table:table-cell table:formula="of:=IF([.M751]&gt;[.N7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3325" calcext:value-type="float">
            <text:p>2973325</text:p>
          </table:table-cell>
          <table:table-cell office:value-type="float" office:value="2882783" calcext:value-type="float">
            <text:p>2882783</text:p>
          </table:table-cell>
          <table:table-cell table:formula="of:=([.A752]-[.B752])*100/[.A752]" office:value-type="float" office:value="3.04514306374177" calcext:value-type="float">
            <text:p>3.0451430637</text:p>
          </table:table-cell>
          <table:table-cell table:formula="of:=IF([.A752]&gt;[.B752]; 1; 0)" office:value-type="float" office:value="1" calcext:value-type="float">
            <text:p>1</text:p>
          </table:table-cell>
          <table:table-cell office:value-type="float" office:value="566347" calcext:value-type="float">
            <text:p>566347</text:p>
          </table:table-cell>
          <table:table-cell office:value-type="float" office:value="482829" calcext:value-type="float">
            <text:p>482829</text:p>
          </table:table-cell>
          <table:table-cell table:formula="of:=([.E752]-[.F752])*100/[.E752]" office:value-type="float" office:value="14.7467895124367" calcext:value-type="float">
            <text:p>14.7467895124</text:p>
          </table:table-cell>
          <table:table-cell table:formula="of:=IF([.E752]&gt;[.F752]; 1; 0)" office:value-type="float" office:value="1" calcext:value-type="float">
            <text:p>1</text:p>
          </table:table-cell>
          <table:table-cell office:value-type="float" office:value="91903" calcext:value-type="float">
            <text:p>91903</text:p>
          </table:table-cell>
          <table:table-cell office:value-type="float" office:value="69568" calcext:value-type="float">
            <text:p>69568</text:p>
          </table:table-cell>
          <table:table-cell table:formula="of:=([.I752]-[.J752])*100/[.I752]" office:value-type="float" office:value="24.302797514771" calcext:value-type="float">
            <text:p>24.3027975148</text:p>
          </table:table-cell>
          <table:table-cell table:formula="of:=IF([.I752]&gt;[.J752]; 1; 0)" office:value-type="float" office:value="1" calcext:value-type="float">
            <text:p>1</text:p>
          </table:table-cell>
          <table:table-cell office:value-type="float" office:value="179800" calcext:value-type="float">
            <text:p>179800</text:p>
          </table:table-cell>
          <table:table-cell office:value-type="float" office:value="148958" calcext:value-type="float">
            <text:p>148958</text:p>
          </table:table-cell>
          <table:table-cell table:formula="of:=([.M752]-[.N752])*100/[.M752]" office:value-type="float" office:value="17.1535038932147" calcext:value-type="float">
            <text:p>17.1535038932</text:p>
          </table:table-cell>
          <table:table-cell table:formula="of:=IF([.M752]&gt;[.N7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2741" calcext:value-type="float">
            <text:p>1832741</text:p>
          </table:table-cell>
          <table:table-cell office:value-type="float" office:value="2083585" calcext:value-type="float">
            <text:p>2083585</text:p>
          </table:table-cell>
          <table:table-cell table:formula="of:=([.A753]-[.B753])*100/[.A753]" office:value-type="float" office:value="-13.6868220877909" calcext:value-type="float">
            <text:p>-13.6868220878</text:p>
          </table:table-cell>
          <table:table-cell table:formula="of:=IF([.A753]&gt;[.B753]; 1; 0)" office:value-type="float" office:value="0" calcext:value-type="float">
            <text:p>0</text:p>
          </table:table-cell>
          <table:table-cell office:value-type="float" office:value="327688" calcext:value-type="float">
            <text:p>327688</text:p>
          </table:table-cell>
          <table:table-cell office:value-type="float" office:value="329085" calcext:value-type="float">
            <text:p>329085</text:p>
          </table:table-cell>
          <table:table-cell table:formula="of:=([.E753]-[.F753])*100/[.E753]" office:value-type="float" office:value="-0.426320158199263" calcext:value-type="float">
            <text:p>-0.4263201582</text:p>
          </table:table-cell>
          <table:table-cell table:formula="of:=IF([.E753]&gt;[.F753]; 1; 0)" office:value-type="float" office:value="0" calcext:value-type="float">
            <text:p>0</text:p>
          </table:table-cell>
          <table:table-cell office:value-type="float" office:value="41181" calcext:value-type="float">
            <text:p>41181</text:p>
          </table:table-cell>
          <table:table-cell office:value-type="float" office:value="42566" calcext:value-type="float">
            <text:p>42566</text:p>
          </table:table-cell>
          <table:table-cell table:formula="of:=([.I753]-[.J753])*100/[.I753]" office:value-type="float" office:value="-3.36320147640902" calcext:value-type="float">
            <text:p>-3.3632014764</text:p>
          </table:table-cell>
          <table:table-cell table:formula="of:=IF([.I753]&gt;[.J753]; 1; 0)" office:value-type="float" office:value="0" calcext:value-type="float">
            <text:p>0</text:p>
          </table:table-cell>
          <table:table-cell office:value-type="float" office:value="103059" calcext:value-type="float">
            <text:p>103059</text:p>
          </table:table-cell>
          <table:table-cell office:value-type="float" office:value="101755" calcext:value-type="float">
            <text:p>101755</text:p>
          </table:table-cell>
          <table:table-cell table:formula="of:=([.M753]-[.N753])*100/[.M753]" office:value-type="float" office:value="1.26529463705256" calcext:value-type="float">
            <text:p>1.2652946371</text:p>
          </table:table-cell>
          <table:table-cell table:formula="of:=IF([.M753]&gt;[.N7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8720" calcext:value-type="float">
            <text:p>2508720</text:p>
          </table:table-cell>
          <table:table-cell office:value-type="float" office:value="2775847" calcext:value-type="float">
            <text:p>2775847</text:p>
          </table:table-cell>
          <table:table-cell table:formula="of:=([.A754]-[.B754])*100/[.A754]" office:value-type="float" office:value="-10.6479399853312" calcext:value-type="float">
            <text:p>-10.6479399853</text:p>
          </table:table-cell>
          <table:table-cell table:formula="of:=IF([.A754]&gt;[.B754]; 1; 0)" office:value-type="float" office:value="0" calcext:value-type="float">
            <text:p>0</text:p>
          </table:table-cell>
          <table:table-cell office:value-type="float" office:value="533482" calcext:value-type="float">
            <text:p>533482</text:p>
          </table:table-cell>
          <table:table-cell office:value-type="float" office:value="481908" calcext:value-type="float">
            <text:p>481908</text:p>
          </table:table-cell>
          <table:table-cell table:formula="of:=([.E754]-[.F754])*100/[.E754]" office:value-type="float" office:value="9.66743020383068" calcext:value-type="float">
            <text:p>9.6674302038</text:p>
          </table:table-cell>
          <table:table-cell table:formula="of:=IF([.E754]&gt;[.F754]; 1; 0)" office:value-type="float" office:value="1" calcext:value-type="float">
            <text:p>1</text:p>
          </table:table-cell>
          <table:table-cell office:value-type="float" office:value="91989" calcext:value-type="float">
            <text:p>91989</text:p>
          </table:table-cell>
          <table:table-cell office:value-type="float" office:value="68103" calcext:value-type="float">
            <text:p>68103</text:p>
          </table:table-cell>
          <table:table-cell table:formula="of:=([.I754]-[.J754])*100/[.I754]" office:value-type="float" office:value="25.9661481264064" calcext:value-type="float">
            <text:p>25.9661481264</text:p>
          </table:table-cell>
          <table:table-cell table:formula="of:=IF([.I754]&gt;[.J754]; 1; 0)" office:value-type="float" office:value="1" calcext:value-type="float">
            <text:p>1</text:p>
          </table:table-cell>
          <table:table-cell office:value-type="float" office:value="220276" calcext:value-type="float">
            <text:p>220276</text:p>
          </table:table-cell>
          <table:table-cell office:value-type="float" office:value="183104" calcext:value-type="float">
            <text:p>183104</text:p>
          </table:table-cell>
          <table:table-cell table:formula="of:=([.M754]-[.N754])*100/[.M754]" office:value-type="float" office:value="16.8751929397665" calcext:value-type="float">
            <text:p>16.8751929398</text:p>
          </table:table-cell>
          <table:table-cell table:formula="of:=IF([.M754]&gt;[.N7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2530" calcext:value-type="float">
            <text:p>1742530</text:p>
          </table:table-cell>
          <table:table-cell office:value-type="float" office:value="2093776" calcext:value-type="float">
            <text:p>2093776</text:p>
          </table:table-cell>
          <table:table-cell table:formula="of:=([.A755]-[.B755])*100/[.A755]" office:value-type="float" office:value="-20.1572426299691" calcext:value-type="float">
            <text:p>-20.15724263</text:p>
          </table:table-cell>
          <table:table-cell table:formula="of:=IF([.A755]&gt;[.B755]; 1; 0)" office:value-type="float" office:value="0" calcext:value-type="float">
            <text:p>0</text:p>
          </table:table-cell>
          <table:table-cell office:value-type="float" office:value="333316" calcext:value-type="float">
            <text:p>333316</text:p>
          </table:table-cell>
          <table:table-cell office:value-type="float" office:value="295022" calcext:value-type="float">
            <text:p>295022</text:p>
          </table:table-cell>
          <table:table-cell table:formula="of:=([.E755]-[.F755])*100/[.E755]" office:value-type="float" office:value="11.4887974174657" calcext:value-type="float">
            <text:p>11.4887974175</text:p>
          </table:table-cell>
          <table:table-cell table:formula="of:=IF([.E755]&gt;[.F755]; 1; 0)" office:value-type="float" office:value="1" calcext:value-type="float">
            <text:p>1</text:p>
          </table:table-cell>
          <table:table-cell office:value-type="float" office:value="41982" calcext:value-type="float">
            <text:p>41982</text:p>
          </table:table-cell>
          <table:table-cell office:value-type="float" office:value="43084" calcext:value-type="float">
            <text:p>43084</text:p>
          </table:table-cell>
          <table:table-cell table:formula="of:=([.I755]-[.J755])*100/[.I755]" office:value-type="float" office:value="-2.62493449573627" calcext:value-type="float">
            <text:p>-2.6249344957</text:p>
          </table:table-cell>
          <table:table-cell table:formula="of:=IF([.I755]&gt;[.J755]; 1; 0)" office:value-type="float" office:value="0" calcext:value-type="float">
            <text:p>0</text:p>
          </table:table-cell>
          <table:table-cell office:value-type="float" office:value="128729" calcext:value-type="float">
            <text:p>128729</text:p>
          </table:table-cell>
          <table:table-cell office:value-type="float" office:value="127283" calcext:value-type="float">
            <text:p>127283</text:p>
          </table:table-cell>
          <table:table-cell table:formula="of:=([.M755]-[.N755])*100/[.M755]" office:value-type="float" office:value="1.12329001235153" calcext:value-type="float">
            <text:p>1.1232900124</text:p>
          </table:table-cell>
          <table:table-cell table:formula="of:=IF([.M755]&gt;[.N7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2652" calcext:value-type="float">
            <text:p>2852652</text:p>
          </table:table-cell>
          <table:table-cell office:value-type="float" office:value="2615408" calcext:value-type="float">
            <text:p>2615408</text:p>
          </table:table-cell>
          <table:table-cell table:formula="of:=([.A756]-[.B756])*100/[.A756]" office:value-type="float" office:value="8.31661205082148" calcext:value-type="float">
            <text:p>8.3166120508</text:p>
          </table:table-cell>
          <table:table-cell table:formula="of:=IF([.A756]&gt;[.B756]; 1; 0)" office:value-type="float" office:value="1" calcext:value-type="float">
            <text:p>1</text:p>
          </table:table-cell>
          <table:table-cell office:value-type="float" office:value="562104" calcext:value-type="float">
            <text:p>562104</text:p>
          </table:table-cell>
          <table:table-cell office:value-type="float" office:value="468842" calcext:value-type="float">
            <text:p>468842</text:p>
          </table:table-cell>
          <table:table-cell table:formula="of:=([.E756]-[.F756])*100/[.E756]" office:value-type="float" office:value="16.5915915915916" calcext:value-type="float">
            <text:p>16.5915915916</text:p>
          </table:table-cell>
          <table:table-cell table:formula="of:=IF([.E756]&gt;[.F756]; 1; 0)" office:value-type="float" office:value="1" calcext:value-type="float">
            <text:p>1</text:p>
          </table:table-cell>
          <table:table-cell office:value-type="float" office:value="91942" calcext:value-type="float">
            <text:p>91942</text:p>
          </table:table-cell>
          <table:table-cell office:value-type="float" office:value="67841" calcext:value-type="float">
            <text:p>67841</text:p>
          </table:table-cell>
          <table:table-cell table:formula="of:=([.I756]-[.J756])*100/[.I756]" office:value-type="float" office:value="26.2132648843836" calcext:value-type="float">
            <text:p>26.2132648844</text:p>
          </table:table-cell>
          <table:table-cell table:formula="of:=IF([.I756]&gt;[.J756]; 1; 0)" office:value-type="float" office:value="1" calcext:value-type="float">
            <text:p>1</text:p>
          </table:table-cell>
          <table:table-cell office:value-type="float" office:value="222550" calcext:value-type="float">
            <text:p>222550</text:p>
          </table:table-cell>
          <table:table-cell office:value-type="float" office:value="183831" calcext:value-type="float">
            <text:p>183831</text:p>
          </table:table-cell>
          <table:table-cell table:formula="of:=([.M756]-[.N756])*100/[.M756]" office:value-type="float" office:value="17.3978881150303" calcext:value-type="float">
            <text:p>17.397888115</text:p>
          </table:table-cell>
          <table:table-cell table:formula="of:=IF([.M756]&gt;[.N7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5569" calcext:value-type="float">
            <text:p>1945569</text:p>
          </table:table-cell>
          <table:table-cell office:value-type="float" office:value="1826889" calcext:value-type="float">
            <text:p>1826889</text:p>
          </table:table-cell>
          <table:table-cell table:formula="of:=([.A757]-[.B757])*100/[.A757]" office:value-type="float" office:value="6.10001495706397" calcext:value-type="float">
            <text:p>6.1000149571</text:p>
          </table:table-cell>
          <table:table-cell table:formula="of:=IF([.A757]&gt;[.B757]; 1; 0)" office:value-type="float" office:value="1" calcext:value-type="float">
            <text:p>1</text:p>
          </table:table-cell>
          <table:table-cell office:value-type="float" office:value="338977" calcext:value-type="float">
            <text:p>338977</text:p>
          </table:table-cell>
          <table:table-cell office:value-type="float" office:value="337233" calcext:value-type="float">
            <text:p>337233</text:p>
          </table:table-cell>
          <table:table-cell table:formula="of:=([.E757]-[.F757])*100/[.E757]" office:value-type="float" office:value="0.514489183631928" calcext:value-type="float">
            <text:p>0.5144891836</text:p>
          </table:table-cell>
          <table:table-cell table:formula="of:=IF([.E757]&gt;[.F757]; 1; 0)" office:value-type="float" office:value="1" calcext:value-type="float">
            <text:p>1</text:p>
          </table:table-cell>
          <table:table-cell office:value-type="float" office:value="42128" calcext:value-type="float">
            <text:p>42128</text:p>
          </table:table-cell>
          <table:table-cell office:value-type="float" office:value="43615" calcext:value-type="float">
            <text:p>43615</text:p>
          </table:table-cell>
          <table:table-cell table:formula="of:=([.I757]-[.J757])*100/[.I757]" office:value-type="float" office:value="-3.52971895176605" calcext:value-type="float">
            <text:p>-3.5297189518</text:p>
          </table:table-cell>
          <table:table-cell table:formula="of:=IF([.I757]&gt;[.J757]; 1; 0)" office:value-type="float" office:value="0" calcext:value-type="float">
            <text:p>0</text:p>
          </table:table-cell>
          <table:table-cell office:value-type="float" office:value="130223" calcext:value-type="float">
            <text:p>130223</text:p>
          </table:table-cell>
          <table:table-cell office:value-type="float" office:value="128723" calcext:value-type="float">
            <text:p>128723</text:p>
          </table:table-cell>
          <table:table-cell table:formula="of:=([.M757]-[.N757])*100/[.M757]" office:value-type="float" office:value="1.15187025333466" calcext:value-type="float">
            <text:p>1.1518702533</text:p>
          </table:table-cell>
          <table:table-cell table:formula="of:=IF([.M757]&gt;[.N7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5554" calcext:value-type="float">
            <text:p>2735554</text:p>
          </table:table-cell>
          <table:table-cell office:value-type="float" office:value="2846821" calcext:value-type="float">
            <text:p>2846821</text:p>
          </table:table-cell>
          <table:table-cell table:formula="of:=([.A758]-[.B758])*100/[.A758]" office:value-type="float" office:value="-4.06743935597689" calcext:value-type="float">
            <text:p>-4.067439356</text:p>
          </table:table-cell>
          <table:table-cell table:formula="of:=IF([.A758]&gt;[.B758]; 1; 0)" office:value-type="float" office:value="0" calcext:value-type="float">
            <text:p>0</text:p>
          </table:table-cell>
          <table:table-cell office:value-type="float" office:value="492019" calcext:value-type="float">
            <text:p>492019</text:p>
          </table:table-cell>
          <table:table-cell office:value-type="float" office:value="478472" calcext:value-type="float">
            <text:p>478472</text:p>
          </table:table-cell>
          <table:table-cell table:formula="of:=([.E758]-[.F758])*100/[.E758]" office:value-type="float" office:value="2.75334895603625" calcext:value-type="float">
            <text:p>2.753348956</text:p>
          </table:table-cell>
          <table:table-cell table:formula="of:=IF([.E758]&gt;[.F758]; 1; 0)" office:value-type="float" office:value="1" calcext:value-type="float">
            <text:p>1</text:p>
          </table:table-cell>
          <table:table-cell office:value-type="float" office:value="93965" calcext:value-type="float">
            <text:p>93965</text:p>
          </table:table-cell>
          <table:table-cell office:value-type="float" office:value="65816" calcext:value-type="float">
            <text:p>65816</text:p>
          </table:table-cell>
          <table:table-cell table:formula="of:=([.I758]-[.J758])*100/[.I758]" office:value-type="float" office:value="29.9568988453147" calcext:value-type="float">
            <text:p>29.9568988453</text:p>
          </table:table-cell>
          <table:table-cell table:formula="of:=IF([.I758]&gt;[.J758]; 1; 0)" office:value-type="float" office:value="1" calcext:value-type="float">
            <text:p>1</text:p>
          </table:table-cell>
          <table:table-cell office:value-type="float" office:value="184635" calcext:value-type="float">
            <text:p>184635</text:p>
          </table:table-cell>
          <table:table-cell office:value-type="float" office:value="183007" calcext:value-type="float">
            <text:p>183007</text:p>
          </table:table-cell>
          <table:table-cell table:formula="of:=([.M758]-[.N758])*100/[.M758]" office:value-type="float" office:value="0.881739648495681" calcext:value-type="float">
            <text:p>0.8817396485</text:p>
          </table:table-cell>
          <table:table-cell table:formula="of:=IF([.M758]&gt;[.N7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4111" calcext:value-type="float">
            <text:p>1864111</text:p>
          </table:table-cell>
          <table:table-cell office:value-type="float" office:value="1903613" calcext:value-type="float">
            <text:p>1903613</text:p>
          </table:table-cell>
          <table:table-cell table:formula="of:=([.A759]-[.B759])*100/[.A759]" office:value-type="float" office:value="-2.1190798187447" calcext:value-type="float">
            <text:p>-2.1190798187</text:p>
          </table:table-cell>
          <table:table-cell table:formula="of:=IF([.A759]&gt;[.B759]; 1; 0)" office:value-type="float" office:value="0" calcext:value-type="float">
            <text:p>0</text:p>
          </table:table-cell>
          <table:table-cell office:value-type="float" office:value="345987" calcext:value-type="float">
            <text:p>345987</text:p>
          </table:table-cell>
          <table:table-cell office:value-type="float" office:value="287223" calcext:value-type="float">
            <text:p>287223</text:p>
          </table:table-cell>
          <table:table-cell table:formula="of:=([.E759]-[.F759])*100/[.E759]" office:value-type="float" office:value="16.9844531730961" calcext:value-type="float">
            <text:p>16.9844531731</text:p>
          </table:table-cell>
          <table:table-cell table:formula="of:=IF([.E759]&gt;[.F759]; 1; 0)" office:value-type="float" office:value="1" calcext:value-type="float">
            <text:p>1</text:p>
          </table:table-cell>
          <table:table-cell office:value-type="float" office:value="34809" calcext:value-type="float">
            <text:p>34809</text:p>
          </table:table-cell>
          <table:table-cell office:value-type="float" office:value="44281" calcext:value-type="float">
            <text:p>44281</text:p>
          </table:table-cell>
          <table:table-cell table:formula="of:=([.I759]-[.J759])*100/[.I759]" office:value-type="float" office:value="-27.2113533856187" calcext:value-type="float">
            <text:p>-27.2113533856</text:p>
          </table:table-cell>
          <table:table-cell table:formula="of:=IF([.I759]&gt;[.J759]; 1; 0)" office:value-type="float" office:value="0" calcext:value-type="float">
            <text:p>0</text:p>
          </table:table-cell>
          <table:table-cell office:value-type="float" office:value="131654" calcext:value-type="float">
            <text:p>131654</text:p>
          </table:table-cell>
          <table:table-cell office:value-type="float" office:value="132172" calcext:value-type="float">
            <text:p>132172</text:p>
          </table:table-cell>
          <table:table-cell table:formula="of:=([.M759]-[.N759])*100/[.M759]" office:value-type="float" office:value="-0.393455572941194" calcext:value-type="float">
            <text:p>-0.3934555729</text:p>
          </table:table-cell>
          <table:table-cell table:formula="of:=IF([.M759]&gt;[.N7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751" calcext:value-type="float">
            <text:p>2661751</text:p>
          </table:table-cell>
          <table:table-cell office:value-type="float" office:value="2372553" calcext:value-type="float">
            <text:p>2372553</text:p>
          </table:table-cell>
          <table:table-cell table:formula="of:=([.A760]-[.B760])*100/[.A760]" office:value-type="float" office:value="10.8649531830738" calcext:value-type="float">
            <text:p>10.8649531831</text:p>
          </table:table-cell>
          <table:table-cell table:formula="of:=IF([.A760]&gt;[.B760]; 1; 0)" office:value-type="float" office:value="1" calcext:value-type="float">
            <text:p>1</text:p>
          </table:table-cell>
          <table:table-cell office:value-type="float" office:value="562969" calcext:value-type="float">
            <text:p>562969</text:p>
          </table:table-cell>
          <table:table-cell office:value-type="float" office:value="480009" calcext:value-type="float">
            <text:p>480009</text:p>
          </table:table-cell>
          <table:table-cell table:formula="of:=([.E760]-[.F760])*100/[.E760]" office:value-type="float" office:value="14.7361577635714" calcext:value-type="float">
            <text:p>14.7361577636</text:p>
          </table:table-cell>
          <table:table-cell table:formula="of:=IF([.E760]&gt;[.F760]; 1; 0)" office:value-type="float" office:value="1" calcext:value-type="float">
            <text:p>1</text:p>
          </table:table-cell>
          <table:table-cell office:value-type="float" office:value="93908" calcext:value-type="float">
            <text:p>93908</text:p>
          </table:table-cell>
          <table:table-cell office:value-type="float" office:value="65329" calcext:value-type="float">
            <text:p>65329</text:p>
          </table:table-cell>
          <table:table-cell table:formula="of:=([.I760]-[.J760])*100/[.I760]" office:value-type="float" office:value="30.4329769561699" calcext:value-type="float">
            <text:p>30.4329769562</text:p>
          </table:table-cell>
          <table:table-cell table:formula="of:=IF([.I760]&gt;[.J760]; 1; 0)" office:value-type="float" office:value="1" calcext:value-type="float">
            <text:p>1</text:p>
          </table:table-cell>
          <table:table-cell office:value-type="float" office:value="220535" calcext:value-type="float">
            <text:p>220535</text:p>
          </table:table-cell>
          <table:table-cell office:value-type="float" office:value="162105" calcext:value-type="float">
            <text:p>162105</text:p>
          </table:table-cell>
          <table:table-cell table:formula="of:=([.M760]-[.N760])*100/[.M760]" office:value-type="float" office:value="26.4946607114517" calcext:value-type="float">
            <text:p>26.4946607115</text:p>
          </table:table-cell>
          <table:table-cell table:formula="of:=IF([.M760]&gt;[.N7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4881" calcext:value-type="float">
            <text:p>2164881</text:p>
          </table:table-cell>
          <table:table-cell office:value-type="float" office:value="2204345" calcext:value-type="float">
            <text:p>2204345</text:p>
          </table:table-cell>
          <table:table-cell table:formula="of:=([.A761]-[.B761])*100/[.A761]" office:value-type="float" office:value="-1.82291774928968" calcext:value-type="float">
            <text:p>-1.8229177493</text:p>
          </table:table-cell>
          <table:table-cell table:formula="of:=IF([.A761]&gt;[.B761]; 1; 0)" office:value-type="float" office:value="0" calcext:value-type="float">
            <text:p>0</text:p>
          </table:table-cell>
          <table:table-cell office:value-type="float" office:value="348512" calcext:value-type="float">
            <text:p>348512</text:p>
          </table:table-cell>
          <table:table-cell office:value-type="float" office:value="346104" calcext:value-type="float">
            <text:p>346104</text:p>
          </table:table-cell>
          <table:table-cell table:formula="of:=([.E761]-[.F761])*100/[.E761]" office:value-type="float" office:value="0.690937471306583" calcext:value-type="float">
            <text:p>0.6909374713</text:p>
          </table:table-cell>
          <table:table-cell table:formula="of:=IF([.E761]&gt;[.F761]; 1; 0)" office:value-type="float" office:value="1" calcext:value-type="float">
            <text:p>1</text:p>
          </table:table-cell>
          <table:table-cell office:value-type="float" office:value="43383" calcext:value-type="float">
            <text:p>43383</text:p>
          </table:table-cell>
          <table:table-cell office:value-type="float" office:value="44458" calcext:value-type="float">
            <text:p>44458</text:p>
          </table:table-cell>
          <table:table-cell table:formula="of:=([.I761]-[.J761])*100/[.I761]" office:value-type="float" office:value="-2.47792914275177" calcext:value-type="float">
            <text:p>-2.4779291428</text:p>
          </table:table-cell>
          <table:table-cell table:formula="of:=IF([.I761]&gt;[.J761]; 1; 0)" office:value-type="float" office:value="0" calcext:value-type="float">
            <text:p>0</text:p>
          </table:table-cell>
          <table:table-cell office:value-type="float" office:value="132991" calcext:value-type="float">
            <text:p>132991</text:p>
          </table:table-cell>
          <table:table-cell office:value-type="float" office:value="131519" calcext:value-type="float">
            <text:p>131519</text:p>
          </table:table-cell>
          <table:table-cell table:formula="of:=([.M761]-[.N761])*100/[.M761]" office:value-type="float" office:value="1.10684181636351" calcext:value-type="float">
            <text:p>1.1068418164</text:p>
          </table:table-cell>
          <table:table-cell table:formula="of:=IF([.M761]&gt;[.N7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1518" calcext:value-type="float">
            <text:p>2681518</text:p>
          </table:table-cell>
          <table:table-cell office:value-type="float" office:value="2621658" calcext:value-type="float">
            <text:p>2621658</text:p>
          </table:table-cell>
          <table:table-cell table:formula="of:=([.A762]-[.B762])*100/[.A762]" office:value-type="float" office:value="2.23231766484506" calcext:value-type="float">
            <text:p>2.2323176648</text:p>
          </table:table-cell>
          <table:table-cell table:formula="of:=IF([.A762]&gt;[.B762]; 1; 0)" office:value-type="float" office:value="1" calcext:value-type="float">
            <text:p>1</text:p>
          </table:table-cell>
          <table:table-cell office:value-type="float" office:value="567942" calcext:value-type="float">
            <text:p>567942</text:p>
          </table:table-cell>
          <table:table-cell office:value-type="float" office:value="477196" calcext:value-type="float">
            <text:p>477196</text:p>
          </table:table-cell>
          <table:table-cell table:formula="of:=([.E762]-[.F762])*100/[.E762]" office:value-type="float" office:value="15.9780400111279" calcext:value-type="float">
            <text:p>15.9780400111</text:p>
          </table:table-cell>
          <table:table-cell table:formula="of:=IF([.E762]&gt;[.F762]; 1; 0)" office:value-type="float" office:value="1" calcext:value-type="float">
            <text:p>1</text:p>
          </table:table-cell>
          <table:table-cell office:value-type="float" office:value="93874" calcext:value-type="float">
            <text:p>93874</text:p>
          </table:table-cell>
          <table:table-cell office:value-type="float" office:value="65257" calcext:value-type="float">
            <text:p>65257</text:p>
          </table:table-cell>
          <table:table-cell table:formula="of:=([.I762]-[.J762])*100/[.I762]" office:value-type="float" office:value="30.4844791955174" calcext:value-type="float">
            <text:p>30.4844791955</text:p>
          </table:table-cell>
          <table:table-cell table:formula="of:=IF([.I762]&gt;[.J762]; 1; 0)" office:value-type="float" office:value="1" calcext:value-type="float">
            <text:p>1</text:p>
          </table:table-cell>
          <table:table-cell office:value-type="float" office:value="222121" calcext:value-type="float">
            <text:p>222121</text:p>
          </table:table-cell>
          <table:table-cell office:value-type="float" office:value="147649" calcext:value-type="float">
            <text:p>147649</text:p>
          </table:table-cell>
          <table:table-cell table:formula="of:=([.M762]-[.N762])*100/[.M762]" office:value-type="float" office:value="33.5276718545297" calcext:value-type="float">
            <text:p>33.5276718545</text:p>
          </table:table-cell>
          <table:table-cell table:formula="of:=IF([.M762]&gt;[.N7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078" calcext:value-type="float">
            <text:p>1842078</text:p>
          </table:table-cell>
          <table:table-cell office:value-type="float" office:value="1949167" calcext:value-type="float">
            <text:p>1949167</text:p>
          </table:table-cell>
          <table:table-cell table:formula="of:=([.A763]-[.B763])*100/[.A763]" office:value-type="float" office:value="-5.81348889677853" calcext:value-type="float">
            <text:p>-5.8134888968</text:p>
          </table:table-cell>
          <table:table-cell table:formula="of:=IF([.A763]&gt;[.B763]; 1; 0)" office:value-type="float" office:value="0" calcext:value-type="float">
            <text:p>0</text:p>
          </table:table-cell>
          <table:table-cell office:value-type="float" office:value="285392" calcext:value-type="float">
            <text:p>285392</text:p>
          </table:table-cell>
          <table:table-cell office:value-type="float" office:value="286272" calcext:value-type="float">
            <text:p>286272</text:p>
          </table:table-cell>
          <table:table-cell table:formula="of:=([.E763]-[.F763])*100/[.E763]" office:value-type="float" office:value="-0.308347816336828" calcext:value-type="float">
            <text:p>-0.3083478163</text:p>
          </table:table-cell>
          <table:table-cell table:formula="of:=IF([.E763]&gt;[.F763]; 1; 0)" office:value-type="float" office:value="0" calcext:value-type="float">
            <text:p>0</text:p>
          </table:table-cell>
          <table:table-cell office:value-type="float" office:value="43481" calcext:value-type="float">
            <text:p>43481</text:p>
          </table:table-cell>
          <table:table-cell office:value-type="float" office:value="44923" calcext:value-type="float">
            <text:p>44923</text:p>
          </table:table-cell>
          <table:table-cell table:formula="of:=([.I763]-[.J763])*100/[.I763]" office:value-type="float" office:value="-3.31639106736276" calcext:value-type="float">
            <text:p>-3.3163910674</text:p>
          </table:table-cell>
          <table:table-cell table:formula="of:=IF([.I763]&gt;[.J763]; 1; 0)" office:value-type="float" office:value="0" calcext:value-type="float">
            <text:p>0</text:p>
          </table:table-cell>
          <table:table-cell office:value-type="float" office:value="134603" calcext:value-type="float">
            <text:p>134603</text:p>
          </table:table-cell>
          <table:table-cell office:value-type="float" office:value="135688" calcext:value-type="float">
            <text:p>135688</text:p>
          </table:table-cell>
          <table:table-cell table:formula="of:=([.M763]-[.N763])*100/[.M763]" office:value-type="float" office:value="-0.806074158822612" calcext:value-type="float">
            <text:p>-0.8060741588</text:p>
          </table:table-cell>
          <table:table-cell table:formula="of:=IF([.M763]&gt;[.N7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432" calcext:value-type="float">
            <text:p>2597432</text:p>
          </table:table-cell>
          <table:table-cell office:value-type="float" office:value="2850431" calcext:value-type="float">
            <text:p>2850431</text:p>
          </table:table-cell>
          <table:table-cell table:formula="of:=([.A764]-[.B764])*100/[.A764]" office:value-type="float" office:value="-9.74035123922397" calcext:value-type="float">
            <text:p>-9.7403512392</text:p>
          </table:table-cell>
          <table:table-cell table:formula="of:=IF([.A764]&gt;[.B764]; 1; 0)" office:value-type="float" office:value="0" calcext:value-type="float">
            <text:p>0</text:p>
          </table:table-cell>
          <table:table-cell office:value-type="float" office:value="470255" calcext:value-type="float">
            <text:p>470255</text:p>
          </table:table-cell>
          <table:table-cell office:value-type="float" office:value="426097" calcext:value-type="float">
            <text:p>426097</text:p>
          </table:table-cell>
          <table:table-cell table:formula="of:=([.E764]-[.F764])*100/[.E764]" office:value-type="float" office:value="9.39022445269056" calcext:value-type="float">
            <text:p>9.3902244527</text:p>
          </table:table-cell>
          <table:table-cell table:formula="of:=IF([.E764]&gt;[.F764]; 1; 0)" office:value-type="float" office:value="1" calcext:value-type="float">
            <text:p>1</text:p>
          </table:table-cell>
          <table:table-cell office:value-type="float" office:value="91885" calcext:value-type="float">
            <text:p>91885</text:p>
          </table:table-cell>
          <table:table-cell office:value-type="float" office:value="64948" calcext:value-type="float">
            <text:p>64948</text:p>
          </table:table-cell>
          <table:table-cell table:formula="of:=([.I764]-[.J764])*100/[.I764]" office:value-type="float" office:value="29.3159928171083" calcext:value-type="float">
            <text:p>29.3159928171</text:p>
          </table:table-cell>
          <table:table-cell table:formula="of:=IF([.I764]&gt;[.J764]; 1; 0)" office:value-type="float" office:value="1" calcext:value-type="float">
            <text:p>1</text:p>
          </table:table-cell>
          <table:table-cell office:value-type="float" office:value="222205" calcext:value-type="float">
            <text:p>222205</text:p>
          </table:table-cell>
          <table:table-cell office:value-type="float" office:value="183747" calcext:value-type="float">
            <text:p>183747</text:p>
          </table:table-cell>
          <table:table-cell table:formula="of:=([.M764]-[.N764])*100/[.M764]" office:value-type="float" office:value="17.3074413267028" calcext:value-type="float">
            <text:p>17.3074413267</text:p>
          </table:table-cell>
          <table:table-cell table:formula="of:=IF([.M764]&gt;[.N7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8457" calcext:value-type="float">
            <text:p>1958457</text:p>
          </table:table-cell>
          <table:table-cell office:value-type="float" office:value="2245759" calcext:value-type="float">
            <text:p>2245759</text:p>
          </table:table-cell>
          <table:table-cell table:formula="of:=([.A765]-[.B765])*100/[.A765]" office:value-type="float" office:value="-14.6698140423813" calcext:value-type="float">
            <text:p>-14.6698140424</text:p>
          </table:table-cell>
          <table:table-cell table:formula="of:=IF([.A765]&gt;[.B765]; 1; 0)" office:value-type="float" office:value="0" calcext:value-type="float">
            <text:p>0</text:p>
          </table:table-cell>
          <table:table-cell office:value-type="float" office:value="356869" calcext:value-type="float">
            <text:p>356869</text:p>
          </table:table-cell>
          <table:table-cell office:value-type="float" office:value="357842" calcext:value-type="float">
            <text:p>357842</text:p>
          </table:table-cell>
          <table:table-cell table:formula="of:=([.E765]-[.F765])*100/[.E765]" office:value-type="float" office:value="-0.272649067304809" calcext:value-type="float">
            <text:p>-0.2726490673</text:p>
          </table:table-cell>
          <table:table-cell table:formula="of:=IF([.E765]&gt;[.F765]; 1; 0)" office:value-type="float" office:value="0" calcext:value-type="float">
            <text:p>0</text:p>
          </table:table-cell>
          <table:table-cell office:value-type="float" office:value="46191" calcext:value-type="float">
            <text:p>46191</text:p>
          </table:table-cell>
          <table:table-cell office:value-type="float" office:value="45401" calcext:value-type="float">
            <text:p>45401</text:p>
          </table:table-cell>
          <table:table-cell table:formula="of:=([.I765]-[.J765])*100/[.I765]" office:value-type="float" office:value="1.7102898833106" calcext:value-type="float">
            <text:p>1.7102898833</text:p>
          </table:table-cell>
          <table:table-cell table:formula="of:=IF([.I765]&gt;[.J765]; 1; 0)" office:value-type="float" office:value="1" calcext:value-type="float">
            <text:p>1</text:p>
          </table:table-cell>
          <table:table-cell office:value-type="float" office:value="138303" calcext:value-type="float">
            <text:p>138303</text:p>
          </table:table-cell>
          <table:table-cell office:value-type="float" office:value="134556" calcext:value-type="float">
            <text:p>134556</text:p>
          </table:table-cell>
          <table:table-cell table:formula="of:=([.M765]-[.N765])*100/[.M765]" office:value-type="float" office:value="2.7092687794191" calcext:value-type="float">
            <text:p>2.7092687794</text:p>
          </table:table-cell>
          <table:table-cell table:formula="of:=IF([.M765]&gt;[.N7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6042" calcext:value-type="float">
            <text:p>2656042</text:p>
          </table:table-cell>
          <table:table-cell office:value-type="float" office:value="2661176" calcext:value-type="float">
            <text:p>2661176</text:p>
          </table:table-cell>
          <table:table-cell table:formula="of:=([.A766]-[.B766])*100/[.A766]" office:value-type="float" office:value="-0.19329513614619" calcext:value-type="float">
            <text:p>-0.1932951361</text:p>
          </table:table-cell>
          <table:table-cell table:formula="of:=IF([.A766]&gt;[.B766]; 1; 0)" office:value-type="float" office:value="0" calcext:value-type="float">
            <text:p>0</text:p>
          </table:table-cell>
          <table:table-cell office:value-type="float" office:value="564414" calcext:value-type="float">
            <text:p>564414</text:p>
          </table:table-cell>
          <table:table-cell office:value-type="float" office:value="476067" calcext:value-type="float">
            <text:p>476067</text:p>
          </table:table-cell>
          <table:table-cell table:formula="of:=([.E766]-[.F766])*100/[.E766]" office:value-type="float" office:value="15.6528718281262" calcext:value-type="float">
            <text:p>15.6528718281</text:p>
          </table:table-cell>
          <table:table-cell table:formula="of:=IF([.E766]&gt;[.F766]; 1; 0)" office:value-type="float" office:value="1" calcext:value-type="float">
            <text:p>1</text:p>
          </table:table-cell>
          <table:table-cell office:value-type="float" office:value="94045" calcext:value-type="float">
            <text:p>94045</text:p>
          </table:table-cell>
          <table:table-cell office:value-type="float" office:value="64693" calcext:value-type="float">
            <text:p>64693</text:p>
          </table:table-cell>
          <table:table-cell table:formula="of:=([.I766]-[.J766])*100/[.I766]" office:value-type="float" office:value="31.210590674677" calcext:value-type="float">
            <text:p>31.2105906747</text:p>
          </table:table-cell>
          <table:table-cell table:formula="of:=IF([.I766]&gt;[.J766]; 1; 0)" office:value-type="float" office:value="1" calcext:value-type="float">
            <text:p>1</text:p>
          </table:table-cell>
          <table:table-cell office:value-type="float" office:value="222194" calcext:value-type="float">
            <text:p>222194</text:p>
          </table:table-cell>
          <table:table-cell office:value-type="float" office:value="181901" calcext:value-type="float">
            <text:p>181901</text:p>
          </table:table-cell>
          <table:table-cell table:formula="of:=([.M766]-[.N766])*100/[.M766]" office:value-type="float" office:value="18.1341530374358" calcext:value-type="float">
            <text:p>18.1341530374</text:p>
          </table:table-cell>
          <table:table-cell table:formula="of:=IF([.M766]&gt;[.N7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620" calcext:value-type="float">
            <text:p>1983620</text:p>
          </table:table-cell>
          <table:table-cell office:value-type="float" office:value="2165883" calcext:value-type="float">
            <text:p>2165883</text:p>
          </table:table-cell>
          <table:table-cell table:formula="of:=([.A767]-[.B767])*100/[.A767]" office:value-type="float" office:value="-9.18840302073986" calcext:value-type="float">
            <text:p>-9.1884030207</text:p>
          </table:table-cell>
          <table:table-cell table:formula="of:=IF([.A767]&gt;[.B767]; 1; 0)" office:value-type="float" office:value="0" calcext:value-type="float">
            <text:p>0</text:p>
          </table:table-cell>
          <table:table-cell office:value-type="float" office:value="321268" calcext:value-type="float">
            <text:p>321268</text:p>
          </table:table-cell>
          <table:table-cell office:value-type="float" office:value="292732" calcext:value-type="float">
            <text:p>292732</text:p>
          </table:table-cell>
          <table:table-cell table:formula="of:=([.E767]-[.F767])*100/[.E767]" office:value-type="float" office:value="8.88230387091151" calcext:value-type="float">
            <text:p>8.8823038709</text:p>
          </table:table-cell>
          <table:table-cell table:formula="of:=IF([.E767]&gt;[.F767]; 1; 0)" office:value-type="float" office:value="1" calcext:value-type="float">
            <text:p>1</text:p>
          </table:table-cell>
          <table:table-cell office:value-type="float" office:value="44342" calcext:value-type="float">
            <text:p>44342</text:p>
          </table:table-cell>
          <table:table-cell office:value-type="float" office:value="46048" calcext:value-type="float">
            <text:p>46048</text:p>
          </table:table-cell>
          <table:table-cell table:formula="of:=([.I767]-[.J767])*100/[.I767]" office:value-type="float" office:value="-3.84736818366334" calcext:value-type="float">
            <text:p>-3.8473681837</text:p>
          </table:table-cell>
          <table:table-cell table:formula="of:=IF([.I767]&gt;[.J767]; 1; 0)" office:value-type="float" office:value="0" calcext:value-type="float">
            <text:p>0</text:p>
          </table:table-cell>
          <table:table-cell office:value-type="float" office:value="139357" calcext:value-type="float">
            <text:p>139357</text:p>
          </table:table-cell>
          <table:table-cell office:value-type="float" office:value="135877" calcext:value-type="float">
            <text:p>135877</text:p>
          </table:table-cell>
          <table:table-cell table:formula="of:=([.M767]-[.N767])*100/[.M767]" office:value-type="float" office:value="2.49718349275602" calcext:value-type="float">
            <text:p>2.4971834928</text:p>
          </table:table-cell>
          <table:table-cell table:formula="of:=IF([.M767]&gt;[.N7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3846" calcext:value-type="float">
            <text:p>2713846</text:p>
          </table:table-cell>
          <table:table-cell office:value-type="float" office:value="2614750" calcext:value-type="float">
            <text:p>2614750</text:p>
          </table:table-cell>
          <table:table-cell table:formula="of:=([.A768]-[.B768])*100/[.A768]" office:value-type="float" office:value="3.65149680564041" calcext:value-type="float">
            <text:p>3.6514968056</text:p>
          </table:table-cell>
          <table:table-cell table:formula="of:=IF([.A768]&gt;[.B768]; 1; 0)" office:value-type="float" office:value="1" calcext:value-type="float">
            <text:p>1</text:p>
          </table:table-cell>
          <table:table-cell office:value-type="float" office:value="562484" calcext:value-type="float">
            <text:p>562484</text:p>
          </table:table-cell>
          <table:table-cell office:value-type="float" office:value="474321" calcext:value-type="float">
            <text:p>474321</text:p>
          </table:table-cell>
          <table:table-cell table:formula="of:=([.E768]-[.F768])*100/[.E768]" office:value-type="float" office:value="15.6738680566914" calcext:value-type="float">
            <text:p>15.6738680567</text:p>
          </table:table-cell>
          <table:table-cell table:formula="of:=IF([.E768]&gt;[.F768]; 1; 0)" office:value-type="float" office:value="1" calcext:value-type="float">
            <text:p>1</text:p>
          </table:table-cell>
          <table:table-cell office:value-type="float" office:value="94366" calcext:value-type="float">
            <text:p>94366</text:p>
          </table:table-cell>
          <table:table-cell office:value-type="float" office:value="64525" calcext:value-type="float">
            <text:p>64525</text:p>
          </table:table-cell>
          <table:table-cell table:formula="of:=([.I768]-[.J768])*100/[.I768]" office:value-type="float" office:value="31.6226183159189" calcext:value-type="float">
            <text:p>31.6226183159</text:p>
          </table:table-cell>
          <table:table-cell table:formula="of:=IF([.I768]&gt;[.J768]; 1; 0)" office:value-type="float" office:value="1" calcext:value-type="float">
            <text:p>1</text:p>
          </table:table-cell>
          <table:table-cell office:value-type="float" office:value="220206" calcext:value-type="float">
            <text:p>220206</text:p>
          </table:table-cell>
          <table:table-cell office:value-type="float" office:value="181114" calcext:value-type="float">
            <text:p>181114</text:p>
          </table:table-cell>
          <table:table-cell table:formula="of:=([.M768]-[.N768])*100/[.M768]" office:value-type="float" office:value="17.7524681434657" calcext:value-type="float">
            <text:p>17.7524681435</text:p>
          </table:table-cell>
          <table:table-cell table:formula="of:=IF([.M768]&gt;[.N7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7260" calcext:value-type="float">
            <text:p>2237260</text:p>
          </table:table-cell>
          <table:table-cell office:value-type="float" office:value="2321210" calcext:value-type="float">
            <text:p>2321210</text:p>
          </table:table-cell>
          <table:table-cell table:formula="of:=([.A769]-[.B769])*100/[.A769]" office:value-type="float" office:value="-3.75235779480257" calcext:value-type="float">
            <text:p>-3.7523577948</text:p>
          </table:table-cell>
          <table:table-cell table:formula="of:=IF([.A769]&gt;[.B769]; 1; 0)" office:value-type="float" office:value="0" calcext:value-type="float">
            <text:p>0</text:p>
          </table:table-cell>
          <table:table-cell office:value-type="float" office:value="365375" calcext:value-type="float">
            <text:p>365375</text:p>
          </table:table-cell>
          <table:table-cell office:value-type="float" office:value="367541" calcext:value-type="float">
            <text:p>367541</text:p>
          </table:table-cell>
          <table:table-cell table:formula="of:=([.E769]-[.F769])*100/[.E769]" office:value-type="float" office:value="-0.592815600410537" calcext:value-type="float">
            <text:p>-0.5928156004</text:p>
          </table:table-cell>
          <table:table-cell table:formula="of:=IF([.E769]&gt;[.F769]; 1; 0)" office:value-type="float" office:value="0" calcext:value-type="float">
            <text:p>0</text:p>
          </table:table-cell>
          <table:table-cell office:value-type="float" office:value="44954" calcext:value-type="float">
            <text:p>44954</text:p>
          </table:table-cell>
          <table:table-cell office:value-type="float" office:value="48395" calcext:value-type="float">
            <text:p>48395</text:p>
          </table:table-cell>
          <table:table-cell table:formula="of:=([.I769]-[.J769])*100/[.I769]" office:value-type="float" office:value="-7.65449125773012" calcext:value-type="float">
            <text:p>-7.6544912577</text:p>
          </table:table-cell>
          <table:table-cell table:formula="of:=IF([.I769]&gt;[.J769]; 1; 0)" office:value-type="float" office:value="0" calcext:value-type="float">
            <text:p>0</text:p>
          </table:table-cell>
          <table:table-cell office:value-type="float" office:value="141256" calcext:value-type="float">
            <text:p>141256</text:p>
          </table:table-cell>
          <table:table-cell office:value-type="float" office:value="139793" calcext:value-type="float">
            <text:p>139793</text:p>
          </table:table-cell>
          <table:table-cell table:formula="of:=([.M769]-[.N769])*100/[.M769]" office:value-type="float" office:value="1.03570821770403" calcext:value-type="float">
            <text:p>1.0357082177</text:p>
          </table:table-cell>
          <table:table-cell table:formula="of:=IF([.M769]&gt;[.N7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8649" calcext:value-type="float">
            <text:p>2488649</text:p>
          </table:table-cell>
          <table:table-cell office:value-type="float" office:value="2355952" calcext:value-type="float">
            <text:p>2355952</text:p>
          </table:table-cell>
          <table:table-cell table:formula="of:=([.A770]-[.B770])*100/[.A770]" office:value-type="float" office:value="5.33208982062155" calcext:value-type="float">
            <text:p>5.3320898206</text:p>
          </table:table-cell>
          <table:table-cell table:formula="of:=IF([.A770]&gt;[.B770]; 1; 0)" office:value-type="float" office:value="1" calcext:value-type="float">
            <text:p>1</text:p>
          </table:table-cell>
          <table:table-cell office:value-type="float" office:value="564653" calcext:value-type="float">
            <text:p>564653</text:p>
          </table:table-cell>
          <table:table-cell office:value-type="float" office:value="474103" calcext:value-type="float">
            <text:p>474103</text:p>
          </table:table-cell>
          <table:table-cell table:formula="of:=([.E770]-[.F770])*100/[.E770]" office:value-type="float" office:value="16.0363975751479" calcext:value-type="float">
            <text:p>16.0363975751</text:p>
          </table:table-cell>
          <table:table-cell table:formula="of:=IF([.E770]&gt;[.F770]; 1; 0)" office:value-type="float" office:value="1" calcext:value-type="float">
            <text:p>1</text:p>
          </table:table-cell>
          <table:table-cell office:value-type="float" office:value="95303" calcext:value-type="float">
            <text:p>95303</text:p>
          </table:table-cell>
          <table:table-cell office:value-type="float" office:value="64228" calcext:value-type="float">
            <text:p>64228</text:p>
          </table:table-cell>
          <table:table-cell table:formula="of:=([.I770]-[.J770])*100/[.I770]" office:value-type="float" office:value="32.6065286507245" calcext:value-type="float">
            <text:p>32.6065286507</text:p>
          </table:table-cell>
          <table:table-cell table:formula="of:=IF([.I770]&gt;[.J770]; 1; 0)" office:value-type="float" office:value="1" calcext:value-type="float">
            <text:p>1</text:p>
          </table:table-cell>
          <table:table-cell office:value-type="float" office:value="222682" calcext:value-type="float">
            <text:p>222682</text:p>
          </table:table-cell>
          <table:table-cell office:value-type="float" office:value="180733" calcext:value-type="float">
            <text:p>180733</text:p>
          </table:table-cell>
          <table:table-cell table:formula="of:=([.M770]-[.N770])*100/[.M770]" office:value-type="float" office:value="18.8380740248426" calcext:value-type="float">
            <text:p>18.8380740248</text:p>
          </table:table-cell>
          <table:table-cell table:formula="of:=IF([.M770]&gt;[.N7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9663" calcext:value-type="float">
            <text:p>2349663</text:p>
          </table:table-cell>
          <table:table-cell office:value-type="float" office:value="2343023" calcext:value-type="float">
            <text:p>2343023</text:p>
          </table:table-cell>
          <table:table-cell table:formula="of:=([.A771]-[.B771])*100/[.A771]" office:value-type="float" office:value="0.282593716630853" calcext:value-type="float">
            <text:p>0.2825937166</text:p>
          </table:table-cell>
          <table:table-cell table:formula="of:=IF([.A771]&gt;[.B771]; 1; 0)" office:value-type="float" office:value="1" calcext:value-type="float">
            <text:p>1</text:p>
          </table:table-cell>
          <table:table-cell office:value-type="float" office:value="369463" calcext:value-type="float">
            <text:p>369463</text:p>
          </table:table-cell>
          <table:table-cell office:value-type="float" office:value="370563" calcext:value-type="float">
            <text:p>370563</text:p>
          </table:table-cell>
          <table:table-cell table:formula="of:=([.E771]-[.F771])*100/[.E771]" office:value-type="float" office:value="-0.297729407274883" calcext:value-type="float">
            <text:p>-0.2977294073</text:p>
          </table:table-cell>
          <table:table-cell table:formula="of:=IF([.E771]&gt;[.F771]; 1; 0)" office:value-type="float" office:value="0" calcext:value-type="float">
            <text:p>0</text:p>
          </table:table-cell>
          <table:table-cell office:value-type="float" office:value="45261" calcext:value-type="float">
            <text:p>45261</text:p>
          </table:table-cell>
          <table:table-cell office:value-type="float" office:value="46842" calcext:value-type="float">
            <text:p>46842</text:p>
          </table:table-cell>
          <table:table-cell table:formula="of:=([.I771]-[.J771])*100/[.I771]" office:value-type="float" office:value="-3.49307350699278" calcext:value-type="float">
            <text:p>-3.493073507</text:p>
          </table:table-cell>
          <table:table-cell table:formula="of:=IF([.I771]&gt;[.J771]; 1; 0)" office:value-type="float" office:value="0" calcext:value-type="float">
            <text:p>0</text:p>
          </table:table-cell>
          <table:table-cell office:value-type="float" office:value="145176" calcext:value-type="float">
            <text:p>145176</text:p>
          </table:table-cell>
          <table:table-cell office:value-type="float" office:value="140705" calcext:value-type="float">
            <text:p>140705</text:p>
          </table:table-cell>
          <table:table-cell table:formula="of:=([.M771]-[.N771])*100/[.M771]" office:value-type="float" office:value="3.07971014492754" calcext:value-type="float">
            <text:p>3.0797101449</text:p>
          </table:table-cell>
          <table:table-cell table:formula="of:=IF([.M771]&gt;[.N7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4870" calcext:value-type="float">
            <text:p>2914870</text:p>
          </table:table-cell>
          <table:table-cell office:value-type="float" office:value="2686350" calcext:value-type="float">
            <text:p>2686350</text:p>
          </table:table-cell>
          <table:table-cell table:formula="of:=([.A772]-[.B772])*100/[.A772]" office:value-type="float" office:value="7.83980074583086" calcext:value-type="float">
            <text:p>7.8398007458</text:p>
          </table:table-cell>
          <table:table-cell table:formula="of:=IF([.A772]&gt;[.B772]; 1; 0)" office:value-type="float" office:value="1" calcext:value-type="float">
            <text:p>1</text:p>
          </table:table-cell>
          <table:table-cell office:value-type="float" office:value="507977" calcext:value-type="float">
            <text:p>507977</text:p>
          </table:table-cell>
          <table:table-cell office:value-type="float" office:value="475383" calcext:value-type="float">
            <text:p>475383</text:p>
          </table:table-cell>
          <table:table-cell table:formula="of:=([.E772]-[.F772])*100/[.E772]" office:value-type="float" office:value="6.41643224004236" calcext:value-type="float">
            <text:p>6.41643224</text:p>
          </table:table-cell>
          <table:table-cell table:formula="of:=IF([.E772]&gt;[.F772]; 1; 0)" office:value-type="float" office:value="1" calcext:value-type="float">
            <text:p>1</text:p>
          </table:table-cell>
          <table:table-cell office:value-type="float" office:value="91852" calcext:value-type="float">
            <text:p>91852</text:p>
          </table:table-cell>
          <table:table-cell office:value-type="float" office:value="64085" calcext:value-type="float">
            <text:p>64085</text:p>
          </table:table-cell>
          <table:table-cell table:formula="of:=([.I772]-[.J772])*100/[.I772]" office:value-type="float" office:value="30.2301528545922" calcext:value-type="float">
            <text:p>30.2301528546</text:p>
          </table:table-cell>
          <table:table-cell table:formula="of:=IF([.I772]&gt;[.J772]; 1; 0)" office:value-type="float" office:value="1" calcext:value-type="float">
            <text:p>1</text:p>
          </table:table-cell>
          <table:table-cell office:value-type="float" office:value="220227" calcext:value-type="float">
            <text:p>220227</text:p>
          </table:table-cell>
          <table:table-cell office:value-type="float" office:value="179090" calcext:value-type="float">
            <text:p>179090</text:p>
          </table:table-cell>
          <table:table-cell table:formula="of:=([.M772]-[.N772])*100/[.M772]" office:value-type="float" office:value="18.6793626576215" calcext:value-type="float">
            <text:p>18.6793626576</text:p>
          </table:table-cell>
          <table:table-cell table:formula="of:=IF([.M772]&gt;[.N7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731" calcext:value-type="float">
            <text:p>1944731</text:p>
          </table:table-cell>
          <table:table-cell office:value-type="float" office:value="1945732" calcext:value-type="float">
            <text:p>1945732</text:p>
          </table:table-cell>
          <table:table-cell table:formula="of:=([.A773]-[.B773])*100/[.A773]" office:value-type="float" office:value="-0.0514724144367524" calcext:value-type="float">
            <text:p>-0.0514724144</text:p>
          </table:table-cell>
          <table:table-cell table:formula="of:=IF([.A773]&gt;[.B773]; 1; 0)" office:value-type="float" office:value="0" calcext:value-type="float">
            <text:p>0</text:p>
          </table:table-cell>
          <table:table-cell office:value-type="float" office:value="375542" calcext:value-type="float">
            <text:p>375542</text:p>
          </table:table-cell>
          <table:table-cell office:value-type="float" office:value="362682" calcext:value-type="float">
            <text:p>362682</text:p>
          </table:table-cell>
          <table:table-cell table:formula="of:=([.E773]-[.F773])*100/[.E773]" office:value-type="float" office:value="3.42438395705407" calcext:value-type="float">
            <text:p>3.4243839571</text:p>
          </table:table-cell>
          <table:table-cell table:formula="of:=IF([.E773]&gt;[.F773]; 1; 0)" office:value-type="float" office:value="1" calcext:value-type="float">
            <text:p>1</text:p>
          </table:table-cell>
          <table:table-cell office:value-type="float" office:value="47820" calcext:value-type="float">
            <text:p>47820</text:p>
          </table:table-cell>
          <table:table-cell office:value-type="float" office:value="47356" calcext:value-type="float">
            <text:p>47356</text:p>
          </table:table-cell>
          <table:table-cell table:formula="of:=([.I773]-[.J773])*100/[.I773]" office:value-type="float" office:value="0.970305311585111" calcext:value-type="float">
            <text:p>0.9703053116</text:p>
          </table:table-cell>
          <table:table-cell table:formula="of:=IF([.I773]&gt;[.J773]; 1; 0)" office:value-type="float" office:value="1" calcext:value-type="float">
            <text:p>1</text:p>
          </table:table-cell>
          <table:table-cell office:value-type="float" office:value="145721" calcext:value-type="float">
            <text:p>145721</text:p>
          </table:table-cell>
          <table:table-cell office:value-type="float" office:value="142045" calcext:value-type="float">
            <text:p>142045</text:p>
          </table:table-cell>
          <table:table-cell table:formula="of:=([.M773]-[.N773])*100/[.M773]" office:value-type="float" office:value="2.52262885925845" calcext:value-type="float">
            <text:p>2.5226288593</text:p>
          </table:table-cell>
          <table:table-cell table:formula="of:=IF([.M773]&gt;[.N7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7544" calcext:value-type="float">
            <text:p>2407544</text:p>
          </table:table-cell>
          <table:table-cell office:value-type="float" office:value="2762676" calcext:value-type="float">
            <text:p>2762676</text:p>
          </table:table-cell>
          <table:table-cell table:formula="of:=([.A774]-[.B774])*100/[.A774]" office:value-type="float" office:value="-14.7507999853793" calcext:value-type="float">
            <text:p>-14.7507999854</text:p>
          </table:table-cell>
          <table:table-cell table:formula="of:=IF([.A774]&gt;[.B774]; 1; 0)" office:value-type="float" office:value="0" calcext:value-type="float">
            <text:p>0</text:p>
          </table:table-cell>
          <table:table-cell office:value-type="float" office:value="471757" calcext:value-type="float">
            <text:p>471757</text:p>
          </table:table-cell>
          <table:table-cell office:value-type="float" office:value="475440" calcext:value-type="float">
            <text:p>475440</text:p>
          </table:table-cell>
          <table:table-cell table:formula="of:=([.E774]-[.F774])*100/[.E774]" office:value-type="float" office:value="-0.780698537594567" calcext:value-type="float">
            <text:p>-0.7806985376</text:p>
          </table:table-cell>
          <table:table-cell table:formula="of:=IF([.E774]&gt;[.F774]; 1; 0)" office:value-type="float" office:value="0" calcext:value-type="float">
            <text:p>0</text:p>
          </table:table-cell>
          <table:table-cell office:value-type="float" office:value="93868" calcext:value-type="float">
            <text:p>93868</text:p>
          </table:table-cell>
          <table:table-cell office:value-type="float" office:value="63866" calcext:value-type="float">
            <text:p>63866</text:p>
          </table:table-cell>
          <table:table-cell table:formula="of:=([.I774]-[.J774])*100/[.I774]" office:value-type="float" office:value="31.961903950228" calcext:value-type="float">
            <text:p>31.9619039502</text:p>
          </table:table-cell>
          <table:table-cell table:formula="of:=IF([.I774]&gt;[.J774]; 1; 0)" office:value-type="float" office:value="1" calcext:value-type="float">
            <text:p>1</text:p>
          </table:table-cell>
          <table:table-cell office:value-type="float" office:value="220793" calcext:value-type="float">
            <text:p>220793</text:p>
          </table:table-cell>
          <table:table-cell office:value-type="float" office:value="149828" calcext:value-type="float">
            <text:p>149828</text:p>
          </table:table-cell>
          <table:table-cell table:formula="of:=([.M774]-[.N774])*100/[.M774]" office:value-type="float" office:value="32.1409646139144" calcext:value-type="float">
            <text:p>32.1409646139</text:p>
          </table:table-cell>
          <table:table-cell table:formula="of:=IF([.M774]&gt;[.N7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5217" calcext:value-type="float">
            <text:p>2425217</text:p>
          </table:table-cell>
          <table:table-cell office:value-type="float" office:value="2149715" calcext:value-type="float">
            <text:p>2149715</text:p>
          </table:table-cell>
          <table:table-cell table:formula="of:=([.A775]-[.B775])*100/[.A775]" office:value-type="float" office:value="11.3598906819472" calcext:value-type="float">
            <text:p>11.3598906819</text:p>
          </table:table-cell>
          <table:table-cell table:formula="of:=IF([.A775]&gt;[.B775]; 1; 0)" office:value-type="float" office:value="1" calcext:value-type="float">
            <text:p>1</text:p>
          </table:table-cell>
          <table:table-cell office:value-type="float" office:value="340322" calcext:value-type="float">
            <text:p>340322</text:p>
          </table:table-cell>
          <table:table-cell office:value-type="float" office:value="379135" calcext:value-type="float">
            <text:p>379135</text:p>
          </table:table-cell>
          <table:table-cell table:formula="of:=([.E775]-[.F775])*100/[.E775]" office:value-type="float" office:value="-11.4047872309166" calcext:value-type="float">
            <text:p>-11.4047872309</text:p>
          </table:table-cell>
          <table:table-cell table:formula="of:=IF([.E775]&gt;[.F775]; 1; 0)" office:value-type="float" office:value="0" calcext:value-type="float">
            <text:p>0</text:p>
          </table:table-cell>
          <table:table-cell office:value-type="float" office:value="46264" calcext:value-type="float">
            <text:p>46264</text:p>
          </table:table-cell>
          <table:table-cell office:value-type="float" office:value="49818" calcext:value-type="float">
            <text:p>49818</text:p>
          </table:table-cell>
          <table:table-cell table:formula="of:=([.I775]-[.J775])*100/[.I775]" office:value-type="float" office:value="-7.68199896247622" calcext:value-type="float">
            <text:p>-7.6819989625</text:p>
          </table:table-cell>
          <table:table-cell table:formula="of:=IF([.I775]&gt;[.J775]; 1; 0)" office:value-type="float" office:value="0" calcext:value-type="float">
            <text:p>0</text:p>
          </table:table-cell>
          <table:table-cell office:value-type="float" office:value="119595" calcext:value-type="float">
            <text:p>119595</text:p>
          </table:table-cell>
          <table:table-cell office:value-type="float" office:value="157624" calcext:value-type="float">
            <text:p>157624</text:p>
          </table:table-cell>
          <table:table-cell table:formula="of:=([.M775]-[.N775])*100/[.M775]" office:value-type="float" office:value="-31.7981520966596" calcext:value-type="float">
            <text:p>-31.7981520967</text:p>
          </table:table-cell>
          <table:table-cell table:formula="of:=IF([.M775]&gt;[.N7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543" calcext:value-type="float">
            <text:p>2688543</text:p>
          </table:table-cell>
          <table:table-cell office:value-type="float" office:value="2595018" calcext:value-type="float">
            <text:p>2595018</text:p>
          </table:table-cell>
          <table:table-cell table:formula="of:=([.A776]-[.B776])*100/[.A776]" office:value-type="float" office:value="3.47864996022009" calcext:value-type="float">
            <text:p>3.4786499602</text:p>
          </table:table-cell>
          <table:table-cell table:formula="of:=IF([.A776]&gt;[.B776]; 1; 0)" office:value-type="float" office:value="1" calcext:value-type="float">
            <text:p>1</text:p>
          </table:table-cell>
          <table:table-cell office:value-type="float" office:value="456398" calcext:value-type="float">
            <text:p>456398</text:p>
          </table:table-cell>
          <table:table-cell office:value-type="float" office:value="471892" calcext:value-type="float">
            <text:p>471892</text:p>
          </table:table-cell>
          <table:table-cell table:formula="of:=([.E776]-[.F776])*100/[.E776]" office:value-type="float" office:value="-3.39484397389997" calcext:value-type="float">
            <text:p>-3.3948439739</text:p>
          </table:table-cell>
          <table:table-cell table:formula="of:=IF([.E776]&gt;[.F776]; 1; 0)" office:value-type="float" office:value="0" calcext:value-type="float">
            <text:p>0</text:p>
          </table:table-cell>
          <table:table-cell office:value-type="float" office:value="94196" calcext:value-type="float">
            <text:p>94196</text:p>
          </table:table-cell>
          <table:table-cell office:value-type="float" office:value="63574" calcext:value-type="float">
            <text:p>63574</text:p>
          </table:table-cell>
          <table:table-cell table:formula="of:=([.I776]-[.J776])*100/[.I776]" office:value-type="float" office:value="32.5088114144974" calcext:value-type="float">
            <text:p>32.5088114145</text:p>
          </table:table-cell>
          <table:table-cell table:formula="of:=IF([.I776]&gt;[.J776]; 1; 0)" office:value-type="float" office:value="1" calcext:value-type="float">
            <text:p>1</text:p>
          </table:table-cell>
          <table:table-cell office:value-type="float" office:value="220830" calcext:value-type="float">
            <text:p>220830</text:p>
          </table:table-cell>
          <table:table-cell office:value-type="float" office:value="180377" calcext:value-type="float">
            <text:p>180377</text:p>
          </table:table-cell>
          <table:table-cell table:formula="of:=([.M776]-[.N776])*100/[.M776]" office:value-type="float" office:value="18.3186161300548" calcext:value-type="float">
            <text:p>18.3186161301</text:p>
          </table:table-cell>
          <table:table-cell table:formula="of:=IF([.M776]&gt;[.N7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296" calcext:value-type="float">
            <text:p>2054296</text:p>
          </table:table-cell>
          <table:table-cell office:value-type="float" office:value="2354939" calcext:value-type="float">
            <text:p>2354939</text:p>
          </table:table-cell>
          <table:table-cell table:formula="of:=([.A777]-[.B777])*100/[.A777]" office:value-type="float" office:value="-14.6348432747764" calcext:value-type="float">
            <text:p>-14.6348432748</text:p>
          </table:table-cell>
          <table:table-cell table:formula="of:=IF([.A777]&gt;[.B777]; 1; 0)" office:value-type="float" office:value="0" calcext:value-type="float">
            <text:p>0</text:p>
          </table:table-cell>
          <table:table-cell office:value-type="float" office:value="363626" calcext:value-type="float">
            <text:p>363626</text:p>
          </table:table-cell>
          <table:table-cell office:value-type="float" office:value="384618" calcext:value-type="float">
            <text:p>384618</text:p>
          </table:table-cell>
          <table:table-cell table:formula="of:=([.E777]-[.F777])*100/[.E777]" office:value-type="float" office:value="-5.77296452948909" calcext:value-type="float">
            <text:p>-5.7729645295</text:p>
          </table:table-cell>
          <table:table-cell table:formula="of:=IF([.E777]&gt;[.F777]; 1; 0)" office:value-type="float" office:value="0" calcext:value-type="float">
            <text:p>0</text:p>
          </table:table-cell>
          <table:table-cell office:value-type="float" office:value="46621" calcext:value-type="float">
            <text:p>46621</text:p>
          </table:table-cell>
          <table:table-cell office:value-type="float" office:value="50266" calcext:value-type="float">
            <text:p>50266</text:p>
          </table:table-cell>
          <table:table-cell table:formula="of:=([.I777]-[.J777])*100/[.I777]" office:value-type="float" office:value="-7.81836511443341" calcext:value-type="float">
            <text:p>-7.8183651144</text:p>
          </table:table-cell>
          <table:table-cell table:formula="of:=IF([.I777]&gt;[.J777]; 1; 0)" office:value-type="float" office:value="0" calcext:value-type="float">
            <text:p>0</text:p>
          </table:table-cell>
          <table:table-cell office:value-type="float" office:value="148523" calcext:value-type="float">
            <text:p>148523</text:p>
          </table:table-cell>
          <table:table-cell office:value-type="float" office:value="127637" calcext:value-type="float">
            <text:p>127637</text:p>
          </table:table-cell>
          <table:table-cell table:formula="of:=([.M777]-[.N777])*100/[.M777]" office:value-type="float" office:value="14.0624684392316" calcext:value-type="float">
            <text:p>14.0624684392</text:p>
          </table:table-cell>
          <table:table-cell table:formula="of:=IF([.M777]&gt;[.N7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081" calcext:value-type="float">
            <text:p>2472081</text:p>
          </table:table-cell>
          <table:table-cell office:value-type="float" office:value="2355042" calcext:value-type="float">
            <text:p>2355042</text:p>
          </table:table-cell>
          <table:table-cell table:formula="of:=([.A778]-[.B778])*100/[.A778]" office:value-type="float" office:value="4.73443224554535" calcext:value-type="float">
            <text:p>4.7344322455</text:p>
          </table:table-cell>
          <table:table-cell table:formula="of:=IF([.A778]&gt;[.B778]; 1; 0)" office:value-type="float" office:value="1" calcext:value-type="float">
            <text:p>1</text:p>
          </table:table-cell>
          <table:table-cell office:value-type="float" office:value="565199" calcext:value-type="float">
            <text:p>565199</text:p>
          </table:table-cell>
          <table:table-cell office:value-type="float" office:value="470766" calcext:value-type="float">
            <text:p>470766</text:p>
          </table:table-cell>
          <table:table-cell table:formula="of:=([.E778]-[.F778])*100/[.E778]" office:value-type="float" office:value="16.7079205731079" calcext:value-type="float">
            <text:p>16.7079205731</text:p>
          </table:table-cell>
          <table:table-cell table:formula="of:=IF([.E778]&gt;[.F778]; 1; 0)" office:value-type="float" office:value="1" calcext:value-type="float">
            <text:p>1</text:p>
          </table:table-cell>
          <table:table-cell office:value-type="float" office:value="93958" calcext:value-type="float">
            <text:p>93958</text:p>
          </table:table-cell>
          <table:table-cell office:value-type="float" office:value="61322" calcext:value-type="float">
            <text:p>61322</text:p>
          </table:table-cell>
          <table:table-cell table:formula="of:=([.I778]-[.J778])*100/[.I778]" office:value-type="float" office:value="34.7346686817514" calcext:value-type="float">
            <text:p>34.7346686818</text:p>
          </table:table-cell>
          <table:table-cell table:formula="of:=IF([.I778]&gt;[.J778]; 1; 0)" office:value-type="float" office:value="1" calcext:value-type="float">
            <text:p>1</text:p>
          </table:table-cell>
          <table:table-cell office:value-type="float" office:value="179968" calcext:value-type="float">
            <text:p>179968</text:p>
          </table:table-cell>
          <table:table-cell office:value-type="float" office:value="145265" calcext:value-type="float">
            <text:p>145265</text:p>
          </table:table-cell>
          <table:table-cell table:formula="of:=([.M778]-[.N778])*100/[.M778]" office:value-type="float" office:value="19.2828725106686" calcext:value-type="float">
            <text:p>19.2828725107</text:p>
          </table:table-cell>
          <table:table-cell table:formula="of:=IF([.M778]&gt;[.N7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926" calcext:value-type="float">
            <text:p>2377926</text:p>
          </table:table-cell>
          <table:table-cell office:value-type="float" office:value="2323785" calcext:value-type="float">
            <text:p>2323785</text:p>
          </table:table-cell>
          <table:table-cell table:formula="of:=([.A779]-[.B779])*100/[.A779]" office:value-type="float" office:value="2.27681601530073" calcext:value-type="float">
            <text:p>2.2768160153</text:p>
          </table:table-cell>
          <table:table-cell table:formula="of:=IF([.A779]&gt;[.B779]; 1; 0)" office:value-type="float" office:value="1" calcext:value-type="float">
            <text:p>1</text:p>
          </table:table-cell>
          <table:table-cell office:value-type="float" office:value="388801" calcext:value-type="float">
            <text:p>388801</text:p>
          </table:table-cell>
          <table:table-cell office:value-type="float" office:value="395842" calcext:value-type="float">
            <text:p>395842</text:p>
          </table:table-cell>
          <table:table-cell table:formula="of:=([.E779]-[.F779])*100/[.E779]" office:value-type="float" office:value="-1.81095213232476" calcext:value-type="float">
            <text:p>-1.8109521323</text:p>
          </table:table-cell>
          <table:table-cell table:formula="of:=IF([.E779]&gt;[.F779]; 1; 0)" office:value-type="float" office:value="0" calcext:value-type="float">
            <text:p>0</text:p>
          </table:table-cell>
          <table:table-cell office:value-type="float" office:value="47176" calcext:value-type="float">
            <text:p>47176</text:p>
          </table:table-cell>
          <table:table-cell office:value-type="float" office:value="50741" calcext:value-type="float">
            <text:p>50741</text:p>
          </table:table-cell>
          <table:table-cell table:formula="of:=([.I779]-[.J779])*100/[.I779]" office:value-type="float" office:value="-7.55680854671867" calcext:value-type="float">
            <text:p>-7.5568085467</text:p>
          </table:table-cell>
          <table:table-cell table:formula="of:=IF([.I779]&gt;[.J779]; 1; 0)" office:value-type="float" office:value="0" calcext:value-type="float">
            <text:p>0</text:p>
          </table:table-cell>
          <table:table-cell office:value-type="float" office:value="150374" calcext:value-type="float">
            <text:p>150374</text:p>
          </table:table-cell>
          <table:table-cell office:value-type="float" office:value="120180" calcext:value-type="float">
            <text:p>120180</text:p>
          </table:table-cell>
          <table:table-cell table:formula="of:=([.M779]-[.N779])*100/[.M779]" office:value-type="float" office:value="20.0792690225704" calcext:value-type="float">
            <text:p>20.0792690226</text:p>
          </table:table-cell>
          <table:table-cell table:formula="of:=IF([.M779]&gt;[.N7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5632" calcext:value-type="float">
            <text:p>2635632</text:p>
          </table:table-cell>
          <table:table-cell office:value-type="float" office:value="2903068" calcext:value-type="float">
            <text:p>2903068</text:p>
          </table:table-cell>
          <table:table-cell table:formula="of:=([.A780]-[.B780])*100/[.A780]" office:value-type="float" office:value="-10.1469400887529" calcext:value-type="float">
            <text:p>-10.1469400888</text:p>
          </table:table-cell>
          <table:table-cell table:formula="of:=IF([.A780]&gt;[.B780]; 1; 0)" office:value-type="float" office:value="0" calcext:value-type="float">
            <text:p>0</text:p>
          </table:table-cell>
          <table:table-cell office:value-type="float" office:value="564792" calcext:value-type="float">
            <text:p>564792</text:p>
          </table:table-cell>
          <table:table-cell office:value-type="float" office:value="437593" calcext:value-type="float">
            <text:p>437593</text:p>
          </table:table-cell>
          <table:table-cell table:formula="of:=([.E780]-[.F780])*100/[.E780]" office:value-type="float" office:value="22.5213884049349" calcext:value-type="float">
            <text:p>22.5213884049</text:p>
          </table:table-cell>
          <table:table-cell table:formula="of:=IF([.E780]&gt;[.F780]; 1; 0)" office:value-type="float" office:value="1" calcext:value-type="float">
            <text:p>1</text:p>
          </table:table-cell>
          <table:table-cell office:value-type="float" office:value="82738" calcext:value-type="float">
            <text:p>82738</text:p>
          </table:table-cell>
          <table:table-cell office:value-type="float" office:value="51135" calcext:value-type="float">
            <text:p>51135</text:p>
          </table:table-cell>
          <table:table-cell table:formula="of:=([.I780]-[.J780])*100/[.I780]" office:value-type="float" office:value="38.1964756218424" calcext:value-type="float">
            <text:p>38.1964756218</text:p>
          </table:table-cell>
          <table:table-cell table:formula="of:=IF([.I780]&gt;[.J780]; 1; 0)" office:value-type="float" office:value="1" calcext:value-type="float">
            <text:p>1</text:p>
          </table:table-cell>
          <table:table-cell office:value-type="float" office:value="220486" calcext:value-type="float">
            <text:p>220486</text:p>
          </table:table-cell>
          <table:table-cell office:value-type="float" office:value="182399" calcext:value-type="float">
            <text:p>182399</text:p>
          </table:table-cell>
          <table:table-cell table:formula="of:=([.M780]-[.N780])*100/[.M780]" office:value-type="float" office:value="17.2741126420725" calcext:value-type="float">
            <text:p>17.2741126421</text:p>
          </table:table-cell>
          <table:table-cell table:formula="of:=IF([.M780]&gt;[.N7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4340" calcext:value-type="float">
            <text:p>2084340</text:p>
          </table:table-cell>
          <table:table-cell office:value-type="float" office:value="2486747" calcext:value-type="float">
            <text:p>2486747</text:p>
          </table:table-cell>
          <table:table-cell table:formula="of:=([.A781]-[.B781])*100/[.A781]" office:value-type="float" office:value="-19.3062072406613" calcext:value-type="float">
            <text:p>-19.3062072407</text:p>
          </table:table-cell>
          <table:table-cell table:formula="of:=IF([.A781]&gt;[.B781]; 1; 0)" office:value-type="float" office:value="0" calcext:value-type="float">
            <text:p>0</text:p>
          </table:table-cell>
          <table:table-cell office:value-type="float" office:value="391873" calcext:value-type="float">
            <text:p>391873</text:p>
          </table:table-cell>
          <table:table-cell office:value-type="float" office:value="391513" calcext:value-type="float">
            <text:p>391513</text:p>
          </table:table-cell>
          <table:table-cell table:formula="of:=([.E781]-[.F781])*100/[.E781]" office:value-type="float" office:value="0.0918664975642619" calcext:value-type="float">
            <text:p>0.0918664976</text:p>
          </table:table-cell>
          <table:table-cell table:formula="of:=IF([.E781]&gt;[.F781]; 1; 0)" office:value-type="float" office:value="1" calcext:value-type="float">
            <text:p>1</text:p>
          </table:table-cell>
          <table:table-cell office:value-type="float" office:value="42386" calcext:value-type="float">
            <text:p>42386</text:p>
          </table:table-cell>
          <table:table-cell office:value-type="float" office:value="41177" calcext:value-type="float">
            <text:p>41177</text:p>
          </table:table-cell>
          <table:table-cell table:formula="of:=([.I781]-[.J781])*100/[.I781]" office:value-type="float" office:value="2.85235691030057" calcext:value-type="float">
            <text:p>2.8523569103</text:p>
          </table:table-cell>
          <table:table-cell table:formula="of:=IF([.I781]&gt;[.J781]; 1; 0)" office:value-type="float" office:value="1" calcext:value-type="float">
            <text:p>1</text:p>
          </table:table-cell>
          <table:table-cell office:value-type="float" office:value="151405" calcext:value-type="float">
            <text:p>151405</text:p>
          </table:table-cell>
          <table:table-cell office:value-type="float" office:value="149824" calcext:value-type="float">
            <text:p>149824</text:p>
          </table:table-cell>
          <table:table-cell table:formula="of:=([.M781]-[.N781])*100/[.M781]" office:value-type="float" office:value="1.0442191473201" calcext:value-type="float">
            <text:p>1.0442191473</text:p>
          </table:table-cell>
          <table:table-cell table:formula="of:=IF([.M781]&gt;[.N7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493" calcext:value-type="float">
            <text:p>2474493</text:p>
          </table:table-cell>
          <table:table-cell office:value-type="float" office:value="2697865" calcext:value-type="float">
            <text:p>2697865</text:p>
          </table:table-cell>
          <table:table-cell table:formula="of:=([.A782]-[.B782])*100/[.A782]" office:value-type="float" office:value="-9.02698047640466" calcext:value-type="float">
            <text:p>-9.0269804764</text:p>
          </table:table-cell>
          <table:table-cell table:formula="of:=IF([.A782]&gt;[.B782]; 1; 0)" office:value-type="float" office:value="0" calcext:value-type="float">
            <text:p>0</text:p>
          </table:table-cell>
          <table:table-cell office:value-type="float" office:value="459777" calcext:value-type="float">
            <text:p>459777</text:p>
          </table:table-cell>
          <table:table-cell office:value-type="float" office:value="468482" calcext:value-type="float">
            <text:p>468482</text:p>
          </table:table-cell>
          <table:table-cell table:formula="of:=([.E782]-[.F782])*100/[.E782]" office:value-type="float" office:value="-1.89330914769551" calcext:value-type="float">
            <text:p>-1.8933091477</text:p>
          </table:table-cell>
          <table:table-cell table:formula="of:=IF([.E782]&gt;[.F782]; 1; 0)" office:value-type="float" office:value="0" calcext:value-type="float">
            <text:p>0</text:p>
          </table:table-cell>
          <table:table-cell office:value-type="float" office:value="75964" calcext:value-type="float">
            <text:p>75964</text:p>
          </table:table-cell>
          <table:table-cell office:value-type="float" office:value="50895" calcext:value-type="float">
            <text:p>50895</text:p>
          </table:table-cell>
          <table:table-cell table:formula="of:=([.I782]-[.J782])*100/[.I782]" office:value-type="float" office:value="33.0011584434732" calcext:value-type="float">
            <text:p>33.0011584435</text:p>
          </table:table-cell>
          <table:table-cell table:formula="of:=IF([.I782]&gt;[.J782]; 1; 0)" office:value-type="float" office:value="1" calcext:value-type="float">
            <text:p>1</text:p>
          </table:table-cell>
          <table:table-cell office:value-type="float" office:value="222615" calcext:value-type="float">
            <text:p>222615</text:p>
          </table:table-cell>
          <table:table-cell office:value-type="float" office:value="180082" calcext:value-type="float">
            <text:p>180082</text:p>
          </table:table-cell>
          <table:table-cell table:formula="of:=([.M782]-[.N782])*100/[.M782]" office:value-type="float" office:value="19.1060800035936" calcext:value-type="float">
            <text:p>19.1060800036</text:p>
          </table:table-cell>
          <table:table-cell table:formula="of:=IF([.M782]&gt;[.N7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102" calcext:value-type="float">
            <text:p>2087102</text:p>
          </table:table-cell>
          <table:table-cell office:value-type="float" office:value="2295306" calcext:value-type="float">
            <text:p>2295306</text:p>
          </table:table-cell>
          <table:table-cell table:formula="of:=([.A783]-[.B783])*100/[.A783]" office:value-type="float" office:value="-9.97574627402015" calcext:value-type="float">
            <text:p>-9.975746274</text:p>
          </table:table-cell>
          <table:table-cell table:formula="of:=IF([.A783]&gt;[.B783]; 1; 0)" office:value-type="float" office:value="0" calcext:value-type="float">
            <text:p>0</text:p>
          </table:table-cell>
          <table:table-cell office:value-type="float" office:value="398074" calcext:value-type="float">
            <text:p>398074</text:p>
          </table:table-cell>
          <table:table-cell office:value-type="float" office:value="396962" calcext:value-type="float">
            <text:p>396962</text:p>
          </table:table-cell>
          <table:table-cell table:formula="of:=([.E783]-[.F783])*100/[.E783]" office:value-type="float" office:value="0.279345046398408" calcext:value-type="float">
            <text:p>0.2793450464</text:p>
          </table:table-cell>
          <table:table-cell table:formula="of:=IF([.E783]&gt;[.F783]; 1; 0)" office:value-type="float" office:value="1" calcext:value-type="float">
            <text:p>1</text:p>
          </table:table-cell>
          <table:table-cell office:value-type="float" office:value="40289" calcext:value-type="float">
            <text:p>40289</text:p>
          </table:table-cell>
          <table:table-cell office:value-type="float" office:value="41872" calcext:value-type="float">
            <text:p>41872</text:p>
          </table:table-cell>
          <table:table-cell table:formula="of:=([.I783]-[.J783])*100/[.I783]" office:value-type="float" office:value="-3.92911216461069" calcext:value-type="float">
            <text:p>-3.9291121646</text:p>
          </table:table-cell>
          <table:table-cell table:formula="of:=IF([.I783]&gt;[.J783]; 1; 0)" office:value-type="float" office:value="0" calcext:value-type="float">
            <text:p>0</text:p>
          </table:table-cell>
          <table:table-cell office:value-type="float" office:value="152897" calcext:value-type="float">
            <text:p>152897</text:p>
          </table:table-cell>
          <table:table-cell office:value-type="float" office:value="151210" calcext:value-type="float">
            <text:p>151210</text:p>
          </table:table-cell>
          <table:table-cell table:formula="of:=([.M783]-[.N783])*100/[.M783]" office:value-type="float" office:value="1.10335716201103" calcext:value-type="float">
            <text:p>1.103357162</text:p>
          </table:table-cell>
          <table:table-cell table:formula="of:=IF([.M783]&gt;[.N7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9245" calcext:value-type="float">
            <text:p>2889245</text:p>
          </table:table-cell>
          <table:table-cell office:value-type="float" office:value="2847607" calcext:value-type="float">
            <text:p>2847607</text:p>
          </table:table-cell>
          <table:table-cell table:formula="of:=([.A784]-[.B784])*100/[.A784]" office:value-type="float" office:value="1.44113773667515" calcext:value-type="float">
            <text:p>1.4411377367</text:p>
          </table:table-cell>
          <table:table-cell table:formula="of:=IF([.A784]&gt;[.B784]; 1; 0)" office:value-type="float" office:value="1" calcext:value-type="float">
            <text:p>1</text:p>
          </table:table-cell>
          <table:table-cell office:value-type="float" office:value="488847" calcext:value-type="float">
            <text:p>488847</text:p>
          </table:table-cell>
          <table:table-cell office:value-type="float" office:value="467679" calcext:value-type="float">
            <text:p>467679</text:p>
          </table:table-cell>
          <table:table-cell table:formula="of:=([.E784]-[.F784])*100/[.E784]" office:value-type="float" office:value="4.33018920030194" calcext:value-type="float">
            <text:p>4.3301892003</text:p>
          </table:table-cell>
          <table:table-cell table:formula="of:=IF([.E784]&gt;[.F784]; 1; 0)" office:value-type="float" office:value="1" calcext:value-type="float">
            <text:p>1</text:p>
          </table:table-cell>
          <table:table-cell office:value-type="float" office:value="92113" calcext:value-type="float">
            <text:p>92113</text:p>
          </table:table-cell>
          <table:table-cell office:value-type="float" office:value="60817" calcext:value-type="float">
            <text:p>60817</text:p>
          </table:table-cell>
          <table:table-cell table:formula="of:=([.I784]-[.J784])*100/[.I784]" office:value-type="float" office:value="33.9756603302465" calcext:value-type="float">
            <text:p>33.9756603302</text:p>
          </table:table-cell>
          <table:table-cell table:formula="of:=IF([.I784]&gt;[.J784]; 1; 0)" office:value-type="float" office:value="1" calcext:value-type="float">
            <text:p>1</text:p>
          </table:table-cell>
          <table:table-cell office:value-type="float" office:value="222481" calcext:value-type="float">
            <text:p>222481</text:p>
          </table:table-cell>
          <table:table-cell office:value-type="float" office:value="178988" calcext:value-type="float">
            <text:p>178988</text:p>
          </table:table-cell>
          <table:table-cell table:formula="of:=([.M784]-[.N784])*100/[.M784]" office:value-type="float" office:value="19.5490850904122" calcext:value-type="float">
            <text:p>19.5490850904</text:p>
          </table:table-cell>
          <table:table-cell table:formula="of:=IF([.M784]&gt;[.N7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5618" calcext:value-type="float">
            <text:p>2545618</text:p>
          </table:table-cell>
          <table:table-cell office:value-type="float" office:value="2548706" calcext:value-type="float">
            <text:p>2548706</text:p>
          </table:table-cell>
          <table:table-cell table:formula="of:=([.A785]-[.B785])*100/[.A785]" office:value-type="float" office:value="-0.121306496104286" calcext:value-type="float">
            <text:p>-0.1213064961</text:p>
          </table:table-cell>
          <table:table-cell table:formula="of:=IF([.A785]&gt;[.B785]; 1; 0)" office:value-type="float" office:value="0" calcext:value-type="float">
            <text:p>0</text:p>
          </table:table-cell>
          <table:table-cell office:value-type="float" office:value="401423" calcext:value-type="float">
            <text:p>401423</text:p>
          </table:table-cell>
          <table:table-cell office:value-type="float" office:value="403285" calcext:value-type="float">
            <text:p>403285</text:p>
          </table:table-cell>
          <table:table-cell table:formula="of:=([.E785]-[.F785])*100/[.E785]" office:value-type="float" office:value="-0.463849854143883" calcext:value-type="float">
            <text:p>-0.4638498541</text:p>
          </table:table-cell>
          <table:table-cell table:formula="of:=IF([.E785]&gt;[.F785]; 1; 0)" office:value-type="float" office:value="0" calcext:value-type="float">
            <text:p>0</text:p>
          </table:table-cell>
          <table:table-cell office:value-type="float" office:value="50844" calcext:value-type="float">
            <text:p>50844</text:p>
          </table:table-cell>
          <table:table-cell office:value-type="float" office:value="52257" calcext:value-type="float">
            <text:p>52257</text:p>
          </table:table-cell>
          <table:table-cell table:formula="of:=([.I785]-[.J785])*100/[.I785]" office:value-type="float" office:value="-2.77908897805051" calcext:value-type="float">
            <text:p>-2.7790889781</text:p>
          </table:table-cell>
          <table:table-cell table:formula="of:=IF([.I785]&gt;[.J785]; 1; 0)" office:value-type="float" office:value="0" calcext:value-type="float">
            <text:p>0</text:p>
          </table:table-cell>
          <table:table-cell office:value-type="float" office:value="154332" calcext:value-type="float">
            <text:p>154332</text:p>
          </table:table-cell>
          <table:table-cell office:value-type="float" office:value="152851" calcext:value-type="float">
            <text:p>152851</text:p>
          </table:table-cell>
          <table:table-cell table:formula="of:=([.M785]-[.N785])*100/[.M785]" office:value-type="float" office:value="0.959619521550942" calcext:value-type="float">
            <text:p>0.9596195216</text:p>
          </table:table-cell>
          <table:table-cell table:formula="of:=IF([.M785]&gt;[.N7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697" calcext:value-type="float">
            <text:p>2604697</text:p>
          </table:table-cell>
          <table:table-cell office:value-type="float" office:value="2370721" calcext:value-type="float">
            <text:p>2370721</text:p>
          </table:table-cell>
          <table:table-cell table:formula="of:=([.A786]-[.B786])*100/[.A786]" office:value-type="float" office:value="8.98284906075448" calcext:value-type="float">
            <text:p>8.9828490608</text:p>
          </table:table-cell>
          <table:table-cell table:formula="of:=IF([.A786]&gt;[.B786]; 1; 0)" office:value-type="float" office:value="1" calcext:value-type="float">
            <text:p>1</text:p>
          </table:table-cell>
          <table:table-cell office:value-type="float" office:value="510313" calcext:value-type="float">
            <text:p>510313</text:p>
          </table:table-cell>
          <table:table-cell office:value-type="float" office:value="461931" calcext:value-type="float">
            <text:p>461931</text:p>
          </table:table-cell>
          <table:table-cell table:formula="of:=([.E786]-[.F786])*100/[.E786]" office:value-type="float" office:value="9.48084802856286" calcext:value-type="float">
            <text:p>9.4808480286</text:p>
          </table:table-cell>
          <table:table-cell table:formula="of:=IF([.E786]&gt;[.F786]; 1; 0)" office:value-type="float" office:value="1" calcext:value-type="float">
            <text:p>1</text:p>
          </table:table-cell>
          <table:table-cell office:value-type="float" office:value="93920" calcext:value-type="float">
            <text:p>93920</text:p>
          </table:table-cell>
          <table:table-cell office:value-type="float" office:value="62475" calcext:value-type="float">
            <text:p>62475</text:p>
          </table:table-cell>
          <table:table-cell table:formula="of:=([.I786]-[.J786])*100/[.I786]" office:value-type="float" office:value="33.4806218057922" calcext:value-type="float">
            <text:p>33.4806218058</text:p>
          </table:table-cell>
          <table:table-cell table:formula="of:=IF([.I786]&gt;[.J786]; 1; 0)" office:value-type="float" office:value="1" calcext:value-type="float">
            <text:p>1</text:p>
          </table:table-cell>
          <table:table-cell office:value-type="float" office:value="222348" calcext:value-type="float">
            <text:p>222348</text:p>
          </table:table-cell>
          <table:table-cell office:value-type="float" office:value="179081" calcext:value-type="float">
            <text:p>179081</text:p>
          </table:table-cell>
          <table:table-cell table:formula="of:=([.M786]-[.N786])*100/[.M786]" office:value-type="float" office:value="19.459136128951" calcext:value-type="float">
            <text:p>19.459136129</text:p>
          </table:table-cell>
          <table:table-cell table:formula="of:=IF([.M786]&gt;[.N7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1424" calcext:value-type="float">
            <text:p>2161424</text:p>
          </table:table-cell>
          <table:table-cell office:value-type="float" office:value="2139556" calcext:value-type="float">
            <text:p>2139556</text:p>
          </table:table-cell>
          <table:table-cell table:formula="of:=([.A787]-[.B787])*100/[.A787]" office:value-type="float" office:value="1.01174040817535" calcext:value-type="float">
            <text:p>1.0117404082</text:p>
          </table:table-cell>
          <table:table-cell table:formula="of:=IF([.A787]&gt;[.B787]; 1; 0)" office:value-type="float" office:value="1" calcext:value-type="float">
            <text:p>1</text:p>
          </table:table-cell>
          <table:table-cell office:value-type="float" office:value="406976" calcext:value-type="float">
            <text:p>406976</text:p>
          </table:table-cell>
          <table:table-cell office:value-type="float" office:value="406680" calcext:value-type="float">
            <text:p>406680</text:p>
          </table:table-cell>
          <table:table-cell table:formula="of:=([.E787]-[.F787])*100/[.E787]" office:value-type="float" office:value="0.072731561566284" calcext:value-type="float">
            <text:p>0.0727315616</text:p>
          </table:table-cell>
          <table:table-cell table:formula="of:=IF([.E787]&gt;[.F787]; 1; 0)" office:value-type="float" office:value="1" calcext:value-type="float">
            <text:p>1</text:p>
          </table:table-cell>
          <table:table-cell office:value-type="float" office:value="50604" calcext:value-type="float">
            <text:p>50604</text:p>
          </table:table-cell>
          <table:table-cell office:value-type="float" office:value="50705" calcext:value-type="float">
            <text:p>50705</text:p>
          </table:table-cell>
          <table:table-cell table:formula="of:=([.I787]-[.J787])*100/[.I787]" office:value-type="float" office:value="-0.199588965299186" calcext:value-type="float">
            <text:p>-0.1995889653</text:p>
          </table:table-cell>
          <table:table-cell table:formula="of:=IF([.I787]&gt;[.J787]; 1; 0)" office:value-type="float" office:value="0" calcext:value-type="float">
            <text:p>0</text:p>
          </table:table-cell>
          <table:table-cell office:value-type="float" office:value="155411" calcext:value-type="float">
            <text:p>155411</text:p>
          </table:table-cell>
          <table:table-cell office:value-type="float" office:value="153943" calcext:value-type="float">
            <text:p>153943</text:p>
          </table:table-cell>
          <table:table-cell table:formula="of:=([.M787]-[.N787])*100/[.M787]" office:value-type="float" office:value="0.944592081641583" calcext:value-type="float">
            <text:p>0.9445920816</text:p>
          </table:table-cell>
          <table:table-cell table:formula="of:=IF([.M787]&gt;[.N7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4849" calcext:value-type="float">
            <text:p>2974849</text:p>
          </table:table-cell>
          <table:table-cell office:value-type="float" office:value="2571516" calcext:value-type="float">
            <text:p>2571516</text:p>
          </table:table-cell>
          <table:table-cell table:formula="of:=([.A788]-[.B788])*100/[.A788]" office:value-type="float" office:value="13.5580999237272" calcext:value-type="float">
            <text:p>13.5580999237</text:p>
          </table:table-cell>
          <table:table-cell table:formula="of:=IF([.A788]&gt;[.B788]; 1; 0)" office:value-type="float" office:value="1" calcext:value-type="float">
            <text:p>1</text:p>
          </table:table-cell>
          <table:table-cell office:value-type="float" office:value="564470" calcext:value-type="float">
            <text:p>564470</text:p>
          </table:table-cell>
          <table:table-cell office:value-type="float" office:value="377659" calcext:value-type="float">
            <text:p>377659</text:p>
          </table:table-cell>
          <table:table-cell table:formula="of:=([.E788]-[.F788])*100/[.E788]" office:value-type="float" office:value="33.094938614984" calcext:value-type="float">
            <text:p>33.094938615</text:p>
          </table:table-cell>
          <table:table-cell table:formula="of:=IF([.E788]&gt;[.F788]; 1; 0)" office:value-type="float" office:value="1" calcext:value-type="float">
            <text:p>1</text:p>
          </table:table-cell>
          <table:table-cell office:value-type="float" office:value="93879" calcext:value-type="float">
            <text:p>93879</text:p>
          </table:table-cell>
          <table:table-cell office:value-type="float" office:value="60334" calcext:value-type="float">
            <text:p>60334</text:p>
          </table:table-cell>
          <table:table-cell table:formula="of:=([.I788]-[.J788])*100/[.I788]" office:value-type="float" office:value="35.732165873092" calcext:value-type="float">
            <text:p>35.7321658731</text:p>
          </table:table-cell>
          <table:table-cell table:formula="of:=IF([.I788]&gt;[.J788]; 1; 0)" office:value-type="float" office:value="1" calcext:value-type="float">
            <text:p>1</text:p>
          </table:table-cell>
          <table:table-cell office:value-type="float" office:value="222344" calcext:value-type="float">
            <text:p>222344</text:p>
          </table:table-cell>
          <table:table-cell office:value-type="float" office:value="161739" calcext:value-type="float">
            <text:p>161739</text:p>
          </table:table-cell>
          <table:table-cell table:formula="of:=([.M788]-[.N788])*100/[.M788]" office:value-type="float" office:value="27.2573129924801" calcext:value-type="float">
            <text:p>27.2573129925</text:p>
          </table:table-cell>
          <table:table-cell table:formula="of:=IF([.M788]&gt;[.N7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0401" calcext:value-type="float">
            <text:p>2390401</text:p>
          </table:table-cell>
          <table:table-cell office:value-type="float" office:value="2294782" calcext:value-type="float">
            <text:p>2294782</text:p>
          </table:table-cell>
          <table:table-cell table:formula="of:=([.A789]-[.B789])*100/[.A789]" office:value-type="float" office:value="4.00012382859612" calcext:value-type="float">
            <text:p>4.0001238286</text:p>
          </table:table-cell>
          <table:table-cell table:formula="of:=IF([.A789]&gt;[.B789]; 1; 0)" office:value-type="float" office:value="1" calcext:value-type="float">
            <text:p>1</text:p>
          </table:table-cell>
          <table:table-cell office:value-type="float" office:value="339452" calcext:value-type="float">
            <text:p>339452</text:p>
          </table:table-cell>
          <table:table-cell office:value-type="float" office:value="410424" calcext:value-type="float">
            <text:p>410424</text:p>
          </table:table-cell>
          <table:table-cell table:formula="of:=([.E789]-[.F789])*100/[.E789]" office:value-type="float" office:value="-20.9078161271697" calcext:value-type="float">
            <text:p>-20.9078161272</text:p>
          </table:table-cell>
          <table:table-cell table:formula="of:=IF([.E789]&gt;[.F789]; 1; 0)" office:value-type="float" office:value="0" calcext:value-type="float">
            <text:p>0</text:p>
          </table:table-cell>
          <table:table-cell office:value-type="float" office:value="41269" calcext:value-type="float">
            <text:p>41269</text:p>
          </table:table-cell>
          <table:table-cell office:value-type="float" office:value="53131" calcext:value-type="float">
            <text:p>53131</text:p>
          </table:table-cell>
          <table:table-cell table:formula="of:=([.I789]-[.J789])*100/[.I789]" office:value-type="float" office:value="-28.7431243790739" calcext:value-type="float">
            <text:p>-28.7431243791</text:p>
          </table:table-cell>
          <table:table-cell table:formula="of:=IF([.I789]&gt;[.J789]; 1; 0)" office:value-type="float" office:value="0" calcext:value-type="float">
            <text:p>0</text:p>
          </table:table-cell>
          <table:table-cell office:value-type="float" office:value="159105" calcext:value-type="float">
            <text:p>159105</text:p>
          </table:table-cell>
          <table:table-cell office:value-type="float" office:value="155361" calcext:value-type="float">
            <text:p>155361</text:p>
          </table:table-cell>
          <table:table-cell table:formula="of:=([.M789]-[.N789])*100/[.M789]" office:value-type="float" office:value="2.35316300556236" calcext:value-type="float">
            <text:p>2.3531630056</text:p>
          </table:table-cell>
          <table:table-cell table:formula="of:=IF([.M789]&gt;[.N7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7305" calcext:value-type="float">
            <text:p>2407305</text:p>
          </table:table-cell>
          <table:table-cell office:value-type="float" office:value="2553823" calcext:value-type="float">
            <text:p>2553823</text:p>
          </table:table-cell>
          <table:table-cell table:formula="of:=([.A790]-[.B790])*100/[.A790]" office:value-type="float" office:value="-6.08639121341085" calcext:value-type="float">
            <text:p>-6.0863912134</text:p>
          </table:table-cell>
          <table:table-cell table:formula="of:=IF([.A790]&gt;[.B790]; 1; 0)" office:value-type="float" office:value="0" calcext:value-type="float">
            <text:p>0</text:p>
          </table:table-cell>
          <table:table-cell office:value-type="float" office:value="563450" calcext:value-type="float">
            <text:p>563450</text:p>
          </table:table-cell>
          <table:table-cell office:value-type="float" office:value="466377" calcext:value-type="float">
            <text:p>466377</text:p>
          </table:table-cell>
          <table:table-cell table:formula="of:=([.E790]-[.F790])*100/[.E790]" office:value-type="float" office:value="17.22832549472" calcext:value-type="float">
            <text:p>17.2283254947</text:p>
          </table:table-cell>
          <table:table-cell table:formula="of:=IF([.E790]&gt;[.F790]; 1; 0)" office:value-type="float" office:value="1" calcext:value-type="float">
            <text:p>1</text:p>
          </table:table-cell>
          <table:table-cell office:value-type="float" office:value="92200" calcext:value-type="float">
            <text:p>92200</text:p>
          </table:table-cell>
          <table:table-cell office:value-type="float" office:value="62136" calcext:value-type="float">
            <text:p>62136</text:p>
          </table:table-cell>
          <table:table-cell table:formula="of:=([.I790]-[.J790])*100/[.I790]" office:value-type="float" office:value="32.6073752711497" calcext:value-type="float">
            <text:p>32.6073752711</text:p>
          </table:table-cell>
          <table:table-cell table:formula="of:=IF([.I790]&gt;[.J790]; 1; 0)" office:value-type="float" office:value="1" calcext:value-type="float">
            <text:p>1</text:p>
          </table:table-cell>
          <table:table-cell office:value-type="float" office:value="224774" calcext:value-type="float">
            <text:p>224774</text:p>
          </table:table-cell>
          <table:table-cell office:value-type="float" office:value="178426" calcext:value-type="float">
            <text:p>178426</text:p>
          </table:table-cell>
          <table:table-cell table:formula="of:=([.M790]-[.N790])*100/[.M790]" office:value-type="float" office:value="20.6198225773444" calcext:value-type="float">
            <text:p>20.6198225773</text:p>
          </table:table-cell>
          <table:table-cell table:formula="of:=IF([.M790]&gt;[.N7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4559" calcext:value-type="float">
            <text:p>2164559</text:p>
          </table:table-cell>
          <table:table-cell office:value-type="float" office:value="2166115" calcext:value-type="float">
            <text:p>2166115</text:p>
          </table:table-cell>
          <table:table-cell table:formula="of:=([.A791]-[.B791])*100/[.A791]" office:value-type="float" office:value="-0.0718853124354661" calcext:value-type="float">
            <text:p>-0.0718853124</text:p>
          </table:table-cell>
          <table:table-cell table:formula="of:=IF([.A791]&gt;[.B791]; 1; 0)" office:value-type="float" office:value="0" calcext:value-type="float">
            <text:p>0</text:p>
          </table:table-cell>
          <table:table-cell office:value-type="float" office:value="336832" calcext:value-type="float">
            <text:p>336832</text:p>
          </table:table-cell>
          <table:table-cell office:value-type="float" office:value="374682" calcext:value-type="float">
            <text:p>374682</text:p>
          </table:table-cell>
          <table:table-cell table:formula="of:=([.E791]-[.F791])*100/[.E791]" office:value-type="float" office:value="-11.2370558616759" calcext:value-type="float">
            <text:p>-11.2370558617</text:p>
          </table:table-cell>
          <table:table-cell table:formula="of:=IF([.E791]&gt;[.F791]; 1; 0)" office:value-type="float" office:value="0" calcext:value-type="float">
            <text:p>0</text:p>
          </table:table-cell>
          <table:table-cell office:value-type="float" office:value="51844" calcext:value-type="float">
            <text:p>51844</text:p>
          </table:table-cell>
          <table:table-cell office:value-type="float" office:value="53594" calcext:value-type="float">
            <text:p>53594</text:p>
          </table:table-cell>
          <table:table-cell table:formula="of:=([.I791]-[.J791])*100/[.I791]" office:value-type="float" office:value="-3.37551114883111" calcext:value-type="float">
            <text:p>-3.3755111488</text:p>
          </table:table-cell>
          <table:table-cell table:formula="of:=IF([.I791]&gt;[.J791]; 1; 0)" office:value-type="float" office:value="0" calcext:value-type="float">
            <text:p>0</text:p>
          </table:table-cell>
          <table:table-cell office:value-type="float" office:value="160540" calcext:value-type="float">
            <text:p>160540</text:p>
          </table:table-cell>
          <table:table-cell office:value-type="float" office:value="159259" calcext:value-type="float">
            <text:p>159259</text:p>
          </table:table-cell>
          <table:table-cell table:formula="of:=([.M791]-[.N791])*100/[.M791]" office:value-type="float" office:value="0.797931979568955" calcext:value-type="float">
            <text:p>0.7979319796</text:p>
          </table:table-cell>
          <table:table-cell table:formula="of:=IF([.M791]&gt;[.N7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1933" calcext:value-type="float">
            <text:p>2441933</text:p>
          </table:table-cell>
          <table:table-cell office:value-type="float" office:value="2799112" calcext:value-type="float">
            <text:p>2799112</text:p>
          </table:table-cell>
          <table:table-cell table:formula="of:=([.A792]-[.B792])*100/[.A792]" office:value-type="float" office:value="-14.6268959877278" calcext:value-type="float">
            <text:p>-14.6268959877</text:p>
          </table:table-cell>
          <table:table-cell table:formula="of:=IF([.A792]&gt;[.B792]; 1; 0)" office:value-type="float" office:value="0" calcext:value-type="float">
            <text:p>0</text:p>
          </table:table-cell>
          <table:table-cell office:value-type="float" office:value="562664" calcext:value-type="float">
            <text:p>562664</text:p>
          </table:table-cell>
          <table:table-cell office:value-type="float" office:value="450107" calcext:value-type="float">
            <text:p>450107</text:p>
          </table:table-cell>
          <table:table-cell table:formula="of:=([.E792]-[.F792])*100/[.E792]" office:value-type="float" office:value="20.004300968251" calcext:value-type="float">
            <text:p>20.0043009683</text:p>
          </table:table-cell>
          <table:table-cell table:formula="of:=IF([.E792]&gt;[.F792]; 1; 0)" office:value-type="float" office:value="1" calcext:value-type="float">
            <text:p>1</text:p>
          </table:table-cell>
          <table:table-cell office:value-type="float" office:value="94148" calcext:value-type="float">
            <text:p>94148</text:p>
          </table:table-cell>
          <table:table-cell office:value-type="float" office:value="61801" calcext:value-type="float">
            <text:p>61801</text:p>
          </table:table-cell>
          <table:table-cell table:formula="of:=([.I792]-[.J792])*100/[.I792]" office:value-type="float" office:value="34.3576071716871" calcext:value-type="float">
            <text:p>34.3576071717</text:p>
          </table:table-cell>
          <table:table-cell table:formula="of:=IF([.I792]&gt;[.J792]; 1; 0)" office:value-type="float" office:value="1" calcext:value-type="float">
            <text:p>1</text:p>
          </table:table-cell>
          <table:table-cell office:value-type="float" office:value="191084" calcext:value-type="float">
            <text:p>191084</text:p>
          </table:table-cell>
          <table:table-cell office:value-type="float" office:value="175771" calcext:value-type="float">
            <text:p>175771</text:p>
          </table:table-cell>
          <table:table-cell table:formula="of:=([.M792]-[.N792])*100/[.M792]" office:value-type="float" office:value="8.01375311381382" calcext:value-type="float">
            <text:p>8.0137531138</text:p>
          </table:table-cell>
          <table:table-cell table:formula="of:=IF([.M792]&gt;[.N7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4911" calcext:value-type="float">
            <text:p>2654911</text:p>
          </table:table-cell>
          <table:table-cell office:value-type="float" office:value="2377431" calcext:value-type="float">
            <text:p>2377431</text:p>
          </table:table-cell>
          <table:table-cell table:formula="of:=([.A793]-[.B793])*100/[.A793]" office:value-type="float" office:value="10.4515744595582" calcext:value-type="float">
            <text:p>10.4515744596</text:p>
          </table:table-cell>
          <table:table-cell table:formula="of:=IF([.A793]&gt;[.B793]; 1; 0)" office:value-type="float" office:value="1" calcext:value-type="float">
            <text:p>1</text:p>
          </table:table-cell>
          <table:table-cell office:value-type="float" office:value="340413" calcext:value-type="float">
            <text:p>340413</text:p>
          </table:table-cell>
          <table:table-cell office:value-type="float" office:value="339802" calcext:value-type="float">
            <text:p>339802</text:p>
          </table:table-cell>
          <table:table-cell table:formula="of:=([.E793]-[.F793])*100/[.E793]" office:value-type="float" office:value="0.17948785739675" calcext:value-type="float">
            <text:p>0.1794878574</text:p>
          </table:table-cell>
          <table:table-cell table:formula="of:=IF([.E793]&gt;[.F793]; 1; 0)" office:value-type="float" office:value="1" calcext:value-type="float">
            <text:p>1</text:p>
          </table:table-cell>
          <table:table-cell office:value-type="float" office:value="52549" calcext:value-type="float">
            <text:p>52549</text:p>
          </table:table-cell>
          <table:table-cell office:value-type="float" office:value="54206" calcext:value-type="float">
            <text:p>54206</text:p>
          </table:table-cell>
          <table:table-cell table:formula="of:=([.I793]-[.J793])*100/[.I793]" office:value-type="float" office:value="-3.15324744524158" calcext:value-type="float">
            <text:p>-3.1532474452</text:p>
          </table:table-cell>
          <table:table-cell table:formula="of:=IF([.I793]&gt;[.J793]; 1; 0)" office:value-type="float" office:value="0" calcext:value-type="float">
            <text:p>0</text:p>
          </table:table-cell>
          <table:table-cell office:value-type="float" office:value="162031" calcext:value-type="float">
            <text:p>162031</text:p>
          </table:table-cell>
          <table:table-cell office:value-type="float" office:value="160305" calcext:value-type="float">
            <text:p>160305</text:p>
          </table:table-cell>
          <table:table-cell table:formula="of:=([.M793]-[.N793])*100/[.M793]" office:value-type="float" office:value="1.06522825878998" calcext:value-type="float">
            <text:p>1.0652282588</text:p>
          </table:table-cell>
          <table:table-cell table:formula="of:=IF([.M793]&gt;[.N7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4235" calcext:value-type="float">
            <text:p>2524235</text:p>
          </table:table-cell>
          <table:table-cell office:value-type="float" office:value="2450016" calcext:value-type="float">
            <text:p>2450016</text:p>
          </table:table-cell>
          <table:table-cell table:formula="of:=([.A794]-[.B794])*100/[.A794]" office:value-type="float" office:value="2.9402571472149" calcext:value-type="float">
            <text:p>2.9402571472</text:p>
          </table:table-cell>
          <table:table-cell table:formula="of:=IF([.A794]&gt;[.B794]; 1; 0)" office:value-type="float" office:value="1" calcext:value-type="float">
            <text:p>1</text:p>
          </table:table-cell>
          <table:table-cell office:value-type="float" office:value="567433" calcext:value-type="float">
            <text:p>567433</text:p>
          </table:table-cell>
          <table:table-cell office:value-type="float" office:value="463429" calcext:value-type="float">
            <text:p>463429</text:p>
          </table:table-cell>
          <table:table-cell table:formula="of:=([.E794]-[.F794])*100/[.E794]" office:value-type="float" office:value="18.3288599711332" calcext:value-type="float">
            <text:p>18.3288599711</text:p>
          </table:table-cell>
          <table:table-cell table:formula="of:=IF([.E794]&gt;[.F794]; 1; 0)" office:value-type="float" office:value="1" calcext:value-type="float">
            <text:p>1</text:p>
          </table:table-cell>
          <table:table-cell office:value-type="float" office:value="91967" calcext:value-type="float">
            <text:p>91967</text:p>
          </table:table-cell>
          <table:table-cell office:value-type="float" office:value="61568" calcext:value-type="float">
            <text:p>61568</text:p>
          </table:table-cell>
          <table:table-cell table:formula="of:=([.I794]-[.J794])*100/[.I794]" office:value-type="float" office:value="33.0542477192906" calcext:value-type="float">
            <text:p>33.0542477193</text:p>
          </table:table-cell>
          <table:table-cell table:formula="of:=IF([.I794]&gt;[.J794]; 1; 0)" office:value-type="float" office:value="1" calcext:value-type="float">
            <text:p>1</text:p>
          </table:table-cell>
          <table:table-cell office:value-type="float" office:value="222515" calcext:value-type="float">
            <text:p>222515</text:p>
          </table:table-cell>
          <table:table-cell office:value-type="float" office:value="176125" calcext:value-type="float">
            <text:p>176125</text:p>
          </table:table-cell>
          <table:table-cell table:formula="of:=([.M794]-[.N794])*100/[.M794]" office:value-type="float" office:value="20.8480327168955" calcext:value-type="float">
            <text:p>20.8480327169</text:p>
          </table:table-cell>
          <table:table-cell table:formula="of:=IF([.M794]&gt;[.N7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6624" calcext:value-type="float">
            <text:p>2456624</text:p>
          </table:table-cell>
          <table:table-cell office:value-type="float" office:value="2522993" calcext:value-type="float">
            <text:p>2522993</text:p>
          </table:table-cell>
          <table:table-cell table:formula="of:=([.A795]-[.B795])*100/[.A795]" office:value-type="float" office:value="-2.70163443815578" calcext:value-type="float">
            <text:p>-2.7016344382</text:p>
          </table:table-cell>
          <table:table-cell table:formula="of:=IF([.A795]&gt;[.B795]; 1; 0)" office:value-type="float" office:value="0" calcext:value-type="float">
            <text:p>0</text:p>
          </table:table-cell>
          <table:table-cell office:value-type="float" office:value="382834" calcext:value-type="float">
            <text:p>382834</text:p>
          </table:table-cell>
          <table:table-cell office:value-type="float" office:value="344059" calcext:value-type="float">
            <text:p>344059</text:p>
          </table:table-cell>
          <table:table-cell table:formula="of:=([.E795]-[.F795])*100/[.E795]" office:value-type="float" office:value="10.1284107472168" calcext:value-type="float">
            <text:p>10.1284107472</text:p>
          </table:table-cell>
          <table:table-cell table:formula="of:=IF([.E795]&gt;[.F795]; 1; 0)" office:value-type="float" office:value="1" calcext:value-type="float">
            <text:p>1</text:p>
          </table:table-cell>
          <table:table-cell office:value-type="float" office:value="52815" calcext:value-type="float">
            <text:p>52815</text:p>
          </table:table-cell>
          <table:table-cell office:value-type="float" office:value="54577" calcext:value-type="float">
            <text:p>54577</text:p>
          </table:table-cell>
          <table:table-cell table:formula="of:=([.I795]-[.J795])*100/[.I795]" office:value-type="float" office:value="-3.33617343557701" calcext:value-type="float">
            <text:p>-3.3361734356</text:p>
          </table:table-cell>
          <table:table-cell table:formula="of:=IF([.I795]&gt;[.J795]; 1; 0)" office:value-type="float" office:value="0" calcext:value-type="float">
            <text:p>0</text:p>
          </table:table-cell>
          <table:table-cell office:value-type="float" office:value="163415" calcext:value-type="float">
            <text:p>163415</text:p>
          </table:table-cell>
          <table:table-cell office:value-type="float" office:value="161615" calcext:value-type="float">
            <text:p>161615</text:p>
          </table:table-cell>
          <table:table-cell table:formula="of:=([.M795]-[.N795])*100/[.M795]" office:value-type="float" office:value="1.10149007129089" calcext:value-type="float">
            <text:p>1.1014900713</text:p>
          </table:table-cell>
          <table:table-cell table:formula="of:=IF([.M795]&gt;[.N7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0457" calcext:value-type="float">
            <text:p>2930457</text:p>
          </table:table-cell>
          <table:table-cell office:value-type="float" office:value="2519774" calcext:value-type="float">
            <text:p>2519774</text:p>
          </table:table-cell>
          <table:table-cell table:formula="of:=([.A796]-[.B796])*100/[.A796]" office:value-type="float" office:value="14.0142987936694" calcext:value-type="float">
            <text:p>14.0142987937</text:p>
          </table:table-cell>
          <table:table-cell table:formula="of:=IF([.A796]&gt;[.B796]; 1; 0)" office:value-type="float" office:value="1" calcext:value-type="float">
            <text:p>1</text:p>
          </table:table-cell>
          <table:table-cell office:value-type="float" office:value="457187" calcext:value-type="float">
            <text:p>457187</text:p>
          </table:table-cell>
          <table:table-cell office:value-type="float" office:value="467463" calcext:value-type="float">
            <text:p>467463</text:p>
          </table:table-cell>
          <table:table-cell table:formula="of:=([.E796]-[.F796])*100/[.E796]" office:value-type="float" office:value="-2.24765796052819" calcext:value-type="float">
            <text:p>-2.2476579605</text:p>
          </table:table-cell>
          <table:table-cell table:formula="of:=IF([.E796]&gt;[.F796]; 1; 0)" office:value-type="float" office:value="0" calcext:value-type="float">
            <text:p>0</text:p>
          </table:table-cell>
          <table:table-cell office:value-type="float" office:value="94123" calcext:value-type="float">
            <text:p>94123</text:p>
          </table:table-cell>
          <table:table-cell office:value-type="float" office:value="61359" calcext:value-type="float">
            <text:p>61359</text:p>
          </table:table-cell>
          <table:table-cell table:formula="of:=([.I796]-[.J796])*100/[.I796]" office:value-type="float" office:value="34.8097701943202" calcext:value-type="float">
            <text:p>34.8097701943</text:p>
          </table:table-cell>
          <table:table-cell table:formula="of:=IF([.I796]&gt;[.J796]; 1; 0)" office:value-type="float" office:value="1" calcext:value-type="float">
            <text:p>1</text:p>
          </table:table-cell>
          <table:table-cell office:value-type="float" office:value="222633" calcext:value-type="float">
            <text:p>222633</text:p>
          </table:table-cell>
          <table:table-cell office:value-type="float" office:value="175449" calcext:value-type="float">
            <text:p>175449</text:p>
          </table:table-cell>
          <table:table-cell table:formula="of:=([.M796]-[.N796])*100/[.M796]" office:value-type="float" office:value="21.1936235867998" calcext:value-type="float">
            <text:p>21.1936235868</text:p>
          </table:table-cell>
          <table:table-cell table:formula="of:=IF([.M796]&gt;[.N7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9819" calcext:value-type="float">
            <text:p>2529819</text:p>
          </table:table-cell>
          <table:table-cell office:value-type="float" office:value="2730938" calcext:value-type="float">
            <text:p>2730938</text:p>
          </table:table-cell>
          <table:table-cell table:formula="of:=([.A797]-[.B797])*100/[.A797]" office:value-type="float" office:value="-7.94993633931914" calcext:value-type="float">
            <text:p>-7.9499363393</text:p>
          </table:table-cell>
          <table:table-cell table:formula="of:=IF([.A797]&gt;[.B797]; 1; 0)" office:value-type="float" office:value="0" calcext:value-type="float">
            <text:p>0</text:p>
          </table:table-cell>
          <table:table-cell office:value-type="float" office:value="429866" calcext:value-type="float">
            <text:p>429866</text:p>
          </table:table-cell>
          <table:table-cell office:value-type="float" office:value="429133" calcext:value-type="float">
            <text:p>429133</text:p>
          </table:table-cell>
          <table:table-cell table:formula="of:=([.E797]-[.F797])*100/[.E797]" office:value-type="float" office:value="0.170518254525829" calcext:value-type="float">
            <text:p>0.1705182545</text:p>
          </table:table-cell>
          <table:table-cell table:formula="of:=IF([.E797]&gt;[.F797]; 1; 0)" office:value-type="float" office:value="1" calcext:value-type="float">
            <text:p>1</text:p>
          </table:table-cell>
          <table:table-cell office:value-type="float" office:value="53345" calcext:value-type="float">
            <text:p>53345</text:p>
          </table:table-cell>
          <table:table-cell office:value-type="float" office:value="55012" calcext:value-type="float">
            <text:p>55012</text:p>
          </table:table-cell>
          <table:table-cell table:formula="of:=([.I797]-[.J797])*100/[.I797]" office:value-type="float" office:value="-3.12494141906458" calcext:value-type="float">
            <text:p>-3.1249414191</text:p>
          </table:table-cell>
          <table:table-cell table:formula="of:=IF([.I797]&gt;[.J797]; 1; 0)" office:value-type="float" office:value="0" calcext:value-type="float">
            <text:p>0</text:p>
          </table:table-cell>
          <table:table-cell office:value-type="float" office:value="166831" calcext:value-type="float">
            <text:p>166831</text:p>
          </table:table-cell>
          <table:table-cell office:value-type="float" office:value="163447" calcext:value-type="float">
            <text:p>163447</text:p>
          </table:table-cell>
          <table:table-cell table:formula="of:=([.M797]-[.N797])*100/[.M797]" office:value-type="float" office:value="2.02839999760236" calcext:value-type="float">
            <text:p>2.0283999976</text:p>
          </table:table-cell>
          <table:table-cell table:formula="of:=IF([.M797]&gt;[.N7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396" calcext:value-type="float">
            <text:p>2962396</text:p>
          </table:table-cell>
          <table:table-cell office:value-type="float" office:value="2518893" calcext:value-type="float">
            <text:p>2518893</text:p>
          </table:table-cell>
          <table:table-cell table:formula="of:=([.A798]-[.B798])*100/[.A798]" office:value-type="float" office:value="14.9710909682568" calcext:value-type="float">
            <text:p>14.9710909683</text:p>
          </table:table-cell>
          <table:table-cell table:formula="of:=IF([.A798]&gt;[.B798]; 1; 0)" office:value-type="float" office:value="1" calcext:value-type="float">
            <text:p>1</text:p>
          </table:table-cell>
          <table:table-cell office:value-type="float" office:value="542059" calcext:value-type="float">
            <text:p>542059</text:p>
          </table:table-cell>
          <table:table-cell office:value-type="float" office:value="408438" calcext:value-type="float">
            <text:p>408438</text:p>
          </table:table-cell>
          <table:table-cell table:formula="of:=([.E798]-[.F798])*100/[.E798]" office:value-type="float" office:value="24.650637661214" calcext:value-type="float">
            <text:p>24.6506376612</text:p>
          </table:table-cell>
          <table:table-cell table:formula="of:=IF([.E798]&gt;[.F798]; 1; 0)" office:value-type="float" office:value="1" calcext:value-type="float">
            <text:p>1</text:p>
          </table:table-cell>
          <table:table-cell office:value-type="float" office:value="93939" calcext:value-type="float">
            <text:p>93939</text:p>
          </table:table-cell>
          <table:table-cell office:value-type="float" office:value="59203" calcext:value-type="float">
            <text:p>59203</text:p>
          </table:table-cell>
          <table:table-cell table:formula="of:=([.I798]-[.J798])*100/[.I798]" office:value-type="float" office:value="36.9771873236888" calcext:value-type="float">
            <text:p>36.9771873237</text:p>
          </table:table-cell>
          <table:table-cell table:formula="of:=IF([.I798]&gt;[.J798]; 1; 0)" office:value-type="float" office:value="1" calcext:value-type="float">
            <text:p>1</text:p>
          </table:table-cell>
          <table:table-cell office:value-type="float" office:value="222063" calcext:value-type="float">
            <text:p>222063</text:p>
          </table:table-cell>
          <table:table-cell office:value-type="float" office:value="174937" calcext:value-type="float">
            <text:p>174937</text:p>
          </table:table-cell>
          <table:table-cell table:formula="of:=([.M798]-[.N798])*100/[.M798]" office:value-type="float" office:value="21.2219054952874" calcext:value-type="float">
            <text:p>21.2219054953</text:p>
          </table:table-cell>
          <table:table-cell table:formula="of:=IF([.M798]&gt;[.N7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4705" calcext:value-type="float">
            <text:p>2254705</text:p>
          </table:table-cell>
          <table:table-cell office:value-type="float" office:value="2239891" calcext:value-type="float">
            <text:p>2239891</text:p>
          </table:table-cell>
          <table:table-cell table:formula="of:=([.A799]-[.B799])*100/[.A799]" office:value-type="float" office:value="0.657026085452421" calcext:value-type="float">
            <text:p>0.6570260855</text:p>
          </table:table-cell>
          <table:table-cell table:formula="of:=IF([.A799]&gt;[.B799]; 1; 0)" office:value-type="float" office:value="1" calcext:value-type="float">
            <text:p>1</text:p>
          </table:table-cell>
          <table:table-cell office:value-type="float" office:value="398838" calcext:value-type="float">
            <text:p>398838</text:p>
          </table:table-cell>
          <table:table-cell office:value-type="float" office:value="453858" calcext:value-type="float">
            <text:p>453858</text:p>
          </table:table-cell>
          <table:table-cell table:formula="of:=([.E799]-[.F799])*100/[.E799]" office:value-type="float" office:value="-13.7950746919802" calcext:value-type="float">
            <text:p>-13.795074692</text:p>
          </table:table-cell>
          <table:table-cell table:formula="of:=IF([.E799]&gt;[.F799]; 1; 0)" office:value-type="float" office:value="0" calcext:value-type="float">
            <text:p>0</text:p>
          </table:table-cell>
          <table:table-cell office:value-type="float" office:value="53798" calcext:value-type="float">
            <text:p>53798</text:p>
          </table:table-cell>
          <table:table-cell office:value-type="float" office:value="55508" calcext:value-type="float">
            <text:p>55508</text:p>
          </table:table-cell>
          <table:table-cell table:formula="of:=([.I799]-[.J799])*100/[.I799]" office:value-type="float" office:value="-3.17855682367374" calcext:value-type="float">
            <text:p>-3.1785568237</text:p>
          </table:table-cell>
          <table:table-cell table:formula="of:=IF([.I799]&gt;[.J799]; 1; 0)" office:value-type="float" office:value="0" calcext:value-type="float">
            <text:p>0</text:p>
          </table:table-cell>
          <table:table-cell office:value-type="float" office:value="168245" calcext:value-type="float">
            <text:p>168245</text:p>
          </table:table-cell>
          <table:table-cell office:value-type="float" office:value="164510" calcext:value-type="float">
            <text:p>164510</text:p>
          </table:table-cell>
          <table:table-cell table:formula="of:=([.M799]-[.N799])*100/[.M799]" office:value-type="float" office:value="2.21997681951915" calcext:value-type="float">
            <text:p>2.2199768195</text:p>
          </table:table-cell>
          <table:table-cell table:formula="of:=IF([.M799]&gt;[.N7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8017" calcext:value-type="float">
            <text:p>2808017</text:p>
          </table:table-cell>
          <table:table-cell office:value-type="float" office:value="2673598" calcext:value-type="float">
            <text:p>2673598</text:p>
          </table:table-cell>
          <table:table-cell table:formula="of:=([.A800]-[.B800])*100/[.A800]" office:value-type="float" office:value="4.7869724435429" calcext:value-type="float">
            <text:p>4.7869724435</text:p>
          </table:table-cell>
          <table:table-cell table:formula="of:=IF([.A800]&gt;[.B800]; 1; 0)" office:value-type="float" office:value="1" calcext:value-type="float">
            <text:p>1</text:p>
          </table:table-cell>
          <table:table-cell office:value-type="float" office:value="563085" calcext:value-type="float">
            <text:p>563085</text:p>
          </table:table-cell>
          <table:table-cell office:value-type="float" office:value="461531" calcext:value-type="float">
            <text:p>461531</text:p>
          </table:table-cell>
          <table:table-cell table:formula="of:=([.E800]-[.F800])*100/[.E800]" office:value-type="float" office:value="18.0352877451894" calcext:value-type="float">
            <text:p>18.0352877452</text:p>
          </table:table-cell>
          <table:table-cell table:formula="of:=IF([.E800]&gt;[.F800]; 1; 0)" office:value-type="float" office:value="1" calcext:value-type="float">
            <text:p>1</text:p>
          </table:table-cell>
          <table:table-cell office:value-type="float" office:value="94404" calcext:value-type="float">
            <text:p>94404</text:p>
          </table:table-cell>
          <table:table-cell office:value-type="float" office:value="59001" calcext:value-type="float">
            <text:p>59001</text:p>
          </table:table-cell>
          <table:table-cell table:formula="of:=([.I800]-[.J800])*100/[.I800]" office:value-type="float" office:value="37.5015889157239" calcext:value-type="float">
            <text:p>37.5015889157</text:p>
          </table:table-cell>
          <table:table-cell table:formula="of:=IF([.I800]&gt;[.J800]; 1; 0)" office:value-type="float" office:value="1" calcext:value-type="float">
            <text:p>1</text:p>
          </table:table-cell>
          <table:table-cell office:value-type="float" office:value="222335" calcext:value-type="float">
            <text:p>222335</text:p>
          </table:table-cell>
          <table:table-cell office:value-type="float" office:value="175201" calcext:value-type="float">
            <text:p>175201</text:p>
          </table:table-cell>
          <table:table-cell table:formula="of:=([.M800]-[.N800])*100/[.M800]" office:value-type="float" office:value="21.1995412328243" calcext:value-type="float">
            <text:p>21.1995412328</text:p>
          </table:table-cell>
          <table:table-cell table:formula="of:=IF([.M800]&gt;[.N8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6284" calcext:value-type="float">
            <text:p>2306284</text:p>
          </table:table-cell>
          <table:table-cell office:value-type="float" office:value="2299949" calcext:value-type="float">
            <text:p>2299949</text:p>
          </table:table-cell>
          <table:table-cell table:formula="of:=([.A801]-[.B801])*100/[.A801]" office:value-type="float" office:value="0.274684297337188" calcext:value-type="float">
            <text:p>0.2746842973</text:p>
          </table:table-cell>
          <table:table-cell table:formula="of:=IF([.A801]&gt;[.B801]; 1; 0)" office:value-type="float" office:value="1" calcext:value-type="float">
            <text:p>1</text:p>
          </table:table-cell>
          <table:table-cell office:value-type="float" office:value="440746" calcext:value-type="float">
            <text:p>440746</text:p>
          </table:table-cell>
          <table:table-cell office:value-type="float" office:value="357032" calcext:value-type="float">
            <text:p>357032</text:p>
          </table:table-cell>
          <table:table-cell table:formula="of:=([.E801]-[.F801])*100/[.E801]" office:value-type="float" office:value="18.9937061255235" calcext:value-type="float">
            <text:p>18.9937061255</text:p>
          </table:table-cell>
          <table:table-cell table:formula="of:=IF([.E801]&gt;[.F801]; 1; 0)" office:value-type="float" office:value="1" calcext:value-type="float">
            <text:p>1</text:p>
          </table:table-cell>
          <table:table-cell office:value-type="float" office:value="54165" calcext:value-type="float">
            <text:p>54165</text:p>
          </table:table-cell>
          <table:table-cell office:value-type="float" office:value="58376" calcext:value-type="float">
            <text:p>58376</text:p>
          </table:table-cell>
          <table:table-cell table:formula="of:=([.I801]-[.J801])*100/[.I801]" office:value-type="float" office:value="-7.77439305824795" calcext:value-type="float">
            <text:p>-7.7743930582</text:p>
          </table:table-cell>
          <table:table-cell table:formula="of:=IF([.I801]&gt;[.J801]; 1; 0)" office:value-type="float" office:value="0" calcext:value-type="float">
            <text:p>0</text:p>
          </table:table-cell>
          <table:table-cell office:value-type="float" office:value="169688" calcext:value-type="float">
            <text:p>169688</text:p>
          </table:table-cell>
          <table:table-cell office:value-type="float" office:value="167837" calcext:value-type="float">
            <text:p>167837</text:p>
          </table:table-cell>
          <table:table-cell table:formula="of:=([.M801]-[.N801])*100/[.M801]" office:value-type="float" office:value="1.09082551506294" calcext:value-type="float">
            <text:p>1.0908255151</text:p>
          </table:table-cell>
          <table:table-cell table:formula="of:=IF([.M801]&gt;[.N8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4812" calcext:value-type="float">
            <text:p>2884812</text:p>
          </table:table-cell>
          <table:table-cell office:value-type="float" office:value="2350130" calcext:value-type="float">
            <text:p>2350130</text:p>
          </table:table-cell>
          <table:table-cell table:formula="of:=([.A802]-[.B802])*100/[.A802]" office:value-type="float" office:value="18.5343793633693" calcext:value-type="float">
            <text:p>18.5343793634</text:p>
          </table:table-cell>
          <table:table-cell table:formula="of:=IF([.A802]&gt;[.B802]; 1; 0)" office:value-type="float" office:value="1" calcext:value-type="float">
            <text:p>1</text:p>
          </table:table-cell>
          <table:table-cell office:value-type="float" office:value="565158" calcext:value-type="float">
            <text:p>565158</text:p>
          </table:table-cell>
          <table:table-cell office:value-type="float" office:value="460046" calcext:value-type="float">
            <text:p>460046</text:p>
          </table:table-cell>
          <table:table-cell table:formula="of:=([.E802]-[.F802])*100/[.E802]" office:value-type="float" office:value="18.5986927549464" calcext:value-type="float">
            <text:p>18.5986927549</text:p>
          </table:table-cell>
          <table:table-cell table:formula="of:=IF([.E802]&gt;[.F802]; 1; 0)" office:value-type="float" office:value="1" calcext:value-type="float">
            <text:p>1</text:p>
          </table:table-cell>
          <table:table-cell office:value-type="float" office:value="91977" calcext:value-type="float">
            <text:p>91977</text:p>
          </table:table-cell>
          <table:table-cell office:value-type="float" office:value="60577" calcext:value-type="float">
            <text:p>60577</text:p>
          </table:table-cell>
          <table:table-cell table:formula="of:=([.I802]-[.J802])*100/[.I802]" office:value-type="float" office:value="34.1389695249899" calcext:value-type="float">
            <text:p>34.138969525</text:p>
          </table:table-cell>
          <table:table-cell table:formula="of:=IF([.I802]&gt;[.J802]; 1; 0)" office:value-type="float" office:value="1" calcext:value-type="float">
            <text:p>1</text:p>
          </table:table-cell>
          <table:table-cell office:value-type="float" office:value="222835" calcext:value-type="float">
            <text:p>222835</text:p>
          </table:table-cell>
          <table:table-cell office:value-type="float" office:value="174574" calcext:value-type="float">
            <text:p>174574</text:p>
          </table:table-cell>
          <table:table-cell table:formula="of:=([.M802]-[.N802])*100/[.M802]" office:value-type="float" office:value="21.6577288127987" calcext:value-type="float">
            <text:p>21.6577288128</text:p>
          </table:table-cell>
          <table:table-cell table:formula="of:=IF([.M802]&gt;[.N8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0820" calcext:value-type="float">
            <text:p>2660820</text:p>
          </table:table-cell>
          <table:table-cell office:value-type="float" office:value="2453169" calcext:value-type="float">
            <text:p>2453169</text:p>
          </table:table-cell>
          <table:table-cell table:formula="of:=([.A803]-[.B803])*100/[.A803]" office:value-type="float" office:value="7.80402282003292" calcext:value-type="float">
            <text:p>7.80402282</text:p>
          </table:table-cell>
          <table:table-cell table:formula="of:=IF([.A803]&gt;[.B803]; 1; 0)" office:value-type="float" office:value="1" calcext:value-type="float">
            <text:p>1</text:p>
          </table:table-cell>
          <table:table-cell office:value-type="float" office:value="444782" calcext:value-type="float">
            <text:p>444782</text:p>
          </table:table-cell>
          <table:table-cell office:value-type="float" office:value="399310" calcext:value-type="float">
            <text:p>399310</text:p>
          </table:table-cell>
          <table:table-cell table:formula="of:=([.E803]-[.F803])*100/[.E803]" office:value-type="float" office:value="10.223435300889" calcext:value-type="float">
            <text:p>10.2234353009</text:p>
          </table:table-cell>
          <table:table-cell table:formula="of:=IF([.E803]&gt;[.F803]; 1; 0)" office:value-type="float" office:value="1" calcext:value-type="float">
            <text:p>1</text:p>
          </table:table-cell>
          <table:table-cell office:value-type="float" office:value="54700" calcext:value-type="float">
            <text:p>54700</text:p>
          </table:table-cell>
          <table:table-cell office:value-type="float" office:value="58922" calcext:value-type="float">
            <text:p>58922</text:p>
          </table:table-cell>
          <table:table-cell table:formula="of:=([.I803]-[.J803])*100/[.I803]" office:value-type="float" office:value="-7.71846435100548" calcext:value-type="float">
            <text:p>-7.718464351</text:p>
          </table:table-cell>
          <table:table-cell table:formula="of:=IF([.I803]&gt;[.J803]; 1; 0)" office:value-type="float" office:value="0" calcext:value-type="float">
            <text:p>0</text:p>
          </table:table-cell>
          <table:table-cell office:value-type="float" office:value="171503" calcext:value-type="float">
            <text:p>171503</text:p>
          </table:table-cell>
          <table:table-cell office:value-type="float" office:value="169472" calcext:value-type="float">
            <text:p>169472</text:p>
          </table:table-cell>
          <table:table-cell table:formula="of:=([.M803]-[.N803])*100/[.M803]" office:value-type="float" office:value="1.18423584427095" calcext:value-type="float">
            <text:p>1.1842358443</text:p>
          </table:table-cell>
          <table:table-cell table:formula="of:=IF([.M803]&gt;[.N8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023" calcext:value-type="float">
            <text:p>2673023</text:p>
          </table:table-cell>
          <table:table-cell office:value-type="float" office:value="2828116" calcext:value-type="float">
            <text:p>2828116</text:p>
          </table:table-cell>
          <table:table-cell table:formula="of:=([.A804]-[.B804])*100/[.A804]" office:value-type="float" office:value="-5.80215733272778" calcext:value-type="float">
            <text:p>-5.8021573327</text:p>
          </table:table-cell>
          <table:table-cell table:formula="of:=IF([.A804]&gt;[.B804]; 1; 0)" office:value-type="float" office:value="0" calcext:value-type="float">
            <text:p>0</text:p>
          </table:table-cell>
          <table:table-cell office:value-type="float" office:value="564850" calcext:value-type="float">
            <text:p>564850</text:p>
          </table:table-cell>
          <table:table-cell office:value-type="float" office:value="431635" calcext:value-type="float">
            <text:p>431635</text:p>
          </table:table-cell>
          <table:table-cell table:formula="of:=([.E804]-[.F804])*100/[.E804]" office:value-type="float" office:value="23.5841373816057" calcext:value-type="float">
            <text:p>23.5841373816</text:p>
          </table:table-cell>
          <table:table-cell table:formula="of:=IF([.E804]&gt;[.F804]; 1; 0)" office:value-type="float" office:value="1" calcext:value-type="float">
            <text:p>1</text:p>
          </table:table-cell>
          <table:table-cell office:value-type="float" office:value="91953" calcext:value-type="float">
            <text:p>91953</text:p>
          </table:table-cell>
          <table:table-cell office:value-type="float" office:value="60488" calcext:value-type="float">
            <text:p>60488</text:p>
          </table:table-cell>
          <table:table-cell table:formula="of:=([.I804]-[.J804])*100/[.I804]" office:value-type="float" office:value="34.218568181571" calcext:value-type="float">
            <text:p>34.2185681816</text:p>
          </table:table-cell>
          <table:table-cell table:formula="of:=IF([.I804]&gt;[.J804]; 1; 0)" office:value-type="float" office:value="1" calcext:value-type="float">
            <text:p>1</text:p>
          </table:table-cell>
          <table:table-cell office:value-type="float" office:value="220233" calcext:value-type="float">
            <text:p>220233</text:p>
          </table:table-cell>
          <table:table-cell office:value-type="float" office:value="170947" calcext:value-type="float">
            <text:p>170947</text:p>
          </table:table-cell>
          <table:table-cell table:formula="of:=([.M804]-[.N804])*100/[.M804]" office:value-type="float" office:value="22.3790258498953" calcext:value-type="float">
            <text:p>22.3790258499</text:p>
          </table:table-cell>
          <table:table-cell table:formula="of:=IF([.M804]&gt;[.N8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3340" calcext:value-type="float">
            <text:p>2323340</text:p>
          </table:table-cell>
          <table:table-cell office:value-type="float" office:value="2300138" calcext:value-type="float">
            <text:p>2300138</text:p>
          </table:table-cell>
          <table:table-cell table:formula="of:=([.A805]-[.B805])*100/[.A805]" office:value-type="float" office:value="0.998648497421815" calcext:value-type="float">
            <text:p>0.9986484974</text:p>
          </table:table-cell>
          <table:table-cell table:formula="of:=IF([.A805]&gt;[.B805]; 1; 0)" office:value-type="float" office:value="1" calcext:value-type="float">
            <text:p>1</text:p>
          </table:table-cell>
          <table:table-cell office:value-type="float" office:value="363290" calcext:value-type="float">
            <text:p>363290</text:p>
          </table:table-cell>
          <table:table-cell office:value-type="float" office:value="362209" calcext:value-type="float">
            <text:p>362209</text:p>
          </table:table-cell>
          <table:table-cell table:formula="of:=([.E805]-[.F805])*100/[.E805]" office:value-type="float" office:value="0.29755842439924" calcext:value-type="float">
            <text:p>0.2975584244</text:p>
          </table:table-cell>
          <table:table-cell table:formula="of:=IF([.E805]&gt;[.F805]; 1; 0)" office:value-type="float" office:value="1" calcext:value-type="float">
            <text:p>1</text:p>
          </table:table-cell>
          <table:table-cell office:value-type="float" office:value="55014" calcext:value-type="float">
            <text:p>55014</text:p>
          </table:table-cell>
          <table:table-cell office:value-type="float" office:value="58962" calcext:value-type="float">
            <text:p>58962</text:p>
          </table:table-cell>
          <table:table-cell table:formula="of:=([.I805]-[.J805])*100/[.I805]" office:value-type="float" office:value="-7.17635510960846" calcext:value-type="float">
            <text:p>-7.1763551096</text:p>
          </table:table-cell>
          <table:table-cell table:formula="of:=IF([.I805]&gt;[.J805]; 1; 0)" office:value-type="float" office:value="0" calcext:value-type="float">
            <text:p>0</text:p>
          </table:table-cell>
          <table:table-cell office:value-type="float" office:value="140207" calcext:value-type="float">
            <text:p>140207</text:p>
          </table:table-cell>
          <table:table-cell office:value-type="float" office:value="140209" calcext:value-type="float">
            <text:p>140209</text:p>
          </table:table-cell>
          <table:table-cell table:formula="of:=([.M805]-[.N805])*100/[.M805]" office:value-type="float" office:value="-0.00142646230216751" calcext:value-type="float">
            <text:p>-0.0014264623</text:p>
          </table:table-cell>
          <table:table-cell table:formula="of:=IF([.M805]&gt;[.N8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080" calcext:value-type="float">
            <text:p>2699080</text:p>
          </table:table-cell>
          <table:table-cell office:value-type="float" office:value="2575775" calcext:value-type="float">
            <text:p>2575775</text:p>
          </table:table-cell>
          <table:table-cell table:formula="of:=([.A806]-[.B806])*100/[.A806]" office:value-type="float" office:value="4.56840849474636" calcext:value-type="float">
            <text:p>4.5684084947</text:p>
          </table:table-cell>
          <table:table-cell table:formula="of:=IF([.A806]&gt;[.B806]; 1; 0)" office:value-type="float" office:value="1" calcext:value-type="float">
            <text:p>1</text:p>
          </table:table-cell>
          <table:table-cell office:value-type="float" office:value="569358" calcext:value-type="float">
            <text:p>569358</text:p>
          </table:table-cell>
          <table:table-cell office:value-type="float" office:value="458294" calcext:value-type="float">
            <text:p>458294</text:p>
          </table:table-cell>
          <table:table-cell table:formula="of:=([.E806]-[.F806])*100/[.E806]" office:value-type="float" office:value="19.5068831912435" calcext:value-type="float">
            <text:p>19.5068831912</text:p>
          </table:table-cell>
          <table:table-cell table:formula="of:=IF([.E806]&gt;[.F806]; 1; 0)" office:value-type="float" office:value="1" calcext:value-type="float">
            <text:p>1</text:p>
          </table:table-cell>
          <table:table-cell office:value-type="float" office:value="92032" calcext:value-type="float">
            <text:p>92032</text:p>
          </table:table-cell>
          <table:table-cell office:value-type="float" office:value="60315" calcext:value-type="float">
            <text:p>60315</text:p>
          </table:table-cell>
          <table:table-cell table:formula="of:=([.I806]-[.J806])*100/[.I806]" office:value-type="float" office:value="34.4630128650904" calcext:value-type="float">
            <text:p>34.4630128651</text:p>
          </table:table-cell>
          <table:table-cell table:formula="of:=IF([.I806]&gt;[.J806]; 1; 0)" office:value-type="float" office:value="1" calcext:value-type="float">
            <text:p>1</text:p>
          </table:table-cell>
          <table:table-cell office:value-type="float" office:value="220546" calcext:value-type="float">
            <text:p>220546</text:p>
          </table:table-cell>
          <table:table-cell office:value-type="float" office:value="175020" calcext:value-type="float">
            <text:p>175020</text:p>
          </table:table-cell>
          <table:table-cell table:formula="of:=([.M806]-[.N806])*100/[.M806]" office:value-type="float" office:value="20.6424056659382" calcext:value-type="float">
            <text:p>20.6424056659</text:p>
          </table:table-cell>
          <table:table-cell table:formula="of:=IF([.M806]&gt;[.N8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7583" calcext:value-type="float">
            <text:p>2417583</text:p>
          </table:table-cell>
          <table:table-cell office:value-type="float" office:value="2594116" calcext:value-type="float">
            <text:p>2594116</text:p>
          </table:table-cell>
          <table:table-cell table:formula="of:=([.A807]-[.B807])*100/[.A807]" office:value-type="float" office:value="-7.30204505905278" calcext:value-type="float">
            <text:p>-7.3020450591</text:p>
          </table:table-cell>
          <table:table-cell table:formula="of:=IF([.A807]&gt;[.B807]; 1; 0)" office:value-type="float" office:value="0" calcext:value-type="float">
            <text:p>0</text:p>
          </table:table-cell>
          <table:table-cell office:value-type="float" office:value="453299" calcext:value-type="float">
            <text:p>453299</text:p>
          </table:table-cell>
          <table:table-cell office:value-type="float" office:value="451148" calcext:value-type="float">
            <text:p>451148</text:p>
          </table:table-cell>
          <table:table-cell table:formula="of:=([.E807]-[.F807])*100/[.E807]" office:value-type="float" office:value="0.474521232122727" calcext:value-type="float">
            <text:p>0.4745212321</text:p>
          </table:table-cell>
          <table:table-cell table:formula="of:=IF([.E807]&gt;[.F807]; 1; 0)" office:value-type="float" office:value="1" calcext:value-type="float">
            <text:p>1</text:p>
          </table:table-cell>
          <table:table-cell office:value-type="float" office:value="45416" calcext:value-type="float">
            <text:p>45416</text:p>
          </table:table-cell>
          <table:table-cell office:value-type="float" office:value="47335" calcext:value-type="float">
            <text:p>47335</text:p>
          </table:table-cell>
          <table:table-cell table:formula="of:=([.I807]-[.J807])*100/[.I807]" office:value-type="float" office:value="-4.22538312488991" calcext:value-type="float">
            <text:p>-4.2253831249</text:p>
          </table:table-cell>
          <table:table-cell table:formula="of:=IF([.I807]&gt;[.J807]; 1; 0)" office:value-type="float" office:value="0" calcext:value-type="float">
            <text:p>0</text:p>
          </table:table-cell>
          <table:table-cell office:value-type="float" office:value="176329" calcext:value-type="float">
            <text:p>176329</text:p>
          </table:table-cell>
          <table:table-cell office:value-type="float" office:value="172395" calcext:value-type="float">
            <text:p>172395</text:p>
          </table:table-cell>
          <table:table-cell table:formula="of:=([.M807]-[.N807])*100/[.M807]" office:value-type="float" office:value="2.23105671783995" calcext:value-type="float">
            <text:p>2.2310567178</text:p>
          </table:table-cell>
          <table:table-cell table:formula="of:=IF([.M807]&gt;[.N8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3201" calcext:value-type="float">
            <text:p>2783201</text:p>
          </table:table-cell>
          <table:table-cell office:value-type="float" office:value="2342733" calcext:value-type="float">
            <text:p>2342733</text:p>
          </table:table-cell>
          <table:table-cell table:formula="of:=([.A808]-[.B808])*100/[.A808]" office:value-type="float" office:value="15.825950048164" calcext:value-type="float">
            <text:p>15.8259500482</text:p>
          </table:table-cell>
          <table:table-cell table:formula="of:=IF([.A808]&gt;[.B808]; 1; 0)" office:value-type="float" office:value="1" calcext:value-type="float">
            <text:p>1</text:p>
          </table:table-cell>
          <table:table-cell office:value-type="float" office:value="574621" calcext:value-type="float">
            <text:p>574621</text:p>
          </table:table-cell>
          <table:table-cell office:value-type="float" office:value="457985" calcext:value-type="float">
            <text:p>457985</text:p>
          </table:table-cell>
          <table:table-cell table:formula="of:=([.E808]-[.F808])*100/[.E808]" office:value-type="float" office:value="20.2979007032461" calcext:value-type="float">
            <text:p>20.2979007032</text:p>
          </table:table-cell>
          <table:table-cell table:formula="of:=IF([.E808]&gt;[.F808]; 1; 0)" office:value-type="float" office:value="1" calcext:value-type="float">
            <text:p>1</text:p>
          </table:table-cell>
          <table:table-cell office:value-type="float" office:value="91902" calcext:value-type="float">
            <text:p>91902</text:p>
          </table:table-cell>
          <table:table-cell office:value-type="float" office:value="59963" calcext:value-type="float">
            <text:p>59963</text:p>
          </table:table-cell>
          <table:table-cell table:formula="of:=([.I808]-[.J808])*100/[.I808]" office:value-type="float" office:value="34.7533241931623" calcext:value-type="float">
            <text:p>34.7533241932</text:p>
          </table:table-cell>
          <table:table-cell table:formula="of:=IF([.I808]&gt;[.J808]; 1; 0)" office:value-type="float" office:value="1" calcext:value-type="float">
            <text:p>1</text:p>
          </table:table-cell>
          <table:table-cell office:value-type="float" office:value="181779" calcext:value-type="float">
            <text:p>181779</text:p>
          </table:table-cell>
          <table:table-cell office:value-type="float" office:value="141438" calcext:value-type="float">
            <text:p>141438</text:p>
          </table:table-cell>
          <table:table-cell table:formula="of:=([.M808]-[.N808])*100/[.M808]" office:value-type="float" office:value="22.1923324476425" calcext:value-type="float">
            <text:p>22.1923324476</text:p>
          </table:table-cell>
          <table:table-cell table:formula="of:=IF([.M808]&gt;[.N8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2623" calcext:value-type="float">
            <text:p>2612623</text:p>
          </table:table-cell>
          <table:table-cell office:value-type="float" office:value="2348662" calcext:value-type="float">
            <text:p>2348662</text:p>
          </table:table-cell>
          <table:table-cell table:formula="of:=([.A809]-[.B809])*100/[.A809]" office:value-type="float" office:value="10.1032946582802" calcext:value-type="float">
            <text:p>10.1032946583</text:p>
          </table:table-cell>
          <table:table-cell table:formula="of:=IF([.A809]&gt;[.B809]; 1; 0)" office:value-type="float" office:value="1" calcext:value-type="float">
            <text:p>1</text:p>
          </table:table-cell>
          <table:table-cell office:value-type="float" office:value="457002" calcext:value-type="float">
            <text:p>457002</text:p>
          </table:table-cell>
          <table:table-cell office:value-type="float" office:value="446464" calcext:value-type="float">
            <text:p>446464</text:p>
          </table:table-cell>
          <table:table-cell table:formula="of:=([.E809]-[.F809])*100/[.E809]" office:value-type="float" office:value="2.30589800482274" calcext:value-type="float">
            <text:p>2.3058980048</text:p>
          </table:table-cell>
          <table:table-cell table:formula="of:=IF([.E809]&gt;[.F809]; 1; 0)" office:value-type="float" office:value="1" calcext:value-type="float">
            <text:p>1</text:p>
          </table:table-cell>
          <table:table-cell office:value-type="float" office:value="55886" calcext:value-type="float">
            <text:p>55886</text:p>
          </table:table-cell>
          <table:table-cell office:value-type="float" office:value="47887" calcext:value-type="float">
            <text:p>47887</text:p>
          </table:table-cell>
          <table:table-cell table:formula="of:=([.I809]-[.J809])*100/[.I809]" office:value-type="float" office:value="14.3130658841212" calcext:value-type="float">
            <text:p>14.3130658841</text:p>
          </table:table-cell>
          <table:table-cell table:formula="of:=IF([.I809]&gt;[.J809]; 1; 0)" office:value-type="float" office:value="1" calcext:value-type="float">
            <text:p>1</text:p>
          </table:table-cell>
          <table:table-cell office:value-type="float" office:value="175765" calcext:value-type="float">
            <text:p>175765</text:p>
          </table:table-cell>
          <table:table-cell office:value-type="float" office:value="174305" calcext:value-type="float">
            <text:p>174305</text:p>
          </table:table-cell>
          <table:table-cell table:formula="of:=([.M809]-[.N809])*100/[.M809]" office:value-type="float" office:value="0.830654567177766" calcext:value-type="float">
            <text:p>0.8306545672</text:p>
          </table:table-cell>
          <table:table-cell table:formula="of:=IF([.M809]&gt;[.N809]; 1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% of time performance was improved</text:p>
          </table:table-cell>
          <table:table-cell table:number-columns-repeated="2"/>
          <table:table-cell table:formula="of:=SUM([.D1:.D809])*100/COUNT([.D1:.D809])" office:value-type="float" office:value="70.4207920792079" calcext:value-type="float">
            <text:p>70.4207920792</text:p>
          </table:table-cell>
          <table:table-cell table:number-columns-repeated="3"/>
          <table:table-cell table:formula="of:=SUM([.H1:.H809])*100/COUNT([.H1:.H809])" office:value-type="float" office:value="77.7227722772277" calcext:value-type="float">
            <text:p>77.7227722772</text:p>
          </table:table-cell>
          <table:table-cell table:number-columns-repeated="3"/>
          <table:table-cell table:formula="of:=SUM([.L1:.L809])*100/COUNT([.L1:.L809])" office:value-type="float" office:value="77.5990099009901" calcext:value-type="float">
            <text:p>77.599009901</text:p>
          </table:table-cell>
          <table:table-cell table:number-columns-repeated="3"/>
          <table:table-cell table:formula="of:=SUM([.P1:.P809])*100/COUNT([.P1:.P809])" office:value-type="float" office:value="86.0148514851485" calcext:value-type="float">
            <text:p>86.0148514851</text:p>
          </table:table-cell>
        </table:table-row>
        <table:table-row table:style-name="ro1">
          <table:table-cell table:style-name="ce1" office:value-type="string" calcext:value-type="string">
            <text:p>Average % improvement</text:p>
          </table:table-cell>
          <table:table-cell/>
          <table:table-cell table:formula="of:=AVERAGE([.C2:.C810])" office:value-type="float" office:value="12.1308371350343" calcext:value-type="float">
            <text:p>12.130837135</text:p>
          </table:table-cell>
          <table:table-cell table:number-columns-repeated="3"/>
          <table:table-cell table:formula="of:=AVERAGE([.G2:.G810])" office:value-type="float" office:value="14.7906432247514" calcext:value-type="float">
            <text:p>14.7906432248</text:p>
          </table:table-cell>
          <table:table-cell table:number-columns-repeated="3"/>
          <table:table-cell table:formula="of:=AVERAGE([.K2:.K810])" office:value-type="float" office:value="17.4644361061968" calcext:value-type="float">
            <text:p>17.4644361062</text:p>
          </table:table-cell>
          <table:table-cell table:number-columns-repeated="3"/>
          <table:table-cell table:formula="of:=AVERAGE([.O2:.O810])" office:value-type="float" office:value="14.6476740769976" calcext:value-type="float">
            <text:p>14.647674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anna</meta:initial-creator>
    <meta:creation-date>2015-08-12T12:46:17.787000000</meta:creation-date>
    <dc:date>2015-08-12T14:00:57.059000000</dc:date>
    <dc:creator>Jon Hanna</dc:creator>
    <meta:editing-duration>PT1H14M39S</meta:editing-duration>
    <meta:editing-cycles>1</meta:editing-cycles>
    <meta:document-statistic meta:table-count="1" meta:cell-count="12950" meta:object-count="0"/>
    <meta:generator>LibreOffice/5.0.0.5$Windows_X86_64 LibreOffice_project/1b1a90865e348b492231e1c451437d7a15bb262b</meta:generator>
  </office:meta>
</office:document-meta>
</file>